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DC000000F36C888BD916735648.jpg" manifest:media-type="image/jpeg"/>
  <manifest:file-entry manifest:full-path="Pictures/100000000000007B00000096A26B124CD127D080.jpg" manifest:media-type="image/jpeg"/>
  <manifest:file-entry manifest:full-path="Pictures/10000000000000060000000949957EA14DC16AB2.jpg" manifest:media-type="image/jpeg"/>
  <manifest:file-entry manifest:full-path="Pictures/10000000000000AF000000B0BD5AAC33586B9747.jpg" manifest:media-type="image/jpeg"/>
  <manifest:file-entry manifest:full-path="Pictures/100000000000000600000007B438F7C3759DD70D.jpg" manifest:media-type="image/jpeg"/>
  <manifest:file-entry manifest:full-path="Pictures/10000000000000050000000927627DCE3E520969.jpg" manifest:media-type="image/jpeg"/>
  <manifest:file-entry manifest:full-path="Pictures/10000000000000300000003999829CBE2B777833.jpg" manifest:media-type="image/jpeg"/>
  <manifest:file-entry manifest:full-path="Pictures/100000000000001500000006AAD61416851A8181.jpg" manifest:media-type="image/jpeg"/>
  <manifest:file-entry manifest:full-path="Pictures/10000000000003010000014B33C580828BD46DDF.jpg" manifest:media-type="image/jpeg"/>
  <manifest:file-entry manifest:full-path="Pictures/10000000000000D9000001A199FC7309218546E0.jpg" manifest:media-type="image/jpeg"/>
  <manifest:file-entry manifest:full-path="Pictures/10000000000000050000000A0BE2727A79BCE8D6.jpg" manifest:media-type="image/jpeg"/>
  <manifest:file-entry manifest:full-path="Pictures/100000000000000D00000008D1D5242E45D80B6D.jpg" manifest:media-type="image/jpeg"/>
  <manifest:file-entry manifest:full-path="Pictures/10000000000000240000004101E3A689093EB51C.jpg" manifest:media-type="image/jpeg"/>
  <manifest:file-entry manifest:full-path="Pictures/1000000000000024000000261FA70C2B657C0F4A.jpg" manifest:media-type="image/jpeg"/>
  <manifest:file-entry manifest:full-path="Pictures/10000000000000370000003C045F4725B58E8470.jpg" manifest:media-type="image/jpeg"/>
  <manifest:file-entry manifest:full-path="Pictures/1000000000000005000000093281FE66EF86CD85.jpg" manifest:media-type="image/jpeg"/>
  <manifest:file-entry manifest:full-path="Pictures/10000000000000110000001171790929B235FE0A.jpg" manifest:media-type="image/jpeg"/>
  <manifest:file-entry manifest:full-path="Pictures/1000000000000024000000200A21C582CF501BB3.jpg" manifest:media-type="image/jpeg"/>
  <manifest:file-entry manifest:full-path="Pictures/10000000000000070000000AB8366E83E5C953DE.jpg" manifest:media-type="image/jpeg"/>
  <manifest:file-entry manifest:full-path="Pictures/100000000000029300000039738DE6481AC09448.jpg" manifest:media-type="image/jpeg"/>
  <manifest:file-entry manifest:full-path="Pictures/100000000000000E0000000AE299A23AD6E2624B.jpg" manifest:media-type="image/jpeg"/>
  <manifest:file-entry manifest:full-path="Pictures/100000000000001900000005C0CABC37E412FF71.jpg" manifest:media-type="image/jpeg"/>
  <manifest:file-entry manifest:full-path="Pictures/10000000000000060000000F4180AC2D99B673D2.jpg" manifest:media-type="image/jpeg"/>
  <manifest:file-entry manifest:full-path="Pictures/100000000000000D00000008C6ABD30537831E82.jpg" manifest:media-type="image/jpeg"/>
  <manifest:file-entry manifest:full-path="Pictures/100000000000000E0000000D52426C1094958FBC.jpg" manifest:media-type="image/jpeg"/>
  <manifest:file-entry manifest:full-path="Pictures/100000000000000800000014D521639C585B3B94.jpg" manifest:media-type="image/jpeg"/>
  <manifest:file-entry manifest:full-path="Pictures/10000000000000070000000731A49645592C4C52.jpg" manifest:media-type="image/jpeg"/>
  <manifest:file-entry manifest:full-path="Pictures/100000000000000B00000007C5C4422614BC0403.jpg" manifest:media-type="image/jpeg"/>
  <manifest:file-entry manifest:full-path="Pictures/10000000000000050000000FCA5C5A8B7A9B2379.jpg" manifest:media-type="image/jpeg"/>
  <manifest:file-entry manifest:full-path="Pictures/10000000000000090000000936F195E1D82E567D.jpg" manifest:media-type="image/jpeg"/>
  <manifest:file-entry manifest:full-path="Pictures/10000000000000070000000C36A9C69B577DE1C2.jpg" manifest:media-type="image/jpeg"/>
  <manifest:file-entry manifest:full-path="Pictures/1000000000000006000000082B6C3C521ECCBF5F.jpg" manifest:media-type="image/jpeg"/>
  <manifest:file-entry manifest:full-path="Pictures/100000000000000500000005A17A934CE788D018.jpg" manifest:media-type="image/jpeg"/>
  <manifest:file-entry manifest:full-path="Pictures/100000000000000800000007A67920B57BCBEEA5.jpg" manifest:media-type="image/jpeg"/>
  <manifest:file-entry manifest:full-path="Pictures/100000000000003E000000273372410F4CF4B3DD.jpg" manifest:media-type="image/jpeg"/>
  <manifest:file-entry manifest:full-path="Pictures/10000000000000050000000A9A904455F90F1E0F.jpg" manifest:media-type="image/jpeg"/>
  <manifest:file-entry manifest:full-path="Pictures/100000000000000F00000006CCED5B4B74232F53.jpg" manifest:media-type="image/jpeg"/>
  <manifest:file-entry manifest:full-path="Pictures/1000000000000009000000040A7D69D29381D846.jpg" manifest:media-type="image/jpeg"/>
  <manifest:file-entry manifest:full-path="Pictures/10000000000000060000000DDC02B564D3E8286F.jpg" manifest:media-type="image/jpeg"/>
  <manifest:file-entry manifest:full-path="Pictures/100000000000000F0000001DB214CCAFEC417E62.jpg" manifest:media-type="image/jpeg"/>
  <manifest:file-entry manifest:full-path="Pictures/10000000000000050000000758ADE836CBBAD118.jpg" manifest:media-type="image/jpeg"/>
  <manifest:file-entry manifest:full-path="Pictures/10000000000002930000003A9A32B3CD093D3CE0.jpg" manifest:media-type="image/jpeg"/>
  <manifest:file-entry manifest:full-path="Pictures/1000000000000005000000130F0CBF0D48F1DA0F.jpg" manifest:media-type="image/jpeg"/>
  <manifest:file-entry manifest:full-path="Pictures/100000000000000C00000005449F519F7943C8F2.jpg" manifest:media-type="image/jpeg"/>
  <manifest:file-entry manifest:full-path="Pictures/10000000000000050000000713F83F575F215187.jpg" manifest:media-type="image/jpeg"/>
  <manifest:file-entry manifest:full-path="Pictures/100000000000002E0000003098A0A2D8A0308D86.jpg" manifest:media-type="image/jpeg"/>
  <manifest:file-entry manifest:full-path="Pictures/10000000000002330000004CC3801DCE0CED9158.jpg" manifest:media-type="image/jpeg"/>
  <manifest:file-entry manifest:full-path="Pictures/100000000000000A0000000C96078BE37E78E3EA.jpg" manifest:media-type="image/jpeg"/>
  <manifest:file-entry manifest:full-path="Pictures/1000000000000019000000123FC0D17DCD0D6EDB.jpg" manifest:media-type="image/jpeg"/>
  <manifest:file-entry manifest:full-path="Pictures/100000000000003A000000391C7F525D39AB7B31.jpg" manifest:media-type="image/jpeg"/>
  <manifest:file-entry manifest:full-path="Pictures/1000000000000006000000098BF79D4706ABEE67.jpg" manifest:media-type="image/jpeg"/>
  <manifest:file-entry manifest:full-path="Pictures/100000000000000A0000001CE5439F80DE705D76.jpg" manifest:media-type="image/jpeg"/>
  <manifest:file-entry manifest:full-path="Pictures/10000000000000090000000E552FCF2DD31FF7D5.jpg" manifest:media-type="image/jpeg"/>
  <manifest:file-entry manifest:full-path="Pictures/1000000000000008000000062DACC5D2DE980AEE.jpg" manifest:media-type="image/jpeg"/>
  <manifest:file-entry manifest:full-path="Pictures/10000000000000060000000658FDB5A4248FF747.jpg" manifest:media-type="image/jpeg"/>
  <manifest:file-entry manifest:full-path="Pictures/100000000000024F00000068594B845101B3E82B.jpg" manifest:media-type="image/jpeg"/>
  <manifest:file-entry manifest:full-path="Pictures/10000000000000090000000EF6F2CE53811B70CE.jpg" manifest:media-type="image/jpeg"/>
  <manifest:file-entry manifest:full-path="Pictures/1000000000000012000000031717F8E7FB028209.jpg" manifest:media-type="image/jpeg"/>
  <manifest:file-entry manifest:full-path="Pictures/100000000000000800000005EDACAE6CCD45B35F.jpg" manifest:media-type="image/jpeg"/>
  <manifest:file-entry manifest:full-path="Pictures/10000000000000090000000C1833D86221348F51.jpg" manifest:media-type="image/jpeg"/>
  <manifest:file-entry manifest:full-path="Pictures/100000000000001100000006E2039FCF10377DAB.jpg" manifest:media-type="image/jpeg"/>
  <manifest:file-entry manifest:full-path="Pictures/10000000000000110000000614B40B357A05D9B9.jpg" manifest:media-type="image/jpeg"/>
  <manifest:file-entry manifest:full-path="Pictures/100000000000000600000022FBE38953B16D36CF.jpg" manifest:media-type="image/jpeg"/>
  <manifest:file-entry manifest:full-path="Pictures/100000000000000500000003A965E34225774A00.jpg" manifest:media-type="image/jpeg"/>
  <manifest:file-entry manifest:full-path="Pictures/10000000000000050000000D4FDC286650BCB642.jpg" manifest:media-type="image/jpeg"/>
  <manifest:file-entry manifest:full-path="Pictures/100000000000000C0000000A84F85DD4BA73F8D7.jpg" manifest:media-type="image/jpeg"/>
  <manifest:file-entry manifest:full-path="Pictures/100000000000000C0000000AFD7CB7B6675477CF.jpg" manifest:media-type="image/jpeg"/>
  <manifest:file-entry manifest:full-path="Pictures/100000000000024F000000679D82FB373AF26961.jpg" manifest:media-type="image/jpeg"/>
  <manifest:file-entry manifest:full-path="Pictures/1000000000000008000000063EA5BD15FA9A382F.jpg" manifest:media-type="image/jpeg"/>
  <manifest:file-entry manifest:full-path="Pictures/1000000000000005000000106723A2157F73FFCA.jpg" manifest:media-type="image/jpeg"/>
  <manifest:file-entry manifest:full-path="Pictures/1000000000000005000000079BA6A6EEE32CC51D.jpg" manifest:media-type="image/jpeg"/>
  <manifest:file-entry manifest:full-path="Pictures/10000000000000580000004E9B436080113B9F05.jpg" manifest:media-type="image/jpeg"/>
  <manifest:file-entry manifest:full-path="Pictures/100000000000029300000068E48C0D4D36EE4DC6.jpg" manifest:media-type="image/jpeg"/>
  <manifest:file-entry manifest:full-path="Pictures/10000000000000380000003D9D59D8A55560BE98.jpg" manifest:media-type="image/jpeg"/>
  <manifest:file-entry manifest:full-path="Pictures/10000000000000C00000002B40FB81319D6A9C47.jpg" manifest:media-type="image/jpeg"/>
  <manifest:file-entry manifest:full-path="Pictures/10000000000000C10000001E25406186F3957DC5.jpg" manifest:media-type="image/jpeg"/>
  <manifest:file-entry manifest:full-path="Pictures/10000000000002330000006C23A9969513D92B8F.jpg" manifest:media-type="image/jpeg"/>
  <manifest:file-entry manifest:full-path="Pictures/10000000000000070000000682F6BF9CB778721D.jpg" manifest:media-type="image/jpeg"/>
  <manifest:file-entry manifest:full-path="Pictures/10000000000001E80000006CAB5195F510470965.jpg" manifest:media-type="image/jpeg"/>
  <manifest:file-entry manifest:full-path="Pictures/100000000000000D0000000779A49A085824527F.jpg" manifest:media-type="image/jpeg"/>
  <manifest:file-entry manifest:full-path="Pictures/1000000000000011000000086C6C44BD35D2EE03.jpg" manifest:media-type="image/jpeg"/>
  <manifest:file-entry manifest:full-path="Pictures/100000000000001900000006A1824C14C7012DC0.jpg" manifest:media-type="image/jpeg"/>
  <manifest:file-entry manifest:full-path="Pictures/100000000000000A000000085F9AC49A33184F3A.jpg" manifest:media-type="image/jpeg"/>
  <manifest:file-entry manifest:full-path="Pictures/1000000000000012000000064A15AF35B3EB749A.jpg" manifest:media-type="image/jpeg"/>
  <manifest:file-entry manifest:full-path="Pictures/10000000000000110000000937BC1EB002666728.jpg" manifest:media-type="image/jpeg"/>
  <manifest:file-entry manifest:full-path="Pictures/10000000000000080000000255898EF7064A288F.jpg" manifest:media-type="image/jpeg"/>
  <manifest:file-entry manifest:full-path="Pictures/10000000000000080000000283ECE1C4DC6E5B04.jpg" manifest:media-type="image/jpeg"/>
  <manifest:file-entry manifest:full-path="Pictures/1000000000000017000000041AA4293D7AC1CA27.jpg" manifest:media-type="image/jpeg"/>
  <manifest:file-entry manifest:full-path="Pictures/100000000000000E00000007400204A3EF29A331.jpg" manifest:media-type="image/jpeg"/>
  <manifest:file-entry manifest:full-path="Pictures/10000000000002D8000002D95306E10A3CA95CA2.jpg" manifest:media-type="image/jpeg"/>
  <manifest:file-entry manifest:full-path="Pictures/10000000000001220000017973672AA4497CAEA6.jpg" manifest:media-type="image/jpeg"/>
  <manifest:file-entry manifest:full-path="Pictures/100000000000017B00000060E75BCE6862E98434.jpg" manifest:media-type="image/jpeg"/>
  <manifest:file-entry manifest:full-path="Pictures/10000000000000580000019E2EB9C5F73D8BC15F.jpg" manifest:media-type="image/jpeg"/>
  <manifest:file-entry manifest:full-path="Pictures/100000000000000600000022AF560BF5DABC9B49.jpg" manifest:media-type="image/jpeg"/>
  <manifest:file-entry manifest:full-path="Pictures/10000000000000050000000AD2AF4A1DA0637881.jpg" manifest:media-type="image/jpeg"/>
  <manifest:file-entry manifest:full-path="Pictures/1000000000000008000000050BCE67FBD4C12B18.jpg" manifest:media-type="image/jpeg"/>
  <manifest:file-entry manifest:full-path="Pictures/100000000000000600000005CC0940DD6A33E03F.jpg" manifest:media-type="image/jpeg"/>
  <manifest:file-entry manifest:full-path="Pictures/10000000000000050000001D36D210D4550EC2C0.jpg" manifest:media-type="image/jpeg"/>
  <manifest:file-entry manifest:full-path="Pictures/10000000000000050000000A83A1B7579042F7FE.jpg" manifest:media-type="image/jpeg"/>
  <manifest:file-entry manifest:full-path="Pictures/100000000000001100000011E866BB8D5E828DFA.jpg" manifest:media-type="image/jpeg"/>
  <manifest:file-entry manifest:full-path="Pictures/100000000000001000000022095C568A8A73D509.jpg" manifest:media-type="image/jpeg"/>
  <manifest:file-entry manifest:full-path="Pictures/1000000000000006000000052263306C2D3484E3.jpg" manifest:media-type="image/jpeg"/>
  <manifest:file-entry manifest:full-path="Pictures/100000000000030100000152E93E2FE20471293E.jpg" manifest:media-type="image/jpeg"/>
  <manifest:file-entry manifest:full-path="Pictures/10000000000003D8000000F16FB3FE8567F9EB45.jpg" manifest:media-type="image/jpeg"/>
  <manifest:file-entry manifest:full-path="Pictures/10000000000000D5000001A33D5F8C3EE5DC136A.jpg" manifest:media-type="image/jpeg"/>
  <manifest:file-entry manifest:full-path="Pictures/10000000000000240000003FE7B2910589DE83C0.jpg" manifest:media-type="image/jpeg"/>
  <manifest:file-entry manifest:full-path="Pictures/100000000000002400000020277E86946701551F.jpg" manifest:media-type="image/jpeg"/>
  <manifest:file-entry manifest:full-path="Pictures/100000000000002400000024A5A535918699964E.jpg" manifest:media-type="image/jpeg"/>
  <manifest:file-entry manifest:full-path="Pictures/100000000000000700000007C981146BA50195CF.jpg" manifest:media-type="image/jpeg"/>
  <manifest:file-entry manifest:full-path="Pictures/100000000000000E000000073DF31256EB74205B.jpg" manifest:media-type="image/jpeg"/>
  <manifest:file-entry manifest:full-path="Pictures/100000000000000D0000000CE0979EABF1DF5D43.jpg" manifest:media-type="image/jpeg"/>
  <manifest:file-entry manifest:full-path="Pictures/100000000000000E0000000D39A16BF2833B0D9D.jpg" manifest:media-type="image/jpeg"/>
  <manifest:file-entry manifest:full-path="Pictures/100000000000000D00000006C3B93A7D4E06A471.jpg" manifest:media-type="image/jpeg"/>
  <manifest:file-entry manifest:full-path="Pictures/1000000000000008000000051E2E86746BBE6176.jpg" manifest:media-type="image/jpeg"/>
  <manifest:file-entry manifest:full-path="Pictures/100000000000000B00000005D19A16B10F5ADFC3.jpg" manifest:media-type="image/jpeg"/>
  <manifest:file-entry manifest:full-path="Pictures/1000000000000006000000064F1608B5A0AB6CEE.jpg" manifest:media-type="image/jpeg"/>
  <manifest:file-entry manifest:full-path="Pictures/1000000000000005000000064A73E4A376088035.jpg" manifest:media-type="image/jpeg"/>
  <manifest:file-entry manifest:full-path="Pictures/100000000000000F00000007C194A9AF0A7A0EE2.jpg" manifest:media-type="image/jpeg"/>
  <manifest:file-entry manifest:full-path="Pictures/100000000000000500000007D5F78B5F7B85EDC3.jpg" manifest:media-type="image/jpeg"/>
  <manifest:file-entry manifest:full-path="Pictures/10000000000000020000000556BE45E2BBD8311E.jpg" manifest:media-type="image/jpeg"/>
  <manifest:file-entry manifest:full-path="Pictures/100000000000023200000051F9BFD395A0FC440F.jpg" manifest:media-type="image/jpeg"/>
  <manifest:file-entry manifest:full-path="Pictures/100000000000000500000007880F2B54836B84E6.jpg" manifest:media-type="image/jpeg"/>
  <manifest:file-entry manifest:full-path="Pictures/1000000000000007000000093D2C4F7E64BF0EA0.jpg" manifest:media-type="image/jpeg"/>
  <manifest:file-entry manifest:full-path="Pictures/100000000000000500000009D5DF9385876A4253.jpg" manifest:media-type="image/jpeg"/>
  <manifest:file-entry manifest:full-path="Pictures/10000000000000080000000A73C8E518B4178D13.jpg" manifest:media-type="image/jpeg"/>
  <manifest:file-entry manifest:full-path="Pictures/100000000000003D000000271240942BCAA09467.jpg" manifest:media-type="image/jpeg"/>
  <manifest:file-entry manifest:full-path="Pictures/100000000000002E000000312C5F2A05597E2589.jpg" manifest:media-type="image/jpeg"/>
  <manifest:file-entry manifest:full-path="Pictures/10000000000000300000003A287038957ABE984B.jpg" manifest:media-type="image/jpeg"/>
  <manifest:file-entry manifest:full-path="Pictures/100000000000003A0000003A071105A9DD935DB3.jpg" manifest:media-type="image/jpeg"/>
  <manifest:file-entry manifest:full-path="Pictures/10000000000000050000000DB206109D16237418.jpg" manifest:media-type="image/jpeg"/>
  <manifest:file-entry manifest:full-path="Pictures/100000000000000A00000021DAFF475F115340A4.jpg" manifest:media-type="image/jpeg"/>
  <manifest:file-entry manifest:full-path="Pictures/100000000000000500000009FF606BDFF03ECBC7.jpg" manifest:media-type="image/jpeg"/>
  <manifest:file-entry manifest:full-path="Pictures/100000000000000A000000092EEC85993E399C8C.jpg" manifest:media-type="image/jpeg"/>
  <manifest:file-entry manifest:full-path="Pictures/100000000000000E000000232DF5B43BF3D775C9.jpg" manifest:media-type="image/jpeg"/>
  <manifest:file-entry manifest:full-path="Pictures/100000000000000800000009C2577490D0152EDA.jpg" manifest:media-type="image/jpeg"/>
  <manifest:file-entry manifest:full-path="Pictures/10000000000000080000000997F3251A4CABDD7D.jpg" manifest:media-type="image/jpeg"/>
  <manifest:file-entry manifest:full-path="Pictures/10000000000000080000000EBC9DDADE2EA59775.jpg" manifest:media-type="image/jpeg"/>
  <manifest:file-entry manifest:full-path="Pictures/100000000000000600000005EDB257447BE15AE3.jpg" manifest:media-type="image/jpeg"/>
  <manifest:file-entry manifest:full-path="Pictures/100000000000000A0000000F833F7FD877BBF9F0.jpg" manifest:media-type="image/jpeg"/>
  <manifest:file-entry manifest:full-path="Pictures/10000000000000110000000596EE2CE093E2CAD1.jpg" manifest:media-type="image/jpeg"/>
  <manifest:file-entry manifest:full-path="Pictures/100000000000000900000009CF72B1BD714FF880.jpg" manifest:media-type="image/jpeg"/>
  <manifest:file-entry manifest:full-path="Pictures/10000000000000060000001062430C5E2ED6C233.jpg" manifest:media-type="image/jpeg"/>
  <manifest:file-entry manifest:full-path="Pictures/1000000000000009000000096C5984A1796C2416.jpg" manifest:media-type="image/jpeg"/>
  <manifest:file-entry manifest:full-path="Pictures/100000000000001100000005363519924F67CCBA.jpg" manifest:media-type="image/jpeg"/>
  <manifest:file-entry manifest:full-path="Pictures/100000000000000600000023924948EF808DA74B.jpg" manifest:media-type="image/jpeg"/>
  <manifest:file-entry manifest:full-path="Pictures/100000000000000600000005BC756302DF86BE50.jpg" manifest:media-type="image/jpeg"/>
  <manifest:file-entry manifest:full-path="Pictures/10000000000000060000001080DF008A84A810F5.jpg" manifest:media-type="image/jpeg"/>
  <manifest:file-entry manifest:full-path="Pictures/100000000000000500000004D0DBBAF9C544580A.jpg" manifest:media-type="image/jpeg"/>
  <manifest:file-entry manifest:full-path="Pictures/100000000000000C0000000AE6514C4CC701352D.jpg" manifest:media-type="image/jpeg"/>
  <manifest:file-entry manifest:full-path="Pictures/10000000000000060000000D23AD3D479141D71B.jpg" manifest:media-type="image/jpeg"/>
  <manifest:file-entry manifest:full-path="Pictures/100000000000000C0000000FA24B028FA52C7A01.jpg" manifest:media-type="image/jpeg"/>
  <manifest:file-entry manifest:full-path="Pictures/1000000000000008000000071A52912B1890C349.jpg" manifest:media-type="image/jpeg"/>
  <manifest:file-entry manifest:full-path="Pictures/100000000000005D0000004E6827CE4FA1ED8DAF.jpg" manifest:media-type="image/jpeg"/>
  <manifest:file-entry manifest:full-path="Pictures/10000000000002930000006755DD40BC4A1F00E5.jpg" manifest:media-type="image/jpeg"/>
  <manifest:file-entry manifest:full-path="Pictures/10000000000000C10000001D00177E029A9221D6.jpg" manifest:media-type="image/jpeg"/>
  <manifest:file-entry manifest:full-path="Pictures/10000000000002320000006B7081AAE4DA936126.jpg" manifest:media-type="image/jpeg"/>
  <manifest:file-entry manifest:full-path="Pictures/10000000000001E70000006BD964658EF76EC6D2.jpg" manifest:media-type="image/jpeg"/>
  <manifest:file-entry manifest:full-path="Pictures/100000000000000F00000003D86CD6F1B7EDA7B6.jpg" manifest:media-type="image/jpeg"/>
  <manifest:file-entry manifest:full-path="Pictures/100000000000001800000010212A3EFC41DBF365.jpg" manifest:media-type="image/jpeg"/>
  <manifest:file-entry manifest:full-path="Pictures/100000000000001B000000131D19C5BE227FB60B.jpg" manifest:media-type="image/jpeg"/>
  <manifest:file-entry manifest:full-path="Pictures/10000000000000190000000AB384EE0CE7EAE126.jpg" manifest:media-type="image/jpeg"/>
  <manifest:file-entry manifest:full-path="Pictures/100000000000001C00000010343CEBD5DD153C64.jpg" manifest:media-type="image/jpeg"/>
  <manifest:file-entry manifest:full-path="Pictures/100000000000001C000000122FBC628D9579CF44.jpg" manifest:media-type="image/jpeg"/>
  <manifest:file-entry manifest:full-path="Pictures/100000000000001C00000009E97B0341DEDA3848.jpg" manifest:media-type="image/jpeg"/>
  <manifest:file-entry manifest:full-path="Pictures/1000000000000012000000046BBD46EA41435339.jpg" manifest:media-type="image/jpeg"/>
  <manifest:file-entry manifest:full-path="Pictures/100000000000001B00000010AB25595E2D97FCBC.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42cm" svg:stroke-color="#accfcc" draw:stroke-linejoin="round" svg:stroke-linecap="round" draw:fill="none" fo:padding-top="0.021cm" fo:padding-bottom="0.021cm" fo:padding-left="0.021cm" fo:padding-right="0.021cm"/>
    </style:style>
    <style:style style:name="gr2" style:family="graphic" style:parent-style-name="standard">
      <style:graphic-properties draw:stroke="none" draw:fill="solid" draw:fill-color="#accfcc"/>
    </style:style>
    <style:style style:name="gr3" style:family="graphic" style:parent-style-name="standard">
      <style:graphic-properties draw:stroke="solid" svg:stroke-width="0.021cm" svg:stroke-color="#4d4d4d" draw:stroke-linejoin="round" svg:stroke-linecap="round" draw:fill="none" fo:padding-top="0.01cm" fo:padding-bottom="0.01cm" fo:padding-left="0.01cm" fo:padding-right="0.01cm"/>
    </style:style>
    <style:style style:name="gr4" style:family="graphic" style:parent-style-name="standard">
      <style:graphic-properties draw:stroke="solid" svg:stroke-width="0.021cm" svg:stroke-color="#595241" draw:stroke-linejoin="round" svg:stroke-linecap="round" draw:fill="none" fo:padding-top="0.01cm" fo:padding-bottom="0.01cm" fo:padding-left="0.01cm" fo:padding-right="0.01cm"/>
    </style:style>
    <style:style style:name="gr5" style:family="graphic" style:parent-style-name="standard">
      <style:graphic-properties draw:stroke="solid" svg:stroke-width="0.059cm" svg:stroke-color="#595241" draw:stroke-linejoin="round" svg:stroke-linecap="round" draw:fill="none" fo:padding-top="0.029cm" fo:padding-bottom="0.029cm" fo:padding-left="0.029cm" fo:padding-right="0.029cm"/>
    </style:style>
    <style:style style:name="gr6" style:family="graphic" style:parent-style-name="standard">
      <style:graphic-properties draw:stroke="solid" svg:stroke-width="0.021cm" svg:stroke-color="#ffffff" draw:stroke-linejoin="round" svg:stroke-linecap="round" draw:fill="none" fo:padding-top="0.01cm" fo:padding-bottom="0.01cm" fo:padding-left="0.01cm" fo:padding-right="0.01cm"/>
    </style:style>
    <style:style style:name="gr7" style:family="graphic" style:parent-style-name="standard">
      <style:graphic-properties draw:stroke="none" draw:fill="solid" draw:fill-color="#4d4d4d"/>
    </style:style>
    <style:style style:name="gr8" style:family="graphic" style:parent-style-name="standard">
      <style:graphic-properties draw:stroke="none" draw:fill="solid" draw:fill-color="#000000"/>
    </style:style>
    <style:style style:name="gr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0" style:family="graphic" style:parent-style-name="standard">
      <style:graphic-properties draw:stroke="solid" svg:stroke-width="0.004cm" svg:stroke-color="#4d4d4d" draw:stroke-linejoin="round" svg:stroke-linecap="round" draw:fill="none" fo:padding-top="0.002cm" fo:padding-bottom="0.002cm" fo:padding-left="0.002cm" fo:padding-right="0.002cm"/>
    </style:style>
    <style:style style:name="gr11" style:family="graphic" style:parent-style-name="standard">
      <style:graphic-properties draw:stroke="solid" svg:stroke-width="0.021cm" svg:stroke-color="#000000" draw:stroke-linejoin="round" svg:stroke-linecap="round" draw:fill="none" fo:padding-top="0.01cm" fo:padding-bottom="0.01cm" fo:padding-left="0.01cm" fo:padding-right="0.01cm"/>
    </style:style>
    <style:style style:name="gr12"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gr13" style:family="graphic" style:parent-style-name="standard">
      <style:graphic-properties draw:stroke="solid" svg:stroke-width="0.016cm" svg:stroke-color="#000000" draw:stroke-linejoin="miter" svg:stroke-linecap="butt" draw:fill="none" fo:padding-top="0.008cm" fo:padding-bottom="0.008cm" fo:padding-left="0.008cm" fo:padding-right="0.008cm"/>
    </style:style>
    <style:style style:name="gr14" style:family="graphic" style:parent-style-name="standard">
      <style:graphic-properties draw:stroke="none" draw:fill="solid" draw:fill-color="#ffffff"/>
    </style:style>
    <style:style style:name="gr15" style:family="graphic" style:parent-style-name="standard">
      <style:graphic-properties draw:stroke="solid" svg:stroke-width="0.016cm" svg:stroke-color="#e0d4be" draw:stroke-linejoin="miter" svg:stroke-linecap="butt" draw:fill="none" fo:padding-top="0.008cm" fo:padding-bottom="0.008cm" fo:padding-left="0.008cm" fo:padding-right="0.008cm"/>
    </style:style>
    <style:style style:name="gr16" style:family="graphic" style:parent-style-name="standard">
      <style:graphic-properties draw:stroke="none" svg:stroke-color="#000000" draw:fill="none" draw:fill-color="#ffffff" draw:textarea-horizontal-align="left" draw:auto-grow-height="true" draw:auto-grow-width="false" fo:min-height="0.823cm" fo:min-width="0cm"/>
      <style:paragraph-properties style:writing-mode="lr-tb"/>
    </style:style>
    <style:style style:name="gr17" style:family="graphic" style:parent-style-name="standard">
      <style:graphic-properties draw:stroke="solid" svg:stroke-width="0.556cm" svg:stroke-color="#f2f2f2" draw:stroke-linejoin="round" svg:stroke-linecap="butt" draw:fill="none" fo:padding-top="0.278cm" fo:padding-bottom="0.278cm" fo:padding-left="0.278cm" fo:padding-right="0.278cm"/>
    </style:style>
    <style:style style:name="gr18" style:family="graphic" style:parent-style-name="standard">
      <style:graphic-properties draw:stroke="solid" svg:stroke-width="0.016cm" svg:stroke-color="#000000" draw:stroke-linejoin="round" svg:stroke-linecap="round" draw:fill="none" fo:padding-top="0.008cm" fo:padding-bottom="0.008cm" fo:padding-left="0.008cm" fo:padding-right="0.008cm"/>
    </style:style>
    <style:style style:name="gr19" style:family="graphic" style:parent-style-name="standard">
      <style:graphic-properties draw:stroke="none" draw:fill="solid" draw:fill-color="#8a0917"/>
    </style:style>
    <style:style style:name="gr20" style:family="graphic" style:parent-style-name="standard">
      <style:graphic-properties draw:stroke="none" draw:fill="solid" draw:fill-color="#e0d4be"/>
    </style:style>
    <style:style style:name="gr21" style:family="graphic" style:parent-style-name="standard">
      <style:graphic-properties draw:stroke="solid" svg:stroke-width="0.016cm" svg:stroke-color="#595241" draw:stroke-linejoin="round" svg:stroke-linecap="butt" draw:fill="none" fo:padding-top="0.008cm" fo:padding-bottom="0.008cm" fo:padding-left="0.008cm" fo:padding-right="0.008cm"/>
    </style:style>
    <style:style style:name="gr22" style:family="graphic" style:parent-style-name="standard">
      <style:graphic-properties draw:stroke="solid" svg:stroke-width="0.016cm" svg:stroke-color="#000000" draw:stroke-linejoin="round" svg:stroke-linecap="butt" draw:fill="none" fo:padding-top="0.008cm" fo:padding-bottom="0.008cm" fo:padding-left="0.008cm" fo:padding-right="0.008cm"/>
    </style:style>
    <style:style style:name="gr23" style:family="graphic" style:parent-style-name="standard">
      <style:graphic-properties draw:stroke="none" draw:fill="solid" draw:fill-color="#f8919d"/>
    </style:style>
    <style:style style:name="gr24" style:family="graphic" style:parent-style-name="standard">
      <style:graphic-properties draw:stroke="none" draw:fill="solid" draw:fill-color="#a59b83"/>
    </style:style>
    <style:style style:name="P1" style:family="paragraph">
      <loext:graphic-properties draw:fill="none"/>
    </style:style>
    <style:style style:name="P2" style:family="paragraph">
      <loext:graphic-properties draw:fill="solid" draw:fill-color="#accfcc"/>
    </style:style>
    <style:style style:name="P3" style:family="paragraph">
      <loext:graphic-properties draw:fill="solid" draw:fill-color="#4d4d4d"/>
    </style:style>
    <style:style style:name="P4" style:family="paragraph">
      <loext:graphic-properties draw:fill="solid" draw:fill-color="#000000"/>
    </style:style>
    <style:style style:name="P5" style:family="paragraph">
      <loext:graphic-properties draw:fill="solid" draw:fill-color="#ffffff"/>
    </style:style>
    <style:style style:name="P6" style:family="paragraph">
      <loext:graphic-properties draw:fill="none" draw:fill-color="#ffffff"/>
      <style:text-properties style:font-name="DejaVu Serif" fo:font-size="10pt" style:font-size-asian="10pt" style:font-size-complex="10pt"/>
    </style:style>
    <style:style style:name="P7" style:family="paragraph">
      <loext:graphic-properties draw:fill="solid" draw:fill-color="#8a0917"/>
    </style:style>
    <style:style style:name="P8" style:family="paragraph">
      <loext:graphic-properties draw:fill="solid" draw:fill-color="#e0d4be"/>
    </style:style>
    <style:style style:name="P9" style:family="paragraph">
      <loext:graphic-properties draw:fill="solid" draw:fill-color="#f8919d"/>
    </style:style>
    <style:style style:name="P10" style:family="paragraph">
      <loext:graphic-properties draw:fill="solid" draw:fill-color="#a59b83"/>
    </style:style>
    <style:style style:name="T1" style:family="text">
      <style:text-properties style:font-name="DejaVu Serif"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g>
          <draw:path draw:style-name="gr1" draw:text-style-name="P1" draw:layer="layout" svg:width="0.849cm" svg:height="0.143cm" svg:x="7.903cm" svg:y="2.712cm" svg:viewBox="0 0 850 144" svg:d="M850 94c-281 90-591 60-850-94">
            <text:p/>
          </draw:path>
          <draw:path draw:style-name="gr2" draw:text-style-name="P2" draw:layer="layout" svg:width="0.229cm" svg:height="0.153cm" svg:x="8.735cm" svg:y="2.712cm" svg:viewBox="0 0 230 154" svg:d="M230 0c-76 22-154 34-230 39l34 115c72-42 136-93 196-154z">
            <text:p/>
          </draw:path>
          <draw:path draw:style-name="gr3" draw:text-style-name="P1" draw:layer="layout" svg:width="0.229cm" svg:height="0.153cm" svg:x="8.735cm" svg:y="2.712cm" svg:viewBox="0 0 230 154" svg:d="M230 0c-76 22-154 34-230 39l34 115c72-42 136-93 196-154z">
            <text:p/>
          </draw:path>
          <draw:path draw:style-name="gr1" draw:text-style-name="P1" draw:layer="layout" svg:width="0.849cm" svg:height="0.145cm" svg:x="8.115cm" svg:y="2.231cm" svg:viewBox="0 0 850 146" svg:d="M0 48c280-89 591-55 850 98">
            <text:p/>
          </draw:path>
          <draw:path draw:style-name="gr2" draw:text-style-name="P2" draw:layer="layout" svg:width="0.233cm" svg:height="0.153cm" svg:x="7.903cm" svg:y="2.22cm" svg:viewBox="0 0 234 154" svg:d="M0 154c76-21 153-34 234-38l-39-116c-68 43-136 95-195 154z">
            <text:p/>
          </draw:path>
          <draw:path draw:style-name="gr3" draw:text-style-name="P1" draw:layer="layout" svg:width="0.233cm" svg:height="0.153cm" svg:x="7.903cm" svg:y="2.22cm" svg:viewBox="0 0 234 154" svg:d="M0 154c76-21 153-34 234-38l-39-116c-68 43-136 95-195 154z">
            <text:p/>
          </draw:path>
          <draw:path draw:style-name="gr2" draw:text-style-name="P2" draw:layer="layout" svg:width="0.684cm" svg:height="0.683cm" svg:x="7.266cm" svg:y="2.203cm" svg:viewBox="0 0 685 684" svg:d="M685 340c0-187-153-340-344-340-188 0-341 153-341 340 0 192 153 344 341 344 191 0 344-152 344-344z">
            <text:p/>
          </draw:path>
          <draw:path draw:style-name="gr4" draw:text-style-name="P1" draw:layer="layout" svg:width="0.684cm" svg:height="0.683cm" svg:x="7.266cm" svg:y="2.203cm" svg:viewBox="0 0 685 684" svg:d="M685 340c0-187-153-340-344-340-188 0-341 153-341 340 0 192 153 344 341 344 191 0 344-152 344-344z">
            <text:p/>
          </draw:path>
          <draw:path draw:style-name="gr2" draw:text-style-name="P2" draw:layer="layout" svg:width="0.675cm" svg:height="0.67cm" svg:x="8.917cm" svg:y="2.208cm" svg:viewBox="0 0 676 671" svg:d="M676 336c0-187-153-336-336-336-187 0-340 149-340 336 0 186 153 335 340 335 183 0 336-149 336-335z">
            <text:p/>
          </draw:path>
          <draw:path draw:style-name="gr5" draw:text-style-name="P1" draw:layer="layout" svg:width="0.675cm" svg:height="0.67cm" svg:x="8.917cm" svg:y="2.208cm" svg:viewBox="0 0 676 671" svg:d="M676 336c0-187-153-336-336-336-187 0-340 149-340 336 0 186 153 335 340 335 183 0 336-149 336-335z">
            <text:p/>
          </draw:path>
          <draw:path draw:style-name="gr6" draw:text-style-name="P1" draw:layer="layout" svg:width="0.675cm" svg:height="0.67cm" svg:x="8.917cm" svg:y="2.208cm" svg:viewBox="0 0 676 671" svg:d="M676 336c0-187-153-336-336-336-187 0-340 149-340 336 0 186 153 335 340 335 183 0 336-149 336-335z">
            <text:p/>
          </draw:path>
          <draw:path draw:style-name="gr7" draw:text-style-name="P3" draw:layer="layout" svg:width="0.076cm" svg:height="0.118cm" svg:x="8.149cm" svg:y="2.929cm" svg:viewBox="0 0 77 119" svg:d="M26 0l-4 26h-22v13h22c0 8 0 17 0 25 0 9 0 13 0 22 0 12 0 21 4 25 5 8 13 8 22 8 8 0 21 0 29-8l-4-13c-8 9-17 9-21 9s-9 0-9 0c-4-5-4-5-4-9-4 0-4-4-4-8s0-13 0-17c0-13 0-21 4-34h30v-13h-30v-22c0-4 0-4 0-4z">
            <text:p/>
          </draw:path>
          <draw:path draw:style-name="gr7" draw:text-style-name="P3" draw:layer="layout" svg:width="0.084cm" svg:height="0.098cm" svg:x="8.247cm" svg:y="2.954cm" svg:viewBox="0 0 85 99" svg:d="M42 0c-4 0-13 0-17 5-4 0-8 4-13 8-4 5-8 9-8 18-4 4-4 13-4 17 0 8 0 13 4 21 0 4 4 8 8 13 5 4 9 8 13 12 4 0 13 5 17 5s13-5 18-5c4-4 8-8 13-12 4-5 8-9 8-13 4-8 4-13 4-21 0-9-4-13-4-21-4-5-4-9-8-14-5-4-9-8-13-8-5-5-14-5-18-5zM68 48c0 8 0 13 0 17s-4 8-8 8c0 4-5 9-9 9 0 0-5 4-9 4s-8-4-13-4c0 0-4-5-8-9 0-4-4-4-4-12 0-5-5-9-5-13s5-9 5-13 4-8 4-13c4-4 8-4 8-9 5 0 9 0 13 0s4 0 9 0c4 5 9 5 9 9 4 5 4 9 8 13 0 4 0 9 0 13z">
            <text:p/>
          </draw:path>
          <draw:path draw:style-name="gr7" draw:text-style-name="P3" draw:layer="layout" svg:width="0.089cm" svg:height="0.128cm" svg:x="8.349cm" svg:y="2.954cm" svg:viewBox="0 0 90 129" svg:d="M25 17c0-4 9-8 14-8 4 0 4 0 8 4 0 0 4 0 4 4 5 0 5 4 5 4 4 5 4 5 4 9s0 4-4 8c0 0 0 5-5 5 0 4-4 4-4 4-4 4-4 4-8 4-5 0-5 0-10-4-4 0-4 0-4-4-4 0-4-5-4-5-4-4-4-4-4-8s0-4 0-9c4 0 4-4 8-4zM60 9c-4-9-13-9-21-9-5 0-10 0-14 0-4 5-8 5-13 9 0 0-4 4-4 8-4 4-4 9-4 13s0 8 4 17c0 4 4 4 9 8-5 5-9 13-9 17 0 9 0 13 9 13-13 8-17 13-17 21 0 4 0 4 4 10 0 4 4 4 4 8 4 0 9 0 13 5 8 0 13 0 22 0 4 0 13 0 17 0 4-5 8-5 13-9 4-4 8-4 8-10 4-4 4-8 4-12 0 0 0-5-4-9l-4-4c-4-4-9-4-13-9-4 0-8 0-13 0-4 0-4 0-8 0s-4 0-9 0-9 0-9 0c-4-4-4-4-4-8 0 0 0-4 4-8 4 0 9 4 14 4 4 0 8-4 12-4 5 0 9-5 13-9 0 0 4-4 4-8 5-5 5-9 5-13s-5-9-5-17c5 0 9-4 13-4h4 5l-5-9c-8 0-17 0-25 9zM25 89c4 0 4 0 9 0s9 0 17 0h5c4 0 8 0 12 4 0 0 5 5 5 9s-5 8-9 14c-8 0-13 4-21 4-4 0-9 0-14-4-4 0-4 0-8 0l-4-6c-5-4-5-4-5-8s5-9 13-13z">
            <text:p/>
          </draw:path>
          <draw:path draw:style-name="gr7" draw:text-style-name="P3" draw:layer="layout" svg:width="0.09cm" svg:height="0.128cm" svg:x="8.45cm" svg:y="2.954cm" svg:viewBox="0 0 91 129" svg:d="M27 17c4-4 8-8 13-8 4 0 4 0 8 4 4 0 4 0 8 4 0 0 0 4 5 4 0 5 0 5 0 9s0 4 0 8c-5 0-5 5-5 5-4 4-4 4-8 4-4 4-4 4-8 4 0 0-5 0-9-4 0 0-4 0-4-4-4 0-4-5-4-5 0-4-6-4-6-8s0-4 6-9c0 0 0-4 4-4zM65 9c-9-9-17-9-25-9-5 0-9 0-13 0-4 5-10 5-10 9-4 0-8 4-8 8-4 4-4 9-4 13s4 8 4 17c4 4 4 4 8 8-4 5-8 13-8 17 0 9 4 13 8 13-12 8-17 13-17 21 0 4 0 4 5 10 0 4 4 4 8 8 0 0 4 0 14 5 4 0 8 0 17 0 8 0 12 0 17 0 8-5 12-5 17-9 0-4 4-4 4-10 4-4 4-8 4-12 0 0 0-5 0-9-4 0-4-4-8-4 0-4-5-4-9-9-4 0-13 0-17 0s-4 0-8 0c0 0-4 0-9 0-4 0-8 0-8 0-4-4-4-4-4-8 0 0 0-4 4-8 4 0 8 4 13 4 4 0 8-4 12-4s9-5 13-9c0 0 4-4 4-8 4-5 4-9 4-13s0-9-4-17c4 0 9-4 17-4 5 0 5 0 5 0v-9h-5c-8 0-17 0-21 9zM27 89c4 0 8 0 13 0 4 0 8 0 12 0h4c5 0 9 0 13 4 0 0 4 5 4 9s-4 8-8 14c-4 0-13 4-21 4-4 0-9 0-9-4-4 0-8 0-12 0l-6-6c0-4-4-4-4-8s4-9 14-13z">
            <text:p/>
          </draw:path>
          <draw:path draw:style-name="gr7" draw:text-style-name="P3" draw:layer="layout" svg:width="0.072cm" svg:height="0.14cm" svg:x="8.561cm" svg:y="2.912cm" svg:viewBox="0 0 73 141" svg:d="M43 141c13 0 21-5 30-13l-5-13c-8 9-12 9-21 9-12 0-12-13-12-26 0-26 0-60 4-98h-39v12h21c0 22-4 60-4 81v10c0 21 8 38 26 38z">
            <text:p/>
          </draw:path>
          <draw:path draw:style-name="gr7" draw:text-style-name="P3" draw:layer="layout" svg:width="0.081cm" svg:height="0.093cm" svg:x="8.658cm" svg:y="2.954cm" svg:viewBox="0 0 82 94" svg:d="M44 0c-5 0-14 0-18 0-4 6-9 10-13 14s-8 8-8 13c-5 8-5 12-5 21 0 8 0 17 5 21 0 4 4 13 8 17 4 0 9 4 13 8 9 0 13 0 22 0 13 0 25-4 30-12l-5-9c-8 9-17 13-25 13-4 0-9 0-13-4-5 0-5 0-9-5-4-4-4-8-9-12 0-4 0-9-4-13h69c0-4 0-4 0-4v-4c0-9 0-13-4-22 0-4-5-8-9-12 0-4-4-4-8-10-9 0-13 0-17 0zM17 39c0-8 5-17 9-21s9-8 18-8c4 0 4 0 8 4 4 0 4 4 9 4 0 4 4 4 4 9 0 4 4 4 4 8v4z">
            <text:p/>
          </draw:path>
          <draw:path draw:style-name="gr7" draw:text-style-name="P3" draw:layer="layout" svg:width="0.076cm" svg:height="0.123cm" svg:x="8.149cm" svg:y="2.017cm" svg:viewBox="0 0 77 124" svg:d="M26 4l-4 21h-22v13h22c0 13 0 21 0 25 0 9 0 17 0 22 0 12 0 22 4 30 5 4 13 9 22 9 8 0 21-5 29-13l-4-14c-8 10-17 10-21 10s-9 0-9 0c-4 0-4-5-4-10-4 0-4-4-4-8s0-9 0-17c0-9 0-21 4-34h30v-13h-30v-21c0-4 0-4 0-4z">
            <text:p/>
          </draw:path>
          <draw:path draw:style-name="gr7" draw:text-style-name="P3" draw:layer="layout" svg:width="0.084cm" svg:height="0.098cm" svg:x="8.247cm" svg:y="2.042cm" svg:viewBox="0 0 85 99" svg:d="M42 0c-4 0-13 0-17 5-4 0-8 4-13 8-4 4-8 8-8 17-4 4-4 13-4 17 0 8 0 18 4 22 0 4 4 13 8 13 5 8 9 8 13 12 4 0 13 5 17 5s13-5 18-5c4-4 8-4 13-8 4-4 8-13 8-17 4-4 4-14 4-22 0-4-4-13-4-17-4-9-4-13-8-17-5-4-9-8-13-8-5-5-14-5-18-5zM68 47c0 8 0 14 0 18s-4 8-8 12c0 0-5 5-9 5 0 4-5 4-9 4s-8 0-13-4c0 0-4-5-8-9 0 0-4-4-4-8s-5-14-5-18 5-9 5-13 4-8 4-13c4-4 8-4 8-8 5 0 9 0 13 0s4 0 9 0c4 4 9 4 9 8 4 5 4 9 8 13 0 4 0 9 0 13z">
            <text:p/>
          </draw:path>
          <draw:path draw:style-name="gr7" draw:text-style-name="P3" draw:layer="layout" svg:width="0.089cm" svg:height="0.128cm" svg:x="8.349cm" svg:y="2.042cm" svg:viewBox="0 0 90 129" svg:d="M25 18c0-4 9-9 14-9 4 0 4 5 8 5 0 0 4 0 4 4 5 0 5 4 5 4 4 5 4 9 4 9 0 4 0 4-4 8 0 5 0 5-5 9 0 0-4 0-4 4-4 0-4 0-8 0-5 0-5 0-10 0-4-4-4-4-4-4-4-4-4-4-4-9-4-4-4-4-4-8 0 0 0-4 0-9 4 0 4-4 8-4zM60 9c-4-9-13-9-21-9-5 0-10 0-14 0-4 5-8 5-13 9 0 5-4 5-4 9-4 4-4 9-4 13 0 8 0 13 4 17 0 4 4 8 9 8-5 9-9 13-9 17 0 9 0 13 9 13-13 8-17 13-17 21 0 4 0 4 4 9 0 4 4 4 4 8 4 0 9 5 13 5 8 0 13 0 22 0 4 0 13 0 17 0 4-5 8-5 13-9 4 0 8-4 8-9 4-4 4-8 4-8 0-4 0-9-4-9 0-4-4-8-4-8-4-4-9-4-13-4-4-5-8-5-13-5-4 0-4 0-8 0s-4 0-9 0-9 0-9 0c-4 0-4-4-4-4 0-4 0-8 4-12 4 4 9 4 14 4 4 0 8 0 12-4 5 0 9-5 13-5 0-4 4-8 4-12 5-5 5-9 5-13s-5-9-5-13c5-4 9-4 13-4h4 5l-5-14c-8 0-17 0-25 9zM25 90c4 0 4 0 9 0s9 0 17 0h5c4 0 8 0 12 4 0 0 5 5 5 9s-5 8-9 13c-8 0-13 4-21 4-4 0-9 0-14 0-4-4-4-4-8-4l-4-5c-5-4-5-4-5-8s5-9 13-13z">
            <text:p/>
          </draw:path>
          <draw:path draw:style-name="gr7" draw:text-style-name="P3" draw:layer="layout" svg:width="0.09cm" svg:height="0.128cm" svg:x="8.45cm" svg:y="2.042cm" svg:viewBox="0 0 91 129" svg:d="M27 18c4-4 8-9 13-9 4 0 4 5 8 5s4 0 8 4c0 0 0 4 5 4 0 5 0 9 0 9 0 4 0 4 0 8-5 5-5 5-5 9-4 0-4 0-8 4-4 0-4 0-8 0 0 0-5 0-9 0 0-4-4-4-4-4-4-4-4-4-4-9 0-4-6-4-6-8 0 0 0-4 6-9 0 0 0-4 4-4zM65 9c-9-9-17-9-25-9-5 0-9 0-13 0-4 5-10 5-10 9-4 5-8 5-8 9-4 4-4 9-4 13 0 8 4 13 4 17 4 4 4 8 8 8-4 9-8 13-8 17 0 9 4 13 8 13-12 8-17 13-17 21 0 4 0 4 5 9 0 4 4 4 8 8 0 0 4 5 14 5 4 0 8 0 17 0 8 0 12 0 17 0 8-5 12-5 17-9 0 0 4-4 4-9 4-4 4-8 4-8 0-4 0-9 0-9-4-4-4-8-8-8 0-4-5-4-9-4-4-5-13-5-17-5s-4 0-8 0c0 0-4 0-9 0-4 0-8 0-8 0-4 0-4-4-4-4 0-4 0-8 4-12 4 4 8 4 13 4 4 0 8 0 12-4 4 0 9-5 13-5 0-4 4-8 4-12 4-5 4-9 4-13s0-9-4-13c4-4 9-4 17-4 5 0 5 0 5 0v-14h-5c-8 0-17 0-21 9zM27 90c4 0 8 0 13 0 4 0 8 0 12 0h4c5 0 9 0 13 4 0 0 4 5 4 9s-4 8-8 13c-4 0-13 4-21 4-4 0-9 0-9 0-4-4-8-4-12-4l-6-5c0-4-4-4-4-8s4-9 14-13z">
            <text:p/>
          </draw:path>
          <draw:path draw:style-name="gr7" draw:text-style-name="P3" draw:layer="layout" svg:width="0.072cm" svg:height="0.14cm" svg:x="8.561cm" svg:y="2cm" svg:viewBox="0 0 73 141" svg:d="M43 141c13 0 21-5 30-13l-5-9c-8 5-12 9-21 9-12 0-12-17-12-30 0-25 0-59 4-98h-39v12h21c0 27-4 61-4 86v5c0 21 8 38 26 38z">
            <text:p/>
          </draw:path>
          <draw:path draw:style-name="gr7" draw:text-style-name="P3" draw:layer="layout" svg:width="0.081cm" svg:height="0.098cm" svg:x="8.658cm" svg:y="2.042cm" svg:viewBox="0 0 82 99" svg:d="M44 0c-5 0-14 0-18 5-4 0-9 4-13 8s-8 8-8 13c-5 8-5 12-5 21 0 8 0 18 5 22 0 8 4 13 8 17s9 4 13 8c9 0 13 5 22 5 13 0 25-5 30-17l-5-9c-8 9-17 13-25 13-4 0-9 0-13-4-5 0-5 0-9-5-4-4-4-4-9-8 0-4 0-14-4-18h69v-4-4c0-9 0-13-4-17 0-9-5-13-9-17 0 0-4-4-8-9-9 0-13 0-17 0zM17 38c0-8 5-17 9-21s9-8 18-8c4 0 4 4 8 4s4 4 9 4c0 4 4 4 4 9 0 4 4 8 4 8v4z">
            <text:p/>
          </draw:path>
          <draw:path draw:style-name="gr8" draw:text-style-name="P4" draw:layer="layout" svg:width="0.14cm" svg:height="0.208cm" svg:x="7.415cm" svg:y="2.441cm" svg:viewBox="0 0 141 209" svg:d="M106 34c0 4-9 30-13 47-8 17-34 43-47 43-12 0-17-21-17-38 0-35 22-73 56-73 12 0 21 8 21 21zM68 183c0 9-5 13-17 13l-5 4c-4 0-4 0-4 0v9c0 0 26-5 34-5 17 0 39 0 39 0v-4-4h-9c-5 0-13 0-13-8 0 0 0-5 4-5l44-170c0 0 0-5 0-9s0-4 0-4c-4 0-9 0-13 4l-13 13c-4-9-18-17-30-17-34 0-85 38-85 90 0 26 4 47 38 47 13 0 30-5 51-30z">
            <text:p/>
          </draw:path>
          <draw:path draw:style-name="gr8" draw:text-style-name="P4" draw:layer="layout" svg:width="0.097cm" svg:height="0.102cm" svg:x="7.568cm" svg:y="2.526cm" svg:viewBox="0 0 98 103" svg:d="M46 0c-25 0-46 21-46 51 0 29 21 52 46 52 31 0 52-23 52-52 0-30-21-51-52-51zM46 8c18 0 31 17 31 43 0 25-13 43-31 43-17 0-25-18-25-43 0-26 8-43 25-43z">
            <text:p/>
          </draw:path>
          <draw:path draw:style-name="gr8" draw:text-style-name="P4" draw:layer="layout" svg:width="0.14cm" svg:height="0.157cm" svg:x="7.674cm" svg:y="2.471cm" svg:viewBox="0 0 141 158" svg:d="M0 158h46v-9h-13v-4-78h26v-8h-26v-17c0-17 5-30 13-34l17 13c10 0 10-4 10-9 0-8-5-12-18-12-22 0-43 21-43 55v4h-12v8h12v78 4h-12zM68 158h47v-9h-13l-4-4v-78h30v-8h-30v-17c0-17 4-30 17-34l17 13c4 0 9-4 9-9 0-8-5-12-17-12-26 0-43 21-43 55v4h-13v8h13v78l-4 4h-9z">
            <text:p/>
          </draw:path>
          <draw:path draw:style-name="gr8" draw:text-style-name="P4" draw:layer="layout" svg:width="0.145cm" svg:height="0.208cm" svg:x="9.074cm" svg:y="2.441cm" svg:viewBox="0 0 146 209" svg:d="M106 34c0 4-4 30-12 47-9 17-34 43-47 43s-17-21-17-38c0-35 25-73 55-73 13 0 21 8 21 21zM68 183c0 9-4 13-17 13l-4 4h-4v9c0 0 25-5 38-5s35 0 35 0v-4-4h-10c-4 0-8 0-8-8v-5l43-170c5 0 5-5 5-9s-5-4-5-4c-4 0-8 0-12 4l-9 13c-9-9-22-17-35-17-34 0-85 38-85 90 0 26 5 47 38 47 17 0 30-5 51-30z">
            <text:p/>
          </draw:path>
          <draw:path draw:style-name="gr8" draw:text-style-name="P4" draw:layer="layout" svg:width="0.098cm" svg:height="0.106cm" svg:x="9.227cm" svg:y="2.517cm" svg:viewBox="0 0 99 107" svg:d="M52 0c-31 0-52 21-52 56 0 30 21 51 52 51 25 0 47-21 47-51s-22-56-47-56zM52 13c17 0 25 13 25 43 0 26-8 43-25 43-18 0-31-17-31-43 0-30 13-43 31-43z">
            <text:p/>
          </draw:path>
          <draw:path draw:style-name="gr8" draw:text-style-name="P4" draw:layer="layout" svg:width="0.11cm" svg:height="0.106cm" svg:x="9.333cm" svg:y="2.517cm" svg:viewBox="0 0 111 107" svg:d="M0 107h48v-8h-9l-4-4v-74c9-4 17-4 21-4 17 0 22 4 22 23v55l-5 4h-8v8h46v-8h-12l-5-4v-61c0-21-8-34-25-34-8 0-21 9-34 13v-9h-8l-27 9v4h18v78l-5 4h-13z">
            <text:p/>
          </draw:path>
          <draw:frame draw:style-name="gr9" draw:text-style-name="P1" draw:layer="layout" svg:width="0.74cm" svg:height="0.744cm" svg:x="11.36cm" svg:y="2.17cm">
            <draw:image xlink:href="Pictures/10000000000000AF000000B0BD5AAC33586B9747.jpg" xlink:type="simple" xlink:show="embed" xlink:actuate="onLoad" loext:mime-type="image/jpeg">
              <text:p/>
            </draw:image>
          </draw:frame>
        </draw:g>
        <draw:g>
          <draw:path draw:style-name="gr1" draw:text-style-name="P1" draw:layer="layout" svg:width="1.065cm" svg:height="0.174cm" svg:x="6.356cm" svg:y="5.285cm" svg:viewBox="0 0 1066 175" svg:d="M1066 102c-348 124-739 90-1066-102">
            <text:p/>
          </draw:path>
          <draw:path draw:style-name="gr2" draw:text-style-name="P2" draw:layer="layout" svg:width="0.234cm" svg:height="0.157cm" svg:x="7.4cm" svg:y="5.289cm" svg:viewBox="0 0 235 158" svg:d="M235 0c-78 22-158 34-235 43l43 115c67-47 131-98 192-158z">
            <text:p/>
          </draw:path>
          <draw:path draw:style-name="gr3" draw:text-style-name="P1" draw:layer="layout" svg:width="0.234cm" svg:height="0.157cm" svg:x="7.4cm" svg:y="5.289cm" svg:viewBox="0 0 235 158" svg:d="M235 0c-78 22-158 34-235 43l43 115c67-47 131-98 192-158z">
            <text:p/>
          </draw:path>
          <draw:path draw:style-name="gr1" draw:text-style-name="P1" draw:layer="layout" svg:width="0.517cm" svg:height="0.585cm" svg:x="5.779cm" svg:y="5.421cm" svg:viewBox="0 0 518 586" svg:d="M515 221c22 195-81 365-255 365-238 0-341-318-187-586">
            <text:p/>
          </draw:path>
          <draw:path draw:style-name="gr2" draw:text-style-name="P2" draw:layer="layout" svg:width="0.132cm" svg:height="0.224cm" svg:x="6.22cm" svg:y="5.421cm" svg:viewBox="0 0 133 225" svg:d="M0 0c26 80 30 158 17 225l116-8c-21-76-65-154-133-217z">
            <text:p/>
          </draw:path>
          <draw:path draw:style-name="gr3" draw:text-style-name="P1" draw:layer="layout" svg:width="0.132cm" svg:height="0.224cm" svg:x="6.22cm" svg:y="5.421cm" svg:viewBox="0 0 133 225" svg:d="M0 0c26 80 30 158 17 225l116-8c-21-76-65-154-133-217z">
            <text:p/>
          </draw:path>
          <draw:path draw:style-name="gr1" draw:text-style-name="P1" draw:layer="layout" svg:width="0.976cm" svg:height="0.183cm" svg:x="8.292cm" svg:y="5.289cm" svg:viewBox="0 0 977 184" svg:d="M977 137c-319 98-676 38-977-137">
            <text:p/>
          </draw:path>
          <draw:path draw:style-name="gr2" draw:text-style-name="P2" draw:layer="layout" svg:width="0.233cm" svg:height="0.152cm" svg:x="9.251cm" svg:y="5.332cm" svg:viewBox="0 0 234 153" svg:d="M234 0c-77 21-158 34-234 38l38 115c68-43 136-94 196-153z">
            <text:p/>
          </draw:path>
          <draw:path draw:style-name="gr3" draw:text-style-name="P1" draw:layer="layout" svg:width="0.233cm" svg:height="0.152cm" svg:x="9.251cm" svg:y="5.332cm" svg:viewBox="0 0 234 153" svg:d="M234 0c-77 21-158 34-234 38l38 115c68-43 136-94 196-153z">
            <text:p/>
          </draw:path>
          <draw:path draw:style-name="gr1" draw:text-style-name="P1" draw:layer="layout" svg:width="0.526cm" svg:height="0.586cm" svg:x="7.7cm" svg:y="5.429cm" svg:viewBox="0 0 527 587" svg:d="M525 222c17 195-85 365-263 365-239 0-345-314-188-587">
            <text:p/>
          </draw:path>
          <draw:path draw:style-name="gr2" draw:text-style-name="P2" draw:layer="layout" svg:width="0.131cm" svg:height="0.225cm" svg:x="8.152cm" svg:y="5.429cm" svg:viewBox="0 0 132 226" svg:d="M0 0c21 81 25 158 17 226l115-9c-26-76-69-149-132-217z">
            <text:p/>
          </draw:path>
          <draw:path draw:style-name="gr3" draw:text-style-name="P1" draw:layer="layout" svg:width="0.131cm" svg:height="0.225cm" svg:x="8.152cm" svg:y="5.429cm" svg:viewBox="0 0 132 226" svg:d="M0 0c21 81 25 158 17 226l115-9c-26-76-69-149-132-217z">
            <text:p/>
          </draw:path>
          <draw:path draw:style-name="gr1" draw:text-style-name="P1" draw:layer="layout" svg:width="0.6cm" svg:height="0.598cm" svg:x="9.586cm" svg:y="5.506cm" svg:viewBox="0 0 601 599" svg:d="M600 220c12 199-111 379-297 379-261 0-392-328-235-599">
            <text:p/>
          </draw:path>
          <draw:path draw:style-name="gr2" draw:text-style-name="P2" draw:layer="layout" svg:width="0.123cm" svg:height="0.22cm" svg:x="10.121cm" svg:y="5.506cm" svg:viewBox="0 0 124 221" svg:d="M0 0c21 77 21 153 8 221l116-4c-21-77-60-154-124-217z">
            <text:p/>
          </draw:path>
          <draw:path draw:style-name="gr3" draw:text-style-name="P1" draw:layer="layout" svg:width="0.123cm" svg:height="0.22cm" svg:x="10.121cm" svg:y="5.506cm" svg:viewBox="0 0 124 221" svg:d="M0 0c21 77 21 153 8 221l116-4c-21-77-60-154-124-217z">
            <text:p/>
          </draw:path>
          <draw:path draw:style-name="gr1" draw:text-style-name="P1" draw:layer="layout" svg:width="2.92cm" svg:height="0.396cm" svg:x="6.564cm" svg:y="4.473cm" svg:viewBox="0 0 2921 397" svg:d="M0 334c931-455 2021-455 2921 63">
            <text:p/>
          </draw:path>
          <draw:path draw:style-name="gr2" draw:text-style-name="P2" draw:layer="layout" svg:width="0.233cm" svg:height="0.166cm" svg:x="6.356cm" svg:y="4.75cm" svg:viewBox="0 0 234 167" svg:d="M0 167c81-21 158-38 234-55l-50-112c-64 51-125 107-184 167z">
            <text:p/>
          </draw:path>
          <draw:path draw:style-name="gr3" draw:text-style-name="P1" draw:layer="layout" svg:width="0.233cm" svg:height="0.166cm" svg:x="6.356cm" svg:y="4.75cm" svg:viewBox="0 0 234 167" svg:d="M0 167c81-21 158-38 234-55l-50-112c-64 51-125 107-184 167z">
            <text:p/>
          </draw:path>
          <draw:path draw:style-name="gr2" draw:text-style-name="P2" draw:layer="layout" svg:width="0.739cm" svg:height="0.743cm" svg:x="5.668cm" svg:y="4.729cm" svg:viewBox="0 0 740 744" svg:d="M740 374c0-208-165-374-370-374-204 0-370 166-370 374 0 204 166 370 370 370 205 0 370-166 370-370z">
            <text:p/>
          </draw:path>
          <draw:path draw:style-name="gr4" draw:text-style-name="P1" draw:layer="layout" svg:width="0.739cm" svg:height="0.743cm" svg:x="5.668cm" svg:y="4.729cm" svg:viewBox="0 0 740 744" svg:d="M740 374c0-208-165-374-370-374-204 0-370 166-370 374 0 204 166 370 370 370 205 0 370-166 370-370z">
            <text:p/>
          </draw:path>
          <draw:path draw:style-name="gr2" draw:text-style-name="P2" draw:layer="layout" svg:width="0.76cm" svg:height="0.759cm" svg:x="7.583cm" svg:y="4.721cm" svg:viewBox="0 0 761 760" svg:d="M761 383c0-214-170-383-382-383-209 0-379 169-379 383 0 208 170 377 379 377 212 0 382-169 382-377z">
            <text:p/>
          </draw:path>
          <draw:path draw:style-name="gr4" draw:text-style-name="P1" draw:layer="layout" svg:width="0.76cm" svg:height="0.759cm" svg:x="7.583cm" svg:y="4.721cm" svg:viewBox="0 0 761 760" svg:d="M761 383c0-214-170-383-382-383-209 0-379 169-379 383 0 208 170 377 379 377 212 0 382-169 382-377z">
            <text:p/>
          </draw:path>
          <draw:path draw:style-name="gr2" draw:text-style-name="P2" draw:layer="layout" svg:width="0.929cm" svg:height="0.929cm" svg:x="9.421cm" svg:y="4.636cm" svg:viewBox="0 0 930 930" svg:d="M930 468c0-260-208-468-462-468-260 0-468 208-468 468 0 254 208 462 468 462 254 0 462-208 462-462z">
            <text:p/>
          </draw:path>
          <draw:path draw:style-name="gr5" draw:text-style-name="P1" draw:layer="layout" svg:width="0.929cm" svg:height="0.929cm" svg:x="9.421cm" svg:y="4.636cm" svg:viewBox="0 0 930 930" svg:d="M930 468c0-260-208-468-462-468-260 0-468 208-468 468 0 254 208 462 468 462 254 0 462-208 462-462z">
            <text:p/>
          </draw:path>
          <draw:path draw:style-name="gr6" draw:text-style-name="P1" draw:layer="layout" svg:width="0.929cm" svg:height="0.929cm" svg:x="9.421cm" svg:y="4.636cm" svg:viewBox="0 0 930 930" svg:d="M930 468c0-260-208-468-462-468-260 0-468 208-468 468 0 254 208 462 468 462 254 0 462-208 462-462z">
            <text:p/>
          </draw:path>
          <draw:path draw:style-name="gr7" draw:text-style-name="P3" draw:layer="layout" svg:width="0.077cm" svg:height="0.119cm" svg:x="6.755cm" svg:y="5.531cm" svg:viewBox="0 0 78 120" svg:d="M27 0v26h-27v13h27c-5 9-5 17-5 26 0 8 0 12 0 21 0 13 0 21 5 25 8 9 12 9 21 9 12 0 21 0 30-9l-5-12c-8 8-13 8-21 8-4 0-4 0-9 0 0-4-4-4-4-8 0 0 0-5 0-9s0-8 0-17c0-8 0-21 0-34h30v-13h-30l4-22c0-4 0-4 0-4z">
            <text:p/>
          </draw:path>
          <draw:path draw:style-name="gr7" draw:text-style-name="P3" draw:layer="layout" svg:width="0.085cm" svg:height="0.098cm" svg:x="6.853cm" svg:y="5.556cm" svg:viewBox="0 0 86 99" svg:d="M42 0c-4 0-8 0-13 5-8 0-12 4-17 8-4 5-4 9-8 17 0 4-4 13-4 17 0 10 4 14 4 22 4 5 4 9 8 13 5 4 9 8 13 13 9 0 13 4 17 4 9 0 13-4 18-4 4-5 8-9 13-9 4-8 8-12 8-17 5-4 5-12 5-22 0-8 0-13-5-21 0-4-4-8-8-13-5-4-9-8-13-8-5-5-9-5-18-5zM73 47c0 10 0 14-5 18 0 4 0 9-4 9-5 4-4 8-9 8-4 0-9 4-13 4s-4-4-8-4c-5 0-9-4-9-8-4-5-4-5-8-9 0-8 0-13 0-18 0-4 0-8 0-13 4-4 4-8 8-12 0-4 4-4 9-9 4 0 4 0 8 0s9 0 13 0c5 5 4 5 9 9 0 4 4 8 4 12 5 5 5 9 5 13z">
            <text:p/>
          </draw:path>
          <draw:path draw:style-name="gr7" draw:text-style-name="P3" draw:layer="layout" svg:width="0.081cm" svg:height="0.136cm" svg:x="6.963cm" svg:y="5.514cm" svg:viewBox="0 0 82 137" svg:d="M0 0v137h14v-34l12-13 39 47h17l-43-55 39-39h-5c-4 0-8 0-13 0l-46 43v-77c0-4 0-4 0-4 4 0 4 0 4-5z">
            <text:p/>
          </draw:path>
          <draw:path draw:style-name="gr7" draw:text-style-name="P3" draw:layer="layout" svg:width="0.08cm" svg:height="0.095cm" svg:x="7.061cm" svg:y="5.556cm" svg:viewBox="0 0 81 96" svg:d="M42 0c-4 0-13 0-17 6-4 0-8 4-13 8-4 5-8 9-8 13-4 8-4 13-4 21 0 9 0 17 4 21 0 5 4 13 8 17 5 4 9 4 13 10 9 0 13 0 21 0 13 0 26-6 31-14l-9-8c-5 8-13 12-22 12-4 0-8 0-12-4-5 0-5 0-9-4s-4-9-8-13c0-4-5-8-5-13h69c0-4 0-4 0-4v-4c0-9 0-13-4-21 0-4-5-9-9-13 0-4-5-4-13-10-4 0-9 0-13 0zM17 40c0-9 4-17 8-21 4-5 9-9 17-9 4 0 4 4 9 4 4 0 4 5 8 5 0 4 4 4 4 8s5 4 5 8v5z">
            <text:p/>
          </draw:path>
          <draw:path draw:style-name="gr7" draw:text-style-name="P3" draw:layer="layout" svg:width="0.076cm" svg:height="0.095cm" svg:x="7.167cm" svg:y="5.556cm" svg:viewBox="0 0 77 96" svg:d="M0 96h17v-56c0-5 0-9 0-9 4-4 4-8 8-8 4-4 4-4 9-9 4 0 8 0 8 0 4 0 9 0 13 5 5 4 5 12 5 21v56h17v-56c0-9-4-13-4-17s-4-9-4-13c-4-4-9-4-9-10-5 0-9 0-14 0-4 0-12 0-17 6-4 4-8 8-12 13v-19h-17z">
            <text:p/>
          </draw:path>
          <draw:path draw:style-name="gr7" draw:text-style-name="P3" draw:layer="layout" svg:width="0.08cm" svg:height="0.127cm" svg:x="5.847cm" svg:y="6.104cm" svg:viewBox="0 0 81 128" svg:d="M0 0v128h18v-47c0 4 4 9 12 13 5 0 9 0 13 0s9 0 17 0c4-4 9-4 13-9 0-4 4-12 8-17 0-8 0-12 0-22 0-8 0-17 0-21-4-4-8-13-8-17-4 0-9-4-13-8-4 0-13 0-17 0s-8 0-13 4c-8 0-12 4-12 8v-12zM18 56v-14c0-8 0-13 0-17s4-4 4-8c4 0 8-5 8-5 5 0 9 0 9 0 8 0 17 0 21 9 4 8 9 17 9 25 0 10 0 14-5 18 0 4-4 9-4 13-4 0-8 4-13 4 0 0-4 0-8 0s-13 0-17-4-4-13-4-21z">
            <text:p/>
          </draw:path>
          <draw:path draw:style-name="gr7" draw:text-style-name="P3" draw:layer="layout" svg:width="0.076cm" svg:height="0.093cm" svg:x="5.953cm" svg:y="6.104cm" svg:viewBox="0 0 77 94" svg:d="M0 0v52c0 8 0 16 0 21 0 4 4 8 8 12 0 5 5 5 9 9 4 0 8 0 13 0 8 0 12 0 16-4 5 0 9-5 14-9v4c0 5 0 5 0 5v4h17c-4-4-4-4-4-9v-85h-13v52c0 4 0 12-4 12 0 4 0 9-5 13-5 0-5 4-9 4s-4 4-8 4-4 0-9-4c-4 0-4 0-4-4-4-4-4-4-8-9 0-4 0-8 0-16v-52z">
            <text:p/>
          </draw:path>
          <draw:path draw:style-name="gr7" draw:text-style-name="P3" draw:layer="layout" svg:width="0.076cm" svg:height="0.093cm" svg:x="6.055cm" svg:y="6.104cm" svg:viewBox="0 0 77 94" svg:d="M73 13c-8-9-17-13-34-13-4 0-9 0-14 0-4 4-8 4-13 4 0 4-4 9-4 9-4 5-4 9-4 9 0 4 0 8 0 8 4 5 4 9 4 9 4 0 4 4 9 4 0 0 4 4 8 4 5 0 10 5 14 5 8 4 13 4 17 8s4 4 4 8c0 5 0 5 0 9-4 0-4 0-4 4-4 0-9 0-9 0-4 0-8 4-8 4-4 0-4-4-9-4s-5 0-9 0c-4-4-4-4-9-4 0-4-4-4-4-4 0-5 0-5 0-5l-8 13c8 9 21 13 39 13 4 0 8 0 13 0 8-4 13-4 13-9 4 0 8-4 8-8 4-4 4-9 4-13s-4-8-8-12c-4-5-13-9-26-13-4 0-8-4-13-4 0 0-5 0-5-5-4 0-4 0-4-4 0 0-4 0-4-4l4-4c0 0 0-5 4-5 0 0 5 0 5-5 5 0 5 0 9 0s13 5 17 5c4 5 4 5 9 9v4z">
            <text:p/>
          </draw:path>
          <draw:path draw:style-name="gr7" draw:text-style-name="P3" draw:layer="layout" svg:width="0.076cm" svg:height="0.136cm" svg:x="6.157cm" svg:y="6.061cm" svg:viewBox="0 0 77 137" svg:d="M0 137h18v-56c0-4 0-9 0-9 4-4 4-8 8-12 4 0 4-5 8-5 5 0 9 0 9 0 4 0 8 0 13 5 4 4 4 12 4 21v56h17v-56c0-9 0-13-4-17 0-9-4-13-4-13-5-4-9-4-9-8-4 0-9 0-13 0s-13 0-17 4-8 8-12 13v-56-4h-18z">
            <text:p/>
          </draw:path>
          <draw:path draw:style-name="gr7" draw:text-style-name="P3" draw:layer="layout" svg:width="0.076cm" svg:height="0.123cm" svg:x="8.631cm" svg:y="5.544cm" svg:viewBox="0 0 77 124" svg:d="M26 4l-5 26h-21v8h21c0 14 0 22 0 31 0 4 0 12 0 17 0 12 0 21 5 29 4 4 13 9 22 9 13 0 21-5 29-13l-4-9c-8 5-12 9-21 9-4 0-4-4-8-4l-5-5c0-4-5-8-5-12s0-9 0-17c0-9 0-21 5-35h30v-8h-30v-26c5 0 5-4 5-4z">
            <text:p/>
          </draw:path>
          <draw:path draw:style-name="gr7" draw:text-style-name="P3" draw:layer="layout" svg:width="0.085cm" svg:height="0.098cm" svg:x="8.729cm" svg:y="5.569cm" svg:viewBox="0 0 86 99" svg:d="M43 0c-4 0-8 0-18 5-4 4-8 4-12 8-5 4-9 13-9 17-4 4-4 14-4 22 0 4 0 13 4 17 0 4 4 13 9 17 4 4 8 4 12 8 5 5 14 5 18 5 9 0 13 0 17-5 4 0 9-4 13-8s8-9 8-17c5-4 5-13 5-21 0-4 0-14-5-18 0-9-4-13-8-17s-9-8-13-8c-4-5-8-5-17-5zM73 52c0 4-4 9-4 13s-5 8-5 12c-4 0-8 5-8 5-4 4-9 4-13 4s-8 0-8-4c-5 0-10-5-10-5-4-4-4-8-8-12 0-4 0-9 0-17 0-4 0-9 0-14 4-4 4-8 8-13 0 0 5-4 10-4 0-4 4-4 8-4s9 0 13 4c0 0 4 4 8 4 0 5 5 9 5 13 0 5 4 10 4 18z">
            <text:p/>
          </draw:path>
          <draw:path draw:style-name="gr7" draw:text-style-name="P3" draw:layer="layout" svg:width="0.081cm" svg:height="0.131cm" svg:x="8.839cm" svg:y="5.531cm" svg:viewBox="0 0 82 132" svg:d="M0 0v132h13v-33l13-13 39 46h17l-44-55 39-33h-8c-4 0-4 0-9-5l-47 47v-82-4z">
            <text:p/>
          </draw:path>
          <draw:path draw:style-name="gr7" draw:text-style-name="P3" draw:layer="layout" svg:width="0.08cm" svg:height="0.098cm" svg:x="8.937cm" svg:y="5.569cm" svg:viewBox="0 0 81 99" svg:d="M43 0c-4 0-14 0-18 5-4 0-8 4-12 8-5 4-9 8-9 17-4 4-4 14-4 22 0 4 0 13 4 17 0 8 4 13 9 17 4 4 8 8 12 8 9 5 14 5 22 5 13 0 22-5 30-17l-8-5c-5 5-13 9-22 9-4 0-8 0-13 0-5-4-9-4-9-9-4 0-8-4-8-8s-4-13-4-17h68v-4-4c0-5 0-14-4-18 0-9-4-13-8-13-5-4-9-8-13-8-4-5-9-5-13-5zM13 39c4-9 4-18 12-22 4-4 9-4 18-4 4 0 4 0 9 0 4 0 4 4 8 4 0 4 4 9 4 9 0 4 0 8 0 13z">
            <text:p/>
          </draw:path>
          <draw:path draw:style-name="gr7" draw:text-style-name="P3" draw:layer="layout" svg:width="0.072cm" svg:height="0.093cm" svg:x="9.043cm" svg:y="5.569cm" svg:viewBox="0 0 73 94" svg:d="M0 94h17v-51c0-5 0-9 0-13 4-4 4-9 8-9 0-4 5-4 9-4 5-4 5-4 9-4 5 0 9 4 13 4 4 4 4 13 4 21v56h13v-56c0-8 0-12 0-17 0-4-4-8-4-12-5-4-9-4-13-4 0-5-4-5-8-5-9 0-14 0-18 5-5 4-13 8-13 12v-12h-17z">
            <text:p/>
          </draw:path>
          <draw:path draw:style-name="gr7" draw:text-style-name="P3" draw:layer="layout" svg:width="0.08cm" svg:height="0.127cm" svg:x="7.774cm" svg:y="6.112cm" svg:viewBox="0 0 81 128" svg:d="M0 0v128h17v-46c0 4 4 8 8 12 9 0 13 5 17 5s9-5 17-5c5-4 9-4 9-8 4-4 8-9 13-17 0-4 0-13 0-21 0-10 0-14 0-22-5-5-9-9-9-13-4-4-8-9-13-9-4-4-13-4-17-4s-8 0-13 4c-8 5-12 9-12 13v-17zM17 56v-12c0-10 0-14 0-18 0 0 4-5 4-9 4 0 8-4 8-4 5 0 9 0 9 0 8 0 17 4 21 8 5 9 9 17 9 31 0 4 0 13-4 13 0 4-5 8-5 12-4 5-8 5-13 5 0 0-4 4-8 4s-13-4-17-9c-4-4-4-12-4-21z">
            <text:p/>
          </draw:path>
          <draw:path draw:style-name="gr7" draw:text-style-name="P3" draw:layer="layout" svg:width="0.076cm" svg:height="0.098cm" svg:x="7.876cm" svg:y="6.112cm" svg:viewBox="0 0 77 99" svg:d="M4 0l-4 55c0 4 4 13 4 17 0 5 4 10 8 14 0 4 5 8 9 8s8 5 13 5 13-5 17-5c5-4 9-8 13-12v4c0 4 0 4 0 4 0 4 0 4 0 4h13c0 0 0-4 0-8v-86h-13v51c0 8 0 13-4 17 0 4 0 4-4 9-5 5-5 5-9 5-4 4-4 4-8 4-5 0-5 0-10-4-4 0-4 0-8-5 0 0 0-5-4-9 0-4 0-9 0-13v-55z">
            <text:p/>
          </draw:path>
          <draw:path draw:style-name="gr7" draw:text-style-name="P3" draw:layer="layout" svg:width="0.081cm" svg:height="0.098cm" svg:x="7.977cm" svg:y="6.112cm" svg:viewBox="0 0 82 99" svg:d="M78 13c-9-9-17-13-34-13-4 0-10 0-14 0-4 4-8 4-13 9-4 0-4 4-8 8 0 0 0 4 0 9 0 0 0 4 0 8l4 4c4 5 4 5 9 5 0 4 4 4 8 8 4 0 4 0 14 0 8 4 13 8 17 8 4 5 4 5 4 9s0 4 0 9c-4 0-4 0-8 5h-5c-4 4-8 4-8 4-4 0-4 0-10 0-4-4-4-4-8-4s-4-5-9-5c-4 0-4-5-4-5v-4h-4l-9 14c13 8 26 17 44 17 4 0 8-5 13-5 8 0 8-4 12-4 5-4 9-8 9-13 4-5 4-5 4-9 0-9-4-13-8-17-5-4-13-8-26-13-4 0-8 0-14-4h-4c-4-4-4-4-4-4-4-4-4-4-4-4 0-5 4-5 4-9l4-4h4c6 0 6-4 10-4s13 4 17 4c4 4 4 8 8 8 0 5 0 5 0 5z">
            <text:p/>
          </draw:path>
          <draw:path draw:style-name="gr7" draw:text-style-name="P3" draw:layer="layout" svg:width="0.076cm" svg:height="0.135cm" svg:x="8.084cm" svg:y="6.07cm" svg:viewBox="0 0 77 136" svg:d="M0 136h17v-51c0-5 0-9 0-13 4-4 4-9 8-9 4-4 4-4 8-8 5 0 9 0 9 0 4 0 8 0 14 4 4 4 4 13 4 21v56h17v-56c0-8-4-12-4-17 0-4-4-8-4-12-5-5-9-5-9-9-4 0-10 0-14 0s-13 0-17 4c-4 5-8 9-12 13v-51c0-4 0-4 0-4v-4h-17z">
            <text:p/>
          </draw:path>
          <draw:path draw:style-name="gr7" draw:text-style-name="P3" draw:layer="layout" svg:width="0.076cm" svg:height="0.118cm" svg:x="9.65cm" svg:y="6.176cm" svg:viewBox="0 0 77 119" svg:d="M26 0v25h-26v13h26c-4 9-4 21-4 25 0 10 0 18 0 23 0 12 0 21 4 25 9 8 13 8 21 8 13 0 22 0 30-8l-4-13c-9 9-13 9-21 9-5 0-5 0-9 0 0-4-4-4-4-9 0 0 0-4 0-8s0-9 0-17c0-10 0-22 0-35h30v-13h-30l4-21c0-4 0-4 0-4z">
            <text:p/>
          </draw:path>
          <draw:path draw:style-name="gr7" draw:text-style-name="P3" draw:layer="layout" svg:width="0.085cm" svg:height="0.098cm" svg:x="9.747cm" svg:y="6.201cm" svg:viewBox="0 0 86 99" svg:d="M44 0c-4 0-9 0-13 4-8 0-14 5-18 9s-4 9-8 17c0 4-5 13-5 17 0 8 5 13 5 21 4 4 4 9 8 13 4 5 10 9 14 13 8 0 13 5 17 5 8 0 13-5 17-5 4-4 8-4 13-8 4-5 8-14 8-18 4-4 4-13 4-21 0-9 0-13-4-21 0-4-4-9-8-13-5-4-9-9-13-9-4-4-9-4-17-4zM74 47c0 8 0 13-5 17 0 4 0 8-4 8-4 5-4 9-8 9-5 0-9 5-13 5s-4-5-9-5c-4 0-8-4-8-9-4 0-4-4-10-8 0-4 0-13 0-17s0-9 0-13c6-4 6-8 10-12 0-5 4-5 8-9 5 0 5 0 9 0s8 0 13 0c4 4 4 4 8 9 0 4 4 8 4 12 5 4 5 9 5 13z">
            <text:p/>
          </draw:path>
          <draw:path draw:style-name="gr7" draw:text-style-name="P3" draw:layer="layout" svg:width="0.081cm" svg:height="0.135cm" svg:x="9.858cm" svg:y="6.159cm" svg:viewBox="0 0 82 136" svg:d="M0 0v136h13v-33l12-13 39 46h18l-44-55 39-38h-5c-4 0-8 0-13 0l-46 43v-78c0-4 0-4 0-4 4 0 4 0 4-4z">
            <text:p/>
          </draw:path>
          <draw:path draw:style-name="gr7" draw:text-style-name="P3" draw:layer="layout" svg:width="0.08cm" svg:height="0.098cm" svg:x="9.956cm" svg:y="6.201cm" svg:viewBox="0 0 81 99" svg:d="M42 0c-4 0-13 0-17 4-4 0-9 5-13 9s-8 9-8 13c-4 8-4 12-4 21 0 8 0 17 4 21 0 4 4 13 8 18 4 4 9 4 13 8 8 0 13 5 21 5 14 0 26-9 31-18l-9-9c-4 9-13 14-22 14-4 0-8 0-13-5-4 0-4 0-8-4-4-5-4-5-9-13 0-4-4-9-4-13h69c0-4 0-4 0-4v-4c0-9 0-13-4-21 0-5-5-9-9-13 0-5-4-5-13-9-5 0-9 0-13 0zM16 38c0-8 5-16 9-21 4-4 8-8 17-8 4 0 4 4 8 4 5 0 5 4 10 4 0 5 4 5 4 9s4 4 4 8v4z">
            <text:p/>
          </draw:path>
          <draw:path draw:style-name="gr7" draw:text-style-name="P3" draw:layer="layout" svg:width="0.076cm" svg:height="0.093cm" svg:x="10.062cm" svg:y="6.201cm" svg:viewBox="0 0 77 94" svg:d="M0 94h17v-50c0-9 0-9 0-13 4-4 4-8 8-8 4-5 4-5 8-9 5 0 9 0 9 0 4 0 8 0 14 4 4 5 4 13 4 21v55h17v-55c0-8-4-12-4-16 0-5-5-9-5-13-4-6-8-6-8-10-4 0-10 0-14 0s-13 0-17 4c-4 6-8 10-12 14v-18h-17z">
            <text:p/>
          </draw:path>
          <draw:path draw:style-name="gr7" draw:text-style-name="P3" draw:layer="layout" svg:width="0.08cm" svg:height="0.127cm" svg:x="7.723cm" svg:y="4.284cm" svg:viewBox="0 0 81 128" svg:d="M0 4v124h17v-48c0 9 4 9 8 14 9 4 13 4 17 4 5 0 9 0 14-4 4 0 8-5 13-9 4-5 8-9 8-17 4-5 4-13 4-22 0-8 0-12-4-21 0-4-4-8-8-12 0-5-5-9-9-9-9-4-13-4-18-4-4 0-8 0-17 4-4 4-8 9-8 13v-13zM17 55v-13c0-4 0-8 0-12 0-5 4-9 4-13 4 0 4 0 9-4 4 0 4 0 8 0 9 0 18 4 22 8 4 9 9 17 9 30 0 4-5 12-5 17 0 4-4 8-8 8 0 4-4 4-9 4-5 5-5 5-9 5-8 0-13-5-17-9s-4-8-4-21z">
            <text:p/>
          </draw:path>
          <draw:path draw:style-name="gr7" draw:text-style-name="P3" draw:layer="layout" svg:width="0.076cm" svg:height="0.093cm" svg:x="7.825cm" svg:y="4.288cm" svg:viewBox="0 0 77 94" svg:d="M0 0v51c0 4 4 14 4 18 0 8 5 13 10 13 0 4 4 8 8 8 4 4 8 4 13 4 4 0 12 0 17-4 4-4 8-8 12-13v9 4h13c0 0 0-4 0-8v-82h-13v51c0 4-4 8-4 14 0 4-4 8-4 8-4 4-4 4-9 9-4 0-4 0-8 0s-9 0-9 0c-4-5-4-5-8-9 0 0-4-4-4-8 0-6 0-10 0-14v-51z">
            <text:p/>
          </draw:path>
          <draw:path draw:style-name="gr7" draw:text-style-name="P3" draw:layer="layout" svg:width="0.081cm" svg:height="0.097cm" svg:x="7.926cm" svg:y="4.284cm" svg:viewBox="0 0 82 98" svg:d="M78 13c-9-9-21-13-34-13-4 0-8 0-13 4-4 0-8 0-12 4-5 0-5 5-9 9 0 0 0 4 0 8 0 5 0 5 0 9l4 4c5 4 5 4 9 8 0 0 4 0 8 5 0 0 5 0 13 4 8 0 13 4 17 4 4 5 4 10 4 10 0 4 0 4 0 8-4 0-4 4-8 4l-5 5c-4 0-8 0-8 0-4 0-8 0-8 0-5 0-5 0-9-5-4 0-8-4-8-4-5 0-5-4-5-4v-4c-4 0-4 0-4 0l-10 12c14 13 27 17 44 17 4 0 8 0 13-4 4 0 8-4 12-4 5-4 9-9 9-9 0-4 4-8 4-12 0-10-4-14-8-18-5-5-13-9-26-9-4-4-8-4-12-4-5-4-5-4-9-4 0-4 0-4 0-4-4 0-4-5-4-5 0-4 0-4 4-8l4-4h5c4 0 4 0 8 0s8 0 13 4c4 0 8 4 12 8z">
            <text:p/>
          </draw:path>
          <draw:path draw:style-name="gr7" draw:text-style-name="P3" draw:layer="layout" svg:width="0.072cm" svg:height="0.131cm" svg:x="8.033cm" svg:y="4.246cm" svg:viewBox="0 0 73 132" svg:d="M0 132h17v-52c0-4 0-8 0-12 4-5 4-9 9-9 0-4 4-4 9-4 4-4 4-4 8-4s9 4 13 4c4 4 4 13 4 21v56h13v-56c0-8 0-13 0-17s-4-8-4-13c-5-4-9-4-9-4-4-4-8-4-13-4-8 0-12 0-17 4-4 4-9 9-13 13v-51-4h-17z">
            <text:p/>
          </draw:path>
          <draw:path draw:style-name="gr8" draw:text-style-name="P4" draw:layer="layout" svg:width="0.145cm" svg:height="0.208cm" svg:x="5.808cm" svg:y="4.996cm" svg:viewBox="0 0 146 209" svg:d="M111 34c0 5-9 30-13 47-8 17-38 42-47 42-12 0-21-21-21-38 0-33 26-72 60-72 12 0 21 9 21 21zM73 184c0 8-5 13-17 13l-5 4c-4 0-4 0-4 0v8c0 0 21-4 34-4s38 4 38 4v-4-4c0 0 0-4-4-4h-4c-4 0-13 0-13-9v-4l48-171c0 0 0-4 0-8 0-5 0-5-4-5 0 0-5 0-9 5l-14 12c-8-8-17-17-29-17-39 0-90 39-90 90 0 25 9 47 39 47 17 0 34-5 55-30z">
            <text:p/>
          </draw:path>
          <draw:path draw:style-name="gr8" draw:text-style-name="P4" draw:layer="layout" svg:width="0.046cm" svg:height="0.149cm" svg:x="5.966cm" svg:y="5.03cm" svg:viewBox="0 0 47 150" svg:d="M25 0c-8 0-13 5-13 13 0 5 5 9 13 9 4 0 8-4 8-9 0-8-4-13-8-13zM21 48l-21 9v4h12v76l-4 4h-8v9h47v-9h-14l-4-4v-89z">
            <text:p/>
          </draw:path>
          <draw:path draw:style-name="gr8" draw:text-style-name="P4" draw:layer="layout" svg:width="0.11cm" svg:height="0.103cm" svg:x="6.025cm" svg:y="5.077cm" svg:viewBox="0 0 111 104" svg:d="M0 104h48v-10h-13l-4-4v-72c12-4 17-4 25-4 17 0 21 4 21 21v55l-4 4h-8v10h46v-10h-12l-4-4v-59c0-21-9-31-30-31-9 0-17 5-34 10v-10h-4l-27 10v4h14v76l-4 4h-10z">
            <text:p/>
          </draw:path>
          <draw:path draw:style-name="gr8" draw:text-style-name="P4" draw:layer="layout" svg:width="0.046cm" svg:height="0.149cm" svg:x="6.144cm" svg:y="5.03cm" svg:viewBox="0 0 47 150" svg:d="M21 0c-4 0-8 5-8 13 0 5 4 9 8 9 9 0 13-4 13-9 0-8-4-13-13-13zM21 48l-21 9v4h13v76l-5 4h-8v9h47v-9h-13l-4-4v-89z">
            <text:p/>
          </draw:path>
          <draw:path draw:style-name="gr8" draw:text-style-name="P4" draw:layer="layout" svg:width="0.064cm" svg:height="0.123cm" svg:x="6.199cm" svg:y="5.056cm" svg:viewBox="0 0 65 124" svg:d="M18 34v69c0 12 4 21 21 21 9 0 17 0 26-4v-9c-5 0-9 0-13 0-17 0-17-4-17-21v-56h30v-9h-30v-25h-8l-9 21-18 4v9z">
            <text:p/>
          </draw:path>
          <draw:path draw:style-name="gr8" draw:text-style-name="P4" draw:layer="layout" svg:width="0.144cm" svg:height="0.208cm" svg:x="7.727cm" svg:y="4.996cm" svg:viewBox="0 0 145 209" svg:d="M112 34c0 5-9 30-13 47-9 17-40 42-52 42-13 0-17-21-17-38 0-33 25-72 60-72 13 0 22 9 22 21zM72 184c-4 8-8 13-17 13l-8 4v8c0 0 21-4 35-4 12 0 34 4 34 4l4-4v-4l-4-4h-4c-5 0-13 0-13-9v-4l46-171c0 0 0-4 0-8 0-5-4-5-4-5-4 0-8 0-8 5l-13 12c-8-8-17-17-30-17-39 0-90 39-90 90 0 25 9 47 38 47 17 0 34-5 56-30z">
            <text:p/>
          </draw:path>
          <draw:path draw:style-name="gr8" draw:text-style-name="P4" draw:layer="layout" svg:width="0.093cm" svg:height="0.103cm" svg:x="7.884cm" svg:y="5.077cm" svg:viewBox="0 0 94 104" svg:d="M47 0c-30 0-47 22-47 52s17 52 47 52c31 0 47-22 47-52s-16-52-47-52zM47 10c17 0 31 12 31 42 0 25-14 42-31 42s-30-17-30-42c0-30 13-42 30-42z">
            <text:p/>
          </draw:path>
          <draw:path draw:style-name="gr8" draw:text-style-name="P4" draw:layer="layout" svg:width="0.106cm" svg:height="0.103cm" svg:x="7.99cm" svg:y="5.077cm" svg:viewBox="0 0 107 104" svg:d="M0 104h44v-10h-10l-4-4v-72c8-4 18-4 26-4 13 0 22 4 22 21v55l-5 4h-12v10h46v-10h-8l-4-4v-59c0-21-13-31-30-31-9 0-21 5-35 10v-10h-9l-21 10v4h13v76l-4 4h-9z">
            <text:p/>
          </draw:path>
          <draw:path draw:style-name="gr8" draw:text-style-name="P4" draw:layer="layout" svg:width="0.089cm" svg:height="0.103cm" svg:x="8.101cm" svg:y="5.077cm" svg:viewBox="0 0 90 104" svg:d="M90 77c-13 9-26 13-34 13-23 0-35-13-35-42h69c0-5 0-5 0-9 0-25-17-39-38-39-31 0-52 22-52 52s21 52 47 52c13 0 30-5 43-14zM69 39h-48c0-17 12-29 26-29 13 0 22 8 22 25z">
            <text:p/>
          </draw:path>
          <draw:path draw:style-name="gr8" draw:text-style-name="P4" draw:layer="layout" svg:width="0.144cm" svg:height="0.208cm" svg:x="9.561cm" svg:y="4.988cm" svg:viewBox="0 0 145 209" svg:d="M106 34c0 4-4 30-9 47-8 17-38 42-51 42-12 0-17-21-17-38 0-34 26-72 60-72 13 0 17 8 17 21zM72 183c-5 9-9 13-17 13h-9c0 4 0 4 0 4v5 4c0 0 21-4 34-4s34 0 34 0h6v-5c0-4-6-4-6-4h-4c-4 0-13 0-13-8v-5l48-170c0-5 0-5 0-9s-4-4-4-4c-5 0-9 0-13 4l-8 13c-10-9-18-17-36-17-33 0-84 38-84 89 0 21 8 47 38 47 17 0 34-5 55-34z">
            <text:p/>
          </draw:path>
          <draw:path draw:style-name="gr8" draw:text-style-name="P4" draw:layer="layout" svg:width="0.074cm" svg:height="0.106cm" svg:x="9.713cm" svg:y="5.064cm" svg:viewBox="0 0 75 107" svg:d="M0 107h52v-8l-12-4h-5v-60c9-12 13-17 22-17 4 0 8 0 12 5h6v-17c-6 0-10-6-14-6h-4c-9 10-17 14-22 23v-17h-8l-27 4v8h18v77h-4l-14 4z">
            <text:p/>
          </draw:path>
          <draw:path draw:style-name="gr8" draw:text-style-name="P4" draw:layer="layout" svg:width="0.085cm" svg:height="0.106cm" svg:x="9.794cm" svg:y="5.064cm" svg:viewBox="0 0 86 107" svg:d="M86 82c-8 8-21 13-31 13-21 0-38-17-38-43h69c0-4 0-4 0-8 0-26-13-44-35-44-30 0-51 23-51 56 0 30 21 51 47 51 14 0 26-4 39-12zM69 40h-48c0-17 13-26 26-26 14 0 22 9 22 26z">
            <text:p/>
          </draw:path>
          <draw:path draw:style-name="gr8" draw:text-style-name="P4" draw:layer="layout" svg:width="0.094cm" svg:height="0.106cm" svg:x="9.9cm" svg:y="5.064cm" svg:viewBox="0 0 95 107" svg:d="M61 95l4 12h30v-8l-13-4h-4v-64c0-21-9-31-30-31-26 0-44 14-44 27 0 4 0 4 6 4h17v-17c4 0 8-4 17-4 13 0 17 8 17 25v9c-43 8-61 12-61 38 0 13 10 25 27 25 8 0 21-4 34-12zM61 86c-9 4-17 9-26 9-13 0-17-5-17-17 0-13 13-22 43-30z">
            <text:p/>
          </draw:path>
          <draw:path draw:style-name="gr8" draw:text-style-name="P4" draw:layer="layout" svg:width="0.102cm" svg:height="0.157cm" svg:x="10.006cm" svg:y="5.013cm" svg:viewBox="0 0 103 158" svg:d="M74 17v39c-9-5-13-5-23-5-30 0-51 26-51 56s17 51 38 51c13 0 23-4 36-12v12h29v-8l-8-4h-5v-146h-8l-26 9v8zM74 137c-9 4-18 9-27 9-17 0-30-17-30-39 0-30 17-47 34-47 10 0 14 4 23 4z">
            <text:p/>
          </draw:path>
          <draw:path draw:style-name="gr8" draw:text-style-name="P4" draw:layer="layout" svg:width="0.111cm" svg:height="0.144cm" svg:x="10.112cm" svg:y="5.069cm" svg:viewBox="0 0 112 145" svg:d="M0 0v9h13l38 89c-8 17-12 26-17 34l-21-8c-4 4-4 8-4 12 0 5 4 9 13 9 12 0 25-9 34-34l43-102h13v-9h-39v9h12v4l-25 64-26-64 5-4h8v-9z">
            <text:p/>
          </draw:path>
          <draw:frame draw:style-name="gr9" draw:text-style-name="P1" draw:layer="layout" svg:width="1.603cm" svg:height="1.959cm" svg:x="12.497cm" svg:y="4.292cm">
            <draw:image xlink:href="Pictures/100000000000007B00000096A26B124CD127D080.jpg" xlink:type="simple" xlink:show="embed" xlink:actuate="onLoad" loext:mime-type="image/jpeg">
              <text:p/>
            </draw:image>
          </draw:frame>
        </draw:g>
      </draw:page>
      <draw:page draw:name="page2" draw:style-name="dp1" draw:master-page-name="Padrão">
        <draw:g>
          <draw:path draw:style-name="gr1" draw:text-style-name="P1" draw:layer="layout" svg:width="1.21cm" svg:height="0.191cm" svg:x="4.943cm" svg:y="2.945cm" svg:viewBox="0 0 1211 192" svg:d="M1211 103c-395 145-836 114-1211-103">
            <text:p/>
          </draw:path>
          <draw:path draw:style-name="gr2" draw:text-style-name="P2" draw:layer="layout" svg:width="0.233cm" svg:height="0.157cm" svg:x="6.132cm" svg:y="2.945cm" svg:viewBox="0 0 234 158" svg:d="M234 0c-76 21-153 35-234 44l43 114c68-47 132-97 191-158z">
            <text:p/>
          </draw:path>
          <draw:path draw:style-name="gr3" draw:text-style-name="P1" draw:layer="layout" svg:width="0.233cm" svg:height="0.157cm" svg:x="6.132cm" svg:y="2.945cm" svg:viewBox="0 0 234 158" svg:d="M234 0c-76 21-153 35-234 44l43 114c68-47 132-97 191-158z">
            <text:p/>
          </draw:path>
          <draw:path draw:style-name="gr1" draw:text-style-name="P1" draw:layer="layout" svg:width="0.453cm" svg:height="0.577cm" svg:x="4.465cm" svg:y="3.051cm" svg:viewBox="0 0 454 578" svg:d="M450 221c26 192-59 357-221 357-225 0-302-311-149-578">
            <text:p/>
          </draw:path>
          <draw:path draw:style-name="gr2" draw:text-style-name="P2" draw:layer="layout" svg:width="0.136cm" svg:height="0.229cm" svg:x="4.837cm" svg:y="3.051cm" svg:viewBox="0 0 137 230" svg:d="M0 0c21 82 27 158 21 230l116-17c-26-72-72-148-137-213z">
            <text:p/>
          </draw:path>
          <draw:path draw:style-name="gr3" draw:text-style-name="P1" draw:layer="layout" svg:width="0.136cm" svg:height="0.229cm" svg:x="4.837cm" svg:y="3.051cm" svg:viewBox="0 0 137 230" svg:d="M0 0c21 82 27 158 21 230l116-17c-26-72-72-148-137-213z">
            <text:p/>
          </draw:path>
          <draw:path draw:style-name="gr1" draw:text-style-name="P1" draw:layer="layout" svg:width="1.168cm" svg:height="0.198cm" svg:x="6.87cm" svg:y="2.945cm" svg:viewBox="0 0 1169 199" svg:d="M1169 123c-382 137-811 86-1169-123">
            <text:p/>
          </draw:path>
          <draw:path draw:style-name="gr2" draw:text-style-name="P2" draw:layer="layout" svg:width="0.233cm" svg:height="0.152cm" svg:x="8.017cm" svg:y="2.971cm" svg:viewBox="0 0 234 153" svg:d="M234 0c-76 21-157 34-234 38l43 115c68-42 132-98 191-153z">
            <text:p/>
          </draw:path>
          <draw:path draw:style-name="gr3" draw:text-style-name="P1" draw:layer="layout" svg:width="0.233cm" svg:height="0.152cm" svg:x="8.017cm" svg:y="2.971cm" svg:viewBox="0 0 234 153" svg:d="M234 0c-76 21-157 34-234 38l43 115c68-42 132-98 191-153z">
            <text:p/>
          </draw:path>
          <draw:path draw:style-name="gr1" draw:text-style-name="P1" draw:layer="layout" svg:width="0.454cm" svg:height="0.577cm" svg:x="6.392cm" svg:y="3.051cm" svg:viewBox="0 0 455 578" svg:d="M450 221c25 192-60 357-225 357-222 0-298-311-146-578">
            <text:p/>
          </draw:path>
          <draw:path draw:style-name="gr2" draw:text-style-name="P2" draw:layer="layout" svg:width="0.132cm" svg:height="0.229cm" svg:x="6.764cm" svg:y="3.051cm" svg:viewBox="0 0 133 230" svg:d="M0 0c22 82 26 158 17 230l116-17c-26-72-68-148-133-213z">
            <text:p/>
          </draw:path>
          <draw:path draw:style-name="gr3" draw:text-style-name="P1" draw:layer="layout" svg:width="0.132cm" svg:height="0.229cm" svg:x="6.764cm" svg:y="3.051cm" svg:viewBox="0 0 133 230" svg:d="M0 0c22 82 26 158 17 230l116-17c-26-72-68-148-133-213z">
            <text:p/>
          </draw:path>
          <draw:path draw:style-name="gr1" draw:text-style-name="P1" draw:layer="layout" svg:width="1.13cm" svg:height="0.178cm" svg:x="8.836cm" svg:y="2.971cm" svg:viewBox="0 0 1131 179" svg:d="M1131 98c-370 133-782 103-1131-98">
            <text:p/>
          </draw:path>
          <draw:path draw:style-name="gr2" draw:text-style-name="P2" draw:layer="layout" svg:width="0.23cm" svg:height="0.157cm" svg:x="9.944cm" svg:y="2.971cm" svg:viewBox="0 0 231 158" svg:d="M231 0c-77 21-153 34-231 42l44 116c68-47 132-103 187-158z">
            <text:p/>
          </draw:path>
          <draw:path draw:style-name="gr3" draw:text-style-name="P1" draw:layer="layout" svg:width="0.23cm" svg:height="0.157cm" svg:x="9.944cm" svg:y="2.971cm" svg:viewBox="0 0 231 158" svg:d="M231 0c-77 21-153 34-231 42l44 116c68-47 132-103 187-158z">
            <text:p/>
          </draw:path>
          <draw:path draw:style-name="gr1" draw:text-style-name="P1" draw:layer="layout" svg:width="0.49cm" svg:height="0.581cm" svg:x="8.298cm" svg:y="3.094cm" svg:viewBox="0 0 491 582" svg:d="M488 220c21 195-72 362-243 362-233 0-322-315-169-582">
            <text:p/>
          </draw:path>
          <draw:path draw:style-name="gr2" draw:text-style-name="P2" draw:layer="layout" svg:width="0.132cm" svg:height="0.224cm" svg:x="8.713cm" svg:y="3.094cm" svg:viewBox="0 0 133 225" svg:d="M0 0c21 76 26 158 17 225l116-12c-26-72-68-150-133-213z">
            <text:p/>
          </draw:path>
          <draw:path draw:style-name="gr3" draw:text-style-name="P1" draw:layer="layout" svg:width="0.132cm" svg:height="0.224cm" svg:x="8.713cm" svg:y="3.094cm" svg:viewBox="0 0 133 225" svg:d="M0 0c21 76 26 158 17 225l116-12c-26-72-68-150-133-213z">
            <text:p/>
          </draw:path>
          <draw:path draw:style-name="gr1" draw:text-style-name="P1" draw:layer="layout" svg:width="1.125cm" svg:height="0.178cm" svg:x="10.764cm" svg:y="2.971cm" svg:viewBox="0 0 1126 179" svg:d="M1126 98c-365 133-782 103-1126-98">
            <text:p/>
          </draw:path>
          <draw:path draw:style-name="gr2" draw:text-style-name="P2" draw:layer="layout" svg:width="0.234cm" svg:height="0.157cm" svg:x="11.867cm" svg:y="2.971cm" svg:viewBox="0 0 235 158" svg:d="M235 0c-76 21-154 34-235 42l43 116c68-47 132-103 192-158z">
            <text:p/>
          </draw:path>
          <draw:path draw:style-name="gr3" draw:text-style-name="P1" draw:layer="layout" svg:width="0.234cm" svg:height="0.157cm" svg:x="11.867cm" svg:y="2.971cm" svg:viewBox="0 0 235 158" svg:d="M235 0c-76 21-154 34-235 42l43 116c68-47 132-103 192-158z">
            <text:p/>
          </draw:path>
          <draw:path draw:style-name="gr1" draw:text-style-name="P1" draw:layer="layout" svg:width="0.493cm" svg:height="0.581cm" svg:x="10.224cm" svg:y="3.094cm" svg:viewBox="0 0 494 582" svg:d="M491 220c21 195-77 362-243 362-234 0-327-315-170-582">
            <text:p/>
          </draw:path>
          <draw:path draw:style-name="gr2" draw:text-style-name="P2" draw:layer="layout" svg:width="0.136cm" svg:height="0.224cm" svg:x="10.636cm" svg:y="3.094cm" svg:viewBox="0 0 137 225" svg:d="M0 0c26 76 31 158 21 225l116-12c-25-72-72-150-137-213z">
            <text:p/>
          </draw:path>
          <draw:path draw:style-name="gr3" draw:text-style-name="P1" draw:layer="layout" svg:width="0.136cm" svg:height="0.224cm" svg:x="10.636cm" svg:y="3.094cm" svg:viewBox="0 0 137 225" svg:d="M0 0c26 76 31 158 21 225l116-12c-25-72-72-150-137-213z">
            <text:p/>
          </draw:path>
          <draw:path draw:style-name="gr1" draw:text-style-name="P1" draw:layer="layout" svg:width="1.129cm" svg:height="0.178cm" svg:x="12.687cm" svg:y="2.971cm" svg:viewBox="0 0 1130 179" svg:d="M1130 98c-370 133-782 103-1130-98">
            <text:p/>
          </draw:path>
          <draw:path draw:style-name="gr2" draw:text-style-name="P2" draw:layer="layout" svg:width="0.234cm" svg:height="0.157cm" svg:x="13.795cm" svg:y="2.971cm" svg:viewBox="0 0 235 158" svg:d="M235 0c-77 21-158 34-235 42l42 116c69-47 133-103 193-158z">
            <text:p/>
          </draw:path>
          <draw:path draw:style-name="gr3" draw:text-style-name="P1" draw:layer="layout" svg:width="0.234cm" svg:height="0.157cm" svg:x="13.795cm" svg:y="2.971cm" svg:viewBox="0 0 235 158" svg:d="M235 0c-77 21-158 34-235 42l42 116c69-47 133-103 193-158z">
            <text:p/>
          </draw:path>
          <draw:path draw:style-name="gr1" draw:text-style-name="P1" draw:layer="layout" svg:width="0.49cm" svg:height="0.581cm" svg:x="12.15cm" svg:y="3.094cm" svg:viewBox="0 0 491 582" svg:d="M488 220c21 195-72 362-243 362-229 0-323-315-170-582">
            <text:p/>
          </draw:path>
          <draw:path draw:style-name="gr2" draw:text-style-name="P2" draw:layer="layout" svg:width="0.132cm" svg:height="0.224cm" svg:x="12.564cm" svg:y="3.094cm" svg:viewBox="0 0 133 225" svg:d="M0 0c21 76 25 158 17 225l116-12c-27-72-69-150-133-213z">
            <text:p/>
          </draw:path>
          <draw:path draw:style-name="gr3" draw:text-style-name="P1" draw:layer="layout" svg:width="0.132cm" svg:height="0.224cm" svg:x="12.564cm" svg:y="3.094cm" svg:viewBox="0 0 133 225" svg:d="M0 0c21 76 25 158 17 225l116-12c-27-72-69-150-133-213z">
            <text:p/>
          </draw:path>
          <draw:path draw:style-name="gr1" draw:text-style-name="P1" draw:layer="layout" svg:width="1.13cm" svg:height="0.178cm" svg:x="14.614cm" svg:y="2.971cm" svg:viewBox="0 0 1131 179" svg:d="M1131 98c-370 133-786 103-1131-98">
            <text:p/>
          </draw:path>
          <draw:path draw:style-name="gr2" draw:text-style-name="P2" draw:layer="layout" svg:width="0.23cm" svg:height="0.157cm" svg:x="15.722cm" svg:y="2.971cm" svg:viewBox="0 0 231 158" svg:d="M231 0c-78 21-154 34-231 42l43 116c63-47 127-103 188-158z">
            <text:p/>
          </draw:path>
          <draw:path draw:style-name="gr3" draw:text-style-name="P1" draw:layer="layout" svg:width="0.23cm" svg:height="0.157cm" svg:x="15.722cm" svg:y="2.971cm" svg:viewBox="0 0 231 158" svg:d="M231 0c-78 21-154 34-231 42l43 116c63-47 127-103 188-158z">
            <text:p/>
          </draw:path>
          <draw:path draw:style-name="gr1" draw:text-style-name="P1" draw:layer="layout" svg:width="0.494cm" svg:height="0.581cm" svg:x="14.074cm" svg:y="3.094cm" svg:viewBox="0 0 495 582" svg:d="M492 220c21 195-74 362-244 362-233 0-328-315-169-582">
            <text:p/>
          </draw:path>
          <draw:path draw:style-name="gr2" draw:text-style-name="P2" draw:layer="layout" svg:width="0.132cm" svg:height="0.224cm" svg:x="14.491cm" svg:y="3.094cm" svg:viewBox="0 0 133 225" svg:d="M0 0c22 76 26 158 17 225l116-12c-26-72-68-150-133-213z">
            <text:p/>
          </draw:path>
          <draw:path draw:style-name="gr3" draw:text-style-name="P1" draw:layer="layout" svg:width="0.132cm" svg:height="0.224cm" svg:x="14.491cm" svg:y="3.094cm" svg:viewBox="0 0 133 225" svg:d="M0 0c22 76 26 158 17 225l116-12c-26-72-68-150-133-213z">
            <text:p/>
          </draw:path>
          <draw:path draw:style-name="gr1" draw:text-style-name="P1" draw:layer="layout" svg:width="10.72cm" svg:height="0.712cm" svg:x="5.198cm" svg:y="2cm" svg:viewBox="0 0 10721 713" svg:d="M0 666c3519-900 7213-892 10721 47">
            <text:p/>
          </draw:path>
          <draw:path draw:style-name="gr2" draw:text-style-name="P2" draw:layer="layout" svg:width="0.242cm" svg:height="0.119cm" svg:x="4.973cm" svg:y="2.606cm" svg:viewBox="0 0 243 120" svg:d="M0 120c81 0 161 0 243 0l-31-120c-72 38-144 81-212 120z">
            <text:p/>
          </draw:path>
          <draw:path draw:style-name="gr3" draw:text-style-name="P1" draw:layer="layout" svg:width="0.242cm" svg:height="0.119cm" svg:x="4.973cm" svg:y="2.606cm" svg:viewBox="0 0 243 120" svg:d="M0 120c81 0 161 0 243 0l-31-120c-72 38-144 81-212 120z">
            <text:p/>
          </draw:path>
          <draw:path draw:style-name="gr1" draw:text-style-name="P1" draw:layer="layout" svg:width="0.492cm" svg:height="0.581cm" svg:x="16cm" svg:y="1.927cm" svg:viewBox="0 0 493 582" svg:d="M3 361c-22-195 76-361 242-361 234 0 327 310 170 582">
            <text:p/>
          </draw:path>
          <draw:path draw:style-name="gr2" draw:text-style-name="P2" draw:layer="layout" svg:width="0.136cm" svg:height="0.229cm" svg:x="15.943cm" svg:y="2.279cm" svg:viewBox="0 0 137 230" svg:d="M137 230c-26-80-31-158-22-230l-115 13c26 76 72 149 137 217z">
            <text:p/>
          </draw:path>
          <draw:path draw:style-name="gr3" draw:text-style-name="P1" draw:layer="layout" svg:width="0.136cm" svg:height="0.229cm" svg:x="15.943cm" svg:y="2.279cm" svg:viewBox="0 0 137 230" svg:d="M137 230c-26-80-31-158-22-230l-115 13c26 76 72 149 137 217z">
            <text:p/>
          </draw:path>
          <draw:path draw:style-name="gr2" draw:text-style-name="P2" draw:layer="layout" svg:width="0.581cm" svg:height="0.581cm" svg:x="4.4cm" svg:y="2.508cm" svg:viewBox="0 0 582 582" svg:d="M582 293c0-161-127-293-288-293-162 0-294 132-294 293 0 162 132 289 294 289 161 0 288-127 288-289z">
            <text:p/>
          </draw:path>
          <draw:path draw:style-name="gr4" draw:text-style-name="P1" draw:layer="layout" svg:width="0.581cm" svg:height="0.581cm" svg:x="4.4cm" svg:y="2.508cm" svg:viewBox="0 0 582 582" svg:d="M582 293c0-161-127-293-288-293-162 0-294 132-294 293 0 162 132 289 294 289 161 0 288-127 288-289z">
            <text:p/>
          </draw:path>
          <draw:path draw:style-name="gr2" draw:text-style-name="P2" draw:layer="layout" svg:width="0.582cm" svg:height="0.581cm" svg:x="6.327cm" svg:y="2.508cm" svg:viewBox="0 0 583 582" svg:d="M583 293c0-161-133-293-294-293s-289 132-289 293c0 162 128 289 289 289s294-127 294-289z">
            <text:p/>
          </draw:path>
          <draw:path draw:style-name="gr4" draw:text-style-name="P1" draw:layer="layout" svg:width="0.582cm" svg:height="0.581cm" svg:x="6.327cm" svg:y="2.508cm" svg:viewBox="0 0 583 582" svg:d="M583 293c0-161-133-293-294-293s-289 132-289 293c0 162 128 289 289 289s294-127 294-289z">
            <text:p/>
          </draw:path>
          <draw:path draw:style-name="gr2" draw:text-style-name="P2" draw:layer="layout" svg:width="0.679cm" svg:height="0.678cm" svg:x="8.204cm" svg:y="2.462cm" svg:viewBox="0 0 680 679" svg:d="M680 340c0-188-153-340-341-340-187 0-339 152-339 340 0 187 152 339 339 339 188 0 341-152 341-339z">
            <text:p/>
          </draw:path>
          <draw:path draw:style-name="gr4" draw:text-style-name="P1" draw:layer="layout" svg:width="0.679cm" svg:height="0.678cm" svg:x="8.204cm" svg:y="2.462cm" svg:viewBox="0 0 680 679" svg:d="M680 340c0-188-153-340-341-340-187 0-339 152-339 340 0 187 152 339 339 339 188 0 341-152 341-339z">
            <text:p/>
          </draw:path>
          <draw:path draw:style-name="gr2" draw:text-style-name="P2" draw:layer="layout" svg:width="0.675cm" svg:height="0.678cm" svg:x="10.131cm" svg:y="2.462cm" svg:viewBox="0 0 676 679" svg:d="M676 340c0-188-149-340-336-340s-340 152-340 340c0 187 153 339 340 339s336-152 336-339z">
            <text:p/>
          </draw:path>
          <draw:path draw:style-name="gr4" draw:text-style-name="P1" draw:layer="layout" svg:width="0.675cm" svg:height="0.678cm" svg:x="10.131cm" svg:y="2.462cm" svg:viewBox="0 0 676 679" svg:d="M676 340c0-188-149-340-336-340s-340 152-340 340c0 187 153 339 340 339s336-152 336-339z">
            <text:p/>
          </draw:path>
          <draw:path draw:style-name="gr2" draw:text-style-name="P2" draw:layer="layout" svg:width="0.68cm" svg:height="0.678cm" svg:x="12.054cm" svg:y="2.462cm" svg:viewBox="0 0 681 679" svg:d="M681 340c0-188-153-340-340-340s-341 152-341 340c0 187 154 339 341 339s340-152 340-339z">
            <text:p/>
          </draw:path>
          <draw:path draw:style-name="gr4" draw:text-style-name="P1" draw:layer="layout" svg:width="0.68cm" svg:height="0.678cm" svg:x="12.054cm" svg:y="2.462cm" svg:viewBox="0 0 681 679" svg:d="M681 340c0-188-153-340-340-340s-341 152-341 340c0 187 154 339 341 339s340-152 340-339z">
            <text:p/>
          </draw:path>
          <draw:path draw:style-name="gr2" draw:text-style-name="P2" draw:layer="layout" svg:width="0.679cm" svg:height="0.678cm" svg:x="13.982cm" svg:y="2.462cm" svg:viewBox="0 0 680 679" svg:d="M680 340c0-188-153-340-339-340-187 0-341 152-341 340 0 187 154 339 341 339 186 0 339-152 339-339z">
            <text:p/>
          </draw:path>
          <draw:path draw:style-name="gr4" draw:text-style-name="P1" draw:layer="layout" svg:width="0.679cm" svg:height="0.678cm" svg:x="13.982cm" svg:y="2.462cm" svg:viewBox="0 0 680 679" svg:d="M680 340c0-188-153-340-339-340-187 0-341 152-341 340 0 187 154 339 341 339 186 0 339-152 339-339z">
            <text:p/>
          </draw:path>
          <draw:path draw:style-name="gr2" draw:text-style-name="P2" draw:layer="layout" svg:width="0.675cm" svg:height="0.678cm" svg:x="15.909cm" svg:y="2.462cm" svg:viewBox="0 0 676 679" svg:d="M676 340c0-188-149-340-335-340-187 0-341 152-341 340 0 187 154 339 341 339 186 0 335-152 335-339z">
            <text:p/>
          </draw:path>
          <draw:path draw:style-name="gr5" draw:text-style-name="P1" draw:layer="layout" svg:width="0.675cm" svg:height="0.678cm" svg:x="15.909cm" svg:y="2.462cm" svg:viewBox="0 0 676 679" svg:d="M676 340c0-188-149-340-335-340-187 0-341 152-341 340 0 187 154 339 341 339 186 0 335-152 335-339z">
            <text:p/>
          </draw:path>
          <draw:path draw:style-name="gr6" draw:text-style-name="P1" draw:layer="layout" svg:width="0.675cm" svg:height="0.678cm" svg:x="15.909cm" svg:y="2.462cm" svg:viewBox="0 0 676 679" svg:d="M676 340c0-188-149-340-335-340-187 0-341 152-341 340 0 187 154 339 341 339 186 0 335-152 335-339z">
            <text:p/>
          </draw:path>
          <draw:path draw:style-name="gr7" draw:text-style-name="P3" draw:layer="layout" svg:width="0.073cm" svg:height="0.093cm" svg:x="5.622cm" svg:y="3.191cm" svg:viewBox="0 0 74 94" svg:d="M0 94h13v-51c0-5 0-9 4-13 0-5 5-5 5-9 4-4 4-4 8-4 4-4 9-4 9-4 8 0 8 4 12 8 5 0 5 9 5 17v56h18v-56c0-4 0-13-5-17 0-4 0-8-4-12-5 0-5-5-9-5-5-4-9-4-13-4s-9 4-17 4c-4 5-9 9-13 17v-17h-13z">
            <text:p/>
          </draw:path>
          <draw:path draw:style-name="gr7" draw:text-style-name="P3" draw:layer="layout" svg:width="0.08cm" svg:height="0.127cm" svg:x="4.502cm" svg:y="3.726cm" svg:viewBox="0 0 81 128" svg:d="M0 0v128h12v-47c5 4 9 9 13 13 5 0 14 4 18 4s8-4 13-4c4-4 8-4 13-9 4-4 8-12 8-17 4-4 4-12 4-21 0-8 0-17-4-21 0-4-4-13-8-13-5-5-9-9-13-13-5 0-9 0-13 0s-13 0-18 4c-4 0-8 4-13 13v-17zM12 56v-13c0-9 0-13 5-17 0-4 4-4 4-9 4 0 4-4 9-4s5 0 9 0c8 0 12 4 21 9 4 8 4 17 4 29 0 5 0 9 0 13-4 4-4 9-8 13 0 0-5 4-9 4s-8 4-8 4c-9 0-14-4-18-8s-9-13-9-21z">
            <text:p/>
          </draw:path>
          <draw:path draw:style-name="gr7" draw:text-style-name="P3" draw:layer="layout" svg:width="0.076cm" svg:height="0.097cm" svg:x="4.604cm" svg:y="3.726cm" svg:viewBox="0 0 77 98" svg:d="M0 0v51c0 9 0 17 4 22 0 4 4 8 4 12 4 5 8 9 13 9 4 0 8 4 12 4 5 0 9-4 17-4 6-4 10-9 10-13v4c0 5 0 5 0 5 0 4 0 4 4 4h13c0-4 0-4 0-9v-85h-17v51c0 9 0 13 0 17 0 0-4 5-4 9-6 0-10 4-10 4-4 4-8 4-8 4-5 0-9 0-9-4-4 0-4 0-8-4 0 0-5-4-5-9 0-4 0-8 0-17v-51z">
            <text:p/>
          </draw:path>
          <draw:path draw:style-name="gr7" draw:text-style-name="P3" draw:layer="layout" svg:width="0.077cm" svg:height="0.093cm" svg:x="4.705cm" svg:y="3.726cm" svg:viewBox="0 0 78 94" svg:d="M78 12c-9-8-21-12-34-12-5 0-9 0-13 0-5 4-9 4-14 8-4 0-4 4-8 4 0 4 0 9 0 13 0 0 0 4 0 8 0 0 0 5 4 5 0 4 4 4 4 4 5 4 9 4 14 4 0 4 4 4 13 4 8 5 13 5 17 9 0 4 4 4 4 8 0 5 0 5-4 9l-4 4c0 0-5 0-9 0 0 5-4 5-9 5 0 0-4 0-4-5-4 0-9 0-9 0-4 0-9-4-9-4-4-4-4-4-4-4-4 0-4-5-4-5l-9 13c13 10 26 14 39 14 9 0 13 0 18 0 4 0 8-4 12-9 5 0 5-5 9-9 0-4 0-9 0-13s0-8-4-13c-5-4-13-8-26-12-4 0-9 0-13-5-4 0-4 0-9-4l-4-4v-4-5c4 0 4-4 4-4 5 0 5 0 9 0 0-4 4-4 9-4 4 0 8 4 13 4 4 4 8 9 12 9v4z">
            <text:p/>
          </draw:path>
          <draw:path draw:style-name="gr7" draw:text-style-name="P3" draw:layer="layout" svg:width="0.073cm" svg:height="0.136cm" svg:x="4.811cm" svg:y="3.683cm" svg:viewBox="0 0 74 137" svg:d="M0 137h14v-55c0-5 4-9 4-9 0-4 5-8 9-8 0-5 4-5 9-9 0 0 4 0 8 0s9 0 13 4c4 5 4 13 4 22v55h13v-55c0-9 0-13 0-17-5-9-5-9-9-13 0-4-4-4-8-8-4 0-4 0-9 0-8 0-12 0-17 4-8 4-13 8-17 12v-56c4 0 4 0 4 0v-4h-18z">
            <text:p/>
          </draw:path>
          <draw:path draw:style-name="gr7" draw:text-style-name="P3" draw:layer="layout" svg:width="0.072cm" svg:height="0.097cm" svg:x="7.52cm" svg:y="3.2cm" svg:viewBox="0 0 73 98" svg:d="M0 98h13v-56c0-4 4-8 4-13 0-4 4-4 4-8 5 0 9-5 13-5 0-4 5-4 10-4 4 0 8 4 12 9 0 4 5 8 5 21v56h12v-60c0-4 0-13 0-17-4-5-4-9-8-13 0 0-4-4-9-4-4 0-8-4-12-4-5 0-10 4-18 8-5 0-9 4-13 13v-17h-13z">
            <text:p/>
          </draw:path>
          <draw:path draw:style-name="gr7" draw:text-style-name="P3" draw:layer="layout" svg:width="0.081cm" svg:height="0.127cm" svg:x="6.429cm" svg:y="3.726cm" svg:viewBox="0 0 82 128" svg:d="M0 0v128h13v-47c4 4 9 9 14 13 4 0 8 4 16 4 5 0 9-4 13-4 4-4 9-4 13-9 4-4 8-12 8-17 5-4 5-12 5-21 0-8 0-17-5-21 0-4-4-13-8-13-4-5-9-9-13-13-4 0-8 0-13 0-4 0-12 0-16 4-5 0-10 4-14 13v-17zM13 56v-13c0-9 0-13 4-17 0-4 0-4 5-9 5 0 5-4 9-4 0 0 4 0 8 0 9 0 13 4 21 9 5 8 5 17 5 29 0 5 0 9 0 13-5 4-5 9-9 13-4 0-4 4-8 4-5 0-9 4-9 4-8 0-12-4-17-8s-9-13-9-21z">
            <text:p/>
          </draw:path>
          <draw:path draw:style-name="gr7" draw:text-style-name="P3" draw:layer="layout" svg:width="0.076cm" svg:height="0.097cm" svg:x="6.531cm" svg:y="3.726cm" svg:viewBox="0 0 77 98" svg:d="M0 0v51c0 9 0 17 4 22 0 4 4 8 4 12 5 5 9 9 13 9s10 4 14 4 8-4 17-4c4-4 8-9 8-13v4c0 5 0 5 0 5 0 4 0 4 0 4h17c0-4 0-4 0-9v-85h-17v51c0 9 0 13 0 17 0 0-4 5-4 9-4 0-8 4-8 4-5 4-9 4-13 4 0 0-4 0-4-4-6 0-10 0-10-4 0 0-4-4-4-9 0-4 0-8 0-17v-51z">
            <text:p/>
          </draw:path>
          <draw:path draw:style-name="gr7" draw:text-style-name="P3" draw:layer="layout" svg:width="0.076cm" svg:height="0.093cm" svg:x="6.633cm" svg:y="3.726cm" svg:viewBox="0 0 77 94" svg:d="M77 12c-8-8-21-12-34-12-4 0-12 0-17 0-4 4-4 4-8 8-4 0-9 4-9 4 0 4-4 9-4 13 0 0 4 4 4 8 0 0 0 5 5 5 0 4 4 4 4 4 4 4 8 4 13 4 0 4 4 4 8 4 8 5 17 5 21 9 0 4 5 4 5 8 0 5 0 5-5 9l-4 4c-4 0-4 0-9 0 0 5-4 5-8 5 0 0-4 0-4-5-4 0-9 0-9 0-4 0-8-4-8-4-4-4-4-4-4-4-5 0-5-5-5-5l-9 13c14 10 26 14 39 14 8 0 13 0 17 0s9-4 13-9c4 0 4-5 8-9 0-4 0-9 0-13s0-8-4-13c-8-4-13-8-26-12-4 0-8 0-12-5-4 0-4 0-9-4 0 0-4 0-4-4v-4-5c4 0 4-4 4-4 5 0 5 0 9 0 0-4 4-4 8-4s9 4 13 4c4 4 9 9 13 9v4z">
            <text:p/>
          </draw:path>
          <draw:path draw:style-name="gr7" draw:text-style-name="P3" draw:layer="layout" svg:width="0.072cm" svg:height="0.136cm" svg:x="6.739cm" svg:y="3.683cm" svg:viewBox="0 0 73 137" svg:d="M0 137h13v-55c0-5 4-9 4-9 0-4 4-8 9-8 0-5 5-5 9-9 0 0 4 0 8 0 5 0 9 0 13 4 0 5 5 13 5 22v55h12v-55c0-9 0-13 0-17-4-9-4-9-8-13 0-4-4-4-9-8-4 0-4 0-8 0-9 0-13 0-17 4-10 4-14 8-18 12v-56h4v-4h-17z">
            <text:p/>
          </draw:path>
          <draw:path draw:style-name="gr7" draw:text-style-name="P3" draw:layer="layout" svg:width="0.076cm" svg:height="0.097cm" svg:x="9.469cm" svg:y="3.204cm" svg:viewBox="0 0 77 98" svg:d="M0 98h17v-56c0-4 0-8 0-12 4 0 4-5 8-9 5 0 5-4 9-4s4-5 8-5c5 0 9 5 14 9 4 4 4 9 4 21v56h17v-56c0-8-4-17-4-21s-4-9-4-9c-5-4-9-8-9-8-4 0-9-4-13-4-5 0-13 4-17 8-5 0-9 4-13 13v-17h-17z">
            <text:p/>
          </draw:path>
          <draw:path draw:style-name="gr7" draw:text-style-name="P3" draw:layer="layout" svg:width="0.081cm" svg:height="0.127cm" svg:x="8.356cm" svg:y="3.772cm" svg:viewBox="0 0 82 128" svg:d="M0 0v128h14v-47c5 4 9 8 13 13 4 0 9 5 17 5 4 0 8-5 13-5 4-5 8-5 12-9 5-4 9-13 9-17 4-4 4-13 4-21 0-9 0-17-4-21 0-5-4-13-9-13-4-4-8-9-12-9-5-4-9-4-13-4s-13 0-17 4c-4 5-8 5-13 13v-17zM14 55v-12c0-9 0-13 5-17 0-5 0-5 4-9 0 0 4-4 8-4 0 0 5 0 9 0 8 0 12 4 21 8 4 9 4 17 4 30 0 4 0 9 0 13-4 4-4 8-8 13-5 0-5 4-9 4s-8 4-8 4c-9 0-13-4-17-8-4-5-9-13-9-22z">
            <text:p/>
          </draw:path>
          <draw:path draw:style-name="gr7" draw:text-style-name="P3" draw:layer="layout" svg:width="0.076cm" svg:height="0.098cm" svg:x="8.459cm" svg:y="3.772cm" svg:viewBox="0 0 77 99" svg:d="M0 0v51c0 9 0 17 4 21 0 5 0 9 4 13s8 8 13 8c0 0 4 6 12 6 5 0 9-6 17-6 5-4 9-8 9-12v4c0 4 0 4 0 4 0 4 0 4 0 4h18c0-4 0-4 0-8v-85h-18v51c0 9 0 13 0 17-4 0-4 4-9 9l-4 4c-4 4-8 4-13 4 0 0-4 0-8-4 0 0-4 0-4-4-5 0-5-5-5-9s-4-8-4-17v-51z">
            <text:p/>
          </draw:path>
          <draw:path draw:style-name="gr7" draw:text-style-name="P3" draw:layer="layout" svg:width="0.077cm" svg:height="0.093cm" svg:x="8.56cm" svg:y="3.772cm" svg:viewBox="0 0 78 94" svg:d="M78 13c-9-9-22-13-35-13-5 0-13 0-17 0-4 4-9 4-9 9-4 0-8 4-8 4 0 4-4 8-4 13 0 0 4 4 4 8 0 0 0 5 4 5 0 5 4 5 4 5 5 4 5 4 13 4 0 4 4 4 8 4 9 4 18 4 23 9 0 4 4 4 4 8s0 4-4 9c0 0-5 0-5 4-4 0-4 0-9 0 0 4-4 4-9 4 0 0-4 0-8-4h-4c-4 0-9-4-9-4-4-5-4-5-8-5v-4l-9 13c9 8 26 12 38 12 9 0 14 0 18 0 5 0 9-4 13-8 4 0 4-4 9-8 0-5 0-9 0-13s0-9-5-13c-8-4-17-8-26-13-4 0-9 0-13-5-4 0-4 0-8-4h-4c0-4 0-4 0-4 0-5 0-5 0-9 4 0 4-4 4-4 4 0 4 0 8 0 0-4 4-4 9-4 4 0 9 4 13 4 5 4 9 8 13 8v5z">
            <text:p/>
          </draw:path>
          <draw:path draw:style-name="gr7" draw:text-style-name="P3" draw:layer="layout" svg:width="0.073cm" svg:height="0.135cm" svg:x="8.666cm" svg:y="3.73cm" svg:viewBox="0 0 74 136" svg:d="M0 136h13v-56c0-4 4-8 4-8 0-4 5-9 5-9 4-4 8-4 12-8 0 0 5 0 10 0 4 0 8 0 13 4 0 4 4 13 4 21v56h13v-56c0-8 0-12 0-17-5-4-5-8-9-12 0-5-4-5-8-9-5 0-9 0-13 0-5 0-10 0-14 4-8 5-13 9-17 13v-51c0-4 0-4 4-4v-4h-17z">
            <text:p/>
          </draw:path>
          <draw:path draw:style-name="gr7" draw:text-style-name="P3" draw:layer="layout" svg:width="0.077cm" svg:height="0.097cm" svg:x="11.396cm" svg:y="3.204cm" svg:viewBox="0 0 78 98" svg:d="M0 98h17v-56c0-4 0-8 0-12 5 0 5-5 10-9 0 0 4-4 8-4 5 0 5-5 9-5s8 5 12 9c5 4 5 9 5 21v56h17v-56c0-8-5-17-5-21s-4-9-4-9c-4-4-8-8-13-8 0 0-4-4-8-4-8 0-13 4-17 8-4 0-9 4-14 13v-17h-17z">
            <text:p/>
          </draw:path>
          <draw:path draw:style-name="gr7" draw:text-style-name="P3" draw:layer="layout" svg:width="0.081cm" svg:height="0.127cm" svg:x="10.284cm" svg:y="3.772cm" svg:viewBox="0 0 82 128" svg:d="M0 0v128h14v-47c4 4 8 8 13 13 4 0 8 5 16 5 5 0 9-5 13-5 4-5 9-5 13-9s4-13 8-17c5-4 5-13 5-21 0-9 0-17-5-21 0-5-4-13-8-13-4-4-9-9-13-9-4-4-8-4-13-4-8 0-12 0-16 4-5 5-9 5-13 13v-17zM14 55v-12c0-9 0-13 4-17 0-5 0-5 4-9 0 0 5-4 9-4 0 0 4 0 8 0 9 0 13 4 17 8 9 9 9 17 9 30 0 4 0 9 0 13-5 4-5 8-9 13-4 0-4 4-8 4-5 0-9 4-13 4s-8-4-13-8c-4-5-8-13-8-22z">
            <text:p/>
          </draw:path>
          <draw:path draw:style-name="gr7" draw:text-style-name="P3" draw:layer="layout" svg:width="0.076cm" svg:height="0.098cm" svg:x="10.386cm" svg:y="3.772cm" svg:viewBox="0 0 77 99" svg:d="M0 0v51c0 9 0 17 4 21 0 5 0 9 4 13s9 8 13 8c0 0 4 6 13 6 4 0 8-6 18-6 4-4 8-8 8-12v4c0 4 0 4 0 4 0 4 0 4 0 4h17c0-4 0-4 0-8v-85h-17v51c0 9 0 13 0 17-4 0-4 4-8 9l-6 4c-4 4-8 4-12 4 0 0-5 0-9-4 0 0-4 0-4-4-4 0-4-5-4-9s-5-8-5-17v-51z">
            <text:p/>
          </draw:path>
          <draw:path draw:style-name="gr7" draw:text-style-name="P3" draw:layer="layout" svg:width="0.076cm" svg:height="0.093cm" svg:x="10.488cm" svg:y="3.772cm" svg:viewBox="0 0 77 94" svg:d="M77 13c-9-9-21-13-34-13-4 0-13 0-17 0-5 4-9 4-9 9-5 0-9 4-9 4 0 4-4 8-4 13 0 0 4 4 4 8 0 0 0 5 4 5 0 5 5 5 5 5 4 4 4 4 13 4 0 4 4 4 9 4 8 4 17 4 21 9 0 4 4 4 4 8s0 4-4 9c0 0-4 0-4 4-5 0-5 0-9 0 0 4-4 4-8 4 0 0-5 0-9-4h-4c-5 0-9-4-9-4-5-5-5-5-9-5v-4l-8 13c8 8 26 12 39 12 8 0 12 0 17 0 4 0 8-4 12-8 5 0 5-4 9-8 0-5 0-9 0-13s0-9-4-13c-9-4-17-8-26-13-4 0-8 0-13-5-4 0-4 0-8-4h-5c0-4 0-4 0-4 0-5 0-5 0-9 5 0 5-4 5-4 4 0 4 0 8 0 0-4 5-4 9-4s8 4 13 4c4 4 8 8 12 8v5z">
            <text:p/>
          </draw:path>
          <draw:path draw:style-name="gr7" draw:text-style-name="P3" draw:layer="layout" svg:width="0.072cm" svg:height="0.135cm" svg:x="10.594cm" svg:y="3.73cm" svg:viewBox="0 0 73 136" svg:d="M0 136h13v-56c0-4 0-8 4-8 0-4 4-9 4-9 4-4 9-4 9-8 4 0 8 0 12 0 6 0 10 0 14 4 0 4 4 13 4 21v56h13v-56c0-8 0-12 0-17-4-4-4-8-9-12 0-5-4-5-8-9-4 0-8 0-14 0-4 0-8 0-17 4-4 5-8 9-12 13v-51c0-4 0-4 4-4v-4h-17z">
            <text:p/>
          </draw:path>
          <draw:path draw:style-name="gr7" draw:text-style-name="P3" draw:layer="layout" svg:width="0.072cm" svg:height="0.097cm" svg:x="13.324cm" svg:y="3.204cm" svg:viewBox="0 0 73 98" svg:d="M0 98h17v-56c0-4 0-8 0-12 4 0 4-5 8-9 0 0 4-4 9-4 4 0 4-5 8-5s9 5 13 9 4 9 4 21v56h14v-56c0-8 0-17 0-21s-4-9-4-9c-6-4-10-8-14-8 0 0-4-4-9-4-8 0-12 4-17 8-4 0-12 4-12 13v-17h-17z">
            <text:p/>
          </draw:path>
          <draw:path draw:style-name="gr7" draw:text-style-name="P3" draw:layer="layout" svg:width="0.081cm" svg:height="0.127cm" svg:x="12.211cm" svg:y="3.772cm" svg:viewBox="0 0 82 128" svg:d="M0 0v128h13v-47c4 4 9 8 13 13 4 0 8 5 17 5 4 0 8-5 13-5 4-5 8-5 12-9 5-4 5-13 10-17 0-4 4-13 4-21 0-9-4-17-4-21-5-5-5-13-10-13-4-4-8-9-12-9-5-4-9-4-13-4-9 0-13 0-17 4-4 5-9 5-13 13v-17zM13 55v-12c0-9 0-13 4-17 0-5 0-5 5-9 0 0 4-4 8-4 0 0 4 0 9 0 8 0 12 4 17 8 8 9 8 17 8 30 0 4 0 9 0 13-4 4-4 8-8 13-5 0-5 4-9 4s-8 4-13 4c-4 0-8-4-12-8-5-5-9-13-9-22z">
            <text:p/>
          </draw:path>
          <draw:path draw:style-name="gr7" draw:text-style-name="P3" draw:layer="layout" svg:width="0.077cm" svg:height="0.098cm" svg:x="12.313cm" svg:y="3.772cm" svg:viewBox="0 0 78 99" svg:d="M0 0v51c0 9 0 17 0 21 4 5 4 9 9 13 4 4 8 8 8 8 4 0 10 6 14 6 9 0 13-6 17-6 9-4 9-8 13-12v4c0 4 0 4 0 4 0 4 0 4 0 4h17c0-4 0-4 0-8v-85h-17v51c0 9 0 13 0 17-4 0-4 4-9 9 0 0-4 4-8 4 0 4-4 4-9 4 0 0-4 0-8-4 0 0-5 0-5-4-5 0-5-5-5-9-4-4-4-8-4-17v-51z">
            <text:p/>
          </draw:path>
          <draw:path draw:style-name="gr7" draw:text-style-name="P3" draw:layer="layout" svg:width="0.077cm" svg:height="0.093cm" svg:x="12.415cm" svg:y="3.772cm" svg:viewBox="0 0 78 94" svg:d="M78 13c-10-9-23-13-35-13-9 0-13 0-17 0-4 4-9 4-9 9-4 0-8 4-8 4-5 4-5 8-5 13 0 0 0 4 5 8 0 0 0 5 4 5 0 5 0 5 4 5 5 4 5 4 9 4 4 4 8 4 12 4 9 4 17 4 17 9 5 4 9 4 9 8s-4 4-4 9c0 0-5 0-5 4-4 0-4 0-8 0-4 4-4 4-9 4 0 0-4 0-8-4h-4c-4 0-9-4-13-4 0-5 0-5-4-5v-4l-9 13c9 8 22 12 38 12 5 0 13 0 17 0 5 0 9-4 13-8 0 0 5-4 5-8 5-5 5-9 5-13s0-9-10-13c-4-4-13-8-21-13-9 0-13 0-13-5-4 0-8 0-8-4h-4c0-4 0-4 0-4 0-5 0-5 0-9l4-4c4 0 4 0 8 0 0-4 4-4 4-4 9 0 13 4 17 4 5 4 9 8 9 8v5h4z">
            <text:p/>
          </draw:path>
          <draw:path draw:style-name="gr7" draw:text-style-name="P3" draw:layer="layout" svg:width="0.072cm" svg:height="0.135cm" svg:x="12.521cm" svg:y="3.73cm" svg:viewBox="0 0 73 136" svg:d="M0 136h14v-56c0-4 4-8 4-8 0-4 4-9 4-9 5-4 9-4 13-8 0 0 4 0 9 0 4 0 8 0 12 4 0 4 4 13 4 21v56h13v-56c0-8 0-12 0-17-4-4-4-8-8-12 0-5-5-5-9-9-4 0-8 0-12 0-5 0-9 0-13 4-9 5-13 9-17 13v-51c0-4 0-4 4-4v-4h-18z">
            <text:p/>
          </draw:path>
          <draw:path draw:style-name="gr7" draw:text-style-name="P3" draw:layer="layout" svg:width="0.072cm" svg:height="0.097cm" svg:x="15.251cm" svg:y="3.204cm" svg:viewBox="0 0 73 98" svg:d="M0 98h18v-56c0-4 0-8 0-12 4 0 4-5 9-9 0 0 4-4 8-4s4-5 8-5c5 0 9 5 13 9 5 4 5 9 5 21v56h12v-56c0-8 0-17 0-21s-4-9-8-9c0-4-4-8-9-8 0 0-4-4-8-4-9 0-13 4-17 8-9 0-13 4-13 13v-17h-18z">
            <text:p/>
          </draw:path>
          <draw:path draw:style-name="gr7" draw:text-style-name="P3" draw:layer="layout" svg:width="0.085cm" svg:height="0.127cm" svg:x="14.13cm" svg:y="3.772cm" svg:viewBox="0 0 86 128" svg:d="M0 0v128h17v-47c5 4 9 8 13 13 4 0 8 5 13 5 8 0 12-5 18-5 4-5 8-5 13-9 4-4 4-13 8-17 0-4 4-13 4-21 0-9-4-17-4-21-4-5-4-13-8-13-5-4-9-9-13-9-6-4-10-4-18-4-5 0-9 0-13 4-4 5-8 5-13 13v-17zM17 55v-12c0-9 0-13 0-17 5-5 5-5 9-9l4-4c4 0 8 0 8 0 9 0 17 4 23 8 4 9 8 17 8 30 0 4 0 9-4 13 0 4-4 8-4 13-6 0-10 4-10 4-4 0-8 4-13 4-4 0-12-4-16-8-5-5-5-13-5-22z">
            <text:p/>
          </draw:path>
          <draw:path draw:style-name="gr7" draw:text-style-name="P3" draw:layer="layout" svg:width="0.077cm" svg:height="0.098cm" svg:x="14.236cm" svg:y="3.772cm" svg:viewBox="0 0 78 99" svg:d="M0 0v51c0 9 0 17 0 21 5 5 5 9 9 13s4 8 8 8c5 0 9 6 13 6 9 0 13-6 17-6 5-4 9-8 13-12v4c0 4 0 4 0 4 0 4 0 4 0 4h18c0-4-5-4-5-8v-85h-13v51c0 9 0 13-4 17 0 0 0 4-4 9 0 0-5 4-9 4 0 4-4 4-9 4-4 0-4 0-8-4 0 0-4 0-4-4-5 0-5-5-5-9-4-4-4-8-4-17v-51z">
            <text:p/>
          </draw:path>
          <draw:path draw:style-name="gr7" draw:text-style-name="P3" draw:layer="layout" svg:width="0.077cm" svg:height="0.093cm" svg:x="14.338cm" svg:y="3.772cm" svg:viewBox="0 0 78 94" svg:d="M78 13c-13-9-21-13-39-13-5 0-9 0-13 0-4 4-9 4-13 9l-4 4c-4 4-4 8-4 13 0 0 0 4 0 8 4 0 4 5 4 5 4 5 4 5 8 5 0 4 5 4 9 4 4 4 8 4 13 4 8 4 13 4 18 9 4 4 4 4 4 8s0 4 0 9c0 0-4 0-4 4-5 0-5 0-10 0-4 4-4 4-8 4-5 0-5 0-9-4h-4c-4 0-9-4-13-4 0-5-4-5-4-5v-4l-9 13c9 8 22 12 39 12 4 0 13 0 18 0 4 0 8-4 8-8 4 0 9-4 9-8 4-5 4-9 4-13s-4-9-9-13c-4-4-12-8-26-13-4 0-9 0-9-5-4 0-8 0-8-4-4 0-4 0-4 0 0-4 0-4 0-4 0-5 0-5 0-9l4-4h4c4-4 9-4 9-4 8 0 13 4 18 4 4 4 8 8 8 8v5h4z">
            <text:p/>
          </draw:path>
          <draw:path draw:style-name="gr7" draw:text-style-name="P3" draw:layer="layout" svg:width="0.073cm" svg:height="0.135cm" svg:x="14.444cm" svg:y="3.73cm" svg:viewBox="0 0 74 136" svg:d="M0 136h13v-56c0-4 0-8 4-8 0-4 0-9 5-9 5-4 9-4 9-8 5 0 9 0 9 0 8 0 8 0 13 4 4 4 4 13 4 21v56h17v-56c0-8 0-12-5-17 0-4 0-8-4-12-4-5-4-5-8-9-4 0-9 0-13 0s-8 0-17 4c-5 5-10 9-14 13v-51c0-4 0-4 0-4 0 0 4 0 4-4h-17z">
            <text:p/>
          </draw:path>
          <draw:path draw:style-name="gr7" draw:text-style-name="P3" draw:layer="layout" svg:width="0.081cm" svg:height="0.127cm" svg:x="10.258cm" svg:y="1.813cm" svg:viewBox="0 0 82 128" svg:d="M0 4v124h17v-42c0 4 5 4 9 8 9 4 14 4 18 4s9 0 17-4c4 0 8-4 8-8 5-5 9-9 9-17 4-5 4-13 4-22 0-8 0-12 0-21-4-4-8-8-8-13-5-5-9-9-13-9-4-4-13-4-17-4s-9 0-18 4c-4 4-9 9-9 14v-14zM17 56v-13c0-4 0-8 0-13 0-4 5-8 5-8 4-4 4-4 9-9 4 0 4 0 9 0 8 0 17 5 21 9 4 8 8 17 8 30 0 4 0 12-4 17 0 4-4 8-4 8-4 4-8 4-13 9 0 0-4 0-8 0-9 0-14-5-18-9-5-4-5-8-5-21z">
            <text:p/>
          </draw:path>
          <draw:path draw:style-name="gr7" draw:text-style-name="P3" draw:layer="layout" svg:width="0.077cm" svg:height="0.093cm" svg:x="10.36cm" svg:y="1.817cm" svg:viewBox="0 0 78 94" svg:d="M0 0v52c0 8 5 13 5 17 0 8 4 13 8 13 0 4 4 8 9 8 4 4 8 4 12 4 5 0 13 0 17-4 5-4 9-8 13-13v9 4h14c0 0 0-4 0-8v-82h-14v52c0 4 0 8-4 13 0 4-4 8-4 8-5 4-5 4-9 9-4 0-4 0-8 0-5 0-5 0-9 0s-4-5-8-5c0-4 0-8-5-12 0-5 0-9 0-13v-52z">
            <text:p/>
          </draw:path>
          <draw:path draw:style-name="gr7" draw:text-style-name="P3" draw:layer="layout" svg:width="0.081cm" svg:height="0.097cm" svg:x="10.462cm" svg:y="1.813cm" svg:viewBox="0 0 82 98" svg:d="M78 18c-9-14-18-18-35-18-4 0-9 0-13 4-4 0-9 0-13 4-4 0-4 5-8 10 0 0 0 4 0 8s0 4 0 9l4 4c4 4 4 4 8 8 0 0 5 0 9 5 0 0 4 0 13 4 8 0 12 4 17 4 4 4 4 9 4 13v4c-4 0-4 4-9 4l-4 5c-4 0-8 0-8 0-4 0-4 0-9 0-4 0-4 0-8-5-5 0-9 0-9-4-4 0-4-4-4-4v-4h-4l-9 12c13 13 26 17 43 17 4 0 8 0 12-4 5 0 9-4 14-4 4-4 9-9 9-9 0-4 4-8 4-12 0-9-4-13-9-17-4-5-13-9-26-9-4-4-8-4-13-4 0-4-4-4-4-4-4-5-4-5-4-5-5 0-5-4-5-4 0-4 0-4 5-8h4c0-5 4-5 4-5 5 0 5 0 9 0s8 0 17 5c4 0 4 4 9 8v4z">
            <text:p/>
          </draw:path>
          <draw:path draw:style-name="gr7" draw:text-style-name="P3" draw:layer="layout" svg:width="0.077cm" svg:height="0.132cm" svg:x="10.568cm" svg:y="1.774cm" svg:viewBox="0 0 78 133" svg:d="M0 133h17v-52c0-4 0-8 0-13 6-4 6-8 10-8 4-4 4-4 8-4 5-4 5-4 9-4s8 4 13 4c4 4 4 12 4 21v56h17v-56c0-4-4-13-4-17s-5-8-5-13c-4-4-8-4-8-4-4-4-9-4-13-4s-13 0-17 4-8 9-14 13v-51-5h-17z">
            <text:p/>
          </draw:path>
          <draw:path draw:style-name="gr7" draw:text-style-name="P3" draw:layer="layout" svg:width="0.072cm" svg:height="0.094cm" svg:x="16.215cm" svg:y="1.77cm" svg:viewBox="0 0 73 95" svg:d="M0 95h17v-52c0-5 0-9 0-13 4-4 4-4 8-9 0-4 5-4 9-4 4-4 4-4 8-4 5 0 9 4 14 8 4 0 4 9 4 17v57h13v-57c0-4 0-12 0-17-4-4-4-8-8-12 0 0-5-5-9-5-5-4-5-4-9-4-9 0-13 4-17 4-9 5-13 9-13 17v-17h-17z">
            <text:p/>
          </draw:path>
          <draw:path draw:style-name="gr8" draw:text-style-name="P4" draw:layer="layout" svg:width="0.144cm" svg:height="0.203cm" svg:x="4.561cm" svg:y="2.695cm" svg:viewBox="0 0 145 204" svg:d="M112 34c0 4-9 29-13 46-9 17-40 43-52 43-13 0-17-21-17-38 0-34 25-72 60-72 13 0 22 8 22 21zM72 183c-4 9-8 13-17 13h-8v4 4c0 0 21 0 35 0 12 0 34 0 34 0h4v-4c0-4-4-4-4-4h-4c-5 0-13-4-13-8v-5l46-170c0-5 0-5 0-9s-4-4-4-4c-4 0-8 0-8 4l-13 13c-8-9-17-17-30-17-39 0-90 38-90 89 0 21 9 47 38 47 17 0 34-9 56-34z">
            <text:p/>
          </draw:path>
          <draw:path draw:style-name="gr8" draw:text-style-name="P4" draw:layer="layout" svg:width="0.098cm" svg:height="0.144cm" svg:x="4.718cm" svg:y="2.733cm" svg:viewBox="0 0 99 145" svg:d="M47 0c-30 0-47 25-47 73 0 47 17 72 47 72s52-25 52-72c0-48-22-73-52-73zM47 9c21 0 30 21 30 64s-9 64-30 64c-17 0-30-21-30-64s13-64 30-64z">
            <text:p/>
          </draw:path>
          <draw:path draw:style-name="gr8" draw:text-style-name="P4" draw:layer="layout" svg:width="0.145cm" svg:height="0.203cm" svg:x="6.488cm" svg:y="2.695cm" svg:viewBox="0 0 146 204" svg:d="M108 34c0 4-5 29-9 46-8 17-38 43-51 43-12 0-17-21-17-38 0-34 26-72 60-72 12 0 17 8 17 21zM74 183c-5 9-9 13-17 13h-9v4 4c0 0 21 0 34 0s34 0 34 0h4v-4c0-4-4-4-4-4h-4c-4 0-13-4-13-8v-5l47-170c0-5 0-5 0-9s-4-4-4-4c-5 0-9 0-13 4l-9 13c-8-9-17-17-34-17-34 0-86 38-86 89 0 21 9 47 40 47 17 0 34-9 55-34z">
            <text:p/>
          </draw:path>
          <draw:path draw:style-name="gr8" draw:text-style-name="P4" draw:layer="layout" svg:width="0.093cm" svg:height="0.144cm" svg:x="6.646cm" svg:y="2.733cm" svg:viewBox="0 0 94 145" svg:d="M12 0v73c5-4 9-4 17-4 30 0 43 13 43 34 0 17-13 34-34 34-5 0-9-4-13-4l-8-17h-5c-8 0-12 4-12 8 0 13 17 21 38 21 34 0 56-21 56-46 0-26-18-44-48-44-8 0-13 4-21 4v-42h60v-17z">
            <text:p/>
          </draw:path>
          <draw:path draw:style-name="gr8" draw:text-style-name="P4" draw:layer="layout" svg:width="0.145cm" svg:height="0.203cm" svg:x="8.356cm" svg:y="2.695cm" svg:viewBox="0 0 146 204" svg:d="M108 34c0 4-4 29-13 46s-34 43-47 43c-12 0-17-21-17-38 0-34 26-72 55-72 13 0 22 8 22 21zM69 183c0 9-4 13-17 13h-4c0 0-4 0-4 4v4c0 0 25 0 38 0s34 0 34 0v-4c0-4 0-4 0-4h-8c-4 0-9-4-9-8v-5l43-170c4-5 4-5 4-9s-4-4-4-4c-5 0-9 0-13 4l-9 13c-8-9-21-17-34-17-34 0-86 38-86 89 0 21 5 47 40 47 17 0 29-9 51-34z">
            <text:p/>
          </draw:path>
          <draw:polygon draw:style-name="gr8" draw:text-style-name="P4" draw:layer="layout" svg:width="0.076cm" svg:height="0.14cm" svg:x="8.522cm" svg:y="2.733cm" svg:viewBox="0 0 77 141" draw:points="48,0 0,13 0,21 35,17 35,128 31,133 4,133 4,141 77,141 77,133 56,133 52,128 52,0">
            <text:p/>
          </draw:polygon>
          <draw:path draw:style-name="gr8" draw:text-style-name="P4" draw:layer="layout" svg:width="0.098cm" svg:height="0.144cm" svg:x="8.628cm" svg:y="2.733cm" svg:viewBox="0 0 99 145" svg:d="M51 0c-34 0-51 25-51 73 0 47 17 72 51 72 31 0 48-25 48-72 0-48-17-73-48-73zM51 9c18 0 31 21 31 64s-13 64-31 64c-21 0-34-21-34-64s13-64 34-64z">
            <text:p/>
          </draw:path>
          <draw:path draw:style-name="gr8" draw:text-style-name="P4" draw:layer="layout" svg:width="0.144cm" svg:height="0.203cm" svg:x="10.284cm" svg:y="2.695cm" svg:viewBox="0 0 145 204" svg:d="M106 34c0 4-4 29-13 46-8 17-34 43-46 43-13 0-17-21-17-38 0-34 25-72 55-72 13 0 21 8 21 21zM68 183c0 9-4 13-17 13h-4c0 0-5 0-5 4v4c0 0 26 0 39 0 12 0 34 0 34 0v-4c0-4 0-4 0-4h-9c-4 0-13-4-13-8l5-5 43-170c0-5 4-5 4-9s-4-4-4-4c-4 0-8 0-13 4l-8 13c-10-9-22-17-35-17-34 0-85 38-85 89 0 21 4 47 38 47 17 0 30-9 51-34z">
            <text:p/>
          </draw:path>
          <draw:polygon draw:style-name="gr8" draw:text-style-name="P4" draw:layer="layout" svg:width="0.076cm" svg:height="0.14cm" svg:x="10.45cm" svg:y="2.733cm" svg:viewBox="0 0 77 141" draw:points="46,0 0,13 0,21 34,17 34,128 29,133 4,133 4,141 77,141 77,133 55,133 51,128 51,0">
            <text:p/>
          </draw:polygon>
          <draw:path draw:style-name="gr8" draw:text-style-name="P4" draw:layer="layout" svg:width="0.093cm" svg:height="0.144cm" svg:x="10.556cm" svg:y="2.733cm" svg:viewBox="0 0 94 145" svg:d="M12 0v73c5-4 9-4 17-4 30 0 43 13 43 34 0 17-13 34-30 34-8 0-13-4-17-4l-8-17h-5c-8 0-12 4-12 8 0 13 17 21 38 21 34 0 56-21 56-46 0-26-18-44-48-44-8 0-12 4-21 4v-42h60v-17z">
            <text:p/>
          </draw:path>
          <draw:path draw:style-name="gr8" draw:text-style-name="P4" draw:layer="layout" svg:width="0.141cm" svg:height="0.203cm" svg:x="12.211cm" svg:y="2.695cm" svg:viewBox="0 0 142 204" svg:d="M106 34c0 4-8 29-12 46-9 17-34 43-47 43s-17-21-17-38c0-34 21-72 55-72 13 0 21 8 21 21zM68 183c0 9-4 13-17 13h-4c-4 0-4 0-4 4v4c0 0 25 0 34 0 17 0 38 0 38 0v-4c0-4 0-4 0-4h-9c-4 0-12-4-12-8 0 0 0-5 4-5l44-170c0-5 0-5 0-9s0-4 0-4c-5 0-9 0-13 4l-14 13c-4-9-17-17-30-17-34 0-85 38-85 89 0 21 5 47 39 47 12 0 29-9 51-34z">
            <text:p/>
          </draw:path>
          <draw:path draw:style-name="gr8" draw:text-style-name="P4" draw:layer="layout" svg:width="0.098cm" svg:height="0.14cm" svg:x="12.364cm" svg:y="2.733cm" svg:viewBox="0 0 99 141" svg:d="M22 128c47-39 73-64 73-90 0-21-17-38-43-38-25 0-47 13-47 30 0 4 4 8 13 8 4 0 9 0 9 0v-25c8 0 12-4 21-4 17 0 26 12 26 33 0 26-26 51-74 86v13h99v-34h-9l-4 21z">
            <text:p/>
          </draw:path>
          <draw:path draw:style-name="gr8" draw:text-style-name="P4" draw:layer="layout" svg:width="0.098cm" svg:height="0.144cm" svg:x="12.483cm" svg:y="2.733cm" svg:viewBox="0 0 99 145" svg:d="M47 0c-30 0-47 25-47 73 0 47 17 72 47 72s52-25 52-72c0-48-22-73-52-73zM47 9c21 0 30 21 30 64s-9 64-30 64c-17 0-30-21-30-64s13-64 30-64z">
            <text:p/>
          </draw:path>
          <draw:path draw:style-name="gr8" draw:text-style-name="P4" draw:layer="layout" svg:width="0.14cm" svg:height="0.203cm" svg:x="14.139cm" svg:y="2.695cm" svg:viewBox="0 0 141 204" svg:d="M107 34c0 4-9 29-13 46-8 17-38 43-48 43-12 0-17-21-17-38 0-34 22-72 57-72 12 0 21 8 21 21zM69 183c0 9-4 13-18 13h-5c-4 0-4 0-4 4v4c0 0 27 0 35 0 13 0 38 0 38 0v-4c0-4 0-4-4-4h-4c-4 0-13-4-13-8v-5l47-170c0-5 0-5 0-9s0-4-4-4c0 0-5 0-9 4l-13 13c-4-9-17-17-29-17-35 0-86 38-86 89 0 21 4 47 38 47 13 0 31-9 52-34z">
            <text:p/>
          </draw:path>
          <draw:path draw:style-name="gr8" draw:text-style-name="P4" draw:layer="layout" svg:width="0.097cm" svg:height="0.14cm" svg:x="14.292cm" svg:y="2.733cm" svg:viewBox="0 0 98 141" svg:d="M21 128c48-39 73-64 73-90 0-21-17-38-42-38-27 0-48 13-48 30 0 4 4 8 13 8 4 0 4 0 8 0v-25c10 0 14-4 22-4 17 0 26 12 26 33 0 26-26 51-73 86v13h98v-34h-8l-4 21z">
            <text:p/>
          </draw:path>
          <draw:path draw:style-name="gr8" draw:text-style-name="P4" draw:layer="layout" svg:width="0.093cm" svg:height="0.144cm" svg:x="14.411cm" svg:y="2.733cm" svg:viewBox="0 0 94 145" svg:d="M12 0v73c5-4 9-4 17-4 31 0 44 13 44 34 0 17-13 34-35 34-5 0-9-4-13-4l-8-17h-5c-8 0-12 4-12 8 0 13 12 21 38 21 35 0 56-21 56-46 0-26-17-44-47-44-9 0-14 4-22 4v-42h61v-17z">
            <text:p/>
          </draw:path>
          <draw:path draw:style-name="gr8" draw:text-style-name="P4" draw:layer="layout" svg:width="0.144cm" svg:height="0.203cm" svg:x="16.058cm" svg:y="2.695cm" svg:viewBox="0 0 145 204" svg:d="M111 34c0 4-8 29-13 46-9 17-39 43-52 43-12 0-16-21-16-38 0-34 25-72 59-72 14 0 22 8 22 21zM72 183c0 9-9 13-17 13h-4c-5 0-5 0-5 4v4c0 0 22 0 35 0 12 0 39 0 39 0v-4c0-4 0-4-5-4h-4c-4 0-13-4-13-8v-5l47-170c0-5 0-5 0-9s0-4-4-4c0 0-4 0-9 4l-12 13c-9-9-17-17-31-17-38 0-89 38-89 89 0 21 8 47 38 47 17 0 34-9 55-34z">
            <text:p/>
          </draw:path>
          <draw:path draw:style-name="gr8" draw:text-style-name="P4" draw:layer="layout" svg:width="0.093cm" svg:height="0.144cm" svg:x="16.215cm" svg:y="2.733cm" svg:viewBox="0 0 94 145" svg:d="M60 69c17-5 30-18 30-35 0-21-17-34-42-34-26 0-44 13-44 25 0 9 5 13 10 13 4 0 8 0 8-4v-17c9-4 13-8 21-8 17 0 26 12 26 29s-9 26-30 26c-4 0-4 0-4 0v14c4 0 8 0 8 0 22 0 34 8 34 25s-17 34-34 34c-8 0-12-4-17-9l-8-17h-4c-10 0-14 5-14 13 0 9 18 21 43 21 30 0 51-21 51-42s-13-34-34-34z">
            <text:p/>
          </draw:path>
          <draw:path draw:style-name="gr8" draw:text-style-name="P4" draw:layer="layout" svg:width="0.097cm" svg:height="0.144cm" svg:x="16.334cm" svg:y="2.733cm" svg:viewBox="0 0 98 145" svg:d="M47 0c-30 0-47 25-47 73 0 47 17 72 47 72s51-25 51-72c0-48-21-73-51-73zM47 9c22 0 30 21 30 64s-8 64-30 64c-17 0-30-21-30-64s13-64 30-64z">
            <text:p/>
          </draw:path>
        </draw:g>
        <draw:g>
          <draw:path draw:style-name="gr1" draw:text-style-name="P1" draw:layer="layout" svg:width="3.112cm" svg:height="0.457cm" svg:x="4.911cm" svg:y="6.617cm" svg:viewBox="0 0 3113 458" svg:d="M3113 132c-986 480-2154 425-3113-132">
            <text:p/>
          </draw:path>
          <draw:path draw:style-name="gr2" draw:text-style-name="P2" draw:layer="layout" svg:width="0.234cm" svg:height="0.166cm" svg:x="7.997cm" svg:y="6.642cm" svg:viewBox="0 0 235 167" svg:d="M235 0c-77 22-157 39-235 51l56 116c60-55 120-111 179-167z">
            <text:p/>
          </draw:path>
          <draw:path draw:style-name="gr3" draw:text-style-name="P1" draw:layer="layout" svg:width="0.234cm" svg:height="0.166cm" svg:x="7.997cm" svg:y="6.642cm" svg:viewBox="0 0 235 167" svg:d="M235 0c-77 22-157 39-235 51l56 116c60-55 120-111 179-167z">
            <text:p/>
          </draw:path>
          <draw:path draw:style-name="gr1" draw:text-style-name="P1" draw:layer="layout" svg:width="3.116cm" svg:height="0.457cm" svg:x="6.843cm" svg:y="6.617cm" svg:viewBox="0 0 3117 458" svg:d="M3117 132c-989 480-2153 425-3117-132">
            <text:p/>
          </draw:path>
          <draw:path draw:style-name="gr2" draw:text-style-name="P2" draw:layer="layout" svg:width="0.234cm" svg:height="0.166cm" svg:x="9.929cm" svg:y="6.642cm" svg:viewBox="0 0 235 167" svg:d="M235 0c-78 22-154 39-235 51l55 116c64-55 124-111 180-167z">
            <text:p/>
          </draw:path>
          <draw:path draw:style-name="gr3" draw:text-style-name="P1" draw:layer="layout" svg:width="0.234cm" svg:height="0.166cm" svg:x="9.929cm" svg:y="6.642cm" svg:viewBox="0 0 235 167" svg:d="M235 0c-78 22-154 39-235 51l55 116c64-55 124-111 180-167z">
            <text:p/>
          </draw:path>
          <draw:path draw:style-name="gr1" draw:text-style-name="P1" draw:layer="layout" svg:width="3.07cm" svg:height="0.437cm" svg:x="8.821cm" svg:y="6.642cm" svg:viewBox="0 0 3071 438" svg:d="M3071 107c-973 475-2124 437-3071-107">
            <text:p/>
          </draw:path>
          <draw:path draw:style-name="gr2" draw:text-style-name="P2" draw:layer="layout" svg:width="0.233cm" svg:height="0.166cm" svg:x="11.865cm" svg:y="6.642cm" svg:viewBox="0 0 234 167" svg:d="M234 0c-80 22-158 39-234 51l51 116c64-55 124-111 183-167z">
            <text:p/>
          </draw:path>
          <draw:path draw:style-name="gr3" draw:text-style-name="P1" draw:layer="layout" svg:width="0.233cm" svg:height="0.166cm" svg:x="11.865cm" svg:y="6.642cm" svg:viewBox="0 0 234 167" svg:d="M234 0c-80 22-158 39-234 51l51 116c64-55 124-111 183-167z">
            <text:p/>
          </draw:path>
          <draw:path draw:style-name="gr1" draw:text-style-name="P1" draw:layer="layout" svg:width="3.069cm" svg:height="0.437cm" svg:x="10.753cm" svg:y="6.642cm" svg:viewBox="0 0 3070 438" svg:d="M3070 107c-973 475-2123 437-3070-107">
            <text:p/>
          </draw:path>
          <draw:path draw:style-name="gr2" draw:text-style-name="P2" draw:layer="layout" svg:width="0.233cm" svg:height="0.166cm" svg:x="13.797cm" svg:y="6.642cm" svg:viewBox="0 0 234 167" svg:d="M234 0c-76 22-157 39-234 51l56 116c59-55 119-111 178-167z">
            <text:p/>
          </draw:path>
          <draw:path draw:style-name="gr3" draw:text-style-name="P1" draw:layer="layout" svg:width="0.233cm" svg:height="0.166cm" svg:x="13.797cm" svg:y="6.642cm" svg:viewBox="0 0 234 167" svg:d="M234 0c-76 22-157 39-234 51l56 116c59-55 119-111 178-167z">
            <text:p/>
          </draw:path>
          <draw:path draw:style-name="gr1" draw:text-style-name="P1" draw:layer="layout" svg:width="3.074cm" svg:height="0.437cm" svg:x="12.684cm" svg:y="6.642cm" svg:viewBox="0 0 3075 438" svg:d="M3075 107c-976 475-2127 437-3075-107">
            <text:p/>
          </draw:path>
          <draw:path draw:style-name="gr2" draw:text-style-name="P2" draw:layer="layout" svg:width="0.233cm" svg:height="0.166cm" svg:x="15.729cm" svg:y="6.642cm" svg:viewBox="0 0 234 167" svg:d="M234 0c-78 22-154 39-234 51l55 116c63-55 123-111 179-167z">
            <text:p/>
          </draw:path>
          <draw:path draw:style-name="gr3" draw:text-style-name="P1" draw:layer="layout" svg:width="0.233cm" svg:height="0.166cm" svg:x="15.729cm" svg:y="6.642cm" svg:viewBox="0 0 234 167" svg:d="M234 0c-78 22-154 39-234 51l55 116c63-55 123-111 179-167z">
            <text:p/>
          </draw:path>
          <draw:path draw:style-name="gr1" draw:text-style-name="P1" draw:layer="layout" svg:width="1.07cm" svg:height="0.113cm" svg:x="14.646cm" svg:y="6.241cm" svg:viewBox="0 0 1071 114" svg:d="M1071 51c-357-86-727-61-1071 63">
            <text:p/>
          </draw:path>
          <draw:path draw:style-name="gr2" draw:text-style-name="P2" draw:layer="layout" svg:width="0.242cm" svg:height="0.127cm" svg:x="15.699cm" svg:y="6.227cm" svg:viewBox="0 0 243 128" svg:d="M243 128c-68-48-141-90-214-128l-29 124c80-4 162 0 243 4z">
            <text:p/>
          </draw:path>
          <draw:path draw:style-name="gr3" draw:text-style-name="P1" draw:layer="layout" svg:width="0.242cm" svg:height="0.127cm" svg:x="15.699cm" svg:y="6.227cm" svg:viewBox="0 0 243 128" svg:d="M243 128c-68-48-141-90-214-128l-29 124c80-4 162 0 243 4z">
            <text:p/>
          </draw:path>
          <draw:path draw:style-name="gr1" draw:text-style-name="P1" draw:layer="layout" svg:width="0.495cm" svg:height="0.581cm" svg:x="16.01cm" svg:y="5.595cm" svg:viewBox="0 0 496 582" svg:d="M3 361c-21-196 77-361 247-361 233 0 324 315 170 582">
            <text:p/>
          </draw:path>
          <draw:path draw:style-name="gr2" draw:text-style-name="P2" draw:layer="layout" svg:width="0.131cm" svg:height="0.225cm" svg:x="15.958cm" svg:y="5.951cm" svg:viewBox="0 0 132 226" svg:d="M132 226c-22-77-30-153-18-226l-114 13c21 73 67 149 132 213z">
            <text:p/>
          </draw:path>
          <draw:path draw:style-name="gr3" draw:text-style-name="P1" draw:layer="layout" svg:width="0.131cm" svg:height="0.225cm" svg:x="15.958cm" svg:y="5.951cm" svg:viewBox="0 0 132 226" svg:d="M132 226c-22-77-30-153-18-226l-114 13c21 73 67 149 132 213z">
            <text:p/>
          </draw:path>
          <draw:path draw:style-name="gr2" draw:text-style-name="P2" draw:layer="layout" svg:width="0.581cm" svg:height="0.581cm" svg:x="4.368cm" svg:y="6.18cm" svg:viewBox="0 0 582 582" svg:d="M582 294c0-162-127-294-288-294-166 0-294 132-294 294 0 161 128 288 294 288 161 0 288-127 288-288z">
            <text:p/>
          </draw:path>
          <draw:path draw:style-name="gr4" draw:text-style-name="P1" draw:layer="layout" svg:width="0.581cm" svg:height="0.581cm" svg:x="4.368cm" svg:y="6.18cm" svg:viewBox="0 0 582 582" svg:d="M582 294c0-162-127-294-288-294-166 0-294 132-294 294 0 161 128 288 294 288 161 0 288-127 288-288z">
            <text:p/>
          </draw:path>
          <draw:path draw:style-name="gr2" draw:text-style-name="P2" draw:layer="layout" svg:width="0.586cm" svg:height="0.581cm" svg:x="6.299cm" svg:y="6.18cm" svg:viewBox="0 0 587 582" svg:d="M587 294c0-162-133-294-294-294s-293 132-293 294c0 161 132 288 293 288s294-127 294-288z">
            <text:p/>
          </draw:path>
          <draw:path draw:style-name="gr4" draw:text-style-name="P1" draw:layer="layout" svg:width="0.586cm" svg:height="0.581cm" svg:x="6.299cm" svg:y="6.18cm" svg:viewBox="0 0 587 582" svg:d="M587 294c0-162-133-294-294-294s-293 132-293 294c0 161 132 288 293 288s294-127 294-288z">
            <text:p/>
          </draw:path>
          <draw:path draw:style-name="gr2" draw:text-style-name="P2" draw:layer="layout" svg:width="0.679cm" svg:height="0.678cm" svg:x="8.184cm" svg:y="6.134cm" svg:viewBox="0 0 680 679" svg:d="M680 340c0-192-152-340-340-340-187 0-340 148-340 340 0 186 153 339 340 339 188 0 340-153 340-339z">
            <text:p/>
          </draw:path>
          <draw:path draw:style-name="gr4" draw:text-style-name="P1" draw:layer="layout" svg:width="0.679cm" svg:height="0.678cm" svg:x="8.184cm" svg:y="6.134cm" svg:viewBox="0 0 680 679" svg:d="M680 340c0-192-152-340-340-340-187 0-340 148-340 340 0 186 153 339 340 339 188 0 340-153 340-339z">
            <text:p/>
          </draw:path>
          <draw:path draw:style-name="gr2" draw:text-style-name="P2" draw:layer="layout" svg:width="0.679cm" svg:height="0.678cm" svg:x="10.12cm" svg:y="6.134cm" svg:viewBox="0 0 680 679" svg:d="M680 340c0-192-154-340-340-340-191 0-340 148-340 340 0 186 149 339 340 339 186 0 340-153 340-339z">
            <text:p/>
          </draw:path>
          <draw:path draw:style-name="gr4" draw:text-style-name="P1" draw:layer="layout" svg:width="0.679cm" svg:height="0.678cm" svg:x="10.12cm" svg:y="6.134cm" svg:viewBox="0 0 680 679" svg:d="M680 340c0-192-154-340-340-340-191 0-340 148-340 340 0 186 149 339 340 339 186 0 340-153 340-339z">
            <text:p/>
          </draw:path>
          <draw:path draw:style-name="gr2" draw:text-style-name="P2" draw:layer="layout" svg:width="0.679cm" svg:height="0.678cm" svg:x="12.052cm" svg:y="6.134cm" svg:viewBox="0 0 680 679" svg:d="M680 340c0-192-153-340-340-340-186 0-340 148-340 340 0 186 154 339 340 339 187 0 340-153 340-339z">
            <text:p/>
          </draw:path>
          <draw:path draw:style-name="gr4" draw:text-style-name="P1" draw:layer="layout" svg:width="0.679cm" svg:height="0.678cm" svg:x="12.052cm" svg:y="6.134cm" svg:viewBox="0 0 680 679" svg:d="M680 340c0-192-153-340-340-340-186 0-340 148-340 340 0 186 154 339 340 339 187 0 340-153 340-339z">
            <text:p/>
          </draw:path>
          <draw:path draw:style-name="gr2" draw:text-style-name="P2" draw:layer="layout" svg:width="0.68cm" svg:height="0.678cm" svg:x="13.983cm" svg:y="6.134cm" svg:viewBox="0 0 681 679" svg:d="M681 340c0-192-149-340-340-340-187 0-341 148-341 340 0 186 154 339 341 339 191 0 340-153 340-339z">
            <text:p/>
          </draw:path>
          <draw:path draw:style-name="gr4" draw:text-style-name="P1" draw:layer="layout" svg:width="0.68cm" svg:height="0.678cm" svg:x="13.983cm" svg:y="6.134cm" svg:viewBox="0 0 681 679" svg:d="M681 340c0-192-149-340-340-340-187 0-341 148-341 340 0 186 154 339 341 339 191 0 340-153 340-339z">
            <text:p/>
          </draw:path>
          <draw:path draw:style-name="gr2" draw:text-style-name="P2" draw:layer="layout" svg:width="0.679cm" svg:height="0.678cm" svg:x="15.92cm" svg:y="6.134cm" svg:viewBox="0 0 680 679" svg:d="M680 340c0-192-153-340-340-340-188 0-340 148-340 340 0 186 152 339 340 339 187 0 340-153 340-339z">
            <text:p/>
          </draw:path>
          <draw:path draw:style-name="gr5" draw:text-style-name="P1" draw:layer="layout" svg:width="0.679cm" svg:height="0.678cm" svg:x="15.92cm" svg:y="6.134cm" svg:viewBox="0 0 680 679" svg:d="M680 340c0-192-153-340-340-340-188 0-340 148-340 340 0 186 152 339 340 339 187 0 340-153 340-339z">
            <text:p/>
          </draw:path>
          <draw:path draw:style-name="gr6" draw:text-style-name="P1" draw:layer="layout" svg:width="0.679cm" svg:height="0.678cm" svg:x="15.92cm" svg:y="6.134cm" svg:viewBox="0 0 680 679" svg:d="M680 340c0-192-153-340-340-340-188 0-340 148-340 340 0 186 152 339 340 339 187 0 340-153 340-339z">
            <text:p/>
          </draw:path>
          <draw:path draw:style-name="gr7" draw:text-style-name="P3" draw:layer="layout" svg:width="0.081cm" svg:height="0.135cm" svg:x="6.528cm" svg:y="7.135cm" svg:viewBox="0 0 82 136" svg:d="M64 55c0-5-4-9-8-13-9-4-13-4-17-4-5 0-13 0-17 4-5 0-9 4-13 8 0 5-4 9-9 14 0 4 0 13 0 21 0 9 0 17 0 22 5 8 5 12 9 17 4 4 8 8 13 8 4 4 8 4 12 4 9 0 13-4 17-4 5-4 9-8 13-13v9 4h18c-4 0-4-4-4-8v-120-4c4 0 4 0 4 0h-18zM22 55c4 0 4-5 8-5 0 0 4 0 9 0 4 0 4 0 8 0 0 0 4 0 4 5 5 0 5 0 5 4 4 0 4 5 4 5 0 4 4 4 4 8 0 5 0 9 0 13 0 9 0 17-4 22 0 0 0 4-4 4 0 4 0 4-5 8 0 0-4 0-4 5-4 0-4 0-8 0-9 0-17-5-22-13-4-4-4-17-4-26 0-13 4-21 9-30z">
            <text:p/>
          </draw:path>
          <draw:path draw:style-name="gr7" draw:text-style-name="P3" draw:layer="layout" svg:width="0.081cm" svg:height="0.135cm" svg:x="8.46cm" svg:y="7.135cm" svg:viewBox="0 0 82 136" svg:d="M65 55c0-5-5-9-10-13-4-4-12-4-17-4-4 0-8 0-17 4-4 0-8 4-12 8 0 5-5 9-9 14 0 4 0 13 0 21 0 9 0 17 0 22 4 8 4 12 9 17 4 4 8 8 12 8 5 4 9 4 13 4 9 0 13-4 17-4 4-4 9-8 14-13v9 4h17c-4 0-4-4-4-8v-120l4-4h-17zM21 55c5 0 5-5 9-5s4 0 8 0c5 0 5 0 9 0 0 0 4 0 4 5 4 0 4 0 4 4 5 0 5 5 5 5 0 4 5 4 5 8 0 5 0 9 0 13 0 9 0 17-5 22 0 0 0 4-5 4 0 4 0 4-4 8 0 0-4 0-4 5-4 0-4 0-9 0-8 0-12-5-21-13-4-4-4-17-4-26 0-13 4-21 8-30z">
            <text:p/>
          </draw:path>
          <draw:path draw:style-name="gr7" draw:text-style-name="P3" draw:layer="layout" svg:width="0.081cm" svg:height="0.135cm" svg:x="10.417cm" svg:y="7.139cm" svg:viewBox="0 0 82 136" svg:d="M69 55c-4-4-8-9-13-13-4-4-8-4-17-4-4 0-8 0-12 4-4 0-10 4-14 9-4 4-4 9-8 13 0 9-5 13-5 21 0 9 0 18 5 22 0 8 4 13 8 17s10 8 14 8c4 4 8 4 12 4 5 0 13-4 17-4 5-4 9-8 13-12v8 4h13c0 0 0-4 0-8v-120-4h-13zM27 55c0 0 4-4 8-4 0 0 4 0 9 0h4c4 0 4 4 8 4l5 5 4 4c0 4 0 9 0 9 0 4 0 8 0 12 0 9 0 18 0 22s-4 4-4 8c0 0-5 0-5 5-4 0-4 0-8 4h-4c-9 0-17-4-21-13-6-4-6-17-6-26 0-12 0-21 10-30z">
            <text:p/>
          </draw:path>
          <draw:path draw:style-name="gr7" draw:text-style-name="P3" draw:layer="layout" svg:width="0.081cm" svg:height="0.135cm" svg:x="12.349cm" svg:y="7.139cm" svg:viewBox="0 0 82 136" svg:d="M69 55c-4-4-9-9-13-13s-8-4-17-4c-4 0-8 0-13 4-4 0-8 4-12 9-4 4-4 9-10 13 0 9-4 13-4 21 0 9 4 18 4 22 0 8 6 13 10 17s8 8 12 8c5 4 9 4 13 4s13-4 17-4c4-4 9-8 13-12v8 4h13c0 0 0-4 0-8v-120-4h-13zM26 55c0 0 5-4 9-4 0 0 4 0 8 0h5c4 0 4 4 8 4l4 5 5 4c0 4 0 9 0 9 0 4 0 8 0 12 0 9 0 18 0 22s-5 4-5 8c0 0-4 0-4 5-4 0-4 0-8 4h-5c-8 0-17-4-21-13-4-4-4-17-4-26 0-12 0-21 8-30z">
            <text:p/>
          </draw:path>
          <draw:path draw:style-name="gr7" draw:text-style-name="P3" draw:layer="layout" svg:width="0.085cm" svg:height="0.135cm" svg:x="14.285cm" svg:y="7.139cm" svg:viewBox="0 0 86 136" svg:d="M69 55c-4-4-4-9-14-13-4-4-8-4-13-4-8 0-12 0-17 4-4 0-8 4-12 9-5 4-5 9-9 13 0 9-4 13-4 21 0 9 4 18 4 22 4 8 4 13 9 17 4 4 8 8 12 8 5 4 9 4 13 4s13-4 17-4c5-4 10-8 14-12v8 4h13c0 0 0-4 0-8v-120-4h4-17zM25 55c0 0 5-4 9-4 0 0 4 0 8 0h5c4 0 4 4 8 4 5 0 5 5 5 5 5 0 5 4 5 4 0 4 0 9 0 9 4 4 4 8 4 12 0 9-4 18-4 22s0 4-5 8c0 0-5 0-5 5-4 0-4 0-8 4h-5c-8 0-17-4-21-13-4-4-4-17-4-26 0-12 0-21 8-30z">
            <text:p/>
          </draw:path>
          <draw:path draw:style-name="gr7" draw:text-style-name="P3" draw:layer="layout" svg:width="0.085cm" svg:height="0.14cm" svg:x="15.249cm" svg:y="6.295cm" svg:viewBox="0 0 86 141" svg:d="M69 60c-5-8-5-13-13-13-4-4-9-4-13-4-9 0-13 0-17 0-4 4-9 9-14 9-4 4-4 8-8 16 0 5-4 13-4 22 0 8 4 17 4 21 4 9 4 13 8 17 5 4 10 4 14 8 4 0 8 5 13 5 4 0 13-5 17-9 4 0 8-4 13-8v4c0 4 0 8 0 8h12c0-4 0-4 0-8v-120-4c0 0 5 0 5-4h-17zM26 60c0 0 4-4 8-4 0 0 5 0 9 0h4c5 0 5 0 9 4 4 0 4 0 4 4 4 0 4 0 4 4 0 5 0 5 0 9 5 4 5 8 5 13 0 8-5 13-5 21 0 0 0 4-4 4 0 5-4 5-4 5-4 4-4 4-9 4l-4 4c-9 0-17-4-21-13-5-8-5-17-5-30 0-8 0-21 9-25z">
            <text:p/>
          </draw:path>
          <draw:path draw:style-name="gr7" draw:text-style-name="P3" draw:layer="layout" svg:width="0.084cm" svg:height="0.135cm" svg:x="16.217cm" svg:y="5.4cm" svg:viewBox="0 0 85 136" svg:d="M68 56c-4-4-4-9-8-13-9 0-14-5-18-5-8 0-13 0-17 5-4 0-8 4-13 9-4 4-4 8-8 12 0 9-4 13-4 22 0 8 4 17 4 25 4 4 4 8 8 13 5 4 9 8 13 8 4 4 9 4 13 4 8 0 13 0 17-4 5-4 9-8 13-13v9c0 4 0 4 0 8h13c0-4 0-8 0-8v-124c4-4 4-4 4-4h-17zM25 60c0-4 4-4 9-8 0 0 4 0 8 0s4 0 9 0l4 4c5 0 5 4 5 4 4 0 4 4 4 4 0 5 0 9 4 13 0 0 0 4 0 13 0 4-4 13-4 17s0 4-4 8l-5 4c0 0-4 5-9 5h-4c-8 0-17-5-21-13-4-4-4-13-4-25 0-13 0-22 8-26z">
            <text:p/>
          </draw:path>
          <draw:path draw:style-name="gr8" draw:text-style-name="P4" draw:layer="layout" svg:width="0.144cm" svg:height="0.208cm" svg:x="4.529cm" svg:y="6.367cm" svg:viewBox="0 0 145 209" svg:d="M107 34c0 4-4 29-14 46-8 17-34 43-46 43-13 0-17-21-17-38 0-34 25-73 55-73 12 0 22 9 22 22zM68 183c0 9-4 13-17 13l-4 4h-5v4 5c0 0 26-5 38-5 13 0 35 0 35 0v-4c0-4 0-4 0-4h-8c-4 0-10 0-10-8v-5l44-171c4 0 4-4 4-8s-4-4-4-4c-4 0-8 0-13 4l-8 13c-9-9-23-17-35-17-34 0-85 38-85 89 0 21 4 46 38 46 17 0 30-4 51-33z">
            <text:p/>
          </draw:path>
          <draw:path draw:style-name="gr8" draw:text-style-name="P4" draw:layer="layout" svg:width="0.102cm" svg:height="0.144cm" svg:x="4.682cm" svg:y="6.405cm" svg:viewBox="0 0 103 145" svg:d="M51 0c-30 0-51 25-51 73 0 47 21 72 51 72s52-25 52-72c0-48-22-73-52-73zM51 9c22 0 30 21 30 64 0 42-8 64-30 64s-30-22-30-64c0-43 8-64 30-64z">
            <text:p/>
          </draw:path>
          <draw:path draw:style-name="gr8" draw:text-style-name="P4" draw:layer="layout" svg:width="0.145cm" svg:height="0.208cm" svg:x="6.46cm" svg:y="6.367cm" svg:viewBox="0 0 146 209" svg:d="M108 34c0 4-5 29-13 46-9 17-34 43-47 43-14 0-18-21-18-38 0-34 27-73 56-73 13 0 22 9 22 22zM74 183c-5 9-9 13-21 13l-5 4h-4v4 5c0 0 25-5 38-5s34 0 34 0v-4c0-4 0-4 0-4h-8c-5 0-9 0-9-8v-5l47-171c0 0 0-4 0-8s-4-4-4-4c-5 0-9 0-13 4l-9 13c-8-9-21-17-34-17-33 0-86 38-86 89 0 21 9 46 39 46 18 0 30-4 52-33z">
            <text:p/>
          </draw:path>
          <draw:path draw:style-name="gr8" draw:text-style-name="P4" draw:layer="layout" svg:width="0.089cm" svg:height="0.14cm" svg:x="6.618cm" svg:y="6.409cm" svg:viewBox="0 0 90 141" svg:d="M8 0v69c4 0 13-4 21-4 30 0 44 13 44 34 0 17-14 34-35 34-4 0-9 0-13-4l-8-18c-5 0-5 0-5 0-8 0-12 5-12 9 0 13 12 21 34 21 35 0 56-21 56-47 0-25-17-43-44-43-8 0-17 5-25 5v-43h65v-13z">
            <text:p/>
          </draw:path>
          <draw:path draw:style-name="gr8" draw:text-style-name="P4" draw:layer="layout" svg:width="0.14cm" svg:height="0.208cm" svg:x="8.337cm" svg:y="6.367cm" svg:viewBox="0 0 141 209" svg:d="M107 34c0 4-8 29-13 46-8 17-35 43-47 43-13 0-17-21-17-38 0-34 21-73 56-73 13 0 21 9 21 22zM68 183c0 9-4 13-17 13l-4 4c-4 0-4 0-4 0v4 5c0 0 25-5 34-5 17 0 39 0 39 0v-4c0-4 0-4 0-4h-9c-4 0-13 0-13-8 0 0 0-5 5-5l42-171c0 0 0-4 0-8s0-4 0-4c-4 0-8 0-13 4l-12 13c-4-9-17-17-30-17-35 0-86 38-86 89 0 21 4 46 38 46 13 0 30-4 52-33z">
            <text:p/>
          </draw:path>
          <draw:polygon draw:style-name="gr8" draw:text-style-name="P4" draw:layer="layout" svg:width="0.076cm" svg:height="0.144cm" svg:x="8.503cm" svg:y="6.405cm" svg:viewBox="0 0 77 145" draw:points="43,0 0,13 0,21 35,17 35,128 30,133 4,133 4,145 77,145 77,137 52,133 52,0">
            <text:p/>
          </draw:polygon>
          <draw:path draw:style-name="gr8" draw:text-style-name="P4" draw:layer="layout" svg:width="0.097cm" svg:height="0.144cm" svg:x="8.609cm" svg:y="6.405cm" svg:viewBox="0 0 98 145" svg:d="M46 0c-29 0-46 25-46 73 0 47 17 72 46 72 31 0 52-25 52-72 0-48-21-73-52-73zM46 9c22 0 31 21 31 64s-9 64-31 64c-16 0-29-21-29-64s13-64 29-64z">
            <text:p/>
          </draw:path>
          <draw:path draw:style-name="gr8" draw:text-style-name="P4" draw:layer="layout" svg:width="0.144cm" svg:height="0.208cm" svg:x="10.273cm" svg:y="6.367cm" svg:viewBox="0 0 145 209" svg:d="M106 34c0 4-4 29-13 46-8 17-34 43-46 43-13 0-17-21-17-38 0-34 25-73 55-73 13 0 21 9 21 22zM68 183c0 9-4 13-17 13l-4 4h-5v4 5c0 0 26-5 39-5 12 0 33 0 33 0v-4c0-4 0-4 0-4h-8c-4 0-8 0-8-8v-5l43-171c4 0 4-4 4-8s-4-4-4-4c-4 0-8 0-13 4l-8 13c-10-9-22-17-35-17-34 0-85 38-85 89 0 21 4 46 38 46 17 0 30-4 51-33z">
            <text:p/>
          </draw:path>
          <draw:polygon draw:style-name="gr8" draw:text-style-name="P4" draw:layer="layout" svg:width="0.076cm" svg:height="0.144cm" svg:x="10.439cm" svg:y="6.405cm" svg:viewBox="0 0 77 145" draw:points="46,0 0,13 0,21 33,17 33,128 29,133 4,133 4,145 77,145 77,137 55,133 51,133 51,0">
            <text:p/>
          </draw:polygon>
          <draw:path draw:style-name="gr8" draw:text-style-name="P4" draw:layer="layout" svg:width="0.093cm" svg:height="0.14cm" svg:x="10.545cm" svg:y="6.409cm" svg:viewBox="0 0 94 141" svg:d="M12 0v69c5 0 9-4 17-4 30 0 43 13 43 34 0 17-13 34-30 34-4 0-13 0-17-4l-8-18h-5c-8 0-12 5-12 9 0 13 17 21 38 21 34 0 56-21 56-47 0-25-18-43-48-43-4 0-12 5-21 5v-43h60v-13z">
            <text:p/>
          </draw:path>
          <draw:path draw:style-name="gr8" draw:text-style-name="P4" draw:layer="layout" svg:width="0.144cm" svg:height="0.208cm" svg:x="12.205cm" svg:y="6.367cm" svg:viewBox="0 0 145 209" svg:d="M107 34c0 4-5 29-13 46s-34 43-48 43c-13 0-17-21-17-38 0-34 26-73 57-73 12 0 21 9 21 22zM73 183c-4 9-9 13-22 13l-5 4h-4v4 5c0 0 27-5 39-5 13 0 34 0 34 0v-4c0-4 0-4 0-4h-8c-5 0-9 0-9-8v-5l47-171c0 0 0-4 0-8s-4-4-4-4c-4 0-9 0-13 4l-9 13c-8-9-21-17-33-17-35 0-86 38-86 89 0 21 8 46 38 46 17 0 31-4 52-33z">
            <text:p/>
          </draw:path>
          <draw:path draw:style-name="gr8" draw:text-style-name="P4" draw:layer="layout" svg:width="0.097cm" svg:height="0.144cm" svg:x="12.358cm" svg:y="6.405cm" svg:viewBox="0 0 98 145" svg:d="M22 128c47-38 72-63 72-90 0-21-17-38-43-38-25 0-47 13-47 30 0 8 4 12 13 12 5 0 9-4 9-4v-21c8-4 13-8 21-8 17 0 26 12 26 33 0 27-26 52-73 86v17h98v-34h-8l-5 17z">
            <text:p/>
          </draw:path>
          <draw:path draw:style-name="gr8" draw:text-style-name="P4" draw:layer="layout" svg:width="0.098cm" svg:height="0.144cm" svg:x="12.476cm" svg:y="6.405cm" svg:viewBox="0 0 99 145" svg:d="M51 0c-33 0-51 25-51 73 0 47 18 72 51 72 30 0 48-25 48-72 0-48-18-73-48-73zM51 9c17 0 30 21 30 64s-13 64-30 64c-21 0-33-21-33-64s12-64 33-64z">
            <text:p/>
          </draw:path>
          <draw:path draw:style-name="gr8" draw:text-style-name="P4" draw:layer="layout" svg:width="0.144cm" svg:height="0.208cm" svg:x="14.141cm" svg:y="6.367cm" svg:viewBox="0 0 145 209" svg:d="M106 34c0 4-5 29-13 46-4 17-34 43-47 43s-17-21-17-38c0-34 26-73 60-73 8 0 17 9 17 22zM72 183c-4 9-9 13-17 13l-9 4h-4v4l4 5c0 0 22-5 34-5 13 0 34 0 34 0v-4c0-4 0-4 0-4h-8c-5 0-9 0-9-8v-5l48-171c0 0 0-4 0-8s-4-4-4-4c-4 0-10 0-14 4l-9 13c-8-9-21-17-34-17-33 0-84 38-84 89 0 21 8 46 38 46 17 0 34-4 51-33h4z">
            <text:p/>
          </draw:path>
          <draw:path draw:style-name="gr8" draw:text-style-name="P4" draw:layer="layout" svg:width="0.093cm" svg:height="0.144cm" svg:x="14.298cm" svg:y="6.405cm" svg:viewBox="0 0 94 145" svg:d="M17 128c47-38 73-63 73-90 0-21-17-38-44-38-25 0-42 13-42 30 0 8 4 12 8 12 5 0 9-4 13-4v-21c4-4 9-8 17-8 18 0 31 12 31 33 0 27-31 52-73 86v17h94v-34h-8l-5 17z">
            <text:p/>
          </draw:path>
          <draw:path draw:style-name="gr8" draw:text-style-name="P4" draw:layer="layout" svg:width="0.094cm" svg:height="0.14cm" svg:x="14.412cm" svg:y="6.409cm" svg:viewBox="0 0 95 141" svg:d="M13 0v69c4 0 13-4 17-4 31 0 48 13 48 34 0 17-17 34-34 34-5 0-9 0-14-4l-9-18c-4 0-4 0-8 0s-13 5-13 9c0 13 17 21 39 21 35 0 56-21 56-47 0-25-17-43-47-43-4 0-13 5-22 5v-43h64v-13z">
            <text:p/>
          </draw:path>
          <draw:path draw:style-name="gr8" draw:text-style-name="P4" draw:layer="layout" svg:width="0.145cm" svg:height="0.208cm" svg:x="16.072cm" svg:y="6.367cm" svg:viewBox="0 0 146 209" svg:d="M107 34c0 4-4 29-12 46-5 17-35 43-48 43s-17-21-17-38c0-34 26-73 60-73 9 0 17 9 17 22zM73 183c-5 9-9 13-17 13l-9 4h-4v4l4 5c0 0 21-5 35-5 13 0 34 0 34 0v-4c0-4 0-4 0-4h-9c-4 0-8 0-8-8v-5l47-171c0 0 0-4 0-8s-5-4-5-4c-4 0-8 0-12 4l-9 13c-8-9-17-17-34-17-35 0-86 38-86 89 0 21 9 46 38 46 18 0 35-4 52-33h5z">
            <text:p/>
          </draw:path>
          <draw:path draw:style-name="gr8" draw:text-style-name="P4" draw:layer="layout" svg:width="0.094cm" svg:height="0.144cm" svg:x="16.229cm" svg:y="6.405cm" svg:viewBox="0 0 95 145" svg:d="M55 69c23-4 31-18 31-35 0-21-14-34-39-34s-47 13-47 25c0 9 5 13 13 13 4 0 4 0 9 0v-21c4-4 12-8 21-8 17 0 25 12 25 29s-13 27-34 27h-4v12c4 0 9 0 13 0 21 0 29 9 29 26s-12 34-33 34c-5 0-9-4-17-4l-5-22c-4 0-4 0-8 0s-9 4-9 13 13 21 39 21c33 0 56-17 56-42 0-17-13-30-40-34z">
            <text:p/>
          </draw:path>
          <draw:path draw:style-name="gr8" draw:text-style-name="P4" draw:layer="layout" svg:width="0.098cm" svg:height="0.144cm" svg:x="16.344cm" svg:y="6.405cm" svg:viewBox="0 0 99 145" svg:d="M52 0c-30 0-52 25-52 73 0 47 22 72 52 72s47-25 47-72c0-48-17-73-47-73zM52 9c17 0 30 21 30 64 0 42-13 64-30 64-21 0-30-22-30-64 0-43 9-64 30-64z">
            <text:p/>
          </draw:path>
        </draw:g>
        <draw:g>
          <draw:path draw:style-name="gr1" draw:text-style-name="P1" draw:layer="layout" svg:width="8.852cm" svg:height="0.805cm" svg:x="4.932cm" svg:y="10.307cm" svg:viewBox="0 0 8853 806" svg:d="M8853 93c-2871 986-5996 943-8853-93">
            <text:p/>
          </draw:path>
          <draw:path draw:style-name="gr2" draw:text-style-name="P2" draw:layer="layout" svg:width="0.242cm" svg:height="0.14cm" svg:x="13.763cm" svg:y="10.32cm" svg:viewBox="0 0 243 141" svg:d="M243 0c-81 8-163 17-243 21l42 120c68-47 137-95 201-141z">
            <text:p/>
          </draw:path>
          <draw:path draw:style-name="gr3" draw:text-style-name="P1" draw:layer="layout" svg:width="0.242cm" svg:height="0.14cm" svg:x="13.763cm" svg:y="10.32cm" svg:viewBox="0 0 243 141" svg:d="M243 0c-81 8-163 17-243 21l42 120c68-47 137-95 201-141z">
            <text:p/>
          </draw:path>
          <draw:path draw:style-name="gr1" draw:text-style-name="P1" draw:layer="layout" svg:width="8.852cm" svg:height="0.805cm" svg:x="6.868cm" svg:y="10.307cm" svg:viewBox="0 0 8853 806" svg:d="M8853 93c-2870 986-6000 943-8853-93">
            <text:p/>
          </draw:path>
          <draw:path draw:style-name="gr2" draw:text-style-name="P2" draw:layer="layout" svg:width="0.242cm" svg:height="0.14cm" svg:x="15.699cm" svg:y="10.32cm" svg:viewBox="0 0 243 141" svg:d="M243 0c-81 8-163 17-243 21l38 120c68-47 137-95 205-141z">
            <text:p/>
          </draw:path>
          <draw:path draw:style-name="gr3" draw:text-style-name="P1" draw:layer="layout" svg:width="0.242cm" svg:height="0.14cm" svg:x="15.699cm" svg:y="10.32cm" svg:viewBox="0 0 243 141" svg:d="M243 0c-81 8-163 17-243 21l38 120c68-47 137-95 205-141z">
            <text:p/>
          </draw:path>
          <draw:path draw:style-name="gr1" draw:text-style-name="P1" draw:layer="layout" svg:width="6.937cm" svg:height="0.955cm" svg:x="8.821cm" svg:y="9.081cm" svg:viewBox="0 0 6938 956" svg:d="M6938 842c-2169-1159-4797-1121-6938 114">
            <text:p/>
          </draw:path>
          <draw:path draw:style-name="gr2" draw:text-style-name="P2" draw:layer="layout" svg:width="0.234cm" svg:height="0.169cm" svg:x="15.728cm" svg:y="9.866cm" svg:viewBox="0 0 235 170" svg:d="M235 170c-56-60-116-115-175-170l-60 110c81 21 157 38 235 60z">
            <text:p/>
          </draw:path>
          <draw:path draw:style-name="gr3" draw:text-style-name="P1" draw:layer="layout" svg:width="0.234cm" svg:height="0.169cm" svg:x="15.728cm" svg:y="9.866cm" svg:viewBox="0 0 235 170" svg:d="M235 170c-56-60-116-115-175-170l-60 110c81 21 157 38 235 60z">
            <text:p/>
          </draw:path>
          <draw:path draw:style-name="gr1" draw:text-style-name="P1" draw:layer="layout" svg:width="4.984cm" svg:height="0.634cm" svg:x="10.761cm" svg:y="9.415cm" svg:viewBox="0 0 4985 635" svg:d="M4985 533c-1583-743-3426-709-4985 102">
            <text:p/>
          </draw:path>
          <draw:path draw:style-name="gr2" draw:text-style-name="P2" draw:layer="layout" svg:width="0.238cm" svg:height="0.161cm" svg:x="15.72cm" svg:y="9.887cm" svg:viewBox="0 0 239 162" svg:d="M239 162c-60-55-124-111-183-162l-56 116c82 12 158 29 239 46z">
            <text:p/>
          </draw:path>
          <draw:path draw:style-name="gr3" draw:text-style-name="P1" draw:layer="layout" svg:width="0.238cm" svg:height="0.161cm" svg:x="15.72cm" svg:y="9.887cm" svg:viewBox="0 0 239 162" svg:d="M239 162c-60-55-124-111-183-162l-56 116c82 12 158 29 239 46z">
            <text:p/>
          </draw:path>
          <draw:path draw:style-name="gr1" draw:text-style-name="P1" draw:layer="layout" svg:width="3.036cm" svg:height="0.359cm" svg:x="12.701cm" svg:y="9.704cm" svg:viewBox="0 0 3037 360" svg:d="M3037 266c-981-383-2076-353-3037 94">
            <text:p/>
          </draw:path>
          <draw:path draw:style-name="gr2" draw:text-style-name="P2" draw:layer="layout" svg:width="0.238cm" svg:height="0.149cm" svg:x="15.711cm" svg:y="9.912cm" svg:viewBox="0 0 239 150" svg:d="M239 150c-64-51-127-102-191-150l-48 116c82 8 163 21 239 34z">
            <text:p/>
          </draw:path>
          <draw:path draw:style-name="gr3" draw:text-style-name="P1" draw:layer="layout" svg:width="0.238cm" svg:height="0.149cm" svg:x="15.711cm" svg:y="9.912cm" svg:viewBox="0 0 239 150" svg:d="M239 150c-64-51-127-102-191-150l-48 116c82 8 163 21 239 34z">
            <text:p/>
          </draw:path>
          <draw:path draw:style-name="gr1" draw:text-style-name="P1" draw:layer="layout" svg:width="1.07cm" svg:height="0.115cm" svg:x="14.646cm" svg:y="9.975cm" svg:viewBox="0 0 1071 116" svg:d="M1071 49c-357-82-727-61-1071 67">
            <text:p/>
          </draw:path>
          <draw:path draw:style-name="gr2" draw:text-style-name="P2" draw:layer="layout" svg:width="0.242cm" svg:height="0.131cm" svg:x="15.699cm" svg:y="9.959cm" svg:viewBox="0 0 243 132" svg:d="M243 132c-68-50-141-94-214-132l-29 128c80-4 162-4 243 4z">
            <text:p/>
          </draw:path>
          <draw:path draw:style-name="gr3" draw:text-style-name="P1" draw:layer="layout" svg:width="0.242cm" svg:height="0.131cm" svg:x="15.699cm" svg:y="9.959cm" svg:viewBox="0 0 243 132" svg:d="M243 132c-68-50-141-94-214-132l-29 128c80-4 162-4 243 4z">
            <text:p/>
          </draw:path>
          <draw:path draw:style-name="gr1" draw:text-style-name="P1" draw:layer="layout" svg:width="0.495cm" svg:height="0.585cm" svg:x="16.01cm" svg:y="9.327cm" svg:viewBox="0 0 496 586" svg:d="M3 365c-21-195 77-365 247-365 233 0 324 314 170 586">
            <text:p/>
          </draw:path>
          <draw:path draw:style-name="gr2" draw:text-style-name="P2" draw:layer="layout" svg:width="0.131cm" svg:height="0.228cm" svg:x="15.958cm" svg:y="9.684cm" svg:viewBox="0 0 132 229" svg:d="M132 229c-22-80-30-157-18-229l-114 12c21 76 67 150 132 217z">
            <text:p/>
          </draw:path>
          <draw:path draw:style-name="gr3" draw:text-style-name="P1" draw:layer="layout" svg:width="0.131cm" svg:height="0.228cm" svg:x="15.958cm" svg:y="9.684cm" svg:viewBox="0 0 132 229" svg:d="M132 229c-22-80-30-157-18-229l-114 12c21 76 67 150 132 217z">
            <text:p/>
          </draw:path>
          <draw:path draw:style-name="gr2" draw:text-style-name="P2" draw:layer="layout" svg:width="0.581cm" svg:height="0.586cm" svg:x="4.368cm" svg:y="9.912cm" svg:viewBox="0 0 582 587" svg:d="M582 293c0-161-127-293-288-293-166 0-294 132-294 293s128 294 294 294c161 0 288-133 288-294z">
            <text:p/>
          </draw:path>
          <draw:path draw:style-name="gr4" draw:text-style-name="P1" draw:layer="layout" svg:width="0.581cm" svg:height="0.586cm" svg:x="4.368cm" svg:y="9.912cm" svg:viewBox="0 0 582 587" svg:d="M582 293c0-161-127-293-288-293-166 0-294 132-294 293s128 294 294 294c161 0 288-133 288-294z">
            <text:p/>
          </draw:path>
          <draw:path draw:style-name="gr2" draw:text-style-name="P2" draw:layer="layout" svg:width="0.586cm" svg:height="0.586cm" svg:x="6.299cm" svg:y="9.912cm" svg:viewBox="0 0 587 587" svg:d="M587 293c0-161-133-293-294-293s-293 132-293 293 132 294 293 294 294-133 294-294z">
            <text:p/>
          </draw:path>
          <draw:path draw:style-name="gr4" draw:text-style-name="P1" draw:layer="layout" svg:width="0.586cm" svg:height="0.586cm" svg:x="6.299cm" svg:y="9.912cm" svg:viewBox="0 0 587 587" svg:d="M587 293c0-161-133-293-294-293s-293 132-293 293 132 294 293 294 294-133 294-294z">
            <text:p/>
          </draw:path>
          <draw:path draw:style-name="gr2" draw:text-style-name="P2" draw:layer="layout" svg:width="0.679cm" svg:height="0.678cm" svg:x="8.184cm" svg:y="9.866cm" svg:viewBox="0 0 680 679" svg:d="M680 340c0-188-152-340-340-340-187 0-340 152-340 340 0 187 153 339 340 339 188 0 340-152 340-339z">
            <text:p/>
          </draw:path>
          <draw:path draw:style-name="gr4" draw:text-style-name="P1" draw:layer="layout" svg:width="0.679cm" svg:height="0.678cm" svg:x="8.184cm" svg:y="9.866cm" svg:viewBox="0 0 680 679" svg:d="M680 340c0-188-152-340-340-340-187 0-340 152-340 340 0 187 153 339 340 339 188 0 340-152 340-339z">
            <text:p/>
          </draw:path>
          <draw:path draw:style-name="gr2" draw:text-style-name="P2" draw:layer="layout" svg:width="0.679cm" svg:height="0.678cm" svg:x="10.12cm" svg:y="9.866cm" svg:viewBox="0 0 680 679" svg:d="M680 340c0-188-154-340-340-340-191 0-340 152-340 340 0 187 149 339 340 339 186 0 340-152 340-339z">
            <text:p/>
          </draw:path>
          <draw:path draw:style-name="gr4" draw:text-style-name="P1" draw:layer="layout" svg:width="0.679cm" svg:height="0.678cm" svg:x="10.12cm" svg:y="9.866cm" svg:viewBox="0 0 680 679" svg:d="M680 340c0-188-154-340-340-340-191 0-340 152-340 340 0 187 149 339 340 339 186 0 340-152 340-339z">
            <text:p/>
          </draw:path>
          <draw:path draw:style-name="gr2" draw:text-style-name="P2" draw:layer="layout" svg:width="0.679cm" svg:height="0.678cm" svg:x="12.052cm" svg:y="9.866cm" svg:viewBox="0 0 680 679" svg:d="M680 340c0-188-153-340-339-340-187 0-341 152-341 340 0 187 154 339 341 339 186 0 339-152 339-339z">
            <text:p/>
          </draw:path>
          <draw:path draw:style-name="gr4" draw:text-style-name="P1" draw:layer="layout" svg:width="0.679cm" svg:height="0.678cm" svg:x="12.052cm" svg:y="9.866cm" svg:viewBox="0 0 680 679" svg:d="M680 340c0-188-153-340-339-340-187 0-341 152-341 340 0 187 154 339 341 339 186 0 339-152 339-339z">
            <text:p/>
          </draw:path>
          <draw:path draw:style-name="gr2" draw:text-style-name="P2" draw:layer="layout" svg:width="0.679cm" svg:height="0.678cm" svg:x="13.984cm" svg:y="9.866cm" svg:viewBox="0 0 680 679" svg:d="M680 340c0-188-153-340-340-340s-340 152-340 340c0 187 153 339 340 339s340-152 340-339z">
            <text:p/>
          </draw:path>
          <draw:path draw:style-name="gr4" draw:text-style-name="P1" draw:layer="layout" svg:width="0.679cm" svg:height="0.678cm" svg:x="13.984cm" svg:y="9.866cm" svg:viewBox="0 0 680 679" svg:d="M680 340c0-188-153-340-340-340s-340 152-340 340c0 187 153 339 340 339s340-152 340-339z">
            <text:p/>
          </draw:path>
          <draw:path draw:style-name="gr2" draw:text-style-name="P2" draw:layer="layout" svg:width="0.679cm" svg:height="0.678cm" svg:x="15.92cm" svg:y="9.866cm" svg:viewBox="0 0 680 679" svg:d="M680 340c0-188-153-340-340-340-188 0-340 152-340 340 0 187 152 339 340 339 187 0 340-152 340-339z">
            <text:p/>
          </draw:path>
          <draw:path draw:style-name="gr5" draw:text-style-name="P1" draw:layer="layout" svg:width="0.679cm" svg:height="0.678cm" svg:x="15.92cm" svg:y="9.866cm" svg:viewBox="0 0 680 679" svg:d="M680 340c0-188-153-340-340-340-188 0-340 152-340 340 0 187 152 339 340 339 187 0 340-152 340-339z">
            <text:p/>
          </draw:path>
          <draw:path draw:style-name="gr6" draw:text-style-name="P1" draw:layer="layout" svg:width="0.679cm" svg:height="0.678cm" svg:x="15.92cm" svg:y="9.866cm" svg:viewBox="0 0 680 679" svg:d="M680 340c0-188-153-340-340-340-188 0-340 152-340 340 0 187 152 339 340 339 187 0 340-152 340-339z">
            <text:p/>
          </draw:path>
          <draw:path draw:style-name="gr7" draw:text-style-name="P3" draw:layer="layout" svg:width="0.081cm" svg:height="0.131cm" svg:x="9.428cm" svg:y="11.168cm" svg:viewBox="0 0 82 132" svg:d="M65 17c-4-13-13-17-27-17-4 0-8 4-17 4-4 4-8 4-12 9-5 4-5 8-9 16 0 5 0 14 0 23 0 4 0 13 0 17 4 8 4 13 9 17 4 4 8 8 12 8 4 4 9 4 13 4 9 0 13 0 18-4 4-4 9-8 13-12v50h17v-128h-17zM38 13c9 0 14 4 18 8 5 4 9 13 9 31 0 13-4 21-9 25-4 9-9 9-18 9-4 0-4 0-8 0-5-4-9-4-9-9-4-4-4-8-4-12-4-5-4-9-4-18 0-4 0-9 4-13 0-5 0-9 4-13 0 0 4-4 9-4 0-4 4-4 8-4z">
            <text:p/>
          </draw:path>
          <draw:path draw:style-name="gr7" draw:text-style-name="P3" draw:layer="layout" svg:width="0.081cm" svg:height="0.131cm" svg:x="11.364cm" svg:y="11.168cm" svg:viewBox="0 0 82 132" svg:d="M65 17c-4-13-13-17-26-17-4 0-9 4-14 4-8 4-12 4-12 9-5 4-9 8-13 16 0 5 0 14 0 23 0 4 0 13 0 17 4 8 4 13 8 17 5 4 9 8 13 8 4 4 9 4 18 4 5 0 9 0 13-4 9-4 13-8 13-12v50h17v-128h-17zM39 13c9 0 13 4 22 8 4 4 4 13 4 31 0 13 0 21-4 25-5 9-13 9-22 9 0 0-4 0-9 0-5-4-5-4-9-9-4-4-4-8-4-12-4-5-4-9-4-18 0-4 0-9 4-13 0-5 0-9 4-13 4 0 4-4 9-4 5-4 5-4 9-4z">
            <text:p/>
          </draw:path>
          <draw:path draw:style-name="gr7" draw:text-style-name="P3" draw:layer="layout" svg:width="0.081cm" svg:height="0.131cm" svg:x="9.398cm" svg:y="9.514cm" svg:viewBox="0 0 82 132" svg:d="M68 17h-4c-4-13-13-17-25-17-5 0-9 4-13 4-4 4-9 4-13 8-4 5-8 9-8 18-5 4-5 12-5 21 0 4 0 12 5 17 0 8 4 12 4 17 4 4 8 8 13 8 4 4 12 4 17 4 4 0 12 0 16-4 5-4 9-8 13-13v52h14v-128h-14zM39 12c8 0 16 5 21 9 4 4 4 13 4 30 0 12 0 21-4 25-5 9-13 9-17 9s-9 0-13 0c-4-5-4-5-8-9 0-4-5-8-5-13 0-4-4-8-4-16 0-5 4-9 4-13s5-9 5-13c4 0 4-4 8-4 4-5 9-5 9-5z">
            <text:p/>
          </draw:path>
          <draw:path draw:style-name="gr7" draw:text-style-name="P3" draw:layer="layout" svg:width="0.08cm" svg:height="0.127cm" svg:x="11.165cm" svg:y="9.641cm" svg:viewBox="0 0 81 128" svg:d="M68 17v-4c-5-9-13-13-26-13-4 0-13 0-17 4-4 0-9 4-13 9-4 4-4 8-8 17 0 4-4 13-4 17 0 9 4 18 4 22 4 4 4 13 8 17s9 8 13 8c4 5 8 5 13 5 8 0 12 0 17-5 4-4 8-8 13-12v46h13v-124h-13zM42 13c8 0 13 4 17 8s9 13 9 26-5 22-9 30c-4 5-9 9-17 9-4 0-9 0-9-4-4 0-8-5-8-5-4-4-4-8-9-12 0-5 0-14 0-18s0-9 0-13c5-9 5-9 9-13 0-4 4-4 8-8 0 0 5 0 9 0z">
            <text:p/>
          </draw:path>
          <draw:path draw:style-name="gr7" draw:text-style-name="P3" draw:layer="layout" svg:width="0.08cm" svg:height="0.132cm" svg:x="12.931cm" svg:y="9.747cm" svg:viewBox="0 0 81 133" svg:d="M69 17h-6c-4-9-12-17-25-17-5 0-9 4-13 4-8 4-13 4-13 9-4 4-8 13-8 18-4 4-4 12-4 21 0 4 0 13 0 17 4 8 8 13 8 17 4 4 9 8 13 8 4 5 8 5 17 5 4 0 8 0 17-5 4-4 8-8 8-12v51h18v-129h-12zM38 13c8 0 17 4 21 9 4 4 4 17 4 30s0 21-4 25c-4 9-13 9-21 9 0 0-5 0-9 0-4-4-4-4-8-9 0-4-4-8-4-12-5-5-5-9-5-17 0-5 0-9 5-13 0-4 4-9 4-13 4 0 4-5 8-5 4-4 9-4 9-4z">
            <text:p/>
          </draw:path>
          <draw:path draw:style-name="gr7" draw:text-style-name="P3" draw:layer="layout" svg:width="0.08cm" svg:height="0.127cm" svg:x="14.697cm" svg:y="9.866cm" svg:viewBox="0 0 81 128" svg:d="M69 17v-4c-10-9-18-13-27-13-4 0-13 0-17 4-4 0-8 4-13 9-4 4-4 8-8 16-4 5-4 9-4 17 0 9 0 17 4 22 0 4 4 12 8 17 5 5 9 5 13 9s9 4 13 4c9 0 13-4 17-4 4-4 9-9 14-14v48h12v-124h-12zM42 13c9 0 13 0 17 8 5 4 10 13 10 25 0 13-5 22-10 30-4 4-8 9-17 9-4 0-8 0-8-5-5 0-9-4-9-8-4 0-4-4-8-9 0-4 0-12 0-17 0-4 0-12 0-17 4-4 4-8 8-8 0-4 4-4 4-8 5 0 9 0 13 0z">
            <text:p/>
          </draw:path>
          <draw:path draw:style-name="gr7" draw:text-style-name="P3" draw:layer="layout" svg:width="0.08cm" svg:height="0.127cm" svg:x="16.217cm" svg:y="9.141cm" svg:viewBox="0 0 81 128" svg:d="M68 17v-5c-9-8-13-12-26-12-4 0-13 0-17 4s-8 4-13 8c-4 5-4 9-8 17 0 4-4 13-4 18 0 9 4 17 4 21 0 9 4 13 8 17 5 5 9 9 13 9 4 4 9 4 13 4 8 0 13 0 17-4s9-9 13-13v47h13v-124h-13zM42 12c9 0 13 5 17 9 5 4 9 12 9 26 0 13-4 26-9 30-4 4-8 8-17 8-4 0-8 0-8-4-5 0-9-4-9-4-4-4-4-9-8-13 0-4 0-8 0-17 0-5 0-9 0-14 4-4 4-8 8-12 0-4 4-4 9-4 0-5 4-5 8-5z">
            <text:p/>
          </draw:path>
          <draw:path draw:style-name="gr8" draw:text-style-name="P4" draw:layer="layout" svg:width="0.144cm" svg:height="0.208cm" svg:x="4.529cm" svg:y="10.099cm" svg:viewBox="0 0 145 209" svg:d="M107 39c0 5-4 26-14 43-8 21-34 46-46 46-13 0-17-21-17-38 0-38 25-72 55-72 12 0 22 9 22 21zM68 188c0 8-4 12-17 12h-4c0 0-5 0-5 5v4c0 0 26 0 38 0 13 0 35 0 35 0v-4c0-5 0-5 0-5h-8c-4 0-10-4-10-8s0-4 0-4l44-170c4-4 4-4 4-9s-4-9-4-9c-4 0-8 4-13 9l-8 13c-9-13-23-18-35-18-34 0-85 40-85 90 0 21 4 47 38 47 17 0 30-9 51-34z">
            <text:p/>
          </draw:path>
          <draw:path draw:style-name="gr8" draw:text-style-name="P4" draw:layer="layout" svg:width="0.102cm" svg:height="0.144cm" svg:x="4.682cm" svg:y="10.142cm" svg:viewBox="0 0 103 145" svg:d="M51 0c-30 0-51 25-51 71 0 48 21 74 51 74s52-26 52-74c0-46-22-71-52-71zM51 8c22 0 30 21 30 63 0 44-8 65-30 65s-30-21-30-65c0-42 8-63 30-63z">
            <text:p/>
          </draw:path>
          <draw:path draw:style-name="gr8" draw:text-style-name="P4" draw:layer="layout" svg:width="0.145cm" svg:height="0.208cm" svg:x="6.46cm" svg:y="10.099cm" svg:viewBox="0 0 146 209" svg:d="M108 39c0 5-5 26-13 43-9 21-34 46-47 46-14 0-18-21-18-38 0-38 27-72 56-72 13 0 22 9 22 21zM74 188c-5 8-9 12-21 12h-5c0 0-4 0-4 5v4c0 0 25 0 38 0s34 0 34 0v-4c0-5 0-5 0-5h-8c-5 0-9-4-9-8s0-4 0-4l47-170c0-4 0-4 0-9s-4-9-4-9c-5 0-9 4-13 9l-9 13c-8-13-21-18-34-18-33 0-86 40-86 90 0 21 9 47 39 47 18 0 30-9 52-34z">
            <text:p/>
          </draw:path>
          <draw:path draw:style-name="gr8" draw:text-style-name="P4" draw:layer="layout" svg:width="0.089cm" svg:height="0.144cm" svg:x="6.618cm" svg:y="10.142cm" svg:viewBox="0 0 90 145" svg:d="M8 0v71c4-4 13-4 21-4 30 0 44 13 44 35 0 17-14 34-35 34-4 0-9-4-13-4l-8-17c-5 0-5 0-5 0-8 0-12 4-12 9 0 12 12 21 34 21 35 0 56-21 56-47 0-27-17-43-44-43-8 0-17 0-25 4v-43h65v-16z">
            <text:p/>
          </draw:path>
          <draw:path draw:style-name="gr8" draw:text-style-name="P4" draw:layer="layout" svg:width="0.14cm" svg:height="0.208cm" svg:x="8.337cm" svg:y="10.099cm" svg:viewBox="0 0 141 209" svg:d="M107 39c0 5-8 26-13 43-8 21-35 46-47 46-13 0-17-21-17-38 0-38 21-72 56-72 13 0 21 9 21 21zM68 188c0 8-4 12-17 12h-4c-4 0-4 0-4 5v4c0 0 25 0 34 0 17 0 39 0 39 0v-4c0-5 0-5 0-5h-9c-4 0-13-4-13-8s0-4 5-4l42-170c0-4 0-4 0-9s0-9 0-9c-4 0-8 4-13 9l-12 13c-4-13-17-18-30-18-35 0-86 40-86 90 0 21 4 47 38 47 13 0 30-9 52-34z">
            <text:p/>
          </draw:path>
          <draw:polygon draw:style-name="gr8" draw:text-style-name="P4" draw:layer="layout" svg:width="0.076cm" svg:height="0.139cm" svg:x="8.503cm" svg:y="10.142cm" svg:viewBox="0 0 77 140" draw:points="43,0 0,12 0,21 35,16 35,128 30,132 4,132 4,140 77,140 77,132 52,132 52,128 52,0">
            <text:p/>
          </draw:polygon>
          <draw:path draw:style-name="gr8" draw:text-style-name="P4" draw:layer="layout" svg:width="0.097cm" svg:height="0.144cm" svg:x="8.609cm" svg:y="10.142cm" svg:viewBox="0 0 98 145" svg:d="M46 0c-29 0-46 25-46 71 0 48 17 74 46 74 31 0 52-26 52-74 0-46-21-71-52-71zM46 8c22 0 31 21 31 63 0 44-9 65-31 65-16 0-29-21-29-65 0-42 13-63 29-63z">
            <text:p/>
          </draw:path>
          <draw:path draw:style-name="gr8" draw:text-style-name="P4" draw:layer="layout" svg:width="0.144cm" svg:height="0.208cm" svg:x="10.273cm" svg:y="10.099cm" svg:viewBox="0 0 145 209" svg:d="M106 39c0 5-4 26-13 43-8 21-34 46-46 46-13 0-17-21-17-38 0-38 25-72 55-72 13 0 21 9 21 21zM68 188c0 8-4 12-17 12h-4c0 0-5 0-5 5v4c0 0 26 0 39 0 12 0 33 0 33 0v-4c0-5 0-5 0-5h-8c-4 0-8-4-8-8s0-4 0-4l43-170c4-4 4-4 4-9s-4-9-4-9c-4 0-8 4-13 9l-8 13c-10-13-22-18-35-18-34 0-85 40-85 90 0 21 4 47 38 47 17 0 30-9 51-34z">
            <text:p/>
          </draw:path>
          <draw:polygon draw:style-name="gr8" draw:text-style-name="P4" draw:layer="layout" svg:width="0.076cm" svg:height="0.139cm" svg:x="10.439cm" svg:y="10.142cm" svg:viewBox="0 0 77 140" draw:points="46,0 0,12 0,21 34,16 34,128 29,132 4,132 4,140 77,140 77,132 55,132 51,128 51,0">
            <text:p/>
          </draw:polygon>
          <draw:path draw:style-name="gr8" draw:text-style-name="P4" draw:layer="layout" svg:width="0.093cm" svg:height="0.144cm" svg:x="10.545cm" svg:y="10.142cm" svg:viewBox="0 0 94 145" svg:d="M12 0v71c5-4 9-4 17-4 30 0 43 13 43 35 0 17-13 34-30 34-4 0-13-4-17-4l-8-17h-5c-8 0-12 4-12 9 0 12 17 21 38 21 34 0 56-21 56-47 0-27-18-43-48-43-4 0-12 0-21 4v-43h60v-16z">
            <text:p/>
          </draw:path>
          <draw:path draw:style-name="gr8" draw:text-style-name="P4" draw:layer="layout" svg:width="0.144cm" svg:height="0.208cm" svg:x="12.205cm" svg:y="10.099cm" svg:viewBox="0 0 145 209" svg:d="M107 39c0 5-5 26-13 43-8 21-34 46-48 46-13 0-17-21-17-38 0-38 26-72 57-72 12 0 21 9 21 21zM73 188c-4 8-9 12-22 12h-5c0 0-4 0-4 5v4c0 0 27 0 39 0 13 0 34 0 34 0v-4c0-5 0-5 0-5h-8c-5 0-9-4-9-8s0-4 0-4l47-170c0-4 0-4 0-9s-4-9-4-9c-4 0-9 4-13 9l-9 13c-8-13-21-18-33-18-35 0-86 40-86 90 0 21 8 47 38 47 17 0 31-9 52-34z">
            <text:p/>
          </draw:path>
          <draw:path draw:style-name="gr8" draw:text-style-name="P4" draw:layer="layout" svg:width="0.097cm" svg:height="0.139cm" svg:x="12.358cm" svg:y="10.142cm" svg:viewBox="0 0 98 140" svg:d="M22 124c47-36 72-61 72-86 0-26-17-38-43-38-25 0-47 12-47 29 0 4 4 9 13 9 5 0 9 0 9 0v-26c8 0 13-4 21-4 17 0 26 13 26 34 0 25-26 46-73 86v12h98v-34h-8l-5 18z">
            <text:p/>
          </draw:path>
          <draw:path draw:style-name="gr8" draw:text-style-name="P4" draw:layer="layout" svg:width="0.097cm" svg:height="0.144cm" svg:x="12.477cm" svg:y="10.142cm" svg:viewBox="0 0 98 145" svg:d="M50 0c-29 0-50 25-50 71 0 48 21 74 50 74 30 0 48-26 48-74 0-46-18-71-48-71zM50 8c18 0 30 21 30 63 0 44-12 65-30 65-21 0-29-21-29-65 0-42 8-63 29-63z">
            <text:p/>
          </draw:path>
          <draw:path draw:style-name="gr8" draw:text-style-name="P4" draw:layer="layout" svg:width="0.144cm" svg:height="0.208cm" svg:x="14.141cm" svg:y="10.099cm" svg:viewBox="0 0 145 209" svg:d="M106 39c0 5-5 26-13 43-4 21-34 46-47 46s-17-21-17-38c0-38 26-72 60-72 8 0 17 9 17 21zM72 188c-4 8-9 12-17 12h-9c0 0-4 0-4 5v4h4c0 0 22 0 34 0 13 0 34 0 34 0v-4c0-5 0-5 0-5h-8c-5 0-9-4-9-8s0-4 0-4l48-170c0-4 0-4 0-9s-4-9-4-9c-4 0-10 4-14 9l-9 13c-8-13-21-18-34-18-33 0-84 40-84 90 0 21 8 47 38 47 17 0 34-9 51-34h4z">
            <text:p/>
          </draw:path>
          <draw:path draw:style-name="gr8" draw:text-style-name="P4" draw:layer="layout" svg:width="0.093cm" svg:height="0.139cm" svg:x="14.298cm" svg:y="10.142cm" svg:viewBox="0 0 94 140" svg:d="M17 124c47-36 73-61 73-86 0-26-17-38-44-38-25 0-42 12-42 29 0 4 4 9 8 9 5 0 9 0 13 0v-26c4 0 9-4 17-4 18 0 31 13 31 34 0 25-31 46-73 86v12h94v-34h-8l-5 18z">
            <text:p/>
          </draw:path>
          <draw:path draw:style-name="gr8" draw:text-style-name="P4" draw:layer="layout" svg:width="0.094cm" svg:height="0.144cm" svg:x="14.412cm" svg:y="10.142cm" svg:viewBox="0 0 95 145" svg:d="M13 0v71c4-4 13-4 17-4 31 0 48 13 48 35 0 17-17 34-34 34-5 0-9-4-14-4l-9-17c-4 0-4 0-8 0s-13 4-13 9c0 12 17 21 39 21 35 0 56-21 56-47 0-27-17-43-47-43-4 0-13 0-22 4v-43h64v-16z">
            <text:p/>
          </draw:path>
          <draw:path draw:style-name="gr8" draw:text-style-name="P4" draw:layer="layout" svg:width="0.145cm" svg:height="0.208cm" svg:x="16.072cm" svg:y="10.099cm" svg:viewBox="0 0 146 209" svg:d="M107 39c0 5-4 26-12 43-5 21-35 46-48 46s-17-21-17-38c0-38 26-72 60-72 9 0 17 9 17 21zM73 188c-5 8-9 12-17 12h-9c0 0-4 0-4 5v4h4c0 0 21 0 35 0 13 0 34 0 34 0v-4c0-5 0-5 0-5h-9c-4 0-8-4-8-8s0-4 0-4l47-170c0-4 0-4 0-9s-5-9-5-9c-4 0-8 4-12 9l-9 13c-8-13-17-18-34-18-35 0-86 40-86 90 0 21 9 47 38 47 18 0 35-9 52-34h5z">
            <text:p/>
          </draw:path>
          <draw:path draw:style-name="gr8" draw:text-style-name="P4" draw:layer="layout" svg:width="0.094cm" svg:height="0.144cm" svg:x="16.229cm" svg:y="10.142cm" svg:viewBox="0 0 95 145" svg:d="M55 67c23-4 31-17 31-34 0-21-14-33-39-33s-47 12-47 25c0 8 5 13 13 13 4 0 4 0 9-5v-17c4-4 12-8 21-8 17 0 25 13 25 30s-13 25-34 25h-4v13c4 0 9 0 13 0 21 0 29 8 29 26 0 17-12 34-33 34-5 0-9-4-17-8l-5-17c-4 0-4 0-8 0s-9 4-9 8c0 13 13 26 39 26 33 0 56-21 56-43s-13-35-40-35z">
            <text:p/>
          </draw:path>
          <draw:path draw:style-name="gr8" draw:text-style-name="P4" draw:layer="layout" svg:width="0.098cm" svg:height="0.144cm" svg:x="16.344cm" svg:y="10.142cm" svg:viewBox="0 0 99 145" svg:d="M52 0c-30 0-52 25-52 71 0 48 22 74 52 74s47-26 47-74c0-46-17-71-47-71zM52 8c17 0 30 21 30 63 0 44-13 65-30 65-21 0-30-21-30-65 0-42 9-63 30-63z">
            <text:p/>
          </draw:path>
        </draw:g>
        <draw:line draw:style-name="gr1" draw:text-style-name="P1" draw:layer="layout" svg:x1="11.201cm" svg:y1="13.688cm" svg:x2="10.365cm" svg:y2="13.688cm">
          <text:p/>
        </draw:line>
        <draw:polygon draw:style-name="gr2" draw:text-style-name="P2" draw:layer="layout" svg:width="0.234cm" svg:height="0.123cm" svg:x="11.201cm" svg:y="13.629cm" svg:viewBox="0 0 235 124" draw:points="235,59 0,0 0,124">
          <text:p/>
        </draw:polygon>
        <draw:polygon draw:style-name="gr3" draw:text-style-name="P1" draw:layer="layout" svg:width="0.234cm" svg:height="0.123cm" svg:x="11.201cm" svg:y="13.629cm" svg:viewBox="0 0 235 124" draw:points="235,59 0,0 0,124">
          <text:p/>
        </draw:polygon>
        <draw:path draw:style-name="gr1" draw:text-style-name="P1" draw:layer="layout" svg:width="0.577cm" svg:height="0.453cm" svg:x="9.244cm" svg:y="13.464cm" svg:viewBox="0 0 578 454" svg:d="M358 450c-192 25-358-60-358-226 0-221 311-297 578-144">
          <text:p/>
        </draw:path>
        <draw:path draw:style-name="gr2" draw:text-style-name="P2" draw:layer="layout" svg:width="0.229cm" svg:height="0.135cm" svg:x="9.592cm" svg:y="13.837cm" svg:viewBox="0 0 230 136" svg:d="M230 0c-80 21-157 25-230 16l17 120c73-29 150-72 213-136z">
          <text:p/>
        </draw:path>
        <draw:path draw:style-name="gr3" draw:text-style-name="P1" draw:layer="layout" svg:width="0.229cm" svg:height="0.135cm" svg:x="9.592cm" svg:y="13.837cm" svg:viewBox="0 0 230 136" svg:d="M230 0c-80 21-157 25-230 16l17 120c73-29 150-72 213-136z">
          <text:p/>
        </draw:path>
        <draw:line draw:style-name="gr1" draw:text-style-name="P1" draw:layer="layout" svg:x1="11.723cm" svg:y1="14.566cm" svg:x2="11.723cm" svg:y2="13.981cm">
          <text:p/>
        </draw:line>
        <draw:polygon draw:style-name="gr2" draw:text-style-name="P2" draw:layer="layout" svg:width="0.127cm" svg:height="0.233cm" svg:x="11.66cm" svg:y="14.566cm" svg:viewBox="0 0 128 234" draw:points="64,234 128,0 0,0">
          <text:p/>
        </draw:polygon>
        <draw:polygon draw:style-name="gr3" draw:text-style-name="P1" draw:layer="layout" svg:width="0.127cm" svg:height="0.233cm" svg:x="11.66cm" svg:y="14.566cm" svg:viewBox="0 0 128 234" draw:points="64,234 128,0 0,0">
          <text:p/>
        </draw:polygon>
        <draw:path draw:style-name="gr1" draw:text-style-name="P1" draw:layer="layout" svg:width="0.573cm" svg:height="0.453cm" svg:x="11.978cm" svg:y="13.463cm" svg:viewBox="0 0 574 454" svg:d="M217 4c196-25 357 60 357 221 0 226-306 302-574 150">
          <text:p/>
        </draw:path>
        <draw:path draw:style-name="gr2" draw:text-style-name="P2" draw:layer="layout" svg:width="0.225cm" svg:height="0.136cm" svg:x="11.978cm" svg:y="13.408cm" svg:viewBox="0 0 226 137" svg:d="M0 137c76-21 153-25 226-21l-13-116c-77 30-149 72-213 137z">
          <text:p/>
        </draw:path>
        <draw:path draw:style-name="gr3" draw:text-style-name="P1" draw:layer="layout" svg:width="0.225cm" svg:height="0.136cm" svg:x="11.978cm" svg:y="13.408cm" svg:viewBox="0 0 226 137" svg:d="M0 137c76-21 153-25 226-21l-13-116c-77 30-149 72-213 137z">
          <text:p/>
        </draw:path>
        <draw:line draw:style-name="gr1" draw:text-style-name="P1" draw:layer="layout" svg:x1="10.598cm" svg:y1="15.092cm" svg:x2="11.435cm" svg:y2="15.092cm">
          <text:p/>
        </draw:line>
        <draw:polygon draw:style-name="gr2" draw:text-style-name="P2" draw:layer="layout" svg:width="0.233cm" svg:height="0.127cm" svg:x="10.365cm" svg:y="15.028cm" svg:viewBox="0 0 234 128" draw:points="0,65 234,128 234,0">
          <text:p/>
        </draw:polygon>
        <draw:polygon draw:style-name="gr3" draw:text-style-name="P1" draw:layer="layout" svg:width="0.233cm" svg:height="0.127cm" svg:x="10.365cm" svg:y="15.028cm" svg:viewBox="0 0 234 128" draw:points="0,65 234,128 234,0">
          <text:p/>
        </draw:polygon>
        <draw:path draw:style-name="gr1" draw:text-style-name="P1" draw:layer="layout" svg:width="0.573cm" svg:height="0.452cm" svg:x="11.978cm" svg:y="14.867cm" svg:viewBox="0 0 574 453" svg:d="M217 4c196-25 357 60 357 222 0 225-306 301-574 144">
          <text:p/>
        </draw:path>
        <draw:path draw:style-name="gr2" draw:text-style-name="P2" draw:layer="layout" svg:width="0.225cm" svg:height="0.136cm" svg:x="11.978cm" svg:y="14.812cm" svg:viewBox="0 0 226 137" svg:d="M0 137c76-21 153-30 226-21l-13-116c-77 26-149 73-213 137z">
          <text:p/>
        </draw:path>
        <draw:path draw:style-name="gr3" draw:text-style-name="P1" draw:layer="layout" svg:width="0.225cm" svg:height="0.136cm" svg:x="11.978cm" svg:y="14.812cm" svg:viewBox="0 0 226 137" svg:d="M0 137c76-21 153-30 226-21l-13-116c-77 26-149 73-213 137z">
          <text:p/>
        </draw:path>
        <draw:line draw:style-name="gr1" draw:text-style-name="P1" draw:layer="layout" svg:x1="10.072cm" svg:y1="14.214cm" svg:x2="10.072cm" svg:y2="14.799cm">
          <text:p/>
        </draw:line>
        <draw:polygon draw:style-name="gr2" draw:text-style-name="P2" draw:layer="layout" svg:width="0.123cm" svg:height="0.233cm" svg:x="10.012cm" svg:y="13.981cm" svg:viewBox="0 0 124 234" draw:points="61,0 0,234 124,234">
          <text:p/>
        </draw:polygon>
        <draw:polygon draw:style-name="gr3" draw:text-style-name="P1" draw:layer="layout" svg:width="0.123cm" svg:height="0.233cm" svg:x="10.012cm" svg:y="13.981cm" svg:viewBox="0 0 124 234" draw:points="61,0 0,234 124,234">
          <text:p/>
        </draw:polygon>
        <draw:path draw:style-name="gr1" draw:text-style-name="P1" draw:layer="layout" svg:width="0.577cm" svg:height="0.451cm" svg:x="9.244cm" svg:y="14.865cm" svg:viewBox="0 0 578 452" svg:d="M358 448c-192 26-358-59-358-220 0-226 311-302 578-145">
          <text:p/>
        </draw:path>
        <draw:path draw:style-name="gr2" draw:text-style-name="P2" draw:layer="layout" svg:width="0.229cm" svg:height="0.136cm" svg:x="9.592cm" svg:y="15.236cm" svg:viewBox="0 0 230 137" svg:d="M230 0c-80 27-157 31-230 22l17 115c73-25 150-72 213-137z">
          <text:p/>
        </draw:path>
        <draw:path draw:style-name="gr3" draw:text-style-name="P1" draw:layer="layout" svg:width="0.229cm" svg:height="0.136cm" svg:x="9.592cm" svg:y="15.236cm" svg:viewBox="0 0 230 137" svg:d="M230 0c-80 27-157 31-230 22l17 115c73-25 150-72 213-137z">
          <text:p/>
        </draw:path>
        <draw:path draw:style-name="gr2" draw:text-style-name="P2" draw:layer="layout" svg:width="0.582cm" svg:height="0.581cm" svg:x="9.783cm" svg:y="13.4cm" svg:viewBox="0 0 583 582" svg:d="M583 288c0-157-132-288-294-288-161 0-289 131-289 288 0 162 128 294 289 294 162 0 294-132 294-294z">
          <text:p/>
        </draw:path>
        <draw:path draw:style-name="gr5" draw:text-style-name="P1" draw:layer="layout" svg:width="0.582cm" svg:height="0.581cm" svg:x="9.783cm" svg:y="13.4cm" svg:viewBox="0 0 583 582" svg:d="M583 288c0-157-132-288-294-288-161 0-289 131-289 288 0 162 128 294 289 294 162 0 294-132 294-294z">
          <text:p/>
        </draw:path>
        <draw:path draw:style-name="gr6" draw:text-style-name="P1" draw:layer="layout" svg:width="0.582cm" svg:height="0.581cm" svg:x="9.783cm" svg:y="13.4cm" svg:viewBox="0 0 583 582" svg:d="M583 288c0-157-132-288-294-288-161 0-289 131-289 288 0 162 128 294 289 294 162 0 294-132 294-294z">
          <text:p/>
        </draw:path>
        <draw:path draw:style-name="gr2" draw:text-style-name="P2" draw:layer="layout" svg:width="0.581cm" svg:height="0.581cm" svg:x="11.435cm" svg:y="13.4cm" svg:viewBox="0 0 582 582" svg:d="M582 288c0-157-131-288-294-288-161 0-288 131-288 288 0 162 127 294 288 294 163 0 294-132 294-294z">
          <text:p/>
        </draw:path>
        <draw:path draw:style-name="gr4" draw:text-style-name="P1" draw:layer="layout" svg:width="0.581cm" svg:height="0.581cm" svg:x="11.435cm" svg:y="13.4cm" svg:viewBox="0 0 582 582" svg:d="M582 288c0-157-131-288-294-288-161 0-288 131-288 288 0 162 127 294 288 294 163 0 294-132 294-294z">
          <text:p/>
        </draw:path>
        <draw:path draw:style-name="gr2" draw:text-style-name="P2" draw:layer="layout" svg:width="0.581cm" svg:height="0.586cm" svg:x="11.435cm" svg:y="14.799cm" svg:viewBox="0 0 582 587" svg:d="M582 294c0-162-131-294-294-294-161 0-288 132-288 294 0 161 127 293 288 293 163 0 294-132 294-293z">
          <text:p/>
        </draw:path>
        <draw:path draw:style-name="gr4" draw:text-style-name="P1" draw:layer="layout" svg:width="0.581cm" svg:height="0.586cm" svg:x="11.435cm" svg:y="14.799cm" svg:viewBox="0 0 582 587" svg:d="M582 294c0-162-131-294-294-294-161 0-288 132-288 294 0 161 127 293 288 293 163 0 294-132 294-293z">
          <text:p/>
        </draw:path>
        <draw:path draw:style-name="gr2" draw:text-style-name="P2" draw:layer="layout" svg:width="0.582cm" svg:height="0.586cm" svg:x="9.783cm" svg:y="14.799cm" svg:viewBox="0 0 583 587" svg:d="M583 294c0-162-132-294-294-294-161 0-289 132-289 294 0 161 128 293 289 293 162 0 294-132 294-293z">
          <text:p/>
        </draw:path>
        <draw:path draw:style-name="gr4" draw:text-style-name="P1" draw:layer="layout" svg:width="0.582cm" svg:height="0.586cm" svg:x="9.783cm" svg:y="14.799cm" svg:viewBox="0 0 583 587" svg:d="M583 294c0-162-132-294-294-294-161 0-289 132-289 294 0 161 128 293 289 293 162 0 294-132 294-293z">
          <text:p/>
        </draw:path>
        <draw:polygon draw:style-name="gr7" draw:text-style-name="P3" draw:layer="layout" svg:width="0.042cm" svg:height="0.128cm" svg:x="10.87cm" svg:y="13.747cm" svg:viewBox="0 0 43 129" draw:points="43,0 34,0 0,17 4,26 30,17 30,129 43,129">
          <text:p/>
        </draw:polygon>
        <draw:path draw:style-name="gr7" draw:text-style-name="P3" draw:layer="layout" svg:width="0.08cm" svg:height="0.132cm" svg:x="9.1cm" svg:y="13.624cm" svg:viewBox="0 0 81 133" svg:d="M38 13c8 0 17 9 21 17l-47 60c0-9 0-17 0-26 0-21 5-51 26-51zM38 0c-26 0-38 39-38 68 0 30 12 65 38 65 31 0 43-39 43-69s-17-64-43-64zM64 43c0 8 0 17 0 25 0 26-5 52-26 52-9 0-13-9-17-18z">
          <text:p/>
        </draw:path>
        <draw:polygon draw:style-name="gr7" draw:text-style-name="P3" draw:layer="layout" svg:width="0.043cm" svg:height="0.123cm" svg:x="11.583cm" svg:y="14.328cm" svg:viewBox="0 0 44 124" draw:points="44,0 34,0 0,19 4,27 30,19 30,124 44,124">
          <text:p/>
        </draw:polygon>
        <draw:path draw:style-name="gr7" draw:text-style-name="P3" draw:layer="layout" svg:width="0.081cm" svg:height="0.132cm" svg:x="12.619cm" svg:y="13.624cm" svg:viewBox="0 0 82 133" svg:d="M43 13c8 0 12 9 17 17l-43 60c0-9-4-17-4-26 0-21 8-51 30-51zM43 0c-30 0-43 39-43 68 0 30 17 65 43 65s39-39 39-69-13-64-39-64zM65 43c4 8 4 17 4 25 0 26-9 52-26 52-9 0-17-9-22-18z">
          <text:p/>
        </draw:path>
        <draw:polygon draw:style-name="gr7" draw:text-style-name="P3" draw:layer="layout" svg:width="0.042cm" svg:height="0.127cm" svg:x="10.87cm" svg:y="14.905cm" svg:viewBox="0 0 43 128" draw:points="43,0 34,0 0,17 4,26 30,22 30,128 43,128">
          <text:p/>
        </draw:polygon>
        <draw:path draw:style-name="gr7" draw:text-style-name="P3" draw:layer="layout" svg:width="0.081cm" svg:height="0.127cm" svg:x="12.619cm" svg:y="15.028cm" svg:viewBox="0 0 82 128" svg:d="M43 13c8 0 12 4 17 17l-43 56c0-8-4-13-4-21 0-22 8-52 30-52zM43 0c-30 0-43 39-43 69s17 59 43 59 39-33 39-63c0-31-13-65-39-65zM65 43c4 8 4 18 4 26 0 21-9 47-26 47-9 0-17-9-22-17z">
          <text:p/>
        </draw:path>
        <draw:polygon draw:style-name="gr7" draw:text-style-name="P3" draw:layer="layout" svg:width="0.043cm" svg:height="0.123cm" svg:x="10.148cm" svg:y="14.328cm" svg:viewBox="0 0 44 124" draw:points="44,0 35,0 0,19 5,27 31,19 31,124 44,124">
          <text:p/>
        </draw:polygon>
        <draw:path draw:style-name="gr7" draw:text-style-name="P3" draw:layer="layout" svg:width="0.08cm" svg:height="0.127cm" svg:x="9.1cm" svg:y="15.028cm" svg:viewBox="0 0 81 128" svg:d="M38 13c8 0 17 4 21 17l-47 56c0-8 0-13 0-21 0-22 5-52 26-52zM38 0c-26 0-38 39-38 69s12 59 38 59c31 0 43-33 43-63 0-31-17-65-43-65zM64 43c0 8 0 18 0 26 0 21-5 47-26 47-9 0-13-9-17-17z">
          <text:p/>
        </draw:path>
        <draw:path draw:style-name="gr8" draw:text-style-name="P4" draw:layer="layout" svg:width="0.145cm" svg:height="0.204cm" svg:x="9.94cm" svg:y="13.586cm" svg:viewBox="0 0 146 205" svg:d="M111 34c0 4-9 31-13 48-9 17-38 42-47 42-12 0-21-21-21-38 0-34 25-73 59-73 13 0 22 8 22 21zM72 184c0 8-4 13-17 13h-4c-4 0-4 4-4 4v4c0 0 21 0 34 0s38 0 38 0v-4c0-4 0-4-4-4h-4c-5 0-13 0-13-9v-4l48-171c0-4 0-4 0-9 0-4 0-4-5-4 0 0-4 0-9 4l-13 13c-8-8-17-17-30-17-38 0-89 38-89 90 0 22 9 47 39 47 16 0 33-8 55-34z">
          <text:p/>
        </draw:path>
        <draw:path draw:style-name="gr8" draw:text-style-name="P4" draw:layer="layout" svg:width="0.097cm" svg:height="0.145cm" svg:x="10.098cm" svg:y="13.624cm" svg:viewBox="0 0 98 146" svg:d="M50 0c-29 0-50 26-50 73s21 73 50 73c31 0 48-26 48-73s-17-73-48-73zM50 9c19 0 31 21 31 64s-12 64-31 64c-21 0-29-21-29-64s8-64 29-64z">
          <text:p/>
        </draw:path>
        <draw:path draw:style-name="gr8" draw:text-style-name="P4" draw:layer="layout" svg:width="0.145cm" svg:height="0.204cm" svg:x="11.591cm" svg:y="13.586cm" svg:viewBox="0 0 146 205" svg:d="M112 34c0 4-9 31-13 48-8 17-39 42-48 42-12 0-21-21-21-38 0-34 26-73 61-73 12 0 21 8 21 21zM74 184c0 8-5 13-18 13h-5c-4 0-4 4-4 4v4c0 0 22 0 35 0s38 0 38 0v-4c0-4 0-4-4-4h-4c-4 0-13 0-13-9v-4l47-171c0-4 0-4 0-9 0-4 0-4-4-4 0 0-5 0-9 4l-13 13c-8-8-17-17-29-17-40 0-91 38-91 90 0 22 9 47 39 47 17 0 35-8 56-34z">
          <text:p/>
        </draw:path>
        <draw:polygon draw:style-name="gr8" draw:text-style-name="P4" draw:layer="layout" svg:width="0.076cm" svg:height="0.14cm" svg:x="11.762cm" svg:y="13.624cm" svg:viewBox="0 0 77 141" draw:points="42,0 0,13 0,22 29,18 29,129 29,133 4,133 4,141 77,141 77,133 51,133 51,129 51,0">
          <text:p/>
        </draw:polygon>
        <draw:path draw:style-name="gr8" draw:text-style-name="P4" draw:layer="layout" svg:width="0.144cm" svg:height="0.208cm" svg:x="11.592cm" svg:y="14.986cm" svg:viewBox="0 0 145 209" svg:d="M111 34c0 9-8 31-13 48-8 21-39 46-51 46-13 0-18-21-18-38 0-38 26-77 61-77 13 0 21 8 21 21zM73 183c0 9-10 13-18 17h-4c-4 0-4 0-4 4v5c0 0 22 0 34 0 13 0 38 0 38 0v-9h-4l-4-4c-4 0-13 0-13-9v-4l47-166c0-4 0-9 0-9 0-8 0-8-4-8 0 0-4 0-9 4l-13 13c-8-9-16-13-29-13-39 0-90 35-90 86 0 25 8 51 38 51 17 0 35-9 56-34z">
          <text:p/>
        </draw:path>
        <draw:path draw:style-name="gr8" draw:text-style-name="P4" draw:layer="layout" svg:width="0.097cm" svg:height="0.144cm" svg:x="11.749cm" svg:y="15.024cm" svg:viewBox="0 0 98 145" svg:d="M21 128c48-39 73-60 73-85 0-26-17-43-48-43-25 0-42 17-42 30 0 8 4 13 13 13 4 0 4 0 8-5v-21c4-4 13-4 17-4 18 0 31 13 31 30 0 29-27 50-73 89v13h98v-34h-8l-4 17z">
          <text:p/>
        </draw:path>
        <draw:path draw:style-name="gr8" draw:text-style-name="P4" draw:layer="layout" svg:width="0.145cm" svg:height="0.208cm" svg:x="9.94cm" svg:y="14.986cm" svg:viewBox="0 0 146 209" svg:d="M111 34c0 9-9 31-13 48-8 21-38 46-51 46-12 0-17-21-17-38 0-38 26-77 60-77 12 0 21 8 21 21zM73 183c0 9-9 13-17 17h-5c-4 0-4 0-4 4v5c0 0 21 0 34 0s38 0 38 0v-9h-4l-4-4c-4 0-13 0-13-9v-4l48-166c0-4 0-9 0-9 0-8 0-8-4-8 0 0-5 0-10 4l-13 13c-8-9-17-13-29-13-39 0-90 35-90 86 0 25 9 51 39 51 17 0 34-9 55-34z">
          <text:p/>
        </draw:path>
        <draw:path draw:style-name="gr8" draw:text-style-name="P4" draw:layer="layout" svg:width="0.094cm" svg:height="0.148cm" svg:x="10.097cm" svg:y="15.024cm" svg:viewBox="0 0 95 149" svg:d="M61 73c17-8 29-21 29-35 0-21-16-38-42-38s-43 17-43 30c0 4 4 13 13 13 0 0 4-5 9-5v-21c4-4 8-4 17-4 17 0 25 8 25 25 0 18-8 31-30 31-4 0-4 0-4 0v8c4 0 9 0 9 0 21 0 34 13 34 26 0 21-17 34-34 34-9 0-13 0-17-5l-9-16h-4c-9 0-14 4-14 8 0 13 18 25 44 25 30 0 51-21 51-42s-13-34-34-34z">
          <text:p/>
        </draw:path>
      </draw:page>
      <draw:page draw:name="page3" draw:style-name="dp1" draw:master-page-name="Padrão">
        <draw:frame draw:style-name="gr9" draw:text-style-name="P1" draw:layer="layout" svg:width="3.263cm" svg:height="1.4cm" svg:x="6.4cm" svg:y="3.111cm">
          <draw:image xlink:href="Pictures/10000000000003010000014B33C580828BD46DDF.jpg" xlink:type="simple" xlink:show="embed" xlink:actuate="onLoad" loext:mime-type="image/jpeg">
            <text:p/>
          </draw:image>
        </draw:frame>
        <draw:frame draw:style-name="gr9" draw:text-style-name="P1" draw:layer="layout" svg:width="4.194cm" svg:height="1.032cm" svg:x="6.4cm" svg:y="2.404cm">
          <draw:image xlink:href="Pictures/10000000000003DC000000F36C888BD916735648.jpg" xlink:type="simple" xlink:show="embed" xlink:actuate="onLoad" loext:mime-type="image/jpeg">
            <text:p/>
          </draw:image>
        </draw:frame>
        <draw:frame draw:style-name="gr9" draw:text-style-name="P1" draw:layer="layout" svg:width="0.922cm" svg:height="1.769cm" svg:x="9.673cm" svg:y="2.743cm">
          <draw:image xlink:href="Pictures/10000000000000D9000001A199FC7309218546E0.jpg" xlink:type="simple" xlink:show="embed" xlink:actuate="onLoad" loext:mime-type="image/jpeg">
            <text:p/>
          </draw:image>
        </draw:frame>
        <draw:polygon draw:style-name="gr10" draw:text-style-name="P1" draw:layer="layout" svg:width="4.194cm" svg:height="1.031cm" svg:x="6.4cm" svg:y="2.4cm" svg:viewBox="0 0 4195 1032" draw:points="922,0 0,688 4,688 3274,1032 3278,1032 4195,344">
          <text:p/>
        </draw:polygon>
        <draw:polygon draw:style-name="gr10" draw:text-style-name="P1" draw:layer="layout" svg:width="3.277cm" svg:height="1.434cm" svg:x="6.4cm" svg:y="3.087cm" svg:viewBox="0 0 3278 1435" draw:points="0,1091 3274,1435 3278,1435 3274,344 0,0">
          <text:p/>
        </draw:polygon>
        <draw:polygon draw:style-name="gr10" draw:text-style-name="P1" draw:layer="layout" svg:width="0.926cm" svg:height="1.777cm" svg:x="9.673cm" svg:y="2.744cm" svg:viewBox="0 0 927 1778" draw:points="0,1778 922,1091 927,1091 922,0 0,687">
          <text:p/>
        </draw:polygon>
        <draw:frame draw:style-name="gr9" draw:text-style-name="P1" draw:layer="layout" svg:width="0.151cm" svg:height="0.274cm" svg:x="6.904cm" svg:y="3.356cm">
          <draw:image xlink:href="Pictures/10000000000000240000004101E3A689093EB51C.jpg" xlink:type="simple" xlink:show="embed" xlink:actuate="onLoad" loext:mime-type="image/jpeg">
            <text:p/>
          </draw:image>
        </draw:frame>
        <draw:frame draw:style-name="gr9" draw:text-style-name="P1" draw:layer="layout" svg:width="0.156cm" svg:height="0.134cm" svg:x="7.027cm" svg:y="3.496cm">
          <draw:image xlink:href="Pictures/1000000000000024000000200A21C582CF501BB3.jpg" xlink:type="simple" xlink:show="embed" xlink:actuate="onLoad" loext:mime-type="image/jpeg">
            <text:p/>
          </draw:image>
        </draw:frame>
        <draw:frame draw:style-name="gr9" draw:text-style-name="P1" draw:layer="layout" svg:width="0.156cm" svg:height="0.16cm" svg:x="7.027cm" svg:y="3.356cm">
          <draw:image xlink:href="Pictures/1000000000000024000000261FA70C2B657C0F4A.jpg" xlink:type="simple" xlink:show="embed" xlink:actuate="onLoad" loext:mime-type="image/jpeg">
            <text:p/>
          </draw:image>
        </draw:frame>
        <draw:frame draw:style-name="gr9" draw:text-style-name="P1" draw:layer="layout" svg:width="0.236cm" svg:height="0.253cm" svg:x="6.904cm" svg:y="3.378cm">
          <draw:image xlink:href="Pictures/10000000000000370000003C045F4725B58E8470.jpg" xlink:type="simple" xlink:show="embed" xlink:actuate="onLoad" loext:mime-type="image/jpeg">
            <text:p/>
          </draw:image>
        </draw:frame>
        <draw:path draw:style-name="gr10" draw:text-style-name="P1" draw:layer="layout" svg:width="0.246cm" svg:height="0.255cm" svg:x="6.909cm" svg:y="3.376cm" svg:viewBox="0 0 247 256" svg:d="M124 255c68 4 123-47 123-114 0-69-55-133-123-141-69-5-124 42-124 114 0 69 55 133 124 141z">
          <text:p/>
        </draw:path>
        <draw:frame draw:style-name="gr9" draw:text-style-name="P1" draw:layer="layout" svg:width="0.029cm" svg:height="0.041cm" svg:x="6.862cm" svg:y="3.83cm">
          <draw:image xlink:href="Pictures/10000000000000070000000AB8366E83E5C953DE.jpg" xlink:type="simple" xlink:show="embed" xlink:actuate="onLoad" loext:mime-type="image/jpeg">
            <text:p/>
          </draw:image>
        </draw:frame>
        <draw:frame draw:style-name="gr9" draw:text-style-name="P1" draw:layer="layout" svg:width="0.058cm" svg:height="0.041cm" svg:x="6.904cm" svg:y="3.83cm">
          <draw:image xlink:href="Pictures/100000000000000E0000000AE299A23AD6E2624B.jpg" xlink:type="simple" xlink:show="embed" xlink:actuate="onLoad" loext:mime-type="image/jpeg">
            <text:p/>
          </draw:image>
        </draw:frame>
        <draw:frame draw:style-name="gr9" draw:text-style-name="P1" draw:layer="layout" svg:width="0.054cm" svg:height="0.033cm" svg:x="6.857cm" svg:y="3.771cm">
          <draw:image xlink:href="Pictures/100000000000000D00000008C6ABD30537831E82.jpg" xlink:type="simple" xlink:show="embed" xlink:actuate="onLoad" loext:mime-type="image/jpeg">
            <text:p/>
          </draw:image>
        </draw:frame>
        <draw:frame draw:style-name="gr9" draw:text-style-name="P1" draw:layer="layout" svg:width="0.058cm" svg:height="0.054cm" svg:x="6.904cm" svg:y="3.784cm">
          <draw:image xlink:href="Pictures/100000000000000E0000000D52426C1094958FBC.jpg" xlink:type="simple" xlink:show="embed" xlink:actuate="onLoad" loext:mime-type="image/jpeg">
            <text:p/>
          </draw:image>
        </draw:frame>
        <draw:frame draw:style-name="gr9" draw:text-style-name="P1" draw:layer="layout" svg:width="0.054cm" svg:height="0.033cm" svg:x="6.857cm" svg:y="3.729cm">
          <draw:image xlink:href="Pictures/100000000000000D00000008D1D5242E45D80B6D.jpg" xlink:type="simple" xlink:show="embed" xlink:actuate="onLoad" loext:mime-type="image/jpeg">
            <text:p/>
          </draw:image>
        </draw:frame>
        <draw:frame draw:style-name="gr9" draw:text-style-name="P1" draw:layer="layout" svg:width="0.029cm" svg:height="0.029cm" svg:x="6.984cm" svg:y="3.852cm">
          <draw:image xlink:href="Pictures/10000000000000070000000731A49645592C4C52.jpg" xlink:type="simple" xlink:show="embed" xlink:actuate="onLoad" loext:mime-type="image/jpeg">
            <text:p/>
          </draw:image>
        </draw:frame>
        <draw:frame draw:style-name="gr9" draw:text-style-name="P1" draw:layer="layout" svg:width="0.046cm" svg:height="0.029cm" svg:x="6.908cm" svg:y="3.729cm">
          <draw:image xlink:href="Pictures/100000000000000B00000007C5C4422614BC0403.jpg" xlink:type="simple" xlink:show="embed" xlink:actuate="onLoad" loext:mime-type="image/jpeg">
            <text:p/>
          </draw:image>
        </draw:frame>
        <draw:frame draw:style-name="gr9" draw:text-style-name="P1" draw:layer="layout" svg:width="0.02cm" svg:height="0.063cm" svg:x="6.984cm" svg:y="3.788cm">
          <draw:image xlink:href="Pictures/10000000000000050000000FCA5C5A8B7A9B2379.jpg" xlink:type="simple" xlink:show="embed" xlink:actuate="onLoad" loext:mime-type="image/jpeg">
            <text:p/>
          </draw:image>
        </draw:frame>
        <draw:frame draw:style-name="gr9" draw:text-style-name="P1" draw:layer="layout" svg:width="0.024cm" svg:height="0.033cm" svg:x="7.031cm" svg:y="3.852cm">
          <draw:image xlink:href="Pictures/1000000000000006000000082B6C3C521ECCBF5F.jpg" xlink:type="simple" xlink:show="embed" xlink:actuate="onLoad" loext:mime-type="image/jpeg">
            <text:p/>
          </draw:image>
        </draw:frame>
        <draw:frame draw:style-name="gr9" draw:text-style-name="P1" draw:layer="layout" svg:width="0.02cm" svg:height="0.02cm" svg:x="6.984cm" svg:y="3.775cm">
          <draw:image xlink:href="Pictures/100000000000000500000005A17A934CE788D018.jpg" xlink:type="simple" xlink:show="embed" xlink:actuate="onLoad" loext:mime-type="image/jpeg">
            <text:p/>
          </draw:image>
        </draw:frame>
        <draw:frame draw:style-name="gr9" draw:text-style-name="P1" draw:layer="layout" svg:width="0.037cm" svg:height="0.029cm" svg:x="7.061cm" svg:y="3.856cm">
          <draw:image xlink:href="Pictures/100000000000000800000007A67920B57BCBEEA5.jpg" xlink:type="simple" xlink:show="embed" xlink:actuate="onLoad" loext:mime-type="image/jpeg">
            <text:p/>
          </draw:image>
        </draw:frame>
        <draw:frame draw:style-name="gr9" draw:text-style-name="P1" draw:layer="layout" svg:width="0.067cm" svg:height="0.024cm" svg:x="7.031cm" svg:y="3.826cm">
          <draw:image xlink:href="Pictures/100000000000000F00000006CCED5B4B74232F53.jpg" xlink:type="simple" xlink:show="embed" xlink:actuate="onLoad" loext:mime-type="image/jpeg">
            <text:p/>
          </draw:image>
        </draw:frame>
        <draw:frame draw:style-name="gr9" draw:text-style-name="P1" draw:layer="layout" svg:width="0.02cm" svg:height="0.041cm" svg:x="7.103cm" svg:y="3.852cm">
          <draw:image xlink:href="Pictures/10000000000000050000000A0BE2727A79BCE8D6.jpg" xlink:type="simple" xlink:show="embed" xlink:actuate="onLoad" loext:mime-type="image/jpeg">
            <text:p/>
          </draw:image>
        </draw:frame>
        <draw:frame draw:style-name="gr9" draw:text-style-name="P1" draw:layer="layout" svg:width="0.041cm" svg:height="0.016cm" svg:x="7.056cm" svg:y="3.822cm">
          <draw:image xlink:href="Pictures/1000000000000009000000040A7D69D29381D846.jpg" xlink:type="simple" xlink:show="embed" xlink:actuate="onLoad" loext:mime-type="image/jpeg">
            <text:p/>
          </draw:image>
        </draw:frame>
        <draw:frame draw:style-name="gr9" draw:text-style-name="P1" draw:layer="layout" svg:width="0.024cm" svg:height="0.029cm" svg:x="7.056cm" svg:y="3.78cm">
          <draw:image xlink:href="Pictures/10000000000000050000000758ADE836CBBAD118.jpg" xlink:type="simple" xlink:show="embed" xlink:actuate="onLoad" loext:mime-type="image/jpeg">
            <text:p/>
          </draw:image>
        </draw:frame>
        <draw:frame draw:style-name="gr9" draw:text-style-name="P1" draw:layer="layout" svg:width="0.029cm" svg:height="0.05cm" svg:x="7.073cm" svg:y="3.784cm">
          <draw:image xlink:href="Pictures/10000000000000070000000C36A9C69B577DE1C2.jpg" xlink:type="simple" xlink:show="embed" xlink:actuate="onLoad" loext:mime-type="image/jpeg">
            <text:p/>
          </draw:image>
        </draw:frame>
        <draw:frame draw:style-name="gr9" draw:text-style-name="P1" draw:layer="layout" svg:width="0.02cm" svg:height="0.079cm" svg:x="7.141cm" svg:y="3.814cm">
          <draw:image xlink:href="Pictures/1000000000000005000000130F0CBF0D48F1DA0F.jpg" xlink:type="simple" xlink:show="embed" xlink:actuate="onLoad" loext:mime-type="image/jpeg">
            <text:p/>
          </draw:image>
        </draw:frame>
        <draw:frame draw:style-name="gr9" draw:text-style-name="P1" draw:layer="layout" svg:width="0.02cm" svg:height="0.029cm" svg:x="7.226cm" svg:y="3.864cm">
          <draw:image xlink:href="Pictures/10000000000000050000000713F83F575F215187.jpg" xlink:type="simple" xlink:show="embed" xlink:actuate="onLoad" loext:mime-type="image/jpeg">
            <text:p/>
          </draw:image>
        </draw:frame>
        <draw:path draw:style-name="gr11" draw:text-style-name="P1" draw:layer="layout" svg:width="0.439cm" svg:height="0.123cm" svg:x="8.984cm" svg:y="3.164cm" svg:viewBox="0 0 440 124" svg:d="M141 119c115 14 243-4 286-34 42-34-17-68-133-81-110-13-237 5-280 39-42 30 17 64 127 76z">
          <text:p/>
        </draw:path>
        <draw:frame draw:style-name="gr9" draw:text-style-name="P1" draw:layer="layout" svg:width="0.261cm" svg:height="0.164cm" svg:x="9.016cm" svg:y="3.03cm">
          <draw:image xlink:href="Pictures/100000000000003E000000273372410F4CF4B3DD.jpg" xlink:type="simple" xlink:show="embed" xlink:actuate="onLoad" loext:mime-type="image/jpeg">
            <text:p/>
          </draw:image>
        </draw:frame>
        <draw:frame draw:style-name="gr9" draw:text-style-name="P1" draw:layer="layout" svg:width="0.194cm" svg:height="0.202cm" svg:x="9.211cm" svg:y="3.03cm">
          <draw:image xlink:href="Pictures/100000000000002E0000003098A0A2D8A0308D86.jpg" xlink:type="simple" xlink:show="embed" xlink:actuate="onLoad" loext:mime-type="image/jpeg">
            <text:p/>
          </draw:image>
        </draw:frame>
        <draw:frame draw:style-name="gr9" draw:text-style-name="P1" draw:layer="layout" svg:width="0.202cm" svg:height="0.24cm" svg:x="9.004cm" svg:y="3.035cm">
          <draw:image xlink:href="Pictures/10000000000000300000003999829CBE2B777833.jpg" xlink:type="simple" xlink:show="embed" xlink:actuate="onLoad" loext:mime-type="image/jpeg">
            <text:p/>
          </draw:image>
        </draw:frame>
        <draw:frame draw:style-name="gr9" draw:text-style-name="P1" draw:layer="layout" svg:width="0.245cm" svg:height="0.24cm" svg:x="9.131cm" svg:y="3.035cm">
          <draw:image xlink:href="Pictures/100000000000003A000000391C7F525D39AB7B31.jpg" xlink:type="simple" xlink:show="embed" xlink:actuate="onLoad" loext:mime-type="image/jpeg">
            <text:p/>
          </draw:image>
        </draw:frame>
        <draw:frame draw:style-name="gr9" draw:text-style-name="P1" draw:layer="layout" svg:width="0.02cm" svg:height="0.037cm" svg:x="8.754cm" svg:y="3.564cm">
          <draw:image xlink:href="Pictures/1000000000000005000000093281FE66EF86CD85.jpg" xlink:type="simple" xlink:show="embed" xlink:actuate="onLoad" loext:mime-type="image/jpeg">
            <text:p/>
          </draw:image>
        </draw:frame>
        <draw:frame draw:style-name="gr9" draw:text-style-name="P1" draw:layer="layout" svg:width="0.024cm" svg:height="0.037cm" svg:x="8.754cm" svg:y="3.564cm">
          <draw:image xlink:href="Pictures/1000000000000006000000098BF79D4706ABEE67.jpg" xlink:type="simple" xlink:show="embed" xlink:actuate="onLoad" loext:mime-type="image/jpeg">
            <text:p/>
          </draw:image>
        </draw:frame>
        <draw:frame draw:style-name="gr9" draw:text-style-name="P1" draw:layer="layout" svg:width="0.041cm" svg:height="0.118cm" svg:x="8.754cm" svg:y="3.483cm">
          <draw:image xlink:href="Pictures/100000000000000A0000001CE5439F80DE705D76.jpg" xlink:type="simple" xlink:show="embed" xlink:actuate="onLoad" loext:mime-type="image/jpeg">
            <text:p/>
          </draw:image>
        </draw:frame>
        <draw:frame draw:style-name="gr9" draw:text-style-name="P1" draw:layer="layout" svg:width="0.02cm" svg:height="0.037cm" svg:x="8.839cm" svg:y="3.568cm">
          <draw:image xlink:href="Pictures/10000000000000050000000927627DCE3E520969.jpg" xlink:type="simple" xlink:show="embed" xlink:actuate="onLoad" loext:mime-type="image/jpeg">
            <text:p/>
          </draw:image>
        </draw:frame>
        <draw:frame draw:style-name="gr9" draw:text-style-name="P1" draw:layer="layout" svg:width="0.02cm" svg:height="0.041cm" svg:x="8.839cm" svg:y="3.564cm">
          <draw:image xlink:href="Pictures/10000000000000050000000A9A904455F90F1E0F.jpg" xlink:type="simple" xlink:show="embed" xlink:actuate="onLoad" loext:mime-type="image/jpeg">
            <text:p/>
          </draw:image>
        </draw:frame>
        <draw:frame draw:style-name="gr9" draw:text-style-name="P1" draw:layer="layout" svg:width="0.063cm" svg:height="0.122cm" svg:x="8.796cm" svg:y="3.483cm">
          <draw:image xlink:href="Pictures/100000000000000F0000001DB214CCAFEC417E62.jpg" xlink:type="simple" xlink:show="embed" xlink:actuate="onLoad" loext:mime-type="image/jpeg">
            <text:p/>
          </draw:image>
        </draw:frame>
        <draw:frame draw:style-name="gr9" draw:text-style-name="P1" draw:layer="layout" svg:width="0.033cm" svg:height="0.084cm" svg:x="8.881cm" svg:y="3.521cm">
          <draw:image xlink:href="Pictures/100000000000000800000014D521639C585B3B94.jpg" xlink:type="simple" xlink:show="embed" xlink:actuate="onLoad" loext:mime-type="image/jpeg">
            <text:p/>
          </draw:image>
        </draw:frame>
        <draw:frame draw:style-name="gr9" draw:text-style-name="P1" draw:layer="layout" svg:width="0.037cm" svg:height="0.058cm" svg:x="8.961cm" svg:y="3.572cm">
          <draw:image xlink:href="Pictures/10000000000000090000000E552FCF2DD31FF7D5.jpg" xlink:type="simple" xlink:show="embed" xlink:actuate="onLoad" loext:mime-type="image/jpeg">
            <text:p/>
          </draw:image>
        </draw:frame>
        <draw:frame draw:style-name="gr9" draw:text-style-name="P1" draw:layer="layout" svg:width="0.024cm" svg:height="0.024cm" svg:x="9.004cm" svg:y="3.606cm">
          <draw:image xlink:href="Pictures/10000000000000060000000658FDB5A4248FF747.jpg" xlink:type="simple" xlink:show="embed" xlink:actuate="onLoad" loext:mime-type="image/jpeg">
            <text:p/>
          </draw:image>
        </draw:frame>
        <draw:frame draw:style-name="gr9" draw:text-style-name="P1" draw:layer="layout" svg:width="0.037cm" svg:height="0.037cm" svg:x="8.961cm" svg:y="3.526cm">
          <draw:image xlink:href="Pictures/10000000000000090000000936F195E1D82E567D.jpg" xlink:type="simple" xlink:show="embed" xlink:actuate="onLoad" loext:mime-type="image/jpeg">
            <text:p/>
          </draw:image>
        </draw:frame>
        <draw:frame draw:style-name="gr9" draw:text-style-name="P1" draw:layer="layout" svg:width="0.024cm" svg:height="0.029cm" svg:x="9.004cm" svg:y="3.526cm">
          <draw:image xlink:href="Pictures/100000000000000600000007B438F7C3759DD70D.jpg" xlink:type="simple" xlink:show="embed" xlink:actuate="onLoad" loext:mime-type="image/jpeg">
            <text:p/>
          </draw:image>
        </draw:frame>
        <draw:frame draw:style-name="gr9" draw:text-style-name="P1" draw:layer="layout" svg:width="0.037cm" svg:height="0.058cm" svg:x="9.046cm" svg:y="3.581cm">
          <draw:image xlink:href="Pictures/10000000000000090000000EF6F2CE53811B70CE.jpg" xlink:type="simple" xlink:show="embed" xlink:actuate="onLoad" loext:mime-type="image/jpeg">
            <text:p/>
          </draw:image>
        </draw:frame>
        <draw:frame draw:style-name="gr9" draw:text-style-name="P1" draw:layer="layout" svg:width="0.033cm" svg:height="0.02cm" svg:x="9.088cm" svg:y="3.619cm">
          <draw:image xlink:href="Pictures/100000000000000800000005EDACAE6CCD45B35F.jpg" xlink:type="simple" xlink:show="embed" xlink:actuate="onLoad" loext:mime-type="image/jpeg">
            <text:p/>
          </draw:image>
        </draw:frame>
        <draw:frame draw:style-name="gr9" draw:text-style-name="P1" draw:layer="layout" svg:width="0.071cm" svg:height="0.024cm" svg:x="9.054cm" svg:y="3.568cm">
          <draw:image xlink:href="Pictures/100000000000001100000006E2039FCF10377DAB.jpg" xlink:type="simple" xlink:show="embed" xlink:actuate="onLoad" loext:mime-type="image/jpeg">
            <text:p/>
          </draw:image>
        </draw:frame>
        <draw:frame draw:style-name="gr9" draw:text-style-name="P1" draw:layer="layout" svg:width="0.037cm" svg:height="0.05cm" svg:x="9.046cm" svg:y="3.534cm">
          <draw:image xlink:href="Pictures/10000000000000090000000C1833D86221348F51.jpg" xlink:type="simple" xlink:show="embed" xlink:actuate="onLoad" loext:mime-type="image/jpeg">
            <text:p/>
          </draw:image>
        </draw:frame>
        <draw:frame draw:style-name="gr9" draw:text-style-name="P1" draw:layer="layout" svg:width="0.024cm" svg:height="0.037cm" svg:x="9.139cm" svg:y="3.648cm">
          <draw:image xlink:href="Pictures/10000000000000060000000949957EA14DC16AB2.jpg" xlink:type="simple" xlink:show="embed" xlink:actuate="onLoad" loext:mime-type="image/jpeg">
            <text:p/>
          </draw:image>
        </draw:frame>
        <draw:frame draw:style-name="gr9" draw:text-style-name="P1" draw:layer="layout" svg:width="0.071cm" svg:height="0.024cm" svg:x="9.054cm" svg:y="3.568cm">
          <draw:image xlink:href="Pictures/10000000000000110000000614B40B357A05D9B9.jpg" xlink:type="simple" xlink:show="embed" xlink:actuate="onLoad" loext:mime-type="image/jpeg">
            <text:p/>
          </draw:image>
        </draw:frame>
        <draw:frame draw:style-name="gr9" draw:text-style-name="P1" draw:layer="layout" svg:width="0.041cm" svg:height="0.05cm" svg:x="9.084cm" svg:y="3.534cm">
          <draw:image xlink:href="Pictures/100000000000000A0000000C96078BE37E78E3EA.jpg" xlink:type="simple" xlink:show="embed" xlink:actuate="onLoad" loext:mime-type="image/jpeg">
            <text:p/>
          </draw:image>
        </draw:frame>
        <draw:frame draw:style-name="gr9" draw:text-style-name="P1" draw:layer="layout" svg:width="0.024cm" svg:height="0.143cm" svg:x="9.139cm" svg:y="3.543cm">
          <draw:image xlink:href="Pictures/100000000000000600000022FBE38953B16D36CF.jpg" xlink:type="simple" xlink:show="embed" xlink:actuate="onLoad" loext:mime-type="image/jpeg">
            <text:p/>
          </draw:image>
        </draw:frame>
        <draw:frame draw:style-name="gr9" draw:text-style-name="P1" draw:layer="layout" svg:width="0.02cm" svg:height="0.012cm" svg:x="9.169cm" svg:y="3.623cm">
          <draw:image xlink:href="Pictures/100000000000000500000003A965E34225774A00.jpg" xlink:type="simple" xlink:show="embed" xlink:actuate="onLoad" loext:mime-type="image/jpeg">
            <text:p/>
          </draw:image>
        </draw:frame>
        <draw:frame draw:style-name="gr9" draw:text-style-name="P1" draw:layer="layout" svg:width="0.024cm" svg:height="0.063cm" svg:x="9.139cm" svg:y="3.543cm">
          <draw:image xlink:href="Pictures/10000000000000060000000F4180AC2D99B673D2.jpg" xlink:type="simple" xlink:show="embed" xlink:actuate="onLoad" loext:mime-type="image/jpeg">
            <text:p/>
          </draw:image>
        </draw:frame>
        <draw:frame draw:style-name="gr9" draw:text-style-name="P1" draw:layer="layout" svg:width="0.02cm" svg:height="0.054cm" svg:x="9.139cm" svg:y="3.543cm">
          <draw:image xlink:href="Pictures/10000000000000050000000D4FDC286650BCB642.jpg" xlink:type="simple" xlink:show="embed" xlink:actuate="onLoad" loext:mime-type="image/jpeg">
            <text:p/>
          </draw:image>
        </draw:frame>
        <draw:frame draw:style-name="gr9" draw:text-style-name="P1" draw:layer="layout" svg:width="0.02cm" svg:height="0.02cm" svg:x="9.139cm" svg:y="3.543cm">
          <draw:image xlink:href="Pictures/100000000000000500000005A17A934CE788D018.jpg" xlink:type="simple" xlink:show="embed" xlink:actuate="onLoad" loext:mime-type="image/jpeg">
            <text:p/>
          </draw:image>
        </draw:frame>
        <draw:frame draw:style-name="gr9" draw:text-style-name="P1" draw:layer="layout" svg:width="0.05cm" svg:height="0.041cm" svg:x="9.186cm" svg:y="3.606cm">
          <draw:image xlink:href="Pictures/100000000000000C0000000A84F85DD4BA73F8D7.jpg" xlink:type="simple" xlink:show="embed" xlink:actuate="onLoad" loext:mime-type="image/jpeg">
            <text:p/>
          </draw:image>
        </draw:frame>
        <draw:frame draw:style-name="gr9" draw:text-style-name="P1" draw:layer="layout" svg:width="0.024cm" svg:height="0.054cm" svg:x="9.169cm" svg:y="3.543cm">
          <draw:image xlink:href="Pictures/10000000000000060000000DDC02B564D3E8286F.jpg" xlink:type="simple" xlink:show="embed" xlink:actuate="onLoad" loext:mime-type="image/jpeg">
            <text:p/>
          </draw:image>
        </draw:frame>
        <draw:frame draw:style-name="gr9" draw:text-style-name="P1" draw:layer="layout" svg:width="0.05cm" svg:height="0.041cm" svg:x="9.186cm" svg:y="3.564cm">
          <draw:image xlink:href="Pictures/100000000000000C0000000AFD7CB7B6675477CF.jpg" xlink:type="simple" xlink:show="embed" xlink:actuate="onLoad" loext:mime-type="image/jpeg">
            <text:p/>
          </draw:image>
        </draw:frame>
        <draw:frame draw:style-name="gr9" draw:text-style-name="P1" draw:layer="layout" svg:width="0.033cm" svg:height="0.024cm" svg:x="9.258cm" svg:y="3.623cm">
          <draw:image xlink:href="Pictures/1000000000000008000000063EA5BD15FA9A382F.jpg" xlink:type="simple" xlink:show="embed" xlink:actuate="onLoad" loext:mime-type="image/jpeg">
            <text:p/>
          </draw:image>
        </draw:frame>
        <draw:frame draw:style-name="gr9" draw:text-style-name="P1" draw:layer="layout" svg:width="0.02cm" svg:height="0.067cm" svg:x="9.258cm" svg:y="3.568cm">
          <draw:image xlink:href="Pictures/1000000000000005000000106723A2157F73FFCA.jpg" xlink:type="simple" xlink:show="embed" xlink:actuate="onLoad" loext:mime-type="image/jpeg">
            <text:p/>
          </draw:image>
        </draw:frame>
        <draw:frame draw:style-name="gr9" draw:text-style-name="P1" draw:layer="layout" svg:width="0.02cm" svg:height="0.029cm" svg:x="9.258cm" svg:y="3.53cm">
          <draw:image xlink:href="Pictures/1000000000000005000000079BA6A6EEE32CC51D.jpg" xlink:type="simple" xlink:show="embed" xlink:actuate="onLoad" loext:mime-type="image/jpeg">
            <text:p/>
          </draw:image>
        </draw:frame>
        <draw:frame draw:style-name="gr9" draw:text-style-name="P1" draw:layer="layout" svg:width="0.376cm" svg:height="0.329cm" svg:x="9.952cm" svg:y="3.687cm">
          <draw:image xlink:href="Pictures/10000000000000580000004E9B436080113B9F05.jpg" xlink:type="simple" xlink:show="embed" xlink:actuate="onLoad" loext:mime-type="image/jpeg">
            <text:p/>
          </draw:image>
        </draw:frame>
        <draw:frame draw:style-name="gr9" draw:text-style-name="P1" draw:layer="layout" svg:width="2.797cm" svg:height="0.439cm" svg:x="9.994cm" svg:y="3.733cm">
          <draw:image xlink:href="Pictures/100000000000029300000068E48C0D4D36EE4DC6.jpg" xlink:type="simple" xlink:show="embed" xlink:actuate="onLoad" loext:mime-type="image/jpeg">
            <text:p/>
          </draw:image>
        </draw:frame>
        <draw:frame draw:style-name="gr9" draw:text-style-name="P1" draw:layer="layout" svg:width="2.505cm" svg:height="0.439cm" svg:x="10.286cm" svg:y="3.733cm">
          <draw:image xlink:href="Pictures/100000000000024F00000068594B845101B3E82B.jpg" xlink:type="simple" xlink:show="embed" xlink:actuate="onLoad" loext:mime-type="image/jpeg">
            <text:p/>
          </draw:image>
        </draw:frame>
        <draw:frame draw:style-name="gr9" draw:text-style-name="P1" draw:layer="layout" svg:width="0.816cm" svg:height="0.181cm" svg:x="12.738cm" svg:y="3.991cm">
          <draw:image xlink:href="Pictures/10000000000000C00000002B40FB81319D6A9C47.jpg" xlink:type="simple" xlink:show="embed" xlink:actuate="onLoad" loext:mime-type="image/jpeg">
            <text:p/>
          </draw:image>
        </draw:frame>
        <draw:frame draw:style-name="gr9" draw:text-style-name="P1" draw:layer="layout" svg:width="2.797cm" svg:height="0.245cm" svg:x="9.994cm" svg:y="3.979cm">
          <draw:image xlink:href="Pictures/10000000000002930000003A9A32B3CD093D3CE0.jpg" xlink:type="simple" xlink:show="embed" xlink:actuate="onLoad" loext:mime-type="image/jpeg">
            <text:p/>
          </draw:image>
        </draw:frame>
        <draw:frame draw:style-name="gr9" draw:text-style-name="P1" draw:layer="layout" svg:width="2.391cm" svg:height="0.321cm" svg:x="12.805cm" svg:y="4.101cm">
          <draw:image xlink:href="Pictures/10000000000002330000004CC3801DCE0CED9158.jpg" xlink:type="simple" xlink:show="embed" xlink:actuate="onLoad" loext:mime-type="image/jpeg">
            <text:p/>
          </draw:image>
        </draw:frame>
        <draw:frame draw:style-name="gr9" draw:text-style-name="P1" draw:layer="layout" svg:width="0.82cm" svg:height="0.126cm" svg:x="12.437cm" svg:y="4.182cm">
          <draw:image xlink:href="Pictures/10000000000000C10000001E25406186F3957DC5.jpg" xlink:type="simple" xlink:show="embed" xlink:actuate="onLoad" loext:mime-type="image/jpeg">
            <text:p/>
          </draw:image>
        </draw:frame>
        <draw:frame draw:style-name="gr9" draw:text-style-name="P1" draw:layer="layout" svg:width="2.391cm" svg:height="0.456cm" svg:x="12.805cm" svg:y="4.182cm">
          <draw:image xlink:href="Pictures/10000000000002330000006C23A9969513D92B8F.jpg" xlink:type="simple" xlink:show="embed" xlink:actuate="onLoad" loext:mime-type="image/jpeg">
            <text:p/>
          </draw:image>
        </draw:frame>
        <draw:frame draw:style-name="gr9" draw:text-style-name="P1" draw:layer="layout" svg:width="2.073cm" svg:height="0.456cm" svg:x="12.805cm" svg:y="4.182cm">
          <draw:image xlink:href="Pictures/10000000000001E80000006CAB5195F510470965.jpg" xlink:type="simple" xlink:show="embed" xlink:actuate="onLoad" loext:mime-type="image/jpeg">
            <text:p/>
          </draw:image>
        </draw:frame>
        <draw:frame draw:style-name="gr9" draw:text-style-name="P1" draw:layer="layout" svg:width="0.071cm" svg:height="0.033cm" svg:x="10.244cm" svg:y="3.852cm">
          <draw:image xlink:href="Pictures/1000000000000011000000086C6C44BD35D2EE03.jpg" xlink:type="simple" xlink:show="embed" xlink:actuate="onLoad" loext:mime-type="image/jpeg">
            <text:p/>
          </draw:image>
        </draw:frame>
        <draw:frame draw:style-name="gr9" draw:text-style-name="P1" draw:layer="layout" svg:width="0.105cm" svg:height="0.024cm" svg:x="10.346cm" svg:y="3.856cm">
          <draw:image xlink:href="Pictures/100000000000001900000006A1824C14C7012DC0.jpg" xlink:type="simple" xlink:show="embed" xlink:actuate="onLoad" loext:mime-type="image/jpeg">
            <text:p/>
          </draw:image>
        </draw:frame>
        <draw:frame draw:style-name="gr9" draw:text-style-name="P1" draw:layer="layout" svg:width="0.041cm" svg:height="0.033cm" svg:x="10.452cm" svg:y="3.86cm">
          <draw:image xlink:href="Pictures/100000000000000A000000085F9AC49A33184F3A.jpg" xlink:type="simple" xlink:show="embed" xlink:actuate="onLoad" loext:mime-type="image/jpeg">
            <text:p/>
          </draw:image>
        </draw:frame>
        <draw:frame draw:style-name="gr9" draw:text-style-name="P1" draw:layer="layout" svg:width="0.075cm" svg:height="0.024cm" svg:x="10.54cm" svg:y="3.894cm">
          <draw:image xlink:href="Pictures/1000000000000012000000064A15AF35B3EB749A.jpg" xlink:type="simple" xlink:show="embed" xlink:actuate="onLoad" loext:mime-type="image/jpeg">
            <text:p/>
          </draw:image>
        </draw:frame>
        <draw:frame draw:style-name="gr9" draw:text-style-name="P1" draw:layer="layout" svg:width="0.071cm" svg:height="0.037cm" svg:x="10.667cm" svg:y="3.894cm">
          <draw:image xlink:href="Pictures/10000000000000110000000937BC1EB002666728.jpg" xlink:type="simple" xlink:show="embed" xlink:actuate="onLoad" loext:mime-type="image/jpeg">
            <text:p/>
          </draw:image>
        </draw:frame>
        <draw:frame draw:style-name="gr9" draw:text-style-name="P1" draw:layer="layout" svg:width="0.033cm" svg:height="0.007cm" svg:x="10.498cm" svg:y="3.911cm">
          <draw:image xlink:href="Pictures/10000000000000080000000255898EF7064A288F.jpg" xlink:type="simple" xlink:show="embed" xlink:actuate="onLoad" loext:mime-type="image/jpeg">
            <text:p/>
          </draw:image>
        </draw:frame>
        <draw:frame draw:style-name="gr9" draw:text-style-name="P1" draw:layer="layout" svg:width="0.105cm" svg:height="0.02cm" svg:x="10.782cm" svg:y="3.902cm">
          <draw:image xlink:href="Pictures/100000000000001900000005C0CABC37E412FF71.jpg" xlink:type="simple" xlink:show="embed" xlink:actuate="onLoad" loext:mime-type="image/jpeg">
            <text:p/>
          </draw:image>
        </draw:frame>
        <draw:frame draw:style-name="gr9" draw:text-style-name="P1" draw:layer="layout" svg:width="0.033cm" svg:height="0.007cm" svg:x="10.536cm" svg:y="3.911cm">
          <draw:image xlink:href="Pictures/10000000000000080000000283ECE1C4DC6E5B04.jpg" xlink:type="simple" xlink:show="embed" xlink:actuate="onLoad" loext:mime-type="image/jpeg">
            <text:p/>
          </draw:image>
        </draw:frame>
        <draw:frame draw:style-name="gr9" draw:text-style-name="P1" draw:layer="layout" svg:width="0.096cm" svg:height="0.016cm" svg:x="10.498cm" svg:y="3.911cm">
          <draw:image xlink:href="Pictures/1000000000000017000000041AA4293D7AC1CA27.jpg" xlink:type="simple" xlink:show="embed" xlink:actuate="onLoad" loext:mime-type="image/jpeg">
            <text:p/>
          </draw:image>
        </draw:frame>
        <draw:frame draw:style-name="gr9" draw:text-style-name="P1" draw:layer="layout" svg:width="0.058cm" svg:height="0.029cm" svg:x="10.879cm" svg:y="3.907cm">
          <draw:image xlink:href="Pictures/100000000000000E00000007400204A3EF29A331.jpg" xlink:type="simple" xlink:show="embed" xlink:actuate="onLoad" loext:mime-type="image/jpeg">
            <text:p/>
          </draw:image>
        </draw:frame>
        <draw:path draw:style-name="gr12" draw:text-style-name="P1" draw:layer="layout" svg:width="5.217cm" svg:height="0.912cm" svg:x="9.979cm" svg:y="3.736cm" svg:viewBox="0 0 5218 913" svg:d="M0 229l2458 259c271 21 543 47 815 85 549 77 1096 192 1640 340l305-229c-543-149-1086-264-1635-340-276-38-548-68-819-85l-2454-259z">
          <text:p/>
        </draw:path>
        <draw:g>
          <draw:line draw:style-name="gr13" draw:text-style-name="P1" draw:layer="layout" svg:x1="5.048cm" svg:y1="11.529cm" svg:x2="8.89cm" svg:y2="11.529cm">
            <text:p/>
          </draw:line>
          <draw:path draw:style-name="gr8" draw:text-style-name="P4" draw:layer="layout" svg:width="0.182cm" svg:height="0.191cm" svg:x="5.753cm" svg:y="12.114cm" svg:viewBox="0 0 183 192" svg:d="M94 0c-47-4-94 35-94 94 0 60 47 98 94 98 43 0 89-38 89-98 0-59-46-94-89-94zM90 14c30 0 55 25 55 80 0 56-25 81-51 81-30 0-55-25-55-81 0-55 21-80 51-80z">
            <text:p/>
          </draw:path>
          <draw:line draw:style-name="gr13" draw:text-style-name="P1" draw:layer="layout" svg:x1="6.194cm" svg:y1="12.636cm" svg:x2="6.194cm" svg:y2="11.537cm">
            <text:p/>
          </draw:line>
          <draw:path draw:style-name="gr14" draw:text-style-name="P5" draw:layer="layout" svg:width="1.681cm" svg:height="0.386cm" svg:x="6.704cm" svg:y="11.762cm" svg:viewBox="0 0 1682 387" svg:d="M0 387h1635 5c38-34 50-85 38-131-17-47-64-81-81-128-13-46 0-98 38-128h-1635v387h4z">
            <text:p/>
          </draw:path>
          <draw:path draw:style-name="gr15" draw:text-style-name="P1" draw:layer="layout" svg:width="1.681cm" svg:height="0.386cm" svg:x="6.704cm" svg:y="11.762cm" svg:viewBox="0 0 1682 387" svg:d="M0 387h1635 5c38-34 50-85 38-131-17-47-64-81-81-128-13-46 0-98 38-128h-1635v387h4z">
            <text:p/>
          </draw:path>
          <draw:polygon draw:style-name="gr14" draw:text-style-name="P5" draw:layer="layout" svg:width="0.543cm" svg:height="0.462cm" svg:x="6.742cm" svg:y="12.165cm" svg:viewBox="0 0 544 463" draw:points="272,0 544,115 544,463 0,463 0,115">
            <text:p/>
          </draw:polygon>
          <draw:polygon draw:style-name="gr15" draw:text-style-name="P1" draw:layer="layout" svg:width="0.543cm" svg:height="0.462cm" svg:x="6.742cm" svg:y="12.165cm" svg:viewBox="0 0 544 463" draw:points="272,0 544,115 544,463 0,463 0,115">
            <text:p/>
          </draw:polygon>
          <draw:polygon draw:style-name="gr8" draw:text-style-name="P4" draw:layer="layout" svg:width="0.067cm" svg:height="0.199cm" svg:x="6.963cm" svg:y="11.847cm" svg:viewBox="0 0 68 200" draw:points="68,0 56,0 0,25 8,38 47,30 47,200 68,200">
            <text:p/>
          </draw:polygon>
          <draw:path draw:style-name="gr8" draw:text-style-name="P4" draw:layer="layout" svg:width="0.132cm" svg:height="0.203cm" svg:x="7.179cm" svg:y="11.847cm" svg:viewBox="0 0 133 204" svg:d="M69 17c13 0 21 13 30 30l-69 89c-4-13-9-26-9-34 0-34 13-85 48-85zM65 0c-39 0-65 59-65 106s26 98 69 98c42 0 64-56 64-102 0-51-26-102-68-102zM107 64c0 12 4 29 4 42 0 38-12 76-46 76-14 0-22-8-31-25z">
            <text:p/>
          </draw:path>
          <draw:polygon draw:style-name="gr8" draw:text-style-name="P4" draw:layer="layout" svg:width="0.068cm" svg:height="0.199cm" svg:x="7.425cm" svg:y="11.847cm" svg:viewBox="0 0 69 200" draw:points="69,0 57,0 0,25 9,38 48,30 48,200 69,200">
            <text:p/>
          </draw:polygon>
          <draw:polygon draw:style-name="gr8" draw:text-style-name="P4" draw:layer="layout" svg:width="0.072cm" svg:height="0.199cm" svg:x="7.659cm" svg:y="11.847cm" svg:viewBox="0 0 73 200" draw:points="73,0 56,0 0,25 8,38 48,30 48,200 73,200">
            <text:p/>
          </draw:polygon>
          <draw:path draw:style-name="gr8" draw:text-style-name="P4" draw:layer="layout" svg:width="0.127cm" svg:height="0.203cm" svg:x="7.884cm" svg:y="11.847cm" svg:viewBox="0 0 128 204" svg:d="M64 17c13 0 26 13 30 30l-68 89c-4-13-4-26-4-34 0-34 9-85 42-85zM64 0c-42 0-64 59-64 106s22 98 64 98c47 0 64-56 64-102 0-51-21-102-64-102zM103 64c4 12 4 29 4 42 0 38-13 76-43 76-12 0-25-8-29-25z">
            <text:p/>
          </draw:path>
          <draw:path draw:style-name="gr8" draw:text-style-name="P4" draw:layer="layout" svg:width="0.148cm" svg:height="0.216cm" svg:x="6.874cm" svg:y="12.305cm" svg:viewBox="0 0 149 217" svg:d="M128 4c-17-4-30-4-43-4-56 0-85 30-85 82 0 42 21 72 59 72 14 0 26-5 43-13v59l-8 5h-17v12h72v-12h-17l-4-5v-175c0 0 0-8 0-21zM102 17v115c-12 0-21 5-29 5-31 0-48-21-48-60s21-64 52-64c8 0 13 0 25 4z">
            <text:p/>
          </draw:path>
          <draw:path draw:style-name="gr8" draw:text-style-name="P4" draw:layer="layout" svg:width="0.111cm" svg:height="0.165cm" svg:x="7.03cm" svg:y="12.373cm" svg:viewBox="0 0 112 166" svg:d="M57 0c-35 0-57 30-57 81 0 56 22 85 57 85 34 0 55-29 55-85 0-51-21-81-55-81zM57 13c21 0 34 21 34 68s-13 73-34 73c-22 0-35-26-35-73s13-68 35-68z">
            <text:p/>
          </draw:path>
          <draw:polygon draw:style-name="gr8" draw:text-style-name="P4" draw:layer="layout" svg:width="0.114cm" svg:height="0.19cm" svg:x="5.821cm" svg:y="13.209cm" svg:viewBox="0 0 115 191" draw:points="69,0 0,21 0,38 47,29 47,166 38,174 4,174 4,191 115,191 115,174 81,174 77,166 77,0">
            <text:p/>
          </draw:polygon>
          <draw:line draw:style-name="gr13" draw:text-style-name="P1" draw:layer="layout" svg:x1="6.194cm" svg:y1="13.735cm" svg:x2="6.194cm" svg:y2="12.636cm">
            <text:p/>
          </draw:line>
          <draw:path draw:style-name="gr14" draw:text-style-name="P5" draw:layer="layout" svg:width="1.447cm" svg:height="0.386cm" svg:x="6.822cm" svg:y="12.861cm" svg:viewBox="0 0 1448 387" svg:d="M0 387h1402 5c34-34 51-85 34-132-17-46-64-80-77-127-17-48 0-98 38-128h-1402v387h5z">
            <text:p/>
          </draw:path>
          <draw:path draw:style-name="gr15" draw:text-style-name="P1" draw:layer="layout" svg:width="1.447cm" svg:height="0.386cm" svg:x="6.822cm" svg:y="12.861cm" svg:viewBox="0 0 1448 387" svg:d="M0 387h1402 5c34-34 51-85 34-132-17-46-64-80-77-127-17-48 0-98 38-128h-1402v387h5z">
            <text:p/>
          </draw:path>
          <draw:polygon draw:style-name="gr14" draw:text-style-name="P5" draw:layer="layout" svg:width="0.539cm" svg:height="0.462cm" svg:x="6.861cm" svg:y="13.264cm" svg:viewBox="0 0 540 463" draw:points="268,0 540,118 540,463 0,463 0,118">
            <text:p/>
          </draw:polygon>
          <draw:polygon draw:style-name="gr15" draw:text-style-name="P1" draw:layer="layout" svg:width="0.539cm" svg:height="0.462cm" svg:x="6.861cm" svg:y="13.264cm" svg:viewBox="0 0 540 463" draw:points="268,0 540,118 540,463 0,463 0,118">
            <text:p/>
          </draw:polygon>
          <draw:path draw:style-name="gr8" draw:text-style-name="P4" draw:layer="layout" svg:width="0.127cm" svg:height="0.204cm" svg:x="7.069cm" svg:y="12.945cm" svg:viewBox="0 0 128 205" svg:d="M65 17c13 0 25 13 29 30l-69 90c-4-13-4-26-4-35 0-34 9-85 44-85zM65 0c-44 0-65 60-65 106 0 48 21 99 65 99 46 0 63-55 63-103 0-51-21-102-63-102zM103 64c4 13 4 30 4 42 0 40-13 78-42 78-14 0-27-9-31-26z">
            <text:p/>
          </draw:path>
          <draw:polygon draw:style-name="gr8" draw:text-style-name="P4" draw:layer="layout" svg:width="0.068cm" svg:height="0.199cm" svg:x="7.311cm" svg:y="12.946cm" svg:viewBox="0 0 69 200" draw:points="69,0 52,0 0,25 4,38 47,29 47,200 69,200">
            <text:p/>
          </draw:polygon>
          <draw:polygon draw:style-name="gr8" draw:text-style-name="P4" draw:layer="layout" svg:width="0.068cm" svg:height="0.199cm" svg:x="7.544cm" svg:y="12.946cm" svg:viewBox="0 0 69 200" draw:points="69,0 52,0 0,25 5,38 48,29 48,200 69,200">
            <text:p/>
          </draw:polygon>
          <draw:path draw:style-name="gr8" draw:text-style-name="P4" draw:layer="layout" svg:width="0.127cm" svg:height="0.203cm" svg:x="7.765cm" svg:y="12.946cm" svg:viewBox="0 0 128 204" svg:d="M64 16c12 0 25 13 34 30l-72 90c-5-12-5-26-5-35 0-34 13-85 43-85zM64 0c-43 0-64 59-64 106s26 98 64 98c47 0 64-55 64-103 0-51-22-101-64-101zM102 63c4 13 4 30 4 43 0 39-8 77-42 77-13 0-21-9-30-26z">
            <text:p/>
          </draw:path>
          <draw:path draw:style-name="gr8" draw:text-style-name="P4" draw:layer="layout" svg:width="0.149cm" svg:height="0.216cm" svg:x="6.988cm" svg:y="13.404cm" svg:viewBox="0 0 150 217" svg:d="M128 4c-12-4-29-4-43-4-51 0-85 30-85 81 0 43 26 72 60 72 12 0 25-4 43-12v59l-4 4h-22v13h73v-13h-17l-5-4v-174c0 0 0-9 0-22zM103 17v115c-14 0-22 5-31 5-25 0-42-22-42-60s17-64 51-64c4 0 14 0 22 4z">
            <text:p/>
          </draw:path>
          <draw:polygon draw:style-name="gr8" draw:text-style-name="P4" draw:layer="layout" svg:width="0.085cm" svg:height="0.161cm" svg:x="7.158cm" svg:y="13.472cm" svg:viewBox="0 0 86 162" draw:points="52,0 0,16 0,25 39,16 39,145 35,149 9,153 9,162 86,162 86,153 60,149 60,0">
            <text:p/>
          </draw:polygon>
          <draw:path draw:style-name="gr8" draw:text-style-name="P4" draw:layer="layout" svg:width="0.136cm" svg:height="0.191cm" svg:x="5.804cm" svg:y="14.307cm" svg:viewBox="0 0 137 192" svg:d="M34 167c60-47 94-74 94-112 0-33-26-55-59-55-35 0-61 22-61 38 0 13 4 17 17 17 4 0 9 0 13-4v-25c8-4 13-9 22-9 21 0 34 13 34 38 0 34-34 69-94 116v21h137v-25c-9 0-18 0-26 0z">
            <text:p/>
          </draw:path>
          <draw:line draw:style-name="gr13" draw:text-style-name="P1" draw:layer="layout" svg:x1="6.194cm" svg:y1="14.833cm" svg:x2="6.194cm" svg:y2="13.735cm">
            <text:p/>
          </draw:line>
          <draw:path draw:style-name="gr14" draw:text-style-name="P5" draw:layer="layout" svg:width="1.213cm" svg:height="0.386cm" svg:x="6.937cm" svg:y="13.959cm" svg:viewBox="0 0 1214 387" svg:d="M0 387h1169 4c34-29 51-84 34-131-13-47-60-78-76-128-13-47 0-98 38-128h-1169v387h5z">
            <text:p/>
          </draw:path>
          <draw:path draw:style-name="gr15" draw:text-style-name="P1" draw:layer="layout" svg:width="1.213cm" svg:height="0.386cm" svg:x="6.937cm" svg:y="13.959cm" svg:viewBox="0 0 1214 387" svg:d="M0 387h1169 4c34-29 51-84 34-131-13-47-60-78-76-128-13-47 0-98 38-128h-1169v387h5z">
            <text:p/>
          </draw:path>
          <draw:polygon draw:style-name="gr14" draw:text-style-name="P5" draw:layer="layout" svg:width="0.544cm" svg:height="0.463cm" svg:x="6.975cm" svg:y="14.362cm" svg:viewBox="0 0 545 464" draw:points="273,0 545,120 545,464 0,464 0,120">
            <text:p/>
          </draw:polygon>
          <draw:polygon draw:style-name="gr15" draw:text-style-name="P1" draw:layer="layout" svg:width="0.544cm" svg:height="0.463cm" svg:x="6.975cm" svg:y="14.362cm" svg:viewBox="0 0 545 464" draw:points="273,0 545,120 545,464 0,464 0,120">
            <text:p/>
          </draw:polygon>
          <draw:polygon draw:style-name="gr8" draw:text-style-name="P4" draw:layer="layout" svg:width="0.068cm" svg:height="0.2cm" svg:x="7.196cm" svg:y="14.044cm" svg:viewBox="0 0 69 201" draw:points="69,0 55,0 0,26 4,39 47,30 47,201 69,201">
            <text:p/>
          </draw:polygon>
          <draw:polygon draw:style-name="gr8" draw:text-style-name="P4" draw:layer="layout" svg:width="0.068cm" svg:height="0.2cm" svg:x="7.425cm" svg:y="14.044cm" svg:viewBox="0 0 69 201" draw:points="69,0 57,0 0,26 4,39 48,30 48,201 69,201">
            <text:p/>
          </draw:polygon>
          <draw:path draw:style-name="gr8" draw:text-style-name="P4" draw:layer="layout" svg:width="0.132cm" svg:height="0.204cm" svg:x="7.646cm" svg:y="14.044cm" svg:viewBox="0 0 133 205" svg:d="M68 17c13 0 21 13 30 31l-68 89c-4-13-9-26-9-34 0-34 13-86 47-86zM64 0c-38 0-64 61-64 107 0 47 26 98 68 98s65-55 65-102c0-51-27-103-69-103zM106 65c0 13 4 29 4 42 0 39-12 77-46 77-13 0-21-9-30-26z">
            <text:p/>
          </draw:path>
          <draw:path draw:style-name="gr8" draw:text-style-name="P4" draw:layer="layout" svg:width="0.149cm" svg:height="0.217cm" svg:x="7.107cm" svg:y="14.502cm" svg:viewBox="0 0 150 218" svg:d="M128 6c-18-6-30-6-43-6-55 0-85 31-85 82 0 42 21 68 59 68 13 0 26 0 43-9v60l-9 4h-17v13h74v-13h-17l-5-4v-174c0 0 0-9 0-21zM102 18v115c-13 0-21 4-30 4-29 0-46-21-46-59 0-39 21-64 50-64 9 0 13 0 26 4z">
            <text:p/>
          </draw:path>
          <draw:polygon draw:style-name="gr8" draw:text-style-name="P4" draw:layer="layout" svg:width="0.085cm" svg:height="0.161cm" svg:x="7.277cm" svg:y="14.57cm" svg:viewBox="0 0 86 162" draw:points="51,0 0,17 0,26 34,17 34,145 34,149 4,153 4,162 86,162 86,153 60,149 55,149 55,0">
            <text:p/>
          </draw:polygon>
          <draw:line draw:style-name="gr13" draw:text-style-name="P1" draw:layer="layout" svg:x1="9.862cm" svg:y1="11.529cm" svg:x2="13.7cm" svg:y2="11.529cm">
            <text:p/>
          </draw:line>
          <draw:path draw:style-name="gr8" draw:text-style-name="P4" draw:layer="layout" svg:width="0.157cm" svg:height="0.242cm" svg:x="10.588cm" svg:y="12.114cm" svg:viewBox="0 0 158 243" svg:d="M98 115c35-9 52-30 52-56 0-33-26-59-69-59s-76 26-76 47c0 12 8 17 21 17 4 0 8 0 12-5v-29c13-9 22-13 35-13 25 0 47 21 47 47 0 29-22 46-56 46-4 0-4 0-9 0v17c9 0 13 0 18 0 33 0 56 17 56 47 0 31-27 56-56 56-13 0-22-4-30-8l-13-31c-4-4-9-4-9-4-12 0-21 8-21 18 0 21 30 38 68 38 56 0 90-30 90-69 0-34-21-55-60-59z">
            <text:p/>
          </draw:path>
          <draw:line draw:style-name="gr13" draw:text-style-name="P1" draw:layer="layout" svg:x1="11.008cm" svg:y1="12.636cm" svg:x2="11.008cm" svg:y2="11.537cm">
            <text:p/>
          </draw:line>
          <draw:path draw:style-name="gr14" draw:text-style-name="P5" draw:layer="layout" svg:width="0.982cm" svg:height="0.386cm" svg:x="11.866cm" svg:y="11.762cm" svg:viewBox="0 0 983 387" svg:d="M0 387h939 5c34-30 46-81 34-127-17-51-64-81-81-132-13-46 0-98 42-128h-939v387h4z">
            <text:p/>
          </draw:path>
          <draw:path draw:style-name="gr15" draw:text-style-name="P1" draw:layer="layout" svg:width="0.982cm" svg:height="0.386cm" svg:x="11.866cm" svg:y="11.762cm" svg:viewBox="0 0 983 387" svg:d="M0 387h939 5c34-30 46-81 34-127-17-51-64-81-81-132-13-46 0-98 42-128h-939v387h4z">
            <text:p/>
          </draw:path>
          <draw:polygon draw:style-name="gr14" draw:text-style-name="P5" draw:layer="layout" svg:width="0.539cm" svg:height="0.458cm" svg:x="11.909cm" svg:y="12.169cm" svg:viewBox="0 0 540 459" draw:points="268,0 540,115 540,459 0,459 0,115">
            <text:p/>
          </draw:polygon>
          <draw:polygon draw:style-name="gr15" draw:text-style-name="P1" draw:layer="layout" svg:width="0.539cm" svg:height="0.458cm" svg:x="11.909cm" svg:y="12.169cm" svg:viewBox="0 0 540 459" draw:points="268,0 540,115 540,459 0,459 0,115">
            <text:p/>
          </draw:polygon>
          <draw:polygon draw:style-name="gr8" draw:text-style-name="P4" draw:layer="layout" svg:width="0.067cm" svg:height="0.199cm" svg:x="12.13cm" svg:y="11.847cm" svg:viewBox="0 0 68 200" draw:points="68,0 51,0 0,25 4,38 43,30 43,200 68,200">
            <text:p/>
          </draw:polygon>
          <draw:path draw:style-name="gr8" draw:text-style-name="P4" draw:layer="layout" svg:width="0.127cm" svg:height="0.203cm" svg:x="12.346cm" svg:y="11.847cm" svg:viewBox="0 0 128 204" svg:d="M64 17c12 0 21 13 29 30l-68 89c-4-13-4-26-4-34 0-34 9-85 43-85zM64 0c-43 0-64 59-64 106s21 98 64 98c42 0 64-56 64-102 0-51-22-102-64-102zM102 64c4 12 4 29 4 42 0 38-13 76-42 76-13 0-26-8-30-25z">
            <text:p/>
          </draw:path>
          <draw:path draw:style-name="gr8" draw:text-style-name="P4" draw:layer="layout" svg:width="0.149cm" svg:height="0.216cm" svg:x="12.036cm" svg:y="12.305cm" svg:viewBox="0 0 150 217" svg:d="M128 4c-17-4-29-4-42-4-52 0-86 30-86 82 0 42 26 72 59 72 13 0 27-5 44-13v59l-4 5h-23v12h74v-12h-17l-5-5v-175c0 0 0-8 0-21zM103 17v115c-13 0-21 5-31 5-30 0-46-21-46-60s21-64 50-64c10 0 19 0 27 4z">
            <text:p/>
          </draw:path>
          <draw:path draw:style-name="gr8" draw:text-style-name="P4" draw:layer="layout" svg:width="0.11cm" svg:height="0.161cm" svg:x="12.193cm" svg:y="12.373cm" svg:viewBox="0 0 111 162" svg:d="M26 145c51-42 81-69 81-98 0-30-21-47-51-47s-52 17-52 34c0 8 4 13 13 13 4 0 9 0 13-5v-25c4-4 13-4 22-4 17 0 30 12 30 34 0 33-30 60-82 102v13h111v-38h-12l-5 21z">
            <text:p/>
          </draw:path>
          <draw:path draw:style-name="gr8" draw:text-style-name="P4" draw:layer="layout" svg:width="0.174cm" svg:height="0.246cm" svg:x="10.58cm" svg:y="13.213cm" svg:viewBox="0 0 175 247" svg:d="M114 0l-114 144v21h110v82h27v-82h38v-21h-38v-144zM110 34v110h-89z">
            <text:p/>
          </draw:path>
          <draw:line draw:style-name="gr13" draw:text-style-name="P1" draw:layer="layout" svg:x1="11.008cm" svg:y1="13.735cm" svg:x2="11.008cm" svg:y2="12.636cm">
            <text:p/>
          </draw:line>
          <draw:path draw:style-name="gr14" draw:text-style-name="P5" draw:layer="layout" svg:width="0.748cm" svg:height="0.386cm" svg:x="11.985cm" svg:y="12.861cm" svg:viewBox="0 0 749 387" svg:d="M0 387h706 4c34-34 47-85 34-132-17-46-64-80-76-127-17-48 0-98 38-128h-706v387h4z">
            <text:p/>
          </draw:path>
          <draw:path draw:style-name="gr15" draw:text-style-name="P1" draw:layer="layout" svg:width="0.748cm" svg:height="0.386cm" svg:x="11.985cm" svg:y="12.861cm" svg:viewBox="0 0 749 387" svg:d="M0 387h706 4c34-34 47-85 34-132-17-46-64-80-76-127-17-48 0-98 38-128h-706v387h4z">
            <text:p/>
          </draw:path>
          <draw:polygon draw:style-name="gr14" draw:text-style-name="P5" draw:layer="layout" svg:width="0.544cm" svg:height="0.462cm" svg:x="12.023cm" svg:y="13.264cm" svg:viewBox="0 0 545 463" draw:points="273,0 545,114 545,463 0,463 0,114">
            <text:p/>
          </draw:polygon>
          <draw:polygon draw:style-name="gr15" draw:text-style-name="P1" draw:layer="layout" svg:width="0.544cm" svg:height="0.462cm" svg:x="12.023cm" svg:y="13.264cm" svg:viewBox="0 0 545 463" draw:points="273,0 545,114 545,463 0,463 0,114">
            <text:p/>
          </draw:polygon>
          <draw:path draw:style-name="gr8" draw:text-style-name="P4" draw:layer="layout" svg:width="0.132cm" svg:height="0.203cm" svg:x="12.231cm" svg:y="12.946cm" svg:viewBox="0 0 133 204" svg:d="M64 16c17 0 26 13 34 30l-72 90c-4-12-4-26-4-35 0-34 12-85 42-85zM64 0c-42 0-64 59-64 106s26 98 64 98c47 0 69-55 69-103 0-51-27-101-69-101zM102 63c4 13 9 30 9 43 0 39-13 77-47 77-13 0-21-9-30-26z">
            <text:p/>
          </draw:path>
          <draw:path draw:style-name="gr8" draw:text-style-name="P4" draw:layer="layout" svg:width="0.148cm" svg:height="0.216cm" svg:x="12.151cm" svg:y="13.404cm" svg:viewBox="0 0 149 217" svg:d="M132 4c-17-4-35-4-47-4-51 0-85 30-85 81 0 43 25 72 59 72 13 0 30-4 43-12v59l-5 4h-17v13h69v-13h-13l-8-4v-174c0 0 0-9 4-22zM102 17v115c-13 0-22 5-26 5-30 0-47-22-47-60s21-64 51-64c5 0 13 0 22 4z">
            <text:p/>
          </draw:path>
          <draw:path draw:style-name="gr8" draw:text-style-name="P4" draw:layer="layout" svg:width="0.106cm" svg:height="0.165cm" svg:x="12.308cm" svg:y="13.472cm" svg:viewBox="0 0 107 166" svg:d="M68 76c21-4 35-17 35-38 0-22-18-38-48-38s-51 16-51 29c0 9 9 13 13 13s8 0 12 0v-21c5-9 13-9 22-9 17 0 29 13 29 30 0 21-12 30-38 30h-4v17c4-5 8-5 13-5 21 0 34 13 34 30 0 22-13 39-34 39-9 0-17 0-22-4l-8-21h-4c-9 0-17 4-17 13 0 8 21 25 46 25 39 0 61-21 61-52 0-21-14-34-39-38z">
            <text:p/>
          </draw:path>
          <draw:path draw:style-name="gr8" draw:text-style-name="P4" draw:layer="layout" svg:width="0.152cm" svg:height="0.237cm" svg:x="10.593cm" svg:y="14.316cm" svg:viewBox="0 0 153 238" svg:d="M16 0v115c9 0 17 0 31 0 51 0 77 17 77 51s-26 59-55 59c-9 0-18-4-27-4l-13-29c-4-5-8-5-8-5-13 0-21 9-21 22 0 16 25 29 60 29 59 0 93-34 93-76 0-43-29-68-76-68-13 0-21 0-35 4v-73h103v-25z">
            <text:p/>
          </draw:path>
          <draw:line draw:style-name="gr13" draw:text-style-name="P1" draw:layer="layout" svg:x1="11.008cm" svg:y1="14.833cm" svg:x2="11.008cm" svg:y2="13.735cm">
            <text:p/>
          </draw:line>
          <draw:path draw:style-name="gr14" draw:text-style-name="P5" draw:layer="layout" svg:width="0.664cm" svg:height="0.386cm" svg:x="12.027cm" svg:y="13.959cm" svg:viewBox="0 0 665 387" svg:d="M0 387h621 5c34-34 46-84 34-131-18-47-64-82-77-128-17-47 0-98 38-128h-621v387h5z">
            <text:p/>
          </draw:path>
          <draw:path draw:style-name="gr15" draw:text-style-name="P1" draw:layer="layout" svg:width="0.664cm" svg:height="0.386cm" svg:x="12.027cm" svg:y="13.959cm" svg:viewBox="0 0 665 387" svg:d="M0 387h621 5c34-34 46-84 34-131-18-47-64-82-77-128-17-47 0-98 38-128h-621v387h5z">
            <text:p/>
          </draw:path>
          <draw:polygon draw:style-name="gr14" draw:text-style-name="P5" draw:layer="layout" svg:width="0.543cm" svg:height="0.463cm" svg:x="12.066cm" svg:y="14.362cm" svg:viewBox="0 0 544 464" draw:points="272,0 544,120 544,464 0,464 0,120">
            <text:p/>
          </draw:polygon>
          <draw:polygon draw:style-name="gr15" draw:text-style-name="P1" draw:layer="layout" svg:width="0.543cm" svg:height="0.463cm" svg:x="12.066cm" svg:y="14.362cm" svg:viewBox="0 0 544 464" draw:points="272,0 544,120 544,464 0,464 0,120">
            <text:p/>
          </draw:polygon>
          <draw:path draw:style-name="gr8" draw:text-style-name="P4" draw:layer="layout" svg:width="0.149cm" svg:height="0.217cm" svg:x="12.193cm" svg:y="14.502cm" svg:viewBox="0 0 150 218" svg:d="M133 6c-17-6-34-6-47-6-52 0-86 31-86 82 0 42 26 68 60 68 13 0 30 0 43-9v60l-4 4h-17v13h68v-13h-13l-8-4v-174c0 0 0-9 4-21zM103 18v115c-9 0-21 4-26 4-30 0-47-21-47-59 0-39 21-64 52-64 4 0 12 0 21 4z">
            <text:p/>
          </draw:path>
          <draw:path draw:style-name="gr8" draw:text-style-name="P4" draw:layer="layout" svg:width="0.11cm" svg:height="0.166cm" svg:x="12.35cm" svg:y="14.57cm" svg:viewBox="0 0 111 167" svg:d="M68 78c21-5 34-17 34-39 0-21-17-39-47-39-29 0-51 18-51 31 0 8 9 13 13 13s9 0 13 0v-26c4-5 12-5 21-5 17 0 30 14 30 31 0 21-13 29-39 29h-4v17c4-4 9-4 13-4 26 0 34 13 34 30 0 21-13 38-34 38-9 0-17 0-21-4l-9-22h-4c-8 0-17 5-17 13 0 9 21 26 47 26 38 0 64-21 64-51 0-22-17-34-43-38z">
            <text:p/>
          </draw:path>
          <draw:frame draw:style-name="gr16" draw:text-style-name="P6" draw:layer="layout" svg:width="4.5cm" svg:height="1.073cm" svg:x="4.8cm" svg:y="11cm">
            <draw:text-box>
              <text:p><text:span text:style-name="T1">Passo <text:s text:c="2"/>Configuração</text:span></text:p>
            </draw:text-box>
          </draw:frame>
          <draw:frame draw:style-name="gr16" draw:text-style-name="P6" draw:layer="layout" svg:width="4.5cm" svg:height="1.073cm" svg:x="9.6cm" svg:y="11.001cm">
            <draw:text-box>
              <text:p><text:span text:style-name="T1">Passo <text:s text:c="2"/>Configuração</text:span></text:p>
            </draw:text-box>
          </draw:frame>
        </draw:g>
      </draw:page>
      <draw:page draw:name="page4" draw:style-name="dp1" draw:master-page-name="Padrão">
        <draw:g>
          <draw:line draw:style-name="gr1" draw:text-style-name="P1" draw:layer="layout" svg:x1="7.738cm" svg:y1="2.659cm" svg:x2="6.626cm" svg:y2="2.659cm">
            <text:p/>
          </draw:line>
          <draw:polygon draw:style-name="gr2" draw:text-style-name="P2" draw:layer="layout" svg:width="0.234cm" svg:height="0.128cm" svg:x="7.738cm" svg:y="2.595cm" svg:viewBox="0 0 235 129" draw:points="235,65 0,0 0,129">
            <text:p/>
          </draw:polygon>
          <draw:polygon draw:style-name="gr3" draw:text-style-name="P1" draw:layer="layout" svg:width="0.234cm" svg:height="0.128cm" svg:x="7.738cm" svg:y="2.595cm" svg:viewBox="0 0 235 129" draw:points="235,65 0,0 0,129">
            <text:p/>
          </draw:polygon>
          <draw:line draw:style-name="gr1" draw:text-style-name="P1" draw:layer="layout" svg:x1="9.662cm" svg:y1="2.659cm" svg:x2="8.554cm" svg:y2="2.659cm">
            <text:p/>
          </draw:line>
          <draw:polygon draw:style-name="gr2" draw:text-style-name="P2" draw:layer="layout" svg:width="0.233cm" svg:height="0.128cm" svg:x="9.662cm" svg:y="2.595cm" svg:viewBox="0 0 234 129" draw:points="234,65 0,0 0,129">
            <text:p/>
          </draw:polygon>
          <draw:polygon draw:style-name="gr3" draw:text-style-name="P1" draw:layer="layout" svg:width="0.233cm" svg:height="0.128cm" svg:x="9.662cm" svg:y="2.595cm" svg:viewBox="0 0 234 129" draw:points="234,65 0,0 0,129">
            <text:p/>
          </draw:polygon>
          <draw:path draw:style-name="gr1" draw:text-style-name="P1" draw:layer="layout" svg:width="0.577cm" svg:height="0.452cm" svg:x="10.439cm" svg:y="2.434cm" svg:viewBox="0 0 578 453" svg:d="M220 4c192-25 358 60 358 222 0 225-311 301-578 144">
            <text:p/>
          </draw:path>
          <draw:path draw:style-name="gr2" draw:text-style-name="P2" draw:layer="layout" svg:width="0.225cm" svg:height="0.136cm" svg:x="10.439cm" svg:y="2.379cm" svg:viewBox="0 0 226 137" svg:d="M0 137c81-22 158-30 226-22l-13-115c-72 25-150 73-213 137z">
            <text:p/>
          </draw:path>
          <draw:path draw:style-name="gr3" draw:text-style-name="P1" draw:layer="layout" svg:width="0.225cm" svg:height="0.136cm" svg:x="10.439cm" svg:y="2.379cm" svg:viewBox="0 0 226 137" svg:d="M0 137c81-22 158-30 226-22l-13-115c-72 25-150 73-213 137z">
            <text:p/>
          </draw:path>
          <draw:line draw:style-name="gr1" draw:text-style-name="P1" draw:layer="layout" svg:x1="7.738cm" svg:y1="4.296cm" svg:x2="6.626cm" svg:y2="4.296cm">
            <text:p/>
          </draw:line>
          <draw:polygon draw:style-name="gr2" draw:text-style-name="P2" draw:layer="layout" svg:width="0.234cm" svg:height="0.123cm" svg:x="7.738cm" svg:y="4.233cm" svg:viewBox="0 0 235 124" draw:points="235,63 0,0 0,124">
            <text:p/>
          </draw:polygon>
          <draw:polygon draw:style-name="gr3" draw:text-style-name="P1" draw:layer="layout" svg:width="0.234cm" svg:height="0.123cm" svg:x="7.738cm" svg:y="4.233cm" svg:viewBox="0 0 235 124" draw:points="235,63 0,0 0,124">
            <text:p/>
          </draw:polygon>
          <draw:path draw:style-name="gr1" draw:text-style-name="P1" draw:layer="layout" svg:width="0.149cm" svg:height="0.921cm" svg:x="6.04cm" svg:y="2.909cm" svg:viewBox="0 0 150 922" svg:d="M56 922c-98-301-68-638 94-922">
            <text:p/>
          </draw:path>
          <draw:path draw:style-name="gr2" draw:text-style-name="P2" draw:layer="layout" svg:width="0.153cm" svg:height="0.229cm" svg:x="6.036cm" svg:y="3.813cm" svg:viewBox="0 0 154 230" svg:d="M154 230c-21-77-34-153-38-230l-116 38c44 69 99 132 154 192z">
            <text:p/>
          </draw:path>
          <draw:path draw:style-name="gr3" draw:text-style-name="P1" draw:layer="layout" svg:width="0.153cm" svg:height="0.229cm" svg:x="6.036cm" svg:y="3.813cm" svg:viewBox="0 0 154 230" svg:d="M154 230c-21-77-34-153-38-230l-116 38c44 69 99 132 154 192z">
            <text:p/>
          </draw:path>
          <draw:path draw:style-name="gr1" draw:text-style-name="P1" draw:layer="layout" svg:width="0.151cm" svg:height="0.916cm" svg:x="6.482cm" svg:y="3.126cm" svg:viewBox="0 0 152 917" svg:d="M93 0c103 302 69 637-93 917">
            <text:p/>
          </draw:path>
          <draw:path draw:style-name="gr2" draw:text-style-name="P2" draw:layer="layout" svg:width="0.153cm" svg:height="0.233cm" svg:x="6.482cm" svg:y="2.909cm" svg:viewBox="0 0 154 234" svg:d="M0 0c21 81 34 157 39 234l115-38c-43-69-94-137-154-196z">
            <text:p/>
          </draw:path>
          <draw:path draw:style-name="gr3" draw:text-style-name="P1" draw:layer="layout" svg:width="0.153cm" svg:height="0.233cm" svg:x="6.482cm" svg:y="2.909cm" svg:viewBox="0 0 154 234" svg:d="M0 0c21 81 34 157 39 234l115-38c-43-69-94-137-154-196z">
            <text:p/>
          </draw:path>
          <draw:line draw:style-name="gr1" draw:text-style-name="P1" draw:layer="layout" svg:x1="9.662cm" svg:y1="4.296cm" svg:x2="8.554cm" svg:y2="4.296cm">
            <text:p/>
          </draw:line>
          <draw:polygon draw:style-name="gr2" draw:text-style-name="P2" draw:layer="layout" svg:width="0.233cm" svg:height="0.123cm" svg:x="9.662cm" svg:y="4.233cm" svg:viewBox="0 0 234 124" draw:points="234,63 0,0 0,124">
            <text:p/>
          </draw:polygon>
          <draw:polygon draw:style-name="gr3" draw:text-style-name="P1" draw:layer="layout" svg:width="0.233cm" svg:height="0.123cm" svg:x="9.662cm" svg:y="4.233cm" svg:viewBox="0 0 234 124" draw:points="234,63 0,0 0,124">
            <text:p/>
          </draw:polygon>
          <draw:path draw:style-name="gr1" draw:text-style-name="P1" draw:layer="layout" svg:width="0.152cm" svg:height="0.921cm" svg:x="7.964cm" svg:y="2.909cm" svg:viewBox="0 0 153 922" svg:d="M55 922c-98-301-64-638 98-922">
            <text:p/>
          </draw:path>
          <draw:path draw:style-name="gr2" draw:text-style-name="P2" draw:layer="layout" svg:width="0.153cm" svg:height="0.229cm" svg:x="7.963cm" svg:y="3.813cm" svg:viewBox="0 0 154 230" svg:d="M154 230c-21-77-34-153-38-230l-116 38c43 69 95 132 154 192z">
            <text:p/>
          </draw:path>
          <draw:path draw:style-name="gr3" draw:text-style-name="P1" draw:layer="layout" svg:width="0.153cm" svg:height="0.229cm" svg:x="7.963cm" svg:y="3.813cm" svg:viewBox="0 0 154 230" svg:d="M154 230c-21-77-34-153-38-230l-116 38c43 69 95 132 154 192z">
            <text:p/>
          </draw:path>
          <draw:path draw:style-name="gr1" draw:text-style-name="P1" draw:layer="layout" svg:width="0.153cm" svg:height="0.916cm" svg:x="8.405cm" svg:y="3.126cm" svg:viewBox="0 0 154 917" svg:d="M98 0c98 302 69 637-98 917">
            <text:p/>
          </draw:path>
          <draw:path draw:style-name="gr2" draw:text-style-name="P2" draw:layer="layout" svg:width="0.157cm" svg:height="0.233cm" svg:x="8.405cm" svg:y="2.909cm" svg:viewBox="0 0 158 234" svg:d="M0 0c21 81 34 157 43 234l115-38c-47-69-98-137-158-196z">
            <text:p/>
          </draw:path>
          <draw:path draw:style-name="gr3" draw:text-style-name="P1" draw:layer="layout" svg:width="0.157cm" svg:height="0.233cm" svg:x="8.405cm" svg:y="2.909cm" svg:viewBox="0 0 158 234" svg:d="M0 0c21 81 34 157 43 234l115-38c-47-69-98-137-158-196z">
            <text:p/>
          </draw:path>
          <draw:path draw:style-name="gr1" draw:text-style-name="P1" draw:layer="layout" svg:width="0.577cm" svg:height="0.453cm" svg:x="10.439cm" svg:y="4.067cm" svg:viewBox="0 0 578 454" svg:d="M220 4c192-25 358 60 358 225 0 222-311 298-578 145">
            <text:p/>
          </draw:path>
          <draw:path draw:style-name="gr2" draw:text-style-name="P2" draw:layer="layout" svg:width="0.225cm" svg:height="0.132cm" svg:x="10.439cm" svg:y="4.016cm" svg:viewBox="0 0 226 133" svg:d="M0 133c81-22 158-26 226-17l-13-116c-72 26-150 68-213 133z">
            <text:p/>
          </draw:path>
          <draw:path draw:style-name="gr3" draw:text-style-name="P1" draw:layer="layout" svg:width="0.225cm" svg:height="0.132cm" svg:x="10.439cm" svg:y="4.016cm" svg:viewBox="0 0 226 133" svg:d="M0 133c81-22 158-26 226-17l-13-116c-72 26-150 68-213 133z">
            <text:p/>
          </draw:path>
          <draw:path draw:style-name="gr1" draw:text-style-name="P1" draw:layer="layout" svg:width="0.15cm" svg:height="0.921cm" svg:x="9.89cm" svg:y="2.909cm" svg:viewBox="0 0 151 922" svg:d="M56 922c-97-301-68-638 95-922">
            <text:p/>
          </draw:path>
          <draw:path draw:style-name="gr2" draw:text-style-name="P2" draw:layer="layout" svg:width="0.153cm" svg:height="0.229cm" svg:x="9.887cm" svg:y="3.813cm" svg:viewBox="0 0 154 230" svg:d="M154 230c-22-77-35-153-40-230l-114 38c42 69 98 132 154 192z">
            <text:p/>
          </draw:path>
          <draw:path draw:style-name="gr3" draw:text-style-name="P1" draw:layer="layout" svg:width="0.153cm" svg:height="0.229cm" svg:x="9.887cm" svg:y="3.813cm" svg:viewBox="0 0 154 230" svg:d="M154 230c-22-77-35-153-40-230l-114 38c42 69 98 132 154 192z">
            <text:p/>
          </draw:path>
          <draw:path draw:style-name="gr1" draw:text-style-name="P1" draw:layer="layout" svg:width="0.152cm" svg:height="0.916cm" svg:x="10.332cm" svg:y="3.126cm" svg:viewBox="0 0 153 917" svg:d="M95 0c102 302 68 637-95 917">
            <text:p/>
          </draw:path>
          <draw:path draw:style-name="gr2" draw:text-style-name="P2" draw:layer="layout" svg:width="0.153cm" svg:height="0.233cm" svg:x="10.332cm" svg:y="2.909cm" svg:viewBox="0 0 154 234" svg:d="M0 0c22 81 35 157 39 234l115-38c-43-69-94-137-154-196z">
            <text:p/>
          </draw:path>
          <draw:path draw:style-name="gr3" draw:text-style-name="P1" draw:layer="layout" svg:width="0.153cm" svg:height="0.233cm" svg:x="10.332cm" svg:y="2.909cm" svg:viewBox="0 0 154 234" svg:d="M0 0c22 81 35 157 39 234l115-38c-43-69-94-137-154-196z">
            <text:p/>
          </draw:path>
          <draw:path draw:style-name="gr2" draw:text-style-name="P2" draw:layer="layout" svg:width="0.581cm" svg:height="0.581cm" svg:x="6.045cm" svg:y="2.37cm" svg:viewBox="0 0 582 582" svg:d="M582 289c0-161-127-289-288-289-163 0-294 128-294 289s131 293 294 293c161 0 288-132 288-293z">
            <text:p/>
          </draw:path>
          <draw:path draw:style-name="gr4" draw:text-style-name="P1" draw:layer="layout" svg:width="0.581cm" svg:height="0.581cm" svg:x="6.045cm" svg:y="2.37cm" svg:viewBox="0 0 582 582" svg:d="M582 289c0-161-127-289-288-289-163 0-294 128-294 289s131 293 294 293c161 0 288-132 288-293z">
            <text:p/>
          </draw:path>
          <draw:path draw:style-name="gr2" draw:text-style-name="P2" draw:layer="layout" svg:width="0.582cm" svg:height="0.581cm" svg:x="7.972cm" svg:y="2.37cm" svg:viewBox="0 0 583 582" svg:d="M583 289c0-161-132-289-293-289-162 0-290 128-290 289s128 293 290 293c161 0 293-132 293-293z">
            <text:p/>
          </draw:path>
          <draw:path draw:style-name="gr4" draw:text-style-name="P1" draw:layer="layout" svg:width="0.582cm" svg:height="0.581cm" svg:x="7.972cm" svg:y="2.37cm" svg:viewBox="0 0 583 582" svg:d="M583 289c0-161-132-289-293-289-162 0-290 128-290 289s128 293 290 293c161 0 293-132 293-293z">
            <text:p/>
          </draw:path>
          <draw:path draw:style-name="gr2" draw:text-style-name="P2" draw:layer="layout" svg:width="0.582cm" svg:height="0.581cm" svg:x="9.895cm" svg:y="2.37cm" svg:viewBox="0 0 583 582" svg:d="M583 289c0-161-128-289-290-289-161 0-293 128-293 289s132 293 293 293c162 0 290-132 290-293z">
            <text:p/>
          </draw:path>
          <draw:path draw:style-name="gr5" draw:text-style-name="P1" draw:layer="layout" svg:width="0.582cm" svg:height="0.581cm" svg:x="9.895cm" svg:y="2.37cm" svg:viewBox="0 0 583 582" svg:d="M583 289c0-161-128-289-290-289-161 0-293 128-293 289s132 293 293 293c162 0 290-132 290-293z">
            <text:p/>
          </draw:path>
          <draw:path draw:style-name="gr6" draw:text-style-name="P1" draw:layer="layout" svg:width="0.582cm" svg:height="0.581cm" svg:x="9.895cm" svg:y="2.37cm" svg:viewBox="0 0 583 582" svg:d="M583 289c0-161-128-289-290-289-161 0-293 128-293 289s132 293 293 293c162 0 290-132 290-293z">
            <text:p/>
          </draw:path>
          <draw:path draw:style-name="gr2" draw:text-style-name="P2" draw:layer="layout" svg:width="0.581cm" svg:height="0.582cm" svg:x="6.045cm" svg:y="4.003cm" svg:viewBox="0 0 582 583" svg:d="M582 294c0-161-127-294-288-294-163 0-294 133-294 294 0 157 131 289 294 289 161 0 288-132 288-289z">
            <text:p/>
          </draw:path>
          <draw:path draw:style-name="gr4" draw:text-style-name="P1" draw:layer="layout" svg:width="0.581cm" svg:height="0.582cm" svg:x="6.045cm" svg:y="4.003cm" svg:viewBox="0 0 582 583" svg:d="M582 294c0-161-127-294-288-294-163 0-294 133-294 294 0 157 131 289 294 289 161 0 288-132 288-289z">
            <text:p/>
          </draw:path>
          <draw:path draw:style-name="gr2" draw:text-style-name="P2" draw:layer="layout" svg:width="0.582cm" svg:height="0.582cm" svg:x="7.972cm" svg:y="4.003cm" svg:viewBox="0 0 583 583" svg:d="M583 294c0-161-132-294-293-294-162 0-290 133-290 294 0 157 128 289 290 289 161 0 293-132 293-289z">
            <text:p/>
          </draw:path>
          <draw:path draw:style-name="gr4" draw:text-style-name="P1" draw:layer="layout" svg:width="0.582cm" svg:height="0.582cm" svg:x="7.972cm" svg:y="4.003cm" svg:viewBox="0 0 583 583" svg:d="M583 294c0-161-132-294-293-294-162 0-290 133-290 294 0 157 128 289 290 289 161 0 293-132 293-289z">
            <text:p/>
          </draw:path>
          <draw:path draw:style-name="gr2" draw:text-style-name="P2" draw:layer="layout" svg:width="0.582cm" svg:height="0.582cm" svg:x="9.895cm" svg:y="4.003cm" svg:viewBox="0 0 583 583" svg:d="M583 294c0-161-128-294-290-294-161 0-293 133-293 294 0 157 132 289 293 289 162 0 290-132 290-289z">
            <text:p/>
          </draw:path>
          <draw:path draw:style-name="gr4" draw:text-style-name="P1" draw:layer="layout" svg:width="0.582cm" svg:height="0.582cm" svg:x="9.895cm" svg:y="4.003cm" svg:viewBox="0 0 583 583" svg:d="M583 294c0-161-128-294-290-294-161 0-293 133-293 294 0 157 132 289 293 289 162 0 290-132 290-289z">
            <text:p/>
          </draw:path>
          <draw:path draw:style-name="gr7" draw:text-style-name="P3" draw:layer="layout" svg:width="0.081cm" svg:height="0.131cm" svg:x="7.263cm" svg:y="2.714cm" svg:viewBox="0 0 82 132" svg:d="M38 13c9 0 17 8 23 17l-44 60c-4-9-4-18-4-22 0-21 8-55 25-55zM38 0c-25 0-38 38-38 68 0 31 13 64 38 64 31 0 44-38 44-64 0-34-17-68-44-68zM65 42c0 9 4 17 4 26 0 26-8 52-31 52-8 0-13-9-17-17z">
            <text:p/>
          </draw:path>
          <draw:path draw:style-name="gr7" draw:text-style-name="P3" draw:layer="layout" svg:width="0.081cm" svg:height="0.131cm" svg:x="9.186cm" svg:y="2.714cm" svg:viewBox="0 0 82 132" svg:d="M38 13c9 0 17 8 23 17l-48 60c0-9 0-18 0-22 0-21 4-55 25-55zM38 0c-25 0-38 38-38 68 0 31 13 64 38 64 31 0 44-38 44-64 0-34-17-68-44-68zM65 42c0 9 0 17 0 26 0 26-4 52-27 52-8 0-12-9-17-17z">
            <text:p/>
          </draw:path>
          <draw:path draw:style-name="gr7" draw:text-style-name="P3" draw:layer="layout" svg:width="0.081cm" svg:height="0.128cm" svg:x="11.088cm" svg:y="2.595cm" svg:viewBox="0 0 82 129" svg:d="M43 13c8 0 12 4 17 17l-43 56c-4-8-4-17-4-21 0-21 8-52 30-52zM38 0c-25 0-38 34-38 65 0 34 17 64 43 64 25 0 39-35 39-64 0-35-14-65-44-65zM64 44c4 4 4 12 4 21 0 25-8 51-30 51-4 0-12-9-17-17z">
            <text:p/>
          </draw:path>
          <draw:path draw:style-name="gr7" draw:text-style-name="P3" draw:layer="layout" svg:width="0.081cm" svg:height="0.128cm" svg:x="7.263cm" svg:y="4.351cm" svg:viewBox="0 0 82 129" svg:d="M38 13c9 0 17 9 23 17l-44 56c-4-8-4-13-4-21 0-22 8-52 25-52zM38 0c-25 0-38 38-38 69 0 30 13 60 38 60 31 0 44-34 44-64 0-31-17-65-44-65zM65 43c0 8 4 18 4 26 0 21-8 47-31 47-8 0-13-4-17-17z">
            <text:p/>
          </draw:path>
          <draw:polygon draw:style-name="gr7" draw:text-style-name="P3" draw:layer="layout" svg:width="0.043cm" svg:height="0.123cm" svg:x="5.9cm" svg:y="3.414cm" svg:viewBox="0 0 44 124" draw:points="44,0 35,0 0,17 4,25 31,17 31,124 44,124">
            <text:p/>
          </draw:polygon>
          <draw:polygon draw:style-name="gr7" draw:text-style-name="P3" draw:layer="layout" svg:width="0.042cm" svg:height="0.123cm" svg:x="6.707cm" svg:y="3.414cm" svg:viewBox="0 0 43 124" draw:points="43,0 35,0 0,17 4,25 30,17 30,124 43,124">
            <text:p/>
          </draw:polygon>
          <draw:path draw:style-name="gr7" draw:text-style-name="P3" draw:layer="layout" svg:width="0.081cm" svg:height="0.128cm" svg:x="9.186cm" svg:y="4.351cm" svg:viewBox="0 0 82 129" svg:d="M38 13c9 0 17 9 23 17l-48 56c0-8 0-13 0-21 0-22 4-52 25-52zM38 0c-25 0-38 38-38 69 0 30 13 60 38 60 31 0 44-34 44-64 0-31-17-65-44-65zM65 43c0 8 0 18 0 26 0 21-4 47-27 47-8 0-12-4-17-17z">
            <text:p/>
          </draw:path>
          <draw:polygon draw:style-name="gr7" draw:text-style-name="P3" draw:layer="layout" svg:width="0.042cm" svg:height="0.123cm" svg:x="7.828cm" svg:y="3.414cm" svg:viewBox="0 0 43 124" draw:points="43,0 30,0 0,17 0,25 25,17 25,124 43,124">
            <text:p/>
          </draw:polygon>
          <draw:polygon draw:style-name="gr7" draw:text-style-name="P3" draw:layer="layout" svg:width="0.043cm" svg:height="0.123cm" svg:x="8.634cm" svg:y="3.414cm" svg:viewBox="0 0 44 124" draw:points="44,0 35,0 0,17 4,25 31,17 31,124 44,124">
            <text:p/>
          </draw:polygon>
          <draw:path draw:style-name="gr7" draw:text-style-name="P3" draw:layer="layout" svg:width="0.081cm" svg:height="0.132cm" svg:x="11.088cm" svg:y="4.228cm" svg:viewBox="0 0 82 133" svg:d="M43 14c8 0 12 9 17 17l-43 60c-4-9-4-18-4-26 0-21 8-51 30-51zM38 0c-25 0-38 39-38 69s17 64 43 64c25 0 39-38 39-68s-14-65-44-65zM64 44c4 8 4 17 4 25 0 26-8 51-30 51-4 0-12-8-17-17z">
            <text:p/>
          </draw:path>
          <draw:polygon draw:style-name="gr7" draw:text-style-name="P3" draw:layer="layout" svg:width="0.042cm" svg:height="0.123cm" svg:x="9.751cm" svg:y="3.414cm" svg:viewBox="0 0 43 124" draw:points="43,0 30,0 0,17 0,25 25,17 25,124 43,124">
            <text:p/>
          </draw:polygon>
          <draw:polygon draw:style-name="gr7" draw:text-style-name="P3" draw:layer="layout" svg:width="0.042cm" svg:height="0.123cm" svg:x="10.562cm" svg:y="3.414cm" svg:viewBox="0 0 43 124" draw:points="43,0 35,0 0,17 4,25 30,17 30,124 43,124">
            <text:p/>
          </draw:polygon>
          <draw:path draw:style-name="gr8" draw:text-style-name="P4" draw:layer="layout" svg:width="0.144cm" svg:height="0.208cm" svg:x="6.206cm" svg:y="2.553cm" svg:viewBox="0 0 145 209" svg:d="M111 34c0 4-8 30-12 46-10 23-40 48-52 48-13 0-17-21-17-38 0-39 25-78 59-78 14 0 22 9 22 22zM72 183c0 9-8 13-17 17h-4c-4 0-4 0-4 0v9c0 0 21 0 33 0 14 0 40 0 40 0v-9h-4l-5-4c-4 0-12 0-12-8v-5l46-166c0-5 0-9 0-13s-4-4-4-4c0 0-4 0-8 4l-13 13c-9-9-17-13-31-13-38 0-89 34-89 86 0 25 8 51 38 51 17 0 34-9 56-34z">
            <text:p/>
          </draw:path>
          <draw:path draw:style-name="gr8" draw:text-style-name="P4" draw:layer="layout" svg:width="0.098cm" svg:height="0.144cm" svg:x="6.363cm" svg:y="2.591cm" svg:viewBox="0 0 99 145" svg:d="M51 0c-30 0-51 27-51 73 0 47 21 72 51 72 31 0 48-25 48-72 0-46-17-73-48-73zM51 13c17 0 31 22 31 60 0 42-14 64-31 64-21 0-30-22-30-64 0-38 9-60 30-60z">
            <text:p/>
          </draw:path>
          <draw:path draw:style-name="gr8" draw:text-style-name="P4" draw:layer="layout" svg:width="0.144cm" svg:height="0.208cm" svg:x="8.133cm" svg:y="2.553cm" svg:viewBox="0 0 145 209" svg:d="M112 34c0 4-9 30-13 46-9 23-38 48-51 48-14 0-18-21-18-38 0-39 26-78 60-78 13 0 22 9 22 22zM73 183c0 9-8 13-17 17h-4c-4 0-4 0-4 0v9c0 0 21 0 34 0 12 0 38 0 38 0v-9h-4l-4-4c-5 0-13 0-13-8v-5l46-166c0-5 0-9 0-13s-4-4-4-4c0 0-4 0-8 4l-13 13c-8-9-17-13-30-13-38 0-90 34-90 86 0 25 9 51 39 51 17 0 34-9 55-34z">
            <text:p/>
          </draw:path>
          <draw:polygon draw:style-name="gr8" draw:text-style-name="P4" draw:layer="layout" svg:width="0.076cm" svg:height="0.144cm" svg:x="8.299cm" svg:y="2.591cm" svg:viewBox="0 0 77 145" draw:points="48,0 0,13 0,27 35,17 35,133 9,137 9,145 77,145 77,137 56,137 56,133 56,0">
            <text:p/>
          </draw:polygon>
          <draw:path draw:style-name="gr8" draw:text-style-name="P4" draw:layer="layout" svg:width="0.144cm" svg:height="0.208cm" svg:x="10.057cm" svg:y="2.553cm" svg:viewBox="0 0 145 209" svg:d="M106 34c0 4-5 30-13 46-4 23-34 48-47 48s-17-21-17-38c0-39 26-78 60-78 12 0 17 9 17 22zM72 183c-4 9-9 13-17 17h-9-4v9h4c0 0 22 0 34 0 13 0 34 0 34 0h4v-9h-4l-4-4c-4 0-13 0-13-8v-5l48-166c0-5 0-9 0-13s-4-4-4-4c-4 0-9 0-14 4l-9 13c-8-9-17-13-34-13-33 0-84 34-84 86 0 25 8 51 38 51 17 0 34-9 55-34z">
            <text:p/>
          </draw:path>
          <draw:path draw:style-name="gr8" draw:text-style-name="P4" draw:layer="layout" svg:width="0.097cm" svg:height="0.144cm" svg:x="10.214cm" svg:y="2.591cm" svg:viewBox="0 0 98 145" svg:d="M22 128c42-38 68-59 68-85s-13-43-43-43c-25 0-43 17-43 31 0 8 4 12 9 12s9 0 13-4v-22c4-4 13-4 17-4 17 0 30 14 30 30 0 30-30 51-73 90v12h98v-34h-12l-5 17z">
            <text:p/>
          </draw:path>
          <draw:path draw:style-name="gr8" draw:text-style-name="P4" draw:layer="layout" svg:width="0.144cm" svg:height="0.208cm" svg:x="6.206cm" svg:y="4.19cm" svg:viewBox="0 0 145 209" svg:d="M111 34c0 4-8 30-12 47-10 17-40 43-52 43-13 0-17-22-17-39 0-34 25-72 59-72 14 0 22 8 22 21zM72 184c0 8-8 12-17 12h-4c-4 4-4 4-4 4v5 4c0 0 21-4 33-4 14 0 40 0 40 0v-5c0-4 0-4-4-4h-5c-4 0-12 0-12-8v-4l46-171c0-4 0-4 0-9 0-4-4-4-4-4 0 0-4 0-8 4l-13 13c-9-8-17-17-31-17-38 0-89 38-89 89 0 22 8 48 38 48 17 0 34-4 56-35z">
            <text:p/>
          </draw:path>
          <draw:path draw:style-name="gr8" draw:text-style-name="P4" draw:layer="layout" svg:width="0.093cm" svg:height="0.145cm" svg:x="6.363cm" svg:y="4.228cm" svg:viewBox="0 0 94 146" svg:d="M55 68c22-4 35-17 35-34 0-21-18-34-43-34-26 0-43 13-43 26 0 8 4 12 9 12 4 0 8 0 8-4v-17c9-4 13-8 22-8 16 0 25 13 25 29 0 17-9 26-30 26-4 0-4 0-4 0v13c4 0 4 0 9 0 21 0 34 8 34 25 0 18-18 35-34 35-9 0-13-4-18-4l-8-22h-4c-9 0-13 4-13 13s17 22 43 22c29 0 51-17 51-44 0-17-12-30-39-34z">
            <text:p/>
          </draw:path>
          <draw:path draw:style-name="gr8" draw:text-style-name="P4" draw:layer="layout" svg:width="0.144cm" svg:height="0.208cm" svg:x="8.133cm" svg:y="4.19cm" svg:viewBox="0 0 145 209" svg:d="M112 34c0 4-9 30-13 47-9 17-38 43-51 43-14 0-18-22-18-39 0-34 26-72 60-72 13 0 22 8 22 21zM73 184c0 8-8 12-17 12h-4c-4 4-4 4-4 4v5 4c0 0 21-4 34-4 12 0 38 0 38 0v-5c0-4 0-4-4-4h-4c-5 0-13 0-13-8v-4l46-171c0-4 0-4 0-9 0-4-4-4-4-4 0 0-4 0-8 4l-13 13c-8-8-17-17-30-17-38 0-90 38-90 89 0 22 9 48 39 48 17 0 34-4 55-35z">
            <text:p/>
          </draw:path>
          <draw:path draw:style-name="gr8" draw:text-style-name="P4" draw:layer="layout" svg:width="0.106cm" svg:height="0.149cm" svg:x="8.286cm" svg:y="4.228cm" svg:viewBox="0 0 107 150" svg:d="M73 0l-73 91v12h69v47h17v-47h21v-12h-21v-91zM69 27v64h-52z">
            <text:p/>
          </draw:path>
          <draw:path draw:style-name="gr8" draw:text-style-name="P4" draw:layer="layout" svg:width="0.144cm" svg:height="0.208cm" svg:x="10.057cm" svg:y="4.19cm" svg:viewBox="0 0 145 209" svg:d="M106 34c0 4-5 30-13 47-4 17-34 43-47 43s-17-22-17-39c0-34 26-72 60-72 12 0 17 8 17 21zM72 184c-4 8-9 12-17 12h-9c0 4-4 4-4 4v5l4 4c0 0 22-4 34-4 13 0 34 0 34 0h4v-5c0-4-4-4-4-4h-4c-4 0-13 0-13-8v-4l48-171c0-4 0-4 0-9 0-4-4-4-4-4-4 0-9 0-14 4l-9 13c-8-8-17-17-34-17-33 0-84 38-84 89 0 22 8 48 38 48 17 0 34-4 55-35z">
            <text:p/>
          </draw:path>
          <draw:path draw:style-name="gr8" draw:text-style-name="P4" draw:layer="layout" svg:width="0.093cm" svg:height="0.145cm" svg:x="10.214cm" svg:y="4.228cm" svg:viewBox="0 0 94 146" svg:d="M12 0v72c5 0 9-4 17-4 31 0 44 13 44 34 0 18-13 35-34 35-5 0-10-4-14-4l-8-18h-5c-8 0-12 5-12 9 0 13 12 22 39 22 34 0 55-22 55-48s-17-43-47-43c-8 0-13 5-22 5v-43h61v-17z">
            <text:p/>
          </draw:path>
          <draw:path draw:style-name="gr8" draw:text-style-name="P4" draw:layer="layout" svg:width="0.238cm" svg:height="0.276cm" svg:x="13.139cm" svg:y="1.7cm" svg:viewBox="0 0 239 277" svg:d="M111 43h4l81 221h-166zM137 0h-30l-103 268c-4 5-4 5-4 5 0 4 4 4 8 4h222c4 0 9 0 9-4l-5-5z">
            <text:p/>
          </draw:path>
          <draw:path draw:style-name="gr8" draw:text-style-name="P4" draw:layer="layout" svg:width="0.161cm" svg:height="0.259cm" svg:x="13.967cm" svg:y="1.721cm" svg:viewBox="0 0 162 260" svg:d="M81 26c17 0 30 13 39 34l-86 115c-5-17-9-35-9-47 0-43 17-102 56-102zM81 0c-52 0-81 73-81 132 0 64 29 128 81 128 56 0 81-72 81-132s-30-128-81-128zM128 85c4 13 9 34 9 51 0 48-17 99-56 99-17 0-29-17-39-34z">
            <text:p/>
          </draw:path>
          <draw:polygon draw:style-name="gr8" draw:text-style-name="P4" draw:layer="layout" svg:width="0.089cm" svg:height="0.255cm" svg:x="14.82cm" svg:y="1.721cm" svg:viewBox="0 0 90 256" draw:points="90,0 69,0 0,39 9,51 60,39 60,256 90,256">
            <text:p/>
          </draw:polygon>
          <draw:line draw:style-name="gr13" draw:text-style-name="P1" draw:layer="layout" svg:x1="13.627cm" svg:y1="2.141cm" svg:x2="15.308cm" svg:y2="2.141cm">
            <text:p/>
          </draw:line>
          <draw:path draw:style-name="gr8" draw:text-style-name="P4" draw:layer="layout" svg:width="0.178cm" svg:height="0.284cm" svg:x="13.02cm" svg:y="2.324cm" svg:viewBox="0 0 179 285" svg:d="M137 47c0 9-9 39-17 64-9 26-47 59-60 59-17 0-25-29-25-51 0-50 34-101 76-101 13 0 26 13 26 29zM90 251c-4 13-8 17-21 21h-9c0 0-4 0-4 5v8c0 0 30-4 47-4 12 0 42 0 42 0v-9-4h-8c-9 0-17-4-13-17l55-242v-5c0-4-4-4-4-4-4 0-9 0-13 9l-12 17c-9-17-22-26-39-26-46 0-111 52-111 124 0 30 8 63 52 63 17 0 38-8 63-42h5z">
            <text:p/>
          </draw:path>
          <draw:path draw:style-name="gr8" draw:text-style-name="P4" draw:layer="layout" svg:width="0.132cm" svg:height="0.195cm" svg:x="13.215cm" svg:y="2.379cm" svg:viewBox="0 0 133 196" svg:d="M68 0c-38 0-68 38-68 98 0 64 30 98 68 98 39 0 65-34 65-98 0-60-26-98-65-98zM68 13c27 0 39 29 39 85s-12 85-39 85c-25 0-38-29-38-85s13-85 38-85z">
            <text:p/>
          </draw:path>
          <draw:line draw:style-name="gr13" draw:text-style-name="P1" draw:layer="layout" svg:x1="13.619cm" svg:y1="2.667cm" svg:x2="13.619cm" svg:y2="2.137cm">
            <text:p/>
          </draw:line>
          <draw:path draw:style-name="gr8" draw:text-style-name="P4" draw:layer="layout" svg:width="0.174cm" svg:height="0.284cm" svg:x="13.877cm" svg:y="2.324cm" svg:viewBox="0 0 175 285" svg:d="M133 47c0 9-8 39-13 64-13 26-47 59-64 59s-22-29-22-51c0-50 30-101 73-101 18 0 26 13 26 29zM91 251c-5 13-14 17-27 21h-8v5 8c0 0 26-4 43-4s43 0 43 0h4v-9c0 0-4 0-4-4h-9c-4 0-17-4-13-17l55-242v-5c0-4 0-4-4-4 0 0-8 0-12 9l-13 17c-9-17-21-26-39-26-43 0-107 52-107 124 0 30 9 63 47 63 21 0 44-8 69-42z">
            <text:p/>
          </draw:path>
          <draw:polygon draw:style-name="gr8" draw:text-style-name="P4" draw:layer="layout" svg:width="0.101cm" svg:height="0.191cm" svg:x="14.086cm" svg:y="2.379cm" svg:viewBox="0 0 102 192" draw:points="64,0 0,22 0,31 47,26 47,175 43,179 8,179 8,192 102,192 102,179 73,179 68,175 68,0">
            <text:p/>
          </draw:polygon>
          <draw:path draw:style-name="gr8" draw:text-style-name="P4" draw:layer="layout" svg:width="0.178cm" svg:height="0.284cm" svg:x="14.714cm" svg:y="2.324cm" svg:viewBox="0 0 179 285" svg:d="M137 47c0 9-9 39-17 64-9 26-44 59-61 59s-21-29-21-51c0-50 30-101 73-101 17 0 26 13 26 29zM89 251c0 13-9 17-21 21h-9c0 0-4 0-4 5v8h4c0 0 26-4 43-4 18 0 43 0 43 0v-9-4h-8c-5 0-17-4-13-17l55-242v-5c0-4-4-4-4-4-4 0-9 0-13 9l-13 17c-8-17-21-26-38-26-48 0-111 52-111 124 0 30 12 63 51 63 21 0 38-8 69-42z">
            <text:p/>
          </draw:path>
          <draw:path draw:style-name="gr8" draw:text-style-name="P4" draw:layer="layout" svg:width="0.123cm" svg:height="0.195cm" svg:x="14.913cm" svg:y="2.379cm" svg:viewBox="0 0 124 196" svg:d="M78 93c25-8 38-25 38-47 0-25-21-46-51-46-38 0-59 21-59 38 0 8 4 17 12 17 5 0 9-4 13-4v-26c9-8 17-8 25-8 22 0 39 13 39 34 0 25-17 38-47 38h-4v13c4 0 8 0 12 0 30 0 43 12 43 35 0 25-17 46-43 46-8 0-16-4-25-8l-8-21c0-5-5-5-9-5-8 0-14 9-14 17 0 13 23 30 56 30 43 0 68-25 68-55 0-27-16-43-46-48z">
            <text:p/>
          </draw:path>
          <draw:path draw:style-name="gr8" draw:text-style-name="P4" draw:layer="layout" svg:width="0.178cm" svg:height="0.284cm" svg:x="13.02cm" svg:y="2.854cm" svg:viewBox="0 0 179 285" svg:d="M137 52c0 4-9 38-17 59-9 30-47 64-60 64-17 0-25-30-25-51 0-51 34-103 76-103 13 0 26 13 26 31zM90 255c-4 9-8 18-21 18h-9c0 4-4 4-4 4v8c0 0 30 0 47 0 12 0 42 0 42 0v-8c0-4 0-4 0-4h-8c-9 0-17-5-13-18l55-242c0-4 0-4 0-9l-4-4c-4 0-9 4-13 9l-12 17c-9-13-22-22-39-22-46 0-111 52-111 124 0 30 8 64 52 64 17 0 38-9 63-47h5z">
            <text:p/>
          </draw:path>
          <draw:polygon draw:style-name="gr8" draw:text-style-name="P4" draw:layer="layout" svg:width="0.102cm" svg:height="0.191cm" svg:x="13.232cm" svg:y="2.913cm" svg:viewBox="0 0 103 192" draw:points="61,0 0,17 0,30 43,22 43,171 38,175 9,179 9,192 103,192 103,179 73,179 69,175 69,0">
            <text:p/>
          </draw:polygon>
          <draw:line draw:style-name="gr13" draw:text-style-name="P1" draw:layer="layout" svg:x1="13.619cm" svg:y1="3.202cm" svg:x2="13.619cm" svg:y2="2.667cm">
            <text:p/>
          </draw:line>
          <draw:path draw:style-name="gr8" draw:text-style-name="P4" draw:layer="layout" svg:width="0.174cm" svg:height="0.284cm" svg:x="13.877cm" svg:y="2.854cm" svg:viewBox="0 0 175 285" svg:d="M133 52c0 4-8 38-13 59-13 30-47 64-64 64s-22-30-22-51c0-51 30-103 73-103 18 0 26 13 26 31zM91 255c-5 9-14 18-27 18h-8c0 4 0 4 0 4v8c0 0 26 0 43 0s43 0 43 0h4v-8c0-4-4-4-4-4h-9c-4 0-17-5-13-18l55-242c0-4 0-4 0-9 0 0 0-4-4-4 0 0-8 4-12 9l-13 17c-9-13-21-22-39-22-43 0-107 52-107 124 0 30 9 64 47 64 21 0 44-9 69-47z">
            <text:p/>
          </draw:path>
          <draw:path draw:style-name="gr8" draw:text-style-name="P4" draw:layer="layout" svg:width="0.127cm" svg:height="0.191cm" svg:x="14.073cm" svg:y="2.913cm" svg:viewBox="0 0 128 192" svg:d="M25 167c65-47 99-76 99-116 0-29-21-51-61-51-33 0-59 22-59 38 0 9 9 18 17 18 4 0 9 0 13-5v-29c8-5 17-9 25-9 22 0 35 17 35 43 0 39-35 68-94 119v17h128v-46h-13l-4 21z">
            <text:p/>
          </draw:path>
          <draw:path draw:style-name="gr8" draw:text-style-name="P4" draw:layer="layout" svg:width="0.178cm" svg:height="0.284cm" svg:x="14.714cm" svg:y="2.854cm" svg:viewBox="0 0 179 285" svg:d="M137 52c0 4-9 38-17 59-9 30-44 64-61 64s-21-30-21-51c0-51 30-103 73-103 17 0 26 13 26 31zM89 255c0 9-9 18-21 18h-9c0 4-4 4-4 4v8h4c0 0 26 0 43 0 18 0 43 0 43 0v-8c0-4 0-4 0-4h-8c-5 0-17-5-13-18l55-242c0-4 0-4 0-9l-4-4c-4 0-9 4-13 9l-13 17c-8-13-21-22-38-22-48 0-111 52-111 124 0 30 12 64 51 64 21 0 38-9 69-47z">
            <text:p/>
          </draw:path>
          <draw:path draw:style-name="gr8" draw:text-style-name="P4" draw:layer="layout" svg:width="0.14cm" svg:height="0.2cm" svg:x="14.909cm" svg:y="2.913cm" svg:viewBox="0 0 141 201" svg:d="M94 0l-94 120v17h90v64h22v-64h29v-17h-29v-120zM90 30v90h-69z">
            <text:p/>
          </draw:path>
          <draw:polygon draw:style-name="gr8" draw:text-style-name="P4" draw:layer="layout" svg:width="0.153cm" svg:height="0.157cm" svg:x="12.727cm" svg:y="3.418cm" svg:viewBox="0 0 154 158" draw:points="154,85 154,68 86,68 86,0 69,0 69,68 0,68 0,85 69,85 69,158 86,158 86,85">
            <text:p/>
          </draw:polygon>
          <draw:path draw:style-name="gr8" draw:text-style-name="P4" draw:layer="layout" svg:width="0.178cm" svg:height="0.284cm" svg:x="13.02cm" svg:y="3.389cm" svg:viewBox="0 0 179 285" svg:d="M137 46c0 9-9 39-17 65-9 25-47 59-60 59-17 0-25-25-25-51 0-52 34-103 76-103 13 0 26 13 26 30zM90 251c-4 13-8 17-21 21h-9c0 0-4 0-4 4v9c0 0 30-5 47-5 12 0 42 5 42 5v-5-8l-8-4c-9 0-17 0-13-17l55-243v-4c0-4-4-4-4-4-4 0-9 0-13 8l-12 17c-9-13-22-21-39-21-46 0-111 46-111 119 0 30 8 68 52 68 17 0 38-12 63-46h5z">
            <text:p/>
          </draw:path>
          <draw:path draw:style-name="gr8" draw:text-style-name="P4" draw:layer="layout" svg:width="0.132cm" svg:height="0.186cm" svg:x="13.215cm" svg:y="3.448cm" svg:viewBox="0 0 133 187" svg:d="M30 166c60-47 94-81 94-115 0-30-21-51-56-51-34 0-59 17-59 38 0 8 4 13 12 13 9 0 13 0 13-5v-29c9-4 17-4 26-4 26 0 39 16 39 42 0 34-35 64-99 115v17h133v-47h-13l-4 26z">
            <text:p/>
          </draw:path>
          <draw:line draw:style-name="gr13" draw:text-style-name="P1" draw:layer="layout" svg:x1="13.619cm" svg:y1="3.732cm" svg:x2="13.619cm" svg:y2="3.202cm">
            <text:p/>
          </draw:line>
          <draw:path draw:style-name="gr8" draw:text-style-name="P4" draw:layer="layout" svg:width="0.174cm" svg:height="0.284cm" svg:x="13.877cm" svg:y="3.389cm" svg:viewBox="0 0 175 285" svg:d="M133 46c0 9-8 39-13 65-13 25-47 59-64 59s-22-25-22-51c0-52 30-103 73-103 18 0 26 13 26 30zM91 251c-5 13-14 17-27 21h-8v4 9c0 0 26-5 43-5s43 5 43 5l4-5v-8h-4l-9-4c-4 0-17 0-13-17l55-243v-4c0-4 0-4-4-4 0 0-8 0-12 8l-13 17c-9-13-21-21-39-21-43 0-107 46-107 119 0 30 9 68 47 68 21 0 44-12 69-46z">
            <text:p/>
          </draw:path>
          <draw:path draw:style-name="gr8" draw:text-style-name="P4" draw:layer="layout" svg:width="0.127cm" svg:height="0.186cm" svg:x="14.073cm" svg:y="3.448cm" svg:viewBox="0 0 128 187" svg:d="M25 166c65-47 99-81 99-115 0-30-21-51-61-51-33 0-59 17-59 38 0 8 9 13 17 13 4 0 9 0 13-5v-29c8-4 17-4 25-4 22 0 35 16 35 42 0 34-35 64-94 115v17h128v-47h-13l-4 26z">
            <text:p/>
          </draw:path>
          <draw:path draw:style-name="gr8" draw:text-style-name="P4" draw:layer="layout" svg:width="0.178cm" svg:height="0.284cm" svg:x="14.714cm" svg:y="3.389cm" svg:viewBox="0 0 179 285" svg:d="M137 46c0 9-9 39-17 65-9 25-44 59-61 59s-21-25-21-51c0-52 30-103 73-103 17 0 26 13 26 30zM89 251c0 13-9 17-21 21h-9c0 0-4 0-4 4v9h4c0 0 26-5 43-5 18 0 43 5 43 5v-5-8l-8-4c-5 0-17 0-13-17l55-243v-4c0-4-4-4-4-4-4 0-9 0-13 8l-13 17c-8-13-21-21-38-21-48 0-111 46-111 119 0 30 12 68 51 68 21 0 38-12 69-46z">
            <text:p/>
          </draw:path>
          <draw:path draw:style-name="gr8" draw:text-style-name="P4" draw:layer="layout" svg:width="0.123cm" svg:height="0.191cm" svg:x="14.913cm" svg:y="3.448cm" svg:viewBox="0 0 124 192" svg:d="M18 0v94c5 0 13 0 22 0 38 0 59 13 59 38 0 26-17 47-43 47-8 0-12 0-21-4l-8-26c-4 0-9 0-9 0-8 0-18 9-18 17 0 13 23 26 48 26 47 0 76-30 76-64 0-30-25-56-59-56-9 0-21 4-30 9v-60h81v-21z">
            <text:p/>
          </draw:path>
          <draw:path draw:style-name="gr8" draw:text-style-name="P4" draw:layer="layout" svg:width="0.178cm" svg:height="0.284cm" svg:x="13.02cm" svg:y="3.919cm" svg:viewBox="0 0 179 285" svg:d="M137 51c0 4-9 38-17 59-9 31-47 65-60 65-17 0-25-30-25-51 0-52 34-103 76-103 13 0 26 13 26 30zM90 255c-4 13-8 17-21 17l-9 4h-4v9c0 0 30 0 47 0 12 0 42 0 42 0v-9c0-4 0-4 0-4h-8c-9 0-17-4-13-17l55-243c0-4 0-4 0-8l-4-4c-4 0-9 4-13 8l-12 17c-9-13-22-21-39-21-46 0-111 51-111 124 0 30 8 64 52 64 17 0 38-9 63-47h5z">
            <text:p/>
          </draw:path>
          <draw:path draw:style-name="gr8" draw:text-style-name="P4" draw:layer="layout" svg:width="0.128cm" svg:height="0.195cm" svg:x="13.215cm" svg:y="3.978cm" svg:viewBox="0 0 129 196" svg:d="M78 94c29-8 42-26 42-47 0-30-21-47-55-47-35 0-61 17-61 38 0 9 9 13 17 13 5 0 9 0 13-4v-26c10-4 18-8 27-8 21 0 34 17 34 38s-13 35-43 35h-4v17c4 0 8 0 13 0 25 0 42 13 42 34 0 25-17 42-42 42-9 0-17 0-27-4l-8-26c-5 0-5 0-9 0-8 0-17 5-17 13 0 17 26 34 56 34 43 0 73-25 73-59 0-26-18-43-51-43z">
            <text:p/>
          </draw:path>
          <draw:line draw:style-name="gr13" draw:text-style-name="P1" draw:layer="layout" svg:x1="13.619cm" svg:y1="4.266cm" svg:x2="13.619cm" svg:y2="3.732cm">
            <text:p/>
          </draw:line>
          <draw:path draw:style-name="gr8" draw:text-style-name="P4" draw:layer="layout" svg:width="0.174cm" svg:height="0.284cm" svg:x="13.877cm" svg:y="3.919cm" svg:viewBox="0 0 175 285" svg:d="M133 51c0 4-8 38-13 59-13 31-47 65-64 65s-22-30-22-51c0-52 30-103 73-103 18 0 26 13 26 30zM91 255c-5 13-14 17-27 17l-8 4v9c0 0 26 0 43 0s43 0 43 0h4v-9c0-4-4-4-4-4h-9c-4 0-17-4-13-17l55-243c0-4 0-4 0-8 0 0 0-4-4-4 0 0-8 4-12 8l-13 17c-9-13-21-21-39-21-43 0-107 51-107 124 0 30 9 64 47 64 21 0 44-9 69-47z">
            <text:p/>
          </draw:path>
          <draw:path draw:style-name="gr8" draw:text-style-name="P4" draw:layer="layout" svg:width="0.141cm" svg:height="0.199cm" svg:x="14.068cm" svg:y="3.978cm" svg:viewBox="0 0 142 200" svg:d="M95 0l-95 120v17h91v63h21v-63h30v-17h-30v-120zM91 34v86h-69z">
            <text:p/>
          </draw:path>
          <draw:path draw:style-name="gr8" draw:text-style-name="P4" draw:layer="layout" svg:width="0.178cm" svg:height="0.284cm" svg:x="14.714cm" svg:y="3.919cm" svg:viewBox="0 0 179 285" svg:d="M137 51c0 4-9 38-17 59-9 31-44 65-61 65s-21-30-21-51c0-52 30-103 73-103 17 0 26 13 26 30zM89 255c0 13-9 17-21 17l-9 4h-4v9h4c0 0 26 0 43 0 18 0 43 0 43 0v-9c0-4 0-4 0-4h-8c-5 0-17-4-13-17l55-243c0-4 0-4 0-8l-4-4c-4 0-9 4-13 8l-13 17c-8-13-21-21-38-21-48 0-111 51-111 124 0 30 12 64 51 64 21 0 38-9 69-47z">
            <text:p/>
          </draw:path>
          <draw:path draw:style-name="gr8" draw:text-style-name="P4" draw:layer="layout" svg:width="0.132cm" svg:height="0.195cm" svg:x="14.913cm" svg:y="3.978cm" svg:viewBox="0 0 133 196" svg:d="M64 0c-38 0-64 34-64 99 0 59 26 97 64 97 44 0 69-38 69-97 0-65-25-99-69-99zM64 13c26 0 39 29 39 86 0 55-13 80-39 80-25 0-38-25-38-80 0-57 13-86 38-86z">
            <text:p/>
          </draw:path>
          <draw:path draw:style-name="gr8" draw:text-style-name="P4" draw:layer="layout" svg:width="0.178cm" svg:height="0.284cm" svg:x="13.02cm" svg:y="4.453cm" svg:viewBox="0 0 179 285" svg:d="M137 47c0 8-9 42-17 63-9 26-47 65-60 65-17 0-25-31-25-56 0-51 34-102 76-102 13 0 26 13 26 30zM90 251c-4 13-8 17-21 22h-9c0 0-4 0-4 4v8c0 0 30-4 47-4 12 0 42 4 42 4v-4-4c0-4 0-4 0-4l-8-5c-9 0-17 0-13-17l55-242v-5c0-4-4-4-4-4-4 0-9 0-13 9l-12 17c-9-13-22-22-39-22-46 0-111 47-111 119 0 35 8 69 52 69 17 0 38-13 63-48h5z">
            <text:p/>
          </draw:path>
          <draw:path draw:style-name="gr8" draw:text-style-name="P4" draw:layer="layout" svg:width="0.144cm" svg:height="0.199cm" svg:x="13.211cm" svg:y="4.513cm" svg:viewBox="0 0 145 200" svg:d="M98 0l-98 115v21h93v64h21v-64h31v-21h-31v-115zM93 29v86h-72z">
            <text:p/>
          </draw:path>
          <draw:line draw:style-name="gr13" draw:text-style-name="P1" draw:layer="layout" svg:x1="13.619cm" svg:y1="4.797cm" svg:x2="13.619cm" svg:y2="4.266cm">
            <text:p/>
          </draw:line>
          <draw:path draw:style-name="gr8" draw:text-style-name="P4" draw:layer="layout" svg:width="0.174cm" svg:height="0.284cm" svg:x="13.877cm" svg:y="4.453cm" svg:viewBox="0 0 175 285" svg:d="M133 47c0 8-8 42-13 63-13 26-47 65-64 65s-22-31-22-56c0-51 30-102 73-102 18 0 26 13 26 30zM91 251c-5 13-14 17-27 22h-8v4 8c0 0 26-4 43-4s43 4 43 4l4-4v-4c0-4-4-4-4-4l-9-5c-4 0-17 0-13-17l55-242v-5c0-4 0-4-4-4 0 0-8 0-12 9l-13 17c-9-13-21-22-39-22-43 0-107 47-107 119 0 35 9 69 47 69 21 0 44-13 69-48z">
            <text:p/>
          </draw:path>
          <draw:path draw:style-name="gr8" draw:text-style-name="P4" draw:layer="layout" svg:width="0.123cm" svg:height="0.19cm" svg:x="14.073cm" svg:y="4.513cm" svg:viewBox="0 0 124 191" svg:d="M17 0v93c4 0 13 0 25 0 38 0 55 13 55 38 0 30-17 48-42 48-9 0-13 0-21-5l-9-22c-4-4-4-4-8-4-9 0-17 8-17 18 0 13 21 25 51 25 42 0 73-25 73-64 0-30-22-51-61-51-8 0-21 0-29 4v-55h81v-25z">
            <text:p/>
          </draw:path>
          <draw:path draw:style-name="gr8" draw:text-style-name="P4" draw:layer="layout" svg:width="0.178cm" svg:height="0.284cm" svg:x="14.714cm" svg:y="4.453cm" svg:viewBox="0 0 179 285" svg:d="M137 47c0 8-9 42-17 63-9 26-44 65-61 65s-21-31-21-56c0-51 30-102 73-102 17 0 26 13 26 30zM89 251c0 13-9 17-21 22h-9c0 0-4 0-4 4v8h4c0 0 26-4 43-4 18 0 43 4 43 4v-4-4c0-4 0-4 0-4l-8-5c-5 0-17 0-13-17l55-242v-5c0-4-4-4-4-4-4 0-9 0-13 9l-13 17c-8-13-21-22-38-22-48 0-111 47-111 119 0 35 12 69 51 69 21 0 38-13 69-48z">
            <text:p/>
          </draw:path>
          <draw:polygon draw:style-name="gr8" draw:text-style-name="P4" draw:layer="layout" svg:width="0.102cm" svg:height="0.186cm" svg:x="14.926cm" svg:y="4.513cm" svg:viewBox="0 0 103 187" draw:points="59,0 0,17 0,30 43,22 43,170 43,174 9,179 9,187 103,187 103,179 72,174 68,170 68,0">
            <text:p/>
          </draw:polygon>
          <draw:path draw:style-name="gr8" draw:text-style-name="P4" draw:layer="layout" svg:width="0.178cm" svg:height="0.284cm" svg:x="13.02cm" svg:y="4.988cm" svg:viewBox="0 0 179 285" svg:d="M137 46c0 9-9 38-17 64-9 25-47 59-60 59-17 0-25-29-25-50 0-52 34-102 76-102 13 0 26 12 26 29zM90 251c-4 13-8 17-21 17l-9 4h-4v9 4c0 0 30-4 47-4 12 0 42 0 42 0v-9-4h-8c-9 0-17-4-13-17l55-243v-4c0-4-4-4-4-4-4 0-9 0-13 4l-12 17c-9-13-22-21-39-21-46 0-111 51-111 123 0 29 8 64 52 64 17 0 38-9 63-47l5 4z">
            <text:p/>
          </draw:path>
          <draw:path draw:style-name="gr8" draw:text-style-name="P4" draw:layer="layout" svg:width="0.124cm" svg:height="0.191cm" svg:x="13.219cm" svg:y="5.047cm" svg:viewBox="0 0 125 192" svg:d="M13 0v94c9-4 17-4 26-4 38 0 60 13 60 42 0 26-22 47-48 47-4 0-12-4-17-4l-12-26h-5c-8 0-17 5-17 13 0 17 17 30 47 30 47 0 78-30 78-64s-26-55-65-55c-9 0-17 0-30 4v-55h86v-22z">
            <text:p/>
          </draw:path>
          <draw:line draw:style-name="gr13" draw:text-style-name="P1" draw:layer="layout" svg:x1="13.619cm" svg:y1="5.331cm" svg:x2="13.619cm" svg:y2="4.797cm">
            <text:p/>
          </draw:line>
          <draw:path draw:style-name="gr8" draw:text-style-name="P4" draw:layer="layout" svg:width="0.174cm" svg:height="0.284cm" svg:x="13.877cm" svg:y="4.988cm" svg:viewBox="0 0 175 285" svg:d="M133 46c0 9-8 38-13 64-13 25-47 59-64 59s-22-29-22-50c0-52 30-102 73-102 18 0 26 12 26 29zM91 251c-5 13-14 17-27 17l-8 4v9 4c0 0 26-4 43-4s43 0 43 0h4v-9l-4-4h-9c-4 0-17-4-13-17l55-243v-4c0-4 0-4-4-4 0 0-8 0-12 4l-13 17c-9-13-21-21-39-21-43 0-107 51-107 123 0 29 9 64 47 64 21 0 44-9 69-47v4z">
            <text:p/>
          </draw:path>
          <draw:path draw:style-name="gr8" draw:text-style-name="P4" draw:layer="layout" svg:width="0.123cm" svg:height="0.191cm" svg:x="14.073cm" svg:y="5.047cm" svg:viewBox="0 0 124 192" svg:d="M17 0v94c4-4 13-4 25-4 38 0 55 13 55 42 0 26-17 47-42 47-9 0-13-4-21-4l-9-26c-4 0-4 0-8 0-9 0-17 5-17 13 0 17 21 30 51 30 42 0 73-30 73-64s-22-55-61-55c-8 0-21 0-29 4v-55h81v-22z">
            <text:p/>
          </draw:path>
          <draw:path draw:style-name="gr8" draw:text-style-name="P4" draw:layer="layout" svg:width="0.178cm" svg:height="0.284cm" svg:x="14.714cm" svg:y="4.988cm" svg:viewBox="0 0 179 285" svg:d="M137 46c0 9-9 38-17 64-9 25-44 59-61 59s-21-29-21-50c0-52 30-102 73-102 17 0 26 12 26 29zM89 251c0 13-9 17-21 17l-9 4h-4v9l4 4c0 0 26-4 43-4 18 0 43 0 43 0v-9-4h-8c-5 0-17-4-13-17l55-243v-4c0-4-4-4-4-4-4 0-9 0-13 4l-13 17c-8-13-21-21-38-21-48 0-111 51-111 123 0 29 12 64 51 64 21 0 38-9 69-47v4z">
            <text:p/>
          </draw:path>
          <draw:path draw:style-name="gr8" draw:text-style-name="P4" draw:layer="layout" svg:width="0.128cm" svg:height="0.19cm" svg:x="14.913cm" svg:y="5.043cm" svg:viewBox="0 0 129 191" svg:d="M26 170c63-50 98-80 98-114s-26-56-60-56-59 22-59 39c0 13 4 17 17 17 4 0 8 0 12-4v-30c9-4 17-4 26-4 21 0 34 12 34 38 0 38-34 68-94 119v16h129v-46h-14l-4 25z">
            <text:p/>
          </draw:path>
        </draw:g>
        <draw:line draw:style-name="gr1" draw:text-style-name="P1" draw:layer="layout" svg:x1="6.926cm" svg:y1="15.901cm" svg:x2="5.818cm" svg:y2="15.901cm">
          <text:p/>
        </draw:line>
        <draw:polygon draw:style-name="gr2" draw:text-style-name="P2" draw:layer="layout" svg:width="0.233cm" svg:height="0.127cm" svg:x="6.926cm" svg:y="15.837cm" svg:viewBox="0 0 234 128" draw:points="234,64 0,0 0,128">
          <text:p/>
        </draw:polygon>
        <draw:polygon draw:style-name="gr3" draw:text-style-name="P1" draw:layer="layout" svg:width="0.233cm" svg:height="0.127cm" svg:x="6.926cm" svg:y="15.837cm" svg:viewBox="0 0 234 128" draw:points="234,64 0,0 0,128">
          <text:p/>
        </draw:polygon>
        <draw:line draw:style-name="gr1" draw:text-style-name="P1" draw:layer="layout" svg:x1="8.853cm" svg:y1="15.901cm" svg:x2="7.741cm" svg:y2="15.901cm">
          <text:p/>
        </draw:line>
        <draw:polygon draw:style-name="gr2" draw:text-style-name="P2" draw:layer="layout" svg:width="0.234cm" svg:height="0.127cm" svg:x="8.853cm" svg:y="15.837cm" svg:viewBox="0 0 235 128" draw:points="235,64 0,0 0,128">
          <text:p/>
        </draw:polygon>
        <draw:polygon draw:style-name="gr3" draw:text-style-name="P1" draw:layer="layout" svg:width="0.234cm" svg:height="0.127cm" svg:x="8.853cm" svg:y="15.837cm" svg:viewBox="0 0 235 128" draw:points="235,64 0,0 0,128">
          <text:p/>
        </draw:polygon>
        <draw:path draw:style-name="gr1" draw:text-style-name="P1" draw:layer="layout" svg:width="3.142cm" svg:height="0.448cm" svg:x="5.775cm" svg:y="15.31cm" svg:viewBox="0 0 3143 449" svg:d="M3143 338c-993-484-2175-450-3143 111">
          <text:p/>
        </draw:path>
        <draw:path draw:style-name="gr2" draw:text-style-name="P2" draw:layer="layout" svg:width="0.234cm" svg:height="0.17cm" svg:x="8.891cm" svg:y="15.587cm" svg:viewBox="0 0 235 171" svg:d="M235 171c-60-60-119-115-179-171l-56 115c78 18 159 35 235 56z">
          <text:p/>
        </draw:path>
        <draw:path draw:style-name="gr3" draw:text-style-name="P1" draw:layer="layout" svg:width="0.234cm" svg:height="0.17cm" svg:x="8.891cm" svg:y="15.587cm" svg:viewBox="0 0 235 171" svg:d="M235 171c-60-60-119-115-179-171l-56 115c78 18 159 35 235 56z">
          <text:p/>
        </draw:path>
        <draw:path draw:style-name="gr1" draw:text-style-name="P1" draw:layer="layout" svg:width="3.171cm" svg:height="1.374cm" svg:x="5.771cm" svg:y="16.058cm" svg:viewBox="0 0 3172 1375" svg:d="M3172 1375c-1126-285-2200-743-3172-1375">
          <text:p/>
        </draw:path>
        <draw:path draw:style-name="gr2" draw:text-style-name="P2" draw:layer="layout" svg:width="0.241cm" svg:height="0.123cm" svg:x="8.926cm" svg:y="17.373cm" svg:viewBox="0 0 242 124" svg:d="M242 115c-68-38-141-76-213-115l-29 124c80-4 162-4 242-9z">
          <text:p/>
        </draw:path>
        <draw:path draw:style-name="gr3" draw:text-style-name="P1" draw:layer="layout" svg:width="0.241cm" svg:height="0.123cm" svg:x="8.926cm" svg:y="17.373cm" svg:viewBox="0 0 242 124" svg:d="M242 115c-68-38-141-76-213-115l-29 124c80-4 162-4 242-9z">
          <text:p/>
        </draw:path>
        <draw:line draw:style-name="gr1" draw:text-style-name="P1" draw:layer="layout" svg:x1="9.037cm" svg:y1="17.246cm" svg:x2="7.673cm" svg:y2="16.087cm">
          <text:p/>
        </draw:line>
        <draw:polygon draw:style-name="gr2" draw:text-style-name="P2" draw:layer="layout" svg:width="0.221cm" svg:height="0.199cm" svg:x="8.993cm" svg:y="17.199cm" svg:viewBox="0 0 222 200" draw:points="222,200 85,0 0,99">
          <text:p/>
        </draw:polygon>
        <draw:polygon draw:style-name="gr3" draw:text-style-name="P1" draw:layer="layout" svg:width="0.221cm" svg:height="0.199cm" svg:x="8.993cm" svg:y="17.199cm" svg:viewBox="0 0 222 200" draw:points="222,200 85,0 0,99">
          <text:p/>
        </draw:polygon>
        <draw:line draw:style-name="gr1" draw:text-style-name="P1" draw:layer="layout" svg:x1="9.375cm" svg:y1="17.089cm" svg:x2="9.375cm" svg:y2="16.194cm">
          <text:p/>
        </draw:line>
        <draw:polygon draw:style-name="gr2" draw:text-style-name="P2" draw:layer="layout" svg:width="0.123cm" svg:height="0.233cm" svg:x="9.316cm" svg:y="17.089cm" svg:viewBox="0 0 124 234" draw:points="59,234 124,0 0,0">
          <text:p/>
        </draw:polygon>
        <draw:polygon draw:style-name="gr3" draw:text-style-name="P1" draw:layer="layout" svg:width="0.123cm" svg:height="0.233cm" svg:x="9.316cm" svg:y="17.089cm" svg:viewBox="0 0 124 234" draw:points="59,234 124,0 0,0">
          <text:p/>
        </draw:polygon>
        <draw:path draw:style-name="gr1" draw:text-style-name="P1" draw:layer="layout" svg:width="0.573cm" svg:height="0.452cm" svg:x="9.63cm" svg:y="15.676cm" svg:viewBox="0 0 574 453" svg:d="M217 4c196-25 357 60 357 221 0 226-306 302-574 145">
          <text:p/>
        </draw:path>
        <draw:path draw:style-name="gr2" draw:text-style-name="P2" draw:layer="layout" svg:width="0.225cm" svg:height="0.136cm" svg:x="9.63cm" svg:y="15.621cm" svg:viewBox="0 0 226 137" svg:d="M0 137c77-21 158-31 226-21l-13-116c-77 25-149 72-213 137z">
          <text:p/>
        </draw:path>
        <draw:path draw:style-name="gr3" draw:text-style-name="P1" draw:layer="layout" svg:width="0.225cm" svg:height="0.136cm" svg:x="9.63cm" svg:y="15.621cm" svg:viewBox="0 0 226 137" svg:d="M0 137c77-21 158-31 226-21l-13-116c-77 25-149 72-213 137z">
          <text:p/>
        </draw:path>
        <draw:path draw:style-name="gr1" draw:text-style-name="P1" draw:layer="layout" svg:width="0.565cm" svg:height="0.394cm" svg:x="9.562cm" svg:y="17.341cm" svg:viewBox="0 0 566 395" svg:d="M217 7c192-29 349 34 349 192 0 212-303 259-566 106">
          <text:p/>
        </draw:path>
        <draw:path draw:style-name="gr2" draw:text-style-name="P2" draw:layer="layout" svg:width="0.229cm" svg:height="0.136cm" svg:x="9.562cm" svg:y="17.292cm" svg:viewBox="0 0 230 137" svg:d="M0 137c81-21 157-30 230-21l-21-116c-73 26-145 78-209 137z">
          <text:p/>
        </draw:path>
        <draw:path draw:style-name="gr3" draw:text-style-name="P1" draw:layer="layout" svg:width="0.229cm" svg:height="0.136cm" svg:x="9.562cm" svg:y="17.292cm" svg:viewBox="0 0 230 137" svg:d="M0 137c81-21 157-30 230-21l-21-116c-73 26-145 78-209 137z">
          <text:p/>
        </draw:path>
        <draw:path draw:style-name="gr2" draw:text-style-name="P2" draw:layer="layout" svg:width="0.582cm" svg:height="0.582cm" svg:x="5.236cm" svg:y="15.612cm" svg:viewBox="0 0 583 583" svg:d="M583 289c0-161-132-289-293-289-163 0-290 128-290 289 0 162 127 294 290 294 161 0 293-132 293-294z">
          <text:p/>
        </draw:path>
        <draw:path draw:style-name="gr4" draw:text-style-name="P1" draw:layer="layout" svg:width="0.582cm" svg:height="0.582cm" svg:x="5.236cm" svg:y="15.612cm" svg:viewBox="0 0 583 583" svg:d="M583 289c0-161-132-289-293-289-163 0-290 128-290 289 0 162 127 294 290 294 161 0 293-132 293-294z">
          <text:p/>
        </draw:path>
        <draw:path draw:style-name="gr2" draw:text-style-name="P2" draw:layer="layout" svg:width="0.582cm" svg:height="0.582cm" svg:x="7.159cm" svg:y="15.612cm" svg:viewBox="0 0 583 583" svg:d="M583 289c0-161-127-289-289-289-161 0-294 128-294 289 0 162 133 294 294 294 162 0 289-132 289-294z">
          <text:p/>
        </draw:path>
        <draw:path draw:style-name="gr4" draw:text-style-name="P1" draw:layer="layout" svg:width="0.582cm" svg:height="0.582cm" svg:x="7.159cm" svg:y="15.612cm" svg:viewBox="0 0 583 583" svg:d="M583 289c0-161-127-289-289-289-161 0-294 128-294 289 0 162 133 294 294 294 162 0 289-132 289-294z">
          <text:p/>
        </draw:path>
        <draw:path draw:style-name="gr2" draw:text-style-name="P2" draw:layer="layout" svg:width="0.581cm" svg:height="0.582cm" svg:x="9.087cm" svg:y="15.612cm" svg:viewBox="0 0 582 583" svg:d="M582 289c0-161-132-289-294-289-157 0-288 128-288 289 0 162 131 294 288 294 162 0 294-132 294-294z">
          <text:p/>
        </draw:path>
        <draw:path draw:style-name="gr5" draw:text-style-name="P1" draw:layer="layout" svg:width="0.581cm" svg:height="0.582cm" svg:x="9.087cm" svg:y="15.612cm" svg:viewBox="0 0 582 583" svg:d="M582 289c0-161-132-289-294-289-157 0-288 128-288 289 0 162 131 294 288 294 162 0 294-132 294-294z">
          <text:p/>
        </draw:path>
        <draw:path draw:style-name="gr6" draw:text-style-name="P1" draw:layer="layout" svg:width="0.581cm" svg:height="0.582cm" svg:x="9.087cm" svg:y="15.612cm" svg:viewBox="0 0 582 583" svg:d="M582 289c0-161-132-289-294-289-157 0-288 128-288 289 0 162 131 294 288 294 162 0 294-132 294-294z">
          <text:p/>
        </draw:path>
        <draw:path draw:style-name="gr2" draw:text-style-name="P2" draw:layer="layout" svg:width="0.429cm" svg:height="0.428cm" svg:x="9.163cm" svg:y="17.322cm" svg:viewBox="0 0 430 429" svg:d="M430 217c0-119-98-217-217-217-114 0-213 98-213 217 0 115 99 212 213 212 119 0 217-97 217-212z">
          <text:p/>
        </draw:path>
        <draw:path draw:style-name="gr4" draw:text-style-name="P1" draw:layer="layout" svg:width="0.429cm" svg:height="0.428cm" svg:x="9.163cm" svg:y="17.322cm" svg:viewBox="0 0 430 429" svg:d="M430 217c0-119-98-217-217-217-114 0-213 98-213 217 0 115 99 212 213 212 119 0 217-97 217-212z">
          <text:p/>
        </draw:path>
        <draw:polygon draw:style-name="gr7" draw:text-style-name="P3" draw:layer="layout" svg:width="0.081cm" svg:height="0.081cm" svg:x="6.348cm" svg:y="15.96cm" svg:viewBox="0 0 82 82" draw:points="35,0 35,35 0,35 0,48 35,48 35,82 48,82 48,48 82,48 82,35 48,35 48,0">
          <text:p/>
        </draw:polygon>
        <draw:path draw:style-name="gr7" draw:text-style-name="P3" draw:layer="layout" svg:width="0.025cm" svg:height="0.051cm" svg:x="6.476cm" svg:y="16.045cm" svg:viewBox="0 0 26 52" svg:d="M26 13c0-4 0-9-4-9 0-4-4-4-9-4-4 0-9 0-9 0-4 4-4 9-4 9 0 4 0 4 4 4 0 4 0 4 0 4 5 4 5 4 5 4l4 4c0 5-4 5-4 9-5 5-9 9-9 14l4 4c18-13 22-27 22-39z">
          <text:p/>
        </draw:path>
        <draw:polygon draw:style-name="gr7" draw:text-style-name="P3" draw:layer="layout" svg:width="0.076cm" svg:height="0.016cm" svg:x="6.556cm" svg:y="15.991cm" svg:viewBox="0 0 77 17" draw:points="0,0 77,0 77,17 0,17">
          <text:p/>
        </draw:polygon>
        <draw:polygon draw:style-name="gr7" draw:text-style-name="P3" draw:layer="layout" svg:width="0.043cm" svg:height="0.127cm" svg:x="8.08cm" svg:y="15.96cm" svg:viewBox="0 0 44 128" draw:points="44,0 35,0 0,17 5,26 30,17 30,128 44,128">
          <text:p/>
        </draw:polygon>
        <draw:path draw:style-name="gr7" draw:text-style-name="P3" draw:layer="layout" svg:width="0.03cm" svg:height="0.056cm" svg:x="8.199cm" svg:y="16.066cm" svg:viewBox="0 0 31 57" svg:d="M31 17c0-4-4-8-4-13-4-4-10-4-10-4-4 0-8 0-8 4-4 0-4 5-4 9v4l4 4c0 0 4 0 4 5s0 9-4 14c0 4-4 8-9 8l9 9c14-17 22-31 22-40z">
          <text:p/>
        </draw:path>
        <draw:path draw:style-name="gr7" draw:text-style-name="P3" draw:layer="layout" svg:width="0.025cm" svg:height="0.021cm" svg:x="8.306cm" svg:y="16.066cm" svg:viewBox="0 0 26 22" svg:d="M22 4c-4-4-4-4-9-4-4 0-8 0-8 4-5 0-5 5-5 9 0 5 0 5 5 9 0 0 4 0 8 0 5 0 5 0 9 0 0-4 4-9 4-9 0-4-4-9-4-9z">
          <text:p/>
        </draw:path>
        <draw:path draw:style-name="gr7" draw:text-style-name="P3" draw:layer="layout" svg:width="0.027cm" svg:height="0.021cm" svg:x="8.407cm" svg:y="16.066cm" svg:viewBox="0 0 28 22" svg:d="M23 4c-5-4-5-4-9-4s-4 0-8 4c0 0-6 5-6 9 0 5 6 5 6 9 4 0 4 0 8 0s9 0 9 0c5-4 5-9 5-9 0-4 0-9-5-9z">
          <text:p/>
        </draw:path>
        <draw:path draw:style-name="gr7" draw:text-style-name="P3" draw:layer="layout" svg:width="0.026cm" svg:height="0.021cm" svg:x="8.509cm" svg:y="16.066cm" svg:viewBox="0 0 27 22" svg:d="M21 4c0-4-4-4-8-4 0 0-4 0-8 4 0 0-5 5-5 9 0 5 5 5 5 9 4 0 4 0 8 0s8 0 8 0c6-4 6-9 6-9 0-4 0-9-6-9z">
          <text:p/>
        </draw:path>
        <draw:path draw:style-name="gr7" draw:text-style-name="P3" draw:layer="layout" svg:width="0.03cm" svg:height="0.056cm" svg:x="8.611cm" svg:y="16.066cm" svg:viewBox="0 0 31 57" svg:d="M31 17c0-4-4-8-4-13-4-4-9-4-9-4-4 0-9 0-9 4-4 0-4 5-4 9v4l4 4c0 0 5 0 5 5s0 9-5 14c0 4-4 8-9 8l9 9c14-17 22-31 22-40z">
          <text:p/>
        </draw:path>
        <draw:path draw:style-name="gr7" draw:text-style-name="P3" draw:layer="layout" svg:width="0.072cm" svg:height="0.127cm" svg:x="8.696cm" svg:y="15.96cm" svg:viewBox="0 0 73 128" svg:d="M30 128c4 0 13 0 18-4 4 0 8-4 13-8 4-6 8-14 8-22 4-9 4-17 4-26 0-25-4-42-8-51-9-13-18-17-31-17-4 0-8 0-13 4-4 0-8 5-12 9-5 4-5 9-9 13 0 4 0 8 0 17 0 4 0 8 0 17 4 4 4 8 9 12 4 0 8 5 12 9 5 0 9 0 13 0s9 0 14-4c4 0 8-5 13-9 0 17-5 30-9 38-4 10-14 10-22 10-9 0-13 0-17-6 0-4 0-4 0-4l-13 14c9 4 17 8 30 8zM61 55c-5 5-9 9-13 9-5 4-10 4-14 4s-4 0-8 0c-5 0-5-4-9-4 0-4 0-9-4-13 0 0 0-4 0-8 0-9 0-17 4-21 4-5 13-9 17-9s9 0 9 4c4 0 9 5 9 5 4 4 4 8 4 12 5 5 5 9 5 13v4z">
          <text:p/>
        </draw:path>
        <draw:polygon draw:style-name="gr7" draw:text-style-name="P3" draw:layer="layout" svg:width="0.042cm" svg:height="0.128cm" svg:x="7.117cm" svg:y="15.086cm" svg:viewBox="0 0 43 129" draw:points="43,0 34,0 0,18 4,26 30,18 30,129 43,129">
          <text:p/>
        </draw:polygon>
        <draw:path draw:style-name="gr7" draw:text-style-name="P3" draw:layer="layout" svg:width="0.03cm" svg:height="0.055cm" svg:x="7.236cm" svg:y="15.193cm" svg:viewBox="0 0 31 56" svg:d="M31 17c0-5-5-9-5-13-5-4-9-4-9-4-4 0-9 0-9 4-4 0-4 4-4 8v5l4 5c0 0 5 0 5 4s0 8-5 13c0 4-4 8-8 8l8 9c13-17 23-30 23-39z">
          <text:p/>
        </draw:path>
        <draw:path draw:style-name="gr7" draw:text-style-name="P3" draw:layer="layout" svg:width="0.025cm" svg:height="0.021cm" svg:x="7.342cm" svg:y="15.193cm" svg:viewBox="0 0 26 22" svg:d="M22 4c-4-4-4-4-9-4s-9 0-9 4c-4 0-4 5-4 9 0 0 0 5 4 9 0 0 4 0 9 0s5 0 9 0c0-4 4-9 4-9 0-4-4-9-4-9z">
          <text:p/>
        </draw:path>
        <draw:path draw:style-name="gr7" draw:text-style-name="P3" draw:layer="layout" svg:width="0.025cm" svg:height="0.021cm" svg:x="7.444cm" svg:y="15.193cm" svg:viewBox="0 0 26 22" svg:d="M22 4c-4-4-4-4-9-4s-5 0-9 4c0 0-4 5-4 9 0 0 4 5 4 9 4 0 4 0 9 0s9 0 9 0c4-4 4-9 4-9 0-4 0-9-4-9z">
          <text:p/>
        </draw:path>
        <draw:path draw:style-name="gr7" draw:text-style-name="P3" draw:layer="layout" svg:width="0.021cm" svg:height="0.021cm" svg:x="7.55cm" svg:y="15.193cm" svg:viewBox="0 0 22 22" svg:d="M18 4c0-4-5-4-10-4 0 0-4 0-8 4 0 0 0 5 0 9 0 0 0 5 0 9 4 0 4 0 8 0 5 0 10 0 10 0 4-4 4-9 4-9 0-4 0-9-4-9z">
          <text:p/>
        </draw:path>
        <draw:path draw:style-name="gr7" draw:text-style-name="P3" draw:layer="layout" svg:width="0.029cm" svg:height="0.055cm" svg:x="7.648cm" svg:y="15.193cm" svg:viewBox="0 0 30 56" svg:d="M30 17c0-5-4-9-4-13-4-4-9-4-9-4-5 0-9 0-9 4-4 0-4 4-4 8v5l4 5c0 0 4 0 4 4s0 8-4 13c0 4-4 8-8 8l8 9c14-17 22-30 22-39z">
          <text:p/>
        </draw:path>
        <draw:path draw:style-name="gr7" draw:text-style-name="P3" draw:layer="layout" svg:width="0.071cm" svg:height="0.128cm" svg:x="7.733cm" svg:y="15.086cm" svg:viewBox="0 0 72 129" svg:d="M29 129c4 0 14 0 18-4 4 0 9-5 13-9s8-13 8-22c4-9 4-17 4-26 0-25-4-42-8-51-8-12-17-17-31-17-4 0-8 0-12 5-5 0-9 4-13 8s-4 9-8 13c0 4 0 8 0 17 0 4 0 8 0 17 4 4 4 8 8 12 4 0 8 5 13 5 4 4 8 4 12 4 6 0 10 0 14-4 4 0 9-5 13-9 0 17-4 31-9 40-4 4-12 8-22 8-8 0-13 0-17-4 0-4 0-4 0-4l-12 12c8 5 16 9 29 9zM60 56c-4 4-9 8-13 8-4 4-8 4-14 4-4 0-4 0-8 0-4-4-4-4-9-8 0 0 0-4-4-9 0 0 0-4 0-8 0-9 0-17 4-21 5-5 13-9 17-9 6 0 10 0 10 4 4 0 8 5 8 5 5 4 5 8 5 12 4 5 4 9 4 13v4z">
          <text:p/>
        </draw:path>
        <draw:path draw:style-name="gr7" draw:text-style-name="P3" draw:layer="layout" svg:width="0.085cm" svg:height="0.098cm" svg:x="7.032cm" svg:y="17.016cm" svg:viewBox="0 0 86 99" svg:d="M42 0c-4 0-8 0-12 5-9 0-13 4-17 8-5 6-5 10-9 18 0 4-4 13-4 17 0 9 4 17 4 21 4 5 4 13 9 17 4 5 8 5 12 9 9 4 13 4 17 4 9 0 13 0 17-4 6-4 14-4 14-9 4-4 9-12 13-17 0-4 0-12 0-21 0-4 0-13 0-17-4-8-9-12-13-18-4-4-8-8-14-8-4-5-8-5-17-5zM73 48c0 9 0 13-4 17 0 4 0 9-4 13-6 0-6 4-10 4-4 4-8 4-13 4 0 0-4 0-8-4-4 0-9-4-9-8-4 0-4-5-8-9 0-4 0-8 0-17 0-4 0-8 0-13 4-4 4-8 8-12 0-4 5-4 9-10 4 0 4 0 8 0 5 0 9 0 13 0 4 6 4 6 10 10 0 4 4 8 4 12 4 5 4 9 4 13z">
          <text:p/>
        </draw:path>
        <draw:path draw:style-name="gr7" draw:text-style-name="P3" draw:layer="layout" svg:width="0.077cm" svg:height="0.123cm" svg:x="7.142cm" svg:y="16.991cm" svg:viewBox="0 0 78 124" svg:d="M26 4l-4 21h-22v13h22c0 14 0 22 0 27 0 8 0 17 0 21-5 13 0 21 4 30 4 4 14 8 22 8 9 0 21-4 30-13l-5-12c-8 8-16 8-21 8-4 0-8 0-8 0-4 0-4-4-4-4-6-4-6-9-6-13s0-8 0-17c0-8 0-21 0-35h35v-13h-35l6-21v-4z">
          <text:p/>
        </draw:path>
        <draw:path draw:style-name="gr7" draw:text-style-name="P3" draw:layer="layout" svg:width="0.072cm" svg:height="0.132cm" svg:x="7.244cm" svg:y="16.978cm" svg:viewBox="0 0 73 133" svg:d="M0 133h17v-52c0-4 0-9 0-13 5-4 5-8 9-8 0-4 4-4 8-9 4 0 4 0 9 0 4 0 8 0 12 5 6 4 6 12 6 21v56h12v-56c0-9 0-13 0-17s-4-9-4-13c-4-4-8-4-8-9-6 0-10 0-14 0-9 0-13 0-17 5-4 4-8 8-13 13v-52c0-4 0-4 0-4h-17z">
          <text:p/>
        </draw:path>
        <draw:path draw:style-name="gr7" draw:text-style-name="P3" draw:layer="layout" svg:width="0.08cm" svg:height="0.098cm" svg:x="7.342cm" svg:y="17.016cm" svg:viewBox="0 0 81 99" svg:d="M42 0c-4 0-8 0-12 5-9 0-13 4-17 8 0 6-5 10-9 18 0 4-4 13-4 17 0 9 4 17 4 21 4 9 4 13 9 17 4 5 8 5 17 9 4 0 8 4 17 4 13 0 26-4 34-17l-8-8c-9 8-17 12-26 12-5 0-9 0-9 0-4-4-8-4-13-8 0 0-4-4-8-9 0-4 0-12 0-17h64v-4-4c0-4 0-13 0-17-4-8-8-14-8-18-4 0-9-4-13-4-4-5-9-5-18-5zM17 40c0-9 4-17 8-21 5-6 13-6 17-6 5 0 9 0 9 0 5 0 9 6 9 6 4 4 4 4 4 8 5 4 5 8 5 8 0 5 0 5 0 5z">
          <text:p/>
        </draw:path>
        <draw:path draw:style-name="gr7" draw:text-style-name="P3" draw:layer="layout" svg:width="0.072cm" svg:height="0.094cm" svg:x="7.457cm" svg:y="17.016cm" svg:viewBox="0 0 73 95" svg:d="M0 0v95h16v-44c0-4 0-12 0-17 5-4 5-8 9-8 0-4 5-8 9-8 5-5 9-5 13-5s4 0 9 0l4 5h4c0 4 0 4 4 8l5-17c-5-4-13-9-26-9-4 0-13 0-17 5-9 4-14 8-14 17v-22z">
          <text:p/>
        </draw:path>
        <draw:path draw:style-name="gr7" draw:text-style-name="P3" draw:layer="layout" svg:width="0.085cm" svg:height="0.097cm" svg:x="8.45cm" svg:y="16.601cm" svg:viewBox="0 0 86 98" svg:d="M42 0c-4 0-8 0-17 4-4 0-8 4-12 8-4 5-4 9-9 17-4 5-4 14-4 19 0 8 0 16 4 21 0 4 5 12 9 12 4 9 8 9 12 13 9 0 13 4 17 4 9 0 13-4 17-4 5-4 9-4 14-8 4-5 8-13 8-17 5-5 5-13 5-21 0-5 0-14-5-19 0-8-4-12-8-17-5-4-9-8-14-8-4-4-8-4-17-4zM73 48c0 8 0 12-5 16 0 5-4 9-4 13-5 0-5 4-9 4-4 5-8 5-13 5-4 0-4 0-8-5-4 0-9-4-9-8-4 0-4-4-8-9 0-4 0-8 0-16 0-5 0-10 0-14 4-5 4-9 8-13 0-4 5-4 9-9 4 0 4 0 8 0 5 0 9 0 13 0 0 5 4 5 9 9 0 4 4 8 4 13 5 4 5 9 5 14z">
          <text:p/>
        </draw:path>
        <draw:path draw:style-name="gr7" draw:text-style-name="P3" draw:layer="layout" svg:width="0.077cm" svg:height="0.123cm" svg:x="8.56cm" svg:y="16.575cm" svg:viewBox="0 0 78 124" svg:d="M22 5v21h-22v12h22c0 13 0 22 0 26-5 9-5 17-5 21 0 14 5 22 9 31 4 4 12 8 21 8 8 0 18-4 31-12l-5-13c-8 8-18 8-22 8s-8 0-8 0c-5 0-5-4-9-8 0 0 0-5 0-10 0-4 0-8 0-16 0-9 0-22 0-35h31v-12h-31l4-21v-5z">
          <text:p/>
        </draw:path>
        <draw:path draw:style-name="gr7" draw:text-style-name="P3" draw:layer="layout" svg:width="0.072cm" svg:height="0.131cm" svg:x="8.662cm" svg:y="16.563cm" svg:viewBox="0 0 73 132" svg:d="M0 132h18v-51c0-4 0-8 0-13 0-4 4-8 9-8 0-4 4-4 8-9 0 0 4 0 9 0 4 0 8 0 12 5 5 4 5 12 5 21v55h12v-55c0-9 0-13 0-17s-4-9-8-13c0-4-4-4-9-8 0 0-4 0-8 0-9 0-13 0-17 4-9 4-13 8-13 13v-52c0-4 0-4 0-4h-18z">
          <text:p/>
        </draw:path>
        <draw:path draw:style-name="gr7" draw:text-style-name="P3" draw:layer="layout" svg:width="0.081cm" svg:height="0.097cm" svg:x="8.76cm" svg:y="16.601cm" svg:viewBox="0 0 82 98" svg:d="M42 0c-4 0-8 0-17 4-4 0-8 4-12 8-5 5-5 9-9 13 0 9-4 13-4 23 0 8 4 16 4 21 4 8 4 12 9 17 4 4 8 4 17 8 4 0 8 4 16 4 13 0 26-4 36-17l-10-8c-9 8-17 13-26 13-4 0-8 0-12-5 0 0-4 0-9-4-4-4-4-4-8-8 0-5 0-13 0-17h65v-4-5c0-9 0-14-5-18 0-8-5-13-9-17 0 0-5-4-9-4-4-4-13-4-17-4zM17 38c0-9 4-17 8-21 5-5 13-5 17-5s9 0 9 0c4 0 8 5 8 5 4 4 4 4 4 8 5 4 5 9 5 9v4z">
          <text:p/>
        </draw:path>
        <draw:path draw:style-name="gr7" draw:text-style-name="P3" draw:layer="layout" svg:width="0.073cm" svg:height="0.093cm" svg:x="8.874cm" svg:y="16.601cm" svg:viewBox="0 0 74 94" svg:d="M0 0v94h14v-42c0-9 4-13 4-17 0-5 5-9 9-9 0-4 4-8 8-8 5-5 9-5 13-5 5 0 5 0 5 0 4 0 4 0 8 5 4 4 4 4 4 8l9-17c-9-5-13-9-26-9-4 0-13 0-17 4-8 5-13 9-17 18v-22z">
          <text:p/>
        </draw:path>
        <draw:path draw:style-name="gr7" draw:text-style-name="P3" draw:layer="layout" svg:width="0.084cm" svg:height="0.093cm" svg:x="9.448cm" svg:y="16.728cm" svg:viewBox="0 0 85 94" svg:d="M42 0c-4 0-13 0-17 4-4 0-9 4-13 9-4 4-8 8-8 17-4 4-4 13-4 17 0 8 0 12 4 22 0 4 4 8 8 13 4 4 9 8 13 12 4 0 13 0 17 0s13 0 17 0c4-4 9-8 13-12 4-5 8-9 8-13 5-10 5-14 5-22 0-9 0-13-5-22-4-4-4-8-8-12-4-5-9-9-13-9-4-4-13-4-17-4zM68 47c0 4 0 12 0 17s-5 9-9 9c0 4-4 9-8 9 0 0-5 4-9 4s-8-4-13-4c0-5-4-5-8-9 0-4-5-9-5-14 0-4-4-8-4-12s4-13 4-17c0-5 5-5 5-9 4-4 8-4 8-8 5 0 9 0 13 0s9 0 9 0c4 4 8 4 8 8 4 4 4 4 9 13 0 4 0 9 0 13z">
          <text:p/>
        </draw:path>
        <draw:path draw:style-name="gr7" draw:text-style-name="P3" draw:layer="layout" svg:width="0.076cm" svg:height="0.118cm" svg:x="9.554cm" svg:y="16.703cm" svg:viewBox="0 0 77 119" svg:d="M25 0v25h-25v13h25c-4 8-4 17-4 25 0 9 0 13 0 21 0 13 0 22 9 26 4 9 8 9 21 9 9 0 18 0 26-9l-4-13c-9 4-13 9-22 9 0 0-5 0-9 0 0-5-4-5-4-9 0 0 0-4 0-8 0-5 0-13 0-17 0-13 0-22 0-34h31v-13h-31l4-21c0-4 0-4 0-4z">
          <text:p/>
        </draw:path>
        <draw:path draw:style-name="gr7" draw:text-style-name="P3" draw:layer="layout" svg:width="0.072cm" svg:height="0.135cm" svg:x="9.66cm" svg:y="16.686cm" svg:viewBox="0 0 73 136" svg:d="M0 136h13v-56c0-4 0-8 4-8 0-5 4-9 4-13 4 0 10-4 10-4 4 0 8 0 12 0 5 0 9 0 9 4 4 4 8 13 8 21v56h13v-56c0-8 0-13 0-17-4-8-4-13-9-13 0-4-4-4-8-8-4 0-8 0-13 0-4 0-8 0-18 4-4 4-8 9-12 13v-55h4v-4h-17z">
          <text:p/>
        </draw:path>
        <draw:path draw:style-name="gr7" draw:text-style-name="P3" draw:layer="layout" svg:width="0.08cm" svg:height="0.093cm" svg:x="9.758cm" svg:y="16.728cm" svg:viewBox="0 0 81 94" svg:d="M43 0c-4 0-14 0-18 0-4 4-8 8-13 13-4 4-8 8-8 12-4 9-4 13-4 22 0 8 0 17 4 22 0 4 4 13 8 13 5 4 9 8 13 12 8 0 14 0 22 0 13 0 21-4 30-12l-9-9c-4 9-12 13-21 13-4 0-8-4-14-4-4 0-8-5-8-5-4-4-8-8-8-13s-5-9-5-13h69c0-4 0-4 0-4 0-4 0-4 0-4 0-9 0-13-4-22 0-4-4-8-9-13-4-4-8-4-12-8-5 0-9 0-13 0zM12 38c5-8 5-17 13-21 4-4 8-9 18-9 4 0 4 0 8 5 5 0 5 0 9 4 0 0 4 4 4 8 0 5 0 5 0 9v4z">
          <text:p/>
        </draw:path>
        <draw:path draw:style-name="gr7" draw:text-style-name="P3" draw:layer="layout" svg:width="0.072cm" svg:height="0.093cm" svg:x="9.872cm" svg:y="16.728cm" svg:viewBox="0 0 73 94" svg:d="M0 0v94h13v-47c0-4 0-9 4-13 0-4 4-9 4-13 6-4 10-4 14-8 4 0 9 0 13 0h4c4 0 4 0 4 0 4 4 4 4 4 4l5 4 8-13c-8-8-17-8-25-8-9 0-13 0-21 4-6 4-10 9-14 13v-17z">
          <text:p/>
        </draw:path>
        <draw:path draw:style-name="gr7" draw:text-style-name="P3" draw:layer="layout" svg:width="0.081cm" svg:height="0.127cm" svg:x="10.275cm" svg:y="15.82cm" svg:viewBox="0 0 82 128" svg:d="M43 13c8 0 13 9 17 17l-43 55c0-4-4-13-4-21 0-21 9-51 30-51zM43 0c-26 0-43 39-43 68 0 30 17 60 43 60 25 0 39-34 39-64s-14-64-39-64zM64 43c4 8 4 17 4 25 0 21-8 47-25 47-8 0-17-4-21-17z">
          <text:p/>
        </draw:path>
        <draw:path draw:style-name="gr7" draw:text-style-name="P3" draw:layer="layout" svg:width="0.03cm" svg:height="0.056cm" svg:x="10.403cm" svg:y="15.926cm" svg:viewBox="0 0 31 57" svg:d="M31 18c0-4-5-8-5-12-4-6-9-6-9-6-4 0-9 0-9 6-4 0-4 4-4 8v4l4 4c0 0 5 0 5 5 0 4 0 8-5 13 0 4-4 8-8 8l8 9c14-17 23-30 23-39z">
          <text:p/>
        </draw:path>
        <draw:path draw:style-name="gr7" draw:text-style-name="P3" draw:layer="layout" svg:width="0.025cm" svg:height="0.021cm" svg:x="10.509cm" svg:y="15.926cm" svg:viewBox="0 0 26 22" svg:d="M21 5c-4-5-8-5-8-5-4 0-9 0-9 5-4 0-4 5-4 9 0 0 0 4 4 8 0 0 5 0 9 0s4 0 8 0c0-4 5-8 5-8 0-4-5-9-5-9z">
          <text:p/>
        </draw:path>
        <draw:path draw:style-name="gr7" draw:text-style-name="P3" draw:layer="layout" svg:width="0.025cm" svg:height="0.021cm" svg:x="10.611cm" svg:y="15.926cm" svg:viewBox="0 0 26 22" svg:d="M21 5c-4-5-4-5-8-5-5 0-5 0-9 5-4 0-4 5-4 9 0 0 0 4 4 8 4 0 4 0 9 0 4 0 4 0 8 0 5-4 5-8 5-8 0-4 0-9-5-9z">
          <text:p/>
        </draw:path>
        <draw:path draw:style-name="gr7" draw:text-style-name="P3" draw:layer="layout" svg:width="0.025cm" svg:height="0.056cm" svg:x="10.713cm" svg:y="15.926cm" svg:viewBox="0 0 26 57" svg:d="M26 18c0-4 0-8-4-12 0-6-5-6-10-6-4 0-4 0-8 6 0 0-4 4-4 8l4 4c0 0 0 4 4 4v5c4 0 4 0 4 0 0 4 0 8-4 12-4 5-4 9-8 9l4 9c18-18 22-30 22-39z">
          <text:p/>
        </draw:path>
        <draw:path draw:style-name="gr7" draw:text-style-name="P3" draw:layer="layout" svg:width="0.077cm" svg:height="0.127cm" svg:x="10.793cm" svg:y="15.82cm" svg:viewBox="0 0 78 128" svg:d="M30 128c10 0 14 0 18-5 9 0 13-4 17-8 4-9 9-13 9-21 4-9 4-17 4-26 0-25-4-42-9-51-8-13-17-17-29-17-5 0-10 0-14 4-4 0-9 5-13 9s-8 9-8 13-5 8-5 17c0 4 5 8 5 17 0 4 4 8 8 12 4 0 4 5 9 5 4 4 8 4 18 4 4 0 8 0 12-4 5 0 9-5 13-9-4 17-4 30-8 38-9 5-13 9-27 9-4 0-8 0-13-4 0-5-4-5-4-5l-8 13c8 4 17 9 25 9zM61 55c0 5-4 9-9 9-4 4-8 4-12 4-5 0-10 0-10 0-4-4-4-4-8-8 0 0-5-5-5-9 0 0 0-4 0-8 0-9 0-17 5-21 4-5 8-9 18-9 4 0 4 0 8 4 4 0 4 0 9 5 0 4 4 8 4 12 0 5 0 9 0 13v4z">
          <text:p/>
        </draw:path>
        <draw:path draw:style-name="gr7" draw:text-style-name="P3" draw:layer="layout" svg:width="0.076cm" svg:height="0.097cm" svg:x="10.199cm" svg:y="17.475cm" svg:viewBox="0 0 77 98" svg:d="M8 12l5 9c9-4 18-9 26-9 9 0 13 0 17 5 4 4 9 8 9 21h-17c-17 5-31 5-40 9-8 9-8 13-8 26 0 0 0 4 0 8 0 5 4 5 4 9 4 0 9 4 13 4 5 4 10 4 14 4 13 0 21-4 34-12v8h12v-56c0-13-4-26-8-30-9-4-17-8-30-8-12 0-26 4-31 12zM65 51v5c0 8 0 8-5 12v5c-4 4-4 4-8 8 0 0-4 0-8 5-5 0-5 0-9 0-8 0-13 0-18-5-4-4-4-8-4-13v-4c4-4 4-4 9-8 0 0 5 0 9-5 4 0 13 0 21 0h4 4z">
          <text:p/>
        </draw:path>
        <draw:path draw:style-name="gr7" draw:text-style-name="P3" draw:layer="layout" svg:width="0.072cm" svg:height="0.093cm" svg:x="10.305cm" svg:y="17.475cm" svg:viewBox="0 0 73 94" svg:d="M0 94h13v-52c0-4 0-9 4-13 0-4 4-8 4-8 6-4 10-4 10-9 4 0 8 0 13 0 4 0 8 0 8 5 4 4 9 12 9 21v56h12v-56c0-9 0-13 0-17-4-4-4-9-8-13s-4-4-9-8c-4 0-8 0-12 0-5 0-9 0-17 4-6 4-10 8-14 13v-17h-13z">
          <text:p/>
        </draw:path>
        <draw:path draw:style-name="gr7" draw:text-style-name="P3" draw:layer="layout" svg:width="0.09cm" svg:height="0.127cm" svg:x="10.398cm" svg:y="17.475cm" svg:viewBox="0 0 91 128" svg:d="M5 8l38 85-4 8c-4 5-4 9-9 13-4 0-8 4-12 4l-5-4c-4 0-4 0-4 0v-4l-9 14c5 4 13 4 22 4 4 0 13 0 17-4 4-6 8-10 13-18l5-13 25-64c0-8 0-12 4-17 0-4 0-8 5-12h-17c0 4 0 8 0 12-5 5-5 9-5 13l-22 51-25-68c0-4 0-4 0-4v-4h-17z">
          <text:p/>
        </draw:path>
        <draw:path draw:style-name="gr8" draw:text-style-name="P4" draw:layer="layout" svg:width="0.141cm" svg:height="0.208cm" svg:x="5.397cm" svg:y="15.799cm" svg:viewBox="0 0 142 209" svg:d="M107 34c0 4-9 31-13 48-9 17-34 42-47 42s-17-21-17-38c0-34 21-73 55-73 13 0 22 8 22 21zM68 184c0 8-4 12-17 12l-4 5c-4 0-4 0-4 0v4 4c0 0 25-4 34-4 17 0 38 0 38 0v-4c0-5 0-5 0-5h-8c-5 0-13 0-13-8 0 0 0-4 4-4l44-171c0 0 0-5 0-9s0-4 0-4c-5 0-9 0-13 4l-14 13c-4-9-17-17-30-17-34 0-85 38-85 90 0 21 5 47 39 47 12 0 29-4 50-34z">
          <text:p/>
        </draw:path>
        <draw:path draw:style-name="gr8" draw:text-style-name="P4" draw:layer="layout" svg:width="0.102cm" svg:height="0.145cm" svg:x="5.55cm" svg:y="15.837cm" svg:viewBox="0 0 103 146" svg:d="M52 0c-31 0-52 26-52 72 0 48 21 74 52 74 30 0 51-26 51-74 0-46-21-72-51-72zM52 9c17 0 30 21 30 63 0 44-13 65-30 65-22 0-31-21-31-65 0-42 9-63 31-63z">
          <text:p/>
        </draw:path>
        <draw:path draw:style-name="gr8" draw:text-style-name="P4" draw:layer="layout" svg:width="0.14cm" svg:height="0.208cm" svg:x="7.325cm" svg:y="15.799cm" svg:viewBox="0 0 141 209" svg:d="M107 34c0 4-9 31-13 48-8 17-38 42-46 42-13 0-17-21-17-38 0-34 21-73 55-73 12 0 21 8 21 21zM69 184c0 8-4 12-17 12l-4 5c-5 0-5 0-5 0v4 4c0 0 26-4 34-4 13 0 39 0 39 0v-4c0-5 0-5-5-5h-4c-4 0-13 0-13-8v-4l47-171c0 0 0-5 0-9s0-4-4-4c0 0-4 0-9 4l-12 13c-5-9-18-17-30-17-34 0-86 38-86 90 0 21 4 47 39 47 13 0 30-4 51-34z">
          <text:p/>
        </draw:path>
        <draw:polygon draw:style-name="gr8" draw:text-style-name="P4" draw:layer="layout" svg:width="0.077cm" svg:height="0.145cm" svg:x="7.49cm" svg:y="15.837cm" svg:viewBox="0 0 78 146" draw:points="43,0 0,13 0,22 30,17 30,128 30,133 5,133 5,146 78,146 78,137 51,133 51,0">
          <text:p/>
        </draw:polygon>
        <draw:path draw:style-name="gr8" draw:text-style-name="P4" draw:layer="layout" svg:width="0.145cm" svg:height="0.208cm" svg:x="9.248cm" svg:y="15.799cm" svg:viewBox="0 0 146 209" svg:d="M111 34c0 4-8 31-12 48-9 17-38 42-47 42-13 0-22-21-22-38 0-34 26-73 60-73 13 0 21 8 21 21zM73 184c0 8-4 12-17 12l-4 5c-4 0-4 0-4 0v4 4c0 0 21-4 34-4 12 0 38 0 38 0v-4c0-5 0-5-4-5h-5c-4 0-12 0-12-8v-4l47-171c0 0 0-5 0-9s0-4-5-4c0 0-4 0-8 4l-13 13c-9-9-17-17-30-17-38 0-90 38-90 90 0 21 9 47 39 47 17 0 34-4 55-34z">
          <text:p/>
        </draw:path>
        <draw:path draw:style-name="gr8" draw:text-style-name="P4" draw:layer="layout" svg:width="0.098cm" svg:height="0.145cm" svg:x="9.405cm" svg:y="15.837cm" svg:viewBox="0 0 99 146" svg:d="M21 128c48-38 74-64 74-90 0-21-17-38-43-38-31 0-48 13-48 30 0 8 5 13 13 13 4 0 4-5 9-5v-21c8-4 12-8 17-8 22 0 30 13 30 34 0 25-26 52-73 85v18h99v-35h-9l-4 17z">
          <text:p/>
        </draw:path>
        <draw:path draw:style-name="gr8" draw:text-style-name="P4" draw:layer="layout" svg:width="0.115cm" svg:height="0.136cm" svg:x="9.32cm" svg:y="17.47cm" svg:viewBox="0 0 116 137" svg:d="M90 17c0 31-35 39-56 44 9-44 26-52 43-52 9 0 13 0 13 8zM30 73c86-17 86-38 86-50 0-10-9-23-30-23-60 0-86 52-86 91 0 25 13 46 43 46 21 0 43-13 64-34-4-4-4-4-8-4-22 17-31 17-44 17-17 0-25-4-25-34z">
          <text:p/>
        </draw:path>
        <draw:path draw:style-name="gr8" draw:text-style-name="P4" draw:layer="layout" svg:width="0.212cm" svg:height="0.247cm" svg:x="12.683cm" svg:y="15.281cm" svg:viewBox="0 0 213 248" svg:d="M97 39h4l74 196h-150zM118 0h-21l-97 243c0 5 0 5 0 5h8 196c9 0 9 0 9 0v-5z">
          <text:p/>
        </draw:path>
        <draw:polygon draw:style-name="gr8" draw:text-style-name="P4" draw:layer="layout" svg:width="0.148cm" svg:height="0.153cm" svg:x="13.396cm" svg:y="15.341cm" svg:viewBox="0 0 149 154" draw:points="64,0 64,59 0,59 0,85 64,85 64,154 85,154 85,85 149,85 149,59 85,59 85,0">
          <text:p/>
        </draw:polygon>
        <draw:path draw:style-name="gr8" draw:text-style-name="P4" draw:layer="layout" svg:width="0.055cm" svg:height="0.093cm" svg:x="13.574cm" svg:y="15.494cm" svg:viewBox="0 0 56 94" svg:d="M0 94c35-5 56-31 56-60 0-22-8-34-26-34-13 0-21 8-21 17 0 8 0 12 4 17h26v4c0 25-13 38-39 42z">
          <text:p/>
        </draw:path>
        <draw:polygon draw:style-name="gr8" draw:text-style-name="P4" draw:layer="layout" svg:width="0.131cm" svg:height="0.026cm" svg:x="13.774cm" svg:y="15.406cm" svg:viewBox="0 0 132 27" draw:points="0,0 132,0 132,27 0,27">
          <text:p/>
        </draw:polygon>
        <draw:path draw:style-name="gr8" draw:text-style-name="P4" draw:layer="layout" svg:width="0.144cm" svg:height="0.229cm" svg:x="14.415cm" svg:y="15.303cm" svg:viewBox="0 0 145 230" svg:d="M73 21c17 0 30 13 38 30l-82 102c-4-13-4-26-4-39 0-38 13-93 48-93zM73 0c-48 0-73 63-73 118 0 57 29 112 73 112 51 0 72-64 72-116 0-55-25-114-72-114zM120 72c0 17 4 30 4 46 0 44-13 91-51 91-13 0-27-13-35-30z">
          <text:p/>
        </draw:path>
        <draw:path draw:style-name="gr8" draw:text-style-name="P4" draw:layer="layout" svg:width="0.059cm" svg:height="0.093cm" svg:x="14.593cm" svg:y="15.494cm" svg:viewBox="0 0 60 94" svg:d="M0 94c35-5 60-31 60-60 0-22-12-34-29-34-13 0-21 8-21 17 0 8 4 12 8 17h21v4c0 25-12 38-39 42z">
          <text:p/>
        </draw:path>
        <draw:path draw:style-name="gr8" draw:text-style-name="P4" draw:layer="layout" svg:width="0.042cm" svg:height="0.043cm" svg:x="14.797cm" svg:y="15.489cm" svg:viewBox="0 0 43 44" svg:d="M22 0c-13 0-22 9-22 22 0 12 9 22 22 22s21-10 21-22c0-13-8-22-21-22z">
          <text:p/>
        </draw:path>
        <draw:path draw:style-name="gr8" draw:text-style-name="P4" draw:layer="layout" svg:width="0.043cm" svg:height="0.043cm" svg:x="14.958cm" svg:y="15.489cm" svg:viewBox="0 0 44 44" svg:d="M22 0c-8 0-22 9-22 22 0 12 14 22 22 22 13 0 22-10 22-22 0-13-9-22-22-22z">
          <text:p/>
        </draw:path>
        <draw:path draw:style-name="gr8" draw:text-style-name="P4" draw:layer="layout" svg:width="0.042cm" svg:height="0.043cm" svg:x="15.124cm" svg:y="15.489cm" svg:viewBox="0 0 43 44" svg:d="M22 0c-14 0-22 9-22 22 0 12 8 22 22 22 13 0 21-10 21-22 0-13-8-22-21-22z">
          <text:p/>
        </draw:path>
        <draw:path draw:style-name="gr8" draw:text-style-name="P4" draw:layer="layout" svg:width="0.136cm" svg:height="0.229cm" svg:x="15.349cm" svg:y="15.303cm" svg:viewBox="0 0 137 230" svg:d="M55 230c13 0 21 0 30-4 12-9 22-13 26-22 9-8 13-21 17-33 4-18 9-35 9-53 0-42-9-72-17-93-13-17-31-25-52-25-9 0-17 0-26 4-8 4-17 9-21 17-9 4-13 13-13 21-4 9-8 21-8 30 0 13 4 21 8 30 0 8 4 16 13 21 4 8 13 13 17 17 8 4 17 4 26 4 8 0 16 0 25-4 8-4 18-13 22-22 0 35-4 57-14 69-12 13-25 22-42 22-9 0-21-5-26-9l-4-4c0-4 0-4-4-4l-17 17c17 17 34 21 51 21zM111 93c-4 9-14 17-22 21-9 4-17 9-25 9-5 0-9 0-13-5-5-4-9-4-13-8s-9-13-9-17c-4-4-4-13-4-21 0-17 4-30 13-38 8-9 17-13 30-13 4 0 8 0 17 4 4 5 8 9 12 13 5 4 5 13 10 21 4 4 4 13 4 26v4z">
          <text:p/>
        </draw:path>
        <draw:path draw:style-name="gr8" draw:text-style-name="P4" draw:layer="layout" svg:width="0.123cm" svg:height="0.166cm" svg:x="15.981cm" svg:y="15.366cm" svg:viewBox="0 0 124 167" svg:d="M30 78c9-44 30-65 52-65 9 0 17 9 17 17 0 21-25 44-69 48zM30 91c61-5 94-31 94-57 0-21-16-34-38-34-17 0-39 9-56 26-21 21-30 52-30 77 0 43 17 64 51 64 23 0 48-9 69-30v-17c-21 17-42 30-56 30-21 0-38-17-38-47 0-4 0-8 4-12z">
          <text:p/>
        </draw:path>
        <draw:path draw:style-name="gr8" draw:text-style-name="P4" draw:layer="layout" svg:width="0.072cm" svg:height="0.255cm" svg:x="16.13cm" svg:y="15.277cm" svg:viewBox="0 0 73 256" svg:d="M60 0l-51 9v12h30l-30 171c-5 21-9 34-9 38 0 17 9 26 26 26 13 0 26-4 47-13v-8c-13 4-21 4-25 4-13 0-17-4-17-17 0-4 0-13 0-25l38-176c0 0 0-8 4-21z">
          <text:p/>
        </draw:path>
        <draw:path draw:style-name="gr8" draw:text-style-name="P4" draw:layer="layout" svg:width="0.119cm" svg:height="0.166cm" svg:x="16.206cm" svg:y="15.366cm" svg:viewBox="0 0 120 167" svg:d="M99 39c13-5 21-9 21-17 0-13-13-22-34-22-34 0-60 22-60 51 0 18 14 27 35 44 13 8 21 17 21 29 0 22-8 30-30 30-8 0-17-4-26-13l9-17c-5-4-14-4-18-4-8 0-17 9-17 17 0 17 17 30 48 30 38 0 64-21 64-51 0-21-17-30-38-47-13-14-26-22-26-30 0-17 13-26 26-26 4 0 8 0 12 4z">
          <text:p/>
        </draw:path>
        <draw:path draw:style-name="gr8" draw:text-style-name="P4" draw:layer="layout" svg:width="0.123cm" svg:height="0.166cm" svg:x="16.347cm" svg:y="15.366cm" svg:viewBox="0 0 124 167" svg:d="M29 78c13-44 30-65 52-65 9 0 17 9 17 17 0 21-25 44-69 48zM29 91c61-5 95-31 95-57 0-21-13-34-34-34-17 0-44 9-61 26-17 21-29 52-29 77 0 43 21 64 50 64 27 0 48-9 69-30v-17c-21 17-38 30-56 30-21 0-34-17-34-47 0-4 0-8 0-12z">
          <text:p/>
        </draw:path>
        <draw:line draw:style-name="gr13" draw:text-style-name="P1" draw:layer="layout" svg:x1="13.145cm" svg:y1="15.684cm" svg:x2="16.716cm" svg:y2="15.684cm">
          <text:p/>
        </draw:line>
        <draw:path draw:style-name="gr8" draw:text-style-name="P4" draw:layer="layout" svg:width="0.162cm" svg:height="0.259cm" svg:x="12.555cm" svg:y="15.85cm" svg:viewBox="0 0 163 260" svg:d="M124 43c0 9-8 39-17 60-8 21-39 55-56 55-13 0-17-25-17-47 0-46 26-94 65-94 13 0 25 14 25 26zM82 230c-5 8-9 13-22 17h-5c-4 0-4 0-4 4v5 4c0 0 26-4 39-4 17 0 43 0 43 0v-9h-4l-5-4c-8 0-17 0-12-13l46-221c5 0 5 0 5-5 0-4-5-4-5-4-4 0-8 4-12 9l-13 17c-9-13-17-22-34-22-39 0-99 44-99 111 0 26 9 56 43 56 21 0 39-9 64-38z">
          <text:p/>
        </draw:path>
        <draw:path draw:style-name="gr8" draw:text-style-name="P4" draw:layer="layout" svg:width="0.131cm" svg:height="0.191cm" svg:x="12.734cm" svg:y="15.888cm" svg:viewBox="0 0 132 192" svg:d="M68 0c-43 0-68 34-68 98 0 59 25 94 68 94 39 0 64-35 64-94 0-64-25-98-64-98zM68 13c26 0 39 30 39 85s-13 81-39 81c-29 0-43-26-43-81s14-85 43-85z">
          <text:p/>
        </draw:path>
        <draw:line draw:style-name="gr13" draw:text-style-name="P1" draw:layer="layout" svg:x1="13.137cm" svg:y1="16.164cm" svg:x2="13.137cm" svg:y2="15.676cm">
          <text:p/>
        </draw:line>
        <draw:path draw:style-name="gr8" draw:text-style-name="P4" draw:layer="layout" svg:width="0.162cm" svg:height="0.259cm" svg:x="13.489cm" svg:y="15.85cm" svg:viewBox="0 0 163 260" svg:d="M124 43c0 9-8 39-12 60-10 21-44 55-57 55-17 0-21-25-21-47 0-46 30-94 68-94 14 0 22 14 22 26zM81 230c0 8-8 13-17 17h-9c0 0-4 0-4 4v5 4c0 0 26-4 38-4 17 0 44 0 44 0v-9l-9-4c-4 0-18 0-12-13l51-221v-5c0-4-5-4-5-4-4 0-8 4-12 9l-9 17c-8-13-21-22-39-22-38 0-98 44-98 111 0 26 9 56 47 56 17 0 34-9 59-38z">
          <text:p/>
        </draw:path>
        <draw:polygon draw:style-name="gr8" draw:text-style-name="P4" draw:layer="layout" svg:width="0.101cm" svg:height="0.191cm" svg:x="13.685cm" svg:y="15.888cm" svg:viewBox="0 0 102 192" draw:points="59,0 0,17 0,30 42,21 42,170 38,175 8,179 8,192 102,192 102,179 72,179 68,175 68,0">
          <text:p/>
        </draw:polygon>
        <draw:path draw:style-name="gr8" draw:text-style-name="P4" draw:layer="layout" svg:width="0.162cm" svg:height="0.259cm" svg:x="14.788cm" svg:y="15.85cm" svg:viewBox="0 0 163 260" svg:d="M124 43c0 9-8 39-16 60-10 21-40 55-57 55-12 0-17-25-17-47 0-46 26-94 64-94 14 0 26 14 26 26zM81 230c-4 8-8 13-21 17h-5c-4 0-4 0-4 4v5 4c0 0 26-4 39-4 18 0 43 0 43 0v-9h-4l-5-4c-8 0-16 0-12-13l46-221c5 0 5 0 5-5 0-4-5-4-5-4-4 0-8 4-12 9l-13 17c-9-13-17-22-35-22-38 0-98 44-98 111 0 26 9 56 43 56 21 0 38-9 65-38z">
          <text:p/>
        </draw:path>
        <draw:path draw:style-name="gr8" draw:text-style-name="P4" draw:layer="layout" svg:width="0.127cm" svg:height="0.191cm" svg:x="14.967cm" svg:y="15.888cm" svg:viewBox="0 0 128 192" svg:d="M29 166c61-47 95-77 95-115 0-30-21-51-60-51-35 0-60 21-60 38 0 9 8 17 17 17 4 0 8-4 13-4v-30c8-4 17-8 25-8 22 0 39 17 39 42 0 39-39 68-98 115v22h128v-48h-13l-4 22z">
          <text:p/>
        </draw:path>
        <draw:path draw:style-name="gr8" draw:text-style-name="P4" draw:layer="layout" svg:width="0.127cm" svg:height="0.166cm" svg:x="16.164cm" svg:y="15.854cm" svg:viewBox="0 0 128 167" svg:d="M103 26c0 34-39 46-68 52 13-57 34-65 51-65 13 0 17 0 17 13zM35 90c97-18 93-47 93-64 0-9-8-26-34-26-63 0-94 64-94 111 0 35 17 56 48 56 25 0 46-13 72-38-4-5-4-9-9-9-21 21-29 26-51 26-17 0-25-9-25-43 0 0 0-9 0-13z">
          <text:p/>
        </draw:path>
        <draw:path draw:style-name="gr8" draw:text-style-name="P4" draw:layer="layout" svg:width="0.162cm" svg:height="0.258cm" svg:x="12.555cm" svg:y="16.338cm" svg:viewBox="0 0 163 259" svg:d="M124 47c0 5-8 34-17 56-8 25-39 55-56 55-13 0-17-26-17-47 0-47 26-94 65-94 13 0 25 13 25 30zM82 230c-5 8-9 13-22 17h-5c-4 0-4 0-4 4v4 4c0 0 26-4 39-4 17 0 43 0 43 0v-8h-4l-5-4c-8 0-17 0-12-13l46-218c5-4 5-4 5-8l-5-4c-4 0-8 4-12 8l-13 17c-9-13-17-21-34-21-39 0-99 48-99 111 0 26 9 60 43 60 21 0 39-13 64-43z">
          <text:p/>
        </draw:path>
        <draw:polygon draw:style-name="gr8" draw:text-style-name="P4" draw:layer="layout" svg:width="0.102cm" svg:height="0.191cm" svg:x="12.746cm" svg:y="16.376cm" svg:viewBox="0 0 103 192" draw:points="65,0 0,17 0,30 48,21 48,171 44,179 9,179 9,192 103,192 103,179 74,179 74,175 74,0">
          <text:p/>
        </draw:polygon>
        <draw:line draw:style-name="gr13" draw:text-style-name="P1" draw:layer="layout" svg:x1="13.137cm" svg:y1="16.652cm" svg:x2="13.137cm" svg:y2="16.164cm">
          <text:p/>
        </draw:line>
        <draw:path draw:style-name="gr8" draw:text-style-name="P4" draw:layer="layout" svg:width="0.127cm" svg:height="0.17cm" svg:x="13.591cm" svg:y="16.342cm" svg:viewBox="0 0 128 171" svg:d="M103 26c0 33-38 46-69 50 13-55 35-63 52-63 13 0 17 4 17 13zM30 89c98-17 98-46 98-63 0-9-8-26-33-26-69 0-95 64-95 110 0 35 13 61 47 61 26 0 48-17 69-44 0-4-4-8-9-8-21 21-29 26-46 26-18 0-31-9-31-43 0 0 0-9 0-13z">
          <text:p/>
        </draw:path>
        <draw:path draw:style-name="gr8" draw:text-style-name="P4" draw:layer="layout" svg:width="0.162cm" svg:height="0.258cm" svg:x="14.788cm" svg:y="16.338cm" svg:viewBox="0 0 163 259" svg:d="M124 47c0 5-8 34-16 56-10 25-40 55-57 55-12 0-17-26-17-47 0-47 26-94 64-94 18 0 26 13 26 30zM81 230c-4 8-8 13-21 17h-4c-5 0-5 0-5 4v4 4c0 0 26-4 39-4 18 0 43 0 43 0v-8h-4l-5-4c-8 0-16 0-12-13l51-218c0-4 0-4 0-8l-4-4c-5 0-9 4-13 8l-13 17c-9-13-17-21-35-21-38 0-98 48-98 111 0 26 9 60 43 60 21 0 38-13 65-43z">
          <text:p/>
        </draw:path>
        <draw:path draw:style-name="gr8" draw:text-style-name="P4" draw:layer="layout" svg:width="0.127cm" svg:height="0.191cm" svg:x="14.967cm" svg:y="16.376cm" svg:viewBox="0 0 128 192" svg:d="M29 171c61-51 95-81 95-120 0-30-21-51-60-51-35 0-60 21-60 38 0 9 8 17 17 17 4 0 8 0 13-4v-30c8-4 17-8 25-8 22 0 39 17 39 42 0 39-39 69-98 120v17h128v-47h-13l-4 26z">
          <text:p/>
        </draw:path>
        <draw:path draw:style-name="gr8" draw:text-style-name="P4" draw:layer="layout" svg:width="0.127cm" svg:height="0.17cm" svg:x="16.164cm" svg:y="16.342cm" svg:viewBox="0 0 128 171" svg:d="M103 26c0 33-39 46-68 50 13-55 34-63 51-63 13 0 17 4 17 13zM35 89c97-17 93-46 93-63 0-9-8-26-34-26-63 0-94 64-94 110 0 35 17 61 48 61 25 0 46-17 72-44-4-4-4-8-9-8-21 21-29 26-51 26-17 0-25-9-25-43 0 0 0-9 0-13z">
          <text:p/>
        </draw:path>
        <draw:polygon draw:style-name="gr8" draw:text-style-name="P4" draw:layer="layout" svg:width="0.153cm" svg:height="0.156cm" svg:x="12.275cm" svg:y="16.839cm" svg:viewBox="0 0 154 157" draw:points="154,84 154,67 85,67 85,0 68,0 68,67 0,67 0,84 68,84 68,157 85,157 85,84">
          <text:p/>
        </draw:polygon>
        <draw:path draw:style-name="gr8" draw:text-style-name="P4" draw:layer="layout" svg:width="0.162cm" svg:height="0.258cm" svg:x="12.555cm" svg:y="16.826cm" svg:viewBox="0 0 163 259" svg:d="M124 46c0 4-8 35-17 56-8 26-39 55-56 55-13 0-17-25-17-46 0-48 26-94 65-94 13 0 25 12 25 29zM82 230c-5 8-9 12-22 17h-5c-4 0-4 0-4 4v8c0 0 26-4 39-4 17 0 43 0 43 0v-4c0-4 0-4-4-4h-5c-8-5-17-5-12-17l46-218c5-4 5-4 5-8l-5-4c-4 0-8 4-12 8l-13 17c-9-13-17-21-34-21-39 0-99 46-99 111 0 26 9 59 43 59 21 0 39-8 64-42z">
          <text:p/>
        </draw:path>
        <draw:path draw:style-name="gr8" draw:text-style-name="P4" draw:layer="layout" svg:width="0.127cm" svg:height="0.191cm" svg:x="12.734cm" svg:y="16.864cm" svg:viewBox="0 0 128 192" svg:d="M30 171c60-52 94-81 94-115 0-35-21-56-60-56-34 0-60 21-60 38 0 14 8 18 17 18 5 0 9 0 14-4v-31c8-4 16-9 25-9 21 0 38 17 38 44 0 38-38 68-98 119v17h128v-47h-13l-4 26z">
          <text:p/>
        </draw:path>
        <draw:line draw:style-name="gr13" draw:text-style-name="P1" draw:layer="layout" svg:x1="13.137cm" svg:y1="17.139cm" svg:x2="13.137cm" svg:y2="16.652cm">
          <text:p/>
        </draw:line>
        <draw:path draw:style-name="gr8" draw:text-style-name="P4" draw:layer="layout" svg:width="0.127cm" svg:height="0.169cm" svg:x="13.591cm" svg:y="16.83cm" svg:viewBox="0 0 128 170" svg:d="M103 25c0 34-38 47-69 51 13-55 35-63 52-63 13 0 17 4 17 12zM30 89c98-17 98-47 98-60 0-12-8-29-33-29-69 0-95 63-95 110 0 34 13 60 47 60 26 0 48-13 69-43 0-4-4-8-9-8-21 25-29 25-46 25-18 0-31-8-31-42 0 0 0-9 0-13z">
          <text:p/>
        </draw:path>
        <draw:path draw:style-name="gr8" draw:text-style-name="P4" draw:layer="layout" svg:width="0.162cm" svg:height="0.258cm" svg:x="14.788cm" svg:y="16.826cm" svg:viewBox="0 0 163 259" svg:d="M124 46c0 4-8 35-16 56-10 26-40 55-57 55-12 0-17-25-17-46 0-48 26-94 64-94 18 0 26 12 26 29zM81 230c-4 8-8 12-21 17h-4c-5 0-5 0-5 4v8c0 0 26-4 39-4 18 0 43 0 43 0v-4c0-4 0-4-4-4h-5c-8-5-16-5-12-17l51-218c0-4 0-4 0-8l-4-4c-5 0-9 4-13 8l-13 17c-9-13-17-21-35-21-38 0-98 46-98 111 0 26 9 59 43 59 21 0 38-8 65-42z">
          <text:p/>
        </draw:path>
        <draw:path draw:style-name="gr8" draw:text-style-name="P4" draw:layer="layout" svg:width="0.127cm" svg:height="0.191cm" svg:x="14.967cm" svg:y="16.864cm" svg:viewBox="0 0 128 192" svg:d="M29 171c61-52 95-81 95-115 0-35-21-56-61-56-34 0-59 21-59 38 0 14 8 18 17 18 4 0 8 0 13-4v-31c8-4 17-9 25-9 22 0 39 17 39 44 0 38-39 68-98 119v17h128v-47h-13l-4 26z">
          <text:p/>
        </draw:path>
        <draw:path draw:style-name="gr8" draw:text-style-name="P4" draw:layer="layout" svg:width="0.127cm" svg:height="0.169cm" svg:x="16.164cm" svg:y="16.83cm" svg:viewBox="0 0 128 170" svg:d="M103 25c0 34-39 47-68 51 13-55 34-63 51-63 13 0 17 4 17 12zM35 89c97-17 93-47 93-60 0-12-8-29-34-29-63 0-94 63-94 110 0 34 17 60 48 60 25 0 46-13 72-43-4-4-4-8-9-8-21 25-29 25-51 25-17 0-25-8-25-42 0 0 0-9 0-13z">
          <text:p/>
        </draw:path>
        <draw:path draw:style-name="gr8" draw:text-style-name="P4" draw:layer="layout" svg:width="0.127cm" svg:height="0.169cm" svg:x="12.751cm" svg:y="17.318cm" svg:viewBox="0 0 128 170" svg:d="M102 26c0 34-38 47-68 51 13-51 35-64 52-64 12 0 16 5 16 13zM30 90c98-17 98-47 98-60 0-8-9-30-34-30-68 0-94 64-94 111 0 34 18 59 47 59 26 0 47-12 68-42 0-4-4-4-8-4-21 21-30 21-47 21s-30-9-30-43c0 0 0-8 0-12z">
          <text:p/>
        </draw:path>
        <draw:line draw:style-name="gr13" draw:text-style-name="P1" draw:layer="layout" svg:x1="13.137cm" svg:y1="17.627cm" svg:x2="13.137cm" svg:y2="17.139cm">
          <text:p/>
        </draw:line>
        <draw:path draw:style-name="gr8" draw:text-style-name="P4" draw:layer="layout" svg:width="0.127cm" svg:height="0.169cm" svg:x="13.591cm" svg:y="17.318cm" svg:viewBox="0 0 128 170" svg:d="M103 26c0 34-38 47-69 51 13-51 35-64 52-64 13 0 17 5 17 13zM30 90c98-17 98-47 98-60 0-8-8-30-33-30-69 0-95 64-95 111 0 34 13 59 47 59 26 0 48-12 69-42 0-4-4-4-9-4-21 21-29 21-46 21-18 0-31-9-31-43 0 0 0-8 0-12z">
          <text:p/>
        </draw:path>
        <draw:path draw:style-name="gr8" draw:text-style-name="P4" draw:layer="layout" svg:width="0.128cm" svg:height="0.169cm" svg:x="14.89cm" svg:y="17.318cm" svg:viewBox="0 0 129 170" svg:d="M103 26c0 34-42 47-68 51 13-51 34-64 47-64 17 0 21 5 21 13zM31 90c98-17 98-47 98-60 0-8-9-30-39-30-64 0-90 64-90 111 0 34 13 59 48 59 21 0 47-12 68-42 0-4-4-4-9-4-21 21-29 21-46 21s-30-9-30-43c0 0 0-8 0-12z">
          <text:p/>
        </draw:path>
        <draw:path draw:style-name="gr8" draw:text-style-name="P4" draw:layer="layout" svg:width="0.127cm" svg:height="0.169cm" svg:x="16.164cm" svg:y="17.318cm" svg:viewBox="0 0 128 170" svg:d="M103 26c0 34-39 47-68 51 13-51 34-64 51-64 13 0 17 5 17 13zM35 90c97-17 93-47 93-60 0-8-8-30-34-30-63 0-94 64-94 111 0 34 17 59 48 59 25 0 46-12 72-42-4-4-4-4-9-4-21 21-29 21-51 21-17 0-25-9-25-43 0 0 0-8 0-12z">
          <text:p/>
        </draw:path>
      </draw:page>
      <draw:page draw:name="page5" draw:style-name="dp1" draw:master-page-name="Padrão">
        <draw:g>
          <draw:line draw:style-name="gr1" draw:text-style-name="P1" draw:layer="layout" svg:x1="7.719cm" svg:y1="4.825cm" svg:x2="6.5cm" svg:y2="5.53cm">
            <text:p/>
          </draw:line>
          <draw:polygon draw:style-name="gr2" draw:text-style-name="P2" draw:layer="layout" svg:width="0.233cm" svg:height="0.17cm" svg:x="7.689cm" svg:y="4.71cm" svg:viewBox="0 0 234 171" draw:points="234,0 0,64 63,171">
            <text:p/>
          </draw:polygon>
          <draw:polygon draw:style-name="gr3" draw:text-style-name="P1" draw:layer="layout" svg:width="0.233cm" svg:height="0.17cm" svg:x="7.689cm" svg:y="4.71cm" svg:viewBox="0 0 234 171" draw:points="234,0 0,64 63,171">
            <text:p/>
          </draw:polygon>
          <draw:line draw:style-name="gr1" draw:text-style-name="P1" draw:layer="layout" svg:x1="9.574cm" svg:y1="4.562cm" svg:x2="8.466cm" svg:y2="4.562cm">
            <text:p/>
          </draw:line>
          <draw:polygon draw:style-name="gr2" draw:text-style-name="P2" draw:layer="layout" svg:width="0.237cm" svg:height="0.123cm" svg:x="9.574cm" svg:y="4.502cm" svg:viewBox="0 0 238 124" draw:points="238,60 0,0 0,124">
            <text:p/>
          </draw:polygon>
          <draw:polygon draw:style-name="gr3" draw:text-style-name="P1" draw:layer="layout" svg:width="0.237cm" svg:height="0.123cm" svg:x="9.574cm" svg:y="4.502cm" svg:viewBox="0 0 238 124" draw:points="238,60 0,0 0,124">
            <text:p/>
          </draw:polygon>
          <draw:line draw:style-name="gr1" draw:text-style-name="P1" draw:layer="layout" svg:x1="11.501cm" svg:y1="4.562cm" svg:x2="10.393cm" svg:y2="4.562cm">
            <text:p/>
          </draw:line>
          <draw:polygon draw:style-name="gr2" draw:text-style-name="P2" draw:layer="layout" svg:width="0.234cm" svg:height="0.123cm" svg:x="11.501cm" svg:y="4.502cm" svg:viewBox="0 0 235 124" draw:points="235,60 0,0 0,124">
            <text:p/>
          </draw:polygon>
          <draw:polygon draw:style-name="gr3" draw:text-style-name="P1" draw:layer="layout" svg:width="0.234cm" svg:height="0.123cm" svg:x="11.501cm" svg:y="4.502cm" svg:viewBox="0 0 235 124" draw:points="235,60 0,0 0,124">
            <text:p/>
          </draw:polygon>
          <draw:line draw:style-name="gr1" draw:text-style-name="P1" draw:layer="layout" svg:x1="7.65cm" svg:y1="5.673cm" svg:x2="6.538cm" svg:y2="5.673cm">
            <text:p/>
          </draw:line>
          <draw:polygon draw:style-name="gr2" draw:text-style-name="P2" draw:layer="layout" svg:width="0.234cm" svg:height="0.122cm" svg:x="7.65cm" svg:y="5.614cm" svg:viewBox="0 0 235 123" draw:points="235,59 0,0 0,123">
            <text:p/>
          </draw:polygon>
          <draw:polygon draw:style-name="gr3" draw:text-style-name="P1" draw:layer="layout" svg:width="0.234cm" svg:height="0.122cm" svg:x="7.65cm" svg:y="5.614cm" svg:viewBox="0 0 235 123" draw:points="235,59 0,0 0,123">
            <text:p/>
          </draw:polygon>
          <draw:line draw:style-name="gr1" draw:text-style-name="P1" draw:layer="layout" svg:x1="9.574cm" svg:y1="5.673cm" svg:x2="8.466cm" svg:y2="5.673cm">
            <text:p/>
          </draw:line>
          <draw:polygon draw:style-name="gr2" draw:text-style-name="P2" draw:layer="layout" svg:width="0.237cm" svg:height="0.122cm" svg:x="9.574cm" svg:y="5.614cm" svg:viewBox="0 0 238 123" draw:points="238,59 0,0 0,123">
            <text:p/>
          </draw:polygon>
          <draw:polygon draw:style-name="gr3" draw:text-style-name="P1" draw:layer="layout" svg:width="0.237cm" svg:height="0.122cm" svg:x="9.574cm" svg:y="5.614cm" svg:viewBox="0 0 238 123" draw:points="238,59 0,0 0,123">
            <text:p/>
          </draw:polygon>
          <draw:line draw:style-name="gr1" draw:text-style-name="P1" draw:layer="layout" svg:x1="11.501cm" svg:y1="5.673cm" svg:x2="10.393cm" svg:y2="5.673cm">
            <text:p/>
          </draw:line>
          <draw:polygon draw:style-name="gr2" draw:text-style-name="P2" draw:layer="layout" svg:width="0.234cm" svg:height="0.122cm" svg:x="11.501cm" svg:y="5.614cm" svg:viewBox="0 0 235 123" draw:points="235,59 0,0 0,123">
            <text:p/>
          </draw:polygon>
          <draw:polygon draw:style-name="gr3" draw:text-style-name="P1" draw:layer="layout" svg:width="0.234cm" svg:height="0.122cm" svg:x="11.501cm" svg:y="5.614cm" svg:viewBox="0 0 235 123" draw:points="235,59 0,0 0,123">
            <text:p/>
          </draw:polygon>
          <draw:line draw:style-name="gr1" draw:text-style-name="P1" draw:layer="layout" svg:x1="9.647cm" svg:y1="6.522cm" svg:x2="8.427cm" svg:y2="5.821cm">
            <text:p/>
          </draw:line>
          <draw:polygon draw:style-name="gr2" draw:text-style-name="P2" draw:layer="layout" svg:width="0.234cm" svg:height="0.17cm" svg:x="9.616cm" svg:y="6.47cm" svg:viewBox="0 0 235 171" draw:points="235,171 61,0 0,107">
            <text:p/>
          </draw:polygon>
          <draw:polygon draw:style-name="gr3" draw:text-style-name="P1" draw:layer="layout" svg:width="0.234cm" svg:height="0.17cm" svg:x="9.616cm" svg:y="6.47cm" svg:viewBox="0 0 235 171" draw:points="235,171 61,0 0,107">
            <text:p/>
          </draw:polygon>
          <draw:line draw:style-name="gr1" draw:text-style-name="P1" draw:layer="layout" svg:x1="11.501cm" svg:y1="6.784cm" svg:x2="10.393cm" svg:y2="6.784cm">
            <text:p/>
          </draw:line>
          <draw:polygon draw:style-name="gr2" draw:text-style-name="P2" draw:layer="layout" svg:width="0.234cm" svg:height="0.123cm" svg:x="11.501cm" svg:y="6.725cm" svg:viewBox="0 0 235 124" draw:points="235,59 0,0 0,124">
            <text:p/>
          </draw:polygon>
          <draw:polygon draw:style-name="gr3" draw:text-style-name="P1" draw:layer="layout" svg:width="0.234cm" svg:height="0.123cm" svg:x="11.501cm" svg:y="6.725cm" svg:viewBox="0 0 235 124" draw:points="235,59 0,0 0,124">
            <text:p/>
          </draw:polygon>
          <draw:path draw:style-name="gr2" draw:text-style-name="P2" draw:layer="layout" svg:width="0.582cm" svg:height="0.581cm" svg:x="5.956cm" svg:y="5.385cm" svg:viewBox="0 0 583 582" svg:d="M583 289c0-158-127-289-289-289s-294 131-294 289c0 161 132 293 294 293s289-132 289-293z">
            <text:p/>
          </draw:path>
          <draw:path draw:style-name="gr4" draw:text-style-name="P1" draw:layer="layout" svg:width="0.582cm" svg:height="0.581cm" svg:x="5.956cm" svg:y="5.385cm" svg:viewBox="0 0 583 582" svg:d="M583 289c0-158-127-289-289-289s-294 131-294 289c0 161 132 293 294 293s289-132 289-293z">
            <text:p/>
          </draw:path>
          <draw:path draw:style-name="gr2" draw:text-style-name="P2" draw:layer="layout" svg:width="0.582cm" svg:height="0.581cm" svg:x="7.884cm" svg:y="4.273cm" svg:viewBox="0 0 583 582" svg:d="M583 290c0-157-133-290-295-290-156 0-288 133-288 290 0 161 132 292 288 292 162 0 295-131 295-292z">
            <text:p/>
          </draw:path>
          <draw:path draw:style-name="gr4" draw:text-style-name="P1" draw:layer="layout" svg:width="0.582cm" svg:height="0.581cm" svg:x="7.884cm" svg:y="4.273cm" svg:viewBox="0 0 583 582" svg:d="M583 290c0-157-133-290-295-290-156 0-288 133-288 290 0 161 132 292 288 292 162 0 295-131 295-292z">
            <text:p/>
          </draw:path>
          <draw:path draw:style-name="gr2" draw:text-style-name="P2" draw:layer="layout" svg:width="0.582cm" svg:height="0.581cm" svg:x="9.811cm" svg:y="4.273cm" svg:viewBox="0 0 583 582" svg:d="M583 290c0-157-132-290-294-290-161 0-289 133-289 290 0 161 128 292 289 292 162 0 294-131 294-292z">
            <text:p/>
          </draw:path>
          <draw:path draw:style-name="gr4" draw:text-style-name="P1" draw:layer="layout" svg:width="0.582cm" svg:height="0.581cm" svg:x="9.811cm" svg:y="4.273cm" svg:viewBox="0 0 583 582" svg:d="M583 290c0-157-132-290-294-290-161 0-289 133-289 290 0 161 128 292 289 292 162 0 294-131 294-292z">
            <text:p/>
          </draw:path>
          <draw:path draw:style-name="gr2" draw:text-style-name="P2" draw:layer="layout" svg:width="0.581cm" svg:height="0.581cm" svg:x="11.735cm" svg:y="4.273cm" svg:viewBox="0 0 582 582" svg:d="M582 290c0-157-127-290-289-290s-293 133-293 290c0 161 131 292 293 292s289-131 289-292z">
            <text:p/>
          </draw:path>
          <draw:path draw:style-name="gr5" draw:text-style-name="P1" draw:layer="layout" svg:width="0.581cm" svg:height="0.581cm" svg:x="11.735cm" svg:y="4.273cm" svg:viewBox="0 0 582 582" svg:d="M582 290c0-157-127-290-289-290s-293 133-293 290c0 161 131 292 293 292s289-131 289-292z">
            <text:p/>
          </draw:path>
          <draw:path draw:style-name="gr6" draw:text-style-name="P1" draw:layer="layout" svg:width="0.581cm" svg:height="0.581cm" svg:x="11.735cm" svg:y="4.273cm" svg:viewBox="0 0 582 582" svg:d="M582 290c0-157-127-290-289-290s-293 133-293 290c0 161 131 292 293 292s289-131 289-292z">
            <text:p/>
          </draw:path>
          <draw:path draw:style-name="gr2" draw:text-style-name="P2" draw:layer="layout" svg:width="0.582cm" svg:height="0.581cm" svg:x="7.884cm" svg:y="5.385cm" svg:viewBox="0 0 583 582" svg:d="M583 289c0-158-133-289-295-289-156 0-288 131-288 289 0 161 132 293 288 293 162 0 295-132 295-293z">
            <text:p/>
          </draw:path>
          <draw:path draw:style-name="gr4" draw:text-style-name="P1" draw:layer="layout" svg:width="0.582cm" svg:height="0.581cm" svg:x="7.884cm" svg:y="5.385cm" svg:viewBox="0 0 583 582" svg:d="M583 289c0-158-133-289-295-289-156 0-288 131-288 289 0 161 132 293 288 293 162 0 295-132 295-293z">
            <text:p/>
          </draw:path>
          <draw:path draw:style-name="gr2" draw:text-style-name="P2" draw:layer="layout" svg:width="0.582cm" svg:height="0.581cm" svg:x="9.811cm" svg:y="5.385cm" svg:viewBox="0 0 583 582" svg:d="M583 289c0-158-132-289-294-289-161 0-289 131-289 289 0 161 128 293 289 293 162 0 294-132 294-293z">
            <text:p/>
          </draw:path>
          <draw:path draw:style-name="gr4" draw:text-style-name="P1" draw:layer="layout" svg:width="0.582cm" svg:height="0.581cm" svg:x="9.811cm" svg:y="5.385cm" svg:viewBox="0 0 583 582" svg:d="M583 289c0-158-132-289-294-289-161 0-289 131-289 289 0 161 128 293 289 293 162 0 294-132 294-293z">
            <text:p/>
          </draw:path>
          <draw:path draw:style-name="gr2" draw:text-style-name="P2" draw:layer="layout" svg:width="0.581cm" svg:height="0.581cm" svg:x="11.735cm" svg:y="5.385cm" svg:viewBox="0 0 582 582" svg:d="M582 289c0-158-127-289-289-289s-293 131-293 289c0 161 131 293 293 293s289-132 289-293z">
            <text:p/>
          </draw:path>
          <draw:path draw:style-name="gr5" draw:text-style-name="P1" draw:layer="layout" svg:width="0.581cm" svg:height="0.581cm" svg:x="11.735cm" svg:y="5.385cm" svg:viewBox="0 0 582 582" svg:d="M582 289c0-158-127-289-289-289s-293 131-293 289c0 161 131 293 293 293s289-132 289-293z">
            <text:p/>
          </draw:path>
          <draw:path draw:style-name="gr6" draw:text-style-name="P1" draw:layer="layout" svg:width="0.581cm" svg:height="0.581cm" svg:x="11.735cm" svg:y="5.385cm" svg:viewBox="0 0 582 582" svg:d="M582 289c0-158-127-289-289-289s-293 131-293 289c0 161 131 293 293 293s289-132 289-293z">
            <text:p/>
          </draw:path>
          <draw:path draw:style-name="gr2" draw:text-style-name="P2" draw:layer="layout" svg:width="0.582cm" svg:height="0.581cm" svg:x="9.811cm" svg:y="6.496cm" svg:viewBox="0 0 583 582" svg:d="M583 289c0-162-132-289-294-289-161 0-289 127-289 289 0 161 128 293 289 293 162 0 294-132 294-293z">
            <text:p/>
          </draw:path>
          <draw:path draw:style-name="gr4" draw:text-style-name="P1" draw:layer="layout" svg:width="0.582cm" svg:height="0.581cm" svg:x="9.811cm" svg:y="6.496cm" svg:viewBox="0 0 583 582" svg:d="M583 289c0-162-132-289-294-289-161 0-289 127-289 289 0 161 128 293 289 293 162 0 294-132 294-293z">
            <text:p/>
          </draw:path>
          <draw:path draw:style-name="gr2" draw:text-style-name="P2" draw:layer="layout" svg:width="0.581cm" svg:height="0.581cm" svg:x="11.735cm" svg:y="6.496cm" svg:viewBox="0 0 582 582" svg:d="M582 289c0-162-127-289-288-289-163 0-294 127-294 289 0 161 131 293 294 293 161 0 288-132 288-293z">
            <text:p/>
          </draw:path>
          <draw:path draw:style-name="gr5" draw:text-style-name="P1" draw:layer="layout" svg:width="0.581cm" svg:height="0.581cm" svg:x="11.735cm" svg:y="6.496cm" svg:viewBox="0 0 582 582" svg:d="M582 289c0-162-127-289-288-289-163 0-294 127-294 289 0 161 131 293 294 293 161 0 288-132 288-293z">
            <text:p/>
          </draw:path>
          <draw:path draw:style-name="gr6" draw:text-style-name="P1" draw:layer="layout" svg:width="0.581cm" svg:height="0.581cm" svg:x="11.735cm" svg:y="6.496cm" svg:viewBox="0 0 582 582" svg:d="M582 289c0-162-127-289-288-289-163 0-294 127-294 289 0 161 131 293 294 293 161 0 288-132 288-293z">
            <text:p/>
          </draw:path>
          <draw:path draw:style-name="gr2" draw:text-style-name="P2" draw:layer="layout" svg:width="0.428cm" svg:height="0.428cm" svg:x="13.739cm" svg:y="5.461cm" svg:viewBox="0 0 429 429" svg:d="M429 212c0-115-97-212-216-212-116 0-213 97-213 212 0 120 97 217 213 217 119 0 216-97 216-217z">
            <text:p/>
          </draw:path>
          <draw:path draw:style-name="gr4" draw:text-style-name="P1" draw:layer="layout" svg:width="0.428cm" svg:height="0.428cm" svg:x="13.739cm" svg:y="5.461cm" svg:viewBox="0 0 429 429" svg:d="M429 212c0-115-97-212-216-212-116 0-213 97-213 212 0 120 97 217 213 217 119 0 216-97 216-217z">
            <text:p/>
          </draw:path>
          <draw:path draw:style-name="gr7" draw:text-style-name="P3" draw:layer="layout" svg:width="0.068cm" svg:height="0.17cm" svg:x="7.23cm" svg:y="5.168cm" svg:viewBox="0 0 69 171" svg:d="M17 43v12h35v77c0 8-4 12-8 17-6 4-10 9-14 9-5 0-9 0-9-5-4 0-8 0-8-4-4 0-4-5-4-5l-9 14c9 9 17 13 30 13 4 0 8-4 14-4 4 0 8-5 12-9 0 0 5-5 5-9 4-9 4-13 4-22v-84zM52 4c-4 0-4 5-4 9 0 0 0 4 4 4 0 5 4 5 4 5 5 0 9 0 9-5 4 0 4-4 4-4 0-4 0-9-4-9 0 0-4-4-9-4z">
            <text:p/>
          </draw:path>
          <draw:path draw:style-name="gr7" draw:text-style-name="P3" draw:layer="layout" svg:width="0.081cm" svg:height="0.127cm" svg:x="9.098cm" svg:y="4.625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
            <text:p/>
          </draw:path>
          <draw:path draw:style-name="gr7" draw:text-style-name="P3" draw:layer="layout" svg:width="0.089cm" svg:height="0.131cm" svg:x="11.022cm" svg:y="4.621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
            <text:p/>
          </draw:path>
          <draw:path draw:style-name="gr7" draw:text-style-name="P3" draw:layer="layout" svg:width="0.08cm" svg:height="0.127cm" svg:x="7.175cm" svg:y="5.732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
            <text:p/>
          </draw:path>
          <draw:path draw:style-name="gr7" draw:text-style-name="P3" draw:layer="layout" svg:width="0.08cm" svg:height="0.136cm" svg:x="9.094cm" svg:y="5.732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
            <text:p/>
          </draw:path>
          <draw:path draw:style-name="gr7" draw:text-style-name="P3" draw:layer="layout" svg:width="0.085cm" svg:height="0.136cm" svg:x="11.026cm" svg:y="5.732cm" svg:viewBox="0 0 86 137" svg:d="M56 0c-4 0-9 0-13 0-4 4-8 4-13 10 0 4-4 8-8 13 0 4 0 12 0 17v8h-22v13h22v76h13v-76h29v-13h-29v-4c0-9 0-13 0-17 4-4 4-4 8-9l4-4c5 0 5 0 9 0s8 0 12 0c5 4 9 4 9 9v4h4l5-13c-9-10-18-14-30-14z">
            <text:p/>
          </draw:path>
          <draw:path draw:style-name="gr7" draw:text-style-name="P3" draw:layer="layout" svg:width="0.072cm" svg:height="0.093cm" svg:x="9.043cm" svg:y="6.284cm" svg:viewBox="0 0 73 94" svg:d="M0 94h17v-56c0-5 0-9 0-9 4-4 4-8 8-13 0 0 5-4 9-4s4 0 8 0c5 0 9 0 13 4 4 5 4 13 4 22v56h14v-56c0-9 0-13 0-17 0-9-4-13-4-13-5-4-10-8-14-8 0 0-4 0-8 0-9 0-13 0-17 4-5 4-9 8-13 12v-16h-17z">
            <text:p/>
          </draw:path>
          <draw:path draw:style-name="gr7" draw:text-style-name="P3" draw:layer="layout" svg:width="0.089cm" svg:height="0.128cm" svg:x="11.022cm" svg:y="6.843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
            <text:p/>
          </draw:path>
          <draw:path draw:style-name="gr8" draw:text-style-name="P4" draw:layer="layout" svg:width="0.144cm" svg:height="0.208cm" svg:x="6.118cm" svg:y="5.567cm" svg:viewBox="0 0 145 209" svg:d="M111 38c0 4-8 26-13 43-8 21-38 47-51 47-12 0-17-22-17-39 0-38 26-76 60-76 13 0 21 12 21 25zM73 188c-4 8-9 12-17 12h-9v5 4c0 0 22 0 34 0 13 0 39 0 39 0v-9h-5-4c-4 0-13-4-13-8s0-4 0-4l47-171c0-4 0-4 0-9 0-4-4-8-4-8 0 0-5 4-9 8l-12 13c-9-13-17-17-30-17-38 0-90 34-90 89 0 21 9 48 39 48 17 0 34-9 55-35z">
            <text:p/>
          </draw:path>
          <draw:path draw:style-name="gr8" draw:text-style-name="P4" draw:layer="layout" svg:width="0.098cm" svg:height="0.145cm" svg:x="6.275cm" svg:y="5.609cm" svg:viewBox="0 0 99 146" svg:d="M51 0c-34 0-51 26-51 72 0 48 17 74 51 74 31 0 48-26 48-74 0-46-17-72-48-72zM51 9c17 0 31 21 31 63 0 39-14 61-31 61-21 0-34-22-34-61 0-42 13-63 34-63z">
            <text:p/>
          </draw:path>
          <draw:path draw:style-name="gr8" draw:text-style-name="P4" draw:layer="layout" svg:width="0.145cm" svg:height="0.208cm" svg:x="8.045cm" svg:y="4.456cm" svg:viewBox="0 0 146 209" svg:d="M112 34c0 8-9 29-13 46-10 21-39 47-52 47s-17-21-17-38c0-38 26-77 59-77 14 0 23 13 23 22zM72 186c-4 9-8 9-16 13h-9v5 5c0 0 21 0 34 0 14 0 35 0 35 0h4v-10h-4l-4-4c-5 0-13 0-13-9l47-170c0-4 0-8 0-8 0-8-5-8-5-8-4 0-8 0-8 8l-13 8c-8-8-17-12-31-12-38 0-89 34-89 89 0 21 9 47 38 47 18 0 34-9 57-34z">
            <text:p/>
          </draw:path>
          <draw:polygon draw:style-name="gr8" draw:text-style-name="P4" draw:layer="layout" svg:width="0.076cm" svg:height="0.144cm" svg:x="8.211cm" svg:y="4.494cm" svg:viewBox="0 0 77 145" draw:points="47,0 0,17 0,25 34,17 34,132 34,137 8,137 8,145 77,145 77,137 56,137 52,132 52,0">
            <text:p/>
          </draw:polygon>
          <draw:path draw:style-name="gr8" draw:text-style-name="P4" draw:layer="layout" svg:width="0.144cm" svg:height="0.208cm" svg:x="9.973cm" svg:y="4.456cm" svg:viewBox="0 0 145 209" svg:d="M107 34c0 8-4 29-9 46-8 21-38 47-50 47-14 0-19-21-19-38 0-38 27-77 61-77 13 0 17 13 17 22zM73 186c-4 9-9 9-17 13h-8v5 5c0 0 21 0 33 0 13 0 34 0 34 0h5v-10h-5l-4-4c-4 0-13 0-13-9l47-170c0-4 0-8 0-8 0-8-4-8-4-8-4 0-9 0-13 8l-8 8c-9-8-17-12-34-12-34 0-86 34-86 89 0 21 8 47 39 47 17 0 34-9 55-34z">
            <text:p/>
          </draw:path>
          <draw:path draw:style-name="gr8" draw:text-style-name="P4" draw:layer="layout" svg:width="0.097cm" svg:height="0.144cm" svg:x="10.13cm" svg:y="4.494cm" svg:viewBox="0 0 98 145" svg:d="M22 128c47-38 68-59 68-86 0-25-13-42-43-42-25 0-43 17-43 30 0 8 5 12 14 12 0 0 4 0 8-4v-21c4-4 13-4 17-4 17 0 30 12 30 29 0 31-26 52-73 90v13h98v-34h-12l-4 17z">
            <text:p/>
          </draw:path>
          <draw:path draw:style-name="gr8" draw:text-style-name="P4" draw:layer="layout" svg:width="0.144cm" svg:height="0.208cm" svg:x="11.896cm" svg:y="4.456cm" svg:viewBox="0 0 145 209" svg:d="M106 34c0 8-4 29-13 46-4 21-34 47-46 47-13 0-17-21-17-38 0-38 25-77 59-77 9 0 17 13 17 22zM72 186c-4 9-8 9-17 13h-8c0 0-4 0-4 5v5h4c0 0 21 0 34 0 12 0 34 0 34 0v-10l-9-4c-4 0-8 0-8-9l47-170c0-4 0-8 0-8 0-8-4-8-4-8-4 0-8 0-14 8l-8 8c-9-8-17-12-34-12-34 0-85 34-85 89 0 21 8 47 38 47 17 0 34-9 51-34h4z">
            <text:p/>
          </draw:path>
          <draw:path draw:style-name="gr8" draw:text-style-name="P4" draw:layer="layout" svg:width="0.094cm" svg:height="0.148cm" svg:x="12.053cm" svg:y="4.494cm" svg:viewBox="0 0 95 149" svg:d="M55 73c22-9 31-21 31-34 0-22-14-39-39-39-26 0-47 17-47 31 0 4 4 12 13 12 4 0 4-4 8-4v-22c5-4 13-4 21-4 17 0 26 9 26 26s-13 30-34 30h-4v12c4-4 8-4 12-4 22 0 30 13 30 26 0 21-13 34-34 34-4 0-8 0-17-5l-4-17c-4 0-4 0-8 0-5 0-9 4-9 9 0 13 13 25 38 25 34 0 57-21 57-42s-14-34-40-34z">
            <text:p/>
          </draw:path>
          <draw:path draw:style-name="gr8" draw:text-style-name="P4" draw:layer="layout" svg:width="0.145cm" svg:height="0.208cm" svg:x="8.045cm" svg:y="5.567cm" svg:viewBox="0 0 146 209" svg:d="M112 38c0 4-9 26-13 43-10 21-39 47-52 47s-17-22-17-39c0-38 26-76 59-76 14 0 23 12 23 25zM72 188c-4 8-8 12-16 12h-9v5 4c0 0 21 0 34 0 14 0 35 0 35 0h4v-9h-4-4c-5 0-13-4-13-8s0-4 0-4l47-171c0-4 0-4 0-9 0-4-5-8-5-8-4 0-8 4-8 8l-13 13c-8-13-17-17-31-17-38 0-89 34-89 89 0 21 9 48 38 48 18 0 34-9 57-35z">
            <text:p/>
          </draw:path>
          <draw:path draw:style-name="gr8" draw:text-style-name="P4" draw:layer="layout" svg:width="0.106cm" svg:height="0.149cm" svg:x="8.198cm" svg:y="5.609cm" svg:viewBox="0 0 107 150" svg:d="M73 0l-73 85v18h69v47h17v-47h21v-18h-21v-85zM69 22v63h-51z">
            <text:p/>
          </draw:path>
          <draw:path draw:style-name="gr8" draw:text-style-name="P4" draw:layer="layout" svg:width="0.144cm" svg:height="0.208cm" svg:x="9.973cm" svg:y="5.567cm" svg:viewBox="0 0 145 209" svg:d="M107 38c0 4-4 26-9 43-8 21-38 47-50 47-14 0-19-22-19-39 0-38 27-76 61-76 13 0 17 12 17 25zM73 188c-4 8-9 12-17 12h-8v5 4c0 0 21 0 33 0 13 0 34 0 34 0h5v-9h-5-4c-4 0-13-4-13-8s0-4 0-4l47-171c0-4 0-4 0-9 0-4-4-8-4-8-4 0-9 4-13 8l-8 13c-9-13-17-17-34-17-34 0-86 34-86 89 0 21 8 48 39 48 17 0 34-9 55-35z">
            <text:p/>
          </draw:path>
          <draw:path draw:style-name="gr8" draw:text-style-name="P4" draw:layer="layout" svg:width="0.093cm" svg:height="0.145cm" svg:x="10.13cm" svg:y="5.609cm" svg:viewBox="0 0 94 146" svg:d="M13 0v68c4 0 8 0 16 0 31 0 44 9 44 35 0 17-13 30-35 30-4 0-9 0-13 0l-8-17c0-5-4-5-4-5-9 0-13 9-13 13 0 9 17 22 38 22 35 0 56-22 56-47 0-27-17-44-48-44-8 0-12 0-21 5v-43h61v-17z">
            <text:p/>
          </draw:path>
          <draw:path draw:style-name="gr8" draw:text-style-name="P4" draw:layer="layout" svg:width="0.144cm" svg:height="0.208cm" svg:x="11.896cm" svg:y="5.567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
            <text:p/>
          </draw:path>
          <draw:path draw:style-name="gr8" draw:text-style-name="P4" draw:layer="layout" svg:width="0.098cm" svg:height="0.153cm" svg:x="12.053cm" svg:y="5.601cm" svg:viewBox="0 0 99 154" svg:d="M82 0c-51 4-82 38-82 93 0 35 21 61 48 61 30 0 51-22 51-51 0-27-17-48-43-48-13 0-25 4-35 13 6-34 27-55 61-55zM21 76c10-4 18-8 31-8 17 0 30 12 30 39 0 21-13 34-30 34-21 0-31-17-31-52 0 0 0-4 0-13z">
            <text:p/>
          </draw:path>
          <draw:path draw:style-name="gr8" draw:text-style-name="P4" draw:layer="layout" svg:width="0.144cm" svg:height="0.204cm" svg:x="9.973cm" svg:y="6.682cm" svg:viewBox="0 0 145 205" svg:d="M107 34c0 4-4 30-9 47-8 17-38 43-50 43-14 0-19-22-19-39 0-34 27-72 61-72 13 0 17 8 17 21zM73 184c-4 8-9 12-17 12h-8v5 4c0 0 21 0 33 0 13 0 34 0 34 0h5v-4c0-5-5-5-5-5h-4c-4 0-13 0-13-8v-4l47-171c0-4 0-4 0-8 0-5-4-5-4-5-4 0-9 0-13 5l-8 12c-9-8-17-17-34-17-34 0-86 38-86 89 0 22 8 48 39 48 17 0 34-8 55-35z">
            <text:p/>
          </draw:path>
          <draw:polygon draw:style-name="gr8" draw:text-style-name="P4" draw:layer="layout" svg:width="0.098cm" svg:height="0.149cm" svg:x="10.134cm" svg:y="6.72cm" svg:viewBox="0 0 99 150" draw:points="0,0 0,40 10,40 14,18 78,18 10,150 27,150 27,146 99,9 99,0">
            <text:p/>
          </draw:polygon>
          <draw:path draw:style-name="gr8" draw:text-style-name="P4" draw:layer="layout" svg:width="0.144cm" svg:height="0.204cm" svg:x="11.896cm" svg:y="6.682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
            <text:p/>
          </draw:path>
          <draw:path draw:style-name="gr8" draw:text-style-name="P4" draw:layer="layout" svg:width="0.094cm" svg:height="0.145cm" svg:x="12.053cm" svg:y="6.72cm" svg:viewBox="0 0 95 146" svg:d="M55 64c-21-8-34-17-34-29 0-13 13-26 26-26 17 0 25 13 25 26 0 12-4 25-17 29zM64 68c17-8 26-21 26-33 0-22-18-35-43-35-26 0-43 13-43 39 0 12 9 25 22 29-17 9-26 22-26 38 0 23 17 40 47 40s48-17 48-40c0-16-9-29-31-38zM34 73c30 12 43 17 43 33 0 18-13 31-30 31-21 0-34-13-34-35 0-12 8-21 21-29z">
            <text:p/>
          </draw:path>
          <draw:path draw:style-name="gr8" draw:text-style-name="P4" draw:layer="layout" svg:width="0.114cm" svg:height="0.136cm" svg:x="13.9cm" svg:y="5.609cm" svg:viewBox="0 0 115 137" svg:d="M90 22c0 25-35 33-60 38 12-43 29-51 43-51 13 0 17 4 17 13zM30 72c85-17 85-38 85-50 0-9-8-22-33-22-61 0-82 51-82 89 0 26 13 48 38 48 26 0 48-14 65-35 0-4-4-4-9-4-17 17-25 17-43 17-13 0-21-5-21-34z">
            <text:p/>
          </draw:path>
        </draw:g>
        <draw:g>
          <draw:line draw:style-name="gr1" draw:text-style-name="P1" draw:layer="layout" svg:x1="10.499cm" svg:y1="15.261cm" svg:x2="9.391cm" svg:y2="15.261cm">
            <text:p/>
          </draw:line>
          <draw:polygon draw:style-name="gr2" draw:text-style-name="P2" draw:layer="layout" svg:width="0.234cm" svg:height="0.127cm" svg:x="10.499cm" svg:y="15.198cm" svg:viewBox="0 0 235 128" draw:points="235,63 0,0 0,128">
            <text:p/>
          </draw:polygon>
          <draw:polygon draw:style-name="gr3" draw:text-style-name="P1" draw:layer="layout" svg:width="0.234cm" svg:height="0.127cm" svg:x="10.499cm" svg:y="15.198cm" svg:viewBox="0 0 235 128" draw:points="235,63 0,0 0,128">
            <text:p/>
          </draw:polygon>
          <draw:path draw:style-name="gr1" draw:text-style-name="P1" draw:layer="layout" svg:width="0.523cm" svg:height="1.01cm" svg:x="9.174cm" svg:y="15.541cm" svg:viewBox="0 0 524 1011" svg:d="M524 1011c-243-293-426-637-524-1011">
            <text:p/>
          </draw:path>
          <draw:path draw:style-name="gr2" draw:text-style-name="P2" draw:layer="layout" svg:width="0.204cm" svg:height="0.212cm" svg:x="9.65cm" svg:y="16.508cm" svg:viewBox="0 0 205 213" svg:d="M205 213c-39-68-78-141-111-213l-94 81c68 46 136 94 205 132z">
            <text:p/>
          </draw:path>
          <draw:path draw:style-name="gr3" draw:text-style-name="P1" draw:layer="layout" svg:width="0.204cm" svg:height="0.212cm" svg:x="9.65cm" svg:y="16.508cm" svg:viewBox="0 0 205 213" svg:d="M205 213c-39-68-78-141-111-213l-94 81c68 46 136 94 205 132z">
            <text:p/>
          </draw:path>
          <draw:path draw:style-name="gr1" draw:text-style-name="P1" draw:layer="layout" svg:width="0.578cm" svg:height="0.452cm" svg:x="8.27cm" svg:y="15.034cm" svg:viewBox="0 0 579 453" svg:d="M358 448c-191 25-358-59-358-221 0-225 311-302 579-144">
            <text:p/>
          </draw:path>
          <draw:path draw:style-name="gr2" draw:text-style-name="P2" draw:layer="layout" svg:width="0.23cm" svg:height="0.136cm" svg:x="8.618cm" svg:y="15.405cm" svg:viewBox="0 0 231 137" svg:d="M231 0c-82 26-158 30-231 22l17 115c72-25 145-72 214-137z">
            <text:p/>
          </draw:path>
          <draw:path draw:style-name="gr3" draw:text-style-name="P1" draw:layer="layout" svg:width="0.23cm" svg:height="0.136cm" svg:x="8.618cm" svg:y="15.405cm" svg:viewBox="0 0 231 137" svg:d="M231 0c-82 26-158 30-231 22l17 115c72-25 145-72 214-137z">
            <text:p/>
          </draw:path>
          <draw:path draw:style-name="gr1" draw:text-style-name="P1" draw:layer="layout" svg:width="1.21cm" svg:height="0.192cm" svg:x="9.561cm" svg:y="14.925cm" svg:viewBox="0 0 1211 193" svg:d="M0 91c395-149 842-115 1211 102">
            <text:p/>
          </draw:path>
          <draw:path draw:style-name="gr2" draw:text-style-name="P2" draw:layer="layout" svg:width="0.229cm" svg:height="0.157cm" svg:x="9.353cm" svg:y="14.96cm" svg:viewBox="0 0 230 158" svg:d="M0 158c76-21 154-38 230-42l-42-116c-69 47-133 99-188 158z">
            <text:p/>
          </draw:path>
          <draw:path draw:style-name="gr3" draw:text-style-name="P1" draw:layer="layout" svg:width="0.229cm" svg:height="0.157cm" svg:x="9.353cm" svg:y="14.96cm" svg:viewBox="0 0 230 158" svg:d="M0 158c76-21 154-38 230-42l-42-116c-69 47-133 99-188 158z">
            <text:p/>
          </draw:path>
          <draw:path draw:style-name="gr1" draw:text-style-name="P1" draw:layer="layout" svg:width="0.522cm" svg:height="1.01cm" svg:x="10.427cm" svg:y="15.541cm" svg:viewBox="0 0 523 1011" svg:d="M0 1011c242-293 426-637 523-1011">
            <text:p/>
          </draw:path>
          <draw:path draw:style-name="gr2" draw:text-style-name="P2" draw:layer="layout" svg:width="0.208cm" svg:height="0.212cm" svg:x="10.266cm" svg:y="16.508cm" svg:viewBox="0 0 209 213" svg:d="M0 213c73-38 141-86 209-132l-98-81c-34 72-68 145-111 213z">
            <text:p/>
          </draw:path>
          <draw:path draw:style-name="gr3" draw:text-style-name="P1" draw:layer="layout" svg:width="0.208cm" svg:height="0.212cm" svg:x="10.266cm" svg:y="16.508cm" svg:viewBox="0 0 209 213" svg:d="M0 213c73-38 141-86 209-132l-98-81c-34 72-68 145-111 213z">
            <text:p/>
          </draw:path>
          <draw:path draw:style-name="gr1" draw:text-style-name="P1" draw:layer="layout" svg:width="0.578cm" svg:height="0.452cm" svg:x="11.276cm" svg:y="15.036cm" svg:viewBox="0 0 579 453" svg:d="M221 5c191-26 358 59 358 221 0 225-311 302-579 144">
            <text:p/>
          </draw:path>
          <draw:path draw:style-name="gr2" draw:text-style-name="P2" draw:layer="layout" svg:width="0.229cm" svg:height="0.136cm" svg:x="11.276cm" svg:y="14.981cm" svg:viewBox="0 0 230 137" svg:d="M0 137c82-21 158-30 230-21l-16-116c-73 26-149 73-214 137z">
            <text:p/>
          </draw:path>
          <draw:path draw:style-name="gr3" draw:text-style-name="P1" draw:layer="layout" svg:width="0.229cm" svg:height="0.136cm" svg:x="11.276cm" svg:y="14.981cm" svg:viewBox="0 0 230 137" svg:d="M0 137c82-21 158-30 230-21l-16-116c-73 26-149 73-214 137z">
            <text:p/>
          </draw:path>
          <draw:path draw:style-name="gr1" draw:text-style-name="P1" draw:layer="layout" svg:width="0.835cm" svg:height="1.115cm" svg:x="8.938cm" svg:y="15.762cm" svg:viewBox="0 0 836 1116" svg:d="M7 0c-63 518 289 1019 829 1116">
            <text:p/>
          </draw:path>
          <draw:path draw:style-name="gr2" draw:text-style-name="P2" draw:layer="layout" svg:width="0.127cm" svg:height="0.237cm" svg:x="8.882cm" svg:y="15.533cm" svg:viewBox="0 0 128 238" svg:d="M119 0c-51 72-90 144-119 220l128 18c-13-77-17-158-9-238z">
            <text:p/>
          </draw:path>
          <draw:path draw:style-name="gr3" draw:text-style-name="P1" draw:layer="layout" svg:width="0.127cm" svg:height="0.237cm" svg:x="8.882cm" svg:y="15.533cm" svg:viewBox="0 0 128 238" svg:d="M119 0c-51 72-90 144-119 220l128 18c-13-77-17-158-9-238z">
            <text:p/>
          </draw:path>
          <draw:path draw:style-name="gr1" draw:text-style-name="P1" draw:layer="layout" svg:width="0.839cm" svg:height="1.115cm" svg:x="10.346cm" svg:y="15.762cm" svg:viewBox="0 0 840 1116" svg:d="M833 0c64 518-288 1019-833 1116">
            <text:p/>
          </draw:path>
          <draw:path draw:style-name="gr2" draw:text-style-name="P2" draw:layer="layout" svg:width="0.119cm" svg:height="0.237cm" svg:x="11.119cm" svg:y="15.533cm" svg:viewBox="0 0 120 238" svg:d="M4 0c9 80 9 161-4 238l120-18c-25-76-64-148-116-220z">
            <text:p/>
          </draw:path>
          <draw:path draw:style-name="gr3" draw:text-style-name="P1" draw:layer="layout" svg:width="0.119cm" svg:height="0.237cm" svg:x="11.119cm" svg:y="15.533cm" svg:viewBox="0 0 120 238" svg:d="M4 0c9 80 9 161-4 238l120-18c-25-76-64-148-116-220z">
            <text:p/>
          </draw:path>
          <draw:path draw:style-name="gr1" draw:text-style-name="P1" draw:layer="layout" svg:width="0.452cm" svg:height="0.577cm" svg:x="9.835cm" svg:y="17.178cm" svg:viewBox="0 0 453 578" svg:d="M449 221c25 192-60 357-222 357-225 0-301-310-145-578">
            <text:p/>
          </draw:path>
          <draw:path draw:style-name="gr2" draw:text-style-name="P2" draw:layer="layout" svg:width="0.136cm" svg:height="0.229cm" svg:x="10.206cm" svg:y="17.178cm" svg:viewBox="0 0 137 230" svg:d="M0 0c21 82 30 158 21 230l116-17c-26-72-73-144-137-213z">
            <text:p/>
          </draw:path>
          <draw:path draw:style-name="gr3" draw:text-style-name="P1" draw:layer="layout" svg:width="0.136cm" svg:height="0.229cm" svg:x="10.206cm" svg:y="17.178cm" svg:viewBox="0 0 137 230" svg:d="M0 0c21 82 30 158 21 230l116-17c-26-72-73-144-137-213z">
            <text:p/>
          </draw:path>
          <draw:path draw:style-name="gr2" draw:text-style-name="P2" draw:layer="layout" svg:width="0.582cm" svg:height="0.585cm" svg:x="8.809cm" svg:y="14.969cm" svg:viewBox="0 0 583 586" svg:d="M583 292c0-161-132-292-293-292-162 0-290 131-290 292 0 162 128 294 290 294 161 0 293-132 293-294z">
            <text:p/>
          </draw:path>
          <draw:path draw:style-name="gr5" draw:text-style-name="P1" draw:layer="layout" svg:width="0.582cm" svg:height="0.585cm" svg:x="8.809cm" svg:y="14.969cm" svg:viewBox="0 0 583 586" svg:d="M583 292c0-161-132-292-293-292-162 0-290 131-290 292 0 162 128 294 290 294 161 0 293-132 293-294z">
            <text:p/>
          </draw:path>
          <draw:path draw:style-name="gr6" draw:text-style-name="P1" draw:layer="layout" svg:width="0.582cm" svg:height="0.585cm" svg:x="8.809cm" svg:y="14.969cm" svg:viewBox="0 0 583 586" svg:d="M583 292c0-161-132-292-293-292-162 0-290 131-290 292 0 162 128 294 290 294 161 0 293-132 293-294z">
            <text:p/>
          </draw:path>
          <draw:path draw:style-name="gr2" draw:text-style-name="P2" draw:layer="layout" svg:width="0.581cm" svg:height="0.585cm" svg:x="10.733cm" svg:y="14.969cm" svg:viewBox="0 0 582 586" svg:d="M582 292c0-161-127-292-288-292-162 0-294 131-294 292 0 162 132 294 294 294 161 0 288-132 288-294z">
            <text:p/>
          </draw:path>
          <draw:path draw:style-name="gr4" draw:text-style-name="P1" draw:layer="layout" svg:width="0.581cm" svg:height="0.585cm" svg:x="10.733cm" svg:y="14.969cm" svg:viewBox="0 0 582 586" svg:d="M582 292c0-161-127-292-288-292-162 0-294 131-294 292 0 162 132 294 294 294 161 0 288-132 288-294z">
            <text:p/>
          </draw:path>
          <draw:path draw:style-name="gr2" draw:text-style-name="P2" draw:layer="layout" svg:width="0.582cm" svg:height="0.581cm" svg:x="9.769cm" svg:y="16.635cm" svg:viewBox="0 0 583 582" svg:d="M583 293c0-161-128-293-290-293s-293 132-293 293 131 289 293 289 290-128 290-289z">
            <text:p/>
          </draw:path>
          <draw:path draw:style-name="gr4" draw:text-style-name="P1" draw:layer="layout" svg:width="0.582cm" svg:height="0.581cm" svg:x="9.769cm" svg:y="16.635cm" svg:viewBox="0 0 583 582" svg:d="M583 293c0-161-128-293-290-293s-293 132-293 293 131 289 293 289 290-128 290-289z">
            <text:p/>
          </draw:path>
          <draw:polygon draw:style-name="gr7" draw:text-style-name="P3" draw:layer="layout" svg:width="0.043cm" svg:height="0.128cm" svg:x="9.828cm" svg:y="15.316cm" svg:viewBox="0 0 44 129" draw:points="44,0 31,0 0,17 0,26 27,22 27,129 44,129">
            <text:p/>
          </draw:polygon>
          <draw:path draw:style-name="gr7" draw:text-style-name="P3" draw:layer="layout" svg:width="0.026cm" svg:height="0.055cm" svg:x="9.947cm" svg:y="15.423cm" svg:viewBox="0 0 27 56" svg:d="M27 18c0-5 0-9-5-14 0 0-4-4-9-4-4 0-4 0-8 4 0 5-5 5-5 9 0 0 0 5 5 5v4c4 0 4 4 4 4 4 0 4 0 4 4 0 0-4 4-4 9-4 4-4 8-9 12l5 5c17-13 22-26 22-38z">
            <text:p/>
          </draw:path>
          <draw:path draw:style-name="gr7" draw:text-style-name="P3" draw:layer="layout" svg:width="0.085cm" svg:height="0.128cm" svg:x="10.024cm" svg:y="15.316cm" svg:viewBox="0 0 86 129" svg:d="M56 0l-56 81v13h52v35h17v-35h17v-13h-17v-81zM52 26v55h-34z">
            <text:p/>
          </draw:path>
          <draw:path draw:style-name="gr7" draw:text-style-name="P3" draw:layer="layout" svg:width="0.03cm" svg:height="0.055cm" svg:x="10.151cm" svg:y="15.423cm" svg:viewBox="0 0 31 56" svg:d="M31 18c0-5-5-9-5-14-4 0-8-4-8-4-5 0-10 0-10 4-4 5-4 5-4 9v5l4 4 5 4v4c0 0 0 4-5 9 0 4-4 8-8 12l8 5c14-13 23-26 23-38z">
            <text:p/>
          </draw:path>
          <draw:path draw:style-name="gr7" draw:text-style-name="P3" draw:layer="layout" svg:width="0.072cm" svg:height="0.128cm" svg:x="10.236cm" svg:y="15.316cm" svg:viewBox="0 0 73 129" svg:d="M73 9v-9h-73v17h56c-8 17-17 34-21 55-9 17-18 39-22 57h18c4-22 12-40 17-61 8-21 17-38 25-59z">
            <text:p/>
          </draw:path>
          <draw:path draw:style-name="gr7" draw:text-style-name="P3" draw:layer="layout" svg:width="0.072cm" svg:height="0.127cm" svg:x="9.408cm" svg:y="15.851cm" svg:viewBox="0 0 73 128" svg:d="M0 21l13 9c0-5 0-5 0-5v-4c4 0 4-4 4-4 4 0 8-4 8-4 5 0 9 0 9 0 4 0 8 0 8 0 5 4 9 4 9 4 4 4 4 8 4 8 6 5 6 9 6 9 0 4 0 4 0 8l-6 5c0 4-4 8-4 8-4 4-4 8-9 8l-8 9c-9 8-13 13-17 22-8 4-13 13-17 25v9h73v-17 4h-4-52c0-4 4-8 4-8 4-4 4-4 4-9 5-4 5-4 9-8 4 0 4-5 4-5l13-13c4 0 4-4 10-9 4 0 4-4 8-8 0-4 0-4 4-8 0-5 0-9 0-13s0-9-4-13c0-4-4-8-4-13-4 0-10-4-14-8-4 0-9 0-17 0-4 0-13 0-17 4-8 4-13 9-17 17z">
            <text:p/>
          </draw:path>
          <draw:path draw:style-name="gr7" draw:text-style-name="P3" draw:layer="layout" svg:width="0.026cm" svg:height="0.055cm" svg:x="9.531cm" svg:y="15.957cm" svg:viewBox="0 0 27 56" svg:d="M27 17c0-5 0-9-5-13 0-4-4-4-8-4s-4 0-10 4c-4 0-4 4-4 8l4 5v5c6 0 6 0 6 0 4 4 4 4 4 4 0 4-4 9-4 13-6 4-10 4-10 9l4 8c18-17 23-30 23-39z">
            <text:p/>
          </draw:path>
          <draw:path draw:style-name="gr7" draw:text-style-name="P3" draw:layer="layout" svg:width="0.076cm" svg:height="0.127cm" svg:x="9.612cm" svg:y="15.851cm" svg:viewBox="0 0 77 128" svg:d="M9 0l-4 63 9 5c4-5 8-9 12-9 4-4 9-4 13-4s4 0 9 4c4 0 4 0 8 4 0 5 4 5 4 9 5 4 5 8 5 13s0 9-5 13c0 5-4 9-4 9-4 4-4 4-8 8-5 0-5 0-9 0s-4 0-9 0c-4 0-4 0-8-4 0 0-4 0-4-4h-4v-4-5l-14 13c5 4 9 8 18 13 4 4 12 4 21 4 4 0 9 0 13 0 8-4 13-9 13-9 4-4 8-8 8-16 4-5 4-9 4-18 0-5 0-13-4-17 0-5-4-9-4-13-4-4-9-4-13-8-4 0-13-5-17-5s-13 5-21 9l4-38h51v-13z">
            <text:p/>
          </draw:path>
          <draw:path draw:style-name="gr7" draw:text-style-name="P3" draw:layer="layout" svg:width="0.03cm" svg:height="0.055cm" svg:x="9.735cm" svg:y="15.957cm" svg:viewBox="0 0 31 56" svg:d="M31 17c0-5-4-9-4-13-6-4-10-4-10-4-4 0-8 0-8 4-5 0-5 4-5 8v5c0 0 5 0 5 5h4c0 4 0 4 0 4 0 4 0 9-4 13 0 4-5 4-9 9l9 8c12-17 22-30 22-39z">
            <text:p/>
          </draw:path>
          <draw:path draw:style-name="gr7" draw:text-style-name="P3" draw:layer="layout" svg:width="0.076cm" svg:height="0.127cm" svg:x="9.816cm" svg:y="15.851cm" svg:viewBox="0 0 77 128" svg:d="M73 30c0-5 0-9 0-13-4-4-4-9-9-9-4-4-4-4-8-8-4 0-9 0-13 0s-8 0-13 0c-5 4-9 4-13 8-5 0-5 5-9 9 0 4 0 8 0 13 0 4 0 12 4 17 5 4 9 8 13 12-8 4-13 9-17 13-4 8-8 18-8 22s4 9 4 13 4 8 8 12c5 5 9 5 13 9 5 0 10 0 14 0 8 0 13 0 17 0 4-4 8-4 13-9 4-4 4-8 8-12 0-4 0-9 0-13 0-9 0-14-4-22-4-4-13-9-17-13 4-4 8-8 13-12 4-5 4-13 4-17zM39 63c8 5 13 9 17 13s8 14 8 18 0 4 0 9c-4 4-4 4-8 8l-4 4c-5 0-9 0-13 0 0 0-4 0-9 0 0-4-5-4-9-4 0-4-4-4-4-8 0-5 0-5 0-9 0-9 0-14 4-18s9-8 18-13zM25 38c-4-4-4-4-4-8 0-5 0-5 0-9l4-4c5-4 5-4 10-4l4-5c4 0 8 5 8 5 5 0 5 0 9 4l4 4c0 4 0 4 0 9 0 4 0 8-4 12-4 5-9 9-13 13l-4-4c0 0-4-4-9-4 0-5-5-5-5-9z">
            <text:p/>
          </draw:path>
          <draw:path draw:style-name="gr7" draw:text-style-name="P3" draw:layer="layout" svg:width="0.08cm" svg:height="0.131cm" svg:x="7.519cm" svg:y="15.181cm" svg:viewBox="0 0 81 132" svg:d="M38 12c10 0 18 9 22 17l-43 56c-5-5-5-13-5-22 0-21 9-51 26-51zM38 0c-26 0-38 38-38 67 0 31 12 65 38 65 31 0 43-38 43-69 0-29-12-63-43-63zM64 42c0 9 5 17 5 25 0 27-9 53-31 53-8 0-13-9-17-17z">
            <text:p/>
          </draw:path>
          <draw:path draw:style-name="gr7" draw:text-style-name="P3" draw:layer="layout" svg:width="0.026cm" svg:height="0.055cm" svg:x="7.646cm" svg:y="15.287cm" svg:viewBox="0 0 27 56" svg:d="M27 17c0-4 0-9-5-13 0 0-4-4-9-4-4 0-9 4-9 4-4 4-4 4-4 9 0 0 0 4 4 4v4c5 0 5 4 5 4 0 0 4 0 4 4 0 0-4 6-4 10-5 4-9 8-9 13l4 4c18-13 23-27 23-39z">
            <text:p/>
          </draw:path>
          <draw:path draw:style-name="gr7" draw:text-style-name="P3" draw:layer="layout" svg:width="0.072cm" svg:height="0.131cm" svg:x="7.727cm" svg:y="15.181cm" svg:viewBox="0 0 73 132" svg:d="M69 34c0-5 0-9 0-13-5-4-5-9-9-9-4-4-4-8-14-8 0 0-8-4-12-4-13 0-21 4-30 17l9 8c4-8 12-13 21-13 4 0 8 5 8 5 4 0 4 0 10 4l4 4c0 4 0 4 0 9 0 4 0 4 0 8s-4 4-4 9c-6 0-10 4-14 4s-8 0-17 0v12c4 0 4 0 4 0h5c8 0 16 0 22 5 4 4 8 13 8 22 0 0 0 4-4 9 0 4 0 4-4 8 0 0-6 4-10 4 0 0-4 5-8 5s-9-5-9-5c-4 0-8 0-8-4h-4c0-4 0-4 0-4v-4l-13 12c8 13 21 17 34 17 4 0 8-4 18-4 4 0 8-4 12-8 0-5 5-9 9-13 0-4 0-9 0-13 0-9 0-14-4-22-5-5-9-9-17-13 4 0 8-4 12-8 5-5 5-13 5-17z">
            <text:p/>
          </draw:path>
          <draw:path draw:style-name="gr7" draw:text-style-name="P3" draw:layer="layout" svg:width="0.03cm" svg:height="0.055cm" svg:x="7.85cm" svg:y="15.287cm" svg:viewBox="0 0 31 56" svg:d="M31 17c0-4-5-9-5-13-5 0-9-4-13-4 0 0-5 4-9 4 0 4 0 4 0 9v4l4 4c0 0 0 4 5 4v4c0 0 0 6-5 10 0 4-4 8-8 13l8 4c13-13 23-27 23-39z">
            <text:p/>
          </draw:path>
          <draw:path draw:style-name="gr7" draw:text-style-name="P3" draw:layer="layout" svg:width="0.072cm" svg:height="0.131cm" svg:x="7.935cm" svg:y="15.181cm" svg:viewBox="0 0 73 132" svg:d="M43 0c-8 0-12 4-17 4-9 4-13 8-18 13 0 8-4 17-8 25 0 9 0 17 0 30 0 8 0 18 0 22 4 9 4 17 8 21 5 5 9 9 14 13 4 0 9 4 17 4 4 0 8-4 13-4 4-4 8-4 12-8 5-5 5-9 9-13 0-4 0-13 0-17 0-10 0-14 0-18-4-5-4-9-9-13-4-4-8-8-12-8-5-5-9-5-13-5s-8 0-13 5c-9 4-9 4-13 12 0-12 0-21 4-25 0-9 4-13 9-17 0-4 5-4 9-4 4-5 8-5 8-5 4 0 4 0 9 0l4 5c0 0 4 0 4 4l13-9c-9-8-17-12-30-12zM13 76c4-4 8-9 13-13s9-4 13-4c0 0 4 0 8 0 0 4 5 4 5 8 4 0 4 5 8 9 0 4 0 9 0 14 0 8 0 17-4 21s-13 9-17 9-8-5-8-5c-5 0-9-4-9-8-5-4-5-4-9-13 0-4 0-9 0-14z">
            <text:p/>
          </draw:path>
          <draw:path draw:style-name="gr7" draw:text-style-name="P3" draw:layer="layout" svg:width="0.029cm" svg:height="0.055cm" svg:x="8.054cm" svg:y="15.287cm" svg:viewBox="0 0 30 56" svg:d="M30 17c0-4 0-9-4-13 0 0-5-4-9-4-5 0-9 4-9 4-4 4-4 4-4 9 0 0 0 4 4 4v4c4 0 4 4 4 4 0 0 5 0 5 4 0 0-5 6-5 10-4 4-8 8-12 13l8 4c13-13 22-27 22-39z">
            <text:p/>
          </draw:path>
          <draw:path draw:style-name="gr7" draw:text-style-name="P3" draw:layer="layout" svg:width="0.076cm" svg:height="0.131cm" svg:x="8.139cm" svg:y="15.181cm" svg:viewBox="0 0 77 132" svg:d="M29 132c10 0 14-4 18-4 9-4 13-8 17-13 5-4 5-12 9-21 0-4 4-18 4-27 0-25-4-42-13-50-4-13-12-17-25-17-10 0-14 0-18 4-4 0-9 4-9 8-4 5-8 9-8 13-4 4-4 13-4 17s0 13 4 17c0 4 4 8 4 13 4 4 9 4 13 8 4 0 8 0 13 0s13 0 18 0c4-4 8-8 8-13 0 18 0 31-8 40-5 8-13 13-23 13-4 0-8-5-12-5 0-4-5-4-5-4v-4l-8 13c4 8 17 12 25 12zM60 55c0 4-4 8-8 8-5 4-9 4-18 4 0 0-5 0-9 0l-4-4c-4-4-4-8-4-8-5-4-5-9-5-13 0-8 5-17 9-21s8-9 18-9c0 0 4 0 8 5 0 0 5 4 9 4 0 4 0 8 4 13 0 4 0 8 0 12v5z">
            <text:p/>
          </draw:path>
          <draw:path draw:style-name="gr7" draw:text-style-name="P3" draw:layer="layout" svg:width="0.072cm" svg:height="0.127cm" svg:x="9.824cm" svg:y="14.706cm" svg:viewBox="0 0 73 128" svg:d="M0 21l14 8v-4-4c4 0 4-4 8-4l5-4c4 0 8 0 8 0 4 0 9 0 9 0 4 4 8 4 8 8 4 0 4 4 4 4 5 4 5 9 5 9 0 4 0 4 0 8 0 0-5 4-5 9l-4 4c-4 4-4 8-8 8l-9 9c-8 8-13 13-17 22-8 4-14 13-18 25v9h73v-17 4h-4-51c0-4 4-4 4-8 5-5 5-5 9-9 0-4 4-4 4-9 4 0 4-4 4-4l13-13c4 0 9-4 9-9 4 0 4-4 8-8 0 0 0-4 4-9 0-4 0-8 0-12 0-5 0-9-4-13 0-4-4-8-4-13-4 0-9-4-13-4-4-4-8-4-13-4-8 0-17 0-21 4-8 4-14 9-18 17z">
            <text:p/>
          </draw:path>
          <draw:path draw:style-name="gr7" draw:text-style-name="P3" draw:layer="layout" svg:width="0.026cm" svg:height="0.055cm" svg:x="9.947cm" svg:y="14.812cm" svg:viewBox="0 0 27 56" svg:d="M27 18c0-5 0-10-5-14 0-4-4-4-9-4-4 0-4 0-8 4 0 0-5 4-5 9l5 5v4c4 0 4 0 4 0 4 4 4 4 4 4 0 4-4 9-4 13-4 4-4 8-9 8l5 9c17-17 22-30 22-38z">
            <text:p/>
          </draw:path>
          <draw:path draw:style-name="gr7" draw:text-style-name="P3" draw:layer="layout" svg:width="0.076cm" svg:height="0.127cm" svg:x="10.028cm" svg:y="14.706cm" svg:viewBox="0 0 77 128" svg:d="M8 0l-4 63 9 5c4-5 8-5 12-9 5 0 9-4 13-4s4 0 10 4c4 0 4 4 8 4 4 5 4 5 4 9 5 4 5 8 5 13 0 4 0 9-5 13 0 4 0 9-4 9 0 4-4 8-8 8 0 0-6 0-10 0s-4 0-8 0c-5 0-5 0-9-4 0 0-4 0-4-4h-4v-5l-13 9c4 4 8 8 17 13 4 4 13 4 21 4 4 0 10 0 18 0 4-4 9-4 9-9 4-4 8-8 8-12 4-9 4-13 4-22 0-5 0-9 0-17-4-5-8-9-8-13-4-4-9-4-13-9-4 0-8 0-18 0-4 0-13 0-21 5l4-38h52v-13z">
            <text:p/>
          </draw:path>
          <draw:path draw:style-name="gr7" draw:text-style-name="P3" draw:layer="layout" svg:width="0.03cm" svg:height="0.055cm" svg:x="10.151cm" svg:y="14.812cm" svg:viewBox="0 0 31 56" svg:d="M31 18c0-5-5-10-5-14-4-4-8-4-8-4-5 0-10 0-10 4-4 0-4 4-4 9v5c0 0 4 0 4 4h5c0 4 0 4 0 4 0 4 0 9-5 13 0 4-4 8-8 8l8 9c14-17 23-30 23-38z">
            <text:p/>
          </draw:path>
          <draw:path draw:style-name="gr7" draw:text-style-name="P3" draw:layer="layout" svg:width="0.076cm" svg:height="0.127cm" svg:x="10.232cm" svg:y="14.706cm" svg:viewBox="0 0 77 128" svg:d="M73 29c0-4 0-8 0-12-4-4-4-9-10-9 0-4-4-4-8-8-4 0-9 0-13 0s-8 0-13 0c-4 4-8 4-12 8-5 5-5 5-9 9 0 4 0 8 0 12 0 9 0 13 4 17 5 5 9 9 13 13-8 4-13 9-17 13-4 8-8 17-8 22 0 4 4 8 4 13 0 4 4 8 8 12 5 5 9 5 13 9 4 0 9 0 13 0 8 0 13 0 17 0 4-4 8-4 14-9 4-4 4-8 8-12 0-5 0-9 0-13 0-9 0-14-4-22-4-4-14-9-18-13 4-4 8-8 14-13 4-4 4-12 4-17zM38 63c8 5 13 9 17 13 8 4 8 13 8 18 0 4 0 4 0 8-4 5-4 5-8 9l-4 4c-5 0-9 0-13 0 0 0-4 0-9 0 0 0-4-4-8-4 0-4 0-4-4-9 0-4 0-4 0-8 0-5 0-14 4-18s8-8 17-13zM25 38c-4 0-4-4-4-9 0-4 0-4 0-8 4 0 4-4 4-4 4-4 4-4 9-4 0 0 4 0 8 0h4c5 0 5 0 9 4l4 4c0 4 0 4 0 8 0 5 0 9-4 13s-9 9-13 13l-4-4c0 0-4-5-9-5 0 0-4-4-4-8z">
            <text:p/>
          </draw:path>
          <draw:polygon draw:style-name="gr7" draw:text-style-name="P3" draw:layer="layout" svg:width="0.042cm" svg:height="0.127cm" svg:x="10.041cm" svg:y="16.182cm" svg:viewBox="0 0 43 128" draw:points="43,0 35,0 0,18 4,26 30,18 30,128 43,128">
            <text:p/>
          </draw:polygon>
          <draw:path draw:style-name="gr7" draw:text-style-name="P3" draw:layer="layout" svg:width="0.03cm" svg:height="0.055cm" svg:x="10.159cm" svg:y="16.288cm" svg:viewBox="0 0 31 56" svg:d="M31 17c0-5 0-9-4-13s-4-4-9-4c-4 0-8 0-8 4-5 0-5 4-5 8v5c5 0 5 5 5 5 0 0 4 0 4 4s0 9 0 13c-4 4-9 8-14 8l10 9c13-17 21-30 21-39z">
            <text:p/>
          </draw:path>
          <draw:path draw:style-name="gr7" draw:text-style-name="P3" draw:layer="layout" svg:width="0.081cm" svg:height="0.127cm" svg:x="10.24cm" svg:y="16.182cm" svg:viewBox="0 0 82 128" svg:d="M56 0l-56 81v13h52v34h13v-34h17v-13h-17v-81zM52 26v55h-39z">
            <text:p/>
          </draw:path>
          <draw:path draw:style-name="gr7" draw:text-style-name="P3" draw:layer="layout" svg:width="0.026cm" svg:height="0.055cm" svg:x="10.367cm" svg:y="16.288cm" svg:viewBox="0 0 27 56" svg:d="M27 17c0-5 0-9-4-13 0-4-5-4-10-4-4 0-4 0-8 4 0 0-5 4-5 8l5 5c0 0 0 5 4 5v4c4 0 4 0 4 0 0 4 0 9-4 13s-4 8-9 8l5 9c18-17 22-30 22-39z">
            <text:p/>
          </draw:path>
          <draw:path draw:style-name="gr7" draw:text-style-name="P3" draw:layer="layout" svg:width="0.073cm" svg:height="0.127cm" svg:x="10.452cm" svg:y="16.182cm" svg:viewBox="0 0 74 128" svg:d="M74 8v-8h-74v13h57c-9 22-17 38-26 60-4 17-14 34-18 55h14c9-21 13-38 21-60 9-21 17-38 26-60z">
            <text:p/>
          </draw:path>
          <draw:path draw:style-name="gr7" draw:text-style-name="P3" draw:layer="layout" svg:width="0.08cm" svg:height="0.131cm" svg:x="11.926cm" svg:y="15.181cm" svg:viewBox="0 0 81 132" svg:d="M39 12c8 0 17 9 21 17l-43 56c-4-5-4-13-4-22 0-21 8-51 26-51zM39 0c-26 0-39 38-39 67 0 31 13 65 39 65 30 0 42-38 42-69 0-29-17-63-42-63zM64 42c0 9 5 17 5 25 0 27-9 53-30 53-10 0-14-9-18-17z">
            <text:p/>
          </draw:path>
          <draw:path draw:style-name="gr7" draw:text-style-name="P3" draw:layer="layout" svg:width="0.031cm" svg:height="0.055cm" svg:x="12.049cm" svg:y="15.287cm" svg:viewBox="0 0 32 56" svg:d="M32 17c0-4 0-9-6-13-4 0-4-4-8-4s-9 4-9 4c-4 4-4 4-4 9v4c4 0 4 4 4 4 5 0 5 4 5 4 0 0 4 0 4 4 0 0-4 6-4 10-5 4-9 8-14 13l9 4c13-13 23-27 23-39z">
            <text:p/>
          </draw:path>
          <draw:path draw:style-name="gr7" draw:text-style-name="P3" draw:layer="layout" svg:width="0.072cm" svg:height="0.131cm" svg:x="12.134cm" svg:y="15.181cm" svg:viewBox="0 0 73 132" svg:d="M69 34c0-5 0-9 0-13-5-4-5-9-9-9-4-4-8-8-13-8s-9-4-13-4c-13 0-21 4-30 17l9 8c4-8 12-13 21-13 4 0 8 5 8 5 5 0 5 0 10 4l4 4c0 4 0 4 0 9 0 4 0 4 0 8s-4 4-9 9c0 0-5 4-9 4s-9 0-17 0v12c4 0 4 0 4 0h4c9 0 18 0 23 5 4 4 8 13 8 22 0 0 0 4-4 9 0 4 0 4-4 8 0 0-5 4-10 4 0 0-4 5-8 5-5 0-9-5-13-5 0 0-4 0-4-4h-4c0-4 0-4 0-4v-4l-13 12c8 13 21 17 34 17 4 0 8-4 18-4 4 0 8-4 12-8 0-5 5-9 5-13 4-4 4-9 4-13 0-9 0-14-4-22-5-5-13-9-17-13 4 0 8-4 12-8 5-5 5-13 5-17z">
            <text:p/>
          </draw:path>
          <draw:path draw:style-name="gr7" draw:text-style-name="P3" draw:layer="layout" svg:width="0.029cm" svg:height="0.055cm" svg:x="12.257cm" svg:y="15.287cm" svg:viewBox="0 0 30 56" svg:d="M30 17c0-4-4-9-4-13-5 0-9-4-13-4 0 0-5 4-9 4 0 4 0 4 0 9v4c0 0 0 4 4 4 0 0 0 4 5 4v4c0 0 0 6-5 10 0 4-4 8-8 13l8 4c13-13 22-27 22-39z">
            <text:p/>
          </draw:path>
          <draw:path draw:style-name="gr7" draw:text-style-name="P3" draw:layer="layout" svg:width="0.076cm" svg:height="0.131cm" svg:x="12.338cm" svg:y="15.181cm" svg:viewBox="0 0 77 132" svg:d="M47 0c-8 0-13 4-17 4-8 4-13 8-17 13-5 8-5 17-9 25 0 9-4 17-4 30 0 8 4 18 4 22 4 9 4 17 9 21 4 5 9 9 13 13 4 0 8 4 17 4 4 0 8-4 13-4 4-4 8-4 13-8 0-5 4-9 8-13 0-4 0-13 0-17 0-10 0-14 0-18-4-5-4-9-8-13-5-4-9-8-13-8-5-5-9-5-13-5s-9 0-17 5c-4 4-9 4-9 12 0-12 0-21 5-25 0-9 4-13 4-17 4-4 8-4 13-4 4-5 4-5 8-5h4c5 0 5 5 9 5l4 4 9-9c-4-8-17-12-26-12zM17 76c5-4 5-9 9-13 8-4 13-4 17-4 0 0 4 0 8 0 0 4 5 4 5 8 4 0 4 5 4 9 4 4 4 9 4 14 0 8-4 17-8 21-5 4-9 9-13 9s-9-5-9-5c-4 0-8-4-8-8-4-4-4-4-9-13 0-4 0-9 0-14z">
            <text:p/>
          </draw:path>
          <draw:path draw:style-name="gr7" draw:text-style-name="P3" draw:layer="layout" svg:width="0.029cm" svg:height="0.055cm" svg:x="12.461cm" svg:y="15.287cm" svg:viewBox="0 0 30 56" svg:d="M30 17c0-4 0-9-4-13-5 0-5-4-9-4-5 0-9 4-9 4-4 4-4 4-4 9v4c4 0 4 4 4 4 4 0 4 4 4 4v4c0 0 0 6 0 10-4 4-8 8-12 13l8 4c13-13 22-27 22-39z">
            <text:p/>
          </draw:path>
          <draw:path draw:style-name="gr7" draw:text-style-name="P3" draw:layer="layout" svg:width="0.076cm" svg:height="0.131cm" svg:x="12.546cm" svg:y="15.181cm" svg:viewBox="0 0 77 132" svg:d="M29 132c10 0 14-4 18-4 5-4 13-8 13-13 4-4 9-12 13-21 0-4 4-18 4-27 0-25-4-42-13-50-4-13-17-17-25-17-10 0-14 0-18 4-5 0-9 4-13 8 0 5-4 9-4 13-4 4-4 13-4 17s0 13 4 17c0 4 4 8 4 13 4 4 8 4 13 8 4 0 8 0 14 0 4 0 12 0 17 0 4-4 8-8 8-13 0 18 0 31-8 40-5 8-13 13-23 13-4 0-8-5-13-5-4-4-4-4-4-4v-4l-8 13c4 8 17 12 25 12zM60 55c-4 4-4 8-8 8-5 4-13 4-17 4 0 0-6 0-10 0l-4-4c-5-4-5-8-5-8-4-4-4-9-4-13 0-8 4-17 9-21 4-4 8-9 18-9 0 0 4 0 8 5l5 4c4 4 4 8 8 13 0 4 0 8 0 12v5z">
            <text:p/>
          </draw:path>
          <draw:polygon draw:style-name="gr7" draw:text-style-name="P3" draw:layer="layout" svg:width="0.042cm" svg:height="0.123cm" svg:x="8.538cm" svg:y="16.385cm" svg:viewBox="0 0 43 124" draw:points="43,0 31,0 0,17 0,26 26,17 26,124 43,124">
            <text:p/>
          </draw:polygon>
          <draw:path draw:style-name="gr7" draw:text-style-name="P3" draw:layer="layout" svg:width="0.025cm" svg:height="0.055cm" svg:x="8.657cm" svg:y="16.487cm" svg:viewBox="0 0 26 56" svg:d="M26 17c0-4 0-9-4-13 0 0-4-4-9-4-4 0-9 4-9 4-4 4-4 4-4 9 0 4 0 4 4 4 0 4 0 4 0 4 5 0 5 4 5 4l4 5c0 0-4 4-4 8-5 5-9 10-9 14l4 4c18-13 22-26 22-39z">
            <text:p/>
          </draw:path>
          <draw:path draw:style-name="gr7" draw:text-style-name="P3" draw:layer="layout" svg:width="0.081cm" svg:height="0.123cm" svg:x="8.733cm" svg:y="16.385cm" svg:viewBox="0 0 82 124" svg:d="M56 0l-56 82v8h52v34h17v-34h13v-12h-13v-78zM52 21v57h-39z">
            <text:p/>
          </draw:path>
          <draw:path draw:style-name="gr7" draw:text-style-name="P3" draw:layer="layout" svg:width="0.03cm" svg:height="0.055cm" svg:x="8.86cm" svg:y="16.487cm" svg:viewBox="0 0 31 56" svg:d="M31 17c0-4-5-9-5-13-4 0-9-4-13-4 0 0-4 4-8 4 0 4 0 4 0 9 0 4 0 4 0 4 0 4 4 4 4 4 0 0 0 4 4 4v5c0 0 0 4-4 8 0 5-4 10-9 14l9 4c13-13 22-26 22-39z">
            <text:p/>
          </draw:path>
          <draw:path draw:style-name="gr7" draw:text-style-name="P3" draw:layer="layout" svg:width="0.073cm" svg:height="0.123cm" svg:x="8.945cm" svg:y="16.385cm" svg:viewBox="0 0 74 124" svg:d="M74 9v-9h-74v13h56c-8 17-17 39-21 56-8 17-18 38-22 55h18c4-17 13-38 17-59 8-17 17-39 26-56z">
            <text:p/>
          </draw:path>
          <draw:path draw:style-name="gr7" draw:text-style-name="P3" draw:layer="layout" svg:width="0.076cm" svg:height="0.127cm" svg:x="11.115cm" svg:y="16.381cm" svg:viewBox="0 0 77 128" svg:d="M0 21l13 9c0-5 0-5 0-5 4-4 4-4 9-4 0-4 4-4 4-4 5-4 9-4 13-4 0 0 4 4 8 4l5 4c4 4 4 4 8 9 0 0 0 4 0 8v5c0 4 0 8-4 8 0 4 0 4-4 8 0 5-5 5-9 10l-8 8c-4 5-13 13-18 17-4 9-13 17-17 26v8h77v-13h-4-4-52c0 0 5-4 5-8 4 0 4-4 9-8l4-5c4-4 4-4 8-8l9-9c4-4 8-4 8-8 4-5 4-5 9-10 0-4 4-8 4-12 0 0 0-4 0-9 0-4 0-8 0-13-4-4-4-8-9-12-4-5-8-5-12-9-5 0-9-4-13-4-8 0-17 4-22 8-9 5-13 9-17 13z">
            <text:p/>
          </draw:path>
          <draw:path draw:style-name="gr7" draw:text-style-name="P3" draw:layer="layout" svg:width="0.025cm" svg:height="0.055cm" svg:x="11.238cm" svg:y="16.487cm" svg:viewBox="0 0 26 56" svg:d="M26 17c0-4 0-9-5-13 0 0-4-4-8-4-5 0-5 4-9 4 0 4-4 4-4 9 0 4 4 4 4 4 0 4 0 4 4 4v4c5 0 5 5 5 5 0 0 0 4-5 8-4 5-4 10-8 14l4 4c17-13 22-26 22-39z">
            <text:p/>
          </draw:path>
          <draw:path draw:style-name="gr7" draw:text-style-name="P3" draw:layer="layout" svg:width="0.076cm" svg:height="0.127cm" svg:x="11.319cm" svg:y="16.385cm" svg:viewBox="0 0 77 128" svg:d="M8 0l-4 65 8 4c5-4 9-9 13-9 4-5 9-5 13-5s4 0 9 0c4 5 9 5 9 10 4 0 4 4 4 8 4 5 4 9 4 13s0 9-4 13c0 4 0 4-4 8 0 4-5 4-9 4 0 5-5 5-9 5s-4 0-9 0c-4-5-4-5-8-5l-4-4c0 0 0-4-5-4 0-4 0-4 0-4l-12 8c4 9 8 13 17 17 4 0 12 4 21 4 4 0 13 0 18-4 4 0 8-4 13-8 0-5 4-9 8-13 0-4 0-13 0-17 0-8 0-13 0-17-4-4-4-9-8-14-5-4-9-8-13-8-5-4-9-4-18-4-4 0-13 0-21 4l4-34h52v-13z">
            <text:p/>
          </draw:path>
          <draw:path draw:style-name="gr7" draw:text-style-name="P3" draw:layer="layout" svg:width="0.029cm" svg:height="0.055cm" svg:x="11.442cm" svg:y="16.487cm" svg:viewBox="0 0 30 56" svg:d="M30 17c0-4 0-9-5-13-4 0-8-4-8-4-5 0-9 4-9 4-4 4-4 4-4 9 0 4 0 4 0 4 0 4 4 4 4 4l4 4v5c0 0 0 4-4 8 0 5-4 10-8 14l8 4c13-13 22-26 22-39z">
            <text:p/>
          </draw:path>
          <draw:path draw:style-name="gr7" draw:text-style-name="P3" draw:layer="layout" svg:width="0.081cm" svg:height="0.131cm" svg:x="11.522cm" svg:y="16.381cm" svg:viewBox="0 0 82 132" svg:d="M78 30c0-5-4-9-4-9 0-4-5-8-9-13 0 0-4-4-8-4-5-4-9-4-13-4-5 0-10 0-14 4-4 0-8 4-13 4-4 5-4 9-8 13 0 4 0 9 0 13s0 9 4 17c4 4 9 8 13 14-4 0-13 8-17 12-4 9-9 13-9 22 0 4 5 8 5 12 4 4 4 9 8 9 4 4 9 8 13 8 4 4 8 4 13 4 9 0 13 0 18-4 4 0 8-4 12-8 5 0 5-5 9-9 0-4 4-8 4-12 0-9-4-17-8-22-5-8-9-12-17-18 4 0 8-4 12-12 5-4 9-9 9-17zM39 69c9 4 13 4 18 13 8 4 8 8 8 17 0 0 0 4 0 8-4 0-4 4-4 4-4 4-9 4-9 4-4 5-8 5-8 5-5 0-10 0-14-5 0 0-4 0-4-4-4 0-4-4-9-4 0-4 0-8 0-13 0-4 0-8 5-12 4-9 8-9 17-13zM26 43c-4-5-4-9-4-13v-5c4-4 4-4 4-8 4 0 4 0 8-4 0 0 5 0 10 0h4c4 4 9 4 9 4 0 4 4 4 4 8v5c0 8 0 13-4 17-5 4-9 8-13 8h-5c0-4-5-4-9-4 0-4-4-4-4-8z">
            <text:p/>
          </draw:path>
          <draw:path draw:style-name="gr7" draw:text-style-name="P3" draw:layer="layout" svg:width="0.081cm" svg:height="0.128cm" svg:x="9.722cm" svg:y="17.814cm" svg:viewBox="0 0 82 129" svg:d="M39 13c8 0 16 4 21 13l-43 60c-4-8-4-17-4-21 0-21 9-52 26-52zM39 0c-26 0-39 36-39 65 0 34 13 64 39 64 29 0 43-34 43-64 0-34-18-65-43-65zM64 40c0 8 4 17 4 25 0 26-8 51-29 51-9 0-13-8-17-17z">
            <text:p/>
          </draw:path>
          <draw:path draw:style-name="gr7" draw:text-style-name="P3" draw:layer="layout" svg:width="0.031cm" svg:height="0.05cm" svg:x="9.845cm" svg:y="17.921cm" svg:viewBox="0 0 32 51" svg:d="M32 13c0-4 0-8-5-8 0-5-4-5-9-5-4 0-8 0-8 0-4 5-4 9-4 9 0 4 0 4 4 4 0 4 0 4 0 4 4 5 4 5 4 5l4 4c0 4-4 4-4 8-4 5-8 9-14 13l10 4c13-12 22-25 22-38z">
            <text:p/>
          </draw:path>
          <draw:path draw:style-name="gr7" draw:text-style-name="P3" draw:layer="layout" svg:width="0.072cm" svg:height="0.128cm" svg:x="9.93cm" svg:y="17.814cm" svg:viewBox="0 0 73 129" svg:d="M69 31c0-5 0-9 0-14-4-4-4-4-8-8-5-4-9-4-13-9-5 0-10 0-14 0-12 0-21 5-29 13l8 9c4-9 13-9 21-9 4 0 9 0 9 0 5 0 5 4 9 4l4 5c0 4 0 4 0 9s0 9 0 9c0 4-4 8-4 8-4 4-9 4-14 4-4 5-8 5-16 5v8c4 0 4 0 4 0h4c8 0 18 4 22 9 4 4 9 8 9 17 0 4 0 4-5 8 0 4 0 9-4 9 0 4-4 4-9 4 0 4-5 4-9 4s-8 0-8-4c-4 0-9 0-9 0l-4-4v-5l-13 13c9 8 22 13 34 13 4 0 9 0 18-5 4 0 9-4 13-8 0 0 4-4 4-8 4-5 4-13 4-17 0-5 0-13-4-17-4-9-8-13-17-13 4-4 9-9 13-13s4-8 4-17z">
            <text:p/>
          </draw:path>
          <draw:path draw:style-name="gr7" draw:text-style-name="P3" draw:layer="layout" svg:width="0.03cm" svg:height="0.05cm" svg:x="10.053cm" svg:y="17.921cm" svg:viewBox="0 0 31 51" svg:d="M31 13c0-4-4-8-4-8-5-5-10-5-14-5 0 0-4 0-8 0 0 5 0 9 0 9 0 4 0 4 0 4 0 4 4 4 4 4 0 5 0 5 4 5v4c0 4 0 4-4 8 0 5-4 9-9 13l9 4c13-12 22-25 22-38z">
            <text:p/>
          </draw:path>
          <draw:path draw:style-name="gr7" draw:text-style-name="P3" draw:layer="layout" svg:width="0.073cm" svg:height="0.132cm" svg:x="10.138cm" svg:y="17.81cm" svg:viewBox="0 0 74 133" svg:d="M43 0c-9 0-13 4-17 9-9 0-13 4-17 12-4 5-4 13-9 22 0 8 0 17 0 30 0 9 0 17 0 26 5 4 5 13 9 17s8 8 12 12c5 5 9 5 17 5 5 0 9 0 14-5 4 0 9-4 13-8s4-8 9-13c0-4 0-12 0-17 0-4 0-12 0-17-5-5-5-9-9-13-4-5-9-9-13-9-5 0-9-4-14-4-4 0-8 4-17 4-4 4-8 9-8 13 0-9 0-17 4-25 0-5 4-13 9-13 0-5 4-9 8-9s4-4 9-4c4 0 4 0 4 4 5 0 5 0 9 0l5 4v5l13-13c-9-9-22-13-31-13zM13 78c4-5 4-10 13-14 4 0 8-4 12-4 0 0 5 0 9 4 0 0 5 0 5 4 4 0 4 5 9 10 0 4 0 8 0 12 0 9-5 17-9 22-5 4-9 8-14 8-4 0-8 0-8-4-4 0-9-4-9-9-4 0-4-4-8-8 0-4 0-9 0-17z">
            <text:p/>
          </draw:path>
          <draw:path draw:style-name="gr7" draw:text-style-name="P3" draw:layer="layout" svg:width="0.03cm" svg:height="0.05cm" svg:x="10.257cm" svg:y="17.921cm" svg:viewBox="0 0 31 51" svg:d="M31 13c0-4 0-8-4-8-6-5-6-5-10-5s-8 0-8 0c-5 5-5 9-5 9 0 4 0 4 0 4 5 4 5 4 5 4 4 5 4 5 4 5l4 4c0 4-4 4-4 8-4 5-9 9-13 13l9 4c12-12 22-25 22-38z">
            <text:p/>
          </draw:path>
          <draw:path draw:style-name="gr7" draw:text-style-name="P3" draw:layer="layout" svg:width="0.077cm" svg:height="0.128cm" svg:x="10.342cm" svg:y="17.814cm" svg:viewBox="0 0 78 129" svg:d="M30 129c9 0 14 0 18-5 4-4 13-8 17-12 0-4 4-9 8-17 0-9 5-17 5-30 0-21-5-39-13-52-4-8-17-13-26-13s-14 0-18 0c-4 5-8 5-8 9-4 4-9 8-9 13-4 9-4 14-4 18 0 8 0 12 4 17 0 4 5 8 5 12 4 5 8 9 12 9s9 4 14 4c4 0 13-4 17-4 4-4 9-9 9-13 0 21 0 30-9 38-4 9-13 13-22 13-5 0-9 0-13-4 0 0-4 0-4-4l-9 8c5 8 17 13 26 13zM61 52c-5 5-5 9-9 13-4 0-8 4-17 4 0 0-5 0-10-4 0 0-4 0-4-4-4-4-4-4-4-9-4-4-4-8-4-12 0-9 4-18 8-23 4-4 9-8 18-8 0 0 5 4 9 4 0 0 4 4 8 9 0 0 0 4 5 9 0 5 0 9 0 17 0 4 0 4 0 4z">
            <text:p/>
          </draw:path>
          <draw:path draw:style-name="gr8" draw:text-style-name="P4" draw:layer="layout" svg:width="0.144cm" svg:height="0.208cm" svg:x="8.971cm" svg:y="15.155cm" svg:viewBox="0 0 145 209" svg:d="M107 34c0 4-4 31-13 48-4 21-34 42-46 42-13 0-18-21-18-38 0-35 26-73 60-73 8 0 17 9 17 21zM73 184c-4 8-9 12-17 12l-8 5h-5v8h5c0 0 21-4 33-4 13 0 34 4 34 4v-4-4-5h-8c-4 0-9 0-9-8v-4l47-171c0 0 0-4 0-8 0-5-4-5-4-5-4 0-9 0-13 5l-8 12c-9-8-22-17-34-17-34 0-86 38-86 90 0 26 8 47 39 47 17 0 34-4 51-30h4z">
            <text:p/>
          </draw:path>
          <draw:path draw:style-name="gr8" draw:text-style-name="P4" draw:layer="layout" svg:width="0.102cm" svg:height="0.145cm" svg:x="9.124cm" svg:y="15.193cm" svg:viewBox="0 0 103 146" svg:d="M51 0c-29 0-51 26-51 72 0 47 22 74 51 74 30 0 52-27 52-74 0-46-22-72-52-72zM51 9c22 0 30 21 30 63 0 43-8 64-30 64-16 0-29-21-29-64 0-42 13-63 29-63z">
            <text:p/>
          </draw:path>
          <draw:path draw:style-name="gr8" draw:text-style-name="P4" draw:layer="layout" svg:width="0.145cm" svg:height="0.208cm" svg:x="10.898cm" svg:y="15.155cm" svg:viewBox="0 0 146 209" svg:d="M106 34c0 4-4 31-12 48-9 21-34 42-47 42s-17-21-17-38c0-35 26-73 55-73 13 0 21 9 21 21zM72 184c-4 8-8 12-21 12l-4 5h-4v8c0 0 25-4 38-4s34 4 34 4v-4-4-5h-9c-4 0-8 0-8-8v-4l48-171c0 0 0-4 0-8 0-5-5-5-5-5-4 0-8 0-12 5l-9 12c-9-8-22-17-35-17-34 0-85 38-85 90 0 26 9 47 39 47 17 0 29-4 50-30z">
            <text:p/>
          </draw:path>
          <draw:polygon draw:style-name="gr8" draw:text-style-name="P4" draw:layer="layout" svg:width="0.076cm" svg:height="0.145cm" svg:x="11.064cm" svg:y="15.193cm" svg:viewBox="0 0 77 146" draw:points="47,0 0,13 0,22 34,17 34,132 29,132 8,136 8,146 77,146 77,136 55,132 51,132 51,0">
            <text:p/>
          </draw:polygon>
          <draw:path draw:style-name="gr8" draw:text-style-name="P4" draw:layer="layout" svg:width="0.144cm" svg:height="0.208cm" svg:x="9.935cm" svg:y="16.822cm" svg:viewBox="0 0 145 209" svg:d="M107 34c0 9-5 31-13 48-4 21-35 46-48 46s-17-21-17-38c0-38 26-77 61-77 8 0 17 13 17 21zM72 188c-5 8-9 8-17 12h-9c0 0-4 0-4 5v4c0 0 25 0 39 0 13 0 34 0 34 0v-9l-8-4c-5 0-9 0-9-8l47-171c0-4 0-9 0-9 0-8-4-8-4-8-5 0-9 0-13 8l-9 9c-8-9-21-13-33-13-36 0-86 34-86 90 0 22 8 47 38 47 17 0 29-9 52-34h4z">
            <text:p/>
          </draw:path>
          <draw:path draw:style-name="gr8" draw:text-style-name="P4" draw:layer="layout" svg:width="0.093cm" svg:height="0.145cm" svg:x="10.092cm" svg:y="16.86cm" svg:viewBox="0 0 94 146" svg:d="M17 129c46-35 72-60 72-86s-17-43-43-43c-25 0-42 17-42 30 0 8 4 13 8 13 5 0 9 0 13-5v-21c4-4 9-4 17-4 17 0 25 13 25 30 0 30-25 51-67 90v13h94v-35h-10l-4 18z">
            <text:p/>
          </draw:path>
        </draw:g>
      </draw:page>
      <draw:page draw:name="page6" draw:style-name="dp1" draw:master-page-name="Padrão">
        <draw:line draw:style-name="gr1" draw:text-style-name="P1" draw:layer="layout" svg:x1="7.719cm" svg:y1="4.825cm" svg:x2="6.5cm" svg:y2="5.53cm">
          <text:p/>
        </draw:line>
        <draw:polygon draw:style-name="gr2" draw:text-style-name="P2" draw:layer="layout" svg:width="0.233cm" svg:height="0.17cm" svg:x="7.689cm" svg:y="4.71cm" svg:viewBox="0 0 234 171" draw:points="234,0 0,64 63,171">
          <text:p/>
        </draw:polygon>
        <draw:polygon draw:style-name="gr3" draw:text-style-name="P1" draw:layer="layout" svg:width="0.233cm" svg:height="0.17cm" svg:x="7.689cm" svg:y="4.71cm" svg:viewBox="0 0 234 171" draw:points="234,0 0,64 63,171">
          <text:p/>
        </draw:polygon>
        <draw:line draw:style-name="gr1" draw:text-style-name="P1" draw:layer="layout" svg:x1="9.574cm" svg:y1="4.562cm" svg:x2="8.466cm" svg:y2="4.562cm">
          <text:p/>
        </draw:line>
        <draw:polygon draw:style-name="gr2" draw:text-style-name="P2" draw:layer="layout" svg:width="0.237cm" svg:height="0.123cm" svg:x="9.574cm" svg:y="4.502cm" svg:viewBox="0 0 238 124" draw:points="238,60 0,0 0,124">
          <text:p/>
        </draw:polygon>
        <draw:polygon draw:style-name="gr3" draw:text-style-name="P1" draw:layer="layout" svg:width="0.237cm" svg:height="0.123cm" svg:x="9.574cm" svg:y="4.502cm" svg:viewBox="0 0 238 124" draw:points="238,60 0,0 0,124">
          <text:p/>
        </draw:polygon>
        <draw:line draw:style-name="gr1" draw:text-style-name="P1" draw:layer="layout" svg:x1="11.501cm" svg:y1="4.562cm" svg:x2="10.393cm" svg:y2="4.562cm">
          <text:p/>
        </draw:line>
        <draw:polygon draw:style-name="gr2" draw:text-style-name="P2" draw:layer="layout" svg:width="0.234cm" svg:height="0.123cm" svg:x="11.501cm" svg:y="4.502cm" svg:viewBox="0 0 235 124" draw:points="235,60 0,0 0,124">
          <text:p/>
        </draw:polygon>
        <draw:polygon draw:style-name="gr3" draw:text-style-name="P1" draw:layer="layout" svg:width="0.234cm" svg:height="0.123cm" svg:x="11.501cm" svg:y="4.502cm" svg:viewBox="0 0 235 124" draw:points="235,60 0,0 0,124">
          <text:p/>
        </draw:polygon>
        <draw:line draw:style-name="gr1" draw:text-style-name="P1" draw:layer="layout" svg:x1="7.65cm" svg:y1="5.673cm" svg:x2="6.538cm" svg:y2="5.673cm">
          <text:p/>
        </draw:line>
        <draw:polygon draw:style-name="gr2" draw:text-style-name="P2" draw:layer="layout" svg:width="0.234cm" svg:height="0.122cm" svg:x="7.65cm" svg:y="5.614cm" svg:viewBox="0 0 235 123" draw:points="235,59 0,0 0,123">
          <text:p/>
        </draw:polygon>
        <draw:polygon draw:style-name="gr3" draw:text-style-name="P1" draw:layer="layout" svg:width="0.234cm" svg:height="0.122cm" svg:x="7.65cm" svg:y="5.614cm" svg:viewBox="0 0 235 123" draw:points="235,59 0,0 0,123">
          <text:p/>
        </draw:polygon>
        <draw:line draw:style-name="gr1" draw:text-style-name="P1" draw:layer="layout" svg:x1="9.574cm" svg:y1="5.673cm" svg:x2="8.466cm" svg:y2="5.673cm">
          <text:p/>
        </draw:line>
        <draw:polygon draw:style-name="gr2" draw:text-style-name="P2" draw:layer="layout" svg:width="0.237cm" svg:height="0.122cm" svg:x="9.574cm" svg:y="5.614cm" svg:viewBox="0 0 238 123" draw:points="238,59 0,0 0,123">
          <text:p/>
        </draw:polygon>
        <draw:polygon draw:style-name="gr3" draw:text-style-name="P1" draw:layer="layout" svg:width="0.237cm" svg:height="0.122cm" svg:x="9.574cm" svg:y="5.614cm" svg:viewBox="0 0 238 123" draw:points="238,59 0,0 0,123">
          <text:p/>
        </draw:polygon>
        <draw:line draw:style-name="gr1" draw:text-style-name="P1" draw:layer="layout" svg:x1="11.501cm" svg:y1="5.673cm" svg:x2="10.393cm" svg:y2="5.673cm">
          <text:p/>
        </draw:line>
        <draw:polygon draw:style-name="gr2" draw:text-style-name="P2" draw:layer="layout" svg:width="0.234cm" svg:height="0.122cm" svg:x="11.501cm" svg:y="5.614cm" svg:viewBox="0 0 235 123" draw:points="235,59 0,0 0,123">
          <text:p/>
        </draw:polygon>
        <draw:polygon draw:style-name="gr3" draw:text-style-name="P1" draw:layer="layout" svg:width="0.234cm" svg:height="0.122cm" svg:x="11.501cm" svg:y="5.614cm" svg:viewBox="0 0 235 123" draw:points="235,59 0,0 0,123">
          <text:p/>
        </draw:polygon>
        <draw:line draw:style-name="gr1" draw:text-style-name="P1" draw:layer="layout" svg:x1="9.647cm" svg:y1="6.522cm" svg:x2="8.427cm" svg:y2="5.821cm">
          <text:p/>
        </draw:line>
        <draw:polygon draw:style-name="gr2" draw:text-style-name="P2" draw:layer="layout" svg:width="0.234cm" svg:height="0.17cm" svg:x="9.616cm" svg:y="6.47cm" svg:viewBox="0 0 235 171" draw:points="235,171 61,0 0,107">
          <text:p/>
        </draw:polygon>
        <draw:polygon draw:style-name="gr3" draw:text-style-name="P1" draw:layer="layout" svg:width="0.234cm" svg:height="0.17cm" svg:x="9.616cm" svg:y="6.47cm" svg:viewBox="0 0 235 171" draw:points="235,171 61,0 0,107">
          <text:p/>
        </draw:polygon>
        <draw:line draw:style-name="gr1" draw:text-style-name="P1" draw:layer="layout" svg:x1="11.501cm" svg:y1="6.784cm" svg:x2="10.393cm" svg:y2="6.784cm">
          <text:p/>
        </draw:line>
        <draw:polygon draw:style-name="gr2" draw:text-style-name="P2" draw:layer="layout" svg:width="0.234cm" svg:height="0.123cm" svg:x="11.501cm" svg:y="6.725cm" svg:viewBox="0 0 235 124" draw:points="235,59 0,0 0,124">
          <text:p/>
        </draw:polygon>
        <draw:polygon draw:style-name="gr3" draw:text-style-name="P1" draw:layer="layout" svg:width="0.234cm" svg:height="0.123cm" svg:x="11.501cm" svg:y="6.725cm" svg:viewBox="0 0 235 124" draw:points="235,59 0,0 0,124">
          <text:p/>
        </draw:polygon>
        <draw:path draw:style-name="gr2" draw:text-style-name="P2" draw:layer="layout" svg:width="0.582cm" svg:height="0.581cm" svg:x="5.956cm" svg:y="5.385cm" svg:viewBox="0 0 583 582" svg:d="M583 289c0-158-127-289-289-289s-294 131-294 289c0 161 132 293 294 293s289-132 289-293z">
          <text:p/>
        </draw:path>
        <draw:path draw:style-name="gr4" draw:text-style-name="P1" draw:layer="layout" svg:width="0.582cm" svg:height="0.581cm" svg:x="5.956cm" svg:y="5.385cm" svg:viewBox="0 0 583 582" svg:d="M583 289c0-158-127-289-289-289s-294 131-294 289c0 161 132 293 294 293s289-132 289-293z">
          <text:p/>
        </draw:path>
        <draw:path draw:style-name="gr2" draw:text-style-name="P2" draw:layer="layout" svg:width="0.582cm" svg:height="0.581cm" svg:x="7.884cm" svg:y="4.273cm" svg:viewBox="0 0 583 582" svg:d="M583 290c0-157-133-290-295-290-156 0-288 133-288 290 0 161 132 292 288 292 162 0 295-131 295-292z">
          <text:p/>
        </draw:path>
        <draw:path draw:style-name="gr4" draw:text-style-name="P1" draw:layer="layout" svg:width="0.582cm" svg:height="0.581cm" svg:x="7.884cm" svg:y="4.273cm" svg:viewBox="0 0 583 582" svg:d="M583 290c0-157-133-290-295-290-156 0-288 133-288 290 0 161 132 292 288 292 162 0 295-131 295-292z">
          <text:p/>
        </draw:path>
        <draw:path draw:style-name="gr2" draw:text-style-name="P2" draw:layer="layout" svg:width="0.582cm" svg:height="0.581cm" svg:x="9.811cm" svg:y="4.273cm" svg:viewBox="0 0 583 582" svg:d="M583 290c0-157-132-290-294-290-161 0-289 133-289 290 0 161 128 292 289 292 162 0 294-131 294-292z">
          <text:p/>
        </draw:path>
        <draw:path draw:style-name="gr4" draw:text-style-name="P1" draw:layer="layout" svg:width="0.582cm" svg:height="0.581cm" svg:x="9.811cm" svg:y="4.273cm" svg:viewBox="0 0 583 582" svg:d="M583 290c0-157-132-290-294-290-161 0-289 133-289 290 0 161 128 292 289 292 162 0 294-131 294-292z">
          <text:p/>
        </draw:path>
        <draw:path draw:style-name="gr2" draw:text-style-name="P2" draw:layer="layout" svg:width="0.581cm" svg:height="0.581cm" svg:x="11.735cm" svg:y="4.273cm" svg:viewBox="0 0 582 582" svg:d="M582 290c0-157-127-290-289-290s-293 133-293 290c0 161 131 292 293 292s289-131 289-292z">
          <text:p/>
        </draw:path>
        <draw:path draw:style-name="gr5" draw:text-style-name="P1" draw:layer="layout" svg:width="0.581cm" svg:height="0.581cm" svg:x="11.735cm" svg:y="4.273cm" svg:viewBox="0 0 582 582" svg:d="M582 290c0-157-127-290-289-290s-293 133-293 290c0 161 131 292 293 292s289-131 289-292z">
          <text:p/>
        </draw:path>
        <draw:path draw:style-name="gr6" draw:text-style-name="P1" draw:layer="layout" svg:width="0.581cm" svg:height="0.581cm" svg:x="11.735cm" svg:y="4.273cm" svg:viewBox="0 0 582 582" svg:d="M582 290c0-157-127-290-289-290s-293 133-293 290c0 161 131 292 293 292s289-131 289-292z">
          <text:p/>
        </draw:path>
        <draw:path draw:style-name="gr2" draw:text-style-name="P2" draw:layer="layout" svg:width="0.582cm" svg:height="0.581cm" svg:x="7.884cm" svg:y="5.385cm" svg:viewBox="0 0 583 582" svg:d="M583 289c0-158-133-289-295-289-156 0-288 131-288 289 0 161 132 293 288 293 162 0 295-132 295-293z">
          <text:p/>
        </draw:path>
        <draw:path draw:style-name="gr4" draw:text-style-name="P1" draw:layer="layout" svg:width="0.582cm" svg:height="0.581cm" svg:x="7.884cm" svg:y="5.385cm" svg:viewBox="0 0 583 582" svg:d="M583 289c0-158-133-289-295-289-156 0-288 131-288 289 0 161 132 293 288 293 162 0 295-132 295-293z">
          <text:p/>
        </draw:path>
        <draw:path draw:style-name="gr2" draw:text-style-name="P2" draw:layer="layout" svg:width="0.582cm" svg:height="0.581cm" svg:x="9.811cm" svg:y="5.385cm" svg:viewBox="0 0 583 582" svg:d="M583 289c0-158-132-289-294-289-161 0-289 131-289 289 0 161 128 293 289 293 162 0 294-132 294-293z">
          <text:p/>
        </draw:path>
        <draw:path draw:style-name="gr4" draw:text-style-name="P1" draw:layer="layout" svg:width="0.582cm" svg:height="0.581cm" svg:x="9.811cm" svg:y="5.385cm" svg:viewBox="0 0 583 582" svg:d="M583 289c0-158-132-289-294-289-161 0-289 131-289 289 0 161 128 293 289 293 162 0 294-132 294-293z">
          <text:p/>
        </draw:path>
        <draw:path draw:style-name="gr2" draw:text-style-name="P2" draw:layer="layout" svg:width="0.581cm" svg:height="0.581cm" svg:x="11.735cm" svg:y="5.385cm" svg:viewBox="0 0 582 582" svg:d="M582 289c0-158-127-289-289-289s-293 131-293 289c0 161 131 293 293 293s289-132 289-293z">
          <text:p/>
        </draw:path>
        <draw:path draw:style-name="gr5" draw:text-style-name="P1" draw:layer="layout" svg:width="0.581cm" svg:height="0.581cm" svg:x="11.735cm" svg:y="5.385cm" svg:viewBox="0 0 582 582" svg:d="M582 289c0-158-127-289-289-289s-293 131-293 289c0 161 131 293 293 293s289-132 289-293z">
          <text:p/>
        </draw:path>
        <draw:path draw:style-name="gr6" draw:text-style-name="P1" draw:layer="layout" svg:width="0.581cm" svg:height="0.581cm" svg:x="11.735cm" svg:y="5.385cm" svg:viewBox="0 0 582 582" svg:d="M582 289c0-158-127-289-289-289s-293 131-293 289c0 161 131 293 293 293s289-132 289-293z">
          <text:p/>
        </draw:path>
        <draw:path draw:style-name="gr2" draw:text-style-name="P2" draw:layer="layout" svg:width="0.582cm" svg:height="0.581cm" svg:x="9.811cm" svg:y="6.496cm" svg:viewBox="0 0 583 582" svg:d="M583 289c0-162-132-289-294-289-161 0-289 127-289 289 0 161 128 293 289 293 162 0 294-132 294-293z">
          <text:p/>
        </draw:path>
        <draw:path draw:style-name="gr4" draw:text-style-name="P1" draw:layer="layout" svg:width="0.582cm" svg:height="0.581cm" svg:x="9.811cm" svg:y="6.496cm" svg:viewBox="0 0 583 582" svg:d="M583 289c0-162-132-289-294-289-161 0-289 127-289 289 0 161 128 293 289 293 162 0 294-132 294-293z">
          <text:p/>
        </draw:path>
        <draw:path draw:style-name="gr2" draw:text-style-name="P2" draw:layer="layout" svg:width="0.581cm" svg:height="0.581cm" svg:x="11.735cm" svg:y="6.496cm" svg:viewBox="0 0 582 582" svg:d="M582 289c0-162-127-289-288-289-163 0-294 127-294 289 0 161 131 293 294 293 161 0 288-132 288-293z">
          <text:p/>
        </draw:path>
        <draw:path draw:style-name="gr5" draw:text-style-name="P1" draw:layer="layout" svg:width="0.581cm" svg:height="0.581cm" svg:x="11.735cm" svg:y="6.496cm" svg:viewBox="0 0 582 582" svg:d="M582 289c0-162-127-289-288-289-163 0-294 127-294 289 0 161 131 293 294 293 161 0 288-132 288-293z">
          <text:p/>
        </draw:path>
        <draw:path draw:style-name="gr6" draw:text-style-name="P1" draw:layer="layout" svg:width="0.581cm" svg:height="0.581cm" svg:x="11.735cm" svg:y="6.496cm" svg:viewBox="0 0 582 582" svg:d="M582 289c0-162-127-289-288-289-163 0-294 127-294 289 0 161 131 293 294 293 161 0 288-132 288-293z">
          <text:p/>
        </draw:path>
        <draw:path draw:style-name="gr2" draw:text-style-name="P2" draw:layer="layout" svg:width="0.428cm" svg:height="0.428cm" svg:x="13.739cm" svg:y="5.461cm" svg:viewBox="0 0 429 429" svg:d="M429 212c0-115-97-212-216-212-116 0-213 97-213 212 0 120 97 217 213 217 119 0 216-97 216-217z">
          <text:p/>
        </draw:path>
        <draw:path draw:style-name="gr4" draw:text-style-name="P1" draw:layer="layout" svg:width="0.428cm" svg:height="0.428cm" svg:x="13.739cm" svg:y="5.461cm" svg:viewBox="0 0 429 429" svg:d="M429 212c0-115-97-212-216-212-116 0-213 97-213 212 0 120 97 217 213 217 119 0 216-97 216-217z">
          <text:p/>
        </draw:path>
        <draw:path draw:style-name="gr7" draw:text-style-name="P3" draw:layer="layout" svg:width="0.068cm" svg:height="0.17cm" svg:x="7.23cm" svg:y="5.168cm" svg:viewBox="0 0 69 171" svg:d="M17 43v12h35v77c0 8-4 12-8 17-6 4-10 9-14 9-5 0-9 0-9-5-4 0-8 0-8-4-4 0-4-5-4-5l-9 14c9 9 17 13 30 13 4 0 8-4 14-4 4 0 8-5 12-9 0 0 5-5 5-9 4-9 4-13 4-22v-84zM52 4c-4 0-4 5-4 9 0 0 0 4 4 4 0 5 4 5 4 5 5 0 9 0 9-5 4 0 4-4 4-4 0-4 0-9-4-9 0 0-4-4-9-4z">
          <text:p/>
        </draw:path>
        <draw:path draw:style-name="gr7" draw:text-style-name="P3" draw:layer="layout" svg:width="0.081cm" svg:height="0.127cm" svg:x="9.098cm" svg:y="4.625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
          <text:p/>
        </draw:path>
        <draw:path draw:style-name="gr7" draw:text-style-name="P3" draw:layer="layout" svg:width="0.089cm" svg:height="0.131cm" svg:x="11.022cm" svg:y="4.621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
          <text:p/>
        </draw:path>
        <draw:path draw:style-name="gr7" draw:text-style-name="P3" draw:layer="layout" svg:width="0.08cm" svg:height="0.127cm" svg:x="7.175cm" svg:y="5.732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
          <text:p/>
        </draw:path>
        <draw:path draw:style-name="gr7" draw:text-style-name="P3" draw:layer="layout" svg:width="0.08cm" svg:height="0.136cm" svg:x="9.094cm" svg:y="5.732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
          <text:p/>
        </draw:path>
        <draw:path draw:style-name="gr7" draw:text-style-name="P3" draw:layer="layout" svg:width="0.085cm" svg:height="0.136cm" svg:x="11.026cm" svg:y="5.732cm" svg:viewBox="0 0 86 137" svg:d="M56 0c-4 0-9 0-13 0-4 4-8 4-13 10 0 4-4 8-8 13 0 4 0 12 0 17v8h-22v13h22v76h13v-76h29v-13h-29v-4c0-9 0-13 0-17 4-4 4-4 8-9l4-4c5 0 5 0 9 0s8 0 12 0c5 4 9 4 9 9v4h4l5-13c-9-10-18-14-30-14z">
          <text:p/>
        </draw:path>
        <draw:path draw:style-name="gr7" draw:text-style-name="P3" draw:layer="layout" svg:width="0.072cm" svg:height="0.093cm" svg:x="9.043cm" svg:y="6.284cm" svg:viewBox="0 0 73 94" svg:d="M0 94h17v-56c0-5 0-9 0-9 4-4 4-8 8-13 0 0 5-4 9-4s4 0 8 0c5 0 9 0 13 4 4 5 4 13 4 22v56h14v-56c0-9 0-13 0-17 0-9-4-13-4-13-5-4-10-8-14-8 0 0-4 0-8 0-9 0-13 0-17 4-5 4-9 8-13 12v-16h-17z">
          <text:p/>
        </draw:path>
        <draw:path draw:style-name="gr7" draw:text-style-name="P3" draw:layer="layout" svg:width="0.089cm" svg:height="0.128cm" svg:x="11.022cm" svg:y="6.843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
          <text:p/>
        </draw:path>
        <draw:path draw:style-name="gr8" draw:text-style-name="P4" draw:layer="layout" svg:width="0.144cm" svg:height="0.208cm" svg:x="6.118cm" svg:y="5.567cm" svg:viewBox="0 0 145 209" svg:d="M111 38c0 4-8 26-13 43-8 21-38 47-51 47-12 0-17-22-17-39 0-38 26-76 60-76 13 0 21 12 21 25zM73 188c-4 8-9 12-17 12h-9v5 4c0 0 22 0 34 0 13 0 39 0 39 0v-9h-5-4c-4 0-13-4-13-8s0-4 0-4l47-171c0-4 0-4 0-9 0-4-4-8-4-8 0 0-5 4-9 8l-12 13c-9-13-17-17-30-17-38 0-90 34-90 89 0 21 9 48 39 48 17 0 34-9 55-35z">
          <text:p/>
        </draw:path>
        <draw:path draw:style-name="gr8" draw:text-style-name="P4" draw:layer="layout" svg:width="0.098cm" svg:height="0.145cm" svg:x="6.275cm" svg:y="5.609cm" svg:viewBox="0 0 99 146" svg:d="M51 0c-34 0-51 26-51 72 0 48 17 74 51 74 31 0 48-26 48-74 0-46-17-72-48-72zM51 9c17 0 31 21 31 63 0 39-14 61-31 61-21 0-34-22-34-61 0-42 13-63 34-63z">
          <text:p/>
        </draw:path>
        <draw:path draw:style-name="gr8" draw:text-style-name="P4" draw:layer="layout" svg:width="0.145cm" svg:height="0.208cm" svg:x="8.045cm" svg:y="4.456cm" svg:viewBox="0 0 146 209" svg:d="M112 34c0 8-9 29-13 46-10 21-39 47-52 47s-17-21-17-38c0-38 26-77 59-77 14 0 23 13 23 22zM72 186c-4 9-8 9-16 13h-9v5 5c0 0 21 0 34 0 14 0 35 0 35 0h4v-10h-4l-4-4c-5 0-13 0-13-9l47-170c0-4 0-8 0-8 0-8-5-8-5-8-4 0-8 0-8 8l-13 8c-8-8-17-12-31-12-38 0-89 34-89 89 0 21 9 47 38 47 18 0 34-9 57-34z">
          <text:p/>
        </draw:path>
        <draw:polygon draw:style-name="gr8" draw:text-style-name="P4" draw:layer="layout" svg:width="0.076cm" svg:height="0.144cm" svg:x="8.211cm" svg:y="4.494cm" svg:viewBox="0 0 77 145" draw:points="47,0 0,17 0,25 34,17 34,132 34,137 8,137 8,145 77,145 77,137 56,137 52,132 52,0">
          <text:p/>
        </draw:polygon>
        <draw:path draw:style-name="gr8" draw:text-style-name="P4" draw:layer="layout" svg:width="0.144cm" svg:height="0.208cm" svg:x="9.973cm" svg:y="4.456cm" svg:viewBox="0 0 145 209" svg:d="M107 34c0 8-4 29-9 46-8 21-38 47-50 47-14 0-19-21-19-38 0-38 27-77 61-77 13 0 17 13 17 22zM73 186c-4 9-9 9-17 13h-8v5 5c0 0 21 0 33 0 13 0 34 0 34 0h5v-10h-5l-4-4c-4 0-13 0-13-9l47-170c0-4 0-8 0-8 0-8-4-8-4-8-4 0-9 0-13 8l-8 8c-9-8-17-12-34-12-34 0-86 34-86 89 0 21 8 47 39 47 17 0 34-9 55-34z">
          <text:p/>
        </draw:path>
        <draw:path draw:style-name="gr8" draw:text-style-name="P4" draw:layer="layout" svg:width="0.097cm" svg:height="0.144cm" svg:x="10.13cm" svg:y="4.494cm" svg:viewBox="0 0 98 145" svg:d="M22 128c47-38 68-59 68-86 0-25-13-42-43-42-25 0-43 17-43 30 0 8 5 12 14 12 0 0 4 0 8-4v-21c4-4 13-4 17-4 17 0 30 12 30 29 0 31-26 52-73 90v13h98v-34h-12l-4 17z">
          <text:p/>
        </draw:path>
        <draw:path draw:style-name="gr8" draw:text-style-name="P4" draw:layer="layout" svg:width="0.144cm" svg:height="0.208cm" svg:x="11.896cm" svg:y="4.456cm" svg:viewBox="0 0 145 209" svg:d="M106 34c0 8-4 29-13 46-4 21-34 47-46 47-13 0-17-21-17-38 0-38 25-77 59-77 9 0 17 13 17 22zM72 186c-4 9-8 9-17 13h-8c0 0-4 0-4 5v5h4c0 0 21 0 34 0 12 0 34 0 34 0v-10l-9-4c-4 0-8 0-8-9l47-170c0-4 0-8 0-8 0-8-4-8-4-8-4 0-8 0-14 8l-8 8c-9-8-17-12-34-12-34 0-85 34-85 89 0 21 8 47 38 47 17 0 34-9 51-34h4z">
          <text:p/>
        </draw:path>
        <draw:path draw:style-name="gr8" draw:text-style-name="P4" draw:layer="layout" svg:width="0.094cm" svg:height="0.148cm" svg:x="12.053cm" svg:y="4.494cm" svg:viewBox="0 0 95 149" svg:d="M55 73c22-9 31-21 31-34 0-22-14-39-39-39-26 0-47 17-47 31 0 4 4 12 13 12 4 0 4-4 8-4v-22c5-4 13-4 21-4 17 0 26 9 26 26s-13 30-34 30h-4v12c4-4 8-4 12-4 22 0 30 13 30 26 0 21-13 34-34 34-4 0-8 0-17-5l-4-17c-4 0-4 0-8 0-5 0-9 4-9 9 0 13 13 25 38 25 34 0 57-21 57-42s-14-34-40-34z">
          <text:p/>
        </draw:path>
        <draw:path draw:style-name="gr8" draw:text-style-name="P4" draw:layer="layout" svg:width="0.145cm" svg:height="0.208cm" svg:x="8.045cm" svg:y="5.567cm" svg:viewBox="0 0 146 209" svg:d="M112 38c0 4-9 26-13 43-10 21-39 47-52 47s-17-22-17-39c0-38 26-76 59-76 14 0 23 12 23 25zM72 188c-4 8-8 12-16 12h-9v5 4c0 0 21 0 34 0 14 0 35 0 35 0h4v-9h-4-4c-5 0-13-4-13-8s0-4 0-4l47-171c0-4 0-4 0-9 0-4-5-8-5-8-4 0-8 4-8 8l-13 13c-8-13-17-17-31-17-38 0-89 34-89 89 0 21 9 48 38 48 18 0 34-9 57-35z">
          <text:p/>
        </draw:path>
        <draw:path draw:style-name="gr8" draw:text-style-name="P4" draw:layer="layout" svg:width="0.106cm" svg:height="0.149cm" svg:x="8.198cm" svg:y="5.609cm" svg:viewBox="0 0 107 150" svg:d="M73 0l-73 85v18h69v47h17v-47h21v-18h-21v-85zM69 22v63h-51z">
          <text:p/>
        </draw:path>
        <draw:path draw:style-name="gr8" draw:text-style-name="P4" draw:layer="layout" svg:width="0.144cm" svg:height="0.208cm" svg:x="9.973cm" svg:y="5.567cm" svg:viewBox="0 0 145 209" svg:d="M107 38c0 4-4 26-9 43-8 21-38 47-50 47-14 0-19-22-19-39 0-38 27-76 61-76 13 0 17 12 17 25zM73 188c-4 8-9 12-17 12h-8v5 4c0 0 21 0 33 0 13 0 34 0 34 0h5v-9h-5-4c-4 0-13-4-13-8s0-4 0-4l47-171c0-4 0-4 0-9 0-4-4-8-4-8-4 0-9 4-13 8l-8 13c-9-13-17-17-34-17-34 0-86 34-86 89 0 21 8 48 39 48 17 0 34-9 55-35z">
          <text:p/>
        </draw:path>
        <draw:path draw:style-name="gr8" draw:text-style-name="P4" draw:layer="layout" svg:width="0.093cm" svg:height="0.145cm" svg:x="10.13cm" svg:y="5.609cm" svg:viewBox="0 0 94 146" svg:d="M13 0v68c4 0 8 0 16 0 31 0 44 9 44 35 0 17-13 30-35 30-4 0-9 0-13 0l-8-17c0-5-4-5-4-5-9 0-13 9-13 13 0 9 17 22 38 22 35 0 56-22 56-47 0-27-17-44-48-44-8 0-12 0-21 5v-43h61v-17z">
          <text:p/>
        </draw:path>
        <draw:path draw:style-name="gr8" draw:text-style-name="P4" draw:layer="layout" svg:width="0.144cm" svg:height="0.208cm" svg:x="11.896cm" svg:y="5.567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
          <text:p/>
        </draw:path>
        <draw:path draw:style-name="gr8" draw:text-style-name="P4" draw:layer="layout" svg:width="0.098cm" svg:height="0.153cm" svg:x="12.053cm" svg:y="5.601cm" svg:viewBox="0 0 99 154" svg:d="M82 0c-51 4-82 38-82 93 0 35 21 61 48 61 30 0 51-22 51-51 0-27-17-48-43-48-13 0-25 4-35 13 6-34 27-55 61-55zM21 76c10-4 18-8 31-8 17 0 30 12 30 39 0 21-13 34-30 34-21 0-31-17-31-52 0 0 0-4 0-13z">
          <text:p/>
        </draw:path>
        <draw:path draw:style-name="gr8" draw:text-style-name="P4" draw:layer="layout" svg:width="0.144cm" svg:height="0.204cm" svg:x="9.973cm" svg:y="6.682cm" svg:viewBox="0 0 145 205" svg:d="M107 34c0 4-4 30-9 47-8 17-38 43-50 43-14 0-19-22-19-39 0-34 27-72 61-72 13 0 17 8 17 21zM73 184c-4 8-9 12-17 12h-8v5 4c0 0 21 0 33 0 13 0 34 0 34 0h5v-4c0-5-5-5-5-5h-4c-4 0-13 0-13-8v-4l47-171c0-4 0-4 0-8 0-5-4-5-4-5-4 0-9 0-13 5l-8 12c-9-8-17-17-34-17-34 0-86 38-86 89 0 22 8 48 39 48 17 0 34-8 55-35z">
          <text:p/>
        </draw:path>
        <draw:polygon draw:style-name="gr8" draw:text-style-name="P4" draw:layer="layout" svg:width="0.098cm" svg:height="0.149cm" svg:x="10.134cm" svg:y="6.72cm" svg:viewBox="0 0 99 150" draw:points="0,0 0,40 10,40 14,18 78,18 10,150 27,150 27,146 99,9 99,0">
          <text:p/>
        </draw:polygon>
        <draw:path draw:style-name="gr8" draw:text-style-name="P4" draw:layer="layout" svg:width="0.144cm" svg:height="0.204cm" svg:x="11.896cm" svg:y="6.682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
          <text:p/>
        </draw:path>
        <draw:path draw:style-name="gr8" draw:text-style-name="P4" draw:layer="layout" svg:width="0.094cm" svg:height="0.145cm" svg:x="12.053cm" svg:y="6.72cm" svg:viewBox="0 0 95 146" svg:d="M55 64c-21-8-34-17-34-29 0-13 13-26 26-26 17 0 25 13 25 26 0 12-4 25-17 29zM64 68c17-8 26-21 26-33 0-22-18-35-43-35-26 0-43 13-43 39 0 12 9 25 22 29-17 9-26 22-26 38 0 23 17 40 47 40s48-17 48-40c0-16-9-29-31-38zM34 73c30 12 43 17 43 33 0 18-13 31-30 31-21 0-34-13-34-35 0-12 8-21 21-29z">
          <text:p/>
        </draw:path>
        <draw:path draw:style-name="gr8" draw:text-style-name="P4" draw:layer="layout" svg:width="0.114cm" svg:height="0.136cm" svg:x="13.9cm" svg:y="5.609cm" svg:viewBox="0 0 115 137" svg:d="M90 22c0 25-35 33-60 38 12-43 29-51 43-51 13 0 17 4 17 13zM30 72c85-17 85-38 85-50 0-9-8-22-33-22-61 0-82 51-82 89 0 26 13 48 38 48 26 0 48-14 65-35 0-4-4-4-9-4-17 17-25 17-43 17-13 0-21-5-21-34z">
          <text:p/>
        </draw:path>
        <draw:line draw:style-name="gr1" draw:text-style-name="P1" draw:layer="layout" svg:x1="10.476cm" svg:y1="10.755cm" svg:x2="9.368cm" svg:y2="10.755cm">
          <text:p/>
        </draw:line>
        <draw:polygon draw:style-name="gr2" draw:text-style-name="P2" draw:layer="layout" svg:width="0.234cm" svg:height="0.127cm" svg:x="10.476cm" svg:y="10.692cm" svg:viewBox="0 0 235 128" draw:points="235,63 0,0 0,128">
          <text:p/>
        </draw:polygon>
        <draw:polygon draw:style-name="gr3" draw:text-style-name="P1" draw:layer="layout" svg:width="0.234cm" svg:height="0.127cm" svg:x="10.476cm" svg:y="10.692cm" svg:viewBox="0 0 235 128" draw:points="235,63 0,0 0,128">
          <text:p/>
        </draw:polygon>
        <draw:path draw:style-name="gr1" draw:text-style-name="P1" draw:layer="layout" svg:width="0.523cm" svg:height="1.01cm" svg:x="9.151cm" svg:y="11.035cm" svg:viewBox="0 0 524 1011" svg:d="M524 1011c-243-293-426-637-524-1011">
          <text:p/>
        </draw:path>
        <draw:path draw:style-name="gr2" draw:text-style-name="P2" draw:layer="layout" svg:width="0.204cm" svg:height="0.212cm" svg:x="9.627cm" svg:y="12.002cm" svg:viewBox="0 0 205 213" svg:d="M205 213c-39-68-78-141-111-213l-94 81c68 46 136 94 205 132z">
          <text:p/>
        </draw:path>
        <draw:path draw:style-name="gr3" draw:text-style-name="P1" draw:layer="layout" svg:width="0.204cm" svg:height="0.212cm" svg:x="9.627cm" svg:y="12.002cm" svg:viewBox="0 0 205 213" svg:d="M205 213c-39-68-78-141-111-213l-94 81c68 46 136 94 205 132z">
          <text:p/>
        </draw:path>
        <draw:path draw:style-name="gr1" draw:text-style-name="P1" draw:layer="layout" svg:width="0.578cm" svg:height="0.452cm" svg:x="8.247cm" svg:y="10.528cm" svg:viewBox="0 0 579 453" svg:d="M358 448c-191 25-358-59-358-221 0-225 311-302 579-144">
          <text:p/>
        </draw:path>
        <draw:path draw:style-name="gr2" draw:text-style-name="P2" draw:layer="layout" svg:width="0.23cm" svg:height="0.136cm" svg:x="8.595cm" svg:y="10.899cm" svg:viewBox="0 0 231 137" svg:d="M231 0c-82 26-158 30-231 22l17 115c72-25 145-72 214-137z">
          <text:p/>
        </draw:path>
        <draw:path draw:style-name="gr3" draw:text-style-name="P1" draw:layer="layout" svg:width="0.23cm" svg:height="0.136cm" svg:x="8.595cm" svg:y="10.899cm" svg:viewBox="0 0 231 137" svg:d="M231 0c-82 26-158 30-231 22l17 115c72-25 145-72 214-137z">
          <text:p/>
        </draw:path>
        <draw:path draw:style-name="gr1" draw:text-style-name="P1" draw:layer="layout" svg:width="1.21cm" svg:height="0.192cm" svg:x="9.538cm" svg:y="10.419cm" svg:viewBox="0 0 1211 193" svg:d="M0 91c395-149 842-115 1211 102">
          <text:p/>
        </draw:path>
        <draw:path draw:style-name="gr2" draw:text-style-name="P2" draw:layer="layout" svg:width="0.229cm" svg:height="0.157cm" svg:x="9.33cm" svg:y="10.454cm" svg:viewBox="0 0 230 158" svg:d="M0 158c76-21 154-38 230-42l-42-116c-69 47-133 99-188 158z">
          <text:p/>
        </draw:path>
        <draw:path draw:style-name="gr3" draw:text-style-name="P1" draw:layer="layout" svg:width="0.229cm" svg:height="0.157cm" svg:x="9.33cm" svg:y="10.454cm" svg:viewBox="0 0 230 158" svg:d="M0 158c76-21 154-38 230-42l-42-116c-69 47-133 99-188 158z">
          <text:p/>
        </draw:path>
        <draw:path draw:style-name="gr1" draw:text-style-name="P1" draw:layer="layout" svg:width="0.522cm" svg:height="1.01cm" svg:x="10.404cm" svg:y="11.035cm" svg:viewBox="0 0 523 1011" svg:d="M0 1011c242-293 426-637 523-1011">
          <text:p/>
        </draw:path>
        <draw:path draw:style-name="gr2" draw:text-style-name="P2" draw:layer="layout" svg:width="0.208cm" svg:height="0.212cm" svg:x="10.243cm" svg:y="12.002cm" svg:viewBox="0 0 209 213" svg:d="M0 213c73-38 141-86 209-132l-98-81c-34 72-68 145-111 213z">
          <text:p/>
        </draw:path>
        <draw:path draw:style-name="gr3" draw:text-style-name="P1" draw:layer="layout" svg:width="0.208cm" svg:height="0.212cm" svg:x="10.243cm" svg:y="12.002cm" svg:viewBox="0 0 209 213" svg:d="M0 213c73-38 141-86 209-132l-98-81c-34 72-68 145-111 213z">
          <text:p/>
        </draw:path>
        <draw:path draw:style-name="gr1" draw:text-style-name="P1" draw:layer="layout" svg:width="0.578cm" svg:height="0.452cm" svg:x="11.253cm" svg:y="10.53cm" svg:viewBox="0 0 579 453" svg:d="M221 5c191-26 358 59 358 221 0 225-311 302-579 144">
          <text:p/>
        </draw:path>
        <draw:path draw:style-name="gr2" draw:text-style-name="P2" draw:layer="layout" svg:width="0.229cm" svg:height="0.136cm" svg:x="11.253cm" svg:y="10.475cm" svg:viewBox="0 0 230 137" svg:d="M0 137c82-21 158-30 230-21l-16-116c-73 26-149 73-214 137z">
          <text:p/>
        </draw:path>
        <draw:path draw:style-name="gr3" draw:text-style-name="P1" draw:layer="layout" svg:width="0.229cm" svg:height="0.136cm" svg:x="11.253cm" svg:y="10.475cm" svg:viewBox="0 0 230 137" svg:d="M0 137c82-21 158-30 230-21l-16-116c-73 26-149 73-214 137z">
          <text:p/>
        </draw:path>
        <draw:path draw:style-name="gr1" draw:text-style-name="P1" draw:layer="layout" svg:width="0.835cm" svg:height="1.115cm" svg:x="8.915cm" svg:y="11.256cm" svg:viewBox="0 0 836 1116" svg:d="M7 0c-63 518 289 1019 829 1116">
          <text:p/>
        </draw:path>
        <draw:path draw:style-name="gr2" draw:text-style-name="P2" draw:layer="layout" svg:width="0.127cm" svg:height="0.237cm" svg:x="8.859cm" svg:y="11.027cm" svg:viewBox="0 0 128 238" svg:d="M119 0c-51 72-90 144-119 220l128 18c-13-77-17-158-9-238z">
          <text:p/>
        </draw:path>
        <draw:path draw:style-name="gr3" draw:text-style-name="P1" draw:layer="layout" svg:width="0.127cm" svg:height="0.237cm" svg:x="8.859cm" svg:y="11.027cm" svg:viewBox="0 0 128 238" svg:d="M119 0c-51 72-90 144-119 220l128 18c-13-77-17-158-9-238z">
          <text:p/>
        </draw:path>
        <draw:path draw:style-name="gr1" draw:text-style-name="P1" draw:layer="layout" svg:width="0.839cm" svg:height="1.115cm" svg:x="10.323cm" svg:y="11.256cm" svg:viewBox="0 0 840 1116" svg:d="M833 0c64 518-288 1019-833 1116">
          <text:p/>
        </draw:path>
        <draw:path draw:style-name="gr2" draw:text-style-name="P2" draw:layer="layout" svg:width="0.119cm" svg:height="0.237cm" svg:x="11.096cm" svg:y="11.027cm" svg:viewBox="0 0 120 238" svg:d="M4 0c9 80 9 161-4 238l120-18c-25-76-64-148-116-220z">
          <text:p/>
        </draw:path>
        <draw:path draw:style-name="gr3" draw:text-style-name="P1" draw:layer="layout" svg:width="0.119cm" svg:height="0.237cm" svg:x="11.096cm" svg:y="11.027cm" svg:viewBox="0 0 120 238" svg:d="M4 0c9 80 9 161-4 238l120-18c-25-76-64-148-116-220z">
          <text:p/>
        </draw:path>
        <draw:path draw:style-name="gr1" draw:text-style-name="P1" draw:layer="layout" svg:width="0.452cm" svg:height="0.577cm" svg:x="9.812cm" svg:y="12.672cm" svg:viewBox="0 0 453 578" svg:d="M449 221c25 192-60 357-222 357-225 0-301-310-145-578">
          <text:p/>
        </draw:path>
        <draw:path draw:style-name="gr2" draw:text-style-name="P2" draw:layer="layout" svg:width="0.136cm" svg:height="0.229cm" svg:x="10.183cm" svg:y="12.672cm" svg:viewBox="0 0 137 230" svg:d="M0 0c21 82 30 158 21 230l116-17c-26-72-73-144-137-213z">
          <text:p/>
        </draw:path>
        <draw:path draw:style-name="gr3" draw:text-style-name="P1" draw:layer="layout" svg:width="0.136cm" svg:height="0.229cm" svg:x="10.183cm" svg:y="12.672cm" svg:viewBox="0 0 137 230" svg:d="M0 0c21 82 30 158 21 230l116-17c-26-72-73-144-137-213z">
          <text:p/>
        </draw:path>
        <draw:path draw:style-name="gr2" draw:text-style-name="P2" draw:layer="layout" svg:width="0.582cm" svg:height="0.585cm" svg:x="8.786cm" svg:y="10.463cm" svg:viewBox="0 0 583 586" svg:d="M583 292c0-161-132-292-293-292-162 0-290 131-290 292 0 162 128 294 290 294 161 0 293-132 293-294z">
          <text:p/>
        </draw:path>
        <draw:path draw:style-name="gr5" draw:text-style-name="P1" draw:layer="layout" svg:width="0.582cm" svg:height="0.585cm" svg:x="8.786cm" svg:y="10.463cm" svg:viewBox="0 0 583 586" svg:d="M583 292c0-161-132-292-293-292-162 0-290 131-290 292 0 162 128 294 290 294 161 0 293-132 293-294z">
          <text:p/>
        </draw:path>
        <draw:path draw:style-name="gr6" draw:text-style-name="P1" draw:layer="layout" svg:width="0.582cm" svg:height="0.585cm" svg:x="8.786cm" svg:y="10.463cm" svg:viewBox="0 0 583 586" svg:d="M583 292c0-161-132-292-293-292-162 0-290 131-290 292 0 162 128 294 290 294 161 0 293-132 293-294z">
          <text:p/>
        </draw:path>
        <draw:path draw:style-name="gr2" draw:text-style-name="P2" draw:layer="layout" svg:width="0.581cm" svg:height="0.585cm" svg:x="10.71cm" svg:y="10.463cm" svg:viewBox="0 0 582 586" svg:d="M582 292c0-161-127-292-288-292-162 0-294 131-294 292 0 162 132 294 294 294 161 0 288-132 288-294z">
          <text:p/>
        </draw:path>
        <draw:path draw:style-name="gr4" draw:text-style-name="P1" draw:layer="layout" svg:width="0.581cm" svg:height="0.585cm" svg:x="10.71cm" svg:y="10.463cm" svg:viewBox="0 0 582 586" svg:d="M582 292c0-161-127-292-288-292-162 0-294 131-294 292 0 162 132 294 294 294 161 0 288-132 288-294z">
          <text:p/>
        </draw:path>
        <draw:path draw:style-name="gr2" draw:text-style-name="P2" draw:layer="layout" svg:width="0.582cm" svg:height="0.581cm" svg:x="9.746cm" svg:y="12.129cm" svg:viewBox="0 0 583 582" svg:d="M583 293c0-161-128-293-290-293s-293 132-293 293 131 289 293 289 290-128 290-289z">
          <text:p/>
        </draw:path>
        <draw:path draw:style-name="gr4" draw:text-style-name="P1" draw:layer="layout" svg:width="0.582cm" svg:height="0.581cm" svg:x="9.746cm" svg:y="12.129cm" svg:viewBox="0 0 583 582" svg:d="M583 293c0-161-128-293-290-293s-293 132-293 293 131 289 293 289 290-128 290-289z">
          <text:p/>
        </draw:path>
        <draw:polygon draw:style-name="gr7" draw:text-style-name="P3" draw:layer="layout" svg:width="0.043cm" svg:height="0.128cm" svg:x="9.805cm" svg:y="10.81cm" svg:viewBox="0 0 44 129" draw:points="44,0 31,0 0,17 0,26 27,22 27,129 44,129">
          <text:p/>
        </draw:polygon>
        <draw:path draw:style-name="gr7" draw:text-style-name="P3" draw:layer="layout" svg:width="0.026cm" svg:height="0.055cm" svg:x="9.924cm" svg:y="10.917cm" svg:viewBox="0 0 27 56" svg:d="M27 18c0-5 0-9-5-14 0 0-4-4-9-4-4 0-4 0-8 4 0 5-5 5-5 9 0 0 0 5 5 5v4c4 0 4 4 4 4 4 0 4 0 4 4 0 0-4 4-4 9-4 4-4 8-9 12l5 5c17-13 22-26 22-38z">
          <text:p/>
        </draw:path>
        <draw:path draw:style-name="gr7" draw:text-style-name="P3" draw:layer="layout" svg:width="0.085cm" svg:height="0.128cm" svg:x="10.001cm" svg:y="10.81cm" svg:viewBox="0 0 86 129" svg:d="M56 0l-56 81v13h52v35h17v-35h17v-13h-17v-81zM52 26v55h-34z">
          <text:p/>
        </draw:path>
        <draw:path draw:style-name="gr7" draw:text-style-name="P3" draw:layer="layout" svg:width="0.03cm" svg:height="0.055cm" svg:x="10.128cm" svg:y="10.917cm" svg:viewBox="0 0 31 56" svg:d="M31 18c0-5-5-9-5-14-4 0-8-4-8-4-5 0-10 0-10 4-4 5-4 5-4 9v5l4 4 5 4v4c0 0 0 4-5 9 0 4-4 8-8 12l8 5c14-13 23-26 23-38z">
          <text:p/>
        </draw:path>
        <draw:path draw:style-name="gr7" draw:text-style-name="P3" draw:layer="layout" svg:width="0.072cm" svg:height="0.128cm" svg:x="10.213cm" svg:y="10.81cm" svg:viewBox="0 0 73 129" svg:d="M73 9v-9h-73v17h56c-8 17-17 34-21 55-9 17-18 39-22 57h18c4-22 12-40 17-61 8-21 17-38 25-59z">
          <text:p/>
        </draw:path>
        <draw:path draw:style-name="gr7" draw:text-style-name="P3" draw:layer="layout" svg:width="0.072cm" svg:height="0.127cm" svg:x="9.385cm" svg:y="11.345cm" svg:viewBox="0 0 73 128" svg:d="M0 21l13 9c0-5 0-5 0-5v-4c4 0 4-4 4-4 4 0 8-4 8-4 5 0 9 0 9 0 4 0 8 0 8 0 5 4 9 4 9 4 4 4 4 8 4 8 6 5 6 9 6 9 0 4 0 4 0 8l-6 5c0 4-4 8-4 8-4 4-4 8-9 8l-8 9c-9 8-13 13-17 22-8 4-13 13-17 25v9h73v-17 4h-4-52c0-4 4-8 4-8 4-4 4-4 4-9 5-4 5-4 9-8 4 0 4-5 4-5l13-13c4 0 4-4 10-9 4 0 4-4 8-8 0-4 0-4 4-8 0-5 0-9 0-13s0-9-4-13c0-4-4-8-4-13-4 0-10-4-14-8-4 0-9 0-17 0-4 0-13 0-17 4-8 4-13 9-17 17z">
          <text:p/>
        </draw:path>
        <draw:path draw:style-name="gr7" draw:text-style-name="P3" draw:layer="layout" svg:width="0.026cm" svg:height="0.055cm" svg:x="9.508cm" svg:y="11.451cm" svg:viewBox="0 0 27 56" svg:d="M27 17c0-5 0-9-5-13 0-4-4-4-8-4s-4 0-10 4c-4 0-4 4-4 8l4 5v5c6 0 6 0 6 0 4 4 4 4 4 4 0 4-4 9-4 13-6 4-10 4-10 9l4 8c18-17 23-30 23-39z">
          <text:p/>
        </draw:path>
        <draw:path draw:style-name="gr7" draw:text-style-name="P3" draw:layer="layout" svg:width="0.076cm" svg:height="0.127cm" svg:x="9.589cm" svg:y="11.345cm" svg:viewBox="0 0 77 128" svg:d="M9 0l-4 63 9 5c4-5 8-9 12-9 4-4 9-4 13-4s4 0 9 4c4 0 4 0 8 4 0 5 4 5 4 9 5 4 5 8 5 13s0 9-5 13c0 5-4 9-4 9-4 4-4 4-8 8-5 0-5 0-9 0s-4 0-9 0c-4 0-4 0-8-4 0 0-4 0-4-4h-4v-4-5l-14 13c5 4 9 8 18 13 4 4 12 4 21 4 4 0 9 0 13 0 8-4 13-9 13-9 4-4 8-8 8-16 4-5 4-9 4-18 0-5 0-13-4-17 0-5-4-9-4-13-4-4-9-4-13-8-4 0-13-5-17-5s-13 5-21 9l4-38h51v-13z">
          <text:p/>
        </draw:path>
        <draw:path draw:style-name="gr7" draw:text-style-name="P3" draw:layer="layout" svg:width="0.03cm" svg:height="0.055cm" svg:x="9.712cm" svg:y="11.451cm" svg:viewBox="0 0 31 56" svg:d="M31 17c0-5-4-9-4-13-6-4-10-4-10-4-4 0-8 0-8 4-5 0-5 4-5 8v5c0 0 5 0 5 5h4c0 4 0 4 0 4 0 4 0 9-4 13 0 4-5 4-9 9l9 8c12-17 22-30 22-39z">
          <text:p/>
        </draw:path>
        <draw:path draw:style-name="gr7" draw:text-style-name="P3" draw:layer="layout" svg:width="0.076cm" svg:height="0.127cm" svg:x="9.793cm" svg:y="11.345cm" svg:viewBox="0 0 77 128" svg:d="M73 30c0-5 0-9 0-13-4-4-4-9-9-9-4-4-4-4-8-8-4 0-9 0-13 0s-8 0-13 0c-5 4-9 4-13 8-5 0-5 5-9 9 0 4 0 8 0 13 0 4 0 12 4 17 5 4 9 8 13 12-8 4-13 9-17 13-4 8-8 18-8 22s4 9 4 13 4 8 8 12c5 5 9 5 13 9 5 0 10 0 14 0 8 0 13 0 17 0 4-4 8-4 13-9 4-4 4-8 8-12 0-4 0-9 0-13 0-9 0-14-4-22-4-4-13-9-17-13 4-4 8-8 13-12 4-5 4-13 4-17zM39 63c8 5 13 9 17 13s8 14 8 18 0 4 0 9c-4 4-4 4-8 8l-4 4c-5 0-9 0-13 0 0 0-4 0-9 0 0-4-5-4-9-4 0-4-4-4-4-8 0-5 0-5 0-9 0-9 0-14 4-18s9-8 18-13zM25 38c-4-4-4-4-4-8 0-5 0-5 0-9l4-4c5-4 5-4 10-4l4-5c4 0 8 5 8 5 5 0 5 0 9 4l4 4c0 4 0 4 0 9 0 4 0 8-4 12-4 5-9 9-13 13l-4-4c0 0-4-4-9-4 0-5-5-5-5-9z">
          <text:p/>
        </draw:path>
        <draw:path draw:style-name="gr7" draw:text-style-name="P3" draw:layer="layout" svg:width="0.08cm" svg:height="0.131cm" svg:x="7.496cm" svg:y="10.675cm" svg:viewBox="0 0 81 132" svg:d="M38 12c10 0 18 9 22 17l-43 56c-5-5-5-13-5-22 0-21 9-51 26-51zM38 0c-26 0-38 38-38 67 0 31 12 65 38 65 31 0 43-38 43-69 0-29-12-63-43-63zM64 42c0 9 5 17 5 25 0 27-9 53-31 53-8 0-13-9-17-17z">
          <text:p/>
        </draw:path>
        <draw:path draw:style-name="gr7" draw:text-style-name="P3" draw:layer="layout" svg:width="0.026cm" svg:height="0.055cm" svg:x="7.623cm" svg:y="10.781cm" svg:viewBox="0 0 27 56" svg:d="M27 17c0-4 0-9-5-13 0 0-4-4-9-4-4 0-9 4-9 4-4 4-4 4-4 9 0 0 0 4 4 4v4c5 0 5 4 5 4 0 0 4 0 4 4 0 0-4 6-4 10-5 4-9 8-9 13l4 4c18-13 23-27 23-39z">
          <text:p/>
        </draw:path>
        <draw:path draw:style-name="gr7" draw:text-style-name="P3" draw:layer="layout" svg:width="0.072cm" svg:height="0.131cm" svg:x="7.704cm" svg:y="10.675cm" svg:viewBox="0 0 73 132" svg:d="M69 34c0-5 0-9 0-13-5-4-5-9-9-9-4-4-4-8-14-8 0 0-8-4-12-4-13 0-21 4-30 17l9 8c4-8 12-13 21-13 4 0 8 5 8 5 4 0 4 0 10 4l4 4c0 4 0 4 0 9 0 4 0 4 0 8s-4 4-4 9c-6 0-10 4-14 4s-8 0-17 0v12c4 0 4 0 4 0h5c8 0 16 0 22 5 4 4 8 13 8 22 0 0 0 4-4 9 0 4 0 4-4 8 0 0-6 4-10 4 0 0-4 5-8 5s-9-5-9-5c-4 0-8 0-8-4h-4c0-4 0-4 0-4v-4l-13 12c8 13 21 17 34 17 4 0 8-4 18-4 4 0 8-4 12-8 0-5 5-9 9-13 0-4 0-9 0-13 0-9 0-14-4-22-5-5-9-9-17-13 4 0 8-4 12-8 5-5 5-13 5-17z">
          <text:p/>
        </draw:path>
        <draw:path draw:style-name="gr7" draw:text-style-name="P3" draw:layer="layout" svg:width="0.03cm" svg:height="0.055cm" svg:x="7.827cm" svg:y="10.781cm" svg:viewBox="0 0 31 56" svg:d="M31 17c0-4-5-9-5-13-5 0-9-4-13-4 0 0-5 4-9 4 0 4 0 4 0 9v4l4 4c0 0 0 4 5 4v4c0 0 0 6-5 10 0 4-4 8-8 13l8 4c13-13 23-27 23-39z">
          <text:p/>
        </draw:path>
        <draw:path draw:style-name="gr7" draw:text-style-name="P3" draw:layer="layout" svg:width="0.072cm" svg:height="0.131cm" svg:x="7.912cm" svg:y="10.675cm" svg:viewBox="0 0 73 132" svg:d="M43 0c-8 0-12 4-17 4-9 4-13 8-18 13 0 8-4 17-8 25 0 9 0 17 0 30 0 8 0 18 0 22 4 9 4 17 8 21 5 5 9 9 14 13 4 0 9 4 17 4 4 0 8-4 13-4 4-4 8-4 12-8 5-5 5-9 9-13 0-4 0-13 0-17 0-10 0-14 0-18-4-5-4-9-9-13-4-4-8-8-12-8-5-5-9-5-13-5s-8 0-13 5c-9 4-9 4-13 12 0-12 0-21 4-25 0-9 4-13 9-17 0-4 5-4 9-4 4-5 8-5 8-5 4 0 4 0 9 0l4 5c0 0 4 0 4 4l13-9c-9-8-17-12-30-12zM13 76c4-4 8-9 13-13s9-4 13-4c0 0 4 0 8 0 0 4 5 4 5 8 4 0 4 5 8 9 0 4 0 9 0 14 0 8 0 17-4 21s-13 9-17 9-8-5-8-5c-5 0-9-4-9-8-5-4-5-4-9-13 0-4 0-9 0-14z">
          <text:p/>
        </draw:path>
        <draw:path draw:style-name="gr7" draw:text-style-name="P3" draw:layer="layout" svg:width="0.029cm" svg:height="0.055cm" svg:x="8.031cm" svg:y="10.781cm" svg:viewBox="0 0 30 56" svg:d="M30 17c0-4 0-9-4-13 0 0-5-4-9-4-5 0-9 4-9 4-4 4-4 4-4 9 0 0 0 4 4 4v4c4 0 4 4 4 4 0 0 5 0 5 4 0 0-5 6-5 10-4 4-8 8-12 13l8 4c13-13 22-27 22-39z">
          <text:p/>
        </draw:path>
        <draw:path draw:style-name="gr7" draw:text-style-name="P3" draw:layer="layout" svg:width="0.076cm" svg:height="0.131cm" svg:x="8.116cm" svg:y="10.675cm" svg:viewBox="0 0 77 132" svg:d="M29 132c10 0 14-4 18-4 9-4 13-8 17-13 5-4 5-12 9-21 0-4 4-18 4-27 0-25-4-42-13-50-4-13-12-17-25-17-10 0-14 0-18 4-4 0-9 4-9 8-4 5-8 9-8 13-4 4-4 13-4 17s0 13 4 17c0 4 4 8 4 13 4 4 9 4 13 8 4 0 8 0 13 0s13 0 18 0c4-4 8-8 8-13 0 18 0 31-8 40-5 8-13 13-23 13-4 0-8-5-12-5 0-4-5-4-5-4v-4l-8 13c4 8 17 12 25 12zM60 55c0 4-4 8-8 8-5 4-9 4-18 4 0 0-5 0-9 0l-4-4c-4-4-4-8-4-8-5-4-5-9-5-13 0-8 5-17 9-21s8-9 18-9c0 0 4 0 8 5 0 0 5 4 9 4 0 4 0 8 4 13 0 4 0 8 0 12v5z">
          <text:p/>
        </draw:path>
        <draw:path draw:style-name="gr7" draw:text-style-name="P3" draw:layer="layout" svg:width="0.072cm" svg:height="0.127cm" svg:x="9.801cm" svg:y="10.2cm" svg:viewBox="0 0 73 128" svg:d="M0 21l14 8v-4-4c4 0 4-4 8-4l5-4c4 0 8 0 8 0 4 0 9 0 9 0 4 4 8 4 8 8 4 0 4 4 4 4 5 4 5 9 5 9 0 4 0 4 0 8 0 0-5 4-5 9l-4 4c-4 4-4 8-8 8l-9 9c-8 8-13 13-17 22-8 4-14 13-18 25v9h73v-17 4h-4-51c0-4 4-4 4-8 5-5 5-5 9-9 0-4 4-4 4-9 4 0 4-4 4-4l13-13c4 0 9-4 9-9 4 0 4-4 8-8 0 0 0-4 4-9 0-4 0-8 0-12 0-5 0-9-4-13 0-4-4-8-4-13-4 0-9-4-13-4-4-4-8-4-13-4-8 0-17 0-21 4-8 4-14 9-18 17z">
          <text:p/>
        </draw:path>
        <draw:path draw:style-name="gr7" draw:text-style-name="P3" draw:layer="layout" svg:width="0.026cm" svg:height="0.055cm" svg:x="9.924cm" svg:y="10.306cm" svg:viewBox="0 0 27 56" svg:d="M27 18c0-5 0-10-5-14 0-4-4-4-9-4-4 0-4 0-8 4 0 0-5 4-5 9l5 5v4c4 0 4 0 4 0 4 4 4 4 4 4 0 4-4 9-4 13-4 4-4 8-9 8l5 9c17-17 22-30 22-38z">
          <text:p/>
        </draw:path>
        <draw:path draw:style-name="gr7" draw:text-style-name="P3" draw:layer="layout" svg:width="0.076cm" svg:height="0.127cm" svg:x="10.005cm" svg:y="10.2cm" svg:viewBox="0 0 77 128" svg:d="M8 0l-4 63 9 5c4-5 8-5 12-9 5 0 9-4 13-4s4 0 10 4c4 0 4 4 8 4 4 5 4 5 4 9 5 4 5 8 5 13 0 4 0 9-5 13 0 4 0 9-4 9 0 4-4 8-8 8 0 0-6 0-10 0s-4 0-8 0c-5 0-5 0-9-4 0 0-4 0-4-4h-4v-5l-13 9c4 4 8 8 17 13 4 4 13 4 21 4 4 0 10 0 18 0 4-4 9-4 9-9 4-4 8-8 8-12 4-9 4-13 4-22 0-5 0-9 0-17-4-5-8-9-8-13-4-4-9-4-13-9-4 0-8 0-18 0-4 0-13 0-21 5l4-38h52v-13z">
          <text:p/>
        </draw:path>
        <draw:path draw:style-name="gr7" draw:text-style-name="P3" draw:layer="layout" svg:width="0.03cm" svg:height="0.055cm" svg:x="10.128cm" svg:y="10.306cm" svg:viewBox="0 0 31 56" svg:d="M31 18c0-5-5-10-5-14-4-4-8-4-8-4-5 0-10 0-10 4-4 0-4 4-4 9v5c0 0 4 0 4 4h5c0 4 0 4 0 4 0 4 0 9-5 13 0 4-4 8-8 8l8 9c14-17 23-30 23-38z">
          <text:p/>
        </draw:path>
        <draw:path draw:style-name="gr7" draw:text-style-name="P3" draw:layer="layout" svg:width="0.076cm" svg:height="0.127cm" svg:x="10.209cm" svg:y="10.2cm" svg:viewBox="0 0 77 128" svg:d="M73 29c0-4 0-8 0-12-4-4-4-9-10-9 0-4-4-4-8-8-4 0-9 0-13 0s-8 0-13 0c-4 4-8 4-12 8-5 5-5 5-9 9 0 4 0 8 0 12 0 9 0 13 4 17 5 5 9 9 13 13-8 4-13 9-17 13-4 8-8 17-8 22 0 4 4 8 4 13 0 4 4 8 8 12 5 5 9 5 13 9 4 0 9 0 13 0 8 0 13 0 17 0 4-4 8-4 14-9 4-4 4-8 8-12 0-5 0-9 0-13 0-9 0-14-4-22-4-4-14-9-18-13 4-4 8-8 14-13 4-4 4-12 4-17zM38 63c8 5 13 9 17 13 8 4 8 13 8 18 0 4 0 4 0 8-4 5-4 5-8 9l-4 4c-5 0-9 0-13 0 0 0-4 0-9 0 0 0-4-4-8-4 0-4 0-4-4-9 0-4 0-4 0-8 0-5 0-14 4-18s8-8 17-13zM25 38c-4 0-4-4-4-9 0-4 0-4 0-8 4 0 4-4 4-4 4-4 4-4 9-4 0 0 4 0 8 0h4c5 0 5 0 9 4l4 4c0 4 0 4 0 8 0 5 0 9-4 13s-9 9-13 13l-4-4c0 0-4-5-9-5 0 0-4-4-4-8z">
          <text:p/>
        </draw:path>
        <draw:polygon draw:style-name="gr7" draw:text-style-name="P3" draw:layer="layout" svg:width="0.042cm" svg:height="0.127cm" svg:x="10.018cm" svg:y="11.676cm" svg:viewBox="0 0 43 128" draw:points="43,0 35,0 0,18 4,26 30,18 30,128 43,128">
          <text:p/>
        </draw:polygon>
        <draw:path draw:style-name="gr7" draw:text-style-name="P3" draw:layer="layout" svg:width="0.03cm" svg:height="0.055cm" svg:x="10.136cm" svg:y="11.782cm" svg:viewBox="0 0 31 56" svg:d="M31 17c0-5 0-9-4-13s-4-4-9-4c-4 0-8 0-8 4-5 0-5 4-5 8v5c5 0 5 5 5 5 0 0 4 0 4 4s0 9 0 13c-4 4-9 8-14 8l10 9c13-17 21-30 21-39z">
          <text:p/>
        </draw:path>
        <draw:path draw:style-name="gr7" draw:text-style-name="P3" draw:layer="layout" svg:width="0.081cm" svg:height="0.127cm" svg:x="10.217cm" svg:y="11.676cm" svg:viewBox="0 0 82 128" svg:d="M56 0l-56 81v13h52v34h13v-34h17v-13h-17v-81zM52 26v55h-39z">
          <text:p/>
        </draw:path>
        <draw:path draw:style-name="gr7" draw:text-style-name="P3" draw:layer="layout" svg:width="0.026cm" svg:height="0.055cm" svg:x="10.344cm" svg:y="11.782cm" svg:viewBox="0 0 27 56" svg:d="M27 17c0-5 0-9-4-13 0-4-5-4-10-4-4 0-4 0-8 4 0 0-5 4-5 8l5 5c0 0 0 5 4 5v4c4 0 4 0 4 0 0 4 0 9-4 13s-4 8-9 8l5 9c18-17 22-30 22-39z">
          <text:p/>
        </draw:path>
        <draw:path draw:style-name="gr7" draw:text-style-name="P3" draw:layer="layout" svg:width="0.073cm" svg:height="0.127cm" svg:x="10.429cm" svg:y="11.676cm" svg:viewBox="0 0 74 128" svg:d="M74 8v-8h-74v13h57c-9 22-17 38-26 60-4 17-14 34-18 55h14c9-21 13-38 21-60 9-21 17-38 26-60z">
          <text:p/>
        </draw:path>
        <draw:path draw:style-name="gr7" draw:text-style-name="P3" draw:layer="layout" svg:width="0.08cm" svg:height="0.131cm" svg:x="11.903cm" svg:y="10.675cm" svg:viewBox="0 0 81 132" svg:d="M39 12c8 0 17 9 21 17l-43 56c-4-5-4-13-4-22 0-21 8-51 26-51zM39 0c-26 0-39 38-39 67 0 31 13 65 39 65 30 0 42-38 42-69 0-29-17-63-42-63zM64 42c0 9 5 17 5 25 0 27-9 53-30 53-10 0-14-9-18-17z">
          <text:p/>
        </draw:path>
        <draw:path draw:style-name="gr7" draw:text-style-name="P3" draw:layer="layout" svg:width="0.031cm" svg:height="0.055cm" svg:x="12.026cm" svg:y="10.781cm" svg:viewBox="0 0 32 56" svg:d="M32 17c0-4 0-9-6-13-4 0-4-4-8-4s-9 4-9 4c-4 4-4 4-4 9v4c4 0 4 4 4 4 5 0 5 4 5 4 0 0 4 0 4 4 0 0-4 6-4 10-5 4-9 8-14 13l9 4c13-13 23-27 23-39z">
          <text:p/>
        </draw:path>
        <draw:path draw:style-name="gr7" draw:text-style-name="P3" draw:layer="layout" svg:width="0.072cm" svg:height="0.131cm" svg:x="12.111cm" svg:y="10.675cm" svg:viewBox="0 0 73 132" svg:d="M69 34c0-5 0-9 0-13-5-4-5-9-9-9-4-4-8-8-13-8s-9-4-13-4c-13 0-21 4-30 17l9 8c4-8 12-13 21-13 4 0 8 5 8 5 5 0 5 0 10 4l4 4c0 4 0 4 0 9 0 4 0 4 0 8s-4 4-9 9c0 0-5 4-9 4s-9 0-17 0v12c4 0 4 0 4 0h4c9 0 18 0 23 5 4 4 8 13 8 22 0 0 0 4-4 9 0 4 0 4-4 8 0 0-5 4-10 4 0 0-4 5-8 5-5 0-9-5-13-5 0 0-4 0-4-4h-4c0-4 0-4 0-4v-4l-13 12c8 13 21 17 34 17 4 0 8-4 18-4 4 0 8-4 12-8 0-5 5-9 5-13 4-4 4-9 4-13 0-9 0-14-4-22-5-5-13-9-17-13 4 0 8-4 12-8 5-5 5-13 5-17z">
          <text:p/>
        </draw:path>
        <draw:path draw:style-name="gr7" draw:text-style-name="P3" draw:layer="layout" svg:width="0.029cm" svg:height="0.055cm" svg:x="12.234cm" svg:y="10.781cm" svg:viewBox="0 0 30 56" svg:d="M30 17c0-4-4-9-4-13-5 0-9-4-13-4 0 0-5 4-9 4 0 4 0 4 0 9v4c0 0 0 4 4 4 0 0 0 4 5 4v4c0 0 0 6-5 10 0 4-4 8-8 13l8 4c13-13 22-27 22-39z">
          <text:p/>
        </draw:path>
        <draw:path draw:style-name="gr7" draw:text-style-name="P3" draw:layer="layout" svg:width="0.076cm" svg:height="0.131cm" svg:x="12.315cm" svg:y="10.675cm" svg:viewBox="0 0 77 132" svg:d="M47 0c-8 0-13 4-17 4-8 4-13 8-17 13-5 8-5 17-9 25 0 9-4 17-4 30 0 8 4 18 4 22 4 9 4 17 9 21 4 5 9 9 13 13 4 0 8 4 17 4 4 0 8-4 13-4 4-4 8-4 13-8 0-5 4-9 8-13 0-4 0-13 0-17 0-10 0-14 0-18-4-5-4-9-8-13-5-4-9-8-13-8-5-5-9-5-13-5s-9 0-17 5c-4 4-9 4-9 12 0-12 0-21 5-25 0-9 4-13 4-17 4-4 8-4 13-4 4-5 4-5 8-5h4c5 0 5 5 9 5l4 4 9-9c-4-8-17-12-26-12zM17 76c5-4 5-9 9-13 8-4 13-4 17-4 0 0 4 0 8 0 0 4 5 4 5 8 4 0 4 5 4 9 4 4 4 9 4 14 0 8-4 17-8 21-5 4-9 9-13 9s-9-5-9-5c-4 0-8-4-8-8-4-4-4-4-9-13 0-4 0-9 0-14z">
          <text:p/>
        </draw:path>
        <draw:path draw:style-name="gr7" draw:text-style-name="P3" draw:layer="layout" svg:width="0.029cm" svg:height="0.055cm" svg:x="12.438cm" svg:y="10.781cm" svg:viewBox="0 0 30 56" svg:d="M30 17c0-4 0-9-4-13-5 0-5-4-9-4-5 0-9 4-9 4-4 4-4 4-4 9v4c4 0 4 4 4 4 4 0 4 4 4 4v4c0 0 0 6 0 10-4 4-8 8-12 13l8 4c13-13 22-27 22-39z">
          <text:p/>
        </draw:path>
        <draw:path draw:style-name="gr7" draw:text-style-name="P3" draw:layer="layout" svg:width="0.076cm" svg:height="0.131cm" svg:x="12.523cm" svg:y="10.675cm" svg:viewBox="0 0 77 132" svg:d="M29 132c10 0 14-4 18-4 5-4 13-8 13-13 4-4 9-12 13-21 0-4 4-18 4-27 0-25-4-42-13-50-4-13-17-17-25-17-10 0-14 0-18 4-5 0-9 4-13 8 0 5-4 9-4 13-4 4-4 13-4 17s0 13 4 17c0 4 4 8 4 13 4 4 8 4 13 8 4 0 8 0 14 0 4 0 12 0 17 0 4-4 8-8 8-13 0 18 0 31-8 40-5 8-13 13-23 13-4 0-8-5-13-5-4-4-4-4-4-4v-4l-8 13c4 8 17 12 25 12zM60 55c-4 4-4 8-8 8-5 4-13 4-17 4 0 0-6 0-10 0l-4-4c-5-4-5-8-5-8-4-4-4-9-4-13 0-8 4-17 9-21 4-4 8-9 18-9 0 0 4 0 8 5l5 4c4 4 4 8 8 13 0 4 0 8 0 12v5z">
          <text:p/>
        </draw:path>
        <draw:polygon draw:style-name="gr7" draw:text-style-name="P3" draw:layer="layout" svg:width="0.042cm" svg:height="0.123cm" svg:x="8.515cm" svg:y="11.879cm" svg:viewBox="0 0 43 124" draw:points="43,0 31,0 0,17 0,26 26,17 26,124 43,124">
          <text:p/>
        </draw:polygon>
        <draw:path draw:style-name="gr7" draw:text-style-name="P3" draw:layer="layout" svg:width="0.025cm" svg:height="0.055cm" svg:x="8.634cm" svg:y="11.981cm" svg:viewBox="0 0 26 56" svg:d="M26 17c0-4 0-9-4-13 0 0-4-4-9-4-4 0-9 4-9 4-4 4-4 4-4 9 0 4 0 4 4 4 0 4 0 4 0 4 5 0 5 4 5 4l4 5c0 0-4 4-4 8-5 5-9 10-9 14l4 4c18-13 22-26 22-39z">
          <text:p/>
        </draw:path>
        <draw:path draw:style-name="gr7" draw:text-style-name="P3" draw:layer="layout" svg:width="0.081cm" svg:height="0.123cm" svg:x="8.71cm" svg:y="11.879cm" svg:viewBox="0 0 82 124" svg:d="M56 0l-56 82v8h52v34h17v-34h13v-12h-13v-78zM52 21v57h-39z">
          <text:p/>
        </draw:path>
        <draw:path draw:style-name="gr7" draw:text-style-name="P3" draw:layer="layout" svg:width="0.03cm" svg:height="0.055cm" svg:x="8.837cm" svg:y="11.981cm" svg:viewBox="0 0 31 56" svg:d="M31 17c0-4-5-9-5-13-4 0-9-4-13-4 0 0-4 4-8 4 0 4 0 4 0 9 0 4 0 4 0 4 0 4 4 4 4 4 0 0 0 4 4 4v5c0 0 0 4-4 8 0 5-4 10-9 14l9 4c13-13 22-26 22-39z">
          <text:p/>
        </draw:path>
        <draw:path draw:style-name="gr7" draw:text-style-name="P3" draw:layer="layout" svg:width="0.073cm" svg:height="0.123cm" svg:x="8.922cm" svg:y="11.879cm" svg:viewBox="0 0 74 124" svg:d="M74 9v-9h-74v13h56c-8 17-17 39-21 56-8 17-18 38-22 55h18c4-17 13-38 17-59 8-17 17-39 26-56z">
          <text:p/>
        </draw:path>
        <draw:path draw:style-name="gr7" draw:text-style-name="P3" draw:layer="layout" svg:width="0.076cm" svg:height="0.127cm" svg:x="11.092cm" svg:y="11.875cm" svg:viewBox="0 0 77 128" svg:d="M0 21l13 9c0-5 0-5 0-5 4-4 4-4 9-4 0-4 4-4 4-4 5-4 9-4 13-4 0 0 4 4 8 4l5 4c4 4 4 4 8 9 0 0 0 4 0 8v5c0 4 0 8-4 8 0 4 0 4-4 8 0 5-5 5-9 10l-8 8c-4 5-13 13-18 17-4 9-13 17-17 26v8h77v-13h-4-4-52c0 0 5-4 5-8 4 0 4-4 9-8l4-5c4-4 4-4 8-8l9-9c4-4 8-4 8-8 4-5 4-5 9-10 0-4 4-8 4-12 0 0 0-4 0-9 0-4 0-8 0-13-4-4-4-8-9-12-4-5-8-5-12-9-5 0-9-4-13-4-8 0-17 4-22 8-9 5-13 9-17 13z">
          <text:p/>
        </draw:path>
        <draw:path draw:style-name="gr7" draw:text-style-name="P3" draw:layer="layout" svg:width="0.025cm" svg:height="0.055cm" svg:x="11.215cm" svg:y="11.981cm" svg:viewBox="0 0 26 56" svg:d="M26 17c0-4 0-9-5-13 0 0-4-4-8-4-5 0-5 4-9 4 0 4-4 4-4 9 0 4 4 4 4 4 0 4 0 4 4 4v4c5 0 5 5 5 5 0 0 0 4-5 8-4 5-4 10-8 14l4 4c17-13 22-26 22-39z">
          <text:p/>
        </draw:path>
        <draw:path draw:style-name="gr7" draw:text-style-name="P3" draw:layer="layout" svg:width="0.076cm" svg:height="0.127cm" svg:x="11.296cm" svg:y="11.879cm" svg:viewBox="0 0 77 128" svg:d="M8 0l-4 65 8 4c5-4 9-9 13-9 4-5 9-5 13-5s4 0 9 0c4 5 9 5 9 10 4 0 4 4 4 8 4 5 4 9 4 13s0 9-4 13c0 4 0 4-4 8 0 4-5 4-9 4 0 5-5 5-9 5s-4 0-9 0c-4-5-4-5-8-5l-4-4c0 0 0-4-5-4 0-4 0-4 0-4l-12 8c4 9 8 13 17 17 4 0 12 4 21 4 4 0 13 0 18-4 4 0 8-4 13-8 0-5 4-9 8-13 0-4 0-13 0-17 0-8 0-13 0-17-4-4-4-9-8-14-5-4-9-8-13-8-5-4-9-4-18-4-4 0-13 0-21 4l4-34h52v-13z">
          <text:p/>
        </draw:path>
        <draw:path draw:style-name="gr7" draw:text-style-name="P3" draw:layer="layout" svg:width="0.029cm" svg:height="0.055cm" svg:x="11.419cm" svg:y="11.981cm" svg:viewBox="0 0 30 56" svg:d="M30 17c0-4 0-9-5-13-4 0-8-4-8-4-5 0-9 4-9 4-4 4-4 4-4 9 0 4 0 4 0 4 0 4 4 4 4 4l4 4v5c0 0 0 4-4 8 0 5-4 10-8 14l8 4c13-13 22-26 22-39z">
          <text:p/>
        </draw:path>
        <draw:path draw:style-name="gr7" draw:text-style-name="P3" draw:layer="layout" svg:width="0.081cm" svg:height="0.131cm" svg:x="11.499cm" svg:y="11.875cm" svg:viewBox="0 0 82 132" svg:d="M78 30c0-5-4-9-4-9 0-4-5-8-9-13 0 0-4-4-8-4-5-4-9-4-13-4-5 0-10 0-14 4-4 0-8 4-13 4-4 5-4 9-8 13 0 4 0 9 0 13s0 9 4 17c4 4 9 8 13 14-4 0-13 8-17 12-4 9-9 13-9 22 0 4 5 8 5 12 4 4 4 9 8 9 4 4 9 8 13 8 4 4 8 4 13 4 9 0 13 0 18-4 4 0 8-4 12-8 5 0 5-5 9-9 0-4 4-8 4-12 0-9-4-17-8-22-5-8-9-12-17-18 4 0 8-4 12-12 5-4 9-9 9-17zM39 69c9 4 13 4 18 13 8 4 8 8 8 17 0 0 0 4 0 8-4 0-4 4-4 4-4 4-9 4-9 4-4 5-8 5-8 5-5 0-10 0-14-5 0 0-4 0-4-4-4 0-4-4-9-4 0-4 0-8 0-13 0-4 0-8 5-12 4-9 8-9 17-13zM26 43c-4-5-4-9-4-13v-5c4-4 4-4 4-8 4 0 4 0 8-4 0 0 5 0 10 0h4c4 4 9 4 9 4 0 4 4 4 4 8v5c0 8 0 13-4 17-5 4-9 8-13 8h-5c0-4-5-4-9-4 0-4-4-4-4-8z">
          <text:p/>
        </draw:path>
        <draw:path draw:style-name="gr7" draw:text-style-name="P3" draw:layer="layout" svg:width="0.081cm" svg:height="0.128cm" svg:x="9.699cm" svg:y="13.308cm" svg:viewBox="0 0 82 129" svg:d="M39 13c8 0 16 4 21 13l-43 60c-4-8-4-17-4-21 0-21 9-52 26-52zM39 0c-26 0-39 36-39 65 0 34 13 64 39 64 29 0 43-34 43-64 0-34-18-65-43-65zM64 40c0 8 4 17 4 25 0 26-8 51-29 51-9 0-13-8-17-17z">
          <text:p/>
        </draw:path>
        <draw:path draw:style-name="gr7" draw:text-style-name="P3" draw:layer="layout" svg:width="0.031cm" svg:height="0.05cm" svg:x="9.822cm" svg:y="13.415cm" svg:viewBox="0 0 32 51" svg:d="M32 13c0-4 0-8-5-8 0-5-4-5-9-5-4 0-8 0-8 0-4 5-4 9-4 9 0 4 0 4 4 4 0 4 0 4 0 4 4 5 4 5 4 5l4 4c0 4-4 4-4 8-4 5-8 9-14 13l10 4c13-12 22-25 22-38z">
          <text:p/>
        </draw:path>
        <draw:path draw:style-name="gr7" draw:text-style-name="P3" draw:layer="layout" svg:width="0.072cm" svg:height="0.128cm" svg:x="9.907cm" svg:y="13.308cm" svg:viewBox="0 0 73 129" svg:d="M69 31c0-5 0-9 0-14-4-4-4-4-8-8-5-4-9-4-13-9-5 0-10 0-14 0-12 0-21 5-29 13l8 9c4-9 13-9 21-9 4 0 9 0 9 0 5 0 5 4 9 4l4 5c0 4 0 4 0 9s0 9 0 9c0 4-4 8-4 8-4 4-9 4-14 4-4 5-8 5-16 5v8c4 0 4 0 4 0h4c8 0 18 4 22 9 4 4 9 8 9 17 0 4 0 4-5 8 0 4 0 9-4 9 0 4-4 4-9 4 0 4-5 4-9 4s-8 0-8-4c-4 0-9 0-9 0l-4-4v-5l-13 13c9 8 22 13 34 13 4 0 9 0 18-5 4 0 9-4 13-8 0 0 4-4 4-8 4-5 4-13 4-17 0-5 0-13-4-17-4-9-8-13-17-13 4-4 9-9 13-13s4-8 4-17z">
          <text:p/>
        </draw:path>
        <draw:path draw:style-name="gr7" draw:text-style-name="P3" draw:layer="layout" svg:width="0.03cm" svg:height="0.05cm" svg:x="10.03cm" svg:y="13.415cm" svg:viewBox="0 0 31 51" svg:d="M31 13c0-4-4-8-4-8-5-5-10-5-14-5 0 0-4 0-8 0 0 5 0 9 0 9 0 4 0 4 0 4 0 4 4 4 4 4 0 5 0 5 4 5v4c0 4 0 4-4 8 0 5-4 9-9 13l9 4c13-12 22-25 22-38z">
          <text:p/>
        </draw:path>
        <draw:path draw:style-name="gr7" draw:text-style-name="P3" draw:layer="layout" svg:width="0.073cm" svg:height="0.132cm" svg:x="10.115cm" svg:y="13.304cm" svg:viewBox="0 0 74 133" svg:d="M43 0c-9 0-13 4-17 9-9 0-13 4-17 12-4 5-4 13-9 22 0 8 0 17 0 30 0 9 0 17 0 26 5 4 5 13 9 17s8 8 12 12c5 5 9 5 17 5 5 0 9 0 14-5 4 0 9-4 13-8s4-8 9-13c0-4 0-12 0-17 0-4 0-12 0-17-5-5-5-9-9-13-4-5-9-9-13-9-5 0-9-4-14-4-4 0-8 4-17 4-4 4-8 9-8 13 0-9 0-17 4-25 0-5 4-13 9-13 0-5 4-9 8-9s4-4 9-4c4 0 4 0 4 4 5 0 5 0 9 0l5 4v5l13-13c-9-9-22-13-31-13zM13 78c4-5 4-10 13-14 4 0 8-4 12-4 0 0 5 0 9 4 0 0 5 0 5 4 4 0 4 5 9 10 0 4 0 8 0 12 0 9-5 17-9 22-5 4-9 8-14 8-4 0-8 0-8-4-4 0-9-4-9-9-4 0-4-4-8-8 0-4 0-9 0-17z">
          <text:p/>
        </draw:path>
        <draw:path draw:style-name="gr7" draw:text-style-name="P3" draw:layer="layout" svg:width="0.03cm" svg:height="0.05cm" svg:x="10.234cm" svg:y="13.415cm" svg:viewBox="0 0 31 51" svg:d="M31 13c0-4 0-8-4-8-6-5-6-5-10-5s-8 0-8 0c-5 5-5 9-5 9 0 4 0 4 0 4 5 4 5 4 5 4 4 5 4 5 4 5l4 4c0 4-4 4-4 8-4 5-9 9-13 13l9 4c12-12 22-25 22-38z">
          <text:p/>
        </draw:path>
        <draw:path draw:style-name="gr7" draw:text-style-name="P3" draw:layer="layout" svg:width="0.077cm" svg:height="0.128cm" svg:x="10.319cm" svg:y="13.308cm" svg:viewBox="0 0 78 129" svg:d="M30 129c9 0 14 0 18-5 4-4 13-8 17-12 0-4 4-9 8-17 0-9 5-17 5-30 0-21-5-39-13-52-4-8-17-13-26-13s-14 0-18 0c-4 5-8 5-8 9-4 4-9 8-9 13-4 9-4 14-4 18 0 8 0 12 4 17 0 4 5 8 5 12 4 5 8 9 12 9s9 4 14 4c4 0 13-4 17-4 4-4 9-9 9-13 0 21 0 30-9 38-4 9-13 13-22 13-5 0-9 0-13-4 0 0-4 0-4-4l-9 8c5 8 17 13 26 13zM61 52c-5 5-5 9-9 13-4 0-8 4-17 4 0 0-5 0-10-4 0 0-4 0-4-4-4-4-4-4-4-9-4-4-4-8-4-12 0-9 4-18 8-23 4-4 9-8 18-8 0 0 5 4 9 4 0 0 4 4 8 9 0 0 0 4 5 9 0 5 0 9 0 17 0 4 0 4 0 4z">
          <text:p/>
        </draw:path>
        <draw:path draw:style-name="gr8" draw:text-style-name="P4" draw:layer="layout" svg:width="0.144cm" svg:height="0.208cm" svg:x="8.948cm" svg:y="10.649cm" svg:viewBox="0 0 145 209" svg:d="M107 34c0 4-4 31-13 48-4 21-34 42-46 42-13 0-18-21-18-38 0-35 26-73 60-73 8 0 17 9 17 21zM73 184c-4 8-9 12-17 12l-8 5h-5v8h5c0 0 21-4 33-4 13 0 34 4 34 4v-4-4-5h-8c-4 0-9 0-9-8v-4l47-171c0 0 0-4 0-8 0-5-4-5-4-5-4 0-9 0-13 5l-8 12c-9-8-22-17-34-17-34 0-86 38-86 90 0 26 8 47 39 47 17 0 34-4 51-30h4z">
          <text:p/>
        </draw:path>
        <draw:path draw:style-name="gr8" draw:text-style-name="P4" draw:layer="layout" svg:width="0.102cm" svg:height="0.145cm" svg:x="9.101cm" svg:y="10.687cm" svg:viewBox="0 0 103 146" svg:d="M51 0c-29 0-51 26-51 72 0 47 22 74 51 74 30 0 52-27 52-74 0-46-22-72-52-72zM51 9c22 0 30 21 30 63 0 43-8 64-30 64-16 0-29-21-29-64 0-42 13-63 29-63z">
          <text:p/>
        </draw:path>
        <draw:path draw:style-name="gr8" draw:text-style-name="P4" draw:layer="layout" svg:width="0.145cm" svg:height="0.208cm" svg:x="10.875cm" svg:y="10.649cm" svg:viewBox="0 0 146 209" svg:d="M106 34c0 4-4 31-12 48-9 21-34 42-47 42s-17-21-17-38c0-35 26-73 55-73 13 0 21 9 21 21zM72 184c-4 8-8 12-21 12l-4 5h-4v8c0 0 25-4 38-4s34 4 34 4v-4-4-5h-9c-4 0-8 0-8-8v-4l48-171c0 0 0-4 0-8 0-5-5-5-5-5-4 0-8 0-12 5l-9 12c-9-8-22-17-35-17-34 0-85 38-85 90 0 26 9 47 39 47 17 0 29-4 50-30z">
          <text:p/>
        </draw:path>
        <draw:polygon draw:style-name="gr8" draw:text-style-name="P4" draw:layer="layout" svg:width="0.076cm" svg:height="0.145cm" svg:x="11.041cm" svg:y="10.687cm" svg:viewBox="0 0 77 146" draw:points="47,0 0,13 0,22 34,17 34,132 29,132 8,136 8,146 77,146 77,136 55,132 51,132 51,0">
          <text:p/>
        </draw:polygon>
        <draw:path draw:style-name="gr8" draw:text-style-name="P4" draw:layer="layout" svg:width="0.144cm" svg:height="0.208cm" svg:x="9.912cm" svg:y="12.316cm" svg:viewBox="0 0 145 209" svg:d="M107 34c0 9-5 31-13 48-4 21-35 46-48 46s-17-21-17-38c0-38 26-77 61-77 8 0 17 13 17 21zM72 188c-5 8-9 8-17 12h-9c0 0-4 0-4 5v4c0 0 25 0 39 0 13 0 34 0 34 0v-9l-8-4c-5 0-9 0-9-8l47-171c0-4 0-9 0-9 0-8-4-8-4-8-5 0-9 0-13 8l-9 9c-8-9-21-13-33-13-36 0-86 34-86 90 0 22 8 47 38 47 17 0 29-9 52-34h4z">
          <text:p/>
        </draw:path>
        <draw:path draw:style-name="gr8" draw:text-style-name="P4" draw:layer="layout" svg:width="0.093cm" svg:height="0.145cm" svg:x="10.069cm" svg:y="12.354cm" svg:viewBox="0 0 94 146" svg:d="M17 129c46-35 72-60 72-86s-17-43-43-43c-25 0-42 17-42 30 0 8 4 13 8 13 5 0 9 0 13-5v-21c4-4 9-4 17-4 17 0 25 13 25 30 0 30-25 51-67 90v13h94v-35h-10l-4 18z">
          <text:p/>
        </draw:path>
      </draw:page>
      <draw:page draw:name="page7" draw:style-name="dp1" draw:master-page-name="Padrão">
        <draw:line draw:style-name="gr1" draw:text-style-name="P1" draw:layer="layout" svg:x1="5.508cm" svg:y1="2.665cm" svg:x2="4.433cm" svg:y2="4.604cm">
          <text:p/>
        </draw:line>
        <draw:polygon draw:style-name="gr2" draw:text-style-name="P2" draw:layer="layout" svg:width="0.165cm" svg:height="0.234cm" svg:x="5.457cm" svg:y="2.461cm" svg:viewBox="0 0 166 235" draw:points="166,0 0,174 107,235">
          <text:p/>
        </draw:polygon>
        <draw:polygon draw:style-name="gr3" draw:text-style-name="P1" draw:layer="layout" svg:width="0.165cm" svg:height="0.234cm" svg:x="5.457cm" svg:y="2.461cm" svg:viewBox="0 0 166 235" draw:points="166,0 0,174 107,235">
          <text:p/>
        </draw:polygon>
        <draw:line draw:style-name="gr1" draw:text-style-name="P1" draw:layer="layout" svg:x1="6.667cm" svg:y1="2.181cm" svg:x2="6.093cm" svg:y2="2.181cm">
          <text:p/>
        </draw:line>
        <draw:polygon draw:style-name="gr2" draw:text-style-name="P2" draw:layer="layout" svg:width="0.233cm" svg:height="0.123cm" svg:x="6.667cm" svg:y="2.122cm" svg:viewBox="0 0 234 124" draw:points="234,59 0,0 0,124">
          <text:p/>
        </draw:polygon>
        <draw:polygon draw:style-name="gr3" draw:text-style-name="P1" draw:layer="layout" svg:width="0.233cm" svg:height="0.123cm" svg:x="6.667cm" svg:y="2.122cm" svg:viewBox="0 0 234 124" draw:points="234,59 0,0 0,124">
          <text:p/>
        </draw:polygon>
        <draw:line draw:style-name="gr1" draw:text-style-name="P1" draw:layer="layout" svg:x1="8.131cm" svg:y1="2.181cm" svg:x2="7.626cm" svg:y2="2.181cm">
          <text:p/>
        </draw:line>
        <draw:polygon draw:style-name="gr2" draw:text-style-name="P2" draw:layer="layout" svg:width="0.234cm" svg:height="0.123cm" svg:x="8.131cm" svg:y="2.122cm" svg:viewBox="0 0 235 124" draw:points="235,59 0,0 0,124">
          <text:p/>
        </draw:polygon>
        <draw:polygon draw:style-name="gr3" draw:text-style-name="P1" draw:layer="layout" svg:width="0.234cm" svg:height="0.123cm" svg:x="8.131cm" svg:y="2.122cm" svg:viewBox="0 0 235 124" draw:points="235,59 0,0 0,124">
          <text:p/>
        </draw:polygon>
        <draw:path draw:style-name="gr1" draw:text-style-name="P1" draw:layer="layout" svg:width="0.586cm" svg:height="0.531cm" svg:x="9.082cm" svg:y="1.917cm" svg:viewBox="0 0 587 532" svg:d="M221 2c196-17 366 90 366 263 0 243-319 349-587 197">
          <text:p/>
        </draw:path>
        <draw:path draw:style-name="gr2" draw:text-style-name="P2" draw:layer="layout" svg:width="0.225cm" svg:height="0.128cm" svg:x="9.082cm" svg:y="1.863cm" svg:viewBox="0 0 226 129" svg:d="M0 129c78-22 154-27 226-13l-8-116c-77 22-153 64-218 129z">
          <text:p/>
        </draw:path>
        <draw:path draw:style-name="gr3" draw:text-style-name="P1" draw:layer="layout" svg:width="0.225cm" svg:height="0.128cm" svg:x="9.082cm" svg:y="1.863cm" svg:viewBox="0 0 226 129" svg:d="M0 129c78-22 154-27 226-13l-8-116c-77 22-153 64-218 129z">
          <text:p/>
        </draw:path>
        <draw:line draw:style-name="gr1" draw:text-style-name="P1" draw:layer="layout" svg:x1="5.351cm" svg:y1="3.904cm" svg:x2="4.505cm" svg:y2="4.664cm">
          <text:p/>
        </draw:line>
        <draw:polygon draw:style-name="gr2" draw:text-style-name="P2" draw:layer="layout" svg:width="0.216cm" svg:height="0.204cm" svg:x="5.308cm" svg:y="3.746cm" svg:viewBox="0 0 217 205" draw:points="217,0 0,111 85,205">
          <text:p/>
        </draw:polygon>
        <draw:polygon draw:style-name="gr3" draw:text-style-name="P1" draw:layer="layout" svg:width="0.216cm" svg:height="0.204cm" svg:x="5.308cm" svg:y="3.746cm" svg:viewBox="0 0 217 205" draw:points="217,0 0,111 85,205">
          <text:p/>
        </draw:polygon>
        <draw:line draw:style-name="gr1" draw:text-style-name="P1" draw:layer="layout" svg:x1="6.688cm" svg:y1="3.518cm" svg:x2="6.119cm" svg:y2="3.518cm">
          <text:p/>
        </draw:line>
        <draw:polygon draw:style-name="gr2" draw:text-style-name="P2" draw:layer="layout" svg:width="0.233cm" svg:height="0.123cm" svg:x="6.688cm" svg:y="3.458cm" svg:viewBox="0 0 234 124" draw:points="234,61 0,0 0,124">
          <text:p/>
        </draw:polygon>
        <draw:polygon draw:style-name="gr3" draw:text-style-name="P1" draw:layer="layout" svg:width="0.233cm" svg:height="0.123cm" svg:x="6.688cm" svg:y="3.458cm" svg:viewBox="0 0 234 124" draw:points="234,61 0,0 0,124">
          <text:p/>
        </draw:polygon>
        <draw:polyline draw:style-name="gr1" draw:text-style-name="P1" draw:layer="layout" svg:width="5.604cm" svg:height="0.81cm" svg:x="7.605cm" svg:y="3.518cm" svg:viewBox="0 0 5605 811" draw:points="5605,811 5605,0 0,0">
          <text:p/>
        </draw:polyline>
        <draw:polygon draw:style-name="gr2" draw:text-style-name="P2" draw:layer="layout" svg:width="0.123cm" svg:height="0.233cm" svg:x="13.145cm" svg:y="4.328cm" svg:viewBox="0 0 124 234" draw:points="64,234 124,0 0,0">
          <text:p/>
        </draw:polygon>
        <draw:polygon draw:style-name="gr3" draw:text-style-name="P1" draw:layer="layout" svg:width="0.123cm" svg:height="0.233cm" svg:x="13.145cm" svg:y="4.328cm" svg:viewBox="0 0 124 234" draw:points="64,234 124,0 0,0">
          <text:p/>
        </draw:polygon>
        <draw:polyline draw:style-name="gr1" draw:text-style-name="P1" draw:layer="layout" svg:width="0.913cm" svg:height="0.191cm" svg:x="7.261cm" svg:y="3.861cm" svg:viewBox="0 0 914 192" draw:points="914,192 0,192 0,0">
          <text:p/>
        </draw:polyline>
        <draw:polygon draw:style-name="gr2" draw:text-style-name="P2" draw:layer="layout" svg:width="0.233cm" svg:height="0.123cm" svg:x="8.174cm" svg:y="3.993cm" svg:viewBox="0 0 234 124" draw:points="234,59 0,0 0,124">
          <text:p/>
        </draw:polygon>
        <draw:polygon draw:style-name="gr3" draw:text-style-name="P1" draw:layer="layout" svg:width="0.233cm" svg:height="0.123cm" svg:x="8.174cm" svg:y="3.993cm" svg:viewBox="0 0 234 124" draw:points="234,59 0,0 0,124">
          <text:p/>
        </draw:polygon>
        <draw:line draw:style-name="gr1" draw:text-style-name="P1" draw:layer="layout" svg:x1="9.711cm" svg:y1="4.052cm" svg:x2="9.091cm" svg:y2="4.052cm">
          <text:p/>
        </draw:line>
        <draw:polygon draw:style-name="gr2" draw:text-style-name="P2" draw:layer="layout" svg:width="0.233cm" svg:height="0.123cm" svg:x="9.711cm" svg:y="3.993cm" svg:viewBox="0 0 234 124" draw:points="234,59 0,0 0,124">
          <text:p/>
        </draw:polygon>
        <draw:polygon draw:style-name="gr3" draw:text-style-name="P1" draw:layer="layout" svg:width="0.233cm" svg:height="0.123cm" svg:x="9.711cm" svg:y="3.993cm" svg:viewBox="0 0 234 124" draw:points="234,59 0,0 0,124">
          <text:p/>
        </draw:polygon>
        <draw:polyline draw:style-name="gr1" draw:text-style-name="P1" draw:layer="layout" svg:width="1.197cm" svg:height="0.28cm" svg:x="10.526cm" svg:y="4.052cm" svg:viewBox="0 0 1198 281" draw:points="1198,281 1198,0 0,0">
          <text:p/>
        </draw:polyline>
        <draw:polygon draw:style-name="gr2" draw:text-style-name="P2" draw:layer="layout" svg:width="0.123cm" svg:height="0.233cm" svg:x="11.659cm" svg:y="4.332cm" svg:viewBox="0 0 124 234" draw:points="64,234 124,0 0,0">
          <text:p/>
        </draw:polygon>
        <draw:polygon draw:style-name="gr3" draw:text-style-name="P1" draw:layer="layout" svg:width="0.123cm" svg:height="0.233cm" svg:x="11.659cm" svg:y="4.332cm" svg:viewBox="0 0 124 234" draw:points="64,234 124,0 0,0">
          <text:p/>
        </draw:polygon>
        <draw:line draw:style-name="gr1" draw:text-style-name="P1" draw:layer="layout" svg:x1="11.197cm" svg:y1="4.853cm" svg:x2="4.582cm" svg:y2="4.853cm">
          <text:p/>
        </draw:line>
        <draw:polygon draw:style-name="gr2" draw:text-style-name="P2" draw:layer="layout" svg:width="0.233cm" svg:height="0.123cm" svg:x="11.197cm" svg:y="4.794cm" svg:viewBox="0 0 234 124" draw:points="234,60 0,0 0,124">
          <text:p/>
        </draw:polygon>
        <draw:polygon draw:style-name="gr3" draw:text-style-name="P1" draw:layer="layout" svg:width="0.233cm" svg:height="0.123cm" svg:x="11.197cm" svg:y="4.794cm" svg:viewBox="0 0 234 124" draw:points="234,60 0,0 0,124">
          <text:p/>
        </draw:polygon>
        <draw:line draw:style-name="gr1" draw:text-style-name="P1" draw:layer="layout" svg:x1="12.678cm" svg:y1="4.853cm" svg:x2="12.012cm" svg:y2="4.853cm">
          <text:p/>
        </draw:line>
        <draw:polygon draw:style-name="gr2" draw:text-style-name="P2" draw:layer="layout" svg:width="0.234cm" svg:height="0.123cm" svg:x="12.678cm" svg:y="4.794cm" svg:viewBox="0 0 235 124" draw:points="235,60 0,0 0,124">
          <text:p/>
        </draw:polygon>
        <draw:polygon draw:style-name="gr3" draw:text-style-name="P1" draw:layer="layout" svg:width="0.234cm" svg:height="0.123cm" svg:x="12.678cm" svg:y="4.794cm" svg:viewBox="0 0 235 124" draw:points="235,60 0,0 0,124">
          <text:p/>
        </draw:polygon>
        <draw:line draw:style-name="gr1" draw:text-style-name="P1" draw:layer="layout" svg:x1="14.173cm" svg:y1="4.853cm" svg:x2="13.502cm" svg:y2="4.853cm">
          <text:p/>
        </draw:line>
        <draw:polygon draw:style-name="gr2" draw:text-style-name="P2" draw:layer="layout" svg:width="0.233cm" svg:height="0.123cm" svg:x="14.173cm" svg:y="4.794cm" svg:viewBox="0 0 234 124" draw:points="234,60 0,0 0,124">
          <text:p/>
        </draw:polygon>
        <draw:polygon draw:style-name="gr3" draw:text-style-name="P1" draw:layer="layout" svg:width="0.233cm" svg:height="0.123cm" svg:x="14.173cm" svg:y="4.794cm" svg:viewBox="0 0 234 124" draw:points="234,60 0,0 0,124">
          <text:p/>
        </draw:polygon>
        <draw:line draw:style-name="gr1" draw:text-style-name="P1" draw:layer="layout" svg:x1="14.695cm" svg:y1="5.672cm" svg:x2="14.695cm" svg:y2="5.142cm">
          <text:p/>
        </draw:line>
        <draw:polygon draw:style-name="gr2" draw:text-style-name="P2" draw:layer="layout" svg:width="0.123cm" svg:height="0.233cm" svg:x="14.631cm" svg:y="5.672cm" svg:viewBox="0 0 124 234" draw:points="64,234 124,0 0,0">
          <text:p/>
        </draw:polygon>
        <draw:polygon draw:style-name="gr3" draw:text-style-name="P1" draw:layer="layout" svg:width="0.123cm" svg:height="0.233cm" svg:x="14.631cm" svg:y="5.672cm" svg:viewBox="0 0 124 234" draw:points="64,234 124,0 0,0">
          <text:p/>
        </draw:polygon>
        <draw:line draw:style-name="gr1" draw:text-style-name="P1" draw:layer="layout" svg:x1="14.695cm" svg:y1="7.008cm" svg:x2="14.695cm" svg:y2="6.478cm">
          <text:p/>
        </draw:line>
        <draw:polygon draw:style-name="gr2" draw:text-style-name="P2" draw:layer="layout" svg:width="0.123cm" svg:height="0.233cm" svg:x="14.631cm" svg:y="7.008cm" svg:viewBox="0 0 124 234" draw:points="64,234 124,0 0,0">
          <text:p/>
        </draw:polygon>
        <draw:polygon draw:style-name="gr3" draw:text-style-name="P1" draw:layer="layout" svg:width="0.123cm" svg:height="0.233cm" svg:x="14.631cm" svg:y="7.008cm" svg:viewBox="0 0 124 234" draw:points="64,234 124,0 0,0">
          <text:p/>
        </draw:polygon>
        <draw:line draw:style-name="gr1" draw:text-style-name="P1" draw:layer="layout" svg:x1="14.695cm" svg:y1="8.34cm" svg:x2="14.695cm" svg:y2="7.814cm">
          <text:p/>
        </draw:line>
        <draw:polygon draw:style-name="gr2" draw:text-style-name="P2" draw:layer="layout" svg:width="0.123cm" svg:height="0.233cm" svg:x="14.631cm" svg:y="8.34cm" svg:viewBox="0 0 124 234" draw:points="64,234 124,0 0,0">
          <text:p/>
        </draw:polygon>
        <draw:polygon draw:style-name="gr3" draw:text-style-name="P1" draw:layer="layout" svg:width="0.123cm" svg:height="0.233cm" svg:x="14.631cm" svg:y="8.34cm" svg:viewBox="0 0 124 234" draw:points="64,234 124,0 0,0">
          <text:p/>
        </draw:polygon>
        <draw:line draw:style-name="gr1" draw:text-style-name="P1" draw:layer="layout" svg:x1="14.695cm" svg:y1="9.616cm" svg:x2="14.695cm" svg:y2="9.154cm">
          <text:p/>
        </draw:line>
        <draw:polygon draw:style-name="gr2" draw:text-style-name="P2" draw:layer="layout" svg:width="0.123cm" svg:height="0.234cm" svg:x="14.631cm" svg:y="9.616cm" svg:viewBox="0 0 124 235" draw:points="64,235 124,0 0,0">
          <text:p/>
        </draw:polygon>
        <draw:polygon draw:style-name="gr3" draw:text-style-name="P1" draw:layer="layout" svg:width="0.123cm" svg:height="0.234cm" svg:x="14.631cm" svg:y="9.616cm" svg:viewBox="0 0 124 235" draw:points="64,235 124,0 0,0">
          <text:p/>
        </draw:polygon>
        <draw:line draw:style-name="gr1" draw:text-style-name="P1" draw:layer="layout" svg:x1="5.377cm" svg:y1="5.83cm" svg:x2="4.505cm" svg:y2="5.049cm">
          <text:p/>
        </draw:line>
        <draw:polygon draw:style-name="gr2" draw:text-style-name="P2" draw:layer="layout" svg:width="0.217cm" svg:height="0.204cm" svg:x="5.333cm" svg:y="5.782cm" svg:viewBox="0 0 218 205" draw:points="218,205 85,0 0,94">
          <text:p/>
        </draw:polygon>
        <draw:polygon draw:style-name="gr3" draw:text-style-name="P1" draw:layer="layout" svg:width="0.217cm" svg:height="0.204cm" svg:x="5.333cm" svg:y="5.782cm" svg:viewBox="0 0 218 205" draw:points="218,205 85,0 0,94">
          <text:p/>
        </draw:polygon>
        <draw:polyline draw:style-name="gr1" draw:text-style-name="P1" draw:layer="layout" svg:width="7.124cm" svg:height="0.806cm" svg:x="6.085cm" svg:y="5.384cm" svg:viewBox="0 0 7125 807" draw:points="7125,0 7125,807 0,807">
          <text:p/>
        </draw:polyline>
        <draw:polygon draw:style-name="gr2" draw:text-style-name="P2" draw:layer="layout" svg:width="0.123cm" svg:height="0.234cm" svg:x="13.145cm" svg:y="5.15cm" svg:viewBox="0 0 124 235" draw:points="64,0 0,235 124,235">
          <text:p/>
        </draw:polygon>
        <draw:polygon draw:style-name="gr3" draw:text-style-name="P1" draw:layer="layout" svg:width="0.123cm" svg:height="0.234cm" svg:x="13.145cm" svg:y="5.15cm" svg:viewBox="0 0 124 235" draw:points="64,0 0,235 124,235">
          <text:p/>
        </draw:polygon>
        <draw:polyline draw:style-name="gr1" draw:text-style-name="P1" draw:layer="layout" svg:width="0.947cm" svg:height="0.225cm" svg:x="5.775cm" svg:y="6.499cm" svg:viewBox="0 0 948 226" draw:points="948,226 0,226 0,0">
          <text:p/>
        </draw:polyline>
        <draw:polygon draw:style-name="gr2" draw:text-style-name="P2" draw:layer="layout" svg:width="0.233cm" svg:height="0.123cm" svg:x="6.722cm" svg:y="6.665cm" svg:viewBox="0 0 234 124" draw:points="234,60 0,0 0,124">
          <text:p/>
        </draw:polygon>
        <draw:polygon draw:style-name="gr3" draw:text-style-name="P1" draw:layer="layout" svg:width="0.233cm" svg:height="0.123cm" svg:x="6.722cm" svg:y="6.665cm" svg:viewBox="0 0 234 124" draw:points="234,60 0,0 0,124">
          <text:p/>
        </draw:polygon>
        <draw:line draw:style-name="gr1" draw:text-style-name="P1" draw:layer="layout" svg:x1="8.161cm" svg:y1="6.724cm" svg:x2="7.571cm" svg:y2="6.724cm">
          <text:p/>
        </draw:line>
        <draw:polygon draw:style-name="gr2" draw:text-style-name="P2" draw:layer="layout" svg:width="0.234cm" svg:height="0.123cm" svg:x="8.161cm" svg:y="6.665cm" svg:viewBox="0 0 235 124" draw:points="235,60 0,0 0,124">
          <text:p/>
        </draw:polygon>
        <draw:polygon draw:style-name="gr3" draw:text-style-name="P1" draw:layer="layout" svg:width="0.234cm" svg:height="0.123cm" svg:x="8.161cm" svg:y="6.665cm" svg:viewBox="0 0 235 124" draw:points="235,60 0,0 0,124">
          <text:p/>
        </draw:polygon>
        <draw:line draw:style-name="gr1" draw:text-style-name="P1" draw:layer="layout" svg:x1="5.517cm" svg:y1="7.064cm" svg:x2="4.433cm" svg:y2="5.108cm">
          <text:p/>
        </draw:line>
        <draw:polygon draw:style-name="gr2" draw:text-style-name="P2" draw:layer="layout" svg:width="0.17cm" svg:height="0.238cm" svg:x="5.461cm" svg:y="7.029cm" svg:viewBox="0 0 171 239" draw:points="171,239 111,0 0,64">
          <text:p/>
        </draw:polygon>
        <draw:polygon draw:style-name="gr3" draw:text-style-name="P1" draw:layer="layout" svg:width="0.17cm" svg:height="0.238cm" svg:x="5.461cm" svg:y="7.029cm" svg:viewBox="0 0 171 239" draw:points="171,239 111,0 0,64">
          <text:p/>
        </draw:polygon>
        <draw:polyline draw:style-name="gr1" draw:text-style-name="P1" draw:layer="layout" svg:width="7.133cm" svg:height="2.146cm" svg:x="6.076cm" svg:y="5.384cm" svg:viewBox="0 0 7134 2147" draw:points="7134,0 7134,2147 0,2147">
          <text:p/>
        </draw:polyline>
        <draw:polygon draw:style-name="gr2" draw:text-style-name="P2" draw:layer="layout" svg:width="0.123cm" svg:height="0.234cm" svg:x="13.145cm" svg:y="5.15cm" svg:viewBox="0 0 124 235" draw:points="64,0 0,235 124,235">
          <text:p/>
        </draw:polygon>
        <draw:polygon draw:style-name="gr3" draw:text-style-name="P1" draw:layer="layout" svg:width="0.123cm" svg:height="0.234cm" svg:x="13.145cm" svg:y="5.15cm" svg:viewBox="0 0 124 235" draw:points="64,0 0,235 124,235">
          <text:p/>
        </draw:polygon>
        <draw:polyline draw:style-name="gr1" draw:text-style-name="P1" draw:layer="layout" svg:width="0.955cm" svg:height="0.237cm" svg:x="5.775cm" svg:y="7.827cm" svg:viewBox="0 0 956 238" draw:points="956,238 0,238 0,0">
          <text:p/>
        </draw:polyline>
        <draw:polygon draw:style-name="gr2" draw:text-style-name="P2" draw:layer="layout" svg:width="0.234cm" svg:height="0.123cm" svg:x="6.73cm" svg:y="8.001cm" svg:viewBox="0 0 235 124" draw:points="235,64 0,0 0,124">
          <text:p/>
        </draw:polygon>
        <draw:polygon draw:style-name="gr3" draw:text-style-name="P1" draw:layer="layout" svg:width="0.234cm" svg:height="0.123cm" svg:x="6.73cm" svg:y="8.001cm" svg:viewBox="0 0 235 124" draw:points="235,64 0,0 0,124">
          <text:p/>
        </draw:polygon>
        <draw:line draw:style-name="gr1" draw:text-style-name="P1" draw:layer="layout" svg:x1="8.157cm" svg:y1="8.064cm" svg:x2="7.562cm" svg:y2="8.064cm">
          <text:p/>
        </draw:line>
        <draw:polygon draw:style-name="gr2" draw:text-style-name="P2" draw:layer="layout" svg:width="0.238cm" svg:height="0.123cm" svg:x="8.157cm" svg:y="8.001cm" svg:viewBox="0 0 239 124" draw:points="239,64 0,0 0,124">
          <text:p/>
        </draw:polygon>
        <draw:polygon draw:style-name="gr3" draw:text-style-name="P1" draw:layer="layout" svg:width="0.238cm" svg:height="0.123cm" svg:x="8.157cm" svg:y="8.001cm" svg:viewBox="0 0 239 124" draw:points="239,64 0,0 0,124">
          <text:p/>
        </draw:polygon>
        <draw:line draw:style-name="gr1" draw:text-style-name="P1" draw:layer="layout" svg:x1="5.593cm" svg:y1="8.371cm" svg:x2="4.391cm" svg:y2="5.129cm">
          <text:p/>
        </draw:line>
        <draw:polygon draw:style-name="gr2" draw:text-style-name="P2" draw:layer="layout" svg:width="0.14cm" svg:height="0.242cm" svg:x="5.533cm" svg:y="8.348cm" svg:viewBox="0 0 141 243" draw:points="141,243 119,0 0,43">
          <text:p/>
        </draw:polygon>
        <draw:polygon draw:style-name="gr3" draw:text-style-name="P1" draw:layer="layout" svg:width="0.14cm" svg:height="0.242cm" svg:x="5.533cm" svg:y="8.348cm" svg:viewBox="0 0 141 243" draw:points="141,243 119,0 0,43">
          <text:p/>
        </draw:polygon>
        <draw:polyline draw:style-name="gr1" draw:text-style-name="P1" draw:layer="layout" svg:width="7.137cm" svg:height="3.482cm" svg:x="6.072cm" svg:y="5.384cm" svg:viewBox="0 0 7138 3483" draw:points="7138,0 7138,3483 0,3483">
          <text:p/>
        </draw:polyline>
        <draw:polygon draw:style-name="gr2" draw:text-style-name="P2" draw:layer="layout" svg:width="0.123cm" svg:height="0.234cm" svg:x="13.145cm" svg:y="5.15cm" svg:viewBox="0 0 124 235" draw:points="64,0 0,235 124,235">
          <text:p/>
        </draw:polygon>
        <draw:polygon draw:style-name="gr3" draw:text-style-name="P1" draw:layer="layout" svg:width="0.123cm" svg:height="0.234cm" svg:x="13.145cm" svg:y="5.15cm" svg:viewBox="0 0 124 235" draw:points="64,0 0,235 124,235">
          <text:p/>
        </draw:polygon>
        <draw:polyline draw:style-name="gr1" draw:text-style-name="P1" draw:layer="layout" svg:width="0.96cm" svg:height="0.242cm" svg:x="5.775cm" svg:y="9.158cm" svg:viewBox="0 0 961 243" draw:points="961,243 0,243 0,0">
          <text:p/>
        </draw:polyline>
        <draw:polygon draw:style-name="gr2" draw:text-style-name="P2" draw:layer="layout" svg:width="0.233cm" svg:height="0.123cm" svg:x="6.735cm" svg:y="9.337cm" svg:viewBox="0 0 234 124" draw:points="234,64 0,0 0,124">
          <text:p/>
        </draw:polygon>
        <draw:polygon draw:style-name="gr3" draw:text-style-name="P1" draw:layer="layout" svg:width="0.233cm" svg:height="0.123cm" svg:x="6.735cm" svg:y="9.337cm" svg:viewBox="0 0 234 124" draw:points="234,64 0,0 0,124">
          <text:p/>
        </draw:polygon>
        <draw:line draw:style-name="gr1" draw:text-style-name="P1" draw:layer="layout" svg:x1="8.157cm" svg:y1="9.4cm" svg:x2="7.558cm" svg:y2="9.4cm">
          <text:p/>
        </draw:line>
        <draw:polygon draw:style-name="gr2" draw:text-style-name="P2" draw:layer="layout" svg:width="0.233cm" svg:height="0.123cm" svg:x="8.157cm" svg:y="9.337cm" svg:viewBox="0 0 234 124" draw:points="234,64 0,0 0,124">
          <text:p/>
        </draw:polygon>
        <draw:polygon draw:style-name="gr3" draw:text-style-name="P1" draw:layer="layout" svg:width="0.233cm" svg:height="0.123cm" svg:x="8.157cm" svg:y="9.337cm" svg:viewBox="0 0 234 124" draw:points="234,64 0,0 0,124">
          <text:p/>
        </draw:polygon>
        <draw:path draw:style-name="gr2" draw:text-style-name="P2" draw:layer="layout" svg:width="0.582cm" svg:height="0.581cm" svg:x="4cm" svg:y="4.565cm" svg:viewBox="0 0 583 582" svg:d="M583 288c0-156-132-288-293-288-157 0-290 132-290 288 0 163 133 294 290 294 161 0 293-131 293-294z">
          <text:p/>
        </draw:path>
        <draw:path draw:style-name="gr4" draw:text-style-name="P1" draw:layer="layout" svg:width="0.582cm" svg:height="0.581cm" svg:x="4cm" svg:y="4.565cm" svg:viewBox="0 0 583 582" svg:d="M583 288c0-156-132-288-293-288-157 0-290 132-290 288 0 163 133 294 290 294 161 0 293-131 293-294z">
          <text:p/>
        </draw:path>
        <draw:path draw:style-name="gr2" draw:text-style-name="P2" draw:layer="layout" svg:width="0.632cm" svg:height="0.632cm" svg:x="5.461cm" svg:y="1.868cm" svg:viewBox="0 0 633 633" svg:d="M633 314c0-174-140-314-319-314-174 0-314 140-314 314 0 179 140 319 314 319 179 0 319-140 319-319z">
          <text:p/>
        </draw:path>
        <draw:path draw:style-name="gr5" draw:text-style-name="P1" draw:layer="layout" svg:width="0.632cm" svg:height="0.632cm" svg:x="5.461cm" svg:y="1.868cm" svg:viewBox="0 0 633 633" svg:d="M633 314c0-174-140-314-319-314-174 0-314 140-314 314 0 179 140 319 314 319 179 0 319-140 319-319z">
          <text:p/>
        </draw:path>
        <draw:path draw:style-name="gr6" draw:text-style-name="P1" draw:layer="layout" svg:width="0.632cm" svg:height="0.632cm" svg:x="5.461cm" svg:y="1.868cm" svg:viewBox="0 0 633 633" svg:d="M633 314c0-174-140-314-319-314-174 0-314 140-314 314 0 179 140 319 314 319 179 0 319-140 319-319z">
          <text:p/>
        </draw:path>
        <draw:path draw:style-name="gr2" draw:text-style-name="P2" draw:layer="layout" svg:width="0.726cm" svg:height="0.725cm" svg:x="6.9cm" svg:y="1.821cm" svg:viewBox="0 0 727 726" svg:d="M727 361c0-200-162-361-366-361-200 0-361 161-361 361 0 204 161 365 361 365 204 0 366-161 366-365z">
          <text:p/>
        </draw:path>
        <draw:path draw:style-name="gr4" draw:text-style-name="P1" draw:layer="layout" svg:width="0.726cm" svg:height="0.725cm" svg:x="6.9cm" svg:y="1.821cm" svg:viewBox="0 0 727 726" svg:d="M727 361c0-200-162-361-366-361-200 0-361 161-361 361 0 204 161 365 361 365 204 0 366-161 366-365z">
          <text:p/>
        </draw:path>
        <draw:path draw:style-name="gr2" draw:text-style-name="P2" draw:layer="layout" svg:width="0.768cm" svg:height="0.767cm" svg:x="8.365cm" svg:y="1.8cm" svg:viewBox="0 0 769 768" svg:d="M769 382c0-208-174-382-387-382-208 0-382 174-382 382 0 213 174 386 382 386 213 0 387-173 387-386z">
          <text:p/>
        </draw:path>
        <draw:path draw:style-name="gr5" draw:text-style-name="P1" draw:layer="layout" svg:width="0.768cm" svg:height="0.767cm" svg:x="8.365cm" svg:y="1.8cm" svg:viewBox="0 0 769 768" svg:d="M769 382c0-208-174-382-387-382-208 0-382 174-382 382 0 213 174 386 382 386 213 0 387-173 387-386z">
          <text:p/>
        </draw:path>
        <draw:path draw:style-name="gr6" draw:text-style-name="P1" draw:layer="layout" svg:width="0.768cm" svg:height="0.767cm" svg:x="8.365cm" svg:y="1.8cm" svg:viewBox="0 0 769 768" svg:d="M769 382c0-208-174-382-387-382-208 0-382 174-382 382 0 213 174 386 382 386 213 0 387-173 387-386z">
          <text:p/>
        </draw:path>
        <draw:path draw:style-name="gr2" draw:text-style-name="P2" draw:layer="layout" svg:width="0.684cm" svg:height="0.683cm" svg:x="5.435cm" svg:y="3.178cm" svg:viewBox="0 0 685 684" svg:d="M685 341c0-187-153-341-344-341-188 0-341 154-341 341 0 190 153 343 341 343 191 0 344-153 344-343z">
          <text:p/>
        </draw:path>
        <draw:path draw:style-name="gr4" draw:text-style-name="P1" draw:layer="layout" svg:width="0.684cm" svg:height="0.683cm" svg:x="5.435cm" svg:y="3.178cm" svg:viewBox="0 0 685 684" svg:d="M685 341c0-187-153-341-344-341-188 0-341 154-341 341 0 190 153 343 341 343 191 0 344-153 344-343z">
          <text:p/>
        </draw:path>
        <draw:path draw:style-name="gr2" draw:text-style-name="P2" draw:layer="layout" svg:width="0.684cm" svg:height="0.683cm" svg:x="6.921cm" svg:y="3.178cm" svg:viewBox="0 0 685 684" svg:d="M685 341c0-187-153-341-344-341-187 0-341 154-341 341 0 190 154 343 341 343 191 0 344-153 344-343z">
          <text:p/>
        </draw:path>
        <draw:path draw:style-name="gr4" draw:text-style-name="P1" draw:layer="layout" svg:width="0.684cm" svg:height="0.683cm" svg:x="6.921cm" svg:y="3.178cm" svg:viewBox="0 0 685 684" svg:d="M685 341c0-187-153-341-344-341-187 0-341 154-341 341 0 190 154 343 341 343 191 0 344-153 344-343z">
          <text:p/>
        </draw:path>
        <draw:path draw:style-name="gr2" draw:text-style-name="P2" draw:layer="layout" svg:width="0.684cm" svg:height="0.682cm" svg:x="8.407cm" svg:y="3.713cm" svg:viewBox="0 0 685 683" svg:d="M685 340c0-188-154-340-345-340-187 0-340 152-340 340 0 191 153 343 340 343 191 0 345-152 345-343z">
          <text:p/>
        </draw:path>
        <draw:path draw:style-name="gr4" draw:text-style-name="P1" draw:layer="layout" svg:width="0.684cm" svg:height="0.682cm" svg:x="8.407cm" svg:y="3.713cm" svg:viewBox="0 0 685 683" svg:d="M685 340c0-188-154-340-345-340-187 0-340 152-340 340 0 191 153 343 340 343 191 0 345-152 345-343z">
          <text:p/>
        </draw:path>
        <draw:path draw:style-name="gr2" draw:text-style-name="P2" draw:layer="layout" svg:width="0.582cm" svg:height="0.581cm" svg:x="9.944cm" svg:y="3.764cm" svg:viewBox="0 0 583 582" svg:d="M583 288c0-161-129-288-290-288-165 0-293 127-293 288 0 165 128 294 293 294 161 0 290-129 290-294z">
          <text:p/>
        </draw:path>
        <draw:path draw:style-name="gr4" draw:text-style-name="P1" draw:layer="layout" svg:width="0.582cm" svg:height="0.581cm" svg:x="9.944cm" svg:y="3.764cm" svg:viewBox="0 0 583 582" svg:d="M583 288c0-161-129-288-290-288-165 0-293 127-293 288 0 165 128 294 293 294 161 0 290-129 290-294z">
          <text:p/>
        </draw:path>
        <draw:path draw:style-name="gr2" draw:text-style-name="P2" draw:layer="layout" svg:width="0.582cm" svg:height="0.581cm" svg:x="11.43cm" svg:y="4.565cm" svg:viewBox="0 0 583 582" svg:d="M583 288c0-161-128-288-289-288-167 0-294 127-294 288 0 167 127 294 294 294 161 0 289-127 289-294z">
          <text:p/>
        </draw:path>
        <draw:path draw:style-name="gr4" draw:text-style-name="P1" draw:layer="layout" svg:width="0.582cm" svg:height="0.581cm" svg:x="11.43cm" svg:y="4.565cm" svg:viewBox="0 0 583 582" svg:d="M583 288c0-161-128-288-289-288-167 0-294 127-294 288 0 167 127 294 294 294 161 0 289-127 289-294z">
          <text:p/>
        </draw:path>
        <draw:path draw:style-name="gr2" draw:text-style-name="P2" draw:layer="layout" svg:width="0.59cm" svg:height="0.589cm" svg:x="12.912cm" svg:y="4.561cm" svg:viewBox="0 0 591 590" svg:d="M591 292c0-161-132-292-293-292-166 0-298 131-298 292 0 166 132 298 298 298 161 0 293-132 293-298z">
          <text:p/>
        </draw:path>
        <draw:path draw:style-name="gr4" draw:text-style-name="P1" draw:layer="layout" svg:width="0.59cm" svg:height="0.589cm" svg:x="12.912cm" svg:y="4.561cm" svg:viewBox="0 0 591 590" svg:d="M591 292c0-161-132-292-293-292-166 0-298 131-298 292 0 166 132 298 298 298 161 0 293-132 293-298z">
          <text:p/>
        </draw:path>
        <draw:path draw:style-name="gr2" draw:text-style-name="P2" draw:layer="layout" svg:width="0.573cm" svg:height="0.573cm" svg:x="14.406cm" svg:y="4.569cm" svg:viewBox="0 0 574 574" svg:d="M574 285c0-156-128-285-285-285-162 0-289 129-289 285 0 162 127 289 289 289 157 0 285-127 285-289z">
          <text:p/>
        </draw:path>
        <draw:path draw:style-name="gr4" draw:text-style-name="P1" draw:layer="layout" svg:width="0.573cm" svg:height="0.573cm" svg:x="14.406cm" svg:y="4.569cm" svg:viewBox="0 0 574 574" svg:d="M574 285c0-156-128-285-285-285-162 0-289 129-289 285 0 162 127 289 289 289 157 0 285-127 285-289z">
          <text:p/>
        </draw:path>
        <draw:path draw:style-name="gr2" draw:text-style-name="P2" draw:layer="layout" svg:width="0.573cm" svg:height="0.573cm" svg:x="14.406cm" svg:y="5.905cm" svg:viewBox="0 0 574 574" svg:d="M574 285c0-157-128-285-285-285-162 0-289 128-289 285 0 162 127 289 289 289 157 0 285-127 285-289z">
          <text:p/>
        </draw:path>
        <draw:path draw:style-name="gr4" draw:text-style-name="P1" draw:layer="layout" svg:width="0.573cm" svg:height="0.573cm" svg:x="14.406cm" svg:y="5.905cm" svg:viewBox="0 0 574 574" svg:d="M574 285c0-157-128-285-285-285-162 0-289 128-289 285 0 162 127 289 289 289 157 0 285-127 285-289z">
          <text:p/>
        </draw:path>
        <draw:path draw:style-name="gr2" draw:text-style-name="P2" draw:layer="layout" svg:width="0.573cm" svg:height="0.573cm" svg:x="14.406cm" svg:y="7.241cm" svg:viewBox="0 0 574 574" svg:d="M574 290c0-162-128-290-285-290-162 0-289 128-289 290 0 157 127 284 289 284 157 0 285-127 285-284z">
          <text:p/>
        </draw:path>
        <draw:path draw:style-name="gr4" draw:text-style-name="P1" draw:layer="layout" svg:width="0.573cm" svg:height="0.573cm" svg:x="14.406cm" svg:y="7.241cm" svg:viewBox="0 0 574 574" svg:d="M574 290c0-162-128-290-285-290-162 0-289 128-289 290 0 157 127 284 289 284 157 0 285-127 285-284z">
          <text:p/>
        </draw:path>
        <draw:path draw:style-name="gr2" draw:text-style-name="P2" draw:layer="layout" svg:width="0.581cm" svg:height="0.581cm" svg:x="14.402cm" svg:y="8.573cm" svg:viewBox="0 0 582 582" svg:d="M582 293c0-161-131-293-288-293-163 0-294 132-294 293 0 158 131 289 294 289 157 0 288-131 288-289z">
          <text:p/>
        </draw:path>
        <draw:path draw:style-name="gr4" draw:text-style-name="P1" draw:layer="layout" svg:width="0.581cm" svg:height="0.581cm" svg:x="14.402cm" svg:y="8.573cm" svg:viewBox="0 0 582 582" svg:d="M582 293c0-161-131-293-288-293-163 0-294 132-294 293 0 158 131 289 294 289 157 0 288-131 288-289z">
          <text:p/>
        </draw:path>
        <draw:path draw:style-name="gr2" draw:text-style-name="P2" draw:layer="layout" svg:width="0.701cm" svg:height="0.7cm" svg:x="14.342cm" svg:y="9.85cm" svg:viewBox="0 0 702 701" svg:d="M702 353c0-195-158-353-349-353-195 0-353 158-353 353 0 191 158 348 353 348 191 0 349-157 349-348z">
          <text:p/>
        </draw:path>
        <draw:path draw:style-name="gr5" draw:text-style-name="P1" draw:layer="layout" svg:width="0.701cm" svg:height="0.7cm" svg:x="14.342cm" svg:y="9.85cm" svg:viewBox="0 0 702 701" svg:d="M702 353c0-195-158-353-349-353-195 0-353 158-353 353 0 191 158 348 353 348 191 0 349-157 349-348z">
          <text:p/>
        </draw:path>
        <draw:path draw:style-name="gr6" draw:text-style-name="P1" draw:layer="layout" svg:width="0.701cm" svg:height="0.7cm" svg:x="14.342cm" svg:y="9.85cm" svg:viewBox="0 0 702 701" svg:d="M702 353c0-195-158-353-349-353-195 0-353 158-353 353 0 191 158 348 353 348 191 0 349-157 349-348z">
          <text:p/>
        </draw:path>
        <draw:path draw:style-name="gr2" draw:text-style-name="P2" draw:layer="layout" svg:width="0.616cm" svg:height="0.615cm" svg:x="5.469cm" svg:y="5.884cm" svg:viewBox="0 0 617 616" svg:d="M617 307c0-166-140-307-310-307-166 0-307 141-307 307 0 169 141 309 307 309 170 0 310-140 310-309z">
          <text:p/>
        </draw:path>
        <draw:path draw:style-name="gr4" draw:text-style-name="P1" draw:layer="layout" svg:width="0.616cm" svg:height="0.615cm" svg:x="5.469cm" svg:y="5.884cm" svg:viewBox="0 0 617 616" svg:d="M617 307c0-166-140-307-310-307-166 0-307 141-307 307 0 169 141 309 307 309 170 0 310-140 310-309z">
          <text:p/>
        </draw:path>
        <draw:path draw:style-name="gr2" draw:text-style-name="P2" draw:layer="layout" svg:width="0.616cm" svg:height="0.616cm" svg:x="6.955cm" svg:y="6.418cm" svg:viewBox="0 0 617 617" svg:d="M617 307c0-166-141-307-311-307s-306 141-306 307c0 170 136 310 306 310s311-140 311-310z">
          <text:p/>
        </draw:path>
        <draw:path draw:style-name="gr4" draw:text-style-name="P1" draw:layer="layout" svg:width="0.616cm" svg:height="0.616cm" svg:x="6.955cm" svg:y="6.418cm" svg:viewBox="0 0 617 617" svg:d="M617 307c0-166-141-307-311-307s-306 141-306 307c0 170 136 310 306 310s311-140 311-310z">
          <text:p/>
        </draw:path>
        <draw:path draw:style-name="gr2" draw:text-style-name="P2" draw:layer="layout" svg:width="0.708cm" svg:height="0.708cm" svg:x="8.395cm" svg:y="6.372cm" svg:viewBox="0 0 709 709" svg:d="M709 353c0-196-157-353-356-353-197 0-353 157-353 353 0 199 156 356 353 356 199 0 356-157 356-356z">
          <text:p/>
        </draw:path>
        <draw:path draw:style-name="gr5" draw:text-style-name="P1" draw:layer="layout" svg:width="0.708cm" svg:height="0.708cm" svg:x="8.395cm" svg:y="6.372cm" svg:viewBox="0 0 709 709" svg:d="M709 353c0-196-157-353-356-353-197 0-353 157-353 353 0 199 156 356 353 356 199 0 356-157 356-356z">
          <text:p/>
        </draw:path>
        <draw:path draw:style-name="gr6" draw:text-style-name="P1" draw:layer="layout" svg:width="0.708cm" svg:height="0.708cm" svg:x="8.395cm" svg:y="6.372cm" svg:viewBox="0 0 709 709" svg:d="M709 353c0-196-157-353-356-353-197 0-353 157-353 353 0 199 156 356 353 356 199 0 356-157 356-356z">
          <text:p/>
        </draw:path>
        <draw:path draw:style-name="gr2" draw:text-style-name="P2" draw:layer="layout" svg:width="0.598cm" svg:height="0.598cm" svg:x="5.478cm" svg:y="7.229cm" svg:viewBox="0 0 599 599" svg:d="M599 301c0-170-132-301-302-301-166 0-297 131-297 301 0 165 131 298 297 298 170 0 302-133 302-298z">
          <text:p/>
        </draw:path>
        <draw:path draw:style-name="gr4" draw:text-style-name="P1" draw:layer="layout" svg:width="0.598cm" svg:height="0.598cm" svg:x="5.478cm" svg:y="7.229cm" svg:viewBox="0 0 599 599" svg:d="M599 301c0-170-132-301-302-301-166 0-297 131-297 301 0 165 131 298 297 298 170 0 302-133 302-298z">
          <text:p/>
        </draw:path>
        <draw:path draw:style-name="gr2" draw:text-style-name="P2" draw:layer="layout" svg:width="0.598cm" svg:height="0.598cm" svg:x="6.964cm" svg:y="7.763cm" svg:viewBox="0 0 599 599" svg:d="M599 302c0-169-131-302-301-302-167 0-298 133-298 302 0 166 131 297 298 297 170 0 301-131 301-297z">
          <text:p/>
        </draw:path>
        <draw:path draw:style-name="gr4" draw:text-style-name="P1" draw:layer="layout" svg:width="0.598cm" svg:height="0.598cm" svg:x="6.964cm" svg:y="7.763cm" svg:viewBox="0 0 599 599" svg:d="M599 302c0-169-131-302-301-302-167 0-298 133-298 302 0 166 131 297 298 297 170 0 301-131 301-297z">
          <text:p/>
        </draw:path>
        <draw:path draw:style-name="gr2" draw:text-style-name="P2" draw:layer="layout" svg:width="0.708cm" svg:height="0.708cm" svg:x="8.395cm" svg:y="7.712cm" svg:viewBox="0 0 709 709" svg:d="M709 353c0-196-157-353-356-353-197 0-353 157-353 353 0 199 156 356 353 356 199 0 356-157 356-356z">
          <text:p/>
        </draw:path>
        <draw:path draw:style-name="gr5" draw:text-style-name="P1" draw:layer="layout" svg:width="0.708cm" svg:height="0.708cm" svg:x="8.395cm" svg:y="7.712cm" svg:viewBox="0 0 709 709" svg:d="M709 353c0-196-157-353-356-353-197 0-353 157-353 353 0 199 156 356 353 356 199 0 356-157 356-356z">
          <text:p/>
        </draw:path>
        <draw:path draw:style-name="gr6" draw:text-style-name="P1" draw:layer="layout" svg:width="0.708cm" svg:height="0.708cm" svg:x="8.395cm" svg:y="7.712cm" svg:viewBox="0 0 709 709" svg:d="M709 353c0-196-157-353-356-353-197 0-353 157-353 353 0 199 156 356 353 356 199 0 356-157 356-356z">
          <text:p/>
        </draw:path>
        <draw:path draw:style-name="gr2" draw:text-style-name="P2" draw:layer="layout" svg:width="0.59cm" svg:height="0.589cm" svg:x="5.482cm" svg:y="8.569cm" svg:viewBox="0 0 591 590" svg:d="M591 298c0-166-131-298-298-298-161 0-293 132-293 298 0 161 132 292 293 292 167 0 298-131 298-292z">
          <text:p/>
        </draw:path>
        <draw:path draw:style-name="gr4" draw:text-style-name="P1" draw:layer="layout" svg:width="0.59cm" svg:height="0.589cm" svg:x="5.482cm" svg:y="8.569cm" svg:viewBox="0 0 591 590" svg:d="M591 298c0-166-131-298-298-298-161 0-293 132-293 298 0 161 132 292 293 292 167 0 298-131 298-292z">
          <text:p/>
        </draw:path>
        <draw:path draw:style-name="gr2" draw:text-style-name="P2" draw:layer="layout" svg:width="0.59cm" svg:height="0.59cm" svg:x="6.968cm" svg:y="9.103cm" svg:viewBox="0 0 591 591" svg:d="M591 298c0-166-132-298-297-298-163 0-294 132-294 298 0 161 131 293 294 293 165 0 297-132 297-293z">
          <text:p/>
        </draw:path>
        <draw:path draw:style-name="gr4" draw:text-style-name="P1" draw:layer="layout" svg:width="0.59cm" svg:height="0.59cm" svg:x="6.968cm" svg:y="9.103cm" svg:viewBox="0 0 591 591" svg:d="M591 298c0-166-132-298-297-298-163 0-294 132-294 298 0 161 131 293 294 293 165 0 297-132 297-293z">
          <text:p/>
        </draw:path>
        <draw:path draw:style-name="gr2" draw:text-style-name="P2" draw:layer="layout" svg:width="0.718cm" svg:height="0.716cm" svg:x="8.39cm" svg:y="9.04cm" svg:viewBox="0 0 719 717" svg:d="M719 360c0-199-162-360-362-360-196 0-357 161-357 360 0 195 161 357 357 357 200 0 362-162 362-357z">
          <text:p/>
        </draw:path>
        <draw:path draw:style-name="gr5" draw:text-style-name="P1" draw:layer="layout" svg:width="0.718cm" svg:height="0.716cm" svg:x="8.39cm" svg:y="9.04cm" svg:viewBox="0 0 719 717" svg:d="M719 360c0-199-162-360-362-360-196 0-357 161-357 360 0 195 161 357 357 357 200 0 362-162 362-357z">
          <text:p/>
        </draw:path>
        <draw:path draw:style-name="gr6" draw:text-style-name="P1" draw:layer="layout" svg:width="0.718cm" svg:height="0.716cm" svg:x="8.39cm" svg:y="9.04cm" svg:viewBox="0 0 719 717" svg:d="M719 360c0-199-162-360-362-360-196 0-357 161-357 360 0 195 161 357 357 357 200 0 362-162 362-357z">
          <text:p/>
        </draw:path>
        <draw:path draw:style-name="gr7" draw:text-style-name="P3" draw:layer="layout" svg:width="0.08cm" svg:height="0.127cm" svg:x="5.092cm" svg:y="3.535cm" svg:viewBox="0 0 81 128" svg:d="M39 12c8 0 17 4 21 17l-44 56c-4-9-4-18-4-22 0-21 4-51 27-51zM39 0c-27 0-39 33-39 63 0 35 12 65 39 65 29 0 42-34 42-65 0-34-17-63-42-63zM64 42c0 4 4 13 4 21 0 27-8 52-29 52-9 0-13-8-17-17z">
          <text:p/>
        </draw:path>
        <draw:polygon draw:style-name="gr7" draw:text-style-name="P3" draw:layer="layout" svg:width="0.042cm" svg:height="0.123cm" svg:x="6.463cm" svg:y="2.245cm" svg:viewBox="0 0 43 124" draw:points="43,0 35,0 0,17 4,26 30,17 30,124 43,124">
          <text:p/>
        </draw:polygon>
        <draw:path draw:style-name="gr7" draw:text-style-name="P3" draw:layer="layout" svg:width="0.145cm" svg:height="0.102cm" svg:x="7.923cm" svg:y="2.241cm" svg:viewBox="0 0 146 103" svg:d="M51 31l9 25-26 30c0 4-4 4-8 4h-4c-5-4-9-4-9-4-9 0-13 4-13 8 0 9 13 9 17 9 9 0 17 0 30-17l17-22 13 26c4 13 4 13 17 13 9 0 22-5 30-13 0-4-4-4-4-4-8 4-13 8-17 8 0 0-4-4-4-8l-18-38 22-27c4-4 13-4 17-4 0 0 4 0 9 0 0 4 4 4 8 4s9-4 9-13c0-4-9-8-17-8-13 0-22 4-35 21l-17 18-5-22c-8-13-8-17-17-17-8 0-29 8-38 17 0 0 0 4 5 8 4-4 12-8 16-8 5 0 9 4 9 4 0 0 4 4 4 10z">
          <text:p/>
        </draw:path>
        <draw:path draw:style-name="gr7" draw:text-style-name="P3" draw:layer="layout" svg:width="0.14cm" svg:height="0.101cm" svg:x="9.74cm" svg:y="2.131cm" svg:viewBox="0 0 141 102" svg:d="M51 29l9 22-26 34c-4 0-8 5-8 5-5 0-5-5-9-5 0 0-4 0-8 0-5 0-9 5-9 9s9 8 17 8c9 0 13-4 26-17l21-25 8 30c5 8 9 12 17 12 13 0 26-4 36-17 0 0-6-4-10-4-4 9-9 9-13 9s-4 0-8-9l-13-34 21-26c4-9 13-9 13-9 4 0 4 0 10 5 0 0 4 0 8 0s8-5 8-9-4-8-12-8c-14 0-27 4-40 21l-12 12-9-16c-4-13-8-17-17-17-4 0-25 8-38 12 4 5 4 9 4 9 4 0 13-4 22-4 4 0 4 0 8 4 0 0 0 4 4 8z">
          <text:p/>
        </draw:path>
        <draw:polygon draw:style-name="gr7" draw:text-style-name="P3" draw:layer="layout" svg:width="0.042cm" svg:height="0.127cm" svg:x="5.066cm" svg:y="4.247cm" svg:viewBox="0 0 43 128" draw:points="43,0 35,0 0,22 4,26 31,22 31,128 43,128">
          <text:p/>
        </draw:polygon>
        <draw:path draw:style-name="gr7" draw:text-style-name="P3" draw:layer="layout" svg:width="0.127cm" svg:height="0.106cm" svg:x="6.463cm" svg:y="3.577cm" svg:viewBox="0 0 128 107" svg:d="M97 72l13-34c4-9 4-13 4-17 0-17-8-21-17-21-17 0-29 4-55 29 4-8 4-16 4-21 0-4 0-4-4-4-8 0-25 0-38 0 0 4 0 4 0 9h13c4 0 4 0 4 4 0 0 0 4-4 12l-13 57c-4 4-4 12-4 12 0 5 0 9 13 9 8 0 8-13 12-21l13-39c17-18 34-30 42-30 9 0 9 0 9 8 0 0 0 4-4 13l-9 39c-4 9-8 17-8 21 0 5 4 9 12 9 17 0 30-9 48-21-4-4-4-4-8-4-10 4-18 8-23 8v-4c0 0 0-4 0-14z">
          <text:p/>
        </draw:path>
        <draw:path draw:style-name="gr7" draw:text-style-name="P3" draw:layer="layout" svg:width="0.127cm" svg:height="0.106cm" svg:x="10.874cm" svg:y="3.577cm" svg:viewBox="0 0 128 107" svg:d="M99 72l12-34c5-9 5-13 5-17 0-17-9-21-17-21-18 0-30 4-56 29 5-8 5-16 5-21 0-4 0-4-5-4-8 0-26 0-39 0 0 4 0 4 0 9h13c4 0 4 0 4 4 0 0 0 4-4 12l-13 57c-4 4-4 12-4 12 0 5 0 9 13 9 8 0 8-13 13-21l13-39c17-18 34-30 42-30 9 0 9 0 9 8 0 0 0 4-4 13l-9 39c-4 9-8 17-8 21 0 5 4 9 12 9 18 0 30-9 47-21-4-4-4-4-8-4-9 4-17 8-21 8v-4c0 0 0-4 0-14z">
          <text:p/>
        </draw:path>
        <draw:path draw:style-name="gr7" draw:text-style-name="P3" draw:layer="layout" svg:width="0.149cm" svg:height="0.17cm" svg:x="7.651cm" svg:y="4.111cm" svg:viewBox="0 0 150 171" svg:d="M86 21c0-4 0-8 0-12s0-9-12-9c-9 0-9 13-13 21l-4 13c-13 9-22 18-30 22 0 5 4 9 8 9 5-9 13-13 17-17l-29 106c0 4-4 8-13 8h-5c-5 0-5 0-5 5v4c0 0 23-4 31-4 13 0 30 4 30 4v-4-5h-4c-5 0-13-4-13-8h4l13-42c4 4 8 4 17 4 21 0 38-9 51-21 13-13 21-30 21-47 0-18-8-35-34-35-13 0-25 4-30 8zM125 52c0 13-9 30-17 43-5 8-17 17-26 17-8 0-13-5-21-13l21-65c4-4 13-8 21-8 17 0 22 17 22 26z">
          <text:p/>
        </draw:path>
        <draw:path draw:style-name="gr7" draw:text-style-name="P3" draw:layer="layout" svg:width="0.128cm" svg:height="0.102cm" svg:x="9.46cm" svg:y="4.111cm" svg:viewBox="0 0 129 103" svg:d="M103 73l8-39c5-8 5-13 5-17 0-12-5-17-17-17-17 0-30 5-55 30v-4c4-9 8-17 8-21 0-5-4-5-8-5-10 0-23 0-40 5v4h13c4 4 4 4 4 8 0 0 0 4 0 9l-17 60c0 4-4 9-4 13s4 4 13 4c12 0 12-8 12-17l13-39c18-21 35-34 44-34 8 0 12 0 12 8 0 5-4 9-4 17l-12 35c-5 9-5 17-5 22 0 4 0 8 13 8s30-8 43-21c0 0-5-5-9-5-9 9-17 13-17 13-4 0-4 0-4-4s0-9 4-13z">
          <text:p/>
        </draw:path>
        <draw:path draw:style-name="gr7" draw:text-style-name="P3" draw:layer="layout" svg:width="0.127cm" svg:height="0.102cm" svg:x="11.32cm" svg:y="4.111cm" svg:viewBox="0 0 128 103" svg:d="M102 73l13-39c5-8 5-13 5-17 0-12-9-17-22-17-14 0-26 5-52 30h-4l4-4c0-9 5-17 5-21 0-5 0-5-5-5-12 0-25 0-38 5-4 0 0 4 0 4h13c0 4 4 4 4 8 0 0 0 4-4 9l-17 60c0 4-4 9-4 13s4 4 17 4c8 0 8-8 12-17l9-39c21-21 34-34 46-34 6 0 10 0 10 8 0 5 0 9-4 17l-10 35c-4 9-8 17-8 22 0 4 4 8 12 8 18 0 31-8 44-21 0 0 0-5-4-5-9 9-17 13-22 13 0 0-4 0-4-4s4-9 4-13z">
          <text:p/>
        </draw:path>
        <draw:path draw:style-name="gr7" draw:text-style-name="P3" draw:layer="layout" svg:width="0.072cm" svg:height="0.127cm" svg:x="7.567cm" svg:y="4.917cm" svg:viewBox="0 0 73 128" svg:d="M0 21l8 9c0-4 0-4 0-4l4-5c0 0 0-4 5-4 0 0 4-4 8-4 0 0 4 0 9 0 4 0 4 0 8 0 4 4 4 4 8 4 0 4 5 9 5 9 0 4 0 8 0 8 0 4 0 4 0 9v4c-5 4-5 8-9 8 0 4-4 9-4 9l-13 8c-4 9-8 13-17 21-4 6-8 14-12 27v8h73v-16c0 0-6 0-6 4h-55c5-4 5-9 9-9 0-4 4-4 4-8 4-6 4-6 9-10 0 0 0-4 4-4l12-13c0 0 5-4 9-8 0 0 4-5 4-9 4-4 4-4 4-8s6-9 6-13-6-8-6-13c0-4-4-8-8-12-4 0-9-5-13-9-4 0-8 0-12 0-9 0-13 0-22 4-4 5-8 9-12 17z">
          <text:p/>
        </draw:path>
        <draw:path draw:style-name="gr7" draw:text-style-name="P3" draw:layer="layout" svg:width="0.03cm" svg:height="0.055cm" svg:x="7.685cm" svg:y="5.023cm" svg:viewBox="0 0 31 56" svg:d="M31 17c0-4-4-8-4-12-4-5-9-5-9-5-4 0-8 0-8 5-5 0-5 4-5 8v4c0 0 5 0 5 4h4c0 5 0 5 0 5 0 4 0 8-4 12 0 5-5 5-10 9l10 9c13-18 21-30 21-39z">
          <text:p/>
        </draw:path>
        <draw:path draw:style-name="gr7" draw:text-style-name="P3" draw:layer="layout" svg:width="0.073cm" svg:height="0.127cm" svg:x="7.77cm" svg:y="4.917cm" svg:viewBox="0 0 74 128" svg:d="M69 30c0-4 0-4-4-9 0-4-4-8-4-12-6-5-10-5-14-5-4-4-8-4-13-4-12 0-21 4-29 13l8 8c4-4 13-8 21-8 0 0 5 0 9 0 0 4 4 4 4 4 4 4 4 4 4 9 4 0 4 4 4 4 0 4 0 8-4 13 0 0 0 4-4 4-4 4-4 4-8 4-5 4-9 4-17 4v13h4 4c9 0 13 0 21 4 4 4 10 9 10 17 0 4-6 10-6 10 0 4-4 8-4 8-4 5-4 5-8 9-4 0-9 0-9 0-4 0-8 0-12 0-5-4-5-4-5-4l-4-5v-4h-4l-9 13c9 8 17 12 30 12 9 0 13 0 17 0 4-4 8-8 14-8 4-4 8-8 8-13 0-4 5-8 5-14 0-8-5-17-9-21-4-8-10-13-14-13 4-4 10-4 14-12 4-4 4-9 4-17z">
          <text:p/>
        </draw:path>
        <draw:path draw:style-name="gr7" draw:text-style-name="P3" draw:layer="layout" svg:width="0.026cm" svg:height="0.055cm" svg:x="7.893cm" svg:y="5.023cm" svg:viewBox="0 0 27 56" svg:d="M27 17c0-4 0-8-4-12 0-5-6-5-10-5s-4 0-8 5c0 0-5 4-5 8l5 4v4c4 0 4 0 4 0 4 5 4 5 4 5 0 4-4 8-4 12-4 5-4 5-9 9l5 9c18-18 22-30 22-39z">
          <text:p/>
        </draw:path>
        <draw:path draw:style-name="gr7" draw:text-style-name="P3" draw:layer="layout" svg:width="0.077cm" svg:height="0.127cm" svg:x="7.974cm" svg:y="4.917cm" svg:viewBox="0 0 78 128" svg:d="M9 0l-5 64 9 4c4-4 8-9 13-9 4-4 9-4 13-4s4 0 9 4c4 0 4 0 8 5 5 4 5 4 5 8 4 4 4 9 4 13s0 8-4 14c0 4 0 8-5 8-4 5-4 5-8 9-5 0-5 0-9 0s-4 0-8 0c-5 0-5 0-10-4 0 0-4 0-4-5h-4v-4-4l-13 13c4 4 9 8 17 12 4 4 14 4 22 4 4 0 9 0 13 0 9-4 13-8 13-8 4-4 8-8 8-17 5-4 5-10 5-18 0-4 0-13-5-17 0-4-4-9-4-13-4-4-8-4-13-8-4 0-13-4-17-4s-13 4-22 8l4-38h52v-13z">
          <text:p/>
        </draw:path>
        <draw:path draw:style-name="gr7" draw:text-style-name="P3" draw:layer="layout" svg:width="0.03cm" svg:height="0.055cm" svg:x="8.097cm" svg:y="5.023cm" svg:viewBox="0 0 31 56" svg:d="M31 17c0-4-5-8-5-12-4-5-9-5-9-5-4 0-8 0-8 5-4 0-4 4-4 8v4c0 0 4 0 4 4h4c0 5 0 5 0 5 0 4 0 8-4 12 0 5-4 5-9 9l9 9c13-18 22-30 22-39z">
          <text:p/>
        </draw:path>
        <draw:path draw:style-name="gr7" draw:text-style-name="P3" draw:layer="layout" svg:width="0.072cm" svg:height="0.127cm" svg:x="8.182cm" svg:y="4.917cm" svg:viewBox="0 0 73 128" svg:d="M73 9v-9h-73v13h56c-8 21-17 38-21 55-8 21-17 39-21 60h17c4-21 13-43 17-60 8-21 17-42 25-59z">
          <text:p/>
        </draw:path>
        <draw:path draw:style-name="gr7" draw:text-style-name="P3" draw:layer="layout" svg:width="0.026cm" svg:height="0.055cm" svg:x="8.305cm" svg:y="5.023cm" svg:viewBox="0 0 27 56" svg:d="M27 17c0-4 0-8-4-12 0-5-5-5-9-5s-4 0-9 5c-5 0-5 4-5 8l5 4v4c5 0 5 0 5 0 4 5 4 5 4 5 0 4-4 8-4 12-5 5-10 5-10 9l5 9c18-18 22-30 22-39z">
          <text:p/>
        </draw:path>
        <draw:path draw:style-name="gr7" draw:text-style-name="P3" draw:layer="layout" svg:width="0.076cm" svg:height="0.127cm" svg:x="8.386cm" svg:y="4.917cm" svg:viewBox="0 0 77 128" svg:d="M72 30c0-4 0-9-4-13 0-4-4-8-4-8-5-5-9-5-13-9-4 0-9 0-13 0s-8 0-12 0c-5 4-9 4-9 9-4 0-8 4-8 8-5 4-5 9-5 13s5 13 5 17c4 4 8 8 17 12-9 5-13 9-22 13-4 9-4 17-4 21 0 6 0 10 0 14 4 5 9 9 9 13 4 4 8 4 12 8 5 0 13 0 17 0s9 0 13 0c4-4 8-4 13-8 4-4 8-8 8-13 5-4 5-8 5-14 0-8-5-12-9-21-4-4-9-8-17-13 8-4 13-8 17-12 0-4 4-13 4-17zM34 64c8 4 17 8 21 12 4 5 9 13 9 17 0 6-5 6-5 10s-4 4-4 9c-4 0-4 4-8 4-5 0-5 0-9 0s-8 0-8 0c-4-4-9-4-9-4-4-5-4-5-4-9-4-4-4-4-4-10 0-8 4-12 8-17 5-4 9-8 13-12zM21 38c0-4-4-4-4-8s4-4 4-9c0 0 0-4 5-4 0-4 4-4 4-4 4 0 4-4 8-4s4 4 9 4c0 0 4 0 4 4 4 0 4 4 4 4 4 5 4 5 4 9s-4 8-4 13c-4 4-8 8-13 12l-4-4c-4 0-8-4-8-4-4-4-4-4-9-9z">
          <text:p/>
        </draw:path>
        <draw:path draw:style-name="gr7" draw:text-style-name="P3" draw:layer="layout" svg:width="0.128cm" svg:height="0.106cm" svg:x="12.406cm" svg:y="4.913cm" svg:viewBox="0 0 129 107" svg:d="M103 73l9-35c4-8 8-13 8-17 0-13-8-21-21-21s-25 8-55 30c4-9 9-17 9-22 0-4-5-4-9-4-8 0-21 0-39 0 0 4 0 4 4 9h9c5 0 5 4 5 4 0 4 0 4 0 13l-18 56c0 4-5 12-5 12 0 5 5 9 13 9 14 0 14-13 14-21l13-39c17-17 34-30 42-30 9 0 13 0 13 8 0 0-4 5-4 13l-13 39c-4 9-4 17-4 21 0 5 4 9 12 9 13 0 30-9 43-21 0-5-5-5-9-5-4 5-12 9-17 9-4 0-4 0-4-4 0 0 0-5 4-13z">
          <text:p/>
        </draw:path>
        <draw:path draw:style-name="gr7" draw:text-style-name="P3" draw:layer="layout" svg:width="0.14cm" svg:height="0.106cm" svg:x="13.884cm" svg:y="4.913cm" svg:viewBox="0 0 141 107" svg:d="M52 30l8 26-26 30c-4 4-4 4-9 4 0 0-4 0-8 0 0 0-4 0-9 0-4 0-8 0-8 8 0 5 8 9 17 9 8 0 17-4 31-21l17-22 12 30c0 9 5 13 13 13 13 0 25-4 34-17 0-4-4-4-9-4-4 8-8 8-12 8s-4-4-9-8l-12-39 21-26c4-4 12-4 12-4 5 0 9 0 9 0 4 4 9 4 9 4 4 0 8-4 8-8 0-9-4-13-13-13-13 0-21 4-38 21l-13 17-8-21c-4-9-9-17-13-17-8 0-31 13-39 17 0 4 0 4 4 8 0-4 13-4 18-4 4 0 4 0 9 0 0 4 4 9 4 9z">
          <text:p/>
        </draw:path>
        <draw:path draw:style-name="gr7" draw:text-style-name="P3" draw:layer="layout" svg:width="0.14cm" svg:height="0.101cm" svg:x="14.483cm" svg:y="5.473cm" svg:viewBox="0 0 141 102" svg:d="M51 30l9 22-25 29c-5 5-5 5-10 5 0 0-4 0-8 0 0 0-5 0-9 0s-8 0-8 8c0 4 8 8 17 8 8 0 18-4 30-16l17-26 13 30c0 8 4 12 17 12 8 0 21-4 30-16 0-5-5-5-9-5-4 9-8 9-13 9-4 0-4-4-4-9l-17-38 21-26c5-4 13-4 13-4 4 0 9 0 9 0 4 4 8 4 8 4 4 0 9-4 9-9 0-8-5-8-13-8-13 0-21 0-38 17l-13 18-9-22c-4-9-8-13-12-13-9 0-31 8-39 13 0 4 0 4 4 8 0 0 14-4 18-4s4 0 8 0c0 4 4 8 4 13z">
          <text:p/>
        </draw:path>
        <draw:path draw:style-name="gr7" draw:text-style-name="P3" draw:layer="layout" svg:width="0.14cm" svg:height="0.102cm" svg:x="14.483cm" svg:y="6.809cm" svg:viewBox="0 0 141 103" svg:d="M51 30l9 22-25 29c-5 5-5 5-10 5 0 0-4 0-8 0 0 0-5 0-9 0s-8 4-8 8 8 9 17 9c8 0 18-5 30-17l17-26 13 30c0 8 4 13 17 13 8 0 21-5 30-17 0 0-5-5-9-5-4 9-8 9-13 9-4 0-4-4-4-9l-17-33 21-26c5-9 13-9 13-9 4 0 9 0 9 5 4 0 8 0 8 0 4 0 9-5 9-9 0-9-5-9-13-9-13 0-21 4-38 18l-13 17-9-17c-4-14-8-18-12-18-9 0-31 9-39 13 0 5 0 9 4 9 0 0 14-4 18-4s4 0 8 0c0 4 4 8 4 12z">
          <text:p/>
        </draw:path>
        <draw:path draw:style-name="gr7" draw:text-style-name="P3" draw:layer="layout" svg:width="0.14cm" svg:height="0.102cm" svg:x="14.483cm" svg:y="8.145cm" svg:viewBox="0 0 141 103" svg:d="M51 30l9 21-25 29c-5 6-5 6-10 6 0 0-4 0-8 0 0 0-5 0-9 0s-8 4-8 8c0 5 8 9 17 9 8 0 18-4 30-17l17-27 13 31c0 9 4 13 17 13 8 0 21-4 30-17 0 0-5-6-9-6-4 10-8 10-13 10-4 0-4 0-4-10l-17-34 21-25c5-8 13-8 13-8 4 0 9 0 9 4 4 0 8 0 8 0 4 0 9-4 9-9 0-4-5-8-13-8-13 0-21 4-38 17l-13 17-9-17c-4-13-8-17-12-17-9 0-31 8-39 13 0 4 0 8 4 8 0 0 14-4 18-4s4 0 8 0c0 4 4 8 4 13z">
          <text:p/>
        </draw:path>
        <draw:path draw:style-name="gr7" draw:text-style-name="P3" draw:layer="layout" svg:width="0.14cm" svg:height="0.102cm" svg:x="14.483cm" svg:y="9.447cm" svg:viewBox="0 0 141 103" svg:d="M51 30l9 21-25 34c-5 4-5 4-10 4 0 0-4 0-8 0 0-4-5-4-9-4s-8 4-8 8c0 10 8 10 17 10 8 0 18 0 30-18l17-21 13 25c0 10 4 14 17 14 8 0 21-4 30-14 0-4-5-4-9-8-4 8-8 12-13 12-4 0-4-4-4-8l-17-39 21-25c5-4 13-4 13-4 4 0 9 0 9 0 4 0 8 4 8 4 4 0 9-4 9-13 0-4-5-8-13-8-13 0-21 4-38 21l-13 17-9-21c-4-13-8-17-12-17-9 0-31 8-39 17 0 0 0 4 4 4 0 0 14-4 18-4s4 0 8 4c0 0 4 4 4 9z">
          <text:p/>
        </draw:path>
        <draw:path draw:style-name="gr7" draw:text-style-name="P3" draw:layer="layout" svg:width="0.081cm" svg:height="0.127cm" svg:x="5.07cm" svg:y="5.346cm" svg:viewBox="0 0 82 128" svg:d="M56 0l-56 81v13h52v34h17v-34h13v-13h-13v-81zM52 25v56h-39z">
          <text:p/>
        </draw:path>
        <draw:path draw:style-name="gr7" draw:text-style-name="P3" draw:layer="layout" svg:width="0.127cm" svg:height="0.102cm" svg:x="10.11cm" svg:y="6.253cm" svg:viewBox="0 0 128 103" svg:d="M102 73l9-39c4-8 8-13 8-17 0-13-8-17-21-17-12 0-25 4-55 30v-4c4-9 9-17 9-22 0-4-5-4-9-4-8 0-22 0-35 0-4 4-4 4 0 9h9c4 0 4 4 4 4 0 4 0 4 0 13l-17 56c0 4-4 12-4 12 0 5 4 9 12 9 13 0 13-13 18-21l9-39c17-17 34-30 42-30 9 0 13 0 13 8 0 0-4 9-4 13l-13 39c0 9-4 17-4 21 0 5 4 9 13 9 12 0 29-9 42-21 0-4-4-4-9-4-4 4-12 8-17 8-4 0-4 0-4 0 0-4 0-8 4-13z">
          <text:p/>
        </draw:path>
        <draw:polygon draw:style-name="gr7" draw:text-style-name="P3" draw:layer="layout" svg:width="0.042cm" svg:height="0.123cm" svg:x="6.221cm" svg:y="6.788cm" svg:viewBox="0 0 43 124" draw:points="43,0 35,0 0,17 4,26 30,17 30,124 43,124">
          <text:p/>
        </draw:polygon>
        <draw:polygon draw:style-name="gr7" draw:text-style-name="P3" draw:layer="layout" svg:width="0.042cm" svg:height="0.123cm" svg:x="7.953cm" svg:y="6.788cm" svg:viewBox="0 0 43 124" draw:points="43,0 30,0 0,17 0,26 25,17 25,124 43,124">
          <text:p/>
        </draw:polygon>
        <draw:path draw:style-name="gr7" draw:text-style-name="P3" draw:layer="layout" svg:width="0.072cm" svg:height="0.128cm" svg:x="5.1cm" svg:y="6.062cm" svg:viewBox="0 0 73 129" svg:d="M42 0c-8 0-12 0-17 5-8 0-12 8-17 12 0 5-4 13-8 21 0 9 0 17 0 30 0 9 0 17 0 26 4 9 4 13 8 18 5 8 9 8 13 12 4 5 9 5 17 5 4 0 9 0 13-5 4 0 8-4 13-8s5-9 9-13c0-4 0-9 0-18 0-4 0-13 0-17-4-4-4-8-9-13-5-4-9-4-13-8-4 0-9 0-13 0s-8 0-13 0c-8 4-8 8-12 13 0-9 0-17 4-26 0-4 4-8 8-12 0-5 5-9 9-9s8 0 8 0c5 0 5 0 9 0h4c0 4 4 4 4 4v5l14-13c-9-4-18-9-31-9zM13 72c4-4 8-8 12-8 5-4 9-9 13-9 0 0 4 5 9 5l4 4c4 4 4 4 8 8 0 5 0 9 0 13 0 14 0 18-4 22-4 9-13 9-17 9s-8 0-8-4c-5 0-9-5-9-5-4-4-4-8-8-13 0-4 0-9 0-13v-4z">
          <text:p/>
        </draw:path>
        <draw:path draw:style-name="gr7" draw:text-style-name="P3" draw:layer="layout" svg:width="0.123cm" svg:height="0.102cm" svg:x="10.776cm" svg:y="7.585cm" svg:viewBox="0 0 124 103" svg:d="M98 73l13-39c4-9 4-13 4-17 0-13-9-17-17-17-17 0-30 4-55 30v-5c0-8 4-17 4-21s0-4-4-4c-9 0-26 0-39 0-4 4 0 4 0 8h13l5 5c0 4 0 4-5 12l-17 56c0 5 0 13 0 13 0 5 0 9 13 9 9 0 9-13 13-22l8-38c21-18 34-30 47-30 4 0 8 0 8 8 0 0 0 9-4 13l-8 39c-5 8-9 17-9 21 0 5 4 9 13 9 17 0 30-9 43-22 0-4 0-4-5-4-8 4-17 9-21 9h-5c0-5 5-9 5-13z">
          <text:p/>
        </draw:path>
        <draw:polygon draw:style-name="gr7" draw:text-style-name="P3" draw:layer="layout" svg:width="0.042cm" svg:height="0.127cm" svg:x="6.221cm" svg:y="8.124cm" svg:viewBox="0 0 43 128" draw:points="43,0 35,0 0,17 4,25 30,17 30,128 43,128">
          <text:p/>
        </draw:polygon>
        <draw:polygon draw:style-name="gr7" draw:text-style-name="P3" draw:layer="layout" svg:width="0.042cm" svg:height="0.127cm" svg:x="7.945cm" svg:y="8.124cm" svg:viewBox="0 0 43 128" draw:points="43,0 34,0 0,17 5,25 30,17 30,128 43,128">
          <text:p/>
        </draw:polygon>
        <draw:path draw:style-name="gr7" draw:text-style-name="P3" draw:layer="layout" svg:width="0.072cm" svg:height="0.128cm" svg:x="5.104cm" svg:y="6.749cm" svg:viewBox="0 0 73 129" svg:d="M30 129c4 0 13 0 17-5 4-4 8-4 13-12 5-4 9-9 9-17 4-9 4-17 4-30 0-21-4-39-8-52-10-8-18-13-31-13-4 0-8 0-13 0-4 5-8 9-12 9-5 4-5 8-9 17 0 4 0 8 0 13 0 9 0 13 0 17 4 5 4 9 9 13 4 4 8 9 12 9 5 4 9 4 13 4s9 0 13-4c4-5 8-5 13-9 0 17-5 30-9 34-4 9-13 13-21 13-9 0-13 0-17-4v-4l-13 8c9 8 17 13 30 13zM60 52c-5 4-9 9-13 13s-9 4-13 4-4 0-8 0c-5-4-5-4-9-8 0 0 0-5-4-9 0-4 0-8 0-13 0-9 0-13 4-22 4-4 13-4 17-4s9 0 9 0c4 4 8 4 8 9 4 4 4 4 4 8 5 4 5 14 5 18z">
          <text:p/>
        </draw:path>
        <draw:path draw:style-name="gr7" draw:text-style-name="P3" draw:layer="layout" svg:width="0.127cm" svg:height="0.102cm" svg:x="11.443cm" svg:y="8.921cm" svg:viewBox="0 0 128 103" svg:d="M103 73l8-38c4-8 9-13 9-17 0-14-9-18-22-18s-26 4-56 31v-4c4-9 9-19 9-23s-5-4-9-4c-8 0-21 0-34 4-4 0-4 4 0 4h9c4 0 4 5 4 5 0 5 0 5 0 14l-17 55c0 4-4 12-4 12 0 5 4 9 13 9 12 0 12-13 16-21l9-39c17-16 34-30 43-30 8 0 13 0 13 9 0 5-5 9-5 13l-13 38c0 9-4 17-4 21 0 5 4 9 13 9 13 0 30-9 43-21 0-5-4-5-8-5-5 9-13 13-17 13-5 0-5-4-5-4 0-4 0-9 5-13z">
          <text:p/>
        </draw:path>
        <draw:polygon draw:style-name="gr7" draw:text-style-name="P3" draw:layer="layout" svg:width="0.042cm" svg:height="0.127cm" svg:x="6.221cm" svg:y="9.46cm" svg:viewBox="0 0 43 128" draw:points="43,0 35,0 0,17 4,25 30,17 30,128 43,128">
          <text:p/>
        </draw:polygon>
        <draw:polygon draw:style-name="gr7" draw:text-style-name="P3" draw:layer="layout" svg:width="0.043cm" svg:height="0.127cm" svg:x="7.94cm" svg:y="9.46cm" svg:viewBox="0 0 44 128" draw:points="44,0 35,0 0,17 5,25 31,17 31,128 44,128">
          <text:p/>
        </draw:polygon>
        <draw:path draw:style-name="gr8" draw:text-style-name="P4" draw:layer="layout" svg:width="0.144cm" svg:height="0.207cm" svg:x="4.162cm" svg:y="4.748cm" svg:viewBox="0 0 145 208" svg:d="M107 38c0 4-4 25-14 42-4 21-34 48-47 48-12 0-17-23-17-39 0-39 26-77 60-77 8 0 18 13 18 26zM72 187c-5 9-9 13-17 13h-9c0 0-4 0-4 4v4h4c0 0 21 0 34 0s35 0 35 0v-8h-8c-4 0-10-4-10-9 0-4 0-4 0-4l48-170c0-5 0-5 0-9s-4-8-4-8c-5 0-9 4-13 8l-8 13c-9-13-17-17-36-17-33 0-84 34-84 89 0 21 8 48 38 48 17 0 34-9 51-36h4z">
          <text:p/>
        </draw:path>
        <draw:path draw:style-name="gr8" draw:text-style-name="P4" draw:layer="layout" svg:width="0.097cm" svg:height="0.144cm" svg:x="4.319cm" svg:y="4.79cm" svg:viewBox="0 0 98 145" svg:d="M47 0c-30 0-47 26-47 73s17 72 47 72 51-25 51-72-21-73-51-73zM47 8c22 0 30 23 30 65 0 38-8 59-30 59-16 0-30-16-30-59 0-42 14-65 30-65z">
          <text:p/>
        </draw:path>
        <draw:path draw:style-name="gr8" draw:text-style-name="P4" draw:layer="layout" svg:width="0.174cm" svg:height="0.186cm" svg:x="5.618cm" svg:y="2.063cm" svg:viewBox="0 0 175 187" svg:d="M90 0c-25 0-43 4-60 21s-30 42-30 73c0 30 13 51 30 68s35 25 60 25c30 0 55-17 72-42 9-17 13-34 13-51 0-31-9-56-26-73-16-17-38-21-59-21zM90 12c34 0 55 30 55 82 0 47-21 76-55 76-35 0-60-29-60-76 0-52 25-82 60-82z">
          <text:p/>
        </draw:path>
        <draw:path draw:style-name="gr8" draw:text-style-name="P4" draw:layer="layout" svg:width="0.128cm" svg:height="0.186cm" svg:x="5.813cm" svg:y="2.114cm" svg:viewBox="0 0 129 187" svg:d="M0 187h61v-8h-17l-5-4v-47c13 4 17 4 26 4 38 0 64-25 64-68 0-39-22-64-52-64-12 0-21 4-38 17v-17h-8l-31 12v5h18v158l-4 4h-14zM39 115v-90c13-4 22-8 30-8 21 0 38 18 38 47 0 34-17 55-42 55-9 0-17 0-26-4z">
          <text:p/>
        </draw:path>
        <draw:polygon draw:style-name="gr8" draw:text-style-name="P4" draw:layer="layout" svg:width="0.068cm" svg:height="0.179cm" svg:x="7.04cm" svg:y="2.075cm" svg:viewBox="0 0 69 180" draw:points="0,180 69,180 69,167 52,167 47,163 47,18 52,13 69,9 69,0 0,0 0,9 17,13 21,18 21,163 17,167 0,167">
          <text:p/>
        </draw:polygon>
        <draw:path draw:style-name="gr8" draw:text-style-name="P4" draw:layer="layout" svg:width="0.14cm" svg:height="0.132cm" svg:x="7.121cm" svg:y="2.122cm" svg:viewBox="0 0 141 133" svg:d="M0 133h60v-9l-13-4-4-4v-90c13-5 21-9 30-9 21 0 25 9 25 30v69l-4 4-12 4v9h59v-9l-13-4-4-4v-74c0-29-13-42-38-42-9 0-26 9-43 17v-17h-8l-35 13v8h21v95l-4 4-17 4z">
          <text:p/>
        </draw:path>
        <draw:path draw:style-name="gr8" draw:text-style-name="P4" draw:layer="layout" svg:width="0.082cm" svg:height="0.153cm" svg:x="7.269cm" svg:y="2.101cm" svg:viewBox="0 0 83 154" svg:d="M18 43v85c0 17 9 26 30 26 9 0 21 0 35-5v-12c-5 4-14 4-18 4-21 0-21-9-21-30v-68h39v-13h-39v-30h-13l-8 25-23 9v9z">
          <text:p/>
        </draw:path>
        <draw:polygon draw:style-name="gr8" draw:text-style-name="P4" draw:layer="layout" svg:width="0.077cm" svg:height="0.144cm" svg:x="7.375cm" svg:y="2.156cm" svg:viewBox="0 0 78 145" draw:points="48,0 0,17 0,25 36,17 36,133 36,137 9,137 9,145 78,145 78,137 57,137 57,133 57,0">
          <text:p/>
        </draw:polygon>
        <draw:polygon draw:style-name="gr8" draw:text-style-name="P4" draw:layer="layout" svg:width="0.068cm" svg:height="0.179cm" svg:x="8.505cm" svg:y="2.075cm" svg:viewBox="0 0 69 180" draw:points="0,180 69,180 69,167 51,167 46,163 46,18 51,13 69,9 69,0 0,0 0,9 17,13 21,18 21,163 17,167 0,167">
          <text:p/>
        </draw:polygon>
        <draw:path draw:style-name="gr8" draw:text-style-name="P4" draw:layer="layout" svg:width="0.14cm" svg:height="0.132cm" svg:x="8.586cm" svg:y="2.122cm" svg:viewBox="0 0 141 133" svg:d="M0 133h59v-9l-13-4-4-4v-90c13-5 21-9 30-9 22 0 26 9 26 30v69l-4 4-14 4v9h61v-9l-13-4-4-4v-74c0-29-13-42-39-42-13 0-26 9-43 17v-17h-9l-33 13v8h21v95l-4 4-17 4z">
          <text:p/>
        </draw:path>
        <draw:path draw:style-name="gr8" draw:text-style-name="P4" draw:layer="layout" svg:width="0.081cm" svg:height="0.153cm" svg:x="8.734cm" svg:y="2.101cm" svg:viewBox="0 0 82 154" svg:d="M17 43v85c0 17 9 26 30 26 8 0 22 0 35-5v-12c-5 4-13 4-17 4-22 0-27-9-27-30v-68h44v-13h-44v-30h-8l-13 25-17 9v9z">
          <text:p/>
        </draw:path>
        <draw:path draw:style-name="gr8" draw:text-style-name="P4" draw:layer="layout" svg:width="0.127cm" svg:height="0.102cm" svg:x="8.849cm" svg:y="2.194cm" svg:viewBox="0 0 128 103" svg:d="M98 72l13-34c4-8 4-12 4-17 0-17-8-21-17-21-17 0-29 4-55 30 4-9 4-21 4-21 0-5 0-9-4-9-8 0-25 4-39 4-4 5 0 5 0 9h14c4 0 4 0 4 4 0 0 0 4-4 13l-18 56c0 4 0 9 0 13s0 4 13 4c9 0 9-8 13-17l13-39c17-17 34-34 42-34 5 0 9 4 9 8 0 5 0 9-4 17l-9 40c-4 4-8 17-8 21s4 4 12 4c17 0 30-4 47-21-4 0-4-4-8-4-9 8-17 12-22 12v-4c0 0 0-4 0-14z">
          <text:p/>
        </draw:path>
        <draw:polygon draw:style-name="gr8" draw:text-style-name="P4" draw:layer="layout" svg:width="0.127cm" svg:height="0.179cm" svg:x="5.58cm" svg:y="3.411cm" svg:viewBox="0 0 128 180" draw:points="0,180 128,180 128,133 110,133 106,163 106,167 42,167 42,17 46,13 63,9 63,0 0,0 0,9 17,13 21,17 21,163 17,167 0,167">
          <text:p/>
        </draw:polygon>
        <draw:polygon draw:style-name="gr8" draw:text-style-name="P4" draw:layer="layout" svg:width="0.127cm" svg:height="0.179cm" svg:x="5.72cm" svg:y="3.411cm" svg:viewBox="0 0 128 180" draw:points="0,180 128,180 128,133 115,133 107,163 107,167 42,167 42,17 46,13 63,9 63,0 0,0 0,9 17,13 21,17 21,163 17,167 0,167">
          <text:p/>
        </draw:polygon>
        <draw:polygon draw:style-name="gr8" draw:text-style-name="P4" draw:layer="layout" svg:width="0.077cm" svg:height="0.144cm" svg:x="5.868cm" svg:y="3.488cm" svg:viewBox="0 0 78 145" draw:points="44,0 0,17 0,25 31,17 31,132 31,137 5,137 5,145 78,145 78,137 52,137 52,132 52,0">
          <text:p/>
        </draw:polygon>
        <draw:polygon draw:style-name="gr8" draw:text-style-name="P4" draw:layer="layout" svg:width="0.127cm" svg:height="0.179cm" svg:x="7.066cm" svg:y="3.411cm" svg:viewBox="0 0 128 180" draw:points="0,180 128,180 128,133 115,133 111,163 107,167 47,167 47,17 52,13 64,9 64,0 0,0 0,9 17,13 21,17 21,163 17,167 0,167">
          <text:p/>
        </draw:polygon>
        <draw:polygon draw:style-name="gr8" draw:text-style-name="P4" draw:layer="layout" svg:width="0.127cm" svg:height="0.179cm" svg:x="7.206cm" svg:y="3.411cm" svg:viewBox="0 0 128 180" draw:points="0,180 128,180 128,133 115,133 111,163 107,167 48,167 48,17 52,13 65,9 65,0 0,0 0,9 18,13 22,17 22,163 18,167 0,167">
          <text:p/>
        </draw:polygon>
        <draw:path draw:style-name="gr8" draw:text-style-name="P4" draw:layer="layout" svg:width="0.097cm" svg:height="0.144cm" svg:x="7.342cm" svg:y="3.488cm" svg:viewBox="0 0 98 145" svg:d="M22 128c47-38 72-59 72-85s-17-43-42-43c-26 0-48 17-48 31 0 8 5 12 13 12 5 0 9 0 9-4v-22c8-4 13-4 21-4 17 0 26 12 26 30 0 30-26 51-73 89v13h98v-34h-8l-5 17z">
          <text:p/>
        </draw:path>
        <draw:polygon draw:style-name="gr8" draw:text-style-name="P4" draw:layer="layout" svg:width="0.128cm" svg:height="0.178cm" svg:x="8.547cm" svg:y="3.946cm" svg:viewBox="0 0 129 179" draw:points="0,179 129,179 129,128 116,128 112,162 107,166 47,166 47,13 51,8 69,8 69,0 0,0 0,8 17,8 21,13 21,162 17,166 0,166">
          <text:p/>
        </draw:polygon>
        <draw:polygon draw:style-name="gr8" draw:text-style-name="P4" draw:layer="layout" svg:width="0.128cm" svg:height="0.178cm" svg:x="8.687cm" svg:y="3.946cm" svg:viewBox="0 0 129 179" draw:points="0,179 129,179 129,128 116,128 112,162 108,166 47,166 47,13 53,8 69,8 69,0 0,0 0,8 17,8 22,13 22,162 17,166 0,166">
          <text:p/>
        </draw:polygon>
        <draw:path draw:style-name="gr8" draw:text-style-name="P4" draw:layer="layout" svg:width="0.093cm" svg:height="0.145cm" svg:x="8.832cm" svg:y="4.026cm" svg:viewBox="0 0 94 146" svg:d="M56 69c21-4 34-18 34-35 0-21-17-34-43-34s-43 13-43 30c0 4 4 9 8 9 5 0 9 0 9 0v-21c9-5 13-5 22-5 17 0 26 9 26 26s-9 26-30 26c-5 0-5 0-5 0v13c0 0 5 0 9 0 21 0 30 8 30 25s-13 34-30 34c-9 0-13 0-18-4l-8-17c-5-4-5-4-9-4s-8 4-8 12c0 9 17 22 43 22 30 0 51-17 51-43 0-17-13-29-38-34z">
          <text:p/>
        </draw:path>
        <draw:polygon draw:style-name="gr8" draw:text-style-name="P4" draw:layer="layout" svg:width="0.166cm" svg:height="0.183cm" svg:x="10.088cm" svg:y="3.937cm" svg:viewBox="0 0 167 184" draw:points="5,0 5,13 22,17 69,95 17,167 0,171 0,184 57,184 57,171 40,171 40,163 78,103 116,167 116,171 99,171 99,184 167,184 167,171 146,167 95,86 146,17 163,13 163,0 108,0 108,13 120,17 124,17 86,73 52,17 52,13 69,13 69,0">
          <text:p/>
        </draw:polygon>
        <draw:polygon draw:style-name="gr8" draw:text-style-name="P4" draw:layer="layout" svg:width="0.076cm" svg:height="0.144cm" svg:x="10.267cm" svg:y="4.022cm" svg:viewBox="0 0 77 145" draw:points="47,0 0,13 0,22 35,17 35,128 35,133 8,133 8,145 77,145 77,133 56,133 52,133 52,0">
          <text:p/>
        </draw:polygon>
        <draw:polygon draw:style-name="gr8" draw:text-style-name="P4" draw:layer="layout" svg:width="0.166cm" svg:height="0.178cm" svg:x="11.57cm" svg:y="4.743cm" svg:viewBox="0 0 167 179" draw:points="4,0 4,9 21,13 73,89 17,167 0,167 0,179 56,179 56,167 39,167 39,163 82,102 120,163 116,167 99,167 99,179 167,179 167,167 150,167 94,81 146,13 162,9 162,0 107,0 107,9 124,13 124,17 86,72 52,17 56,13 69,9 69,0">
          <text:p/>
        </draw:polygon>
        <draw:path draw:style-name="gr8" draw:text-style-name="P4" draw:layer="layout" svg:width="0.098cm" svg:height="0.144cm" svg:x="11.744cm" svg:y="4.82cm" svg:viewBox="0 0 99 145" svg:d="M21 127c48-38 74-59 74-85 0-25-17-42-44-42-25 0-47 17-47 29 0 9 5 13 13 13 4 0 9 0 9-4v-21c8-4 13-4 21-4 17 0 26 12 26 29 0 30-26 51-73 89v14h99v-35h-9l-4 17z">
          <text:p/>
        </draw:path>
        <draw:polygon draw:style-name="gr8" draw:text-style-name="P4" draw:layer="layout" svg:width="0.166cm" svg:height="0.178cm" svg:x="13.056cm" svg:y="4.739cm" svg:viewBox="0 0 167 179" draw:points="8,0 8,9 25,13 73,89 17,167 0,167 0,179 61,179 61,167 44,167 39,162 82,102 120,162 116,167 99,167 99,179 167,179 167,167 150,167 99,81 145,13 162,9 162,0 107,0 107,9 124,13 129,17 90,68 52,13 56,13 73,9 73,0">
          <text:p/>
        </draw:polygon>
        <draw:path draw:style-name="gr8" draw:text-style-name="P4" draw:layer="layout" svg:width="0.097cm" svg:height="0.148cm" svg:x="13.226cm" svg:y="4.82cm" svg:viewBox="0 0 98 149" svg:d="M60 73c22-9 30-22 30-34 0-22-13-39-38-39-31 0-48 17-48 29 0 4 4 14 13 14 4 0 4-4 8-4v-22c4-5 14-5 23-5 12 0 25 9 25 27 0 17-13 30-34 30h-5v8c5 0 9 0 14 0 21 0 29 13 29 25 0 22-12 34-34 34-4 0-9 0-18-4l-4-17c-4 0-4 0-8 0-5 0-13 4-13 9 0 12 17 25 43 25 34 0 55-21 55-42s-16-34-38-34z">
          <text:p/>
        </draw:path>
        <draw:polygon draw:style-name="gr8" draw:text-style-name="P4" draw:layer="layout" svg:width="0.128cm" svg:height="0.178cm" svg:x="14.563cm" svg:y="4.748cm" svg:viewBox="0 0 129 179" draw:points="0,179 129,179 129,131 116,131 112,162 107,166 48,166 48,17 52,12 69,12 69,0 0,0 0,12 17,12 22,17 22,162 17,166 0,170">
          <text:p/>
        </draw:polygon>
        <draw:polygon draw:style-name="gr8" draw:text-style-name="P4" draw:layer="layout" svg:width="0.076cm" svg:height="0.144cm" svg:x="14.716cm" svg:y="4.824cm" svg:viewBox="0 0 77 145" draw:points="47,0 0,17 0,25 34,17 34,132 30,137 8,137 8,145 77,145 77,137 56,137 51,132 51,0">
          <text:p/>
        </draw:polygon>
        <draw:polygon draw:style-name="gr8" draw:text-style-name="P4" draw:layer="layout" svg:width="0.128cm" svg:height="0.178cm" svg:x="14.563cm" svg:y="6.084cm" svg:viewBox="0 0 129 179" draw:points="0,179 129,179 129,132 116,132 112,162 107,166 48,166 48,16 52,12 69,12 69,0 0,0 0,12 17,12 22,16 22,162 17,166 0,170">
          <text:p/>
        </draw:polygon>
        <draw:path draw:style-name="gr8" draw:text-style-name="P4" draw:layer="layout" svg:width="0.093cm" svg:height="0.144cm" svg:x="14.708cm" svg:y="6.16cm" svg:viewBox="0 0 94 145" svg:d="M22 128c42-34 68-60 68-86 0-25-17-42-43-42-25 0-43 17-43 30 0 8 4 12 8 12s10 0 14-4v-21c4-4 13-4 17-4 17 0 30 12 30 29 0 30-30 52-73 90v13h94v-34h-9l-4 17z">
          <text:p/>
        </draw:path>
        <draw:polygon draw:style-name="gr8" draw:text-style-name="P4" draw:layer="layout" svg:width="0.128cm" svg:height="0.178cm" svg:x="14.563cm" svg:y="7.415cm" svg:viewBox="0 0 129 179" draw:points="0,179 129,179 129,132 116,132 112,163 107,167 48,167 48,17 52,13 69,13 69,0 0,0 0,13 17,13 22,17 22,163 17,167 0,171">
          <text:p/>
        </draw:polygon>
        <draw:path draw:style-name="gr8" draw:text-style-name="P4" draw:layer="layout" svg:width="0.093cm" svg:height="0.144cm" svg:x="14.708cm" svg:y="7.5cm" svg:viewBox="0 0 94 145" svg:d="M56 69c21-8 34-17 34-35 0-21-17-34-43-34-25 0-47 13-47 25 0 9 4 13 12 13 4 0 10 0 10-4v-17c8-4 13-8 21-8 17 0 26 12 26 29 0 18-13 27-34 27h-5v13c5 0 9 0 13 0 21 0 30 8 30 25s-13 30-30 30c-8 0-13 0-21-5l-6-17c-4 0-4 0-8 0s-8 5-8 9c0 13 12 25 39 25 34 0 55-21 55-42s-13-34-38-34z">
          <text:p/>
        </draw:path>
        <draw:polygon draw:style-name="gr8" draw:text-style-name="P4" draw:layer="layout" svg:width="0.128cm" svg:height="0.178cm" svg:x="14.563cm" svg:y="8.751cm" svg:viewBox="0 0 129 179" draw:points="0,179 129,179 129,133 116,133 112,162 107,167 48,167 48,17 52,13 69,13 69,0 0,0 0,13 17,13 22,17 22,167 17,167 0,171">
          <text:p/>
        </draw:polygon>
        <draw:path draw:style-name="gr8" draw:text-style-name="P4" draw:layer="layout" svg:width="0.106cm" svg:height="0.148cm" svg:x="14.703cm" svg:y="8.832cm" svg:viewBox="0 0 107 149" svg:d="M73 0l-73 86v17h68v46h18v-46h21v-17h-21v-86zM68 22v64h-51z">
          <text:p/>
        </draw:path>
        <draw:path draw:style-name="gr8" draw:text-style-name="P4" draw:layer="layout" svg:width="0.144cm" svg:height="0.186cm" svg:x="14.474cm" svg:y="10.109cm" svg:viewBox="0 0 145 187" svg:d="M145 179v-43h-12l-9 30-4 4c-4 0-13 0-21 0-43 0-68-29-68-80 0-47 25-78 64-78 12 0 21 5 29 9l4 4 5 26h12v-43c-17-4-34-8-50-8-56 0-95 39-95 94 0 34 18 64 48 80 12 9 29 13 47 13 16 0 33-4 50-8z">
          <text:p/>
        </draw:path>
        <draw:path draw:style-name="gr8" draw:text-style-name="P4" draw:layer="layout" svg:width="0.127cm" svg:height="0.136cm" svg:x="14.64cm" svg:y="10.159cm" svg:viewBox="0 0 128 137" svg:d="M63 0c-34 0-63 26-63 69 0 39 29 68 63 68 35 0 65-29 65-68 0-38-30-69-65-69zM63 13c22 0 40 22 40 56s-18 55-40 55c-21 0-38-21-38-55s17-56 38-56z">
          <text:p/>
        </draw:path>
        <draw:path draw:style-name="gr8" draw:text-style-name="P4" draw:layer="layout" svg:width="0.14cm" svg:height="0.132cm" svg:x="14.78cm" svg:y="10.159cm" svg:viewBox="0 0 141 133" svg:d="M0 133h60v-9l-13-4-4-4v-89c9-4 22-9 30-9 17 0 25 9 25 30v68l-4 4-13 4v9h60v-9l-17-4-4-4v-72c0-30-13-44-34-44-13 0-26 10-43 18v-18h-13l-30 14v9h22v93l-9 4-13 4z">
          <text:p/>
        </draw:path>
        <draw:polygon draw:style-name="gr8" draw:text-style-name="P4" draw:layer="layout" svg:width="0.178cm" svg:height="0.178cm" svg:x="5.622cm" svg:y="6.079cm" svg:viewBox="0 0 179 179" draw:points="0,0 0,13 17,13 21,17 21,162 17,167 0,171 0,179 65,179 65,171 48,167 44,162 44,90 137,90 137,162 133,167 116,171 116,179 179,179 179,171 167,167 162,162 162,17 167,13 179,13 179,0 116,0 116,13 133,13 137,17 137,82 44,82 44,17 48,13 65,13 65,0">
          <text:p/>
        </draw:polygon>
        <draw:path draw:style-name="gr8" draw:text-style-name="P4" draw:layer="layout" svg:width="0.097cm" svg:height="0.144cm" svg:x="5.818cm" svg:y="6.156cm" svg:viewBox="0 0 98 145" svg:d="M21 128c47-39 73-60 73-86 0-25-17-42-43-42s-47 17-47 30c0 8 4 12 12 12 5 0 9 0 9-4v-21c8-4 13-4 21-4 17 0 26 12 26 29 0 30-26 51-72 90v13h98v-34h-8l-5 17z">
          <text:p/>
        </draw:path>
        <draw:polygon draw:style-name="gr8" draw:text-style-name="P4" draw:layer="layout" svg:width="0.178cm" svg:height="0.178cm" svg:x="7.104cm" svg:y="6.614cm" svg:viewBox="0 0 179 179" draw:points="0,0 0,8 17,12 21,12 21,162 17,166 0,166 0,179 63,179 63,166 51,166 47,162 47,90 136,90 136,162 131,166 114,166 114,179 179,179 179,166 166,166 162,162 162,12 166,12 179,8 179,0 114,0 114,8 131,12 136,12 136,77 47,77 47,12 51,12 63,8 63,0">
          <text:p/>
        </draw:polygon>
        <draw:path draw:style-name="gr8" draw:text-style-name="P4" draw:layer="layout" svg:width="0.098cm" svg:height="0.144cm" svg:x="7.299cm" svg:y="6.69cm" svg:viewBox="0 0 99 145" svg:d="M60 68c22-4 30-17 30-34 0-21-13-34-38-34-26 0-48 13-48 30 0 4 5 8 13 8 4 0 4 0 9 0v-21c4-4 12-9 21-9 13 0 26 13 26 30s-13 26-35 26h-4v12c4 0 9 0 13 0 22 0 30 9 30 26s-12 35-34 35c-5 0-9-6-17-6l-5-17c-4-4-4-4-8-4s-13 4-13 13c0 8 17 22 43 22 34 0 56-18 56-43 0-17-13-30-39-34z">
          <text:p/>
        </draw:path>
        <draw:polygon draw:style-name="gr8" draw:text-style-name="P4" draw:layer="layout" svg:width="0.068cm" svg:height="0.178cm" svg:x="8.526cm" svg:y="6.643cm" svg:viewBox="0 0 69 179" draw:points="0,179 69,179 69,171 52,171 48,167 48,17 52,13 69,13 69,0 0,0 0,13 17,13 21,17 21,167 17,171 0,171">
          <text:p/>
        </draw:polygon>
        <draw:path draw:style-name="gr8" draw:text-style-name="P4" draw:layer="layout" svg:width="0.14cm" svg:height="0.127cm" svg:x="8.611cm" svg:y="6.694cm" svg:viewBox="0 0 141 128" svg:d="M0 128h60v-8h-13l-9-4v-90c13-9 22-9 35-9 17 0 26 9 26 26v73l-5 4h-12v8h59v-8h-17l-4-4v-77c0-26-13-39-34-39-13 0-26 4-48 13v-13h-8l-30 9v8h17v99l-4 4h-13z">
          <text:p/>
        </draw:path>
        <draw:path draw:style-name="gr8" draw:text-style-name="P4" draw:layer="layout" svg:width="0.093cm" svg:height="0.195cm" svg:x="8.76cm" svg:y="6.626cm" svg:viewBox="0 0 94 196" svg:d="M0 196h64v-8h-17l-4-4v-98h34v-13h-34v-17c0-26 4-39 17-43l25 13c5 0 9-4 9-13 0-8-9-13-21-13-30 0-55 26-55 69v4l-18 5v8h18v98l-6 4h-12z">
          <text:p/>
        </draw:path>
        <draw:path draw:style-name="gr8" draw:text-style-name="P4" draw:layer="layout" svg:width="0.123cm" svg:height="0.132cm" svg:x="8.84cm" svg:y="6.694cm" svg:viewBox="0 0 124 133" svg:d="M64 0c-38 0-64 26-64 65 0 42 26 68 64 68 35 0 60-26 60-68 0-39-25-65-60-65zM64 9c21 0 39 21 39 56 0 34-18 55-39 55s-38-21-38-55c0-35 17-56 38-56z">
          <text:p/>
        </draw:path>
        <draw:path draw:style-name="gr8" draw:text-style-name="P4" draw:layer="layout" svg:width="0.165cm" svg:height="0.182cm" svg:x="5.631cm" svg:y="7.42cm" svg:viewBox="0 0 166 183" svg:d="M0 0v12h17l4 5v149h-4l-17 4v9h64v-9l-12-4h-9v-64c9 0 13 0 17 0 21 0 34 4 38 26 9 17 9 34 22 46 4 5 16 9 25 9 8 0 13 0 21-4v-9c-21 0-30-4-34-21-8-13-8-25-12-38-9-9-17-13-30-17 30-9 42-21 42-43 0-34-21-51-64-51zM43 12h13c34 0 51 13 51 39s-17 39-47 39c0 0-8 0-17 0z">
          <text:p/>
        </draw:path>
        <draw:path draw:style-name="gr8" draw:text-style-name="P4" draw:layer="layout" svg:width="0.097cm" svg:height="0.14cm" svg:x="5.805cm" svg:y="7.5cm" svg:viewBox="0 0 98 141" svg:d="M21 124c47-34 73-59 73-85s-18-39-48-39c-25 0-42 13-42 30 0 5 4 9 13 9 4 0 4 0 8 0v-26c4-4 13-4 17-4 17 0 30 12 30 35 0 25-26 46-72 84v13h98v-34h-8l-6 17z">
          <text:p/>
        </draw:path>
        <draw:path draw:style-name="gr8" draw:text-style-name="P4" draw:layer="layout" svg:width="0.165cm" svg:height="0.178cm" svg:x="7.121cm" svg:y="7.954cm" svg:viewBox="0 0 166 179" svg:d="M0 0v9l13 4 4 4v145l-4 4h-13v13h60v-13h-13l-4-4v-65c4 0 9 0 13 0 26 0 34 9 42 30 5 18 5 35 17 48 9 4 17 4 30 4 4 0 13 0 21 0v-13h-4c-21 0-30 0-34-16-4-13-4-27-13-40-4-8-12-17-29-17 29-8 46-21 46-46 0-34-21-47-63-47zM43 13h13c34 0 47 8 47 38 0 25-13 34-47 34 0 0-4 0-13 0z">
          <text:p/>
        </draw:path>
        <draw:path draw:style-name="gr8" draw:text-style-name="P4" draw:layer="layout" svg:width="0.093cm" svg:height="0.145cm" svg:x="7.291cm" svg:y="8.03cm" svg:viewBox="0 0 94 146" svg:d="M59 68c21-4 30-17 30-34 0-21-17-34-43-34-25 0-42 13-42 30 0 4 4 8 13 8 4 0 4 0 8 0v-21c4-4 13-4 17-4 17 0 30 8 30 25s-13 26-34 26h-4v13c4 0 8 0 12 0 17 0 30 8 30 26 0 21-13 34-34 34-4 0-13 0-17-4l-8-17-5-4c-8 0-12 8-12 12 0 9 17 22 42 22 34 0 52-17 52-43 0-18-14-30-35-35z">
          <text:p/>
        </draw:path>
        <draw:path draw:style-name="gr8" draw:text-style-name="P4" draw:layer="layout" svg:width="0.17cm" svg:height="0.178cm" svg:x="8.539cm" svg:y="7.95cm" svg:viewBox="0 0 171 179" svg:d="M0 0v8l17 5 4 4v145l-4 4h-17v13h64v-13h-13l-4-4v-65c4 0 8 0 12 0 26 0 34 9 43 30 4 18 4 35 17 48 8 4 17 4 29 4 5 0 14 0 23 0v-13h-5c-22 0-30 0-34-17-5-13-5-26-13-39-5-9-13-17-30-21 30-4 47-21 47-43 0-33-22-46-68-46zM47 13h12c34 0 47 8 47 38 0 25-13 34-47 34 0 0-4 0-12 0z">
          <text:p/>
        </draw:path>
        <draw:path draw:style-name="gr8" draw:text-style-name="P4" draw:layer="layout" svg:width="0.111cm" svg:height="0.132cm" svg:x="8.704cm" svg:y="7.996cm" svg:viewBox="0 0 112 133" svg:d="M112 103c-13 13-30 17-44 17-25 0-42-21-42-56v-4h86c0 0 0-5 0-9 0-29-17-51-48-51-38 0-64 30-64 68 0 40 26 65 60 65 18 0 35-4 52-13zM86 51h-60c0-25 17-38 34-38 18 0 26 13 26 34z">
          <text:p/>
        </draw:path>
        <draw:path draw:style-name="gr8" draw:text-style-name="P4" draw:layer="layout" svg:width="0.131cm" svg:height="0.191cm" svg:x="8.832cm" svg:y="7.996cm" svg:viewBox="0 0 132 192" svg:d="M0 192h63v-12h-17l-4-5v-47c9 4 17 4 26 4 39 0 64-25 64-68 0-38-21-64-51-64-13 0-26 5-39 17v-17h-8l-34 13v9h21v153l-4 5h-17zM42 115v-89c9-4 17-9 30-9 22 0 39 17 39 51 0 30-21 51-48 51-4 0-12 0-21-4z">
          <text:p/>
        </draw:path>
        <draw:polygon draw:style-name="gr8" draw:text-style-name="P4" draw:layer="layout" svg:width="0.14cm" svg:height="0.178cm" svg:x="5.639cm" svg:y="8.751cm" svg:viewBox="0 0 141 179" draw:points="0,179 141,179 141,137 124,137 120,162 116,167 47,167 47,95 89,95 94,99 94,116 106,116 106,61 94,61 94,78 89,82 47,82 47,13 106,13 111,17 116,38 128,38 128,0 0,0 0,13 17,13 21,17 21,167 17,167 0,171">
          <text:p/>
        </draw:polygon>
        <draw:path draw:style-name="gr8" draw:text-style-name="P4" draw:layer="layout" svg:width="0.098cm" svg:height="0.14cm" svg:x="5.796cm" svg:y="8.836cm" svg:viewBox="0 0 99 141" svg:d="M22 124c46-34 67-60 67-86 0-25-12-38-42-38-25 0-43 13-43 30 0 4 5 8 13 8 0 0 5 0 9 0v-25c4 0 12-4 17-4 17 0 29 12 29 34 0 25-25 47-72 85v13h99v-34h-14l-4 17z">
          <text:p/>
        </draw:path>
        <draw:polygon draw:style-name="gr8" draw:text-style-name="P4" draw:layer="layout" svg:width="0.136cm" svg:height="0.178cm" svg:x="7.129cm" svg:y="9.29cm" svg:viewBox="0 0 137 179" draw:points="0,179 137,179 137,137 124,137 120,162 116,166 43,166 43,94 86,94 90,99 95,116 107,116 107,56 95,56 90,77 86,82 43,82 43,13 107,13 107,17 112,38 129,38 129,0 0,0 0,8 13,13 17,17 17,162 13,166 0,166">
          <text:p/>
        </draw:polygon>
        <draw:path draw:style-name="gr8" draw:text-style-name="P4" draw:layer="layout" svg:width="0.093cm" svg:height="0.149cm" svg:x="7.282cm" svg:y="9.366cm" svg:viewBox="0 0 94 150" svg:d="M61 72c16-8 29-21 29-33 0-22-17-39-42-39-26 0-44 17-44 30 0 4 6 13 14 13 0 0 4-4 9-4v-22c4-4 12-4 17-4 17 0 29 9 29 26 0 16-12 29-34 29h-4v9c4 0 9 0 9 0 21 0 33 13 33 26 0 21-16 34-33 34-5 0-13 0-17-4l-9-17h-4c-10 0-14 4-14 8 0 13 18 26 44 26 29 0 50-22 50-43s-12-35-33-35z">
          <text:p/>
        </draw:path>
        <draw:polygon draw:style-name="gr8" draw:text-style-name="P4" draw:layer="layout" svg:width="0.135cm" svg:height="0.182cm" svg:x="8.518cm" svg:y="9.311cm" svg:viewBox="0 0 136 183" draw:points="0,183 136,183 136,136 124,136 119,167 115,171 43,171 43,94 90,94 90,98 94,119 107,119 107,60 94,60 90,77 90,81 43,81 43,13 107,13 111,17 115,42 128,42 128,0 0,0 0,13 18,13 22,17 22,167 18,171 0,171">
          <text:p/>
        </draw:polygon>
        <draw:path draw:style-name="gr8" draw:text-style-name="P4" draw:layer="layout" svg:width="0.212cm" svg:height="0.131cm" svg:x="8.671cm" svg:y="9.362cm" svg:viewBox="0 0 213 132" svg:d="M114 18c-8-14-17-18-30-18s-25 4-42 18v-18h-13l-29 9v9h21v98l-5 4h-16v12h59v-12h-13l-4-4v-89c13-5 21-9 29-9 18 0 22 9 22 26v72l-4 4h-13v12h60v-12h-13l-5-4v-89c10-5 22-9 31-9 17 0 21 9 21 26v72l-4 4h-13v12h60v-12h-13l-4-4v-77c0-25-13-39-34-39-13 0-30 4-48 18z">
          <text:p/>
        </draw:path>
        <draw:path draw:style-name="gr8" draw:text-style-name="P4" draw:layer="layout" svg:width="0.094cm" svg:height="0.131cm" svg:x="8.895cm" svg:y="9.362cm" svg:viewBox="0 0 95 132" svg:d="M0 132h64v-12h-17l-4-4v-77c8-12 17-21 31-21 4 0 8 4 12 9h9v-23c-9-4-13-4-17-4s-4 0-9 0c-9 9-18 18-26 27v-27h-13l-30 9v9h17v98l-4 4h-13z">
          <text:p/>
        </draw:path>
        <draw:polygon draw:style-name="gr8" draw:text-style-name="P4" draw:layer="layout" svg:width="0.169cm" svg:height="0.238cm" svg:x="13.515cm" svg:y="2.156cm" svg:viewBox="0 0 170 239" draw:points="0,239 170,239 170,175 149,175 145,217 141,222 59,222 59,21 63,17 84,17 84,0 0,0 0,17 21,17 25,21 25,217 21,222 0,226">
          <text:p/>
        </draw:polygon>
        <draw:path draw:style-name="gr8" draw:text-style-name="P4" draw:layer="layout" svg:width="0.144cm" svg:height="0.178cm" svg:x="13.71cm" svg:y="2.22cm" svg:viewBox="0 0 145 179" svg:d="M145 135c-21 13-38 22-55 22-35 0-60-26-60-73v-4h115c0-4 0-8 0-8 0-47-25-72-64-72-47 0-81 38-81 89 0 55 30 90 77 90 26 0 47-10 68-22zM116 68h-86c4-30 25-51 47-51 21 0 39 17 39 42z">
          <text:p/>
        </draw:path>
        <draw:path draw:style-name="gr8" draw:text-style-name="P4" draw:layer="layout" svg:width="0.166cm" svg:height="0.25cm" svg:x="13.884cm" svg:y="2.22cm" svg:viewBox="0 0 167 251" svg:d="M115 12c-12-8-25-12-38-12-42 0-69 25-69 59 0 26 17 48 44 52-13 17-17 25-17 34 0 8 0 13 4 17-26 4-39 21-39 42 0 30 21 47 65 47 25 0 50-9 68-21 17-13 21-30 21-43 0-25-17-34-60-42l-34-4c0-5 0-9 0-9 0-4 0-13 5-17h4c42 0 68-21 68-56 0-13-4-21-9-30h39v-17zM73 17c21 0 34 12 34 42 0 26-13 43-34 43s-34-17-34-43c0-30 13-42 34-42zM60 166l34 4c21 5 34 9 34 26 0 21-21 38-51 38-29 0-52-17-52-34s14-30 35-34z">
          <text:p/>
        </draw:path>
        <draw:path draw:style-name="gr8" draw:text-style-name="P4" draw:layer="layout" svg:width="0.145cm" svg:height="0.178cm" svg:x="14.066cm" svg:y="2.22cm" svg:viewBox="0 0 146 179" svg:d="M146 135c-22 13-39 22-56 22-38 0-60-26-60-73v-4h116c0-4 0-8 0-8 0-47-27-72-65-72-46 0-81 38-81 89 0 55 30 90 77 90 21 0 47-10 69-22zM111 68h-81c5-30 22-51 47-51 21 0 34 17 34 42z">
          <text:p/>
        </draw:path>
        <draw:path draw:style-name="gr8" draw:text-style-name="P4" draw:layer="layout" svg:width="0.183cm" svg:height="0.174cm" svg:x="14.236cm" svg:y="2.22cm" svg:viewBox="0 0 184 175" svg:d="M0 175h77v-13h-17l-4-9v-119c12-5 25-9 38-9 26 0 35 9 35 34v94l-5 9h-18v13h78v-13h-21l-5-9v-98c0-34-16-55-46-55-18 0-35 8-56 21v-17h-18l-38 13v8h26v128l-9 9h-17z">
          <text:p/>
        </draw:path>
        <draw:path draw:style-name="gr8" draw:text-style-name="P4" draw:layer="layout" svg:width="0.174cm" svg:height="0.263cm" svg:x="14.44cm" svg:y="2.135cm" svg:viewBox="0 0 175 264" svg:d="M120 25v64c-9 0-22-4-31-4-55 0-89 39-89 94 0 51 30 85 68 85 17 0 34-9 52-21v17h55v-13h-17l-8-9v-238h-13l-44 13v12zM120 230c-14 8-27 13-39 13-30 0-51-26-51-68 0-43 25-72 59-72 9 0 22 0 31 4z">
          <text:p/>
        </draw:path>
        <draw:path draw:style-name="gr8" draw:text-style-name="P4" draw:layer="layout" svg:width="0.047cm" svg:height="0.174cm" svg:x="14.661cm" svg:y="2.224cm" svg:viewBox="0 0 48 175" svg:d="M22 0c-14 0-22 8-22 21s8 26 22 26c13 0 26-13 26-26s-13-21-26-21zM22 128c-14 0-22 13-22 26 0 12 8 21 22 21 13 0 26-13 26-21 0-13-13-26-26-26z">
          <text:p/>
        </draw:path>
        <draw:path draw:style-name="gr8" draw:text-style-name="P4" draw:layer="layout" svg:width="0.191cm" svg:height="0.174cm" svg:x="14.215cm" svg:y="2.627cm" svg:viewBox="0 0 192 175" svg:d="M68 51l13 38-34 52c-5 4-9 8-13 8 0 0-4 0-8-4-5 0-9 0-13 0-9 0-13 4-13 13 0 13 13 17 21 17 13 0 21-9 38-30l30-39 13 48c4 12 8 21 22 21 17 0 34-9 43-30 0-4-4-4-9-4-8 8-13 13-17 13s-8-5-13-13l-18-65 27-42c8-9 17-9 21-9 0 0 9 0 9 5 4 0 8 4 12 4 9 0 13-9 13-17 0-13-8-17-17-17-21 0-34 8-51 34l-22 25-8-29c-9-22-13-30-22-30-8 0-38 17-51 25 0 5 0 9 5 13 4-4 16-8 25-8 4 0 8 0 13 4 0 4 4 8 4 17z">
          <text:p/>
        </draw:path>
        <draw:path draw:style-name="gr8" draw:text-style-name="P4" draw:layer="layout" svg:width="0.148cm" svg:height="0.238cm" svg:x="14.899cm" svg:y="2.563cm" svg:viewBox="0 0 149 239" svg:d="M77 21c13 0 25 13 34 30l-81 107c-4-13-4-31-4-43 0-38 13-94 51-94zM73 0c-47 0-73 68-73 123 0 56 26 116 77 116s72-68 72-124-25-115-76-115zM120 77c4 12 4 29 4 46 0 44-13 90-51 90-13 0-26-13-34-29z">
          <text:p/>
        </draw:path>
        <draw:path draw:style-name="gr8" draw:text-style-name="P4" draw:layer="layout" svg:width="0.06cm" svg:height="0.098cm" svg:x="15.081cm" svg:y="2.758cm" svg:viewBox="0 0 61 99" svg:d="M0 99c35-4 61-35 61-65 0-21-13-34-30-34-14 0-22 9-22 22 0 4 4 8 8 12h22v5c0 25-13 43-39 47z">
          <text:p/>
        </draw:path>
        <draw:path draw:style-name="gr8" draw:text-style-name="P4" draw:layer="layout" svg:width="0.047cm" svg:height="0.047cm" svg:x="15.251cm" svg:y="2.754cm" svg:viewBox="0 0 48 48" svg:d="M26 0c-13 0-26 8-26 21 0 14 13 27 26 27 9 0 22-13 22-27 0-13-13-21-22-21z">
          <text:p/>
        </draw:path>
        <draw:path draw:style-name="gr8" draw:text-style-name="P4" draw:layer="layout" svg:width="0.042cm" svg:height="0.047cm" svg:x="15.421cm" svg:y="2.754cm" svg:viewBox="0 0 43 48" svg:d="M22 0c-13 0-22 8-22 21 0 14 9 27 22 27s21-13 21-27c0-13-8-21-21-21z">
          <text:p/>
        </draw:path>
        <draw:path draw:style-name="gr8" draw:text-style-name="P4" draw:layer="layout" svg:width="0.047cm" svg:height="0.047cm" svg:x="15.582cm" svg:y="2.754cm" svg:viewBox="0 0 48 48" svg:d="M27 0c-13 0-27 8-27 21 0 18 14 27 27 27 12 0 21-13 21-27 0-13-9-21-21-21z">
          <text:p/>
        </draw:path>
        <draw:path draw:style-name="gr8" draw:text-style-name="P4" draw:layer="layout" svg:width="0.14cm" svg:height="0.242cm" svg:x="15.82cm" svg:y="2.559cm" svg:viewBox="0 0 141 243" svg:d="M59 243c10 0 23-4 31-9 8-4 17-12 25-21 9-9 13-21 18-38 4-13 8-31 8-52 0-42-8-72-17-93-13-17-30-30-55-30-10 0-18 4-27 8-8 5-12 9-21 17-4 5-13 13-13 22-4 12-8 21-8 29 0 13 4 22 8 30 0 13 9 21 13 25 5 9 13 13 21 17 9 0 13 5 27 5 8 0 17-5 25-9 9-4 17-8 21-17 0 31-8 56-17 69-8 13-21 21-43 21-8 0-17-4-25-8l-4-5c0-4 0-4 0-4l-22 22c17 12 34 21 55 21zM115 102c-8 8-12 17-21 21-8 4-17 4-25 4-10 0-14 0-18 0-4-4-9-8-13-12-4-5-4-9-8-17 0-5-4-13-4-22 0-17 4-29 12-38 9-8 17-13 31-13 8 0 13 0 17 5 4 4 12 8 17 12 0 5 4 13 8 21 0 9 4 18 4 26v9z">
          <text:p/>
        </draw:path>
        <draw:path draw:style-name="gr8" draw:text-style-name="P4" draw:layer="layout" svg:width="0.165cm" svg:height="0.174cm" svg:x="14.241cm" svg:y="3.034cm" svg:viewBox="0 0 166 175" svg:d="M132 120l17-60c0-13 4-22 4-30 0-22-12-30-25-30-21 0-38 8-72 51v-4c4-17 8-30 8-39 0-4-4-8-8-8-13 0-30 4-47 4-5 4-5 9 0 13h13c4 0 8 4 8 9 0 4 0 8-4 21l-22 94c0 8-4 17-4 21 0 9 4 13 17 13s13-17 17-34l13-64c26-30 47-56 60-56 8 0 17 5 17 17 0 5-5 13-9 27l-13 59c-4 13-8 30-8 38 0 5 4 13 17 13 17 0 38-17 55-38 0-5-4-5-8-5-9 9-21 17-26 17-4 0-4 0-4-4s4-13 4-25z">
          <text:p/>
        </draw:path>
        <draw:path draw:style-name="gr8" draw:text-style-name="P4" draw:layer="layout" svg:width="0.136cm" svg:height="0.238cm" svg:x="14.907cm" svg:y="2.966cm" svg:viewBox="0 0 137 239" svg:d="M0 38l21 17v-4c0-4 5-4 5-8 4-5 4-5 8-9s9-4 13-8c8 0 13 0 21 0 4 0 8 0 13 4 4 0 12 4 17 8 0 5 4 9 9 13 0 4 5 13 5 17s-5 8-5 13c0 4 0 8-5 13 0 4-4 8-9 12-4 5-8 13-12 17l-21 17c-9 9-17 21-30 34s-22 25-30 48v17h137v-30l-4 4h-4-99c4-4 4-8 8-14 5-8 9-12 13-17 4-4 9-8 13-12s8-9 8-13l26-21c4-4 9-9 14-13 4-4 8-12 12-17 5-4 5-12 9-17 0-8 4-17 4-21 0-9-4-17-8-25 0-9-9-17-13-22-9-4-14-12-23-12-8-5-17-9-25-9-13 0-25 4-38 13-13 4-22 13-30 25z">
          <text:p/>
        </draw:path>
        <draw:path draw:style-name="gr8" draw:text-style-name="P4" draw:layer="layout" svg:width="0.06cm" svg:height="0.098cm" svg:x="15.081cm" svg:y="3.165cm" svg:viewBox="0 0 61 99" svg:d="M0 99c35-4 61-34 61-64 0-22-13-35-30-35-14 0-22 9-22 17 0 9 4 13 8 18h22v4c0 26-13 43-39 47z">
          <text:p/>
        </draw:path>
        <draw:path draw:style-name="gr8" draw:text-style-name="P4" draw:layer="layout" svg:width="0.047cm" svg:height="0.043cm" svg:x="15.251cm" svg:y="3.161cm" svg:viewBox="0 0 48 44" svg:d="M26 0c-13 0-26 9-26 21 0 14 13 23 26 23 9 0 22-9 22-23 0-12-13-21-22-21z">
          <text:p/>
        </draw:path>
        <draw:path draw:style-name="gr8" draw:text-style-name="P4" draw:layer="layout" svg:width="0.042cm" svg:height="0.043cm" svg:x="15.421cm" svg:y="3.161cm" svg:viewBox="0 0 43 44" svg:d="M22 0c-13 0-22 9-22 21 0 14 9 23 22 23s21-9 21-23c0-12-8-21-21-21z">
          <text:p/>
        </draw:path>
        <draw:path draw:style-name="gr8" draw:text-style-name="P4" draw:layer="layout" svg:width="0.047cm" svg:height="0.043cm" svg:x="15.582cm" svg:y="3.161cm" svg:viewBox="0 0 48 44" svg:d="M27 0c-13 0-27 9-27 21 0 14 14 23 27 23 12 0 21-9 21-23 0-12-9-21-21-21z">
          <text:p/>
        </draw:path>
        <draw:path draw:style-name="gr8" draw:text-style-name="P4" draw:layer="layout" svg:width="0.14cm" svg:height="0.238cm" svg:x="15.82cm" svg:y="2.966cm" svg:viewBox="0 0 141 239" svg:d="M59 239c10 0 23 0 31-4 8-5 17-13 25-22 9-8 13-22 18-39 4-13 8-30 8-51 0-42-8-72-17-93-13-17-30-30-55-30-10 0-18 4-27 9-8 4-12 8-21 12-4 9-13 17-13 26-4 8-8 21-8 29 0 13 4 22 8 30 0 13 9 17 13 26 5 4 13 12 21 12 9 5 13 9 27 9 8 0 17-4 25-9 9-4 17-8 21-17 0 30-8 55-17 68-8 14-21 22-43 22-8 0-17-4-25-8 0 0 0-4-4-4 0-6 0-6 0-6l-22 18c17 18 34 22 55 22zM115 102c-8 9-12 13-21 17-8 8-17 8-25 8-10 0-14 0-18 0-4-4-9-8-13-12s-4-9-8-17c0-4-4-13-4-22 0-17 4-29 12-38 9-8 17-12 31-12 8 0 13 0 17 4s12 8 17 13c0 4 4 12 8 21 0 8 4 17 4 25v5c0 4 0 4 0 8z">
          <text:p/>
        </draw:path>
        <draw:path draw:style-name="gr8" draw:text-style-name="P4" draw:layer="layout" svg:width="0.204cm" svg:height="0.28cm" svg:x="14.198cm" svg:y="3.416cm" svg:viewBox="0 0 205 281" svg:d="M112 34c0-9 4-22 4-26s-4-8-17-8-13 17-17 29l-5 26c-22 13-34 26-43 39 0 4 4 9 9 9 8-13 16-22 29-31l-38 179c-4 8-8 17-21 17h-9c0 0-4 0-4 4v9c0 0 26-5 43-5 12 0 39 5 39 5l4-5v-4c0-4-4-4-4-4h-10c-4-4-13-4-13-17l18-72c9 8 18 12 30 12 26 0 51-12 68-33 17-26 30-51 30-81 0-31-13-56-51-56-17 0-34 4-42 13zM175 86c0 17-8 42-25 67-9 13-26 26-38 26-9 0-22-4-30-17l25-111c9-9 21-13 34-13 30 0 34 25 34 48z">
          <text:p/>
        </draw:path>
        <draw:path draw:style-name="gr8" draw:text-style-name="P4" draw:layer="layout" svg:width="0.148cm" svg:height="0.237cm" svg:x="14.899cm" svg:y="3.369cm" svg:viewBox="0 0 149 238" svg:d="M77 26c13 0 25 8 34 30l-81 106c-4-17-4-29-4-42 0-38 13-94 51-94zM73 0c-47 0-73 69-73 124 0 59 26 114 77 114s72-63 72-118c0-60-25-120-76-120zM120 77c4 17 4 34 4 47 0 43-13 93-51 93-13 0-26-17-34-34z">
          <text:p/>
        </draw:path>
        <draw:path draw:style-name="gr8" draw:text-style-name="P4" draw:layer="layout" svg:width="0.06cm" svg:height="0.094cm" svg:x="15.081cm" svg:y="3.568cm" svg:viewBox="0 0 61 95" svg:d="M0 95c35-4 61-30 61-60 0-22-13-35-30-35-14 0-22 5-22 18 0 9 4 13 8 17h22v4c0 26-13 39-39 47z">
          <text:p/>
        </draw:path>
        <draw:polygon draw:style-name="gr8" draw:text-style-name="P4" draw:layer="layout" svg:width="0.077cm" svg:height="0.233cm" svg:x="15.259cm" svg:y="3.369cm" svg:viewBox="0 0 78 234" draw:points="78,0 61,0 0,34 5,47 53,34 53,234 78,234">
          <text:p/>
        </draw:polygon>
      </draw:page>
      <draw:page draw:name="page8" draw:style-name="dp1" draw:master-page-name="Padrão">
        <draw:g>
          <draw:path draw:style-name="gr1" draw:text-style-name="P1" draw:layer="layout" svg:width="0.449cm" svg:height="0.573cm" svg:x="6.168cm" svg:y="2.503cm" svg:viewBox="0 0 450 574" svg:d="M4 356c-25-195 60-356 222-356 221 0 297 310 144 574">
            <text:p/>
          </draw:path>
          <draw:path draw:style-name="gr2" draw:text-style-name="P2" draw:layer="layout" svg:width="0.136cm" svg:height="0.225cm" svg:x="6.113cm" svg:y="2.851cm" svg:viewBox="0 0 137 226" svg:d="M137 226c-26-78-30-154-21-226l-116 17c25 72 73 144 137 209z">
            <text:p/>
          </draw:path>
          <draw:path draw:style-name="gr3" draw:text-style-name="P1" draw:layer="layout" svg:width="0.136cm" svg:height="0.225cm" svg:x="6.113cm" svg:y="2.851cm" svg:viewBox="0 0 137 226" svg:d="M137 226c-26-78-30-154-21-226l-116 17c25 72 73 144 137 209z">
            <text:p/>
          </draw:path>
          <draw:line draw:style-name="gr1" draw:text-style-name="P1" draw:layer="layout" svg:x1="7.518cm" svg:y1="3.33cm" svg:x2="6.682cm" svg:y2="3.33cm">
            <text:p/>
          </draw:line>
          <draw:polygon draw:style-name="gr2" draw:text-style-name="P2" draw:layer="layout" svg:width="0.234cm" svg:height="0.127cm" svg:x="7.518cm" svg:y="3.267cm" svg:viewBox="0 0 235 128" draw:points="235,63 0,0 0,128">
            <text:p/>
          </draw:polygon>
          <draw:polygon draw:style-name="gr3" draw:text-style-name="P1" draw:layer="layout" svg:width="0.234cm" svg:height="0.127cm" svg:x="7.518cm" svg:y="3.267cm" svg:viewBox="0 0 235 128" draw:points="235,63 0,0 0,128">
            <text:p/>
          </draw:polygon>
          <draw:path draw:style-name="gr1" draw:text-style-name="P1" draw:layer="layout" svg:width="0.453cm" svg:height="0.573cm" svg:x="7.815cm" svg:y="2.503cm" svg:viewBox="0 0 454 574" svg:d="M5 356c-26-195 59-356 225-356 221 0 298 310 144 574">
            <text:p/>
          </draw:path>
          <draw:path draw:style-name="gr2" draw:text-style-name="P2" draw:layer="layout" svg:width="0.131cm" svg:height="0.225cm" svg:x="7.765cm" svg:y="2.851cm" svg:viewBox="0 0 132 226" svg:d="M132 226c-21-78-25-154-17-226l-115 17c26 72 68 144 132 209z">
            <text:p/>
          </draw:path>
          <draw:path draw:style-name="gr3" draw:text-style-name="P1" draw:layer="layout" svg:width="0.131cm" svg:height="0.225cm" svg:x="7.765cm" svg:y="2.851cm" svg:viewBox="0 0 132 226" svg:d="M132 226c-21-78-25-154-17-226l-115 17c26 72 68 144 132 209z">
            <text:p/>
          </draw:path>
          <draw:path draw:style-name="gr1" draw:text-style-name="P1" draw:layer="layout" svg:width="0.934cm" svg:height="0.153cm" svg:x="8.295cm" svg:y="3.475cm" svg:viewBox="0 0 935 154" svg:d="M935 97c-310 99-650 69-935-97">
            <text:p/>
          </draw:path>
          <draw:path draw:style-name="gr2" draw:text-style-name="P2" draw:layer="layout" svg:width="0.234cm" svg:height="0.152cm" svg:x="9.208cm" svg:y="3.475cm" svg:viewBox="0 0 235 153" svg:d="M235 0c-77 21-154 34-235 38l38 115c73-42 137-94 197-153z">
            <text:p/>
          </draw:path>
          <draw:path draw:style-name="gr3" draw:text-style-name="P1" draw:layer="layout" svg:width="0.234cm" svg:height="0.152cm" svg:x="9.208cm" svg:y="3.475cm" svg:viewBox="0 0 235 153" svg:d="M235 0c-77 21-154 34-235 38l38 115c73-42 137-94 197-153z">
            <text:p/>
          </draw:path>
          <draw:path draw:style-name="gr1" draw:text-style-name="P1" draw:layer="layout" svg:width="0.934cm" svg:height="0.155cm" svg:x="8.508cm" svg:y="3.031cm" svg:viewBox="0 0 935 156" svg:d="M0 58c306-102 646-68 935 98">
            <text:p/>
          </draw:path>
          <draw:path draw:style-name="gr2" draw:text-style-name="P2" draw:layer="layout" svg:width="0.229cm" svg:height="0.157cm" svg:x="8.295cm" svg:y="3.029cm" svg:viewBox="0 0 230 158" svg:d="M0 158c77-21 154-34 230-42l-33-116c-74 48-137 99-197 158z">
            <text:p/>
          </draw:path>
          <draw:path draw:style-name="gr3" draw:text-style-name="P1" draw:layer="layout" svg:width="0.229cm" svg:height="0.157cm" svg:x="8.295cm" svg:y="3.029cm" svg:viewBox="0 0 230 158" svg:d="M0 158c77-21 154-34 230-42l-33-116c-74 48-137 99-197 158z">
            <text:p/>
          </draw:path>
          <draw:path draw:style-name="gr1" draw:text-style-name="P1" draw:layer="layout" svg:width="0.454cm" svg:height="0.573cm" svg:x="9.467cm" svg:y="2.503cm" svg:viewBox="0 0 455 574" svg:d="M4 356c-25-195 60-356 222-356 225 0 301 310 149 574">
            <text:p/>
          </draw:path>
          <draw:path draw:style-name="gr2" draw:text-style-name="P2" draw:layer="layout" svg:width="0.136cm" svg:height="0.225cm" svg:x="9.412cm" svg:y="2.851cm" svg:viewBox="0 0 137 226" svg:d="M137 226c-22-78-31-154-22-226l-115 17c25 72 72 144 137 209z">
            <text:p/>
          </draw:path>
          <draw:path draw:style-name="gr3" draw:text-style-name="P1" draw:layer="layout" svg:width="0.136cm" svg:height="0.225cm" svg:x="9.412cm" svg:y="2.851cm" svg:viewBox="0 0 137 226" svg:d="M137 226c-22-78-31-154-22-226l-115 17c25 72 72 144 137 209z">
            <text:p/>
          </draw:path>
          <draw:path draw:style-name="gr2" draw:text-style-name="P2" draw:layer="layout" svg:width="0.582cm" svg:height="0.581cm" svg:x="6.1cm" svg:y="3.038cm" svg:viewBox="0 0 583 582" svg:d="M583 293c0-161-128-293-289-293s-294 132-294 293c0 162 133 289 294 289s289-127 289-289z">
            <text:p/>
          </draw:path>
          <draw:path draw:style-name="gr4" draw:text-style-name="P1" draw:layer="layout" svg:width="0.582cm" svg:height="0.581cm" svg:x="6.1cm" svg:y="3.038cm" svg:viewBox="0 0 583 582" svg:d="M583 293c0-161-128-293-289-293s-294 132-294 293c0 162 133 289 294 289s289-127 289-289z">
            <text:p/>
          </draw:path>
          <draw:path draw:style-name="gr2" draw:text-style-name="P2" draw:layer="layout" svg:width="0.581cm" svg:height="0.581cm" svg:x="7.752cm" svg:y="3.038cm" svg:viewBox="0 0 582 582" svg:d="M582 293c0-161-131-293-288-293-163 0-294 132-294 293 0 162 131 289 294 289 157 0 288-127 288-289z">
            <text:p/>
          </draw:path>
          <draw:path draw:style-name="gr5" draw:text-style-name="P1" draw:layer="layout" svg:width="0.581cm" svg:height="0.581cm" svg:x="7.752cm" svg:y="3.038cm" svg:viewBox="0 0 582 582" svg:d="M582 293c0-161-131-293-288-293-163 0-294 132-294 293 0 162 131 289 294 289 157 0 288-127 288-289z">
            <text:p/>
          </draw:path>
          <draw:path draw:style-name="gr6" draw:text-style-name="P1" draw:layer="layout" svg:width="0.581cm" svg:height="0.581cm" svg:x="7.752cm" svg:y="3.038cm" svg:viewBox="0 0 582 582" svg:d="M582 293c0-161-131-293-288-293-163 0-294 132-294 293 0 162 131 289 294 289 157 0 288-127 288-289z">
            <text:p/>
          </draw:path>
          <draw:path draw:style-name="gr2" draw:text-style-name="P2" draw:layer="layout" svg:width="0.582cm" svg:height="0.581cm" svg:x="9.403cm" svg:y="3.038cm" svg:viewBox="0 0 583 582" svg:d="M583 293c0-161-132-293-293-293-162 0-290 132-290 293 0 162 128 289 290 289 161 0 293-127 293-289z">
            <text:p/>
          </draw:path>
          <draw:path draw:style-name="gr4" draw:text-style-name="P1" draw:layer="layout" svg:width="0.582cm" svg:height="0.581cm" svg:x="9.403cm" svg:y="3.038cm" svg:viewBox="0 0 583 582" svg:d="M583 293c0-161-132-293-293-293-162 0-290 132-290 293 0 162 128 289 290 289 161 0 293-127 293-289z">
            <text:p/>
          </draw:path>
          <draw:path draw:style-name="gr7" draw:text-style-name="P3" draw:layer="layout" svg:width="0.081cm" svg:height="0.136cm" svg:x="6.355cm" svg:y="2.308cm" svg:viewBox="0 0 82 137" svg:d="M0 0v133h13l4-9c0 4 4 4 13 9 4 4 8 4 12 4 5 0 9 0 14-4 9 0 13-5 13-9 4-4 8-9 8-18 5-4 5-12 5-21 0-4 0-13 0-21-5-4-9-9-9-13-4-4-8-8-13-8-4-5-13-5-18-5-4 0-8 5-12 5-4 4-9 8-13 12v-51-4zM26 120c0 0-5 0-5-5 0 0 0-5-4-5 0-4 0-8 0-12s0-9 0-13c0-8 0-17 0-21 4-4 4-4 9-9 4-4 8-4 12-4 9 0 18 4 22 9 5 8 9 17 9 29 0 9-4 13-4 17s-5 9-9 9c0 5-5 5-9 9 0 0-5 0-9 0h-4c-4 0-4-4-8-4z">
            <text:p/>
          </draw:path>
          <draw:path draw:style-name="gr7" draw:text-style-name="P3" draw:layer="layout" svg:width="0.076cm" svg:height="0.097cm" svg:x="7.179cm" svg:y="3.39cm" svg:viewBox="0 0 77 98" svg:d="M8 12l4 9c9-4 17-9 26-9 8 0 17 0 17 5 4 4 8 8 8 21h-17c-17 0-30 4-34 8-8 10-12 14-12 27 0 0 0 4 0 8 4 5 4 5 8 9 0 0 4 4 8 4 5 0 9 4 13 4 13 0 26-4 34-12v8h14v-56c0-13-4-26-9-30-9-4-17-8-26-8-17 0-26 4-34 12zM63 51v5c0 8 0 8-4 13v4c-4 4-4 4-8 8 0 0-5 0-9 5 0 0-4 0-8 0-5 0-13 0-13-5-5-4-9-8-9-12 0 0 0-5 4-5 0-4 0-4 5-8 0 0 4 0 8-5 9 0 13 0 22 0h4 4z">
            <text:p/>
          </draw:path>
          <draw:path draw:style-name="gr7" draw:text-style-name="P3" draw:layer="layout" svg:width="0.077cm" svg:height="0.098cm" svg:x="8.006cm" svg:y="2.346cm" svg:viewBox="0 0 78 99" svg:d="M10 13l4 9c9-5 17-9 26-9 8 0 17 0 21 4 0 5 4 14 4 23v4h-17c-17 0-29 0-34 8-8 5-14 13-14 21 0 5 0 5 0 9 6 4 6 8 10 8 0 5 4 5 9 5 4 4 8 4 12 4 13 0 26-4 34-13v9h13v-55c0-14-4-23-9-31-8-4-17-9-25-9-17 0-25 5-34 13zM65 52v9c0 4 0 8 0 8-4 4-4 4-4 9-4 0-4 0-9 4 0 0-4 4-8 4 0 0-4 0-8 0-5 0-13 0-13-4-4 0-9-4-9-9 0-4 0-4 5-8 0-4 0-4 4-4 0-4 4-4 8-4 9-5 13-5 21-5h5 4z">
            <text:p/>
          </draw:path>
          <draw:path draw:style-name="gr7" draw:text-style-name="P3" draw:layer="layout" svg:width="0.081cm" svg:height="0.135cm" svg:x="8.83cm" svg:y="3.687cm" svg:viewBox="0 0 82 136" svg:d="M0 0v132h9l8-8c0 4 4 4 9 8 4 4 12 4 17 4 4 0 8 0 12-4 6 0 10-4 14-8 4-5 9-9 9-17 4-5 4-13 4-22 0-5 0-13-4-17 0-9-5-13-9-17 0-5-4-9-8-9-10-4-14-4-18-4-5 0-9 4-17 4-5 4-9 9-9 13v-51-4zM26 119c0 0-5 0-5-4l-4-4c0-4 0-9 0-13s0-9 0-13c0-9 0-17 0-22 4-4 4-4 9-8 4-4 8-4 12-4 9 0 17 4 23 8 4 9 8 17 8 30 0 9-4 13-4 18-4 4-4 8-10 8 0 4-4 4-8 9-4 0-4 0-9 0h-4c-4 0-4-5-8-5z">
            <text:p/>
          </draw:path>
          <draw:path draw:style-name="gr7" draw:text-style-name="P3" draw:layer="layout" svg:width="0.077cm" svg:height="0.094cm" svg:x="8.83cm" svg:y="2.876cm" svg:viewBox="0 0 78 95" svg:d="M9 13l4 10c9-10 18-10 26-10 9 0 13 0 17 5 5 5 9 9 9 18v4h-17c-17 0-30 4-39 8-5 9-9 13-9 21 0 5 0 9 0 13 0 0 4 4 9 9 0 0 4 4 9 4 4 0 9 0 13 0 13 0 21 0 34-9v9h13v-55c0-17-5-27-9-31-8-9-17-9-30-9-12 0-21 5-30 13zM65 52v5c0 4 0 8-4 12v5c-5 0-5 4-9 4 0 4-4 4-8 4 0 4-5 4-9 4-8 0-13-4-17-4 0-4-5-8-5-13 0 0 0-4 0-8 5 0 5-4 9-4 0 0 5-5 9-5s13 0 21 0h4 5z">
            <text:p/>
          </draw:path>
          <draw:path draw:style-name="gr7" draw:text-style-name="P3" draw:layer="layout" svg:width="0.081cm" svg:height="0.136cm" svg:x="9.658cm" svg:y="2.308cm" svg:viewBox="0 0 82 137" svg:d="M0 0v133h8l9-9c0 4 4 4 9 9 4 4 13 4 18 4 4 0 8 0 12-4 4 0 9-5 13-9s8-9 8-18c5-4 5-12 5-21 0-4 0-13-5-21 0-4-4-9-8-13 0-4-4-8-9-8-8-5-12-5-16-5-5 0-9 5-18 5-5 4-9 8-9 12v-51-4zM26 120c0 0-5 0-5-5l-4-5c0-4 0-8 0-12s0-9 0-13c0-8 0-17 0-21 4-4 4-4 9-9 4-4 9-4 13-4 9 0 17 4 21 9 5 8 9 17 9 29 0 9-4 13-4 17-5 4-5 9-9 9 0 5-4 5-8 9-4 0-4 0-9 0h-4c-4 0-5-4-9-4z">
            <text:p/>
          </draw:path>
          <draw:path draw:style-name="gr8" draw:text-style-name="P4" draw:layer="layout" svg:width="0.145cm" svg:height="0.204cm" svg:x="6.261cm" svg:y="3.224cm" svg:viewBox="0 0 146 205" svg:d="M112 34c0 4-9 30-13 48-8 17-39 42-52 42-12 0-17-21-17-38 0-35 26-73 61-73 12 0 21 9 21 21zM73 184c0 8-9 12-17 12h-4c-5 0-5 0-5 5v4c0 0 21 0 34 0 14 0 40 0 40 0v-4c0-5 0-5-5-5h-4c-4 0-13-4-13-8v-4l47-171c0-4 0-4 0-8 0-5 0-5-4-5 0 0-5 0-9 5l-12 12c-9-8-18-17-30-17-39 0-91 38-91 91 0 21 9 46 39 46 17 0 34-8 56-34z">
            <text:p/>
          </draw:path>
          <draw:path draw:style-name="gr8" draw:text-style-name="P4" draw:layer="layout" svg:width="0.097cm" svg:height="0.145cm" svg:x="6.419cm" svg:y="3.262cm" svg:viewBox="0 0 98 146" svg:d="M52 0c-31 0-52 26-52 73s21 73 52 73c29 0 46-26 46-73s-17-73-46-73zM52 9c17 0 29 21 29 64s-12 64-29 64c-22 0-31-21-31-64s9-64 31-64z">
            <text:p/>
          </draw:path>
          <draw:path draw:style-name="gr8" draw:text-style-name="P4" draw:layer="layout" svg:width="0.144cm" svg:height="0.204cm" svg:x="7.913cm" svg:y="3.224cm" svg:viewBox="0 0 145 205" svg:d="M112 34c0 4-9 30-13 48-9 17-38 42-51 42s-17-21-17-38c0-35 25-73 59-73 13 0 22 9 22 21zM73 184c0 8-8 12-17 12h-4c-4 0-4 0-4 5v4c0 0 21 0 34 0 12 0 38 0 38 0v-4c0-5 0-5-4-5h-4c-5 0-13-4-13-8v-4l46-171c0-4 0-4 0-8 0-5-4-5-4-5 0 0-4 0-8 5l-13 12c-8-8-17-17-30-17-38 0-90 38-90 91 0 21 8 46 39 46 17 0 34-8 55-34z">
            <text:p/>
          </draw:path>
          <draw:polygon draw:style-name="gr8" draw:text-style-name="P4" draw:layer="layout" svg:width="0.076cm" svg:height="0.14cm" svg:x="8.079cm" svg:y="3.262cm" svg:viewBox="0 0 77 141" draw:points="47,0 0,13 0,22 35,17 35,129 35,133 9,133 9,141 77,141 77,133 56,133 56,129 56,0">
            <text:p/>
          </draw:polygon>
          <draw:path draw:style-name="gr8" draw:text-style-name="P4" draw:layer="layout" svg:width="0.144cm" svg:height="0.204cm" svg:x="9.565cm" svg:y="3.224cm" svg:viewBox="0 0 145 205" svg:d="M111 34c0 4-9 30-13 48-9 17-39 42-52 42-12 0-17-21-17-38 0-35 26-73 60-73 13 0 22 9 22 21zM72 184c-4 8-9 12-17 12h-9v5 4c0 0 22 0 34 0 14 0 40 0 40 0v-4c0-5-5-5-5-5h-4c-4 0-13-4-13-8v-4l47-171c0-4 0-4 0-8 0-5-4-5-4-5 0 0-4 0-9 5l-12 12c-9-8-18-17-31-17-38 0-89 38-89 91 0 21 8 46 38 46 17 0 34-8 56-34z">
            <text:p/>
          </draw:path>
          <draw:path draw:style-name="gr8" draw:text-style-name="P4" draw:layer="layout" svg:width="0.097cm" svg:height="0.14cm" svg:x="9.722cm" svg:y="3.262cm" svg:viewBox="0 0 98 141" svg:d="M21 129c48-38 73-65 73-90 0-22-17-39-46-39-27 0-44 13-44 30 0 4 4 9 13 9 0 0 4 0 9 0v-26c4 0 13-4 17-4 17 0 30 13 30 34 0 25-25 52-73 86v12h98v-33h-12v21z">
            <text:p/>
          </draw:path>
          <draw:path draw:style-name="gr8" draw:text-style-name="P4" draw:layer="layout" svg:width="0.238cm" svg:height="0.272cm" svg:x="11.547cm" svg:y="2.1cm" svg:viewBox="0 0 239 273" svg:d="M112 44h4l81 216h-171zM133 0h-26l-107 264c0 5 0 5 0 9 0 0 5 0 9 0h222c4 0 8 0 8 0 0-4 0-4-4-9z">
            <text:p/>
          </draw:path>
          <draw:path draw:style-name="gr8" draw:text-style-name="P4" draw:layer="layout" svg:width="0.157cm" svg:height="0.191cm" svg:x="12.375cm" svg:y="2.185cm" svg:viewBox="0 0 158 192" svg:d="M17 27l13 17c13-13 30-22 51-22 17 0 25 5 34 13 8 9 12 21 12 38v9h-33c-30 0-56 4-73 17-12 8-21 25-21 42 0 9 0 13 4 21 0 5 5 9 13 13 4 9 13 13 17 13 9 4 17 4 26 4 25 0 46-8 67-25v21h31v-115c0-25-8-42-21-56-14-12-31-17-56-17s-47 9-64 27zM127 103v13c0 8 0 17-4 21 0 4-4 4-4 9-4 4-8 8-13 12-4 4-8 9-17 9-4 4-12 4-21 4-12 0-21-4-30-9-4-8-8-12-8-21 0-8 0-13 0-17 4-4 8-8 13-13 4 0 13-4 21-8 8 0 21 0 38 0 4 0 4 0 9 0h12z">
            <text:p/>
          </draw:path>
          <draw:path draw:style-name="gr8" draw:text-style-name="P4" draw:layer="layout" svg:width="0.157cm" svg:height="0.271cm" svg:x="13.22cm" svg:y="2.105cm" svg:viewBox="0 0 158 272" svg:d="M0 0v268h17l9-21c8 8 17 12 25 17 9 8 21 8 31 8 12 0 21 0 30-4 8-4 17-13 25-21 4-5 13-17 17-30s4-26 4-43c0-16 0-29-4-42-4-8-9-21-17-29-8-9-13-13-25-17-9-5-18-5-26-5-14 0-22 0-35 9-8 4-17 13-21 21v-103-4l4-4zM51 242c-4-4-8-8-13-8-4-4-4-8-4-13-4-8-4-13-4-21 0-9 0-17 0-30 0-17 0-29 4-38 4-8 9-17 17-21 4-4 13-4 21-4 18 0 31 4 44 17 8 12 13 34 13 55 0 17 0 25-5 34-4 8-8 17-12 21-5 4-13 8-18 13-8 0-12 0-22 0 0 0-4 0-8 0s-9-5-13-5z">
            <text:p/>
          </draw:path>
          <draw:line draw:style-name="gr13" draw:text-style-name="P1" draw:layer="layout" svg:x1="12.035cm" svg:y1="2.541cm" svg:x2="13.717cm" svg:y2="2.541cm">
            <text:p/>
          </draw:line>
          <draw:path draw:style-name="gr8" draw:text-style-name="P4" draw:layer="layout" svg:width="0.178cm" svg:height="0.284cm" svg:x="11.429cm" svg:y="2.72cm" svg:viewBox="0 0 179 285" svg:d="M136 47c0 9-8 43-17 64-8 29-46 64-59 64-18 0-27-30-27-56 0-46 35-103 78-103 13 0 25 13 25 31zM90 255c-5 9-9 13-22 17h-8c-4 0-4 0-4 4v9c0 0 29 0 42 0 17 0 47 0 47 0v-9c0-4 0-4-5-4h-4c-8-4-17-4-17-17l56-243c4-4 4-4 4-8s-4-4-4-4c-5 0-9 0-13 8l-13 17c-9-13-25-21-42-21-43 0-107 52-107 120 0 33 8 68 46 68 22 0 44-13 69-47z">
            <text:p/>
          </draw:path>
          <draw:path draw:style-name="gr8" draw:text-style-name="P4" draw:layer="layout" svg:width="0.131cm" svg:height="0.191cm" svg:x="11.624cm" svg:y="2.779cm" svg:viewBox="0 0 132 192" svg:d="M68 0c-43 0-68 34-68 93 0 65 25 99 68 99 39 0 64-34 64-99 0-59-25-93-64-93zM68 13c26 0 39 29 39 80 0 55-13 86-39 86s-43-25-43-82c0-55 17-84 43-84z">
            <text:p/>
          </draw:path>
          <draw:line draw:style-name="gr13" draw:text-style-name="P1" draw:layer="layout" svg:x1="12.027cm" svg:y1="3.063cm" svg:x2="12.027cm" svg:y2="2.533cm">
            <text:p/>
          </draw:line>
          <draw:path draw:style-name="gr8" draw:text-style-name="P4" draw:layer="layout" svg:width="0.178cm" svg:height="0.284cm" svg:x="12.282cm" svg:y="2.72cm" svg:viewBox="0 0 179 285" svg:d="M137 47c0 9-9 43-17 64-9 29-44 64-61 64s-21-30-21-56c0-46 30-103 73-103 17 0 26 13 26 31zM90 255c0 9-9 13-22 17h-9c0 0-4 0-4 4v9h4c0 0 26 0 44 0 17 0 42 0 42 0h5v-9c0-4-5-4-5-4h-8c-5-4-17-4-13-17l55-243c0-4 0-4 0-8s-4-4-4-4c-4 0-9 0-13 8l-12 17c-9-13-22-21-39-21-47 0-111 52-111 120 0 33 13 68 51 68 21 0 39-13 69-47z">
            <text:p/>
          </draw:path>
          <draw:polygon draw:style-name="gr8" draw:text-style-name="P4" draw:layer="layout" svg:width="0.102cm" svg:height="0.187cm" svg:x="12.494cm" svg:y="2.779cm" svg:viewBox="0 0 103 188" draw:points="61,0 0,17 0,30 44,21 44,171 44,175 8,179 8,188 103,188 103,179 73,175 69,171 69,0">
            <text:p/>
          </draw:polygon>
          <draw:path draw:style-name="gr8" draw:text-style-name="P4" draw:layer="layout" svg:width="0.179cm" svg:height="0.284cm" svg:x="13.122cm" svg:y="2.72cm" svg:viewBox="0 0 180 285" svg:d="M137 47c0 9-9 43-18 64-8 29-46 64-59 64-17 0-25-30-25-56 0-46 33-103 76-103 17 0 26 13 26 31zM90 255c0 9-9 13-22 17h-8c0 0-4 0-4 4v9c0 0 29 0 46 0 13 0 44 0 44 0v-9c0-4 0-4 0-4h-9c-9-4-18-4-13-17l56-243c0-4 0-4 0-8s-5-4-5-4c-4 0-8 0-12 8l-13 17c-8-13-22-21-39-21-47 0-111 52-111 120 0 33 13 68 51 68 22 0 39-13 64-47h4z">
            <text:p/>
          </draw:path>
          <draw:path draw:style-name="gr8" draw:text-style-name="P4" draw:layer="layout" svg:width="0.136cm" svg:height="0.191cm" svg:x="13.318cm" svg:y="2.779cm" svg:viewBox="0 0 137 192" svg:d="M68 0c-38 0-68 34-68 93 0 65 30 99 68 99s69-34 69-99c0-59-31-93-69-93zM68 13c25 0 38 29 38 80 0 55-13 86-38 86-26 0-38-25-38-82 0-55 12-84 38-84z">
            <text:p/>
          </draw:path>
          <draw:polygon draw:style-name="gr8" draw:text-style-name="P4" draw:layer="layout" svg:width="0.152cm" svg:height="0.152cm" svg:x="11.136cm" svg:y="3.284cm" svg:viewBox="0 0 153 153" draw:points="153,85 153,68 85,68 85,0 68,0 68,68 0,68 0,85 68,85 68,153 85,153 85,85">
            <text:p/>
          </draw:polygon>
          <draw:path draw:style-name="gr8" draw:text-style-name="P4" draw:layer="layout" svg:width="0.178cm" svg:height="0.284cm" svg:x="11.429cm" svg:y="3.254cm" svg:viewBox="0 0 179 285" svg:d="M136 47c0 8-8 39-17 64-8 26-46 60-59 60-18 0-27-30-27-51 0-52 35-103 78-103 13 0 25 13 25 30zM90 251c-5 13-9 17-22 21h-8c-4 0-4 0-4 5v4 4c0 0 29-4 42-4 17 0 47 0 47 0v-9l-5-4h-4c-8 0-17-4-17-17l56-243c4 0 4-4 4-4 0-4-4-4-4-4-5 0-9 0-13 8l-13 17c-9-17-25-25-42-25-43 0-107 51-107 124 0 30 8 64 46 64 22 0 44-9 69-43z">
            <text:p/>
          </draw:path>
          <draw:polygon draw:style-name="gr8" draw:text-style-name="P4" draw:layer="layout" svg:width="0.102cm" svg:height="0.191cm" svg:x="11.641cm" svg:y="3.309cm" svg:viewBox="0 0 103 192" draw:points="59,0 0,21 0,30 42,26 42,175 38,179 8,179 8,192 103,192 103,179 73,179 69,175 69,0">
            <text:p/>
          </draw:polygon>
          <draw:line draw:style-name="gr13" draw:text-style-name="P1" draw:layer="layout" svg:x1="12.027cm" svg:y1="3.598cm" svg:x2="12.027cm" svg:y2="3.063cm">
            <text:p/>
          </draw:line>
          <draw:path draw:style-name="gr8" draw:text-style-name="P4" draw:layer="layout" svg:width="0.178cm" svg:height="0.284cm" svg:x="12.282cm" svg:y="3.254cm" svg:viewBox="0 0 179 285" svg:d="M137 47c0 8-9 39-17 64-9 26-44 60-61 60s-21-30-21-51c0-52 30-103 73-103 17 0 26 13 26 30zM90 251c0 13-9 17-22 21h-9c0 0-4 0-4 5v4l4 4c0 0 26-4 44-4 17 0 42 0 42 0h5v-9c0 0-5 0-5-4h-8c-5 0-17-4-13-17l55-243v-4c0-4-4-4-4-4-4 0-9 0-13 8l-12 17c-9-17-22-25-39-25-47 0-111 51-111 124 0 30 13 64 51 64 21 0 39-9 69-43z">
            <text:p/>
          </draw:path>
          <draw:polygon draw:style-name="gr8" draw:text-style-name="P4" draw:layer="layout" svg:width="0.102cm" svg:height="0.191cm" svg:x="12.494cm" svg:y="3.309cm" svg:viewBox="0 0 103 192" draw:points="61,0 0,21 0,30 44,26 44,175 44,179 8,179 8,192 103,192 103,179 73,179 69,175 69,0">
            <text:p/>
          </draw:polygon>
          <draw:path draw:style-name="gr8" draw:text-style-name="P4" draw:layer="layout" svg:width="0.179cm" svg:height="0.284cm" svg:x="13.122cm" svg:y="3.254cm" svg:viewBox="0 0 180 285" svg:d="M137 47c0 8-9 39-18 64-8 26-46 60-59 60-17 0-25-30-25-51 0-52 33-103 76-103 17 0 26 13 26 30zM90 251c0 13-9 17-22 21h-8c0 0-4 0-4 5v4 4c0 0 29-4 46-4 13 0 44 0 44 0v-9-4h-9c-9 0-18-4-13-17l56-243v-4c0-4-5-4-5-4-4 0-8 0-12 8l-13 17c-8-17-22-25-39-25-47 0-111 51-111 124 0 30 13 64 51 64 22 0 39-9 64-43h4z">
            <text:p/>
          </draw:path>
          <draw:path draw:style-name="gr8" draw:text-style-name="P4" draw:layer="layout" svg:width="0.127cm" svg:height="0.191cm" svg:x="13.322cm" svg:y="3.309cm" svg:viewBox="0 0 128 192" svg:d="M27 171c63-51 93-81 93-115 0-35-21-56-55-56s-61 21-61 43c0 9 5 13 18 13 5 0 9 0 13-4v-31c8-4 13-4 21-4 26 0 38 13 38 44 0 33-34 63-94 114v17h128v-47h-12l-5 26z">
            <text:p/>
          </draw:path>
          <draw:path draw:style-name="gr8" draw:text-style-name="P4" draw:layer="layout" svg:width="0.178cm" svg:height="0.284cm" svg:x="11.429cm" svg:y="3.784cm" svg:viewBox="0 0 179 285" svg:d="M136 51c0 4-8 38-17 61-8 29-46 63-59 63-18 0-27-30-27-55 0-48 35-103 78-103 13 0 25 17 25 34zM90 256c-5 8-9 17-22 17h-8c-4 0-4 4-4 4v8c0 0 29 0 42 0 17 0 47 0 47 0v-8c0-4 0-4-5-4h-4c-8-5-17-5-17-17l56-243c4-4 4-4 4-9 0-4-4-4-4-4-5 0-9 4-13 9l-13 17c-9-13-25-22-42-22-43 0-107 51-107 124 0 30 8 64 46 64 22 0 44-8 69-47z">
            <text:p/>
          </draw:path>
          <draw:path draw:style-name="gr8" draw:text-style-name="P4" draw:layer="layout" svg:width="0.131cm" svg:height="0.192cm" svg:x="11.624cm" svg:y="3.843cm" svg:viewBox="0 0 132 193" svg:d="M29 167c61-47 95-76 95-115 0-30-21-52-56-52-39 0-60 22-60 39 0 8 4 17 13 17 4 0 8-4 13-4v-30c8-5 17-9 25-9 27 0 39 17 39 43 0 39-34 69-98 115v22h132v-47h-12l-9 21z">
            <text:p/>
          </draw:path>
          <draw:line draw:style-name="gr13" draw:text-style-name="P1" draw:layer="layout" svg:x1="12.027cm" svg:y1="4.132cm" svg:x2="12.027cm" svg:y2="3.598cm">
            <text:p/>
          </draw:line>
          <draw:path draw:style-name="gr8" draw:text-style-name="P4" draw:layer="layout" svg:width="0.178cm" svg:height="0.284cm" svg:x="12.282cm" svg:y="3.784cm" svg:viewBox="0 0 179 285" svg:d="M137 51c0 4-9 38-17 61-9 29-44 63-61 63s-21-30-21-55c0-48 30-103 73-103 17 0 26 17 26 34zM90 256c0 8-9 17-22 17h-9l-4 4v8h4c0 0 26 0 44 0 17 0 42 0 42 0h5v-8c0-4-5-4-5-4h-8c-5-5-17-5-13-17l55-243c0-4 0-4 0-9 0-4-4-4-4-4-4 0-9 4-13 9l-12 17c-9-13-22-22-39-22-47 0-111 51-111 124 0 30 13 64 51 64 21 0 39-8 69-47z">
            <text:p/>
          </draw:path>
          <draw:polygon draw:style-name="gr8" draw:text-style-name="P4" draw:layer="layout" svg:width="0.102cm" svg:height="0.192cm" svg:x="12.494cm" svg:y="3.843cm" svg:viewBox="0 0 103 193" draw:points="61,0 0,17 0,30 44,22 44,171 44,176 8,180 8,193 103,193 103,180 73,180 69,176 69,0">
            <text:p/>
          </draw:polygon>
          <draw:path draw:style-name="gr8" draw:text-style-name="P4" draw:layer="layout" svg:width="0.179cm" svg:height="0.284cm" svg:x="13.122cm" svg:y="3.784cm" svg:viewBox="0 0 180 285" svg:d="M137 51c0 4-9 38-18 61-8 29-46 63-59 63-17 0-25-30-25-55 0-48 33-103 76-103 17 0 26 17 26 34zM90 256c0 8-9 17-22 17h-8l-4 4v8c0 0 29 0 46 0 13 0 44 0 44 0v-8c0-4 0-4 0-4h-9c-9-5-18-5-13-17l56-243c0-4 0-4 0-9 0-4-5-4-5-4-4 0-8 4-12 9l-13 17c-8-13-22-22-39-22-47 0-111 51-111 124 0 30 13 64 51 64 22 0 39-8 64-47h4z">
            <text:p/>
          </draw:path>
          <draw:path draw:style-name="gr8" draw:text-style-name="P4" draw:layer="layout" svg:width="0.127cm" svg:height="0.192cm" svg:x="13.322cm" svg:y="3.843cm" svg:viewBox="0 0 128 193" svg:d="M27 167c63-47 93-76 93-115 0-30-21-52-55-52s-61 22-61 39c0 8 5 17 18 17 5 0 9-4 13-4v-30c8-5 13-9 21-9 26 0 38 17 38 43 0 39-34 69-94 115v22h128v-47h-12l-5 21z">
            <text:p/>
          </draw:path>
        </draw:g>
        <draw:g>
          <draw:path draw:style-name="gr1" draw:text-style-name="P1" draw:layer="layout" svg:width="0.453cm" svg:height="0.573cm" svg:x="9.206cm" svg:y="19.317cm" svg:viewBox="0 0 454 574" svg:d="M4 352c-25-191 60-352 222-352 225 0 302 306 144 574">
            <text:p/>
          </draw:path>
          <draw:path draw:style-name="gr2" draw:text-style-name="P2" draw:layer="layout" svg:width="0.136cm" svg:height="0.225cm" svg:x="9.151cm" svg:y="19.665cm" svg:viewBox="0 0 137 226" svg:d="M137 226c-22-77-30-158-22-226l-115 13c25 72 72 149 137 213z">
            <text:p/>
          </draw:path>
          <draw:path draw:style-name="gr3" draw:text-style-name="P1" draw:layer="layout" svg:width="0.136cm" svg:height="0.225cm" svg:x="9.151cm" svg:y="19.665cm" svg:viewBox="0 0 137 226" svg:d="M137 226c-22-77-30-158-22-226l-115 13c25 72 72 149 137 213z">
            <text:p/>
          </draw:path>
          <draw:line draw:style-name="gr1" draw:text-style-name="P1" draw:layer="layout" svg:x1="10.556cm" svg:y1="20.14cm" svg:x2="9.724cm" svg:y2="20.14cm">
            <text:p/>
          </draw:line>
          <draw:polygon draw:style-name="gr2" draw:text-style-name="P2" draw:layer="layout" svg:width="0.233cm" svg:height="0.123cm" svg:x="10.556cm" svg:y="20.081cm" svg:viewBox="0 0 234 124" draw:points="234,60 0,0 0,124">
            <text:p/>
          </draw:polygon>
          <draw:polygon draw:style-name="gr3" draw:text-style-name="P1" draw:layer="layout" svg:width="0.233cm" svg:height="0.123cm" svg:x="10.556cm" svg:y="20.081cm" svg:viewBox="0 0 234 124" draw:points="234,60 0,0 0,124">
            <text:p/>
          </draw:polygon>
          <draw:path draw:style-name="gr1" draw:text-style-name="P1" draw:layer="layout" svg:width="0.45cm" svg:height="0.573cm" svg:x="10.856cm" svg:y="19.317cm" svg:viewBox="0 0 451 574" svg:d="M6 352c-30-191 55-352 221-352 221 0 297 306 145 574">
            <text:p/>
          </draw:path>
          <draw:path draw:style-name="gr2" draw:text-style-name="P2" draw:layer="layout" svg:width="0.132cm" svg:height="0.225cm" svg:x="10.802cm" svg:y="19.665cm" svg:viewBox="0 0 133 226" svg:d="M133 226c-21-77-26-158-17-226l-116 13c27 72 69 149 133 213z">
            <text:p/>
          </draw:path>
          <draw:path draw:style-name="gr3" draw:text-style-name="P1" draw:layer="layout" svg:width="0.132cm" svg:height="0.225cm" svg:x="10.802cm" svg:y="19.665cm" svg:viewBox="0 0 133 226" svg:d="M133 226c-21-77-26-158-17-226l-116 13c27 72 69 149 133 213z">
            <text:p/>
          </draw:path>
          <draw:path draw:style-name="gr1" draw:text-style-name="P1" draw:layer="layout" svg:width="0.934cm" svg:height="0.154cm" svg:x="11.333cm" svg:y="20.288cm" svg:viewBox="0 0 935 155" svg:d="M935 95c-306 103-646 73-935-95">
            <text:p/>
          </draw:path>
          <draw:path draw:style-name="gr2" draw:text-style-name="P2" draw:layer="layout" svg:width="0.234cm" svg:height="0.153cm" svg:x="12.245cm" svg:y="20.288cm" svg:viewBox="0 0 235 154" svg:d="M235 0c-77 23-154 35-235 40l39 114c72-42 136-93 196-154z">
            <text:p/>
          </draw:path>
          <draw:path draw:style-name="gr3" draw:text-style-name="P1" draw:layer="layout" svg:width="0.234cm" svg:height="0.153cm" svg:x="12.245cm" svg:y="20.288cm" svg:viewBox="0 0 235 154" svg:d="M235 0c-77 23-154 35-235 40l39 114c72-42 136-93 196-154z">
            <text:p/>
          </draw:path>
          <draw:path draw:style-name="gr1" draw:text-style-name="P1" draw:layer="layout" svg:width="0.934cm" svg:height="0.153cm" svg:x="11.545cm" svg:y="19.844cm" svg:viewBox="0 0 935 154" svg:d="M0 59c311-102 651-73 935 95">
            <text:p/>
          </draw:path>
          <draw:path draw:style-name="gr2" draw:text-style-name="P2" draw:layer="layout" svg:width="0.234cm" svg:height="0.153cm" svg:x="11.333cm" svg:y="19.843cm" svg:viewBox="0 0 235 154" svg:d="M0 154c76-22 153-35 235-39l-40-115c-72 43-136 94-195 154z">
            <text:p/>
          </draw:path>
          <draw:path draw:style-name="gr3" draw:text-style-name="P1" draw:layer="layout" svg:width="0.234cm" svg:height="0.153cm" svg:x="11.333cm" svg:y="19.843cm" svg:viewBox="0 0 235 154" svg:d="M0 154c76-22 153-35 235-39l-40-115c-72 43-136 94-195 154z">
            <text:p/>
          </draw:path>
          <draw:path draw:style-name="gr1" draw:text-style-name="P1" draw:layer="layout" svg:width="0.453cm" svg:height="0.573cm" svg:x="12.505cm" svg:y="19.317cm" svg:viewBox="0 0 454 574" svg:d="M4 352c-25-191 59-352 221-352 226 0 302 306 148 574">
            <text:p/>
          </draw:path>
          <draw:path draw:style-name="gr2" draw:text-style-name="P2" draw:layer="layout" svg:width="0.136cm" svg:height="0.225cm" svg:x="12.449cm" svg:y="19.665cm" svg:viewBox="0 0 137 226" svg:d="M137 226c-21-77-25-158-21-226l-116 13c30 72 74 149 137 213z">
            <text:p/>
          </draw:path>
          <draw:path draw:style-name="gr3" draw:text-style-name="P1" draw:layer="layout" svg:width="0.136cm" svg:height="0.225cm" svg:x="12.449cm" svg:y="19.665cm" svg:viewBox="0 0 137 226" svg:d="M137 226c-21-77-25-158-21-226l-116 13c30 72 74 149 137 213z">
            <text:p/>
          </draw:path>
          <draw:path draw:style-name="gr2" draw:text-style-name="P2" draw:layer="layout" svg:width="0.586cm" svg:height="0.581cm" svg:x="9.138cm" svg:y="19.852cm" svg:viewBox="0 0 587 582" svg:d="M587 289c0-158-133-289-294-289-162 0-293 131-293 289 0 161 131 293 293 293 161 0 294-132 294-293z">
            <text:p/>
          </draw:path>
          <draw:path draw:style-name="gr4" draw:text-style-name="P1" draw:layer="layout" svg:width="0.586cm" svg:height="0.581cm" svg:x="9.138cm" svg:y="19.852cm" svg:viewBox="0 0 587 582" svg:d="M587 289c0-158-133-289-294-289-162 0-293 131-293 289 0 161 131 293 293 293 161 0 294-132 294-293z">
            <text:p/>
          </draw:path>
          <draw:path draw:style-name="gr2" draw:text-style-name="P2" draw:layer="layout" svg:width="0.582cm" svg:height="0.581cm" svg:x="10.789cm" svg:y="19.852cm" svg:viewBox="0 0 583 582" svg:d="M583 289c0-158-128-289-290-289-161 0-293 131-293 289 0 161 132 293 293 293 162 0 290-132 290-293z">
            <text:p/>
          </draw:path>
          <draw:path draw:style-name="gr5" draw:text-style-name="P1" draw:layer="layout" svg:width="0.582cm" svg:height="0.581cm" svg:x="10.789cm" svg:y="19.852cm" svg:viewBox="0 0 583 582" svg:d="M583 289c0-158-128-289-290-289-161 0-293 131-293 289 0 161 132 293 293 293 162 0 290-132 290-293z">
            <text:p/>
          </draw:path>
          <draw:path draw:style-name="gr6" draw:text-style-name="P1" draw:layer="layout" svg:width="0.582cm" svg:height="0.581cm" svg:x="10.789cm" svg:y="19.852cm" svg:viewBox="0 0 583 582" svg:d="M583 289c0-158-128-289-290-289-161 0-293 131-293 289 0 161 132 293 293 293 162 0 290-132 290-293z">
            <text:p/>
          </draw:path>
          <draw:path draw:style-name="gr2" draw:text-style-name="P2" draw:layer="layout" svg:width="0.582cm" svg:height="0.581cm" svg:x="12.441cm" svg:y="19.852cm" svg:viewBox="0 0 583 582" svg:d="M583 289c0-158-132-289-293-289-157 0-290 131-290 289 0 161 133 293 290 293 161 0 293-132 293-293z">
            <text:p/>
          </draw:path>
          <draw:path draw:style-name="gr4" draw:text-style-name="P1" draw:layer="layout" svg:width="0.582cm" svg:height="0.581cm" svg:x="12.441cm" svg:y="19.852cm" svg:viewBox="0 0 583 582" svg:d="M583 289c0-158-132-289-293-289-157 0-290 131-290 289 0 161 133 293 290 293 161 0 293-132 293-293z">
            <text:p/>
          </draw:path>
          <draw:path draw:style-name="gr7" draw:text-style-name="P3" draw:layer="layout" svg:width="0.076cm" svg:height="0.136cm" svg:x="9.397cm" svg:y="19.122cm" svg:viewBox="0 0 77 137" svg:d="M0 0v133h8l5-13c4 4 8 8 12 13 5 0 9 4 13 4s13-4 17-4 9-5 14-9c0-4 4-9 8-18 0-4 0-12 0-21s0-13 0-21c-4-5-4-9-8-13-5-4-10-8-14-8-4-5-8-5-17-5-4 0-8 0-13 5-4 4-8 8-12 12v-51c0-4 0-4 0-4h4zM21 120c0 0 0-5-4-5 0-4 0-4-4-9 0 0 0-4 0-8s0-9 0-13c0-9 0-17 4-21 0-5 4-9 8-9 0-4 5-4 9-4 8 0 17 4 21 8 4 9 9 17 9 30 0 5 0 13-5 17 0 5-4 5-4 9-4 5-8 5-8 5-5 4-9 4-13 4h-4c0-4-5-4-9-4z">
            <text:p/>
          </draw:path>
          <draw:path draw:style-name="gr7" draw:text-style-name="P3" draw:layer="layout" svg:width="0.077cm" svg:height="0.093cm" svg:x="10.216cm" svg:y="20.204cm" svg:viewBox="0 0 78 94" svg:d="M10 13l8 8c5-8 13-13 21-13 9 0 17 5 22 9 4 4 4 9 4 18v4h-17c-17 0-25 4-34 8-9 5-14 13-14 22 0 4 0 8 0 12 5 0 5 4 10 4 0 5 4 9 8 9 5 0 9 0 13 0 13 0 25-4 34-13v13h13v-59c0-14 0-22-9-27-8-8-17-8-25-8-17 0-26 4-34 13zM65 52v4c0 4 0 8 0 13 0 0-4 0-4 4l-5 4c-4 4-8 4-8 4-4 4-9 4-13 4s-8-4-12-4c-5-4-9-8-9-12 0-5 0-5 4-9 0 0 0-4 5-4 4 0 8-4 12-4s9 0 17 0h4 5z">
            <text:p/>
          </draw:path>
          <draw:path draw:style-name="gr7" draw:text-style-name="P3" draw:layer="layout" svg:width="0.077cm" svg:height="0.098cm" svg:x="11.044cm" svg:y="19.16cm" svg:viewBox="0 0 78 99" svg:d="M9 13l9 8c4-4 13-8 21-8 9 0 17 0 22 4 4 4 4 9 4 21h-17c-17 5-26 5-35 9-8 9-13 13-13 26 0 0 0 4 0 8 5 4 5 4 9 8 4 0 4 5 9 5 4 5 9 5 13 5 13 0 25-5 34-14v9h13v-56c0-12 0-25-9-29-8-4-17-9-25-9-17 0-26 5-35 13zM65 51v5c0 8 0 8 0 12l-4 5c0 4-5 4-5 8-4 0-8 0-8 4-4 0-9 0-13 0s-8 0-13-4c-4-4-9-8-9-13l5-4c0-4 0-4 4-8 5 0 9 0 13-5 4 0 9 0 17 0h4 5z">
            <text:p/>
          </draw:path>
          <draw:path draw:style-name="gr7" draw:text-style-name="P3" draw:layer="layout" svg:width="0.081cm" svg:height="0.135cm" svg:x="11.868cm" svg:y="20.501cm" svg:viewBox="0 0 82 136" svg:d="M0 0v132h14l4-13c0 5 4 9 13 13 4 0 8 4 12 4s9-4 17-4c5 0 9-4 9-8 4-5 8-9 8-17 5-5 5-13 5-23 0-8 0-12 0-21-5-4-9-8-9-13-4-4-8-8-13-8-4-4-8-4-17-4-4 0-8 0-12 4-5 4-9 8-13 13v-51c0-4 0-4 0-4zM26 119l-4-4c0-4 0-4-4-8 0 0 0-5 0-9s0-8 0-14c0-8 0-17 0-21 4-4 4-8 8-8 5-5 9-5 13-5 8 0 17 5 21 9 5 8 9 17 9 31 0 4-4 12-4 17 0 4-5 4-5 8-4 4-8 4-13 4 0 5-4 5-8 5h-4c-4-5-4-5-9-5z">
            <text:p/>
          </draw:path>
          <draw:path draw:style-name="gr7" draw:text-style-name="P3" draw:layer="layout" svg:width="0.076cm" svg:height="0.098cm" svg:x="11.868cm" svg:y="19.686cm" svg:viewBox="0 0 77 99" svg:d="M8 13l9 13c4-9 14-13 22-13s17 4 21 8c0 0 5 9 5 17v5h-18c-16 0-26 4-34 8-9 5-13 14-13 22 0 4 0 9 0 9 4 4 4 8 8 8 0 5 5 5 9 9 4 0 8 0 14 0 12 0 25-4 34-13v13h12v-61c0-12-4-21-8-25-9-8-17-13-26-13-18 0-26 5-35 13zM65 51v10c0 4 0 8 0 8-5 4-5 4-5 8 0 0-4 5-8 5 0 0-5 4-9 4 0 0-4 4-8 4s-10-4-14-8c-4 0-8-5-8-9s0-4 4-8c0 0 0-4 4-4 4-5 4-5 14-5 4 0 8-5 17-5h4 4z">
            <text:p/>
          </draw:path>
          <draw:path draw:style-name="gr7" draw:text-style-name="P3" draw:layer="layout" svg:width="0.08cm" svg:height="0.136cm" svg:x="12.696cm" svg:y="19.122cm" svg:viewBox="0 0 81 137" svg:d="M0 0v133h12l5-13c0 4 4 8 12 13 5 0 9 4 13 4s9-4 17-4c6 0 10-5 10-9 4-4 8-9 8-18 4-4 4-12 4-21s0-13 0-21c-4-5-8-9-8-13-4-4-8-8-14-8-4-5-8-5-17-5-4 0-8 0-13 5-4 4-8 8-12 12v-51c0-4 0-4 0-4zM25 120l-4-5c0-4 0-4-4-9 0 0 0-4 0-8s0-9 0-13c0-9 0-17 0-21 4-5 4-9 8-9 4-4 9-4 13-4 8 0 17 4 21 8 6 9 10 17 10 30 0 5 0 13-4 17 0 5-6 5-6 9-4 5-8 5-13 5 0 4-4 4-8 4h-4c-5-4-5-4-9-4z">
            <text:p/>
          </draw:path>
          <draw:path draw:style-name="gr8" draw:text-style-name="P4" draw:layer="layout" svg:width="0.14cm" svg:height="0.208cm" svg:x="9.304cm" svg:y="20.034cm" svg:viewBox="0 0 141 209" svg:d="M107 38c0 5-9 26-13 43-8 21-39 46-48 46-13 0-17-21-17-38 0-38 21-76 57-76 12 0 21 13 21 25zM68 188c0 8-5 8-18 12h-4c-4 0-4 0-4 5v4c0 0 26 0 34 0 14 0 39 0 39 0v-9h-4-4c-5-4-13-4-13-12l47-171c0-4 0-9 0-9 0-4 0-8 0-8-5 0-9 0-13 8l-13 13c-4-13-17-17-29-17-36 0-86 34-86 89 0 22 4 47 38 47 12 0 30-9 52-34z">
            <text:p/>
          </draw:path>
          <draw:path draw:style-name="gr8" draw:text-style-name="P4" draw:layer="layout" svg:width="0.098cm" svg:height="0.149cm" svg:x="9.456cm" svg:y="20.072cm" svg:viewBox="0 0 99 150" svg:d="M52 0c-29 0-52 30-52 77 0 42 23 73 52 73 30 0 47-31 47-73 0-47-17-77-47-77zM52 13c17 0 30 21 30 64 0 38-13 60-30 60-21 0-29-22-29-60 0-43 8-64 29-64z">
            <text:p/>
          </draw:path>
          <draw:path draw:style-name="gr8" draw:text-style-name="P4" draw:layer="layout" svg:width="0.144cm" svg:height="0.208cm" svg:x="10.951cm" svg:y="20.034cm" svg:viewBox="0 0 145 209" svg:d="M111 38c0 5-8 26-13 43-8 21-39 46-47 46-13 0-21-21-21-38 0-38 25-76 60-76 13 0 21 13 21 25zM73 188c0 8-4 8-18 12h-4c-5 0-5 0-5 5v4c0 0 23 0 36 0 12 0 38 0 38 0v-9h-5-4c-4-4-13-4-13-12l47-171c0-4 0-9 0-9 0-4 0-8-4-8 0 0-4 0-9 8l-12 13c-9-13-17-17-30-17-39 0-90 34-90 89 0 22 8 47 38 47 17 0 35-9 56-34z">
            <text:p/>
          </draw:path>
          <draw:polygon draw:style-name="gr8" draw:text-style-name="P4" draw:layer="layout" svg:width="0.076cm" svg:height="0.145cm" svg:x="11.121cm" svg:y="20.072cm" svg:viewBox="0 0 77 146" draw:points="43,0 0,18 0,27 30,18 30,133 30,137 4,137 4,146 77,146 77,137 52,137 52,133 52,0">
            <text:p/>
          </draw:polygon>
          <draw:path draw:style-name="gr8" draw:text-style-name="P4" draw:layer="layout" svg:width="0.145cm" svg:height="0.208cm" svg:x="12.602cm" svg:y="20.034cm" svg:viewBox="0 0 146 209" svg:d="M111 38c0 5-9 26-13 43-8 21-38 46-51 46s-17-21-17-38c0-38 25-76 60-76 12 0 21 13 21 25zM73 188c0 8-9 8-18 12h-4c-4 0-4 0-4 5v4c0 0 21 0 34 0s38 0 38 0v-9h-4-4c-5-4-13-4-13-12l48-171c0-4 0-9 0-9 0-4 0-8-6-8 0 0-4 0-8 8l-13 13c-8-13-17-17-29-17-39 0-90 34-90 89 0 22 9 47 38 47 17 0 35-9 56-34z">
            <text:p/>
          </draw:path>
          <draw:path draw:style-name="gr8" draw:text-style-name="P4" draw:layer="layout" svg:width="0.097cm" svg:height="0.145cm" svg:x="12.76cm" svg:y="20.072cm" svg:viewBox="0 0 98 146" svg:d="M21 129c46-35 73-60 73-85 0-26-18-44-44-44-29 0-46 18-46 31 0 8 4 13 12 13 5 0 5 0 9-5v-21c8-5 13-5 17-5 21 0 30 14 30 31 0 29-26 50-72 89v13h98v-35h-9l-5 18z">
            <text:p/>
          </draw:path>
        </draw:g>
      </draw:page>
      <draw:page draw:name="page9" draw:style-name="dp1" draw:master-page-name="Padrão">
        <draw:g>
          <draw:line draw:style-name="gr1" draw:text-style-name="P1" draw:layer="layout" svg:x1="8.634cm" svg:y1="3.343cm" svg:x2="8.074cm" svg:y2="3.343cm">
            <text:p/>
          </draw:line>
          <draw:polygon draw:style-name="gr2" draw:text-style-name="P2" draw:layer="layout" svg:width="0.234cm" svg:height="0.123cm" svg:x="8.634cm" svg:y="3.284cm" svg:viewBox="0 0 235 124" draw:points="235,60 0,0 0,124">
            <text:p/>
          </draw:polygon>
          <draw:polygon draw:style-name="gr3" draw:text-style-name="P1" draw:layer="layout" svg:width="0.234cm" svg:height="0.123cm" svg:x="8.634cm" svg:y="3.284cm" svg:viewBox="0 0 235 124" draw:points="235,60 0,0 0,124">
            <text:p/>
          </draw:polygon>
          <draw:path draw:style-name="gr1" draw:text-style-name="P1" draw:layer="layout" svg:width="0.454cm" svg:height="0.577cm" svg:x="7.556cm" svg:y="2.516cm" svg:viewBox="0 0 455 578" svg:d="M4 357c-25-192 60-357 226-357 221 0 297 310 145 578">
            <text:p/>
          </draw:path>
          <draw:path draw:style-name="gr2" draw:text-style-name="P2" draw:layer="layout" svg:width="0.132cm" svg:height="0.229cm" svg:x="7.505cm" svg:y="2.864cm" svg:viewBox="0 0 133 230" svg:d="M133 230c-21-82-26-158-17-230l-116 17c26 72 68 148 133 213z">
            <text:p/>
          </draw:path>
          <draw:path draw:style-name="gr3" draw:text-style-name="P1" draw:layer="layout" svg:width="0.132cm" svg:height="0.229cm" svg:x="7.505cm" svg:y="2.864cm" svg:viewBox="0 0 133 230" svg:d="M133 230c-21-82-26-158-17-230l-116 17c26 72 68 148 133 213z">
            <text:p/>
          </draw:path>
          <draw:line draw:style-name="gr1" draw:text-style-name="P1" draw:layer="layout" svg:x1="10.009cm" svg:y1="3.343cm" svg:x2="9.449cm" svg:y2="3.343cm">
            <text:p/>
          </draw:line>
          <draw:polygon draw:style-name="gr2" draw:text-style-name="P2" draw:layer="layout" svg:width="0.234cm" svg:height="0.123cm" svg:x="10.009cm" svg:y="3.284cm" svg:viewBox="0 0 235 124" draw:points="235,60 0,0 0,124">
            <text:p/>
          </draw:polygon>
          <draw:polygon draw:style-name="gr3" draw:text-style-name="P1" draw:layer="layout" svg:width="0.234cm" svg:height="0.123cm" svg:x="10.009cm" svg:y="3.284cm" svg:viewBox="0 0 235 124" draw:points="235,60 0,0 0,124">
            <text:p/>
          </draw:polygon>
          <draw:line draw:style-name="gr1" draw:text-style-name="P1" draw:layer="layout" svg:x1="11.385cm" svg:y1="3.343cm" svg:x2="10.824cm" svg:y2="3.343cm">
            <text:p/>
          </draw:line>
          <draw:polygon draw:style-name="gr2" draw:text-style-name="P2" draw:layer="layout" svg:width="0.233cm" svg:height="0.123cm" svg:x="11.385cm" svg:y="3.284cm" svg:viewBox="0 0 234 124" draw:points="234,60 0,0 0,124">
            <text:p/>
          </draw:polygon>
          <draw:polygon draw:style-name="gr3" draw:text-style-name="P1" draw:layer="layout" svg:width="0.233cm" svg:height="0.123cm" svg:x="11.385cm" svg:y="3.284cm" svg:viewBox="0 0 234 124" draw:points="234,60 0,0 0,124">
            <text:p/>
          </draw:polygon>
          <draw:path draw:style-name="gr2" draw:text-style-name="P2" draw:layer="layout" svg:width="0.582cm" svg:height="0.581cm" svg:x="7.492cm" svg:y="3.054cm" svg:viewBox="0 0 583 582" svg:d="M583 289c0-161-127-289-289-289s-294 128-294 289c0 162 132 293 294 293s289-131 289-293z">
            <text:p/>
          </draw:path>
          <draw:path draw:style-name="gr4" draw:text-style-name="P1" draw:layer="layout" svg:width="0.582cm" svg:height="0.581cm" svg:x="7.492cm" svg:y="3.054cm" svg:viewBox="0 0 583 582" svg:d="M583 289c0-161-127-289-289-289s-294 128-294 289c0 162 132 293 294 293s289-131 289-293z">
            <text:p/>
          </draw:path>
          <draw:path draw:style-name="gr2" draw:text-style-name="P2" draw:layer="layout" svg:width="0.581cm" svg:height="0.581cm" svg:x="8.868cm" svg:y="3.054cm" svg:viewBox="0 0 582 582" svg:d="M582 289c0-161-128-289-290-289-161 0-292 128-292 289 0 162 131 293 292 293 162 0 290-131 290-293z">
            <text:p/>
          </draw:path>
          <draw:path draw:style-name="gr4" draw:text-style-name="P1" draw:layer="layout" svg:width="0.581cm" svg:height="0.581cm" svg:x="8.868cm" svg:y="3.054cm" svg:viewBox="0 0 582 582" svg:d="M582 289c0-161-128-289-290-289-161 0-292 128-292 289 0 162 131 293 292 293 162 0 290-131 290-293z">
            <text:p/>
          </draw:path>
          <draw:path draw:style-name="gr2" draw:text-style-name="P2" draw:layer="layout" svg:width="0.581cm" svg:height="0.581cm" svg:x="10.243cm" svg:y="3.054cm" svg:viewBox="0 0 582 582" svg:d="M582 289c0-161-127-289-289-289-161 0-293 128-293 289 0 162 132 293 293 293 162 0 289-131 289-293z">
            <text:p/>
          </draw:path>
          <draw:path draw:style-name="gr4" draw:text-style-name="P1" draw:layer="layout" svg:width="0.581cm" svg:height="0.581cm" svg:x="10.243cm" svg:y="3.054cm" svg:viewBox="0 0 582 582" svg:d="M582 289c0-161-127-289-289-289-161 0-293 128-293 289 0 162 132 293 293 293 162 0 289-131 289-293z">
            <text:p/>
          </draw:path>
          <draw:path draw:style-name="gr2" draw:text-style-name="P2" draw:layer="layout" svg:width="0.581cm" svg:height="0.581cm" svg:x="11.618cm" svg:y="3.054cm" svg:viewBox="0 0 582 582" svg:d="M582 289c0-161-127-289-288-289s-294 128-294 289c0 162 133 293 294 293s288-131 288-293z">
            <text:p/>
          </draw:path>
          <draw:path draw:style-name="gr5" draw:text-style-name="P1" draw:layer="layout" svg:width="0.581cm" svg:height="0.581cm" svg:x="11.618cm" svg:y="3.054cm" svg:viewBox="0 0 582 582" svg:d="M582 289c0-161-127-289-288-289s-294 128-294 289c0 162 133 293 294 293s288-131 288-293z">
            <text:p/>
          </draw:path>
          <draw:path draw:style-name="gr6" draw:text-style-name="P1" draw:layer="layout" svg:width="0.581cm" svg:height="0.581cm" svg:x="11.618cm" svg:y="3.054cm" svg:viewBox="0 0 582 582" svg:d="M582 289c0-161-127-289-288-289s-294 128-294 289c0 162 133 293 294 293s288-131 288-293z">
            <text:p/>
          </draw:path>
          <draw:path draw:style-name="gr7" draw:text-style-name="P3" draw:layer="layout" svg:width="0.08cm" svg:height="0.127cm" svg:x="8.435cm" svg:y="3.402cm" svg:viewBox="0 0 81 128" svg:d="M38 13c9 0 18 4 22 17l-43 55c-5-8-5-13-5-21 0-21 5-51 26-51zM38 0c-26 0-38 38-38 68s12 60 38 60c30 0 43-34 43-64s-17-64-43-64zM64 43c0 8 4 17 4 25 0 21-8 47-30 47-9 0-13-9-17-17z">
            <text:p/>
          </draw:path>
          <draw:path draw:style-name="gr7" draw:text-style-name="P3" draw:layer="layout" svg:width="0.081cm" svg:height="0.127cm" svg:x="7.641cm" svg:y="2.3cm" svg:viewBox="0 0 82 128" svg:d="M43 12c9 0 13 5 22 17l-48 55c0-8 0-12 0-21 0-21 4-51 26-51zM43 0c-26 0-43 38-43 67 0 31 17 61 43 61 30 0 39-34 39-65 0-30-13-63-39-63zM69 42c0 8 0 17 0 25 0 22-4 48-26 48-9 0-13-9-22-17z">
            <text:p/>
          </draw:path>
          <draw:path draw:style-name="gr7" draw:text-style-name="P3" draw:layer="layout" svg:width="0.03cm" svg:height="0.056cm" svg:x="7.768cm" svg:y="2.405cm" svg:viewBox="0 0 31 57" svg:d="M31 18c0-5 0-9-4-13-5-5-10-5-10-5-4 0-8 0-8 5-5 0-5 4-5 8v5c0 0 5 0 5 5h4c0 4 0 4 0 4 0 4 0 9-4 13 0 4-5 4-9 8l9 9c13-17 22-30 22-39z">
            <text:p/>
          </draw:path>
          <draw:polygon draw:style-name="gr7" draw:text-style-name="P3" draw:layer="layout" svg:width="0.043cm" svg:height="0.127cm" svg:x="7.857cm" svg:y="2.3cm" svg:viewBox="0 0 44 128" draw:points="44,0 31,0 0,17 5,25 31,17 31,128 44,128">
            <text:p/>
          </draw:polygon>
          <draw:path draw:style-name="gr7" draw:text-style-name="P3" draw:layer="layout" svg:width="0.08cm" svg:height="0.127cm" svg:x="9.81cm" svg:y="3.402cm" svg:viewBox="0 0 81 128" svg:d="M39 13c9 0 17 4 21 17l-47 55c0-8 0-13 0-21 0-21 4-51 26-51zM39 0c-26 0-39 38-39 68s13 60 39 60c30 0 42-34 42-64s-17-64-42-64zM64 43c0 8 0 17 0 25 0 21-4 47-25 47-8 0-14-9-18-17z">
            <text:p/>
          </draw:path>
          <draw:polygon draw:style-name="gr7" draw:text-style-name="P3" draw:layer="layout" svg:width="0.042cm" svg:height="0.128cm" svg:x="11.19cm" svg:y="3.402cm" svg:viewBox="0 0 43 129" draw:points="43,0 30,0 0,17 4,26 30,17 30,129 43,129">
            <text:p/>
          </draw:polygon>
          <draw:path draw:style-name="gr8" draw:text-style-name="P4" draw:layer="layout" svg:width="0.144cm" svg:height="0.204cm" svg:x="7.654cm" svg:y="3.241cm" svg:viewBox="0 0 145 205" svg:d="M110 35c0 4-9 30-13 47-8 17-38 42-51 42s-17-21-17-38c0-34 26-72 60-72 12 0 21 8 21 21zM72 184c-4 8-9 12-17 12h-9v4 5c0 0 22 0 34 0 13 0 34 0 34 0h4v-5c0-4-4-4-4-4h-4c-4 0-13-4-13-8v-4l48-170c0-5 0-5 0-10 0-4-4-4-4-4-5 0-10 0-10 4l-13 14c-8-9-17-18-29-18-38 0-89 39-89 90 0 21 8 47 38 47 17 0 34-9 55-34z">
            <text:p/>
          </draw:path>
          <draw:path draw:style-name="gr8" draw:text-style-name="P4" draw:layer="layout" svg:width="0.097cm" svg:height="0.145cm" svg:x="7.811cm" svg:y="3.279cm" svg:viewBox="0 0 98 146" svg:d="M46 0c-29 0-46 26-46 72 0 48 17 74 46 74 34 0 52-26 52-74 0-46-18-72-52-72zM46 9c22 0 30 21 30 63 0 44-8 65-30 65-17 0-29-21-29-65 0-42 12-63 29-63z">
            <text:p/>
          </draw:path>
          <draw:path draw:style-name="gr8" draw:text-style-name="P4" draw:layer="layout" svg:width="0.144cm" svg:height="0.204cm" svg:x="9.029cm" svg:y="3.241cm" svg:viewBox="0 0 145 205" svg:d="M107 35c0 4-4 30-8 47-9 17-39 42-53 42-12 0-16-21-16-38 0-34 26-72 60-72 13 0 17 8 17 21zM73 184c-4 8-9 12-17 12h-10v4 5c0 0 23 0 36 0 12 0 33 0 33 0h5v-5c0-4-5-4-5-4h-4c-4 0-12-4-12-8v-4l46-170c0-5 0-5 0-10 0-4-4-4-4-4-4 0-9 0-13 4l-8 14c-9-9-17-18-34-18-35 0-86 39-86 90 0 21 8 47 38 47 17 0 35-9 56-34z">
            <text:p/>
          </draw:path>
          <draw:polygon draw:style-name="gr8" draw:text-style-name="P4" draw:layer="layout" svg:width="0.077cm" svg:height="0.14cm" svg:x="9.194cm" svg:y="3.279cm" svg:viewBox="0 0 78 141" draw:points="47,0 0,13 0,23 34,17 34,129 30,133 9,133 9,141 78,141 78,133 56,133 51,129 51,0">
            <text:p/>
          </draw:polygon>
          <draw:path draw:style-name="gr8" draw:text-style-name="P4" draw:layer="layout" svg:width="0.144cm" svg:height="0.204cm" svg:x="10.404cm" svg:y="3.241cm" svg:viewBox="0 0 145 205" svg:d="M106 35c0 4-4 30-13 47-4 17-34 42-46 42-13 0-17-21-17-38 0-34 25-72 59-72 9 0 17 8 17 21zM72 184c-4 8-8 12-17 12h-8c0 0-4 0-4 4v5h4c0 0 21 0 34 0 12 0 34 0 34 0v-5c0-4 0-4 0-4h-5c-4 0-12-4-12-8v-4l47-170c0-5 0-5 0-10 0-4-4-4-4-4-4 0-8 0-13 4l-9 14c-9-9-17-18-34-18-34 0-85 39-85 90 0 21 8 47 38 47 17 0 34-9 51-34h4z">
            <text:p/>
          </draw:path>
          <draw:path draw:style-name="gr8" draw:text-style-name="P4" draw:layer="layout" svg:width="0.094cm" svg:height="0.14cm" svg:x="10.561cm" svg:y="3.279cm" svg:viewBox="0 0 95 141" svg:d="M21 129c43-39 69-64 69-90s-12-39-43-39c-26 0-43 13-43 31 0 4 5 8 9 8s8 0 13 0v-26c4 0 12-4 16-4 18 0 31 14 31 35 0 25-31 50-73 85v12h95v-34h-9l-4 22z">
            <text:p/>
          </draw:path>
          <draw:path draw:style-name="gr8" draw:text-style-name="P4" draw:layer="layout" svg:width="0.144cm" svg:height="0.204cm" svg:x="11.779cm" svg:y="3.241cm" svg:viewBox="0 0 145 205" svg:d="M107 35c0 4-4 30-12 47-5 17-34 42-47 42-14 0-18-21-18-38 0-34 27-72 60-72 9 0 17 8 17 21zM74 184c-5 8-9 12-17 12h-9c0 0-4 0-4 4v5h4c0 0 21 0 34 0s34 0 34 0v-5c0-4 0-4 0-4h-9c-4 0-8-4-8-8v-4l46-170c0-5 0-5 0-10 0-4-4-4-4-4-4 0-8 0-12 4l-9 14c-8-9-17-18-34-18-34 0-86 39-86 90 0 21 9 47 38 47 19 0 36-9 52-34h5z">
            <text:p/>
          </draw:path>
          <draw:path draw:style-name="gr8" draw:text-style-name="P4" draw:layer="layout" svg:width="0.094cm" svg:height="0.145cm" svg:x="11.936cm" svg:y="3.279cm" svg:viewBox="0 0 95 146" svg:d="M55 68c22-4 30-17 30-34 0-21-13-34-38-34s-47 13-47 26c0 8 5 12 13 12 4 0 4 0 9-4v-17c4-4 12-8 21-8 17 0 25 13 25 29 0 17-13 26-34 26h-4v14c4 0 9 0 13 0 21 0 29 8 29 25s-12 34-33 34c-5 0-9-4-17-8l-5-18c-4 0-4 0-8 0s-9 5-9 13c0 9 13 22 39 22 33 0 56-22 56-43s-14-35-40-35z">
            <text:p/>
          </draw:path>
        </draw:g>
        <draw:line draw:style-name="gr17" draw:text-style-name="P1" draw:layer="layout" svg:x1="6.696cm" svg:y1="16.233cm" svg:x2="6.696cm" svg:y2="21.314cm">
          <text:p/>
        </draw:line>
        <draw:line draw:style-name="gr17" draw:text-style-name="P1" draw:layer="layout" svg:x1="8.351cm" svg:y1="16.233cm" svg:x2="8.351cm" svg:y2="21.314cm">
          <text:p/>
        </draw:line>
        <draw:line draw:style-name="gr17" draw:text-style-name="P1" draw:layer="layout" svg:x1="10.01cm" svg:y1="16.233cm" svg:x2="10.01cm" svg:y2="21.314cm">
          <text:p/>
        </draw:line>
        <draw:line draw:style-name="gr17" draw:text-style-name="P1" draw:layer="layout" svg:x1="11.666cm" svg:y1="16.233cm" svg:x2="11.666cm" svg:y2="21.314cm">
          <text:p/>
        </draw:line>
        <draw:line draw:style-name="gr17" draw:text-style-name="P1" draw:layer="layout" svg:x1="13.321cm" svg:y1="16.233cm" svg:x2="13.321cm" svg:y2="21.314cm">
          <text:p/>
        </draw:line>
        <draw:line draw:style-name="gr18" draw:text-style-name="P1" draw:layer="layout" svg:x1="5.04cm" svg:y1="16.233cm" svg:x2="14.981cm" svg:y2="16.233cm">
          <text:p/>
        </draw:line>
        <draw:line draw:style-name="gr18" draw:text-style-name="P1" draw:layer="layout" svg:x1="5.04cm" svg:y1="21.314cm" svg:x2="14.981cm" svg:y2="21.314cm">
          <text:p/>
        </draw:line>
        <draw:path draw:style-name="gr19" draw:text-style-name="P7" draw:layer="layout" svg:width="0.165cm" svg:height="0.263cm" svg:x="5.707cm" svg:y="20.296cm" svg:viewBox="0 0 166 264" svg:d="M123 48c0 4-4 34-13 55-8 25-42 59-55 59-17 0-21-25-21-50 0-43 29-94 68-94 12 0 21 13 21 30zM80 235c0 12-4 17-17 17l-8 4c-4 0-4 0-4 0v8c0 0 25 0 42 0 13 0 38 0 38 0h5v-8l-5-4h-8c-4 0-13-5-13-17l52-221c4-4 4-4 4-10l-4-4c-4 0-9 4-14 10l-12 17c-9-13-22-23-34-23-43 0-102 48-102 112 0 29 8 63 46 63 17 0 39-8 60-42z">
          <text:p/>
        </draw:path>
        <draw:path draw:style-name="gr19" draw:text-style-name="P7" draw:layer="layout" svg:width="0.119cm" svg:height="0.179cm" svg:x="5.889cm" svg:y="20.351cm" svg:viewBox="0 0 120 180" svg:d="M60 0c-39 0-60 30-60 90 0 55 21 90 60 90s60-35 60-90c0-60-21-90-60-90zM60 13c26 0 39 27 39 77 0 51-13 77-39 77s-39-26-39-77c0-50 13-77 39-77z">
          <text:p/>
        </draw:path>
        <draw:polygon draw:style-name="gr8" draw:text-style-name="P4" draw:layer="layout" svg:width="0.165cm" svg:height="0.191cm" svg:x="6.594cm" svg:y="20.563cm" svg:viewBox="0 0 166 192" draw:points="158,150 166,133 63,91 98,9 76,0 0,184 21,192 55,112">
          <text:p/>
        </draw:polygon>
        <draw:polygon draw:style-name="gr8" draw:text-style-name="P4" draw:layer="layout" svg:width="0.174cm" svg:height="0.17cm" svg:x="6.56cm" svg:y="19.944cm" svg:viewBox="0 0 175 171" draw:points="175,17 158,0 76,72 17,4 0,17 127,171 145,158 89,90">
          <text:p/>
        </draw:polygon>
        <draw:path draw:style-name="gr19" draw:text-style-name="P7" draw:layer="layout" svg:width="0.166cm" svg:height="0.263cm" svg:x="7.362cm" svg:y="19.414cm" svg:viewBox="0 0 167 264" svg:d="M123 47c0 4-4 34-13 55-8 26-42 60-55 60-17 0-21-29-21-51 0-47 30-94 68-94 13 0 21 13 21 30zM81 234c0 13-5 17-17 17h-9c-4 4-4 4-4 4v9c0 0 25 0 42 0 13 0 39 0 39 0h4v-9c0-4-4-4-4-4h-9c-4 0-13-4-13-17l52-225c5 0 5 0 5-5 0-4-5-4-5-4-4 0-8 0-12 9l-14 16c-9-12-21-21-34-21-42 0-102 47-102 111 0 30 8 60 47 60 17 0 38-9 59-42v4z">
          <text:p/>
        </draw:path>
        <draw:path draw:style-name="gr19" draw:text-style-name="P7" draw:layer="layout" svg:width="0.118cm" svg:height="0.182cm" svg:x="7.545cm" svg:y="19.465cm" svg:viewBox="0 0 119 183" svg:d="M59 0c-38 0-59 34-59 89 0 60 21 94 59 94 39 0 60-34 60-94 0-55-21-89-60-89zM59 13c26 0 39 25 39 76 0 52-13 81-39 81s-38-29-38-77c0-55 12-80 38-80z">
          <text:p/>
        </draw:path>
        <draw:path draw:style-name="gr8" draw:text-style-name="P4" draw:layer="layout" svg:width="0.166cm" svg:height="0.263cm" svg:x="7.362cm" svg:y="20.737cm" svg:viewBox="0 0 167 264" svg:d="M123 43c0 8-4 38-13 60-8 26-42 55-55 55-17 0-21-25-21-46 0-48 30-95 68-95 13 0 21 13 21 26zM81 235c0 8-5 17-17 17h-9c-4 0-4 0-4 4v8c0 0 25-4 42-4 13 0 39 4 39 4l4-4v-4c0-4-4-4-4-4h-9c-4-5-13-5-13-17l52-226c5 0 5-4 5-4 0-5-5-5-5-5-4 0-8 0-12 9l-14 12c-9-8-21-16-34-16-42 0-102 42-102 111 0 29 8 59 47 59 17 0 38-8 59-42z">
          <text:p/>
        </draw:path>
        <draw:polygon draw:style-name="gr8" draw:text-style-name="P4" draw:layer="layout" svg:width="0.094cm" svg:height="0.178cm" svg:x="7.557cm" svg:y="20.788cm" svg:viewBox="0 0 95 179" draw:points="57,0 0,17 0,30 39,22 39,162 39,167 9,167 9,179 95,179 95,167 65,167 65,162 65,0">
          <text:p/>
        </draw:polygon>
        <draw:polygon draw:style-name="gr8" draw:text-style-name="P4" draw:layer="layout" svg:width="0.162cm" svg:height="0.191cm" svg:x="8.253cm" svg:y="19.681cm" svg:viewBox="0 0 163 192" draw:points="154,149 163,132 61,89 95,9 74,0 0,184 17,192 52,106">
          <text:p/>
        </draw:polygon>
        <draw:polygon draw:style-name="gr8" draw:text-style-name="P4" draw:layer="layout" svg:width="0.174cm" svg:height="0.17cm" svg:x="8.215cm" svg:y="19.062cm" svg:viewBox="0 0 175 171" draw:points="175,17 158,0 77,72 18,4 0,17 129,171 145,154 90,85">
          <text:p/>
        </draw:polygon>
        <draw:polygon draw:style-name="gr8" draw:text-style-name="P4" draw:layer="layout" svg:width="0.132cm" svg:height="0.2cm" svg:x="8.287cm" svg:y="20.771cm" svg:viewBox="0 0 133 201" draw:points="133,111 133,90 22,90 22,0 0,0 0,201 22,201 22,111">
          <text:p/>
        </draw:polygon>
        <draw:path draw:style-name="gr19" draw:text-style-name="P7" draw:layer="layout" svg:width="0.165cm" svg:height="0.263cm" svg:x="9.018cm" svg:y="18.532cm" svg:viewBox="0 0 166 264" svg:d="M123 42c0 9-5 38-13 60-9 25-43 55-55 55-17 0-22-26-22-47 0-47 30-93 68-93 13 0 22 13 22 25zM80 234c0 9-4 17-17 17h-8c0 0-5 0-5 4v9c0 0 26-5 43-5 13 0 38 5 38 5l4-5v-4c0-4-4-4-4-4h-8c-5-4-13-4-13-17l56-226v-4c0-4-4-4-4-4-5 0-9 0-13 8l-14 13c-8-13-21-17-34-17-42 0-101 43-101 110 0 30 8 60 46 60 17 0 38-9 60-43z">
          <text:p/>
        </draw:path>
        <draw:path draw:style-name="gr19" draw:text-style-name="P7" draw:layer="layout" svg:width="0.119cm" svg:height="0.178cm" svg:x="9.2cm" svg:y="18.583cm" svg:viewBox="0 0 120 179" svg:d="M60 0c-39 0-60 35-60 90 0 59 21 89 60 89 38 0 60-30 60-89 0-55-22-90-60-90zM60 12c26 0 38 27 38 78s-12 76-38 76c-25 0-39-25-39-76s14-78 39-78z">
          <text:p/>
        </draw:path>
        <draw:path draw:style-name="gr8" draw:text-style-name="P4" draw:layer="layout" svg:width="0.165cm" svg:height="0.263cm" svg:x="9.018cm" svg:y="19.855cm" svg:viewBox="0 0 166 264" svg:d="M123 42c0 9-5 39-13 60-9 25-43 55-55 55-17 0-22-26-22-47 0-46 30-93 68-93 13 0 22 13 22 25zM80 234c0 9-4 17-17 17h-8c0 0-5 0-5 4v9c0 0 26-4 43-4 13 0 38 4 38 4l4-4v-5c0-4-4-4-4-4h-8c-5-4-13-4-13-17l56-226v-4c0-4-4-4-4-4-5 0-9 0-13 8l-14 13c-8-13-21-17-34-17-42 0-101 43-101 110 0 30 8 60 46 60 17 0 38-8 60-43z">
          <text:p/>
        </draw:path>
        <draw:polygon draw:style-name="gr8" draw:text-style-name="P4" draw:layer="layout" svg:width="0.094cm" svg:height="0.174cm" svg:x="9.212cm" svg:y="19.906cm" svg:viewBox="0 0 95 175" draw:points="57,0 0,17 0,25 39,21 39,158 39,162 9,166 9,175 95,175 95,166 65,162 65,0">
          <text:p/>
        </draw:polygon>
        <draw:path draw:style-name="gr8" draw:text-style-name="P4" draw:layer="layout" svg:width="0.165cm" svg:height="0.263cm" svg:x="9.018cm" svg:y="20.737cm" svg:viewBox="0 0 166 264" svg:d="M123 43c0 8-5 38-13 60-9 26-43 55-55 55-17 0-22-25-22-46 0-48 30-95 68-95 13 0 22 13 22 26zM80 235c0 8-4 17-17 17h-8c-4 0-4 0-4 4v8c0 0 25-4 42-4 13 0 38 4 38 4l4-4v-4c0-4-4-4-4-4h-8c-5-5-13-5-13-17l52-226c4 0 4-4 4-4 0-5-4-5-4-5-4 0-9 0-13 9l-14 12c-8-8-21-16-34-16-42 0-101 42-101 111 0 29 8 59 46 59 17 0 38-8 60-42z">
          <text:p/>
        </draw:path>
        <draw:path draw:style-name="gr8" draw:text-style-name="P4" draw:layer="layout" svg:width="0.119cm" svg:height="0.178cm" svg:x="9.2cm" svg:y="20.788cm" svg:viewBox="0 0 120 179" svg:d="M26 158c55-48 85-77 85-107 0-29-17-51-51-51s-56 22-56 38c0 9 4 13 13 13 4 0 9 0 14-4v-25c8-5 17-9 21-9 25 0 38 17 38 38 0 34-34 64-90 111v17h120v-42h-13l-4 21z">
          <text:p/>
        </draw:path>
        <draw:polygon draw:style-name="gr8" draw:text-style-name="P4" draw:layer="layout" svg:width="0.161cm" svg:height="0.191cm" svg:x="9.913cm" svg:y="18.795cm" svg:viewBox="0 0 162 192" draw:points="154,153 162,132 59,90 93,8 72,0 0,183 17,192 51,111">
          <text:p/>
        </draw:polygon>
        <draw:polygon draw:style-name="gr8" draw:text-style-name="P4" draw:layer="layout" svg:width="0.17cm" svg:height="0.165cm" svg:x="9.879cm" svg:y="18.18cm" svg:viewBox="0 0 171 166" draw:points="171,17 158,0 73,69 14,0 0,17 124,166 141,153 86,85">
          <text:p/>
        </draw:polygon>
        <draw:polygon draw:style-name="gr8" draw:text-style-name="P4" draw:layer="layout" svg:width="0.131cm" svg:height="0.195cm" svg:x="9.947cm" svg:y="19.889cm" svg:viewBox="0 0 132 196" draw:points="132,110 132,89 21,89 21,0 0,0 0,196 21,196 21,110">
          <text:p/>
        </draw:polygon>
        <draw:path draw:style-name="gr8" draw:text-style-name="P4" draw:layer="layout" svg:width="0.166cm" svg:height="0.263cm" svg:x="10.677cm" svg:y="17.65cm" svg:viewBox="0 0 167 264" svg:d="M127 43c0 8-8 38-17 59-8 26-42 55-55 55-17 0-21-25-21-46 0-47 30-94 68-94 13 0 25 12 25 26zM85 234c-4 8-9 13-21 17h-9c0 0-4 0-4 4v4 5c0 0 30-5 42-5 13 0 44 0 44 0v-8h-6l-4-4c-8 0-17 0-12-13l52-226v-4c0-4-5-4-5-4-4 0-8 0-12 4l-13 17c-10-13-22-21-35-21-43 0-102 47-102 115 0 30 8 59 47 59 17 0 38-8 59-42h4z">
          <text:p/>
        </draw:path>
        <draw:path draw:style-name="gr8" draw:text-style-name="P4" draw:layer="layout" svg:width="0.118cm" svg:height="0.179cm" svg:x="10.86cm" svg:y="17.7cm" svg:viewBox="0 0 119 180" svg:d="M60 0c-39 0-60 36-60 91s21 89 60 89c38 0 59-34 59-89s-21-91-59-91zM60 14c25 0 38 26 38 77 0 50-13 76-38 76-22 0-39-26-39-76 0-51 17-77 39-77z">
          <text:p/>
        </draw:path>
        <draw:path draw:style-name="gr19" draw:text-style-name="P7" draw:layer="layout" svg:width="0.166cm" svg:height="0.259cm" svg:x="10.677cm" svg:y="18.973cm" svg:viewBox="0 0 167 260" svg:d="M127 42c0 5-8 38-17 60-8 21-42 55-55 55-17 0-21-26-21-47 0-46 30-97 68-97 13 0 25 12 25 29zM85 229c-4 13-9 17-21 22h-9c0 0-4 0-4 4v5c0 0 30 0 42 0 13 0 44 0 44 0v-9l-6-5h-4c-8 0-17 0-12-17l52-220c0-5 0-5 0-9h-5c-4 0-8 0-12 4l-13 17c-10-12-22-21-35-21-43 0-102 47-102 114 0 26 8 60 47 60 17 0 38-9 59-43h4z">
          <text:p/>
        </draw:path>
        <draw:polygon draw:style-name="gr19" draw:text-style-name="P7" draw:layer="layout" svg:width="0.094cm" svg:height="0.174cm" svg:x="10.872cm" svg:y="19.024cm" svg:viewBox="0 0 95 175" draw:points="56,0 0,17 0,25 38,21 38,158 38,162 9,166 9,175 95,175 95,166 69,162 65,158 65,0">
          <text:p/>
        </draw:polygon>
        <draw:path draw:style-name="gr8" draw:text-style-name="P4" draw:layer="layout" svg:width="0.166cm" svg:height="0.263cm" svg:x="10.677cm" svg:y="19.855cm" svg:viewBox="0 0 167 264" svg:d="M127 42c0 9-8 39-17 60-8 25-42 55-55 55-17 0-21-25-21-47 0-46 30-93 68-93 13 0 25 13 25 25zM85 235c-4 8-9 12-21 16h-9c0 0-4 0-4 5v4 4c0 0 30-4 42-4 13 0 44 0 44 0v-9h-6l-4-4c-8 0-17 0-12-12l52-226v-5c0-4-5-4-5-4-4 0-8 0-12 4l-13 17c-10-12-22-21-35-21-43 0-102 47-102 115 0 29 8 59 47 59 17 0 38-8 59-42h4z">
          <text:p/>
        </draw:path>
        <draw:path draw:style-name="gr8" draw:text-style-name="P4" draw:layer="layout" svg:width="0.118cm" svg:height="0.174cm" svg:x="10.86cm" svg:y="19.906cm" svg:viewBox="0 0 119 175" svg:d="M25 158c56-47 90-76 90-111 0-26-21-47-55-47-35 0-56 17-56 38 0 9 4 13 12 13 5 0 9 0 13-4v-26c9-4 17-8 26-8 22 0 35 12 35 38 0 35-35 65-90 111v13h119v-43h-12l-5 26z">
          <text:p/>
        </draw:path>
        <draw:polygon draw:style-name="gr8" draw:text-style-name="P4" draw:layer="layout" svg:width="0.161cm" svg:height="0.191cm" svg:x="11.568cm" svg:y="17.913cm" svg:viewBox="0 0 162 192" draw:points="154,153 162,131 60,89 93,8 72,0 0,183 17,192 51,110">
          <text:p/>
        </draw:polygon>
        <draw:polygon draw:style-name="gr8" draw:text-style-name="P4" draw:layer="layout" svg:width="0.17cm" svg:height="0.17cm" svg:x="11.534cm" svg:y="17.293cm" svg:viewBox="0 0 171 171" draw:points="171,17 158,0 73,73 13,5 0,17 125,171 141,158 86,90">
          <text:p/>
        </draw:polygon>
        <draw:polygon draw:style-name="gr8" draw:text-style-name="P4" draw:layer="layout" svg:width="0.132cm" svg:height="0.195cm" svg:x="11.602cm" svg:y="19.011cm" svg:viewBox="0 0 133 196" draw:points="133,111 133,89 22,89 22,0 0,0 0,196 22,196 22,111">
          <text:p/>
        </draw:polygon>
        <draw:path draw:style-name="gr8" draw:text-style-name="P4" draw:layer="layout" svg:width="0.166cm" svg:height="0.263cm" svg:x="12.332cm" svg:y="16.763cm" svg:viewBox="0 0 167 264" svg:d="M129 47c0 4-10 34-18 59-9 21-43 56-56 56-16 0-21-25-21-47 0-47 30-98 68-98 13 0 27 13 27 30zM85 234c-4 13-8 18-21 22h-9c0 0-4 0-4 4v4c0 0 30 0 43 0s43 0 43 0v-8l-4-4h-4c-10 0-18 0-14-18l52-221c0-4 0-4 0-9l-4-4c-5 0-9 4-13 9l-13 17c-8-13-22-22-35-22-42 0-102 47-102 115 0 26 9 60 47 60 17 0 38-8 60-42h4z">
          <text:p/>
        </draw:path>
        <draw:path draw:style-name="gr8" draw:text-style-name="P4" draw:layer="layout" svg:width="0.119cm" svg:height="0.178cm" svg:x="12.515cm" svg:y="16.818cm" svg:viewBox="0 0 120 179" svg:d="M60 0c-35 0-60 31-60 90 0 55 25 89 60 89 38 0 60-34 60-89 0-59-22-90-60-90zM60 14c26 0 38 25 38 76s-12 77-38 77c-22 0-35-26-35-77s13-76 35-76z">
          <text:p/>
        </draw:path>
        <draw:path draw:style-name="gr8" draw:text-style-name="P4" draw:layer="layout" svg:width="0.166cm" svg:height="0.263cm" svg:x="12.332cm" svg:y="18.086cm" svg:viewBox="0 0 167 264" svg:d="M129 47c0 4-10 34-18 55-9 27-43 61-56 61-16 0-21-30-21-52 0-47 30-94 68-94 13 0 27 13 27 30zM85 235c-4 12-8 17-21 17l-9 4h-4v8c0 0 30 0 43 0s43 0 43 0v-8c0-4 0-4-4-4h-4c-10 0-18-5-14-17l52-222c0-4 0-4 0-8 0-5-4-5-4-5-5 0-9 5-13 9l-13 17c-8-13-22-21-35-21-42 0-102 46-102 110 0 31 9 64 47 64 17 0 38-12 60-42h4z">
          <text:p/>
        </draw:path>
        <draw:polygon draw:style-name="gr8" draw:text-style-name="P4" draw:layer="layout" svg:width="0.094cm" svg:height="0.174cm" svg:x="12.527cm" svg:y="18.142cm" svg:viewBox="0 0 95 175" draw:points="56,0 0,12 0,25 43,17 43,158 39,162 9,162 9,175 95,175 95,162 68,162 64,158 64,0">
          <text:p/>
        </draw:polygon>
        <draw:path draw:style-name="gr19" draw:text-style-name="P7" draw:layer="layout" svg:width="0.166cm" svg:height="0.259cm" svg:x="12.332cm" svg:y="18.973cm" svg:viewBox="0 0 167 260" svg:d="M129 42c0 5-10 38-18 60-9 21-43 55-55 55-17 0-22-26-22-47 0-46 30-97 68-97 13 0 27 12 27 29zM85 229c-4 13-8 17-21 22h-8c0 0-4 0-4 4v5c0 0 29 0 42 0s43 0 43 0v-9l-4-5h-4c-10 0-18 0-14-17l52-220c0-5 0-5 0-9h-4c-4 0-9 0-13 4l-13 17c-8-12-22-21-35-21-42 0-102 47-102 114 0 26 9 60 47 60 17 0 38-9 60-43h4z">
          <text:p/>
        </draw:path>
        <draw:path draw:style-name="gr19" draw:text-style-name="P7" draw:layer="layout" svg:width="0.119cm" svg:height="0.174cm" svg:x="12.515cm" svg:y="19.024cm" svg:viewBox="0 0 120 175" svg:d="M25 153c56-42 90-73 90-107 0-29-21-46-55-46-35 0-56 17-56 34 0 8 4 17 17 17 4 0 4-5 9-5v-29c8-4 17-4 26-4 21 0 34 12 34 38 0 34-34 64-90 107v17h120v-43h-13l-4 21z">
          <text:p/>
        </draw:path>
        <draw:polygon draw:style-name="gr8" draw:text-style-name="P4" draw:layer="layout" svg:width="0.17cm" svg:height="0.174cm" svg:x="13.215cm" svg:y="16.623cm" svg:viewBox="0 0 171 175" draw:points="171,26 158,9 69,73 17,0 0,13 111,175 133,162 82,90">
          <text:p/>
        </draw:polygon>
        <draw:polygon draw:style-name="gr8" draw:text-style-name="P4" draw:layer="layout" svg:width="0.131cm" svg:height="0.195cm" svg:x="13.258cm" svg:y="19.011cm" svg:viewBox="0 0 132 196" draw:points="132,111 132,89 21,89 21,0 0,0 0,196 21,196 21,111">
          <text:p/>
        </draw:polygon>
        <draw:path draw:style-name="gr8" draw:text-style-name="P4" draw:layer="layout" svg:width="0.165cm" svg:height="0.263cm" svg:x="13.988cm" svg:y="16.322cm" svg:viewBox="0 0 166 264" svg:d="M128 43c0 8-10 39-18 60-8 25-42 55-55 55-17 0-21-25-21-47 0-46 29-94 68-94 12 0 26 13 26 26zM85 234c-5 9-9 13-22 17h-8c0 0-5 0-5 4v9c0 0 30-4 43-4s43 0 43 0v-9h-4l-4-4c-10 0-18 0-14-13l52-225v-5c0-4-4-4-4-4-4 0-9 0-13 9l-13 12c-8-12-22-21-34-21-43 0-102 47-102 115 0 30 8 60 46 60 17 0 39-8 60-42h4z">
          <text:p/>
        </draw:path>
        <draw:path draw:style-name="gr8" draw:text-style-name="P4" draw:layer="layout" svg:width="0.123cm" svg:height="0.178cm" svg:x="14.17cm" svg:y="16.373cm" svg:viewBox="0 0 124 179" svg:d="M61 0c-35 0-61 34-61 89 0 56 26 90 61 90 38 0 63-34 63-90 0-55-25-89-63-89zM61 13c25 0 38 25 38 76 0 52-13 77-38 77-22 0-35-25-35-77 0-51 13-76 35-76z">
          <text:p/>
        </draw:path>
        <draw:path draw:style-name="gr19" draw:text-style-name="P7" draw:layer="layout" svg:width="0.165cm" svg:height="0.259cm" svg:x="13.988cm" svg:y="18.973cm" svg:viewBox="0 0 166 260" svg:d="M128 42c0 5-10 38-18 60-8 21-42 55-55 55-17 0-21-26-21-47 0-46 29-97 68-97 12 0 26 12 26 29zM85 229c-5 13-9 17-22 22h-8c0 0-4 0-4 4v5c0 0 29 0 42 0s43 0 43 0v-9l-4-5h-4c-10 0-18 0-14-17l52-220c0-5 0-5 0-9h-4c-4 0-8 0-13 4l-13 17c-8-12-22-21-34-21-43 0-102 47-102 114 0 26 8 60 46 60 17 0 39-9 60-43h4z">
          <text:p/>
        </draw:path>
        <draw:path draw:style-name="gr19" draw:text-style-name="P7" draw:layer="layout" svg:width="0.115cm" svg:height="0.178cm" svg:x="14.17cm" svg:y="19.024cm" svg:viewBox="0 0 116 179" svg:d="M73 85c22-9 39-22 39-43 0-25-22-42-51-42-34 0-57 17-57 34 0 8 5 12 13 12 4 0 10 0 14-4v-21c4-8 13-8 21-8 21 0 34 12 34 33 0 22-13 34-38 34-4 0-4-4-9-4v17c9 0 13 0 17 0 21 0 39 13 39 31 0 25-18 42-43 42-8 0-13-4-21-8l-10-21c-4 0-4 0-8 0-9 0-13 4-13 12 0 13 21 30 52 30 38 0 64-26 64-55 0-22-17-39-43-39z">
          <text:p/>
        </draw:path>
        <draw:polygon draw:style-name="gr8" draw:text-style-name="P4" draw:layer="layout" svg:width="0.127cm" svg:height="0.237cm" svg:x="9.599cm" svg:y="15.457cm" svg:viewBox="0 0 128 238" draw:points="42,0 42,13 64,17 68,21 30,217 25,221 0,226 0,238 89,238 89,226 64,221 59,217 97,21 102,17 128,13 128,0">
          <text:p/>
        </draw:polygon>
        <draw:path draw:style-name="gr8" draw:text-style-name="P4" draw:layer="layout" svg:width="0.17cm" svg:height="0.169cm" svg:x="9.726cm" svg:y="15.525cm" svg:viewBox="0 0 171 170" svg:d="M55 0l-55 12v9l30 4-30 145h30l25-119c22-22 39-30 51-30 13 0 17 8 17 21 0 4 0 13 0 25l-17 65c0 9-4 13-4 17 0 17 9 21 26 21 12 0 25-4 43-8v-13c-10 4-14 4-18 4-13 0-21-4-21-17 0-4 4-12 4-21l13-56c4-13 4-21 4-34 0-17-8-25-30-25-17 0-38 12-68 34l9-34z">
          <text:p/>
        </draw:path>
        <draw:path draw:style-name="gr8" draw:text-style-name="P4" draw:layer="layout" svg:width="0.187cm" svg:height="0.246cm" svg:x="9.887cm" svg:y="15.525cm" svg:viewBox="0 0 188 247" svg:d="M86 0l-51 8v9l29 4-38 205-4 4-22 4v13h86v-13l-34-4 12-64c10 4 18 4 27 4 25 0 51-12 68-29 21-21 29-52 29-82 0-38-17-59-42-59-17 0-34 8-55 21l4-21zM69 145l22-107c12-13 25-21 38-21 17 0 30 17 30 42 0 30-9 61-22 73-8 17-21 21-38 21-8 0-21 0-30-8z">
          <text:p/>
        </draw:path>
        <draw:path draw:style-name="gr8" draw:text-style-name="P4" draw:layer="layout" svg:width="0.17cm" svg:height="0.169cm" svg:x="10.104cm" svg:y="15.525cm" svg:viewBox="0 0 171 170" svg:d="M55 0l-55 8v13l30 4-22 95c0 8 0 12 0 21 0 21 13 29 34 29 17 0 39-8 64-25v4c0 17 4 21 22 21 9 0 26 0 43-8v-9c-9 0-13 0-17 0-13 0-21-4-21-12 0-5 4-13 4-21l25-116h-29l-27 128c-17 13-38 21-51 21s-17-8-17-21c0-4 0-12 4-26l22-102z">
          <text:p/>
        </draw:path>
        <draw:path draw:style-name="gr8" draw:text-style-name="P4" draw:layer="layout" svg:width="0.101cm" svg:height="0.203cm" svg:x="10.308cm" svg:y="15.491cm" svg:viewBox="0 0 102 204" svg:d="M42 0l-17 34-25 13v9h21l-21 93c0 13 0 21 0 26 0 21 8 29 30 29 12 0 30-4 56-12v-13c-17 4-26 8-34 8-18 0-22-8-22-21 0-4 0-12 0-17l17-93h55v-18h-50l8-38z">
          <text:p/>
        </draw:path>
        <draw:path draw:style-name="gr8" draw:text-style-name="P4" draw:layer="layout" svg:width="0.149cm" svg:height="0.237cm" svg:x="6.619cm" svg:y="15.894cm" svg:viewBox="0 0 150 238" svg:d="M77 21c17 0 25 13 34 34l-81 103c0-13-4-26-4-39 0-39 12-98 51-98zM77 0c-51 0-77 68-77 124 0 59 30 114 77 114 52 0 73-63 73-119 0-60-26-119-73-119zM120 76c4 17 9 31 9 48 0 42-18 93-52 93-17 0-30-17-39-34z">
          <text:p/>
        </draw:path>
        <draw:path draw:style-name="gr8" draw:text-style-name="P4" draw:layer="layout" svg:width="0.152cm" svg:height="0.237cm" svg:x="8.275cm" svg:y="15.894cm" svg:viewBox="0 0 153 238" svg:d="M77 21c17 0 25 13 34 34l-81 103c0-13-4-26-4-39 0-39 13-98 51-98zM77 0c-51 0-77 68-77 124 0 59 30 114 77 114 51 0 76-63 76-119 0-60-29-119-76-119zM119 76c5 17 9 31 9 48 0 42-17 93-51 93-17 0-30-17-38-34z">
          <text:p/>
        </draw:path>
        <draw:path draw:style-name="gr8" draw:text-style-name="P4" draw:layer="layout" svg:width="0.153cm" svg:height="0.237cm" svg:x="9.934cm" svg:y="15.894cm" svg:viewBox="0 0 154 238" svg:d="M77 21c18 0 30 13 39 34l-81 103c-4-13-8-26-8-39 0-39 12-98 50-98zM77 0c-50 0-77 68-77 124 0 59 31 114 77 114 52 0 77-63 77-119 0-60-30-119-77-119zM124 76c0 17 5 31 5 48 0 42-17 93-52 93-16 0-25-17-33-34z">
          <text:p/>
        </draw:path>
        <draw:path draw:style-name="gr8" draw:text-style-name="P4" draw:layer="layout" svg:width="0.152cm" svg:height="0.237cm" svg:x="11.59cm" svg:y="15.894cm" svg:viewBox="0 0 153 238" svg:d="M77 21c17 0 30 13 38 34l-82 103c-4-13-8-26-8-39 0-39 13-98 52-98zM77 0c-52 0-77 68-77 124 0 59 29 114 77 114 51 0 76-63 76-119 0-60-25-119-76-119zM124 76c0 17 4 31 4 48 0 42-13 93-51 93-17 0-25-17-34-34z">
          <text:p/>
        </draw:path>
        <draw:polygon draw:style-name="gr8" draw:text-style-name="P4" draw:layer="layout" svg:width="0.076cm" svg:height="0.233cm" svg:x="13.262cm" svg:y="15.898cm" svg:viewBox="0 0 77 234" draw:points="77,0 60,0 0,34 5,47 52,34 52,234 77,234">
          <text:p/>
        </draw:polygon>
        <draw:path draw:style-name="gr8" draw:text-style-name="P4" draw:layer="layout" svg:width="0.166cm" svg:height="0.246cm" svg:x="5.783cm" svg:y="21.458cm" svg:viewBox="0 0 167 247" svg:d="M86 0c-52 0-86 43-86 124 0 77 34 123 86 123 51 0 81-46 81-123 0-81-30-124-81-124zM86 17c30 0 51 34 51 107 0 68-21 106-51 106-35 0-52-38-52-106 0-73 17-107 52-107z">
          <text:p/>
        </draw:path>
        <draw:polygon draw:style-name="gr8" draw:text-style-name="P4" draw:layer="layout" svg:width="0.127cm" svg:height="0.242cm" svg:x="7.46cm" svg:y="21.458cm" svg:viewBox="0 0 128 243" draw:points="76,0 0,21 0,39 55,26 55,218 51,222 8,226 8,243 128,243 128,226 89,226 85,218 85,0">
          <text:p/>
        </draw:polygon>
        <draw:path draw:style-name="gr8" draw:text-style-name="P4" draw:layer="layout" svg:width="0.166cm" svg:height="0.242cm" svg:x="9.098cm" svg:y="21.458cm" svg:viewBox="0 0 167 243" svg:d="M38 213c77-63 120-102 120-145 0-42-30-68-72-68-48 0-78 26-78 51 0 9 9 17 22 17 4 0 8 0 17-4v-38c8-5 18-9 30-9 30 0 47 22 47 55 0 48-42 86-124 146v25h167v-59h-17l-5 29z">
          <text:p/>
        </draw:path>
        <draw:path draw:style-name="gr8" draw:text-style-name="P4" draw:layer="layout" svg:width="0.162cm" svg:height="0.242cm" svg:x="10.753cm" svg:y="21.458cm" svg:viewBox="0 0 163 243" svg:d="M98 116c35-10 56-31 56-56 0-39-30-60-73-60-42 0-72 21-72 47 0 13 8 17 17 17 8 0 13 0 17-4v-30c8-9 21-13 34-13 25 0 43 17 43 47s-18 47-56 47c0 0-4 0-9 0v18c9 0 18 0 22 0 34 0 52 16 52 42 0 34-22 59-56 59-9 0-22-4-30-8l-13-30c0-4-4-4-8-4-13 0-22 9-22 17 0 21 30 38 73 38 56 0 90-30 90-68 0-34-26-55-65-59z">
          <text:p/>
        </draw:path>
        <draw:path draw:style-name="gr8" draw:text-style-name="P4" draw:layer="layout" svg:width="0.183cm" svg:height="0.25cm" svg:x="12.404cm" svg:y="21.45cm" svg:viewBox="0 0 184 251" svg:d="M120 0l-120 148v21h116v82h26v-82h42v-21h-42v-148zM116 38v110h-90z">
          <text:p/>
        </draw:path>
        <draw:path draw:style-name="gr8" draw:text-style-name="P4" draw:layer="layout" svg:width="0.157cm" svg:height="0.238cm" svg:x="14.073cm" svg:y="21.458cm" svg:viewBox="0 0 158 239" svg:d="M17 0v115c8 0 21 0 34 0 47 0 73 17 73 51s-22 55-56 55c-8 0-17 0-26-4l-13-30c-4 0-4 0-8 0-13 0-21 9-21 17 0 17 25 35 64 35 55 0 94-35 94-82 0-38-30-63-77-63-13 0-25 0-39 4v-72h103v-26z">
          <text:p/>
        </draw:path>
        <draw:path draw:style-name="gr8" draw:text-style-name="P4" draw:layer="layout" svg:width="0.179cm" svg:height="0.242cm" svg:x="9.696cm" svg:y="21.73cm" svg:viewBox="0 0 180 243" svg:d="M180 8c-21-4-43-8-60-8-55 0-89 34-89 72 0 31 21 43 60 64 25 13 38 17 38 39 0 34-21 51-60 51-12 0-25 0-38-9l-4-4 4-43h-17l-14 60c23 8 44 13 65 13 55 0 98-30 98-73 0-29-21-46-55-59-30-17-47-21-47-48 0-25 25-46 55-46 13 0 21 0 34 4l4 8-4 34h17z">
          <text:p/>
        </draw:path>
        <draw:path draw:style-name="gr8" draw:text-style-name="P4" draw:layer="layout" svg:width="0.102cm" svg:height="0.208cm" svg:x="9.896cm" svg:y="21.764cm" svg:viewBox="0 0 103 209" svg:d="M43 0l-17 38-26 8v13l21-4-17 99c-4 8-4 16-4 21 0 25 8 34 30 34 13 0 30-5 56-17v-9c-17 4-26 4-35 4-17 0-21-4-21-21 0-4 0-8 0-12l17-99h56v-13h-52l9-42z">
          <text:p/>
        </draw:path>
        <draw:path draw:style-name="gr8" draw:text-style-name="P4" draw:layer="layout" svg:width="0.124cm" svg:height="0.174cm" svg:x="10.006cm" svg:y="21.798cm" svg:viewBox="0 0 125 175" svg:d="M31 80c9-42 30-63 51-63 8 0 17 8 17 17 0 25-26 46-68 46zM27 94c63-4 98-27 98-56 0-21-13-38-35-38-17 0-42 12-59 29-22 22-31 51-31 82 0 42 17 64 52 64 26 0 47-9 68-30v-17c-21 17-38 30-55 30-21 0-38-17-38-47 0-4 0-13 0-17z">
          <text:p/>
        </draw:path>
        <draw:path draw:style-name="gr8" draw:text-style-name="P4" draw:layer="layout" svg:width="0.187cm" svg:height="0.25cm" svg:x="10.121cm" svg:y="21.798cm" svg:viewBox="0 0 188 251" svg:d="M86 0l-51 12v9l30 4-39 205-4 4-22 4v13h86v-13l-34-4 13-68c8 4 17 9 25 9 26 0 51-13 68-34 21-21 30-47 30-78 0-38-17-63-43-63-17 0-34 8-55 25l4-25zM69 149l21-111c13-13 26-17 38-17 17 0 30 17 30 42 0 31-8 57-21 73-9 13-21 22-39 22-8 0-21-5-29-9z">
          <text:p/>
        </draw:path>
      </draw:page>
      <draw:page draw:name="page10" draw:style-name="dp1" draw:master-page-name="Padrão">
        <draw:line draw:style-name="gr1" draw:text-style-name="P1" draw:layer="layout" svg:x1="6.181cm" svg:y1="8.701cm" svg:x2="5.621cm" svg:y2="8.701cm">
          <text:p/>
        </draw:line>
        <draw:polygon draw:style-name="gr2" draw:text-style-name="P2" draw:layer="layout" svg:width="0.233cm" svg:height="0.127cm" svg:x="6.181cm" svg:y="8.638cm" svg:viewBox="0 0 234 128" draw:points="234,64 0,0 0,128">
          <text:p/>
        </draw:polygon>
        <draw:polygon draw:style-name="gr3" draw:text-style-name="P1" draw:layer="layout" svg:width="0.233cm" svg:height="0.127cm" svg:x="6.181cm" svg:y="8.638cm" svg:viewBox="0 0 234 128" draw:points="234,64 0,0 0,128">
          <text:p/>
        </draw:polygon>
        <draw:path draw:style-name="gr1" draw:text-style-name="P1" draw:layer="layout" svg:width="0.453cm" svg:height="0.573cm" svg:x="5.102cm" svg:y="7.874cm" svg:viewBox="0 0 454 574" svg:d="M5 356c-26-195 59-356 222-356 225 0 301 310 144 574">
          <text:p/>
        </draw:path>
        <draw:path draw:style-name="gr2" draw:text-style-name="P2" draw:layer="layout" svg:width="0.135cm" svg:height="0.225cm" svg:x="5.048cm" svg:y="8.222cm" svg:viewBox="0 0 136 226" svg:d="M136 226c-21-78-29-154-21-226l-115 17c26 72 72 144 136 209z">
          <text:p/>
        </draw:path>
        <draw:path draw:style-name="gr3" draw:text-style-name="P1" draw:layer="layout" svg:width="0.135cm" svg:height="0.225cm" svg:x="5.048cm" svg:y="8.222cm" svg:viewBox="0 0 136 226" svg:d="M136 226c-21-78-29-154-21-226l-115 17c26 72 72 144 136 209z">
          <text:p/>
        </draw:path>
        <draw:line draw:style-name="gr1" draw:text-style-name="P1" draw:layer="layout" svg:x1="7.557cm" svg:y1="8.701cm" svg:x2="6.996cm" svg:y2="8.701cm">
          <text:p/>
        </draw:line>
        <draw:polygon draw:style-name="gr2" draw:text-style-name="P2" draw:layer="layout" svg:width="0.233cm" svg:height="0.127cm" svg:x="7.557cm" svg:y="8.638cm" svg:viewBox="0 0 234 128" draw:points="234,64 0,0 0,128">
          <text:p/>
        </draw:polygon>
        <draw:polygon draw:style-name="gr3" draw:text-style-name="P1" draw:layer="layout" svg:width="0.233cm" svg:height="0.127cm" svg:x="7.557cm" svg:y="8.638cm" svg:viewBox="0 0 234 128" draw:points="234,64 0,0 0,128">
          <text:p/>
        </draw:polygon>
        <draw:line draw:style-name="gr1" draw:text-style-name="P1" draw:layer="layout" svg:x1="8.932cm" svg:y1="8.701cm" svg:x2="8.372cm" svg:y2="8.701cm">
          <text:p/>
        </draw:line>
        <draw:polygon draw:style-name="gr2" draw:text-style-name="P2" draw:layer="layout" svg:width="0.233cm" svg:height="0.127cm" svg:x="8.932cm" svg:y="8.638cm" svg:viewBox="0 0 234 128" draw:points="234,64 0,0 0,128">
          <text:p/>
        </draw:polygon>
        <draw:polygon draw:style-name="gr3" draw:text-style-name="P1" draw:layer="layout" svg:width="0.233cm" svg:height="0.127cm" svg:x="8.932cm" svg:y="8.638cm" svg:viewBox="0 0 234 128" draw:points="234,64 0,0 0,128">
          <text:p/>
        </draw:polygon>
        <draw:path draw:style-name="gr2" draw:text-style-name="P2" draw:layer="layout" svg:width="0.582cm" svg:height="0.582cm" svg:x="5.039cm" svg:y="8.408cm" svg:viewBox="0 0 583 583" svg:d="M583 294c0-161-133-294-294-294-162 0-289 133-289 294s127 289 289 289c161 0 294-128 294-289z">
          <text:p/>
        </draw:path>
        <draw:path draw:style-name="gr4" draw:text-style-name="P1" draw:layer="layout" svg:width="0.582cm" svg:height="0.582cm" svg:x="5.039cm" svg:y="8.408cm" svg:viewBox="0 0 583 583" svg:d="M583 294c0-161-133-294-294-294-162 0-289 133-289 294s127 289 289 289c161 0 294-128 294-289z">
          <text:p/>
        </draw:path>
        <draw:path draw:style-name="gr2" draw:text-style-name="P2" draw:layer="layout" svg:width="0.581cm" svg:height="0.582cm" svg:x="6.415cm" svg:y="8.408cm" svg:viewBox="0 0 582 583" svg:d="M582 294c0-161-132-294-293-294-162 0-289 133-289 294s127 289 289 289c161 0 293-128 293-289z">
          <text:p/>
        </draw:path>
        <draw:path draw:style-name="gr4" draw:text-style-name="P1" draw:layer="layout" svg:width="0.581cm" svg:height="0.582cm" svg:x="6.415cm" svg:y="8.408cm" svg:viewBox="0 0 582 583" svg:d="M582 294c0-161-132-294-293-294-162 0-289 133-289 294s127 289 289 289c161 0 293-128 293-289z">
          <text:p/>
        </draw:path>
        <draw:path draw:style-name="gr2" draw:text-style-name="P2" draw:layer="layout" svg:width="0.582cm" svg:height="0.582cm" svg:x="7.79cm" svg:y="8.408cm" svg:viewBox="0 0 583 583" svg:d="M583 294c0-161-132-294-293-294-162 0-290 133-290 294s128 289 290 289c161 0 293-128 293-289z">
          <text:p/>
        </draw:path>
        <draw:path draw:style-name="gr4" draw:text-style-name="P1" draw:layer="layout" svg:width="0.582cm" svg:height="0.582cm" svg:x="7.79cm" svg:y="8.408cm" svg:viewBox="0 0 583 583" svg:d="M583 294c0-161-132-294-293-294-162 0-290 133-290 294s128 289 290 289c161 0 293-128 293-289z">
          <text:p/>
        </draw:path>
        <draw:path draw:style-name="gr2" draw:text-style-name="P2" draw:layer="layout" svg:width="0.582cm" svg:height="0.582cm" svg:x="9.165cm" svg:y="8.408cm" svg:viewBox="0 0 583 583" svg:d="M583 294c0-161-132-294-294-294-161 0-289 133-289 294s128 289 289 289c162 0 294-128 294-289z">
          <text:p/>
        </draw:path>
        <draw:path draw:style-name="gr5" draw:text-style-name="P1" draw:layer="layout" svg:width="0.582cm" svg:height="0.582cm" svg:x="9.165cm" svg:y="8.408cm" svg:viewBox="0 0 583 583" svg:d="M583 294c0-161-132-294-294-294-161 0-289 133-289 294s128 289 289 289c162 0 294-128 294-289z">
          <text:p/>
        </draw:path>
        <draw:path draw:style-name="gr6" draw:text-style-name="P1" draw:layer="layout" svg:width="0.582cm" svg:height="0.582cm" svg:x="9.165cm" svg:y="8.408cm" svg:viewBox="0 0 583 583" svg:d="M583 294c0-161-132-294-294-294-161 0-289 133-289 294s128 289 289 289c162 0 294-128 294-289z">
          <text:p/>
        </draw:path>
        <draw:path draw:style-name="gr7" draw:text-style-name="P3" draw:layer="layout" svg:width="0.081cm" svg:height="0.132cm" svg:x="5.977cm" svg:y="8.756cm" svg:viewBox="0 0 82 133" svg:d="M43 13c8 0 12 9 18 17l-44 61c0-10-4-19-4-23 0-21 8-55 30-55zM43 0c-30 0-43 38-43 68 0 31 17 65 43 65s39-38 39-65c0-34-13-68-39-68zM65 43c4 8 4 17 4 25 0 27-8 52-26 52-9 0-17-8-22-17z">
          <text:p/>
        </draw:path>
        <draw:path draw:style-name="gr7" draw:text-style-name="P3" draw:layer="layout" svg:width="0.081cm" svg:height="0.131cm" svg:x="5.187cm" svg:y="7.654cm" svg:viewBox="0 0 82 132" svg:d="M43 13c4 0 14 9 18 17l-44 60c-4-9-4-17-4-26 0-21 9-51 30-51zM39 0c-26 0-39 39-39 69 0 29 17 63 39 63 30 0 43-38 43-68s-13-64-43-64zM65 43c4 9 4 17 4 26 0 25-8 50-30 50-4 0-13-8-17-17z">
          <text:p/>
        </draw:path>
        <draw:path draw:style-name="gr7" draw:text-style-name="P3" draw:layer="layout" svg:width="0.025cm" svg:height="0.055cm" svg:x="5.315cm" svg:y="7.76cm" svg:viewBox="0 0 26 56" svg:d="M26 17c0-5 0-9-4-13 0 0-5-4-9-4-5 0-5 4-9 4 0 4-4 4-4 8 0 5 0 5 4 5 0 4 0 4 4 4v5c5 0 5 0 5 4 0 0 0 5-5 9-4 4-4 8-8 12l4 5c18-13 22-26 22-39z">
          <text:p/>
        </draw:path>
        <draw:polygon draw:style-name="gr7" draw:text-style-name="P3" draw:layer="layout" svg:width="0.042cm" svg:height="0.123cm" svg:x="5.4cm" svg:y="7.658cm" svg:viewBox="0 0 43 124" draw:points="43,0 34,0 0,17 4,21 30,17 30,124 43,124">
          <text:p/>
        </draw:polygon>
        <draw:path draw:style-name="gr7" draw:text-style-name="P3" draw:layer="layout" svg:width="0.08cm" svg:height="0.132cm" svg:x="7.353cm" svg:y="8.756cm" svg:viewBox="0 0 81 133" svg:d="M43 13c9 0 13 9 17 17l-43 61c-4-10-4-19-4-23 0-21 8-55 30-55zM43 0c-30 0-43 38-43 68 0 31 17 65 43 65s38-38 38-65c0-34-12-68-38-68zM64 43c5 8 5 17 5 25 0 27-9 52-26 52-9 0-18-8-22-17z">
          <text:p/>
        </draw:path>
        <draw:polygon draw:style-name="gr7" draw:text-style-name="P3" draw:layer="layout" svg:width="0.042cm" svg:height="0.123cm" svg:x="8.737cm" svg:y="8.761cm" svg:viewBox="0 0 43 124" draw:points="43,0 35,0 0,17 4,21 30,17 30,124 43,124">
          <text:p/>
        </draw:polygon>
        <draw:path draw:style-name="gr8" draw:text-style-name="P4" draw:layer="layout" svg:width="0.145cm" svg:height="0.208cm" svg:x="5.2cm" svg:y="8.595cm" svg:viewBox="0 0 146 209" svg:d="M107 34c0 4-4 30-12 47-9 21-34 46-48 46-13 0-17-21-17-38 0-38 26-76 56-76 13 0 21 8 21 21zM69 183c0 8-4 12-17 16h-5-4v10c0 0 26 0 39 0s34 0 34 0v-10l-9-4c-4 0-8 0-8-8v-4l42-166c5-4 5-8 5-13 0-4-5-4-5-4-4 0-8 0-12 4l-9 13c-8-8-21-13-34-13-34 0-86 34-86 85 0 26 4 51 39 51 17 0 30-8 51-34z">
          <text:p/>
        </draw:path>
        <draw:path draw:style-name="gr8" draw:text-style-name="P4" draw:layer="layout" svg:width="0.102cm" svg:height="0.145cm" svg:x="5.353cm" svg:y="8.633cm" svg:viewBox="0 0 103 146" svg:d="M52 0c-31 0-52 26-52 73s21 73 52 73c30 0 51-26 51-73s-21-73-51-73zM52 13c21 0 30 21 30 60 0 43-9 64-30 64-22 0-31-21-31-64 0-39 9-60 31-60z">
          <text:p/>
        </draw:path>
        <draw:path draw:style-name="gr8" draw:text-style-name="P4" draw:layer="layout" svg:width="0.144cm" svg:height="0.208cm" svg:x="6.576cm" svg:y="8.595cm" svg:viewBox="0 0 145 209" svg:d="M106 34c0 4-9 30-13 47-8 21-34 46-46 46-13 0-18-21-18-38 0-38 26-76 56-76 12 0 21 8 21 21zM68 183c0 8-4 12-17 16h-4-5v10c0 0 26 0 38 0 13 0 34 0 34 0v-10l-8-4c-4 0-13 0-13-8 0 0 4 0 4-4l44-166c0-4 4-8 4-13 0-4-4-4-4-4-4 0-8 0-13 4l-8 13c-10-8-23-13-35-13-34 0-85 34-85 85 0 26 4 51 38 51 17 0 30-8 51-34z">
          <text:p/>
        </draw:path>
        <draw:polygon draw:style-name="gr8" draw:text-style-name="P4" draw:layer="layout" svg:width="0.077cm" svg:height="0.145cm" svg:x="6.741cm" svg:y="8.633cm" svg:viewBox="0 0 78 146" draw:points="47,0 0,13 0,26 34,17 34,133 30,133 5,137 5,146 78,146 78,137 51,137 51,133 51,0">
          <text:p/>
        </draw:polygon>
        <draw:path draw:style-name="gr8" draw:text-style-name="P4" draw:layer="layout" svg:width="0.141cm" svg:height="0.208cm" svg:x="7.951cm" svg:y="8.595cm" svg:viewBox="0 0 142 209" svg:d="M107 34c0 4-8 30-12 47-10 21-39 46-48 46-13 0-17-21-17-38 0-38 21-76 55-76 14 0 22 8 22 21zM68 183c0 8-4 12-17 16h-4c-4 0-4 0-4 0v10c0 0 25 0 34 0 18 0 39 0 39 0v-10l-9-4c-4 0-12 0-12-8v-4l47-166c0-4 0-8 0-13 0-4 0-4 0-4-5 0-9 0-13 4l-13 13c-4-8-17-13-31-13-34 0-85 34-85 85 0 26 5 51 38 51 13 0 30-8 51-34z">
          <text:p/>
        </draw:path>
        <draw:path draw:style-name="gr8" draw:text-style-name="P4" draw:layer="layout" svg:width="0.098cm" svg:height="0.145cm" svg:x="8.104cm" svg:y="8.633cm" svg:viewBox="0 0 99 146" svg:d="M21 129c47-39 74-61 74-86 0-26-18-43-44-43-25 0-47 17-47 30 0 8 5 13 13 13 4 0 9 0 9-5v-21c8-4 12-4 21-4 17 0 25 13 25 30 0 30-25 52-72 90v13h99v-34h-9l-5 17z">
          <text:p/>
        </draw:path>
        <draw:path draw:style-name="gr8" draw:text-style-name="P4" draw:layer="layout" svg:width="0.144cm" svg:height="0.208cm" svg:x="9.323cm" svg:y="8.595cm" svg:viewBox="0 0 145 209" svg:d="M111 34c0 4-9 30-14 47-8 21-38 46-47 46-12 0-21-21-21-38 0-38 26-76 60-76 13 0 22 8 22 21zM72 183c0 8-4 12-17 16h-5c-4 0-4 0-4 0v10c0 0 22 0 34 0 13 0 39 0 39 0v-10h-4l-4-4c-4 0-14 0-14-8v-4l48-166c0-4 0-8 0-13 0-4 0-4-4-4 0 0-5 0-9 4l-13 13c-8-8-17-13-30-13-39 0-89 34-89 85 0 26 8 51 38 51 17 0 34-8 55-34z">
          <text:p/>
        </draw:path>
        <draw:path draw:style-name="gr8" draw:text-style-name="P4" draw:layer="layout" svg:width="0.093cm" svg:height="0.145cm" svg:x="9.48cm" svg:y="8.633cm" svg:viewBox="0 0 94 146" svg:d="M60 73c17-9 30-22 30-35 0-21-17-38-44-38-25 0-42 17-42 30 0 4 4 8 13 8 0 0 4 0 8 0v-21c4-4 13-4 17-4 18 0 31 8 31 25s-13 30-35 30l-4-4v13c4 0 8 0 8 0 22 0 35 9 35 26 0 21-13 34-35 34-4 0-13 0-17-4l-8-17h-4c-9 0-13 4-13 8 0 13 17 22 42 22 31 0 52-17 52-43 0-17-13-30-34-30z">
          <text:p/>
        </draw:path>
        <draw:path draw:style-name="gr8" draw:text-style-name="P4" draw:layer="layout" svg:width="0.213cm" svg:height="0.246cm" svg:x="11.653cm" svg:y="7.196cm" svg:viewBox="0 0 214 247" svg:d="M102 38l73 196h-149zM120 0h-22l-98 238c0 4 0 4 0 9 0 0 5 0 9 0h196c9 0 9 0 9 0 0-5 0-5 0-9z">
          <text:p/>
        </draw:path>
        <draw:path draw:style-name="gr8" draw:text-style-name="P4" draw:layer="layout" svg:width="0.145cm" svg:height="0.229cm" svg:x="12.914cm" svg:y="7.217cm" svg:viewBox="0 0 146 230" svg:d="M72 21c13 0 26 13 34 30l-76 101c-4-12-8-29-8-38 0-38 12-93 50-93zM72 0c-50 0-72 64-72 119s26 111 72 111c52 0 74-65 74-116 0-59-26-114-74-114zM116 72c4 13 4 30 4 47 0 42-14 89-48 89-17 0-29-17-34-34z">
          <text:p/>
        </draw:path>
        <draw:polygon draw:style-name="gr8" draw:text-style-name="P4" draw:layer="layout" svg:width="0.076cm" svg:height="0.225cm" svg:x="14.413cm" svg:y="7.217cm" svg:viewBox="0 0 77 226" draw:points="77,0 59,0 0,29 4,42 51,29 51,226 77,226">
          <text:p/>
        </draw:polygon>
        <draw:line draw:style-name="gr13" draw:text-style-name="P1" draw:layer="layout" svg:x1="12.116cm" svg:y1="7.599cm" svg:x2="15.088cm" svg:y2="7.599cm">
          <text:p/>
        </draw:line>
        <draw:path draw:style-name="gr8" draw:text-style-name="P4" draw:layer="layout" svg:width="0.161cm" svg:height="0.254cm" svg:x="11.526cm" svg:y="7.764cm" svg:viewBox="0 0 162 255" svg:d="M123 42c0 9-8 38-17 56-8 25-38 55-55 55-13 0-17-26-17-47 0-43 25-89 64-89 17 0 25 13 25 25zM81 225c-5 12-9 18-22 18l-4 4c-4 0-4 0-4 0v8c0 0 25 0 38 0 17 0 43 0 43 0v-8c0 0 0-4-5-4h-4c-8 0-17-6-13-18l52-217v-4c0-4-4-4-4-4-4 0-8 0-13 8l-9 13c-13-13-21-17-38-17-39 0-98 42-98 106 0 30 9 60 47 60 17 0 34-9 59-43v4z">
          <text:p/>
        </draw:path>
        <draw:path draw:style-name="gr8" draw:text-style-name="P4" draw:layer="layout" svg:width="0.132cm" svg:height="0.191cm" svg:x="11.704cm" svg:y="7.802cm" svg:viewBox="0 0 133 192" svg:d="M69 0c-42 0-69 34-69 93 0 65 27 99 69 99 39 0 64-34 64-99 0-59-25-93-64-93zM69 13c26 0 39 25 39 80 0 56-13 86-39 86-25 0-42-30-42-86 0-55 17-80 42-80z">
          <text:p/>
        </draw:path>
        <draw:line draw:style-name="gr13" draw:text-style-name="P1" draw:layer="layout" svg:x1="12.108cm" svg:y1="8.078cm" svg:x2="12.108cm" svg:y2="7.59cm">
          <text:p/>
        </draw:line>
        <draw:path draw:style-name="gr8" draw:text-style-name="P4" draw:layer="layout" svg:width="0.119cm" svg:height="0.342cm" svg:x="12.375cm" svg:y="7.664cm" svg:viewBox="0 0 120 343" svg:d="M78 59c0-13 8-43 38-52 4 0 4 0 4-5 0 0-4-4-9 0-29 5-64 27-64 52v68c0 13 0 30-9 34-12 8-25 13-34 13 0 0-4 0-4 4 0 0 4 4 9 4 21 0 33 13 38 30 0 4 0 4 0 17v59c0 13-5 30 17 43 14 8 35 17 47 17 5 0 9 0 9-4 0-5-4-5-4-5-26-8-34-21-38-38 0-4 0-4 0-17v-64c0-12-5-21-19-29-8-9-12-13-21-13 30-9 40-26 40-47z">
          <text:p/>
        </draw:path>
        <draw:path draw:style-name="gr8" draw:text-style-name="P4" draw:layer="layout" svg:width="0.158cm" svg:height="0.254cm" svg:x="12.57cm" svg:y="7.764cm" svg:viewBox="0 0 159 255" svg:d="M120 42c0 9-4 38-12 56-9 25-43 55-57 55-17 0-21-26-21-47 0-43 30-89 69-89 13 0 21 13 21 25zM82 225c-4 12-8 18-22 18l-9 4h-4v8c0 0 31 0 44 0 12 0 38 0 38 0v-8-4h-9c-4 0-12-6-12-18l51-217v-4c0-4-5-4-5-4 0 0-8 0-8 8l-13 13c-9-13-21-17-38-17-39 0-95 42-95 106 0 30 9 60 43 60 17 0 39-9 60-43v4z">
          <text:p/>
        </draw:path>
        <draw:path draw:style-name="gr8" draw:text-style-name="P4" draw:layer="layout" svg:width="0.131cm" svg:height="0.191cm" svg:x="12.745cm" svg:y="7.802cm" svg:viewBox="0 0 132 192" svg:d="M69 0c-43 0-69 34-69 93 0 65 26 99 69 99 38 0 63-34 63-99 0-59-25-93-63-93zM69 13c25 0 38 25 38 80 0 56-13 86-38 86-26 0-43-30-43-86 0-55 17-80 43-80z">
          <text:p/>
        </draw:path>
        <draw:path draw:style-name="gr8" draw:text-style-name="P4" draw:layer="layout" svg:width="0.051cm" svg:height="0.093cm" svg:x="12.927cm" svg:y="7.891cm" svg:viewBox="0 0 52 94" svg:d="M52 38c0-34-22-38-31-38-8 0-21 9-21 21 0 17 13 22 21 22 4 0 4 0 9 0v-5c4 0 8 5 8 9s-8 22-34 39l5 8c12-4 43-29 43-56z">
          <text:p/>
        </draw:path>
        <draw:path draw:style-name="gr8" draw:text-style-name="P4" draw:layer="layout" svg:width="0.158cm" svg:height="0.254cm" svg:x="13.075cm" svg:y="7.764cm" svg:viewBox="0 0 159 255" svg:d="M121 42c0 9-5 38-13 56-9 25-43 55-55 55-13 0-22-26-22-47 0-43 30-89 68-89 13 0 22 13 22 25zM82 225c-4 12-8 18-21 18l-8 4h-5v8h5c0 0 25 0 38 0 12 0 38 0 38 0v-8-4h-8c-5 0-13-6-13-18l51-217v-4c0-4 0-4-5-4 0 0-4 0-8 8l-13 13c-8-13-21-17-34-17-42 0-99 42-99 106 0 30 9 60 44 60 17 0 38-9 59-43v4z">
          <text:p/>
        </draw:path>
        <draw:polygon draw:style-name="gr8" draw:text-style-name="P4" draw:layer="layout" svg:width="0.102cm" svg:height="0.187cm" svg:x="13.267cm" svg:y="7.802cm" svg:viewBox="0 0 103 188" draw:points="60,0 0,17 0,30 43,21 43,171 43,175 8,179 8,188 103,188 103,179 73,175 69,171 69,0">
          <text:p/>
        </draw:polygon>
        <draw:path draw:style-name="gr8" draw:text-style-name="P4" draw:layer="layout" svg:width="0.119cm" svg:height="0.342cm" svg:x="13.475cm" svg:y="7.664cm" svg:viewBox="0 0 120 343" svg:d="M47 59v67c0 21 5 38 39 47-13 0-18 4-26 13-8 8-13 17-13 29v64c0 13 0 13 0 17-4 17-12 30-39 38-4 0-8 0-8 5 0 4 4 4 8 4 17 0 39-9 52-17 17-13 13-30 13-43v-59c0-13 0-13 4-17 4-17 13-30 38-30 5 0 5-4 5-4 0-4 0-4-5-4-8 0-21-5-34-13-4-4-8-21-8-34v-68c0-25-34-47-65-52-4-4-8 0-8 0 0 5 4 5 4 5 31 9 43 39 43 52z">
          <text:p/>
        </draw:path>
        <draw:path draw:style-name="gr8" draw:text-style-name="P4" draw:layer="layout" svg:width="0.119cm" svg:height="0.342cm" svg:x="14.116cm" svg:y="7.664cm" svg:viewBox="0 0 120 343" svg:d="M72 59c0-13 13-43 43-52 0 0 5 0 5-5 0 0-5-4-9 0-31 5-65 27-65 52v68c0 13-4 30-8 34-13 8-25 13-34 13-4 0-4 0-4 4 0 0 0 4 4 4 25 0 38 13 38 30 4 4 4 4 4 17v59c0 13-4 30 13 43 17 8 34 17 52 17 4 0 9 0 9-4 0-5-5-5-9-5-26-8-31-21-39-38 0-4 0-4 0-17v-64c0-12-4-21-13-29-8-9-13-13-25-13 34-9 38-26 38-47z">
          <text:p/>
        </draw:path>
        <draw:path draw:style-name="gr8" draw:text-style-name="P4" draw:layer="layout" svg:width="0.161cm" svg:height="0.254cm" svg:x="14.307cm" svg:y="7.764cm" svg:viewBox="0 0 162 255" svg:d="M124 42c0 9-9 38-17 56-8 25-39 55-56 55-13 0-17-26-17-47 0-43 25-89 65-89 16 0 25 13 25 25zM81 225c0 12-9 18-22 18l-4 4c-4 0-4 0-4 0v8c0 0 25 0 38 0 18 0 43 0 43 0v-8c0 0 0-4-4-4h-4c-9 0-17-6-13-18l51-217v-4c0-4-4-4-4-4-4 0-9 0-13 8l-8 13c-9-13-22-17-38-17-40 0-99 42-99 106 0 30 8 60 46 60 17 0 35-9 61-43v4z">
          <text:p/>
        </draw:path>
        <draw:path draw:style-name="gr8" draw:text-style-name="P4" draw:layer="layout" svg:width="0.132cm" svg:height="0.191cm" svg:x="14.485cm" svg:y="7.802cm" svg:viewBox="0 0 133 192" svg:d="M68 0c-42 0-68 34-68 93 0 65 26 99 68 99 38 0 65-34 65-99 0-59-27-93-65-93zM68 13c26 0 38 25 38 80 0 56-12 86-38 86-25 0-42-30-42-86 0-55 17-80 42-80z">
          <text:p/>
        </draw:path>
        <draw:path draw:style-name="gr8" draw:text-style-name="P4" draw:layer="layout" svg:width="0.119cm" svg:height="0.342cm" svg:x="14.71cm" svg:y="7.664cm" svg:viewBox="0 0 120 343" svg:d="M43 59v67c0 21 8 38 38 47-9 0-13 4-21 13-13 8-17 17-17 29v64c0 13 0 13 0 17-5 17-13 30-39 38-4 0-4 0-4 5 0 4 4 4 9 4 12 0 34-9 46-17 22-13 17-30 17-43v-59c0-13 0-13 0-17 5-17 13-30 39-30 5 0 9-4 9-4 0-4-4-4-4-4-9 0-23-5-35-13-9-4-9-21-9-34v-68c0-25-38-47-63-52-5-4-9 0-9 0 0 5 0 5 4 5 30 9 39 39 39 52z">
          <text:p/>
        </draw:path>
        <draw:path draw:style-name="gr8" draw:text-style-name="P4" draw:layer="layout" svg:width="0.161cm" svg:height="0.254cm" svg:x="11.526cm" svg:y="8.252cm" svg:viewBox="0 0 162 255" svg:d="M123 43c0 9-8 38-17 55-8 26-38 55-55 55-13 0-17-25-17-46 0-43 25-89 64-89 17 0 25 12 25 25zM81 226c-5 12-9 17-22 17l-4 4c-4 0-4 0-4 0v8c0 0 25 0 38 0 17 0 43 0 43 0v-8c0 0 0-4-5-4h-4c-8 0-17-5-13-17l52-217v-4c0-5-4-5-4-5-4 0-8 0-13 9l-9 13c-13-13-21-17-38-17-39 0-98 42-98 106 0 30 9 59 47 59 17 0 34-8 59-42v4z">
          <text:p/>
        </draw:path>
        <draw:polygon draw:style-name="gr8" draw:text-style-name="P4" draw:layer="layout" svg:width="0.098cm" svg:height="0.186cm" svg:x="11.721cm" svg:y="8.29cm" svg:viewBox="0 0 99 187" draw:points="61,0 0,17 0,30 43,21 43,169 38,175 9,179 9,187 99,187 99,179 69,175 69,169 69,0">
          <text:p/>
        </draw:polygon>
        <draw:line draw:style-name="gr13" draw:text-style-name="P1" draw:layer="layout" svg:x1="12.108cm" svg:y1="8.566cm" svg:x2="12.108cm" svg:y2="8.078cm">
          <text:p/>
        </draw:line>
        <draw:path draw:style-name="gr8" draw:text-style-name="P4" draw:layer="layout" svg:width="0.119cm" svg:height="0.339cm" svg:x="12.63cm" svg:y="8.154cm" svg:viewBox="0 0 120 340" svg:d="M73 55c0-13 13-42 43-51h4c0-4-4-4-9-4-30 4-64 26-64 51v68c0 13-5 30-9 35-13 8-25 13-34 13-4 0-4 0-4 4s0 4 4 4c26 0 38 13 38 30 5 4 5 4 5 17v59c0 13-5 30 13 42 17 9 34 17 51 17 5 0 9 0 9-4s-4-4-9-4c-25-4-30-21-38-38 0 0 0-4 0-13v-68c0-13-4-21-13-30-8-8-13-12-26-12 35-9 39-27 39-44z">
          <text:p/>
        </draw:path>
        <draw:path draw:style-name="gr8" draw:text-style-name="P4" draw:layer="layout" svg:width="0.161cm" svg:height="0.254cm" svg:x="12.821cm" svg:y="8.252cm" svg:viewBox="0 0 162 255" svg:d="M123 43c0 9-8 38-17 59-8 22-38 55-55 55-13 0-17-29-17-46 0-47 25-94 64-94 17 0 25 13 25 26zM81 230c-5 8-9 12-22 17h-4c-4 0-4 0-4 4v4c0 0 25 0 38 0 17 0 42 0 42 0v-8l-4-5h-4c-8 0-17 0-13-12l52-221v-4c0-5-4-5-4-5-4 0-9 0-13 9l-8 13c-10-9-22-17-39-17-39 0-98 42-98 106 0 29 8 59 47 59 16 0 34-8 59-38z">
          <text:p/>
        </draw:path>
        <draw:path draw:style-name="gr8" draw:text-style-name="P4" draw:layer="layout" svg:width="0.128cm" svg:height="0.186cm" svg:x="12.999cm" svg:y="8.29cm" svg:viewBox="0 0 129 187" svg:d="M31 165c59-47 93-80 93-114 0-30-21-51-59-51-34 0-56 17-56 38 0 8 4 17 13 17 5 0 9-4 13-4v-30c9-4 17-8 26-8 21 0 38 17 38 42 0 38-34 68-99 114v18h129v-43h-9l-8 21z">
          <text:p/>
        </draw:path>
        <draw:path draw:style-name="gr8" draw:text-style-name="P4" draw:layer="layout" svg:width="0.119cm" svg:height="0.339cm" svg:x="13.224cm" svg:y="8.154cm" svg:viewBox="0 0 120 340" svg:d="M43 55v72c0 17 9 35 39 44-9 0-13 4-21 12-13 9-18 17-18 30v68c0 9 0 13 0 13-5 17-13 34-39 38-4 0-4 0-4 4s4 4 9 4c12 0 34-8 47-17 22-12 17-29 17-42v-59c0-13 0-13 0-17 5-17 13-30 39-30 4 0 8 0 8-4s-4-4-4-4c-9 0-21-5-38-13-5-5-5-22-5-35v-68c0-25-39-47-64-51-5 0-9 0-9 4h4c30 9 39 38 39 51z">
          <text:p/>
        </draw:path>
        <draw:path draw:style-name="gr8" draw:text-style-name="P4" draw:layer="layout" svg:width="0.119cm" svg:height="0.339cm" svg:x="14.29cm" svg:y="8.154cm" svg:viewBox="0 0 120 340" svg:d="M77 55c0-13 9-42 39-51 4 0 4 0 4 0 0-4 0-4-4-4-30 4-64 26-68 51v68c0 13 0 30-5 35-18 8-30 13-39 13 0 0-4 0-4 4s4 4 8 4c26 0 34 13 40 30 0 4 0 4 0 17v59c0 13 0 30 16 42 13 9 35 17 52 17 4 0 4 0 4-4s0-4-4-4c-26-4-35-21-39-38 0 0 0-4 0-13v-68c0-13-4-21-17-30-8-8-8-12-22-12 31-9 39-27 39-44z">
          <text:p/>
        </draw:path>
        <draw:path draw:style-name="gr8" draw:text-style-name="P4" draw:layer="layout" svg:width="0.119cm" svg:height="0.339cm" svg:x="14.532cm" svg:y="8.154cm" svg:viewBox="0 0 120 340" svg:d="M48 55v72c0 17 4 35 33 44-8 0-12 4-21 12-12 9-12 17-12 30v68c0 9 0 13 0 13-9 17-14 34-40 38-4 0-8 0-8 4s4 4 8 4c13 0 35-8 52-17 17-12 13-29 13-42v-59c0-13 0-13 0-17 4-17 17-30 42-30 5 0 5 0 5-4s0-4-5-4c-8 0-21-5-34-13-4-5-8-22-8-35v-68c0-25-34-47-65-51-4 0-8 0-8 4h4c30 9 44 38 44 51z">
          <text:p/>
        </draw:path>
        <draw:path draw:style-name="gr8" draw:text-style-name="P4" draw:layer="layout" svg:width="0.161cm" svg:height="0.255cm" svg:x="11.526cm" svg:y="8.739cm" svg:viewBox="0 0 162 256" svg:d="M123 44c0 8-8 38-17 59-8 21-38 55-55 55-13 0-17-25-17-46 0-47 25-95 64-95 17 0 25 14 25 27zM81 230c-5 9-9 13-22 17h-4c-4 0-4 0-4 5v4c0 0 25 0 38 0 17 0 43 0 43 0v-9h-5l-4-4c-8 0-17 0-13-13l52-221v-4c0-5-4-5-4-5-4 0-8 0-13 9l-9 18c-13-14-21-22-38-22-39 0-98 43-98 111 0 25 9 55 47 55 17 0 34-8 59-38z">
          <text:p/>
        </draw:path>
        <draw:path draw:style-name="gr8" draw:text-style-name="P4" draw:layer="layout" svg:width="0.128cm" svg:height="0.19cm" svg:x="11.704cm" svg:y="8.778cm" svg:viewBox="0 0 129 191" svg:d="M30 166c61-47 94-76 94-116 0-29-21-50-59-50-35 0-56 21-56 38 0 8 4 17 13 17 4 0 8-5 12-5v-29c10-5 18-9 27-9 21 0 38 17 38 43 0 39-34 69-99 115v21h129v-46h-9l-8 21z">
          <text:p/>
        </draw:path>
        <draw:line draw:style-name="gr13" draw:text-style-name="P1" draw:layer="layout" svg:x1="12.108cm" svg:y1="9.053cm" svg:x2="12.108cm" svg:y2="8.566cm">
          <text:p/>
        </draw:line>
        <draw:path draw:style-name="gr8" draw:text-style-name="P4" draw:layer="layout" svg:width="0.119cm" svg:height="0.339cm" svg:x="12.804cm" svg:y="8.642cm" svg:viewBox="0 0 120 340" svg:d="M76 56c0-13 9-43 40-47 4-4 4-4 4-4 0-5 0-5-4-5-31 5-65 26-69 52v68c0 12 0 33-5 33-17 13-29 13-38 13 0 0-4 0-4 4 0 5 4 5 9 5 25 0 33 12 38 30 0 4 0 4 0 16v60c0 12 0 29 17 42 12 13 34 17 52 17 4 0 4 0 4-4s0-4-4-4c-27-5-36-17-40-39v-12-64c0-17-4-21-17-34-8-8-8-13-21-13 30-8 38-25 38-42z">
          <text:p/>
        </draw:path>
        <draw:path draw:style-name="gr8" draw:text-style-name="P4" draw:layer="layout" svg:width="0.119cm" svg:height="0.339cm" svg:x="13.046cm" svg:y="8.642cm" svg:viewBox="0 0 120 340" svg:d="M47 56v72c0 17 4 34 34 42-9 0-13 5-22 13-12 13-12 17-12 34v64c0 12 0 12-5 12-4 22-8 34-34 39-4 0-8 0-8 4s4 4 8 4c13 0 34-4 51-17s13-30 13-42v-60c0-12 0-12 0-16 4-18 17-30 43-30 0 0 5 0 5-5 0-4 0-4-5-4-9 0-22 0-34-13-5 0-9-21-9-33v-68c0-26-34-47-64-52-4 0-8 0-8 5 0 0 4 0 4 4 30 4 43 34 43 47z">
          <text:p/>
        </draw:path>
        <draw:path draw:style-name="gr8" draw:text-style-name="P4" draw:layer="layout" svg:width="0.119cm" svg:height="0.339cm" svg:x="14.116cm" svg:y="8.642cm" svg:viewBox="0 0 120 340" svg:d="M72 56c0-13 13-43 43-47 0-4 5-4 5-4 0-5-5-5-9-5-31 5-65 26-65 52v68c0 12-4 33-8 33-13 13-25 13-34 13-4 0-4 0-4 4 0 5 0 5 4 5 25 0 38 12 42 30 0 4 0 4 0 16v60c0 12-4 29 13 42s38 17 52 17c4 0 9 0 9-4s-5-4-9-4c-26-5-31-17-39-39v-12-64c0-17-4-21-13-34-8-8-13-13-21-13 30-8 34-25 34-42z">
          <text:p/>
        </draw:path>
        <draw:path draw:style-name="gr8" draw:text-style-name="P4" draw:layer="layout" svg:width="0.161cm" svg:height="0.255cm" svg:x="14.307cm" svg:y="8.739cm" svg:viewBox="0 0 162 256" svg:d="M124 44c0 8-9 38-17 59s-39 55-56 55c-13 0-17-25-17-46 0-47 25-95 65-95 16 0 25 14 25 27zM81 230c0 9-9 13-22 17h-4c-4 0-4 0-4 5v4c0 0 25 0 38 0 18 0 43 0 43 0v-9h-4l-4-4c-9 0-17 0-13-13l51-221v-4c0-5-4-5-4-5-4 0-9 0-13 9l-8 18c-9-14-22-22-38-22-40 0-99 43-99 111 0 25 8 55 46 55 17 0 35-8 61-38z">
          <text:p/>
        </draw:path>
        <draw:path draw:style-name="gr8" draw:text-style-name="P4" draw:layer="layout" svg:width="0.127cm" svg:height="0.19cm" svg:x="14.485cm" svg:y="8.778cm" svg:viewBox="0 0 128 191" svg:d="M77 90c30-5 43-21 43-44 0-30-21-46-55-46-35 0-61 16-61 38 0 8 9 12 17 12 5 0 9 0 9-4v-25c8-5 17-9 30-9 22 0 35 17 35 38 0 23-18 35-44 35-4 0-4 0-8 0v17c8 0 13 0 17 0 26 0 43 13 43 34 0 26-21 43-47 43-9 0-13 0-22-5l-8-25c-5 0-9 0-9 0-8 0-17 4-17 13 0 12 21 29 56 29 43 0 72-25 72-55 0-25-21-42-51-46z">
          <text:p/>
        </draw:path>
        <draw:path draw:style-name="gr8" draw:text-style-name="P4" draw:layer="layout" svg:width="0.119cm" svg:height="0.339cm" svg:x="14.71cm" svg:y="8.642cm" svg:viewBox="0 0 120 340" svg:d="M43 56v72c0 17 8 34 38 42-9 0-13 5-21 13-13 13-17 17-17 34v64c0 12 0 12 0 12-5 22-13 34-39 39-4 0-4 0-4 4s4 4 9 4c12 0 34-4 46-17 22-13 17-30 17-42v-60c0-12 0-12 0-16 5-18 13-30 39-30 5 0 9 0 9-5 0-4-4-4-4-4-9 0-23 0-35-13-9 0-9-21-9-33v-68c0-26-38-47-63-52-5 0-9 0-9 5l4 4c30 4 39 34 39 47z">
          <text:p/>
        </draw:path>
        <draw:polygon draw:style-name="gr8" draw:text-style-name="P4" draw:layer="layout" svg:width="0.158cm" svg:height="0.157cm" svg:x="11.148cm" svg:y="9.24cm" svg:viewBox="0 0 159 158" draw:points="159,86 159,69 86,69 86,0 69,0 69,69 0,69 0,86 69,86 69,158 86,158 86,86">
          <text:p/>
        </draw:polygon>
        <draw:path draw:style-name="gr8" draw:text-style-name="P4" draw:layer="layout" svg:width="0.161cm" svg:height="0.259cm" svg:x="11.526cm" svg:y="9.227cm" svg:viewBox="0 0 162 260" svg:d="M123 47c0 4-8 34-17 55-8 21-38 55-55 55-13 0-17-25-17-47 0-46 25-93 64-93 17 0 25 13 25 30zM81 230c-5 9-9 13-22 17h-4c-4 0-4 0-4 4v5 4c0 0 25-4 38-4 17 0 43 0 43 0v-9h-5l-4-4c-8 0-17 0-13-13l52-217c0-4 0-4 0-9l-4-4c-4 0-8 4-13 9l-9 16c-13-12-21-21-38-21-39 0-98 47-98 111 0 25 9 59 47 59 17 0 34-13 59-42z">
          <text:p/>
        </draw:path>
        <draw:path draw:style-name="gr8" draw:text-style-name="P4" draw:layer="layout" svg:width="0.128cm" svg:height="0.191cm" svg:x="11.704cm" svg:y="9.265cm" svg:viewBox="0 0 129 192" svg:d="M78 94c30-9 42-26 42-47 0-30-21-47-55-47-35 0-60 17-60 39 0 8 8 12 17 12 4 0 8 0 8-4v-25c10-5 18-9 31-9 21 0 34 17 34 38s-17 34-43 34c-4 0-4 0-8 0v17c8 0 12 0 17 0 25 0 42 13 42 34 0 27-21 43-47 43-8 0-12 0-22-4l-8-25c-4 0-9 0-9 0-8 0-17 4-17 13 0 16 22 29 56 29 43 0 73-25 73-56 0-26-21-42-51-42z">
          <text:p/>
        </draw:path>
        <draw:line draw:style-name="gr13" draw:text-style-name="P1" draw:layer="layout" svg:x1="12.108cm" svg:y1="9.541cm" svg:x2="12.108cm" svg:y2="9.053cm">
          <text:p/>
        </draw:line>
        <draw:path draw:style-name="gr8" draw:text-style-name="P4" draw:layer="layout" svg:width="0.119cm" svg:height="0.339cm" svg:x="12.804cm" svg:y="9.13cm" svg:viewBox="0 0 120 340" svg:d="M76 55c0-13 9-43 40-47 4-4 4-4 4-4 0-4 0-4-4-4-31 4-65 29-69 50v68c0 13 0 34-5 34-17 13-29 13-38 13 0 0-4 0-4 4 0 5 4 5 9 5 25 0 33 12 38 30 0 4 0 4 0 17v60c0 12 0 29 17 42 12 13 34 17 52 17 4 0 4 0 4-4 0-5 0-5-4-5-27-4-36-17-40-38v-12-64c0-17-4-21-17-35-8-8-8-8-21-13 30-8 38-25 38-42z">
          <text:p/>
        </draw:path>
        <draw:path draw:style-name="gr8" draw:text-style-name="P4" draw:layer="layout" svg:width="0.119cm" svg:height="0.339cm" svg:x="13.046cm" svg:y="9.13cm" svg:viewBox="0 0 120 340" svg:d="M47 55v72c0 17 4 34 34 42-9 5-13 5-22 13-12 14-12 18-12 35v64c0 12 0 12-5 12-4 21-8 34-34 38-4 0-8 0-8 5 0 4 4 4 8 4 13 0 34-4 51-17s13-30 13-42v-60c0-13 0-13 0-17 4-18 17-30 43-30 0 0 5 0 5-5 0-4 0-4-5-4-9 0-22 0-34-13-5 0-9-21-9-34v-68c0-21-34-46-64-50-4 0-8 0-8 4 0 0 4 0 4 4 30 4 43 34 43 47z">
          <text:p/>
        </draw:path>
        <draw:path draw:style-name="gr8" draw:text-style-name="P4" draw:layer="layout" svg:width="0.115cm" svg:height="0.339cm" svg:x="14.294cm" svg:y="9.13cm" svg:viewBox="0 0 116 340" svg:d="M73 55c0-13 9-43 43-47 0-4 0-4 0-4 0-4 0-4-4-4-30 4-64 29-68 50v68c0 13 0 34-5 34-12 13-29 13-39 13v4c0 5 0 5 4 5 27 0 35 12 40 30 0 4 0 4 0 17v60c0 12 0 29 16 42 13 13 35 17 52 17 4 0 4 0 4-4 0-5 0-5-4-5-26-4-35-17-39-38v-12-64c0-17-4-21-17-35-8-8-8-8-21-13 30-8 38-25 38-42z">
          <text:p/>
        </draw:path>
        <draw:path draw:style-name="gr8" draw:text-style-name="P4" draw:layer="layout" svg:width="0.119cm" svg:height="0.339cm" svg:x="14.532cm" svg:y="9.13cm" svg:viewBox="0 0 120 340" svg:d="M48 55v72c0 17 4 34 33 42-8 5-12 5-21 13-12 14-12 18-12 35v64c0 12 0 12 0 12-9 21-14 34-40 38-4 0-8 0-8 5 0 4 4 4 8 4 13 0 35-4 52-17s13-30 13-42v-60c0-13 0-13 0-17 4-18 17-30 42-30 0 0 5 0 5-5 0-4 0-4-5-4-8 0-21 0-34-13-4 0-8-21-8-34v-68c0-21-34-46-65-50-4 0-8 0-8 4 0 0 4 0 4 4 30 4 44 34 44 47z">
          <text:p/>
        </draw:path>
      </draw:page>
      <draw:page draw:name="page11" draw:style-name="dp1" draw:master-page-name="Padrão">
        <draw:path draw:style-name="gr1" draw:text-style-name="P1" draw:layer="layout" svg:width="0.573cm" svg:height="0.452cm" svg:x="9.411cm" svg:y="2.666cm" svg:viewBox="0 0 574 453" svg:d="M356 448c-195 26-356-59-356-220 0-226 305-303 574-145">
          <text:p/>
        </draw:path>
        <draw:path draw:style-name="gr2" draw:text-style-name="P2" draw:layer="layout" svg:width="0.225cm" svg:height="0.136cm" svg:x="9.759cm" svg:y="3.037cm" svg:viewBox="0 0 226 137" svg:d="M226 0c-78 22-158 31-226 22l12 115c77-26 149-73 214-137z">
          <text:p/>
        </draw:path>
        <draw:path draw:style-name="gr3" draw:text-style-name="P1" draw:layer="layout" svg:width="0.225cm" svg:height="0.136cm" svg:x="9.759cm" svg:y="3.037cm" svg:viewBox="0 0 226 137" svg:d="M226 0c-78 22-158 31-226 22l12 115c77-26 149-73 214-137z">
          <text:p/>
        </draw:path>
        <draw:line draw:style-name="gr1" draw:text-style-name="P1" draw:layer="layout" svg:x1="11.088cm" svg:y1="2.893cm" svg:x2="10.527cm" svg:y2="2.893cm">
          <text:p/>
        </draw:line>
        <draw:polygon draw:style-name="gr2" draw:text-style-name="P2" draw:layer="layout" svg:width="0.233cm" svg:height="0.127cm" svg:x="11.088cm" svg:y="2.829cm" svg:viewBox="0 0 234 128" draw:points="234,64 0,0 0,128">
          <text:p/>
        </draw:polygon>
        <draw:polygon draw:style-name="gr3" draw:text-style-name="P1" draw:layer="layout" svg:width="0.233cm" svg:height="0.127cm" svg:x="11.088cm" svg:y="2.829cm" svg:viewBox="0 0 234 128" draw:points="234,64 0,0 0,128">
          <text:p/>
        </draw:polygon>
        <draw:line draw:style-name="gr1" draw:text-style-name="P1" draw:layer="layout" svg:x1="10.239cm" svg:y1="3.605cm" svg:x2="10.239cm" svg:y2="3.181cm">
          <text:p/>
        </draw:line>
        <draw:polygon draw:style-name="gr2" draw:text-style-name="P2" draw:layer="layout" svg:width="0.127cm" svg:height="0.234cm" svg:x="10.175cm" svg:y="3.605cm" svg:viewBox="0 0 128 235" draw:points="64,235 128,0 0,0">
          <text:p/>
        </draw:polygon>
        <draw:polygon draw:style-name="gr3" draw:text-style-name="P1" draw:layer="layout" svg:width="0.127cm" svg:height="0.234cm" svg:x="10.175cm" svg:y="3.605cm" svg:viewBox="0 0 128 235" draw:points="64,235 128,0 0,0">
          <text:p/>
        </draw:polygon>
        <draw:line draw:style-name="gr1" draw:text-style-name="P1" draw:layer="layout" svg:x1="11.614cm" svg:y1="3.605cm" svg:x2="11.614cm" svg:y2="3.181cm">
          <text:p/>
        </draw:line>
        <draw:polygon draw:style-name="gr2" draw:text-style-name="P2" draw:layer="layout" svg:width="0.128cm" svg:height="0.234cm" svg:x="11.55cm" svg:y="3.605cm" svg:viewBox="0 0 129 235" draw:points="65,235 129,0 0,0">
          <text:p/>
        </draw:polygon>
        <draw:polygon draw:style-name="gr3" draw:text-style-name="P1" draw:layer="layout" svg:width="0.128cm" svg:height="0.234cm" svg:x="11.55cm" svg:y="3.605cm" svg:viewBox="0 0 129 235" draw:points="65,235 129,0 0,0">
          <text:p/>
        </draw:polygon>
        <draw:line draw:style-name="gr1" draw:text-style-name="P1" draw:layer="layout" svg:x1="11.088cm" svg:y1="4.131cm" svg:x2="10.527cm" svg:y2="4.131cm">
          <text:p/>
        </draw:line>
        <draw:polygon draw:style-name="gr2" draw:text-style-name="P2" draw:layer="layout" svg:width="0.233cm" svg:height="0.124cm" svg:x="11.088cm" svg:y="4.067cm" svg:viewBox="0 0 234 125" draw:points="234,64 0,0 0,125">
          <text:p/>
        </draw:polygon>
        <draw:polygon draw:style-name="gr3" draw:text-style-name="P1" draw:layer="layout" svg:width="0.233cm" svg:height="0.124cm" svg:x="11.088cm" svg:y="4.067cm" svg:viewBox="0 0 234 125" draw:points="234,64 0,0 0,125">
          <text:p/>
        </draw:polygon>
        <draw:path draw:style-name="gr1" draw:text-style-name="P1" draw:layer="layout" svg:width="0.578cm" svg:height="0.453cm" svg:x="11.864cm" svg:y="3.902cm" svg:viewBox="0 0 579 454" svg:d="M221 4c191-25 358 60 358 225 0 222-311 298-579 145">
          <text:p/>
        </draw:path>
        <draw:path draw:style-name="gr2" draw:text-style-name="P2" draw:layer="layout" svg:width="0.23cm" svg:height="0.136cm" svg:x="11.864cm" svg:y="3.847cm" svg:viewBox="0 0 231 137" svg:d="M0 137c81-21 159-26 231-17l-17-120c-72 31-146 73-214 137z">
          <text:p/>
        </draw:path>
        <draw:path draw:style-name="gr3" draw:text-style-name="P1" draw:layer="layout" svg:width="0.23cm" svg:height="0.136cm" svg:x="11.864cm" svg:y="3.847cm" svg:viewBox="0 0 231 137" svg:d="M0 137c81-21 159-26 231-17l-17-120c-72 31-146 73-214 137z">
          <text:p/>
        </draw:path>
        <draw:path draw:style-name="gr2" draw:text-style-name="P2" draw:layer="layout" svg:width="0.582cm" svg:height="0.581cm" svg:x="9.945cm" svg:y="2.6cm" svg:viewBox="0 0 583 582" svg:d="M583 294c0-161-127-294-288-294-163 0-295 133-295 294s132 288 295 288c161 0 288-127 288-288z">
          <text:p/>
        </draw:path>
        <draw:path draw:style-name="gr4" draw:text-style-name="P1" draw:layer="layout" svg:width="0.582cm" svg:height="0.581cm" svg:x="9.945cm" svg:y="2.6cm" svg:viewBox="0 0 583 582" svg:d="M583 294c0-161-127-294-288-294-163 0-295 133-295 294s132 288 295 288c161 0 288-127 288-288z">
          <text:p/>
        </draw:path>
        <draw:path draw:style-name="gr2" draw:text-style-name="P2" draw:layer="layout" svg:width="0.582cm" svg:height="0.581cm" svg:x="11.321cm" svg:y="2.6cm" svg:viewBox="0 0 583 582" svg:d="M583 294c0-161-129-294-290-294s-293 133-293 294 132 288 293 288 290-127 290-288z">
          <text:p/>
        </draw:path>
        <draw:path draw:style-name="gr4" draw:text-style-name="P1" draw:layer="layout" svg:width="0.582cm" svg:height="0.581cm" svg:x="11.321cm" svg:y="2.6cm" svg:viewBox="0 0 583 582" svg:d="M583 294c0-161-129-294-290-294s-293 133-293 294 132 288 293 288 290-127 290-288z">
          <text:p/>
        </draw:path>
        <draw:path draw:style-name="gr2" draw:text-style-name="P2" draw:layer="layout" svg:width="0.582cm" svg:height="0.581cm" svg:x="9.945cm" svg:y="3.839cm" svg:viewBox="0 0 583 582" svg:d="M583 293c0-161-127-293-288-293-163 0-295 132-295 293 0 157 132 289 295 289 161 0 288-132 288-289z">
          <text:p/>
        </draw:path>
        <draw:path draw:style-name="gr4" draw:text-style-name="P1" draw:layer="layout" svg:width="0.582cm" svg:height="0.581cm" svg:x="9.945cm" svg:y="3.839cm" svg:viewBox="0 0 583 582" svg:d="M583 293c0-161-127-293-288-293-163 0-295 132-295 293 0 157 132 289 295 289 161 0 288-132 288-289z">
          <text:p/>
        </draw:path>
        <draw:path draw:style-name="gr2" draw:text-style-name="P2" draw:layer="layout" svg:width="0.582cm" svg:height="0.581cm" svg:x="11.321cm" svg:y="3.839cm" svg:viewBox="0 0 583 582" svg:d="M583 293c0-161-129-293-290-293s-293 132-293 293c0 157 132 289 293 289s290-132 290-289z">
          <text:p/>
        </draw:path>
        <draw:path draw:style-name="gr5" draw:text-style-name="P1" draw:layer="layout" svg:width="0.582cm" svg:height="0.581cm" svg:x="11.321cm" svg:y="3.839cm" svg:viewBox="0 0 583 582" svg:d="M583 293c0-161-129-293-290-293s-293 132-293 293c0 157 132 289 293 289s290-132 290-289z">
          <text:p/>
        </draw:path>
        <draw:path draw:style-name="gr6" draw:text-style-name="P1" draw:layer="layout" svg:width="0.582cm" svg:height="0.581cm" svg:x="11.321cm" svg:y="3.839cm" svg:viewBox="0 0 583 582" svg:d="M583 293c0-161-129-293-290-293s-293 132-293 293c0 157 132 289 293 289s290-132 290-289z">
          <text:p/>
        </draw:path>
        <draw:path draw:style-name="gr7" draw:text-style-name="P3" draw:layer="layout" svg:width="0.081cm" svg:height="0.098cm" svg:x="9.058cm" svg:y="2.846cm" svg:viewBox="0 0 82 99" svg:d="M9 13l8 8c9-4 17-8 26-8 8 0 13 0 18 4 4 4 4 9 4 22h-18c-13 0-26 4-34 9-8 8-13 12-13 25 0 0 5 4 5 9 0 4 4 4 4 8 4 0 8 4 12 4 5 0 9 5 13 5 13 0 22-5 35-13v8h13v-55c0-13-4-26-13-31-4-4-13-8-26-8s-26 4-34 13zM69 52v4c0 4-4 9-4 13 0 0 0 4-4 4 0 4 0 4-5 9-5 0-5 0-9 4-4 0-9 0-13 0s-8 0-13-4c-4-5-4-9-4-13v-4c0-5 4-5 4-9 5 0 9 0 13-4 4 0 13 0 17 0 5 0 5 0 10 0h4z">
          <text:p/>
        </draw:path>
        <draw:path draw:style-name="gr7" draw:text-style-name="P3" draw:layer="layout" svg:width="0.029cm" svg:height="0.055cm" svg:x="9.186cm" svg:y="2.918cm" svg:viewBox="0 0 30 56" svg:d="M30 17c0-4 0-8-4-13-4 0-8-4-8-4-5 0-9 4-9 4-4 5-4 5-4 9v4l4 5 4 5v4c0 0 0 4-4 8 0 4-4 9-9 13l9 4c13-13 21-25 21-39z">
          <text:p/>
        </draw:path>
        <draw:path draw:style-name="gr7" draw:text-style-name="P3" draw:layer="layout" svg:width="0.081cm" svg:height="0.136cm" svg:x="9.266cm" svg:y="2.808cm" svg:viewBox="0 0 82 137" svg:d="M0 0v132h14l4-12c0 4 4 8 13 12 4 0 8 5 13 5 4 0 8-5 17-5 4-4 8-4 8-8 5-4 9-9 9-17 4-5 4-14 4-22 0-9 0-13 0-21-4-5-8-9-8-13-5-5-9-9-13-9-4-4-9-4-17-4-5 0-9 0-13 4s-9 9-13 13v-51c0-4 0-4 0-4zM27 120l-5-5c0-4 0-4-4-8 0 0 0-5 0-10 0-4 0-8 0-12 0-13 0-17 0-21 4-5 4-9 9-9 4-4 8-4 12-4 9 0 18 4 22 8 4 9 8 17 8 30 0 4 0 13-4 18 0 4-4 4-4 8-4 5-9 5-13 5 0 0-4 4-9 4 0 0-4 0-4-4-4 0-4 0-8 0z">
          <text:p/>
        </draw:path>
        <draw:path draw:style-name="gr7" draw:text-style-name="P3" draw:layer="layout" svg:width="0.076cm" svg:height="0.097cm" svg:x="10.884cm" svg:y="2.948cm" svg:viewBox="0 0 77 98" svg:d="M8 12l9 9c4-4 13-9 25-9 10 0 14 0 18 5 4 4 4 12 4 22v4h-17c-13 0-26 0-34 9-9 4-13 13-13 21 0 4 0 4 4 8 0 5 0 5 4 9 5 4 5 4 9 4 4 4 8 4 13 4 12 0 26-4 34-12v8h13v-55c0-14 0-22-8-31-5-4-13-8-27-8-12 0-25 4-34 12zM64 52v8c0 5 0 9 0 9 0 4-4 4-4 4 0 4-4 4-4 8-4 0-9 5-9 5-5 0-9 0-13 0s-9 0-13-5c-4-4-4-4-4-8s0-8 0-8c0-5 4-5 4-9 4 0 9 0 13-4 4 0 8 0 18 0h4z">
          <text:p/>
        </draw:path>
        <draw:path draw:style-name="gr7" draw:text-style-name="P3" draw:layer="layout" svg:width="0.081cm" svg:height="0.136cm" svg:x="10.09cm" svg:y="3.44cm" svg:viewBox="0 0 82 137" svg:d="M0 0v137h8l9-13c0 4 4 8 8 13 9 0 13 0 17 0s9 0 13 0c10-5 10-5 14-9s8-13 8-17c5-4 5-12 5-21s0-17-5-21c0-5-4-13-4-17-4 0-8-5-14-9-4 0-13 0-17 0s-8 0-12 4c-9 0-13 5-13 13v-56-4zM25 124c0-4-4-4-4-4 0-5-4-5-4-9 0 0 0-4 0-8s0-9 0-17c0-9 0-13 0-17 4-5 4-9 8-9 5-4 9-4 13-4 8 0 17 0 21 8 6 5 10 17 10 30 0 5-4 9-4 13s-6 8-10 13c0 0-4 4-9 4 0 0-4 0-8 0h-4c-4 0-4 0-9 0z">
          <text:p/>
        </draw:path>
        <draw:path draw:style-name="gr7" draw:text-style-name="P3" draw:layer="layout" svg:width="0.077cm" svg:height="0.098cm" svg:x="11.465cm" svg:y="3.461cm" svg:viewBox="0 0 78 99" svg:d="M9 14l4 12c9-8 17-12 26-12 8 0 17 4 17 4 4 4 8 13 8 21v4h-17c-17 0-30 5-34 9-8 4-13 13-13 21 0 5 0 9 0 9 5 4 5 8 9 8 0 4 4 4 8 9 5 0 9 0 13 0 13 0 26-5 34-13v13h14v-60c0-13-5-21-10-29-8-5-16-10-29-10s-22 5-30 14zM64 52v8c0 5 0 9-4 9 0 4 0 4 0 9-4 0-4 0-8 4 0 0-5 4-9 4 0 0-4 0-9 0-8 0-12 0-17-4 0 0-4-4-4-9 0-4 0-4 0-8 4 0 4-5 9-5 0-4 4-4 8-4 9-4 13-4 22-4h4 4z">
          <text:p/>
        </draw:path>
        <draw:path draw:style-name="gr7" draw:text-style-name="P3" draw:layer="layout" svg:width="0.081cm" svg:height="0.135cm" svg:x="10.888cm" svg:y="4.191cm" svg:viewBox="0 0 82 136" svg:d="M0 0v132h9l4-13c4 5 8 9 13 13 4 0 8 4 12 4 9 0 13 0 17-4 4 0 10-4 14-8 4-5 4-9 8-17 0-5 5-13 5-22 0-8-5-12-5-22-4-4-4-8-8-12-4-5-10-9-14-9-4-4-8-4-12-4-9 0-13 0-17 4-5 4-9 9-13 13v-51c0-4 0-4 0-4 4 0 4 0 4 0zM26 119c-5 0-5-4-9-4 0 0 0-4 0-8-4 0-4-5-4-9s0-8 0-13c0-8 0-17 4-22 0-4 4-8 9-8 4-4 4-4 8-4 9 0 17 4 21 8 4 9 10 18 10 31 0 4 0 12-6 17 0 4-4 4-4 8-4 4-8 4-8 4-4 5-9 5-9 5-4 0-4 0-8 0 0-5-4-5-4-5z">
          <text:p/>
        </draw:path>
        <draw:path draw:style-name="gr7" draw:text-style-name="P3" draw:layer="layout" svg:width="0.076cm" svg:height="0.097cm" svg:x="12.514cm" svg:y="4.085cm" svg:viewBox="0 0 77 98" svg:d="M9 12l4 9c9-9 18-9 26-9 9 0 13 0 17 5 5 4 9 8 9 21h-17c-17 0-30 4-39 8-9 9-9 14-9 27 0 0 0 4 0 8 0 0 4 4 4 9 5 0 9 4 14 4 4 0 9 4 13 4 13 0 21-4 34-13v9h12v-56c0-17-4-26-8-30-8-4-17-8-30-8-12 0-26 4-30 12zM65 50v5c0 5 0 9-4 13 0 0 0 5-5 5 0 4 0 4-4 4 0 4-4 4-8 8-5 0-5 0-9 0-8 0-13 0-17-4-5-4-5-8-5-13v-4c5-4 5-4 9-9 0 0 5-5 9-5s13 0 21 0h4 5z">
          <text:p/>
        </draw:path>
        <draw:path draw:style-name="gr7" draw:text-style-name="P3" draw:layer="layout" svg:width="0.031cm" svg:height="0.055cm" svg:x="12.637cm" svg:y="4.157cm" svg:viewBox="0 0 32 56" svg:d="M32 17c0-5 0-9-5-13-5 0-5-4-9-4s-8 0-8 4c-4 4-4 4-4 8v5c4 0 4 4 4 4l4 4v4c0 0 0 5 0 9-4 4-8 9-14 14l10 4c12-14 22-27 22-39z">
          <text:p/>
        </draw:path>
        <draw:path draw:style-name="gr7" draw:text-style-name="P3" draw:layer="layout" svg:width="0.077cm" svg:height="0.14cm" svg:x="12.722cm" svg:y="4.042cm" svg:viewBox="0 0 78 141" svg:d="M0 0v137h9l4-13c4 4 8 9 13 13 4 0 9 4 13 4 5 0 13-4 17-4 5-4 9-4 13-9 0-4 4-8 9-17 0-4 0-12 0-21 0-8 0-13 0-22-5-4-5-8-9-13-4-4-8-8-13-8-4-4-8-4-17-4-4 0-9 0-13 4-5 4-9 4-13 13v-51c0-5 0-5 0-5h4v-4zM21 124c0-4 0-4-4-4 0-4 0-4-4-9 0 0 0-4 0-8s0-9 0-13c0-13 0-18 4-22 0-4 4-8 9-8 0-5 4-5 9-5 9 0 17 5 21 9 5 8 9 18 9 30 0 5 0 13-4 17 0 5-5 5-5 9-4 4-8 4-8 4-4 0-9 4-13 4 0 0-1 0-5-4 0 0-4 0-9 0z">
          <text:p/>
        </draw:path>
        <draw:path draw:style-name="gr8" draw:text-style-name="P4" draw:layer="layout" svg:width="0.144cm" svg:height="0.207cm" svg:x="10.107cm" svg:y="2.787cm" svg:viewBox="0 0 145 208" svg:d="M106 33c0 5-4 31-13 48-8 21-34 43-46 43-13 0-18-22-18-38 0-36 26-74 56-74 12 0 21 9 21 21zM68 183c0 8-4 13-17 13l-4 4h-5v8c0 0 26-4 39-4 12 0 33 4 33 4v-4-4-4h-8c-4 0-13 0-13-9 0 0 4 0 4-4l44-171c0 0 4-4 4-8s-4-4-4-4c-5 0-9 0-14 4l-8 13c-9-9-22-17-34-17-34 0-85 38-85 90 0 25 4 46 38 46 17 0 30-4 51-29z">
          <text:p/>
        </draw:path>
        <draw:path draw:style-name="gr8" draw:text-style-name="P4" draw:layer="layout" svg:width="0.102cm" svg:height="0.144cm" svg:x="10.26cm" svg:y="2.825cm" svg:viewBox="0 0 103 145" svg:d="M52 0c-31 0-52 25-52 73 0 47 21 72 52 72 29 0 51-25 51-72 0-48-22-73-51-73zM52 8c17 0 29 21 29 65 0 42-12 63-29 63-23 0-31-21-31-63 0-44 8-65 31-65z">
          <text:p/>
        </draw:path>
        <draw:path draw:style-name="gr8" draw:text-style-name="P4" draw:layer="layout" svg:width="0.144cm" svg:height="0.207cm" svg:x="11.487cm" svg:y="2.787cm" svg:viewBox="0 0 145 208" svg:d="M107 33c0 5-4 31-13 48-8 21-34 43-48 43-12 0-17-22-17-38 0-36 27-74 57-74 12 0 21 9 21 21zM69 183c0 8-5 13-18 13l-5 4h-4v8c0 0 27-4 39-4 13 0 34 4 34 4v-4-4-4h-8c-4 0-13 0-13-9 0 0 4 0 4-4l43-171c0 0 4-4 4-8s-4-4-4-4c-4 0-9 0-13 4l-9 13c-8-9-21-17-33-17-35 0-86 38-86 90 0 25 4 46 38 46 17 0 31-4 52-29z">
          <text:p/>
        </draw:path>
        <draw:polygon draw:style-name="gr8" draw:text-style-name="P4" draw:layer="layout" svg:width="0.077cm" svg:height="0.144cm" svg:x="11.652cm" svg:y="2.825cm" svg:viewBox="0 0 78 145" draw:points="48,0 0,12 0,21 34,17 34,128 30,132 5,136 5,145 78,145 78,136 57,132 52,132 52,0">
          <text:p/>
        </draw:polygon>
        <draw:path draw:style-name="gr8" draw:text-style-name="P4" draw:layer="layout" svg:width="0.144cm" svg:height="0.208cm" svg:x="10.107cm" svg:y="4.025cm" svg:viewBox="0 0 145 209" svg:d="M106 34c0 4-4 30-13 48-8 17-34 42-46 42-13 0-18-21-18-38 0-35 26-73 56-73 12 0 21 8 21 21zM68 184c0 8-4 12-17 12l-4 5h-5v8c0 0 26-4 39-4 12 0 33 0 33 0v-4-5h-8c-4 0-13 0-13-8l4-4 44-171c0 0 4-4 4-9 0-4-4-4-4-4-5 0-9 0-14 4l-8 13c-9-8-22-17-34-17-34 0-85 38-85 90 0 26 4 47 38 47 17 0 30-4 51-30z">
          <text:p/>
        </draw:path>
        <draw:path draw:style-name="gr8" draw:text-style-name="P4" draw:layer="layout" svg:width="0.097cm" svg:height="0.145cm" svg:x="10.26cm" svg:y="4.063cm" svg:viewBox="0 0 98 146" svg:d="M22 129c47-40 72-61 72-90 0-22-17-39-42-39-26 0-48 17-48 30 0 9 4 13 13 13 5 0 9 0 9-4v-22c9-4 13-4 21-4 17 0 26 9 26 30 0 25-26 51-73 90v13h98v-34h-8l-4 17z">
          <text:p/>
        </draw:path>
        <draw:path draw:style-name="gr8" draw:text-style-name="P4" draw:layer="layout" svg:width="0.144cm" svg:height="0.208cm" svg:x="11.487cm" svg:y="4.025cm" svg:viewBox="0 0 145 209" svg:d="M107 34c0 4-4 30-13 48-8 17-34 42-48 42-12 0-17-21-17-38 0-35 27-73 57-73 12 0 21 8 21 21zM69 184c0 8-5 12-18 12l-5 5h-4v8c0 0 27-4 39-4 13 0 34 0 34 0v-4-5h-8c-4 0-13 0-13-8l4-4 43-171c0 0 4-4 4-9 0-4-4-4-4-4-4 0-9 0-13 4l-9 13c-8-8-21-17-33-17-35 0-86 38-86 90 0 26 4 47 38 47 17 0 31-4 52-30z">
          <text:p/>
        </draw:path>
        <draw:path draw:style-name="gr8" draw:text-style-name="P4" draw:layer="layout" svg:width="0.097cm" svg:height="0.145cm" svg:x="11.64cm" svg:y="4.063cm" svg:viewBox="0 0 98 146" svg:d="M59 68c21-4 30-17 30-34 0-21-17-34-39-34-29 0-46 13-46 30 0 4 4 9 13 9 4 0 4 0 8 0v-22c4-4 13-4 17-4 17 0 30 9 30 26s-13 25-34 25h-5v13c5 0 9 0 13 0 17 0 30 8 30 25 0 22-13 35-34 35-4 0-13 0-17-4l-4-17c-4-4-9-4-9-4-8 0-12 4-12 12 0 9 17 22 42 22 34 0 56-17 56-44 0-17-18-30-39-34z">
          <text:p/>
        </draw:path>
        <draw:path draw:style-name="gr1" draw:text-style-name="P1" draw:layer="layout" svg:width="0.659cm" svg:height="0.119cm" svg:x="10.543cm" svg:y="8.427cm" svg:viewBox="0 0 660 120" svg:d="M660 90c-221 60-456 30-660-90">
          <text:p/>
        </draw:path>
        <draw:path draw:style-name="gr2" draw:text-style-name="P2" draw:layer="layout" svg:width="0.234cm" svg:height="0.149cm" svg:x="11.184cm" svg:y="8.427cm" svg:viewBox="0 0 235 150" svg:d="M235 0c-76 21-158 34-235 34l30 116c72-39 141-90 205-150z">
          <text:p/>
        </draw:path>
        <draw:path draw:style-name="gr3" draw:text-style-name="P1" draw:layer="layout" svg:width="0.234cm" svg:height="0.149cm" svg:x="11.184cm" svg:y="8.427cm" svg:viewBox="0 0 235 150" svg:d="M235 0c-76 21-158 34-235 34l30 116c72-39 141-90 205-150z">
          <text:p/>
        </draw:path>
        <draw:path draw:style-name="gr1" draw:text-style-name="P1" draw:layer="layout" svg:width="0.658cm" svg:height="0.119cm" svg:x="10.76cm" svg:y="8.02cm" svg:viewBox="0 0 659 120" svg:d="M0 31c222-61 455-31 659 89">
          <text:p/>
        </draw:path>
        <draw:path draw:style-name="gr2" draw:text-style-name="P2" draw:layer="layout" svg:width="0.234cm" svg:height="0.149cm" svg:x="10.543cm" svg:y="7.99cm" svg:viewBox="0 0 235 150" svg:d="M0 150c78-22 159-34 235-34l-30-116c-76 39-140 89-205 150z">
          <text:p/>
        </draw:path>
        <draw:path draw:style-name="gr3" draw:text-style-name="P1" draw:layer="layout" svg:width="0.234cm" svg:height="0.149cm" svg:x="10.543cm" svg:y="7.99cm" svg:viewBox="0 0 235 150" svg:d="M0 150c78-22 159-34 235-34l-30-116c-76 39-140 89-205 150z">
          <text:p/>
        </draw:path>
        <draw:path draw:style-name="gr2" draw:text-style-name="P2" draw:layer="layout" svg:width="0.586cm" svg:height="0.581cm" svg:x="10cm" svg:y="7.99cm" svg:viewBox="0 0 587 582" svg:d="M587 294c0-161-132-294-293-294-162 0-294 133-294 294s132 288 294 288c161 0 293-127 293-288z">
          <text:p/>
        </draw:path>
        <draw:path draw:style-name="gr5" draw:text-style-name="P1" draw:layer="layout" svg:width="0.586cm" svg:height="0.581cm" svg:x="10cm" svg:y="7.99cm" svg:viewBox="0 0 587 582" svg:d="M587 294c0-161-132-294-293-294-162 0-294 133-294 294s132 288 294 288c161 0 293-127 293-288z">
          <text:p/>
        </draw:path>
        <draw:path draw:style-name="gr6" draw:text-style-name="P1" draw:layer="layout" svg:width="0.586cm" svg:height="0.581cm" svg:x="10cm" svg:y="7.99cm" svg:viewBox="0 0 587 582" svg:d="M587 294c0-161-132-294-293-294-162 0-294 133-294 294s132 288 294 288c161 0 293-127 293-288z">
          <text:p/>
        </draw:path>
        <draw:path draw:style-name="gr2" draw:text-style-name="P2" draw:layer="layout" svg:width="0.582cm" svg:height="0.581cm" svg:x="11.375cm" svg:y="7.99cm" svg:viewBox="0 0 583 582" svg:d="M583 294c0-161-128-294-289-294-162 0-294 133-294 294s132 288 294 288c161 0 289-127 289-288z">
          <text:p/>
        </draw:path>
        <draw:path draw:style-name="gr4" draw:text-style-name="P1" draw:layer="layout" svg:width="0.582cm" svg:height="0.581cm" svg:x="11.375cm" svg:y="7.99cm" svg:viewBox="0 0 583 582" svg:d="M583 294c0-161-128-294-289-294-162 0-294 133-294 294s132 288 294 288c161 0 289-127 289-288z">
          <text:p/>
        </draw:path>
        <draw:path draw:style-name="gr7" draw:text-style-name="P3" draw:layer="layout" svg:width="0.076cm" svg:height="0.098cm" svg:x="10.943cm" svg:y="8.601cm" svg:viewBox="0 0 77 99" svg:d="M8 18l4 9c9-9 17-13 27-13 8 0 17 4 21 8 0 0 4 9 4 17v4h-17c-18 0-26 5-35 9-8 4-12 13-12 21 0 4 0 9 0 9 4 4 4 8 8 8 0 4 4 4 9 9 4 0 8 0 12 0 14 0 27-5 35-13v13h13v-60c0-12-4-21-9-25-8-10-17-14-25-14-18 0-26 4-35 18zM64 56v4c0 5 0 9 0 13-4 0-4 0-4 4-4 0-4 5-9 5 0 0-4 4-8 4 0 0-4 4-9 4s-13-4-13-4c-4-4-9-9-9-13s0-4 5-8c0 0 0-5 4-5 4-4 4-4 13-4 5 0 9-4 17-4 0 0 5 0 5 4h4z">
          <text:p/>
        </draw:path>
        <draw:path draw:style-name="gr7" draw:text-style-name="P3" draw:layer="layout" svg:width="0.08cm" svg:height="0.098cm" svg:x="10.943cm" svg:y="7.863cm" svg:viewBox="0 0 81 99" svg:d="M81 17c-4-4-8-9-13-13-8 0-12-4-22-4-4 0-12 4-17 4-8 4-12 9-17 13-4 4-8 8-8 13-4 8-4 13-4 21 0 4 0 13 4 17 0 9 4 14 8 18 5 4 9 8 17 8 5 5 9 5 17 5 14 0 27-5 35-13l-8-13c-9 9-17 13-27 13-4 0-8 0-12-4-5 0-9-5-9-5-4-4-4-9-8-13 0-5 0-9 0-17 0-4 0-9 0-13 4-4 4-9 8-9 0-4 4-8 9-8 4 0 8-4 12-4s14 4 18 8c4 0 4 4 4 4v5c5 0 5 0 5 0z">
          <text:p/>
        </draw:path>
        <draw:path draw:style-name="gr8" draw:text-style-name="P4" draw:layer="layout" svg:width="0.145cm" svg:height="0.208cm" svg:x="10.161cm" svg:y="8.177cm" svg:viewBox="0 0 146 209" svg:d="M111 38c0 4-9 25-13 42-9 22-38 47-51 47s-17-21-17-38c0-38 26-72 59-72 13 0 22 8 22 21zM73 187c0 8-9 13-17 13h-5c-4 0-4 0-4 4v5c0 0 21 0 34 0s38 0 38 0v-5c0-4 0-4-4-4h-4c-5 0-13-5-13-9s0-4 0-4l48-170c0-4 0-4 0-9 0-4 0-8-4-8 0 0-5 4-9 8l-14 13c-8-13-17-17-30-17-38 0-89 38-89 89 0 21 9 47 39 47 17 0 34-9 55-34z">
          <text:p/>
        </draw:path>
        <draw:path draw:style-name="gr8" draw:text-style-name="P4" draw:layer="layout" svg:width="0.098cm" svg:height="0.145cm" svg:x="10.318cm" svg:y="8.219cm" svg:viewBox="0 0 99 146" svg:d="M52 0c-29 0-52 26-52 72 0 48 23 74 52 74 30 0 47-26 47-74 0-46-17-72-47-72zM52 9c17 0 30 21 30 63 0 44-13 65-30 65-21 0-29-21-29-65 0-42 8-63 29-63z">
          <text:p/>
        </draw:path>
        <draw:path draw:style-name="gr8" draw:text-style-name="P4" draw:layer="layout" svg:width="0.144cm" svg:height="0.208cm" svg:x="11.537cm" svg:y="8.177cm" svg:viewBox="0 0 145 209" svg:d="M111 38c0 4-8 25-12 42-9 22-39 47-52 47s-17-21-17-38c0-38 26-72 60-72 13 0 21 8 21 21zM73 187c0 8-8 13-17 13h-4c-5 0-5 0-5 4v5c0 0 22 0 35 0 12 0 38 0 38 0v-5c0-4 0-4-5-4h-4c-4 0-12-5-12-9s0-4 0-4l46-170c0-4 0-4 0-9 0-4-4-8-4-8 0 0-4 4-8 8l-13 13c-9-13-17-17-30-17-38 0-90 38-90 89 0 21 8 47 38 47 18 0 35-9 56-34z">
          <text:p/>
        </draw:path>
        <draw:polygon draw:style-name="gr8" draw:text-style-name="P4" draw:layer="layout" svg:width="0.076cm" svg:height="0.14cm" svg:x="11.703cm" svg:y="8.219cm" svg:viewBox="0 0 77 141" draw:points="47,0 0,13 0,22 33,18 33,129 33,133 8,133 8,141 77,141 77,133 56,133 56,129 56,0">
          <text:p/>
        </draw:polygon>
        <draw:path draw:style-name="gr1" draw:text-style-name="P1" draw:layer="layout" svg:width="0.573cm" svg:height="0.453cm" svg:x="9.238cm" svg:y="18.386cm" svg:viewBox="0 0 574 454" svg:d="M358 450c-197 26-358-59-358-221 0-225 306-302 574-149">
          <text:p/>
        </draw:path>
        <draw:path draw:style-name="gr2" draw:text-style-name="P2" draw:layer="layout" svg:width="0.225cm" svg:height="0.136cm" svg:x="9.586cm" svg:y="18.758cm" svg:viewBox="0 0 226 137" svg:d="M226 0c-78 21-158 25-226 21l13 116c76-30 148-74 213-137z">
          <text:p/>
        </draw:path>
        <draw:path draw:style-name="gr3" draw:text-style-name="P1" draw:layer="layout" svg:width="0.225cm" svg:height="0.136cm" svg:x="9.586cm" svg:y="18.758cm" svg:viewBox="0 0 226 137" svg:d="M226 0c-78 21-158 25-226 21l13 116c76-30 148-74 213-137z">
          <text:p/>
        </draw:path>
        <draw:line draw:style-name="gr1" draw:text-style-name="P1" draw:layer="layout" svg:x1="10.915cm" svg:y1="18.614cm" svg:x2="10.354cm" svg:y2="18.614cm">
          <text:p/>
        </draw:line>
        <draw:polygon draw:style-name="gr2" draw:text-style-name="P2" draw:layer="layout" svg:width="0.233cm" svg:height="0.123cm" svg:x="10.915cm" svg:y="18.55cm" svg:viewBox="0 0 234 124" draw:points="234,64 0,0 0,124">
          <text:p/>
        </draw:polygon>
        <draw:polygon draw:style-name="gr3" draw:text-style-name="P1" draw:layer="layout" svg:width="0.233cm" svg:height="0.123cm" svg:x="10.915cm" svg:y="18.55cm" svg:viewBox="0 0 234 124" draw:points="234,64 0,0 0,124">
          <text:p/>
        </draw:polygon>
        <draw:line draw:style-name="gr1" draw:text-style-name="P1" draw:layer="layout" svg:x1="12.29cm" svg:y1="18.614cm" svg:x2="11.73cm" svg:y2="18.614cm">
          <text:p/>
        </draw:line>
        <draw:polygon draw:style-name="gr2" draw:text-style-name="P2" draw:layer="layout" svg:width="0.234cm" svg:height="0.123cm" svg:x="12.29cm" svg:y="18.55cm" svg:viewBox="0 0 235 124" draw:points="235,64 0,0 0,124">
          <text:p/>
        </draw:polygon>
        <draw:polygon draw:style-name="gr3" draw:text-style-name="P1" draw:layer="layout" svg:width="0.234cm" svg:height="0.123cm" svg:x="12.29cm" svg:y="18.55cm" svg:viewBox="0 0 235 124" draw:points="235,64 0,0 0,124">
          <text:p/>
        </draw:polygon>
        <draw:path draw:style-name="gr2" draw:text-style-name="P2" draw:layer="layout" svg:width="0.581cm" svg:height="0.581cm" svg:x="9.773cm" svg:y="18.321cm" svg:viewBox="0 0 582 582" svg:d="M582 293c0-161-127-293-289-293s-293 132-293 293c0 157 131 289 293 289s289-132 289-289z">
          <text:p/>
        </draw:path>
        <draw:path draw:style-name="gr4" draw:text-style-name="P1" draw:layer="layout" svg:width="0.581cm" svg:height="0.581cm" svg:x="9.773cm" svg:y="18.321cm" svg:viewBox="0 0 582 582" svg:d="M582 293c0-161-127-293-289-293s-293 132-293 293c0 157 131 289 293 289s289-132 289-289z">
          <text:p/>
        </draw:path>
        <draw:path draw:style-name="gr2" draw:text-style-name="P2" draw:layer="layout" svg:width="0.582cm" svg:height="0.581cm" svg:x="11.148cm" svg:y="18.321cm" svg:viewBox="0 0 583 582" svg:d="M583 293c0-161-128-293-289-293-162 0-294 132-294 293 0 157 132 289 294 289 161 0 289-132 289-289z">
          <text:p/>
        </draw:path>
        <draw:path draw:style-name="gr4" draw:text-style-name="P1" draw:layer="layout" svg:width="0.582cm" svg:height="0.581cm" svg:x="11.148cm" svg:y="18.321cm" svg:viewBox="0 0 583 582" svg:d="M583 293c0-161-128-293-289-293-162 0-294 132-294 293 0 157 132 289 294 289 161 0 289-132 289-289z">
          <text:p/>
        </draw:path>
        <draw:path draw:style-name="gr2" draw:text-style-name="P2" draw:layer="layout" svg:width="0.582cm" svg:height="0.581cm" svg:x="12.524cm" svg:y="18.321cm" svg:viewBox="0 0 583 582" svg:d="M583 293c0-161-129-293-290-293-162 0-293 132-293 293 0 157 131 289 293 289 161 0 290-132 290-289z">
          <text:p/>
        </draw:path>
        <draw:path draw:style-name="gr5" draw:text-style-name="P1" draw:layer="layout" svg:width="0.582cm" svg:height="0.581cm" svg:x="12.524cm" svg:y="18.321cm" svg:viewBox="0 0 583 582" svg:d="M583 293c0-161-129-293-290-293-162 0-293 132-293 293 0 157 131 289 293 289 161 0 290-132 290-289z">
          <text:p/>
        </draw:path>
        <draw:path draw:style-name="gr6" draw:text-style-name="P1" draw:layer="layout" svg:width="0.582cm" svg:height="0.581cm" svg:x="12.524cm" svg:y="18.321cm" svg:viewBox="0 0 583 582" svg:d="M583 293c0-161-129-293-290-293-162 0-293 132-293 293 0 157 131 289 293 289 161 0 290-132 290-289z">
          <text:p/>
        </draw:path>
        <draw:path draw:style-name="gr7" draw:text-style-name="P3" draw:layer="layout" svg:width="0.081cm" svg:height="0.098cm" svg:x="8.885cm" svg:y="18.567cm" svg:viewBox="0 0 82 99" svg:d="M9 14l8 8c9-8 17-8 26-8 10 0 14 0 18 4s4 9 4 17v4h-18c-13 0-25 4-34 9-8 8-13 12-13 25 0 0 0 4 5 9 0 0 4 4 4 8 4 0 8 4 13 4 4 0 8 5 12 5 13 0 23-5 31-13v8h17v-55c0-17-4-25-13-31-4-8-12-8-26-8-13 0-26 4-34 14zM69 52v4c0 4-4 9-4 13 0 0 0 4-4 4 0 4 0 4-4 4-4 5-4 5-10 5-4 4-8 4-13 4-4 0-8 0-12-4-5-5-5-9-5-13v-4c0-5 5-5 5-9 4 0 8-4 12-4 5 0 13 0 19 0 4 0 4 0 8 0h4z">
          <text:p/>
        </draw:path>
        <draw:path draw:style-name="gr7" draw:text-style-name="P3" draw:layer="layout" svg:width="0.03cm" svg:height="0.055cm" svg:x="9.013cm" svg:y="18.639cm" svg:viewBox="0 0 31 56" svg:d="M31 17c0-4-5-8-5-13-4 0-8-4-8-4-4 0-9 0-9 4-5 0-5 5-5 9v4l5 4c0 0 5 0 5 5v4c0 0 0 5-5 9 0 4-5 9-9 13l9 4c13-13 22-26 22-39z">
          <text:p/>
        </draw:path>
        <draw:path draw:style-name="gr7" draw:text-style-name="P3" draw:layer="layout" svg:width="0.081cm" svg:height="0.14cm" svg:x="9.093cm" svg:y="18.525cm" svg:viewBox="0 0 82 141" svg:d="M0 0v136h14l5-12c0 4 4 8 8 12 9 0 13 5 17 5s8-5 13-5c8-4 12-4 12-8 5-4 9-9 9-17 4-4 4-13 4-21 0-9 0-17 0-21-4-5-8-13-8-13-5-5-9-9-13-13-4 0-13 0-17 0s-8 0-13 4c-8 4-8 4-12 13v-56-4zM27 124c0-5-4-5-4-5 0-4-4-4-4-8 0 0 0-4 0-9 0-4 0-8 0-12 0-13 0-17 0-21 4-5 4-9 8-9 4-4 9-4 13-4 8 0 17 0 21 8 4 9 8 17 8 30 0 4-4 8-4 13 0 4-4 8-8 12 0 5-5 5-9 5 0 0-4 4-8 4l-4-4c-5 0-5 0-9 0z">
          <text:p/>
        </draw:path>
        <draw:path draw:style-name="gr7" draw:text-style-name="P3" draw:layer="layout" svg:width="0.077cm" svg:height="0.097cm" svg:x="10.711cm" svg:y="18.669cm" svg:viewBox="0 0 78 98" svg:d="M9 13l8 9c4-4 13-9 25-9 5 0 13 0 19 5 4 4 4 12 4 21h-18c-17 4-26 4-34 13-9 4-13 13-13 21 0 0 0 4 4 8 0 5 0 5 5 9 4 0 4 4 8 4 4 4 8 4 13 4 12 0 25-4 35-12v8h13v-55c0-13 0-26-9-30-4-4-18-9-27-9-12 0-25 5-33 13zM65 52v8c0 5 0 5 0 9l-4 4c0 4-6 4-6 8-4 0-8 0-8 5-5 0-9 0-13 0s-9 0-13-5c-4-4-8-8-8-12l4-4c0-5 4-5 4-9 4 0 9 0 13-4 4 0 8 0 17 0h4 6z">
          <text:p/>
        </draw:path>
        <draw:path draw:style-name="gr7" draw:text-style-name="P3" draw:layer="layout" svg:width="0.076cm" svg:height="0.098cm" svg:x="11.989cm" svg:y="18.711cm" svg:viewBox="0 0 77 99" svg:d="M8 13l5 9c8-5 17-9 25-9 9 0 17 0 22 4 0 5 4 9 4 21h-17c-17 5-26 5-34 9-9 8-13 14-13 26 0 0 0 5 0 9 4 4 4 4 8 8 0 0 5 4 9 4 4 5 8 5 13 5 12 0 25-5 34-13v8h13v-56c0-12-5-25-9-29-8-5-17-9-26-9-17 0-25 4-34 13zM64 51v4c0 10 0 10 0 14-4 0-4 4-4 4-5 5-5 5-9 9 0 0-4 0-9 4 0 0-4 0-8 0s-13 0-13-4c-4-4-8-9-8-13 0 0 0-4 4-4 0-4 0-4 4-10 4 0 4 0 13-4 4 0 8 0 17 0h4 5z">
          <text:p/>
        </draw:path>
        <draw:path draw:style-name="gr7" draw:text-style-name="P3" draw:layer="layout" svg:width="0.026cm" svg:height="0.055cm" svg:x="12.116cm" svg:y="18.783cm" svg:viewBox="0 0 27 56" svg:d="M27 17c0-4 0-8-4-12 0 0-5-5-9-5-5 0-5 5-9 5-5 4-5 4-5 8s0 4 5 4c0 4 0 4 0 4 4 0 4 5 4 5 5 0 5 0 5 4 0 0-5 4-5 8-4 5-9 9-9 13l5 5c18-13 22-26 22-39z">
          <text:p/>
        </draw:path>
        <draw:path draw:style-name="gr7" draw:text-style-name="P3" draw:layer="layout" svg:width="0.081cm" svg:height="0.136cm" svg:x="12.197cm" svg:y="18.673cm" svg:viewBox="0 0 82 137" svg:d="M0 0v132h8l5-12c4 4 9 8 14 12 4 0 8 5 17 5 4 0 8-5 12-5 5 0 9-4 13-8s4-8 8-17c0-4 5-13 5-21 0-9-5-13-5-21 0-4-4-9-8-13s-8-9-13-9c-4-4-8-4-12-4-5 0-13 0-17 4-5 5-10 9-14 13v-52c0-4 0-4 4-4zM27 120c-5 0-5-4-5-4-5-5-5-5-5-9 0 0-4-4-4-8 0-5 0-9 0-13 0-9 0-17 4-21 0-4 5-9 10-9 4-4 8-4 8-4 13 0 17 4 21 9 9 8 9 16 9 29 0 4 0 13 0 17-4 4-4 4-9 9-4 4-4 4-8 4-4 4-9 4-9 4-4 0-4 0-8 0 0-4-4-4-4-4z">
          <text:p/>
        </draw:path>
        <draw:path draw:style-name="gr8" draw:text-style-name="P4" draw:layer="layout" svg:width="0.14cm" svg:height="0.207cm" svg:x="9.934cm" svg:y="18.508cm" svg:viewBox="0 0 141 208" svg:d="M107 34c0 5-8 30-12 47-9 17-34 43-47 43s-17-22-17-38c0-35 21-74 55-74 13 0 21 10 21 22zM69 183c0 8-4 13-17 13l-4 4c-4 0-4 0-4 0v4 4c0 0 25-4 33-4 18 0 39 0 39 0v-4c0-4 0-4 0-4h-9c-4 0-12 0-12-9 0 0 0-4 4-4l42-171c0 0 0-4 0-8s0-4 0-4c-4 0-8 0-12 4l-13 13c-4-9-17-17-30-17-34 0-86 39-86 90 0 21 4 46 39 46 13 0 30-4 51-34v5z">
          <text:p/>
        </draw:path>
        <draw:path draw:style-name="gr8" draw:text-style-name="P4" draw:layer="layout" svg:width="0.102cm" svg:height="0.144cm" svg:x="10.087cm" svg:y="18.546cm" svg:viewBox="0 0 103 145" svg:d="M51 0c-30 0-51 25-51 72 0 48 21 73 51 73 31 0 52-25 52-73 0-47-21-72-52-72zM51 8c17 0 31 21 31 64s-14 64-31 64c-21 0-30-21-30-64s9-64 30-64z">
          <text:p/>
        </draw:path>
        <draw:path draw:style-name="gr8" draw:text-style-name="P4" draw:layer="layout" svg:width="0.144cm" svg:height="0.207cm" svg:x="11.314cm" svg:y="18.508cm" svg:viewBox="0 0 145 208" svg:d="M107 34c0 5-4 30-13 47-8 17-34 43-46 43-13 0-17-22-17-38 0-35 25-74 55-74 13 0 21 10 21 22zM69 183c0 8-4 13-17 13l-4 4h-5v4 4c0 0 26-4 38-4 13 0 35 0 35 0v-4c0-4 0-4 0-4h-9c-4 0-13 0-13-9l5-4 42-171c0 0 4-4 4-8s-4-4-4-4c-4 0-8 0-13 4l-8 13c-9-9-21-17-34-17-34 0-86 39-86 90 0 21 4 46 39 46 17 0 30-4 51-34v5z">
          <text:p/>
        </draw:path>
        <draw:polygon draw:style-name="gr8" draw:text-style-name="P4" draw:layer="layout" svg:width="0.077cm" svg:height="0.144cm" svg:x="11.479cm" svg:y="18.546cm" svg:viewBox="0 0 78 145" draw:points="47,0 0,12 0,21 34,17 34,128 30,132 5,136 5,145 78,145 78,136 57,132 52,132 52,0">
          <text:p/>
        </draw:polygon>
        <draw:path draw:style-name="gr8" draw:text-style-name="P4" draw:layer="layout" svg:width="0.14cm" svg:height="0.207cm" svg:x="12.69cm" svg:y="18.508cm" svg:viewBox="0 0 141 208" svg:d="M107 34c0 5-9 30-13 47-9 17-34 43-47 43-14 0-18-22-18-38 0-35 22-74 56-74 13 0 22 10 22 22zM68 183c0 8-4 13-17 13l-4 4c-5 0-5 0-5 0v4 4c0 0 26-4 35-4 17 0 38 0 38 0v-4c0-4 0-4 0-4h-8c-5 0-13 0-13-9 0 0 0-4 4-4l43-171c0 0 0-4 0-8s0-4 0-4c-5 0-9 0-13 4l-13 13c-4-9-17-17-30-17-34 0-85 39-85 90 0 21 4 46 38 46 13 0 30-4 52-34v5z">
          <text:p/>
        </draw:path>
        <draw:path draw:style-name="gr8" draw:text-style-name="P4" draw:layer="layout" svg:width="0.098cm" svg:height="0.144cm" svg:x="12.842cm" svg:y="18.546cm" svg:viewBox="0 0 99 145" svg:d="M22 128c47-39 73-60 73-90 0-21-17-38-43-38-25 0-47 12-47 29 0 9 4 13 12 13 5 0 10-4 10-4v-21c8-5 13-9 21-9 17 0 26 13 26 34 0 26-26 51-74 90v13h99v-34h-9l-4 17z">
          <text:p/>
        </draw:path>
        <draw:path draw:style-name="gr1" draw:text-style-name="P1" draw:layer="layout" svg:width="0.573cm" svg:height="0.452cm" svg:x="9.136cm" svg:y="20.432cm" svg:viewBox="0 0 574 453" svg:d="M358 449c-197 25-358-60-358-221 0-226 310-302 574-145">
          <text:p/>
        </draw:path>
        <draw:path draw:style-name="gr2" draw:text-style-name="P2" draw:layer="layout" svg:width="0.225cm" svg:height="0.136cm" svg:x="9.484cm" svg:y="20.803cm" svg:viewBox="0 0 226 137" svg:d="M226 0c-76 22-153 30-226 22l17 115c73-25 145-72 209-137z">
          <text:p/>
        </draw:path>
        <draw:path draw:style-name="gr3" draw:text-style-name="P1" draw:layer="layout" svg:width="0.225cm" svg:height="0.136cm" svg:x="9.484cm" svg:y="20.803cm" svg:viewBox="0 0 226 137" svg:d="M226 0c-76 22-153 30-226 22l17 115c73-25 145-72 209-137z">
          <text:p/>
        </draw:path>
        <draw:path draw:style-name="gr1" draw:text-style-name="P1" draw:layer="layout" svg:width="0.573cm" svg:height="0.036cm" svg:x="10.248cm" svg:y="20.71cm" svg:viewBox="0 0 574 37" svg:d="M574 31c-191 13-383 4-574-31">
          <text:p/>
        </draw:path>
        <draw:path draw:style-name="gr2" draw:text-style-name="P2" draw:layer="layout" svg:width="0.234cm" svg:height="0.123cm" svg:x="10.817cm" svg:y="20.676cm" svg:viewBox="0 0 235 124" svg:d="M235 34c-77-9-157-17-235-34l9 124c77-25 154-55 226-90z">
          <text:p/>
        </draw:path>
        <draw:path draw:style-name="gr3" draw:text-style-name="P1" draw:layer="layout" svg:width="0.234cm" svg:height="0.123cm" svg:x="10.817cm" svg:y="20.676cm" svg:viewBox="0 0 235 124" svg:d="M235 34c-77-9-157-17-235-34l9 124c77-25 154-55 226-90z">
          <text:p/>
        </draw:path>
        <draw:path draw:style-name="gr1" draw:text-style-name="P1" draw:layer="layout" svg:width="0.603cm" svg:height="0.076cm" svg:x="10.461cm" svg:y="20.487cm" svg:viewBox="0 0 604 77" svg:d="M0 16c204-34 412-12 604 61">
          <text:p/>
        </draw:path>
        <draw:path draw:style-name="gr2" draw:text-style-name="P2" draw:layer="layout" svg:width="0.237cm" svg:height="0.119cm" svg:x="10.236cm" svg:y="20.443cm" svg:viewBox="0 0 238 120" svg:d="M0 120c80-9 158-9 238 0l-21-120c-76 30-149 69-217 120z">
          <text:p/>
        </draw:path>
        <draw:path draw:style-name="gr3" draw:text-style-name="P1" draw:layer="layout" svg:width="0.237cm" svg:height="0.119cm" svg:x="10.236cm" svg:y="20.443cm" svg:viewBox="0 0 238 120" svg:d="M0 120c80-9 158-9 238 0l-21-120c-76 30-149 69-217 120z">
          <text:p/>
        </draw:path>
        <draw:path draw:style-name="gr1" draw:text-style-name="P1" draw:layer="layout" svg:width="0.603cm" svg:height="0.076cm" svg:x="11.611cm" svg:y="20.487cm" svg:viewBox="0 0 604 77" svg:d="M604 16c-200-34-408-12-604 61">
          <text:p/>
        </draw:path>
        <draw:path draw:style-name="gr2" draw:text-style-name="P2" draw:layer="layout" svg:width="0.234cm" svg:height="0.123cm" svg:x="12.205cm" svg:y="20.439cm" svg:viewBox="0 0 235 124" svg:d="M235 124c-68-51-140-90-217-124l-18 124c78-9 159-9 235 0z">
          <text:p/>
        </draw:path>
        <draw:path draw:style-name="gr3" draw:text-style-name="P1" draw:layer="layout" svg:width="0.234cm" svg:height="0.123cm" svg:x="12.205cm" svg:y="20.439cm" svg:viewBox="0 0 235 124" svg:d="M235 124c-68-51-140-90-217-124l-18 124c78-9 159-9 235 0z">
          <text:p/>
        </draw:path>
        <draw:path draw:style-name="gr1" draw:text-style-name="P1" draw:layer="layout" svg:width="0.654cm" svg:height="0.12cm" svg:x="11.806cm" svg:y="20.803cm" svg:viewBox="0 0 655 121" svg:d="M0 91c221 60 456 29 655-91">
          <text:p/>
        </draw:path>
        <draw:path draw:style-name="gr2" draw:text-style-name="P2" draw:layer="layout" svg:width="0.233cm" svg:height="0.153cm" svg:x="11.59cm" svg:y="20.803cm" svg:viewBox="0 0 234 154" svg:d="M0 0c59 64 127 112 201 154l33-124c-77 0-158-8-234-30z">
          <text:p/>
        </draw:path>
        <draw:path draw:style-name="gr3" draw:text-style-name="P1" draw:layer="layout" svg:width="0.233cm" svg:height="0.153cm" svg:x="11.59cm" svg:y="20.803cm" svg:viewBox="0 0 234 154" svg:d="M0 0c59 64 127 112 201 154l33-124c-77 0-158-8-234-30z">
          <text:p/>
        </draw:path>
        <draw:path draw:style-name="gr1" draw:text-style-name="P1" draw:layer="layout" svg:width="2.076cm" svg:height="0.359cm" svg:x="10.401cm" svg:y="20.825cm" svg:viewBox="0 0 2077 360" svg:d="M0 124c654 352 1458 309 2077-124">
          <text:p/>
        </draw:path>
        <draw:path draw:style-name="gr2" draw:text-style-name="P2" draw:layer="layout" svg:width="0.23cm" svg:height="0.178cm" svg:x="10.201cm" svg:y="20.825cm" svg:viewBox="0 0 231 179" svg:d="M0 0c53 63 112 124 171 179l60-111c-77-17-153-39-231-68z">
          <text:p/>
        </draw:path>
        <draw:path draw:style-name="gr3" draw:text-style-name="P1" draw:layer="layout" svg:width="0.23cm" svg:height="0.178cm" svg:x="10.201cm" svg:y="20.825cm" svg:viewBox="0 0 231 179" svg:d="M0 0c53 63 112 124 171 179l60-111c-77-17-153-39-231-68z">
          <text:p/>
        </draw:path>
        <draw:path draw:style-name="gr2" draw:text-style-name="P2" draw:layer="layout" svg:width="0.582cm" svg:height="0.585cm" svg:x="9.671cm" svg:y="20.367cm" svg:viewBox="0 0 583 586" svg:d="M583 292c0-161-129-292-290-292-162 0-293 131-293 292 0 162 131 294 293 294 161 0 290-132 290-294z">
          <text:p/>
        </draw:path>
        <draw:path draw:style-name="gr4" draw:text-style-name="P1" draw:layer="layout" svg:width="0.582cm" svg:height="0.585cm" svg:x="9.671cm" svg:y="20.367cm" svg:viewBox="0 0 583 586" svg:d="M583 292c0-161-129-292-290-292-162 0-293 131-293 292 0 162 131 294 293 294 161 0 290-132 290-294z">
          <text:p/>
        </draw:path>
        <draw:path draw:style-name="gr2" draw:text-style-name="P2" draw:layer="layout" svg:width="0.581cm" svg:height="0.585cm" svg:x="11.047cm" svg:y="20.367cm" svg:viewBox="0 0 582 586" svg:d="M582 292c0-161-127-292-290-292-161 0-292 131-292 292 0 162 131 294 292 294 163 0 290-132 290-294z">
          <text:p/>
        </draw:path>
        <draw:path draw:style-name="gr4" draw:text-style-name="P1" draw:layer="layout" svg:width="0.581cm" svg:height="0.585cm" svg:x="11.047cm" svg:y="20.367cm" svg:viewBox="0 0 582 586" svg:d="M582 292c0-161-127-292-290-292-161 0-292 131-292 292 0 162 131 294 292 294 163 0 290-132 290-294z">
          <text:p/>
        </draw:path>
        <draw:path draw:style-name="gr2" draw:text-style-name="P2" draw:layer="layout" svg:width="0.582cm" svg:height="0.585cm" svg:x="12.422cm" svg:y="20.367cm" svg:viewBox="0 0 583 586" svg:d="M583 292c0-161-128-292-289-292s-294 131-294 292c0 162 133 294 294 294s289-132 289-294z">
          <text:p/>
        </draw:path>
        <draw:path draw:style-name="gr5" draw:text-style-name="P1" draw:layer="layout" svg:width="0.582cm" svg:height="0.585cm" svg:x="12.422cm" svg:y="20.367cm" svg:viewBox="0 0 583 586" svg:d="M583 292c0-161-128-292-289-292s-294 131-294 292c0 162 133 294 294 294s289-132 289-294z">
          <text:p/>
        </draw:path>
        <draw:path draw:style-name="gr6" draw:text-style-name="P1" draw:layer="layout" svg:width="0.582cm" svg:height="0.585cm" svg:x="12.422cm" svg:y="20.367cm" svg:viewBox="0 0 583 586" svg:d="M583 292c0-161-128-292-289-292s-294 131-294 292c0 162 133 294 294 294s289-132 289-294z">
          <text:p/>
        </draw:path>
        <draw:path draw:style-name="gr7" draw:text-style-name="P3" draw:layer="layout" svg:width="0.08cm" svg:height="0.136cm" svg:x="8.992cm" svg:y="20.591cm" svg:viewBox="0 0 81 137" svg:d="M0 0v137h8l4-14c4 4 9 9 14 14 4 0 9 0 13 0 8 0 13 0 17 0 4-5 8-5 13-10 4-4 4-12 8-17 0-8 4-12 4-21 0-8-4-17-4-21-4-4-4-13-8-17-5-4-9-4-13-8-4 0-9 0-13 0-8 0-13 0-17 4-5 0-10 4-14 8v-51c4 0 4-4 4-4zM26 123c-5-4-5-4-10-4 0-4 0-4 0-9-4-4-4-4-4-8s0-8 0-17c0-8 0-13 4-17 0-4 5-8 10-13 4 0 4 0 9 0 8 0 17 0 21 9 4 4 8 17 8 25 0 9 0 13-4 17 0 4-4 9-4 13-4 0-9 4-9 4-4 0-8 0-8 0-4 0-4 0-9 0z">
          <text:p/>
        </draw:path>
        <draw:path draw:style-name="gr7" draw:text-style-name="P3" draw:layer="layout" svg:width="0.081cm" svg:height="0.098cm" svg:x="10.609cm" svg:y="20.799cm" svg:viewBox="0 0 82 99" svg:d="M10 14l8 13c9-9 17-13 26-13 8 0 12 4 17 4 4 4 8 13 8 21v4h-21c-13 0-26 5-34 9-10 4-14 13-14 21 0 5 4 9 4 9 0 4 6 8 6 8 4 5 8 5 12 9 5 0 9 0 13 0 13 0 21-4 34-13v13h13v-60c0-12-4-21-13-29-4-6-13-10-25-10-13 0-26 4-34 14zM69 52v8c0 5 0 9-4 9 0 4 0 4-4 9l-5 4c-4 0-4 4-8 4s-9 0-13 0-8 0-13-4c-4 0-4-4-4-9 0-4 0-4 0-8 0 0 4-5 9-5 0-4 4-4 8-4 4-4 13-4 17-4s4 0 9 0h4z">
          <text:p/>
        </draw:path>
        <draw:path draw:style-name="gr7" draw:text-style-name="P3" draw:layer="layout" svg:width="0.081cm" svg:height="0.136cm" svg:x="10.613cm" svg:y="20.294cm" svg:viewBox="0 0 82 137" svg:d="M0 0v133h10l4-9c4 5 9 5 13 9s8 4 17 4c4 0 8 0 13-4 4 0 8-4 12-9 5-4 9-8 9-17 4-4 4-12 4-21 0-8 0-12-4-21 0-4-4-8-9-13-4-4-8-8-12-8-5-5-9-5-13-5s-13 0-17 5c-4 4-9 8-13 13v-52l4-5zM27 120c-4 0-4-4-4-4-5 0-5-4-5-4 0-5 0-9 0-13-4-4-4-9-4-13 0-8 4-17 4-21s5-8 9-8c4-5 8-5 8-5 13 0 17 5 26 9 4 8 4 17 4 29 0 9 0 13 0 17-4 5-4 9-8 9-5 4-5 4-9 8-4 0-8 0-8 0-5 0-5 0-5 0-4 0-4-4-8-4z">
          <text:p/>
        </draw:path>
        <draw:path draw:style-name="gr7" draw:text-style-name="P3" draw:layer="layout" svg:width="0.081cm" svg:height="0.097cm" svg:x="11.887cm" svg:y="20.299cm" svg:viewBox="0 0 82 98" svg:d="M10 12l8 14c4-10 13-14 25-14 9 0 13 4 18 9 4 0 4 9 4 18v4h-17c-13 0-26 4-34 9-10 4-14 12-14 21 0 4 0 8 4 8 0 4 6 9 6 9 4 4 8 4 8 8 4 0 9 0 17 0s21-4 30-13v13h17v-59c0-13-4-23-13-31-4-4-13-8-26-8-12 0-25 4-33 12zM65 52v8c0 4 0 9 0 9 0 4 0 4-4 8l-5 4c-4 0-4 4-8 4-5 0-9 5-13 5s-8-5-13-9c-4 0-4-4-4-8s0-4 0-9l4-4c5-4 9-4 13-4s8-4 17-4c4 0 4 0 4 0z">
          <text:p/>
        </draw:path>
        <draw:path draw:style-name="gr7" draw:text-style-name="P3" draw:layer="layout" svg:width="0.03cm" svg:height="0.055cm" svg:x="12.014cm" svg:y="20.375cm" svg:viewBox="0 0 31 56" svg:d="M31 18c0-4-4-9-4-13-4-5-10-5-14-5 0 0-4 0-8 5 0 0 0 4 0 9v4c0 0 4 0 4 4h4c0 4 0 4 0 4 0 5 0 9-4 13 0 4-4 4-9 9l9 8c14-17 22-30 22-38z">
          <text:p/>
        </draw:path>
        <draw:path draw:style-name="gr7" draw:text-style-name="P3" draw:layer="layout" svg:width="0.081cm" svg:height="0.136cm" svg:x="12.095cm" svg:y="20.26cm" svg:viewBox="0 0 82 137" svg:d="M0 0v137h9l8-13c0 5 4 9 9 9 4 4 12 4 18 4 4 0 8 0 12-4 5 0 9-4 13-9 4-4 9-8 9-12 4-9 4-13 4-21 0-9 0-18-4-22 0-8-5-14-9-18 0-4-4-4-8-8-5 0-13-4-17-4-6 0-10 4-14 4-9 4-13 8-13 12v-50c0-5 0-5 0-5zM26 120c0 0-5 0-5-4l-4-4c0-4 0-9 0-9 0-4 0-12 0-17 0-8 0-17 0-21 4 0 4-4 9-10 4 0 8-4 12-4 10 0 18 4 23 14 4 4 8 13 8 26 0 8-4 12-4 17 0 4-4 8-9 12 0 0-4 4-8 4s-4 0-10 0h-4c-4 0-4 0-8-4z">
          <text:p/>
        </draw:path>
        <draw:path draw:style-name="gr7" draw:text-style-name="P3" draw:layer="layout" svg:width="0.08cm" svg:height="0.094cm" svg:x="11.985cm" svg:y="20.769cm" svg:viewBox="0 0 81 95" svg:d="M8 13l9 10c8-10 17-14 25-14 9 0 13 4 17 8 5 6 5 10 5 18v5h-18c-12 0-25 4-34 8-8 4-12 13-12 21 0 4 4 9 4 9 0 4 4 8 4 8 4 4 9 4 13 9 4 0 8 0 13 0 12 0 21-5 30-13v13h17v-60c0-12-4-22-13-26-4-9-13-9-26-9s-25 5-34 13zM68 52v5c0 4-4 8-4 12l-5 4c0 0 0 5-4 5-4 4-4 4-9 4-4 4-8 4-12 4-5 0-9-4-13-4-4-4-4-9-4-13s0-4 0-8l4-4c4 0 8-5 13-5 4 0 12 0 17 0 4 0 4 0 8 0h5z">
          <text:p/>
        </draw:path>
        <draw:path draw:style-name="gr7" draw:text-style-name="P3" draw:layer="layout" svg:width="0.081cm" svg:height="0.14cm" svg:x="11.301cm" svg:y="21.24cm" svg:viewBox="0 0 82 141" svg:d="M0 0v137h9l4-13c4 4 9 9 13 13 4 0 9 4 18 4 4 0 8-4 12-4 5-4 9-4 13-9 4-4 9-8 9-16 4-5 4-13 4-23 0-8 0-17-4-21 0-4-5-13-9-13-4-4-8-8-13-12-4 0-8 0-12 0-5 0-14 0-18 4s-9 4-13 13v-56h4v-4zM26 124c-4-4-4-4-4-4-5-4-5-4-5-8 0 0 0-5-4-9 0-4 0-9 0-14 0-12 4-17 4-21s5-8 9-8c4-5 9-5 9-5 13 0 17 0 26 9 4 8 4 17 4 30 0 5 0 9 0 13-4 5-4 9-9 13-4 4-4 4-8 4s-9 4-9 4c-4 0-5-4-9-4z">
          <text:p/>
        </draw:path>
        <draw:path draw:style-name="gr8" draw:text-style-name="P4" draw:layer="layout" svg:width="0.145cm" svg:height="0.208cm" svg:x="9.832cm" svg:y="20.553cm" svg:viewBox="0 0 146 209" svg:d="M107 34c0 8-4 31-12 48-5 21-34 46-47 46-14 0-18-21-18-38 0-38 26-77 60-77 9 0 17 12 17 21zM73 188c-4 8-8 8-17 13h-8c0 0-5 0-5 4v4h5c0 0 21 0 34 0s34 0 34 0v-8l-4-5c-5 0-13 0-13-8l47-171c0-4 0-8 0-8 0-9-5-9-5-9-4 0-8 0-12 9l-9 8c-8-8-17-13-34-13-34 0-86 34-86 90 0 22 9 47 38 47 18 0 35-8 52-34h5z">
          <text:p/>
        </draw:path>
        <draw:path draw:style-name="gr8" draw:text-style-name="P4" draw:layer="layout" svg:width="0.098cm" svg:height="0.149cm" svg:x="9.989cm" svg:y="20.591cm" svg:viewBox="0 0 99 150" svg:d="M47 0c-30 0-47 30-47 78 0 42 17 72 47 72 31 0 52-30 52-72 0-48-21-78-52-78zM47 13c22 0 31 21 31 65 0 38-9 59-31 59-17 0-30-21-30-59 0-44 13-65 30-65z">
          <text:p/>
        </draw:path>
        <draw:path draw:style-name="gr8" draw:text-style-name="P4" draw:layer="layout" svg:width="0.144cm" svg:height="0.208cm" svg:x="11.208cm" svg:y="20.553cm" svg:viewBox="0 0 145 209" svg:d="M106 34c0 8-4 31-13 48-4 21-34 46-46 46-13 0-17-21-17-38 0-38 25-77 59-77 8 0 17 12 17 21zM72 188c-4 8-9 8-17 13h-8c0 0-5 0-5 4v4h5c0 0 21 0 33 0 13 0 36 0 36 0v-8l-10-5c-4 0-9 0-9-8l48-171c0-4 0-8 0-8 0-9-4-9-4-9-4 0-9 0-13 9l-8 8c-10-8-18-13-35-13-34 0-85 34-85 90 0 22 8 47 38 47 17 0 34-8 51-34h4z">
          <text:p/>
        </draw:path>
        <draw:polygon draw:style-name="gr8" draw:text-style-name="P4" draw:layer="layout" svg:width="0.076cm" svg:height="0.145cm" svg:x="11.374cm" svg:y="20.591cm" svg:viewBox="0 0 77 146" draw:points="47,0 0,17 0,26 34,17 34,133 30,137 5,137 5,146 77,146 77,137 56,137 51,133 51,0">
          <text:p/>
        </draw:polygon>
        <draw:path draw:style-name="gr8" draw:text-style-name="P4" draw:layer="layout" svg:width="0.144cm" svg:height="0.208cm" svg:x="12.588cm" svg:y="20.553cm" svg:viewBox="0 0 145 209" svg:d="M107 34c0 8-4 31-13 48-4 21-34 46-47 46-12 0-17-21-17-38 0-38 26-77 60-77 8 0 17 12 17 21zM73 188c-5 8-9 8-17 13h-9c0 0-4 0-4 4v4h4c0 0 21 0 34 0s34 0 34 0v-8l-8-5c-4 0-9 0-9-8l47-171c0-4 0-8 0-8 0-9-4-9-4-9-5 0-9 0-13 9l-8 8c-9-8-17-13-35-13-33 0-85 34-85 90 0 22 8 47 39 47 17 0 34-8 51-34h4z">
          <text:p/>
        </draw:path>
        <draw:path draw:style-name="gr8" draw:text-style-name="P4" draw:layer="layout" svg:width="0.093cm" svg:height="0.144cm" svg:x="12.745cm" svg:y="20.591cm" svg:viewBox="0 0 94 145" svg:d="M17 128c47-33 73-60 73-85 0-26-17-43-44-43-25 0-42 17-42 30 0 9 4 13 8 13 5 0 9 0 13-4v-22c5-4 13-4 17-4 18 0 31 13 31 30 0 29-31 52-73 90v12h94v-34h-8l-5 17z">
          <text:p/>
        </draw:path>
        <draw:line draw:style-name="gr1" draw:text-style-name="P1" draw:layer="layout" svg:x1="10.451cm" svg:y1="23.72cm" svg:x2="9.891cm" svg:y2="23.72cm">
          <text:p/>
        </draw:line>
        <draw:polygon draw:style-name="gr2" draw:text-style-name="P2" draw:layer="layout" svg:width="0.234cm" svg:height="0.123cm" svg:x="10.451cm" svg:y="23.656cm" svg:viewBox="0 0 235 124" draw:points="235,65 0,0 0,124">
          <text:p/>
        </draw:polygon>
        <draw:polygon draw:style-name="gr3" draw:text-style-name="P1" draw:layer="layout" svg:width="0.234cm" svg:height="0.123cm" svg:x="10.451cm" svg:y="23.656cm" svg:viewBox="0 0 235 124" draw:points="235,65 0,0 0,124">
          <text:p/>
        </draw:polygon>
        <draw:path draw:style-name="gr1" draw:text-style-name="P1" draw:layer="layout" svg:width="0.453cm" svg:height="0.573cm" svg:x="10.748cm" svg:y="22.892cm" svg:viewBox="0 0 454 574" svg:d="M5 358c-26-196 59-358 221-358 225 0 302 307 149 574">
          <text:p/>
        </draw:path>
        <draw:path draw:style-name="gr2" draw:text-style-name="P2" draw:layer="layout" svg:width="0.136cm" svg:height="0.225cm" svg:x="10.693cm" svg:y="23.24cm" svg:viewBox="0 0 137 226" svg:d="M137 226c-21-77-25-158-21-226l-116 13c30 77 74 148 137 213z">
          <text:p/>
        </draw:path>
        <draw:path draw:style-name="gr3" draw:text-style-name="P1" draw:layer="layout" svg:width="0.136cm" svg:height="0.225cm" svg:x="10.693cm" svg:y="23.24cm" svg:viewBox="0 0 137 226" svg:d="M137 226c-21-77-25-158-21-226l-116 13c30 77 74 148 137 213z">
          <text:p/>
        </draw:path>
        <draw:line draw:style-name="gr1" draw:text-style-name="P1" draw:layer="layout" svg:x1="11.827cm" svg:y1="23.72cm" svg:x2="11.266cm" svg:y2="23.72cm">
          <text:p/>
        </draw:line>
        <draw:polygon draw:style-name="gr2" draw:text-style-name="P2" draw:layer="layout" svg:width="0.233cm" svg:height="0.123cm" svg:x="11.827cm" svg:y="23.656cm" svg:viewBox="0 0 234 124" draw:points="234,65 0,0 0,124">
          <text:p/>
        </draw:polygon>
        <draw:polygon draw:style-name="gr3" draw:text-style-name="P1" draw:layer="layout" svg:width="0.233cm" svg:height="0.123cm" svg:x="11.827cm" svg:y="23.656cm" svg:viewBox="0 0 234 124" draw:points="234,65 0,0 0,124">
          <text:p/>
        </draw:polygon>
        <draw:path draw:style-name="gr2" draw:text-style-name="P2" draw:layer="layout" svg:width="0.582cm" svg:height="0.581cm" svg:x="9.309cm" svg:y="23.427cm" svg:viewBox="0 0 583 582" svg:d="M583 294c0-162-132-294-293-294-158 0-290 132-290 294 0 157 132 288 290 288 161 0 293-131 293-288z">
          <text:p/>
        </draw:path>
        <draw:path draw:style-name="gr4" draw:text-style-name="P1" draw:layer="layout" svg:width="0.582cm" svg:height="0.581cm" svg:x="9.309cm" svg:y="23.427cm" svg:viewBox="0 0 583 582" svg:d="M583 294c0-162-132-294-293-294-158 0-290 132-290 294 0 157 132 288 290 288 161 0 293-131 293-288z">
          <text:p/>
        </draw:path>
        <draw:path draw:style-name="gr2" draw:text-style-name="P2" draw:layer="layout" svg:width="0.581cm" svg:height="0.581cm" svg:x="10.685cm" svg:y="23.427cm" svg:viewBox="0 0 582 582" svg:d="M582 294c0-162-131-294-292-294-158 0-290 132-290 294 0 157 132 288 290 288 161 0 292-131 292-288z">
          <text:p/>
        </draw:path>
        <draw:path draw:style-name="gr4" draw:text-style-name="P1" draw:layer="layout" svg:width="0.581cm" svg:height="0.581cm" svg:x="10.685cm" svg:y="23.427cm" svg:viewBox="0 0 582 582" svg:d="M582 294c0-162-131-294-292-294-158 0-290 132-290 294 0 157 132 288 290 288 161 0 292-131 292-288z">
          <text:p/>
        </draw:path>
        <draw:path draw:style-name="gr2" draw:text-style-name="P2" draw:layer="layout" svg:width="0.582cm" svg:height="0.581cm" svg:x="12.06cm" svg:y="23.427cm" svg:viewBox="0 0 583 582" svg:d="M583 294c0-162-131-294-294-294-161 0-289 132-289 294 0 157 128 288 289 288 163 0 294-131 294-288z">
          <text:p/>
        </draw:path>
        <draw:path draw:style-name="gr5" draw:text-style-name="P1" draw:layer="layout" svg:width="0.582cm" svg:height="0.581cm" svg:x="12.06cm" svg:y="23.427cm" svg:viewBox="0 0 583 582" svg:d="M583 294c0-162-131-294-294-294-161 0-289 132-289 294 0 157 128 288 289 288 163 0 294-131 294-288z">
          <text:p/>
        </draw:path>
        <draw:path draw:style-name="gr6" draw:text-style-name="P1" draw:layer="layout" svg:width="0.582cm" svg:height="0.581cm" svg:x="12.06cm" svg:y="23.427cm" svg:viewBox="0 0 583 582" svg:d="M583 294c0-162-131-294-294-294-161 0-289 132-289 294 0 157 128 288 289 288 163 0 294-131 294-288z">
          <text:p/>
        </draw:path>
        <draw:path draw:style-name="gr7" draw:text-style-name="P3" draw:layer="layout" svg:width="0.08cm" svg:height="0.131cm" svg:x="10.248cm" svg:y="23.775cm" svg:viewBox="0 0 81 132" svg:d="M43 13c9 0 13 9 21 17l-48 56c0-4 0-13 0-22 0-21 5-51 27-51zM43 0c-27 0-43 39-43 69 0 29 16 63 43 63 30 0 38-38 38-68 0-29-12-64-38-64zM69 43c0 9 0 17 0 26 0 21-9 51-26 51-10 0-18-9-22-22z">
          <text:p/>
        </draw:path>
        <draw:path draw:style-name="gr7" draw:text-style-name="P3" draw:layer="layout" svg:width="0.081cm" svg:height="0.132cm" svg:x="10.833cm" svg:y="22.672cm" svg:viewBox="0 0 82 133" svg:d="M44 13c8 0 13 8 17 17l-42 56c-6-5-6-14-6-22 0-22 10-51 31-51zM44 0c-31 0-44 38-44 68 0 31 19 65 44 65s38-39 38-69-13-64-38-64zM65 42c4 9 4 17 4 26 0 22-8 52-25 52-9 0-17-9-21-21z">
          <text:p/>
        </draw:path>
        <draw:path draw:style-name="gr7" draw:text-style-name="P3" draw:layer="layout" svg:width="0.03cm" svg:height="0.055cm" svg:x="10.961cm" svg:y="22.778cm" svg:viewBox="0 0 31 56" svg:d="M31 17c0-4-6-8-6-13-4 0-8-4-12-4-5 0-5 0-9 4 0 0-4 5-4 9l4 4c0 0 0 4 4 4l5 5v4c0 0 0 4-5 9-4 4-4 9-8 13l4 4c17-13 27-26 27-39z">
          <text:p/>
        </draw:path>
        <draw:polygon draw:style-name="gr7" draw:text-style-name="P3" draw:layer="layout" svg:width="0.042cm" svg:height="0.127cm" svg:x="11.046cm" svg:y="22.672cm" svg:viewBox="0 0 43 128" draw:points="43,0 35,0 0,18 4,26 29,22 29,128 43,128">
          <text:p/>
        </draw:polygon>
        <draw:polygon draw:style-name="gr7" draw:text-style-name="P3" draw:layer="layout" svg:width="0.042cm" svg:height="0.127cm" svg:x="11.632cm" svg:y="23.775cm" svg:viewBox="0 0 43 128" draw:points="43,0 35,0 0,17 4,25 29,21 29,128 43,128">
          <text:p/>
        </draw:polygon>
        <draw:path draw:style-name="gr8" draw:text-style-name="P4" draw:layer="layout" svg:width="0.144cm" svg:height="0.207cm" svg:x="9.471cm" svg:y="23.614cm" svg:viewBox="0 0 145 208" svg:d="M106 34c0 4-4 29-13 46-4 17-34 44-47 44-12 0-17-22-17-40 0-34 26-72 60-72 8 0 17 9 17 22zM72 183c-5 8-9 13-17 13l-9 4h-4v8h4c0 0 21-4 34-4s34 0 34 0v-4-4h-8c-4 0-9 0-9-9v-4l48-171c0 0 0-4 0-8s-4-4-4-4c-5 0-9 0-13 4l-8 13c-10-9-18-17-36-17-33 0-84 38-84 89 0 26 8 47 38 47 17 0 34-4 51-29h4z">
          <text:p/>
        </draw:path>
        <draw:path draw:style-name="gr8" draw:text-style-name="P4" draw:layer="layout" svg:width="0.102cm" svg:height="0.144cm" svg:x="9.623cm" svg:y="23.652cm" svg:viewBox="0 0 103 145" svg:d="M52 0c-30 0-52 25-52 73 0 47 22 72 52 72s51-25 51-72c0-48-21-73-51-73zM52 8c22 0 30 21 30 65 0 42-8 64-30 64-16 0-30-22-30-64 0-44 14-65 30-65z">
          <text:p/>
        </draw:path>
        <draw:path draw:style-name="gr8" draw:text-style-name="P4" draw:layer="layout" svg:width="0.145cm" svg:height="0.207cm" svg:x="10.846cm" svg:y="23.614cm" svg:viewBox="0 0 146 208" svg:d="M107 34c0 4-4 29-12 46-9 17-34 44-47 44-14 0-18-22-18-40 0-34 26-72 56-72 13 0 21 9 21 22zM73 183c-4 8-8 13-21 13l-4 4h-4v8c0 0 25-4 38-4s34 0 34 0v-4-4h-9c-4 0-8 0-8-9v-4l47-171c0 0 0-4 0-8s-5-4-5-4c-4 0-8 0-12 4l-9 13c-8-9-21-17-34-17-34 0-86 38-86 89 0 26 9 47 39 47 17 0 30-4 51-29z">
          <text:p/>
        </draw:path>
        <draw:polygon draw:style-name="gr8" draw:text-style-name="P4" draw:layer="layout" svg:width="0.076cm" svg:height="0.144cm" svg:x="11.012cm" svg:y="23.652cm" svg:viewBox="0 0 77 145" draw:points="47,0 0,12 0,21 34,17 34,128 30,132 8,137 8,145 77,145 77,137 55,132 51,132 51,0">
          <text:p/>
        </draw:polygon>
        <draw:path draw:style-name="gr8" draw:text-style-name="P4" draw:layer="layout" svg:width="0.144cm" svg:height="0.207cm" svg:x="12.222cm" svg:y="23.614cm" svg:viewBox="0 0 145 208" svg:d="M107 34c0 4-4 29-14 46-8 17-34 44-47 44-12 0-16-22-16-40 0-34 25-72 55-72 13 0 22 9 22 22zM68 183c0 8-5 13-17 13l-5 4h-4v8c0 0 26-4 38-4 13 0 35 0 35 0v-4-4h-8c-4 0-9 0-9-9v-4l47-171c0 0 0-4 0-8s-4-4-4-4c-4 0-9 0-13 4l-8 13c-9-9-22-17-35-17-34 0-85 38-85 89 0 26 4 47 38 47 17 0 30-4 51-29z">
          <text:p/>
        </draw:path>
        <draw:path draw:style-name="gr8" draw:text-style-name="P4" draw:layer="layout" svg:width="0.097cm" svg:height="0.144cm" svg:x="12.375cm" svg:y="23.652cm" svg:viewBox="0 0 98 145" svg:d="M22 128c47-38 72-59 72-90 0-21-17-38-43-38-25 0-46 17-46 30 0 8 4 12 12 12 5 0 9 0 9-4v-21c8-4 13-4 21-4 17 0 26 8 26 29 0 27-26 52-73 90v13h98v-34h-8l-5 17z">
          <text:p/>
        </draw:path>
      </draw:page>
      <draw:page draw:name="page12" draw:style-name="dp1" draw:master-page-name="Padrão">
        <draw:line draw:style-name="gr1" draw:text-style-name="P1" draw:layer="layout" svg:x1="6.042cm" svg:y1="3.76cm" svg:x2="5.482cm" svg:y2="3.76cm">
          <text:p/>
        </draw:line>
        <draw:polygon draw:style-name="gr2" draw:text-style-name="P2" draw:layer="layout" svg:width="0.233cm" svg:height="0.127cm" svg:x="6.042cm" svg:y="3.697cm" svg:viewBox="0 0 234 128" draw:points="234,64 0,0 0,128">
          <text:p/>
        </draw:polygon>
        <draw:polygon draw:style-name="gr3" draw:text-style-name="P1" draw:layer="layout" svg:width="0.233cm" svg:height="0.127cm" svg:x="6.042cm" svg:y="3.697cm" svg:viewBox="0 0 234 128" draw:points="234,64 0,0 0,128">
          <text:p/>
        </draw:polygon>
        <draw:path draw:style-name="gr1" draw:text-style-name="P1" draw:layer="layout" svg:width="0.453cm" svg:height="0.573cm" svg:x="4.963cm" svg:y="2.933cm" svg:viewBox="0 0 454 574" svg:d="M5 356c-26-195 59-356 222-356 225 0 301 310 144 574">
          <text:p/>
        </draw:path>
        <draw:path draw:style-name="gr2" draw:text-style-name="P2" draw:layer="layout" svg:width="0.135cm" svg:height="0.225cm" svg:x="4.909cm" svg:y="3.281cm" svg:viewBox="0 0 136 226" svg:d="M136 226c-21-78-29-154-21-226l-115 17c26 72 72 144 136 209z">
          <text:p/>
        </draw:path>
        <draw:path draw:style-name="gr3" draw:text-style-name="P1" draw:layer="layout" svg:width="0.135cm" svg:height="0.225cm" svg:x="4.909cm" svg:y="3.281cm" svg:viewBox="0 0 136 226" svg:d="M136 226c-21-78-29-154-21-226l-115 17c26 72 72 144 136 209z">
          <text:p/>
        </draw:path>
        <draw:line draw:style-name="gr1" draw:text-style-name="P1" draw:layer="layout" svg:x1="7.418cm" svg:y1="3.76cm" svg:x2="6.857cm" svg:y2="3.76cm">
          <text:p/>
        </draw:line>
        <draw:polygon draw:style-name="gr2" draw:text-style-name="P2" draw:layer="layout" svg:width="0.233cm" svg:height="0.127cm" svg:x="7.418cm" svg:y="3.697cm" svg:viewBox="0 0 234 128" draw:points="234,64 0,0 0,128">
          <text:p/>
        </draw:polygon>
        <draw:polygon draw:style-name="gr3" draw:text-style-name="P1" draw:layer="layout" svg:width="0.233cm" svg:height="0.127cm" svg:x="7.418cm" svg:y="3.697cm" svg:viewBox="0 0 234 128" draw:points="234,64 0,0 0,128">
          <text:p/>
        </draw:polygon>
        <draw:line draw:style-name="gr1" draw:text-style-name="P1" draw:layer="layout" svg:x1="8.793cm" svg:y1="3.76cm" svg:x2="8.233cm" svg:y2="3.76cm">
          <text:p/>
        </draw:line>
        <draw:polygon draw:style-name="gr2" draw:text-style-name="P2" draw:layer="layout" svg:width="0.233cm" svg:height="0.127cm" svg:x="8.793cm" svg:y="3.697cm" svg:viewBox="0 0 234 128" draw:points="234,64 0,0 0,128">
          <text:p/>
        </draw:polygon>
        <draw:polygon draw:style-name="gr3" draw:text-style-name="P1" draw:layer="layout" svg:width="0.233cm" svg:height="0.127cm" svg:x="8.793cm" svg:y="3.697cm" svg:viewBox="0 0 234 128" draw:points="234,64 0,0 0,128">
          <text:p/>
        </draw:polygon>
        <draw:path draw:style-name="gr2" draw:text-style-name="P2" draw:layer="layout" svg:width="0.582cm" svg:height="0.582cm" svg:x="4.9cm" svg:y="3.467cm" svg:viewBox="0 0 583 583" svg:d="M583 294c0-161-133-294-294-294-162 0-289 133-289 294s127 289 289 289c161 0 294-128 294-289z">
          <text:p/>
        </draw:path>
        <draw:path draw:style-name="gr4" draw:text-style-name="P1" draw:layer="layout" svg:width="0.582cm" svg:height="0.582cm" svg:x="4.9cm" svg:y="3.467cm" svg:viewBox="0 0 583 583" svg:d="M583 294c0-161-133-294-294-294-162 0-289 133-289 294s127 289 289 289c161 0 294-128 294-289z">
          <text:p/>
        </draw:path>
        <draw:path draw:style-name="gr2" draw:text-style-name="P2" draw:layer="layout" svg:width="0.581cm" svg:height="0.582cm" svg:x="6.276cm" svg:y="3.467cm" svg:viewBox="0 0 582 583" svg:d="M582 294c0-161-132-294-293-294-162 0-289 133-289 294s127 289 289 289c161 0 293-128 293-289z">
          <text:p/>
        </draw:path>
        <draw:path draw:style-name="gr4" draw:text-style-name="P1" draw:layer="layout" svg:width="0.581cm" svg:height="0.582cm" svg:x="6.276cm" svg:y="3.467cm" svg:viewBox="0 0 582 583" svg:d="M582 294c0-161-132-294-293-294-162 0-289 133-289 294s127 289 289 289c161 0 293-128 293-289z">
          <text:p/>
        </draw:path>
        <draw:path draw:style-name="gr2" draw:text-style-name="P2" draw:layer="layout" svg:width="0.582cm" svg:height="0.582cm" svg:x="7.651cm" svg:y="3.467cm" svg:viewBox="0 0 583 583" svg:d="M583 294c0-161-132-294-293-294-162 0-290 133-290 294s128 289 290 289c161 0 293-128 293-289z">
          <text:p/>
        </draw:path>
        <draw:path draw:style-name="gr4" draw:text-style-name="P1" draw:layer="layout" svg:width="0.582cm" svg:height="0.582cm" svg:x="7.651cm" svg:y="3.467cm" svg:viewBox="0 0 583 583" svg:d="M583 294c0-161-132-294-293-294-162 0-290 133-290 294s128 289 290 289c161 0 293-128 293-289z">
          <text:p/>
        </draw:path>
        <draw:path draw:style-name="gr2" draw:text-style-name="P2" draw:layer="layout" svg:width="0.582cm" svg:height="0.582cm" svg:x="9.026cm" svg:y="3.467cm" svg:viewBox="0 0 583 583" svg:d="M583 294c0-161-132-294-294-294-161 0-289 133-289 294s128 289 289 289c162 0 294-128 294-289z">
          <text:p/>
        </draw:path>
        <draw:path draw:style-name="gr5" draw:text-style-name="P1" draw:layer="layout" svg:width="0.582cm" svg:height="0.582cm" svg:x="9.026cm" svg:y="3.467cm" svg:viewBox="0 0 583 583" svg:d="M583 294c0-161-132-294-294-294-161 0-289 133-289 294s128 289 289 289c162 0 294-128 294-289z">
          <text:p/>
        </draw:path>
        <draw:path draw:style-name="gr6" draw:text-style-name="P1" draw:layer="layout" svg:width="0.582cm" svg:height="0.582cm" svg:x="9.026cm" svg:y="3.467cm" svg:viewBox="0 0 583 583" svg:d="M583 294c0-161-132-294-294-294-161 0-289 133-289 294s128 289 289 289c162 0 294-128 294-289z">
          <text:p/>
        </draw:path>
        <draw:path draw:style-name="gr7" draw:text-style-name="P3" draw:layer="layout" svg:width="0.081cm" svg:height="0.132cm" svg:x="5.838cm" svg:y="3.815cm" svg:viewBox="0 0 82 133" svg:d="M43 13c8 0 12 9 18 17l-44 61c0-10-4-19-4-23 0-21 8-55 30-55zM43 0c-30 0-43 38-43 68 0 31 17 65 43 65s39-38 39-65c0-34-13-68-39-68zM65 43c4 8 4 17 4 25 0 27-8 52-26 52-9 0-17-8-22-17z">
          <text:p/>
        </draw:path>
        <draw:path draw:style-name="gr7" draw:text-style-name="P3" draw:layer="layout" svg:width="0.081cm" svg:height="0.131cm" svg:x="5.048cm" svg:y="2.713cm" svg:viewBox="0 0 82 132" svg:d="M43 13c4 0 14 9 18 17l-44 60c-4-9-4-17-4-26 0-21 9-51 30-51zM39 0c-26 0-39 39-39 69 0 29 17 63 39 63 30 0 43-38 43-68s-13-64-43-64zM65 43c4 9 4 17 4 26 0 25-8 50-30 50-4 0-13-8-17-17z">
          <text:p/>
        </draw:path>
        <draw:path draw:style-name="gr7" draw:text-style-name="P3" draw:layer="layout" svg:width="0.025cm" svg:height="0.055cm" svg:x="5.176cm" svg:y="2.819cm" svg:viewBox="0 0 26 56" svg:d="M26 17c0-5 0-9-4-13 0 0-5-4-9-4-5 0-5 4-9 4 0 4-4 4-4 8 0 5 0 5 4 5 0 4 0 4 4 4v5c5 0 5 0 5 4 0 0 0 5-5 9-4 4-4 8-8 12l4 5c18-13 22-26 22-39z">
          <text:p/>
        </draw:path>
        <draw:polygon draw:style-name="gr7" draw:text-style-name="P3" draw:layer="layout" svg:width="0.042cm" svg:height="0.123cm" svg:x="5.261cm" svg:y="2.717cm" svg:viewBox="0 0 43 124" draw:points="43,0 34,0 0,17 4,21 30,17 30,124 43,124">
          <text:p/>
        </draw:polygon>
        <draw:path draw:style-name="gr7" draw:text-style-name="P3" draw:layer="layout" svg:width="0.08cm" svg:height="0.132cm" svg:x="7.214cm" svg:y="3.815cm" svg:viewBox="0 0 81 133" svg:d="M43 13c9 0 13 9 17 17l-43 61c-4-10-4-19-4-23 0-21 8-55 30-55zM43 0c-30 0-43 38-43 68 0 31 17 65 43 65s38-38 38-65c0-34-12-68-38-68zM64 43c5 8 5 17 5 25 0 27-9 52-26 52-9 0-18-8-22-17z">
          <text:p/>
        </draw:path>
        <draw:polygon draw:style-name="gr7" draw:text-style-name="P3" draw:layer="layout" svg:width="0.042cm" svg:height="0.123cm" svg:x="8.598cm" svg:y="3.82cm" svg:viewBox="0 0 43 124" draw:points="43,0 35,0 0,17 4,21 30,17 30,124 43,124">
          <text:p/>
        </draw:polygon>
        <draw:path draw:style-name="gr8" draw:text-style-name="P4" draw:layer="layout" svg:width="0.145cm" svg:height="0.208cm" svg:x="5.061cm" svg:y="3.654cm" svg:viewBox="0 0 146 209" svg:d="M107 34c0 4-4 30-12 47-9 21-34 46-48 46-13 0-17-21-17-38 0-38 26-76 56-76 13 0 21 8 21 21zM69 183c0 8-4 12-17 16h-5-4v10c0 0 26 0 39 0s34 0 34 0v-10l-9-4c-4 0-8 0-8-8v-4l42-166c5-4 5-8 5-13 0-4-5-4-5-4-4 0-8 0-12 4l-9 13c-8-8-21-13-34-13-34 0-86 34-86 85 0 26 4 51 39 51 17 0 30-8 51-34z">
          <text:p/>
        </draw:path>
        <draw:path draw:style-name="gr8" draw:text-style-name="P4" draw:layer="layout" svg:width="0.102cm" svg:height="0.145cm" svg:x="5.214cm" svg:y="3.692cm" svg:viewBox="0 0 103 146" svg:d="M52 0c-31 0-52 26-52 73s21 73 52 73c30 0 51-26 51-73s-21-73-51-73zM52 13c21 0 30 21 30 60 0 43-9 64-30 64-22 0-31-21-31-64 0-39 9-60 31-60z">
          <text:p/>
        </draw:path>
        <draw:path draw:style-name="gr8" draw:text-style-name="P4" draw:layer="layout" svg:width="0.144cm" svg:height="0.208cm" svg:x="6.437cm" svg:y="3.654cm" svg:viewBox="0 0 145 209" svg:d="M106 34c0 4-9 30-13 47-8 21-34 46-46 46-13 0-18-21-18-38 0-38 26-76 56-76 12 0 21 8 21 21zM68 183c0 8-4 12-17 16h-4-5v10c0 0 26 0 38 0 13 0 34 0 34 0v-10l-8-4c-4 0-13 0-13-8 0 0 4 0 4-4l44-166c0-4 4-8 4-13 0-4-4-4-4-4-4 0-8 0-13 4l-8 13c-10-8-23-13-35-13-34 0-85 34-85 85 0 26 4 51 38 51 17 0 30-8 51-34z">
          <text:p/>
        </draw:path>
        <draw:polygon draw:style-name="gr8" draw:text-style-name="P4" draw:layer="layout" svg:width="0.077cm" svg:height="0.145cm" svg:x="6.602cm" svg:y="3.692cm" svg:viewBox="0 0 78 146" draw:points="47,0 0,13 0,26 34,17 34,133 30,133 5,137 5,146 78,146 78,137 51,137 51,133 51,0">
          <text:p/>
        </draw:polygon>
        <draw:path draw:style-name="gr8" draw:text-style-name="P4" draw:layer="layout" svg:width="0.141cm" svg:height="0.208cm" svg:x="7.812cm" svg:y="3.654cm" svg:viewBox="0 0 142 209" svg:d="M107 34c0 4-8 30-12 47-10 21-39 46-48 46-13 0-17-21-17-38 0-38 21-76 55-76 14 0 22 8 22 21zM68 183c0 8-4 12-17 16h-4c-4 0-4 0-4 0v10c0 0 25 0 34 0 18 0 39 0 39 0v-10l-9-4c-4 0-12 0-12-8v-4l47-166c0-4 0-8 0-13 0-4 0-4 0-4-5 0-9 0-13 4l-13 13c-4-8-17-13-31-13-34 0-85 34-85 85 0 26 5 51 38 51 13 0 30-8 51-34z">
          <text:p/>
        </draw:path>
        <draw:path draw:style-name="gr8" draw:text-style-name="P4" draw:layer="layout" svg:width="0.098cm" svg:height="0.145cm" svg:x="7.965cm" svg:y="3.692cm" svg:viewBox="0 0 99 146" svg:d="M21 129c47-39 74-61 74-86 0-26-18-43-44-43-25 0-47 17-47 30 0 8 5 13 13 13 4 0 9 0 9-5v-21c8-4 12-4 21-4 17 0 25 13 25 30 0 30-25 52-72 90v13h99v-34h-9l-5 17z">
          <text:p/>
        </draw:path>
        <draw:path draw:style-name="gr8" draw:text-style-name="P4" draw:layer="layout" svg:width="0.144cm" svg:height="0.208cm" svg:x="9.184cm" svg:y="3.654cm" svg:viewBox="0 0 145 209" svg:d="M111 34c0 4-9 30-14 47-8 21-38 46-47 46-12 0-21-21-21-38 0-38 26-76 60-76 13 0 22 8 22 21zM72 183c0 8-4 12-17 16h-5c-4 0-4 0-4 0v10c0 0 22 0 34 0 13 0 39 0 39 0v-10h-4l-4-4c-4 0-14 0-14-8v-4l48-166c0-4 0-8 0-13 0-4 0-4-4-4 0 0-5 0-9 4l-13 13c-8-8-17-13-30-13-39 0-89 34-89 85 0 26 8 51 38 51 17 0 34-8 55-34z">
          <text:p/>
        </draw:path>
        <draw:path draw:style-name="gr8" draw:text-style-name="P4" draw:layer="layout" svg:width="0.093cm" svg:height="0.145cm" svg:x="9.341cm" svg:y="3.692cm" svg:viewBox="0 0 94 146" svg:d="M60 73c17-9 30-22 30-35 0-21-17-38-44-38-25 0-42 17-42 30 0 4 4 8 13 8 0 0 4 0 8 0v-21c4-4 13-4 17-4 18 0 31 8 31 25s-13 30-35 30l-4-4v13c4 0 8 0 8 0 22 0 35 9 35 26 0 21-13 34-35 34-4 0-13 0-17-4l-8-17h-4c-9 0-13 4-13 8 0 13 17 22 42 22 31 0 52-17 52-43 0-17-13-30-34-30z">
          <text:p/>
        </draw:path>
        <draw:path draw:style-name="gr8" draw:text-style-name="P4" draw:layer="layout" svg:width="0.213cm" svg:height="0.246cm" svg:x="11.514cm" svg:y="2.255cm" svg:viewBox="0 0 214 247" svg:d="M102 38l73 196h-149zM120 0h-22l-98 238c0 4 0 4 0 9 0 0 5 0 9 0h196c9 0 9 0 9 0 0-5 0-5 0-9z">
          <text:p/>
        </draw:path>
        <draw:path draw:style-name="gr8" draw:text-style-name="P4" draw:layer="layout" svg:width="0.145cm" svg:height="0.229cm" svg:x="12.775cm" svg:y="2.276cm" svg:viewBox="0 0 146 230" svg:d="M72 21c13 0 26 13 34 30l-76 101c-4-12-8-29-8-38 0-38 12-93 50-93zM72 0c-50 0-72 64-72 119s26 111 72 111c52 0 74-65 74-116 0-59-26-114-74-114zM116 72c4 13 4 30 4 47 0 42-14 89-48 89-17 0-29-17-34-34z">
          <text:p/>
        </draw:path>
        <draw:polygon draw:style-name="gr8" draw:text-style-name="P4" draw:layer="layout" svg:width="0.076cm" svg:height="0.225cm" svg:x="14.274cm" svg:y="2.276cm" svg:viewBox="0 0 77 226" draw:points="77,0 59,0 0,29 4,42 51,29 51,226 77,226">
          <text:p/>
        </draw:polygon>
        <draw:line draw:style-name="gr13" draw:text-style-name="P1" draw:layer="layout" svg:x1="11.977cm" svg:y1="2.658cm" svg:x2="14.949cm" svg:y2="2.658cm">
          <text:p/>
        </draw:line>
        <draw:path draw:style-name="gr8" draw:text-style-name="P4" draw:layer="layout" svg:width="0.161cm" svg:height="0.254cm" svg:x="11.387cm" svg:y="2.823cm" svg:viewBox="0 0 162 255" svg:d="M123 42c0 9-8 38-17 56-8 25-38 55-55 55-13 0-17-26-17-47 0-43 25-89 64-89 17 0 25 13 25 25zM81 225c-5 12-9 18-22 18l-4 4c-4 0-4 0-4 0v8c0 0 25 0 38 0 17 0 43 0 43 0v-8c0 0 0-4-5-4h-4c-8 0-17-6-13-18l52-217v-4c0-4-4-4-4-4-4 0-8 0-13 8l-9 13c-13-13-21-17-38-17-39 0-98 42-98 106 0 30 9 60 47 60 17 0 34-9 59-43v4z">
          <text:p/>
        </draw:path>
        <draw:path draw:style-name="gr8" draw:text-style-name="P4" draw:layer="layout" svg:width="0.132cm" svg:height="0.191cm" svg:x="11.565cm" svg:y="2.861cm" svg:viewBox="0 0 133 192" svg:d="M69 0c-42 0-69 34-69 93 0 65 27 99 69 99 39 0 64-34 64-99 0-59-25-93-64-93zM69 13c26 0 39 25 39 80 0 56-13 86-39 86-25 0-42-30-42-86 0-55 17-80 42-80z">
          <text:p/>
        </draw:path>
        <draw:line draw:style-name="gr13" draw:text-style-name="P1" draw:layer="layout" svg:x1="11.969cm" svg:y1="3.137cm" svg:x2="11.969cm" svg:y2="2.649cm">
          <text:p/>
        </draw:line>
        <draw:path draw:style-name="gr8" draw:text-style-name="P4" draw:layer="layout" svg:width="0.119cm" svg:height="0.342cm" svg:x="12.236cm" svg:y="2.723cm" svg:viewBox="0 0 120 343" svg:d="M78 59c0-13 8-43 38-52 4 0 4 0 4-5 0 0-4-4-9 0-29 5-64 27-64 52v68c0 13 0 30-9 34-12 8-25 13-34 13 0 0-4 0-4 4 0 0 4 4 9 4 21 0 33 13 38 30 0 4 0 4 0 17v59c0 13-5 30 17 43 14 8 35 17 47 17 5 0 9 0 9-4 0-5-4-5-4-5-26-8-34-21-38-38 0-4 0-4 0-17v-64c0-12-5-21-19-29-8-9-12-13-21-13 30-9 40-26 40-47z">
          <text:p/>
        </draw:path>
        <draw:path draw:style-name="gr8" draw:text-style-name="P4" draw:layer="layout" svg:width="0.158cm" svg:height="0.254cm" svg:x="12.431cm" svg:y="2.823cm" svg:viewBox="0 0 159 255" svg:d="M120 42c0 9-4 38-12 56-9 25-43 55-57 55-17 0-21-26-21-47 0-43 30-89 69-89 13 0 21 13 21 25zM82 225c-4 12-8 18-22 18l-9 4h-4v8c0 0 31 0 44 0 12 0 38 0 38 0v-8-4h-9c-4 0-12-6-12-18l51-217v-4c0-4-5-4-5-4 0 0-8 0-8 8l-13 13c-9-13-21-17-38-17-39 0-95 42-95 106 0 30 9 60 43 60 17 0 39-9 60-43v4z">
          <text:p/>
        </draw:path>
        <draw:path draw:style-name="gr8" draw:text-style-name="P4" draw:layer="layout" svg:width="0.131cm" svg:height="0.191cm" svg:x="12.606cm" svg:y="2.861cm" svg:viewBox="0 0 132 192" svg:d="M69 0c-43 0-69 34-69 93 0 65 26 99 69 99 38 0 63-34 63-99 0-59-25-93-63-93zM69 13c25 0 38 25 38 80 0 56-13 86-38 86-26 0-43-30-43-86 0-55 17-80 43-80z">
          <text:p/>
        </draw:path>
        <draw:path draw:style-name="gr8" draw:text-style-name="P4" draw:layer="layout" svg:width="0.051cm" svg:height="0.093cm" svg:x="12.788cm" svg:y="2.95cm" svg:viewBox="0 0 52 94" svg:d="M52 38c0-34-22-38-31-38-8 0-21 9-21 21 0 17 13 22 21 22 4 0 4 0 9 0v-5c4 0 8 5 8 9s-8 22-34 39l5 8c12-4 43-29 43-56z">
          <text:p/>
        </draw:path>
        <draw:path draw:style-name="gr8" draw:text-style-name="P4" draw:layer="layout" svg:width="0.158cm" svg:height="0.254cm" svg:x="12.936cm" svg:y="2.823cm" svg:viewBox="0 0 159 255" svg:d="M121 42c0 9-5 38-13 56-9 25-43 55-55 55-13 0-22-26-22-47 0-43 30-89 68-89 13 0 22 13 22 25zM82 225c-4 12-8 18-21 18l-8 4h-5v8h5c0 0 25 0 38 0 12 0 38 0 38 0v-8-4h-8c-5 0-13-6-13-18l51-217v-4c0-4 0-4-5-4 0 0-4 0-8 8l-13 13c-8-13-21-17-34-17-42 0-99 42-99 106 0 30 9 60 44 60 17 0 38-9 59-43v4z">
          <text:p/>
        </draw:path>
        <draw:polygon draw:style-name="gr8" draw:text-style-name="P4" draw:layer="layout" svg:width="0.102cm" svg:height="0.187cm" svg:x="13.128cm" svg:y="2.861cm" svg:viewBox="0 0 103 188" draw:points="60,0 0,17 0,30 43,21 43,171 43,175 8,179 8,188 103,188 103,179 73,175 69,171 69,0">
          <text:p/>
        </draw:polygon>
        <draw:path draw:style-name="gr8" draw:text-style-name="P4" draw:layer="layout" svg:width="0.119cm" svg:height="0.342cm" svg:x="13.336cm" svg:y="2.723cm" svg:viewBox="0 0 120 343" svg:d="M47 59v67c0 21 5 38 39 47-13 0-18 4-26 13-8 8-13 17-13 29v64c0 13 0 13 0 17-4 17-12 30-39 38-4 0-8 0-8 5 0 4 4 4 8 4 17 0 39-9 52-17 17-13 13-30 13-43v-59c0-13 0-13 4-17 4-17 13-30 38-30 5 0 5-4 5-4 0-4 0-4-5-4-8 0-21-5-34-13-4-4-8-21-8-34v-68c0-25-34-47-65-52-4-4-8 0-8 0 0 5 4 5 4 5 31 9 43 39 43 52z">
          <text:p/>
        </draw:path>
        <draw:path draw:style-name="gr8" draw:text-style-name="P4" draw:layer="layout" svg:width="0.119cm" svg:height="0.342cm" svg:x="13.977cm" svg:y="2.723cm" svg:viewBox="0 0 120 343" svg:d="M72 59c0-13 13-43 43-52 0 0 5 0 5-5 0 0-5-4-9 0-31 5-65 27-65 52v68c0 13-4 30-8 34-13 8-25 13-34 13-4 0-4 0-4 4 0 0 0 4 4 4 25 0 38 13 38 30 4 4 4 4 4 17v59c0 13-4 30 13 43 17 8 34 17 52 17 4 0 9 0 9-4 0-5-5-5-9-5-26-8-31-21-39-38 0-4 0-4 0-17v-64c0-12-4-21-13-29-8-9-13-13-25-13 34-9 38-26 38-47z">
          <text:p/>
        </draw:path>
        <draw:path draw:style-name="gr8" draw:text-style-name="P4" draw:layer="layout" svg:width="0.161cm" svg:height="0.254cm" svg:x="14.168cm" svg:y="2.823cm" svg:viewBox="0 0 162 255" svg:d="M124 42c0 9-9 38-17 56-8 25-39 55-56 55-13 0-17-26-17-47 0-43 25-89 65-89 16 0 25 13 25 25zM81 225c0 12-9 18-22 18l-4 4c-4 0-4 0-4 0v8c0 0 25 0 38 0 18 0 43 0 43 0v-8c0 0 0-4-4-4h-4c-9 0-17-6-13-18l51-217v-4c0-4-4-4-4-4-4 0-9 0-13 8l-8 13c-9-13-22-17-38-17-40 0-99 42-99 106 0 30 8 60 46 60 17 0 35-9 61-43v4z">
          <text:p/>
        </draw:path>
        <draw:path draw:style-name="gr8" draw:text-style-name="P4" draw:layer="layout" svg:width="0.132cm" svg:height="0.191cm" svg:x="14.346cm" svg:y="2.861cm" svg:viewBox="0 0 133 192" svg:d="M68 0c-42 0-68 34-68 93 0 65 26 99 68 99 38 0 65-34 65-99 0-59-27-93-65-93zM68 13c26 0 38 25 38 80 0 56-12 86-38 86-25 0-42-30-42-86 0-55 17-80 42-80z">
          <text:p/>
        </draw:path>
        <draw:path draw:style-name="gr8" draw:text-style-name="P4" draw:layer="layout" svg:width="0.119cm" svg:height="0.342cm" svg:x="14.571cm" svg:y="2.723cm" svg:viewBox="0 0 120 343" svg:d="M43 59v67c0 21 8 38 38 47-9 0-13 4-21 13-13 8-17 17-17 29v64c0 13 0 13 0 17-5 17-13 30-39 38-4 0-4 0-4 5 0 4 4 4 9 4 12 0 34-9 46-17 22-13 17-30 17-43v-59c0-13 0-13 0-17 5-17 13-30 39-30 5 0 9-4 9-4 0-4-4-4-4-4-9 0-23-5-35-13-9-4-9-21-9-34v-68c0-25-38-47-63-52-5-4-9 0-9 0 0 5 0 5 4 5 30 9 39 39 39 52z">
          <text:p/>
        </draw:path>
        <draw:path draw:style-name="gr8" draw:text-style-name="P4" draw:layer="layout" svg:width="0.161cm" svg:height="0.254cm" svg:x="11.387cm" svg:y="3.311cm" svg:viewBox="0 0 162 255" svg:d="M123 43c0 9-8 38-17 55-8 26-38 55-55 55-13 0-17-25-17-46 0-43 25-89 64-89 17 0 25 12 25 25zM81 226c-5 12-9 17-22 17l-4 4c-4 0-4 0-4 0v8c0 0 25 0 38 0 17 0 43 0 43 0v-8c0 0 0-4-5-4h-4c-8 0-17-5-13-17l52-217v-4c0-5-4-5-4-5-4 0-8 0-13 9l-9 13c-13-13-21-17-38-17-39 0-98 42-98 106 0 30 9 59 47 59 17 0 34-8 59-42v4z">
          <text:p/>
        </draw:path>
        <draw:polygon draw:style-name="gr8" draw:text-style-name="P4" draw:layer="layout" svg:width="0.098cm" svg:height="0.186cm" svg:x="11.582cm" svg:y="3.349cm" svg:viewBox="0 0 99 187" draw:points="61,0 0,17 0,30 43,21 43,169 38,175 9,179 9,187 99,187 99,179 69,175 69,169 69,0">
          <text:p/>
        </draw:polygon>
        <draw:line draw:style-name="gr13" draw:text-style-name="P1" draw:layer="layout" svg:x1="11.969cm" svg:y1="3.625cm" svg:x2="11.969cm" svg:y2="3.137cm">
          <text:p/>
        </draw:line>
        <draw:path draw:style-name="gr8" draw:text-style-name="P4" draw:layer="layout" svg:width="0.119cm" svg:height="0.339cm" svg:x="12.491cm" svg:y="3.213cm" svg:viewBox="0 0 120 340" svg:d="M73 55c0-13 13-42 43-51h4c0-4-4-4-9-4-30 4-64 26-64 51v68c0 13-5 30-9 35-13 8-25 13-34 13-4 0-4 0-4 4s0 4 4 4c26 0 38 13 38 30 5 4 5 4 5 17v59c0 13-5 30 13 42 17 9 34 17 51 17 5 0 9 0 9-4s-4-4-9-4c-25-4-30-21-38-38 0 0 0-4 0-13v-68c0-13-4-21-13-30-8-8-13-12-26-12 35-9 39-27 39-44z">
          <text:p/>
        </draw:path>
        <draw:path draw:style-name="gr8" draw:text-style-name="P4" draw:layer="layout" svg:width="0.161cm" svg:height="0.254cm" svg:x="12.682cm" svg:y="3.311cm" svg:viewBox="0 0 162 255" svg:d="M123 43c0 9-8 38-17 59-8 22-38 55-55 55-13 0-17-29-17-46 0-47 25-94 64-94 17 0 25 13 25 26zM81 230c-5 8-9 12-22 17h-4c-4 0-4 0-4 4v4c0 0 25 0 38 0 17 0 42 0 42 0v-8l-4-5h-4c-8 0-17 0-13-12l52-221v-4c0-5-4-5-4-5-4 0-9 0-13 9l-8 13c-10-9-22-17-39-17-39 0-98 42-98 106 0 29 8 59 47 59 16 0 34-8 59-38z">
          <text:p/>
        </draw:path>
        <draw:path draw:style-name="gr8" draw:text-style-name="P4" draw:layer="layout" svg:width="0.128cm" svg:height="0.186cm" svg:x="12.86cm" svg:y="3.349cm" svg:viewBox="0 0 129 187" svg:d="M31 165c59-47 93-80 93-114 0-30-21-51-59-51-34 0-56 17-56 38 0 8 4 17 13 17 5 0 9-4 13-4v-30c9-4 17-8 26-8 21 0 38 17 38 42 0 38-34 68-99 114v18h129v-43h-9l-8 21z">
          <text:p/>
        </draw:path>
        <draw:path draw:style-name="gr8" draw:text-style-name="P4" draw:layer="layout" svg:width="0.119cm" svg:height="0.339cm" svg:x="13.085cm" svg:y="3.213cm" svg:viewBox="0 0 120 340" svg:d="M43 55v72c0 17 9 35 39 44-9 0-13 4-21 12-13 9-18 17-18 30v68c0 9 0 13 0 13-5 17-13 34-39 38-4 0-4 0-4 4s4 4 9 4c12 0 34-8 47-17 22-12 17-29 17-42v-59c0-13 0-13 0-17 5-17 13-30 39-30 4 0 8 0 8-4s-4-4-4-4c-9 0-21-5-38-13-5-5-5-22-5-35v-68c0-25-39-47-64-51-5 0-9 0-9 4h4c30 9 39 38 39 51z">
          <text:p/>
        </draw:path>
        <draw:path draw:style-name="gr8" draw:text-style-name="P4" draw:layer="layout" svg:width="0.119cm" svg:height="0.339cm" svg:x="14.151cm" svg:y="3.213cm" svg:viewBox="0 0 120 340" svg:d="M77 55c0-13 9-42 39-51 4 0 4 0 4 0 0-4 0-4-4-4-30 4-64 26-68 51v68c0 13 0 30-5 35-18 8-30 13-39 13 0 0-4 0-4 4s4 4 8 4c26 0 34 13 40 30 0 4 0 4 0 17v59c0 13 0 30 16 42 13 9 35 17 52 17 4 0 4 0 4-4s0-4-4-4c-26-4-35-21-39-38 0 0 0-4 0-13v-68c0-13-4-21-17-30-8-8-8-12-22-12 31-9 39-27 39-44z">
          <text:p/>
        </draw:path>
        <draw:path draw:style-name="gr8" draw:text-style-name="P4" draw:layer="layout" svg:width="0.119cm" svg:height="0.339cm" svg:x="14.393cm" svg:y="3.213cm" svg:viewBox="0 0 120 340" svg:d="M48 55v72c0 17 4 35 33 44-8 0-12 4-21 12-12 9-12 17-12 30v68c0 9 0 13 0 13-9 17-14 34-40 38-4 0-8 0-8 4s4 4 8 4c13 0 35-8 52-17 17-12 13-29 13-42v-59c0-13 0-13 0-17 4-17 17-30 42-30 5 0 5 0 5-4s0-4-5-4c-8 0-21-5-34-13-4-5-8-22-8-35v-68c0-25-34-47-65-51-4 0-8 0-8 4h4c30 9 44 38 44 51z">
          <text:p/>
        </draw:path>
        <draw:path draw:style-name="gr8" draw:text-style-name="P4" draw:layer="layout" svg:width="0.161cm" svg:height="0.255cm" svg:x="11.387cm" svg:y="3.798cm" svg:viewBox="0 0 162 256" svg:d="M123 44c0 8-8 38-17 59-8 21-38 55-55 55-13 0-17-25-17-46 0-47 25-95 64-95 17 0 25 14 25 27zM81 230c-5 9-9 13-22 17h-4c-4 0-4 0-4 5v4c0 0 25 0 38 0 17 0 43 0 43 0v-9h-5l-4-4c-8 0-17 0-13-13l52-221v-4c0-5-4-5-4-5-4 0-8 0-13 9l-9 18c-13-14-21-22-38-22-39 0-98 43-98 111 0 25 9 55 47 55 17 0 34-8 59-38z">
          <text:p/>
        </draw:path>
        <draw:path draw:style-name="gr8" draw:text-style-name="P4" draw:layer="layout" svg:width="0.128cm" svg:height="0.19cm" svg:x="11.565cm" svg:y="3.837cm" svg:viewBox="0 0 129 191" svg:d="M30 166c61-47 94-76 94-116 0-29-21-50-59-50-35 0-56 21-56 38 0 8 4 17 13 17 4 0 8-5 12-5v-29c10-5 18-9 27-9 21 0 38 17 38 43 0 39-34 69-99 115v21h129v-46h-9l-8 21z">
          <text:p/>
        </draw:path>
        <draw:line draw:style-name="gr13" draw:text-style-name="P1" draw:layer="layout" svg:x1="11.969cm" svg:y1="4.112cm" svg:x2="11.969cm" svg:y2="3.625cm">
          <text:p/>
        </draw:line>
        <draw:path draw:style-name="gr8" draw:text-style-name="P4" draw:layer="layout" svg:width="0.119cm" svg:height="0.339cm" svg:x="12.665cm" svg:y="3.701cm" svg:viewBox="0 0 120 340" svg:d="M76 56c0-13 9-43 40-47 4-4 4-4 4-4 0-5 0-5-4-5-31 5-65 26-69 52v68c0 12 0 33-5 33-17 13-29 13-38 13 0 0-4 0-4 4 0 5 4 5 9 5 25 0 33 12 38 30 0 4 0 4 0 16v60c0 12 0 29 17 42 12 13 34 17 52 17 4 0 4 0 4-4s0-4-4-4c-27-5-36-17-40-39v-12-64c0-17-4-21-17-34-8-8-8-13-21-13 30-8 38-25 38-42z">
          <text:p/>
        </draw:path>
        <draw:path draw:style-name="gr8" draw:text-style-name="P4" draw:layer="layout" svg:width="0.119cm" svg:height="0.339cm" svg:x="12.907cm" svg:y="3.701cm" svg:viewBox="0 0 120 340" svg:d="M47 56v72c0 17 4 34 34 42-9 0-13 5-22 13-12 13-12 17-12 34v64c0 12 0 12-5 12-4 22-8 34-34 39-4 0-8 0-8 4s4 4 8 4c13 0 34-4 51-17s13-30 13-42v-60c0-12 0-12 0-16 4-18 17-30 43-30 0 0 5 0 5-5 0-4 0-4-5-4-9 0-22 0-34-13-5 0-9-21-9-33v-68c0-26-34-47-64-52-4 0-8 0-8 5 0 0 4 0 4 4 30 4 43 34 43 47z">
          <text:p/>
        </draw:path>
        <draw:path draw:style-name="gr8" draw:text-style-name="P4" draw:layer="layout" svg:width="0.119cm" svg:height="0.339cm" svg:x="13.977cm" svg:y="3.701cm" svg:viewBox="0 0 120 340" svg:d="M72 56c0-13 13-43 43-47 0-4 5-4 5-4 0-5-5-5-9-5-31 5-65 26-65 52v68c0 12-4 33-8 33-13 13-25 13-34 13-4 0-4 0-4 4 0 5 0 5 4 5 25 0 38 12 42 30 0 4 0 4 0 16v60c0 12-4 29 13 42s38 17 52 17c4 0 9 0 9-4s-5-4-9-4c-26-5-31-17-39-39v-12-64c0-17-4-21-13-34-8-8-13-13-21-13 30-8 34-25 34-42z">
          <text:p/>
        </draw:path>
        <draw:path draw:style-name="gr8" draw:text-style-name="P4" draw:layer="layout" svg:width="0.161cm" svg:height="0.255cm" svg:x="14.168cm" svg:y="3.798cm" svg:viewBox="0 0 162 256" svg:d="M124 44c0 8-9 38-17 59s-39 55-56 55c-13 0-17-25-17-46 0-47 25-95 65-95 16 0 25 14 25 27zM81 230c0 9-9 13-22 17h-4c-4 0-4 0-4 5v4c0 0 25 0 38 0 18 0 43 0 43 0v-9h-4l-4-4c-9 0-17 0-13-13l51-221v-4c0-5-4-5-4-5-4 0-9 0-13 9l-8 18c-9-14-22-22-38-22-40 0-99 43-99 111 0 25 8 55 46 55 17 0 35-8 61-38z">
          <text:p/>
        </draw:path>
        <draw:path draw:style-name="gr8" draw:text-style-name="P4" draw:layer="layout" svg:width="0.127cm" svg:height="0.19cm" svg:x="14.346cm" svg:y="3.837cm" svg:viewBox="0 0 128 191" svg:d="M77 90c30-5 43-21 43-44 0-30-21-46-55-46-35 0-61 16-61 38 0 8 9 12 17 12 5 0 9 0 9-4v-25c8-5 17-9 30-9 22 0 35 17 35 38 0 23-18 35-44 35-4 0-4 0-8 0v17c8 0 13 0 17 0 26 0 43 13 43 34 0 26-21 43-47 43-9 0-13 0-22-5l-8-25c-5 0-9 0-9 0-8 0-17 4-17 13 0 12 21 29 56 29 43 0 72-25 72-55 0-25-21-42-51-46z">
          <text:p/>
        </draw:path>
        <draw:path draw:style-name="gr8" draw:text-style-name="P4" draw:layer="layout" svg:width="0.119cm" svg:height="0.339cm" svg:x="14.571cm" svg:y="3.701cm" svg:viewBox="0 0 120 340" svg:d="M43 56v72c0 17 8 34 38 42-9 0-13 5-21 13-13 13-17 17-17 34v64c0 12 0 12 0 12-5 22-13 34-39 39-4 0-4 0-4 4s4 4 9 4c12 0 34-4 46-17 22-13 17-30 17-42v-60c0-12 0-12 0-16 5-18 13-30 39-30 5 0 9 0 9-5 0-4-4-4-4-4-9 0-23 0-35-13-9 0-9-21-9-33v-68c0-26-38-47-63-52-5 0-9 0-9 5l4 4c30 4 39 34 39 47z">
          <text:p/>
        </draw:path>
        <draw:polygon draw:style-name="gr8" draw:text-style-name="P4" draw:layer="layout" svg:width="0.158cm" svg:height="0.157cm" svg:x="11.009cm" svg:y="4.299cm" svg:viewBox="0 0 159 158" draw:points="159,86 159,69 86,69 86,0 69,0 69,69 0,69 0,86 69,86 69,158 86,158 86,86">
          <text:p/>
        </draw:polygon>
        <draw:path draw:style-name="gr8" draw:text-style-name="P4" draw:layer="layout" svg:width="0.161cm" svg:height="0.259cm" svg:x="11.387cm" svg:y="4.286cm" svg:viewBox="0 0 162 260" svg:d="M123 47c0 4-8 34-17 55-8 21-38 55-55 55-13 0-17-25-17-47 0-46 25-93 64-93 17 0 25 13 25 30zM81 230c-5 9-9 13-22 17h-4c-4 0-4 0-4 4v5 4c0 0 25-4 38-4 17 0 43 0 43 0v-9h-5l-4-4c-8 0-17 0-13-13l52-217c0-4 0-4 0-9l-4-4c-4 0-8 4-13 9l-9 16c-13-12-21-21-38-21-39 0-98 47-98 111 0 25 9 59 47 59 17 0 34-13 59-42z">
          <text:p/>
        </draw:path>
        <draw:path draw:style-name="gr8" draw:text-style-name="P4" draw:layer="layout" svg:width="0.128cm" svg:height="0.191cm" svg:x="11.565cm" svg:y="4.324cm" svg:viewBox="0 0 129 192" svg:d="M78 94c30-9 42-26 42-47 0-30-21-47-55-47-35 0-60 17-60 39 0 8 8 12 17 12 4 0 8 0 8-4v-25c10-5 18-9 31-9 21 0 34 17 34 38s-17 34-43 34c-4 0-4 0-8 0v17c8 0 12 0 17 0 25 0 42 13 42 34 0 27-21 43-47 43-8 0-12 0-22-4l-8-25c-4 0-9 0-9 0-8 0-17 4-17 13 0 16 22 29 56 29 43 0 73-25 73-56 0-26-21-42-51-42z">
          <text:p/>
        </draw:path>
        <draw:line draw:style-name="gr13" draw:text-style-name="P1" draw:layer="layout" svg:x1="11.969cm" svg:y1="4.6cm" svg:x2="11.969cm" svg:y2="4.112cm">
          <text:p/>
        </draw:line>
        <draw:path draw:style-name="gr8" draw:text-style-name="P4" draw:layer="layout" svg:width="0.119cm" svg:height="0.339cm" svg:x="12.665cm" svg:y="4.189cm" svg:viewBox="0 0 120 340" svg:d="M76 55c0-13 9-43 40-47 4-4 4-4 4-4 0-4 0-4-4-4-31 4-65 29-69 50v68c0 13 0 34-5 34-17 13-29 13-38 13 0 0-4 0-4 4 0 5 4 5 9 5 25 0 33 12 38 30 0 4 0 4 0 17v60c0 12 0 29 17 42 12 13 34 17 52 17 4 0 4 0 4-4 0-5 0-5-4-5-27-4-36-17-40-38v-12-64c0-17-4-21-17-35-8-8-8-8-21-13 30-8 38-25 38-42z">
          <text:p/>
        </draw:path>
        <draw:path draw:style-name="gr8" draw:text-style-name="P4" draw:layer="layout" svg:width="0.119cm" svg:height="0.339cm" svg:x="12.907cm" svg:y="4.189cm" svg:viewBox="0 0 120 340" svg:d="M47 55v72c0 17 4 34 34 42-9 5-13 5-22 13-12 14-12 18-12 35v64c0 12 0 12-5 12-4 21-8 34-34 38-4 0-8 0-8 5 0 4 4 4 8 4 13 0 34-4 51-17s13-30 13-42v-60c0-13 0-13 0-17 4-18 17-30 43-30 0 0 5 0 5-5 0-4 0-4-5-4-9 0-22 0-34-13-5 0-9-21-9-34v-68c0-21-34-46-64-50-4 0-8 0-8 4 0 0 4 0 4 4 30 4 43 34 43 47z">
          <text:p/>
        </draw:path>
        <draw:path draw:style-name="gr8" draw:text-style-name="P4" draw:layer="layout" svg:width="0.115cm" svg:height="0.339cm" svg:x="14.155cm" svg:y="4.189cm" svg:viewBox="0 0 116 340" svg:d="M73 55c0-13 9-43 43-47 0-4 0-4 0-4 0-4 0-4-4-4-30 4-64 29-68 50v68c0 13 0 34-5 34-12 13-29 13-39 13v4c0 5 0 5 4 5 27 0 35 12 40 30 0 4 0 4 0 17v60c0 12 0 29 16 42 13 13 35 17 52 17 4 0 4 0 4-4 0-5 0-5-4-5-26-4-35-17-39-38v-12-64c0-17-4-21-17-35-8-8-8-8-21-13 30-8 38-25 38-42z">
          <text:p/>
        </draw:path>
        <draw:path draw:style-name="gr8" draw:text-style-name="P4" draw:layer="layout" svg:width="0.119cm" svg:height="0.339cm" svg:x="14.393cm" svg:y="4.189cm" svg:viewBox="0 0 120 340" svg:d="M48 55v72c0 17 4 34 33 42-8 5-12 5-21 13-12 14-12 18-12 35v64c0 12 0 12 0 12-9 21-14 34-40 38-4 0-8 0-8 5 0 4 4 4 8 4 13 0 35-4 52-17s13-30 13-42v-60c0-13 0-13 0-17 4-18 17-30 42-30 0 0 5 0 5-5 0-4 0-4-5-4-8 0-21 0-34-13-4 0-8-21-8-34v-68c0-21-34-46-65-50-4 0-8 0-8 4 0 0 4 0 4 4 30 4 44 34 44 47z">
          <text:p/>
        </draw:path>
        <draw:path draw:style-name="gr1" draw:text-style-name="P1" draw:layer="layout" svg:width="0.573cm" svg:height="0.452cm" svg:x="9.461cm" svg:y="7.797cm" svg:viewBox="0 0 574 453" svg:d="M356 448c-195 26-356-59-356-220 0-226 305-303 574-145">
          <text:p/>
        </draw:path>
        <draw:path draw:style-name="gr2" draw:text-style-name="P2" draw:layer="layout" svg:width="0.225cm" svg:height="0.136cm" svg:x="9.809cm" svg:y="8.168cm" svg:viewBox="0 0 226 137" svg:d="M226 0c-78 22-158 31-226 22l12 115c77-26 149-73 214-137z">
          <text:p/>
        </draw:path>
        <draw:path draw:style-name="gr3" draw:text-style-name="P1" draw:layer="layout" svg:width="0.225cm" svg:height="0.136cm" svg:x="9.809cm" svg:y="8.168cm" svg:viewBox="0 0 226 137" svg:d="M226 0c-78 22-158 31-226 22l12 115c77-26 149-73 214-137z">
          <text:p/>
        </draw:path>
        <draw:line draw:style-name="gr1" draw:text-style-name="P1" draw:layer="layout" svg:x1="11.138cm" svg:y1="8.024cm" svg:x2="10.577cm" svg:y2="8.024cm">
          <text:p/>
        </draw:line>
        <draw:polygon draw:style-name="gr2" draw:text-style-name="P2" draw:layer="layout" svg:width="0.233cm" svg:height="0.127cm" svg:x="11.138cm" svg:y="7.96cm" svg:viewBox="0 0 234 128" draw:points="234,64 0,0 0,128">
          <text:p/>
        </draw:polygon>
        <draw:polygon draw:style-name="gr3" draw:text-style-name="P1" draw:layer="layout" svg:width="0.233cm" svg:height="0.127cm" svg:x="11.138cm" svg:y="7.96cm" svg:viewBox="0 0 234 128" draw:points="234,64 0,0 0,128">
          <text:p/>
        </draw:polygon>
        <draw:line draw:style-name="gr1" draw:text-style-name="P1" draw:layer="layout" svg:x1="10.289cm" svg:y1="8.736cm" svg:x2="10.289cm" svg:y2="8.312cm">
          <text:p/>
        </draw:line>
        <draw:polygon draw:style-name="gr2" draw:text-style-name="P2" draw:layer="layout" svg:width="0.127cm" svg:height="0.234cm" svg:x="10.225cm" svg:y="8.736cm" svg:viewBox="0 0 128 235" draw:points="64,235 128,0 0,0">
          <text:p/>
        </draw:polygon>
        <draw:polygon draw:style-name="gr3" draw:text-style-name="P1" draw:layer="layout" svg:width="0.127cm" svg:height="0.234cm" svg:x="10.225cm" svg:y="8.736cm" svg:viewBox="0 0 128 235" draw:points="64,235 128,0 0,0">
          <text:p/>
        </draw:polygon>
        <draw:line draw:style-name="gr1" draw:text-style-name="P1" draw:layer="layout" svg:x1="11.664cm" svg:y1="8.736cm" svg:x2="11.664cm" svg:y2="8.312cm">
          <text:p/>
        </draw:line>
        <draw:polygon draw:style-name="gr2" draw:text-style-name="P2" draw:layer="layout" svg:width="0.128cm" svg:height="0.234cm" svg:x="11.6cm" svg:y="8.736cm" svg:viewBox="0 0 129 235" draw:points="65,235 129,0 0,0">
          <text:p/>
        </draw:polygon>
        <draw:polygon draw:style-name="gr3" draw:text-style-name="P1" draw:layer="layout" svg:width="0.128cm" svg:height="0.234cm" svg:x="11.6cm" svg:y="8.736cm" svg:viewBox="0 0 129 235" draw:points="65,235 129,0 0,0">
          <text:p/>
        </draw:polygon>
        <draw:line draw:style-name="gr1" draw:text-style-name="P1" draw:layer="layout" svg:x1="11.138cm" svg:y1="9.262cm" svg:x2="10.577cm" svg:y2="9.262cm">
          <text:p/>
        </draw:line>
        <draw:polygon draw:style-name="gr2" draw:text-style-name="P2" draw:layer="layout" svg:width="0.233cm" svg:height="0.124cm" svg:x="11.138cm" svg:y="9.198cm" svg:viewBox="0 0 234 125" draw:points="234,64 0,0 0,125">
          <text:p/>
        </draw:polygon>
        <draw:polygon draw:style-name="gr3" draw:text-style-name="P1" draw:layer="layout" svg:width="0.233cm" svg:height="0.124cm" svg:x="11.138cm" svg:y="9.198cm" svg:viewBox="0 0 234 125" draw:points="234,64 0,0 0,125">
          <text:p/>
        </draw:polygon>
        <draw:path draw:style-name="gr1" draw:text-style-name="P1" draw:layer="layout" svg:width="0.578cm" svg:height="0.453cm" svg:x="11.914cm" svg:y="9.033cm" svg:viewBox="0 0 579 454" svg:d="M221 4c191-25 358 60 358 225 0 222-311 298-579 145">
          <text:p/>
        </draw:path>
        <draw:path draw:style-name="gr2" draw:text-style-name="P2" draw:layer="layout" svg:width="0.23cm" svg:height="0.136cm" svg:x="11.914cm" svg:y="8.978cm" svg:viewBox="0 0 231 137" svg:d="M0 137c81-21 159-26 231-17l-17-120c-72 31-146 73-214 137z">
          <text:p/>
        </draw:path>
        <draw:path draw:style-name="gr3" draw:text-style-name="P1" draw:layer="layout" svg:width="0.23cm" svg:height="0.136cm" svg:x="11.914cm" svg:y="8.978cm" svg:viewBox="0 0 231 137" svg:d="M0 137c81-21 159-26 231-17l-17-120c-72 31-146 73-214 137z">
          <text:p/>
        </draw:path>
        <draw:path draw:style-name="gr2" draw:text-style-name="P2" draw:layer="layout" svg:width="0.582cm" svg:height="0.581cm" svg:x="9.995cm" svg:y="7.731cm" svg:viewBox="0 0 583 582" svg:d="M583 294c0-161-127-294-288-294-163 0-295 133-295 294s132 288 295 288c161 0 288-127 288-288z">
          <text:p/>
        </draw:path>
        <draw:path draw:style-name="gr4" draw:text-style-name="P1" draw:layer="layout" svg:width="0.582cm" svg:height="0.581cm" svg:x="9.995cm" svg:y="7.731cm" svg:viewBox="0 0 583 582" svg:d="M583 294c0-161-127-294-288-294-163 0-295 133-295 294s132 288 295 288c161 0 288-127 288-288z">
          <text:p/>
        </draw:path>
        <draw:path draw:style-name="gr2" draw:text-style-name="P2" draw:layer="layout" svg:width="0.582cm" svg:height="0.581cm" svg:x="11.371cm" svg:y="7.731cm" svg:viewBox="0 0 583 582" svg:d="M583 294c0-161-129-294-290-294s-293 133-293 294 132 288 293 288 290-127 290-288z">
          <text:p/>
        </draw:path>
        <draw:path draw:style-name="gr4" draw:text-style-name="P1" draw:layer="layout" svg:width="0.582cm" svg:height="0.581cm" svg:x="11.371cm" svg:y="7.731cm" svg:viewBox="0 0 583 582" svg:d="M583 294c0-161-129-294-290-294s-293 133-293 294 132 288 293 288 290-127 290-288z">
          <text:p/>
        </draw:path>
        <draw:path draw:style-name="gr2" draw:text-style-name="P2" draw:layer="layout" svg:width="0.582cm" svg:height="0.581cm" svg:x="9.995cm" svg:y="8.97cm" svg:viewBox="0 0 583 582" svg:d="M583 293c0-161-127-293-288-293-163 0-295 132-295 293 0 157 132 289 295 289 161 0 288-132 288-289z">
          <text:p/>
        </draw:path>
        <draw:path draw:style-name="gr4" draw:text-style-name="P1" draw:layer="layout" svg:width="0.582cm" svg:height="0.581cm" svg:x="9.995cm" svg:y="8.97cm" svg:viewBox="0 0 583 582" svg:d="M583 293c0-161-127-293-288-293-163 0-295 132-295 293 0 157 132 289 295 289 161 0 288-132 288-289z">
          <text:p/>
        </draw:path>
        <draw:path draw:style-name="gr2" draw:text-style-name="P2" draw:layer="layout" svg:width="0.582cm" svg:height="0.581cm" svg:x="11.371cm" svg:y="8.97cm" svg:viewBox="0 0 583 582" svg:d="M583 293c0-161-129-293-290-293s-293 132-293 293c0 157 132 289 293 289s290-132 290-289z">
          <text:p/>
        </draw:path>
        <draw:path draw:style-name="gr5" draw:text-style-name="P1" draw:layer="layout" svg:width="0.582cm" svg:height="0.581cm" svg:x="11.371cm" svg:y="8.97cm" svg:viewBox="0 0 583 582" svg:d="M583 293c0-161-129-293-290-293s-293 132-293 293c0 157 132 289 293 289s290-132 290-289z">
          <text:p/>
        </draw:path>
        <draw:path draw:style-name="gr6" draw:text-style-name="P1" draw:layer="layout" svg:width="0.582cm" svg:height="0.581cm" svg:x="11.371cm" svg:y="8.97cm" svg:viewBox="0 0 583 582" svg:d="M583 293c0-161-129-293-290-293s-293 132-293 293c0 157 132 289 293 289s290-132 290-289z">
          <text:p/>
        </draw:path>
        <draw:path draw:style-name="gr7" draw:text-style-name="P3" draw:layer="layout" svg:width="0.081cm" svg:height="0.098cm" svg:x="9.108cm" svg:y="7.977cm" svg:viewBox="0 0 82 99" svg:d="M9 13l8 8c9-4 17-8 26-8 8 0 13 0 18 4 4 4 4 9 4 22h-18c-13 0-26 4-34 9-8 8-13 12-13 25 0 0 5 4 5 9 0 4 4 4 4 8 4 0 8 4 12 4 5 0 9 5 13 5 13 0 22-5 35-13v8h13v-55c0-13-4-26-13-31-4-4-13-8-26-8s-26 4-34 13zM69 52v4c0 4-4 9-4 13 0 0 0 4-4 4 0 4 0 4-5 9-5 0-5 0-9 4-4 0-9 0-13 0s-8 0-13-4c-4-5-4-9-4-13v-4c0-5 4-5 4-9 5 0 9 0 13-4 4 0 13 0 17 0 5 0 5 0 10 0h4z">
          <text:p/>
        </draw:path>
        <draw:path draw:style-name="gr7" draw:text-style-name="P3" draw:layer="layout" svg:width="0.029cm" svg:height="0.055cm" svg:x="9.236cm" svg:y="8.049cm" svg:viewBox="0 0 30 56" svg:d="M30 17c0-4 0-8-4-13-4 0-8-4-8-4-5 0-9 4-9 4-4 5-4 5-4 9v4l4 5 4 5v4c0 0 0 4-4 8 0 4-4 9-9 13l9 4c13-13 21-25 21-39z">
          <text:p/>
        </draw:path>
        <draw:path draw:style-name="gr7" draw:text-style-name="P3" draw:layer="layout" svg:width="0.081cm" svg:height="0.136cm" svg:x="9.316cm" svg:y="7.939cm" svg:viewBox="0 0 82 137" svg:d="M0 0v132h14l4-12c0 4 4 8 13 12 4 0 8 5 13 5 4 0 8-5 17-5 4-4 8-4 8-8 5-4 9-9 9-17 4-5 4-14 4-22 0-9 0-13 0-21-4-5-8-9-8-13-5-5-9-9-13-9-4-4-9-4-17-4-5 0-9 0-13 4s-9 9-13 13v-51c0-4 0-4 0-4zM27 120l-5-5c0-4 0-4-4-8 0 0 0-5 0-10 0-4 0-8 0-12 0-13 0-17 0-21 4-5 4-9 9-9 4-4 8-4 12-4 9 0 18 4 22 8 4 9 8 17 8 30 0 4 0 13-4 18 0 4-4 4-4 8-4 5-9 5-13 5 0 0-4 4-9 4 0 0-4 0-4-4-4 0-4 0-8 0z">
          <text:p/>
        </draw:path>
        <draw:path draw:style-name="gr7" draw:text-style-name="P3" draw:layer="layout" svg:width="0.076cm" svg:height="0.097cm" svg:x="10.934cm" svg:y="8.079cm" svg:viewBox="0 0 77 98" svg:d="M8 12l9 9c4-4 13-9 25-9 10 0 14 0 18 5 4 4 4 12 4 22v4h-17c-13 0-26 0-34 9-9 4-13 13-13 21 0 4 0 4 4 8 0 5 0 5 4 9 5 4 5 4 9 4 4 4 8 4 13 4 12 0 26-4 34-12v8h13v-55c0-14 0-22-8-31-5-4-13-8-27-8-12 0-25 4-34 12zM64 52v8c0 5 0 9 0 9 0 4-4 4-4 4 0 4-4 4-4 8-4 0-9 5-9 5-5 0-9 0-13 0s-9 0-13-5c-4-4-4-4-4-8s0-8 0-8c0-5 4-5 4-9 4 0 9 0 13-4 4 0 8 0 18 0h4z">
          <text:p/>
        </draw:path>
        <draw:path draw:style-name="gr7" draw:text-style-name="P3" draw:layer="layout" svg:width="0.081cm" svg:height="0.136cm" svg:x="10.14cm" svg:y="8.571cm" svg:viewBox="0 0 82 137" svg:d="M0 0v137h8l9-13c0 4 4 8 8 13 9 0 13 0 17 0s9 0 13 0c10-5 10-5 14-9s8-13 8-17c5-4 5-12 5-21s0-17-5-21c0-5-4-13-4-17-4 0-8-5-14-9-4 0-13 0-17 0s-8 0-12 4c-9 0-13 5-13 13v-56-4zM25 124c0-4-4-4-4-4 0-5-4-5-4-9 0 0 0-4 0-8s0-9 0-17c0-9 0-13 0-17 4-5 4-9 8-9 5-4 9-4 13-4 8 0 17 0 21 8 6 5 10 17 10 30 0 5-4 9-4 13s-6 8-10 13c0 0-4 4-9 4 0 0-4 0-8 0h-4c-4 0-4 0-9 0z">
          <text:p/>
        </draw:path>
        <draw:path draw:style-name="gr7" draw:text-style-name="P3" draw:layer="layout" svg:width="0.077cm" svg:height="0.098cm" svg:x="11.515cm" svg:y="8.592cm" svg:viewBox="0 0 78 99" svg:d="M9 14l4 12c9-8 17-12 26-12 8 0 17 4 17 4 4 4 8 13 8 21v4h-17c-17 0-30 5-34 9-8 4-13 13-13 21 0 5 0 9 0 9 5 4 5 8 9 8 0 4 4 4 8 9 5 0 9 0 13 0 13 0 26-5 34-13v13h14v-60c0-13-5-21-10-29-8-5-16-10-29-10s-22 5-30 14zM64 52v8c0 5 0 9-4 9 0 4 0 4 0 9-4 0-4 0-8 4 0 0-5 4-9 4 0 0-4 0-9 0-8 0-12 0-17-4 0 0-4-4-4-9 0-4 0-4 0-8 4 0 4-5 9-5 0-4 4-4 8-4 9-4 13-4 22-4h4 4z">
          <text:p/>
        </draw:path>
        <draw:path draw:style-name="gr7" draw:text-style-name="P3" draw:layer="layout" svg:width="0.081cm" svg:height="0.135cm" svg:x="10.938cm" svg:y="9.322cm" svg:viewBox="0 0 82 136" svg:d="M0 0v132h9l4-13c4 5 8 9 13 13 4 0 8 4 12 4 9 0 13 0 17-4 4 0 10-4 14-8 4-5 4-9 8-17 0-5 5-13 5-22 0-8-5-12-5-22-4-4-4-8-8-12-4-5-10-9-14-9-4-4-8-4-12-4-9 0-13 0-17 4-5 4-9 9-13 13v-51c0-4 0-4 0-4 4 0 4 0 4 0zM26 119c-5 0-5-4-9-4 0 0 0-4 0-8-4 0-4-5-4-9s0-8 0-13c0-8 0-17 4-22 0-4 4-8 9-8 4-4 4-4 8-4 9 0 17 4 21 8 4 9 10 18 10 31 0 4 0 12-6 17 0 4-4 4-4 8-4 4-8 4-8 4-4 5-9 5-9 5-4 0-4 0-8 0 0-5-4-5-4-5z">
          <text:p/>
        </draw:path>
        <draw:path draw:style-name="gr7" draw:text-style-name="P3" draw:layer="layout" svg:width="0.076cm" svg:height="0.097cm" svg:x="12.564cm" svg:y="9.216cm" svg:viewBox="0 0 77 98" svg:d="M9 12l4 9c9-9 18-9 26-9 9 0 13 0 17 5 5 4 9 8 9 21h-17c-17 0-30 4-39 8-9 9-9 14-9 27 0 0 0 4 0 8 0 0 4 4 4 9 5 0 9 4 14 4 4 0 9 4 13 4 13 0 21-4 34-13v9h12v-56c0-17-4-26-8-30-8-4-17-8-30-8-12 0-26 4-30 12zM65 50v5c0 5 0 9-4 13 0 0 0 5-5 5 0 4 0 4-4 4 0 4-4 4-8 8-5 0-5 0-9 0-8 0-13 0-17-4-5-4-5-8-5-13v-4c5-4 5-4 9-9 0 0 5-5 9-5s13 0 21 0h4 5z">
          <text:p/>
        </draw:path>
        <draw:path draw:style-name="gr7" draw:text-style-name="P3" draw:layer="layout" svg:width="0.031cm" svg:height="0.055cm" svg:x="12.687cm" svg:y="9.288cm" svg:viewBox="0 0 32 56" svg:d="M32 17c0-5 0-9-5-13-5 0-5-4-9-4s-8 0-8 4c-4 4-4 4-4 8v5c4 0 4 4 4 4l4 4v4c0 0 0 5 0 9-4 4-8 9-14 14l10 4c12-14 22-27 22-39z">
          <text:p/>
        </draw:path>
        <draw:path draw:style-name="gr7" draw:text-style-name="P3" draw:layer="layout" svg:width="0.077cm" svg:height="0.14cm" svg:x="12.772cm" svg:y="9.173cm" svg:viewBox="0 0 78 141" svg:d="M0 0v137h9l4-13c4 4 8 9 13 13 4 0 9 4 13 4 5 0 13-4 17-4 5-4 9-4 13-9 0-4 4-8 9-17 0-4 0-12 0-21 0-8 0-13 0-22-5-4-5-8-9-13-4-4-8-8-13-8-4-4-8-4-17-4-4 0-9 0-13 4-5 4-9 4-13 13v-51c0-5 0-5 0-5h4v-4zM21 124c0-4 0-4-4-4 0-4 0-4-4-9 0 0 0-4 0-8s0-9 0-13c0-13 0-18 4-22 0-4 4-8 9-8 0-5 4-5 9-5 9 0 17 5 21 9 5 8 9 18 9 30 0 5 0 13-4 17 0 5-5 5-5 9-4 4-8 4-8 4-4 0-9 4-13 4 0 0-1 0-5-4 0 0-4 0-9 0z">
          <text:p/>
        </draw:path>
        <draw:path draw:style-name="gr8" draw:text-style-name="P4" draw:layer="layout" svg:width="0.144cm" svg:height="0.207cm" svg:x="10.157cm" svg:y="7.918cm" svg:viewBox="0 0 145 208" svg:d="M106 33c0 5-4 31-13 48-8 21-34 43-46 43-13 0-18-22-18-38 0-36 26-74 56-74 12 0 21 9 21 21zM68 183c0 8-4 13-17 13l-4 4h-5v8c0 0 26-4 39-4 12 0 33 4 33 4v-4-4-4h-8c-4 0-13 0-13-9 0 0 4 0 4-4l44-171c0 0 4-4 4-8s-4-4-4-4c-5 0-9 0-14 4l-8 13c-9-9-22-17-34-17-34 0-85 38-85 90 0 25 4 46 38 46 17 0 30-4 51-29z">
          <text:p/>
        </draw:path>
        <draw:path draw:style-name="gr8" draw:text-style-name="P4" draw:layer="layout" svg:width="0.102cm" svg:height="0.144cm" svg:x="10.31cm" svg:y="7.956cm" svg:viewBox="0 0 103 145" svg:d="M52 0c-31 0-52 25-52 73 0 47 21 72 52 72 29 0 51-25 51-72 0-48-22-73-51-73zM52 8c17 0 29 21 29 65 0 42-12 63-29 63-23 0-31-21-31-63 0-44 8-65 31-65z">
          <text:p/>
        </draw:path>
        <draw:path draw:style-name="gr8" draw:text-style-name="P4" draw:layer="layout" svg:width="0.144cm" svg:height="0.207cm" svg:x="11.537cm" svg:y="7.918cm" svg:viewBox="0 0 145 208" svg:d="M107 33c0 5-4 31-13 48-8 21-34 43-48 43-12 0-17-22-17-38 0-36 27-74 57-74 12 0 21 9 21 21zM69 183c0 8-5 13-18 13l-5 4h-4v8c0 0 27-4 39-4 13 0 34 4 34 4v-4-4-4h-8c-4 0-13 0-13-9 0 0 4 0 4-4l43-171c0 0 4-4 4-8s-4-4-4-4c-4 0-9 0-13 4l-9 13c-8-9-21-17-33-17-35 0-86 38-86 90 0 25 4 46 38 46 17 0 31-4 52-29z">
          <text:p/>
        </draw:path>
        <draw:polygon draw:style-name="gr8" draw:text-style-name="P4" draw:layer="layout" svg:width="0.077cm" svg:height="0.144cm" svg:x="11.702cm" svg:y="7.956cm" svg:viewBox="0 0 78 145" draw:points="48,0 0,12 0,21 34,17 34,128 30,132 5,136 5,145 78,145 78,136 57,132 52,132 52,0">
          <text:p/>
        </draw:polygon>
        <draw:path draw:style-name="gr8" draw:text-style-name="P4" draw:layer="layout" svg:width="0.144cm" svg:height="0.208cm" svg:x="10.157cm" svg:y="9.156cm" svg:viewBox="0 0 145 209" svg:d="M106 34c0 4-4 30-13 48-8 17-34 42-46 42-13 0-18-21-18-38 0-35 26-73 56-73 12 0 21 8 21 21zM68 184c0 8-4 12-17 12l-4 5h-5v8c0 0 26-4 39-4 12 0 33 0 33 0v-4-5h-8c-4 0-13 0-13-8l4-4 44-171c0 0 4-4 4-9 0-4-4-4-4-4-5 0-9 0-14 4l-8 13c-9-8-22-17-34-17-34 0-85 38-85 90 0 26 4 47 38 47 17 0 30-4 51-30z">
          <text:p/>
        </draw:path>
        <draw:path draw:style-name="gr8" draw:text-style-name="P4" draw:layer="layout" svg:width="0.097cm" svg:height="0.145cm" svg:x="10.31cm" svg:y="9.194cm" svg:viewBox="0 0 98 146" svg:d="M22 129c47-40 72-61 72-90 0-22-17-39-42-39-26 0-48 17-48 30 0 9 4 13 13 13 5 0 9 0 9-4v-22c9-4 13-4 21-4 17 0 26 9 26 30 0 25-26 51-73 90v13h98v-34h-8l-4 17z">
          <text:p/>
        </draw:path>
        <draw:path draw:style-name="gr8" draw:text-style-name="P4" draw:layer="layout" svg:width="0.144cm" svg:height="0.208cm" svg:x="11.537cm" svg:y="9.156cm" svg:viewBox="0 0 145 209" svg:d="M107 34c0 4-4 30-13 48-8 17-34 42-48 42-12 0-17-21-17-38 0-35 27-73 57-73 12 0 21 8 21 21zM69 184c0 8-5 12-18 12l-5 5h-4v8c0 0 27-4 39-4 13 0 34 0 34 0v-4-5h-8c-4 0-13 0-13-8l4-4 43-171c0 0 4-4 4-9 0-4-4-4-4-4-4 0-9 0-13 4l-9 13c-8-8-21-17-33-17-35 0-86 38-86 90 0 26 4 47 38 47 17 0 31-4 52-30z">
          <text:p/>
        </draw:path>
        <draw:path draw:style-name="gr8" draw:text-style-name="P4" draw:layer="layout" svg:width="0.097cm" svg:height="0.145cm" svg:x="11.69cm" svg:y="9.194cm" svg:viewBox="0 0 98 146" svg:d="M59 68c21-4 30-17 30-34 0-21-17-34-39-34-29 0-46 13-46 30 0 4 4 9 13 9 4 0 4 0 8 0v-22c4-4 13-4 17-4 17 0 30 9 30 26s-13 25-34 25h-5v13c5 0 9 0 13 0 17 0 30 8 30 25 0 22-13 35-34 35-4 0-13 0-17-4l-4-17c-4-4-9-4-9-4-8 0-12 4-12 12 0 9 17 22 42 22 34 0 56-17 56-44 0-17-18-30-39-34z">
          <text:p/>
        </draw:path>
        <draw:path draw:style-name="gr1" draw:text-style-name="P1" draw:layer="layout" svg:width="0.659cm" svg:height="0.119cm" svg:x="10.538cm" svg:y="14.025cm" svg:viewBox="0 0 660 120" svg:d="M660 90c-221 60-456 30-660-90">
          <text:p/>
        </draw:path>
        <draw:path draw:style-name="gr2" draw:text-style-name="P2" draw:layer="layout" svg:width="0.234cm" svg:height="0.149cm" svg:x="11.179cm" svg:y="14.025cm" svg:viewBox="0 0 235 150" svg:d="M235 0c-76 21-158 34-235 34l30 116c72-39 141-90 205-150z">
          <text:p/>
        </draw:path>
        <draw:path draw:style-name="gr3" draw:text-style-name="P1" draw:layer="layout" svg:width="0.234cm" svg:height="0.149cm" svg:x="11.179cm" svg:y="14.025cm" svg:viewBox="0 0 235 150" svg:d="M235 0c-76 21-158 34-235 34l30 116c72-39 141-90 205-150z">
          <text:p/>
        </draw:path>
        <draw:path draw:style-name="gr1" draw:text-style-name="P1" draw:layer="layout" svg:width="0.658cm" svg:height="0.119cm" svg:x="10.755cm" svg:y="13.618cm" svg:viewBox="0 0 659 120" svg:d="M0 31c222-61 455-31 659 89">
          <text:p/>
        </draw:path>
        <draw:path draw:style-name="gr2" draw:text-style-name="P2" draw:layer="layout" svg:width="0.234cm" svg:height="0.149cm" svg:x="10.538cm" svg:y="13.588cm" svg:viewBox="0 0 235 150" svg:d="M0 150c78-22 159-34 235-34l-30-116c-76 39-140 89-205 150z">
          <text:p/>
        </draw:path>
        <draw:path draw:style-name="gr3" draw:text-style-name="P1" draw:layer="layout" svg:width="0.234cm" svg:height="0.149cm" svg:x="10.538cm" svg:y="13.588cm" svg:viewBox="0 0 235 150" svg:d="M0 150c78-22 159-34 235-34l-30-116c-76 39-140 89-205 150z">
          <text:p/>
        </draw:path>
        <draw:path draw:style-name="gr2" draw:text-style-name="P2" draw:layer="layout" svg:width="0.586cm" svg:height="0.581cm" svg:x="9.995cm" svg:y="13.588cm" svg:viewBox="0 0 587 582" svg:d="M587 294c0-161-132-294-293-294-162 0-294 133-294 294s132 288 294 288c161 0 293-127 293-288z">
          <text:p/>
        </draw:path>
        <draw:path draw:style-name="gr5" draw:text-style-name="P1" draw:layer="layout" svg:width="0.586cm" svg:height="0.581cm" svg:x="9.995cm" svg:y="13.588cm" svg:viewBox="0 0 587 582" svg:d="M587 294c0-161-132-294-293-294-162 0-294 133-294 294s132 288 294 288c161 0 293-127 293-288z">
          <text:p/>
        </draw:path>
        <draw:path draw:style-name="gr6" draw:text-style-name="P1" draw:layer="layout" svg:width="0.586cm" svg:height="0.581cm" svg:x="9.995cm" svg:y="13.588cm" svg:viewBox="0 0 587 582" svg:d="M587 294c0-161-132-294-293-294-162 0-294 133-294 294s132 288 294 288c161 0 293-127 293-288z">
          <text:p/>
        </draw:path>
        <draw:path draw:style-name="gr2" draw:text-style-name="P2" draw:layer="layout" svg:width="0.582cm" svg:height="0.581cm" svg:x="11.37cm" svg:y="13.588cm" svg:viewBox="0 0 583 582" svg:d="M583 294c0-161-128-294-289-294-162 0-294 133-294 294s132 288 294 288c161 0 289-127 289-288z">
          <text:p/>
        </draw:path>
        <draw:path draw:style-name="gr4" draw:text-style-name="P1" draw:layer="layout" svg:width="0.582cm" svg:height="0.581cm" svg:x="11.37cm" svg:y="13.588cm" svg:viewBox="0 0 583 582" svg:d="M583 294c0-161-128-294-289-294-162 0-294 133-294 294s132 288 294 288c161 0 289-127 289-288z">
          <text:p/>
        </draw:path>
        <draw:path draw:style-name="gr7" draw:text-style-name="P3" draw:layer="layout" svg:width="0.076cm" svg:height="0.098cm" svg:x="10.938cm" svg:y="14.199cm" svg:viewBox="0 0 77 99" svg:d="M8 18l4 9c9-9 17-13 27-13 8 0 17 4 21 8 0 0 4 9 4 17v4h-17c-18 0-26 5-35 9-8 4-12 13-12 21 0 4 0 9 0 9 4 4 4 8 8 8 0 4 4 4 9 9 4 0 8 0 12 0 14 0 27-5 35-13v13h13v-60c0-12-4-21-9-25-8-10-17-14-25-14-18 0-26 4-35 18zM64 56v4c0 5 0 9 0 13-4 0-4 0-4 4-4 0-4 5-9 5 0 0-4 4-8 4 0 0-4 4-9 4s-13-4-13-4c-4-4-9-9-9-13s0-4 5-8c0 0 0-5 4-5 4-4 4-4 13-4 5 0 9-4 17-4 0 0 5 0 5 4h4z">
          <text:p/>
        </draw:path>
        <draw:path draw:style-name="gr7" draw:text-style-name="P3" draw:layer="layout" svg:width="0.08cm" svg:height="0.098cm" svg:x="10.938cm" svg:y="13.461cm" svg:viewBox="0 0 81 99" svg:d="M81 17c-4-4-8-9-13-13-8 0-12-4-22-4-4 0-12 4-17 4-8 4-12 9-17 13-4 4-8 8-8 13-4 8-4 13-4 21 0 4 0 13 4 17 0 9 4 14 8 18 5 4 9 8 17 8 5 5 9 5 17 5 14 0 27-5 35-13l-8-13c-9 9-17 13-27 13-4 0-8 0-12-4-5 0-9-5-9-5-4-4-4-9-8-13 0-5 0-9 0-17 0-4 0-9 0-13 4-4 4-9 8-9 0-4 4-8 9-8 4 0 8-4 12-4s14 4 18 8c4 0 4 4 4 4v5c5 0 5 0 5 0z">
          <text:p/>
        </draw:path>
        <draw:path draw:style-name="gr8" draw:text-style-name="P4" draw:layer="layout" svg:width="0.145cm" svg:height="0.208cm" svg:x="10.156cm" svg:y="13.775cm" svg:viewBox="0 0 146 209" svg:d="M111 38c0 4-9 25-13 42-9 22-38 47-51 47s-17-21-17-38c0-38 26-72 59-72 13 0 22 8 22 21zM73 187c0 8-9 13-17 13h-5c-4 0-4 0-4 4v5c0 0 21 0 34 0s38 0 38 0v-5c0-4 0-4-4-4h-4c-5 0-13-5-13-9s0-4 0-4l48-170c0-4 0-4 0-9 0-4 0-8-4-8 0 0-5 4-9 8l-14 13c-8-13-17-17-30-17-38 0-89 38-89 89 0 21 9 47 39 47 17 0 34-9 55-34z">
          <text:p/>
        </draw:path>
        <draw:path draw:style-name="gr8" draw:text-style-name="P4" draw:layer="layout" svg:width="0.098cm" svg:height="0.145cm" svg:x="10.313cm" svg:y="13.817cm" svg:viewBox="0 0 99 146" svg:d="M52 0c-29 0-52 26-52 72 0 48 23 74 52 74 30 0 47-26 47-74 0-46-17-72-47-72zM52 9c17 0 30 21 30 63 0 44-13 65-30 65-21 0-29-21-29-65 0-42 8-63 29-63z">
          <text:p/>
        </draw:path>
        <draw:path draw:style-name="gr8" draw:text-style-name="P4" draw:layer="layout" svg:width="0.144cm" svg:height="0.208cm" svg:x="11.532cm" svg:y="13.775cm" svg:viewBox="0 0 145 209" svg:d="M111 38c0 4-8 25-12 42-9 22-39 47-52 47s-17-21-17-38c0-38 26-72 60-72 13 0 21 8 21 21zM73 187c0 8-8 13-17 13h-4c-5 0-5 0-5 4v5c0 0 22 0 35 0 12 0 38 0 38 0v-5c0-4 0-4-5-4h-4c-4 0-12-5-12-9s0-4 0-4l46-170c0-4 0-4 0-9 0-4-4-8-4-8 0 0-4 4-8 8l-13 13c-9-13-17-17-30-17-38 0-90 38-90 89 0 21 8 47 38 47 18 0 35-9 56-34z">
          <text:p/>
        </draw:path>
        <draw:polygon draw:style-name="gr8" draw:text-style-name="P4" draw:layer="layout" svg:width="0.076cm" svg:height="0.14cm" svg:x="11.698cm" svg:y="13.817cm" svg:viewBox="0 0 77 141" draw:points="47,0 0,13 0,22 33,18 33,129 33,133 8,133 8,141 77,141 77,133 56,133 56,129 56,0">
          <text:p/>
        </draw:polygon>
        <draw:path draw:style-name="gr1" draw:text-style-name="P1" draw:layer="layout" svg:width="0.573cm" svg:height="0.453cm" svg:x="9.331cm" svg:y="16.865cm" svg:viewBox="0 0 574 454" svg:d="M358 450c-197 26-358-59-358-221 0-225 306-302 574-149">
          <text:p/>
        </draw:path>
        <draw:path draw:style-name="gr2" draw:text-style-name="P2" draw:layer="layout" svg:width="0.225cm" svg:height="0.136cm" svg:x="9.679cm" svg:y="17.237cm" svg:viewBox="0 0 226 137" svg:d="M226 0c-78 21-158 25-226 21l13 116c76-30 148-74 213-137z">
          <text:p/>
        </draw:path>
        <draw:path draw:style-name="gr3" draw:text-style-name="P1" draw:layer="layout" svg:width="0.225cm" svg:height="0.136cm" svg:x="9.679cm" svg:y="17.237cm" svg:viewBox="0 0 226 137" svg:d="M226 0c-78 21-158 25-226 21l13 116c76-30 148-74 213-137z">
          <text:p/>
        </draw:path>
        <draw:line draw:style-name="gr1" draw:text-style-name="P1" draw:layer="layout" svg:x1="11.008cm" svg:y1="17.093cm" svg:x2="10.447cm" svg:y2="17.093cm">
          <text:p/>
        </draw:line>
        <draw:polygon draw:style-name="gr2" draw:text-style-name="P2" draw:layer="layout" svg:width="0.233cm" svg:height="0.123cm" svg:x="11.008cm" svg:y="17.029cm" svg:viewBox="0 0 234 124" draw:points="234,64 0,0 0,124">
          <text:p/>
        </draw:polygon>
        <draw:polygon draw:style-name="gr3" draw:text-style-name="P1" draw:layer="layout" svg:width="0.233cm" svg:height="0.123cm" svg:x="11.008cm" svg:y="17.029cm" svg:viewBox="0 0 234 124" draw:points="234,64 0,0 0,124">
          <text:p/>
        </draw:polygon>
        <draw:line draw:style-name="gr1" draw:text-style-name="P1" draw:layer="layout" svg:x1="12.383cm" svg:y1="17.093cm" svg:x2="11.823cm" svg:y2="17.093cm">
          <text:p/>
        </draw:line>
        <draw:polygon draw:style-name="gr2" draw:text-style-name="P2" draw:layer="layout" svg:width="0.234cm" svg:height="0.123cm" svg:x="12.383cm" svg:y="17.029cm" svg:viewBox="0 0 235 124" draw:points="235,64 0,0 0,124">
          <text:p/>
        </draw:polygon>
        <draw:polygon draw:style-name="gr3" draw:text-style-name="P1" draw:layer="layout" svg:width="0.234cm" svg:height="0.123cm" svg:x="12.383cm" svg:y="17.029cm" svg:viewBox="0 0 235 124" draw:points="235,64 0,0 0,124">
          <text:p/>
        </draw:polygon>
        <draw:path draw:style-name="gr2" draw:text-style-name="P2" draw:layer="layout" svg:width="0.581cm" svg:height="0.581cm" svg:x="9.866cm" svg:y="16.8cm" svg:viewBox="0 0 582 582" svg:d="M582 293c0-161-127-293-289-293s-293 132-293 293c0 157 131 289 293 289s289-132 289-289z">
          <text:p/>
        </draw:path>
        <draw:path draw:style-name="gr4" draw:text-style-name="P1" draw:layer="layout" svg:width="0.581cm" svg:height="0.581cm" svg:x="9.866cm" svg:y="16.8cm" svg:viewBox="0 0 582 582" svg:d="M582 293c0-161-127-293-289-293s-293 132-293 293c0 157 131 289 293 289s289-132 289-289z">
          <text:p/>
        </draw:path>
        <draw:path draw:style-name="gr2" draw:text-style-name="P2" draw:layer="layout" svg:width="0.582cm" svg:height="0.581cm" svg:x="11.241cm" svg:y="16.8cm" svg:viewBox="0 0 583 582" svg:d="M583 293c0-161-128-293-289-293-162 0-294 132-294 293 0 157 132 289 294 289 161 0 289-132 289-289z">
          <text:p/>
        </draw:path>
        <draw:path draw:style-name="gr4" draw:text-style-name="P1" draw:layer="layout" svg:width="0.582cm" svg:height="0.581cm" svg:x="11.241cm" svg:y="16.8cm" svg:viewBox="0 0 583 582" svg:d="M583 293c0-161-128-293-289-293-162 0-294 132-294 293 0 157 132 289 294 289 161 0 289-132 289-289z">
          <text:p/>
        </draw:path>
        <draw:path draw:style-name="gr2" draw:text-style-name="P2" draw:layer="layout" svg:width="0.582cm" svg:height="0.581cm" svg:x="12.617cm" svg:y="16.8cm" svg:viewBox="0 0 583 582" svg:d="M583 293c0-161-129-293-290-293-162 0-293 132-293 293 0 157 131 289 293 289 161 0 290-132 290-289z">
          <text:p/>
        </draw:path>
        <draw:path draw:style-name="gr5" draw:text-style-name="P1" draw:layer="layout" svg:width="0.582cm" svg:height="0.581cm" svg:x="12.617cm" svg:y="16.8cm" svg:viewBox="0 0 583 582" svg:d="M583 293c0-161-129-293-290-293-162 0-293 132-293 293 0 157 131 289 293 289 161 0 290-132 290-289z">
          <text:p/>
        </draw:path>
        <draw:path draw:style-name="gr6" draw:text-style-name="P1" draw:layer="layout" svg:width="0.582cm" svg:height="0.581cm" svg:x="12.617cm" svg:y="16.8cm" svg:viewBox="0 0 583 582" svg:d="M583 293c0-161-129-293-290-293-162 0-293 132-293 293 0 157 131 289 293 289 161 0 290-132 290-289z">
          <text:p/>
        </draw:path>
        <draw:path draw:style-name="gr7" draw:text-style-name="P3" draw:layer="layout" svg:width="0.081cm" svg:height="0.098cm" svg:x="8.978cm" svg:y="17.046cm" svg:viewBox="0 0 82 99" svg:d="M9 14l8 8c9-8 17-8 26-8 10 0 14 0 18 4s4 9 4 17v4h-18c-13 0-25 4-34 9-8 8-13 12-13 25 0 0 0 4 5 9 0 0 4 4 4 8 4 0 8 4 13 4 4 0 8 5 12 5 13 0 23-5 31-13v8h17v-55c0-17-4-25-13-31-4-8-12-8-26-8-13 0-26 4-34 14zM69 52v4c0 4-4 9-4 13 0 0 0 4-4 4 0 4 0 4-4 4-4 5-4 5-10 5-4 4-8 4-13 4-4 0-8 0-12-4-5-5-5-9-5-13v-4c0-5 5-5 5-9 4 0 8-4 12-4 5 0 13 0 19 0 4 0 4 0 8 0h4z">
          <text:p/>
        </draw:path>
        <draw:path draw:style-name="gr7" draw:text-style-name="P3" draw:layer="layout" svg:width="0.03cm" svg:height="0.055cm" svg:x="9.106cm" svg:y="17.118cm" svg:viewBox="0 0 31 56" svg:d="M31 17c0-4-5-8-5-13-4 0-8-4-8-4-4 0-9 0-9 4-5 0-5 5-5 9v4l5 4c0 0 5 0 5 5v4c0 0 0 5-5 9 0 4-5 9-9 13l9 4c13-13 22-26 22-39z">
          <text:p/>
        </draw:path>
        <draw:path draw:style-name="gr7" draw:text-style-name="P3" draw:layer="layout" svg:width="0.081cm" svg:height="0.14cm" svg:x="9.186cm" svg:y="17.004cm" svg:viewBox="0 0 82 141" svg:d="M0 0v136h14l5-12c0 4 4 8 8 12 9 0 13 5 17 5s8-5 13-5c8-4 12-4 12-8 5-4 9-9 9-17 4-4 4-13 4-21 0-9 0-17 0-21-4-5-8-13-8-13-5-5-9-9-13-13-4 0-13 0-17 0s-8 0-13 4c-8 4-8 4-12 13v-56-4zM27 124c0-5-4-5-4-5 0-4-4-4-4-8 0 0 0-4 0-9 0-4 0-8 0-12 0-13 0-17 0-21 4-5 4-9 8-9 4-4 9-4 13-4 8 0 17 0 21 8 4 9 8 17 8 30 0 4-4 8-4 13 0 4-4 8-8 12 0 5-5 5-9 5 0 0-4 4-8 4l-4-4c-5 0-5 0-9 0z">
          <text:p/>
        </draw:path>
        <draw:path draw:style-name="gr7" draw:text-style-name="P3" draw:layer="layout" svg:width="0.077cm" svg:height="0.097cm" svg:x="10.804cm" svg:y="17.148cm" svg:viewBox="0 0 78 98" svg:d="M9 13l8 9c4-4 13-9 25-9 5 0 13 0 19 5 4 4 4 12 4 21h-18c-17 4-26 4-34 13-9 4-13 13-13 21 0 0 0 4 4 8 0 5 0 5 5 9 4 0 4 4 8 4 4 4 8 4 13 4 12 0 25-4 35-12v8h13v-55c0-13 0-26-9-30-4-4-18-9-27-9-12 0-25 5-33 13zM65 52v8c0 5 0 5 0 9l-4 4c0 4-6 4-6 8-4 0-8 0-8 5-5 0-9 0-13 0s-9 0-13-5c-4-4-8-8-8-12l4-4c0-5 4-5 4-9 4 0 9 0 13-4 4 0 8 0 17 0h4 6z">
          <text:p/>
        </draw:path>
        <draw:path draw:style-name="gr7" draw:text-style-name="P3" draw:layer="layout" svg:width="0.076cm" svg:height="0.098cm" svg:x="12.082cm" svg:y="17.19cm" svg:viewBox="0 0 77 99" svg:d="M8 13l5 9c8-5 17-9 25-9 9 0 17 0 22 4 0 5 4 9 4 21h-17c-17 5-26 5-34 9-9 8-13 14-13 26 0 0 0 5 0 9 4 4 4 4 8 8 0 0 5 4 9 4 4 5 8 5 13 5 12 0 25-5 34-13v8h13v-56c0-12-5-25-9-29-8-5-17-9-26-9-17 0-25 4-34 13zM64 51v4c0 10 0 10 0 14-4 0-4 4-4 4-5 5-5 5-9 9 0 0-4 0-9 4 0 0-4 0-8 0s-13 0-13-4c-4-4-8-9-8-13 0 0 0-4 4-4 0-4 0-4 4-10 4 0 4 0 13-4 4 0 8 0 17 0h4 5z">
          <text:p/>
        </draw:path>
        <draw:path draw:style-name="gr7" draw:text-style-name="P3" draw:layer="layout" svg:width="0.026cm" svg:height="0.055cm" svg:x="12.209cm" svg:y="17.262cm" svg:viewBox="0 0 27 56" svg:d="M27 17c0-4 0-8-4-12 0 0-5-5-9-5-5 0-5 5-9 5-5 4-5 4-5 8s0 4 5 4c0 4 0 4 0 4 4 0 4 5 4 5 5 0 5 0 5 4 0 0-5 4-5 8-4 5-9 9-9 13l5 5c18-13 22-26 22-39z">
          <text:p/>
        </draw:path>
        <draw:path draw:style-name="gr7" draw:text-style-name="P3" draw:layer="layout" svg:width="0.081cm" svg:height="0.136cm" svg:x="12.29cm" svg:y="17.152cm" svg:viewBox="0 0 82 137" svg:d="M0 0v132h8l5-12c4 4 9 8 14 12 4 0 8 5 17 5 4 0 8-5 12-5 5 0 9-4 13-8s4-8 8-17c0-4 5-13 5-21 0-9-5-13-5-21 0-4-4-9-8-13s-8-9-13-9c-4-4-8-4-12-4-5 0-13 0-17 4-5 5-10 9-14 13v-52c0-4 0-4 4-4zM27 120c-5 0-5-4-5-4-5-5-5-5-5-9 0 0-4-4-4-8 0-5 0-9 0-13 0-9 0-17 4-21 0-4 5-9 10-9 4-4 8-4 8-4 13 0 17 4 21 9 9 8 9 16 9 29 0 4 0 13 0 17-4 4-4 4-9 9-4 4-4 4-8 4-4 4-9 4-9 4-4 0-4 0-8 0 0-4-4-4-4-4z">
          <text:p/>
        </draw:path>
        <draw:path draw:style-name="gr8" draw:text-style-name="P4" draw:layer="layout" svg:width="0.14cm" svg:height="0.207cm" svg:x="10.027cm" svg:y="16.987cm" svg:viewBox="0 0 141 208" svg:d="M107 34c0 5-8 30-12 47-9 17-34 43-47 43s-17-22-17-38c0-35 21-74 55-74 13 0 21 10 21 22zM69 183c0 8-4 13-17 13l-4 4c-4 0-4 0-4 0v4 4c0 0 25-4 33-4 18 0 39 0 39 0v-4c0-4 0-4 0-4h-9c-4 0-12 0-12-9 0 0 0-4 4-4l42-171c0 0 0-4 0-8s0-4 0-4c-4 0-8 0-12 4l-13 13c-4-9-17-17-30-17-34 0-86 39-86 90 0 21 4 46 39 46 13 0 30-4 51-34v5z">
          <text:p/>
        </draw:path>
        <draw:path draw:style-name="gr8" draw:text-style-name="P4" draw:layer="layout" svg:width="0.102cm" svg:height="0.144cm" svg:x="10.18cm" svg:y="17.025cm" svg:viewBox="0 0 103 145" svg:d="M51 0c-30 0-51 25-51 72 0 48 21 73 51 73 31 0 52-25 52-73 0-47-21-72-52-72zM51 8c17 0 31 21 31 64s-14 64-31 64c-21 0-30-21-30-64s9-64 30-64z">
          <text:p/>
        </draw:path>
        <draw:path draw:style-name="gr8" draw:text-style-name="P4" draw:layer="layout" svg:width="0.144cm" svg:height="0.207cm" svg:x="11.407cm" svg:y="16.987cm" svg:viewBox="0 0 145 208" svg:d="M107 34c0 5-4 30-13 47-8 17-34 43-46 43-13 0-17-22-17-38 0-35 25-74 55-74 13 0 21 10 21 22zM69 183c0 8-4 13-17 13l-4 4h-5v4 4c0 0 26-4 38-4 13 0 35 0 35 0v-4c0-4 0-4 0-4h-9c-4 0-13 0-13-9l5-4 42-171c0 0 4-4 4-8s-4-4-4-4c-4 0-8 0-13 4l-8 13c-9-9-21-17-34-17-34 0-86 39-86 90 0 21 4 46 39 46 17 0 30-4 51-34v5z">
          <text:p/>
        </draw:path>
        <draw:polygon draw:style-name="gr8" draw:text-style-name="P4" draw:layer="layout" svg:width="0.077cm" svg:height="0.144cm" svg:x="11.572cm" svg:y="17.025cm" svg:viewBox="0 0 78 145" draw:points="47,0 0,12 0,21 34,17 34,128 30,132 5,136 5,145 78,145 78,136 57,132 52,132 52,0">
          <text:p/>
        </draw:polygon>
        <draw:path draw:style-name="gr8" draw:text-style-name="P4" draw:layer="layout" svg:width="0.14cm" svg:height="0.207cm" svg:x="12.783cm" svg:y="16.987cm" svg:viewBox="0 0 141 208" svg:d="M107 34c0 5-9 30-13 47-9 17-34 43-47 43-14 0-18-22-18-38 0-35 22-74 56-74 13 0 22 10 22 22zM68 183c0 8-4 13-17 13l-4 4c-5 0-5 0-5 0v4 4c0 0 26-4 35-4 17 0 38 0 38 0v-4c0-4 0-4 0-4h-8c-5 0-13 0-13-9 0 0 0-4 4-4l43-171c0 0 0-4 0-8s0-4 0-4c-5 0-9 0-13 4l-13 13c-4-9-17-17-30-17-34 0-85 39-85 90 0 21 4 46 38 46 13 0 30-4 52-34v5z">
          <text:p/>
        </draw:path>
        <draw:path draw:style-name="gr8" draw:text-style-name="P4" draw:layer="layout" svg:width="0.098cm" svg:height="0.144cm" svg:x="12.935cm" svg:y="17.025cm" svg:viewBox="0 0 99 145" svg:d="M22 128c47-39 73-60 73-90 0-21-17-38-43-38-25 0-47 12-47 29 0 9 4 13 12 13 5 0 10-4 10-4v-21c8-5 13-9 21-9 17 0 26 13 26 34 0 26-26 51-74 90v13h99v-34h-9l-4 17z">
          <text:p/>
        </draw:path>
        <draw:path draw:style-name="gr1" draw:text-style-name="P1" draw:layer="layout" svg:width="0.573cm" svg:height="0.452cm" svg:x="9.136cm" svg:y="20.432cm" svg:viewBox="0 0 574 453" svg:d="M358 449c-197 25-358-60-358-221 0-226 310-302 574-145">
          <text:p/>
        </draw:path>
        <draw:path draw:style-name="gr2" draw:text-style-name="P2" draw:layer="layout" svg:width="0.225cm" svg:height="0.136cm" svg:x="9.484cm" svg:y="20.803cm" svg:viewBox="0 0 226 137" svg:d="M226 0c-76 22-153 30-226 22l17 115c73-25 145-72 209-137z">
          <text:p/>
        </draw:path>
        <draw:path draw:style-name="gr3" draw:text-style-name="P1" draw:layer="layout" svg:width="0.225cm" svg:height="0.136cm" svg:x="9.484cm" svg:y="20.803cm" svg:viewBox="0 0 226 137" svg:d="M226 0c-76 22-153 30-226 22l17 115c73-25 145-72 209-137z">
          <text:p/>
        </draw:path>
        <draw:path draw:style-name="gr1" draw:text-style-name="P1" draw:layer="layout" svg:width="0.573cm" svg:height="0.036cm" svg:x="10.248cm" svg:y="20.71cm" svg:viewBox="0 0 574 37" svg:d="M574 31c-191 13-383 4-574-31">
          <text:p/>
        </draw:path>
        <draw:path draw:style-name="gr2" draw:text-style-name="P2" draw:layer="layout" svg:width="0.234cm" svg:height="0.123cm" svg:x="10.817cm" svg:y="20.676cm" svg:viewBox="0 0 235 124" svg:d="M235 34c-77-9-157-17-235-34l9 124c77-25 154-55 226-90z">
          <text:p/>
        </draw:path>
        <draw:path draw:style-name="gr3" draw:text-style-name="P1" draw:layer="layout" svg:width="0.234cm" svg:height="0.123cm" svg:x="10.817cm" svg:y="20.676cm" svg:viewBox="0 0 235 124" svg:d="M235 34c-77-9-157-17-235-34l9 124c77-25 154-55 226-90z">
          <text:p/>
        </draw:path>
        <draw:path draw:style-name="gr1" draw:text-style-name="P1" draw:layer="layout" svg:width="0.603cm" svg:height="0.076cm" svg:x="10.461cm" svg:y="20.487cm" svg:viewBox="0 0 604 77" svg:d="M0 16c204-34 412-12 604 61">
          <text:p/>
        </draw:path>
        <draw:path draw:style-name="gr2" draw:text-style-name="P2" draw:layer="layout" svg:width="0.237cm" svg:height="0.119cm" svg:x="10.236cm" svg:y="20.443cm" svg:viewBox="0 0 238 120" svg:d="M0 120c80-9 158-9 238 0l-21-120c-76 30-149 69-217 120z">
          <text:p/>
        </draw:path>
        <draw:path draw:style-name="gr3" draw:text-style-name="P1" draw:layer="layout" svg:width="0.237cm" svg:height="0.119cm" svg:x="10.236cm" svg:y="20.443cm" svg:viewBox="0 0 238 120" svg:d="M0 120c80-9 158-9 238 0l-21-120c-76 30-149 69-217 120z">
          <text:p/>
        </draw:path>
        <draw:path draw:style-name="gr1" draw:text-style-name="P1" draw:layer="layout" svg:width="0.603cm" svg:height="0.076cm" svg:x="11.611cm" svg:y="20.487cm" svg:viewBox="0 0 604 77" svg:d="M604 16c-200-34-408-12-604 61">
          <text:p/>
        </draw:path>
        <draw:path draw:style-name="gr2" draw:text-style-name="P2" draw:layer="layout" svg:width="0.234cm" svg:height="0.123cm" svg:x="12.205cm" svg:y="20.439cm" svg:viewBox="0 0 235 124" svg:d="M235 124c-68-51-140-90-217-124l-18 124c78-9 159-9 235 0z">
          <text:p/>
        </draw:path>
        <draw:path draw:style-name="gr3" draw:text-style-name="P1" draw:layer="layout" svg:width="0.234cm" svg:height="0.123cm" svg:x="12.205cm" svg:y="20.439cm" svg:viewBox="0 0 235 124" svg:d="M235 124c-68-51-140-90-217-124l-18 124c78-9 159-9 235 0z">
          <text:p/>
        </draw:path>
        <draw:path draw:style-name="gr1" draw:text-style-name="P1" draw:layer="layout" svg:width="0.654cm" svg:height="0.12cm" svg:x="11.806cm" svg:y="20.803cm" svg:viewBox="0 0 655 121" svg:d="M0 91c221 60 456 29 655-91">
          <text:p/>
        </draw:path>
        <draw:path draw:style-name="gr2" draw:text-style-name="P2" draw:layer="layout" svg:width="0.233cm" svg:height="0.153cm" svg:x="11.59cm" svg:y="20.803cm" svg:viewBox="0 0 234 154" svg:d="M0 0c59 64 127 112 201 154l33-124c-77 0-158-8-234-30z">
          <text:p/>
        </draw:path>
        <draw:path draw:style-name="gr3" draw:text-style-name="P1" draw:layer="layout" svg:width="0.233cm" svg:height="0.153cm" svg:x="11.59cm" svg:y="20.803cm" svg:viewBox="0 0 234 154" svg:d="M0 0c59 64 127 112 201 154l33-124c-77 0-158-8-234-30z">
          <text:p/>
        </draw:path>
        <draw:path draw:style-name="gr1" draw:text-style-name="P1" draw:layer="layout" svg:width="2.076cm" svg:height="0.359cm" svg:x="10.401cm" svg:y="20.825cm" svg:viewBox="0 0 2077 360" svg:d="M0 124c654 352 1458 309 2077-124">
          <text:p/>
        </draw:path>
        <draw:path draw:style-name="gr2" draw:text-style-name="P2" draw:layer="layout" svg:width="0.23cm" svg:height="0.178cm" svg:x="10.201cm" svg:y="20.825cm" svg:viewBox="0 0 231 179" svg:d="M0 0c53 63 112 124 171 179l60-111c-77-17-153-39-231-68z">
          <text:p/>
        </draw:path>
        <draw:path draw:style-name="gr3" draw:text-style-name="P1" draw:layer="layout" svg:width="0.23cm" svg:height="0.178cm" svg:x="10.201cm" svg:y="20.825cm" svg:viewBox="0 0 231 179" svg:d="M0 0c53 63 112 124 171 179l60-111c-77-17-153-39-231-68z">
          <text:p/>
        </draw:path>
        <draw:path draw:style-name="gr2" draw:text-style-name="P2" draw:layer="layout" svg:width="0.582cm" svg:height="0.585cm" svg:x="9.671cm" svg:y="20.367cm" svg:viewBox="0 0 583 586" svg:d="M583 292c0-161-129-292-290-292-162 0-293 131-293 292 0 162 131 294 293 294 161 0 290-132 290-294z">
          <text:p/>
        </draw:path>
        <draw:path draw:style-name="gr4" draw:text-style-name="P1" draw:layer="layout" svg:width="0.582cm" svg:height="0.585cm" svg:x="9.671cm" svg:y="20.367cm" svg:viewBox="0 0 583 586" svg:d="M583 292c0-161-129-292-290-292-162 0-293 131-293 292 0 162 131 294 293 294 161 0 290-132 290-294z">
          <text:p/>
        </draw:path>
        <draw:path draw:style-name="gr2" draw:text-style-name="P2" draw:layer="layout" svg:width="0.581cm" svg:height="0.585cm" svg:x="11.047cm" svg:y="20.367cm" svg:viewBox="0 0 582 586" svg:d="M582 292c0-161-127-292-290-292-161 0-292 131-292 292 0 162 131 294 292 294 163 0 290-132 290-294z">
          <text:p/>
        </draw:path>
        <draw:path draw:style-name="gr4" draw:text-style-name="P1" draw:layer="layout" svg:width="0.581cm" svg:height="0.585cm" svg:x="11.047cm" svg:y="20.367cm" svg:viewBox="0 0 582 586" svg:d="M582 292c0-161-127-292-290-292-161 0-292 131-292 292 0 162 131 294 292 294 163 0 290-132 290-294z">
          <text:p/>
        </draw:path>
        <draw:path draw:style-name="gr2" draw:text-style-name="P2" draw:layer="layout" svg:width="0.582cm" svg:height="0.585cm" svg:x="12.422cm" svg:y="20.367cm" svg:viewBox="0 0 583 586" svg:d="M583 292c0-161-128-292-289-292s-294 131-294 292c0 162 133 294 294 294s289-132 289-294z">
          <text:p/>
        </draw:path>
        <draw:path draw:style-name="gr5" draw:text-style-name="P1" draw:layer="layout" svg:width="0.582cm" svg:height="0.585cm" svg:x="12.422cm" svg:y="20.367cm" svg:viewBox="0 0 583 586" svg:d="M583 292c0-161-128-292-289-292s-294 131-294 292c0 162 133 294 294 294s289-132 289-294z">
          <text:p/>
        </draw:path>
        <draw:path draw:style-name="gr6" draw:text-style-name="P1" draw:layer="layout" svg:width="0.582cm" svg:height="0.585cm" svg:x="12.422cm" svg:y="20.367cm" svg:viewBox="0 0 583 586" svg:d="M583 292c0-161-128-292-289-292s-294 131-294 292c0 162 133 294 294 294s289-132 289-294z">
          <text:p/>
        </draw:path>
        <draw:path draw:style-name="gr7" draw:text-style-name="P3" draw:layer="layout" svg:width="0.08cm" svg:height="0.136cm" svg:x="8.992cm" svg:y="20.591cm" svg:viewBox="0 0 81 137" svg:d="M0 0v137h8l4-14c4 4 9 9 14 14 4 0 9 0 13 0 8 0 13 0 17 0 4-5 8-5 13-10 4-4 4-12 8-17 0-8 4-12 4-21 0-8-4-17-4-21-4-4-4-13-8-17-5-4-9-4-13-8-4 0-9 0-13 0-8 0-13 0-17 4-5 0-10 4-14 8v-51c4 0 4-4 4-4zM26 123c-5-4-5-4-10-4 0-4 0-4 0-9-4-4-4-4-4-8s0-8 0-17c0-8 0-13 4-17 0-4 5-8 10-13 4 0 4 0 9 0 8 0 17 0 21 9 4 4 8 17 8 25 0 9 0 13-4 17 0 4-4 9-4 13-4 0-9 4-9 4-4 0-8 0-8 0-4 0-4 0-9 0z">
          <text:p/>
        </draw:path>
        <draw:path draw:style-name="gr7" draw:text-style-name="P3" draw:layer="layout" svg:width="0.081cm" svg:height="0.098cm" svg:x="10.609cm" svg:y="20.799cm" svg:viewBox="0 0 82 99" svg:d="M10 14l8 13c9-9 17-13 26-13 8 0 12 4 17 4 4 4 8 13 8 21v4h-21c-13 0-26 5-34 9-10 4-14 13-14 21 0 5 4 9 4 9 0 4 6 8 6 8 4 5 8 5 12 9 5 0 9 0 13 0 13 0 21-4 34-13v13h13v-60c0-12-4-21-13-29-4-6-13-10-25-10-13 0-26 4-34 14zM69 52v8c0 5 0 9-4 9 0 4 0 4-4 9l-5 4c-4 0-4 4-8 4s-9 0-13 0-8 0-13-4c-4 0-4-4-4-9 0-4 0-4 0-8 0 0 4-5 9-5 0-4 4-4 8-4 4-4 13-4 17-4s4 0 9 0h4z">
          <text:p/>
        </draw:path>
        <draw:path draw:style-name="gr7" draw:text-style-name="P3" draw:layer="layout" svg:width="0.081cm" svg:height="0.136cm" svg:x="10.613cm" svg:y="20.294cm" svg:viewBox="0 0 82 137" svg:d="M0 0v133h10l4-9c4 5 9 5 13 9s8 4 17 4c4 0 8 0 13-4 4 0 8-4 12-9 5-4 9-8 9-17 4-4 4-12 4-21 0-8 0-12-4-21 0-4-4-8-9-13-4-4-8-8-12-8-5-5-9-5-13-5s-13 0-17 5c-4 4-9 8-13 13v-52l4-5zM27 120c-4 0-4-4-4-4-5 0-5-4-5-4 0-5 0-9 0-13-4-4-4-9-4-13 0-8 4-17 4-21s5-8 9-8c4-5 8-5 8-5 13 0 17 5 26 9 4 8 4 17 4 29 0 9 0 13 0 17-4 5-4 9-8 9-5 4-5 4-9 8-4 0-8 0-8 0-5 0-5 0-5 0-4 0-4-4-8-4z">
          <text:p/>
        </draw:path>
        <draw:path draw:style-name="gr7" draw:text-style-name="P3" draw:layer="layout" svg:width="0.081cm" svg:height="0.097cm" svg:x="11.887cm" svg:y="20.299cm" svg:viewBox="0 0 82 98" svg:d="M10 12l8 14c4-10 13-14 25-14 9 0 13 4 18 9 4 0 4 9 4 18v4h-17c-13 0-26 4-34 9-10 4-14 12-14 21 0 4 0 8 4 8 0 4 6 9 6 9 4 4 8 4 8 8 4 0 9 0 17 0s21-4 30-13v13h17v-59c0-13-4-23-13-31-4-4-13-8-26-8-12 0-25 4-33 12zM65 52v8c0 4 0 9 0 9 0 4 0 4-4 8l-5 4c-4 0-4 4-8 4-5 0-9 5-13 5s-8-5-13-9c-4 0-4-4-4-8s0-4 0-9l4-4c5-4 9-4 13-4s8-4 17-4c4 0 4 0 4 0z">
          <text:p/>
        </draw:path>
        <draw:path draw:style-name="gr7" draw:text-style-name="P3" draw:layer="layout" svg:width="0.03cm" svg:height="0.055cm" svg:x="12.014cm" svg:y="20.375cm" svg:viewBox="0 0 31 56" svg:d="M31 18c0-4-4-9-4-13-4-5-10-5-14-5 0 0-4 0-8 5 0 0 0 4 0 9v4c0 0 4 0 4 4h4c0 4 0 4 0 4 0 5 0 9-4 13 0 4-4 4-9 9l9 8c14-17 22-30 22-38z">
          <text:p/>
        </draw:path>
        <draw:path draw:style-name="gr7" draw:text-style-name="P3" draw:layer="layout" svg:width="0.081cm" svg:height="0.136cm" svg:x="12.095cm" svg:y="20.26cm" svg:viewBox="0 0 82 137" svg:d="M0 0v137h9l8-13c0 5 4 9 9 9 4 4 12 4 18 4 4 0 8 0 12-4 5 0 9-4 13-9 4-4 9-8 9-12 4-9 4-13 4-21 0-9 0-18-4-22 0-8-5-14-9-18 0-4-4-4-8-8-5 0-13-4-17-4-6 0-10 4-14 4-9 4-13 8-13 12v-50c0-5 0-5 0-5zM26 120c0 0-5 0-5-4l-4-4c0-4 0-9 0-9 0-4 0-12 0-17 0-8 0-17 0-21 4 0 4-4 9-10 4 0 8-4 12-4 10 0 18 4 23 14 4 4 8 13 8 26 0 8-4 12-4 17 0 4-4 8-9 12 0 0-4 4-8 4s-4 0-10 0h-4c-4 0-4 0-8-4z">
          <text:p/>
        </draw:path>
        <draw:path draw:style-name="gr7" draw:text-style-name="P3" draw:layer="layout" svg:width="0.08cm" svg:height="0.094cm" svg:x="11.985cm" svg:y="20.769cm" svg:viewBox="0 0 81 95" svg:d="M8 13l9 10c8-10 17-14 25-14 9 0 13 4 17 8 5 6 5 10 5 18v5h-18c-12 0-25 4-34 8-8 4-12 13-12 21 0 4 4 9 4 9 0 4 4 8 4 8 4 4 9 4 13 9 4 0 8 0 13 0 12 0 21-5 30-13v13h17v-60c0-12-4-22-13-26-4-9-13-9-26-9s-25 5-34 13zM68 52v5c0 4-4 8-4 12l-5 4c0 0 0 5-4 5-4 4-4 4-9 4-4 4-8 4-12 4-5 0-9-4-13-4-4-4-4-9-4-13s0-4 0-8l4-4c4 0 8-5 13-5 4 0 12 0 17 0 4 0 4 0 8 0h5z">
          <text:p/>
        </draw:path>
        <draw:path draw:style-name="gr7" draw:text-style-name="P3" draw:layer="layout" svg:width="0.081cm" svg:height="0.14cm" svg:x="11.301cm" svg:y="21.24cm" svg:viewBox="0 0 82 141" svg:d="M0 0v137h9l4-13c4 4 9 9 13 13 4 0 9 4 18 4 4 0 8-4 12-4 5-4 9-4 13-9 4-4 9-8 9-16 4-5 4-13 4-23 0-8 0-17-4-21 0-4-5-13-9-13-4-4-8-8-13-12-4 0-8 0-12 0-5 0-14 0-18 4s-9 4-13 13v-56h4v-4zM26 124c-4-4-4-4-4-4-5-4-5-4-5-8 0 0 0-5-4-9 0-4 0-9 0-14 0-12 4-17 4-21s5-8 9-8c4-5 9-5 9-5 13 0 17 0 26 9 4 8 4 17 4 30 0 5 0 9 0 13-4 5-4 9-9 13-4 4-4 4-8 4s-9 4-9 4c-4 0-5-4-9-4z">
          <text:p/>
        </draw:path>
        <draw:path draw:style-name="gr8" draw:text-style-name="P4" draw:layer="layout" svg:width="0.145cm" svg:height="0.208cm" svg:x="9.832cm" svg:y="20.553cm" svg:viewBox="0 0 146 209" svg:d="M107 34c0 8-4 31-12 48-5 21-34 46-47 46-14 0-18-21-18-38 0-38 26-77 60-77 9 0 17 12 17 21zM73 188c-4 8-8 8-17 13h-8c0 0-5 0-5 4v4h5c0 0 21 0 34 0s34 0 34 0v-8l-4-5c-5 0-13 0-13-8l47-171c0-4 0-8 0-8 0-9-5-9-5-9-4 0-8 0-12 9l-9 8c-8-8-17-13-34-13-34 0-86 34-86 90 0 22 9 47 38 47 18 0 35-8 52-34h5z">
          <text:p/>
        </draw:path>
        <draw:path draw:style-name="gr8" draw:text-style-name="P4" draw:layer="layout" svg:width="0.098cm" svg:height="0.149cm" svg:x="9.989cm" svg:y="20.591cm" svg:viewBox="0 0 99 150" svg:d="M47 0c-30 0-47 30-47 78 0 42 17 72 47 72 31 0 52-30 52-72 0-48-21-78-52-78zM47 13c22 0 31 21 31 65 0 38-9 59-31 59-17 0-30-21-30-59 0-44 13-65 30-65z">
          <text:p/>
        </draw:path>
        <draw:path draw:style-name="gr8" draw:text-style-name="P4" draw:layer="layout" svg:width="0.144cm" svg:height="0.208cm" svg:x="11.208cm" svg:y="20.553cm" svg:viewBox="0 0 145 209" svg:d="M106 34c0 8-4 31-13 48-4 21-34 46-46 46-13 0-17-21-17-38 0-38 25-77 59-77 8 0 17 12 17 21zM72 188c-4 8-9 8-17 13h-8c0 0-5 0-5 4v4h5c0 0 21 0 33 0 13 0 36 0 36 0v-8l-10-5c-4 0-9 0-9-8l48-171c0-4 0-8 0-8 0-9-4-9-4-9-4 0-9 0-13 9l-8 8c-10-8-18-13-35-13-34 0-85 34-85 90 0 22 8 47 38 47 17 0 34-8 51-34h4z">
          <text:p/>
        </draw:path>
        <draw:polygon draw:style-name="gr8" draw:text-style-name="P4" draw:layer="layout" svg:width="0.076cm" svg:height="0.145cm" svg:x="11.374cm" svg:y="20.591cm" svg:viewBox="0 0 77 146" draw:points="47,0 0,17 0,26 34,17 34,133 30,137 5,137 5,146 77,146 77,137 56,137 51,133 51,0">
          <text:p/>
        </draw:polygon>
        <draw:path draw:style-name="gr8" draw:text-style-name="P4" draw:layer="layout" svg:width="0.144cm" svg:height="0.208cm" svg:x="12.588cm" svg:y="20.553cm" svg:viewBox="0 0 145 209" svg:d="M107 34c0 8-4 31-13 48-4 21-34 46-47 46-12 0-17-21-17-38 0-38 26-77 60-77 8 0 17 12 17 21zM73 188c-5 8-9 8-17 13h-9c0 0-4 0-4 4v4h4c0 0 21 0 34 0s34 0 34 0v-8l-8-5c-4 0-9 0-9-8l47-171c0-4 0-8 0-8 0-9-4-9-4-9-5 0-9 0-13 9l-8 8c-9-8-17-13-35-13-33 0-85 34-85 90 0 22 8 47 39 47 17 0 34-8 51-34h4z">
          <text:p/>
        </draw:path>
        <draw:path draw:style-name="gr8" draw:text-style-name="P4" draw:layer="layout" svg:width="0.093cm" svg:height="0.144cm" svg:x="12.745cm" svg:y="20.591cm" svg:viewBox="0 0 94 145" svg:d="M17 128c47-33 73-60 73-85 0-26-17-43-44-43-25 0-42 17-42 30 0 9 4 13 8 13 5 0 9 0 13-4v-22c5-4 13-4 17-4 18 0 31 13 31 30 0 29-31 52-73 90v12h94v-34h-8l-5 17z">
          <text:p/>
        </draw:path>
        <draw:line draw:style-name="gr1" draw:text-style-name="P1" draw:layer="layout" svg:x1="10.451cm" svg:y1="23.72cm" svg:x2="9.891cm" svg:y2="23.72cm">
          <text:p/>
        </draw:line>
        <draw:polygon draw:style-name="gr2" draw:text-style-name="P2" draw:layer="layout" svg:width="0.234cm" svg:height="0.123cm" svg:x="10.451cm" svg:y="23.656cm" svg:viewBox="0 0 235 124" draw:points="235,65 0,0 0,124">
          <text:p/>
        </draw:polygon>
        <draw:polygon draw:style-name="gr3" draw:text-style-name="P1" draw:layer="layout" svg:width="0.234cm" svg:height="0.123cm" svg:x="10.451cm" svg:y="23.656cm" svg:viewBox="0 0 235 124" draw:points="235,65 0,0 0,124">
          <text:p/>
        </draw:polygon>
        <draw:path draw:style-name="gr1" draw:text-style-name="P1" draw:layer="layout" svg:width="0.453cm" svg:height="0.573cm" svg:x="10.748cm" svg:y="22.892cm" svg:viewBox="0 0 454 574" svg:d="M5 358c-26-196 59-358 221-358 225 0 302 307 149 574">
          <text:p/>
        </draw:path>
        <draw:path draw:style-name="gr2" draw:text-style-name="P2" draw:layer="layout" svg:width="0.136cm" svg:height="0.225cm" svg:x="10.693cm" svg:y="23.24cm" svg:viewBox="0 0 137 226" svg:d="M137 226c-21-77-25-158-21-226l-116 13c30 77 74 148 137 213z">
          <text:p/>
        </draw:path>
        <draw:path draw:style-name="gr3" draw:text-style-name="P1" draw:layer="layout" svg:width="0.136cm" svg:height="0.225cm" svg:x="10.693cm" svg:y="23.24cm" svg:viewBox="0 0 137 226" svg:d="M137 226c-21-77-25-158-21-226l-116 13c30 77 74 148 137 213z">
          <text:p/>
        </draw:path>
        <draw:line draw:style-name="gr1" draw:text-style-name="P1" draw:layer="layout" svg:x1="11.827cm" svg:y1="23.72cm" svg:x2="11.266cm" svg:y2="23.72cm">
          <text:p/>
        </draw:line>
        <draw:polygon draw:style-name="gr2" draw:text-style-name="P2" draw:layer="layout" svg:width="0.233cm" svg:height="0.123cm" svg:x="11.827cm" svg:y="23.656cm" svg:viewBox="0 0 234 124" draw:points="234,65 0,0 0,124">
          <text:p/>
        </draw:polygon>
        <draw:polygon draw:style-name="gr3" draw:text-style-name="P1" draw:layer="layout" svg:width="0.233cm" svg:height="0.123cm" svg:x="11.827cm" svg:y="23.656cm" svg:viewBox="0 0 234 124" draw:points="234,65 0,0 0,124">
          <text:p/>
        </draw:polygon>
        <draw:path draw:style-name="gr2" draw:text-style-name="P2" draw:layer="layout" svg:width="0.582cm" svg:height="0.581cm" svg:x="9.309cm" svg:y="23.427cm" svg:viewBox="0 0 583 582" svg:d="M583 294c0-162-132-294-293-294-158 0-290 132-290 294 0 157 132 288 290 288 161 0 293-131 293-288z">
          <text:p/>
        </draw:path>
        <draw:path draw:style-name="gr4" draw:text-style-name="P1" draw:layer="layout" svg:width="0.582cm" svg:height="0.581cm" svg:x="9.309cm" svg:y="23.427cm" svg:viewBox="0 0 583 582" svg:d="M583 294c0-162-132-294-293-294-158 0-290 132-290 294 0 157 132 288 290 288 161 0 293-131 293-288z">
          <text:p/>
        </draw:path>
        <draw:path draw:style-name="gr2" draw:text-style-name="P2" draw:layer="layout" svg:width="0.581cm" svg:height="0.581cm" svg:x="10.685cm" svg:y="23.427cm" svg:viewBox="0 0 582 582" svg:d="M582 294c0-162-131-294-292-294-158 0-290 132-290 294 0 157 132 288 290 288 161 0 292-131 292-288z">
          <text:p/>
        </draw:path>
        <draw:path draw:style-name="gr4" draw:text-style-name="P1" draw:layer="layout" svg:width="0.581cm" svg:height="0.581cm" svg:x="10.685cm" svg:y="23.427cm" svg:viewBox="0 0 582 582" svg:d="M582 294c0-162-131-294-292-294-158 0-290 132-290 294 0 157 132 288 290 288 161 0 292-131 292-288z">
          <text:p/>
        </draw:path>
        <draw:path draw:style-name="gr2" draw:text-style-name="P2" draw:layer="layout" svg:width="0.582cm" svg:height="0.581cm" svg:x="12.06cm" svg:y="23.427cm" svg:viewBox="0 0 583 582" svg:d="M583 294c0-162-131-294-294-294-161 0-289 132-289 294 0 157 128 288 289 288 163 0 294-131 294-288z">
          <text:p/>
        </draw:path>
        <draw:path draw:style-name="gr5" draw:text-style-name="P1" draw:layer="layout" svg:width="0.582cm" svg:height="0.581cm" svg:x="12.06cm" svg:y="23.427cm" svg:viewBox="0 0 583 582" svg:d="M583 294c0-162-131-294-294-294-161 0-289 132-289 294 0 157 128 288 289 288 163 0 294-131 294-288z">
          <text:p/>
        </draw:path>
        <draw:path draw:style-name="gr6" draw:text-style-name="P1" draw:layer="layout" svg:width="0.582cm" svg:height="0.581cm" svg:x="12.06cm" svg:y="23.427cm" svg:viewBox="0 0 583 582" svg:d="M583 294c0-162-131-294-294-294-161 0-289 132-289 294 0 157 128 288 289 288 163 0 294-131 294-288z">
          <text:p/>
        </draw:path>
        <draw:path draw:style-name="gr7" draw:text-style-name="P3" draw:layer="layout" svg:width="0.08cm" svg:height="0.131cm" svg:x="10.248cm" svg:y="23.775cm" svg:viewBox="0 0 81 132" svg:d="M43 13c9 0 13 9 21 17l-48 56c0-4 0-13 0-22 0-21 5-51 27-51zM43 0c-27 0-43 39-43 69 0 29 16 63 43 63 30 0 38-38 38-68 0-29-12-64-38-64zM69 43c0 9 0 17 0 26 0 21-9 51-26 51-10 0-18-9-22-22z">
          <text:p/>
        </draw:path>
        <draw:path draw:style-name="gr7" draw:text-style-name="P3" draw:layer="layout" svg:width="0.081cm" svg:height="0.132cm" svg:x="10.833cm" svg:y="22.672cm" svg:viewBox="0 0 82 133" svg:d="M44 13c8 0 13 8 17 17l-42 56c-6-5-6-14-6-22 0-22 10-51 31-51zM44 0c-31 0-44 38-44 68 0 31 19 65 44 65s38-39 38-69-13-64-38-64zM65 42c4 9 4 17 4 26 0 22-8 52-25 52-9 0-17-9-21-21z">
          <text:p/>
        </draw:path>
        <draw:path draw:style-name="gr7" draw:text-style-name="P3" draw:layer="layout" svg:width="0.03cm" svg:height="0.055cm" svg:x="10.961cm" svg:y="22.778cm" svg:viewBox="0 0 31 56" svg:d="M31 17c0-4-6-8-6-13-4 0-8-4-12-4-5 0-5 0-9 4 0 0-4 5-4 9l4 4c0 0 0 4 4 4l5 5v4c0 0 0 4-5 9-4 4-4 9-8 13l4 4c17-13 27-26 27-39z">
          <text:p/>
        </draw:path>
        <draw:polygon draw:style-name="gr7" draw:text-style-name="P3" draw:layer="layout" svg:width="0.042cm" svg:height="0.127cm" svg:x="11.046cm" svg:y="22.672cm" svg:viewBox="0 0 43 128" draw:points="43,0 35,0 0,18 4,26 29,22 29,128 43,128">
          <text:p/>
        </draw:polygon>
        <draw:polygon draw:style-name="gr7" draw:text-style-name="P3" draw:layer="layout" svg:width="0.042cm" svg:height="0.127cm" svg:x="11.632cm" svg:y="23.775cm" svg:viewBox="0 0 43 128" draw:points="43,0 35,0 0,17 4,25 29,21 29,128 43,128">
          <text:p/>
        </draw:polygon>
        <draw:path draw:style-name="gr8" draw:text-style-name="P4" draw:layer="layout" svg:width="0.144cm" svg:height="0.207cm" svg:x="9.471cm" svg:y="23.614cm" svg:viewBox="0 0 145 208" svg:d="M106 34c0 4-4 29-13 46-4 17-34 44-47 44-12 0-17-22-17-40 0-34 26-72 60-72 8 0 17 9 17 22zM72 183c-5 8-9 13-17 13l-9 4h-4v8h4c0 0 21-4 34-4s34 0 34 0v-4-4h-8c-4 0-9 0-9-9v-4l48-171c0 0 0-4 0-8s-4-4-4-4c-5 0-9 0-13 4l-8 13c-10-9-18-17-36-17-33 0-84 38-84 89 0 26 8 47 38 47 17 0 34-4 51-29h4z">
          <text:p/>
        </draw:path>
        <draw:path draw:style-name="gr8" draw:text-style-name="P4" draw:layer="layout" svg:width="0.102cm" svg:height="0.144cm" svg:x="9.623cm" svg:y="23.652cm" svg:viewBox="0 0 103 145" svg:d="M52 0c-30 0-52 25-52 73 0 47 22 72 52 72s51-25 51-72c0-48-21-73-51-73zM52 8c22 0 30 21 30 65 0 42-8 64-30 64-16 0-30-22-30-64 0-44 14-65 30-65z">
          <text:p/>
        </draw:path>
        <draw:path draw:style-name="gr8" draw:text-style-name="P4" draw:layer="layout" svg:width="0.145cm" svg:height="0.207cm" svg:x="10.846cm" svg:y="23.614cm" svg:viewBox="0 0 146 208" svg:d="M107 34c0 4-4 29-12 46-9 17-34 44-47 44-14 0-18-22-18-40 0-34 26-72 56-72 13 0 21 9 21 22zM73 183c-4 8-8 13-21 13l-4 4h-4v8c0 0 25-4 38-4s34 0 34 0v-4-4h-9c-4 0-8 0-8-9v-4l47-171c0 0 0-4 0-8s-5-4-5-4c-4 0-8 0-12 4l-9 13c-8-9-21-17-34-17-34 0-86 38-86 89 0 26 9 47 39 47 17 0 30-4 51-29z">
          <text:p/>
        </draw:path>
        <draw:polygon draw:style-name="gr8" draw:text-style-name="P4" draw:layer="layout" svg:width="0.076cm" svg:height="0.144cm" svg:x="11.012cm" svg:y="23.652cm" svg:viewBox="0 0 77 145" draw:points="47,0 0,12 0,21 34,17 34,128 30,132 8,137 8,145 77,145 77,137 55,132 51,132 51,0">
          <text:p/>
        </draw:polygon>
        <draw:path draw:style-name="gr8" draw:text-style-name="P4" draw:layer="layout" svg:width="0.144cm" svg:height="0.207cm" svg:x="12.222cm" svg:y="23.614cm" svg:viewBox="0 0 145 208" svg:d="M107 34c0 4-4 29-14 46-8 17-34 44-47 44-12 0-16-22-16-40 0-34 25-72 55-72 13 0 22 9 22 22zM68 183c0 8-5 13-17 13l-5 4h-4v8c0 0 26-4 38-4 13 0 35 0 35 0v-4-4h-8c-4 0-9 0-9-9v-4l47-171c0 0 0-4 0-8s-4-4-4-4c-4 0-9 0-13 4l-8 13c-9-9-22-17-35-17-34 0-85 38-85 89 0 26 4 47 38 47 17 0 30-4 51-29z">
          <text:p/>
        </draw:path>
        <draw:path draw:style-name="gr8" draw:text-style-name="P4" draw:layer="layout" svg:width="0.097cm" svg:height="0.144cm" svg:x="12.375cm" svg:y="23.652cm" svg:viewBox="0 0 98 145" svg:d="M22 128c47-38 72-59 72-90 0-21-17-38-43-38-25 0-46 17-46 30 0 8 4 12 12 12 5 0 9 0 9-4v-21c8-4 13-4 21-4 17 0 26 8 26 29 0 27-26 52-73 90v13h98v-34h-8l-5 17z">
          <text:p/>
        </draw:path>
      </draw:page>
      <draw:page draw:name="page13" draw:style-name="dp1" draw:master-page-name="Padrão">
        <draw:g>
          <draw:path draw:style-name="gr1" draw:text-style-name="P1" draw:layer="layout" svg:width="0.574cm" svg:height="0.453cm" svg:x="4.885cm" svg:y="6.148cm" svg:viewBox="0 0 575 454" svg:d="M358 449c-195 26-358-60-358-221 0-225 307-302 575-148">
            <text:p/>
          </draw:path>
          <draw:path draw:style-name="gr2" draw:text-style-name="P2" draw:layer="layout" svg:width="0.225cm" svg:height="0.136cm" svg:x="5.234cm" svg:y="6.52cm" svg:viewBox="0 0 226 137" svg:d="M226 0c-77 21-158 31-226 21l12 116c78-26 150-72 214-137z">
            <text:p/>
          </draw:path>
          <draw:path draw:style-name="gr3" draw:text-style-name="P1" draw:layer="layout" svg:width="0.225cm" svg:height="0.136cm" svg:x="5.234cm" svg:y="6.52cm" svg:viewBox="0 0 226 137" svg:d="M226 0c-77 21-158 31-226 21l12 116c78-26 150-72 214-137z">
            <text:p/>
          </draw:path>
          <draw:line draw:style-name="gr1" draw:text-style-name="P1" draw:layer="layout" svg:x1="6.563cm" svg:y1="6.376cm" svg:x2="6.002cm" svg:y2="6.376cm">
            <text:p/>
          </draw:line>
          <draw:polygon draw:style-name="gr2" draw:text-style-name="P2" draw:layer="layout" svg:width="0.233cm" svg:height="0.123cm" svg:x="6.563cm" svg:y="6.312cm" svg:viewBox="0 0 234 124" draw:points="234,65 0,0 0,124">
            <text:p/>
          </draw:polygon>
          <draw:polygon draw:style-name="gr3" draw:text-style-name="P1" draw:layer="layout" svg:width="0.233cm" svg:height="0.123cm" svg:x="6.563cm" svg:y="6.312cm" svg:viewBox="0 0 234 124" draw:points="234,65 0,0 0,124">
            <text:p/>
          </draw:polygon>
          <draw:line draw:style-name="gr1" draw:text-style-name="P1" draw:layer="layout" svg:x1="7.938cm" svg:y1="6.376cm" svg:x2="7.378cm" svg:y2="6.376cm">
            <text:p/>
          </draw:line>
          <draw:polygon draw:style-name="gr2" draw:text-style-name="P2" draw:layer="layout" svg:width="0.234cm" svg:height="0.123cm" svg:x="7.938cm" svg:y="6.312cm" svg:viewBox="0 0 235 124" draw:points="235,65 0,0 0,124">
            <text:p/>
          </draw:polygon>
          <draw:polygon draw:style-name="gr3" draw:text-style-name="P1" draw:layer="layout" svg:width="0.234cm" svg:height="0.123cm" svg:x="7.938cm" svg:y="6.312cm" svg:viewBox="0 0 235 124" draw:points="235,65 0,0 0,124">
            <text:p/>
          </draw:polygon>
          <draw:line draw:style-name="gr1" draw:text-style-name="P1" draw:layer="layout" svg:x1="9.314cm" svg:y1="6.376cm" svg:x2="8.753cm" svg:y2="6.376cm">
            <text:p/>
          </draw:line>
          <draw:polygon draw:style-name="gr2" draw:text-style-name="P2" draw:layer="layout" svg:width="0.233cm" svg:height="0.123cm" svg:x="9.314cm" svg:y="6.312cm" svg:viewBox="0 0 234 124" draw:points="234,65 0,0 0,124">
            <text:p/>
          </draw:polygon>
          <draw:polygon draw:style-name="gr3" draw:text-style-name="P1" draw:layer="layout" svg:width="0.233cm" svg:height="0.123cm" svg:x="9.314cm" svg:y="6.312cm" svg:viewBox="0 0 234 124" draw:points="234,65 0,0 0,124">
            <text:p/>
          </draw:polygon>
          <draw:line draw:style-name="gr1" draw:text-style-name="P1" draw:layer="layout" svg:x1="10.689cm" svg:y1="6.376cm" svg:x2="10.133cm" svg:y2="6.376cm">
            <text:p/>
          </draw:line>
          <draw:polygon draw:style-name="gr2" draw:text-style-name="P2" draw:layer="layout" svg:width="0.234cm" svg:height="0.123cm" svg:x="10.689cm" svg:y="6.312cm" svg:viewBox="0 0 235 124" draw:points="235,65 0,0 0,124">
            <text:p/>
          </draw:polygon>
          <draw:polygon draw:style-name="gr3" draw:text-style-name="P1" draw:layer="layout" svg:width="0.234cm" svg:height="0.123cm" svg:x="10.689cm" svg:y="6.312cm" svg:viewBox="0 0 235 124" draw:points="235,65 0,0 0,124">
            <text:p/>
          </draw:polygon>
          <draw:line draw:style-name="gr1" draw:text-style-name="P1" draw:layer="layout" svg:x1="12.065cm" svg:y1="6.376cm" svg:x2="11.509cm" svg:y2="6.376cm">
            <text:p/>
          </draw:line>
          <draw:polygon draw:style-name="gr2" draw:text-style-name="P2" draw:layer="layout" svg:width="0.237cm" svg:height="0.123cm" svg:x="12.065cm" svg:y="6.312cm" svg:viewBox="0 0 238 124" draw:points="238,65 0,0 0,124">
            <text:p/>
          </draw:polygon>
          <draw:polygon draw:style-name="gr3" draw:text-style-name="P1" draw:layer="layout" svg:width="0.237cm" svg:height="0.123cm" svg:x="12.065cm" svg:y="6.312cm" svg:viewBox="0 0 238 124" draw:points="238,65 0,0 0,124">
            <text:p/>
          </draw:polygon>
          <draw:line draw:style-name="gr1" draw:text-style-name="P1" draw:layer="layout" svg:x1="13.445cm" svg:y1="6.376cm" svg:x2="12.884cm" svg:y2="6.376cm">
            <text:p/>
          </draw:line>
          <draw:polygon draw:style-name="gr2" draw:text-style-name="P2" draw:layer="layout" svg:width="0.233cm" svg:height="0.123cm" svg:x="13.445cm" svg:y="6.312cm" svg:viewBox="0 0 234 124" draw:points="234,65 0,0 0,124">
            <text:p/>
          </draw:polygon>
          <draw:polygon draw:style-name="gr3" draw:text-style-name="P1" draw:layer="layout" svg:width="0.233cm" svg:height="0.123cm" svg:x="13.445cm" svg:y="6.312cm" svg:viewBox="0 0 234 124" draw:points="234,65 0,0 0,124">
            <text:p/>
          </draw:polygon>
          <draw:line draw:style-name="gr1" draw:text-style-name="P1" draw:layer="layout" svg:x1="14.82cm" svg:y1="6.376cm" svg:x2="14.26cm" svg:y2="6.376cm">
            <text:p/>
          </draw:line>
          <draw:polygon draw:style-name="gr2" draw:text-style-name="P2" draw:layer="layout" svg:width="0.234cm" svg:height="0.123cm" svg:x="14.82cm" svg:y="6.312cm" svg:viewBox="0 0 235 124" draw:points="235,65 0,0 0,124">
            <text:p/>
          </draw:polygon>
          <draw:polygon draw:style-name="gr3" draw:text-style-name="P1" draw:layer="layout" svg:width="0.234cm" svg:height="0.123cm" svg:x="14.82cm" svg:y="6.312cm" svg:viewBox="0 0 235 124" draw:points="235,65 0,0 0,124">
            <text:p/>
          </draw:polygon>
          <draw:path draw:style-name="gr2" draw:text-style-name="P2" draw:layer="layout" svg:width="0.582cm" svg:height="0.581cm" svg:x="5.42cm" svg:y="6.083cm" svg:viewBox="0 0 583 582" svg:d="M583 294c0-161-127-294-289-294-161 0-294 133-294 294s133 288 294 288c162 0 289-127 289-288z">
            <text:p/>
          </draw:path>
          <draw:path draw:style-name="gr4" draw:text-style-name="P1" draw:layer="layout" svg:width="0.582cm" svg:height="0.581cm" svg:x="5.42cm" svg:y="6.083cm" svg:viewBox="0 0 583 582" svg:d="M583 294c0-161-127-294-289-294-161 0-294 133-294 294s133 288 294 288c162 0 289-127 289-288z">
            <text:p/>
          </draw:path>
          <draw:path draw:style-name="gr2" draw:text-style-name="P2" draw:layer="layout" svg:width="0.582cm" svg:height="0.581cm" svg:x="6.796cm" svg:y="6.083cm" svg:viewBox="0 0 583 582" svg:d="M583 294c0-161-129-294-290-294s-293 133-293 294 132 288 293 288 290-127 290-288z">
            <text:p/>
          </draw:path>
          <draw:path draw:style-name="gr4" draw:text-style-name="P1" draw:layer="layout" svg:width="0.582cm" svg:height="0.581cm" svg:x="6.796cm" svg:y="6.083cm" svg:viewBox="0 0 583 582" svg:d="M583 294c0-161-129-294-290-294s-293 133-293 294 132 288 293 288 290-127 290-288z">
            <text:p/>
          </draw:path>
          <draw:path draw:style-name="gr2" draw:text-style-name="P2" draw:layer="layout" svg:width="0.581cm" svg:height="0.581cm" svg:x="8.172cm" svg:y="6.083cm" svg:viewBox="0 0 582 582" svg:d="M582 294c0-161-127-294-289-294s-293 133-293 294 131 288 293 288 289-127 289-288z">
            <text:p/>
          </draw:path>
          <draw:path draw:style-name="gr4" draw:text-style-name="P1" draw:layer="layout" svg:width="0.581cm" svg:height="0.581cm" svg:x="8.172cm" svg:y="6.083cm" svg:viewBox="0 0 582 582" svg:d="M582 294c0-161-127-294-289-294s-293 133-293 294 131 288 293 288 289-127 289-288z">
            <text:p/>
          </draw:path>
          <draw:path draw:style-name="gr2" draw:text-style-name="P2" draw:layer="layout" svg:width="0.586cm" svg:height="0.581cm" svg:x="9.547cm" svg:y="6.083cm" svg:viewBox="0 0 587 582" svg:d="M587 294c0-161-132-294-293-294-162 0-294 133-294 294s132 288 294 288c161 0 293-127 293-288z">
            <text:p/>
          </draw:path>
          <draw:path draw:style-name="gr4" draw:text-style-name="P1" draw:layer="layout" svg:width="0.586cm" svg:height="0.581cm" svg:x="9.547cm" svg:y="6.083cm" svg:viewBox="0 0 587 582" svg:d="M587 294c0-161-132-294-293-294-162 0-294 133-294 294s132 288 294 288c161 0 293-127 293-288z">
            <text:p/>
          </draw:path>
          <draw:path draw:style-name="gr2" draw:text-style-name="P2" draw:layer="layout" svg:width="0.586cm" svg:height="0.581cm" svg:x="10.923cm" svg:y="6.083cm" svg:viewBox="0 0 587 582" svg:d="M587 294c0-161-133-294-294-294-162 0-293 133-293 294s131 288 293 288c161 0 294-127 294-288z">
            <text:p/>
          </draw:path>
          <draw:path draw:style-name="gr4" draw:text-style-name="P1" draw:layer="layout" svg:width="0.586cm" svg:height="0.581cm" svg:x="10.923cm" svg:y="6.083cm" svg:viewBox="0 0 587 582" svg:d="M587 294c0-161-133-294-294-294-162 0-293 133-293 294s131 288 293 288c161 0 294-127 294-288z">
            <text:p/>
          </draw:path>
          <draw:path draw:style-name="gr2" draw:text-style-name="P2" draw:layer="layout" svg:width="0.582cm" svg:height="0.581cm" svg:x="12.302cm" svg:y="6.083cm" svg:viewBox="0 0 583 582" svg:d="M583 294c0-161-131-294-293-294s-290 133-290 294 128 288 290 288 293-127 293-288z">
            <text:p/>
          </draw:path>
          <draw:path draw:style-name="gr4" draw:text-style-name="P1" draw:layer="layout" svg:width="0.582cm" svg:height="0.581cm" svg:x="12.302cm" svg:y="6.083cm" svg:viewBox="0 0 583 582" svg:d="M583 294c0-161-131-294-293-294s-290 133-290 294 128 288 290 288 293-127 293-288z">
            <text:p/>
          </draw:path>
          <draw:path draw:style-name="gr2" draw:text-style-name="P2" draw:layer="layout" svg:width="0.582cm" svg:height="0.581cm" svg:x="13.678cm" svg:y="6.083cm" svg:viewBox="0 0 583 582" svg:d="M583 294c0-161-133-294-294-294s-289 133-289 294 128 288 289 288 294-127 294-288z">
            <text:p/>
          </draw:path>
          <draw:path draw:style-name="gr4" draw:text-style-name="P1" draw:layer="layout" svg:width="0.582cm" svg:height="0.581cm" svg:x="13.678cm" svg:y="6.083cm" svg:viewBox="0 0 583 582" svg:d="M583 294c0-161-133-294-294-294s-289 133-289 294 128 288 289 288 294-127 294-288z">
            <text:p/>
          </draw:path>
          <draw:path draw:style-name="gr2" draw:text-style-name="P2" draw:layer="layout" svg:width="0.581cm" svg:height="0.581cm" svg:x="15.054cm" svg:y="6.083cm" svg:viewBox="0 0 582 582" svg:d="M582 294c0-161-131-294-293-294s-289 133-289 294 127 288 289 288 293-127 293-288z">
            <text:p/>
          </draw:path>
          <draw:path draw:style-name="gr5" draw:text-style-name="P1" draw:layer="layout" svg:width="0.581cm" svg:height="0.581cm" svg:x="15.054cm" svg:y="6.083cm" svg:viewBox="0 0 582 582" svg:d="M582 294c0-161-131-294-293-294s-289 133-289 294 127 288 289 288 293-127 293-288z">
            <text:p/>
          </draw:path>
          <draw:path draw:style-name="gr6" draw:text-style-name="P1" draw:layer="layout" svg:width="0.581cm" svg:height="0.581cm" svg:x="15.054cm" svg:y="6.083cm" svg:viewBox="0 0 582 582" svg:d="M582 294c0-161-131-294-293-294s-289 133-289 294 127 288 289 288 293-127 293-288z">
            <text:p/>
          </draw:path>
          <draw:path draw:style-name="gr7" draw:text-style-name="P3" draw:layer="layout" svg:width="0.081cm" svg:height="0.132cm" svg:x="4.533cm" svg:y="6.295cm" svg:viewBox="0 0 82 133" svg:d="M44 13c8 0 12 8 21 17l-47 60c0-8 0-17 0-25 0-22 4-52 26-52zM44 0c-26 0-44 38-44 69 0 30 18 64 44 64 29 0 38-38 38-68 0-31-13-65-38-65zM69 43c0 8 0 18 0 26 0 26-8 51-25 51-9 0-17-8-22-17z">
            <text:p/>
          </draw:path>
          <draw:path draw:style-name="gr7" draw:text-style-name="P3" draw:layer="layout" svg:width="0.029cm" svg:height="0.055cm" svg:x="4.661cm" svg:y="6.401cm" svg:viewBox="0 0 30 56" svg:d="M30 18c0-4 0-8-4-13-4 0-9-5-9-5-4 0-9 5-9 5-4 5-4 5-4 9s0 4 0 4c0 5 4 5 4 5l5 4v4c0 0 0 4-5 8 0 5-4 9-8 13l8 4c14-12 22-25 22-38z">
            <text:p/>
          </draw:path>
          <draw:polygon draw:style-name="gr7" draw:text-style-name="P3" draw:layer="layout" svg:width="0.042cm" svg:height="0.124cm" svg:x="4.75cm" svg:y="6.299cm" svg:viewBox="0 0 43 125" draw:points="43,0 29,0 0,17 0,22 25,17 25,125 43,125">
            <text:p/>
          </draw:polygon>
          <draw:path draw:style-name="gr7" draw:text-style-name="P3" draw:layer="layout" svg:width="0.08cm" svg:height="0.131cm" svg:x="6.359cm" svg:y="6.431cm" svg:viewBox="0 0 81 132" svg:d="M43 13c9 0 13 8 17 17l-42 60c-5-8-5-17-5-25 0-22 9-52 30-52zM43 0c-30 0-43 38-43 69 0 30 18 63 43 63 26 0 38-38 38-67 0-31-12-65-38-65zM64 43c5 8 5 18 5 26 0 25-9 51-26 51-8 0-17-9-21-17z">
            <text:p/>
          </draw:path>
          <draw:polygon draw:style-name="gr7" draw:text-style-name="P3" draw:layer="layout" svg:width="0.042cm" svg:height="0.123cm" svg:x="7.743cm" svg:y="6.435cm" svg:viewBox="0 0 43 124" draw:points="43,0 35,0 0,17 4,21 31,17 31,124 43,124">
            <text:p/>
          </draw:polygon>
          <draw:path draw:style-name="gr7" draw:text-style-name="P3" draw:layer="layout" svg:width="0.081cm" svg:height="0.131cm" svg:x="9.114cm" svg:y="6.431cm" svg:viewBox="0 0 82 132" svg:d="M43 13c8 0 12 8 17 17l-43 60c-4-8-4-17-4-25 0-22 8-52 30-52zM38 0c-25 0-38 38-38 69 0 30 17 63 43 63s39-38 39-67c0-31-13-65-44-65zM65 43c4 8 4 18 4 26 0 25-9 51-31 51-4 0-12-9-17-17z">
            <text:p/>
          </draw:path>
          <draw:polygon draw:style-name="gr7" draw:text-style-name="P3" draw:layer="layout" svg:width="0.043cm" svg:height="0.123cm" svg:x="10.498cm" svg:y="6.435cm" svg:viewBox="0 0 44 124" draw:points="44,0 34,0 0,17 5,21 30,17 30,124 44,124">
            <text:p/>
          </draw:polygon>
          <draw:polygon draw:style-name="gr7" draw:text-style-name="P3" draw:layer="layout" svg:width="0.042cm" svg:height="0.123cm" svg:x="11.874cm" svg:y="6.435cm" svg:viewBox="0 0 43 124" draw:points="43,0 30,0 0,17 0,21 26,17 26,124 43,124">
            <text:p/>
          </draw:polygon>
          <draw:polygon draw:style-name="gr7" draw:text-style-name="P3" draw:layer="layout" svg:width="0.043cm" svg:height="0.123cm" svg:x="13.249cm" svg:y="6.435cm" svg:viewBox="0 0 44 124" draw:points="44,0 31,0 0,17 0,21 27,17 27,124 44,124">
            <text:p/>
          </draw:polygon>
          <draw:path draw:style-name="gr7" draw:text-style-name="P3" draw:layer="layout" svg:width="0.08cm" svg:height="0.131cm" svg:x="14.617cm" svg:y="6.431cm" svg:viewBox="0 0 81 132" svg:d="M38 13c8 0 17 8 21 17l-43 60c-4-8-4-17-4-25 0-22 9-52 26-52zM38 0c-26 0-38 38-38 69 0 30 12 63 38 63 29 0 43-38 43-67 0-31-18-65-43-65zM63 43c0 8 4 18 4 26 0 25-8 51-29 51-9 0-13-9-17-17z">
            <text:p/>
          </draw:path>
          <draw:path draw:style-name="gr8" draw:text-style-name="P4" draw:layer="layout" svg:width="0.144cm" svg:height="0.208cm" svg:x="5.582cm" svg:y="6.27cm" svg:viewBox="0 0 145 209" svg:d="M106 34c0 4-4 30-13 48-8 21-34 46-47 46-12 0-17-21-17-38 0-38 26-77 56-77 12 0 21 8 21 21zM68 183c0 9-4 13-17 17h-5-4v9c0 0 26-4 39-4 12 0 33 4 33 4v-4-5-4h-8c-4 0-13 0-13-9 0 0 4 0 4-4l44-166c0-4 4-9 4-13s-4-4-4-4c-4 0-9 0-13 4l-9 13c-9-9-22-17-34-17-34 0-85 38-85 90 0 25 4 51 38 51 17 0 30-9 51-34z">
            <text:p/>
          </draw:path>
          <draw:path draw:style-name="gr8" draw:text-style-name="P4" draw:layer="layout" svg:width="0.102cm" svg:height="0.144cm" svg:x="5.735cm" svg:y="6.308cm" svg:viewBox="0 0 103 145" svg:d="M51 0c-30 0-51 25-51 72 0 48 21 73 51 73 29 0 52-25 52-73 0-47-23-72-52-72zM51 8c16 0 29 26 29 64 0 44-13 65-29 65-22 0-30-21-30-65 0-38 8-64 30-64z">
            <text:p/>
          </draw:path>
          <draw:path draw:style-name="gr8" draw:text-style-name="P4" draw:layer="layout" svg:width="0.144cm" svg:height="0.208cm" svg:x="6.962cm" svg:y="6.27cm" svg:viewBox="0 0 145 209" svg:d="M107 34c0 4-5 30-13 48-8 21-34 46-47 46-14 0-18-21-18-38 0-38 27-77 57-77 12 0 21 8 21 21zM69 183c0 9-5 13-18 17h-4-4v9c0 0 26-4 38-4 13 0 34 4 34 4v-4-5-4h-8c-5 0-13 0-13-9 0 0 4 0 4-4l43-166c0-4 4-9 4-13s-4-4-4-4c-5 0-9 0-13 4l-9 13c-8-9-21-17-33-17-35 0-86 38-86 90 0 25 4 51 39 51 17 0 30-9 51-34z">
            <text:p/>
          </draw:path>
          <draw:polygon draw:style-name="gr8" draw:text-style-name="P4" draw:layer="layout" svg:width="0.077cm" svg:height="0.144cm" svg:x="7.127cm" svg:y="6.308cm" svg:viewBox="0 0 78 145" draw:points="47,0 0,13 0,21 34,17 34,132 30,132 4,137 4,145 78,145 78,137 55,137 51,132 51,0">
            <text:p/>
          </draw:polygon>
          <draw:path draw:style-name="gr8" draw:text-style-name="P4" draw:layer="layout" svg:width="0.14cm" svg:height="0.208cm" svg:x="8.337cm" svg:y="6.27cm" svg:viewBox="0 0 141 209" svg:d="M107 34c0 4-8 30-12 48-9 21-34 46-47 46s-17-21-17-38c0-38 21-77 55-77 13 0 21 8 21 21zM69 183c0 9-4 13-17 17h-4c-4 0-4 0-4 0v9c0 0 25-4 34-4 17 0 38 4 38 4v-4-5-4h-9c-4 0-12 0-12-9l4-4 42-166c0-4 0-9 0-13s0-4 0-4c-4 0-8 0-13 4l-12 13c-4-9-17-17-30-17-34 0-86 38-86 90 0 25 4 51 39 51 13 0 30-9 51-34z">
            <text:p/>
          </draw:path>
          <draw:path draw:style-name="gr8" draw:text-style-name="P4" draw:layer="layout" svg:width="0.098cm" svg:height="0.144cm" svg:x="8.49cm" svg:y="6.308cm" svg:viewBox="0 0 99 145" svg:d="M22 128c47-39 73-60 73-90 0-21-17-38-43-38-25 0-48 17-48 30 0 8 5 13 14 13 4 0 9 0 9-5v-21c8-4 12-4 21-4 17 0 25 8 25 30 0 29-25 50-73 89v13h99v-34h-9l-4 17z">
            <text:p/>
          </draw:path>
          <draw:path draw:style-name="gr8" draw:text-style-name="P4" draw:layer="layout" svg:width="0.14cm" svg:height="0.208cm" svg:x="9.713cm" svg:y="6.27cm" svg:viewBox="0 0 141 209" svg:d="M107 34c0 4-9 30-13 48-8 21-38 46-46 46-13 0-19-21-19-38 0-38 23-77 57-77 12 0 21 8 21 21zM69 183c0 9-4 13-17 17h-4c-5 0-5 0-5 0v9c0 0 26-4 34-4 13 0 38 4 38 4v-4-5l-4-4h-4c-4 0-13 0-13-9v-4l47-166c0-4 0-9 0-13s0-4-4-4c0 0-5 0-9 4l-13 13c-4-9-17-17-29-17-34 0-86 38-86 90 0 25 4 51 39 51 13 0 30-9 51-34z">
            <text:p/>
          </draw:path>
          <draw:path draw:style-name="gr8" draw:text-style-name="P4" draw:layer="layout" svg:width="0.093cm" svg:height="0.144cm" svg:x="9.866cm" svg:y="6.308cm" svg:viewBox="0 0 94 145" svg:d="M60 68c21-4 30-17 30-34 0-21-17-34-44-34-25 0-42 13-42 30 0 4 4 8 13 8 0 0 4 0 8 0v-21c4-4 13-4 17-4 18 0 31 8 31 25s-13 26-35 26h-4v12c4 0 8 0 8 0 22 0 35 9 35 27 0 21-13 34-35 34-4 0-13 0-17-5l-8-16-5-5c-8 0-12 9-12 13 0 8 17 21 42 21 31 0 52-17 52-42 0-18-13-31-34-35z">
            <text:p/>
          </draw:path>
          <draw:path draw:style-name="gr8" draw:text-style-name="P4" draw:layer="layout" svg:width="0.145cm" svg:height="0.208cm" svg:x="11.084cm" svg:y="6.27cm" svg:viewBox="0 0 146 209" svg:d="M111 34c0 4-8 30-12 48-10 21-39 46-48 46-13 0-21-21-21-38 0-38 25-77 59-77 14 0 22 8 22 21zM72 183c0 9-4 13-17 17h-4c-4 0-4 0-4 0v9c0 0 21-4 34-4s39 4 39 4v-4-5l-4-4h-5c-4 0-12 0-12-9v-4l47-166c0-4 0-9 0-13s0-4-5-4c0 0-4 0-8 4l-13 13c-9-9-17-17-31-17-38 0-89 38-89 90 0 25 9 51 38 51 17 0 34-9 56-34z">
            <text:p/>
          </draw:path>
          <draw:path draw:style-name="gr8" draw:text-style-name="P4" draw:layer="layout" svg:width="0.11cm" svg:height="0.153cm" svg:x="11.237cm" svg:y="6.308cm" svg:viewBox="0 0 111 154" svg:d="M73 0l-73 89v13h69v52h17v-52h25v-13h-25v-89zM69 25v64h-52z">
            <text:p/>
          </draw:path>
          <draw:path draw:style-name="gr8" draw:text-style-name="P4" draw:layer="layout" svg:width="0.144cm" svg:height="0.208cm" svg:x="12.46cm" svg:y="6.27cm" svg:viewBox="0 0 145 209" svg:d="M111 34c0 4-8 30-13 48-8 21-38 46-51 46-12 0-17-21-17-38 0-38 26-77 60-77 13 0 21 8 21 21zM73 183c0 9-9 13-17 17h-4c-5 0-5 0-5 0v9c0 0 22-4 34-4 13 0 38 4 38 4v-4-5l-4-4h-4c-4 0-13 0-13-9v-4l47-166c0-4 0-9 0-13s0-4-4-4c0 0-4 0-9 4l-13 13c-8-9-16-17-29-17-38 0-90 38-90 90 0 25 8 51 39 51 17 0 34-9 55-34z">
            <text:p/>
          </draw:path>
          <draw:path draw:style-name="gr8" draw:text-style-name="P4" draw:layer="layout" svg:width="0.093cm" svg:height="0.14cm" svg:x="12.617cm" svg:y="6.312cm" svg:viewBox="0 0 94 141" svg:d="M14 0v69c4 0 8 0 16 0 30 0 43 9 43 30s-13 34-30 34c-4 0-13 0-17-5l-8-16h-4c-5 0-14 4-14 12 0 9 18 17 39 17 34 0 55-17 55-46 0-22-17-39-47-39-4 0-12 0-21 0v-38h64v-18z">
            <text:p/>
          </draw:path>
          <draw:path draw:style-name="gr8" draw:text-style-name="P4" draw:layer="layout" svg:width="0.145cm" svg:height="0.208cm" svg:x="13.835cm" svg:y="6.27cm" svg:viewBox="0 0 146 209" svg:d="M112 34c0 4-9 30-13 48-9 21-39 46-52 46s-17-21-17-38c0-38 26-77 60-77 13 0 22 8 22 21zM72 183c-4 9-8 13-16 17h-9v9c0 0 21-4 35-4 13 0 38 4 38 4v-4-5l-4-4h-4c-5 0-13 0-13-9v-4l47-166c0-4 0-9 0-13s-5-4-5-4c0 0-4 0-8 4l-13 13c-8-9-17-17-30-17-39 0-90 38-90 90 0 25 9 51 39 51 17 0 33-9 56-34z">
            <text:p/>
          </draw:path>
          <draw:path draw:style-name="gr8" draw:text-style-name="P4" draw:layer="layout" svg:width="0.102cm" svg:height="0.148cm" svg:x="13.992cm" svg:y="6.304cm" svg:viewBox="0 0 103 149" svg:d="M86 0c-51 0-86 38-86 89 0 38 23 60 52 60 30 0 51-22 51-47 0-30-21-47-47-47-8 0-21 4-33 13 8-39 29-56 63-56zM23 76c8-4 16-8 29-8 17 0 30 12 30 34 0 21-13 39-30 39s-29-18-29-52c0-4 0-9 0-13z">
            <text:p/>
          </draw:path>
          <draw:path draw:style-name="gr8" draw:text-style-name="P4" draw:layer="layout" svg:width="0.144cm" svg:height="0.208cm" svg:x="15.215cm" svg:y="6.27cm" svg:viewBox="0 0 145 209" svg:d="M110 34c0 4-8 30-12 48-9 21-38 46-51 46s-17-21-17-38c0-38 25-77 59-77 13 0 21 8 21 21zM72 183c0 9-8 13-17 17h-4c-4 0-4 0-4 0v9c0 0 21-4 34-4 12 0 38 4 38 4v-4-5l-4-4h-5c-4 0-12 0-12-9v-4l47-166c0-4 0-9 0-13s-4-4-4-4c0 0-5 0-9 4l-13 13c-9-9-17-17-30-17-38 0-89 38-89 90 0 25 8 51 38 51 17 0 34-9 55-34z">
            <text:p/>
          </draw:path>
          <draw:polygon draw:style-name="gr8" draw:text-style-name="P4" draw:layer="layout" svg:width="0.098cm" svg:height="0.149cm" svg:x="15.376cm" svg:y="6.312cm" svg:viewBox="0 0 99 150" draw:points="0,0 0,34 13,34 13,17 82,17 13,150 31,150 31,145 99,9 99,0">
            <text:p/>
          </draw:polygon>
        </draw:g>
        <draw:line draw:style-name="gr1" draw:text-style-name="P1" draw:layer="layout" svg:x1="8.919cm" svg:y1="20.894cm" svg:x2="7.811cm" svg:y2="20.894cm">
          <text:p/>
        </draw:line>
        <draw:polygon draw:style-name="gr2" draw:text-style-name="P2" draw:layer="layout" svg:width="0.238cm" svg:height="0.127cm" svg:x="8.919cm" svg:y="20.831cm" svg:viewBox="0 0 239 128" draw:points="239,64 0,0 0,128">
          <text:p/>
        </draw:polygon>
        <draw:polygon draw:style-name="gr3" draw:text-style-name="P1" draw:layer="layout" svg:width="0.238cm" svg:height="0.127cm" svg:x="8.919cm" svg:y="20.831cm" svg:viewBox="0 0 239 128" draw:points="239,64 0,0 0,128">
          <text:p/>
        </draw:polygon>
        <draw:line draw:style-name="gr1" draw:text-style-name="P1" draw:layer="layout" svg:x1="10.847cm" svg:y1="20.894cm" svg:x2="9.739cm" svg:y2="20.894cm">
          <text:p/>
        </draw:line>
        <draw:polygon draw:style-name="gr2" draw:text-style-name="P2" draw:layer="layout" svg:width="0.233cm" svg:height="0.127cm" svg:x="10.847cm" svg:y="20.831cm" svg:viewBox="0 0 234 128" draw:points="234,64 0,0 0,128">
          <text:p/>
        </draw:polygon>
        <draw:polygon draw:style-name="gr3" draw:text-style-name="P1" draw:layer="layout" svg:width="0.233cm" svg:height="0.127cm" svg:x="10.847cm" svg:y="20.831cm" svg:viewBox="0 0 234 128" draw:points="234,64 0,0 0,128">
          <text:p/>
        </draw:polygon>
        <draw:path draw:style-name="gr1" draw:text-style-name="P1" draw:layer="layout" svg:width="0.578cm" svg:height="0.451cm" svg:x="11.623cm" svg:y="20.669cm" svg:viewBox="0 0 579 452" svg:d="M222 5c191-26 357 59 357 220 0 226-310 302-579 145">
          <text:p/>
        </draw:path>
        <draw:path draw:style-name="gr2" draw:text-style-name="P2" draw:layer="layout" svg:width="0.23cm" svg:height="0.136cm" svg:x="11.623cm" svg:y="20.614cm" svg:viewBox="0 0 231 137" svg:d="M0 137c81-21 158-31 231-21l-17-116c-73 26-150 72-214 137z">
          <text:p/>
        </draw:path>
        <draw:path draw:style-name="gr3" draw:text-style-name="P1" draw:layer="layout" svg:width="0.23cm" svg:height="0.136cm" svg:x="11.623cm" svg:y="20.614cm" svg:viewBox="0 0 231 137" svg:d="M0 137c81-21 158-31 231-21l-17-116c-73 26-150 72-214 137z">
          <text:p/>
        </draw:path>
        <draw:path draw:style-name="gr2" draw:text-style-name="P2" draw:layer="layout" svg:width="0.582cm" svg:height="0.581cm" svg:x="7.229cm" svg:y="20.606cm" svg:viewBox="0 0 583 582" svg:d="M583 289c0-161-132-289-293-289-157 0-290 128-290 289s133 293 290 293c161 0 293-132 293-293z">
          <text:p/>
        </draw:path>
        <draw:path draw:style-name="gr4" draw:text-style-name="P1" draw:layer="layout" svg:width="0.582cm" svg:height="0.581cm" svg:x="7.229cm" svg:y="20.606cm" svg:viewBox="0 0 583 582" svg:d="M583 289c0-161-132-289-293-289-157 0-290 128-290 289s133 293 290 293c161 0 293-132 293-293z">
          <text:p/>
        </draw:path>
        <draw:path draw:style-name="gr2" draw:text-style-name="P2" draw:layer="layout" svg:width="0.582cm" svg:height="0.581cm" svg:x="9.157cm" svg:y="20.606cm" svg:viewBox="0 0 583 582" svg:d="M583 289c0-161-132-289-295-289-161 0-288 128-288 289s127 293 288 293c163 0 295-132 295-293z">
          <text:p/>
        </draw:path>
        <draw:path draw:style-name="gr4" draw:text-style-name="P1" draw:layer="layout" svg:width="0.582cm" svg:height="0.581cm" svg:x="9.157cm" svg:y="20.606cm" svg:viewBox="0 0 583 582" svg:d="M583 289c0-161-132-289-295-289-161 0-288 128-288 289s127 293 288 293c163 0 295-132 295-293z">
          <text:p/>
        </draw:path>
        <draw:path draw:style-name="gr2" draw:text-style-name="P2" draw:layer="layout" svg:width="0.582cm" svg:height="0.581cm" svg:x="11.08cm" svg:y="20.606cm" svg:viewBox="0 0 583 582" svg:d="M583 289c0-161-128-289-289-289-162 0-294 128-294 289s132 293 294 293c161 0 289-132 289-293z">
          <text:p/>
        </draw:path>
        <draw:path draw:style-name="gr5" draw:text-style-name="P1" draw:layer="layout" svg:width="0.582cm" svg:height="0.581cm" svg:x="11.08cm" svg:y="20.606cm" svg:viewBox="0 0 583 582" svg:d="M583 289c0-161-128-289-289-289-162 0-294 128-294 289s132 293 294 293c161 0 289-132 289-293z">
          <text:p/>
        </draw:path>
        <draw:path draw:style-name="gr6" draw:text-style-name="P1" draw:layer="layout" svg:width="0.582cm" svg:height="0.581cm" svg:x="11.08cm" svg:y="20.606cm" svg:viewBox="0 0 583 582" svg:d="M583 289c0-161-128-289-289-289-162 0-294 128-294 289s132 293 294 293c161 0 289-132 289-293z">
          <text:p/>
        </draw:path>
        <draw:polygon draw:style-name="gr7" draw:text-style-name="P3" draw:layer="layout" svg:width="0.085cm" svg:height="0.085cm" svg:x="8.223cm" svg:y="20.949cm" svg:viewBox="0 0 86 86" draw:points="38,0 38,35 0,35 0,48 38,48 38,86 52,86 52,48 86,48 86,35 52,35 52,0">
          <text:p/>
        </draw:polygon>
        <draw:path draw:style-name="gr7" draw:text-style-name="P3" draw:layer="layout" svg:width="0.03cm" svg:height="0.055cm" svg:x="8.35cm" svg:y="21.034cm" svg:viewBox="0 0 31 56" svg:d="M31 18c0-4 0-8-4-13-5 0-5-5-9-5s-9 5-9 5c-5 5-5 5-5 9v4c5 0 5 4 5 4 5 0 5 5 5 5v4c0 0 0 4 0 8-5 4-10 9-14 13l9 4c13-13 22-25 22-38z">
          <text:p/>
        </draw:path>
        <draw:polygon draw:style-name="gr7" draw:text-style-name="P3" draw:layer="layout" svg:width="0.076cm" svg:height="0.017cm" svg:x="8.436cm" svg:y="20.984cm" svg:viewBox="0 0 77 18" draw:points="0,0 77,0 77,18 0,18">
          <text:p/>
        </draw:polygon>
        <draw:path draw:style-name="gr7" draw:text-style-name="P3" draw:layer="layout" svg:width="0.03cm" svg:height="0.055cm" svg:x="8.558cm" svg:y="21.034cm" svg:viewBox="0 0 31 56" svg:d="M31 18c0-4-4-8-4-13-5 0-9-5-13-5 0 0-4 5-9 5 0 5 0 5 0 9v4c0 0 0 4 5 4 0 0 0 5 4 5v4c0 0 0 4-4 8-5 4-5 9-10 13l5 4c17-13 26-25 26-38z">
          <text:p/>
        </draw:path>
        <draw:path draw:style-name="gr7" draw:text-style-name="P3" draw:layer="layout" svg:width="0.102cm" svg:height="0.107cm" svg:x="8.643cm" svg:y="20.953cm" svg:viewBox="0 0 103 108" svg:d="M55 56c4 0 13 0 13 0 8 0 8-4 8-4 0-5 0-5-4-5h-13c-8 0-16 0-16-12 0-13 12-26 25-26 22 0 8 17 27 17 4 0 8-4 8-8 0-9-13-18-31-18-34 0-51 22-51 35 0 8 5 12 17 17-29 8-38 21-38 33 0 10 9 23 38 23 17 0 34-9 47-13l-4-4c-13 4-22 8-34 8-13 0-21-8-21-18 0-8 8-25 29-25z">
          <text:p/>
        </draw:path>
        <draw:polygon draw:style-name="gr7" draw:text-style-name="P3" draw:layer="layout" svg:width="0.043cm" svg:height="0.128cm" svg:x="10.078cm" svg:y="20.953cm" svg:viewBox="0 0 44 129" draw:points="44,0 31,0 0,18 0,26 27,18 27,129 44,129">
          <text:p/>
        </draw:polygon>
        <draw:path draw:style-name="gr7" draw:text-style-name="P3" draw:layer="layout" svg:width="0.029cm" svg:height="0.055cm" svg:x="10.193cm" svg:y="21.06cm" svg:viewBox="0 0 30 56" svg:d="M30 16c0-8 0-8-4-12 0-4-5-4-9-4s-9 0-9 4c-4 0-4 4-4 8l4 4v5c5 0 5 0 5 0 0 4 4 4 4 4 0 4-4 9-4 14-5 0-9 4-13 8l8 9c13-17 22-31 22-40z">
          <text:p/>
        </draw:path>
        <draw:path draw:style-name="gr7" draw:text-style-name="P3" draw:layer="layout" svg:width="0.025cm" svg:height="0.021cm" svg:x="10.299cm" svg:y="21.06cm" svg:viewBox="0 0 26 22" svg:d="M22 0c0 0-4 0-8 0-6 0-6 0-10 0 0 4-4 8-4 8 0 4 4 9 4 9 4 5 4 5 10 5 4 0 8 0 8-5 4 0 4-5 4-9 0 0 0-4-4-8z">
          <text:p/>
        </draw:path>
        <draw:path draw:style-name="gr7" draw:text-style-name="P3" draw:layer="layout" svg:width="0.021cm" svg:height="0.021cm" svg:x="10.405cm" svg:y="21.06cm" svg:viewBox="0 0 22 22" svg:d="M18 0c0 0-5 0-9 0 0 0-5 0-9 0 0 4 0 8 0 8 0 4 0 9 0 9 4 5 9 5 9 5 4 0 9 0 9-5 4 0 4-5 4-9 0 0 0-4-4-8z">
          <text:p/>
        </draw:path>
        <draw:path draw:style-name="gr7" draw:text-style-name="P3" draw:layer="layout" svg:width="0.025cm" svg:height="0.021cm" svg:x="10.507cm" svg:y="21.06cm" svg:viewBox="0 0 26 22" svg:d="M22 0c-4 0-8 0-8 0-5 0-9 0-9 0-5 4-5 8-5 8 0 4 0 9 5 9 0 5 4 5 9 5 0 0 4 0 8-5 0 0 4-5 4-9 0 0-4-4-4-8z">
          <text:p/>
        </draw:path>
        <draw:path draw:style-name="gr7" draw:text-style-name="P3" draw:layer="layout" svg:width="0.029cm" svg:height="0.055cm" svg:x="10.605cm" svg:y="21.06cm" svg:viewBox="0 0 30 56" svg:d="M30 16c0-8 0-8-4-12s-4-4-10-4c-4 0-8 0-8 4-4 0-4 4-4 8v4c4 0 4 0 4 5 4 0 4 0 4 0 0 4 4 4 4 4 0 4-4 9-4 14-4 0-8 4-12 8l8 9c14-17 22-31 22-40z">
          <text:p/>
        </draw:path>
        <draw:path draw:style-name="gr7" draw:text-style-name="P3" draw:layer="layout" svg:width="0.077cm" svg:height="0.128cm" svg:x="10.689cm" svg:y="20.953cm" svg:viewBox="0 0 78 129" svg:d="M30 129c9 0 13 0 17-5 5 0 14-4 18-12 0-4 4-9 9-17 0-9 4-17 4-31 0-21-4-38-13-51-4-8-18-13-26-13-9 0-13 0-17 0-5 5-9 9-9 13-4 0-8 5-8 13-5 4-5 9-5 13 0 8 0 13 5 17 0 4 4 8 4 13 4 5 8 9 13 9 4 4 8 4 12 4 5 0 13 0 18-4 4-4 9-4 9-9 0 17 0 30-9 34-5 9-13 13-22 13-4 0-8 0-13-4 0 0-4 0-4-4l-8 8c4 8 17 13 25 13zM61 52c-5 4-5 8-9 12-5 5-9 5-18 5 0 0-4 0-8 0 0-5-4-5-4-9-5 0-5-4-5-8-4-5-4-9-4-13 0-9 4-13 9-21 4-5 8-5 17-5 0 0 4 0 8 0 0 5 5 5 9 9 0 4 0 8 5 13 0 4 0 8 0 12z">
          <text:p/>
        </draw:path>
        <draw:path draw:style-name="gr7" draw:text-style-name="P3" draw:layer="layout" svg:width="0.081cm" svg:height="0.127cm" svg:x="12.273cm" svg:y="20.818cm" svg:viewBox="0 0 82 128" svg:d="M39 13c9 0 17 4 22 17l-43 56c-4-9-4-18-4-23 0-21 8-50 25-50zM39 0c-25 0-39 38-39 63 0 35 14 65 39 65 30 0 43-34 43-65 0-29-17-63-43-63zM65 42c0 5 4 17 4 26 0 22-8 47-30 47-8 0-12-8-17-17z">
          <text:p/>
        </draw:path>
        <draw:path draw:style-name="gr7" draw:text-style-name="P3" draw:layer="layout" svg:width="0.03cm" svg:height="0.055cm" svg:x="12.396cm" svg:y="20.924cm" svg:viewBox="0 0 31 56" svg:d="M31 18c0-4 0-9-4-13-6-5-6-5-10-5s-8 0-8 5c-4 0-4 4-4 9v4c4 0 4 0 4 4 4 0 4 0 4 0 0 4 4 4 4 4 0 4-4 9-4 13-4 4-8 4-13 9l9 8c12-17 22-30 22-38z">
          <text:p/>
        </draw:path>
        <draw:path draw:style-name="gr7" draw:text-style-name="P3" draw:layer="layout" svg:width="0.026cm" svg:height="0.021cm" svg:x="12.502cm" svg:y="20.924cm" svg:viewBox="0 0 27 22" svg:d="M23 5c0-5-5-5-9-5s-4 0-9 5l-5 4c0 5 5 9 5 9 5 4 5 4 9 4s9 0 9-4c4 0 4-4 4-9 0 0 0-4-4-4z">
          <text:p/>
        </draw:path>
        <draw:path draw:style-name="gr7" draw:text-style-name="P3" draw:layer="layout" svg:width="0.021cm" svg:height="0.021cm" svg:x="12.609cm" svg:y="20.924cm" svg:viewBox="0 0 22 22" svg:d="M16 5c0-5-4-5-8-5 0 0-4 0-8 5v4c0 5 0 9 0 9 4 4 8 4 8 4 4 0 8 0 8-4 6 0 6-4 6-9 0 0 0-4-6-4z">
          <text:p/>
        </draw:path>
        <draw:path draw:style-name="gr7" draw:text-style-name="P3" draw:layer="layout" svg:width="0.023cm" svg:height="0.021cm" svg:x="12.71cm" svg:y="20.924cm" svg:viewBox="0 0 24 22" svg:d="M24 5c-6-5-10-5-10-5-4 0-8 0-8 5-6 0-6 4-6 4 0 5 0 9 6 9 0 4 4 4 8 4 0 0 4 0 10-4 0 0 0-4 0-9z">
          <text:p/>
        </draw:path>
        <draw:path draw:style-name="gr7" draw:text-style-name="P3" draw:layer="layout" svg:width="0.072cm" svg:height="0.127cm" svg:x="12.791cm" svg:y="20.818cm" svg:viewBox="0 0 73 128" svg:d="M30 128c4 0 12 0 17-4 4 0 8-4 14-9 4-8 8-12 12-21 0-8 0-17 0-31 0-21 0-38-8-46-10-13-18-17-31-17-4 0-9 0-13 0-4 4-8 8-12 13-5 0-5 4-9 12 0 5 0 9 0 17 0 5 0 9 0 13 4 4 4 8 9 13 4 4 8 9 12 9 4 4 9 4 13 4s8 0 13-4c4-5 8-5 14-9 0 18-6 30-10 35-4 8-13 12-21 12-9 0-13 0-17-4v-4l-13 8c9 9 17 13 30 13zM61 51c-6 4-10 8-14 12-5 5-9 5-13 5s-4 0-9 0c0-5-4-5-4-9-4 0-4-4-8-8 0-4 0-9 0-13 0-8 0-13 8-17 0-8 9-8 13-8s8 0 8 0c5 4 9 4 9 8 4 4 4 9 4 13 6 4 6 8 6 13z">
          <text:p/>
        </draw:path>
        <draw:path draw:style-name="gr8" draw:text-style-name="P4" draw:layer="layout" svg:width="0.144cm" svg:height="0.208cm" svg:x="7.391cm" svg:y="20.788cm" svg:viewBox="0 0 145 209" svg:d="M107 39c0 5-4 26-13 43-4 21-34 46-47 46-12 0-17-21-17-38 0-38 26-77 60-77 8 0 17 13 17 26zM73 188c-4 8-9 13-17 13h-9c0 0-4 0-4 4v4h4c0 0 22 0 34 0 13 0 34 0 34 0v-8h-8c-4 0-9-5-9-9s0-4 0-4l47-170c0-5 0-5 0-9 0-5-4-9-4-9-5 0-9 4-13 9l-9 13c-8-13-16-18-33-18-35 0-86 35-86 90 0 22 8 47 39 47 17 0 34-8 51-34h4z">
          <text:p/>
        </draw:path>
        <draw:path draw:style-name="gr8" draw:text-style-name="P4" draw:layer="layout" svg:width="0.097cm" svg:height="0.144cm" svg:x="7.548cm" svg:y="20.831cm" svg:viewBox="0 0 98 145" svg:d="M46 0c-29 0-46 25-46 72 0 46 17 73 46 73 31 0 52-27 52-73 0-47-21-72-52-72zM46 8c23 0 31 21 31 64 0 38-8 64-31 64-17 0-29-22-29-64 0-43 12-64 29-64z">
          <text:p/>
        </draw:path>
        <draw:path draw:style-name="gr8" draw:text-style-name="P4" draw:layer="layout" svg:width="0.145cm" svg:height="0.208cm" svg:x="9.318cm" svg:y="20.788cm" svg:viewBox="0 0 146 209" svg:d="M106 39c0 5-4 26-12 43-5 21-34 46-47 46s-17-21-17-38c0-38 25-77 59-77 9 0 17 13 17 26zM72 188c-4 8-8 13-17 13h-8c0 0-5 0-5 4v4h5c0 0 21 0 34 0s35 0 35 0v-8h-10c-4 0-8-5-8-9s0-4 0-4l48-170c0-5 0-5 0-9 0-5-5-9-5-9-4 0-8 4-13 9l-8 13c-9-13-22-18-35-18-34 0-85 35-85 90 0 22 9 47 38 47 17 0 34-8 51-34h5z">
          <text:p/>
        </draw:path>
        <draw:polygon draw:style-name="gr8" draw:text-style-name="P4" draw:layer="layout" svg:width="0.076cm" svg:height="0.14cm" svg:x="9.484cm" svg:y="20.831cm" svg:viewBox="0 0 77 141" draw:points="46,0 0,12 0,21 34,17 34,128 29,132 8,132 8,141 77,141 77,132 56,132 52,128 52,0">
          <text:p/>
        </draw:polygon>
        <draw:path draw:style-name="gr8" draw:text-style-name="P4" draw:layer="layout" svg:width="0.144cm" svg:height="0.208cm" svg:x="11.246cm" svg:y="20.788cm" svg:viewBox="0 0 145 209" svg:d="M107 39c0 5-4 26-13 43-8 21-34 46-48 46-12 0-17-21-17-38 0-38 27-77 57-77 12 0 21 13 21 26zM73 188c-4 8-9 13-22 13h-5c0 0-4 0-4 4v4c0 0 27 0 39 0 13 0 34 0 34 0v-8h-8c-4 0-9-5-9-9s0-4 0-4l47-170c0-5 0-5 0-9 0-5-4-9-4-9-4 0-9 4-13 9l-9 13c-8-13-21-18-33-18-35 0-86 35-86 90 0 22 8 47 38 47 18 0 31-8 52-34z">
          <text:p/>
        </draw:path>
        <draw:path draw:style-name="gr8" draw:text-style-name="P4" draw:layer="layout" svg:width="0.097cm" svg:height="0.14cm" svg:x="11.399cm" svg:y="20.831cm" svg:viewBox="0 0 98 141" svg:d="M21 123c46-33 73-60 73-85 0-26-18-38-44-38-25 0-42 12-42 29 0 5 4 9 9 9 4 0 8 0 8 0v-26c8-4 13-4 21-4 17 0 26 13 26 34 0 25-26 48-72 86v13h98v-34h-9l-4 16z">
          <text:p/>
        </draw:path>
      </draw:page>
      <draw:page draw:name="page14" draw:style-name="dp1" draw:master-page-name="Padrão">
        <draw:line draw:style-name="gr1" draw:text-style-name="P1" draw:layer="layout" svg:x1="9.237cm" svg:y1="7.026cm" svg:x2="8.847cm" svg:y2="7.026cm">
          <text:p/>
        </draw:line>
        <draw:polygon draw:style-name="gr2" draw:text-style-name="P2" draw:layer="layout" svg:width="0.238cm" svg:height="0.123cm" svg:x="9.237cm" svg:y="6.967cm" svg:viewBox="0 0 239 124" draw:points="239,59 0,0 0,124">
          <text:p/>
        </draw:polygon>
        <draw:polygon draw:style-name="gr3" draw:text-style-name="P1" draw:layer="layout" svg:width="0.238cm" svg:height="0.123cm" svg:x="9.237cm" svg:y="6.967cm" svg:viewBox="0 0 239 124" draw:points="239,59 0,0 0,124">
          <text:p/>
        </draw:polygon>
        <draw:path draw:style-name="gr1" draw:text-style-name="P1" draw:layer="layout" svg:width="1.745cm" svg:height="0.306cm" svg:x="8.791cm" svg:y="6.554cm" svg:viewBox="0 0 1746 307" svg:d="M1746 188c-552-285-1228-247-1746 119">
          <text:p/>
        </draw:path>
        <draw:path draw:style-name="gr2" draw:text-style-name="P2" draw:layer="layout" svg:width="0.229cm" svg:height="0.178cm" svg:x="10.507cm" svg:y="6.683cm" svg:viewBox="0 0 230 179" svg:d="M230 179c-55-65-112-124-171-179l-59 114c76 17 153 38 230 65z">
          <text:p/>
        </draw:path>
        <draw:path draw:style-name="gr3" draw:text-style-name="P1" draw:layer="layout" svg:width="0.229cm" svg:height="0.178cm" svg:x="10.507cm" svg:y="6.683cm" svg:viewBox="0 0 230 179" svg:d="M230 179c-55-65-112-124-171-179l-59 114c76 17 153 38 230 65z">
          <text:p/>
        </draw:path>
        <draw:line draw:style-name="gr1" draw:text-style-name="P1" draw:layer="layout" svg:x1="10.451cm" svg:y1="7.026cm" svg:x2="10.057cm" svg:y2="7.026cm">
          <text:p/>
        </draw:line>
        <draw:polygon draw:style-name="gr2" draw:text-style-name="P2" draw:layer="layout" svg:width="0.234cm" svg:height="0.123cm" svg:x="10.451cm" svg:y="6.967cm" svg:viewBox="0 0 235 124" draw:points="235,59 0,0 0,124">
          <text:p/>
        </draw:polygon>
        <draw:polygon draw:style-name="gr3" draw:text-style-name="P1" draw:layer="layout" svg:width="0.234cm" svg:height="0.123cm" svg:x="10.451cm" svg:y="6.967cm" svg:viewBox="0 0 235 124" draw:points="235,59 0,0 0,124">
          <text:p/>
        </draw:polygon>
        <draw:line draw:style-name="gr1" draw:text-style-name="P1" draw:layer="layout" svg:x1="11.73cm" svg:y1="6.593cm" svg:x2="11.224cm" svg:y2="6.883cm">
          <text:p/>
        </draw:line>
        <draw:polygon draw:style-name="gr2" draw:text-style-name="P2" draw:layer="layout" svg:width="0.233cm" svg:height="0.169cm" svg:x="11.7cm" svg:y="6.475cm" svg:viewBox="0 0 234 170" draw:points="234,0 0,64 59,170">
          <text:p/>
        </draw:polygon>
        <draw:polygon draw:style-name="gr3" draw:text-style-name="P1" draw:layer="layout" svg:width="0.233cm" svg:height="0.169cm" svg:x="11.7cm" svg:y="6.475cm" svg:viewBox="0 0 234 170" draw:points="234,0 0,64 59,170">
          <text:p/>
        </draw:polygon>
        <draw:line draw:style-name="gr1" draw:text-style-name="P1" draw:layer="layout" svg:x1="11.73cm" svg:y1="7.464cm" svg:x2="11.224cm" svg:y2="7.174cm">
          <text:p/>
        </draw:line>
        <draw:polygon draw:style-name="gr2" draw:text-style-name="P2" draw:layer="layout" svg:width="0.233cm" svg:height="0.174cm" svg:x="11.7cm" svg:y="7.408cm" svg:viewBox="0 0 234 175" draw:points="234,175 59,0 0,110">
          <text:p/>
        </draw:polygon>
        <draw:polygon draw:style-name="gr3" draw:text-style-name="P1" draw:layer="layout" svg:width="0.233cm" svg:height="0.174cm" svg:x="11.7cm" svg:y="7.408cm" svg:viewBox="0 0 234 175" draw:points="234,175 59,0 0,110">
          <text:p/>
        </draw:polygon>
        <draw:line draw:style-name="gr1" draw:text-style-name="P1" draw:layer="layout" svg:x1="12.871cm" svg:y1="6.33cm" svg:x2="12.476cm" svg:y2="6.33cm">
          <text:p/>
        </draw:line>
        <draw:polygon draw:style-name="gr2" draw:text-style-name="P2" draw:layer="layout" svg:width="0.234cm" svg:height="0.123cm" svg:x="12.871cm" svg:y="6.267cm" svg:viewBox="0 0 235 124" draw:points="235,63 0,0 0,124">
          <text:p/>
        </draw:polygon>
        <draw:polygon draw:style-name="gr3" draw:text-style-name="P1" draw:layer="layout" svg:width="0.234cm" svg:height="0.123cm" svg:x="12.871cm" svg:y="6.267cm" svg:viewBox="0 0 235 124" draw:points="235,63 0,0 0,124">
          <text:p/>
        </draw:polygon>
        <draw:line draw:style-name="gr1" draw:text-style-name="P1" draw:layer="layout" svg:x1="12.871cm" svg:y1="7.726cm" svg:x2="12.476cm" svg:y2="7.726cm">
          <text:p/>
        </draw:line>
        <draw:polygon draw:style-name="gr2" draw:text-style-name="P2" draw:layer="layout" svg:width="0.234cm" svg:height="0.128cm" svg:x="12.871cm" svg:y="7.662cm" svg:viewBox="0 0 235 129" draw:points="235,65 0,0 0,129">
          <text:p/>
        </draw:polygon>
        <draw:polygon draw:style-name="gr3" draw:text-style-name="P1" draw:layer="layout" svg:width="0.234cm" svg:height="0.128cm" svg:x="12.871cm" svg:y="7.662cm" svg:viewBox="0 0 235 129" draw:points="235,65 0,0 0,129">
          <text:p/>
        </draw:polygon>
        <draw:path draw:style-name="gr2" draw:text-style-name="P2" draw:layer="layout" svg:width="0.582cm" svg:height="0.581cm" svg:x="8.265cm" svg:y="6.738cm" svg:viewBox="0 0 583 582" svg:d="M583 288c0-161-132-288-294-288s-289 127-289 288 127 294 289 294 294-133 294-294z">
          <text:p/>
        </draw:path>
        <draw:path draw:style-name="gr4" draw:text-style-name="P1" draw:layer="layout" svg:width="0.582cm" svg:height="0.581cm" svg:x="8.265cm" svg:y="6.738cm" svg:viewBox="0 0 583 582" svg:d="M583 288c0-161-132-288-294-288s-289 127-289 288 127 294 289 294 294-133 294-294z">
          <text:p/>
        </draw:path>
        <draw:path draw:style-name="gr2" draw:text-style-name="P2" draw:layer="layout" svg:width="0.582cm" svg:height="0.581cm" svg:x="9.475cm" svg:y="6.738cm" svg:viewBox="0 0 583 582" svg:d="M583 288c0-161-132-288-294-288-161 0-289 127-289 288s128 294 289 294c162 0 294-133 294-294z">
          <text:p/>
        </draw:path>
        <draw:path draw:style-name="gr4" draw:text-style-name="P1" draw:layer="layout" svg:width="0.582cm" svg:height="0.581cm" svg:x="9.475cm" svg:y="6.738cm" svg:viewBox="0 0 583 582" svg:d="M583 288c0-161-132-288-294-288-161 0-289 127-289 288s128 294 289 294c162 0 294-133 294-294z">
          <text:p/>
        </draw:path>
        <draw:path draw:style-name="gr2" draw:text-style-name="P2" draw:layer="layout" svg:width="0.581cm" svg:height="0.581cm" svg:x="10.685cm" svg:y="6.738cm" svg:viewBox="0 0 582 582" svg:d="M582 288c0-161-131-288-293-288-161 0-289 127-289 288s128 294 289 294c162 0 293-133 293-294z">
          <text:p/>
        </draw:path>
        <draw:path draw:style-name="gr4" draw:text-style-name="P1" draw:layer="layout" svg:width="0.581cm" svg:height="0.581cm" svg:x="10.685cm" svg:y="6.738cm" svg:viewBox="0 0 582 582" svg:d="M582 288c0-161-131-288-293-288-161 0-289 127-289 288s128 294 289 294c162 0 293-133 293-294z">
          <text:p/>
        </draw:path>
        <draw:path draw:style-name="gr2" draw:text-style-name="P2" draw:layer="layout" svg:width="0.581cm" svg:height="0.581cm" svg:x="11.895cm" svg:y="6.038cm" svg:viewBox="0 0 582 582" svg:d="M582 293c0-161-131-293-292-293-162 0-290 132-290 293 0 162 128 289 290 289 161 0 292-127 292-289z">
          <text:p/>
        </draw:path>
        <draw:path draw:style-name="gr4" draw:text-style-name="P1" draw:layer="layout" svg:width="0.581cm" svg:height="0.581cm" svg:x="11.895cm" svg:y="6.038cm" svg:viewBox="0 0 582 582" svg:d="M582 293c0-161-131-293-292-293-162 0-290 132-290 293 0 162 128 289 290 289 161 0 292-127 292-289z">
          <text:p/>
        </draw:path>
        <draw:path draw:style-name="gr2" draw:text-style-name="P2" draw:layer="layout" svg:width="0.582cm" svg:height="0.581cm" svg:x="13.105cm" svg:y="6.038cm" svg:viewBox="0 0 583 582" svg:d="M583 293c0-161-133-293-294-293-162 0-289 132-289 293 0 162 127 289 289 289 161 0 294-127 294-289z">
          <text:p/>
        </draw:path>
        <draw:path draw:style-name="gr5" draw:text-style-name="P1" draw:layer="layout" svg:width="0.582cm" svg:height="0.581cm" svg:x="13.105cm" svg:y="6.038cm" svg:viewBox="0 0 583 582" svg:d="M583 293c0-161-133-293-294-293-162 0-289 132-289 293 0 162 127 289 289 289 161 0 294-127 294-289z">
          <text:p/>
        </draw:path>
        <draw:path draw:style-name="gr6" draw:text-style-name="P1" draw:layer="layout" svg:width="0.582cm" svg:height="0.581cm" svg:x="13.105cm" svg:y="6.038cm" svg:viewBox="0 0 583 582" svg:d="M583 293c0-161-133-293-294-293-162 0-289 132-289 293 0 162 127 289 289 289 161 0 294-127 294-289z">
          <text:p/>
        </draw:path>
        <draw:path draw:style-name="gr2" draw:text-style-name="P2" draw:layer="layout" svg:width="0.581cm" svg:height="0.581cm" svg:x="11.895cm" svg:y="7.433cm" svg:viewBox="0 0 582 582" svg:d="M582 293c0-161-131-293-292-293-162 0-290 132-290 293 0 162 128 289 290 289 161 0 292-127 292-289z">
          <text:p/>
        </draw:path>
        <draw:path draw:style-name="gr4" draw:text-style-name="P1" draw:layer="layout" svg:width="0.581cm" svg:height="0.581cm" svg:x="11.895cm" svg:y="7.433cm" svg:viewBox="0 0 582 582" svg:d="M582 293c0-161-131-293-292-293-162 0-290 132-290 293 0 162 128 289 290 289 161 0 292-127 292-289z">
          <text:p/>
        </draw:path>
        <draw:path draw:style-name="gr2" draw:text-style-name="P2" draw:layer="layout" svg:width="0.582cm" svg:height="0.581cm" svg:x="13.105cm" svg:y="7.433cm" svg:viewBox="0 0 583 582" svg:d="M583 293c0-161-133-293-294-293-162 0-289 132-289 293 0 162 127 289 289 289 161 0 294-127 294-289z">
          <text:p/>
        </draw:path>
        <draw:path draw:style-name="gr5" draw:text-style-name="P1" draw:layer="layout" svg:width="0.582cm" svg:height="0.581cm" svg:x="13.105cm" svg:y="7.433cm" svg:viewBox="0 0 583 582" svg:d="M583 293c0-161-133-293-294-293-162 0-289 132-289 293 0 162 127 289 289 289 161 0 294-127 294-289z">
          <text:p/>
        </draw:path>
        <draw:path draw:style-name="gr6" draw:text-style-name="P1" draw:layer="layout" svg:width="0.582cm" svg:height="0.581cm" svg:x="13.105cm" svg:y="7.433cm" svg:viewBox="0 0 583 582" svg:d="M583 293c0-161-133-293-294-293-162 0-289 132-289 293 0 162 127 289 289 289 161 0 294-127 294-289z">
          <text:p/>
        </draw:path>
        <draw:path draw:style-name="gr7" draw:text-style-name="P3" draw:layer="layout" svg:width="0.081cm" svg:height="0.097cm" svg:x="9.118cm" svg:y="7.086cm" svg:viewBox="0 0 82 98" svg:d="M9 12l8 9c4-5 13-9 26-9 8 0 13 0 18 4 4 5 4 13 4 22v4h-18c-13 0-26 0-34 9-8 5-13 13-13 21 0 5 0 5 5 9 0 4 0 4 4 8 4 5 8 5 8 5 4 4 9 4 13 4 13 0 26-4 35-13v9h17v-56c0-13-4-22-13-30-4-4-13-8-26-8s-26 4-34 12zM65 51v9c0 4 0 8 0 8 0 4-4 4-4 4 0 5-5 5-5 9-5 0-5 4-9 4s-9 0-13 0-8 0-13-4c-4 0-4-4-4-9 0-4 0-8 0-8 0-4 4-4 4-4 5-4 9-4 13-4 4-5 9-5 17-5 5 0 5 0 5 0z">
          <text:p/>
        </draw:path>
        <draw:path draw:style-name="gr7" draw:text-style-name="P3" draw:layer="layout" svg:width="0.102cm" svg:height="0.102cm" svg:x="9.717cm" svg:y="6.394cm" svg:viewBox="0 0 103 103" svg:d="M52 52c4 0 13 4 17 4 8 0 8-8 8-8 0 0-4-5-8-5l-13 5c-8 0-18-5-18-13 0-18 14-31 31-31s8 23 21 23c8 0 13-10 13-14 0-9-13-13-34-13-31 0-48 17-48 35 0 4 4 8 13 13-26 8-34 21-34 34 0 8 8 21 38 21 18 0 35-4 43-13v-4c-12 4-25 8-38 8s-22-4-22-17c0-8 9-25 31-25z">
          <text:p/>
        </draw:path>
        <draw:path draw:style-name="gr7" draw:text-style-name="P3" draw:layer="layout" svg:width="0.081cm" svg:height="0.135cm" svg:x="10.332cm" svg:y="7.086cm" svg:viewBox="0 0 82 136" svg:d="M0 0v132h9l4-13c4 5 9 9 13 13 4 0 14 4 18 4s8 0 13-4c4 0 8-4 12-8 5-5 9-9 9-18 4-4 4-12 4-21 0-8 0-13-4-21 0-4-4-8-9-13-4-4-4-8-12-8-5-4-9-4-13-4s-10 0-18 4c-4 4-9 8-9 13v-51c0-5 0-5 0-5zM26 119c-4 0-4-4-4-4-5 0-5-4-5-9 0 0 0-4 0-8s0-9 0-13c0-8 0-17 0-21 5-4 5-8 9-8 4-5 8-5 14-5 8 0 12 5 21 9 4 8 4 17 4 29 0 5 0 13 0 17-4 5-4 5-8 9 0 4-5 4-9 4-4 5-4 5-8 5h-6c-4-5-4-5-8-5z">
          <text:p/>
        </draw:path>
        <draw:path draw:style-name="gr7" draw:text-style-name="P3" draw:layer="layout" svg:width="0.102cm" svg:height="0.102cm" svg:x="11.602cm" svg:y="6.725cm" svg:viewBox="0 0 103 103" svg:d="M51 55c4 0 12 0 17 0 9 0 9-4 9-9h-5c-4 0-17 0-17 0-8 0-17-4-17-12 0-17 13-30 30-30 18 0 9 21 22 21 9 0 13-4 13-12 0-5-13-13-35-13-30 0-47 21-47 34 0 8 4 12 13 12-26 9-34 22-34 35 0 12 8 22 38 22 17 0 34-4 44-14v-4c-14 8-27 14-40 14-12 0-21-10-21-18 0-13 9-26 30-26z">
          <text:p/>
        </draw:path>
        <draw:path draw:style-name="gr7" draw:text-style-name="P3" draw:layer="layout" svg:width="0.102cm" svg:height="0.106cm" svg:x="11.466cm" svg:y="7.425cm" svg:viewBox="0 0 103 107" svg:d="M56 56c0 0 9 0 13 0 8 0 8-4 8-4 0-6-4-6-4-6-4 0-17 0-17 0-8 0-17 0-17-12 0-13 13-26 30-26s8 17 21 17c9 0 13-4 13-8 0-9-13-17-34-17-30 0-47 21-47 34 0 8 5 12 13 18-26 4-35 21-35 29 0 13 9 26 39 26 17 0 34-9 43-17v-4c-13 8-26 12-38 12-13 0-22-8-22-17 0-12 9-25 34-25z">
          <text:p/>
        </draw:path>
        <draw:path draw:style-name="gr7" draw:text-style-name="P3" draw:layer="layout" svg:width="0.08cm" svg:height="0.097cm" svg:x="12.757cm" svg:y="6.386cm" svg:viewBox="0 0 81 98" svg:d="M81 17c-4-5-8-9-17-13-4-4-12-4-17-4-8 0-17 0-21 4-4 0-8 4-12 8-6 5-10 9-14 17 0 5 0 13 0 17 0 9 0 13 0 22 4 5 8 9 14 13 4 4 8 9 12 13 4 0 13 4 17 4 17 0 26-4 34-17l-8-8c-5 8-13 12-22 12-4 0-8-4-12-4-5 0-9-4-13-8 0-5-4-5-4-14-4-4-4-9-4-13s0-8 4-12c0-5 4-9 4-13 4-4 8-4 8-9 5 0 9 0 13 0 9 0 13 0 17 5 4 4 4 4 9 4 0 4 0 4 0 4v4z">
          <text:p/>
        </draw:path>
        <draw:path draw:style-name="gr7" draw:text-style-name="P3" draw:layer="layout" svg:width="0.081cm" svg:height="0.136cm" svg:x="12.752cm" svg:y="7.785cm" svg:viewBox="0 0 82 137" svg:d="M69 55c-4-4-8-8-12-12-5 0-9-5-17-5-5 0-9 0-13 5-4 0-8 4-14 8-4 4-8 9-8 13-5 8-5 13-5 21s0 17 5 25c0 6 4 10 8 14 6 5 5 9 14 9 4 4 8 4 13 4 4 0 8 0 17-4 4-4 8-9 8-13v9c0 4 0 4 4 8h13c0-4 0-8 0-8v-124-5h-13zM23 60c4-5 8-5 8-9 4 0 9 0 13 0h4c4 0 4 4 9 4l4 5c0 0 0 4 4 4 0 4 0 8 0 13 0 0 0 4 0 12 0 4 0 13 0 17s-4 4-4 10l-4 4c-5 0-5 4-9 4h-4c-9 0-17-4-21-14-4-4-10-12-10-25s6-21 10-25z">
          <text:p/>
        </draw:path>
        <draw:path draw:style-name="gr8" draw:text-style-name="P4" draw:layer="layout" svg:width="0.14cm" svg:height="0.208cm" svg:x="8.426cm" svg:y="6.924cm" svg:viewBox="0 0 141 209" svg:d="M107 35c0 4-8 30-12 47-9 21-34 46-48 46-13 0-17-25-17-38 0-38 21-76 56-76 13 0 21 9 21 21zM69 184c0 8-4 12-18 17h-4c-4 0-4 0-4 0v8c0 0 26-4 35-4 17 0 38 4 38 4v-4-4-5h-9c-4 0-12 0-12-8l4-4 42-170c0 0 0-5 0-9 0-5 0-5 0-5-4 0-8 0-13 5l-12 13c-5-9-17-18-30-18-35 0-86 39-86 90 0 26 4 51 39 51 12 0 30-8 51-34z">
          <text:p/>
        </draw:path>
        <draw:path draw:style-name="gr8" draw:text-style-name="P4" draw:layer="layout" svg:width="0.102cm" svg:height="0.145cm" svg:x="8.579cm" svg:y="6.962cm" svg:viewBox="0 0 103 146" svg:d="M51 0c-30 0-51 27-51 73 0 47 21 73 51 73 31 0 52-26 52-73 0-46-21-73-52-73zM51 9c18 0 31 22 31 64 0 43-13 64-31 64-21 0-30-21-30-64 0-42 9-64 30-64z">
          <text:p/>
        </draw:path>
        <draw:path draw:style-name="gr8" draw:text-style-name="P4" draw:layer="layout" svg:width="0.145cm" svg:height="0.208cm" svg:x="9.636cm" svg:y="6.924cm" svg:viewBox="0 0 146 209" svg:d="M107 35c0 4-4 30-14 47-4 21-33 46-46 46s-17-25-17-38c0-38 25-76 59-76 10 0 18 9 18 21zM72 184c-4 8-8 12-17 17h-8-4v8h4c0 0 21-4 34-4 12 0 35 4 35 4v-4-4-5h-9c-4 0-8 0-8-8v-4l47-170c0 0 0-5 0-9 0-5-5-5-5-5-4 0-8 0-12 5l-9 13c-8-9-17-18-35-18-34 0-85 39-85 90 0 26 9 51 38 51 17 0 34-8 51-34h4z">
          <text:p/>
        </draw:path>
        <draw:polygon draw:style-name="gr8" draw:text-style-name="P4" draw:layer="layout" svg:width="0.076cm" svg:height="0.145cm" svg:x="9.802cm" svg:y="6.962cm" svg:viewBox="0 0 77 146" draw:points="47,0 0,13 0,22 34,17 34,133 29,133 8,137 8,146 77,146 77,137 56,133 52,133 52,0">
          <text:p/>
        </draw:polygon>
        <draw:path draw:style-name="gr8" draw:text-style-name="P4" draw:layer="layout" svg:width="0.145cm" svg:height="0.208cm" svg:x="10.846cm" svg:y="6.924cm" svg:viewBox="0 0 146 209" svg:d="M112 35c0 4-9 30-13 47-9 21-38 46-51 46-14 0-18-25-18-38 0-38 26-76 60-76 13 0 22 9 22 21zM73 184c0 8-8 12-17 17h-4c-4 0-4 0-4 0v8c0 0 21-4 34-4s38 4 38 4v-4-4l-4-5h-4c-5 0-13 0-13-8v-4l47-170c0 0 0-5 0-9 0-5-5-5-5-5 0 0-4 0-8 5l-13 13c-8-9-17-18-30-18-38 0-90 39-90 90 0 26 9 51 39 51 17 0 34-8 56-34z">
          <text:p/>
        </draw:path>
        <draw:path draw:style-name="gr8" draw:text-style-name="P4" draw:layer="layout" svg:width="0.098cm" svg:height="0.145cm" svg:x="11.003cm" svg:y="6.962cm" svg:viewBox="0 0 99 146" svg:d="M22 129c47-39 73-60 73-89 0-23-17-40-47-40-26 0-44 17-44 31 0 9 5 13 14 13 4 0 4 0 9-4v-23c4-4 13-4 17-4 17 0 29 9 29 31 0 29-25 51-73 89v13h99v-34h-9l-4 17z">
          <text:p/>
        </draw:path>
        <draw:path draw:style-name="gr8" draw:text-style-name="P4" draw:layer="layout" svg:width="0.14cm" svg:height="0.208cm" svg:x="12.056cm" svg:y="6.224cm" svg:viewBox="0 0 141 209" svg:d="M106 34c0 5-8 30-12 47-9 18-39 43-47 43-13 0-17-21-17-39 0-34 21-72 55-72 13 0 21 9 21 21zM68 184c0 8-4 13-17 13h-4c-4 4-4 4-4 4v4 4c0 0 25-4 34-4 17 0 38 0 38 0v-4c0-4 0-4 0-4h-9c-4 0-12 0-12-9v-4l47-171c0 0 0-4 0-8 0-5 0-5 0-5-4 0-8 0-12 5l-14 12c-4-8-17-17-30-17-34 0-85 39-85 89 0 23 4 48 38 48 13 0 30-4 51-34z">
          <text:p/>
        </draw:path>
        <draw:path draw:style-name="gr8" draw:text-style-name="P4" draw:layer="layout" svg:width="0.093cm" svg:height="0.144cm" svg:x="12.209cm" svg:y="6.263cm" svg:viewBox="0 0 94 145" svg:d="M60 68c22-4 30-17 30-33 0-22-17-35-42-35-27 0-44 13-44 26 0 9 5 13 13 13 0 0 4 0 9-4v-17c4-5 13-9 18-9 16 0 29 13 29 30s-13 25-34 25h-4v13c4 0 9 0 13 0 17 0 29 8 29 25s-12 34-33 34c-5 0-14-4-18-4l-9-21h-4c-9 0-13 4-13 13 0 8 17 21 44 21 29 0 50-17 50-43 0-17-12-29-34-34z">
          <text:p/>
        </draw:path>
        <draw:path draw:style-name="gr8" draw:text-style-name="P4" draw:layer="layout" svg:width="0.145cm" svg:height="0.208cm" svg:x="13.266cm" svg:y="6.224cm" svg:viewBox="0 0 146 209" svg:d="M107 34c0 5-4 30-12 47-5 18-35 43-48 43s-17-21-17-39c0-34 25-72 60-72 9 0 17 9 17 21zM73 184c-4 8-8 13-18 13h-8c0 4-4 4-4 4v4l4 4c0 0 22-4 35-4s34 0 34 0v-4c0-4 0-4 0-4h-9c-4 0-8 0-8-9v-4l47-171c0 0 0-4 0-8 0-5-5-5-5-5-4 0-8 0-13 5l-8 12c-8-8-17-17-34-17-35 0-86 39-86 89 0 23 9 48 38 48 17 0 35-4 52-34h5z">
          <text:p/>
        </draw:path>
        <draw:path draw:style-name="gr8" draw:text-style-name="P4" draw:layer="layout" svg:width="0.106cm" svg:height="0.148cm" svg:x="13.419cm" svg:y="6.263cm" svg:viewBox="0 0 107 149" svg:d="M72 0l-72 90v12h68v47h13v-47h26v-12h-26v-90zM68 25v65h-51z">
          <text:p/>
        </draw:path>
        <draw:path draw:style-name="gr8" draw:text-style-name="P4" draw:layer="layout" svg:width="0.14cm" svg:height="0.208cm" svg:x="12.056cm" svg:y="7.62cm" svg:viewBox="0 0 141 209" svg:d="M106 34c0 8-8 29-12 46-9 22-39 47-47 47-13 0-17-21-17-38 0-38 21-76 55-76 13 0 21 8 21 21zM68 183c0 9-4 13-17 17h-4c-4 0-4 0-4 0v9c0 0 25 0 34 0 17 0 38 0 38 0v-9l-9-4c-4 0-12 0-12-8v-5l47-166c0-4 0-9 0-9 0-8 0-8 0-8-4 0-8 0-12 4l-14 13c-4-9-17-13-30-13-34 0-85 34-85 85 0 25 4 51 38 51 13 0 30-9 51-34z">
          <text:p/>
        </draw:path>
        <draw:path draw:style-name="gr8" draw:text-style-name="P4" draw:layer="layout" svg:width="0.089cm" svg:height="0.14cm" svg:x="12.213cm" svg:y="7.662cm" svg:viewBox="0 0 90 141" svg:d="M9 0v69c4 0 13 0 17 0 30 0 47 9 47 30s-12 34-33 34c-6 0-10 0-14 0l-9-21c-4 0-4 0-8 0s-9 4-9 12c0 9 13 17 34 17 35 0 56-17 56-47 0-21-17-38-46-38-4 0-14 0-22 5v-44h64v-17z">
          <text:p/>
        </draw:path>
        <draw:path draw:style-name="gr8" draw:text-style-name="P4" draw:layer="layout" svg:width="0.145cm" svg:height="0.208cm" svg:x="13.266cm" svg:y="7.62cm" svg:viewBox="0 0 146 209" svg:d="M107 34c0 8-4 29-12 46-5 22-35 47-48 47s-17-21-17-38c0-38 25-76 60-76 9 0 17 8 17 21zM73 183c-4 9-8 13-18 17h-8-4v9h4c0 0 22 0 35 0s34 0 34 0v-9l-9-4c-4 0-8 0-8-8v-5l47-166c0-4 0-9 0-9 0-8-5-8-5-8-4 0-8 0-13 4l-8 13c-8-9-17-13-34-13-35 0-86 34-86 85 0 25 9 51 38 51 17 0 35-9 52-34h5z">
          <text:p/>
        </draw:path>
        <draw:path draw:style-name="gr8" draw:text-style-name="P4" draw:layer="layout" svg:width="0.098cm" svg:height="0.153cm" svg:x="13.423cm" svg:y="7.654cm" svg:viewBox="0 0 99 154" svg:d="M82 0c-51 4-82 39-82 90 0 38 23 64 48 64 30 0 51-26 51-52 0-25-17-46-43-46-12 0-25 4-33 13 4-39 25-56 59-56zM23 77c8-4 16-8 29-8 17 0 30 12 30 33 0 22-13 39-30 39-21 0-29-17-29-51 0-4 0-9 0-13z">
          <text:p/>
        </draw:path>
      </draw:page>
      <draw:page draw:name="page15" draw:style-name="dp1" draw:master-page-name="Padrão">
        <draw:g>
          <draw:line draw:style-name="gr1" draw:text-style-name="P1" draw:layer="layout" svg:x1="7.98cm" svg:y1="17.317cm" svg:x2="6.926cm" svg:y2="17.7cm">
            <text:p/>
          </draw:line>
          <draw:polygon draw:style-name="gr2" draw:text-style-name="P2" draw:layer="layout" svg:width="0.242cm" svg:height="0.14cm" svg:x="7.958cm" svg:y="17.236cm" svg:viewBox="0 0 243 141" draw:points="243,0 0,21 42,141">
            <text:p/>
          </draw:polygon>
          <draw:polygon draw:style-name="gr3" draw:text-style-name="P1" draw:layer="layout" svg:width="0.242cm" svg:height="0.14cm" svg:x="7.958cm" svg:y="17.236cm" svg:viewBox="0 0 243 141" draw:points="243,0 0,21 42,141">
            <text:p/>
          </draw:polygon>
          <draw:line draw:style-name="gr1" draw:text-style-name="P1" draw:layer="layout" svg:x1="8.001cm" svg:y1="18.272cm" svg:x2="6.926cm" svg:y2="17.881cm">
            <text:p/>
          </draw:line>
          <draw:polygon draw:style-name="gr2" draw:text-style-name="P2" draw:layer="layout" svg:width="0.242cm" svg:height="0.14cm" svg:x="7.979cm" svg:y="18.212cm" svg:viewBox="0 0 243 141" draw:points="243,141 42,0 0,120">
            <text:p/>
          </draw:polygon>
          <draw:polygon draw:style-name="gr3" draw:text-style-name="P1" draw:layer="layout" svg:width="0.242cm" svg:height="0.14cm" svg:x="7.979cm" svg:y="18.212cm" svg:viewBox="0 0 243 141" draw:points="243,141 42,0 0,120">
            <text:p/>
          </draw:polygon>
          <draw:line draw:style-name="gr1" draw:text-style-name="P1" draw:layer="layout" svg:x1="10.424cm" svg:y1="17.134cm" svg:x2="8.764cm" svg:y2="17.134cm">
            <text:p/>
          </draw:line>
          <draw:polygon draw:style-name="gr2" draw:text-style-name="P2" draw:layer="layout" svg:width="0.234cm" svg:height="0.123cm" svg:x="10.424cm" svg:y="17.075cm" svg:viewBox="0 0 235 124" draw:points="235,59 0,0 0,124">
            <text:p/>
          </draw:polygon>
          <draw:polygon draw:style-name="gr3" draw:text-style-name="P1" draw:layer="layout" svg:width="0.234cm" svg:height="0.123cm" svg:x="10.424cm" svg:y="17.075cm" svg:viewBox="0 0 235 124" draw:points="235,59 0,0 0,124">
            <text:p/>
          </draw:polygon>
          <draw:path draw:style-name="gr1" draw:text-style-name="P1" draw:layer="layout" svg:width="0.454cm" svg:height="0.577cm" svg:x="8.246cm" svg:y="16.307cm" svg:viewBox="0 0 455 578" svg:d="M4 358c-25-191 60-358 222-358 225 0 302 311 149 578">
            <text:p/>
          </draw:path>
          <draw:path draw:style-name="gr2" draw:text-style-name="P2" draw:layer="layout" svg:width="0.136cm" svg:height="0.225cm" svg:x="8.191cm" svg:y="16.659cm" svg:viewBox="0 0 137 226" svg:d="M137 226c-22-80-31-157-22-226l-115 13c26 73 72 150 137 213z">
            <text:p/>
          </draw:path>
          <draw:path draw:style-name="gr3" draw:text-style-name="P1" draw:layer="layout" svg:width="0.136cm" svg:height="0.225cm" svg:x="8.191cm" svg:y="16.659cm" svg:viewBox="0 0 137 226" svg:d="M137 226c-22-80-31-157-22-226l-115 13c26 73 72 150 137 213z">
            <text:p/>
          </draw:path>
          <draw:line draw:style-name="gr1" draw:text-style-name="P1" draw:layer="layout" svg:x1="12.899cm" svg:y1="17.134cm" svg:x2="11.239cm" svg:y2="17.134cm">
            <text:p/>
          </draw:line>
          <draw:polygon draw:style-name="gr2" draw:text-style-name="P2" draw:layer="layout" svg:width="0.234cm" svg:height="0.123cm" svg:x="12.899cm" svg:y="17.075cm" svg:viewBox="0 0 235 124" draw:points="235,59 0,0 0,124">
            <text:p/>
          </draw:polygon>
          <draw:polygon draw:style-name="gr3" draw:text-style-name="P1" draw:layer="layout" svg:width="0.234cm" svg:height="0.123cm" svg:x="12.899cm" svg:y="17.075cm" svg:viewBox="0 0 235 124" draw:points="235,59 0,0 0,124">
            <text:p/>
          </draw:polygon>
          <draw:path draw:style-name="gr1" draw:text-style-name="P1" draw:layer="layout" svg:width="1.804cm" svg:height="0.269cm" svg:x="8.705cm" svg:y="18.577cm" svg:viewBox="0 0 1805 270" svg:d="M1805 106c-583 251-1249 213-1805-106">
            <text:p/>
          </draw:path>
          <draw:path draw:style-name="gr2" draw:text-style-name="P2" draw:layer="layout" svg:width="0.233cm" svg:height="0.161cm" svg:x="10.484cm" svg:y="18.577cm" svg:viewBox="0 0 234 162" svg:d="M234 0c-76 22-154 39-234 47l51 115c63-51 128-102 183-162z">
            <text:p/>
          </draw:path>
          <draw:path draw:style-name="gr3" draw:text-style-name="P1" draw:layer="layout" svg:width="0.233cm" svg:height="0.161cm" svg:x="10.484cm" svg:y="18.577cm" svg:viewBox="0 0 234 162" svg:d="M234 0c-76 22-154 39-234 47l51 115c63-51 128-102 183-162z">
            <text:p/>
          </draw:path>
          <draw:path draw:style-name="gr1" draw:text-style-name="P1" draw:layer="layout" svg:width="1.804cm" svg:height="0.269cm" svg:x="8.913cm" svg:y="18.04cm" svg:viewBox="0 0 1805 270" svg:d="M0 164c582-251 1249-213 1805 106">
            <text:p/>
          </draw:path>
          <draw:path draw:style-name="gr2" draw:text-style-name="P2" draw:layer="layout" svg:width="0.233cm" svg:height="0.161cm" svg:x="8.705cm" svg:y="18.148cm" svg:viewBox="0 0 234 162" svg:d="M0 162c77-21 154-39 234-47l-51-115c-63 51-123 102-183 162z">
            <text:p/>
          </draw:path>
          <draw:path draw:style-name="gr3" draw:text-style-name="P1" draw:layer="layout" svg:width="0.233cm" svg:height="0.161cm" svg:x="8.705cm" svg:y="18.148cm" svg:viewBox="0 0 234 162" svg:d="M0 162c77-21 154-39 234-47l-51-115c-63 51-123 102-183 162z">
            <text:p/>
          </draw:path>
          <draw:path draw:style-name="gr2" draw:text-style-name="P2" draw:layer="layout" svg:width="0.535cm" svg:height="0.535cm" svg:x="6.408cm" svg:y="17.52cm" svg:viewBox="0 0 536 536" svg:d="M536 268c0-145-119-268-269-268-148 0-267 123-267 268 0 149 119 268 267 268 150 0 269-119 269-268z">
            <text:p/>
          </draw:path>
          <draw:path draw:style-name="gr4" draw:text-style-name="P1" draw:layer="layout" svg:width="0.535cm" svg:height="0.535cm" svg:x="6.408cm" svg:y="17.52cm" svg:viewBox="0 0 536 536" svg:d="M536 268c0-145-119-268-269-268-148 0-267 123-267 268 0 149 119 268 267 268 150 0 269-119 269-268z">
            <text:p/>
          </draw:path>
          <draw:path draw:style-name="gr2" draw:text-style-name="P2" draw:layer="layout" svg:width="0.582cm" svg:height="0.581cm" svg:x="8.182cm" svg:y="16.846cm" svg:viewBox="0 0 583 582" svg:d="M583 288c0-157-131-288-293-288s-290 131-290 288c0 163 128 294 290 294s293-131 293-294z">
            <text:p/>
          </draw:path>
          <draw:path draw:style-name="gr4" draw:text-style-name="P1" draw:layer="layout" svg:width="0.582cm" svg:height="0.581cm" svg:x="8.182cm" svg:y="16.846cm" svg:viewBox="0 0 583 582" svg:d="M583 288c0-157-131-288-293-288s-290 131-290 288c0 163 128 294 290 294s293-131 293-294z">
            <text:p/>
          </draw:path>
          <draw:path draw:style-name="gr2" draw:text-style-name="P2" draw:layer="layout" svg:width="0.581cm" svg:height="0.581cm" svg:x="10.658cm" svg:y="16.846cm" svg:viewBox="0 0 582 582" svg:d="M582 288c0-157-127-288-288-288-162 0-294 131-294 288 0 163 132 294 294 294 161 0 288-131 288-294z">
            <text:p/>
          </draw:path>
          <draw:path draw:style-name="gr4" draw:text-style-name="P1" draw:layer="layout" svg:width="0.581cm" svg:height="0.581cm" svg:x="10.658cm" svg:y="16.846cm" svg:viewBox="0 0 582 582" svg:d="M582 288c0-157-127-288-288-288-162 0-294 131-294 288 0 163 132 294 294 294 161 0 288-131 288-294z">
            <text:p/>
          </draw:path>
          <draw:path draw:style-name="gr2" draw:text-style-name="P2" draw:layer="layout" svg:width="0.586cm" svg:height="0.581cm" svg:x="13.133cm" svg:y="16.846cm" svg:viewBox="0 0 587 582" svg:d="M587 288c0-157-132-288-293-288s-294 131-294 288c0 163 133 294 294 294s293-131 293-294z">
            <text:p/>
          </draw:path>
          <draw:path draw:style-name="gr5" draw:text-style-name="P1" draw:layer="layout" svg:width="0.586cm" svg:height="0.581cm" svg:x="13.133cm" svg:y="16.846cm" svg:viewBox="0 0 587 582" svg:d="M587 288c0-157-132-288-293-288s-294 131-294 288c0 163 133 294 294 294s293-131 293-294z">
            <text:p/>
          </draw:path>
          <draw:path draw:style-name="gr6" draw:text-style-name="P1" draw:layer="layout" svg:width="0.586cm" svg:height="0.581cm" svg:x="13.133cm" svg:y="16.846cm" svg:viewBox="0 0 587 582" svg:d="M587 288c0-157-132-288-293-288s-294 131-294 288c0 163 133 294 294 294s293-131 293-294z">
            <text:p/>
          </draw:path>
          <draw:path draw:style-name="gr2" draw:text-style-name="P2" draw:layer="layout" svg:width="0.535cm" svg:height="0.53cm" svg:x="8.204cm" svg:y="18.178cm" svg:viewBox="0 0 536 531" svg:d="M536 264c0-144-119-264-268-264-144 0-268 120-268 264 0 148 124 267 268 267 149 0 268-119 268-267z">
            <text:p/>
          </draw:path>
          <draw:path draw:style-name="gr5" draw:text-style-name="P1" draw:layer="layout" svg:width="0.535cm" svg:height="0.53cm" svg:x="8.204cm" svg:y="18.178cm" svg:viewBox="0 0 536 531" svg:d="M536 264c0-144-119-264-268-264-144 0-268 120-268 264 0 148 124 267 268 267 149 0 268-119 268-267z">
            <text:p/>
          </draw:path>
          <draw:path draw:style-name="gr6" draw:text-style-name="P1" draw:layer="layout" svg:width="0.535cm" svg:height="0.53cm" svg:x="8.204cm" svg:y="18.178cm" svg:viewBox="0 0 536 531" svg:d="M536 264c0-144-119-264-268-264-144 0-268 120-268 264 0 148 124 267 268 267 149 0 268-119 268-267z">
            <text:p/>
          </draw:path>
          <draw:path draw:style-name="gr2" draw:text-style-name="P2" draw:layer="layout" svg:width="0.535cm" svg:height="0.53cm" svg:x="10.679cm" svg:y="18.178cm" svg:viewBox="0 0 536 531" svg:d="M536 264c0-144-119-264-268-264-145 0-268 120-268 264 0 148 123 267 268 267 149 0 268-119 268-267z">
            <text:p/>
          </draw:path>
          <draw:path draw:style-name="gr4" draw:text-style-name="P1" draw:layer="layout" svg:width="0.535cm" svg:height="0.53cm" svg:x="10.679cm" svg:y="18.178cm" svg:viewBox="0 0 536 531" svg:d="M536 264c0-144-119-264-268-264-145 0-268 120-268 264 0 148 123 267 268 267 149 0 268-119 268-267z">
            <text:p/>
          </draw:path>
          <draw:path draw:style-name="gr7" draw:text-style-name="P3" draw:layer="layout" svg:width="0.101cm" svg:height="0.102cm" svg:x="7.559cm" svg:y="17.52cm" svg:viewBox="0 0 102 103" svg:d="M50 52c5 0 13 5 17 5 9 0 9-9 9-9 0 0-4-4-9-4l-12 4c-9 0-17-4-17-12 0-18 12-30 29-30 19 0 9 21 23 21 8 0 12-9 12-13 0-8-12-14-35-14-29 0-46 18-46 36 0 4 4 8 12 12-25 9-33 21-33 34 0 9 8 21 38 21 17 0 34-4 43-12v-5c-14 5-26 9-39 9s-21-4-21-17c0-9 8-26 29-26z">
            <text:p/>
          </draw:path>
          <draw:path draw:style-name="gr7" draw:text-style-name="P3" draw:layer="layout" svg:width="0.102cm" svg:height="0.102cm" svg:x="7.478cm" svg:y="18.169cm" svg:viewBox="0 0 103 103" svg:d="M55 56c0 0 9 0 14 0 8 0 8-4 8-9 0 0 0-4-4-4s-13 4-18 4c-9 0-13-4-13-13 0-17 13-29 27-29 17 0 8 21 21 21 9 0 13-9 13-13 0-8-13-13-30-13-35 0-52 17-52 34 0 9 4 13 17 13-30 9-38 22-38 35s8 21 38 21c17 0 35-4 48-12l-4-5c-13 5-27 9-40 9-12 0-17-4-17-13 0-13 9-26 30-26z">
            <text:p/>
          </draw:path>
          <draw:path draw:style-name="gr7" draw:text-style-name="P3" draw:layer="layout" svg:width="0.076cm" svg:height="0.098cm" svg:x="9.669cm" svg:y="17.194cm" svg:viewBox="0 0 77 99" svg:d="M8 13l9 8c4-4 12-8 26-8 8 0 13 0 17 4s4 14 4 22h-17c-12 4-26 4-35 13-8 4-12 12-12 21 0 0 0 4 4 8 0 5 0 5 4 9 4 0 4 4 9 4 4 5 8 5 12 5 14 0 27-5 35-13v8h13v-55c0-13 0-26-9-31-4-4-12-8-25-8-14 0-26 4-35 13zM64 52v4c0 8 0 8 0 13l-4 4c0 4-4 4-4 8-5 0-9 0-9 5-4 0-8 0-12 0-6 0-10 0-14-5-4-4-4-8-4-12v-5c0-4 4-4 4-8 4 0 8 0 14-4 4 0 8 0 16 0h5z">
            <text:p/>
          </draw:path>
          <draw:path draw:style-name="gr7" draw:text-style-name="P3" draw:layer="layout" svg:width="0.078cm" svg:height="0.093cm" svg:x="8.331cm" svg:y="16.125cm" svg:viewBox="0 0 79 94" svg:d="M10 14l8 8c4-8 13-8 21-8 9 0 17 0 22 4 4 4 4 8 4 17v4h-17c-17 0-26 4-34 9-9 8-14 12-14 21 0 4 0 8 5 12 0 0 0 5 5 9 4 0 4 4 8 4s9 0 13 0c13 0 25 0 34-8v8h14v-59c0-13 0-21-10-27-8-8-17-8-25-8-17 0-26 4-34 14zM65 52v4c0 4 0 9 0 13l-4 4-5 4c-4 4-8 4-8 4-4 5-9 5-13 5s-8-5-13-5c-4-4-8-8-8-12 0 0 4-4 4-9 0 0 0-4 4-4 5 0 9-4 13-4s9 0 17 0h4 5z">
            <text:p/>
          </draw:path>
          <draw:path draw:style-name="gr7" draw:text-style-name="P3" draw:layer="layout" svg:width="0.026cm" svg:height="0.055cm" svg:x="8.458cm" svg:y="16.197cm" svg:viewBox="0 0 27 56" svg:d="M27 18c0-4 0-9-4-13 0-5-4-5-10-5-4 0-4 0-8 5 0 0-5 4-5 9l5 4c0 0 0 4 4 4v4c4 0 4 0 4 5 0 0 0 4-4 8-4 5-4 9-9 13l5 4c18-17 22-25 22-38z">
            <text:p/>
          </draw:path>
          <draw:path draw:style-name="gr7" draw:text-style-name="P3" draw:layer="layout" svg:width="0.081cm" svg:height="0.136cm" svg:x="8.539cm" svg:y="16.082cm" svg:viewBox="0 0 82 137" svg:d="M0 0v137h9l4-13c4 5 9 9 13 13 4 0 8 0 17 0 4 0 8 0 12 0 5-4 9-4 13-8 5-5 10-13 10-17 4-4 4-13 4-21 0-9 0-17-4-22 0-4-5-12-10-18-4 0-8-4-13-8-4 0-8 0-12 0s-13 0-17 4c-4 0-9 4-13 14v-56h4v-5zM26 124c-4-4-4-4-4-4-5-4-5-4-5-8s0-4 0-9c0-4-4-8-4-17 0-8 4-12 4-17 0-4 5-8 9-8 4-4 8-4 8-4 13 0 17 0 26 8 4 4 4 17 4 30 0 4 0 8 0 13-4 4-4 8-9 12-4 0-4 4-8 4s-8 0-8 0c-5 0-5 0-5 0-4 0-4 0-8 0z">
            <text:p/>
          </draw:path>
          <draw:path draw:style-name="gr7" draw:text-style-name="P3" draw:layer="layout" svg:width="0.077cm" svg:height="0.136cm" svg:x="12.152cm" svg:y="17.198cm" svg:viewBox="0 0 78 137" svg:d="M0 0v133h9l4-13c4 4 8 8 13 13 4 0 8 4 12 4 5 0 13-4 17-4 6 0 10-5 14-9 0-4 5-8 9-17 0-4 0-12 0-21s0-13 0-21c-4-5-4-9-9-13-4-4-8-9-14-9-4-4-8-4-17-4-4 0-8 0-12 4-5 5-9 9-13 13v-52c0-4 0-4 0-4h4zM26 120c-5 0-5-4-9-4 0-5 0-5 0-9-4 0-4-4-4-8s0-9 0-13c0-9 0-17 4-21 0-5 4-9 9-9 0-4 4-4 8-4 9 0 17 4 21 8 6 9 10 17 10 30 0 5 0 13-4 17 0 4-6 4-6 9-4 4-8 4-8 4-4 4-9 4-13 4h-4c0-4-4-4-4-4z">
            <text:p/>
          </draw:path>
          <draw:path draw:style-name="gr7" draw:text-style-name="P3" draw:layer="layout" svg:width="0.076cm" svg:height="0.098cm" svg:x="9.669cm" svg:y="18.903cm" svg:viewBox="0 0 77 99" svg:d="M8 13l9 13c4-9 12-13 26-13 8 0 13 4 17 4 4 5 4 13 4 21v5h-17c-12 0-26 4-35 8-8 4-12 14-12 22 0 5 0 5 4 9 0 4 0 8 4 8 4 5 4 5 9 5 4 4 8 4 12 4 14 0 27-4 35-13v9h13v-57c0-12 0-21-9-29-4-4-12-9-25-9-14 0-26 5-35 13zM64 51v9c0 5 0 9 0 9 0 4-4 4-4 9 0 0-4 0-4 4-5 0-9 4-9 4-4 0-8 0-12 0-6 0-10 0-14-4-4 0-4-4-4-9 0-4 0-4 0-8l4-5c4-5 8-5 14-5 4-4 8-4 16-4h5z">
            <text:p/>
          </draw:path>
          <draw:path draw:style-name="gr7" draw:text-style-name="P3" draw:layer="layout" svg:width="0.08cm" svg:height="0.098cm" svg:x="9.669cm" svg:y="17.885cm" svg:viewBox="0 0 81 99" svg:d="M81 18c0-4-8-9-13-13-4 0-13-5-22-5-4 0-12 0-17 5-4 4-12 4-17 9 0 4-4 13-8 17 0 4-4 13-4 17 0 8 4 17 4 21 4 5 8 13 8 17 5 4 13 4 17 9 5 4 13 4 17 4 13 0 27-4 35-17l-8-8c-5 8-14 12-23 12-8 0-12 0-16-4 0 0-5-4-9-8-4 0-4-5-4-9-4-4-4-13-4-17s0-9 4-13c0-4 0-8 4-13 4 0 4-4 9-4 4-4 8-4 12-4 9 0 13 0 18 4 4 4 4 4 4 9 5 0 5 0 5 0v4z">
            <text:p/>
          </draw:path>
          <draw:path draw:style-name="gr8" draw:text-style-name="P4" draw:layer="layout" svg:width="0.11cm" svg:height="0.135cm" svg:x="6.557cm" svg:y="17.699cm" svg:viewBox="0 0 111 136" svg:d="M42 136h4c34 0 55-17 55-38 0-17-8-30-42-47-9-9-13-13-13-22 0-8 9-21 21-21 9 0 13 4 13 9 5 8 9 17 17 17 14 0 14-5 14-13 0-9-18-21-39-21-30 0-47 17-47 38 0 8 4 26 30 39 17 8 17 21 17 25 0 17-13 22-26 22-8 0-13 0-17-9 0-4-4-13-17-13-8 0-12 5-12 9 0 13 17 21 42 25z">
            <text:p/>
          </draw:path>
          <draw:path draw:style-name="gr8" draw:text-style-name="P4" draw:layer="layout" svg:width="0.097cm" svg:height="0.148cm" svg:x="6.68cm" svg:y="17.733cm" svg:viewBox="0 0 98 149" svg:d="M46 0c-29 0-46 29-46 76 0 43 17 73 46 73 31 0 52-30 52-73 0-47-21-76-52-76zM46 12c22 0 31 21 31 64 0 39-9 60-31 60-17 0-29-21-29-60 0-43 12-64 29-64z">
            <text:p/>
          </draw:path>
          <draw:path draw:style-name="gr8" draw:text-style-name="P4" draw:layer="layout" svg:width="0.144cm" svg:height="0.207cm" svg:x="8.344cm" svg:y="17.033cm" svg:viewBox="0 0 145 208" svg:d="M107 34c0 4-4 30-13 47s-35 43-47 43c-13 0-17-22-17-39 0-33 25-73 55-73 14 0 22 9 22 22zM68 183c0 9-4 13-17 13l-4 4h-5v4 4c0 0 26-4 39-4s34 0 34 0v-4c0-4 0-4 0-4h-8c-4 0-8 0-8-9v-4l42-171c4 0 4-4 4-8s-4-4-4-4c-4 0-8 0-13 4l-8 13c-9-9-21-17-35-17-34 0-85 38-85 90 0 21 4 47 38 47 17 0 30-5 51-35v5z">
            <text:p/>
          </draw:path>
          <draw:path draw:style-name="gr8" draw:text-style-name="P4" draw:layer="layout" svg:width="0.102cm" svg:height="0.144cm" svg:x="8.497cm" svg:y="17.071cm" svg:viewBox="0 0 103 145" svg:d="M52 0c-31 0-52 25-52 72s21 73 52 73c29 0 51-26 51-73s-22-72-51-72zM52 8c21 0 29 22 29 64s-8 64-29 64c-23 0-31-22-31-64s8-64 31-64z">
            <text:p/>
          </draw:path>
          <draw:path draw:style-name="gr8" draw:text-style-name="P4" draw:layer="layout" svg:width="0.14cm" svg:height="0.207cm" svg:x="10.819cm" svg:y="17.033cm" svg:viewBox="0 0 141 208" svg:d="M107 34c0 4-8 30-13 47-8 17-33 43-46 43-14 0-18-22-18-39 0-33 22-73 56-73 13 0 21 9 21 22zM69 183c0 9-4 13-17 13l-4 4c-4 0-4 0-4 0v4 4c0 0 25-4 34-4 16 0 38 0 38 0v-4c0-4 0-4 0-4h-9c-4 0-13 0-13-9 0 0 0-4 5-4l42-171c0 0 0-4 0-8s0-4 0-4c-4 0-8 0-12 4l-13 13c-5-9-17-17-30-17-34 0-86 38-86 90 0 21 4 47 38 47 14 0 31-5 52-35v5z">
            <text:p/>
          </draw:path>
          <draw:polygon draw:style-name="gr8" draw:text-style-name="P4" draw:layer="layout" svg:width="0.076cm" svg:height="0.144cm" svg:x="10.985cm" svg:y="17.071cm" svg:viewBox="0 0 77 145" draw:points="43,0 0,13 0,21 35,17 35,127 30,131 4,136 4,145 77,145 77,136 52,131 52,0">
            <text:p/>
          </draw:polygon>
          <draw:path draw:style-name="gr8" draw:text-style-name="P4" draw:layer="layout" svg:width="0.141cm" svg:height="0.207cm" svg:x="13.298cm" svg:y="17.033cm" svg:viewBox="0 0 142 208" svg:d="M108 34c0 4-9 30-13 47-9 17-39 43-48 43-12 0-17-22-17-39 0-33 22-73 56-73 13 0 22 9 22 22zM68 183c0 9-4 13-16 13l-5 4c-4 0-4 0-4 0v4 4c0 0 25-4 34-4 14 0 39 0 39 0v-4c0-4 0-4-4-4h-4c-5 0-13 0-13-9v-4l47-171c0 0 0-4 0-8s0-4-5-4c0 0-4 0-8 4l-13 13c-4-9-17-17-30-17-34 0-86 38-86 90 0 21 5 47 39 47 13 0 29-5 52-35v5z">
            <text:p/>
          </draw:path>
          <draw:path draw:style-name="gr8" draw:text-style-name="P4" draw:layer="layout" svg:width="0.098cm" svg:height="0.144cm" svg:x="13.451cm" svg:y="17.071cm" svg:viewBox="0 0 99 145" svg:d="M22 127c46-38 73-64 73-89 0-21-18-38-44-38-25 0-46 13-46 30 0 8 4 12 12 12 5 0 5-4 9-4v-21c8-4 12-9 21-9 17 0 26 13 26 34 0 26-26 51-73 89v14h99v-35h-9l-5 17z">
            <text:p/>
          </draw:path>
          <draw:path draw:style-name="gr8" draw:text-style-name="P4" draw:layer="layout" svg:width="0.111cm" svg:height="0.136cm" svg:x="8.365cm" svg:y="18.352cm" svg:viewBox="0 0 112 137" svg:d="M43 47l4-13c4-9 8-21 8-26 0-4-4-8-8-8-13 0-26 4-43 4 0 4 0 4 0 9h13c4 0 9 4 9 8 0 0 0 4-5 13l-17 77c-4 9-4 13-4 17s0 9 13 9 13-13 17-26l8-35c13-25 35-55 44-55 0 0 4 0 4 4 4 0 8 5 13 5 8 0 13-9 13-17 0-5-5-13-18-13-16 0-34 17-47 47z">
            <text:p/>
          </draw:path>
          <draw:path draw:style-name="gr8" draw:text-style-name="P4" draw:layer="layout" svg:width="0.097cm" svg:height="0.144cm" svg:x="8.476cm" svg:y="18.39cm" svg:viewBox="0 0 98 145" svg:d="M51 0c-34 0-51 25-51 72 0 48 17 73 51 73 30 0 47-25 47-73 0-47-17-72-47-72zM51 9c17 0 30 21 30 63 0 43-13 65-30 65-21 0-34-22-34-65 0-42 13-63 34-63z">
            <text:p/>
          </draw:path>
          <draw:path draw:style-name="gr8" draw:text-style-name="P4" draw:layer="layout" svg:width="0.112cm" svg:height="0.136cm" svg:x="10.844cm" svg:y="18.352cm" svg:viewBox="0 0 113 137" svg:d="M44 47l4-13c5-9 5-21 5-26 0-4 0-8-5-8-12 0-25 4-42 4-6 4 0 4 0 9h13c4 0 8 4 8 8 0 0 0 4-4 13l-17 77c-6 9-6 13-6 17s0 9 14 9c13 0 13-13 17-26l9-35c13-25 34-55 38-55s8 0 8 4c5 0 9 5 13 5 9 0 14-9 14-17 0-5-5-13-18-13-17 0-34 17-47 47z">
            <text:p/>
          </draw:path>
          <draw:polygon draw:style-name="gr8" draw:text-style-name="P4" draw:layer="layout" svg:width="0.076cm" svg:height="0.14cm" svg:x="10.964cm" svg:y="18.39cm" svg:viewBox="0 0 77 141" draw:points="47,0 0,13 0,21 34,17 34,128 34,133 8,133 8,141 77,141 77,133 56,133 51,128 51,0">
            <text:p/>
          </draw:polygon>
        </draw:g>
      </draw:page>
      <draw:page draw:name="page16" draw:style-name="dp1" draw:master-page-name="Padrão">
        <draw:line draw:style-name="gr1" draw:text-style-name="P1" draw:layer="layout" svg:x1="9.517cm" svg:y1="3.657cm" svg:x2="8.858cm" svg:y2="4.32cm">
          <text:p/>
        </draw:line>
        <draw:polygon draw:style-name="gr2" draw:text-style-name="P2" draw:layer="layout" svg:width="0.208cm" svg:height="0.208cm" svg:x="9.474cm" svg:y="3.496cm" svg:viewBox="0 0 209 209" draw:points="209,0 0,119 89,209">
          <text:p/>
        </draw:polygon>
        <draw:polygon draw:style-name="gr3" draw:text-style-name="P1" draw:layer="layout" svg:width="0.208cm" svg:height="0.208cm" svg:x="9.474cm" svg:y="3.496cm" svg:viewBox="0 0 209 209" draw:points="209,0 0,119 89,209">
          <text:p/>
        </draw:polygon>
        <draw:line draw:style-name="gr1" draw:text-style-name="P1" draw:layer="layout" svg:x1="7.941cm" svg:y1="3.288cm" svg:x2="9.597cm" svg:y2="3.288cm">
          <text:p/>
        </draw:line>
        <draw:polygon draw:style-name="gr2" draw:text-style-name="P2" draw:layer="layout" svg:width="0.233cm" svg:height="0.128cm" svg:x="7.708cm" svg:y="3.224cm" svg:viewBox="0 0 234 129" draw:points="0,64 234,129 234,0">
          <text:p/>
        </draw:polygon>
        <draw:polygon draw:style-name="gr3" draw:text-style-name="P1" draw:layer="layout" svg:width="0.233cm" svg:height="0.128cm" svg:x="7.708cm" svg:y="3.224cm" svg:viewBox="0 0 234 129" draw:points="0,64 234,129 234,0">
          <text:p/>
        </draw:polygon>
        <draw:line draw:style-name="gr1" draw:text-style-name="P1" draw:layer="layout" svg:x1="8.282cm" svg:y1="4.154cm" svg:x2="7.618cm" svg:y2="3.496cm">
          <text:p/>
        </draw:line>
        <draw:polygon draw:style-name="gr2" draw:text-style-name="P2" draw:layer="layout" svg:width="0.208cm" svg:height="0.208cm" svg:x="8.238cm" svg:y="4.111cm" svg:viewBox="0 0 209 209" draw:points="209,209 89,0 0,89">
          <text:p/>
        </draw:polygon>
        <draw:polygon draw:style-name="gr3" draw:text-style-name="P1" draw:layer="layout" svg:width="0.208cm" svg:height="0.208cm" svg:x="8.238cm" svg:y="4.111cm" svg:viewBox="0 0 209 209" draw:points="209,209 89,0 0,89">
          <text:p/>
        </draw:polygon>
        <draw:path draw:style-name="gr2" draw:text-style-name="P2" draw:layer="layout" svg:width="0.582cm" svg:height="0.581cm" svg:x="8.361cm" svg:y="4.234cm" svg:viewBox="0 0 583 582" svg:d="M583 289c0-158-132-289-294-289-157 0-289 131-289 289 0 162 132 293 289 293 162 0 294-131 294-293z">
          <text:p/>
        </draw:path>
        <draw:path draw:style-name="gr5" draw:text-style-name="P1" draw:layer="layout" svg:width="0.582cm" svg:height="0.581cm" svg:x="8.361cm" svg:y="4.234cm" svg:viewBox="0 0 583 582" svg:d="M583 289c0-158-132-289-294-289-157 0-289 131-289 289 0 162 132 293 289 293 162 0 294-131 294-293z">
          <text:p/>
        </draw:path>
        <draw:path draw:style-name="gr6" draw:text-style-name="P1" draw:layer="layout" svg:width="0.582cm" svg:height="0.581cm" svg:x="8.361cm" svg:y="4.234cm" svg:viewBox="0 0 583 582" svg:d="M583 289c0-158-132-289-294-289-157 0-289 131-289 289 0 162 132 293 289 293 162 0 294-131 294-293z">
          <text:p/>
        </draw:path>
        <draw:path draw:style-name="gr2" draw:text-style-name="P2" draw:layer="layout" svg:width="0.581cm" svg:height="0.581cm" svg:x="9.597cm" svg:y="3cm" svg:viewBox="0 0 582 582" svg:d="M582 288c0-161-127-288-289-288s-293 127-293 288c0 162 131 294 293 294s289-132 289-294z">
          <text:p/>
        </draw:path>
        <draw:path draw:style-name="gr4" draw:text-style-name="P1" draw:layer="layout" svg:width="0.581cm" svg:height="0.581cm" svg:x="9.597cm" svg:y="3cm" svg:viewBox="0 0 582 582" svg:d="M582 288c0-161-127-288-289-288s-293 127-293 288c0 162 131 294 293 294s289-132 289-294z">
          <text:p/>
        </draw:path>
        <draw:path draw:style-name="gr2" draw:text-style-name="P2" draw:layer="layout" svg:width="0.582cm" svg:height="0.581cm" svg:x="7.126cm" svg:y="3cm" svg:viewBox="0 0 583 582" svg:d="M583 288c0-161-133-288-295-288-161 0-288 127-288 288 0 162 127 294 288 294 162 0 295-132 295-294z">
          <text:p/>
        </draw:path>
        <draw:path draw:style-name="gr4" draw:text-style-name="P1" draw:layer="layout" svg:width="0.582cm" svg:height="0.581cm" svg:x="7.126cm" svg:y="3cm" svg:viewBox="0 0 583 582" svg:d="M583 288c0-161-133-288-295-288-161 0-288 127-288 288 0 162 127 294 288 294 162 0 295-132 295-294z">
          <text:p/>
        </draw:path>
        <draw:path draw:style-name="gr7" draw:text-style-name="P3" draw:layer="layout" svg:width="0.08cm" svg:height="0.098cm" svg:x="9.321cm" svg:y="3.945cm" svg:viewBox="0 0 81 99" svg:d="M8 13l9 9c8-4 18-9 26-9 9 0 13 0 17 5 4 4 4 12 4 22v4h-16c-13 0-27 0-36 8-8 5-12 13-12 22 0 4 4 4 4 8s4 4 4 9c4 4 9 4 13 4 4 4 10 4 14 4 13 0 21-4 34-13v9h12v-55c0-14-4-22-12-31-5-4-13-9-26-9-12 0-26 5-35 13zM69 52v9c0 4-5 8-5 8 0 5 0 5-4 5 0 4 0 4-4 8-4 0-4 4-8 4-5 0-9 0-13 0s-10 0-14-4-4-4-4-8c0-5 0-9 0-9 0-4 4-4 4-8 4 0 10 0 14-5 4 0 13 0 17 0s4 0 8 0h4z">
          <text:p/>
        </draw:path>
        <draw:path draw:style-name="gr7" draw:text-style-name="P3" draw:layer="layout" svg:width="0.076cm" svg:height="0.098cm" svg:x="8.612cm" svg:y="3.131cm" svg:viewBox="0 0 77 99" svg:d="M8 17l9 9c4-9 14-13 22-13s17 4 21 8c4 0 4 9 4 17v5h-17c-17 0-26 4-34 8-9 4-13 13-13 21 0 5 0 10 0 10 4 4 4 8 8 8 0 4 5 4 9 9 4 0 8 0 14 0 12 0 25-5 33-13v13h13v-61c0-12 0-21-8-25-9-8-17-13-26-13-18 0-26 5-35 17zM64 51v9c0 4 0 8 0 8 0 4-4 4-4 9l-4 5c-4 0-9 4-9 4-4 0-8 4-12 4s-10-4-14-8c-4 0-8-5-8-10 0-4 0-4 4-8 0 0 0-4 4-4 4-5 10-5 14-5s8-4 17-4h4 4z">
          <text:p/>
        </draw:path>
        <draw:path draw:style-name="gr7" draw:text-style-name="P3" draw:layer="layout" svg:width="0.08cm" svg:height="0.135cm" svg:x="7.903cm" svg:y="3.95cm" svg:viewBox="0 0 81 136" svg:d="M0 0v132h9l5-13c4 5 8 9 12 13s9 4 17 4c4 0 9 0 13-4 4 0 8-4 13-8 4-5 8-9 8-17 4-4 4-13 4-21 0-9 0-13-4-22 0-4-4-9-8-13-5-5-9-9-13-9-4-4-9-4-13-4s-13 0-17 4-8 9-12 13v-51l4-4zM26 119c-4 0-4-4-4-4-4 0-4-4-4-8 0 0 0-4 0-9-4-4-4-8-4-12 0-9 4-17 4-22 0-4 4-9 8-9 4-4 9-4 9-4 12 0 17 4 25 9 4 9 4 17 4 30 0 4 0 13 0 17-4 4-4 8-8 8-4 4-4 4-9 4-4 5-8 5-8 5-4 0-4 0-4 0-5-5-5-5-9-5z">
          <text:p/>
        </draw:path>
        <draw:path draw:style-name="gr8" draw:text-style-name="P4" draw:layer="layout" svg:width="0.14cm" svg:height="0.207cm" svg:x="8.527cm" svg:y="4.421cm" svg:viewBox="0 0 141 208" svg:d="M107 33c0 5-8 30-13 47-9 18-39 44-47 44-13 0-17-22-17-40 0-34 21-72 55-72 14 0 22 9 22 21zM68 183c0 8-5 13-17 13l-4 4c-5 0-5 0-5 0v4 4c0 0 26-4 34-4 14 0 40 0 40 0v-4c0-4 0-4 0-4h-9c-4 0-13 0-13-9v-4l47-171c0 0 0-4 0-8s0-4 0-4c-4 0-9 0-13 4l-12 13c-5-9-17-17-31-17-34 0-85 38-85 88 0 23 4 48 38 48 13 0 30-4 52-34z">
          <text:p/>
        </draw:path>
        <draw:path draw:style-name="gr8" draw:text-style-name="P4" draw:layer="layout" svg:width="0.097cm" svg:height="0.144cm" svg:x="8.68cm" svg:y="4.459cm" svg:viewBox="0 0 98 145" svg:d="M51 0c-30 0-51 25-51 73 0 46 21 72 51 72 29 0 47-26 47-72 0-48-18-73-47-73zM51 8c17 0 29 21 29 65 0 42-12 63-29 63-21 0-30-21-30-63 0-44 9-65 30-65z">
          <text:p/>
        </draw:path>
        <draw:path draw:style-name="gr8" draw:text-style-name="P4" draw:layer="layout" svg:width="0.145cm" svg:height="0.208cm" svg:x="9.758cm" svg:y="3.182cm" svg:viewBox="0 0 146 209" svg:d="M111 34c0 4-8 30-12 47-9 18-38 43-47 43-13 0-22-21-22-39 0-34 26-72 60-72 13 0 21 8 21 21zM73 183c0 9-4 13-17 13l-4 4c-4 0-4 0-4 0v5 4c0 0 21-4 34-4 12 0 38 0 38 0v-5c0-4 0-4-4-4h-5c-4 0-12 0-12-8v-5l47-170c0 0 0-4 0-9 0-4 0-4-5-4 0 0-4 0-8 4l-13 13c-9-8-17-17-30-17-38 0-90 38-90 90 0 21 9 47 39 47 17 0 34-4 55-34v4z">
          <text:p/>
        </draw:path>
        <draw:polygon draw:style-name="gr8" draw:text-style-name="P4" draw:layer="layout" svg:width="0.076cm" svg:height="0.144cm" svg:x="9.928cm" svg:y="3.22cm" svg:viewBox="0 0 77 145" draw:points="43,0 0,14 0,22 31,18 31,128 31,133 4,137 4,145 77,145 77,137 52,133 52,0">
          <text:p/>
        </draw:polygon>
        <draw:path draw:style-name="gr8" draw:text-style-name="P4" draw:layer="layout" svg:width="0.14cm" svg:height="0.208cm" svg:x="7.287cm" svg:y="3.182cm" svg:viewBox="0 0 141 209" svg:d="M106 34c0 4-8 30-12 47-9 18-34 43-47 43s-17-21-17-39c0-34 21-72 55-72 13 0 21 8 21 21zM68 183c0 9-4 13-17 13l-4 4c-4 0-4 0-4 0v5 4c0 0 25-4 34-4 17 0 38 0 38 0v-5c0-4 0-4 0-4h-9c-4 0-12 0-12-8 0 0 0-5 4-5l43-170c0 0 0-4 0-9 0-4 0-4 0-4-4 0-8 0-14 4l-12 13c-5-8-17-17-30-17-34 0-85 38-85 90 0 21 4 47 38 47 13 0 30-4 51-34v4z">
          <text:p/>
        </draw:path>
        <draw:path draw:style-name="gr8" draw:text-style-name="P4" draw:layer="layout" svg:width="0.098cm" svg:height="0.144cm" svg:x="7.44cm" svg:y="3.22cm" svg:viewBox="0 0 99 145" svg:d="M21 128c48-38 73-63 73-88 0-22-16-40-43-40-26 0-47 14-47 31 0 9 5 13 13 13 4 0 8-4 8-4v-22c9-4 13-8 22-8 18 0 26 12 26 34 0 25-26 51-73 89v12h99v-33h-9l-4 16z">
          <text:p/>
        </draw:path>
        <draw:path draw:style-name="gr1" draw:text-style-name="P1" draw:layer="layout" svg:width="0.453cm" svg:height="0.572cm" svg:x="12.646cm" svg:y="4.777cm" svg:viewBox="0 0 454 573" svg:d="M450 221c26 191-59 352-221 352-226 0-302-305-148-573">
          <text:p/>
        </draw:path>
        <draw:path draw:style-name="gr2" draw:text-style-name="P2" draw:layer="layout" svg:width="0.136cm" svg:height="0.225cm" svg:x="13.019cm" svg:y="4.777cm" svg:viewBox="0 0 137 226" svg:d="M0 0c21 77 25 158 17 226l120-13c-30-72-74-149-137-213z">
          <text:p/>
        </draw:path>
        <draw:path draw:style-name="gr3" draw:text-style-name="P1" draw:layer="layout" svg:width="0.136cm" svg:height="0.225cm" svg:x="13.019cm" svg:y="4.777cm" svg:viewBox="0 0 137 226" svg:d="M0 0c21 77 25 158 17 226l120-13c-30-72-74-149-137-213z">
          <text:p/>
        </draw:path>
        <draw:line draw:style-name="gr1" draw:text-style-name="P1" draw:layer="layout" svg:x1="12.004cm" svg:y1="3.661cm" svg:x2="12.667cm" svg:y2="4.32cm">
          <text:p/>
        </draw:line>
        <draw:polygon draw:style-name="gr2" draw:text-style-name="P2" draw:layer="layout" svg:width="0.208cm" svg:height="0.208cm" svg:x="11.843cm" svg:y="3.496cm" svg:viewBox="0 0 209 209" draw:points="0,0 120,209 209,119">
          <text:p/>
        </draw:polygon>
        <draw:polygon draw:style-name="gr3" draw:text-style-name="P1" draw:layer="layout" svg:width="0.208cm" svg:height="0.208cm" svg:x="11.843cm" svg:y="3.496cm" svg:viewBox="0 0 209 209" draw:points="0,0 120,209 209,119">
          <text:p/>
        </draw:polygon>
        <draw:line draw:style-name="gr1" draw:text-style-name="P1" draw:layer="layout" svg:x1="13.583cm" svg:y1="3.288cm" svg:x2="11.928cm" svg:y2="3.288cm">
          <text:p/>
        </draw:line>
        <draw:polygon draw:style-name="gr2" draw:text-style-name="P2" draw:layer="layout" svg:width="0.234cm" svg:height="0.128cm" svg:x="13.583cm" svg:y="3.224cm" svg:viewBox="0 0 235 129" draw:points="235,64 0,0 0,129">
          <text:p/>
        </draw:polygon>
        <draw:polygon draw:style-name="gr3" draw:text-style-name="P1" draw:layer="layout" svg:width="0.234cm" svg:height="0.128cm" svg:x="13.583cm" svg:y="3.224cm" svg:viewBox="0 0 235 129" draw:points="235,64 0,0 0,129">
          <text:p/>
        </draw:polygon>
        <draw:line draw:style-name="gr1" draw:text-style-name="P1" draw:layer="layout" svg:x1="13.244cm" svg:y1="4.154cm" svg:x2="13.903cm" svg:y2="3.496cm">
          <text:p/>
        </draw:line>
        <draw:polygon draw:style-name="gr2" draw:text-style-name="P2" draw:layer="layout" svg:width="0.208cm" svg:height="0.208cm" svg:x="13.078cm" svg:y="4.111cm" svg:viewBox="0 0 209 209" draw:points="0,209 209,89 119,0">
          <text:p/>
        </draw:polygon>
        <draw:polygon draw:style-name="gr3" draw:text-style-name="P1" draw:layer="layout" svg:width="0.208cm" svg:height="0.208cm" svg:x="13.078cm" svg:y="4.111cm" svg:viewBox="0 0 209 209" draw:points="0,209 209,89 119,0">
          <text:p/>
        </draw:polygon>
        <draw:path draw:style-name="gr2" draw:text-style-name="P2" draw:layer="layout" svg:width="0.582cm" svg:height="0.581cm" svg:x="12.581cm" svg:y="4.234cm" svg:viewBox="0 0 583 582" svg:d="M583 294c0-163-132-294-289-294-162 0-294 131-294 294 0 157 132 288 294 288 157 0 289-131 289-288z">
          <text:p/>
        </draw:path>
        <draw:path draw:style-name="gr5" draw:text-style-name="P1" draw:layer="layout" svg:width="0.582cm" svg:height="0.581cm" svg:x="12.581cm" svg:y="4.234cm" svg:viewBox="0 0 583 582" svg:d="M583 294c0-163-132-294-289-294-162 0-294 131-294 294 0 157 132 288 294 288 157 0 289-131 289-288z">
          <text:p/>
        </draw:path>
        <draw:path draw:style-name="gr6" draw:text-style-name="P1" draw:layer="layout" svg:width="0.582cm" svg:height="0.581cm" svg:x="12.581cm" svg:y="4.234cm" svg:viewBox="0 0 583 582" svg:d="M583 294c0-163-132-294-289-294-162 0-294 131-294 294 0 157 132 288 294 288 157 0 289-131 289-288z">
          <text:p/>
        </draw:path>
        <draw:path draw:style-name="gr2" draw:text-style-name="P2" draw:layer="layout" svg:width="0.582cm" svg:height="0.581cm" svg:x="11.346cm" svg:y="3cm" svg:viewBox="0 0 583 582" svg:d="M583 288c0-161-132-288-295-288-161 0-288 127-288 288 0 162 127 294 288 294 163 0 295-132 295-294z">
          <text:p/>
        </draw:path>
        <draw:path draw:style-name="gr4" draw:text-style-name="P1" draw:layer="layout" svg:width="0.582cm" svg:height="0.581cm" svg:x="11.346cm" svg:y="3cm" svg:viewBox="0 0 583 582" svg:d="M583 288c0-161-132-288-295-288-161 0-288 127-288 288 0 162 127 294 288 294 163 0 295-132 295-294z">
          <text:p/>
        </draw:path>
        <draw:path draw:style-name="gr2" draw:text-style-name="P2" draw:layer="layout" svg:width="0.582cm" svg:height="0.581cm" svg:x="13.817cm" svg:y="3cm" svg:viewBox="0 0 583 582" svg:d="M583 288c0-161-128-288-289-288-162 0-294 127-294 288 0 162 132 294 294 294 161 0 289-132 289-294z">
          <text:p/>
        </draw:path>
        <draw:path draw:style-name="gr4" draw:text-style-name="P1" draw:layer="layout" svg:width="0.582cm" svg:height="0.581cm" svg:x="13.817cm" svg:y="3cm" svg:viewBox="0 0 583 582" svg:d="M583 288c0-161-128-288-289-288-162 0-294 127-294 288 0 162 132 294 294 294 161 0 289-132 289-294z">
          <text:p/>
        </draw:path>
        <draw:path draw:style-name="gr7" draw:text-style-name="P3" draw:layer="layout" svg:width="0.076cm" svg:height="0.097cm" svg:x="12.832cm" svg:y="5.409cm" svg:viewBox="0 0 77 98" svg:d="M8 13l9 8c4-4 13-8 25-8 5 0 13 0 17 4s4 13 4 22v4h-16c-17 0-26 0-34 9-9 4-13 12-13 21 0 4 0 4 4 8 0 4 0 4 4 9 5 4 5 4 9 4 4 4 8 4 13 4 12 0 25-4 33-13v9h14v-55c0-14 0-22-8-31-6-4-18-8-27-8-12 0-25 4-34 13zM63 52v8c0 4 0 9 0 9 0 4-4 4-4 4 0 4-4 4-4 8-4 0-8 4-8 4-5 0-9 0-13 0s-9 0-13-4c-4 0-8-4-8-8s4-9 4-9c0-4 0-4 4-4 4-4 9-4 13-4 4-4 8-4 17-4h4 4z">
          <text:p/>
        </draw:path>
        <draw:path draw:style-name="gr7" draw:text-style-name="P3" draw:layer="layout" svg:width="0.076cm" svg:height="0.098cm" svg:x="12.31cm" svg:y="3.767cm" svg:viewBox="0 0 77 99" svg:d="M8 17l4 10c9-10 17-14 26-14 8 0 13 4 17 10 5 0 9 8 9 16v5h-18c-17 0-29 4-38 8-4 5-8 13-8 22 0 4 0 8 0 8 0 4 4 9 8 9 0 4 4 4 9 8 4 0 8 0 12 0 13 0 22-4 35-13v13h13v-60c0-12-4-22-8-26-9-8-18-13-31-13s-21 5-30 17zM64 57v4c0 4 0 8-4 13v4c-5 0-5 4-9 4 0 0-5 4-9 4s-4 5-8 5c-9 0-13-5-17-5-5-4-5-8-5-12 0-5 0-5 0-9 5 0 5-4 9-4 0-4 4-4 8-4 5 0 13-5 22-5l4 5h5z">
          <text:p/>
        </draw:path>
        <draw:path draw:style-name="gr7" draw:text-style-name="P3" draw:layer="layout" svg:width="0.077cm" svg:height="0.136cm" svg:x="12.836cm" svg:y="3.347cm" svg:viewBox="0 0 78 137" svg:d="M0 0v133h9l4-14c4 10 8 10 13 14 4 4 8 4 12 4 5 0 13 0 17-4 4 0 10-4 14-9 0-5 4-9 9-17 0-5 0-13 0-22 0-8 0-12 0-21-5-4-5-8-9-12-4-5-10-9-14-9-4-4-8-4-17-4-4 0-8 0-12 4-5 4-9 9-13 13v-51-5h4zM21 119c0 0 0-4-4-4 0 0 0-4-4-4 0-4 0-9 0-13s0-8 0-13c0-8 0-17 4-21 0-4 4-8 9-8 0-4 4-4 8-4 9 0 17 4 21 8 4 8 10 17 10 30 0 8 0 12-6 17 0 4-4 8-4 8-4 4-8 4-8 4-4 5-9 5-13 5h-4c0 0-4-5-9-5z">
          <text:p/>
        </draw:path>
        <draw:path draw:style-name="gr7" draw:text-style-name="P3" draw:layer="layout" svg:width="0.081cm" svg:height="0.098cm" svg:x="13.358cm" svg:y="3.767cm" svg:viewBox="0 0 82 99" svg:d="M9 17l8 10c9-10 17-14 26-14 8 0 13 4 17 10 4 0 8 8 8 16v5h-21c-13 0-25 4-34 8-9 5-13 13-13 22 0 4 4 8 4 8 0 4 5 9 5 9 4 4 8 4 13 8 4 0 8 0 12 0 13 0 22-4 34-13v13h14v-60c0-12-4-22-9-26-9-8-17-13-30-13s-26 5-34 17zM68 57v4c0 4 0 8-4 13l-4 4c0 0 0 4-4 4 0 0-5 4-9 4s-8 5-8 5c-9 0-13-5-17-5-5-4-5-8-5-12 0-5 0-5 0-9 5 0 5-4 9-4 0-4 4-4 8-4 5 0 13-5 17-5 5 0 5 0 9 5h4z">
          <text:p/>
        </draw:path>
        <draw:path draw:style-name="gr8" draw:text-style-name="P4" draw:layer="layout" svg:width="0.144cm" svg:height="0.207cm" svg:x="12.747cm" svg:y="4.421cm" svg:viewBox="0 0 145 208" svg:d="M107 33c0 5-8 30-13 47-8 22-35 44-47 44-13 0-17-22-17-40 0-34 25-72 56-72 13 0 21 9 21 21zM68 183c0 8-4 13-17 13l-4 4h-5v8c0 0 26-4 40-4 12 0 34 4 34 4v-4-4-4h-9c-4 0-13 0-13-9 0 0 5 0 5-4l42-171c0 0 4-4 4-8s-4-4-4-4c-4 0-8 0-13 4l-8 13c-9-9-21-17-34-17-35 0-86 38-86 88 0 27 4 48 38 48 17 0 30-4 52-29z">
          <text:p/>
        </draw:path>
        <draw:path draw:style-name="gr8" draw:text-style-name="P4" draw:layer="layout" svg:width="0.093cm" svg:height="0.144cm" svg:x="12.9cm" svg:y="4.459cm" svg:viewBox="0 0 94 145" svg:d="M60 69c21-6 30-19 30-35 0-22-17-34-43-34s-43 12-43 29c0 5 4 9 13 9 0 0 4 0 8 0v-21c5-5 13-5 17-5 18 0 31 9 31 26s-13 25-35 25h-4v14c4 0 8 0 13 0 17 0 30 9 30 26 0 21-13 33-35 33-4 0-12 0-17-4l-8-17c0-4-4-4-4-4-9 0-13 4-13 13 0 8 17 21 42 21 35 0 52-17 52-42 0-17-13-30-34-34z">
          <text:p/>
        </draw:path>
        <draw:path draw:style-name="gr8" draw:text-style-name="P4" draw:layer="layout" svg:width="0.145cm" svg:height="0.208cm" svg:x="11.507cm" svg:y="3.182cm" svg:viewBox="0 0 146 209" svg:d="M107 34c0 4-4 30-12 47-9 22-34 47-47 47s-17-25-17-38c0-39 26-77 55-77 13 0 21 8 21 21zM69 183c0 9-4 13-17 17h-4-4v9c0 0 25-4 38-4s34 4 34 4v-4-5-4h-9c-4 0-12 0-12-8 0 0 4 0 4-5l42-170c0 0 5-4 5-9 0-4-5-4-5-4-4 0-8 0-12 4l-9 13c-8-8-21-17-34-17-34 0-86 38-86 90 0 26 4 51 40 51 17 0 29-8 50-34z">
          <text:p/>
        </draw:path>
        <draw:path draw:style-name="gr8" draw:text-style-name="P4" draw:layer="layout" svg:width="0.106cm" svg:height="0.153cm" svg:x="11.66cm" svg:y="3.22cm" svg:viewBox="0 0 107 154" svg:d="M69 0l-69 89v13h65v52h17v-52h25v-13h-25v-89zM65 26v63h-52z">
          <text:p/>
        </draw:path>
        <draw:path draw:style-name="gr8" draw:text-style-name="P4" draw:layer="layout" svg:width="0.141cm" svg:height="0.208cm" svg:x="13.982cm" svg:y="3.182cm" svg:viewBox="0 0 142 209" svg:d="M107 34c0 4-8 30-12 47-9 22-38 47-47 47-12 0-17-25-17-38 0-39 21-77 55-77 13 0 21 8 21 21zM69 183c0 9-4 13-17 17h-4c-4 0-4 0-4 0v9c0 0 25-4 34-4 13 0 38 4 38 4v-4-5l-4-4h-5c-4 0-12 0-12-8v-5l47-170c0 0 0-4 0-9 0-4 0-4-5-4 0 0-4 0-8 4l-13 13c-4-8-17-17-30-17-34 0-86 38-86 90 0 26 5 51 40 51 12 0 29-8 51-34z">
          <text:p/>
        </draw:path>
        <draw:path draw:style-name="gr8" draw:text-style-name="P4" draw:layer="layout" svg:width="0.089cm" svg:height="0.14cm" svg:x="14.14cm" svg:y="3.224cm" svg:viewBox="0 0 90 141" svg:d="M8 0v68c4 0 13 0 18 0 30 0 47 9 47 30 0 22-17 35-34 35-5 0-9 0-13-4l-10-18c-4 0-4 0-8 0s-8 4-8 13 12 17 34 17c35 0 56-21 56-47s-17-38-47-38c-4 0-13 0-22 0v-39h64v-17z">
          <text:p/>
        </draw:path>
        <draw:line draw:style-name="gr1" draw:text-style-name="P1" draw:layer="layout" svg:x1="9.781cm" svg:y1="9.565cm" svg:x2="9.118cm" svg:y2="10.227cm">
          <text:p/>
        </draw:line>
        <draw:polygon draw:style-name="gr2" draw:text-style-name="P2" draw:layer="layout" svg:width="0.213cm" svg:height="0.212cm" svg:x="9.733cm" svg:y="9.399cm" svg:viewBox="0 0 214 213" draw:points="214,0 0,123 89,213">
          <text:p/>
        </draw:polygon>
        <draw:polygon draw:style-name="gr3" draw:text-style-name="P1" draw:layer="layout" svg:width="0.213cm" svg:height="0.212cm" svg:x="9.733cm" svg:y="9.399cm" svg:viewBox="0 0 214 213" draw:points="214,0 0,123 89,213">
          <text:p/>
        </draw:polygon>
        <draw:line draw:style-name="gr1" draw:text-style-name="P1" draw:layer="layout" svg:x1="8.201cm" svg:y1="9.196cm" svg:x2="9.861cm" svg:y2="9.196cm">
          <text:p/>
        </draw:line>
        <draw:polygon draw:style-name="gr2" draw:text-style-name="P2" draw:layer="layout" svg:width="0.238cm" svg:height="0.127cm" svg:x="7.963cm" svg:y="9.132cm" svg:viewBox="0 0 239 128" draw:points="0,64 239,128 239,0">
          <text:p/>
        </draw:polygon>
        <draw:polygon draw:style-name="gr3" draw:text-style-name="P1" draw:layer="layout" svg:width="0.238cm" svg:height="0.127cm" svg:x="7.963cm" svg:y="9.132cm" svg:viewBox="0 0 239 128" draw:points="0,64 239,128 239,0">
          <text:p/>
        </draw:polygon>
        <draw:line draw:style-name="gr1" draw:text-style-name="P1" draw:layer="layout" svg:x1="8.541cm" svg:y1="10.062cm" svg:x2="7.878cm" svg:y2="9.399cm">
          <text:p/>
        </draw:line>
        <draw:polygon draw:style-name="gr2" draw:text-style-name="P2" draw:layer="layout" svg:width="0.208cm" svg:height="0.207cm" svg:x="8.498cm" svg:y="10.019cm" svg:viewBox="0 0 209 208" draw:points="209,208 89,0 0,85">
          <text:p/>
        </draw:polygon>
        <draw:polygon draw:style-name="gr3" draw:text-style-name="P1" draw:layer="layout" svg:width="0.208cm" svg:height="0.207cm" svg:x="8.498cm" svg:y="10.019cm" svg:viewBox="0 0 209 208" draw:points="209,208 89,0 0,85">
          <text:p/>
        </draw:polygon>
        <draw:line draw:style-name="gr1" draw:text-style-name="P1" draw:layer="layout" svg:x1="12.514cm" svg:y1="10.43cm" svg:x2="9.203cm" svg:y2="10.43cm">
          <text:p/>
        </draw:line>
        <draw:polygon draw:style-name="gr2" draw:text-style-name="P2" draw:layer="layout" svg:width="0.234cm" svg:height="0.123cm" svg:x="12.514cm" svg:y="10.371cm" svg:viewBox="0 0 235 124" draw:points="235,60 0,0 0,124">
          <text:p/>
        </draw:polygon>
        <draw:polygon draw:style-name="gr3" draw:text-style-name="P1" draw:layer="layout" svg:width="0.234cm" svg:height="0.123cm" svg:x="12.514cm" svg:y="10.371cm" svg:viewBox="0 0 235 124" draw:points="235,60 0,0 0,124">
          <text:p/>
        </draw:polygon>
        <draw:path draw:style-name="gr1" draw:text-style-name="P1" draw:layer="layout" svg:width="0.453cm" svg:height="0.573cm" svg:x="12.812cm" svg:y="10.684cm" svg:viewBox="0 0 454 574" svg:d="M450 217c26 195-59 357-224 357-222 0-299-306-146-574">
          <text:p/>
        </draw:path>
        <draw:path draw:style-name="gr2" draw:text-style-name="P2" draw:layer="layout" svg:width="0.132cm" svg:height="0.225cm" svg:x="13.185cm" svg:y="10.684cm" svg:viewBox="0 0 133 226" svg:d="M0 0c21 77 25 157 17 226l116-12c-27-78-69-150-133-214z">
          <text:p/>
        </draw:path>
        <draw:path draw:style-name="gr3" draw:text-style-name="P1" draw:layer="layout" svg:width="0.132cm" svg:height="0.225cm" svg:x="13.185cm" svg:y="10.684cm" svg:viewBox="0 0 133 226" svg:d="M0 0c21 77 25 157 17 226l116-12c-27-78-69-150-133-214z">
          <text:p/>
        </draw:path>
        <draw:line draw:style-name="gr1" draw:text-style-name="P1" draw:layer="layout" svg:x1="12.17cm" svg:y1="9.565cm" svg:x2="12.834cm" svg:y2="10.227cm">
          <text:p/>
        </draw:line>
        <draw:polygon draw:style-name="gr2" draw:text-style-name="P2" draw:layer="layout" svg:width="0.212cm" svg:height="0.212cm" svg:x="12.005cm" svg:y="9.399cm" svg:viewBox="0 0 213 213" draw:points="0,0 123,213 213,123">
          <text:p/>
        </draw:polygon>
        <draw:polygon draw:style-name="gr3" draw:text-style-name="P1" draw:layer="layout" svg:width="0.212cm" svg:height="0.212cm" svg:x="12.005cm" svg:y="9.399cm" svg:viewBox="0 0 213 213" draw:points="0,0 123,213 213,123">
          <text:p/>
        </draw:polygon>
        <draw:line draw:style-name="gr1" draw:text-style-name="P1" draw:layer="layout" svg:x1="13.75cm" svg:y1="9.196cm" svg:x2="12.09cm" svg:y2="9.196cm">
          <text:p/>
        </draw:line>
        <draw:polygon draw:style-name="gr2" draw:text-style-name="P2" draw:layer="layout" svg:width="0.233cm" svg:height="0.127cm" svg:x="13.75cm" svg:y="9.132cm" svg:viewBox="0 0 234 128" draw:points="234,64 0,0 0,128">
          <text:p/>
        </draw:polygon>
        <draw:polygon draw:style-name="gr3" draw:text-style-name="P1" draw:layer="layout" svg:width="0.233cm" svg:height="0.127cm" svg:x="13.75cm" svg:y="9.132cm" svg:viewBox="0 0 234 128" draw:points="234,64 0,0 0,128">
          <text:p/>
        </draw:polygon>
        <draw:line draw:style-name="gr1" draw:text-style-name="P1" draw:layer="layout" svg:x1="13.41cm" svg:y1="10.062cm" svg:x2="14.073cm" svg:y2="9.399cm">
          <text:p/>
        </draw:line>
        <draw:polygon draw:style-name="gr2" draw:text-style-name="P2" draw:layer="layout" svg:width="0.208cm" svg:height="0.207cm" svg:x="13.244cm" svg:y="10.019cm" svg:viewBox="0 0 209 208" draw:points="0,208 209,85 120,0">
          <text:p/>
        </draw:polygon>
        <draw:polygon draw:style-name="gr3" draw:text-style-name="P1" draw:layer="layout" svg:width="0.208cm" svg:height="0.207cm" svg:x="13.244cm" svg:y="10.019cm" svg:viewBox="0 0 209 208" draw:points="0,208 209,85 120,0">
          <text:p/>
        </draw:polygon>
        <draw:path draw:style-name="gr2" draw:text-style-name="P2" draw:layer="layout" svg:width="0.582cm" svg:height="0.581cm" svg:x="8.621cm" svg:y="10.142cm" svg:viewBox="0 0 583 582" svg:d="M583 289c0-157-132-289-290-289-161 0-293 132-293 289 0 161 132 293 293 293 158 0 290-132 290-293z">
          <text:p/>
        </draw:path>
        <draw:path draw:style-name="gr4" draw:text-style-name="P1" draw:layer="layout" svg:width="0.582cm" svg:height="0.581cm" svg:x="8.621cm" svg:y="10.142cm" svg:viewBox="0 0 583 582" svg:d="M583 289c0-157-132-289-290-289-161 0-293 132-293 289 0 161 132 293 293 293 158 0 290-132 290-293z">
          <text:p/>
        </draw:path>
        <draw:path draw:style-name="gr2" draw:text-style-name="P2" draw:layer="layout" svg:width="0.581cm" svg:height="0.581cm" svg:x="9.861cm" svg:y="8.903cm" svg:viewBox="0 0 582 582" svg:d="M582 294c0-161-131-294-294-294-161 0-288 133-288 294s127 288 288 288c163 0 294-127 294-288z">
          <text:p/>
        </draw:path>
        <draw:path draw:style-name="gr4" draw:text-style-name="P1" draw:layer="layout" svg:width="0.581cm" svg:height="0.581cm" svg:x="9.861cm" svg:y="8.903cm" svg:viewBox="0 0 582 582" svg:d="M582 294c0-161-131-294-294-294-161 0-288 133-288 294s127 288 288 288c163 0 294-127 294-288z">
          <text:p/>
        </draw:path>
        <draw:path draw:style-name="gr2" draw:text-style-name="P2" draw:layer="layout" svg:width="0.582cm" svg:height="0.581cm" svg:x="7.381cm" svg:y="8.903cm" svg:viewBox="0 0 583 582" svg:d="M583 294c0-161-128-294-290-294-161 0-293 133-293 294s132 288 293 288c162 0 290-127 290-288z">
          <text:p/>
        </draw:path>
        <draw:path draw:style-name="gr4" draw:text-style-name="P1" draw:layer="layout" svg:width="0.582cm" svg:height="0.581cm" svg:x="7.381cm" svg:y="8.903cm" svg:viewBox="0 0 583 582" svg:d="M583 294c0-161-128-294-290-294-161 0-293 133-293 294s132 288 293 288c162 0 290-127 290-288z">
          <text:p/>
        </draw:path>
        <draw:path draw:style-name="gr2" draw:text-style-name="P2" draw:layer="layout" svg:width="0.581cm" svg:height="0.581cm" svg:x="12.748cm" svg:y="10.142cm" svg:viewBox="0 0 582 582" svg:d="M582 289c0-157-131-289-293-289-158 0-289 132-289 289 0 161 131 293 289 293 162 0 293-132 293-293z">
          <text:p/>
        </draw:path>
        <draw:path draw:style-name="gr5" draw:text-style-name="P1" draw:layer="layout" svg:width="0.581cm" svg:height="0.581cm" svg:x="12.748cm" svg:y="10.142cm" svg:viewBox="0 0 582 582" svg:d="M582 289c0-157-131-289-293-289-158 0-289 132-289 289 0 161 131 293 289 293 162 0 293-132 293-293z">
          <text:p/>
        </draw:path>
        <draw:path draw:style-name="gr6" draw:text-style-name="P1" draw:layer="layout" svg:width="0.581cm" svg:height="0.581cm" svg:x="12.748cm" svg:y="10.142cm" svg:viewBox="0 0 582 582" svg:d="M582 289c0-157-131-289-293-289-158 0-289 132-289 289 0 161 131 293 289 293 162 0 293-132 293-293z">
          <text:p/>
        </draw:path>
        <draw:path draw:style-name="gr2" draw:text-style-name="P2" draw:layer="layout" svg:width="0.582cm" svg:height="0.581cm" svg:x="11.508cm" svg:y="8.903cm" svg:viewBox="0 0 583 582" svg:d="M583 294c0-161-128-294-290-294-161 0-293 133-293 294s132 288 293 288c162 0 290-127 290-288z">
          <text:p/>
        </draw:path>
        <draw:path draw:style-name="gr4" draw:text-style-name="P1" draw:layer="layout" svg:width="0.582cm" svg:height="0.581cm" svg:x="11.508cm" svg:y="8.903cm" svg:viewBox="0 0 583 582" svg:d="M583 294c0-161-128-294-290-294-161 0-293 133-293 294s132 288 293 288c162 0 290-127 290-288z">
          <text:p/>
        </draw:path>
        <draw:path draw:style-name="gr2" draw:text-style-name="P2" draw:layer="layout" svg:width="0.586cm" svg:height="0.581cm" svg:x="13.983cm" svg:y="8.903cm" svg:viewBox="0 0 587 582" svg:d="M587 294c0-161-132-294-294-294-161 0-293 133-293 294s132 288 293 288c162 0 294-127 294-288z">
          <text:p/>
        </draw:path>
        <draw:path draw:style-name="gr4" draw:text-style-name="P1" draw:layer="layout" svg:width="0.586cm" svg:height="0.581cm" svg:x="13.983cm" svg:y="8.903cm" svg:viewBox="0 0 587 582" svg:d="M587 294c0-161-132-294-294-294-161 0-293 133-293 294s132 288 293 288c162 0 294-127 294-288z">
          <text:p/>
        </draw:path>
        <draw:path draw:style-name="gr7" draw:text-style-name="P3" draw:layer="layout" svg:width="0.08cm" svg:height="0.098cm" svg:x="9.581cm" svg:y="9.853cm" svg:viewBox="0 0 81 99" svg:d="M8 13l8 8c5-4 13-8 26-8 8 0 13 4 17 4 5 4 5 13 5 21v4h-18c-13 0-25 0-34 9-8 4-12 13-12 21 0 5 0 5 4 9 0 5 4 9 4 9 4 5 8 5 8 5 5 4 9 4 17 4 9 0 22-4 31-13v9h17v-57c0-12-4-21-12-29-5-5-14-9-27-9s-26 4-34 13zM64 51v9c0 4 0 8 0 8 0 4 0 4-5 9 0 0-4 0-4 4-5 0-5 5-9 5s-8 0-13 0c-4 0-8 0-12-5-5 0-5-4-5-9 0-4 0-4 0-8s5-4 5-4c4-5 8-5 12-5 5-4 9-4 17-4 5 0 5 0 5 0z">
          <text:p/>
        </draw:path>
        <draw:path draw:style-name="gr7" draw:text-style-name="P3" draw:layer="layout" svg:width="0.077cm" svg:height="0.093cm" svg:x="8.871cm" svg:y="9.043cm" svg:viewBox="0 0 78 94" svg:d="M9 13l4 9c9-9 17-14 26-14 8 0 17 5 22 9 0 5 4 10 4 18v4h-18c-17 0-25 5-34 9-8 4-13 13-13 21 0 4 0 8 0 8 5 5 5 9 9 9 0 4 4 4 8 8 5 0 9 0 13 0 13 0 26-4 35-12v12h13v-59c0-13-4-22-9-27-9-8-17-8-26-8-17 0-26 4-34 13zM65 52v4c0 5 0 9 0 13-4 0-4 0-4 4-5 0-5 4-9 4 0 5-5 5-9 5 0 4-4 4-9 4-4 0-12-4-12-4-5-5-9-9-9-13s0-4 4-8c0 0 0-5 5-5 4-4 4-4 12-4 5 0 9 0 18 0h4 5z">
          <text:p/>
        </draw:path>
        <draw:path draw:style-name="gr7" draw:text-style-name="P3" draw:layer="layout" svg:width="0.081cm" svg:height="0.136cm" svg:x="8.162cm" svg:y="9.853cm" svg:viewBox="0 0 82 137" svg:d="M0 0v133h9l4-13c4 4 9 8 13 13 4 4 8 4 18 4 4 0 8 0 13-4 4 0 8-5 12-9 5-4 5-8 9-17 0-4 4-12 4-21 0-8-4-13-4-22 0-4-4-9-9-13-4-4-8-9-12-9-5-4-9-4-13-4s-14 0-18 4c-4 5-9 9-13 13v-51c0 0 0-4 4-4zM26 120c-4 0-4-4-4-4-5 0-5-5-5-9 0 0-4-4-4-8s0-9 0-13c0-8 4-17 4-22 0-4 5-9 9-9 4-4 8-4 8-4 14 0 18 4 23 9 8 9 8 18 8 30 0 5 0 13 0 17-4 4-4 9-8 9-5 4-5 4-9 4-4 4-8 4-8 4-6 0-6 0-10 0 0-4-4-4-4-4z">
          <text:p/>
        </draw:path>
        <draw:path draw:style-name="gr7" draw:text-style-name="P3" draw:layer="layout" svg:width="0.102cm" svg:height="0.102cm" svg:x="10.926cm" svg:y="10.489cm" svg:viewBox="0 0 103 103" svg:d="M57 51c0 0 8 4 12 4 9 0 9-8 9-8 0 0 0-4-5-4l-12 4c-9 0-17-4-17-13 0-17 13-29 25-29 17 0 9 17 21 17 9 0 13-5 13-9 0-8-13-13-30-13-33 0-51 17-51 34 0 5 4 9 18 13-31 8-40 22-40 35 0 8 9 21 40 21 17 0 33-8 46-13l-4-4c-13 4-25 9-38 9-14 0-18-5-18-17 0-9 9-27 31-27z">
          <text:p/>
        </draw:path>
        <draw:path draw:style-name="gr7" draw:text-style-name="P3" draw:layer="layout" svg:width="0.077cm" svg:height="0.098cm" svg:x="13.002cm" svg:y="11.316cm" svg:viewBox="0 0 78 99" svg:d="M9 13l4 9c9-5 17-9 27-9 8 0 12 0 17 4 4 5 8 13 8 22v4h-17c-18 0-31 0-39 8-4 5-9 13-9 22 0 5 0 5 0 9s5 4 9 8c0 5 4 5 8 5 5 4 9 4 13 4 14 0 22-4 35-13v9h13v-56c0-13-4-26-9-30-8-4-17-9-29-9-14 0-23 5-31 13zM65 51v9c0 4 0 8-4 8v5c-4 5-4 5-9 9 0 0-4 0-8 4 0 0-4 0-8 0-10 0-14 0-19-4 0-4-4-4-4-9s0-9 0-9c4-4 4-4 9-8 0 0 4 0 8-5 6 0 14 0 22 0h5 4z">
          <text:p/>
        </draw:path>
        <draw:path draw:style-name="gr7" draw:text-style-name="P3" draw:layer="layout" svg:width="0.08cm" svg:height="0.098cm" svg:x="12.472cm" svg:y="9.675cm" svg:viewBox="0 0 81 99" svg:d="M8 13l9 12c4-8 13-12 25-12 10 0 14 4 18 4 4 4 4 13 4 21v4h-18c-12 0-25 5-33 9-9 4-13 13-13 22 0 4 0 9 4 9 0 4 0 8 4 8 5 4 9 4 9 9 4 0 8 0 13 0 12 0 26-5 34-13v13h17v-61c0-13-4-21-12-29-5-5-13-9-27-9-12 0-25 4-34 13zM64 51v8c0 5 0 9 0 9 0 5-4 5-4 9l-4 5c-4 0-4 4-10 4-4 0-8 4-12 4s-9-4-13-8c-4 0-4-5-4-9 0-5 0-5 0-9l4-5c4-4 9-4 13-4s8-4 18-4c4 0 4 0 4 0z">
          <text:p/>
        </draw:path>
        <draw:path draw:style-name="gr7" draw:text-style-name="P3" draw:layer="layout" svg:width="0.081cm" svg:height="0.136cm" svg:x="13.002cm" svg:y="9.255cm" svg:viewBox="0 0 82 137" svg:d="M0 0v133h9l8-14c0 5 5 9 9 14 4 0 13 4 17 4s8 0 13-4c4 0 8-5 12-9 5-5 9-9 9-18 5-4 5-12 5-21s0-13-5-21c0-5-4-9-9-13 0-4-4-8-8-8-9-5-13-5-17-5s-8 0-17 5c-4 4-9 8-9 12v-51c0-4 0-4 0-4zM26 119l-4-4c0 0-5-4-5-9 0 0 0-4 0-8s0-9 0-13c0-9 0-17 0-21 5-5 5-9 9-9 4-4 9-4 13-4 8 0 17 4 21 8 4 9 8 17 8 30 0 5-4 13-4 17-4 5-4 9-8 9 0 4-5 4-9 4-4 5-4 5-8 5h-4c-5-5-5-5-9-5z">
          <text:p/>
        </draw:path>
        <draw:path draw:style-name="gr7" draw:text-style-name="P3" draw:layer="layout" svg:width="0.081cm" svg:height="0.098cm" svg:x="13.529cm" svg:y="9.675cm" svg:viewBox="0 0 82 99" svg:d="M8 13l9 12c4-8 13-12 27-12 8 0 12 4 16 4 5 4 5 13 5 21v4h-17c-13 0-27 5-35 9-9 4-13 13-13 22 0 4 0 9 4 9 0 4 0 8 4 8 5 4 9 4 9 9 4 0 9 0 13 0 14 0 26-5 35-13v13h17v-61c0-13-5-21-13-29-4-5-13-9-25-9-14 0-27 4-36 13zM65 51v8c0 5 0 9 0 9 0 5-5 5-5 9l-4 5c-4 0-4 4-8 4s-9 4-13 4c-5 0-9-4-14-8-4 0-4-5-4-9 0-5 0-5 0-9l4-5c5-4 9-4 14-4 4 0 9-4 17-4 4 0 4 0 4 0z">
          <text:p/>
        </draw:path>
        <draw:path draw:style-name="gr8" draw:text-style-name="P4" draw:layer="layout" svg:width="0.145cm" svg:height="0.208cm" svg:x="8.782cm" svg:y="10.328cm" svg:viewBox="0 0 146 209" svg:d="M112 34c0 4-9 30-13 47-9 17-39 43-48 43-13 0-21-22-21-39 0-34 26-72 60-72 13 0 22 8 22 21zM73 184c0 8-5 12-17 12l-5 5c-4 0-4 0-4 0v8c0 0 21-4 35-4 13 0 38 0 38 0v-4c0 0 0-5-4-5h-4c-5 0-13 0-13-8v-4l47-171c0 0 0-4 0-9 0-4 0-4-4-4 0 0-5 0-9 4l-13 13c-8-8-17-17-30-17-39 0-90 38-90 89 0 26 9 48 38 48 18 0 35-4 57-31z">
          <text:p/>
        </draw:path>
        <draw:path draw:style-name="gr8" draw:text-style-name="P4" draw:layer="layout" svg:width="0.098cm" svg:height="0.145cm" svg:x="8.939cm" svg:y="10.366cm" svg:viewBox="0 0 99 146" svg:d="M52 0c-30 0-52 26-52 74 0 46 22 72 52 72s47-26 47-72c0-48-17-74-47-74zM52 9c17 0 30 21 30 65 0 42-13 63-30 63-22 0-30-21-30-63 0-44 8-65 30-65z">
          <text:p/>
        </draw:path>
        <draw:path draw:style-name="gr8" draw:text-style-name="P4" draw:layer="layout" svg:width="0.144cm" svg:height="0.208cm" svg:x="10.018cm" svg:y="9.09cm" svg:viewBox="0 0 145 209" svg:d="M110 34c0 4-8 29-12 46-9 17-39 44-52 44-12 0-16-23-16-40 0-33 25-71 59-71 13 0 21 8 21 21zM72 183c0 9-9 13-17 13l-4 4c-5 0-5 0-5 0v9c0 0 22-5 34-5 13 0 39 5 39 5v-5-4c0 0 0-4-5-4h-4c-4 0-12 0-12-9v-4l47-170c0 0 0-5 0-9s-4-4-4-4c0 0-4 0-10 4l-12 13c-9-9-17-17-30-17-38 0-89 38-89 89 0 25 8 48 38 48 17 0 34-5 55-31z">
          <text:p/>
        </draw:path>
        <draw:polygon draw:style-name="gr8" draw:text-style-name="P4" draw:layer="layout" svg:width="0.077cm" svg:height="0.144cm" svg:x="10.183cm" svg:y="9.128cm" svg:viewBox="0 0 78 145" draw:points="48,0 0,14 0,22 34,18 34,128 34,132 9,137 9,145 78,145 78,137 57,132 57,0">
          <text:p/>
        </draw:polygon>
        <draw:path draw:style-name="gr8" draw:text-style-name="P4" draw:layer="layout" svg:width="0.144cm" svg:height="0.208cm" svg:x="7.543cm" svg:y="9.09cm" svg:viewBox="0 0 145 209" svg:d="M111 34c0 4-8 29-13 46-8 17-38 44-46 44-13 0-22-23-22-40 0-33 26-71 60-71 13 0 21 8 21 21zM73 183c0 9-5 13-17 13l-4 4c-5 0-5 0-5 0v9c0 0 21-5 34-5s39 5 39 5v-5-4c0 0 0-4-5-4h-4c-4 0-13 0-13-9v-4l47-170c0 0 0-5 0-9s0-4-4-4c0 0-5 0-9 4l-12 13c-9-9-17-17-30-17-38 0-90 38-90 89 0 25 8 48 39 48 17 0 34-5 55-31z">
          <text:p/>
        </draw:path>
        <draw:path draw:style-name="gr8" draw:text-style-name="P4" draw:layer="layout" svg:width="0.097cm" svg:height="0.144cm" svg:x="7.7cm" svg:y="9.128cm" svg:viewBox="0 0 98 145" svg:d="M22 128c47-38 72-59 72-89 0-21-17-39-42-39-30 0-48 18-48 31 0 8 4 12 14 12 4 0 4 0 8-4v-21c9-4 13-4 17-4 21 0 30 8 30 29 0 26-26 51-73 89v13h98v-34h-8l-4 17z">
          <text:p/>
        </draw:path>
        <draw:path draw:style-name="gr8" draw:text-style-name="P4" draw:layer="layout" svg:width="0.144cm" svg:height="0.208cm" svg:x="12.909cm" svg:y="10.328cm" svg:viewBox="0 0 145 209" svg:d="M110 34c0 4-8 30-12 47-9 17-38 43-51 43s-17-22-17-39c0-34 25-72 59-72 13 0 21 8 21 21zM72 184c-4 8-8 12-17 12l-8 5v8c0 0 21-4 34-4 12 0 38 0 38 0v-4l-4-5h-5c-4 0-12 0-12-8v-4l47-171c0 0 0-4 0-9 0-4-4-4-4-4 0 0-8 0-8 4l-14 13c-9-8-17-17-30-17-38 0-89 38-89 89 0 26 8 48 38 48 17 0 34-4 55-31z">
          <text:p/>
        </draw:path>
        <draw:path draw:style-name="gr8" draw:text-style-name="P4" draw:layer="layout" svg:width="0.094cm" svg:height="0.145cm" svg:x="13.066cm" svg:y="10.366cm" svg:viewBox="0 0 95 146" svg:d="M56 68c22-4 34-17 34-34 0-21-17-34-42-34-26 0-43 13-43 30 0 4 5 9 9 9s8 0 8 0v-22c9-4 13-4 21-4 18 0 26 9 26 26 0 16-8 25-30 25-4 0-4 0-4 0v14c4 0 4 0 8 0 22 0 30 8 30 25 0 21-12 34-30 34-8 0-12 0-16-4l-9-17c-4-4-4-4-4-4-9 0-14 4-14 12 0 9 18 22 43 22 30 0 52-17 52-43 0-17-13-30-39-35z">
          <text:p/>
        </draw:path>
        <draw:path draw:style-name="gr8" draw:text-style-name="P4" draw:layer="layout" svg:width="0.145cm" svg:height="0.208cm" svg:x="11.669cm" svg:y="9.09cm" svg:viewBox="0 0 146 209" svg:d="M112 34c0 4-9 29-13 46-8 17-39 44-52 44s-17-23-17-40c0-33 25-71 61-71 12 0 21 8 21 21zM73 183c-4 9-9 13-18 13l-8 4v9c0 0 22-5 35-5s38 5 38 5v-5-4l-4-4h-4c-4 0-13 0-13-9v-4l47-170c0 0 0-5 0-9s-5-4-5-4c0 0-4 0-8 4l-13 13c-8-9-17-17-29-17-40 0-91 38-91 89 0 25 9 48 39 48 16 0 34-5 56-31z">
          <text:p/>
        </draw:path>
        <draw:path draw:style-name="gr8" draw:text-style-name="P4" draw:layer="layout" svg:width="0.106cm" svg:height="0.153cm" svg:x="11.822cm" svg:y="9.128cm" svg:viewBox="0 0 107 154" svg:d="M72 0l-72 90v13h68v51h17v-51h22v-13h-22v-90zM68 25v65h-51z">
          <text:p/>
        </draw:path>
        <draw:path draw:style-name="gr8" draw:text-style-name="P4" draw:layer="layout" svg:width="0.144cm" svg:height="0.208cm" svg:x="14.149cm" svg:y="9.09cm" svg:viewBox="0 0 145 209" svg:d="M111 34c0 4-8 29-13 46-8 17-38 44-51 44s-18-23-18-40c0-33 27-71 61-71 13 0 21 8 21 21zM73 183c-4 9-9 13-17 13l-9 4v9c0 0 22-5 35-5 12 0 33 5 33 5l5-5v-4l-5-4h-4c-4 0-13 0-13-9v-4l47-170c0 0 0-5 0-9s-4-4-4-4c-4 0-9 0-9 4l-12 13c-9-9-17-17-30-17-38 0-90 38-90 89 0 25 8 48 39 48 17 0 34-5 55-31z">
          <text:p/>
        </draw:path>
        <draw:path draw:style-name="gr8" draw:text-style-name="P4" draw:layer="layout" svg:width="0.093cm" svg:height="0.14cm" svg:x="14.306cm" svg:y="9.132cm" svg:viewBox="0 0 94 141" svg:d="M13 0v68c4 0 8 0 17 0 29 0 43 9 43 30 0 22-14 35-31 35-8 0-12 0-17-5l-8-17h-4c-9 0-13 5-13 13 0 9 17 17 38 17 35 0 56-21 56-47s-17-39-47-39c-9 0-13 0-22 0v-42h61v-13z">
          <text:p/>
        </draw:path>
        <draw:line draw:style-name="gr1" draw:text-style-name="P1" draw:layer="layout" svg:x1="10.451cm" svg:y1="16.889cm" svg:x2="9.614cm" svg:y2="16.889cm">
          <text:p/>
        </draw:line>
        <draw:polygon draw:style-name="gr2" draw:text-style-name="P2" draw:layer="layout" svg:width="0.233cm" svg:height="0.127cm" svg:x="10.451cm" svg:y="16.826cm" svg:viewBox="0 0 234 128" draw:points="234,64 0,0 0,128">
          <text:p/>
        </draw:polygon>
        <draw:polygon draw:style-name="gr3" draw:text-style-name="P1" draw:layer="layout" svg:width="0.233cm" svg:height="0.127cm" svg:x="10.451cm" svg:y="16.826cm" svg:viewBox="0 0 234 128" draw:points="234,64 0,0 0,128">
          <text:p/>
        </draw:polygon>
        <draw:line draw:style-name="gr1" draw:text-style-name="P1" draw:layer="layout" svg:x1="12.102cm" svg:y1="16.889cm" svg:x2="11.266cm" svg:y2="16.889cm">
          <text:p/>
        </draw:line>
        <draw:polygon draw:style-name="gr2" draw:text-style-name="P2" draw:layer="layout" svg:width="0.234cm" svg:height="0.127cm" svg:x="12.102cm" svg:y="16.826cm" svg:viewBox="0 0 235 128" draw:points="235,64 0,0 0,128">
          <text:p/>
        </draw:polygon>
        <draw:polygon draw:style-name="gr3" draw:text-style-name="P1" draw:layer="layout" svg:width="0.234cm" svg:height="0.127cm" svg:x="12.102cm" svg:y="16.826cm" svg:viewBox="0 0 235 128" draw:points="235,64 0,0 0,128">
          <text:p/>
        </draw:polygon>
        <draw:path draw:style-name="gr1" draw:text-style-name="P1" draw:layer="layout" svg:width="2.556cm" svg:height="0.307cm" svg:x="9.805cm" svg:y="16.46cm" svg:viewBox="0 0 2557 308" svg:d="M0 215c824-315 1751-285 2557 93">
          <text:p/>
        </draw:path>
        <draw:path draw:style-name="gr2" draw:text-style-name="P2" draw:layer="layout" svg:width="0.238cm" svg:height="0.148cm" svg:x="9.589cm" svg:y="16.618cm" svg:viewBox="0 0 239 149" svg:d="M0 149c82-12 158-25 239-34l-47-115c-64 46-127 98-192 149z">
          <text:p/>
        </draw:path>
        <draw:path draw:style-name="gr3" draw:text-style-name="P1" draw:layer="layout" svg:width="0.238cm" svg:height="0.148cm" svg:x="9.589cm" svg:y="16.618cm" svg:viewBox="0 0 239 149" svg:d="M0 149c82-12 158-25 239-34l-47-115c-64 46-127 98-192 149z">
          <text:p/>
        </draw:path>
        <draw:path draw:style-name="gr2" draw:text-style-name="P2" draw:layer="layout" svg:width="0.581cm" svg:height="0.581cm" svg:x="9.033cm" svg:y="16.597cm" svg:viewBox="0 0 582 582" svg:d="M582 292c0-161-128-292-289-292-162 0-293 131-293 292 0 162 131 290 293 290 161 0 289-128 289-290z">
          <text:p/>
        </draw:path>
        <draw:path draw:style-name="gr5" draw:text-style-name="P1" draw:layer="layout" svg:width="0.581cm" svg:height="0.581cm" svg:x="9.033cm" svg:y="16.597cm" svg:viewBox="0 0 582 582" svg:d="M582 292c0-161-128-292-289-292-162 0-293 131-293 292 0 162 131 290 293 290 161 0 289-128 289-290z">
          <text:p/>
        </draw:path>
        <draw:path draw:style-name="gr6" draw:text-style-name="P1" draw:layer="layout" svg:width="0.581cm" svg:height="0.581cm" svg:x="9.033cm" svg:y="16.597cm" svg:viewBox="0 0 582 582" svg:d="M582 292c0-161-128-292-289-292-162 0-293 131-293 292 0 162 131 290 293 290 161 0 289-128 289-290z">
          <text:p/>
        </draw:path>
        <draw:path draw:style-name="gr2" draw:text-style-name="P2" draw:layer="layout" svg:width="0.582cm" svg:height="0.581cm" svg:x="10.684cm" svg:y="16.597cm" svg:viewBox="0 0 583 582" svg:d="M583 292c0-161-132-292-289-292-161 0-294 131-294 292s133 290 294 290c157 0 289-129 289-290z">
          <text:p/>
        </draw:path>
        <draw:path draw:style-name="gr4" draw:text-style-name="P1" draw:layer="layout" svg:width="0.582cm" svg:height="0.581cm" svg:x="10.684cm" svg:y="16.597cm" svg:viewBox="0 0 583 582" svg:d="M583 292c0-161-132-292-289-292-161 0-294 131-294 292s133 290 294 290c157 0 289-129 289-290z">
          <text:p/>
        </draw:path>
        <draw:path draw:style-name="gr2" draw:text-style-name="P2" draw:layer="layout" svg:width="0.581cm" svg:height="0.581cm" svg:x="12.336cm" svg:y="16.597cm" svg:viewBox="0 0 582 582" svg:d="M582 292c0-161-131-292-292-292-163 0-290 131-290 292 0 162 127 290 290 290 161 0 292-128 292-290z">
          <text:p/>
        </draw:path>
        <draw:path draw:style-name="gr5" draw:text-style-name="P1" draw:layer="layout" svg:width="0.581cm" svg:height="0.581cm" svg:x="12.336cm" svg:y="16.597cm" svg:viewBox="0 0 582 582" svg:d="M582 292c0-161-131-292-292-292-163 0-290 131-290 292 0 162 127 290 290 290 161 0 292-128 292-290z">
          <text:p/>
        </draw:path>
        <draw:path draw:style-name="gr6" draw:text-style-name="P1" draw:layer="layout" svg:width="0.581cm" svg:height="0.581cm" svg:x="12.336cm" svg:y="16.597cm" svg:viewBox="0 0 582 582" svg:d="M582 292c0-161-131-292-292-292-163 0-290 131-290 292 0 162 127 290 290 290 161 0 292-128 292-290z">
          <text:p/>
        </draw:path>
        <draw:path draw:style-name="gr7" draw:text-style-name="P3" draw:layer="layout" svg:width="0.076cm" svg:height="0.098cm" svg:x="10.111cm" svg:y="16.944cm" svg:viewBox="0 0 77 99" svg:d="M9 13l4 13c8-9 17-13 26-13s13 4 17 9c5 0 9 8 9 17v4h-17c-18 0-31 4-39 8-4 5-9 13-9 22 0 4 0 8 0 8 0 4 5 8 9 8 0 5 4 5 8 10 4 0 9 0 13 0 14 0 22-5 35-14v14h12v-60c0-13-4-22-8-30-8-4-17-9-30-9s-22 5-30 13zM65 51v9c0 4 0 8-4 8 0 5 0 5 0 9-5 0-5 4-9 4 0 0-4 4-8 4-5 0-5 4-10 4-8 0-13-4-17-8-4 0-4-4-4-8 0-5 0-5 0-9 4 0 4-4 8-4 0-4 5-4 9-4s14-5 22-5h4 5z">
          <text:p/>
        </draw:path>
        <draw:path draw:style-name="gr7" draw:text-style-name="P3" draw:layer="layout" svg:width="0.081cm" svg:height="0.135cm" svg:x="11.763cm" svg:y="16.949cm" svg:viewBox="0 0 82 136" svg:d="M0 0v136h8l5-12c4 4 8 8 12 8 4 4 14 4 18 4s9 0 13-4c4 0 8-4 13-8 4-5 8-9 8-13 5-9 5-17 5-21 0-9 0-17-5-21 0-9-4-13-8-17-5-5-9-9-13-9s-9-4-13-4-9 4-18 4c-4 4-8 9-8 13v-52-4zM25 119c-4 0-4 0-4-4-4 0-4-4-4-4 0-4 0-9 0-13 0 0 0-8 0-13 0-8 0-16 0-21 4-4 4-4 8-8 4 0 9-4 14-4 8 0 13 4 21 12 4 5 4 13 4 26 0 8 0 12 0 17-4 4-4 8-8 8-4 4-4 4-9 9-4 0-4 0-8 0h-5c-5 0-5 0-9-5z">
          <text:p/>
        </draw:path>
        <draw:path draw:style-name="gr7" draw:text-style-name="P3" draw:layer="layout" svg:width="0.102cm" svg:height="0.101cm" svg:x="10.926cm" svg:y="16.296cm" svg:viewBox="0 0 103 102" svg:d="M57 56c0 0 8 0 12 0 9 0 9-5 9-9 0 0 0-4-5-4-4 0-16 4-16 4-9 0-13-4-13-13 0-17 13-30 25-30 17 0 9 21 21 21 9 0 13-8 13-13 0-8-13-12-34-12-29 0-47 17-47 34 0 9 4 13 18 13-31 9-40 21-40 34s9 21 40 21c17 0 33-4 42-13v-4c-13 4-25 9-38 9-14 0-22-5-22-13 0-13 8-25 35-25z">
          <text:p/>
        </draw:path>
        <draw:path draw:style-name="gr8" draw:text-style-name="P4" draw:layer="layout" svg:width="0.144cm" svg:height="0.208cm" svg:x="9.194cm" svg:y="16.783cm" svg:viewBox="0 0 145 209" svg:d="M112 34c0 9-9 30-13 47-10 21-39 47-52 47s-17-21-17-39c0-38 25-76 59-76 14 0 23 13 23 21zM72 188c-4 8-8 8-17 13h-8v4 4c0 0 21 0 34 0s39 0 39 0v-8h-4l-4-5c-5 0-13 0-13-8l46-171c0-4 0-8 0-8 0-9-4-9-4-9 0 0-4 0-8 9l-13 8c-8-8-17-13-31-13-38 0-89 34-89 90 0 22 9 47 38 47 17 0 34-8 56-34z">
          <text:p/>
        </draw:path>
        <draw:path draw:style-name="gr8" draw:text-style-name="P4" draw:layer="layout" svg:width="0.098cm" svg:height="0.149cm" svg:x="9.351cm" svg:y="16.821cm" svg:viewBox="0 0 99 150" svg:d="M48 0c-30 0-48 30-48 73 0 46 18 77 48 77 34 0 51-31 51-77 0-43-17-73-51-73zM48 13c21 0 30 21 30 60 0 42-9 63-30 63-17 0-30-21-30-59 0-43 13-64 30-64z">
          <text:p/>
        </draw:path>
        <draw:path draw:style-name="gr8" draw:text-style-name="P4" draw:layer="layout" svg:width="0.144cm" svg:height="0.208cm" svg:x="10.846cm" svg:y="16.783cm" svg:viewBox="0 0 145 209" svg:d="M111 34c0 9-8 30-13 47-8 21-38 47-51 47-12 0-17-21-17-39 0-38 26-76 60-76 13 0 21 13 21 21zM73 188c-4 8-9 8-17 13h-9v4 4c0 0 22 0 34 0 13 0 34 0 34 0h5v-8h-5l-4-5c-4 0-13 0-13-8l47-171c0-4 0-8 0-8 0-9-4-9-4-9-4 0-9 0-9 9l-12 8c-9-8-17-13-30-13-38 0-90 34-90 90 0 22 8 47 39 47 17 0 34-8 55-34z">
          <text:p/>
        </draw:path>
        <draw:polygon draw:style-name="gr8" draw:text-style-name="P4" draw:layer="layout" svg:width="0.077cm" svg:height="0.145cm" svg:x="11.011cm" svg:y="16.821cm" svg:viewBox="0 0 78 146" draw:points="47,0 0,18 0,26 34,18 34,133 30,137 9,137 9,146 78,146 78,137 56,137 52,133 52,0">
          <text:p/>
        </draw:polygon>
        <draw:path draw:style-name="gr8" draw:text-style-name="P4" draw:layer="layout" svg:width="0.144cm" svg:height="0.208cm" svg:x="12.497cm" svg:y="16.783cm" svg:viewBox="0 0 145 209" svg:d="M107 34c0 9-5 30-13 47-5 21-34 47-47 47s-17-21-17-39c0-38 25-76 59-76 13 0 18 13 18 21zM72 188c-4 8-8 8-17 13h-8c0 0-4 0-4 4v4h4c0 0 21 0 34 0s35 0 35 0h4v-8h-4l-4-5c-5 0-14 0-14-8l47-171c0-4 0-8 0-8 0-9-4-9-4-9-4 0-8 0-12 9l-9 8c-8-8-18-13-35-13-34 0-85 34-85 90 0 22 9 47 38 47 17 0 34-8 56-34z">
          <text:p/>
        </draw:path>
        <draw:path draw:style-name="gr8" draw:text-style-name="P4" draw:layer="layout" svg:width="0.098cm" svg:height="0.145cm" svg:x="12.654cm" svg:y="16.821cm" svg:viewBox="0 0 99 146" svg:d="M23 129c42-40 67-61 67-86s-12-43-42-43c-25 0-44 18-44 30 0 9 6 13 10 13s9 0 13-4v-21c4-5 13-5 17-5 17 0 29 13 29 30 0 30-29 51-73 90v13h99v-35h-13l-4 18z">
          <text:p/>
        </draw:path>
      </draw:page>
      <draw:page draw:name="page17" draw:style-name="dp1" draw:master-page-name="Padrão">
        <draw:path draw:style-name="gr1" draw:text-style-name="P1" draw:layer="layout" svg:width="0.454cm" svg:height="0.577cm" svg:x="7.91cm" svg:y="7.003cm" svg:viewBox="0 0 455 578" svg:d="M4 357c-25-192 61-357 222-357 225 0 303 310 149 578">
          <text:p/>
        </draw:path>
        <draw:path draw:style-name="gr2" draw:text-style-name="P2" draw:layer="layout" svg:width="0.136cm" svg:height="0.229cm" svg:x="7.855cm" svg:y="7.351cm" svg:viewBox="0 0 137 230" svg:d="M137 230c-21-81-25-158-21-230l-116 16c30 73 73 146 137 214z">
          <text:p/>
        </draw:path>
        <draw:path draw:style-name="gr3" draw:text-style-name="P1" draw:layer="layout" svg:width="0.136cm" svg:height="0.229cm" svg:x="7.855cm" svg:y="7.351cm" svg:viewBox="0 0 137 230" svg:d="M137 230c-21-81-25-158-21-230l-116 16c30 73 73 146 137 214z">
          <text:p/>
        </draw:path>
        <draw:line draw:style-name="gr1" draw:text-style-name="P1" draw:layer="layout" svg:x1="9.536cm" svg:y1="7.83cm" svg:x2="8.428cm" svg:y2="7.83cm">
          <text:p/>
        </draw:line>
        <draw:polygon draw:style-name="gr2" draw:text-style-name="P2" draw:layer="layout" svg:width="0.234cm" svg:height="0.127cm" svg:x="9.536cm" svg:y="7.766cm" svg:viewBox="0 0 235 128" draw:points="235,65 0,0 0,128">
          <text:p/>
        </draw:polygon>
        <draw:polygon draw:style-name="gr3" draw:text-style-name="P1" draw:layer="layout" svg:width="0.234cm" svg:height="0.127cm" svg:x="9.536cm" svg:y="7.766cm" svg:viewBox="0 0 235 128" draw:points="235,65 0,0 0,128">
          <text:p/>
        </draw:polygon>
        <draw:line draw:style-name="gr1" draw:text-style-name="P1" draw:layer="layout" svg:x1="11.464cm" svg:y1="7.83cm" svg:x2="10.352cm" svg:y2="7.83cm">
          <text:p/>
        </draw:line>
        <draw:polygon draw:style-name="gr2" draw:text-style-name="P2" draw:layer="layout" svg:width="0.233cm" svg:height="0.127cm" svg:x="11.464cm" svg:y="7.766cm" svg:viewBox="0 0 234 128" draw:points="234,65 0,0 0,128">
          <text:p/>
        </draw:polygon>
        <draw:polygon draw:style-name="gr3" draw:text-style-name="P1" draw:layer="layout" svg:width="0.233cm" svg:height="0.127cm" svg:x="11.464cm" svg:y="7.766cm" svg:viewBox="0 0 234 128" draw:points="234,65 0,0 0,128">
          <text:p/>
        </draw:polygon>
        <draw:path draw:style-name="gr2" draw:text-style-name="P2" draw:layer="layout" svg:width="0.581cm" svg:height="0.581cm" svg:x="7.847cm" svg:y="7.537cm" svg:viewBox="0 0 582 582" svg:d="M582 293c0-161-132-293-294-293-157 0-288 132-288 293 0 162 131 289 288 289 162 0 294-127 294-289z">
          <text:p/>
        </draw:path>
        <draw:path draw:style-name="gr5" draw:text-style-name="P1" draw:layer="layout" svg:width="0.581cm" svg:height="0.581cm" svg:x="7.847cm" svg:y="7.537cm" svg:viewBox="0 0 582 582" svg:d="M582 293c0-161-132-293-294-293-157 0-288 132-288 293 0 162 131 289 288 289 162 0 294-127 294-289z">
          <text:p/>
        </draw:path>
        <draw:path draw:style-name="gr6" draw:text-style-name="P1" draw:layer="layout" svg:width="0.581cm" svg:height="0.581cm" svg:x="7.847cm" svg:y="7.537cm" svg:viewBox="0 0 582 582" svg:d="M582 293c0-161-132-293-294-293-157 0-288 132-288 293 0 162 131 289 288 289 162 0 294-127 294-289z">
          <text:p/>
        </draw:path>
        <draw:path draw:style-name="gr2" draw:text-style-name="P2" draw:layer="layout" svg:width="0.582cm" svg:height="0.581cm" svg:x="9.77cm" svg:y="7.537cm" svg:viewBox="0 0 583 582" svg:d="M583 293c0-161-128-293-290-293s-293 132-293 293c0 162 131 289 293 289s290-127 290-289z">
          <text:p/>
        </draw:path>
        <draw:path draw:style-name="gr4" draw:text-style-name="P1" draw:layer="layout" svg:width="0.582cm" svg:height="0.581cm" svg:x="9.77cm" svg:y="7.537cm" svg:viewBox="0 0 583 582" svg:d="M583 293c0-161-128-293-290-293s-293 132-293 293c0 162 131 289 293 289s290-127 290-289z">
          <text:p/>
        </draw:path>
        <draw:path draw:style-name="gr2" draw:text-style-name="P2" draw:layer="layout" svg:width="0.582cm" svg:height="0.581cm" svg:x="11.697cm" svg:y="7.537cm" svg:viewBox="0 0 583 582" svg:d="M583 293c0-161-132-293-293-293-162 0-290 132-290 293 0 162 128 289 290 289 161 0 293-127 293-289z">
          <text:p/>
        </draw:path>
        <draw:path draw:style-name="gr5" draw:text-style-name="P1" draw:layer="layout" svg:width="0.582cm" svg:height="0.581cm" svg:x="11.697cm" svg:y="7.537cm" svg:viewBox="0 0 583 582" svg:d="M583 293c0-161-132-293-293-293-162 0-290 132-290 293 0 162 128 289 290 289 161 0 293-127 293-289z">
          <text:p/>
        </draw:path>
        <draw:path draw:style-name="gr6" draw:text-style-name="P1" draw:layer="layout" svg:width="0.582cm" svg:height="0.581cm" svg:x="11.697cm" svg:y="7.537cm" svg:viewBox="0 0 583 582" svg:d="M583 293c0-161-132-293-293-293-162 0-290 132-290 293 0 162 128 289 290 289 161 0 293-127 293-289z">
          <text:p/>
        </draw:path>
        <draw:path draw:style-name="gr7" draw:text-style-name="P3" draw:layer="layout" svg:width="0.081cm" svg:height="0.098cm" svg:x="8.097cm" svg:y="6.85cm" svg:viewBox="0 0 82 99" svg:d="M8 14l9 8c4-8 14-8 27-8 8 0 12 0 17 4 4 4 4 9 4 17v4h-17c-13 0-27 5-35 9-9 8-13 12-13 25 0 0 0 4 4 9 0 0 4 4 4 8 5 0 9 4 9 4 4 0 10 5 14 5 13 0 25-5 34-13v8h17v-55c0-17-5-25-13-29-4-10-13-10-25-10-13 0-27 4-36 14zM65 52v4c0 4 0 9 0 13l-4 4c0 4-5 4-5 4-4 5-4 5-8 5-4 4-9 4-13 4s-8 0-14-4c-4-5-4-9-4-13v-4c0-5 4-5 4-9 6 0 10-4 14-4s9 0 17 0c4 0 4 0 4 0z">
          <text:p/>
        </draw:path>
        <draw:path draw:style-name="gr7" draw:text-style-name="P3" draw:layer="layout" svg:width="0.081cm" svg:height="0.098cm" svg:x="9.061cm" svg:y="7.885cm" svg:viewBox="0 0 82 99" svg:d="M8 13l9 12c5-8 14-12 26-12 9 0 13 4 17 4 5 4 5 13 5 22v4h-18c-12 0-25 5-34 9s-13 13-13 21c0 4 0 9 4 9 0 4 0 8 4 8 5 4 9 4 9 9 5 0 9 0 14 0 12 0 25-5 34-13v13h17v-60c0-14-5-22-13-31-4-4-13-8-26-8-12 0-26 4-35 13zM65 52v8c0 5 0 9 0 9 0 4-5 4-5 8l-4 5c-4 0-4 4-9 4-4 0-8 4-12 4s-9-4-13-8c-5 0-5-5-5-9s0-4 0-8l5-5c4-4 9-4 13-4s8-4 17-4c4 0 4 0 4 0z">
          <text:p/>
        </draw:path>
        <draw:path draw:style-name="gr7" draw:text-style-name="P3" draw:layer="layout" svg:width="0.076cm" svg:height="0.136cm" svg:x="10.993cm" svg:y="7.889cm" svg:viewBox="0 0 77 137" svg:d="M0 0v137h8l4-13c5 4 9 9 13 9 4 4 8 4 13 4 8 0 12 0 17-4 4 0 8-5 14-9 0-4 4-8 8-12 0-9 0-17 0-26 0-4 0-13 0-17-4-8-4-13-8-17-6-4-10-8-14-8-5 0-9-5-13-5-9 0-13 5-17 5-4 4-8 8-13 12v-52-4c5 0 5 0 5 0zM25 120c-4 0-4 0-8-4v-4c-5-5-5-9-5-13s0-9 0-13c0-8 0-17 5-21 0-4 4-4 8-9 0 0 4-4 8-4 9 0 17 4 22 13 4 4 8 13 8 25 0 9 0 13-4 17 0 5-4 9-4 9-5 4-9 4-9 8-4 0-8 0-13 0h-4c0 0-4 0-4-4z">
          <text:p/>
        </draw:path>
        <draw:path draw:style-name="gr8" draw:text-style-name="P4" draw:layer="layout" svg:width="0.144cm" svg:height="0.208cm" svg:x="8.008cm" svg:y="7.724cm" svg:viewBox="0 0 145 209" svg:d="M106 34c0 8-4 30-13 47-8 22-34 47-46 47-13 0-17-21-17-38 0-39 25-77 55-77 12 0 21 8 21 21zM68 183c0 9-4 13-17 17h-4-5v9c0 0 26 0 39 0 12 0 34 0 34 0v-9l-9-4c-4 0-9 0-9-9v-4l44-166c4-4 4-9 4-9 0-8-4-8-4-8-4 0-8 0-14 4l-8 13c-9-9-22-13-34-13-34 0-85 34-85 86 0 25 4 51 38 51 17 0 30-9 51-34z">
          <text:p/>
        </draw:path>
        <draw:path draw:style-name="gr8" draw:text-style-name="P4" draw:layer="layout" svg:width="0.102cm" svg:height="0.148cm" svg:x="8.161cm" svg:y="7.762cm" svg:viewBox="0 0 103 149" svg:d="M51 0c-30 0-51 31-51 73 0 47 21 76 51 76s52-29 52-76c0-42-22-73-52-73zM51 13c22 0 30 22 30 60 0 43-8 64-30 64s-30-21-30-64c0-38 8-60 30-60z">
          <text:p/>
        </draw:path>
        <draw:path draw:style-name="gr8" draw:text-style-name="P4" draw:layer="layout" svg:width="0.145cm" svg:height="0.208cm" svg:x="9.935cm" svg:y="7.724cm" svg:viewBox="0 0 146 209" svg:d="M108 34c0 8-5 30-13 47-9 22-35 47-48 47s-17-21-17-38c0-39 26-77 56-77 13 0 22 8 22 21zM68 183c0 9-4 13-17 17h-4-4v9c0 0 25 0 39 0 13 0 34 0 34 0v-9l-8-4c-5 0-13 0-13-9 0 0 4 0 4-4l43-166c0-4 4-9 4-9 0-8-4-8-4-8-5 0-9 0-13 4l-9 13c-8-9-21-13-34-13-35 0-86 34-86 86 0 25 5 51 39 51 17 0 29-9 52-34z">
          <text:p/>
        </draw:path>
        <draw:polygon draw:style-name="gr8" draw:text-style-name="P4" draw:layer="layout" svg:width="0.076cm" svg:height="0.144cm" svg:x="10.101cm" svg:y="7.762cm" svg:viewBox="0 0 77 145" draw:points="48,0 0,17 0,25 34,17 34,132 30,137 4,137 4,145 77,145 77,137 56,137 52,132 52,0">
          <text:p/>
        </draw:polygon>
        <draw:path draw:style-name="gr8" draw:text-style-name="P4" draw:layer="layout" svg:width="0.14cm" svg:height="0.208cm" svg:x="11.863cm" svg:y="7.724cm" svg:viewBox="0 0 141 209" svg:d="M106 34c0 8-9 30-13 47-8 22-34 47-46 47-13 0-17-21-17-38 0-39 21-77 55-77 12 0 21 8 21 21zM68 183c0 9-4 13-17 17h-4c-5 0-5 0-5 0v9c0 0 26 0 34 0 17 0 40 0 40 0v-9l-10-4c-4 0-13 0-13-9l4-4 44-166c0-4 0-9 0-9 0-8 0-8 0-8-4 0-8 0-13 4l-12 13c-5-9-19-13-31-13-34 0-85 34-85 86 0 25 4 51 38 51 13 0 30-9 51-34z">
          <text:p/>
        </draw:path>
        <draw:path draw:style-name="gr8" draw:text-style-name="P4" draw:layer="layout" svg:width="0.097cm" svg:height="0.144cm" svg:x="12.016cm" svg:y="7.762cm" svg:viewBox="0 0 98 145" svg:d="M21 128c48-39 73-60 73-86 0-25-17-42-43-42s-47 17-47 30c0 8 4 12 13 12 4 0 8 0 8-4v-21c9-4 13-4 22-4 18 0 26 12 26 29 0 30-26 51-73 90v13h98v-34h-8l-4 17z">
          <text:p/>
        </draw:path>
        <draw:path draw:style-name="gr8" draw:text-style-name="P4" draw:layer="layout" svg:width="0.238cm" svg:height="0.276cm" svg:x="10.182cm" svg:y="12.483cm" svg:viewBox="0 0 239 277" svg:d="M114 44l82 220h-167zM136 0h-26l-106 269c-4 4-4 4-4 4 0 4 4 4 8 4h222c9 0 9 0 9-4v-4z">
          <text:p/>
        </draw:path>
        <draw:path draw:style-name="gr8" draw:text-style-name="P4" draw:layer="layout" svg:width="0.221cm" svg:height="0.195cm" svg:x="10.449cm" svg:y="12.624cm" svg:viewBox="0 0 222 196" svg:d="M0 191v5c18 0 27 0 39 0 13 0 26 0 60 0 42 0 106-17 123-94 0-4 0-13 0-22 0-47-34-80-89-80-17 0-38 0-51 0-9 0-26 0-39 0l-4 8h4 9c9 0 13 4 13 8v5l-30 153c-4 9-8 13-21 13h-9zM61 174l29-153c5-9 13-13 30-13 51 0 72 38 72 77 0 9-4 17-4 26-13 59-55 76-98 76-25 0-29 0-29-8z">
          <text:p/>
        </draw:path>
        <draw:path draw:style-name="gr8" draw:text-style-name="P4" draw:layer="layout" svg:width="0.152cm" svg:height="0.196cm" svg:x="11.252cm" svg:y="12.568cm" svg:viewBox="0 0 153 197" svg:d="M17 27l12 21c13-17 30-21 52-21 13 0 26 4 34 8 9 9 13 22 13 38v9h-34c-35 0-56 8-73 17-13 13-21 25-21 46 0 5 0 13 4 17 0 5 4 13 8 18 9 4 13 8 22 12 8 0 16 5 25 5 27 0 48-9 69-26v21h25v-114c0-30-4-47-17-60-12-9-33-18-55-18-26 0-52 9-64 27zM128 103v13c0 8 0 17-4 21 0 4-5 8-5 13-4 4-8 4-12 8s-13 9-17 9c-9 4-13 4-23 4-12 0-21 0-29-9-9-4-13-12-13-21 0-4 4-8 4-12 5-5 9-9 13-13s13-9 21-9c9-4 23-4 40-4 0 0 4 0 8 0h8z">
          <text:p/>
        </draw:path>
        <draw:path draw:style-name="gr8" draw:text-style-name="P4" draw:layer="layout" svg:width="0.161cm" svg:height="0.276cm" svg:x="12.037cm" svg:y="12.488cm" svg:viewBox="0 0 162 277" svg:d="M0 0v272h21l9-25c8 8 13 17 25 21 9 4 17 9 30 9 8 0 17-5 29-9 10-4 19-8 23-17 8-9 17-17 21-30 4-12 4-29 4-46 0-13 0-30-4-38-4-13-13-22-17-30-8-9-17-17-27-22-8 0-16-4-29-4-9 0-21 4-30 9-8 8-17 12-25 25v-107c0 0 4 0 4-4v-4zM51 242c-4-4-8-4-8-8-5-4-5-9-9-13 0-4 0-12 0-21-4-4-4-17-4-25 0-22 4-34 4-43 4-8 13-12 17-17 8-4 17-8 21-8 21 0 34 8 47 21 9 13 14 30 14 55 0 13 0 21-5 30-4 8-9 17-14 21-8 8-12 8-21 13-4 0-12 4-17 4-4 0-8-4-8-4-4 0-9 0-17-5z">
          <text:p/>
        </draw:path>
        <draw:line draw:style-name="gr13" draw:text-style-name="P1" draw:layer="layout" svg:x1="10.937cm" svg:y1="12.925cm" svg:x2="12.508cm" svg:y2="12.925cm">
          <text:p/>
        </draw:line>
        <draw:path draw:style-name="gr8" draw:text-style-name="P4" draw:layer="layout" svg:width="0.132cm" svg:height="0.186cm" svg:x="9.426cm" svg:y="13.107cm" svg:viewBox="0 0 133 187" svg:d="M47 187h8c39 0 65-21 65-50 0-21-13-38-52-64-13-8-17-17-17-30 0-12 8-29 31-29 8 0 17 4 17 12 0 13 8 22 17 22 12 0 17-5 17-13 0-17-22-35-47-35-39 0-61 26-61 52 0 17 9 38 39 55 22 13 26 30 26 38 0 21-18 30-39 30-9 0-17-4-17-13 0-8-9-21-21-21-9 0-13 8-13 13 0 17 17 33 47 33z">
          <text:p/>
        </draw:path>
        <draw:path draw:style-name="gr8" draw:text-style-name="P4" draw:layer="layout" svg:width="0.132cm" svg:height="0.195cm" svg:x="9.574cm" svg:y="13.162cm" svg:viewBox="0 0 133 196" svg:d="M65 0c-39 0-65 34-65 98 0 60 26 98 65 98 43 0 68-38 68-98 0-64-25-98-68-98zM65 13c26 0 43 30 43 85 0 56-17 81-43 81s-39-25-39-81c0-55 13-85 39-85z">
          <text:p/>
        </draw:path>
        <draw:path draw:style-name="gr8" draw:text-style-name="P4" draw:layer="layout" svg:width="0.212cm" svg:height="0.11cm" svg:x="9.876cm" svg:y="13.128cm" svg:viewBox="0 0 213 111" svg:d="M213 27v-27h-213v27zM213 111v-25h-213v25z">
          <text:p/>
        </draw:path>
        <draw:path draw:style-name="gr8" draw:text-style-name="P4" draw:layer="layout" svg:width="0.132cm" svg:height="0.382cm" svg:x="10.262cm" svg:y="12.992cm" svg:viewBox="0 0 133 383" svg:d="M82 64c0-13 13-46 47-55 0 0 4 0 4-4 0-5-4-5-8-5-34 9-73 35-73 60v76c0 13-4 35-8 39-17 13-31 13-39 13-5 0-5 0-5 4 0 5 0 5 5 5 30 0 39 17 47 34 0 4 0 4 0 16v68c0 17-4 34 17 47 13 13 39 21 56 21 4 0 8 0 8-8 0 0-4 0-8-5-30-4-39-21-43-38 0-4 0-4 0-17v-72c0-17-4-25-17-38-8-4-13-8-25-13 34-8 42-25 42-47z">
          <text:p/>
        </draw:path>
        <draw:path draw:style-name="gr8" draw:text-style-name="P4" draw:layer="layout" svg:width="0.131cm" svg:height="0.382cm" svg:x="10.53cm" svg:y="12.992cm" svg:viewBox="0 0 132 383" svg:d="M47 64v81c0 22 9 39 43 47-13 5-17 9-25 13-13 13-18 21-18 38v72c0 13 0 13 0 17-4 17-12 34-43 38-4 5-4 5-4 5 0 8 4 8 8 8 14 0 39-8 57-21 17-13 12-30 12-47v-68c0-12 0-12 5-16 4-17 16-34 42-34 4 0 8 0 8-5 0-4-4-4-4-4-8 0-25 0-42-13-4-4-9-26-9-39v-76c0-25-38-51-69-60-4 0-8 0-8 5 0 4 0 4 4 4 31 8 43 42 43 55z">
          <text:p/>
        </draw:path>
        <draw:line draw:style-name="gr13" draw:text-style-name="P1" draw:layer="layout" svg:x1="10.929cm" svg:y1="13.451cm" svg:x2="10.929cm" svg:y2="12.916cm">
          <text:p/>
        </draw:line>
        <draw:path draw:style-name="gr8" draw:text-style-name="P4" draw:layer="layout" svg:width="0.132cm" svg:height="0.186cm" svg:x="11.179cm" svg:y="13.107cm" svg:viewBox="0 0 133 187" svg:d="M48 187h9c38 0 63-21 63-50 0-21-8-38-46-64-13-8-17-17-17-30 0-12 8-29 25-29 9 0 17 4 17 12 0 13 9 22 21 22 9 0 13-5 13-13 0-17-21-35-47-35-34 0-59 26-59 52 0 17 8 38 38 55 21 13 26 30 26 38 0 21-17 30-39 30-8 0-12-4-17-13 0-8-4-21-18-21-12 0-17 8-17 13 0 17 22 33 48 33z">
          <text:p/>
        </draw:path>
        <draw:path draw:style-name="gr8" draw:text-style-name="P4" draw:layer="layout" svg:width="0.132cm" svg:height="0.195cm" svg:x="11.328cm" svg:y="13.162cm" svg:viewBox="0 0 133 196" svg:d="M65 0c-38 0-65 34-65 98 0 60 27 98 65 98 42 0 68-38 68-98 0-64-26-98-68-98zM65 13c25 0 42 30 42 85 0 56-17 81-42 81-26 0-38-25-38-81 0-55 12-85 38-85z">
          <text:p/>
        </draw:path>
        <draw:path draw:style-name="gr8" draw:text-style-name="P4" draw:layer="layout" svg:width="0.131cm" svg:height="0.186cm" svg:x="11.965cm" svg:y="13.107cm" svg:viewBox="0 0 132 187" svg:d="M48 187h8c38 0 64-21 64-50 0-21-13-38-51-64-13-8-17-17-17-30 0-12 8-29 30-29 8 0 17 4 17 12 0 13 8 22 17 22 12 0 16-5 16-13 0-17-21-35-46-35-38 0-60 26-60 52 0 17 9 38 38 55 22 13 26 30 26 38 0 21-17 30-38 30-9 0-17-4-17-13 0-8-9-21-22-21-9 0-13 8-13 13 0 17 17 33 48 33z">
          <text:p/>
        </draw:path>
        <draw:path draw:style-name="gr8" draw:text-style-name="P4" draw:layer="layout" svg:width="0.132cm" svg:height="0.195cm" svg:x="12.113cm" svg:y="13.162cm" svg:viewBox="0 0 133 196" svg:d="M65 0c-38 0-65 34-65 98 0 60 27 98 65 98 43 0 68-38 68-98 0-64-25-98-68-98zM65 13c26 0 43 30 43 85 0 56-17 81-43 81-25 0-38-25-38-81 0-55 13-85 38-85z">
          <text:p/>
        </draw:path>
        <draw:polygon draw:style-name="gr8" draw:text-style-name="P4" draw:layer="layout" svg:width="0.157cm" svg:height="0.157cm" svg:x="8.764cm" svg:y="13.667cm" svg:viewBox="0 0 158 158" draw:points="158,85 158,68 86,68 86,0 68,0 68,68 0,68 0,85 68,85 68,158 86,158 86,85">
          <text:p/>
        </draw:polygon>
        <draw:path draw:style-name="gr8" draw:text-style-name="P4" draw:layer="layout" svg:width="0.132cm" svg:height="0.187cm" svg:x="9.052cm" svg:y="13.641cm" svg:viewBox="0 0 133 188" svg:d="M47 188h9c39 0 64-25 64-55 0-17-12-38-51-64-13-8-18-17-18-25 0-13 10-31 27-31 13 0 21 4 21 13s9 22 17 22c13 0 17-8 17-13 0-18-21-35-47-35-39 0-60 26-60 52 0 17 8 34 39 51 21 17 26 30 26 38 0 26-17 30-40 30-8 0-17 0-17-8 0-9-8-22-21-22-8 0-13 9-13 13 0 17 17 30 47 34z">
          <text:p/>
        </draw:path>
        <draw:polygon draw:style-name="gr8" draw:text-style-name="P4" draw:layer="layout" svg:width="0.102cm" svg:height="0.187cm" svg:x="9.214cm" svg:y="13.696cm" svg:viewBox="0 0 103 188" draw:points="60,0 0,17 0,30 43,22 43,171 43,176 8,180 8,188 103,188 103,180 73,176 69,171 69,0">
          <text:p/>
        </draw:polygon>
        <draw:path draw:style-name="gr8" draw:text-style-name="P4" draw:layer="layout" svg:width="0.213cm" svg:height="0.105cm" svg:x="9.502cm" svg:y="13.663cm" svg:viewBox="0 0 214 106" svg:d="M214 21v-21h-214v21zM214 106v-21h-214v21z">
          <text:p/>
        </draw:path>
        <draw:path draw:style-name="gr8" draw:text-style-name="P4" draw:layer="layout" svg:width="0.131cm" svg:height="0.377cm" svg:x="9.889cm" svg:y="13.527cm" svg:viewBox="0 0 132 378" svg:d="M81 64c0-18 13-47 47-56 0 0 4 0 4-4s-4-4-8-4c-34 4-72 29-72 59v72c0 17-5 38-9 43-17 8-30 8-38 8-5 0-5 4-5 4 0 5 0 9 5 9 30 0 38 13 47 30 0 4 0 8 0 22v63c0 17-5 39 17 51 12 13 38 17 55 17 4 0 8 0 8-4s-4-4-8-4c-30-9-38-21-43-43 0 0 0-4 0-17v-72c0-17-4-22-16-34-9-9-13-13-26-18 34-4 42-25 42-46z">
          <text:p/>
        </draw:path>
        <draw:path draw:style-name="gr8" draw:text-style-name="P4" draw:layer="layout" svg:width="0.178cm" svg:height="0.284cm" svg:x="10.101cm" svg:y="13.637cm" svg:viewBox="0 0 179 285" svg:d="M137 47c0 8-10 42-18 64-9 25-47 64-59 64-17 0-26-30-26-56 0-47 34-102 76-102 13 0 27 13 27 30zM89 251c-4 13-8 17-21 22h-8c0 0-5 0-5 4v8c0 0 30 0 47 0 13 0 43 0 43 0v-8c0-4 0-4 0-4l-8-5c-10 0-18 0-14-17l56-238c0-4 0-4 0-9 0-4-4-4-4-4-4 0-8 0-13 9l-12 17c-9-13-23-22-40-22-46 0-110 51-110 119 0 35 8 69 51 69 17 0 38-13 64-47h4z">
          <text:p/>
        </draw:path>
        <draw:path draw:style-name="gr8" draw:text-style-name="P4" draw:layer="layout" svg:width="0.132cm" svg:height="0.191cm" svg:x="10.296cm" svg:y="13.696cm" svg:viewBox="0 0 133 192" svg:d="M68 0c-38 0-68 35-68 94 0 64 30 98 68 98s65-34 65-98c0-59-27-94-65-94zM68 13c26 0 38 26 38 81s-12 86-38 86c-25 0-38-31-38-86s13-81 38-81z">
          <text:p/>
        </draw:path>
        <draw:path draw:style-name="gr8" draw:text-style-name="P4" draw:layer="layout" svg:width="0.131cm" svg:height="0.377cm" svg:x="10.53cm" svg:y="13.527cm" svg:viewBox="0 0 132 378" svg:d="M47 64v76c0 21 9 42 43 46-13 5-17 9-25 18-13 12-18 17-18 34v72c0 13 0 17 0 17-4 22-12 34-43 43-4 0-4 0-4 4s4 4 8 4c14 0 39-4 57-17 17-12 12-34 12-51v-63c0-14 0-18 5-22 4-17 16-30 42-30 4 0 8-4 8-9l-4-4c-8 0-25 0-42-8-4-5-9-26-9-43v-72c0-30-38-55-69-59-4 0-8 0-8 4s0 4 4 4c35 9 43 38 43 56z">
          <text:p/>
        </draw:path>
        <draw:line draw:style-name="gr13" draw:text-style-name="P1" draw:layer="layout" svg:x1="10.929cm" svg:y1="13.981cm" svg:x2="10.929cm" svg:y2="13.451cm">
          <text:p/>
        </draw:line>
        <draw:path draw:style-name="gr8" draw:text-style-name="P4" draw:layer="layout" svg:width="0.132cm" svg:height="0.187cm" svg:x="11.179cm" svg:y="13.641cm" svg:viewBox="0 0 133 188" svg:d="M48 188h9c38 0 63-25 63-55 0-17-8-38-46-64-13-8-17-17-17-25 0-13 8-31 25-31 9 0 17 4 17 13s9 22 21 22c9 0 13-8 13-13 0-18-21-35-47-35-34 0-59 26-59 52 0 17 8 34 38 51 21 17 26 30 26 38 0 26-17 30-39 30-8 0-12 0-17-8 0-9-4-22-18-22-12 0-17 9-17 13 0 17 22 30 48 34z">
          <text:p/>
        </draw:path>
        <draw:path draw:style-name="gr8" draw:text-style-name="P4" draw:layer="layout" svg:width="0.144cm" svg:height="0.2cm" svg:x="11.324cm" svg:y="13.696cm" svg:viewBox="0 0 145 201" svg:d="M93 0l-93 115v22h89v64h21v-64h35v-22h-35v-115zM89 30v85h-68z">
          <text:p/>
        </draw:path>
        <draw:path draw:style-name="gr8" draw:text-style-name="P4" draw:layer="layout" svg:width="0.131cm" svg:height="0.187cm" svg:x="11.965cm" svg:y="13.641cm" svg:viewBox="0 0 132 188" svg:d="M48 188h8c38 0 64-25 64-55 0-17-13-38-51-64-13-8-17-17-17-25 0-13 8-31 25-31 13 0 22 4 22 13s8 22 17 22c12 0 16-8 16-13 0-18-21-35-46-35-38 0-60 26-60 52 0 17 9 34 38 51 22 17 26 30 26 38 0 26-17 30-38 30-9 0-17 0-17-8 0-9-9-22-22-22-9 0-13 9-13 13 0 17 17 30 48 34z">
          <text:p/>
        </draw:path>
        <draw:path draw:style-name="gr8" draw:text-style-name="P4" draw:layer="layout" svg:width="0.132cm" svg:height="0.191cm" svg:x="12.113cm" svg:y="13.696cm" svg:viewBox="0 0 133 192" svg:d="M65 0c-38 0-65 35-65 94 0 64 27 98 65 98 42 0 68-34 68-98 0-59-26-94-68-94zM65 13c26 0 42 26 42 81s-16 86-42 86-38-31-38-86 12-81 38-81z">
          <text:p/>
        </draw:path>
        <draw:path draw:style-name="gr8" draw:text-style-name="P4" draw:layer="layout" svg:width="0.132cm" svg:height="0.186cm" svg:x="9.052cm" svg:y="14.172cm" svg:viewBox="0 0 133 187" svg:d="M47 187h9c39 0 64-21 64-51 0-21-12-38-51-63-13-9-18-18-18-27 0-17 10-29 27-29 13 0 21 0 21 8 0 13 9 21 17 21 13 0 17-4 17-12 0-13-21-34-47-34-39 0-60 29-60 55 0 13 8 35 39 51 21 18 26 30 26 39 0 21-17 29-40 29-8 0-17 0-17-12 0-9-8-21-21-21-8 0-13 12-13 17 0 12 17 29 47 29z">
          <text:p/>
        </draw:path>
        <draw:path draw:style-name="gr8" draw:text-style-name="P4" draw:layer="layout" svg:width="0.127cm" svg:height="0.19cm" svg:x="9.201cm" svg:y="14.227cm" svg:viewBox="0 0 128 191" svg:d="M27 170c63-51 97-81 97-115s-26-55-59-55c-34 0-61 21-61 42 0 8 5 13 18 13 5 0 9 0 13-5v-29c8-4 17-4 25-4 22 0 34 12 34 42 0 34-34 65-94 116v16h128v-46h-12l-5 25z">
          <text:p/>
        </draw:path>
        <draw:path draw:style-name="gr8" draw:text-style-name="P4" draw:layer="layout" svg:width="0.213cm" svg:height="0.106cm" svg:x="9.502cm" svg:y="14.197cm" svg:viewBox="0 0 214 107" svg:d="M214 21v-21h-214v21zM214 107v-26h-214v26z">
          <text:p/>
        </draw:path>
        <draw:path draw:style-name="gr8" draw:text-style-name="P4" draw:layer="layout" svg:width="0.131cm" svg:height="0.38cm" svg:x="9.889cm" svg:y="14.06cm" svg:viewBox="0 0 132 381" svg:d="M81 62c0-13 13-43 47-51 0-4 4-4 4-4 0-5-4-9-8-5-34 5-72 30-72 60v72c0 13-5 35-9 39-17 13-30 13-38 13-5 0-5 4-5 4 0 4 0 4 5 4 30 4 38 17 47 34 0 4 0 4 0 17v68c0 17-5 34 17 46 12 13 38 22 55 22 4 0 8 0 8-4 0-5-4-5-8-5-30-8-38-21-43-42 0-4 0-4 0-17v-72c0-17-4-26-16-34-9-9-13-13-26-17 34-9 42-26 42-48z">
          <text:p/>
        </draw:path>
        <draw:path draw:style-name="gr8" draw:text-style-name="P4" draw:layer="layout" svg:width="0.178cm" svg:height="0.284cm" svg:x="10.101cm" svg:y="14.172cm" svg:viewBox="0 0 179 285" svg:d="M137 46c0 9-10 38-18 64-9 25-47 59-59 59-17 0-26-29-26-51 0-51 34-101 76-101 13 0 27 12 27 29zM89 251c-4 13-8 17-21 17l-8 4c0 0-5 0-5 4v5 4c0 0 30-4 47-4 13 0 43 0 43 0v-9-4h-8c-10 0-18-4-14-17l56-243v-4c0-4-4-4-4-4-4 0-8 0-13 8l-12 17c-9-17-23-25-40-25-46 0-110 50-110 123 0 29 8 64 51 64 17 0 38-8 64-43h4z">
          <text:p/>
        </draw:path>
        <draw:polygon draw:style-name="gr8" draw:text-style-name="P4" draw:layer="layout" svg:width="0.102cm" svg:height="0.19cm" svg:x="10.313cm" svg:y="14.227cm" svg:viewBox="0 0 103 191" draw:points="61,0 0,21 0,29 44,21 44,175 39,179 9,179 9,191 103,191 103,179 73,179 69,175 69,0">
          <text:p/>
        </draw:polygon>
        <draw:path draw:style-name="gr8" draw:text-style-name="P4" draw:layer="layout" svg:width="0.131cm" svg:height="0.38cm" svg:x="10.53cm" svg:y="14.06cm" svg:viewBox="0 0 132 381" svg:d="M47 62v80c0 22 9 39 43 48-13 4-17 8-25 17-13 8-18 17-18 34v72c0 13 0 13 0 17-4 21-12 34-43 42-4 0-4 0-4 5 0 4 4 4 8 4 14 0 39-9 57-22 17-12 12-29 12-46v-68c0-13 0-13 5-17 4-17 16-30 42-34 4 0 8 0 8-4l-4-4c-8 0-25 0-42-13-4-4-9-26-9-39v-72c0-30-38-55-69-60-4-4-8 0-8 5l4 4c35 8 43 38 43 51z">
          <text:p/>
        </draw:path>
        <draw:line draw:style-name="gr13" draw:text-style-name="P1" draw:layer="layout" svg:x1="10.929cm" svg:y1="14.515cm" svg:x2="10.929cm" svg:y2="13.981cm">
          <text:p/>
        </draw:line>
        <draw:path draw:style-name="gr8" draw:text-style-name="P4" draw:layer="layout" svg:width="0.132cm" svg:height="0.186cm" svg:x="11.179cm" svg:y="14.172cm" svg:viewBox="0 0 133 187" svg:d="M48 187h9c38 0 63-21 63-51 0-21-8-38-46-63-13-9-17-18-17-27 0-17 8-29 25-29 9 0 17 0 17 8 0 13 9 21 21 21 9 0 13-4 13-12 0-13-21-34-47-34-34 0-59 29-59 55 0 13 8 35 38 51 21 18 26 30 26 39 0 21-17 29-39 29-8 0-12 0-17-12 0-9-4-21-18-21-12 0-17 12-17 17 0 12 22 29 48 29z">
          <text:p/>
        </draw:path>
        <draw:path draw:style-name="gr8" draw:text-style-name="P4" draw:layer="layout" svg:width="0.132cm" svg:height="0.195cm" svg:x="11.328cm" svg:y="14.227cm" svg:viewBox="0 0 133 196" svg:d="M65 0c-38 0-65 38-65 97 0 61 27 99 65 99 42 0 68-38 68-99 0-59-26-97-68-97zM65 12c25 0 42 30 42 85 0 56-17 86-42 86-26 0-38-30-38-86 0-55 12-85 38-85z">
          <text:p/>
        </draw:path>
        <draw:path draw:style-name="gr8" draw:text-style-name="P4" draw:layer="layout" svg:width="0.131cm" svg:height="0.186cm" svg:x="11.965cm" svg:y="14.172cm" svg:viewBox="0 0 132 187" svg:d="M48 187h8c38 0 64-21 64-51 0-21-13-38-51-63-13-9-17-18-17-27 0-17 8-29 25-29 13 0 22 0 22 8 0 13 8 21 17 21 12 0 16-4 16-12 0-13-21-34-46-34-38 0-60 29-60 55 0 13 9 35 38 51 22 18 26 30 26 39 0 21-17 29-38 29-9 0-17 0-17-12 0-9-9-21-22-21-9 0-13 12-13 17 0 12 17 29 48 29z">
          <text:p/>
        </draw:path>
        <draw:path draw:style-name="gr8" draw:text-style-name="P4" draw:layer="layout" svg:width="0.123cm" svg:height="0.195cm" svg:x="12.113cm" svg:y="14.227cm" svg:viewBox="0 0 124 196" svg:d="M78 93c25-8 42-25 42-47 0-25-25-46-55-46-38 0-59 21-59 38 0 8 4 17 12 17 5 0 9-5 13-5v-25c8-8 17-8 26-8 21 0 38 12 38 33 0 22-17 39-47 39h-4v13c4 0 8 0 17 0 25 0 38 13 38 34 0 26-17 47-42 47-9 0-18-4-26-8l-8-26c0 0-5 0-9 0-8 0-14 9-14 13 0 17 23 34 57 34 42 0 67-26 67-60 0-25-17-43-46-43z">
          <text:p/>
        </draw:path>
        <draw:polygon draw:style-name="gr8" draw:text-style-name="P4" draw:layer="layout" svg:width="0.157cm" svg:height="0.157cm" svg:x="8.764cm" svg:y="14.735cm" svg:viewBox="0 0 158 158" draw:points="158,86 158,69 86,69 86,0 68,0 68,69 0,69 0,86 68,86 68,158 86,158 86,86">
          <text:p/>
        </draw:polygon>
        <draw:path draw:style-name="gr8" draw:text-style-name="P4" draw:layer="layout" svg:width="0.132cm" svg:height="0.187cm" svg:x="9.052cm" svg:y="14.706cm" svg:viewBox="0 0 133 188" svg:d="M47 188h9c39 0 64-22 64-56 0-17-12-38-51-64-13-9-18-13-18-26 0-12 10-29 27-29 13 0 21 4 21 13 0 8 9 21 17 21 13 0 17-9 17-13 0-17-21-34-47-34-39 0-60 26-60 51 0 17 8 35 39 56 21 13 26 25 26 34 0 25-17 34-40 34-8 0-17-4-17-13 0-8-8-21-21-21-8 0-13 9-13 13 0 17 17 29 47 34z">
          <text:p/>
        </draw:path>
        <draw:path draw:style-name="gr8" draw:text-style-name="P4" draw:layer="layout" svg:width="0.123cm" svg:height="0.191cm" svg:x="9.201cm" svg:y="14.761cm" svg:viewBox="0 0 124 192" svg:d="M76 89c27-4 40-21 40-42 0-30-22-47-52-47-38 0-60 17-60 38 0 9 4 13 13 13 4 0 9 0 13-4v-26c8-4 17-8 25-8 21 0 39 17 39 38s-18 34-47 34h-5v17c5 0 9 0 13 0 30 0 43 13 43 34 0 26-17 43-43 43-8 0-17 0-25-4l-9-26c0 0-4 0-8 0-9 0-13 4-13 13 0 13 21 30 55 30 43 0 69-26 69-56 0-26-17-42-48-47z">
          <text:p/>
        </draw:path>
        <draw:path draw:style-name="gr8" draw:text-style-name="P4" draw:layer="layout" svg:width="0.213cm" svg:height="0.106cm" svg:x="9.502cm" svg:y="14.727cm" svg:viewBox="0 0 214 107" svg:d="M214 27v-27h-214v27zM214 107v-21h-214v21z">
          <text:p/>
        </draw:path>
        <draw:path draw:style-name="gr8" draw:text-style-name="P4" draw:layer="layout" svg:width="0.131cm" svg:height="0.377cm" svg:x="9.889cm" svg:y="14.592cm" svg:viewBox="0 0 132 378" svg:d="M81 63c0-17 13-47 47-55 0 0 4 0 4-4s-4-4-8-4c-34 4-72 33-72 59v76c0 13-5 34-9 38-17 9-30 9-38 9-5 4-5 4-5 8 0 5 0 5 5 5 30 0 38 12 47 33 0 5 0 5 0 17v69c0 13-5 34 17 47 12 13 38 17 55 17 4 0 8 0 8-4 0-5-4-5-8-5-30-4-38-21-43-42v-17-69c0-17-4-25-16-38-9-8-13-13-26-13 34-8 42-25 42-51z">
          <text:p/>
        </draw:path>
        <draw:path draw:style-name="gr8" draw:text-style-name="P4" draw:layer="layout" svg:width="0.178cm" svg:height="0.284cm" svg:x="10.101cm" svg:y="14.702cm" svg:viewBox="0 0 179 285" svg:d="M137 51c0 4-10 38-18 59-9 30-47 64-59 64-17 0-26-30-26-56 0-46 34-101 76-101 13 0 27 17 27 34zM89 255c-4 9-8 17-21 17h-8l-5 4v9c0 0 30 0 47 0 13 0 43 0 43 0v-9c0-4 0-4 0-4h-8c-10-4-18-4-14-17l56-242c0-5 0-5 0-9s-4-4-4-4c-4 0-8 0-13 8l-12 17c-9-12-23-21-40-21-46 0-110 51-110 119 0 34 8 68 51 68 17 0 38-9 64-47h4z">
          <text:p/>
        </draw:path>
        <draw:path draw:style-name="gr8" draw:text-style-name="P4" draw:layer="layout" svg:width="0.132cm" svg:height="0.191cm" svg:x="10.296cm" svg:y="14.761cm" svg:viewBox="0 0 133 192" svg:d="M30 166c59-47 95-81 95-115 0-30-23-51-57-51s-59 17-59 38c0 9 4 17 17 17 4 0 8-4 8-4v-30c9-4 17-8 26-8 25 0 38 17 38 42 0 39-34 68-98 116v21h133v-48h-14l-4 22z">
          <text:p/>
        </draw:path>
        <draw:path draw:style-name="gr8" draw:text-style-name="P4" draw:layer="layout" svg:width="0.131cm" svg:height="0.377cm" svg:x="10.53cm" svg:y="14.592cm" svg:viewBox="0 0 132 378" svg:d="M47 63v76c0 26 9 43 43 51-13 0-17 5-25 13-13 13-18 21-18 38v69c0 17 0 17 0 17-4 21-12 38-43 42-4 0-4 0-4 5 0 4 4 4 8 4 14 0 39-4 57-17 17-13 12-34 12-47v-69c0-12 0-12 5-17 4-21 16-33 42-33 4 0 8 0 8-5 0-4-4-4-4-8-8 0-25 0-42-9-4-4-9-25-9-38v-76c0-26-38-55-69-59-4 0-8 0-8 4s0 4 4 4c35 8 43 38 43 55z">
          <text:p/>
        </draw:path>
        <draw:line draw:style-name="gr13" draw:text-style-name="P1" draw:layer="layout" svg:x1="10.929cm" svg:y1="15.05cm" svg:x2="10.929cm" svg:y2="14.515cm">
          <text:p/>
        </draw:line>
        <draw:path draw:style-name="gr8" draw:text-style-name="P4" draw:layer="layout" svg:width="0.132cm" svg:height="0.187cm" svg:x="11.179cm" svg:y="14.706cm" svg:viewBox="0 0 133 188" svg:d="M48 188h9c38 0 63-22 63-56 0-17-8-38-46-64-13-9-17-13-17-26 0-12 8-29 25-29 9 0 17 4 17 13 0 8 9 21 21 21 9 0 13-9 13-13 0-17-21-34-47-34-34 0-59 26-59 51 0 17 8 35 38 56 21 13 26 25 26 34 0 25-17 34-39 34-8 0-12-4-17-13 0-8-4-21-18-21-12 0-17 9-17 13 0 17 22 29 48 34z">
          <text:p/>
        </draw:path>
        <draw:path draw:style-name="gr8" draw:text-style-name="P4" draw:layer="layout" svg:width="0.132cm" svg:height="0.191cm" svg:x="11.328cm" svg:y="14.761cm" svg:viewBox="0 0 133 192" svg:d="M65 0c-38 0-65 34-65 98 0 60 27 94 65 94 42 0 68-34 68-94 0-64-26-98-68-98zM65 13c25 0 42 29 42 85 0 55-17 81-42 81-26 0-38-26-38-81 0-56 12-85 38-85z">
          <text:p/>
        </draw:path>
        <draw:path draw:style-name="gr8" draw:text-style-name="P4" draw:layer="layout" svg:width="0.131cm" svg:height="0.187cm" svg:x="11.965cm" svg:y="14.706cm" svg:viewBox="0 0 132 188" svg:d="M48 188h8c38 0 64-22 64-56 0-17-13-38-51-64-13-9-17-13-17-26 0-12 8-29 25-29 13 0 22 4 22 13 0 8 8 21 17 21 12 0 16-9 16-13 0-17-21-34-46-34-38 0-60 26-60 51 0 17 9 35 38 56 22 13 26 25 26 34 0 25-17 34-38 34-9 0-17-4-17-13 0-8-9-21-22-21-9 0-13 9-13 13 0 17 17 29 48 34z">
          <text:p/>
        </draw:path>
        <draw:path draw:style-name="gr8" draw:text-style-name="P4" draw:layer="layout" svg:width="0.131cm" svg:height="0.191cm" svg:x="12.114cm" svg:y="14.761cm" svg:viewBox="0 0 132 192" svg:d="M64 0c-38 0-64 34-64 98 0 60 26 94 64 94 43 0 68-34 68-94 0-64-25-98-68-98zM64 13c26 0 43 29 43 85 0 55-17 81-43 81-25 0-38-26-38-81 0-56 13-85 38-85z">
          <text:p/>
        </draw:path>
        <draw:polygon draw:style-name="gr8" draw:text-style-name="P4" draw:layer="layout" svg:width="0.157cm" svg:height="0.157cm" svg:x="8.22cm" svg:y="15.266cm" svg:viewBox="0 0 158 158" draw:points="158,85 158,68 85,68 85,0 68,0 68,68 0,68 0,85 68,85 68,158 85,158 85,85">
          <text:p/>
        </draw:polygon>
        <draw:path draw:style-name="gr8" draw:text-style-name="P4" draw:layer="layout" svg:width="0.131cm" svg:height="0.187cm" svg:x="8.509cm" svg:y="15.236cm" svg:viewBox="0 0 132 188" svg:d="M47 188h8c39 0 65-22 65-51 0-21-13-39-52-65-13-8-17-17-17-25 0-17 8-30 31-30 8 0 17 0 17 13 0 8 8 21 21 21 8 0 12-8 12-17 0-13-21-34-46-34-39 0-61 30-61 55 0 17 9 34 38 51 23 18 27 31 27 39 0 21-18 30-39 30-9 0-17 0-17-9 0-12-4-25-17-25s-17 13-17 17c0 13 17 30 47 30z">
          <text:p/>
        </draw:path>
        <draw:path draw:style-name="gr8" draw:text-style-name="P4" draw:layer="layout" svg:width="0.14cm" svg:height="0.199cm" svg:x="8.653cm" svg:y="15.296cm" svg:viewBox="0 0 141 200" svg:d="M94 0l-94 114v18h89v68h23v-68h29v-18h-29v-114zM89 29v85h-67z">
          <text:p/>
        </draw:path>
        <draw:path draw:style-name="gr8" draw:text-style-name="P4" draw:layer="layout" svg:width="0.212cm" svg:height="0.106cm" svg:x="8.959cm" svg:y="15.262cm" svg:viewBox="0 0 213 107" svg:d="M213 22v-22h-213v22zM213 107v-22h-213v22z">
          <text:p/>
        </draw:path>
        <draw:path draw:style-name="gr8" draw:text-style-name="P4" draw:layer="layout" svg:width="0.132cm" svg:height="0.377cm" svg:x="9.345cm" svg:y="15.126cm" svg:viewBox="0 0 133 378" svg:d="M82 63c0-16 13-46 47-55l4-4c0-4-4-4-9-4-34 4-72 30-72 59v72c0 18-4 35-8 40-13 12-31 12-39 12-5 0-5 5-5 5 0 4 0 4 5 4 30 4 43 17 47 34 0 4 0 4 0 17v68c0 16-4 33 17 50 17 9 38 17 55 17 5 0 9 0 9-4s-4-4-9-4c-25-9-34-21-42-43 0-4 0-4 0-16v-73c0-17-4-21-17-34-8-8-13-12-26-16 35-9 43-26 43-48z">
          <text:p/>
        </draw:path>
        <draw:path draw:style-name="gr8" draw:text-style-name="P4" draw:layer="layout" svg:width="0.178cm" svg:height="0.284cm" svg:x="9.558cm" svg:y="15.236cm" svg:viewBox="0 0 179 285" svg:d="M136 47c0 8-9 38-17 63-9 26-47 60-60 60-17 0-21-30-21-51 0-51 30-102 72-102 17 0 26 13 26 30zM89 251c0 13-9 17-21 22h-9c0 0-4 0-4 4v8c0 0 29-4 46-4 18 0 43 0 43 0v-8l-8-5c-9 0-17 0-13-17l56-242v-5c0-4-4-4-4-4-5 0-9 0-13 9l-13 16c-9-12-22-25-39-25-47 0-110 51-110 123 0 30 12 64 51 64 21 0 38-9 63-43h5z">
          <text:p/>
        </draw:path>
        <draw:path draw:style-name="gr8" draw:text-style-name="P4" draw:layer="layout" svg:width="0.132cm" svg:height="0.195cm" svg:x="9.757cm" svg:y="15.291cm" svg:viewBox="0 0 133 196" svg:d="M65 0c-38 0-65 38-65 98 0 64 27 98 65 98s68-34 68-98c0-60-30-98-68-98zM65 17c25 0 38 26 38 81 0 56-13 86-38 86-26 0-38-30-38-86 0-55 12-81 38-81z">
          <text:p/>
        </draw:path>
        <draw:path draw:style-name="gr8" draw:text-style-name="P4" draw:layer="layout" svg:width="0.06cm" svg:height="0.102cm" svg:x="9.935cm" svg:y="15.376cm" svg:viewBox="0 0 61 103" svg:d="M61 44c0-36-26-44-34-44s-27 8-27 25c0 19 19 23 27 23 4 0 8 0 8 0h5c0 0 4 0 4 4 0 9-4 25-34 42l4 9c13-4 47-30 47-59z">
          <text:p/>
        </draw:path>
        <draw:path draw:style-name="gr8" draw:text-style-name="P4" draw:layer="layout" svg:width="0.178cm" svg:height="0.284cm" svg:x="10.101cm" svg:y="15.236cm" svg:viewBox="0 0 179 285" svg:d="M137 47c0 8-10 38-18 64-9 25-47 59-59 59-17 0-26-30-26-51 0-51 34-102 76-102 13 0 27 13 27 30zM89 252c-4 12-8 17-21 17l-8 4c0 0-5 0-5 4v4 4c0 0 30-4 47-4 13 0 43 0 43 0v-8-4h-8c-10 0-18-5-14-17l56-243v-4c0-5-4-5-4-5-4 0-8 0-13 9l-12 17c-9-17-23-26-40-26-46 0-110 51-110 123 0 30 8 64 51 64 17 0 38-9 64-42h4z">
          <text:p/>
        </draw:path>
        <draw:polygon draw:style-name="gr8" draw:text-style-name="P4" draw:layer="layout" svg:width="0.102cm" svg:height="0.191cm" svg:x="10.313cm" svg:y="15.291cm" svg:viewBox="0 0 103 192" draw:points="61,0 0,23 0,31 44,27 44,175 39,179 9,179 9,192 103,192 103,179 73,179 69,175 69,0">
          <text:p/>
        </draw:polygon>
        <draw:path draw:style-name="gr8" draw:text-style-name="P4" draw:layer="layout" svg:width="0.131cm" svg:height="0.377cm" svg:x="10.53cm" svg:y="15.126cm" svg:viewBox="0 0 132 378" svg:d="M47 63v77c0 22 9 39 43 48-13 4-17 8-25 16-13 13-18 17-18 34v73c0 12 0 12 0 16-4 22-12 34-43 43-4 0-4 0-4 4s4 4 8 4c14 0 39-8 57-17 17-17 12-34 12-50v-68c0-13 0-13 5-17 4-17 16-30 42-34 4 0 8 0 8-4l-4-5c-8 0-25 0-42-12-4-5-9-22-9-40v-72c0-29-38-55-69-59-4 0-8 0-8 4 0 0 0 4 4 4 35 9 43 39 43 55z">
          <text:p/>
        </draw:path>
        <draw:line draw:style-name="gr13" draw:text-style-name="P1" draw:layer="layout" svg:x1="10.929cm" svg:y1="15.58cm" svg:x2="10.929cm" svg:y2="15.05cm">
          <text:p/>
        </draw:line>
        <draw:path draw:style-name="gr8" draw:text-style-name="P4" draw:layer="layout" svg:width="0.132cm" svg:height="0.187cm" svg:x="11.179cm" svg:y="15.236cm" svg:viewBox="0 0 133 188" svg:d="M48 188h9c38 0 63-22 63-51 0-21-8-39-46-65-13-8-17-17-17-25 0-17 8-30 25-30 9 0 17 0 17 13 0 8 9 21 21 21 9 0 13-8 13-17 0-13-21-34-47-34-34 0-59 30-59 55 0 17 8 34 38 51 21 18 26 31 26 39 0 21-17 30-39 30-8 0-12 0-17-9 0-12-4-25-18-25-12 0-17 13-17 17 0 13 22 30 48 30z">
          <text:p/>
        </draw:path>
        <draw:path draw:style-name="gr8" draw:text-style-name="P4" draw:layer="layout" svg:width="0.144cm" svg:height="0.199cm" svg:x="11.324cm" svg:y="15.296cm" svg:viewBox="0 0 145 200" svg:d="M93 0l-93 114v18h89v68h21v-68h35v-18h-35v-114zM89 29v85h-68z">
          <text:p/>
        </draw:path>
        <draw:path draw:style-name="gr8" draw:text-style-name="P4" draw:layer="layout" svg:width="0.131cm" svg:height="0.187cm" svg:x="11.965cm" svg:y="15.236cm" svg:viewBox="0 0 132 188" svg:d="M48 188h8c38 0 64-22 64-51 0-21-13-39-51-65-13-8-17-17-17-25 0-17 8-30 29-30 9 0 18 0 18 13 0 8 8 21 17 21 12 0 16-8 16-17 0-13-21-34-46-34-38 0-60 30-60 55 0 17 9 34 38 51 22 18 26 31 26 39 0 21-17 30-38 30-9 0-17 0-17-9 0-12-9-25-22-25-9 0-13 13-13 17 0 13 17 30 48 30z">
          <text:p/>
        </draw:path>
        <draw:path draw:style-name="gr8" draw:text-style-name="P4" draw:layer="layout" svg:width="0.123cm" svg:height="0.195cm" svg:x="12.113cm" svg:y="15.291cm" svg:viewBox="0 0 124 196" svg:d="M78 93c25-8 42-25 42-46 0-25-25-47-55-47-38 0-59 22-59 38 0 9 4 17 12 17 5 0 9-4 13-4v-25c8-9 17-9 26-9 21 0 38 13 38 34 0 26-17 38-47 38h-4v17c4-4 8-4 17-4 25 0 38 13 38 35 0 25-17 47-42 47-9 0-18-5-26-9l-8-21c0-4-5-4-9-4-8 0-14 8-14 17 0 12 23 29 57 29 42 0 67-25 67-55 0-26-17-43-46-48z">
          <text:p/>
        </draw:path>
        <draw:polygon draw:style-name="gr8" draw:text-style-name="P4" draw:layer="layout" svg:width="0.157cm" svg:height="0.153cm" svg:x="8.22cm" svg:y="15.8cm" svg:viewBox="0 0 158 154" draw:points="158,86 158,68 85,68 85,0 68,0 68,68 0,68 0,86 68,86 68,154 85,154 85,86">
          <text:p/>
        </draw:polygon>
        <draw:path draw:style-name="gr8" draw:text-style-name="P4" draw:layer="layout" svg:width="0.131cm" svg:height="0.186cm" svg:x="8.509cm" svg:y="15.771cm" svg:viewBox="0 0 132 187" svg:d="M47 187h8c39 0 65-21 65-56 0-17-13-38-52-63-13-9-17-13-17-26s8-30 31-30c8 0 17 4 17 13 0 8 8 21 21 21 8 0 12-8 12-13 0-17-21-33-46-33-39 0-61 25-61 50 0 18 9 34 38 56 23 12 27 25 27 39 0 21-18 29-39 29-9 0-17-4-17-12 0-9-4-22-17-22s-17 9-17 13c0 17 17 34 47 34z">
          <text:p/>
        </draw:path>
        <draw:path draw:style-name="gr8" draw:text-style-name="P4" draw:layer="layout" svg:width="0.124cm" svg:height="0.187cm" svg:x="8.657cm" svg:y="15.83cm" svg:viewBox="0 0 125 188" svg:d="M19 0v90c4 0 12 0 25 0 38 0 55 13 55 42 0 26-17 43-42 43-9 0-13 0-21-4l-9-22c-4 0-4 0-8 0-10 0-19 5-19 13 0 13 23 26 52 26 43 0 73-26 73-64 0-30-21-52-60-52-8 0-21 0-29 5v-56h80v-21z">
          <text:p/>
        </draw:path>
        <draw:path draw:style-name="gr8" draw:text-style-name="P4" draw:layer="layout" svg:width="0.212cm" svg:height="0.111cm" svg:x="8.959cm" svg:y="15.791cm" svg:viewBox="0 0 213 112" svg:d="M213 26v-26h-213v26zM213 112v-27h-213v27z">
          <text:p/>
        </draw:path>
        <draw:path draw:style-name="gr8" draw:text-style-name="P4" draw:layer="layout" svg:width="0.132cm" svg:height="0.378cm" svg:x="9.345cm" svg:y="15.656cm" svg:viewBox="0 0 133 379" svg:d="M82 64c0-17 13-47 47-56 0 0 4 0 4-4s-4-4-9-4c-34 8-72 34-72 59v77c0 12-4 34-8 38-13 9-31 13-39 13-5 0-5 0-5 4s0 4 5 4c30 0 43 13 47 34 0 4 0 4 0 17v68c0 13-4 34 17 47 17 13 38 18 55 18 5 0 9 0 9-5 0-4-4 0-9-4-25-5-34-22-42-39 0-4 0-4 0-17v-72c0-17-4-26-17-38-8-9-13-9-26-13 35-8 43-26 43-51z">
          <text:p/>
        </draw:path>
        <draw:path draw:style-name="gr8" draw:text-style-name="P4" draw:layer="layout" svg:width="0.178cm" svg:height="0.284cm" svg:x="9.558cm" svg:y="15.766cm" svg:viewBox="0 0 179 285" svg:d="M136 51c0 4-9 38-17 60-9 29-47 63-60 63-17 0-21-30-21-51 0-50 30-102 72-102 17 0 26 13 26 30zM89 255c0 13-9 17-21 17h-9c0 4-4 4-4 4v9c0 0 29 0 46 0 18 0 43 0 43 0v-9c0-4 0-4 0-4h-8c-9 0-17-4-13-17l56-242c0-4 0-4 0-8l-4-5c-5 0-9 5-13 9l-13 17c-9-13-22-21-39-21-47 0-110 50-110 123 0 29 12 63 51 63 21 0 38-8 63-47h5z">
          <text:p/>
        </draw:path>
        <draw:path draw:style-name="gr8" draw:text-style-name="P4" draw:layer="layout" svg:width="0.132cm" svg:height="0.191cm" svg:x="9.757cm" svg:y="15.826cm" svg:viewBox="0 0 133 192" svg:d="M65 0c-38 0-65 34-65 97 0 61 27 95 65 95s68-34 68-95c0-63-30-97-68-97zM65 13c25 0 38 29 38 84 0 56-13 82-38 82-26 0-38-26-38-82 0-55 12-84 38-84z">
          <text:p/>
        </draw:path>
        <draw:path draw:style-name="gr8" draw:text-style-name="P4" draw:layer="layout" svg:width="0.06cm" svg:height="0.102cm" svg:x="9.935cm" svg:y="15.91cm" svg:viewBox="0 0 61 103" svg:d="M61 39c0-34-26-39-34-39s-27 9-27 26 19 21 27 21c4 0 8-4 8-4h5c0 0 4 4 4 8 0 5-4 26-34 43l4 9c13-5 47-35 47-64z">
          <text:p/>
        </draw:path>
        <draw:path draw:style-name="gr8" draw:text-style-name="P4" draw:layer="layout" svg:width="0.179cm" svg:height="0.284cm" svg:x="10.101cm" svg:y="15.766cm" svg:viewBox="0 0 180 285" svg:d="M137 51c0 4-10 38-18 64-8 25-47 59-59 59-17 0-26-30-26-51 0-51 34-102 77-102 12 0 26 13 26 30zM89 255c-4 12-8 16-21 16l-8 5h-5v9c0 0 30 0 47 0 13 0 43 0 43 0v-9-5h-8c-10 0-18-4-14-16l57-242c0-5 0-5 0-9l-5-4c-4 0-8 4-13 8l-12 17c-9-12-23-21-39-21-47 0-111 51-111 123 0 30 9 64 51 64 17 0 38-8 64-47h4z">
          <text:p/>
        </draw:path>
        <draw:path draw:style-name="gr8" draw:text-style-name="P4" draw:layer="layout" svg:width="0.132cm" svg:height="0.191cm" svg:x="10.296cm" svg:y="15.826cm" svg:viewBox="0 0 133 192" svg:d="M30 170c59-52 95-81 95-119 0-30-23-51-57-51s-59 21-59 38c0 8 4 17 17 17 4 0 8 0 8-4v-30c9-4 17-8 26-8 25 0 38 16 38 42 0 38-34 69-98 120v17h133v-47h-14l-4 25z">
          <text:p/>
        </draw:path>
        <draw:path draw:style-name="gr8" draw:text-style-name="P4" draw:layer="layout" svg:width="0.131cm" svg:height="0.378cm" svg:x="10.53cm" svg:y="15.656cm" svg:viewBox="0 0 132 379" svg:d="M47 64v76c0 25 9 43 43 51-13 4-17 4-25 13-13 12-18 21-18 38v72c0 13 0 13 0 17-4 17-12 34-43 39-4 4-4 0-4 4 0 5 4 5 8 5 14 0 39-5 57-18 17-13 12-34 12-47v-68c0-13 0-13 5-17 4-21 16-34 42-34 4 0 8 0 8-4s-4-4-4-4c-8 0-25-4-42-13-4-4-9-26-9-38v-77c0-25-38-51-69-59-4 0-8 0-8 4s0 4 4 4c35 9 43 39 43 56z">
          <text:p/>
        </draw:path>
        <draw:line draw:style-name="gr13" draw:text-style-name="P1" draw:layer="layout" svg:x1="10.929cm" svg:y1="16.114cm" svg:x2="10.929cm" svg:y2="15.58cm">
          <text:p/>
        </draw:line>
        <draw:path draw:style-name="gr8" draw:text-style-name="P4" draw:layer="layout" svg:width="0.132cm" svg:height="0.186cm" svg:x="11.179cm" svg:y="15.771cm" svg:viewBox="0 0 133 187" svg:d="M48 187h9c38 0 63-21 63-56 0-17-8-38-46-63-13-9-17-13-17-26s8-30 25-30c9 0 17 4 17 13 0 8 9 21 21 21 9 0 13-8 13-13 0-17-21-33-47-33-34 0-59 25-59 50 0 18 8 34 38 56 21 12 26 25 26 39 0 21-17 29-39 29-8 0-12-4-17-12 0-9-4-22-18-22-12 0-17 9-17 13 0 17 22 34 48 34z">
          <text:p/>
        </draw:path>
        <draw:path draw:style-name="gr8" draw:text-style-name="P4" draw:layer="layout" svg:width="0.144cm" svg:height="0.199cm" svg:x="11.324cm" svg:y="15.826cm" svg:viewBox="0 0 145 200" svg:d="M93 0l-93 118v17h89v65h21v-65h35v-17h-35v-118zM89 34v84h-68z">
          <text:p/>
        </draw:path>
        <draw:path draw:style-name="gr8" draw:text-style-name="P4" draw:layer="layout" svg:width="0.131cm" svg:height="0.186cm" svg:x="11.965cm" svg:y="15.771cm" svg:viewBox="0 0 132 187" svg:d="M48 187h8c38 0 64-21 64-56 0-17-13-38-51-63-13-9-17-13-17-26s8-30 29-30c9 0 18 4 18 13 0 8 8 21 17 21 12 0 16-8 16-13 0-17-21-33-46-33-38 0-60 25-60 50 0 18 9 34 38 56 22 12 26 25 26 39 0 21-17 29-38 29-9 0-17-4-17-12 0-9-9-22-22-22-9 0-13 9-13 13 0 17 17 34 48 34z">
          <text:p/>
        </draw:path>
        <draw:path draw:style-name="gr8" draw:text-style-name="P4" draw:layer="layout" svg:width="0.132cm" svg:height="0.195cm" svg:x="12.113cm" svg:y="15.826cm" svg:viewBox="0 0 133 196" svg:d="M65 0c-38 0-65 33-65 97 0 59 27 99 65 99 43 0 68-40 68-99 0-64-25-97-68-97zM65 12c26 0 43 30 43 85s-17 81-43 81c-25 0-38-26-38-81s13-85 38-85z">
          <text:p/>
        </draw:path>
        <draw:polygon draw:style-name="gr8" draw:text-style-name="P4" draw:layer="layout" svg:width="0.157cm" svg:height="0.157cm" svg:x="8.22cm" svg:y="16.33cm" svg:viewBox="0 0 158 158" draw:points="158,85 158,68 85,68 85,0 68,0 68,68 0,68 0,85 68,85 68,158 85,158 85,85">
          <text:p/>
        </draw:polygon>
        <draw:path draw:style-name="gr8" draw:text-style-name="P4" draw:layer="layout" svg:width="0.131cm" svg:height="0.187cm" svg:x="8.509cm" svg:y="16.305cm" svg:viewBox="0 0 132 188" svg:d="M47 188h8c39 0 65-26 65-57 0-21-13-38-52-63-13-9-17-17-17-26 0-17 8-29 31-29 8 0 17 4 17 12 0 9 8 22 21 22 8 0 12-9 12-17 0-13-21-30-46-30-39 0-61 25-61 51 0 17 9 34 38 51 23 17 27 29 27 38 0 22-18 31-39 31-9 0-17 0-17-9 0-14-4-26-17-26s-17 12-17 17c0 18 17 30 47 35z">
          <text:p/>
        </draw:path>
        <draw:path draw:style-name="gr8" draw:text-style-name="P4" draw:layer="layout" svg:width="0.132cm" svg:height="0.199cm" svg:x="8.657cm" svg:y="16.352cm" svg:viewBox="0 0 133 200" svg:d="M112 0c-69 4-112 46-112 119 0 51 30 81 69 81s64-30 64-68c0-34-21-59-55-59-17 0-35 8-48 17 9-52 35-78 82-78zM30 102c9-8 27-12 39-12 26 0 43 17 43 46 0 30-17 51-43 51s-39-25-39-68c0-4 0-12 0-17z">
          <text:p/>
        </draw:path>
        <draw:path draw:style-name="gr8" draw:text-style-name="P4" draw:layer="layout" svg:width="0.212cm" svg:height="0.106cm" svg:x="8.959cm" svg:y="16.326cm" svg:viewBox="0 0 213 107" svg:d="M213 22v-22h-213v22zM213 107v-21h-213v21z">
          <text:p/>
        </draw:path>
        <draw:path draw:style-name="gr8" draw:text-style-name="P4" draw:layer="layout" svg:width="0.132cm" svg:height="0.378cm" svg:x="9.345cm" svg:y="16.19cm" svg:viewBox="0 0 133 379" svg:d="M82 64c0-17 13-47 47-55l4-4c0-5-4-5-9-5-34 5-72 30-72 60v72c0 17-4 38-8 38-13 13-31 13-39 13-5 0-5 4-5 4 0 4 0 4 5 8 30 0 43 13 47 31 0 5 0 5 0 21v64c0 17-4 34 17 51 17 9 38 17 55 17 5 0 9 0 9-4s-4-4-9-4c-25-9-34-22-42-43 0-4 0-4 0-17v-72c0-17-4-21-17-35-8-9-13-13-26-17 35-9 43-25 43-47z">
          <text:p/>
        </draw:path>
        <draw:path draw:style-name="gr8" draw:text-style-name="P4" draw:layer="layout" svg:width="0.178cm" svg:height="0.284cm" svg:x="9.558cm" svg:y="16.301cm" svg:viewBox="0 0 179 285" svg:d="M136 47c0 9-9 38-17 64-9 25-47 59-60 59-17 0-21-25-21-50 0-52 30-103 72-103 17 0 26 13 26 30zM89 251c0 13-9 17-21 21h-9c0 0-4 0-4 4v9c0 0 29-4 46-4 18 0 43 4 43 4v-4-9l-8-4c-9 0-17 0-13-17l56-243v-4c0-4-4-4-4-4-5 0-9 0-13 8l-13 17c-9-13-22-21-39-21-47 0-110 48-110 120 0 34 12 68 51 68 21 0 38-13 63-47h5z">
          <text:p/>
        </draw:path>
        <draw:polygon draw:style-name="gr8" draw:text-style-name="P4" draw:layer="layout" svg:width="0.102cm" svg:height="0.187cm" svg:x="9.77cm" svg:y="16.36cm" svg:viewBox="0 0 103 188" draw:points="59,0 0,17 0,30 42,21 42,171 42,175 8,175 8,188 103,188 103,179 72,175 68,171 68,0">
          <text:p/>
        </draw:polygon>
        <draw:path draw:style-name="gr8" draw:text-style-name="P4" draw:layer="layout" svg:width="0.06cm" svg:height="0.098cm" svg:x="9.935cm" svg:y="16.445cm" svg:viewBox="0 0 61 99" svg:d="M61 38c0-34-26-38-34-38s-27 4-27 21 19 21 27 21c4 0 8 0 8 0h5c0 0 4 0 4 5 0 8-4 25-34 46l4 6c13-6 47-31 47-61z">
          <text:p/>
        </draw:path>
        <draw:path draw:style-name="gr8" draw:text-style-name="P4" draw:layer="layout" svg:width="0.178cm" svg:height="0.284cm" svg:x="10.101cm" svg:y="16.301cm" svg:viewBox="0 0 179 285" svg:d="M137 47c0 9-10 38-18 64-9 25-47 59-59 59-17 0-26-25-26-50 0-52 34-103 76-103 13 0 27 13 27 30zM89 251c-4 13-8 17-21 21h-8c0 0-5 0-5 4v9c0 0 30-4 47-4 13 0 43 4 43 4v-4-9l-8-4c-10 0-18 0-14-17l56-243v-4c0-4-4-4-4-4-4 0-8 0-13 8l-12 17c-9-13-23-21-40-21-46 0-110 48-110 120 0 34 8 68 51 68 17 0 38-13 64-47h4z">
          <text:p/>
        </draw:path>
        <draw:path draw:style-name="gr8" draw:text-style-name="P4" draw:layer="layout" svg:width="0.132cm" svg:height="0.187cm" svg:x="10.296cm" svg:y="16.36cm" svg:viewBox="0 0 133 188" svg:d="M30 166c59-46 95-81 95-115 0-30-23-51-57-51s-59 17-59 38c0 9 4 13 17 13 4 0 8 0 8-4v-30c9-4 17-4 26-4 25 0 38 17 38 42 0 34-34 65-98 116v17h133v-43h-14l-4 21z">
          <text:p/>
        </draw:path>
        <draw:path draw:style-name="gr8" draw:text-style-name="P4" draw:layer="layout" svg:width="0.131cm" svg:height="0.378cm" svg:x="10.53cm" svg:y="16.19cm" svg:viewBox="0 0 132 379" svg:d="M47 64v76c0 22 9 38 43 47-13 4-17 8-25 17-13 14-18 18-18 35v72c0 13 0 13 0 17-4 21-12 34-43 43-4 0-4 0-4 4s4 4 8 4c14 0 39-8 57-17 17-17 12-34 12-51v-64c0-16 0-16 5-21 4-18 16-31 42-31 4-4 8-4 8-8l-4-4c-8 0-25 0-42-13-4 0-9-21-9-38v-72c0-30-38-55-69-60-4 0-8 0-8 5 0 0 0 4 4 4 35 8 43 38 43 55z">
          <text:p/>
        </draw:path>
        <draw:line draw:style-name="gr13" draw:text-style-name="P1" draw:layer="layout" svg:x1="10.929cm" svg:y1="16.644cm" svg:x2="10.929cm" svg:y2="16.114cm">
          <text:p/>
        </draw:line>
        <draw:path draw:style-name="gr8" draw:text-style-name="P4" draw:layer="layout" svg:width="0.132cm" svg:height="0.187cm" svg:x="11.179cm" svg:y="16.305cm" svg:viewBox="0 0 133 188" svg:d="M48 188h9c38 0 63-26 63-57 0-21-8-38-46-63-13-9-17-17-17-26 0-17 8-29 25-29 9 0 17 4 17 12 0 9 9 22 21 22 9 0 13-9 13-17 0-13-21-30-47-30-34 0-59 25-59 51 0 17 8 34 38 51 21 17 26 29 26 38 0 22-17 31-39 31-8 0-12 0-17-9 0-14-4-26-18-26-12 0-17 12-17 17 0 18 22 30 48 35z">
          <text:p/>
        </draw:path>
        <draw:path draw:style-name="gr8" draw:text-style-name="P4" draw:layer="layout" svg:width="0.132cm" svg:height="0.191cm" svg:x="11.328cm" svg:y="16.36cm" svg:viewBox="0 0 133 192" svg:d="M65 0c-38 0-65 34-65 93 0 64 27 99 65 99 42 0 68-35 68-99 0-59-26-93-68-93zM65 13c25 0 42 25 42 80s-17 86-42 86c-26 0-38-31-38-86s12-80 38-80z">
          <text:p/>
        </draw:path>
        <draw:path draw:style-name="gr8" draw:text-style-name="P4" draw:layer="layout" svg:width="0.131cm" svg:height="0.187cm" svg:x="11.965cm" svg:y="16.305cm" svg:viewBox="0 0 132 188" svg:d="M48 188h8c38 0 64-26 64-57 0-21-13-38-51-63-13-9-17-17-17-26 0-17 8-29 29-29 9 0 18 4 18 12 0 9 8 22 17 22 12 0 16-9 16-17 0-13-21-30-46-30-38 0-60 25-60 51 0 17 9 34 38 51 22 17 26 29 26 38 0 22-17 31-38 31-9 0-17 0-17-9 0-14-9-26-22-26-9 0-13 12-13 17 0 18 17 30 48 35z">
          <text:p/>
        </draw:path>
        <draw:path draw:style-name="gr8" draw:text-style-name="P4" draw:layer="layout" svg:width="0.123cm" svg:height="0.191cm" svg:x="12.113cm" svg:y="16.36cm" svg:viewBox="0 0 124 192" svg:d="M78 89c25-8 42-21 42-42 0-30-25-47-55-47-38 0-59 17-59 34 0 9 4 17 12 17 5 0 9 0 13-4v-26c8-8 17-8 26-8 21 0 38 12 38 34 0 25-17 38-47 38h-4v17c4-4 8-4 17-4 25 0 38 12 38 38 0 21-17 43-42 43-9 0-18-4-26-8l-8-23c0 0-5-4-9-4-8 0-14 9-14 17 0 14 23 31 57 31 42 0 67-26 67-56 0-26-17-43-46-47z">
          <text:p/>
        </draw:path>
        <draw:polygon draw:style-name="gr8" draw:text-style-name="P4" draw:layer="layout" svg:width="0.157cm" svg:height="0.152cm" svg:x="7.677cm" svg:y="16.865cm" svg:viewBox="0 0 158 153" draw:points="158,86 158,68 90,68 90,0 73,0 73,68 0,68 0,86 73,86 73,153 90,153 90,86">
          <text:p/>
        </draw:polygon>
        <draw:path draw:style-name="gr8" draw:text-style-name="P4" draw:layer="layout" svg:width="0.131cm" svg:height="0.187cm" svg:x="7.966cm" svg:y="16.835cm" svg:viewBox="0 0 132 188" svg:d="M46 188h9c39 0 64-22 64-52 0-21-8-43-47-64-13-8-17-17-17-29 0-13 8-30 25-30 9 0 18 4 18 13 4 12 9 21 21 21 9 0 13-4 13-13 0-17-21-34-48-34-34 0-59 26-59 51 0 17 13 38 38 55 21 13 26 30 26 38 0 22-17 30-34 30-13 0-17-4-22-13 0-8-4-21-17-21-12 0-16 9-16 13 0 17 21 35 46 35z">
          <text:p/>
        </draw:path>
        <draw:polygon draw:style-name="gr8" draw:text-style-name="P4" draw:layer="layout" svg:width="0.127cm" svg:height="0.195cm" svg:x="8.123cm" svg:y="16.894cm" svg:viewBox="0 0 128 196" draw:points="0,0 0,47 12,47 17,22 103,22 12,196 34,196 34,192 128,13 128,0">
          <text:p/>
        </draw:polygon>
        <draw:path draw:style-name="gr8" draw:text-style-name="P4" draw:layer="layout" svg:width="0.212cm" svg:height="0.11cm" svg:x="8.42cm" svg:y="16.856cm" svg:viewBox="0 0 213 111" svg:d="M213 26v-26h-213v26zM213 111v-25h-213v25z">
          <text:p/>
        </draw:path>
        <draw:path draw:style-name="gr8" draw:text-style-name="P4" draw:layer="layout" svg:width="0.131cm" svg:height="0.381cm" svg:x="8.802cm" svg:y="16.721cm" svg:viewBox="0 0 132 382" svg:d="M82 63c0-13 12-46 46-55 0 0 4 0 4-4s-4-4-8-4c-34 8-72 34-72 59v76c0 13 0 34-9 38-14 13-30 13-39 13-4 0-4 0-4 4 0 5 4 5 8 5 26 0 40 12 44 34 0 4 0 4 0 18v67c0 17-4 34 17 47 17 13 38 21 55 21 4 0 8 0 8-8 0 0-4 0-8-5-26-4-34-21-38-38-4-4-4-4-4-17v-72c0-18-5-26-17-39-9-4-13-8-22-13 34-8 39-25 39-46z">
          <text:p/>
        </draw:path>
        <draw:path draw:style-name="gr8" draw:text-style-name="P4" draw:layer="layout" svg:width="0.174cm" svg:height="0.284cm" svg:x="9.018cm" svg:y="16.831cm" svg:viewBox="0 0 175 285" svg:d="M133 51c0 4-8 39-18 64-8 26-42 60-59 60s-22-30-22-51c0-51 30-103 73-103 18 0 26 13 26 30zM85 255c0 13-8 17-21 17l-8 5h-5v8h5c0 0 25 0 42 0s44 0 44 0h4v-8l-4-5h-9c-4 0-18-4-13-17l55-242c0-5 0-5 0-9l-4-4c-4 0-8 4-13 8l-12 17c-9-12-21-21-39-21-47 0-107 51-107 124 0 30 9 64 47 64 21 0 42-9 68-47z">
          <text:p/>
        </draw:path>
        <draw:path draw:style-name="gr8" draw:text-style-name="P4" draw:layer="layout" svg:width="0.131cm" svg:height="0.195cm" svg:x="9.214cm" svg:y="16.89cm" svg:viewBox="0 0 132 196" svg:d="M64 0c-38 0-64 34-64 99 0 59 26 97 64 97 43 0 68-38 68-97 0-65-25-99-68-99zM64 13c26 0 43 30 43 86 0 55-17 80-43 80-25 0-38-25-38-80 0-56 13-86 38-86z">
          <text:p/>
        </draw:path>
        <draw:path draw:style-name="gr8" draw:text-style-name="P4" draw:layer="layout" svg:width="0.055cm" svg:height="0.102cm" svg:x="9.396cm" svg:y="16.975cm" svg:viewBox="0 0 56 103" svg:d="M56 43c0-39-26-43-34-43-9 0-22 9-22 26s13 22 26 22h4c0-5 4-5 4-5 5 0 5 5 5 9 0 8-5 25-34 42l4 9c13-4 47-34 47-60z">
          <text:p/>
        </draw:path>
        <draw:path draw:style-name="gr8" draw:text-style-name="P4" draw:layer="layout" svg:width="0.178cm" svg:height="0.284cm" svg:x="9.558cm" svg:y="16.831cm" svg:viewBox="0 0 179 285" svg:d="M136 51c0 4-9 39-17 64-9 26-47 60-60 60-17 0-21-30-21-51 0-51 30-103 72-103 17 0 26 13 26 30zM89 255c0 13-9 17-21 17l-9 5h-4v8c0 0 29 0 46 0 18 0 43 0 43 0v-8-5h-8c-9 0-17-4-13-17l56-242c0-5 0-5 0-9l-4-4c-5 0-9 4-13 8l-13 17c-9-12-22-21-39-21-47 0-110 51-110 124 0 30 12 64 51 64 21 0 38-9 63-47h5z">
          <text:p/>
        </draw:path>
        <draw:polygon draw:style-name="gr8" draw:text-style-name="P4" draw:layer="layout" svg:width="0.102cm" svg:height="0.187cm" svg:x="9.77cm" svg:y="16.89cm" svg:viewBox="0 0 103 188" draw:points="59,0 0,17 0,30 42,22 42,171 42,175 8,180 8,188 103,188 103,180 72,175 68,171 68,0">
          <text:p/>
        </draw:polygon>
        <draw:path draw:style-name="gr8" draw:text-style-name="P4" draw:layer="layout" svg:width="0.06cm" svg:height="0.102cm" svg:x="9.935cm" svg:y="16.975cm" svg:viewBox="0 0 61 103" svg:d="M61 43c0-39-26-43-34-43s-27 9-27 26 19 22 27 22c4 0 8 0 8 0 0-5 5-5 5-5 0 0 4 5 4 9 0 8-4 25-34 42l4 9c13-4 47-34 47-60z">
          <text:p/>
        </draw:path>
        <draw:path draw:style-name="gr8" draw:text-style-name="P4" draw:layer="layout" svg:width="0.179cm" svg:height="0.284cm" svg:x="10.101cm" svg:y="16.831cm" svg:viewBox="0 0 180 285" svg:d="M137 51c0 4-10 39-18 64-8 26-47 60-59 60-17 0-26-30-26-51 0-51 34-103 77-103 12 0 26 13 26 30zM89 255c-4 13-8 17-21 17l-8 4h-5v9c0 0 30 0 47 0 13 0 43 0 43 0v-9-4h-8c-10 0-18-4-14-17l57-243c0-4 0-4 0-8l-5-4c-4 0-8 4-13 8l-12 17c-9-13-23-21-39-21-47 0-111 51-111 124 0 30 9 64 51 64 17 0 38-9 64-47h4z">
          <text:p/>
        </draw:path>
        <draw:path draw:style-name="gr8" draw:text-style-name="P4" draw:layer="layout" svg:width="0.132cm" svg:height="0.191cm" svg:x="10.296cm" svg:y="16.89cm" svg:viewBox="0 0 133 192" svg:d="M30 171c59-51 95-82 95-116s-23-55-57-55-59 21-59 38c0 13 4 17 17 17 4 0 8 0 8-4v-30c9-4 17-8 26-8 25 0 38 17 38 42 0 39-34 69-98 120v17h133v-47h-14l-4 26z">
          <text:p/>
        </draw:path>
        <draw:path draw:style-name="gr8" draw:text-style-name="P4" draw:layer="layout" svg:width="0.131cm" svg:height="0.381cm" svg:x="10.53cm" svg:y="16.721cm" svg:viewBox="0 0 132 382" svg:d="M47 63v81c0 21 9 38 43 46-13 5-17 9-25 13-13 13-18 21-18 39v72c0 13 0 13 0 17-4 17-12 34-43 38-4 5-4 5-4 5 0 8 4 8 8 8 14 0 39-8 57-21 17-13 12-30 12-47v-67c0-14 0-14 5-18 4-22 16-34 42-34 4 0 8 0 8-5 0-4-4-4-4-4-8 0-25 0-42-13-4-4-9-25-9-38v-76c0-25-38-51-69-59-4 0-8 0-8 4s0 4 4 4c35 9 43 42 43 55z">
          <text:p/>
        </draw:path>
        <draw:line draw:style-name="gr13" draw:text-style-name="P1" draw:layer="layout" svg:x1="10.929cm" svg:y1="17.179cm" svg:x2="10.929cm" svg:y2="16.644cm">
          <text:p/>
        </draw:line>
        <draw:path draw:style-name="gr8" draw:text-style-name="P4" draw:layer="layout" svg:width="0.132cm" svg:height="0.187cm" svg:x="11.179cm" svg:y="16.835cm" svg:viewBox="0 0 133 188" svg:d="M48 188h9c38 0 63-22 63-52 0-21-8-43-46-64-13-8-17-17-17-29 0-13 8-30 25-30 9 0 17 4 17 13 0 12 9 21 21 21 9 0 13-4 13-13 0-17-21-34-47-34-34 0-59 26-59 51 0 17 8 38 38 55 21 13 26 30 26 38 0 22-17 30-39 30-8 0-12-4-17-13 0-8-4-21-18-21-12 0-17 9-17 13 0 17 22 35 48 35z">
          <text:p/>
        </draw:path>
        <draw:path draw:style-name="gr8" draw:text-style-name="P4" draw:layer="layout" svg:width="0.144cm" svg:height="0.195cm" svg:x="11.324cm" svg:y="16.894cm" svg:viewBox="0 0 145 196" svg:d="M93 0l-93 116v17h89v63h21v-63h35v-17h-35v-116zM89 30v86h-68z">
          <text:p/>
        </draw:path>
        <draw:path draw:style-name="gr8" draw:text-style-name="P4" draw:layer="layout" svg:width="0.131cm" svg:height="0.187cm" svg:x="11.965cm" svg:y="16.835cm" svg:viewBox="0 0 132 188" svg:d="M48 188h8c38 0 64-22 64-52 0-21-13-43-51-64-13-8-17-17-17-29 0-13 8-30 29-30 9 0 18 4 18 13 0 12 8 21 17 21 12 0 16-4 16-13 0-17-21-34-46-34-38 0-60 26-60 51 0 17 9 38 38 55 22 13 26 30 26 38 0 22-17 30-38 30-9 0-17-4-17-13 0-8-9-21-22-21-9 0-13 9-13 13 0 17 17 35 48 35z">
          <text:p/>
        </draw:path>
        <draw:path draw:style-name="gr8" draw:text-style-name="P4" draw:layer="layout" svg:width="0.123cm" svg:height="0.195cm" svg:x="12.113cm" svg:y="16.89cm" svg:viewBox="0 0 124 196" svg:d="M78 95c25-9 42-27 42-48 0-26-25-47-55-47-38 0-59 21-59 38 0 9 4 13 12 13 5 0 9 0 13 0v-30c8-4 17-8 26-8 21 0 38 17 38 38s-17 35-47 35h-4v17c4 0 8 0 17 0 25 0 38 13 38 34 0 25-17 42-42 42-9 0-18 0-26-4l-8-25c0 0-5 0-9 0-8 0-14 4-14 12 0 17 23 34 57 34 42 0 67-25 67-59 0-25-17-42-46-42z">
          <text:p/>
        </draw:path>
        <draw:path draw:style-name="gr1" draw:text-style-name="P1" draw:layer="layout" svg:width="0.573cm" svg:height="0.435cm" svg:x="6.833cm" svg:y="21.91cm" svg:viewBox="0 0 574 436" svg:d="M354 431c-193 27-354-51-354-212 0-221 306-289 574-136">
          <text:p/>
        </draw:path>
        <draw:path draw:style-name="gr2" draw:text-style-name="P2" draw:layer="layout" svg:width="0.229cm" svg:height="0.135cm" svg:x="7.177cm" svg:y="22.26cm" svg:viewBox="0 0 230 136" svg:d="M230 0c-80 25-157 29-230 21l17 115c73-25 145-73 213-136z">
          <text:p/>
        </draw:path>
        <draw:path draw:style-name="gr3" draw:text-style-name="P1" draw:layer="layout" svg:width="0.229cm" svg:height="0.135cm" svg:x="7.177cm" svg:y="22.26cm" svg:viewBox="0 0 230 136" svg:d="M230 0c-80 25-157 29-230 21l17 115c73-25 145-73 213-136z">
          <text:p/>
        </draw:path>
        <draw:path draw:style-name="gr1" draw:text-style-name="P1" draw:layer="layout" svg:width="5.018cm" svg:height="0.393cm" svg:x="8.137cm" svg:y="21.988cm" svg:viewBox="0 0 5019 394" svg:d="M0 85c1677-179 3375-73 5019 309">
          <text:p/>
        </draw:path>
        <draw:path draw:style-name="gr2" draw:text-style-name="P2" draw:layer="layout" svg:width="0.238cm" svg:height="0.127cm" svg:x="7.903cm" svg:y="22.005cm" svg:viewBox="0 0 239 128" svg:d="M0 90c82 13 158 26 239 38l-13-128c-76 31-153 61-226 90z">
          <text:p/>
        </draw:path>
        <draw:path draw:style-name="gr3" draw:text-style-name="P1" draw:layer="layout" svg:width="0.238cm" svg:height="0.127cm" svg:x="7.903cm" svg:y="22.005cm" svg:viewBox="0 0 239 128" svg:d="M0 90c82 13 158 26 239 38l-13-128c-76 31-153 61-226 90z">
          <text:p/>
        </draw:path>
        <draw:line draw:style-name="gr1" draw:text-style-name="P1" draw:layer="layout" svg:x1="11.877cm" svg:y1="23.728cm" svg:x2="13.211cm" svg:y2="22.608cm">
          <text:p/>
        </draw:line>
        <draw:polygon draw:style-name="gr2" draw:text-style-name="P2" draw:layer="layout" svg:width="0.221cm" svg:height="0.199cm" svg:x="11.694cm" svg:y="23.681cm" svg:viewBox="0 0 222 200" draw:points="0,200 222,97 141,0">
          <text:p/>
        </draw:polygon>
        <draw:polygon draw:style-name="gr3" draw:text-style-name="P1" draw:layer="layout" svg:width="0.221cm" svg:height="0.199cm" svg:x="11.694cm" svg:y="23.681cm" svg:viewBox="0 0 222 200" draw:points="0,200 222,97 141,0">
          <text:p/>
        </draw:polygon>
        <draw:line draw:style-name="gr1" draw:text-style-name="P1" draw:layer="layout" svg:x1="7.636cm" svg:y1="22.629cm" svg:x2="7.636cm" svg:y2="23.787cm">
          <text:p/>
        </draw:line>
        <draw:polygon draw:style-name="gr2" draw:text-style-name="P2" draw:layer="layout" svg:width="0.123cm" svg:height="0.234cm" svg:x="7.576cm" svg:y="22.395cm" svg:viewBox="0 0 124 235" draw:points="61,0 0,235 124,235">
          <text:p/>
        </draw:polygon>
        <draw:polygon draw:style-name="gr3" draw:text-style-name="P1" draw:layer="layout" svg:width="0.123cm" svg:height="0.234cm" svg:x="7.576cm" svg:y="22.395cm" svg:viewBox="0 0 124 235" draw:points="61,0 0,235 124,235">
          <text:p/>
        </draw:polygon>
        <draw:line draw:style-name="gr1" draw:text-style-name="P1" draw:layer="layout" svg:x1="9.062cm" svg:y1="24.054cm" svg:x2="7.903cm" svg:y2="24.054cm">
          <text:p/>
        </draw:line>
        <draw:polygon draw:style-name="gr2" draw:text-style-name="P2" draw:layer="layout" svg:width="0.234cm" svg:height="0.123cm" svg:x="9.062cm" svg:y="23.99cm" svg:viewBox="0 0 235 124" draw:points="235,65 0,0 0,124">
          <text:p/>
        </draw:polygon>
        <draw:polygon draw:style-name="gr3" draw:text-style-name="P1" draw:layer="layout" svg:width="0.234cm" svg:height="0.123cm" svg:x="9.062cm" svg:y="23.99cm" svg:viewBox="0 0 235 124" draw:points="235,65 0,0 0,124">
          <text:p/>
        </draw:polygon>
        <draw:line draw:style-name="gr1" draw:text-style-name="P1" draw:layer="layout" svg:x1="7.992cm" svg:y1="22.48cm" svg:x2="9.377cm" svg:y2="23.864cm">
          <text:p/>
        </draw:line>
        <draw:polygon draw:style-name="gr2" draw:text-style-name="P2" draw:layer="layout" svg:width="0.208cm" svg:height="0.212cm" svg:x="7.827cm" svg:y="22.315cm" svg:viewBox="0 0 209 213" draw:points="0,0 119,213 209,123">
          <text:p/>
        </draw:polygon>
        <draw:polygon draw:style-name="gr3" draw:text-style-name="P1" draw:layer="layout" svg:width="0.208cm" svg:height="0.212cm" svg:x="7.827cm" svg:y="22.315cm" svg:viewBox="0 0 209 213" draw:points="0,0 119,213 209,123">
          <text:p/>
        </draw:polygon>
        <draw:path draw:style-name="gr1" draw:text-style-name="P1" draw:layer="layout" svg:width="0.435cm" svg:height="0.569cm" svg:x="11.272cm" svg:y="24.287cm" svg:viewBox="0 0 436 570" svg:d="M432 216c25 191-55 354-213 354-221 0-289-307-136-570">
          <text:p/>
        </draw:path>
        <draw:path draw:style-name="gr2" draw:text-style-name="P2" draw:layer="layout" svg:width="0.14cm" svg:height="0.225cm" svg:x="11.622cm" svg:y="24.287cm" svg:viewBox="0 0 141 226" svg:d="M0 0c26 77 30 154 21 226l120-17c-30-72-77-144-141-209z">
          <text:p/>
        </draw:path>
        <draw:path draw:style-name="gr3" draw:text-style-name="P1" draw:layer="layout" svg:width="0.14cm" svg:height="0.225cm" svg:x="11.622cm" svg:y="24.287cm" svg:viewBox="0 0 141 226" svg:d="M0 0c26 77 30 154 21 226l120-17c-30-72-77-144-141-209z">
          <text:p/>
        </draw:path>
        <draw:line draw:style-name="gr1" draw:text-style-name="P1" draw:layer="layout" svg:x1="10.064cm" svg:y1="24.054cm" svg:x2="11.219cm" svg:y2="24.054cm">
          <text:p/>
        </draw:line>
        <draw:polygon draw:style-name="gr2" draw:text-style-name="P2" draw:layer="layout" svg:width="0.233cm" svg:height="0.123cm" svg:x="9.831cm" svg:y="23.99cm" svg:viewBox="0 0 234 124" draw:points="0,65 234,124 234,0">
          <text:p/>
        </draw:polygon>
        <draw:polygon draw:style-name="gr3" draw:text-style-name="P1" draw:layer="layout" svg:width="0.233cm" svg:height="0.123cm" svg:x="9.831cm" svg:y="23.99cm" svg:viewBox="0 0 234 124" draw:points="0,65 234,124 234,0">
          <text:p/>
        </draw:polygon>
        <draw:line draw:style-name="gr1" draw:text-style-name="P1" draw:layer="layout" svg:x1="11.945cm" svg:y1="23.843cm" svg:x2="13.173cm" svg:y2="23.269cm">
          <text:p/>
        </draw:line>
        <draw:polygon draw:style-name="gr2" draw:text-style-name="P2" draw:layer="layout" svg:width="0.237cm" svg:height="0.157cm" svg:x="11.733cm" svg:y="23.782cm" svg:viewBox="0 0 238 158" draw:points="0,158 238,116 187,0">
          <text:p/>
        </draw:polygon>
        <draw:polygon draw:style-name="gr3" draw:text-style-name="P1" draw:layer="layout" svg:width="0.237cm" svg:height="0.157cm" svg:x="11.733cm" svg:y="23.782cm" svg:viewBox="0 0 238 158" draw:points="0,158 238,116 187,0">
          <text:p/>
        </draw:polygon>
        <draw:path draw:style-name="gr1" draw:text-style-name="P1" draw:layer="layout" svg:width="5.026cm" svg:height="0.933cm" svg:x="8.137cm" svg:y="22.128cm" svg:viewBox="0 0 5027 934" svg:d="M0 0c1715 30 3417 348 5027 934">
          <text:p/>
        </draw:path>
        <draw:path draw:style-name="gr2" draw:text-style-name="P2" draw:layer="layout" svg:width="0.238cm" svg:height="0.123cm" svg:x="7.903cm" svg:y="22.069cm" svg:viewBox="0 0 239 124" svg:d="M0 60c82 21 158 43 235 64l4-124c-81 18-157 39-239 60z">
          <text:p/>
        </draw:path>
        <draw:path draw:style-name="gr3" draw:text-style-name="P1" draw:layer="layout" svg:width="0.238cm" svg:height="0.123cm" svg:x="7.903cm" svg:y="22.069cm" svg:viewBox="0 0 239 124" svg:d="M0 60c82 21 158 43 235 64l4-124c-81 18-157 39-239 60z">
          <text:p/>
        </draw:path>
        <draw:line draw:style-name="gr1" draw:text-style-name="P1" draw:layer="layout" svg:x1="8.115cm" svg:y1="22.281cm" svg:x2="10.753cm" svg:y2="23.139cm">
          <text:p/>
        </draw:line>
        <draw:polygon draw:style-name="gr2" draw:text-style-name="P2" draw:layer="layout" svg:width="0.242cm" svg:height="0.131cm" svg:x="7.89cm" svg:y="22.209cm" svg:viewBox="0 0 243 132" draw:points="0,0 204,132 243,13">
          <text:p/>
        </draw:polygon>
        <draw:polygon draw:style-name="gr3" draw:text-style-name="P1" draw:layer="layout" svg:width="0.242cm" svg:height="0.131cm" svg:x="7.89cm" svg:y="22.209cm" svg:viewBox="0 0 243 132" draw:points="0,0 204,132 243,13">
          <text:p/>
        </draw:polygon>
        <draw:line draw:style-name="gr1" draw:text-style-name="P1" draw:layer="layout" svg:x1="9.996cm" svg:y1="23.805cm" svg:x2="10.778cm" svg:y2="23.354cm">
          <text:p/>
        </draw:line>
        <draw:polygon draw:style-name="gr2" draw:text-style-name="P2" draw:layer="layout" svg:width="0.233cm" svg:height="0.17cm" svg:x="9.797cm" svg:y="23.748cm" svg:viewBox="0 0 234 171" draw:points="0,171 234,107 171,0">
          <text:p/>
        </draw:polygon>
        <draw:polygon draw:style-name="gr3" draw:text-style-name="P1" draw:layer="layout" svg:width="0.233cm" svg:height="0.17cm" svg:x="9.797cm" svg:y="23.748cm" svg:viewBox="0 0 234 171" draw:points="0,171 234,107 171,0">
          <text:p/>
        </draw:polygon>
        <draw:line draw:style-name="gr1" draw:text-style-name="P1" draw:layer="layout" svg:x1="11.992cm" svg:y1="24.096cm" svg:x2="13.147cm" svg:y2="24.199cm">
          <text:p/>
        </draw:line>
        <draw:polygon draw:style-name="gr2" draw:text-style-name="P2" draw:layer="layout" svg:width="0.238cm" svg:height="0.127cm" svg:x="11.758cm" svg:y="24.033cm" svg:viewBox="0 0 239 128" draw:points="0,43 225,128 239,0">
          <text:p/>
        </draw:polygon>
        <draw:polygon draw:style-name="gr3" draw:text-style-name="P1" draw:layer="layout" svg:width="0.238cm" svg:height="0.127cm" svg:x="11.758cm" svg:y="24.033cm" svg:viewBox="0 0 239 128" draw:points="0,43 225,128 239,0">
          <text:p/>
        </draw:polygon>
        <draw:path draw:style-name="gr1" draw:text-style-name="P1" draw:layer="layout" svg:width="3.261cm" svg:height="0.552cm" svg:x="9.941cm" svg:y="24.385cm" svg:viewBox="0 0 3262 553" svg:d="M0 0c951 731 2293 744 3262 0">
          <text:p/>
        </draw:path>
        <draw:path draw:style-name="gr2" draw:text-style-name="P2" draw:layer="layout" svg:width="0.221cm" svg:height="0.199cm" svg:x="9.758cm" svg:y="24.232cm" svg:viewBox="0 0 222 200" svg:d="M0 0c48 72 95 136 142 200l80-98c-76-30-148-64-222-102z">
          <text:p/>
        </draw:path>
        <draw:path draw:style-name="gr3" draw:text-style-name="P1" draw:layer="layout" svg:width="0.221cm" svg:height="0.199cm" svg:x="9.758cm" svg:y="24.232cm" svg:viewBox="0 0 222 200" svg:d="M0 0c48 72 95 136 142 200l80-98c-76-30-148-64-222-102z">
          <text:p/>
        </draw:path>
        <draw:path draw:style-name="gr2" draw:text-style-name="P2" draw:layer="layout" svg:width="0.535cm" svg:height="0.534cm" svg:x="7.368cm" svg:y="21.861cm" svg:viewBox="0 0 536 535" svg:d="M536 267c0-148-119-267-268-267-145 0-268 119-268 267 0 150 123 268 268 268 149 0 268-118 268-268z">
          <text:p/>
        </draw:path>
        <draw:path draw:style-name="gr4" draw:text-style-name="P1" draw:layer="layout" svg:width="0.535cm" svg:height="0.534cm" svg:x="7.368cm" svg:y="21.861cm" svg:viewBox="0 0 536 535" svg:d="M536 267c0-148-119-267-268-267-145 0-268 119-268 267 0 150 123 268 268 268 149 0 268-118 268-268z">
          <text:p/>
        </draw:path>
        <draw:path draw:style-name="gr2" draw:text-style-name="P2" draw:layer="layout" svg:width="0.53cm" svg:height="0.534cm" svg:x="13.151cm" svg:y="22.171cm" svg:viewBox="0 0 531 535" svg:d="M531 267c0-149-119-267-268-267-144 0-263 118-263 267 0 148 119 268 263 268 149 0 268-120 268-268z">
          <text:p/>
        </draw:path>
        <draw:path draw:style-name="gr5" draw:text-style-name="P1" draw:layer="layout" svg:width="0.53cm" svg:height="0.534cm" svg:x="13.151cm" svg:y="22.171cm" svg:viewBox="0 0 531 535" svg:d="M531 267c0-149-119-267-268-267-144 0-263 118-263 267 0 148 119 268 263 268 149 0 268-120 268-268z">
          <text:p/>
        </draw:path>
        <draw:path draw:style-name="gr6" draw:text-style-name="P1" draw:layer="layout" svg:width="0.53cm" svg:height="0.534cm" svg:x="13.151cm" svg:y="22.171cm" svg:viewBox="0 0 531 535" svg:d="M531 267c0-149-119-267-268-267-144 0-263 118-263 267 0 148 119 268 263 268 149 0 268-120 268-268z">
          <text:p/>
        </draw:path>
        <draw:path draw:style-name="gr2" draw:text-style-name="P2" draw:layer="layout" svg:width="0.535cm" svg:height="0.53cm" svg:x="7.368cm" svg:y="23.787cm" svg:viewBox="0 0 536 531" svg:d="M536 267c0-149-119-267-268-267-145 0-268 118-268 267 0 145 123 264 268 264 149 0 268-119 268-264z">
          <text:p/>
        </draw:path>
        <draw:path draw:style-name="gr4" draw:text-style-name="P1" draw:layer="layout" svg:width="0.535cm" svg:height="0.53cm" svg:x="7.368cm" svg:y="23.787cm" svg:viewBox="0 0 536 531" svg:d="M536 267c0-149-119-267-268-267-145 0-268 118-268 267 0 145 123 264 268 264 149 0 268-119 268-264z">
          <text:p/>
        </draw:path>
        <draw:path draw:style-name="gr2" draw:text-style-name="P2" draw:layer="layout" svg:width="0.535cm" svg:height="0.534cm" svg:x="9.296cm" svg:y="23.787cm" svg:viewBox="0 0 536 535" svg:d="M536 267c0-149-119-267-268-267-148 0-268 118-268 267 0 144 120 268 268 268 149 0 268-124 268-268z">
          <text:p/>
        </draw:path>
        <draw:path draw:style-name="gr5" draw:text-style-name="P1" draw:layer="layout" svg:width="0.535cm" svg:height="0.534cm" svg:x="9.296cm" svg:y="23.787cm" svg:viewBox="0 0 536 535" svg:d="M536 267c0-149-119-267-268-267-148 0-268 118-268 267 0 144 120 268 268 268 149 0 268-124 268-268z">
          <text:p/>
        </draw:path>
        <draw:path draw:style-name="gr6" draw:text-style-name="P1" draw:layer="layout" svg:width="0.535cm" svg:height="0.534cm" svg:x="9.296cm" svg:y="23.787cm" svg:viewBox="0 0 536 535" svg:d="M536 267c0-149-119-267-268-267-148 0-268 118-268 267 0 144 120 268 268 268 149 0 268-124 268-268z">
          <text:p/>
        </draw:path>
        <draw:path draw:style-name="gr2" draw:text-style-name="P2" draw:layer="layout" svg:width="0.539cm" svg:height="0.539cm" svg:x="11.219cm" svg:y="23.782cm" svg:viewBox="0 0 540 540" svg:d="M540 273c0-150-119-273-268-273s-272 123-272 273c0 148 123 267 272 267s268-119 268-267z">
          <text:p/>
        </draw:path>
        <draw:path draw:style-name="gr5" draw:text-style-name="P1" draw:layer="layout" svg:width="0.539cm" svg:height="0.539cm" svg:x="11.219cm" svg:y="23.782cm" svg:viewBox="0 0 540 540" svg:d="M540 273c0-150-119-273-268-273s-272 123-272 273c0 148 123 267 272 267s268-119 268-267z">
          <text:p/>
        </draw:path>
        <draw:path draw:style-name="gr6" draw:text-style-name="P1" draw:layer="layout" svg:width="0.539cm" svg:height="0.539cm" svg:x="11.219cm" svg:y="23.782cm" svg:viewBox="0 0 540 540" svg:d="M540 273c0-150-119-273-268-273s-272 123-272 273c0 148 123 267 272 267s268-119 268-267z">
          <text:p/>
        </draw:path>
        <draw:path draw:style-name="gr2" draw:text-style-name="P2" draw:layer="layout" svg:width="0.53cm" svg:height="0.534cm" svg:x="13.151cm" svg:y="22.888cm" svg:viewBox="0 0 531 535" svg:d="M531 267c0-149-119-267-268-267-144 0-263 118-263 267s119 268 263 268c149 0 268-119 268-268z">
          <text:p/>
        </draw:path>
        <draw:path draw:style-name="gr5" draw:text-style-name="P1" draw:layer="layout" svg:width="0.53cm" svg:height="0.534cm" svg:x="13.151cm" svg:y="22.888cm" svg:viewBox="0 0 531 535" svg:d="M531 267c0-149-119-267-268-267-144 0-263 118-263 267s119 268 263 268c149 0 268-119 268-268z">
          <text:p/>
        </draw:path>
        <draw:path draw:style-name="gr6" draw:text-style-name="P1" draw:layer="layout" svg:width="0.53cm" svg:height="0.534cm" svg:x="13.151cm" svg:y="22.888cm" svg:viewBox="0 0 531 535" svg:d="M531 267c0-149-119-267-268-267-144 0-263 118-263 267s119 268 263 268c149 0 268-119 268-268z">
          <text:p/>
        </draw:path>
        <draw:path draw:style-name="gr2" draw:text-style-name="P2" draw:layer="layout" svg:width="0.535cm" svg:height="0.535cm" svg:x="10.739cm" svg:y="22.951cm" svg:viewBox="0 0 536 536" svg:d="M536 267c0-148-119-267-267-267-146 0-269 119-269 267 0 150 123 269 269 269 148 0 267-119 267-269z">
          <text:p/>
        </draw:path>
        <draw:path draw:style-name="gr5" draw:text-style-name="P1" draw:layer="layout" svg:width="0.535cm" svg:height="0.535cm" svg:x="10.739cm" svg:y="22.951cm" svg:viewBox="0 0 536 536" svg:d="M536 267c0-148-119-267-267-267-146 0-269 119-269 267 0 150 123 269 269 269 148 0 267-119 267-269z">
          <text:p/>
        </draw:path>
        <draw:path draw:style-name="gr6" draw:text-style-name="P1" draw:layer="layout" svg:width="0.535cm" svg:height="0.535cm" svg:x="10.739cm" svg:y="22.951cm" svg:viewBox="0 0 536 536" svg:d="M536 267c0-148-119-267-267-267-146 0-269 119-269 267 0 150 123 269 269 269 148 0 267-119 267-269z">
          <text:p/>
        </draw:path>
        <draw:path draw:style-name="gr2" draw:text-style-name="P2" draw:layer="layout" svg:width="0.54cm" svg:height="0.539cm" svg:x="13.146cm" svg:y="23.952cm" svg:viewBox="0 0 541 540" svg:d="M541 267c0-148-119-267-272-267-149 0-269 119-269 267 0 149 120 273 269 273 153 0 272-124 272-273z">
          <text:p/>
        </draw:path>
        <draw:path draw:style-name="gr5" draw:text-style-name="P1" draw:layer="layout" svg:width="0.54cm" svg:height="0.539cm" svg:x="13.146cm" svg:y="23.952cm" svg:viewBox="0 0 541 540" svg:d="M541 267c0-148-119-267-272-267-149 0-269 119-269 267 0 149 120 273 269 273 153 0 272-124 272-273z">
          <text:p/>
        </draw:path>
        <draw:path draw:style-name="gr6" draw:text-style-name="P1" draw:layer="layout" svg:width="0.54cm" svg:height="0.539cm" svg:x="13.146cm" svg:y="23.952cm" svg:viewBox="0 0 541 540" svg:d="M541 267c0-148-119-267-272-267-149 0-269 119-269 267 0 149 120 273 269 273 153 0 272-124 272-273z">
          <text:p/>
        </draw:path>
        <draw:path draw:style-name="gr7" draw:text-style-name="P3" draw:layer="layout" svg:width="0.076cm" svg:height="0.097cm" svg:x="6.485cm" svg:y="22.082cm" svg:viewBox="0 0 77 98" svg:d="M9 12l4 13c8-8 18-13 26-13 9 0 13 5 17 9 4 0 9 8 9 17v4h-17c-17 0-31 4-39 8-9 5-9 13-9 22 0 4 0 8 0 8 0 6 4 10 4 10 5 4 9 4 13 8 4 0 9 0 14 0 12 0 21-4 34-12v12h12v-60c0-13-4-21-8-30-9-4-17-8-30-8s-26 4-30 12zM65 50v9c0 4 0 8-5 8 0 5 0 5 0 9-4 0-4 4-8 4 0 0-4 6-9 6-4 0-4 4-8 4-9 0-14-4-18-10-4 0-4-4-4-8 0-5 0-5 0-9 4 0 4-4 8-4 0-4 5-4 10-4 4 0 12-5 21-5h4 4z">
          <text:p/>
        </draw:path>
        <draw:path draw:style-name="gr7" draw:text-style-name="P3" draw:layer="layout" svg:width="0.03cm" svg:height="0.055cm" svg:x="6.608cm" svg:y="22.158cm" svg:viewBox="0 0 31 56" svg:d="M31 17c0-4 0-8-4-13-5-4-5-4-9-4s-8 0-8 4c-6 0-6 5-6 9v4c6 0 6 0 6 4h4c0 4 0 4 0 4 0 5 0 9 0 14-4 4-10 4-14 9l10 8c12-17 21-31 21-39z">
          <text:p/>
        </draw:path>
        <draw:path draw:style-name="gr7" draw:text-style-name="P3" draw:layer="layout" svg:width="0.077cm" svg:height="0.135cm" svg:x="6.693cm" svg:y="22.044cm" svg:viewBox="0 0 78 136" svg:d="M0 0v136h9l4-12c4 4 8 8 13 8 4 4 8 4 12 4s14 0 18-4c5 0 9-4 13-8 0-5 4-9 9-13 0-9 0-13 0-22 0-8 0-17 0-21-5-8-5-12-9-17-4-4-8-4-13-8-4 0-9-4-18-4-4 0-8 4-12 4-5 4-9 8-13 13v-52c0-4 4-4 4-4zM21 119l-4-4c0 0 0-4-4-4 0-5 0-9 0-9 0-4 0-13 0-17 0-8 0-17 4-21 0 0 4-4 9-8 0 0 4-5 8-5 8 0 18 5 22 13 5 4 9 13 9 25 0 9 0 13-4 17 0 5-5 9-5 13-4 0-9 5-9 5-5 0-9 0-13 0h-4c0 0-4 0-9-5z">
          <text:p/>
        </draw:path>
        <draw:path draw:style-name="gr7" draw:text-style-name="P3" draw:layer="layout" svg:width="0.076cm" svg:height="0.136cm" svg:x="10.51cm" svg:y="21.814cm" svg:viewBox="0 0 77 137" svg:d="M0 0v137h8l5-14c4 6 8 10 12 10 5 4 10 4 14 4 9 0 13 0 17-4 4 0 8-4 13-10 0-4 4-8 8-12 0-9 0-13 0-21 0-9 0-17 0-22-4-8-4-13-8-17-5-4-9-4-13-8-4 0-8-5-13-5-8 0-13 5-18 5-4 4-8 8-12 12v-50c0-5 4-5 4-5zM25 119c-4 0-4 0-8-4v-4c-4-5-4-9-4-9 0-4 0-12 0-17 0-8 0-17 4-21 0 0 4-4 8-9 0 0 5-4 10-4 8 0 17 4 21 13 4 4 8 13 8 26 0 8 0 12-4 16 0 5-4 9-4 13-4 0-8 4-8 4-5 0-9 0-13 0h-5c0 0-5 0-5-4z">
          <text:p/>
        </draw:path>
        <draw:path draw:style-name="gr7" draw:text-style-name="P3" draw:layer="layout" svg:width="0.077cm" svg:height="0.093cm" svg:x="12.335cm" svg:y="23.104cm" svg:viewBox="0 0 78 94" svg:d="M9 13l9 9c4-9 12-13 22-13 8 0 17 4 21 9 0 4 4 8 4 17v4h-17c-18 0-26 4-35 9-8 4-13 12-13 21 0 4 0 8 0 12 5 0 5 5 9 5 0 4 4 4 9 8 4 0 8 0 13 0 13 0 26-4 34-13v13h13v-59c0-13-4-22-9-26-8-9-17-9-25-9-18 0-26 4-35 13zM65 52v4c0 4 0 8 0 13-4 0-4 0-4 4 0 0-4 4-9 4 0 4-4 4-8 4 0 5-4 5-9 5-4 0-9-5-13-5-4-4-9-8-9-12 0-5 0-5 5-9 0 0 0-4 4-4s4-4 13-4c5 0 9 0 17 0h5 4z">
          <text:p/>
        </draw:path>
        <draw:path draw:style-name="gr7" draw:text-style-name="P3" draw:layer="layout" svg:width="0.081cm" svg:height="0.098cm" svg:x="7.487cm" svg:y="23.04cm" svg:viewBox="0 0 82 99" svg:d="M10 13l8 13c9-9 17-13 25-13 9 0 13 4 17 4 5 4 5 13 5 21v5h-17c-13 0-26 4-34 8-10 4-14 13-14 21 0 4 4 4 4 9 0 4 6 8 6 8 4 4 8 4 12 10 5 0 9 0 13 0 13 0 21-6 34-14v14h13v-61c0-12-5-21-13-29-4-5-13-9-26-9-12 0-25 4-33 13zM69 51v8c0 5-4 9-4 9 0 4 0 4-5 8l-4 5c-4 0-4 4-8 4-5 0-9 0-13 0s-8 0-13-4c-4 0-4-5-4-9s0-4 0-8c0 0 4-5 9-5 0-4 4-4 8-4 4-4 13-4 17-4s4 0 8 0h5z">
          <text:p/>
        </draw:path>
        <draw:path draw:style-name="gr7" draw:text-style-name="P3" draw:layer="layout" svg:width="0.081cm" svg:height="0.136cm" svg:x="8.561cm" svg:y="23.859cm" svg:viewBox="0 0 82 137" svg:d="M0 0v132h9l8-13c0 5 4 9 8 13 5 0 13 5 18 5 4 0 8-5 13-5 5-4 9-4 13-8 4-5 9-9 9-17 4-6 4-14 4-23 0-8 0-12-4-21 0-4-5-8-9-12 0-5-4-9-8-9-5-4-14-4-18-4-5 0-9 0-13 4-9 4-13 9-13 13v-51c0-4 0-4 0-4zM25 119l-4-4c0-4-4-4-4-8 0 0 0-6 0-10s0-8 0-13c0-12 0-16 0-21 4-4 4-8 8-8 5-4 9-4 13-4 9 0 18 4 23 8 4 9 8 17 8 30 0 4-4 12-4 18 0 4-4 4-9 8 0 4-5 4-9 4s-4 5-9 5c0 0-4 0-4-5-4 0-4 0-9 0z">
          <text:p/>
        </draw:path>
        <draw:path draw:style-name="gr7" draw:text-style-name="P3" draw:layer="layout" svg:width="0.077cm" svg:height="0.094cm" svg:x="8.654cm" svg:y="22.921cm" svg:viewBox="0 0 78 95" svg:d="M9 14l4 9c9-9 17-13 26-13 8 0 17 4 21 8 0 5 5 9 5 17v5h-18c-17 0-30 4-34 8-8 4-13 13-13 21 0 4 0 9 0 13 5 0 5 4 9 4 0 5 4 9 8 9 5 0 9 0 13 0 13 0 26-4 35-13v13h13v-60c0-12-4-21-9-25-9-10-17-10-26-10-17 0-26 6-34 14zM65 52v4c0 5 0 9 0 13-5 0-5 0-5 4-4 0-4 5-8 5 0 4-5 4-9 4 0 4-4 4-8 4-5 0-13-4-13-4-5-4-9-9-9-13s0-4 4-8c0 0 0-5 5-5 0 0 4-4 8-4 9 0 13 0 22 0h4 4z">
          <text:p/>
        </draw:path>
        <draw:path draw:style-name="gr7" draw:text-style-name="P3" draw:layer="layout" svg:width="0.025cm" svg:height="0.056cm" svg:x="8.782cm" svg:y="22.993cm" svg:viewBox="0 0 26 57" svg:d="M26 18c0-5 0-9-4-13 0-5-5-5-9-5-5 0-9 0-9 5-4 0-4 4-4 8 0 0 0 5 4 5v4c4 0 4 0 4 5h5c0 4-5 9-5 13-4 4-8 8-8 8l4 9c18-17 22-30 22-39z">
          <text:p/>
        </draw:path>
        <draw:path draw:style-name="gr7" draw:text-style-name="P3" draw:layer="layout" svg:width="0.08cm" svg:height="0.136cm" svg:x="8.863cm" svg:y="22.879cm" svg:viewBox="0 0 81 137" svg:d="M0 0v137h8l4-13c5 4 9 9 13 9 4 4 9 4 17 4 4 0 8 0 13 0 4-4 8-9 12-13 6 0 6-9 10-13 0-8 4-13 4-21s-4-17-4-21c-4-4-4-13-10-17-4-4-8-4-12-9-5 0-9 0-13 0-8 0-13 0-17 5-4 0-8 4-13 8v-51c5 0 5-5 5-5zM25 124c-4-4-4-4-8-4 0-5 0-5 0-9s-5-4-5-8c0-5 0-9 0-17 0-9 0-13 5-17 0-4 4-9 8-13 4 0 4 0 9 0 12 0 16 0 21 9 8 4 8 17 8 25s0 13 0 17c-4 4-4 8-8 13-5 0-5 4-9 4s-8 0-8 0c-4 0-4 0-9 0z">
          <text:p/>
        </draw:path>
        <draw:path draw:style-name="gr7" draw:text-style-name="P3" draw:layer="layout" svg:width="0.078cm" svg:height="0.093cm" svg:x="11.452cm" svg:y="24.707cm" svg:viewBox="0 0 79 94" svg:d="M10 13l4 8c9-8 17-12 26-12 8 0 12 4 16 8 5 0 9 8 9 17v4h-17c-17 0-30 4-38 9-4 4-10 12-10 21 0 4 0 8 0 8 0 6 6 10 10 10 0 4 4 4 8 8 5 0 9 0 13 0 13 0 21-4 34-12v12h14v-60c0-13-5-21-10-25-8-9-17-9-29-9-13 0-22 4-30 13zM65 51v4c0 4 0 9-4 13v4c-5 0-5 4-9 4 0 0-4 6-8 6s-4 4-9 4c-8 0-12-4-17-4-4-6-4-10-4-14s0-4 0-9c4 0 4-4 9-4 0-4 4-4 8-4s13 0 21 0h4 5z">
          <text:p/>
        </draw:path>
        <draw:path draw:style-name="gr7" draw:text-style-name="P3" draw:layer="layout" svg:width="0.08cm" svg:height="0.136cm" svg:x="10.489cm" svg:y="23.859cm" svg:viewBox="0 0 81 137" svg:d="M0 0v132h8l8-13c0 5 5 9 9 13 4 0 13 5 17 5s10-5 14-5c4-4 8-4 13-8 4-5 8-9 8-17 4-6 4-14 4-23 0-8 0-12-4-21 0-4-4-8-8-12 0-5-5-9-9-9-8-4-14-4-18-4s-8 0-17 4c-4 4-9 9-9 13v-51c0-4 0-4 0-4zM25 119l-4-4c0-4-5-4-5-8 0 0 0-6 0-10s0-8 0-13c0-12 0-16 0-21 5-4 5-8 9-8 4-4 9-4 13-4 9 0 18 4 22 8 4 9 9 17 9 30 0 4-5 12-5 18-4 4-4 4-8 8 0 4-4 4-9 4s-5 5-9 5c0 0-4 0-4-5-5 0-5 0-9 0z">
          <text:p/>
        </draw:path>
        <draw:path draw:style-name="gr7" draw:text-style-name="P3" draw:layer="layout" svg:width="0.077cm" svg:height="0.097cm" svg:x="12.369cm" svg:y="23.452cm" svg:viewBox="0 0 78 98" svg:d="M9 12l4 9c9-4 17-9 26-9 8 0 12 0 17 5 4 4 8 12 8 21v4h-17c-17 0-30 0-38 8-4 5-9 13-9 23 0 4 0 4 0 8s5 9 9 9c0 4 4 4 8 4 5 4 9 4 13 4 13 0 21-4 34-13v9h14v-56c0-13-6-21-10-30-8-4-17-8-29-8-13 0-22 4-30 12zM64 50v9c0 4 0 8-4 8 0 6 0 6 0 10-4 0-4 0-9 4 0 0-4 4-8 4s-4 0-9 0c-8 0-12 0-17-4-4 0-4-4-4-8 0-6 0-6 0-10 4-4 4-4 9-4 0-4 4-4 8-4 4-5 13-5 21-5h5 4z">
          <text:p/>
        </draw:path>
        <draw:path draw:style-name="gr7" draw:text-style-name="P3" draw:layer="layout" svg:width="0.076cm" svg:height="0.136cm" svg:x="10.557cm" svg:y="22.175cm" svg:viewBox="0 0 77 137" svg:d="M0 0v137h8l4-13c4 4 9 9 13 9 4 4 8 4 13 4 8 0 13 0 17-4 4 0 9-5 14-9 0-4 4-9 8-13 0-8 0-17 0-25 0-5 0-13 0-17-4-9-4-13-8-17-5-4-10-9-14-9-4-4-9-4-13-4-9 0-13 4-17 4-4 5-9 9-13 13v-52-4c4 0 4 0 4 0zM25 120c-4 0-4 0-9-5v-4c-4-4-4-8-4-13 0-4 0-8 0-12 0-9 0-17 4-21 0-5 5-5 9-9s4-4 8-4c9 0 18 4 22 8 4 9 9 17 9 30 0 8 0 13-5 17 0 4-4 8-4 8-4 5-9 5-9 9-4 0-8 0-8 0-5 0-5 0-9 0 0 0-4 0-4-4z">
          <text:p/>
        </draw:path>
        <draw:path draw:style-name="gr7" draw:text-style-name="P3" draw:layer="layout" svg:width="0.08cm" svg:height="0.097cm" svg:x="9.317cm" svg:y="22.523cm" svg:viewBox="0 0 81 98" svg:d="M8 12l9 9c5-4 14-9 26-9 9 0 13 0 17 5 4 4 4 8 4 22h-16c-13 4-26 4-35 12-9 5-13 13-13 22 0 0 0 4 4 8 0 5 4 5 4 9 5 0 9 4 9 4 5 4 9 4 18 4 8 0 21-4 29-12v8h17v-55c0-14-4-27-12-31-5-4-13-8-26-8-12 0-26 4-35 12zM64 51v5c0 8 0 8 0 13 0 0 0 4-4 4 0 4-4 4-4 8-4 0-4 0-8 5-5 0-9 0-13 0s-9 0-13-5c-5-4-5-8-5-12v-5c0-4 5-4 5-8 4 0 9 0 13-5 4 0 8 0 17 0 4 0 4 0 4 0z">
          <text:p/>
        </draw:path>
        <draw:path draw:style-name="gr7" draw:text-style-name="P3" draw:layer="layout" svg:width="0.081cm" svg:height="0.135cm" svg:x="10.191cm" svg:y="23.452cm" svg:viewBox="0 0 82 136" svg:d="M0 0v132h9l4-13c4 5 9 9 14 13 4 4 8 4 13 4 8 0 12 0 17-4 4 0 8-4 12-8 5-5 5-9 9-19 0-4 4-12 4-21 0-8-4-12-4-21-4-4-4-8-9-13-4-4-8-8-12-8-5-4-9-4-13-4-9 0-13 0-17 4-5 4-10 8-14 13v-51-4c4 0 4 0 4 0zM27 119c-5 0-5-4-10-4 0 0 0-4 0-10-4 0-4-4-4-8s0-8 0-13c0-8 0-17 4-21 0-4 5-8 10-8 4-5 4-5 8-5 9 0 17 5 22 9 4 8 8 17 8 30 0 4 0 12-4 16 0 6-4 10-4 10-5 4-9 4-9 4-4 5-8 5-8 5-5 0-5 0-9 0 0-5-4-5-4-5z">
          <text:p/>
        </draw:path>
        <draw:path draw:style-name="gr7" draw:text-style-name="P3" draw:layer="layout" svg:width="0.076cm" svg:height="0.093cm" svg:x="12.425cm" svg:y="23.982cm" svg:viewBox="0 0 77 94" svg:d="M8 13l4 8c10-8 18-8 27-8 8 0 17 0 21 4 0 4 4 8 4 17v4h-17c-17 0-25 4-35 8-8 9-12 14-12 23 0 4 0 8 0 12 4 0 4 5 8 9 0 0 4 4 9 4s9 0 13 0c13 0 26 0 34-8v8h13v-56c0-17-4-25-8-30-9-8-17-8-26-8-17 0-26 4-35 13zM64 51v4c0 5 0 9 0 14-4 0-4 4-4 4-4 0-4 4-8 4 0 4-5 4-9 4 0 5-4 5-8 5-5 0-13-5-13-5-6-4-10-8-10-12 0 0 0-5 5-9 0 0-1-5 5-5 4 0 4-4 8-4 9 0 13 0 22 0h4 4z">
          <text:p/>
        </draw:path>
        <draw:path draw:style-name="gr7" draw:text-style-name="P3" draw:layer="layout" svg:width="0.081cm" svg:height="0.136cm" svg:x="11.41cm" svg:y="24.991cm" svg:viewBox="0 0 82 137" svg:d="M0 0v137h9l9-13c0 5 4 9 9 9 4 4 12 4 16 4 5 0 9 0 13 0 4-4 9-8 13-13 4 0 8-8 8-13 5-8 5-12 5-21 0-8 0-17-5-21 0-8-4-13-8-18 0-4-4-4-9-8-4 0-12 0-17 0-4 0-8 0-12 4-9 0-13 4-13 9v-52-4zM27 124c0-4-5-4-5-4 0-4-4-4-4-9 0-4 0-4 0-8s0-9 0-17c0-9 0-13 0-17 4-4 4-8 9-13 4 0 8 0 12 0 9 0 17 0 21 9 5 4 9 17 9 25 0 9-4 13-4 17s-5 9-9 13c0 0-4 4-8 4-5 0-5 0-9 0h-4c-4 0-4 0-8 0z">
          <text:p/>
        </draw:path>
        <draw:path draw:style-name="gr8" draw:text-style-name="P4" draw:layer="layout" svg:width="0.11cm" svg:height="0.136cm" svg:x="7.521cm" svg:y="22.035cm" svg:viewBox="0 0 111 137" svg:d="M43 137h5c34 0 51-17 51-39 0-12-9-29-38-46-9-4-13-13-13-18 0-13 4-25 21-25 8 0 13 4 13 12 0 4 8 13 17 13 8 0 12-4 12-9 0-12-17-25-38-25-30 0-52 21-52 39 0 13 10 26 31 38 21 13 21 21 21 30 0 13-12 21-30 21-8 0-12-4-12-8 0-9-6-17-18-17-9 0-13 8-13 12 0 9 17 22 43 22z">
          <text:p/>
        </draw:path>
        <draw:path draw:style-name="gr8" draw:text-style-name="P4" draw:layer="layout" svg:width="0.103cm" svg:height="0.144cm" svg:x="7.64cm" svg:y="22.073cm" svg:viewBox="0 0 104 145" svg:d="M52 0c-30 0-52 26-52 73s22 72 52 72c29 0 52-25 52-72s-23-73-52-73zM52 9c21 0 29 21 29 64s-8 64-29 64c-17 0-30-21-30-64s13-64 30-64z">
          <text:p/>
        </draw:path>
        <draw:path draw:style-name="gr8" draw:text-style-name="P4" draw:layer="layout" svg:width="0.111cm" svg:height="0.136cm" svg:x="13.299cm" svg:y="22.349cm" svg:viewBox="0 0 112 137" svg:d="M38 137h9c30 0 52-18 52-40 0-17-9-29-40-46-12-9-16-13-16-22 0-8 8-21 21-21 8 0 18 5 18 9 0 8 8 17 17 17 8 0 13-5 13-9 0-12-17-25-40-25-34 0-51 17-51 38 0 13 9 25 30 38 17 9 21 21 21 26 0 17-13 25-29 25-9 0-13-4-13-8 0-9-9-17-17-17-9 0-13 8-13 8 0 13 17 27 38 27z">
          <text:p/>
        </draw:path>
        <draw:polygon draw:style-name="gr8" draw:text-style-name="P4" draw:layer="layout" svg:width="0.076cm" svg:height="0.14cm" svg:x="13.431cm" svg:y="22.387cm" svg:viewBox="0 0 77 141" draw:points="42,0 0,13 0,21 34,17 34,128 30,132 4,132 4,141 77,141 77,132 51,132 51,128 51,0">
          <text:p/>
        </draw:polygon>
        <draw:path draw:style-name="gr8" draw:text-style-name="P4" draw:layer="layout" svg:width="0.11cm" svg:height="0.136cm" svg:x="7.521cm" svg:y="23.96cm" svg:viewBox="0 0 111 137" svg:d="M43 137h5c34 0 51-17 51-38 0-13-9-30-38-47-9-4-13-12-13-21 0-8 4-21 21-21 8 0 13 4 13 8 0 9 8 18 17 18 8 0 12-5 12-9 0-13-17-27-38-27-30 0-52 23-52 40 0 12 10 25 31 38s21 21 21 25c0 17-12 26-30 26-8 0-12-5-12-9 0-8-6-17-18-17-9 0-13 9-13 13 0 8 17 21 43 21z">
          <text:p/>
        </draw:path>
        <draw:path draw:style-name="gr8" draw:text-style-name="P4" draw:layer="layout" svg:width="0.093cm" svg:height="0.14cm" svg:x="7.644cm" svg:y="23.999cm" svg:viewBox="0 0 94 141" svg:d="M17 124c48-35 73-61 73-86 0-26-17-38-42-38-27 0-44 12-44 29 0 5 4 9 9 9 4 0 8 0 13 0v-26c4 0 8-4 17-4 18 0 26 13 26 34 0 26-26 51-69 86v13h94v-35h-8l-4 18z">
          <text:p/>
        </draw:path>
        <draw:path draw:style-name="gr8" draw:text-style-name="P4" draw:layer="layout" svg:width="0.111cm" svg:height="0.136cm" svg:x="9.448cm" svg:y="23.96cm" svg:viewBox="0 0 112 137" svg:d="M43 137h4c34 0 52-17 52-38 0-13-8-30-39-47-9-4-13-12-13-21 0-8 4-21 21-21 9 0 13 4 13 8 0 9 10 18 18 18 9 0 13-5 13-9 0-13-17-27-39-27-30 0-51 23-51 40 0 12 8 25 29 38 17 13 22 21 22 25 0 17-13 26-30 26-9 0-13-5-13-9 0-8-4-17-17-17-8 0-13 9-13 13 0 8 17 21 43 21z">
          <text:p/>
        </draw:path>
        <draw:path draw:style-name="gr8" draw:text-style-name="P4" draw:layer="layout" svg:width="0.098cm" svg:height="0.144cm" svg:x="9.567cm" svg:y="23.999cm" svg:viewBox="0 0 99 145" svg:d="M61 68c21-5 29-17 29-34 0-22-12-34-38-34-30 0-46 12-46 25 0 9 4 13 12 13 4 0 4 0 9-4v-17c4-5 13-9 21-9 13 0 26 13 26 30s-13 25-34 25h-5v13c5 0 9 0 13 0 21 0 30 8 30 25s-13 36-34 36c-4 0-9-5-17-9l-5-18c-4 0-4 0-8 0s-14 4-14 14c0 8 18 21 44 21 34 0 55-21 55-44 0-21-17-33-38-33z">
          <text:p/>
        </draw:path>
        <draw:path draw:style-name="gr8" draw:text-style-name="P4" draw:layer="layout" svg:width="0.11cm" svg:height="0.136cm" svg:x="11.372cm" svg:y="23.96cm" svg:viewBox="0 0 111 137" svg:d="M39 137h8c34 0 51-17 51-38 0-13-8-30-38-47-13-4-13-12-13-21 0-8 5-21 18-21 8 0 16 4 16 8 0 9 9 18 17 18 9 0 13-5 13-9 0-13-17-27-38-27-30 0-52 23-52 40 0 12 9 25 31 38 17 13 21 21 21 25 0 17-13 26-30 26-8 0-13-5-13-9 0-8-9-17-18-17-8 0-12 9-12 13 0 8 17 21 39 21z">
          <text:p/>
        </draw:path>
        <draw:path draw:style-name="gr8" draw:text-style-name="P4" draw:layer="layout" svg:width="0.106cm" svg:height="0.148cm" svg:x="11.491cm" svg:y="23.999cm" svg:viewBox="0 0 107 149" svg:d="M69 0l-69 90v12h64v47h17v-47h26v-12h-26v-90zM64 21v69h-52z">
          <text:p/>
        </draw:path>
        <draw:path draw:style-name="gr8" draw:text-style-name="P4" draw:layer="layout" svg:width="0.111cm" svg:height="0.14cm" svg:x="13.299cm" svg:y="23.061cm" svg:viewBox="0 0 112 141" svg:d="M38 141h9c30 0 52-17 52-42 0-13-9-27-40-48-12-4-16-8-16-17 0-12 8-21 21-21 8 0 18 0 18 9 0 8 8 16 17 16 8 0 13-8 13-12 0-9-17-26-40-26-34 0-51 22-51 38 0 13 9 26 30 39 17 14 21 22 21 30 0 17-13 22-29 22-9 0-13 0-13-9 0-4-9-17-17-17-9 0-13 9-13 13 0 13 17 21 38 25z">
          <text:p/>
        </draw:path>
        <draw:path draw:style-name="gr8" draw:text-style-name="P4" draw:layer="layout" svg:width="0.089cm" svg:height="0.14cm" svg:x="13.422cm" svg:y="23.104cm" svg:viewBox="0 0 90 141" svg:d="M9 0v69c4 0 12 0 17 0 30 0 46 8 46 29 0 22-12 34-33 34-5 0-9 0-13-4l-9-17c-4 0-4 0-8 0-5 0-9 4-9 13 0 8 13 17 34 17 34 0 56-17 56-47 0-21-18-38-47-38-4 0-13 0-22 0v-39h65v-17z">
          <text:p/>
        </draw:path>
        <draw:path draw:style-name="gr8" draw:text-style-name="P4" draw:layer="layout" svg:width="0.11cm" svg:height="0.136cm" svg:x="10.888cm" svg:y="23.129cm" svg:viewBox="0 0 111 137" svg:d="M42 137h4c35 0 57-17 57-38 0-17-9-30-44-47-8-8-13-13-13-21 0-9 9-22 22-22 9 0 13 4 13 8 4 10 9 18 17 18 13 0 13-4 13-8 0-14-17-27-38-27-31 0-48 17-48 39 0 13 4 26 30 39 17 8 18 21 18 25 0 17-14 25-27 25-8 0-12-4-17-8 0-9-4-17-16-17-9 0-13 8-13 8 0 13 17 26 42 26z">
          <text:p/>
        </draw:path>
        <draw:path draw:style-name="gr8" draw:text-style-name="P4" draw:layer="layout" svg:width="0.102cm" svg:height="0.153cm" svg:x="11.011cm" svg:y="23.159cm" svg:viewBox="0 0 103 154" svg:d="M86 0c-57 4-86 39-86 94 0 39 21 60 51 60 26 0 52-21 52-51 0-26-21-47-48-47-13 0-21 4-34 13 8-34 30-56 61-56h4zM21 81c8-8 17-12 30-12 18 0 31 12 31 38 0 21-13 38-31 38-22 0-30-21-30-51 0-4 0-8 0-13z">
          <text:p/>
        </draw:path>
        <draw:path draw:style-name="gr8" draw:text-style-name="P4" draw:layer="layout" svg:width="0.111cm" svg:height="0.136cm" svg:x="13.299cm" svg:y="24.13cm" svg:viewBox="0 0 112 137" svg:d="M38 137h9c30 0 52-17 52-39 0-17-9-30-40-47-12-8-16-13-16-21 0-9 8-21 21-21 8 0 18 4 18 8 0 9 8 17 17 17 8 0 13-4 13-13 0-8-17-21-40-21-34 0-51 17-51 38 0 9 9 26 30 38 17 9 21 22 21 26 0 18-13 22-29 22-9 0-13 0-13-8 0-5-9-14-17-14-9 0-13 5-13 9 0 13 17 22 38 26z">
          <text:p/>
        </draw:path>
        <draw:polygon draw:style-name="gr8" draw:text-style-name="P4" draw:layer="layout" svg:width="0.094cm" svg:height="0.149cm" svg:x="13.426cm" svg:y="24.168cm" svg:viewBox="0 0 95 150" draw:points="0,0 0,35 9,35 13,17 78,17 9,150 26,150 26,146 95,9 95,0">
          <text:p/>
        </draw:polygon>
      </draw:page>
      <draw:page draw:name="page18" draw:style-name="dp1" draw:master-page-name="Padrão">
        <draw:path draw:style-name="gr1" draw:text-style-name="P1" draw:layer="layout" svg:width="0.934cm" svg:height="0.155cm" svg:x="10.136cm" svg:y="12.156cm" svg:viewBox="0 0 935 156" svg:d="M935 98c-306 103-646 68-935-98">
          <text:p/>
        </draw:path>
        <draw:path draw:style-name="gr2" draw:text-style-name="P2" draw:layer="layout" svg:width="0.229cm" svg:height="0.152cm" svg:x="11.053cm" svg:y="12.156cm" svg:viewBox="0 0 230 153" svg:d="M230 0c-76 21-153 34-230 38l38 115c69-42 133-94 192-153z">
          <text:p/>
        </draw:path>
        <draw:path draw:style-name="gr3" draw:text-style-name="P1" draw:layer="layout" svg:width="0.229cm" svg:height="0.152cm" svg:x="11.053cm" svg:y="12.156cm" svg:viewBox="0 0 230 153" svg:d="M230 0c-76 21-153 34-230 38l38 115c69-42 133-94 192-153z">
          <text:p/>
        </draw:path>
        <draw:path draw:style-name="gr1" draw:text-style-name="P1" draw:layer="layout" svg:width="0.156cm" svg:height="0.933cm" svg:x="9.586cm" svg:y="12.262cm" svg:viewBox="0 0 157 934" svg:d="M58 934c-102-305-68-646 99-934">
          <text:p/>
        </draw:path>
        <draw:path draw:style-name="gr2" draw:text-style-name="P2" draw:layer="layout" svg:width="0.153cm" svg:height="0.229cm" svg:x="9.588cm" svg:y="13.178cm" svg:viewBox="0 0 154 230" svg:d="M154 230c-21-77-34-153-38-230l-116 38c43 68 95 132 154 192z">
          <text:p/>
        </draw:path>
        <draw:path draw:style-name="gr3" draw:text-style-name="P1" draw:layer="layout" svg:width="0.153cm" svg:height="0.229cm" svg:x="9.588cm" svg:y="13.178cm" svg:viewBox="0 0 154 230" svg:d="M154 230c-21-77-34-153-38-230l-116 38c43 68 95 132 154 192z">
          <text:p/>
        </draw:path>
        <draw:line draw:style-name="gr1" draw:text-style-name="P1" draw:layer="layout" svg:x1="11.164cm" svg:y1="13.289cm" svg:x2="10.093cm" svg:y2="12.215cm">
          <text:p/>
        </draw:line>
        <draw:polygon draw:style-name="gr2" draw:text-style-name="P2" draw:layer="layout" svg:width="0.208cm" svg:height="0.208cm" svg:x="11.121cm" svg:y="13.246cm" svg:viewBox="0 0 209 209" draw:points="209,209 90,0 0,89">
          <text:p/>
        </draw:polygon>
        <draw:polygon draw:style-name="gr3" draw:text-style-name="P1" draw:layer="layout" svg:width="0.208cm" svg:height="0.208cm" svg:x="11.121cm" svg:y="13.246cm" svg:viewBox="0 0 209 209" draw:points="209,209 90,0 0,89">
          <text:p/>
        </draw:polygon>
        <draw:path draw:style-name="gr1" draw:text-style-name="P1" draw:layer="layout" svg:width="0.93cm" svg:height="0.155cm" svg:x="10.352cm" svg:y="11.712cm" svg:viewBox="0 0 931 156" svg:d="M0 58c306-103 647-69 931 98">
          <text:p/>
        </draw:path>
        <draw:path draw:style-name="gr2" draw:text-style-name="P2" draw:layer="layout" svg:width="0.233cm" svg:height="0.152cm" svg:x="10.136cm" svg:y="11.715cm" svg:viewBox="0 0 234 153" svg:d="M0 153c76-21 157-34 234-38l-39-115c-68 42-136 94-195 153z">
          <text:p/>
        </draw:path>
        <draw:path draw:style-name="gr3" draw:text-style-name="P1" draw:layer="layout" svg:width="0.233cm" svg:height="0.152cm" svg:x="10.136cm" svg:y="11.715cm" svg:viewBox="0 0 234 153" svg:d="M0 153c76-21 157-34 234-38l-39-115c-68 42-136 94-195 153z">
          <text:p/>
        </draw:path>
        <draw:path draw:style-name="gr1" draw:text-style-name="P1" draw:layer="layout" svg:width="0.154cm" svg:height="0.929cm" svg:x="10.03cm" svg:y="12.478cm" svg:viewBox="0 0 155 930" svg:d="M97 0c103 307 69 646-97 930">
          <text:p/>
        </draw:path>
        <draw:path draw:style-name="gr2" draw:text-style-name="P2" draw:layer="layout" svg:width="0.157cm" svg:height="0.233cm" svg:x="10.03cm" svg:y="12.262cm" svg:viewBox="0 0 158 234" svg:d="M0 0c21 76 34 157 38 234l120-39c-47-68-99-136-158-195z">
          <text:p/>
        </draw:path>
        <draw:path draw:style-name="gr3" draw:text-style-name="P1" draw:layer="layout" svg:width="0.157cm" svg:height="0.233cm" svg:x="10.03cm" svg:y="12.262cm" svg:viewBox="0 0 158 234" svg:d="M0 0c21 76 34 157 38 234l120-39c-47-68-99-136-158-195z">
          <text:p/>
        </draw:path>
        <draw:path draw:style-name="gr1" draw:text-style-name="P1" draw:layer="layout" svg:width="0.578cm" svg:height="0.449cm" svg:x="11.787cm" svg:y="13.436cm" svg:viewBox="0 0 579 450" svg:d="M222 4c191-25 357 55 357 221 0 221-310 298-579 145">
          <text:p/>
        </draw:path>
        <draw:path draw:style-name="gr2" draw:text-style-name="P2" draw:layer="layout" svg:width="0.23cm" svg:height="0.131cm" svg:x="11.787cm" svg:y="13.382cm" svg:viewBox="0 0 231 132" svg:d="M0 132c82-21 158-25 231-17l-17-115c-73 25-149 69-214 132z">
          <text:p/>
        </draw:path>
        <draw:path draw:style-name="gr3" draw:text-style-name="P1" draw:layer="layout" svg:width="0.23cm" svg:height="0.131cm" svg:x="11.787cm" svg:y="13.382cm" svg:viewBox="0 0 231 132" svg:d="M0 132c82-21 158-25 231-17l-17-115c-73 25-149 69-214 132z">
          <text:p/>
        </draw:path>
        <draw:path draw:style-name="gr2" draw:text-style-name="P2" draw:layer="layout" svg:width="0.581cm" svg:height="0.585cm" svg:x="9.597cm" svg:y="11.719cm" svg:viewBox="0 0 582 586" svg:d="M582 293c0-162-132-293-294-293-161 0-288 131-288 293s127 293 288 293c162 0 294-131 294-293z">
          <text:p/>
        </draw:path>
        <draw:path draw:style-name="gr4" draw:text-style-name="P1" draw:layer="layout" svg:width="0.581cm" svg:height="0.585cm" svg:x="9.597cm" svg:y="11.719cm" svg:viewBox="0 0 582 586" svg:d="M582 293c0-162-132-293-294-293-161 0-288 131-288 293s127 293 288 293c162 0 294-131 294-293z">
          <text:p/>
        </draw:path>
        <draw:path draw:style-name="gr2" draw:text-style-name="P2" draw:layer="layout" svg:width="0.582cm" svg:height="0.585cm" svg:x="11.244cm" svg:y="11.719cm" svg:viewBox="0 0 583 586" svg:d="M583 293c0-162-128-293-289-293s-294 131-294 293 133 293 294 293 289-131 289-293z">
          <text:p/>
        </draw:path>
        <draw:path draw:style-name="gr5" draw:text-style-name="P1" draw:layer="layout" svg:width="0.582cm" svg:height="0.585cm" svg:x="11.244cm" svg:y="11.719cm" svg:viewBox="0 0 583 586" svg:d="M583 293c0-162-128-293-289-293s-294 131-294 293 133 293 294 293 289-131 289-293z">
          <text:p/>
        </draw:path>
        <draw:path draw:style-name="gr6" draw:text-style-name="P1" draw:layer="layout" svg:width="0.582cm" svg:height="0.585cm" svg:x="11.244cm" svg:y="11.719cm" svg:viewBox="0 0 583 586" svg:d="M583 293c0-162-128-293-289-293s-294 131-294 293 133 293 294 293 289-131 289-293z">
          <text:p/>
        </draw:path>
        <draw:path draw:style-name="gr2" draw:text-style-name="P2" draw:layer="layout" svg:width="0.581cm" svg:height="0.581cm" svg:x="9.597cm" svg:y="13.369cm" svg:viewBox="0 0 582 582" svg:d="M582 294c0-162-132-294-294-294-161 0-288 132-288 294 0 161 127 288 288 288 162 0 294-127 294-288z">
          <text:p/>
        </draw:path>
        <draw:path draw:style-name="gr4" draw:text-style-name="P1" draw:layer="layout" svg:width="0.581cm" svg:height="0.581cm" svg:x="9.597cm" svg:y="13.369cm" svg:viewBox="0 0 582 582" svg:d="M582 294c0-162-132-294-294-294-161 0-288 132-288 294 0 161 127 288 288 288 162 0 294-127 294-288z">
          <text:p/>
        </draw:path>
        <draw:path draw:style-name="gr2" draw:text-style-name="P2" draw:layer="layout" svg:width="0.582cm" svg:height="0.581cm" svg:x="11.244cm" svg:y="13.369cm" svg:viewBox="0 0 583 582" svg:d="M583 294c0-162-128-294-289-294s-294 132-294 294c0 161 133 288 294 288s289-127 289-288z">
          <text:p/>
        </draw:path>
        <draw:path draw:style-name="gr4" draw:text-style-name="P1" draw:layer="layout" svg:width="0.582cm" svg:height="0.581cm" svg:x="11.244cm" svg:y="13.369cm" svg:viewBox="0 0 583 582" svg:d="M583 294c0-162-128-294-289-294s-294 132-294 294c0 161 133 288 294 288s289-127 289-288z">
          <text:p/>
        </draw:path>
        <draw:path draw:style-name="gr7" draw:text-style-name="P3" draw:layer="layout" svg:width="0.08cm" svg:height="0.135cm" svg:x="10.671cm" svg:y="12.118cm" svg:viewBox="0 0 81 136" svg:d="M0 0v132h8l10-13c0 9 4 9 8 13 5 4 13 4 17 4 5 0 9 0 13-4 4 0 8-4 13-8 4-5 8-9 8-17 4-6 4-14 4-22 0-9 0-13-4-22 0-4-4-8-8-13 0-4-5-8-9-8-8-4-12-4-17-4-4 0-8 0-17 4-4 4-8 8-8 13v-51-4zM26 119l-4-4-4-4c0-4 0-10 0-14s0-8 0-12c0-9 0-18 0-22 4-4 4-8 8-8 5-5 9-5 13-5 9 0 17 5 21 9 4 8 9 17 9 30 0 4-5 12-5 18-4 4-4 8-8 8 0 4-4 4-8 4-5 5-5 5-9 5h-4c-4 0-4-5-9-5z">
          <text:p/>
        </draw:path>
        <draw:path draw:style-name="gr7" draw:text-style-name="P3" draw:layer="layout" svg:width="0.076cm" svg:height="0.097cm" svg:x="9.44cm" svg:y="12.788cm" svg:viewBox="0 0 77 98" svg:d="M8 12l9 9c4-9 13-9 22-9 8 0 17 0 21 5 0 4 4 8 4 17v4h-17c-17 0-26 4-35 8-8 9-12 13-12 27 0 0 0 4 0 8 4 0 4 5 8 9 0 0 4 4 9 4 4 0 9 4 13 4 13 0 26-4 34-12v8h13v-56c0-17-4-26-8-30-9-4-17-8-26-8-17 0-26 4-35 12zM64 51v4c0 4 0 9 0 13-4 0-4 5-4 5-4 4-4 4-8 4 0 4-5 4-9 9 0 0-4 0-9 0-4 0-8 0-13-5-4-4-9-8-9-13 0 0 0-4 5-4 0-5 0-5 4-9 5 0 5-4 13-4 5 0 9 0 18 0h4 4z">
          <text:p/>
        </draw:path>
        <draw:path draw:style-name="gr7" draw:text-style-name="P3" draw:layer="layout" svg:width="0.097cm" svg:height="0.106cm" svg:x="10.773cm" svg:y="12.69cm" svg:viewBox="0 0 98 107" svg:d="M52 55c4 0 12 0 12 0 9 0 13-4 13-4 0-4-4-4-8-4h-13c-9 0-18 0-18-13s14-25 26-25c21 0 13 17 26 17 4 0 8-5 8-9 0-8-13-17-29-17-35 0-52 21-52 34 0 9 8 13 17 17-26 9-34 21-34 34 0 10 4 22 34 22 18 0 35-8 47-12l-4-5c-13 5-21 9-35 9-13 0-21-9-21-18s8-26 31-26z">
          <text:p/>
        </draw:path>
        <draw:path draw:style-name="gr7" draw:text-style-name="P3" draw:layer="layout" svg:width="0.102cm" svg:height="0.101cm" svg:x="10.662cm" svg:y="11.554cm" svg:viewBox="0 0 103 102" svg:d="M56 51c0 0 8 5 12 5 9 0 9-9 9-9 0-4 0-4-5-4-4 0-12 0-12 0-13 0-17 0-17-9 0-18 13-30 25-30 17 0 9 18 21 18 10 0 14-6 14-10 0-8-14-12-31-12-33 0-50 16-50 30 0 9 4 13 17 17-30 9-39 21-39 34 0 8 9 21 39 21 17 0 33-8 46-13l-4-4c-13 4-25 9-38 9s-17-5-17-17c0-9 8-26 30-26z">
          <text:p/>
        </draw:path>
        <draw:path draw:style-name="gr7" draw:text-style-name="P3" draw:layer="layout" svg:width="0.08cm" svg:height="0.135cm" svg:x="10.255cm" svg:y="12.767cm" svg:viewBox="0 0 81 136" svg:d="M0 0v131h8l4-8c5 4 9 4 14 8 4 5 13 5 17 5s9 0 13-5c4 0 9-4 13-8 4-5 8-9 8-17 4-5 4-13 4-21 0-5 0-13-4-22 0-4-4-8-8-13-4-4-4-8-13-8-4-4-9-4-13-4s-8 4-17 4c-5 4-9 8-9 13v-51-4zM26 118c0 0-5 0-5-4-4 0-4-4-4-4 0-4 0-9 0-13s0-8 0-12c0-9 0-18 0-22 4-4 4-4 9-8 4-5 9-5 13-5 8 0 13 5 21 9 5 8 5 17 5 30 0 8 0 12 0 17-5 4-5 8-9 8 0 4-4 4-9 9-4 0-4 0-8 0h-4c-5 0-5-5-9-5z">
          <text:p/>
        </draw:path>
        <draw:path draw:style-name="gr7" draw:text-style-name="P3" draw:layer="layout" svg:width="0.076cm" svg:height="0.098cm" svg:x="12.433cm" svg:y="13.615cm" svg:viewBox="0 0 77 99" svg:d="M8 13l9 9c4-9 12-9 21-9 8 0 17 0 21 4 4 5 4 10 4 18v4h-17c-17 0-25 4-34 9-8 8-12 12-12 25 0 0 0 4 4 9 0 0 0 4 4 8 4 0 4 4 9 4 4 0 8 5 12 5 13 0 26-5 34-13v8h14v-55c0-17 0-26-9-31-9-4-17-8-26-8-13 0-25 4-34 13zM63 52v4c0 4 0 9 0 13l-4 4c0 4-4 4-4 4-4 5-9 5-9 9-4 0-8 0-12 0-5 0-9 0-13-4-4-5-9-9-9-13l5-4c0-5 0-5 4-9 4 0 8-4 13-4 4 0 8 0 17 0h4 4z">
          <text:p/>
        </draw:path>
        <draw:path draw:style-name="gr8" draw:text-style-name="P4" draw:layer="layout" svg:width="0.144cm" svg:height="0.208cm" svg:x="9.754cm" svg:y="11.905cm" svg:viewBox="0 0 145 209" svg:d="M111 36c0 4-9 29-14 46-8 21-38 42-51 42-12 0-16-21-16-38 0-34 25-72 59-72 13 0 22 9 22 22zM72 184c-4 8-9 13-17 13l-9 4v8c0 0 22-4 34-4 13 0 40 4 40 4v-4-4l-5-4h-4c-5 0-14 0-14-9v-4l48-170c0 0 0-4 0-8 0-6-4-6-4-6 0 0-4 0-9 6l-12 12c-9-8-18-18-31-18-38 0-89 40-89 91 0 25 8 46 38 46 17 0 34-4 55-30z">
          <text:p/>
        </draw:path>
        <draw:path draw:style-name="gr8" draw:text-style-name="P4" draw:layer="layout" svg:width="0.097cm" svg:height="0.144cm" svg:x="9.911cm" svg:y="11.944cm" svg:viewBox="0 0 98 145" svg:d="M52 0c-35 0-52 25-52 72s17 73 52 73c29 0 46-26 46-73s-17-72-46-72zM52 8c17 0 25 21 25 64s-8 64-25 64c-23 0-35-21-35-64s12-64 35-64z">
          <text:p/>
        </draw:path>
        <draw:path draw:style-name="gr8" draw:text-style-name="P4" draw:layer="layout" svg:width="0.145cm" svg:height="0.208cm" svg:x="11.405cm" svg:y="11.905cm" svg:viewBox="0 0 146 209" svg:d="M112 36c0 4-9 29-13 46-9 21-38 42-51 42-14 0-18-21-18-38 0-34 26-72 60-72 13 0 22 9 22 22zM73 184c-4 8-8 13-17 13l-8 4v8c0 0 21-4 34-4s34 4 34 4l4-4v-4l-4-4h-4c-4 0-13 0-13-9v-4l47-170c0 0 0-4 0-8 0-6-5-6-5-6-4 0-8 0-8 6l-13 12c-8-8-17-18-30-18-38 0-90 40-90 91 0 25 9 46 39 46 17 0 34-4 56-30z">
          <text:p/>
        </draw:path>
        <draw:polygon draw:style-name="gr8" draw:text-style-name="P4" draw:layer="layout" svg:width="0.076cm" svg:height="0.144cm" svg:x="11.571cm" svg:y="11.944cm" svg:viewBox="0 0 77 145" draw:points="48,0 0,12 0,21 35,17 35,132 8,136 8,145 77,145 77,136 56,132 52,132 52,0">
          <text:p/>
        </draw:polygon>
        <draw:path draw:style-name="gr8" draw:text-style-name="P4" draw:layer="layout" svg:width="0.144cm" svg:height="0.208cm" svg:x="9.754cm" svg:y="13.556cm" svg:viewBox="0 0 145 209" svg:d="M111 34c0 5-9 30-14 47-8 17-38 43-51 43-12 0-16-22-16-38 0-35 25-73 59-73 13 0 22 9 22 21zM72 183c-4 8-9 13-17 13l-9 4v9c0 0 22-5 34-5 13 0 40 0 40 0v-4l-5-4h-4c-5 0-14 0-14-9v-4l48-170c0 0 0-5 0-9s-4-4-4-4c0 0-4 0-9 4l-12 14c-9-10-18-18-31-18-38 0-89 39-89 90 0 25 8 46 38 46 17 0 34-4 55-29z">
          <text:p/>
        </draw:path>
        <draw:path draw:style-name="gr8" draw:text-style-name="P4" draw:layer="layout" svg:width="0.097cm" svg:height="0.144cm" svg:x="9.911cm" svg:y="13.594cm" svg:viewBox="0 0 98 145" svg:d="M21 128c48-38 73-59 73-89 0-22-17-39-46-39-27 0-44 17-44 30 0 9 4 13 13 13 0 0 4-4 8-4v-22c4-5 14-5 18-5 17 0 30 10 30 31 0 26-25 51-73 89v13h98v-34h-12v17z">
          <text:p/>
        </draw:path>
        <draw:path draw:style-name="gr8" draw:text-style-name="P4" draw:layer="layout" svg:width="0.145cm" svg:height="0.208cm" svg:x="11.405cm" svg:y="13.556cm" svg:viewBox="0 0 146 209" svg:d="M112 34c0 5-9 30-13 47-9 17-38 43-51 43-14 0-18-22-18-38 0-35 26-73 60-73 13 0 22 9 22 21zM73 183c-4 8-8 13-17 13l-8 4v9c0 0 21-5 34-5s34 0 34 0h4v-4l-4-4h-4c-4 0-13 0-13-9v-4l47-170c0 0 0-5 0-9s-5-4-5-4c-4 0-8 0-8 4l-13 14c-8-10-17-18-30-18-38 0-90 39-90 90 0 25 9 46 39 46 17 0 34-4 56-29z">
          <text:p/>
        </draw:path>
        <draw:path draw:style-name="gr8" draw:text-style-name="P4" draw:layer="layout" svg:width="0.094cm" svg:height="0.144cm" svg:x="11.562cm" svg:y="13.594cm" svg:viewBox="0 0 95 145" svg:d="M57 69c21-5 33-17 33-34 0-23-16-35-42-35s-43 12-43 30c0 5 4 9 8 9 5 0 9 0 9 0v-22c9-5 13-5 22-5 17 0 25 10 25 27s-8 25-29 25c-5 0-5 0-5 0v13c0 0 5 0 9 0 21 0 30 9 30 26 0 21-13 33-30 33-9 0-13 0-17-4l-9-17c-5-4-5-4-9-4s-9 4-9 13c0 8 18 21 44 21 30 0 51-17 51-42 0-17-13-30-38-34z">
          <text:p/>
        </draw:path>
      </draw:page>
      <draw:page draw:name="page19" draw:style-name="dp1" draw:master-page-name="Padrão">
        <draw:path draw:style-name="gr8" draw:text-style-name="P4" draw:layer="layout" svg:width="0.166cm" svg:height="0.263cm" svg:x="6.329cm" svg:y="7.955cm" svg:viewBox="0 0 167 264" svg:d="M0 255c17 4 44 9 69 9 64 0 98-30 98-77 0-17-5-29-13-38-21-17-38-25-59-34-34-12-57-25-57-51 0-25 23-43 57-43 12 0 21 0 34 4l4 9 4 39h21v-61c-21-8-42-12-63-12-57 0-91 29-91 73 0 38 22 51 65 72 43 17 64 21 64 55 0 26-21 47-56 47-16 0-33-5-43-9l-8-8-5-43h-21z">
          <text:p/>
        </draw:path>
        <draw:polygon draw:style-name="gr8" draw:text-style-name="P4" draw:layer="layout" svg:width="0.374cm" svg:height="0.169cm" svg:x="6.804cm" svg:y="8.023cm" svg:viewBox="0 0 375 170" draw:points="375,85 294,0 282,13 332,73 0,73 0,98 332,98 282,158 294,170">
          <text:p/>
        </draw:polygon>
        <draw:path draw:style-name="gr8" draw:text-style-name="P4" draw:layer="layout" svg:width="0.158cm" svg:height="0.191cm" svg:x="7.483cm" svg:y="8.027cm" svg:viewBox="0 0 159 192" svg:d="M17 25l17 17c13-12 30-17 47-17s30 0 38 9c9 8 13 22 13 39v8h-38c-30 0-51 5-68 17-17 13-26 26-26 43 0 8 5 13 5 21 4 4 8 8 12 17 9 4 13 8 22 8 8 5 17 5 25 5 26 0 47-9 68-22v17h27v-114c0-27-5-43-18-56-18-13-35-17-56-17-29 0-51 8-68 25zM132 103v12c0 9 0 17-4 22 0 4-5 8-9 8 0 4-4 9-8 13-5 4-13 8-17 8-9 4-17 4-21 4-13 0-22-4-30-8-9-4-13-13-13-21 0-4 4-13 4-17 5-5 5-9 13-9 4-4 13-8 21-8 9-4 22-4 34-4 4 0 9 0 13 0h8z">
          <text:p/>
        </draw:path>
        <draw:path draw:style-name="gr8" draw:text-style-name="P4" draw:layer="layout" svg:width="0.25cm" svg:height="0.258cm" svg:x="7.772cm" svg:y="7.955cm" svg:viewBox="0 0 251 259" svg:d="M110 0l-89 242-21 5v12h72v-12l-25-5-5-4 30-73h90l26 73v4l-26 5v12h89v-12l-25-5-89-242zM115 42l39 106h-78z">
          <text:p/>
        </draw:path>
        <draw:path draw:style-name="gr8" draw:text-style-name="P4" draw:layer="layout" svg:width="0.25cm" svg:height="0.259cm" svg:x="6.304cm" svg:y="8.578cm" svg:viewBox="0 0 251 260" svg:d="M111 0l-90 239-21 4v17h76v-17h-25l-5-9 26-72h90l30 72-5 9h-21v17h85v-17l-21-4-93-239zM120 38l38 107h-78z">
          <text:p/>
        </draw:path>
        <draw:polygon draw:style-name="gr8" draw:text-style-name="P4" draw:layer="layout" svg:width="0.374cm" svg:height="0.17cm" svg:x="6.838cm" svg:y="8.646cm" svg:viewBox="0 0 375 171" draw:points="375,86 290,0 277,13 328,73 0,73 0,94 328,94 277,158 290,171">
          <text:p/>
        </draw:polygon>
        <draw:path draw:style-name="gr8" draw:text-style-name="P4" draw:layer="layout" svg:width="0.157cm" svg:height="0.195cm" svg:x="7.517cm" svg:y="8.646cm" svg:viewBox="0 0 158 196" svg:d="M17 25l13 22c13-13 30-22 52-22 17 0 26 5 34 13 9 4 13 17 13 38v5h-34c-31 4-56 8-73 17-13 12-22 25-22 46 0 4 0 13 5 17 4 9 8 13 12 17 5 5 13 10 17 14 9 4 17 4 30 4 22 0 44-8 65-26v22h29v-116c0-25-8-46-21-59-12-9-29-17-55-17s-48 8-65 25zM129 102v13c0 12 0 17-4 21 0 4 0 8-5 12-4 5-8 9-12 13-5 0-9 4-18 9-4 0-12 4-21 4-13 0-22-4-30-13-5-4-9-13-9-21 0-4 0-8 0-13 4-4 9-8 13-12 4-5 13-5 21-9 9 0 22-4 39-4 5 0 5 0 9 0h13z">
          <text:p/>
        </draw:path>
        <draw:path draw:style-name="gr8" draw:text-style-name="P4" draw:layer="layout" svg:width="0.25cm" svg:height="0.259cm" svg:x="7.802cm" svg:y="8.578cm" svg:viewBox="0 0 251 260" svg:d="M111 0l-90 239-21 4v17h76v-17h-25l-5-9 26-72h90l30 72-5 9h-21v17h85v-17l-21-4-93-239zM120 38l38 107h-78z">
          <text:p/>
        </draw:path>
        <draw:polygon draw:style-name="gr8" draw:text-style-name="P4" draw:layer="layout" svg:width="0.026cm" svg:height="0.381cm" svg:x="8.342cm" svg:y="8.543cm" svg:viewBox="0 0 27 382" draw:points="0,0 27,0 27,382 0,382">
          <text:p/>
        </draw:polygon>
        <draw:path draw:style-name="gr8" draw:text-style-name="P4" draw:layer="layout" svg:width="0.161cm" svg:height="0.271cm" svg:x="8.574cm" svg:y="8.57cm" svg:viewBox="0 0 162 272" svg:d="M0 0v268h21l9-26c4 9 13 17 25 22 10 4 18 8 31 8 8 0 17-4 25-8 13 0 21-9 26-17 8-10 13-18 17-31 8-13 8-25 8-42s0-30-4-43-13-21-17-30c-9-8-17-12-25-17-9-4-22-8-30-8-9 0-21 4-31 8-8 9-17 17-25 26v-102c0-4 0-4 4-4 0-4 0-4 0-4zM51 237c-4 0-8-4-8-8-5-5-5-9-9-13 0-4-4-13-4-17 0-8 0-21 0-30 0-17 4-33 4-42 4-4 9-13 17-17 10-4 18-9 22-9 21 0 34 9 43 22 12 13 16 29 16 55 0 13-4 25-4 34-4 8-8 12-17 21-4 4-8 9-17 9-4 5-12 5-17 5-4 0-8 0-12 0-4-5-10-5-14-10z">
          <text:p/>
        </draw:path>
        <draw:path draw:style-name="gr8" draw:text-style-name="P4" draw:layer="layout" svg:width="0.201cm" svg:height="0.254cm" svg:x="8.871cm" svg:y="8.583cm" svg:viewBox="0 0 202 255" svg:d="M0 0v12l22 4 9 5v208l-9 9h-22v17h103c63 0 99-26 99-77 0-39-27-60-74-60 38-8 56-30 56-59 0-43-26-59-85-59zM65 114v-98c8 0 17 0 21 0 42 0 59 13 59 47s-21 51-67 51c-5 0-9 0-13 0zM65 234v-103c13 0 25 0 34 0 42 0 63 17 63 52 0 38-21 55-72 55-8 0-17 0-25-4z">
          <text:p/>
        </draw:path>
        <draw:path draw:style-name="gr8" draw:text-style-name="P4" draw:layer="layout" svg:width="0.199cm" svg:height="0.254cm" svg:x="6.321cm" svg:y="9.202cm" svg:viewBox="0 0 200 255" svg:d="M0 0v17h21l4 8v209l-4 4-21 4v13h97c69 0 103-25 103-72 0-38-25-59-73-64 39-8 56-25 56-56 0-42-31-63-86-63zM59 115v-98c13 0 17 0 21 0 43 0 64 17 64 46 0 40-21 56-68 56-4 0-8 0-17-4zM59 238v-102c17 0 30-4 38-4 43 0 64 17 64 51 0 38-25 55-77 55-8 0-12 0-25 0z">
          <text:p/>
        </draw:path>
        <draw:polygon draw:style-name="gr8" draw:text-style-name="P4" draw:layer="layout" svg:width="0.378cm" svg:height="0.17cm" svg:x="6.821cm" svg:y="9.265cm" svg:viewBox="0 0 379 171" draw:points="379,85 294,0 282,13 332,72 0,72 0,98 332,98 282,158 294,171">
          <text:p/>
        </draw:polygon>
        <draw:path draw:style-name="gr8" draw:text-style-name="P4" draw:layer="layout" svg:width="0.161cm" svg:height="0.271cm" svg:x="7.509cm" svg:y="9.189cm" svg:viewBox="0 0 162 272" svg:d="M0 0v268h17l13-21c4 8 12 13 21 21 8 4 21 4 29 4 13 0 22 0 30-4 9-4 17-8 26-17 8-8 12-21 17-34s9-25 9-42c0-18-4-31-9-44-5-8-9-21-17-29-4-4-13-13-21-17-13-4-22-4-30-4-13 0-21 0-34 8-9 4-17 13-21 26v-107-4c4 0 4 0 4-4zM51 243c-4-4-9-9-13-9 0-4-4-8-4-12-4-9-4-13-4-22 0-8 0-17 0-29 0-18 0-31 4-40 4-8 8-12 17-21 8-4 13-4 21-4 17 0 34 4 43 17 8 13 17 34 17 60 0 13-5 21-9 30s-8 17-13 21c-4 5-13 9-17 13-8 0-13 0-17 0s-8 0-12 0c-5 0-9-4-13-4z">
          <text:p/>
        </draw:path>
        <draw:path draw:style-name="gr8" draw:text-style-name="P4" draw:layer="layout" svg:width="0.199cm" svg:height="0.254cm" svg:x="7.806cm" svg:y="9.202cm" svg:viewBox="0 0 200 255" svg:d="M0 0v17h21l4 8v209l-4 4-21 4v13h99c63 0 101-25 101-72 0-38-25-59-72-64 39-8 55-25 55-56 0-42-29-63-89-63zM59 115v-98c9 0 18 0 23 0 42 0 63 17 63 46 0 40-21 56-68 56-4 0-13 0-18-4zM59 238v-102c18 0 31-4 40-4 42 0 63 17 63 51 0 38-25 55-76 55-9 0-18 0-27 0z">
          <text:p/>
        </draw:path>
        <draw:polygon draw:style-name="gr8" draw:text-style-name="P4" draw:layer="layout" svg:width="0.025cm" svg:height="0.381cm" svg:x="8.313cm" svg:y="9.17cm" svg:viewBox="0 0 26 382" draw:points="0,0 26,0 26,382 0,382">
          <text:p/>
        </draw:polygon>
        <draw:path draw:style-name="gr8" draw:text-style-name="P4" draw:layer="layout" svg:width="0.187cm" svg:height="0.28cm" svg:x="8.527cm" svg:y="9.176cm" svg:viewBox="0 0 188 281" svg:d="M47 0l-47 17v9h30v255h47c77 0 111-34 111-97 0-52-30-90-73-90-17 0-34 4-55 12v-106zM60 264v-145c12 0 25-4 34-4 38 0 60 25 60 73 0 55-22 76-73 76 0 0-9 0-21 0z">
          <text:p/>
        </draw:path>
        <draw:line draw:style-name="gr1" draw:text-style-name="P1" draw:layer="layout" svg:x1="12.202cm" svg:y1="9.117cm" svg:x2="11.286cm" svg:y2="9.117cm">
          <text:p/>
        </draw:line>
        <draw:polygon draw:style-name="gr2" draw:text-style-name="P2" draw:layer="layout" svg:width="0.234cm" svg:height="0.127cm" svg:x="12.202cm" svg:y="9.053cm" svg:viewBox="0 0 235 128" draw:points="235,65 0,0 0,128">
          <text:p/>
        </draw:polygon>
        <draw:polygon draw:style-name="gr3" draw:text-style-name="P1" draw:layer="layout" svg:width="0.234cm" svg:height="0.127cm" svg:x="12.202cm" svg:y="9.053cm" svg:viewBox="0 0 235 128" draw:points="235,65 0,0 0,128">
          <text:p/>
        </draw:polygon>
        <draw:path draw:style-name="gr1" draw:text-style-name="P1" draw:layer="layout" svg:width="0.425cm" svg:height="0.568cm" svg:x="12.478cm" svg:y="8.328cm" svg:viewBox="0 0 426 569" svg:d="M5 348c-25-187 52-348 209-348 217 0 281 301 128 569">
          <text:p/>
        </draw:path>
        <draw:path draw:style-name="gr2" draw:text-style-name="P2" draw:layer="layout" svg:width="0.136cm" svg:height="0.229cm" svg:x="12.427cm" svg:y="8.667cm" svg:viewBox="0 0 137 230" svg:d="M137 230c-21-81-30-158-21-230l-116 21c26 68 72 146 137 209z">
          <text:p/>
        </draw:path>
        <draw:path draw:style-name="gr3" draw:text-style-name="P1" draw:layer="layout" svg:width="0.136cm" svg:height="0.229cm" svg:x="12.427cm" svg:y="8.667cm" svg:viewBox="0 0 137 230" svg:d="M137 230c-21-81-30-158-21-230l-116 21c26 68 72 146 137 209z">
          <text:p/>
        </draw:path>
        <draw:line draw:style-name="gr1" draw:text-style-name="P1" draw:layer="layout" svg:x1="13.853cm" svg:y1="9.117cm" svg:x2="12.945cm" svg:y2="9.117cm">
          <text:p/>
        </draw:line>
        <draw:polygon draw:style-name="gr2" draw:text-style-name="P2" draw:layer="layout" svg:width="0.234cm" svg:height="0.127cm" svg:x="13.853cm" svg:y="9.053cm" svg:viewBox="0 0 235 128" draw:points="235,65 0,0 0,128">
          <text:p/>
        </draw:polygon>
        <draw:polygon draw:style-name="gr3" draw:text-style-name="P1" draw:layer="layout" svg:width="0.234cm" svg:height="0.127cm" svg:x="13.853cm" svg:y="9.053cm" svg:viewBox="0 0 235 128" draw:points="235,65 0,0 0,128">
          <text:p/>
        </draw:polygon>
        <draw:path draw:style-name="gr1" draw:text-style-name="P1" draw:layer="layout" svg:width="0.423cm" svg:height="0.568cm" svg:x="14.127cm" svg:y="8.328cm" svg:viewBox="0 0 424 569" svg:d="M6 352c-29-191 48-352 209-352 217 0 277 305 123 569">
          <text:p/>
        </draw:path>
        <draw:path draw:style-name="gr2" draw:text-style-name="P2" draw:layer="layout" svg:width="0.14cm" svg:height="0.225cm" svg:x="14.074cm" svg:y="8.671cm" svg:viewBox="0 0 141 226" svg:d="M141 226c-21-77-30-158-21-226l-120 17c31 73 77 145 141 209z">
          <text:p/>
        </draw:path>
        <draw:path draw:style-name="gr3" draw:text-style-name="P1" draw:layer="layout" svg:width="0.14cm" svg:height="0.225cm" svg:x="14.074cm" svg:y="8.671cm" svg:viewBox="0 0 141 226" svg:d="M141 226c-21-77-30-158-21-226l-120 17c31 73 77 145 141 209z">
          <text:p/>
        </draw:path>
        <draw:line draw:style-name="gr1" draw:text-style-name="P1" draw:layer="layout" svg:x1="15.504cm" svg:y1="9.117cm" svg:x2="14.591cm" svg:y2="9.117cm">
          <text:p/>
        </draw:line>
        <draw:polygon draw:style-name="gr2" draw:text-style-name="P2" draw:layer="layout" svg:width="0.233cm" svg:height="0.127cm" svg:x="15.504cm" svg:y="9.053cm" svg:viewBox="0 0 234 128" draw:points="234,65 0,0 0,128">
          <text:p/>
        </draw:polygon>
        <draw:polygon draw:style-name="gr3" draw:text-style-name="P1" draw:layer="layout" svg:width="0.233cm" svg:height="0.127cm" svg:x="15.504cm" svg:y="9.053cm" svg:viewBox="0 0 234 128" draw:points="234,65 0,0 0,128">
          <text:p/>
        </draw:polygon>
        <draw:path draw:style-name="gr2" draw:text-style-name="P2" draw:layer="layout" svg:width="0.493cm" svg:height="0.492cm" svg:x="10.793cm" svg:y="8.871cm" svg:viewBox="0 0 494 493" svg:d="M494 247c0-137-111-247-247-247s-247 110-247 247c0 135 111 246 247 246s247-111 247-246z">
          <text:p/>
        </draw:path>
        <draw:path draw:style-name="gr4" draw:text-style-name="P1" draw:layer="layout" svg:width="0.493cm" svg:height="0.492cm" svg:x="10.793cm" svg:y="8.871cm" svg:viewBox="0 0 494 493" svg:d="M494 247c0-137-111-247-247-247s-247 110-247 247c0 135 111 246 247 246s247-111 247-246z">
          <text:p/>
        </draw:path>
        <draw:path draw:style-name="gr2" draw:text-style-name="P2" draw:layer="layout" svg:width="0.509cm" svg:height="0.509cm" svg:x="12.436cm" svg:y="8.862cm" svg:viewBox="0 0 510 510" svg:d="M510 256c0-140-115-256-255-256s-255 116-255 256 115 254 255 254 255-114 255-254z">
          <text:p/>
        </draw:path>
        <draw:path draw:style-name="gr4" draw:text-style-name="P1" draw:layer="layout" svg:width="0.509cm" svg:height="0.509cm" svg:x="12.436cm" svg:y="8.862cm" svg:viewBox="0 0 510 510" svg:d="M510 256c0-140-115-256-255-256s-255 116-255 256 115 254 255 254 255-114 255-254z">
          <text:p/>
        </draw:path>
        <draw:path draw:style-name="gr2" draw:text-style-name="P2" draw:layer="layout" svg:width="0.504cm" svg:height="0.509cm" svg:x="14.087cm" svg:y="8.862cm" svg:viewBox="0 0 505 510" svg:d="M505 256c0-140-114-256-251-256-140 0-254 116-254 256s114 254 254 254c137 0 251-114 251-254z">
          <text:p/>
        </draw:path>
        <draw:path draw:style-name="gr4" draw:text-style-name="P1" draw:layer="layout" svg:width="0.504cm" svg:height="0.509cm" svg:x="14.087cm" svg:y="8.862cm" svg:viewBox="0 0 505 510" svg:d="M505 256c0-140-114-256-251-256-140 0-254 116-254 256s114 254 254 254c137 0 251-114 251-254z">
          <text:p/>
        </draw:path>
        <draw:path draw:style-name="gr2" draw:text-style-name="P2" draw:layer="layout" svg:width="0.501cm" svg:height="0.5cm" svg:x="15.737cm" svg:y="8.867cm" svg:viewBox="0 0 502 501" svg:d="M502 250c0-140-110-250-250-250-136 0-252 110-252 250 0 141 116 251 252 251 140 0 250-110 250-251z">
          <text:p/>
        </draw:path>
        <draw:path draw:style-name="gr5" draw:text-style-name="P1" draw:layer="layout" svg:width="0.501cm" svg:height="0.5cm" svg:x="15.737cm" svg:y="8.867cm" svg:viewBox="0 0 502 501" svg:d="M502 250c0-140-110-250-250-250-136 0-252 110-252 250 0 141 116 251 252 251 140 0 250-110 250-251z">
          <text:p/>
        </draw:path>
        <draw:path draw:style-name="gr6" draw:text-style-name="P1" draw:layer="layout" svg:width="0.501cm" svg:height="0.5cm" svg:x="15.737cm" svg:y="8.867cm" svg:viewBox="0 0 502 501" svg:d="M502 250c0-140-110-250-250-250-136 0-252 110-252 250 0 141 116 251 252 251 140 0 250-110 250-251z">
          <text:p/>
        </draw:path>
        <draw:path draw:style-name="gr7" draw:text-style-name="P3" draw:layer="layout" svg:width="0.077cm" svg:height="0.098cm" svg:x="11.82cm" svg:y="9.176cm" svg:viewBox="0 0 78 99" svg:d="M9 13l4 8c10-8 18-8 27-8 8 0 16 0 21 4 0 4 4 9 4 17v4h-17c-17 0-30 5-35 9-8 8-13 13-13 21 0 4 0 8 0 13 5 0 5 4 9 9 0 0 4 5 9 5s9 4 13 4c13 0 25-4 34-14v10h13v-57c0-17-4-25-9-29-8-9-17-9-25-9-17 0-26 4-35 13zM65 51v4c0 5 0 9 0 13-4 0-4 4-4 4-5 0-5 4-9 4 0 5-4 5-8 5 0 4-4 4-9 4-4 0-12 0-12-4-5-5-10-9-10-13 0 0 0-4 5-8l5-5c0 0 4-4 8-4 9 0 13 0 21 0h4 5z">
          <text:p/>
        </draw:path>
        <draw:path draw:style-name="gr7" draw:text-style-name="P3" draw:layer="layout" svg:width="0.076cm" svg:height="0.097cm" svg:x="12.652cm" svg:y="8.171cm" svg:viewBox="0 0 77 98" svg:d="M9 13l8 8c5-4 14-8 22-8 9 0 17 0 22 4 4 4 4 8 4 22h-17c-17 0-26 4-35 9-9 8-13 12-13 25 0 0 0 4 0 9 4 4 4 4 9 8 0 0 4 4 8 4 5 0 10 4 14 4 13 0 25-4 34-12v8h12v-55c0-14-4-26-8-30-8-5-17-9-25-9-17 0-27 4-35 13zM65 52v4c0 4 0 9 0 13l-4 4c0 4-5 4-5 9-4 0-8 0-8 4-4 0-9 0-13 0s-8 0-13-4c-5-5-9-9-9-13 0 0 0-4 4-4 0-5 0-5 5-9 5 0 9 0 13-4 4 0 9 0 17 0h4 5z">
          <text:p/>
        </draw:path>
        <draw:path draw:style-name="gr7" draw:text-style-name="P3" draw:layer="layout" svg:width="0.08cm" svg:height="0.136cm" svg:x="13.48cm" svg:y="9.172cm" svg:viewBox="0 0 81 137" svg:d="M0 0v137h12l6-13c4 4 4 9 12 9 4 4 9 4 13 4s8 0 17 0c4-4 9-9 9-13 4-4 8-8 12-13 0-8 0-12 0-21s0-18 0-22c-4-9-8-13-8-17-4-4-9-4-13-9-4 0-9 0-17 0-4 0-9 0-13 5-4 0-8 4-12 8v-51-4zM26 120c0 0-4 0-4-4l-4-5c0-4 0-4 0-8s0-9 0-17c0-10 0-14 0-18 4-4 8-9 8-13 4 0 8 0 13 0 8 0 17 0 21 9 4 4 9 17 9 26s0 13-5 17c0 4-4 9-4 13-4 0-9 4-13 4 0 0-4 0-8 0h-5c0 0-4 0-8-4z">
          <text:p/>
        </draw:path>
        <draw:path draw:style-name="gr7" draw:text-style-name="P3" draw:layer="layout" svg:width="0.08cm" svg:height="0.136cm" svg:x="14.303cm" svg:y="8.137cm" svg:viewBox="0 0 81 137" svg:d="M0 0v132h13l4-12c0 4 4 8 8 12 9 0 13 5 17 5 5 0 9 0 13-5 9 0 13-4 13-8 4-4 9-8 9-17 4-4 4-13 4-21 0-9 0-13 0-21-4-5-9-9-9-13-4-4-8-8-13-8-4-5-12-5-17-5-4 0-8 0-12 5-9 4-9 8-13 12v-52c0-4 0-4 0-4zM25 120l-4-4c0 0-4-5-4-9 0 0 0-4 0-8 0-5 0-9 0-13 0-9 0-17 0-21 4-5 4-9 8-9 5-4 9-4 13-4 9 0 17 4 21 8 5 9 9 17 9 30 0 4-4 13-4 17s-5 4-9 9c0 4-4 4-8 4 0 4-5 4-9 4h-4c-4-4-4-4-9-4z">
          <text:p/>
        </draw:path>
        <draw:path draw:style-name="gr7" draw:text-style-name="P3" draw:layer="layout" svg:width="0.081cm" svg:height="0.136cm" svg:x="15.13cm" svg:y="9.172cm" svg:viewBox="0 0 82 137" svg:d="M0 0v137h13l4-13c0 4 5 9 9 9 8 4 12 4 17 4s9 0 14 0c8-4 12-9 12-13 5-4 9-8 9-13 4-8 4-12 4-21s0-18 0-22c-4-9-8-13-8-17-5-4-9-4-13-9-4 0-13 0-18 0s-9 0-13 5c-4 0-8 4-13 8v-51-4zM26 120c0 0-4 0-4-4l-5-5c0-4 0-4 0-8s0-9 0-17c0-10 0-14 0-18 5-4 5-9 9-13 4 0 8 0 12 0 10 0 19 0 23 9 4 4 8 17 8 26s-4 13-4 17-4 9-8 13c0 0-5 4-9 4 0 0-5 0-10 0h-4c-4 0-4 0-8-4z">
          <text:p/>
        </draw:path>
        <draw:path draw:style-name="gr8" draw:text-style-name="P4" draw:layer="layout" svg:width="0.149cm" svg:height="0.204cm" svg:x="10.967cm" svg:y="9.015cm" svg:viewBox="0 0 150 205" svg:d="M150 9c-17-5-17-9-47-9s-65 17-73 48c0 4 0 8 0 12 0 26 26 43 48 51 17 9 29 17 29 34 0 5 0 9 0 13-8 25-25 34-47 34-30 0-47-13-47-42h-8c-5 21-5 33-5 46 17 0 26 9 56 9 35 0 73-26 81-60 0-4 0-4 0-8 0-30-25-43-46-51-9-4-35-17-35-38 0-5 0-5 0-9 4-17 22-30 43-30 30 0 34 18 38 39h9c0-13 4-21 4-39z">
          <text:p/>
        </draw:path>
        <draw:path draw:style-name="gr8" draw:text-style-name="P4" draw:layer="layout" svg:width="0.212cm" svg:height="0.199cm" svg:x="12.589cm" svg:y="9.015cm" svg:viewBox="0 0 213 200" svg:d="M98 116c-8 0-8-5-8-5l46-81 13 86zM51 175l26-42c0-5 4-5 13-5h63l4 51c0 9-4 13-12 13h-9-4v8c13 0 30 0 42 0 13 0 26 0 34 0l5-8h-5-4c-12 0-17-9-17-17l-30-166c0-5 0-9-4-9s-8 0-13 9l-102 162c-13 17-22 21-34 21-4 0-4 0-4 0v8c8 0 16 0 25 0 13 0 31 0 43 0v-8h-8c-9 0-13-4-13-9 0-4 0-4 4-8z">
          <text:p/>
        </draw:path>
        <draw:path draw:style-name="gr8" draw:text-style-name="P4" draw:layer="layout" svg:width="0.178cm" svg:height="0.195cm" svg:x="14.248cm" svg:y="9.019cm" svg:viewBox="0 0 179 196" svg:d="M85 23c4-9 4-13 34-13 13 0 34 8 34 29 0 5-4 9-4 9-4 25-25 38-52 38h-21zM72 94h21c39 0 52 18 52 43 0 0 0 4 0 9-4 21-17 42-65 42-17 0-21-4-21-13v-4zM0 188v8c12 0 25 0 38 0s17 0 47 0c64 0 86-29 90-55 4-4 4-8 4-12 0-22-17-35-43-43 22-8 39-25 43-38 0-4 0-9 0-13 0-17-13-35-60-35-12 0-26 0-39 0-12 0-25 0-38 0h-4v6c0 0 0 4 4 4h4c13 0 13 0 13 4s0 4 0 9l-30 152c0 9-4 13-17 13h-8c-4 0-4 0-4 0z">
          <text:p/>
        </draw:path>
        <draw:path draw:style-name="gr8" draw:text-style-name="P4" draw:layer="layout" svg:width="0.178cm" svg:height="0.199cm" svg:x="15.903cm" svg:y="9.015cm" svg:viewBox="0 0 179 200" svg:d="M115 103c9 0 13 0 13 8v5 4c0 4 0 4 0 4h8c5-13 5-21 9-30 0-4 0-12 4-25h-4c-4 0-4 0-4 0l-5 8c0 9-4 13-17 13h-38l13-64c0-9 4-9 13-9h29c26 0 30 9 30 31h9c4-14 4-44 4-44 0-4 0-4 0-4-4 4-8 4-17 4h-76c-13 0-26 0-44 0v5 4h10c12 0 12 0 12 8v5l-30 153c0 9-5 13-22 13h-8l-4 8h4c13 0 25 0 38 0 14 0 27 0 39 0h5v-8h-5-4c-13 0-17-4-17-9 0-4 0-4 0-4l17-76z">
          <text:p/>
        </draw:path>
        <draw:path draw:style-name="gr1" draw:text-style-name="P1" draw:layer="layout" svg:width="0.452cm" svg:height="0.572cm" svg:x="8.471cm" svg:y="20.49cm" svg:viewBox="0 0 453 573" svg:d="M449 221c25 191-60 352-222 352-225 0-301-306-144-573">
          <text:p/>
        </draw:path>
        <draw:path draw:style-name="gr2" draw:text-style-name="P2" draw:layer="layout" svg:width="0.137cm" svg:height="0.225cm" svg:x="8.842cm" svg:y="20.49cm" svg:viewBox="0 0 138 226" svg:d="M0 0c23 76 31 157 23 226l115-14c-26-72-73-148-138-212z">
          <text:p/>
        </draw:path>
        <draw:path draw:style-name="gr3" draw:text-style-name="P1" draw:layer="layout" svg:width="0.137cm" svg:height="0.225cm" svg:x="8.842cm" svg:y="20.49cm" svg:viewBox="0 0 138 226" svg:d="M0 0c23 76 31 157 23 226l115-14c-26-72-73-148-138-212z">
          <text:p/>
        </draw:path>
        <draw:line draw:style-name="gr1" draw:text-style-name="P1" draw:layer="layout" svg:x1="9.823cm" svg:y1="20.24cm" svg:x2="8.987cm" svg:y2="20.24cm">
          <text:p/>
        </draw:line>
        <draw:polygon draw:style-name="gr2" draw:text-style-name="P2" draw:layer="layout" svg:width="0.233cm" svg:height="0.123cm" svg:x="9.823cm" svg:y="20.176cm" svg:viewBox="0 0 234 124" draw:points="234,65 0,0 0,124">
          <text:p/>
        </draw:polygon>
        <draw:polygon draw:style-name="gr3" draw:text-style-name="P1" draw:layer="layout" svg:width="0.233cm" svg:height="0.123cm" svg:x="9.823cm" svg:y="20.176cm" svg:viewBox="0 0 234 124" draw:points="234,65 0,0 0,124">
          <text:p/>
        </draw:polygon>
        <draw:path draw:style-name="gr1" draw:text-style-name="P1" draw:layer="layout" svg:width="0.453cm" svg:height="0.572cm" svg:x="10.121cm" svg:y="20.49cm" svg:viewBox="0 0 454 573" svg:d="M450 221c25 191-60 352-221 352-226 0-302-306-149-573">
          <text:p/>
        </draw:path>
        <draw:path draw:style-name="gr2" draw:text-style-name="P2" draw:layer="layout" svg:width="0.136cm" svg:height="0.225cm" svg:x="10.493cm" svg:y="20.49cm" svg:viewBox="0 0 137 226" svg:d="M0 0c21 76 26 157 21 226l116-14c-30-72-73-148-137-212z">
          <text:p/>
        </draw:path>
        <draw:path draw:style-name="gr3" draw:text-style-name="P1" draw:layer="layout" svg:width="0.136cm" svg:height="0.225cm" svg:x="10.493cm" svg:y="20.49cm" svg:viewBox="0 0 137 226" svg:d="M0 0c21 76 26 157 21 226l116-14c-30-72-73-148-137-212z">
          <text:p/>
        </draw:path>
        <draw:line draw:style-name="gr1" draw:text-style-name="P1" draw:layer="layout" svg:x1="11.473cm" svg:y1="20.24cm" svg:x2="10.637cm" svg:y2="20.24cm">
          <text:p/>
        </draw:line>
        <draw:polygon draw:style-name="gr2" draw:text-style-name="P2" draw:layer="layout" svg:width="0.234cm" svg:height="0.123cm" svg:x="11.473cm" svg:y="20.176cm" svg:viewBox="0 0 235 124" draw:points="235,65 0,0 0,124">
          <text:p/>
        </draw:polygon>
        <draw:polygon draw:style-name="gr3" draw:text-style-name="P1" draw:layer="layout" svg:width="0.234cm" svg:height="0.123cm" svg:x="11.473cm" svg:y="20.176cm" svg:viewBox="0 0 235 124" draw:points="235,65 0,0 0,124">
          <text:p/>
        </draw:polygon>
        <draw:path draw:style-name="gr1" draw:text-style-name="P1" draw:layer="layout" svg:width="0.453cm" svg:height="0.572cm" svg:x="11.771cm" svg:y="20.49cm" svg:viewBox="0 0 454 573" svg:d="M450 221c26 191-59 352-226 352-220 0-297-306-144-573">
          <text:p/>
        </draw:path>
        <draw:path draw:style-name="gr2" draw:text-style-name="P2" draw:layer="layout" svg:width="0.131cm" svg:height="0.225cm" svg:x="12.144cm" svg:y="20.49cm" svg:viewBox="0 0 132 226" svg:d="M0 0c21 76 25 157 17 226l115-14c-25-72-68-148-132-212z">
          <text:p/>
        </draw:path>
        <draw:path draw:style-name="gr3" draw:text-style-name="P1" draw:layer="layout" svg:width="0.131cm" svg:height="0.225cm" svg:x="12.144cm" svg:y="20.49cm" svg:viewBox="0 0 132 226" svg:d="M0 0c21 76 25 157 17 226l115-14c-25-72-68-148-132-212z">
          <text:p/>
        </draw:path>
        <draw:path draw:style-name="gr2" draw:text-style-name="P2" draw:layer="layout" svg:width="0.582cm" svg:height="0.581cm" svg:x="8.405cm" svg:y="19.947cm" svg:viewBox="0 0 583 582" svg:d="M583 294c0-162-128-294-289-294s-294 132-294 294c0 157 133 288 294 288s289-131 289-288z">
          <text:p/>
        </draw:path>
        <draw:path draw:style-name="gr4" draw:text-style-name="P1" draw:layer="layout" svg:width="0.582cm" svg:height="0.581cm" svg:x="8.405cm" svg:y="19.947cm" svg:viewBox="0 0 583 582" svg:d="M583 294c0-162-128-294-289-294s-294 132-294 294c0 157 133 288 294 288s289-131 289-288z">
          <text:p/>
        </draw:path>
        <draw:path draw:style-name="gr2" draw:text-style-name="P2" draw:layer="layout" svg:width="0.581cm" svg:height="0.581cm" svg:x="10.056cm" svg:y="19.947cm" svg:viewBox="0 0 582 582" svg:d="M582 294c0-162-131-294-288-294-161 0-294 132-294 294 0 157 133 288 294 288 157 0 288-131 288-288z">
          <text:p/>
        </draw:path>
        <draw:path draw:style-name="gr5" draw:text-style-name="P1" draw:layer="layout" svg:width="0.581cm" svg:height="0.581cm" svg:x="10.056cm" svg:y="19.947cm" svg:viewBox="0 0 582 582" svg:d="M582 294c0-162-131-294-288-294-161 0-294 132-294 294 0 157 133 288 294 288 157 0 288-131 288-288z">
          <text:p/>
        </draw:path>
        <draw:path draw:style-name="gr6" draw:text-style-name="P1" draw:layer="layout" svg:width="0.581cm" svg:height="0.581cm" svg:x="10.056cm" svg:y="19.947cm" svg:viewBox="0 0 582 582" svg:d="M582 294c0-162-131-294-288-294-161 0-294 132-294 294 0 157 133 288 294 288 157 0 288-131 288-288z">
          <text:p/>
        </draw:path>
        <draw:path draw:style-name="gr2" draw:text-style-name="P2" draw:layer="layout" svg:width="0.581cm" svg:height="0.581cm" svg:x="11.707cm" svg:y="19.947cm" svg:viewBox="0 0 582 582" svg:d="M582 294c0-162-131-294-293-294s-289 132-289 294c0 157 127 288 289 288s293-131 293-288z">
          <text:p/>
        </draw:path>
        <draw:path draw:style-name="gr4" draw:text-style-name="P1" draw:layer="layout" svg:width="0.581cm" svg:height="0.581cm" svg:x="11.707cm" svg:y="19.947cm" svg:viewBox="0 0 582 582" svg:d="M582 294c0-162-131-294-293-294s-289 132-289 294c0 157 127 288 289 288s293-131 293-288z">
          <text:p/>
        </draw:path>
        <draw:path draw:style-name="gr7" draw:text-style-name="P3" draw:layer="layout" svg:width="0.076cm" svg:height="0.097cm" svg:x="8.66cm" svg:y="21.122cm" svg:viewBox="0 0 77 98" svg:d="M8 17l9 8c4-8 12-12 21-12 10 0 18 4 22 8 5 0 5 9 5 17v4h-17c-19 0-27 5-35 9-9 4-13 14-13 22 0 4 0 8 0 8 4 5 4 9 8 9 0 4 5 4 9 8 4 0 8 0 12 0 13 0 27-4 36-12v12h12v-60c0-13 0-21-8-25-9-9-17-13-26-13-18 0-26 4-35 17zM65 55v5c0 5 0 9 0 13 0 0-5 0-5 4l-4 4c-4 0-8 5-8 5-6 0-10 4-14 4-5 0-9-4-13-4-4-5-8-9-8-13s0-4 4-8c0 0 0-5 4-5 4-5 8-5 13-5 4 0 9-4 18-4 0 0 4 0 4 4h4z">
          <text:p/>
        </draw:path>
        <draw:path draw:style-name="gr7" draw:text-style-name="P3" draw:layer="layout" svg:width="0.081cm" svg:height="0.136cm" svg:x="9.483cm" svg:y="20.295cm" svg:viewBox="0 0 82 137" svg:d="M0 0v132h13l4-8c0 4 4 4 9 8 8 5 12 5 17 5 4 0 8 0 12-5 9 0 13-4 13-8 4-4 8-9 8-13 6-8 6-17 6-25 0-5 0-13 0-17-6-9-10-13-10-17-4-5-8-9-13-9-4-4-12-4-16-4-5 0-9 4-13 4-9 4-9 9-13 13v-52-4zM26 120c0 0-5 0-5-5l-4-4c0-4 0-8 0-13 0-4 0-8 0-12 0-9 0-17 0-22 4-4 4-4 9-8 4-4 8-4 12-4 9 0 17 4 21 8 5 9 9 17 9 30 0 8-4 13-4 17s-5 8-9 8c0 5-4 5-8 9 0 0-4 0-9 0h-4c-4 0-4-4-8-4z">
          <text:p/>
        </draw:path>
        <draw:path draw:style-name="gr7" draw:text-style-name="P3" draw:layer="layout" svg:width="0.076cm" svg:height="0.097cm" svg:x="10.311cm" svg:y="21.122cm" svg:viewBox="0 0 77 98" svg:d="M8 17l4 8c9-8 17-12 26-12 8 0 17 4 21 8 0 0 5 9 5 17v4h-18c-17 0-25 5-34 9-8 4-12 14-12 22 0 4 0 8 0 8 4 5 4 9 8 9 0 4 4 4 9 8 4 0 8 0 12 0 13 0 26-4 35-12v12h13v-60c0-13-4-21-8-25-10-9-18-13-27-13-17 0-25 4-34 17zM64 55v5c0 5 0 9 0 13-5 0-5 0-5 4-4 0-4 4-8 4 0 0-5 5-9 5 0 0-4 4-8 4-5 0-13-4-13-4-4-5-9-9-9-13s0-4 5-8c0 0 0-5 4-5 4-5 4-5 13-5 4 0 8-4 17-4 0 0 4 0 4 4h4z">
          <text:p/>
        </draw:path>
        <draw:path draw:style-name="gr7" draw:text-style-name="P3" draw:layer="layout" svg:width="0.08cm" svg:height="0.136cm" svg:x="11.134cm" svg:y="20.295cm" svg:viewBox="0 0 81 137" svg:d="M0 0v132h8l9-8c0 4 4 4 8 8 6 5 14 5 18 5 5 0 9 0 13-5 4 0 8-4 13-8 4-4 8-9 8-13 4-8 4-17 4-25 0-5 0-13-4-17 0-9-4-13-8-17 0-5-5-9-9-9-4-4-12-4-17-4-4 0-8 4-12 4-10 4-14 9-14 13v-52-4zM25 120c0 0-4 0-4-5l-4-4c0-4 0-8 0-13 0-4 0-8 0-12 0-9 0-17 0-22 4-4 4-4 8-8 6-4 10-4 14-4 9 0 17 4 21 8 4 9 9 17 9 30 0 8-5 13-5 17s-4 8-8 8c0 5-4 5-8 9-5 0-5 0-9 0h-4c-4 0-4-4-10-4z">
          <text:p/>
        </draw:path>
        <draw:path draw:style-name="gr7" draw:text-style-name="P3" draw:layer="layout" svg:width="0.077cm" svg:height="0.098cm" svg:x="11.859cm" svg:y="21.16cm" svg:viewBox="0 0 78 99" svg:d="M9 13l4 14c9-10 17-14 27-14 8 0 13 4 17 4 4 5 8 14 8 22v4h-17c-18 0-30 5-39 9s-9 13-9 21c0 5 0 5 0 9s5 8 5 8c4 5 8 5 13 9 4 0 8 0 12 0 14 0 23-4 35-13v13h13v-60c0-12-4-22-9-30-8-5-16-9-29-9-14 0-27 4-31 13zM65 52v8c0 5 0 9-4 9 0 4 0 4 0 9-4 0-4 0-8 4 0 0-5 4-9 4s-4 0-8 0c-10 0-14 0-18-4-5 0-5-4-5-9 0-4 0-4 0-8 5 0 5-5 9-5 0-4 4-4 8-4 6-4 14-4 23-4h4 4z">
          <text:p/>
        </draw:path>
        <draw:path draw:style-name="gr7" draw:text-style-name="P3" draw:layer="layout" svg:width="0.03cm" svg:height="0.05cm" svg:x="11.982cm" svg:y="21.237cm" svg:viewBox="0 0 31 51" svg:d="M31 17c0-9 0-13-4-13-4-4-4-4-8-4-5 0-10 0-10 0-4 4-4 8-4 8 0 4 0 4 0 9 4 0 4 0 4 0 0 4 5 4 5 4v5c0 4 0 4 0 8-5 5-9 9-14 13l9 4c14-12 22-25 22-34z">
          <text:p/>
        </draw:path>
        <draw:path draw:style-name="gr7" draw:text-style-name="P3" draw:layer="layout" svg:width="0.077cm" svg:height="0.136cm" svg:x="12.067cm" svg:y="21.122cm" svg:viewBox="0 0 78 137" svg:d="M0 0v137h9l4-14c4 5 9 10 13 10 4 4 9 4 13 4s12 0 18-4c4 0 8-5 12-10 0-4 5-8 9-13 0-8 0-17 0-25 0-5 0-13 0-17-4-9-4-13-9-17-4-4-8-9-12-9-6-4-10-4-18-4-4 0-9 4-13 4-4 5-9 9-13 13v-51-4h4zM22 119l-5-4c0 0 0-5-4-5 0-4 0-8 0-13 0-4 0-8 0-12 0-9 0-17 4-21 0-5 5-5 9-9 0-4 4-4 9-4 8 0 16 4 22 8 4 9 8 17 8 30 0 8 0 13-4 17 0 4-4 9-4 9-6 4-10 4-10 8-4 0-8 0-12 0h-5c0 0-4 0-8-4z">
          <text:p/>
        </draw:path>
        <draw:path draw:style-name="gr8" draw:text-style-name="P4" draw:layer="layout" svg:width="0.145cm" svg:height="0.207cm" svg:x="8.566cm" svg:y="20.134cm" svg:viewBox="0 0 146 208" svg:d="M112 34c0 9-9 30-13 47-8 21-38 47-46 47-13 0-22-21-22-38 0-38 26-78 60-78 12 0 21 13 21 22zM74 187c0 9-5 9-17 13h-4c-5 0-5 0-5 4v4c0 0 21 0 34 0s38 0 38 0v-8h-4l-4-4c-4 0-13 0-13-9l47-170c0-5 0-9 0-9 0-8 0-8-4-8 0 0-5 0-9 8l-13 9c-8-9-17-13-29-13-38 0-91 35-91 90 0 21 10 47 40 47 17 0 34-9 55-34z">
          <text:p/>
        </draw:path>
        <draw:path draw:style-name="gr8" draw:text-style-name="P4" draw:layer="layout" svg:width="0.097cm" svg:height="0.148cm" svg:x="8.724cm" svg:y="20.172cm" svg:viewBox="0 0 98 149" svg:d="M50 0c-29 0-50 31-50 73 0 47 21 76 50 76 31 0 48-29 48-76 0-42-17-73-48-73zM50 13c18 0 31 22 31 60 0 42-13 64-31 64-21 0-29-22-29-60 0-42 8-64 29-64z">
          <text:p/>
        </draw:path>
        <draw:path draw:style-name="gr8" draw:text-style-name="P4" draw:layer="layout" svg:width="0.145cm" svg:height="0.207cm" svg:x="10.217cm" svg:y="20.134cm" svg:viewBox="0 0 146 208" svg:d="M112 34c0 9-9 30-13 47-9 21-39 47-52 47s-17-21-17-38c0-38 25-78 60-78 13 0 22 13 22 22zM72 187c0 9-8 9-17 13h-4c-4 0-4 0-4 4v4c0 0 21 0 35 0 13 0 38 0 38 0v-8h-4l-4-4c-5 0-13 0-13-9l47-170c0-5 0-9 0-9 0-8 0-8-5-8 0 0-4 0-8 8l-13 9c-8-9-17-13-30-13-39 0-90 35-90 90 0 21 9 47 39 47 16 0 33-9 56-34z">
          <text:p/>
        </draw:path>
        <draw:polygon draw:style-name="gr8" draw:text-style-name="P4" draw:layer="layout" svg:width="0.077cm" svg:height="0.144cm" svg:x="10.387cm" svg:y="20.172cm" svg:viewBox="0 0 78 145" draw:points="42,0 0,17 0,25 30,17 30,132 30,137 4,137 4,145 78,145 78,137 51,137 51,132 51,0">
          <text:p/>
        </draw:polygon>
        <draw:path draw:style-name="gr8" draw:text-style-name="P4" draw:layer="layout" svg:width="0.144cm" svg:height="0.207cm" svg:x="11.868cm" svg:y="20.134cm" svg:viewBox="0 0 145 208" svg:d="M111 34c0 9-8 30-12 47-9 21-39 47-51 47-13 0-17-21-17-38 0-38 25-78 59-78 13 0 21 13 21 22zM73 187c0 9-8 9-17 13h-4c-4 0-4 0-4 4v4c0 0 21 0 34 0 12 0 38 0 38 0v-8h-5l-4-4c-4 0-12 0-12-9l46-170c0-5 0-9 0-9 0-8-4-8-4-8 0 0-4 0-8 8l-13 9c-9-9-17-13-30-13-38 0-90 35-90 90 0 21 9 47 39 47 17 0 34-9 55-34z">
          <text:p/>
        </draw:path>
        <draw:path draw:style-name="gr8" draw:text-style-name="P4" draw:layer="layout" svg:width="0.098cm" svg:height="0.144cm" svg:x="12.025cm" svg:y="20.172cm" svg:viewBox="0 0 99 145" svg:d="M21 128c48-38 73-59 73-86 0-25-16-42-47-42-26 0-43 17-43 30 0 8 5 12 13 12 4 0 4 0 8-4v-21c5-4 13-4 17-4 18 0 31 12 31 29 0 31-26 52-73 90v13h99v-34h-9l-4 17z">
          <text:p/>
        </draw:path>
      </draw:page>
      <draw:page draw:name="page20" draw:style-name="dp1" draw:master-page-name="Padrão">
        <draw:g>
          <draw:path draw:style-name="gr2" draw:text-style-name="P2" draw:layer="layout" svg:width="0.582cm" svg:height="0.581cm" svg:x="6.208cm" svg:y="19.761cm" svg:viewBox="0 0 583 582" svg:d="M583 290c0-158-128-290-290-290-161 0-293 132-293 290 0 161 132 292 293 292 162 0 290-131 290-292z">
            <text:p/>
          </draw:path>
          <draw:path draw:style-name="gr4" draw:text-style-name="P1" draw:layer="layout" svg:width="0.582cm" svg:height="0.581cm" svg:x="6.208cm" svg:y="19.761cm" svg:viewBox="0 0 583 582" svg:d="M583 290c0-158-128-290-290-290-161 0-293 132-293 290 0 161 132 292 293 292 162 0 290-131 290-292z">
            <text:p/>
          </draw:path>
          <draw:path draw:style-name="gr8" draw:text-style-name="P4" draw:layer="layout" svg:width="0.144cm" svg:height="0.207cm" svg:x="6.37cm" svg:y="19.944cm" svg:viewBox="0 0 145 208" svg:d="M111 39c0 4-8 25-13 42-8 21-38 47-46 47-14 0-23-21-23-38 0-38 27-78 61-78 13 0 21 14 21 27zM73 187c0 9-4 13-17 13h-4c-6 0-6 0-6 4v4c0 0 23 0 35 0 13 0 39 0 39 0v-8h-5-4c-4 0-13-4-13-8 0-5 0-5 0-5l47-170c0-5 0-5 0-9s0-8-4-8c0 0-4 4-9 8l-12 13c-9-13-17-17-30-17-38 0-90 35-90 90 0 21 8 47 38 47 18 0 35-9 56-34z">
            <text:p/>
          </draw:path>
          <draw:path draw:style-name="gr8" draw:text-style-name="P4" draw:layer="layout" svg:width="0.097cm" svg:height="0.144cm" svg:x="6.527cm" svg:y="19.986cm" svg:viewBox="0 0 98 145" svg:d="M52 0c-31 0-52 26-52 72 0 48 21 73 52 73 29 0 46-25 46-73 0-46-17-72-46-72zM52 9c17 0 29 21 29 63 0 39-12 61-29 61-23 0-31-17-31-61 0-42 8-63 31-63z">
            <text:p/>
          </draw:path>
          <draw:path draw:style-name="gr2" draw:text-style-name="P2" draw:layer="layout" svg:width="0.581cm" svg:height="0.581cm" svg:x="8.947cm" svg:y="19.74cm" svg:viewBox="0 0 582 582" svg:d="M582 293c0-161-131-293-292-293-162 0-290 132-290 293 0 162 128 289 290 289 161 0 292-127 292-289z">
            <text:p/>
          </draw:path>
          <draw:path draw:style-name="gr5" draw:text-style-name="P1" draw:layer="layout" svg:width="0.581cm" svg:height="0.581cm" svg:x="8.947cm" svg:y="19.74cm" svg:viewBox="0 0 582 582" svg:d="M582 293c0-161-131-293-292-293-162 0-290 132-290 293 0 162 128 289 290 289 161 0 292-127 292-289z">
            <text:p/>
          </draw:path>
          <draw:path draw:style-name="gr6" draw:text-style-name="P1" draw:layer="layout" svg:width="0.581cm" svg:height="0.581cm" svg:x="8.947cm" svg:y="19.74cm" svg:viewBox="0 0 582 582" svg:d="M582 293c0-161-131-293-292-293-162 0-290 132-290 293 0 162 128 289 290 289 161 0 292-127 292-289z">
            <text:p/>
          </draw:path>
          <draw:path draw:style-name="gr8" draw:text-style-name="P4" draw:layer="layout" svg:width="0.144cm" svg:height="0.208cm" svg:x="9.108cm" svg:y="19.927cm" svg:viewBox="0 0 145 209" svg:d="M107 34c0 4-4 30-13 47-8 21-33 47-46 47-14 0-18-21-18-38 0-38 26-78 56-78 13 0 21 9 21 22zM69 183c0 9-4 13-17 17h-4-5v9c0 0 26-5 39-5 12 0 34 5 34 5v-5-4-4h-9c-4 0-8 0-8-9v-4l42-166c4-5 4-9 4-13s-4-4-4-4c-4 0-8 0-12 4l-9 13c-9-9-21-17-34-17-34 0-86 38-86 90 0 25 4 51 38 51 18 0 31-9 52-34z">
            <text:p/>
          </draw:path>
          <draw:path draw:style-name="gr8" draw:text-style-name="P4" draw:layer="layout" svg:width="0.102cm" svg:height="0.144cm" svg:x="9.261cm" svg:y="19.965cm" svg:viewBox="0 0 103 145" svg:d="M51 0c-30 0-51 25-51 72 0 48 21 73 51 73s52-25 52-73c0-47-22-72-52-72zM51 8c21 0 30 26 30 64 0 43-9 65-30 65s-30-22-30-65c0-38 9-64 30-64z">
            <text:p/>
          </draw:path>
          <draw:line draw:style-name="gr1" draw:text-style-name="P1" draw:layer="layout" svg:x1="13.099cm" svg:y1="20.033cm" svg:x2="12.263cm" svg:y2="20.033cm">
            <text:p/>
          </draw:line>
          <draw:polygon draw:style-name="gr2" draw:text-style-name="P2" draw:layer="layout" svg:width="0.233cm" svg:height="0.127cm" svg:x="13.099cm" svg:y="19.969cm" svg:viewBox="0 0 234 128" draw:points="234,65 0,0 0,128">
            <text:p/>
          </draw:polygon>
          <draw:polygon draw:style-name="gr3" draw:text-style-name="P1" draw:layer="layout" svg:width="0.233cm" svg:height="0.127cm" svg:x="13.099cm" svg:y="19.969cm" svg:viewBox="0 0 234 128" draw:points="234,65 0,0 0,128">
            <text:p/>
          </draw:polygon>
          <draw:line draw:style-name="gr1" draw:text-style-name="P1" draw:layer="layout" svg:x1="13.099cm" svg:y1="20.033cm" svg:x2="12.263cm" svg:y2="20.033cm">
            <text:p/>
          </draw:line>
          <draw:polygon draw:style-name="gr2" draw:text-style-name="P2" draw:layer="layout" svg:width="0.233cm" svg:height="0.127cm" svg:x="13.099cm" svg:y="19.969cm" svg:viewBox="0 0 234 128" draw:points="234,65 0,0 0,128">
            <text:p/>
          </draw:polygon>
          <draw:polygon draw:style-name="gr3" draw:text-style-name="P1" draw:layer="layout" svg:width="0.233cm" svg:height="0.127cm" svg:x="13.099cm" svg:y="19.969cm" svg:viewBox="0 0 234 128" draw:points="234,65 0,0 0,128">
            <text:p/>
          </draw:polygon>
          <draw:path draw:style-name="gr2" draw:text-style-name="P2" draw:layer="layout" svg:width="0.582cm" svg:height="0.581cm" svg:x="11.681cm" svg:y="19.74cm" svg:viewBox="0 0 583 582" svg:d="M583 293c0-161-132-293-289-293-162 0-294 132-294 293 0 162 132 289 294 289 157 0 289-127 289-289z">
            <text:p/>
          </draw:path>
          <draw:path draw:style-name="gr4" draw:text-style-name="P1" draw:layer="layout" svg:width="0.582cm" svg:height="0.581cm" svg:x="11.681cm" svg:y="19.74cm" svg:viewBox="0 0 583 582" svg:d="M583 293c0-161-132-293-289-293-162 0-294 132-294 293 0 162 132 289 294 289 157 0 289-127 289-289z">
            <text:p/>
          </draw:path>
          <draw:path draw:style-name="gr2" draw:text-style-name="P2" draw:layer="layout" svg:width="0.578cm" svg:height="0.581cm" svg:x="13.332cm" svg:y="19.74cm" svg:viewBox="0 0 579 582" svg:d="M579 293c0-161-128-293-289-293-162 0-290 132-290 293 0 162 128 289 290 289 161 0 289-127 289-289z">
            <text:p/>
          </draw:path>
          <draw:path draw:style-name="gr5" draw:text-style-name="P1" draw:layer="layout" svg:width="0.578cm" svg:height="0.581cm" svg:x="13.332cm" svg:y="19.74cm" svg:viewBox="0 0 579 582" svg:d="M579 293c0-161-128-293-289-293-162 0-290 132-290 293 0 162 128 289 290 289 161 0 289-127 289-289z">
            <text:p/>
          </draw:path>
          <draw:path draw:style-name="gr6" draw:text-style-name="P1" draw:layer="layout" svg:width="0.578cm" svg:height="0.581cm" svg:x="13.332cm" svg:y="19.74cm" svg:viewBox="0 0 579 582" svg:d="M579 293c0-161-128-293-289-293-162 0-290 132-290 293 0 162 128 289 290 289 161 0 289-127 289-289z">
            <text:p/>
          </draw:path>
          <draw:path draw:style-name="gr7" draw:text-style-name="P3" draw:layer="layout" svg:width="0.077cm" svg:height="0.097cm" svg:x="12.759cm" svg:y="20.088cm" svg:viewBox="0 0 78 98" svg:d="M9 13l4 12c8-8 17-12 25-12 9 0 13 4 18 4 5 4 9 13 9 22v4h-18c-17 0-30 0-38 9-5 4-9 12-9 21 0 4 0 4 0 8 0 5 4 9 9 9 0 4 4 4 8 4 4 4 9 4 13 4 13 0 21-4 35-12v8h13v-55c0-14-5-22-9-31-8-4-18-8-31-8-12 0-21 4-29 13zM65 52v8c0 4 0 9-4 9 0 4 0 4 0 8-5 0-5 0-10 4 0 0-4 5-8 5 0 0-5 0-9 0-8 0-13 0-17-5 0 0-4-4-4-8s0-4 0-9c4-4 4-4 8-4 0-4 5-4 9-4 4-4 13-4 21-4h5 5z">
            <text:p/>
          </draw:path>
          <draw:path draw:style-name="gr8" draw:text-style-name="P4" draw:layer="layout" svg:width="0.145cm" svg:height="0.208cm" svg:x="11.842cm" svg:y="19.927cm" svg:viewBox="0 0 146 209" svg:d="M112 34c0 4-9 30-13 47-9 21-38 47-52 47-13 0-17-21-17-38 0-38 26-78 60-78 13 0 22 9 22 22zM73 183c0 9-8 13-17 17h-4c-5 0-5 0-5 0v9c0 0 22-5 35-5s38 5 38 5v-5-4l-4-4h-4c-5 0-13 0-13-9v-4l47-166c0-5 0-9 0-13s-5-4-5-4c0 0-4 0-8 4l-13 13c-8-9-17-17-30-17-38 0-90 38-90 90 0 25 9 51 38 51 18 0 35-9 57-34z">
            <text:p/>
          </draw:path>
          <draw:path draw:style-name="gr8" draw:text-style-name="P4" draw:layer="layout" svg:width="0.098cm" svg:height="0.144cm" svg:x="11.999cm" svg:y="19.965cm" svg:viewBox="0 0 99 145" svg:d="M51 0c-29 0-51 25-51 72 0 48 22 73 51 73 30 0 48-25 48-73 0-47-18-72-48-72zM51 8c17 0 30 26 30 64 0 43-13 65-30 65-21 0-29-22-29-65 0-38 8-64 29-64z">
            <text:p/>
          </draw:path>
          <draw:path draw:style-name="gr8" draw:text-style-name="P4" draw:layer="layout" svg:width="0.144cm" svg:height="0.208cm" svg:x="13.494cm" svg:y="19.927cm" svg:viewBox="0 0 145 209" svg:d="M110 34c0 4-8 30-13 47-8 21-38 47-50 47-13 0-18-21-18-38 0-38 26-78 60-78 13 0 21 9 21 22zM72 183c-4 9-9 13-17 17h-8v9c0 0 21-5 33-5 13 0 39 5 39 5v-5-4c0 0-5 0-5-4h-4c-4 0-13 0-13-9v-4l48-166c0-5 0-9 0-13s-4-4-4-4c0 0-5 0-9 4l-13 13c-9-9-17-17-30-17-38 0-89 38-89 90 0 25 8 51 38 51 17 0 34-9 55-34z">
            <text:p/>
          </draw:path>
          <draw:path draw:style-name="gr8" draw:text-style-name="P4" draw:layer="layout" svg:width="0.098cm" svg:height="0.144cm" svg:x="13.651cm" svg:y="19.965cm" svg:viewBox="0 0 99 145" svg:d="M21 128c47-39 73-60 73-90 0-21-18-38-48-38-25 0-42 17-42 30 0 8 4 12 13 12 0 0 4 0 8-4v-21c5-4 13-4 17-4 17 0 30 8 30 29 0 30-26 51-72 90v13h99v-35h-13v18z">
            <text:p/>
          </draw:path>
        </draw:g>
      </draw:page>
      <draw:page draw:name="page21" draw:style-name="dp1" draw:master-page-name="Padrão">
        <draw:line draw:style-name="gr1" draw:text-style-name="P1" draw:layer="layout" svg:x1="7.477cm" svg:y1="3.064cm" svg:x2="7.082cm" svg:y2="3.064cm">
          <text:p/>
        </draw:line>
        <draw:polygon draw:style-name="gr2" draw:text-style-name="P2" draw:layer="layout" svg:width="0.233cm" svg:height="0.123cm" svg:x="7.477cm" svg:y="3.001cm" svg:viewBox="0 0 234 124" draw:points="234,63 0,0 0,124">
          <text:p/>
        </draw:polygon>
        <draw:polygon draw:style-name="gr3" draw:text-style-name="P1" draw:layer="layout" svg:width="0.233cm" svg:height="0.123cm" svg:x="7.477cm" svg:y="3.001cm" svg:viewBox="0 0 234 124" draw:points="234,63 0,0 0,124">
          <text:p/>
        </draw:polygon>
        <draw:line draw:style-name="gr1" draw:text-style-name="P1" draw:layer="layout" svg:x1="7.477cm" svg:y1="3.064cm" svg:x2="7.082cm" svg:y2="3.064cm">
          <text:p/>
        </draw:line>
        <draw:polygon draw:style-name="gr2" draw:text-style-name="P2" draw:layer="layout" svg:width="0.233cm" svg:height="0.123cm" svg:x="7.477cm" svg:y="3.001cm" svg:viewBox="0 0 234 124" draw:points="234,63 0,0 0,124">
          <text:p/>
        </draw:polygon>
        <draw:polygon draw:style-name="gr3" draw:text-style-name="P1" draw:layer="layout" svg:width="0.233cm" svg:height="0.123cm" svg:x="7.477cm" svg:y="3.001cm" svg:viewBox="0 0 234 124" draw:points="234,63 0,0 0,124">
          <text:p/>
        </draw:polygon>
        <draw:path draw:style-name="gr2" draw:text-style-name="P2" draw:layer="layout" svg:width="0.582cm" svg:height="0.581cm" svg:x="6.5cm" svg:y="2.772cm" svg:viewBox="0 0 583 582" svg:d="M583 292c0-161-132-292-289-292-161 0-294 131-294 292 0 158 133 290 294 290 157 0 289-132 289-290z">
          <text:p/>
        </draw:path>
        <draw:path draw:style-name="gr4" draw:text-style-name="P1" draw:layer="layout" svg:width="0.582cm" svg:height="0.581cm" svg:x="6.5cm" svg:y="2.772cm" svg:viewBox="0 0 583 582" svg:d="M583 292c0-161-132-292-289-292-161 0-294 131-294 292 0 158 133 290 294 290 157 0 289-132 289-290z">
          <text:p/>
        </draw:path>
        <draw:path draw:style-name="gr2" draw:text-style-name="P2" draw:layer="layout" svg:width="0.582cm" svg:height="0.581cm" svg:x="7.71cm" svg:y="2.772cm" svg:viewBox="0 0 583 582" svg:d="M583 292c0-161-128-292-289-292s-294 131-294 292c0 158 133 290 294 290s289-132 289-290z">
          <text:p/>
        </draw:path>
        <draw:path draw:style-name="gr5" draw:text-style-name="P1" draw:layer="layout" svg:width="0.582cm" svg:height="0.581cm" svg:x="7.71cm" svg:y="2.772cm" svg:viewBox="0 0 583 582" svg:d="M583 292c0-161-128-292-289-292s-294 131-294 292c0 158 133 290 294 290s289-132 289-290z">
          <text:p/>
        </draw:path>
        <draw:path draw:style-name="gr6" draw:text-style-name="P1" draw:layer="layout" svg:width="0.582cm" svg:height="0.581cm" svg:x="7.71cm" svg:y="2.772cm" svg:viewBox="0 0 583 582" svg:d="M583 292c0-161-128-292-289-292s-294 131-294 292c0 158 133 290 294 290s289-132 289-290z">
          <text:p/>
        </draw:path>
        <draw:path draw:style-name="gr7" draw:text-style-name="P3" draw:layer="layout" svg:width="0.076cm" svg:height="0.093cm" svg:x="7.358cm" svg:y="2.912cm" svg:viewBox="0 0 77 94" svg:d="M8 12l5 9c9-9 17-13 26-13 8 0 17 4 17 8 4 0 8 9 8 17v6h-17c-17 0-29 4-34 8-9 5-13 13-13 22 0 4 0 8 0 8 4 4 4 8 8 8 0 5 5 5 10 9 4 0 8 0 12 0 13 0 26-4 34-13v13h13v-61c0-12-4-21-8-25-9-8-17-8-30-8s-21 4-31 12zM64 52v4c0 4 0 8-4 13v4c-4 0-4 4-8 4 0 4-5 4-9 4 0 4-4 4-8 4-9 0-13-4-17-4 0-4-5-8-5-12 0-5 0-5 0-9 5 0 5-4 9-4 0-4 4-4 8-4 9 0 13 0 22 0h4 4z">
          <text:p/>
        </draw:path>
        <draw:path draw:style-name="gr8" draw:text-style-name="P4" draw:layer="layout" svg:width="0.145cm" svg:height="0.208cm" svg:x="6.661cm" svg:y="2.958cm" svg:viewBox="0 0 146 209" svg:d="M107 34c0 4-5 30-9 47-9 17-38 43-51 43s-17-22-17-39c0-34 26-72 59-72 13 0 18 9 18 21zM73 184c-5 8-9 12-17 12l-9 5v8c0 0 21-4 34-4s35 0 35 0h4v-4l-4-5h-4c-5 0-14 0-14-8v-4l48-171c0 0 0-4 0-8 0-5-4-5-4-5-5 0-9 0-13 5l-9 12c-8-8-18-17-35-17-34 0-85 38-85 89 0 27 9 48 39 48 17 0 34-4 55-31z">
          <text:p/>
        </draw:path>
        <draw:path draw:style-name="gr8" draw:text-style-name="P4" draw:layer="layout" svg:width="0.098cm" svg:height="0.145cm" svg:x="6.818cm" svg:y="2.996cm" svg:viewBox="0 0 99 146" svg:d="M47 0c-30 0-47 26-47 73s17 73 47 73c31 0 52-26 52-73s-21-73-52-73zM47 9c22 0 31 21 31 64s-9 64-31 64c-17 0-30-21-30-64s13-64 30-64z">
          <text:p/>
        </draw:path>
        <draw:path draw:style-name="gr8" draw:text-style-name="P4" draw:layer="layout" svg:width="0.144cm" svg:height="0.208cm" svg:x="7.872cm" svg:y="2.958cm" svg:viewBox="0 0 145 209" svg:d="M111 34c0 4-9 30-13 47-9 17-38 43-47 43-13 0-22-22-22-39 0-34 27-72 60-72 13 0 22 9 22 21zM72 184c0 8-4 12-16 12l-5 5c-4 0-4 0-4 0v8c0 0 21-4 34-4s38 0 38 0v-4c0 0 0-5-4-5h-4c-4 0-13 0-13-8v-4l47-171c0 0 0-4 0-8 0-5 0-5-5-5 0 0-4 0-8 5l-13 12c-8-8-17-17-30-17-38 0-89 38-89 89 0 27 8 48 38 48 18 0 34-4 56-31z">
          <text:p/>
        </draw:path>
        <draw:polygon draw:style-name="gr8" draw:text-style-name="P4" draw:layer="layout" svg:width="0.077cm" svg:height="0.145cm" svg:x="8.041cm" svg:y="2.996cm" svg:viewBox="0 0 78 146" draw:points="44,0 0,13 0,22 31,17 31,129 31,133 4,137 4,146 78,146 78,137 52,133 52,0">
          <text:p/>
        </draw:polygon>
        <draw:line draw:style-name="gr1" draw:text-style-name="P1" draw:layer="layout" svg:x1="9.901cm" svg:y1="3.064cm" svg:x2="9.506cm" svg:y2="3.064cm">
          <text:p/>
        </draw:line>
        <draw:polygon draw:style-name="gr2" draw:text-style-name="P2" draw:layer="layout" svg:width="0.233cm" svg:height="0.123cm" svg:x="9.901cm" svg:y="3.001cm" svg:viewBox="0 0 234 124" draw:points="234,63 0,0 0,124">
          <text:p/>
        </draw:polygon>
        <draw:polygon draw:style-name="gr3" draw:text-style-name="P1" draw:layer="layout" svg:width="0.233cm" svg:height="0.123cm" svg:x="9.901cm" svg:y="3.001cm" svg:viewBox="0 0 234 124" draw:points="234,63 0,0 0,124">
          <text:p/>
        </draw:polygon>
        <draw:line draw:style-name="gr1" draw:text-style-name="P1" draw:layer="layout" svg:x1="9.901cm" svg:y1="3.064cm" svg:x2="9.506cm" svg:y2="3.064cm">
          <text:p/>
        </draw:line>
        <draw:polygon draw:style-name="gr2" draw:text-style-name="P2" draw:layer="layout" svg:width="0.233cm" svg:height="0.123cm" svg:x="9.901cm" svg:y="3.001cm" svg:viewBox="0 0 234 124" draw:points="234,63 0,0 0,124">
          <text:p/>
        </draw:polygon>
        <draw:polygon draw:style-name="gr3" draw:text-style-name="P1" draw:layer="layout" svg:width="0.233cm" svg:height="0.123cm" svg:x="9.901cm" svg:y="3.001cm" svg:viewBox="0 0 234 124" draw:points="234,63 0,0 0,124">
          <text:p/>
        </draw:polygon>
        <draw:path draw:style-name="gr2" draw:text-style-name="P2" draw:layer="layout" svg:width="0.582cm" svg:height="0.581cm" svg:x="8.924cm" svg:y="2.772cm" svg:viewBox="0 0 583 582" svg:d="M583 292c0-161-132-292-289-292-161 0-294 131-294 292 0 158 133 290 294 290 157 0 289-132 289-290z">
          <text:p/>
        </draw:path>
        <draw:path draw:style-name="gr4" draw:text-style-name="P1" draw:layer="layout" svg:width="0.582cm" svg:height="0.581cm" svg:x="8.924cm" svg:y="2.772cm" svg:viewBox="0 0 583 582" svg:d="M583 292c0-161-132-292-289-292-161 0-294 131-294 292 0 158 133 290 294 290 157 0 289-132 289-290z">
          <text:p/>
        </draw:path>
        <draw:path draw:style-name="gr2" draw:text-style-name="P2" draw:layer="layout" svg:width="0.581cm" svg:height="0.581cm" svg:x="10.135cm" svg:y="2.772cm" svg:viewBox="0 0 582 582" svg:d="M582 292c0-161-128-292-290-292-161 0-292 131-292 292 0 158 131 290 292 290 162 0 290-132 290-290z">
          <text:p/>
        </draw:path>
        <draw:path draw:style-name="gr5" draw:text-style-name="P1" draw:layer="layout" svg:width="0.581cm" svg:height="0.581cm" svg:x="10.135cm" svg:y="2.772cm" svg:viewBox="0 0 582 582" svg:d="M582 292c0-161-128-292-290-292-161 0-292 131-292 292 0 158 131 290 292 290 162 0 290-132 290-290z">
          <text:p/>
        </draw:path>
        <draw:path draw:style-name="gr6" draw:text-style-name="P1" draw:layer="layout" svg:width="0.581cm" svg:height="0.581cm" svg:x="10.135cm" svg:y="2.772cm" svg:viewBox="0 0 582 582" svg:d="M582 292c0-161-128-292-290-292-161 0-292 131-292 292 0 158 131 290 292 290 162 0 290-132 290-290z">
          <text:p/>
        </draw:path>
        <draw:path draw:style-name="gr7" draw:text-style-name="P3" draw:layer="layout" svg:width="0.077cm" svg:height="0.093cm" svg:x="9.782cm" svg:y="2.912cm" svg:viewBox="0 0 78 94" svg:d="M9 12l4 9c9-9 18-13 26-13 9 0 17 4 17 8 5 0 9 9 9 17v6h-17c-17 0-31 4-35 8-9 5-13 13-13 22 0 4 0 8 0 8 4 4 4 8 9 8 0 5 4 5 9 9 4 0 8 0 13 0 12 0 25-4 34-13v13h13v-61c0-12-5-21-9-25-8-8-17-8-30-8s-21 4-30 12zM65 52v4c0 4 0 8-4 13v4c-5 0-5 4-9 4 0 4-4 4-9 4 0 4-4 4-8 4-9 0-13-4-17-4 0-4-5-8-5-12 0-5 0-5 0-9 4 0 5-4 9-4 0-4 4-4 9-4 8 0 12 0 21 0h4 5z">
          <text:p/>
        </draw:path>
        <draw:path draw:style-name="gr8" draw:text-style-name="P4" draw:layer="layout" svg:width="0.144cm" svg:height="0.208cm" svg:x="9.086cm" svg:y="2.958cm" svg:viewBox="0 0 145 209" svg:d="M106 34c0 4-4 30-9 47-8 17-38 43-50 43-13 0-17-22-17-39 0-34 25-72 59-72 13 0 17 9 17 21zM72 184c-4 8-9 12-17 12l-8 5v8c0 0 21-4 33-4 13 0 35 0 35 0h4v-4l-4-5h-5c-4 0-13 0-13-8v-4l48-171c0 0 0-4 0-8 0-5-4-5-4-5-4 0-9 0-13 5l-9 12c-9-8-17-17-34-17-34 0-85 38-85 89 0 27 8 48 38 48 17 0 34-4 55-31z">
          <text:p/>
        </draw:path>
        <draw:path draw:style-name="gr8" draw:text-style-name="P4" draw:layer="layout" svg:width="0.097cm" svg:height="0.145cm" svg:x="9.243cm" svg:y="2.996cm" svg:viewBox="0 0 98 146" svg:d="M46 0c-29 0-46 26-46 73s17 73 46 73c31 0 52-26 52-73s-21-73-52-73zM46 9c23 0 31 21 31 64s-8 64-31 64c-17 0-29-21-29-64s12-64 29-64z">
          <text:p/>
        </draw:path>
        <draw:path draw:style-name="gr8" draw:text-style-name="P4" draw:layer="layout" svg:width="0.144cm" svg:height="0.208cm" svg:x="10.296cm" svg:y="2.958cm" svg:viewBox="0 0 145 209" svg:d="M111 34c0 4-8 30-13 47-8 17-39 43-48 43-12 0-21-22-21-39 0-34 26-72 61-72 13 0 21 9 21 21zM73 184c0 8-6 12-18 12l-5 5c-4 0-4 0-4 0v8c0 0 21-4 35-4 13 0 38 0 38 0v-4c0 0 0-5-4-5h-4c-4 0-13 0-13-8v-4l47-171c0 0 0-4 0-8 0-5 0-5-4-5 0 0-5 0-9 5l-13 12c-8-8-16-17-29-17-40 0-90 38-90 89 0 27 8 48 38 48 17 0 35-4 56-31z">
          <text:p/>
        </draw:path>
        <draw:polygon draw:style-name="gr8" draw:text-style-name="P4" draw:layer="layout" svg:width="0.077cm" svg:height="0.145cm" svg:x="10.465cm" svg:y="2.996cm" svg:viewBox="0 0 78 146" draw:points="44,0 0,13 0,22 31,17 31,129 31,133 4,137 4,146 78,146 78,137 52,133 52,0">
          <text:p/>
        </draw:polygon>
        <draw:path draw:style-name="gr8" draw:text-style-name="P4" draw:layer="layout" svg:width="0.046cm" svg:height="0.046cm" svg:x="11.264cm" svg:y="3.124cm" svg:viewBox="0 0 47 47" svg:d="M21 0c-13 0-21 12-21 25 0 14 8 22 21 22 14 0 26-8 26-22 0-13-12-25-26-25z">
          <text:p/>
        </draw:path>
        <draw:path draw:style-name="gr8" draw:text-style-name="P4" draw:layer="layout" svg:width="0.051cm" svg:height="0.046cm" svg:x="11.442cm" svg:y="3.124cm" svg:viewBox="0 0 52 47" svg:d="M26 0c-13 0-26 12-26 25 0 14 13 22 26 22s26-8 26-22c0-13-13-25-26-25z">
          <text:p/>
        </draw:path>
        <draw:path draw:style-name="gr8" draw:text-style-name="P4" draw:layer="layout" svg:width="0.051cm" svg:height="0.046cm" svg:x="11.624cm" svg:y="3.124cm" svg:viewBox="0 0 52 47" svg:d="M26 0c-13 0-26 12-26 25 0 14 13 22 26 22s26-8 26-22c0-13-13-25-26-25z">
          <text:p/>
        </draw:path>
        <draw:line draw:style-name="gr1" draw:text-style-name="P1" draw:layer="layout" svg:x1="13.217cm" svg:y1="3.064cm" svg:x2="12.92cm" svg:y2="3.064cm">
          <text:p/>
        </draw:line>
        <draw:polygon draw:style-name="gr2" draw:text-style-name="P2" draw:layer="layout" svg:width="0.233cm" svg:height="0.123cm" svg:x="13.217cm" svg:y="3.001cm" svg:viewBox="0 0 234 124" draw:points="234,63 0,0 0,124">
          <text:p/>
        </draw:polygon>
        <draw:polygon draw:style-name="gr3" draw:text-style-name="P1" draw:layer="layout" svg:width="0.233cm" svg:height="0.123cm" svg:x="13.217cm" svg:y="3.001cm" svg:viewBox="0 0 234 124" draw:points="234,63 0,0 0,124">
          <text:p/>
        </draw:polygon>
        <draw:line draw:style-name="gr1" draw:text-style-name="P1" draw:layer="layout" svg:x1="13.217cm" svg:y1="3.064cm" svg:x2="12.92cm" svg:y2="3.064cm">
          <text:p/>
        </draw:line>
        <draw:polygon draw:style-name="gr2" draw:text-style-name="P2" draw:layer="layout" svg:width="0.233cm" svg:height="0.123cm" svg:x="13.217cm" svg:y="3.001cm" svg:viewBox="0 0 234 124" draw:points="234,63 0,0 0,124">
          <text:p/>
        </draw:polygon>
        <draw:polygon draw:style-name="gr3" draw:text-style-name="P1" draw:layer="layout" svg:width="0.233cm" svg:height="0.123cm" svg:x="13.217cm" svg:y="3.001cm" svg:viewBox="0 0 234 124" draw:points="234,63 0,0 0,124">
          <text:p/>
        </draw:polygon>
        <draw:path draw:style-name="gr2" draw:text-style-name="P2" draw:layer="layout" svg:width="0.68cm" svg:height="0.674cm" svg:x="12.24cm" svg:y="2.725cm" svg:viewBox="0 0 681 675" svg:d="M681 339c0-186-153-339-341-339-187 0-340 153-340 339 0 188 153 336 340 336 188 0 341-148 341-336z">
          <text:p/>
        </draw:path>
        <draw:path draw:style-name="gr4" draw:text-style-name="P1" draw:layer="layout" svg:width="0.68cm" svg:height="0.674cm" svg:x="12.24cm" svg:y="2.725cm" svg:viewBox="0 0 681 675" svg:d="M681 339c0-186-153-339-341-339-187 0-340 153-340 339 0 188 153 336 340 336 188 0 341-148 341-336z">
          <text:p/>
        </draw:path>
        <draw:path draw:style-name="gr2" draw:text-style-name="P2" draw:layer="layout" svg:width="0.679cm" svg:height="0.674cm" svg:x="13.45cm" svg:y="2.725cm" svg:viewBox="0 0 680 675" svg:d="M680 339c0-186-152-339-340-339-187 0-340 153-340 339 0 188 153 336 340 336 188 0 340-148 340-336z">
          <text:p/>
        </draw:path>
        <draw:path draw:style-name="gr5" draw:text-style-name="P1" draw:layer="layout" svg:width="0.679cm" svg:height="0.674cm" svg:x="13.45cm" svg:y="2.725cm" svg:viewBox="0 0 680 675" svg:d="M680 339c0-186-152-339-340-339-187 0-340 153-340 339 0 188 153 336 340 336 188 0 340-148 340-336z">
          <text:p/>
        </draw:path>
        <draw:path draw:style-name="gr6" draw:text-style-name="P1" draw:layer="layout" svg:width="0.679cm" svg:height="0.674cm" svg:x="13.45cm" svg:y="2.725cm" svg:viewBox="0 0 680 675" svg:d="M680 339c0-186-152-339-340-339-187 0-340 153-340 339 0 188 153 336 340 336 188 0 340-148 340-336z">
          <text:p/>
        </draw:path>
        <draw:path draw:style-name="gr7" draw:text-style-name="P3" draw:layer="layout" svg:width="0.085cm" svg:height="0.136cm" svg:x="13.149cm" svg:y="2.869cm" svg:viewBox="0 0 86 137" svg:d="M56 0c-4 0-9 0-13 4-4 0-8 0-12 5-5 4-9 8-9 12 0 5-5 13-5 17v10h-17v12h17v77h18v-77h29v-12h-29v-4c0-10 0-14 0-18 0 0 4-5 4-9 4 0 4-4 8-4 0 0 5 0 9 0s8 0 13 0c0 4 4 4 8 8v5l9-13c-9-9-17-13-30-13z">
          <text:p/>
        </draw:path>
        <draw:path draw:style-name="gr8" draw:text-style-name="P4" draw:layer="layout" svg:width="0.144cm" svg:height="0.208cm" svg:x="12.393cm" svg:y="2.958cm" svg:viewBox="0 0 145 209" svg:d="M110 34c0 4-8 30-12 47-9 21-38 47-51 47s-17-22-17-39c0-38 25-76 59-76 13 0 21 9 21 21zM72 184c-4 8-8 12-17 17h-8v8c0 0 21 0 34 0 12 0 34 0 34 0h4v-8h-4l-5-5c-4 0-12 0-12-8v-4l47-167c0-4 0-8 0-12 0-5-4-5-4-5-4 0-8 0-8 5l-14 12c-9-8-17-12-30-12-38 0-89 33-89 84 0 27 8 52 38 52 17 0 34-8 55-35z">
          <text:p/>
        </draw:path>
        <draw:polygon draw:style-name="gr8" draw:text-style-name="P4" draw:layer="layout" svg:width="0.076cm" svg:height="0.145cm" svg:x="12.559cm" svg:y="2.996cm" svg:viewBox="0 0 77 146" draw:points="46,0 0,13 0,22 33,17 33,133 29,133 8,137 8,146 77,146 77,137 56,137 50,133 50,0">
          <text:p/>
        </draw:polygon>
        <draw:path draw:style-name="gr8" draw:text-style-name="P4" draw:layer="layout" svg:width="0.102cm" svg:height="0.145cm" svg:x="12.665cm" svg:y="2.996cm" svg:viewBox="0 0 103 146" svg:d="M51 0c-30 0-51 26-51 73s21 73 51 73 52-26 52-73-22-73-52-73zM51 13c18 0 30 21 30 60 0 43-12 64-30 64-22 0-30-21-30-64 0-39 8-60 30-60z">
          <text:p/>
        </draw:path>
        <draw:path draw:style-name="gr8" draw:text-style-name="P4" draw:layer="layout" svg:width="0.144cm" svg:height="0.208cm" svg:x="13.599cm" svg:y="2.958cm" svg:viewBox="0 0 145 209" svg:d="M111 34c0 4-8 30-13 47-8 21-39 47-51 47-13 0-17-22-17-39 0-38 25-76 60-76 13 0 21 9 21 21zM72 184c0 8-9 12-17 17h-4c-4 0-4 0-4 0v8c0 0 21 0 34 0s39 0 39 0v-8h-4l-5-5c-4 0-13 0-13-8v-4l47-167c0-4 0-8 0-12 0-5 0-5-4-5 0 0-4 0-9 5l-12 12c-9-8-17-12-30-12-39 0-90 33-90 84 0 27 8 52 38 52 17 0 34-8 56-35z">
          <text:p/>
        </draw:path>
        <draw:polygon draw:style-name="gr8" draw:text-style-name="P4" draw:layer="layout" svg:width="0.076cm" svg:height="0.145cm" svg:x="13.769cm" svg:y="2.996cm" svg:viewBox="0 0 77 146" draw:points="42,0 0,13 0,22 29,17 29,133 4,137 4,146 77,146 77,137 51,137 51,133 51,0">
          <text:p/>
        </draw:polygon>
        <draw:polygon draw:style-name="gr8" draw:text-style-name="P4" draw:layer="layout" svg:width="0.077cm" svg:height="0.145cm" svg:x="13.883cm" svg:y="2.996cm" svg:viewBox="0 0 78 146" draw:points="48,0 0,13 0,22 35,17 35,133 31,133 9,137 9,146 78,146 78,137 56,137 52,133 52,0">
          <text:p/>
        </draw:polygon>
        <draw:line draw:style-name="gr1" draw:text-style-name="P1" draw:layer="layout" svg:x1="5.376cm" svg:y1="6.488cm" svg:x2="4.981cm" svg:y2="6.488cm">
          <text:p/>
        </draw:line>
        <draw:polygon draw:style-name="gr2" draw:text-style-name="P2" draw:layer="layout" svg:width="0.234cm" svg:height="0.127cm" svg:x="5.376cm" svg:y="6.425cm" svg:viewBox="0 0 235 128" draw:points="235,64 0,0 0,128">
          <text:p/>
        </draw:polygon>
        <draw:polygon draw:style-name="gr3" draw:text-style-name="P1" draw:layer="layout" svg:width="0.234cm" svg:height="0.127cm" svg:x="5.376cm" svg:y="6.425cm" svg:viewBox="0 0 235 128" draw:points="235,64 0,0 0,128">
          <text:p/>
        </draw:polygon>
        <draw:line draw:style-name="gr1" draw:text-style-name="P1" draw:layer="layout" svg:x1="6.586cm" svg:y1="6.488cm" svg:x2="6.191cm" svg:y2="6.488cm">
          <text:p/>
        </draw:line>
        <draw:polygon draw:style-name="gr2" draw:text-style-name="P2" draw:layer="layout" svg:width="0.234cm" svg:height="0.127cm" svg:x="6.586cm" svg:y="6.425cm" svg:viewBox="0 0 235 128" draw:points="235,64 0,0 0,128">
          <text:p/>
        </draw:polygon>
        <draw:polygon draw:style-name="gr3" draw:text-style-name="P1" draw:layer="layout" svg:width="0.234cm" svg:height="0.127cm" svg:x="6.586cm" svg:y="6.425cm" svg:viewBox="0 0 235 128" draw:points="235,64 0,0 0,128">
          <text:p/>
        </draw:polygon>
        <draw:line draw:style-name="gr1" draw:text-style-name="P1" draw:layer="layout" svg:x1="7.796cm" svg:y1="6.488cm" svg:x2="7.401cm" svg:y2="6.488cm">
          <text:p/>
        </draw:line>
        <draw:polygon draw:style-name="gr2" draw:text-style-name="P2" draw:layer="layout" svg:width="0.234cm" svg:height="0.127cm" svg:x="7.796cm" svg:y="6.425cm" svg:viewBox="0 0 235 128" draw:points="235,64 0,0 0,128">
          <text:p/>
        </draw:polygon>
        <draw:polygon draw:style-name="gr3" draw:text-style-name="P1" draw:layer="layout" svg:width="0.234cm" svg:height="0.127cm" svg:x="7.796cm" svg:y="6.425cm" svg:viewBox="0 0 235 128" draw:points="235,64 0,0 0,128">
          <text:p/>
        </draw:polygon>
        <draw:path draw:style-name="gr2" draw:text-style-name="P2" draw:layer="layout" svg:width="0.581cm" svg:height="0.581cm" svg:x="4.4cm" svg:y="6.195cm" svg:viewBox="0 0 582 582" svg:d="M582 294c0-161-131-294-289-294-162 0-293 133-293 294s131 288 293 288c158 0 289-127 289-288z">
          <text:p/>
        </draw:path>
        <draw:path draw:style-name="gr4" draw:text-style-name="P1" draw:layer="layout" svg:width="0.581cm" svg:height="0.581cm" svg:x="4.4cm" svg:y="6.195cm" svg:viewBox="0 0 582 582" svg:d="M582 294c0-161-131-294-289-294-162 0-293 133-293 294s131 288 293 288c158 0 289-127 289-288z">
          <text:p/>
        </draw:path>
        <draw:path draw:style-name="gr2" draw:text-style-name="P2" draw:layer="layout" svg:width="0.581cm" svg:height="0.581cm" svg:x="5.61cm" svg:y="6.195cm" svg:viewBox="0 0 582 582" svg:d="M582 294c0-161-127-294-289-294s-293 133-293 294 131 288 293 288 289-127 289-288z">
          <text:p/>
        </draw:path>
        <draw:path draw:style-name="gr4" draw:text-style-name="P1" draw:layer="layout" svg:width="0.581cm" svg:height="0.581cm" svg:x="5.61cm" svg:y="6.195cm" svg:viewBox="0 0 582 582" svg:d="M582 294c0-161-127-294-289-294s-293 133-293 294 131 288 293 288 289-127 289-288z">
          <text:p/>
        </draw:path>
        <draw:path draw:style-name="gr2" draw:text-style-name="P2" draw:layer="layout" svg:width="0.581cm" svg:height="0.581cm" svg:x="6.82cm" svg:y="6.195cm" svg:viewBox="0 0 582 582" svg:d="M582 294c0-161-127-294-288-294-163 0-294 133-294 294s131 288 294 288c161 0 288-127 288-288z">
          <text:p/>
        </draw:path>
        <draw:path draw:style-name="gr4" draw:text-style-name="P1" draw:layer="layout" svg:width="0.581cm" svg:height="0.581cm" svg:x="6.82cm" svg:y="6.195cm" svg:viewBox="0 0 582 582" svg:d="M582 294c0-161-127-294-288-294-163 0-294 133-294 294s131 288 294 288c161 0 288-127 288-288z">
          <text:p/>
        </draw:path>
        <draw:path draw:style-name="gr2" draw:text-style-name="P2" draw:layer="layout" svg:width="0.586cm" svg:height="0.581cm" svg:x="8.03cm" svg:y="6.195cm" svg:viewBox="0 0 587 582" svg:d="M587 294c0-161-132-294-293-294-163 0-294 133-294 294s131 288 294 288c161 0 293-127 293-288z">
          <text:p/>
        </draw:path>
        <draw:path draw:style-name="gr5" draw:text-style-name="P1" draw:layer="layout" svg:width="0.586cm" svg:height="0.581cm" svg:x="8.03cm" svg:y="6.195cm" svg:viewBox="0 0 587 582" svg:d="M587 294c0-161-132-294-293-294-163 0-294 133-294 294s131 288 294 288c161 0 293-127 293-288z">
          <text:p/>
        </draw:path>
        <draw:path draw:style-name="gr6" draw:text-style-name="P1" draw:layer="layout" svg:width="0.586cm" svg:height="0.581cm" svg:x="8.03cm" svg:y="6.195cm" svg:viewBox="0 0 587 582" svg:d="M587 294c0-161-132-294-293-294-163 0-294 133-294 294s131 288 294 288c161 0 293-127 293-288z">
          <text:p/>
        </draw:path>
        <draw:path draw:style-name="gr7" draw:text-style-name="P3" draw:layer="layout" svg:width="0.077cm" svg:height="0.098cm" svg:x="5.257cm" svg:y="6.335cm" svg:viewBox="0 0 78 99" svg:d="M10 13l4 9c9-5 17-9 26-9 8 0 16 0 16 4 5 5 9 9 9 22h-17c-17 0-30 5-34 9-9 9-14 13-14 26 0 0 0 4 0 8 5 0 5 4 10 9 0 0 4 4 8 4 5 0 9 4 13 4 13 0 25-4 34-13v9h13v-56c0-13-5-26-9-30-8-4-17-9-29-9-13 0-22 5-30 13zM65 52v5c0 4 0 8-4 12v5c-5 4-5 4-9 4 0 4-4 4-8 8 0 0-4 0-9 0-8 0-12 0-17-4 0-4-4-8-4-13v-4c4-4 4-4 9-8 0 0 4 0 8-5 9 0 13 0 21 0h4 5z">
          <text:p/>
        </draw:path>
        <draw:path draw:style-name="gr7" draw:text-style-name="P3" draw:layer="layout" svg:width="0.098cm" svg:height="0.106cm" svg:x="6.459cm" svg:y="6.327cm" svg:viewBox="0 0 99 107" svg:d="M52 56c4 0 12 0 12 0 9 0 13-4 13-4 0-5-4-5-8-5h-13c-9 0-17 0-17-13s13-26 25-26c22 0 13 17 26 17 4 0 9-4 9-8 0-9-13-17-30-17-34 0-51 21-51 34 0 8 8 13 17 18-27 8-35 21-35 34 0 8 4 21 35 21 17 0 34-8 47-13l-5-4c-13 4-21 9-34 9-12 0-21-9-21-17 0-9 9-26 30-26z">
          <text:p/>
        </draw:path>
        <draw:path draw:style-name="gr7" draw:text-style-name="P3" draw:layer="layout" svg:width="0.08cm" svg:height="0.14cm" svg:x="7.682cm" svg:y="6.293cm" svg:viewBox="0 0 81 141" svg:d="M0 0v137h8l4-13c4 4 9 9 13 13 5 0 10 4 18 4 4 0 9-4 13-4 4-4 8-4 13-9 4-4 8-8 8-17 4-4 4-12 4-21 0-8 0-13-4-21 0-4-4-9-8-13-5-4-9-8-13-8-4-5-9-5-13-5s-13 0-18 5c-4 4-9 8-13 12v-51c0-5 4-5 4-5v-4zM25 124c-4-4-4-4-4-4-5-4-5-4-5-9 0 0 0-4 0-8s-4-9-4-13c0-13 4-17 4-21s5-9 9-9c5-4 10-4 10-4 12 0 17 4 25 9 4 8 4 17 4 29 0 5 0 13 0 17-4 5-4 5-8 9s-4 4-9 4c-4 0-8 4-8 4-4 0-4 0-4-4-5 0-5 0-10 0z">
          <text:p/>
        </draw:path>
        <draw:path draw:style-name="gr8" draw:text-style-name="P4" draw:layer="layout" svg:width="0.145cm" svg:height="0.208cm" svg:x="4.561cm" svg:y="6.382cm" svg:viewBox="0 0 146 209" svg:d="M111 34c0 9-8 30-12 47-10 22-39 47-52 47s-17-21-17-38c0-39 25-77 59-77 14 0 22 13 22 21zM72 188c-4 8-8 8-17 12h-8v5 4c0 0 21 0 34 0s35 0 35 0h4v-9h-4l-5-4c-4 0-12 0-12-8l47-171c0-4 0-8 0-8 0-9-5-9-5-9-4 0-8 0-8 9l-13 8c-9-8-17-13-31-13-38 0-89 34-89 90 0 22 9 47 38 47 17 0 34-9 56-34z">
          <text:p/>
        </draw:path>
        <draw:path draw:style-name="gr8" draw:text-style-name="P4" draw:layer="layout" svg:width="0.098cm" svg:height="0.149cm" svg:x="4.718cm" svg:y="6.42cm" svg:viewBox="0 0 99 150" svg:d="M48 0c-30 0-48 31-48 73 0 47 18 77 48 77s51-30 51-77c0-42-21-73-51-73zM48 13c21 0 30 22 30 60 0 43-9 64-30 64-17 0-30-21-30-59 0-43 13-65 30-65z">
          <text:p/>
        </draw:path>
        <draw:path draw:style-name="gr8" draw:text-style-name="P4" draw:layer="layout" svg:width="0.14cm" svg:height="0.208cm" svg:x="5.775cm" svg:y="6.382cm" svg:viewBox="0 0 141 209" svg:d="M107 34c0 9-8 30-12 47-9 22-38 47-47 47-13 0-17-21-17-38 0-39 21-77 55-77 13 0 21 13 21 21zM69 188c0 8-4 8-17 12h-4c-4 0-4 0-4 5v4c0 0 25 0 34 0 12 0 38 0 38 0v-9h-4l-5-4c-4 0-12 0-12-8l46-171c0-4 0-8 0-8 0-9 0-9-4-9 0 0-4 0-8 9l-13 8c-4-8-17-13-30-13-34 0-86 34-86 90 0 22 4 47 40 47 12 0 29-9 50-34z">
          <text:p/>
        </draw:path>
        <draw:polygon draw:style-name="gr8" draw:text-style-name="P4" draw:layer="layout" svg:width="0.076cm" svg:height="0.145cm" svg:x="5.941cm" svg:y="6.42cm" svg:viewBox="0 0 77 146" draw:points="43,0 0,18 0,27 30,18 30,133 30,137 4,137 4,146 77,146 77,137 52,137 52,133 52,0">
          <text:p/>
        </draw:polygon>
        <draw:path draw:style-name="gr8" draw:text-style-name="P4" draw:layer="layout" svg:width="0.145cm" svg:height="0.208cm" svg:x="6.985cm" svg:y="6.382cm" svg:viewBox="0 0 146 209" svg:d="M107 34c0 9-5 30-13 47-4 22-34 47-47 47s-17-21-17-38c0-39 25-77 60-77 8 0 17 13 17 21zM72 188c-4 8-8 8-17 12h-8c0 0-4 0-4 5v4c0 0 25 0 38 0s34 0 34 0v-9l-8-4c-5 0-9 0-9-8l48-171c0-4 0-8 0-8 0-9-5-9-5-9-4 0-8 0-12 9l-9 8c-9-8-22-13-35-13-34 0-85 34-85 90 0 22 9 47 39 47 16 0 29-9 51-34h4z">
          <text:p/>
        </draw:path>
        <draw:path draw:style-name="gr8" draw:text-style-name="P4" draw:layer="layout" svg:width="0.098cm" svg:height="0.145cm" svg:x="7.138cm" svg:y="6.42cm" svg:viewBox="0 0 99 146" svg:d="M22 129c47-39 72-60 72-85 0-26-16-44-42-44s-43 18-43 31c0 8 4 13 9 13 4 0 8 0 13-5v-21c4-4 8-4 17-4 17 0 25 13 25 30 0 29-25 50-73 89v13h99v-34h-9l-4 17z">
          <text:p/>
        </draw:path>
        <draw:path draw:style-name="gr8" draw:text-style-name="P4" draw:layer="layout" svg:width="0.144cm" svg:height="0.208cm" svg:x="8.191cm" svg:y="6.382cm" svg:viewBox="0 0 145 209" svg:d="M107 34c0 9-4 30-8 47-9 22-40 47-52 47-13 0-17-21-17-38 0-39 25-77 60-77 13 0 17 13 17 21zM73 188c-4 8-8 8-18 12h-8v5 4c0 0 22 0 35 0s34 0 34 0h4v-9h-4l-5-4c-4 0-12 0-12-8l46-171c0-4 0-8 0-8 0-9-4-9-4-9-4 0-8 0-13 9l-8 8c-9-8-17-13-34-13-35 0-86 34-86 90 0 22 9 47 38 47 17 0 35-9 57-34z">
          <text:p/>
        </draw:path>
        <draw:path draw:style-name="gr8" draw:text-style-name="P4" draw:layer="layout" svg:width="0.093cm" svg:height="0.149cm" svg:x="8.348cm" svg:y="6.42cm" svg:viewBox="0 0 94 150" svg:d="M55 73c21-8 35-21 35-34 0-22-18-39-43-39-26 0-42 17-42 31 0 8 4 13 8 13s8-5 8-5v-22c9-4 13-4 22-4 17 0 25 9 25 26s-8 30-30 30c-4 0-4 0-8 0v13c4-4 8-4 13-4 21 0 29 12 29 25 0 21-12 34-29 34-9 0-13 0-22-4l-4-17c-4 0-4 0-8 0s-9 4-9 8c0 13 17 26 38 26 34 0 56-21 56-43 0-21-13-34-39-34z">
          <text:p/>
        </draw:path>
        <draw:line draw:style-name="gr1" draw:text-style-name="P1" draw:layer="layout" svg:x1="10.34cm" svg:y1="6.051cm" svg:x2="9.877cm" svg:y2="6.319cm">
          <text:p/>
        </draw:line>
        <draw:polygon draw:style-name="gr2" draw:text-style-name="P2" draw:layer="layout" svg:width="0.233cm" svg:height="0.169cm" svg:x="10.31cm" svg:y="5.937cm" svg:viewBox="0 0 234 170" draw:points="234,0 0,63 63,170">
          <text:p/>
        </draw:polygon>
        <draw:polygon draw:style-name="gr3" draw:text-style-name="P1" draw:layer="layout" svg:width="0.233cm" svg:height="0.169cm" svg:x="10.31cm" svg:y="5.937cm" svg:viewBox="0 0 234 170" draw:points="234,0 0,63 63,170">
          <text:p/>
        </draw:polygon>
        <draw:line draw:style-name="gr1" draw:text-style-name="P1" draw:layer="layout" svg:x1="11.481cm" svg:y1="5.792cm" svg:x2="11.086cm" svg:y2="5.792cm">
          <text:p/>
        </draw:line>
        <draw:polygon draw:style-name="gr2" draw:text-style-name="P2" draw:layer="layout" svg:width="0.234cm" svg:height="0.123cm" svg:x="11.481cm" svg:y="5.729cm" svg:viewBox="0 0 235 124" draw:points="235,64 0,0 0,124">
          <text:p/>
        </draw:polygon>
        <draw:polygon draw:style-name="gr3" draw:text-style-name="P1" draw:layer="layout" svg:width="0.234cm" svg:height="0.123cm" svg:x="11.481cm" svg:y="5.729cm" svg:viewBox="0 0 235 124" draw:points="235,64 0,0 0,124">
          <text:p/>
        </draw:polygon>
        <draw:line draw:style-name="gr1" draw:text-style-name="P1" draw:layer="layout" svg:x1="10.34cm" svg:y1="6.926cm" svg:x2="9.877cm" svg:y2="6.658cm">
          <text:p/>
        </draw:line>
        <draw:polygon draw:style-name="gr2" draw:text-style-name="P2" draw:layer="layout" svg:width="0.233cm" svg:height="0.169cm" svg:x="10.31cm" svg:y="6.87cm" svg:viewBox="0 0 234 170" draw:points="234,170 63,0 0,111">
          <text:p/>
        </draw:polygon>
        <draw:polygon draw:style-name="gr3" draw:text-style-name="P1" draw:layer="layout" svg:width="0.233cm" svg:height="0.169cm" svg:x="10.31cm" svg:y="6.87cm" svg:viewBox="0 0 234 170" draw:points="234,170 63,0 0,111">
          <text:p/>
        </draw:polygon>
        <draw:line draw:style-name="gr1" draw:text-style-name="P1" draw:layer="layout" svg:x1="11.481cm" svg:y1="7.188cm" svg:x2="11.086cm" svg:y2="7.188cm">
          <text:p/>
        </draw:line>
        <draw:polygon draw:style-name="gr2" draw:text-style-name="P2" draw:layer="layout" svg:width="0.234cm" svg:height="0.123cm" svg:x="11.481cm" svg:y="7.124cm" svg:viewBox="0 0 235 124" draw:points="235,64 0,0 0,124">
          <text:p/>
        </draw:polygon>
        <draw:polygon draw:style-name="gr3" draw:text-style-name="P1" draw:layer="layout" svg:width="0.234cm" svg:height="0.123cm" svg:x="11.481cm" svg:y="7.124cm" svg:viewBox="0 0 235 124" draw:points="235,64 0,0 0,124">
          <text:p/>
        </draw:polygon>
        <draw:path draw:style-name="gr2" draw:text-style-name="P2" draw:layer="layout" svg:width="0.675cm" svg:height="0.679cm" svg:x="9.248cm" svg:y="6.149cm" svg:viewBox="0 0 676 680" svg:d="M676 340c0-186-153-340-340-340s-336 154-336 340c0 187 149 340 336 340s340-153 340-340z">
          <text:p/>
        </draw:path>
        <draw:path draw:style-name="gr4" draw:text-style-name="P1" draw:layer="layout" svg:width="0.675cm" svg:height="0.679cm" svg:x="9.248cm" svg:y="6.149cm" svg:viewBox="0 0 676 680" svg:d="M676 340c0-186-153-340-340-340s-336 154-336 340c0 187 149 340 336 340s340-153 340-340z">
          <text:p/>
        </draw:path>
        <draw:path draw:style-name="gr2" draw:text-style-name="P2" draw:layer="layout" svg:width="0.581cm" svg:height="0.581cm" svg:x="10.505cm" svg:y="5.5cm" svg:viewBox="0 0 582 582" svg:d="M582 293c0-162-131-293-292-293-162 0-290 131-290 293 0 157 128 289 290 289 161 0 292-132 292-289z">
          <text:p/>
        </draw:path>
        <draw:path draw:style-name="gr4" draw:text-style-name="P1" draw:layer="layout" svg:width="0.581cm" svg:height="0.581cm" svg:x="10.505cm" svg:y="5.5cm" svg:viewBox="0 0 582 582" svg:d="M582 293c0-162-131-293-292-293-162 0-290 131-290 293 0 157 128 289 290 289 161 0 292-132 292-289z">
          <text:p/>
        </draw:path>
        <draw:path draw:style-name="gr2" draw:text-style-name="P2" draw:layer="layout" svg:width="0.582cm" svg:height="0.581cm" svg:x="11.715cm" svg:y="5.5cm" svg:viewBox="0 0 583 582" svg:d="M583 293c0-162-132-293-293-293-162 0-290 131-290 293 0 157 128 289 290 289 161 0 293-132 293-289z">
          <text:p/>
        </draw:path>
        <draw:path draw:style-name="gr5" draw:text-style-name="P1" draw:layer="layout" svg:width="0.582cm" svg:height="0.581cm" svg:x="11.715cm" svg:y="5.5cm" svg:viewBox="0 0 583 582" svg:d="M583 293c0-162-132-293-293-293-162 0-290 131-290 293 0 157 128 289 290 289 161 0 293-132 293-289z">
          <text:p/>
        </draw:path>
        <draw:path draw:style-name="gr6" draw:text-style-name="P1" draw:layer="layout" svg:width="0.582cm" svg:height="0.581cm" svg:x="11.715cm" svg:y="5.5cm" svg:viewBox="0 0 583 582" svg:d="M583 293c0-162-132-293-293-293-162 0-290 131-290 293 0 157 128 289 290 289 161 0 293-132 293-289z">
          <text:p/>
        </draw:path>
        <draw:path draw:style-name="gr2" draw:text-style-name="P2" draw:layer="layout" svg:width="0.581cm" svg:height="0.581cm" svg:x="10.505cm" svg:y="6.895cm" svg:viewBox="0 0 582 582" svg:d="M582 293c0-161-131-293-292-293-162 0-290 132-290 293 0 157 128 289 290 289 161 0 292-132 292-289z">
          <text:p/>
        </draw:path>
        <draw:path draw:style-name="gr4" draw:text-style-name="P1" draw:layer="layout" svg:width="0.581cm" svg:height="0.581cm" svg:x="10.505cm" svg:y="6.895cm" svg:viewBox="0 0 582 582" svg:d="M582 293c0-161-131-293-292-293-162 0-290 132-290 293 0 157 128 289 290 289 161 0 292-132 292-289z">
          <text:p/>
        </draw:path>
        <draw:path draw:style-name="gr2" draw:text-style-name="P2" draw:layer="layout" svg:width="0.582cm" svg:height="0.581cm" svg:x="11.715cm" svg:y="6.895cm" svg:viewBox="0 0 583 582" svg:d="M583 293c0-161-132-293-293-293-162 0-290 132-290 293 0 157 128 289 290 289 161 0 293-132 293-289z">
          <text:p/>
        </draw:path>
        <draw:path draw:style-name="gr5" draw:text-style-name="P1" draw:layer="layout" svg:width="0.582cm" svg:height="0.581cm" svg:x="11.715cm" svg:y="6.895cm" svg:viewBox="0 0 583 582" svg:d="M583 293c0-161-132-293-293-293-162 0-290 132-290 293 0 157 128 289 290 289 161 0 293-132 293-289z">
          <text:p/>
        </draw:path>
        <draw:path draw:style-name="gr6" draw:text-style-name="P1" draw:layer="layout" svg:width="0.582cm" svg:height="0.581cm" svg:x="11.715cm" svg:y="6.895cm" svg:viewBox="0 0 583 582" svg:d="M583 293c0-161-132-293-293-293-162 0-290 132-290 293 0 157 128 289 290 289 161 0 293-132 293-289z">
          <text:p/>
        </draw:path>
        <draw:path draw:style-name="gr7" draw:text-style-name="P3" draw:layer="layout" svg:width="0.102cm" svg:height="0.101cm" svg:x="10.093cm" svg:y="5.971cm" svg:viewBox="0 0 103 102" svg:d="M51 55c4 0 13 0 13 0 8 0 12-4 12-9 0 0-4 0-8 0h-13c-8 0-17-4-17-12 0-13 13-26 30-26s8 17 21 17c6 0 14-4 14-12 0-5-14-13-35-13-34 0-51 21-51 34 0 8 9 12 17 17-25 4-34 17-34 30s4 21 34 21c17 0 38-4 47-12l-5-5c-12 9-21 13-33 13-13 0-22-8-22-17 0-13 9-26 30-26z">
          <text:p/>
        </draw:path>
        <draw:path draw:style-name="gr7" draw:text-style-name="P3" draw:layer="layout" svg:width="0.08cm" svg:height="0.097cm" svg:x="11.363cm" svg:y="5.636cm" svg:viewBox="0 0 81 98" svg:d="M81 17c-4-5-8-9-13-13-8 0-12-4-21-4-8 0-12 0-22 4-4 4-8 4-13 8-4 5-8 13-8 17-4 4-4 13-4 21 0 5 0 14 4 19 0 4 4 12 8 17 5 4 9 4 13 8 10 4 14 4 22 4 13 0 26-4 34-17l-8-8c-9 8-17 13-26 13-4 0-8 0-12-5-5 0-10-4-10-8-4 0-8-4-8-9s-5-14-5-18 5-8 5-13c0-4 4-8 8-12 0 0 5-4 10-4 4-5 4-5 8-5 8 0 17 5 21 5 0 4 4 4 4 8v4h5z">
          <text:p/>
        </draw:path>
        <draw:path draw:style-name="gr7" draw:text-style-name="P3" draw:layer="layout" svg:width="0.102cm" svg:height="0.102cm" svg:x="10.233cm" svg:y="6.696cm" svg:viewBox="0 0 103 103" svg:d="M52 52c4 0 13 4 17 4 9 0 9-4 9-9 0 0-5-5-9-5l-13 5c-9 0-17-5-17-13 0-17 13-30 30-30s9 21 21 21c5 0 13-8 13-12 0-9-13-13-34-13-35 0-52 17-52 34 0 4 9 13 17 13-25 9-34 22-34 34 0 13 4 22 39 22 17 0 34-5 43-13l-4-4c-9 4-22 8-35 8s-22-4-22-13c0-12 9-29 31-29z">
          <text:p/>
        </draw:path>
        <draw:path draw:style-name="gr7" draw:text-style-name="P3" draw:layer="layout" svg:width="0.085cm" svg:height="0.136cm" svg:x="11.358cm" svg:y="6.993cm" svg:viewBox="0 0 86 137" svg:d="M69 55c-4-4-4-9-13-13-4 0-8-4-12-4-9 0-13 4-17 4-4 4-10 4-14 9-4 4-4 8-8 17 0 5-5 13-5 22s5 13 5 21c4 4 4 9 8 13s10 8 14 13c4 0 8 0 13 0 4 0 12 0 16-5 5-4 9-8 13-12v8c0 4 0 4 0 9h13c0-5 0-5 0-9v-124l4-4h-17zM27 59c0-4 4-4 8-4 0-4 5-4 9-4 0 0 4 0 4 4 4 0 4 0 8 0 5 4 5 4 5 4 4 4 4 4 4 9 0 0 0 5 0 9 4 4 4 9 4 13 0 9-4 13-4 17s0 4-4 8l-5 5c-4 4-4 4-8 4h-4c-9 0-17-4-21-9-6-8-6-16-6-29s0-23 10-27z">
          <text:p/>
        </draw:path>
        <draw:path draw:style-name="gr8" draw:text-style-name="P4" draw:layer="layout" svg:width="0.144cm" svg:height="0.208cm" svg:x="9.397cm" svg:y="6.386cm" svg:viewBox="0 0 145 209" svg:d="M111 34c0 5-8 30-13 47-8 18-38 43-51 43-12 0-17-21-17-38 0-35 26-73 60-73 13 0 21 9 21 21zM73 184c0 8-8 12-17 12h-4c-5 5-5 5-5 5v4 4c0 0 22-4 35-4 12 0 38 0 38 0v-4c0-5 0-5-5-5h-4c-4 0-13 0-13-8v-4l47-171c0 0 0-4 0-8 0-5 0-5-4-5 0 0-4 0-9 5l-12 12c-9-8-17-17-30-17-38 0-90 39-90 90 0 22 8 47 39 47 17 0 34-4 55-34z">
          <text:p/>
        </draw:path>
        <draw:polygon draw:style-name="gr8" draw:text-style-name="P4" draw:layer="layout" svg:width="0.076cm" svg:height="0.144cm" svg:x="9.567cm" svg:y="6.425cm" svg:viewBox="0 0 77 145" draw:points="43,0 0,13 0,22 30,18 30,128 30,132 4,132 4,145 77,145 77,132 51,132 51,0">
          <text:p/>
        </draw:polygon>
        <draw:path draw:style-name="gr8" draw:text-style-name="P4" draw:layer="layout" svg:width="0.093cm" svg:height="0.144cm" svg:x="9.673cm" svg:y="6.425cm" svg:viewBox="0 0 94 145" svg:d="M17 128c48-39 73-64 73-89 0-21-17-39-44-39-25 0-42 13-42 30 0 9 4 13 8 13 5 0 9-4 13-4v-21c4-5 9-9 17-9 17 0 31 13 31 34 0 25-31 51-73 85v17h94v-38h-8l-5 21z">
          <text:p/>
        </draw:path>
        <draw:path draw:style-name="gr8" draw:text-style-name="P4" draw:layer="layout" svg:width="0.145cm" svg:height="0.208cm" svg:x="10.666cm" svg:y="5.682cm" svg:viewBox="0 0 146 209" svg:d="M107 39c0 4-4 25-12 42-5 21-34 46-47 46-14 0-18-21-18-38 0-38 26-76 60-76 9 0 17 13 17 26zM74 188c-5 8-9 13-18 13h-8c0 0-4 0-4 4v4h4c0 0 21 0 34 0s34 0 34 0v-8h-9c-4 0-8-5-8-9s0-4 0-4l47-171c0-4 0-4 0-8 0-5-5-9-5-9-4 0-8 4-12 9l-9 13c-8-13-17-18-34-18-34 0-86 35-86 90 0 21 9 46 39 46 17 0 35-8 51-34h5z">
          <text:p/>
        </draw:path>
        <draw:path draw:style-name="gr8" draw:text-style-name="P4" draw:layer="layout" svg:width="0.106cm" svg:height="0.148cm" svg:x="10.819cm" svg:y="5.725cm" svg:viewBox="0 0 107 149" svg:d="M72 0l-72 89v12h68v48h17v-48h22v-12h-22v-89zM68 21v68h-51z">
          <text:p/>
        </draw:path>
        <draw:path draw:style-name="gr8" draw:text-style-name="P4" draw:layer="layout" svg:width="0.145cm" svg:height="0.208cm" svg:x="11.876cm" svg:y="5.682cm" svg:viewBox="0 0 146 209" svg:d="M111 39c0 4-9 25-13 42-9 21-38 46-51 46s-17-21-17-38c0-38 26-76 59-76 13 0 22 13 22 26zM72 188c0 8-8 13-16 13h-5c-4 0-4 0-4 4v4c0 0 21 0 34 0s38 0 38 0v-8h-4-4c-5 0-13-5-13-9s0-4 0-4l48-171c0-4 0-4 0-8 0-5 0-9-5-9 0 0-4 4-8 9l-14 13c-8-13-17-18-30-18-38 0-89 35-89 90 0 21 9 46 39 46 17 0 33-8 55-34z">
          <text:p/>
        </draw:path>
        <draw:path draw:style-name="gr8" draw:text-style-name="P4" draw:layer="layout" svg:width="0.094cm" svg:height="0.144cm" svg:x="12.033cm" svg:y="5.725cm" svg:viewBox="0 0 95 145" svg:d="M13 0v67c4 0 9 0 18 0 30 0 43 13 43 34 0 18-13 31-30 31-4 0-13 0-18 0l-9-18h-4c-4 0-13 5-13 9 0 9 17 22 40 22 34 0 55-22 55-48 0-25-17-42-47-42-4 0-13 0-22 4v-42h65v-17z">
          <text:p/>
        </draw:path>
        <draw:path draw:style-name="gr8" draw:text-style-name="P4" draw:layer="layout" svg:width="0.145cm" svg:height="0.208cm" svg:x="10.666cm" svg:y="7.082cm" svg:viewBox="0 0 146 209" svg:d="M107 35c0 4-4 30-12 47-5 16-34 42-47 42-14 0-18-21-18-38 0-34 26-72 60-72 9 0 17 8 17 21zM74 183c-5 9-9 13-18 13l-8 4h-4v9h4c0 0 21-4 34-4s34 4 34 4v-4-5-4h-9c-4 0-8 0-8-8v-5l47-169c0 0 0-4 0-10 0-4-5-4-5-4-4 0-8 0-12 4l-9 14c-8-8-17-18-34-18-34 0-86 39-86 90 0 25 9 47 39 47 17 0 35-5 51-30h5z">
          <text:p/>
        </draw:path>
        <draw:path draw:style-name="gr8" draw:text-style-name="P4" draw:layer="layout" svg:width="0.098cm" svg:height="0.148cm" svg:x="10.823cm" svg:y="7.116cm" svg:viewBox="0 0 99 149" svg:d="M82 0c-51 0-82 34-82 90 0 38 23 59 48 59 30 0 51-21 51-46 0-31-17-48-43-48-12 0-25 4-33 13 4-38 25-60 59-60zM23 77c8-9 17-9 29-9 17 0 30 13 30 35 0 21-13 38-30 38-21 0-29-17-29-51 0-4 0-9 0-13z">
          <text:p/>
        </draw:path>
        <draw:path draw:style-name="gr8" draw:text-style-name="P4" draw:layer="layout" svg:width="0.145cm" svg:height="0.208cm" svg:x="11.876cm" svg:y="7.082cm" svg:viewBox="0 0 146 209" svg:d="M111 35c0 4-9 30-13 47-9 16-38 42-51 42s-17-21-17-38c0-34 26-72 59-72 13 0 22 8 22 21zM72 183c0 9-8 13-16 13l-5 4c-4 0-4 0-4 0v9c0 0 21-4 34-4s38 4 38 4v-4-5c0 0 0-4-4-4h-4c-5 0-13 0-13-8v-5l48-169c0 0 0-4 0-10 0-4 0-4-5-4 0 0-4 0-8 4l-14 14c-8-8-17-18-30-18-38 0-89 39-89 90 0 25 9 47 39 47 17 0 33-5 55-30z">
          <text:p/>
        </draw:path>
        <draw:polygon draw:style-name="gr8" draw:text-style-name="P4" draw:layer="layout" svg:width="0.097cm" svg:height="0.149cm" svg:x="12.038cm" svg:y="7.124cm" svg:viewBox="0 0 98 150" draw:points="0,0 0,34 12,34 17,13 81,13 12,150 29,150 29,141 98,9 98,0">
          <text:p/>
        </draw:polygon>
        <draw:line draw:style-name="gr1" draw:text-style-name="P1" draw:layer="layout" svg:x1="13.927cm" svg:y1="6.696cm" svg:x2="13.532cm" svg:y2="6.696cm">
          <text:p/>
        </draw:line>
        <draw:polygon draw:style-name="gr2" draw:text-style-name="P2" draw:layer="layout" svg:width="0.233cm" svg:height="0.123cm" svg:x="13.927cm" svg:y="6.632cm" svg:viewBox="0 0 234 124" draw:points="234,64 0,0 0,124">
          <text:p/>
        </draw:polygon>
        <draw:polygon draw:style-name="gr3" draw:text-style-name="P1" draw:layer="layout" svg:width="0.233cm" svg:height="0.123cm" svg:x="13.927cm" svg:y="6.632cm" svg:viewBox="0 0 234 124" draw:points="234,64 0,0 0,124">
          <text:p/>
        </draw:polygon>
        <draw:line draw:style-name="gr1" draw:text-style-name="P1" draw:layer="layout" svg:x1="15.09cm" svg:y1="6.696cm" svg:x2="14.742cm" svg:y2="6.696cm">
          <text:p/>
        </draw:line>
        <draw:polygon draw:style-name="gr2" draw:text-style-name="P2" draw:layer="layout" svg:width="0.234cm" svg:height="0.123cm" svg:x="15.09cm" svg:y="6.632cm" svg:viewBox="0 0 235 124" draw:points="235,64 0,0 0,124">
          <text:p/>
        </draw:polygon>
        <draw:polygon draw:style-name="gr3" draw:text-style-name="P1" draw:layer="layout" svg:width="0.234cm" svg:height="0.123cm" svg:x="15.09cm" svg:y="6.632cm" svg:viewBox="0 0 235 124" draw:points="235,64 0,0 0,124">
          <text:p/>
        </draw:polygon>
        <draw:line draw:style-name="gr1" draw:text-style-name="P1" draw:layer="layout" svg:x1="16.3cm" svg:y1="6.696cm" svg:x2="15.999cm" svg:y2="6.696cm">
          <text:p/>
        </draw:line>
        <draw:polygon draw:style-name="gr2" draw:text-style-name="P2" draw:layer="layout" svg:width="0.234cm" svg:height="0.123cm" svg:x="16.3cm" svg:y="6.632cm" svg:viewBox="0 0 235 124" draw:points="235,64 0,0 0,124">
          <text:p/>
        </draw:polygon>
        <draw:polygon draw:style-name="gr3" draw:text-style-name="P1" draw:layer="layout" svg:width="0.234cm" svg:height="0.123cm" svg:x="16.3cm" svg:y="6.632cm" svg:viewBox="0 0 235 124" draw:points="235,64 0,0 0,124">
          <text:p/>
        </draw:polygon>
        <draw:path draw:style-name="gr1" draw:text-style-name="P1" draw:layer="layout" svg:width="2.878cm" svg:height="0.403cm" svg:x="13.698cm" svg:y="6.124cm" svg:viewBox="0 0 2879 404" svg:d="M0 320c917-448 1996-430 2879 84">
          <text:p/>
        </draw:path>
        <draw:path draw:style-name="gr2" draw:text-style-name="P2" draw:layer="layout" svg:width="0.229cm" svg:height="0.166cm" svg:x="13.494cm" svg:y="6.382cm" svg:viewBox="0 0 230 167" svg:d="M0 167c76-17 153-39 230-51l-52-116c-64 55-123 111-178 167z">
          <text:p/>
        </draw:path>
        <draw:path draw:style-name="gr3" draw:text-style-name="P1" draw:layer="layout" svg:width="0.229cm" svg:height="0.166cm" svg:x="13.494cm" svg:y="6.382cm" svg:viewBox="0 0 230 167" svg:d="M0 167c76-17 153-39 230-51l-52-116c-64 55-123 111-178 167z">
          <text:p/>
        </draw:path>
        <draw:path draw:style-name="gr2" draw:text-style-name="P2" draw:layer="layout" svg:width="0.582cm" svg:height="0.581cm" svg:x="12.95cm" svg:y="6.403cm" svg:viewBox="0 0 583 582" svg:d="M583 293c0-161-132-293-294-293-161 0-289 132-289 293s128 289 289 289c162 0 294-128 294-289z">
          <text:p/>
        </draw:path>
        <draw:path draw:style-name="gr5" draw:text-style-name="P1" draw:layer="layout" svg:width="0.582cm" svg:height="0.581cm" svg:x="12.95cm" svg:y="6.403cm" svg:viewBox="0 0 583 582" svg:d="M583 293c0-161-132-293-294-293-161 0-289 132-289 293s128 289 289 289c162 0 294-128 294-289z">
          <text:p/>
        </draw:path>
        <draw:path draw:style-name="gr6" draw:text-style-name="P1" draw:layer="layout" svg:width="0.582cm" svg:height="0.581cm" svg:x="12.95cm" svg:y="6.403cm" svg:viewBox="0 0 583 582" svg:d="M583 293c0-161-132-293-294-293-161 0-289 132-289 293s128 289 289 289c162 0 294-128 294-289z">
          <text:p/>
        </draw:path>
        <draw:path draw:style-name="gr2" draw:text-style-name="P2" draw:layer="layout" svg:width="0.581cm" svg:height="0.581cm" svg:x="14.161cm" svg:y="6.403cm" svg:viewBox="0 0 582 582" svg:d="M582 293c0-161-132-293-294-293-161 0-288 132-288 293s127 289 288 289c162 0 294-128 294-289z">
          <text:p/>
        </draw:path>
        <draw:path draw:style-name="gr4" draw:text-style-name="P1" draw:layer="layout" svg:width="0.581cm" svg:height="0.581cm" svg:x="14.161cm" svg:y="6.403cm" svg:viewBox="0 0 582 582" svg:d="M582 293c0-161-132-293-294-293-161 0-288 132-288 293s127 289 288 289c162 0 294-128 294-289z">
          <text:p/>
        </draw:path>
        <draw:path draw:style-name="gr2" draw:text-style-name="P2" draw:layer="layout" svg:width="0.675cm" svg:height="0.674cm" svg:x="15.324cm" svg:y="6.357cm" svg:viewBox="0 0 676 675" svg:d="M676 339c0-187-153-339-341-339-187 0-335 152-335 339 0 188 148 336 335 336 188 0 341-148 341-336z">
          <text:p/>
        </draw:path>
        <draw:path draw:style-name="gr4" draw:text-style-name="P1" draw:layer="layout" svg:width="0.675cm" svg:height="0.674cm" svg:x="15.324cm" svg:y="6.357cm" svg:viewBox="0 0 676 675" svg:d="M676 339c0-187-153-339-341-339-187 0-335 152-335 339 0 188 148 336 335 336 188 0 341-148 341-336z">
          <text:p/>
        </draw:path>
        <draw:path draw:style-name="gr2" draw:text-style-name="P2" draw:layer="layout" svg:width="0.675cm" svg:height="0.674cm" svg:x="16.534cm" svg:y="6.357cm" svg:viewBox="0 0 676 675" svg:d="M676 339c0-187-153-339-341-339-186 0-335 152-335 339 0 188 149 336 335 336 188 0 341-148 341-336z">
          <text:p/>
        </draw:path>
        <draw:path draw:style-name="gr4" draw:text-style-name="P1" draw:layer="layout" svg:width="0.675cm" svg:height="0.674cm" svg:x="16.534cm" svg:y="6.357cm" svg:viewBox="0 0 676 675" svg:d="M676 339c0-187-153-339-341-339-186 0-335 152-335 339 0 188 149 336 335 336 188 0 341-148 341-336z">
          <text:p/>
        </draw:path>
        <draw:path draw:style-name="gr7" draw:text-style-name="P3" draw:layer="layout" svg:width="0.08cm" svg:height="0.094cm" svg:x="13.804cm" svg:y="6.543cm" svg:viewBox="0 0 81 95" svg:d="M42 0c-4 0-12 0-17 0-4 5-8 9-13 13-4 5-8 10-8 14-4 8-4 12-4 21 0 8 0 17 4 21 0 4 4 13 8 13 5 4 9 8 13 13 9 0 13 0 22 0 12 0 22-5 30-13l-8-9c-6 9-14 13-22 13-5 0-9-4-13-4s-4-4-9-4c-4-5-4-9-8-13 0-4-5-9-5-13h69c0-4 0-4 0-4 0-4 0-4 0-4 0-9 0-13-4-21 0-5-4-10-8-14-6-4-10-4-14-9-4 0-8 0-13 0zM17 39c0-8 4-16 8-21 5-5 9-9 17-9 5 0 5 0 9 4 4 0 4 0 8 5 0 0 4 5 4 9s0 4 0 8v4z">
          <text:p/>
        </draw:path>
        <draw:path draw:style-name="gr7" draw:text-style-name="P3" draw:layer="layout" svg:width="0.102cm" svg:height="0.106cm" svg:x="14.98cm" svg:y="6.535cm" svg:viewBox="0 0 103 107" svg:d="M56 56c4 0 13 0 13 0 8 0 8-4 8-4 0-6 0-6-4-6h-13c-8 0-18-4-18-12 0-13 14-26 27-26 21 0 8 17 21 17 8 0 13-4 13-8 0-9-13-17-30-17-35 0-52 21-52 34 0 8 4 12 17 18-30 4-38 21-38 29 0 13 8 26 38 26 18 0 35-9 48-17l-4-4c-13 8-26 12-35 12-18 0-22-8-22-17 0-12 9-25 31-25z">
          <text:p/>
        </draw:path>
        <draw:path draw:style-name="gr7" draw:text-style-name="P3" draw:layer="layout" svg:width="0.085cm" svg:height="0.136cm" svg:x="16.228cm" svg:y="6.501cm" svg:viewBox="0 0 86 137" svg:d="M60 0c-4 0-12 0-17 4-4 0-8 0-8 4-4 4-8 9-8 13-6 5-6 14-6 18v9h-21v12h21v77h14v-77h34v-12h-34v-5c0-8 4-12 4-17 0 0 0-5 4-9l5-5c4 0 8 0 12 0 5 0 9 0 9 0 4 5 9 5 9 9v5h4l4-14c-4-8-13-12-26-12z">
          <text:p/>
        </draw:path>
        <draw:path draw:style-name="gr7" draw:text-style-name="P3" draw:layer="layout" svg:width="0.102cm" svg:height="0.102cm" svg:x="14.98cm" svg:y="5.962cm" svg:viewBox="0 0 103 103" svg:d="M56 51c4 0 13 4 13 4 8 0 8-8 8-8 0 0 0-4-4-4l-13 4c-8 0-18-4-18-13 0-17 14-30 27-30 21 0 8 18 21 18 8 0 13-5 13-9 0-9-13-13-30-13-35 0-52 17-52 34 0 4 4 9 17 13-30 8-38 21-38 35 0 8 8 21 38 21 18 0 35-9 48-13l-4-4c-13 4-26 8-35 8-18 0-22-4-22-17 0-9 9-26 31-26z">
          <text:p/>
        </draw:path>
        <draw:path draw:style-name="gr8" draw:text-style-name="P4" draw:layer="layout" svg:width="0.144cm" svg:height="0.208cm" svg:x="13.108cm" svg:y="6.59cm" svg:viewBox="0 0 145 209" svg:d="M111 34c0 4-9 29-13 47-8 22-38 47-47 47-13 0-22-21-22-38 0-39 27-77 61-77 12 0 21 8 21 21zM73 183c0 9-5 13-17 17h-5c-4 0-4 0-4 0v9c0 0 21-5 34-5s38 5 38 5v-5-4l-4-4h-4c-4 0-13 0-13-9v-4l47-166c0-4 0-9 0-13s0-4-4-4c0 0-5 0-9 4l-13 13c-8-9-17-17-29-17-39 0-90 38-90 90 0 26 8 51 38 51 18 0 35-9 56-34z">
          <text:p/>
        </draw:path>
        <draw:path draw:style-name="gr8" draw:text-style-name="P4" draw:layer="layout" svg:width="0.097cm" svg:height="0.148cm" svg:x="13.265cm" svg:y="6.628cm" svg:viewBox="0 0 98 149" svg:d="M59 68c-25-8-34-17-34-34 0-13 9-25 26-25 12 0 25 12 25 29 0 9-8 22-17 30zM68 72c16-8 25-21 25-38s-17-34-42-34c-26 0-43 17-43 38 0 17 9 26 21 34-21 5-29 17-29 34 0 27 21 43 51 43 25 0 47-21 47-43 0-17-9-29-30-34zM38 77c25 8 42 16 42 33 0 14-12 27-29 27-22 0-34-13-34-31 0-13 4-25 21-29z">
          <text:p/>
        </draw:path>
        <draw:path draw:style-name="gr8" draw:text-style-name="P4" draw:layer="layout" svg:width="0.144cm" svg:height="0.208cm" svg:x="14.322cm" svg:y="6.59cm" svg:viewBox="0 0 145 209" svg:d="M106 34c0 4-4 29-13 47-8 22-34 47-47 47-12 0-17-21-17-38 0-39 26-77 56-77 12 0 21 8 21 21zM72 183c-4 9-8 13-21 17h-5-4v9c0 0 26-5 38-5 13 0 34 5 34 5v-5-4-4h-8c-4 0-9 0-9-9v-4l48-166c0-4 0-9 0-13s-4-4-4-4c-4 0-9 0-13 4l-9 13c-9-9-22-17-34-17-34 0-85 38-85 90 0 26 8 51 38 51 17 0 30-9 51-34z">
          <text:p/>
        </draw:path>
        <draw:path draw:style-name="gr8" draw:text-style-name="P4" draw:layer="layout" svg:width="0.098cm" svg:height="0.153cm" svg:x="14.479cm" svg:y="6.628cm" svg:viewBox="0 0 99 154" svg:d="M77 77c-13 4-21 8-29 8-18 0-31-13-31-38 0-22 13-34 31-34 21 0 29 12 29 42 0 9 0 13 0 22zM17 154c52-17 82-56 82-99 0-34-22-55-47-55-35 0-52 21-52 51 0 26 17 47 42 47 10 0 18-5 31-9-9 21-31 43-65 56z">
          <text:p/>
        </draw:path>
        <draw:path draw:style-name="gr8" draw:text-style-name="P4" draw:layer="layout" svg:width="0.145cm" svg:height="0.208cm" svg:x="15.472cm" svg:y="6.59cm" svg:viewBox="0 0 146 209" svg:d="M107 34c0 4-5 29-13 47-4 22-34 47-47 47s-17-21-17-38c0-39 25-77 60-77 8 0 17 8 17 21zM72 183c-4 9-8 13-17 17h-8-4v9c0 0 25-5 38-5s34 5 34 5v-5-4-4h-8c-5 0-9 0-9-9v-4l48-166c0-4 0-9 0-13s-5-4-5-4c-4 0-8 0-12 4l-10 13c-8-9-21-17-34-17-34 0-85 38-85 90 0 26 9 51 39 51 16 0 29-9 51-34h4z">
          <text:p/>
        </draw:path>
        <draw:polygon draw:style-name="gr8" draw:text-style-name="P4" draw:layer="layout" svg:width="0.077cm" svg:height="0.144cm" svg:x="15.638cm" svg:y="6.628cm" svg:viewBox="0 0 78 145" draw:points="48,0 0,13 0,21 34,17 34,133 30,133 9,137 9,145 78,145 78,137 56,137 52,133 52,0">
          <text:p/>
        </draw:polygon>
        <draw:path draw:style-name="gr8" draw:text-style-name="P4" draw:layer="layout" svg:width="0.102cm" svg:height="0.144cm" svg:x="15.744cm" svg:y="6.628cm" svg:viewBox="0 0 103 145" svg:d="M51 0c-30 0-51 25-51 72 0 48 21 73 51 73s52-25 52-73c0-47-22-72-52-72zM51 13c17 0 30 21 30 59 0 44-13 65-30 65-21 0-30-21-30-65 0-38 9-59 30-59z">
          <text:p/>
        </draw:path>
        <draw:path draw:style-name="gr8" draw:text-style-name="P4" draw:layer="layout" svg:width="0.145cm" svg:height="0.208cm" svg:x="16.682cm" svg:y="6.59cm" svg:viewBox="0 0 146 209" svg:d="M112 34c0 4-9 29-13 47-8 22-39 47-52 47s-17-21-17-38c0-39 25-77 61-77 12 0 21 8 21 21zM74 183c-5 9-10 13-19 17h-8v9c0 0 22-5 35-5s38 5 38 5v-5-4c0 0-4 0-4-4h-4c-5 0-13 0-13-9v-4l47-166c0-4 0-9 0-13s-5-4-5-4c0 0-4 0-8 4l-13 13c-8-9-17-17-29-17-40 0-91 38-91 90 0 26 9 51 39 51 16 0 35-9 56-34z">
          <text:p/>
        </draw:path>
        <draw:polygon draw:style-name="gr8" draw:text-style-name="P4" draw:layer="layout" svg:width="0.076cm" svg:height="0.144cm" svg:x="16.848cm" svg:y="6.628cm" svg:viewBox="0 0 77 145" draw:points="48,0 0,13 0,21 34,17 34,133 8,137 8,145 77,145 77,137 56,137 56,133 56,0">
          <text:p/>
        </draw:polygon>
        <draw:polygon draw:style-name="gr8" draw:text-style-name="P4" draw:layer="layout" svg:width="0.076cm" svg:height="0.144cm" svg:x="16.967cm" svg:y="6.628cm" svg:viewBox="0 0 77 145" draw:points="47,0 0,13 0,21 35,17 35,133 30,133 5,137 5,145 77,145 77,137 56,137 52,133 52,0">
          <text:p/>
        </draw:polygon>
        <draw:line draw:style-name="gr1" draw:text-style-name="P1" draw:layer="layout" svg:x1="5.584cm" svg:y1="14.652cm" svg:x2="5.19cm" svg:y2="14.652cm">
          <text:p/>
        </draw:line>
        <draw:polygon draw:style-name="gr2" draw:text-style-name="P2" draw:layer="layout" svg:width="0.234cm" svg:height="0.128cm" svg:x="5.584cm" svg:y="14.588cm" svg:viewBox="0 0 235 129" draw:points="235,64 0,0 0,129">
          <text:p/>
        </draw:polygon>
        <draw:polygon draw:style-name="gr3" draw:text-style-name="P1" draw:layer="layout" svg:width="0.234cm" svg:height="0.128cm" svg:x="5.584cm" svg:y="14.588cm" svg:viewBox="0 0 235 129" draw:points="235,64 0,0 0,129">
          <text:p/>
        </draw:polygon>
        <draw:line draw:style-name="gr1" draw:text-style-name="P1" draw:layer="layout" svg:x1="6.795cm" svg:y1="14.652cm" svg:x2="6.4cm" svg:y2="14.652cm">
          <text:p/>
        </draw:line>
        <draw:polygon draw:style-name="gr2" draw:text-style-name="P2" draw:layer="layout" svg:width="0.233cm" svg:height="0.128cm" svg:x="6.795cm" svg:y="14.588cm" svg:viewBox="0 0 234 129" draw:points="234,64 0,0 0,129">
          <text:p/>
        </draw:polygon>
        <draw:polygon draw:style-name="gr3" draw:text-style-name="P1" draw:layer="layout" svg:width="0.233cm" svg:height="0.128cm" svg:x="6.795cm" svg:y="14.588cm" svg:viewBox="0 0 234 129" draw:points="234,64 0,0 0,129">
          <text:p/>
        </draw:polygon>
        <draw:line draw:style-name="gr1" draw:text-style-name="P1" draw:layer="layout" svg:x1="8.004cm" svg:y1="14.652cm" svg:x2="7.61cm" svg:y2="14.652cm">
          <text:p/>
        </draw:line>
        <draw:polygon draw:style-name="gr2" draw:text-style-name="P2" draw:layer="layout" svg:width="0.234cm" svg:height="0.128cm" svg:x="8.004cm" svg:y="14.588cm" svg:viewBox="0 0 235 129" draw:points="235,64 0,0 0,129">
          <text:p/>
        </draw:polygon>
        <draw:polygon draw:style-name="gr3" draw:text-style-name="P1" draw:layer="layout" svg:width="0.234cm" svg:height="0.128cm" svg:x="8.004cm" svg:y="14.588cm" svg:viewBox="0 0 235 129" draw:points="235,64 0,0 0,129">
          <text:p/>
        </draw:polygon>
        <draw:line draw:style-name="gr1" draw:text-style-name="P1" draw:layer="layout" svg:x1="9.168cm" svg:y1="14.652cm" svg:x2="8.82cm" svg:y2="14.652cm">
          <text:p/>
        </draw:line>
        <draw:polygon draw:style-name="gr2" draw:text-style-name="P2" draw:layer="layout" svg:width="0.233cm" svg:height="0.128cm" svg:x="9.168cm" svg:y="14.588cm" svg:viewBox="0 0 234 129" draw:points="234,64 0,0 0,129">
          <text:p/>
        </draw:polygon>
        <draw:polygon draw:style-name="gr3" draw:text-style-name="P1" draw:layer="layout" svg:width="0.233cm" svg:height="0.128cm" svg:x="9.168cm" svg:y="14.588cm" svg:viewBox="0 0 234 129" draw:points="234,64 0,0 0,129">
          <text:p/>
        </draw:polygon>
        <draw:line draw:style-name="gr1" draw:text-style-name="P1" draw:layer="layout" svg:x1="10.498cm" svg:y1="14.215cm" svg:x2="10.034cm" svg:y2="14.483cm">
          <text:p/>
        </draw:line>
        <draw:polygon draw:style-name="gr2" draw:text-style-name="P2" draw:layer="layout" svg:width="0.233cm" svg:height="0.169cm" svg:x="10.467cm" svg:y="14.101cm" svg:viewBox="0 0 234 170" draw:points="234,0 0,64 64,170">
          <text:p/>
        </draw:polygon>
        <draw:polygon draw:style-name="gr3" draw:text-style-name="P1" draw:layer="layout" svg:width="0.233cm" svg:height="0.169cm" svg:x="10.467cm" svg:y="14.101cm" svg:viewBox="0 0 234 170" draw:points="234,0 0,64 64,170">
          <text:p/>
        </draw:polygon>
        <draw:line draw:style-name="gr1" draw:text-style-name="P1" draw:layer="layout" svg:x1="11.639cm" svg:y1="13.952cm" svg:x2="11.244cm" svg:y2="13.952cm">
          <text:p/>
        </draw:line>
        <draw:polygon draw:style-name="gr2" draw:text-style-name="P2" draw:layer="layout" svg:width="0.233cm" svg:height="0.123cm" svg:x="11.639cm" svg:y="13.893cm" svg:viewBox="0 0 234 124" draw:points="234,59 0,0 0,124">
          <text:p/>
        </draw:polygon>
        <draw:polygon draw:style-name="gr3" draw:text-style-name="P1" draw:layer="layout" svg:width="0.233cm" svg:height="0.123cm" svg:x="11.639cm" svg:y="13.893cm" svg:viewBox="0 0 234 124" draw:points="234,59 0,0 0,124">
          <text:p/>
        </draw:polygon>
        <draw:line draw:style-name="gr1" draw:text-style-name="P1" draw:layer="layout" svg:x1="10.498cm" svg:y1="15.09cm" svg:x2="10.034cm" svg:y2="14.822cm">
          <text:p/>
        </draw:line>
        <draw:polygon draw:style-name="gr2" draw:text-style-name="P2" draw:layer="layout" svg:width="0.233cm" svg:height="0.169cm" svg:x="10.467cm" svg:y="15.034cm" svg:viewBox="0 0 234 170" draw:points="234,170 64,0 0,111">
          <text:p/>
        </draw:polygon>
        <draw:polygon draw:style-name="gr3" draw:text-style-name="P1" draw:layer="layout" svg:width="0.233cm" svg:height="0.169cm" svg:x="10.467cm" svg:y="15.034cm" svg:viewBox="0 0 234 170" draw:points="234,170 64,0 0,111">
          <text:p/>
        </draw:polygon>
        <draw:line draw:style-name="gr1" draw:text-style-name="P1" draw:layer="layout" svg:x1="11.639cm" svg:y1="15.352cm" svg:x2="11.244cm" svg:y2="15.352cm">
          <text:p/>
        </draw:line>
        <draw:polygon draw:style-name="gr2" draw:text-style-name="P2" draw:layer="layout" svg:width="0.233cm" svg:height="0.127cm" svg:x="11.639cm" svg:y="15.288cm" svg:viewBox="0 0 234 128" draw:points="234,65 0,0 0,128">
          <text:p/>
        </draw:polygon>
        <draw:polygon draw:style-name="gr3" draw:text-style-name="P1" draw:layer="layout" svg:width="0.233cm" svg:height="0.127cm" svg:x="11.639cm" svg:y="15.288cm" svg:viewBox="0 0 234 128" draw:points="234,65 0,0 0,128">
          <text:p/>
        </draw:polygon>
        <draw:line draw:style-name="gr1" draw:text-style-name="P1" draw:layer="layout" svg:x1="12.922cm" svg:y1="14.39cm" svg:x2="12.416cm" svg:y2="14.101cm">
          <text:p/>
        </draw:line>
        <draw:polygon draw:style-name="gr2" draw:text-style-name="P2" draw:layer="layout" svg:width="0.233cm" svg:height="0.17cm" svg:x="12.887cm" svg:y="14.338cm" svg:viewBox="0 0 234 171" draw:points="234,171 65,0 0,106">
          <text:p/>
        </draw:polygon>
        <draw:polygon draw:style-name="gr3" draw:text-style-name="P1" draw:layer="layout" svg:width="0.233cm" svg:height="0.17cm" svg:x="12.887cm" svg:y="14.338cm" svg:viewBox="0 0 234 171" draw:points="234,171 65,0 0,106">
          <text:p/>
        </draw:polygon>
        <draw:line draw:style-name="gr1" draw:text-style-name="P1" draw:layer="layout" svg:x1="12.922cm" svg:y1="14.915cm" svg:x2="12.416cm" svg:y2="15.204cm">
          <text:p/>
        </draw:line>
        <draw:polygon draw:style-name="gr2" draw:text-style-name="P2" draw:layer="layout" svg:width="0.233cm" svg:height="0.174cm" svg:x="12.887cm" svg:y="14.796cm" svg:viewBox="0 0 234 175" draw:points="234,0 0,64 65,175">
          <text:p/>
        </draw:polygon>
        <draw:polygon draw:style-name="gr3" draw:text-style-name="P1" draw:layer="layout" svg:width="0.233cm" svg:height="0.174cm" svg:x="12.887cm" svg:y="14.796cm" svg:viewBox="0 0 234 175" draw:points="234,0 0,64 65,175">
          <text:p/>
        </draw:polygon>
        <draw:line draw:style-name="gr1" draw:text-style-name="P1" draw:layer="layout" svg:x1="14.059cm" svg:y1="14.652cm" svg:x2="13.664cm" svg:y2="14.652cm">
          <text:p/>
        </draw:line>
        <draw:polygon draw:style-name="gr2" draw:text-style-name="P2" draw:layer="layout" svg:width="0.233cm" svg:height="0.128cm" svg:x="14.059cm" svg:y="14.588cm" svg:viewBox="0 0 234 129" draw:points="234,64 0,0 0,129">
          <text:p/>
        </draw:polygon>
        <draw:polygon draw:style-name="gr3" draw:text-style-name="P1" draw:layer="layout" svg:width="0.233cm" svg:height="0.128cm" svg:x="14.059cm" svg:y="14.588cm" svg:viewBox="0 0 234 129" draw:points="234,64 0,0 0,129">
          <text:p/>
        </draw:polygon>
        <draw:line draw:style-name="gr1" draw:text-style-name="P1" draw:layer="layout" svg:x1="15.222cm" svg:y1="14.652cm" svg:x2="14.874cm" svg:y2="14.652cm">
          <text:p/>
        </draw:line>
        <draw:polygon draw:style-name="gr2" draw:text-style-name="P2" draw:layer="layout" svg:width="0.233cm" svg:height="0.128cm" svg:x="15.222cm" svg:y="14.588cm" svg:viewBox="0 0 234 129" draw:points="234,64 0,0 0,129">
          <text:p/>
        </draw:polygon>
        <draw:polygon draw:style-name="gr3" draw:text-style-name="P1" draw:layer="layout" svg:width="0.233cm" svg:height="0.128cm" svg:x="15.222cm" svg:y="14.588cm" svg:viewBox="0 0 234 129" draw:points="234,64 0,0 0,129">
          <text:p/>
        </draw:polygon>
        <draw:line draw:style-name="gr1" draw:text-style-name="P1" draw:layer="layout" svg:x1="16.432cm" svg:y1="14.652cm" svg:x2="16.135cm" svg:y2="14.652cm">
          <text:p/>
        </draw:line>
        <draw:polygon draw:style-name="gr2" draw:text-style-name="P2" draw:layer="layout" svg:width="0.238cm" svg:height="0.128cm" svg:x="16.432cm" svg:y="14.588cm" svg:viewBox="0 0 239 129" draw:points="239,64 0,0 0,129">
          <text:p/>
        </draw:polygon>
        <draw:polygon draw:style-name="gr3" draw:text-style-name="P1" draw:layer="layout" svg:width="0.238cm" svg:height="0.128cm" svg:x="16.432cm" svg:y="14.588cm" svg:viewBox="0 0 239 129" draw:points="239,64 0,0 0,129">
          <text:p/>
        </draw:polygon>
        <draw:path draw:style-name="gr1" draw:text-style-name="P1" draw:layer="layout" svg:width="2.921cm" svg:height="0.476cm" svg:x="13.808cm" svg:y="13.982cm" svg:viewBox="0 0 2922 477" svg:d="M0 379c909-531 2051-510 2922 98">
          <text:p/>
        </draw:path>
        <draw:path draw:style-name="gr2" draw:text-style-name="P2" draw:layer="layout" svg:width="0.229cm" svg:height="0.182cm" svg:x="13.613cm" svg:y="14.304cm" svg:viewBox="0 0 230 183" svg:d="M0 183c77-30 154-51 230-73l-64-110c-59 60-114 119-166 183z">
          <text:p/>
        </draw:path>
        <draw:path draw:style-name="gr3" draw:text-style-name="P1" draw:layer="layout" svg:width="0.229cm" svg:height="0.182cm" svg:x="13.613cm" svg:y="14.304cm" svg:viewBox="0 0 230 183" svg:d="M0 183c77-30 154-51 230-73l-64-110c-59 60-114 119-166 183z">
          <text:p/>
        </draw:path>
        <draw:path draw:style-name="gr2" draw:text-style-name="P2" draw:layer="layout" svg:width="0.582cm" svg:height="0.581cm" svg:x="4.608cm" svg:y="14.364cm" svg:viewBox="0 0 583 582" svg:d="M583 288c0-161-132-288-294-288s-289 127-289 288 127 294 289 294 294-133 294-294z">
          <text:p/>
        </draw:path>
        <draw:path draw:style-name="gr4" draw:text-style-name="P1" draw:layer="layout" svg:width="0.582cm" svg:height="0.581cm" svg:x="4.608cm" svg:y="14.364cm" svg:viewBox="0 0 583 582" svg:d="M583 288c0-161-132-288-294-288s-289 127-289 288 127 294 289 294 294-133 294-294z">
          <text:p/>
        </draw:path>
        <draw:path draw:style-name="gr2" draw:text-style-name="P2" draw:layer="layout" svg:width="0.582cm" svg:height="0.581cm" svg:x="5.818cm" svg:y="14.364cm" svg:viewBox="0 0 583 582" svg:d="M583 288c0-161-132-288-293-288-159 0-290 127-290 288s131 294 290 294c161 0 293-133 293-294z">
          <text:p/>
        </draw:path>
        <draw:path draw:style-name="gr4" draw:text-style-name="P1" draw:layer="layout" svg:width="0.582cm" svg:height="0.581cm" svg:x="5.818cm" svg:y="14.364cm" svg:viewBox="0 0 583 582" svg:d="M583 288c0-161-132-288-293-288-159 0-290 127-290 288s131 294 290 294c161 0 293-133 293-294z">
          <text:p/>
        </draw:path>
        <draw:path draw:style-name="gr2" draw:text-style-name="P2" draw:layer="layout" svg:width="0.582cm" svg:height="0.581cm" svg:x="7.028cm" svg:y="14.364cm" svg:viewBox="0 0 583 582" svg:d="M583 288c0-161-132-288-293-288-158 0-290 127-290 288s132 294 290 294c161 0 293-133 293-294z">
          <text:p/>
        </draw:path>
        <draw:path draw:style-name="gr4" draw:text-style-name="P1" draw:layer="layout" svg:width="0.582cm" svg:height="0.581cm" svg:x="7.028cm" svg:y="14.364cm" svg:viewBox="0 0 583 582" svg:d="M583 288c0-161-132-288-293-288-158 0-290 127-290 288s132 294 290 294c161 0 293-133 293-294z">
          <text:p/>
        </draw:path>
        <draw:path draw:style-name="gr2" draw:text-style-name="P2" draw:layer="layout" svg:width="0.582cm" svg:height="0.581cm" svg:x="8.238cm" svg:y="14.364cm" svg:viewBox="0 0 583 582" svg:d="M583 288c0-161-128-288-289-288-162 0-294 127-294 288s132 294 294 294c161 0 289-133 289-294z">
          <text:p/>
        </draw:path>
        <draw:path draw:style-name="gr4" draw:text-style-name="P1" draw:layer="layout" svg:width="0.582cm" svg:height="0.581cm" svg:x="8.238cm" svg:y="14.364cm" svg:viewBox="0 0 583 582" svg:d="M583 288c0-161-128-288-289-288-162 0-294 127-294 288s132 294 294 294c161 0 289-133 289-294z">
          <text:p/>
        </draw:path>
        <draw:path draw:style-name="gr2" draw:text-style-name="P2" draw:layer="layout" svg:width="0.68cm" svg:height="0.674cm" svg:x="9.401cm" svg:y="14.313cm" svg:viewBox="0 0 681 675" svg:d="M681 340c0-187-153-340-341-340-187 0-340 153-340 340s153 335 340 335c188 0 341-148 341-335z">
          <text:p/>
        </draw:path>
        <draw:path draw:style-name="gr4" draw:text-style-name="P1" draw:layer="layout" svg:width="0.68cm" svg:height="0.674cm" svg:x="9.401cm" svg:y="14.313cm" svg:viewBox="0 0 681 675" svg:d="M681 340c0-187-153-340-341-340-187 0-340 153-340 340s153 335 340 335c188 0 341-148 341-335z">
          <text:p/>
        </draw:path>
        <draw:path draw:style-name="gr2" draw:text-style-name="P2" draw:layer="layout" svg:width="0.582cm" svg:height="0.581cm" svg:x="10.662cm" svg:y="13.664cm" svg:viewBox="0 0 583 582" svg:d="M583 288c0-157-132-288-293-288-162 0-290 131-290 288 0 161 128 294 290 294 161 0 293-133 293-294z">
          <text:p/>
        </draw:path>
        <draw:path draw:style-name="gr4" draw:text-style-name="P1" draw:layer="layout" svg:width="0.582cm" svg:height="0.581cm" svg:x="10.662cm" svg:y="13.664cm" svg:viewBox="0 0 583 582" svg:d="M583 288c0-157-132-288-293-288-162 0-290 131-290 288 0 161 128 294 290 294 161 0 293-133 293-294z">
          <text:p/>
        </draw:path>
        <draw:path draw:style-name="gr2" draw:text-style-name="P2" draw:layer="layout" svg:width="0.582cm" svg:height="0.581cm" svg:x="11.872cm" svg:y="13.664cm" svg:viewBox="0 0 583 582" svg:d="M583 288c0-157-132-288-293-288-157 0-290 131-290 288 0 161 133 294 290 294 161 0 293-133 293-294z">
          <text:p/>
        </draw:path>
        <draw:path draw:style-name="gr4" draw:text-style-name="P1" draw:layer="layout" svg:width="0.582cm" svg:height="0.581cm" svg:x="11.872cm" svg:y="13.664cm" svg:viewBox="0 0 583 582" svg:d="M583 288c0-157-132-288-293-288-157 0-290 131-290 288 0 161 133 294 290 294 161 0 293-133 293-294z">
          <text:p/>
        </draw:path>
        <draw:path draw:style-name="gr2" draw:text-style-name="P2" draw:layer="layout" svg:width="0.582cm" svg:height="0.581cm" svg:x="10.662cm" svg:y="15.059cm" svg:viewBox="0 0 583 582" svg:d="M583 293c0-161-132-293-293-293-162 0-290 132-290 293 0 162 128 289 290 289 161 0 293-127 293-289z">
          <text:p/>
        </draw:path>
        <draw:path draw:style-name="gr4" draw:text-style-name="P1" draw:layer="layout" svg:width="0.582cm" svg:height="0.581cm" svg:x="10.662cm" svg:y="15.059cm" svg:viewBox="0 0 583 582" svg:d="M583 293c0-161-132-293-293-293-162 0-290 132-290 293 0 162 128 289 290 289 161 0 293-127 293-289z">
          <text:p/>
        </draw:path>
        <draw:path draw:style-name="gr2" draw:text-style-name="P2" draw:layer="layout" svg:width="0.582cm" svg:height="0.581cm" svg:x="11.872cm" svg:y="15.059cm" svg:viewBox="0 0 583 582" svg:d="M583 293c0-161-132-293-293-293-157 0-290 132-290 293 0 162 133 289 290 289 161 0 293-127 293-289z">
          <text:p/>
        </draw:path>
        <draw:path draw:style-name="gr4" draw:text-style-name="P1" draw:layer="layout" svg:width="0.582cm" svg:height="0.581cm" svg:x="11.872cm" svg:y="15.059cm" svg:viewBox="0 0 583 582" svg:d="M583 293c0-161-132-293-293-293-157 0-290 132-290 293 0 162 133 289 290 289 161 0 293-127 293-289z">
          <text:p/>
        </draw:path>
        <draw:path draw:style-name="gr2" draw:text-style-name="P2" draw:layer="layout" svg:width="0.582cm" svg:height="0.581cm" svg:x="13.082cm" svg:y="14.364cm" svg:viewBox="0 0 583 582" svg:d="M583 288c0-161-129-288-290-288s-293 127-293 288 132 294 293 294 290-133 290-294z">
          <text:p/>
        </draw:path>
        <draw:path draw:style-name="gr5" draw:text-style-name="P1" draw:layer="layout" svg:width="0.582cm" svg:height="0.581cm" svg:x="13.082cm" svg:y="14.364cm" svg:viewBox="0 0 583 582" svg:d="M583 288c0-161-129-288-290-288s-293 127-293 288 132 294 293 294 290-133 290-294z">
          <text:p/>
        </draw:path>
        <draw:path draw:style-name="gr6" draw:text-style-name="P1" draw:layer="layout" svg:width="0.582cm" svg:height="0.581cm" svg:x="13.082cm" svg:y="14.364cm" svg:viewBox="0 0 583 582" svg:d="M583 288c0-161-129-288-290-288s-293 127-293 288 132 294 293 294 290-133 290-294z">
          <text:p/>
        </draw:path>
        <draw:path draw:style-name="gr2" draw:text-style-name="P2" draw:layer="layout" svg:width="0.582cm" svg:height="0.581cm" svg:x="14.292cm" svg:y="14.364cm" svg:viewBox="0 0 583 582" svg:d="M583 288c0-161-129-288-290-288s-293 127-293 288 132 294 293 294 290-133 290-294z">
          <text:p/>
        </draw:path>
        <draw:path draw:style-name="gr4" draw:text-style-name="P1" draw:layer="layout" svg:width="0.582cm" svg:height="0.581cm" svg:x="14.292cm" svg:y="14.364cm" svg:viewBox="0 0 583 582" svg:d="M583 288c0-161-129-288-290-288s-293 127-293 288 132 294 293 294 290-133 290-294z">
          <text:p/>
        </draw:path>
        <draw:path draw:style-name="gr2" draw:text-style-name="P2" draw:layer="layout" svg:width="0.68cm" svg:height="0.674cm" svg:x="15.455cm" svg:y="14.313cm" svg:viewBox="0 0 681 675" svg:d="M681 340c0-187-153-340-341-340-187 0-340 153-340 340s153 335 340 335c188 0 341-148 341-335z">
          <text:p/>
        </draw:path>
        <draw:path draw:style-name="gr4" draw:text-style-name="P1" draw:layer="layout" svg:width="0.68cm" svg:height="0.674cm" svg:x="15.455cm" svg:y="14.313cm" svg:viewBox="0 0 681 675" svg:d="M681 340c0-187-153-340-341-340-187 0-340 153-340 340s153 335 340 335c188 0 341-148 341-335z">
          <text:p/>
        </draw:path>
        <draw:path draw:style-name="gr2" draw:text-style-name="P2" draw:layer="layout" svg:width="0.675cm" svg:height="0.679cm" svg:x="16.67cm" svg:y="14.313cm" svg:viewBox="0 0 676 680" svg:d="M676 340c0-187-154-340-341-340s-335 153-335 340 148 340 335 340 341-153 341-340z">
          <text:p/>
        </draw:path>
        <draw:path draw:style-name="gr4" draw:text-style-name="P1" draw:layer="layout" svg:width="0.675cm" svg:height="0.679cm" svg:x="16.67cm" svg:y="14.313cm" svg:viewBox="0 0 676 680" svg:d="M676 340c0-187-154-340-341-340s-335 153-335 340 148 340 335 340 341-153 341-340z">
          <text:p/>
        </draw:path>
        <draw:path draw:style-name="gr7" draw:text-style-name="P3" draw:layer="layout" svg:width="0.081cm" svg:height="0.098cm" svg:x="5.461cm" svg:y="14.495cm" svg:viewBox="0 0 82 99" svg:d="M9 14l8 13c5-9 14-13 27-13 8 0 13 4 17 4 4 4 4 13 4 21v5h-17c-13 0-26 4-35 8-8 4-13 13-13 21 0 4 0 9 5 9 0 4 4 8 4 8 4 4 8 4 8 9 5 0 10 0 18 0 9 0 22-5 30-13v13h17v-60c0-12-4-21-13-29-4-6-12-10-25-10s-27 4-35 14zM65 52v8c0 5 0 9 0 9 0 4 0 4-4 8 0 0-4 0-4 5-5 0-5 4-9 4s-9 0-13 0-8 0-13-4c-5 0-5-5-5-9s0-4 0-8l5-5c5-4 9-4 13-4 4-4 9-4 17-4 5 0 5 0 5 0z">
          <text:p/>
        </draw:path>
        <draw:path draw:style-name="gr7" draw:text-style-name="P3" draw:layer="layout" svg:width="0.102cm" svg:height="0.102cm" svg:x="6.663cm" svg:y="14.491cm" svg:viewBox="0 0 103 103" svg:d="M56 52c0 0 9 4 13 4 8 0 8-4 8-8 0 0 0-5-4-5s-17 5-17 5c-9 0-14-5-14-13 0-17 14-30 27-30 17 0 8 21 21 21 8 0 13-8 13-12 0-9-13-14-34-14-31 0-48 18-48 35 0 4 4 13 17 13-30 8-38 21-38 33 0 13 8 22 38 22 18 0 35-5 43-13v-4c-12 4-25 8-39 8-13 0-21-4-21-13 0-12 8-29 35-29z">
          <text:p/>
        </draw:path>
        <draw:path draw:style-name="gr7" draw:text-style-name="P3" draw:layer="layout" svg:width="0.08cm" svg:height="0.136cm" svg:x="7.886cm" svg:y="14.457cm" svg:viewBox="0 0 81 137" svg:d="M0 0v137h12l5-13c4 4 8 8 12 8 5 5 9 5 13 5s13 0 17-5c4 0 8-4 13-8 0-4 5-9 9-13 0-8 0-17 0-25 0-4 0-13 0-17-4-9-4-14-9-18s-9-9-13-9-9-4-17-4c-4 0-8 4-13 4-4 5-8 9-12 13v-51-4zM25 120l-4-5c0 0 0-4-4-4 0-4 0-8 0-13 0 0 0-8 0-12 0-9 0-17 4-21 0-5 4-5 4-10 4 0 9-4 13-4 8 0 17 4 21 14 4 4 8 12 8 25 0 8 0 13-4 17 0 4-4 8-4 8-4 5-9 5-13 9 0 0-4 0-8 0h-4c0 0-5 0-9-4z">
          <text:p/>
        </draw:path>
        <draw:path draw:style-name="gr7" draw:text-style-name="P3" draw:layer="layout" svg:width="0.103cm" svg:height="0.102cm" svg:x="9.061cm" svg:y="14.491cm" svg:viewBox="0 0 104 103" svg:d="M56 52l13 4c9 0 9-4 9-8 0 0 0-5-4-5l-14 5c-8 0-17-5-17-13 0-17 13-30 26-30 17 0 9 21 22 21 8 0 13-8 13-12 0-9-13-14-30-14-35 0-52 18-52 35 0 4 4 13 17 13-30 8-39 21-39 33 0 13 9 22 39 22 17 0 35-5 47-13l-4-4c-13 4-26 8-39 8s-17-4-17-13c0-12 9-29 30-29z">
          <text:p/>
        </draw:path>
        <draw:path draw:style-name="gr7" draw:text-style-name="P3" draw:layer="layout" svg:width="0.102cm" svg:height="0.106cm" svg:x="10.25cm" svg:y="14.139cm" svg:viewBox="0 0 103 107" svg:d="M57 56c0 0 8 0 12 0 9 0 9-4 9-4 0-5 0-5-5-5-4 0-12 0-16 0-9 0-13-4-13-12 0-13 13-27 25-27 17 0 9 18 21 18 9 0 13-4 13-8 0-10-13-18-30-18-33 0-50 22-50 35 0 8 4 12 17 17-30 4-40 21-40 29 0 13 10 26 40 26 17 0 33-9 46-17l-4-4c-13 8-25 12-38 12s-17-8-17-17c0-12 8-25 30-25z">
          <text:p/>
        </draw:path>
        <draw:path draw:style-name="gr7" draw:text-style-name="P3" draw:layer="layout" svg:width="0.081cm" svg:height="0.097cm" svg:x="11.515cm" svg:y="13.8cm" svg:viewBox="0 0 82 98" svg:d="M82 17c-4-5-8-9-13-13-8 0-12-4-21-4-5 0-13 4-18 4-8 4-12 4-17 8-4 5-4 14-8 18 0 4-5 13-5 21 0 5 5 13 5 17 4 5 4 13 8 17 5 4 9 4 17 9 5 4 13 4 18 4 13 0 26-4 34-17l-8-8c-9 8-13 12-26 12-5 0-9 0-13-4-5 0-5-4-9-8-4 0-4-5-8-9 0-4 0-8 0-17 0-4 0-8 0-13 4-4 4-8 8-13 4 0 4-4 9-4 4-5 8-5 13-5 9 0 13 5 17 5 4 4 4 4 4 9h5c0 4 0 4 0 4z">
          <text:p/>
        </draw:path>
        <draw:path draw:style-name="gr7" draw:text-style-name="P3" draw:layer="layout" svg:width="0.102cm" svg:height="0.102cm" svg:x="10.386cm" svg:y="14.86cm" svg:viewBox="0 0 103 103" svg:d="M56 56c0 0 8 0 13 0 9 0 9-4 9-9 0 0 0-4-5-4-4 0-17 4-17 4-9 0-13-4-13-13 0-17 13-30 26-30 17 0 9 21 21 21 9 0 13-8 13-13 0-8-13-12-30-12-35 0-52 17-52 34 0 4 5 13 17 13-29 9-38 22-38 34 0 13 9 22 38 22 18 0 35-5 48-13l-4-4c-13 4-26 8-39 8s-22-4-22-13c0-12 13-25 35-25z">
          <text:p/>
        </draw:path>
        <draw:path draw:style-name="gr7" draw:text-style-name="P3" draw:layer="layout" svg:width="0.081cm" svg:height="0.135cm" svg:x="11.515cm" svg:y="15.157cm" svg:viewBox="0 0 82 136" svg:d="M65 56c0-4-4-9-8-9-4-4-14-4-18-4s-9 0-13 0c-4 4-8 4-13 9-4 4-8 8-8 17-5 4-5 12-5 21 0 8 0 12 0 21 5 4 9 8 9 13 4 4 9 8 13 12 4 0 8 0 17 0 4 0 9 0 14-4 4-4 8-4 12-13v9c0 4 0 4 0 8h17c0-4-4-4-4-8v-120c0-4 4-4 4-4v-4h-17zM22 60c4-4 4-4 8-4 5-4 9-4 9-4 4 0 4 0 9 4h5c4 4 4 4 8 4 0 4 0 4 0 9 4 0 4 4 4 8s0 9 0 13c0 8 0 12-4 17 0 4 0 8 0 8-4 0-4 4-8 4 0 5-5 5-5 5-5 0-5 0-9 0-9 0-13-5-17-9-4-8-9-17-9-29 0-13 5-22 9-26z">
          <text:p/>
        </draw:path>
        <draw:path draw:style-name="gr7" draw:text-style-name="P3" draw:layer="layout" svg:width="0.102cm" svg:height="0.106cm" svg:x="12.785cm" svg:y="14.147cm" svg:viewBox="0 0 103 107" svg:d="M55 56h13c8 0 8-4 8-4 0-4 0-4-4-4h-13c-8 0-16 0-16-13s12-25 25-25c17 0 8 17 21 17 10 0 14-5 14-9 0-8-14-18-31-18-34 0-51 22-51 35 0 9 5 13 17 17-30 9-38 21-38 34 0 9 8 21 38 21 17 0 34-8 47-12l-4-5c-13 5-26 9-38 9-13 0-17-9-17-17 0-9 8-26 29-26z">
          <text:p/>
        </draw:path>
        <draw:path draw:style-name="gr7" draw:text-style-name="P3" draw:layer="layout" svg:width="0.102cm" svg:height="0.102cm" svg:x="12.649cm" svg:y="14.851cm" svg:viewBox="0 0 103 103" svg:d="M56 52c4 0 13 4 13 4 8 0 8-9 8-9 0 0 0-4-4-4l-13 4c-8 0-16-4-16-13 0-17 12-30 25-30 21 0 8 17 21 17 9 0 13-4 13-8 0-9-13-13-30-13-34 0-52 17-52 34 0 4 4 9 18 13-31 9-39 22-39 35 0 8 8 21 39 21 17 0 34-9 47-13l-4-4c-13 4-26 8-34 8-17 0-23-4-23-17 0-8 10-25 31-25z">
          <text:p/>
        </draw:path>
        <draw:path draw:style-name="gr7" draw:text-style-name="P3" draw:layer="layout" svg:width="0.081cm" svg:height="0.098cm" svg:x="13.94cm" svg:y="14.495cm" svg:viewBox="0 0 82 99" svg:d="M43 0c-8 0-13 4-17 4-4 6-9 6-13 10-5 4-9 8-13 17 0 4 0 13 0 21s0 13 0 21c4 4 8 9 13 13 0 4 9 8 13 8 4 5 13 5 17 5 17 0 26-5 34-13l-8-9c-4 5-13 9-26 9 0 0-4 0-8 0-5 0-9-4-13-4 0-5-5-9-5-13-4-4-4-9-4-17h64v-4c5 0 5 0 5 0 0-9-5-17-5-21-4-5-4-9-8-13s-9-10-13-10c-4-4-9-4-13-4zM13 44c0-13 4-17 9-26 8-4 13-4 17-4s8 0 13 0c0 4 4 4 4 8 4 0 4 5 9 5 0 4 0 8 0 12v5z">
          <text:p/>
        </draw:path>
        <draw:path draw:style-name="gr7" draw:text-style-name="P3" draw:layer="layout" svg:width="0.102cm" svg:height="0.102cm" svg:x="15.116cm" svg:y="14.491cm" svg:viewBox="0 0 103 103" svg:d="M55 52c0 0 8 4 13 4 8 0 8-4 8-8 0 0 0-5-4-5s-17 5-17 5c-8 0-17-5-17-13 0-17 13-30 30-30 18 0 8 21 22 21 9 0 13-8 13-12 0-9-13-14-35-14-30 0-47 18-47 35 0 4 4 13 13 13-26 8-34 21-34 33 0 13 8 22 38 22 17 0 34-5 43-13v-4c-13 4-26 8-39 8-12 0-21-4-21-13 0-12 9-29 34-29z">
          <text:p/>
        </draw:path>
        <draw:path draw:style-name="gr7" draw:text-style-name="P3" draw:layer="layout" svg:width="0.085cm" svg:height="0.136cm" svg:x="16.364cm" svg:y="14.461cm" svg:viewBox="0 0 86 137" svg:d="M55 0c-4 0-8 0-12 0-5 4-9 4-13 9-4 4-4 8-9 12 0 4 0 9 0 17v9h-21v14h21v76h13v-76h31v-14h-31v-4c0-9 0-13 0-18 4-4 4-8 4-8 5-4 5-4 9-4s4-4 8-4c6 0 10 4 14 4 4 4 4 4 8 8 0 4 0 4 0 4l9-12c-9-9-17-13-31-13z">
          <text:p/>
        </draw:path>
        <draw:path draw:style-name="gr7" draw:text-style-name="P3" draw:layer="layout" svg:width="0.102cm" svg:height="0.106cm" svg:x="15.116cm" svg:y="13.821cm" svg:viewBox="0 0 103 107" svg:d="M55 55c0 0 8 0 13 0 8 0 8-4 8-4 0-5 0-5-4-5s-17 0-17 0c-8 0-17 0-17-12 0-13 13-26 30-26 18 0 8 17 22 17 9 0 13-4 13-8 0-9-13-17-35-17-30 0-47 21-47 34 0 8 4 12 13 17-26 4-34 21-34 33 0 10 8 23 38 23 17 0 34-9 43-18v-5c-13 10-26 14-39 14-12 0-21-9-21-18 0-8 9-25 34-25z">
          <text:p/>
        </draw:path>
        <draw:path draw:style-name="gr8" draw:text-style-name="P4" draw:layer="layout" svg:width="0.145cm" svg:height="0.208cm" svg:x="4.769cm" svg:y="14.55cm" svg:viewBox="0 0 146 209" svg:d="M108 34c0 4-5 31-13 48-9 17-34 42-48 42-13 0-17-21-17-38 0-34 26-73 56-73 13 0 22 8 22 21zM69 183c0 9-4 13-18 13l-4 4h-4v5 4c0 0 26-4 39-4s34 0 34 0v-5c0-4 0-4 0-4h-8c-5 0-13 0-13-8l4-5 42-170c0 0 5-4 5-9 0-4-5-4-5-4-4 0-8 0-12 4l-9 13c-8-8-21-17-34-17-35 0-86 38-86 90 0 22 4 47 39 47 17 0 30-4 51-34v4z">
          <text:p/>
        </draw:path>
        <draw:path draw:style-name="gr8" draw:text-style-name="P4" draw:layer="layout" svg:width="0.102cm" svg:height="0.144cm" svg:x="4.922cm" svg:y="14.588cm" svg:viewBox="0 0 103 145" svg:d="M51 0c-30 0-51 26-51 74 0 46 21 71 51 71 31 0 52-25 52-71 0-48-21-74-52-74zM51 9c17 0 31 22 31 65 0 42-14 63-31 63-21 0-30-21-30-63 0-43 9-65 30-65z">
          <text:p/>
        </draw:path>
        <draw:path draw:style-name="gr8" draw:text-style-name="P4" draw:layer="layout" svg:width="0.145cm" svg:height="0.208cm" svg:x="5.979cm" svg:y="14.55cm" svg:viewBox="0 0 146 209" svg:d="M106 34c0 4-4 31-12 48-4 17-34 42-47 42s-17-21-17-38c0-34 25-73 60-73 8 0 16 8 16 21zM72 183c-4 9-8 13-17 13l-8 4h-4v5l4 4c0 0 21-4 34-4s34 0 34 0v-5c0-4 0-4 0-4h-4c-5 0-13 0-13-8v-5l48-170c0 0 0-4 0-9 0-4-6-4-6-4-4 0-8 0-12 4l-9 13c-8-8-17-17-34-17-34 0-85 38-85 90 0 22 9 47 38 47 17 0 34-4 52-34l4 4z">
          <text:p/>
        </draw:path>
        <draw:polygon draw:style-name="gr8" draw:text-style-name="P4" draw:layer="layout" svg:width="0.076cm" svg:height="0.144cm" svg:x="6.145cm" svg:y="14.588cm" svg:viewBox="0 0 77 145" draw:points="47,0 0,13 0,21 34,17 34,129 30,133 8,133 8,145 77,145 77,137 56,133 52,133 52,0">
          <text:p/>
        </draw:polygon>
        <draw:path draw:style-name="gr8" draw:text-style-name="P4" draw:layer="layout" svg:width="0.144cm" svg:height="0.208cm" svg:x="7.189cm" svg:y="14.55cm" svg:viewBox="0 0 145 209" svg:d="M112 34c0 4-9 31-13 48-9 17-39 42-52 42s-17-21-17-38c0-34 26-73 60-73 13 0 22 8 22 21zM73 183c0 9-9 13-17 13l-5 4c-4 0-4 0-4 0v5 4c0 0 21-4 34-4 14 0 39 0 39 0v-5c0-4 0-4-4-4h-4c-5 0-13 0-13-8v-5l46-170c0 0 0-4 0-9 0-4 0-4-4-4 0 0-4 0-8 4l-13 13c-8-8-17-17-30-17-39 0-90 38-90 90 0 22 9 47 38 47 18 0 35-4 57-34v4z">
          <text:p/>
        </draw:path>
        <draw:path draw:style-name="gr8" draw:text-style-name="P4" draw:layer="layout" svg:width="0.098cm" svg:height="0.144cm" svg:x="7.346cm" svg:y="14.588cm" svg:viewBox="0 0 99 145" svg:d="M22 129c46-39 73-64 73-90 0-22-17-39-48-39-25 0-42 13-42 31 0 8 4 13 12 13 5 0 5-5 9-5v-22c4-4 13-8 17-8 17 0 29 12 29 35 0 25-25 51-72 89v12h99v-33h-8l-5 17z">
          <text:p/>
        </draw:path>
        <draw:path draw:style-name="gr8" draw:text-style-name="P4" draw:layer="layout" svg:width="0.145cm" svg:height="0.208cm" svg:x="8.399cm" svg:y="14.55cm" svg:viewBox="0 0 146 209" svg:d="M107 34c0 4-8 31-12 48-9 17-34 42-47 42s-17-21-17-38c0-34 26-73 55-73 13 0 21 8 21 21zM69 183c0 9-4 13-17 13l-4 4c-4 0-4 0-4 0v5 4c0 0 25-4 38-4s34 0 34 0v-5c0-4 0-4 0-4h-9c-4 0-12 0-12-8 0 0 0-5 4-5l42-170c0 0 5-4 5-9 0-4-5-4-5-4-4 0-8 0-12 4l-9 13c-8-8-21-17-34-17-34 0-86 38-86 90 0 22 4 47 40 47 17 0 29-4 50-34v4z">
          <text:p/>
        </draw:path>
        <draw:path draw:style-name="gr8" draw:text-style-name="P4" draw:layer="layout" svg:width="0.094cm" svg:height="0.144cm" svg:x="8.552cm" svg:y="14.588cm" svg:viewBox="0 0 95 145" svg:d="M60 69c22-4 30-17 30-34 0-22-17-35-43-35s-43 13-43 26c0 9 5 13 13 13 0 0 4 0 9 0v-22c4-4 12-8 16-8 18 0 31 12 31 30s-13 26-35 26h-4v13c4 0 8 0 13 0 18 0 31 8 31 25s-13 34-36 34c-4 0-12-4-16-4l-9-21h-4c-9 0-13 4-13 12 0 9 17 21 42 21 36 0 53-16 53-42 0-17-13-29-35-34z">
          <text:p/>
        </draw:path>
        <draw:path draw:style-name="gr8" draw:text-style-name="P4" draw:layer="layout" svg:width="0.144cm" svg:height="0.208cm" svg:x="9.554cm" svg:y="14.55cm" svg:viewBox="0 0 145 209" svg:d="M107 34c0 4-4 31-12 48-9 17-35 42-47 42-13 0-17-21-17-38 0-34 25-73 55-73 13 0 21 8 21 21zM69 183c0 9-4 13-17 13l-4 4h-5v5 4c0 0 26-4 39-4s34 0 34 0v-5c0-4 0-4 0-4h-9c-4 0-8 0-8-8v-5l46-170c0 0 0-4 0-9 0-4-4-4-4-4-4 0-8 0-13 4l-8 13c-9-8-21-17-34-17-34 0-86 38-86 90 0 22 4 47 39 47 17 0 30-4 51-34v4z">
          <text:p/>
        </draw:path>
        <draw:polygon draw:style-name="gr8" draw:text-style-name="P4" draw:layer="layout" svg:width="0.076cm" svg:height="0.144cm" svg:x="9.72cm" svg:y="14.588cm" svg:viewBox="0 0 77 145" draw:points="47,0 0,13 0,21 34,17 34,129 29,133 4,133 4,145 77,145 77,137 56,133 52,133 52,0">
          <text:p/>
        </draw:polygon>
        <draw:path draw:style-name="gr8" draw:text-style-name="P4" draw:layer="layout" svg:width="0.097cm" svg:height="0.144cm" svg:x="9.826cm" svg:y="14.588cm" svg:viewBox="0 0 98 145" svg:d="M22 129c47-39 72-64 72-90 0-22-17-39-47-39-25 0-43 13-43 31 0 8 4 13 13 13 5 0 5-5 9-5v-22c4-4 13-8 17-8 17 0 30 12 30 35 0 25-26 51-73 89v12h98v-33h-8l-4 17z">
          <text:p/>
        </draw:path>
        <draw:path draw:style-name="gr8" draw:text-style-name="P4" draw:layer="layout" svg:width="0.145cm" svg:height="0.208cm" svg:x="10.819cm" svg:y="13.846cm" svg:viewBox="0 0 146 209" svg:d="M112 38c0 4-9 26-13 43-8 21-38 46-52 46-13 0-17-21-17-38 0-38 26-72 61-72 12 0 21 9 21 21zM73 188c0 8-8 12-17 12h-5c-4 0-4 0-4 5v4c0 0 22 0 35 0s38 0 38 0v-4c0-5 0-5-4-5h-4c-5 0-13-4-13-8s0-4 0-4l47-171c0-4 0-4 0-8 0-5 0-9-5-9 0 0-4 4-8 9l-13 12c-8-12-17-17-29-17-40 0-91 38-91 90 0 21 9 47 38 47 18 0 35-8 57-35z">
          <text:p/>
        </draw:path>
        <draw:path draw:style-name="gr8" draw:text-style-name="P4" draw:layer="layout" svg:width="0.106cm" svg:height="0.149cm" svg:x="10.972cm" svg:y="13.888cm" svg:viewBox="0 0 107 150" svg:d="M72 0l-72 89v14h68v47h17v-47h22v-14h-22v-89zM68 22v67h-51z">
          <text:p/>
        </draw:path>
        <draw:path draw:style-name="gr8" draw:text-style-name="P4" draw:layer="layout" svg:width="0.144cm" svg:height="0.208cm" svg:x="12.034cm" svg:y="13.846cm" svg:viewBox="0 0 145 209" svg:d="M106 38c0 4-5 26-13 43-9 21-34 46-47 46s-17-21-17-38c0-38 26-72 55-72 13 0 22 9 22 21zM68 188c0 8-5 12-17 12h-5c0 0-4 0-4 5v4c0 0 26 0 38 0 13 0 34 0 34 0v-4c0-5 0-5 0-5h-8c-5 0-9-4-9-8s0-4 0-4l44-171c4-4 4-4 4-8 0-5-4-9-4-9-5 0-10 4-14 9l-9 12c-8-12-21-17-34-17-33 0-84 38-84 90 0 21 4 47 38 47 17 0 30-8 51-35z">
          <text:p/>
        </draw:path>
        <draw:path draw:style-name="gr8" draw:text-style-name="P4" draw:layer="layout" svg:width="0.089cm" svg:height="0.145cm" svg:x="12.191cm" svg:y="13.888cm" svg:viewBox="0 0 90 146" svg:d="M8 0v74c4-5 13-5 21-5 27 0 44 13 44 34 0 17-13 34-35 34-4 0-9-4-13-4l-8-17c-5 0-5 0-5 0-8 0-12 4-12 9 0 12 12 21 34 21 34 0 56-21 56-47 0-25-17-42-44-42-8 0-17 0-25 4v-43h65v-18z">
          <text:p/>
        </draw:path>
        <draw:path draw:style-name="gr8" draw:text-style-name="P4" draw:layer="layout" svg:width="0.145cm" svg:height="0.207cm" svg:x="10.819cm" svg:y="15.246cm" svg:viewBox="0 0 146 208" svg:d="M112 34c0 4-9 29-13 46-8 22-38 43-52 43-13 0-17-21-17-38 0-34 26-73 61-73 12 0 21 9 21 22zM73 183c0 9-8 13-17 13l-5 4c-4 0-4 0-4 0v8c0 0 22-4 35-4s38 4 38 4v-4-4c0 0 0-4-4-4h-4c-5 0-13 0-13-9v-4l47-171c0 0 0-4 0-8s0-4-5-4c0 0-4 0-8 4l-13 13c-8-9-17-17-29-17-40 0-91 38-91 89 0 25 9 47 38 47 18 0 35-5 57-30z">
          <text:p/>
        </draw:path>
        <draw:path draw:style-name="gr8" draw:text-style-name="P4" draw:layer="layout" svg:width="0.102cm" svg:height="0.148cm" svg:x="10.976cm" svg:y="15.28cm" svg:viewBox="0 0 103 149" svg:d="M85 0c-51 0-85 34-85 90 0 38 22 59 51 59 30 0 52-21 52-46 0-30-22-47-43-47-13 0-26 4-38 13 8-40 29-61 63-61zM22 77c8-4 17-8 29-8 17 0 30 12 30 34 0 21-13 38-30 38s-29-17-29-51c0-4 0-9 0-13z">
          <text:p/>
        </draw:path>
        <draw:path draw:style-name="gr8" draw:text-style-name="P4" draw:layer="layout" svg:width="0.144cm" svg:height="0.207cm" svg:x="12.034cm" svg:y="15.246cm" svg:viewBox="0 0 145 208" svg:d="M106 34c0 4-5 29-13 46-9 22-34 43-47 43s-17-21-17-38c0-34 26-73 55-73 13 0 22 9 22 22zM68 183c0 9-5 13-17 13l-5 4h-4v8c0 0 26-4 38-4 13 0 34 4 34 4v-4-4-4h-8c-5 0-9 0-9-9v-4l44-171c4 0 4-4 4-8s-4-4-4-4c-5 0-10 0-14 4l-9 13c-8-9-21-17-34-17-33 0-84 38-84 89 0 25 4 47 38 47 17 0 30-5 51-30z">
          <text:p/>
        </draw:path>
        <draw:polygon draw:style-name="gr8" draw:text-style-name="P4" draw:layer="layout" svg:width="0.093cm" svg:height="0.149cm" svg:x="12.195cm" svg:y="15.288cm" svg:viewBox="0 0 94 150" draw:points="0,0 0,35 8,35 13,13 77,13 8,150 25,150 25,145 94,9 94,0">
          <text:p/>
        </draw:polygon>
        <draw:path draw:style-name="gr8" draw:text-style-name="P4" draw:layer="layout" svg:width="0.145cm" svg:height="0.208cm" svg:x="13.243cm" svg:y="14.55cm" svg:viewBox="0 0 146 209" svg:d="M108 34c0 4-5 31-9 48-8 17-39 42-52 42-12 0-17-21-17-38 0-34 26-73 61-73 12 0 17 8 17 21zM73 183c-5 9-9 13-17 13l-9 4v5 4c0 0 21-4 35-4 13 0 34 0 34 0h5v-5c0-4-5-4-5-4h-4c-4 0-13 0-13-8v-5l47-170c0 0 0-4 0-9 0-4-4-4-4-4-5 0-9 0-13 4l-8 13c-9-8-18-17-35-17-34 0-86 38-86 90 0 22 9 47 39 47 17 0 34-4 56-34v4z">
          <text:p/>
        </draw:path>
        <draw:path draw:style-name="gr8" draw:text-style-name="P4" draw:layer="layout" svg:width="0.097cm" svg:height="0.145cm" svg:x="13.401cm" svg:y="14.588cm" svg:viewBox="0 0 98 146" svg:d="M56 65c-21-8-35-17-35-30 0-14 14-26 26-26 17 0 26 12 26 30 0 9-4 22-17 26zM69 69c12-8 21-21 21-34 0-22-17-35-38-35-31 0-48 17-48 39 0 13 8 26 25 30-21 9-29 21-29 38 0 22 17 39 47 39s51-17 51-39c0-17-12-29-29-38zM35 74c29 12 42 16 42 33s-8 30-30 30c-18 0-30-13-30-30s4-25 18-33z">
          <text:p/>
        </draw:path>
        <draw:path draw:style-name="gr8" draw:text-style-name="P4" draw:layer="layout" svg:width="0.144cm" svg:height="0.208cm" svg:x="14.454cm" svg:y="14.55cm" svg:viewBox="0 0 145 209" svg:d="M111 34c0 4-8 31-13 48-8 17-38 42-47 42-12 0-21-21-21-38 0-34 26-73 60-73 13 0 21 8 21 21zM73 183c0 9-5 13-17 13l-5 4c-4 0-4 0-4 0v5 4c0 0 21-4 34-4s38 0 38 0v-5c0-4 0-4-4-4h-4c-4 0-13 0-13-8v-5l47-170c0 0 0-4 0-9 0-4 0-4-4-4 0 0-5 0-9 4l-13 13c-8-8-16-17-29-17-39 0-90 38-90 90 0 22 8 47 39 47 17 0 34-4 55-34v4z">
          <text:p/>
        </draw:path>
        <draw:path draw:style-name="gr8" draw:text-style-name="P4" draw:layer="layout" svg:width="0.097cm" svg:height="0.153cm" svg:x="14.611cm" svg:y="14.588cm" svg:viewBox="0 0 98 154" svg:d="M76 77c-8 5-17 9-25 9-22 0-30-13-30-39 0-21 13-38 30-38s29 17 29 47c0 4 0 12-4 21zM17 154c51-17 81-59 81-98 0-35-18-56-47-56-30 0-51 21-51 51 0 26 17 44 42 44 9 0 21 0 34-9-13 26-30 43-64 59z">
          <text:p/>
        </draw:path>
        <draw:path draw:style-name="gr8" draw:text-style-name="P4" draw:layer="layout" svg:width="0.144cm" svg:height="0.208cm" svg:x="15.604cm" svg:y="14.55cm" svg:viewBox="0 0 145 209" svg:d="M111 34c0 4-8 31-12 48-9 17-39 42-47 42-13 0-21-21-21-38 0-34 25-73 59-73 13 0 21 8 21 21zM73 183c0 9-4 13-17 13l-4 4c-4 0-4 0-4 0v5 4c0 0 21-4 34-4 12 0 38 0 38 0v-5c0-4 0-4-4-4h-5c-4 0-12 0-12-8v-5l46-170c0 0 0-4 0-9 0-4 0-4-4-4 0 0-4 0-8 4l-13 13c-9-8-17-17-30-17-38 0-90 38-90 90 0 22 9 47 39 47 17 0 34-4 55-34v4z">
          <text:p/>
        </draw:path>
        <draw:polygon draw:style-name="gr8" draw:text-style-name="P4" draw:layer="layout" svg:width="0.076cm" svg:height="0.144cm" svg:x="15.774cm" svg:y="14.588cm" svg:viewBox="0 0 77 145" draw:points="42,0 0,13 0,21 30,17 30,129 30,133 4,133 4,145 77,145 77,137 51,133 51,0">
          <text:p/>
        </draw:polygon>
        <draw:path draw:style-name="gr8" draw:text-style-name="P4" draw:layer="layout" svg:width="0.098cm" svg:height="0.144cm" svg:x="15.88cm" svg:y="14.588cm" svg:viewBox="0 0 99 145" svg:d="M47 0c-30 0-47 26-47 73s17 72 47 72c31 0 52-25 52-72s-21-73-52-73zM47 9c21 0 31 22 31 64 0 43-10 64-31 64-17 0-30-21-30-64 0-42 13-64 30-64z">
          <text:p/>
        </draw:path>
        <draw:path draw:style-name="gr8" draw:text-style-name="P4" draw:layer="layout" svg:width="0.145cm" svg:height="0.208cm" svg:x="16.818cm" svg:y="14.55cm" svg:viewBox="0 0 146 209" svg:d="M108 34c0 4-5 31-14 48s-34 42-47 42-17-21-17-38c0-34 26-73 55-73 13 0 23 8 23 21zM73 183c-5 9-9 13-22 13l-4 4h-4v5 4c0 0 25-4 38-4s35 0 35 0v-5c0-4 0-4 0-4h-8c-5 0-10 0-10-8v-5l48-170c0 0 0-4 0-9 0-4-5-4-5-4-4 0-8 0-12 4l-9 13c-8-8-22-17-35-17-34 0-85 38-85 90 0 22 9 47 39 47 17 0 29-4 50-34v4z">
          <text:p/>
        </draw:path>
        <draw:polygon draw:style-name="gr8" draw:text-style-name="P4" draw:layer="layout" svg:width="0.076cm" svg:height="0.144cm" svg:x="16.984cm" svg:y="14.588cm" svg:viewBox="0 0 77 145" draw:points="48,0 0,13 0,21 35,17 35,129 31,133 10,133 10,145 77,145 77,137 56,133 52,133 52,0">
          <text:p/>
        </draw:polygon>
        <draw:polygon draw:style-name="gr8" draw:text-style-name="P4" draw:layer="layout" svg:width="0.076cm" svg:height="0.144cm" svg:x="17.103cm" svg:y="14.588cm" svg:viewBox="0 0 77 145" draw:points="43,0 0,13 0,21 30,17 30,129 30,133 4,133 4,145 77,145 77,137 52,133 52,0">
          <text:p/>
        </draw:polygon>
        <draw:line draw:style-name="gr1" draw:text-style-name="P1" draw:layer="layout" svg:x1="7.856cm" svg:y1="21.175cm" svg:x2="6.968cm" svg:y2="21.175cm">
          <text:p/>
        </draw:line>
        <draw:polygon draw:style-name="gr2" draw:text-style-name="P2" draw:layer="layout" svg:width="0.233cm" svg:height="0.127cm" svg:x="7.856cm" svg:y="21.112cm" svg:viewBox="0 0 234 128" draw:points="234,64 0,0 0,128">
          <text:p/>
        </draw:polygon>
        <draw:polygon draw:style-name="gr3" draw:text-style-name="P1" draw:layer="layout" svg:width="0.233cm" svg:height="0.127cm" svg:x="7.856cm" svg:y="21.112cm" svg:viewBox="0 0 234 128" draw:points="234,64 0,0 0,128">
          <text:p/>
        </draw:polygon>
        <draw:line draw:style-name="gr1" draw:text-style-name="P1" draw:layer="layout" svg:x1="9.452cm" svg:y1="21.175cm" svg:x2="8.582cm" svg:y2="21.175cm">
          <text:p/>
        </draw:line>
        <draw:polygon draw:style-name="gr2" draw:text-style-name="P2" draw:layer="layout" svg:width="0.234cm" svg:height="0.127cm" svg:x="9.452cm" svg:y="21.112cm" svg:viewBox="0 0 235 128" draw:points="235,64 0,0 0,128">
          <text:p/>
        </draw:polygon>
        <draw:polygon draw:style-name="gr3" draw:text-style-name="P1" draw:layer="layout" svg:width="0.234cm" svg:height="0.127cm" svg:x="9.452cm" svg:y="21.112cm" svg:viewBox="0 0 235 128" draw:points="235,64 0,0 0,128">
          <text:p/>
        </draw:polygon>
        <draw:path draw:style-name="gr2" draw:text-style-name="P2" draw:layer="layout" svg:width="0.568cm" svg:height="0.568cm" svg:x="6.4cm" svg:y="20.891cm" svg:viewBox="0 0 569 569" svg:d="M569 284c0-157-127-284-284-284-158 0-285 127-285 284 0 158 127 285 285 285 157 0 284-127 284-285z">
          <text:p/>
        </draw:path>
        <draw:path draw:style-name="gr4" draw:text-style-name="P1" draw:layer="layout" svg:width="0.568cm" svg:height="0.568cm" svg:x="6.4cm" svg:y="20.891cm" svg:viewBox="0 0 569 569" svg:d="M569 284c0-157-127-284-284-284-158 0-285 127-285 284 0 158 127 285 285 285 157 0 284-127 284-285z">
          <text:p/>
        </draw:path>
        <draw:path draw:style-name="gr2" draw:text-style-name="P2" draw:layer="layout" svg:width="0.493cm" svg:height="0.488cm" svg:x="8.089cm" svg:y="20.929cm" svg:viewBox="0 0 494 489" svg:d="M494 246c0-136-111-246-247-246-135 0-247 110-247 246 0 137 112 243 247 243 136 0 247-106 247-243z">
          <text:p/>
        </draw:path>
        <draw:path draw:style-name="gr4" draw:text-style-name="P1" draw:layer="layout" svg:width="0.493cm" svg:height="0.488cm" svg:x="8.089cm" svg:y="20.929cm" svg:viewBox="0 0 494 489" svg:d="M494 246c0-136-111-246-247-246-135 0-247 110-247 246 0 137 112 243 247 243 136 0 247-106 247-243z">
          <text:p/>
        </draw:path>
        <draw:path draw:style-name="gr2" draw:text-style-name="P2" draw:layer="layout" svg:width="0.603cm" svg:height="0.602cm" svg:x="9.686cm" svg:y="20.874cm" svg:viewBox="0 0 604 603" svg:d="M604 301c0-165-136-301-302-301s-302 136-302 301 136 302 302 302 302-137 302-302z">
          <text:p/>
        </draw:path>
        <draw:path draw:style-name="gr4" draw:text-style-name="P1" draw:layer="layout" svg:width="0.603cm" svg:height="0.602cm" svg:x="9.686cm" svg:y="20.874cm" svg:viewBox="0 0 604 603" svg:d="M604 301c0-165-136-301-302-301s-302 136-302 301 136 302 302 302 302-137 302-302z">
          <text:p/>
        </draw:path>
        <draw:path draw:style-name="gr7" draw:text-style-name="P3" draw:layer="layout" svg:width="0.076cm" svg:height="0.093cm" svg:x="7.491cm" svg:y="21.235cm" svg:viewBox="0 0 77 94" svg:d="M8 12l4 10c9-10 18-14 26-14s13 4 17 10c4 4 8 8 8 17v4h-21c-12 0-25 4-34 8-8 4-8 13-8 21 0 5 0 9 0 13l4 4c4 5 8 9 13 9 4 0 8 0 13 0 12 0 21-4 33-13v13h14v-59c0-13-4-23-9-27-9-8-17-8-30-8s-26 4-30 12zM63 51v5c0 4 0 8-4 12l-4 5c0 0 0 4-4 4 0 4-5 4-9 4-4 4-8 4-8 4-9 0-13-4-17-4-5-4-5-8-5-13 0-4 0-4 0-8 5 0 5-4 9-4 0 0 4-5 9-5 4 0 12 0 16 0 5 0 5 0 9 0h4z">
          <text:p/>
        </draw:path>
        <draw:path draw:style-name="gr7" draw:text-style-name="P3" draw:layer="layout" svg:width="0.08cm" svg:height="0.136cm" svg:x="9.096cm" svg:y="21.23cm" svg:viewBox="0 0 81 137" svg:d="M0 0v137h8l4-13c5 5 9 9 13 9 4 4 8 4 17 4 4 0 8 0 13-4 4 0 8-4 14-9 4-4 8-8 8-13 4-8 4-12 4-21 0-8 0-17-4-21 0-8-4-13-8-17-6-4-10-4-14-8-5 0-9-4-13-4s-13 4-17 4c-4 4-8 8-13 12v-51h5c0-5 0-5 0-5zM25 120c-4 0-4 0-4-4-4 0-4-5-4-5 0-4 0-8 0-8-5-4-5-13-5-17 0-8 5-17 5-21 0 0 4-4 8-9 4 0 8-4 8-4 13 0 17 4 26 13 4 4 4 13 4 25 0 9 0 13 0 17-4 4-4 9-8 13-5 0-5 4-9 4s-8 0-8 0c-5 0-5 0-5 0-4 0-4 0-8-4z">
          <text:p/>
        </draw:path>
        <draw:path draw:style-name="gr8" draw:text-style-name="P4" draw:layer="layout" svg:width="0.144cm" svg:height="0.208cm" svg:x="6.561cm" svg:y="21.069cm" svg:viewBox="0 0 145 209" svg:d="M106 38c0 5-4 26-13 43-8 21-34 46-46 46-13 0-17-21-17-38 0-38 25-76 55-76 13 0 21 13 21 25zM72 188c-4 8-8 13-21 13h-4c0 0-5 0-5 4v4c0 0 26 0 39 0 12 0 33 0 33 0v-8h-8c-4-5-8-5-8-9s0-4 0-4l47-171c0-4 0-8 0-8 0-4-4-9-4-9-4 0-10 5-14 9l-8 12c-9-12-21-16-34-16-34 0-85 33-85 88 0 22 8 47 38 47 17 0 30-8 51-34z">
          <text:p/>
        </draw:path>
        <draw:path draw:style-name="gr8" draw:text-style-name="P4" draw:layer="layout" svg:width="0.06cm" svg:height="0.144cm" svg:x="6.735cm" svg:y="21.112cm" svg:viewBox="0 0 61 145" svg:d="M31 12c0 5 8 9 12 9 9 0 18-4 18-9 0-8-9-12-18-12-4 0-12 4-12 12zM43 67c5-8 9-17 9-21s-4-4-9-4c-8 0-21 0-35 0-4 4 0 4 0 8h14l4 5c0 4-4 4-4 12l-14 47c-4 9-8 18-8 22 0 5 4 9 13 9 18 0 30-9 43-22 0-5-4-5-8-5-5 5-13 14-17 14-5 0-5-5-5-5 0-4 5-9 5-13z">
          <text:p/>
        </draw:path>
        <draw:path draw:style-name="gr8" draw:text-style-name="P4" draw:layer="layout" svg:width="0.144cm" svg:height="0.208cm" svg:x="8.268cm" svg:y="21.069cm" svg:viewBox="0 0 145 209" svg:d="M107 38c0 5-4 26-13 43-4 21-34 46-47 46-12 0-17-21-17-38 0-38 26-76 60-76 8 0 17 13 17 25zM73 188c-5 8-9 13-17 13h-9c0 0-4 0-4 4v4h4c0 0 21 0 34 0s34 0 34 0v-8h-8c-4-5-9-5-9-9s0-4 0-4l47-171c0-4 0-8 0-8 0-4-4-9-4-9-5 0-9 5-13 9l-8 12c-9-12-17-16-34-16-34 0-86 33-86 88 0 22 8 47 39 47 17 0 34-8 51-34h4z">
          <text:p/>
        </draw:path>
        <draw:path draw:style-name="gr8" draw:text-style-name="P4" draw:layer="layout" svg:width="0.144cm" svg:height="0.208cm" svg:x="9.843cm" svg:y="21.069cm" svg:viewBox="0 0 145 209" svg:d="M111 38c0 5-8 26-13 43-8 21-38 46-51 46-12 0-17-21-17-38 0-38 26-76 60-76 13 0 21 13 21 25zM73 188c-4 8-8 13-17 13h-9v4 4c0 0 22 0 34 0 13 0 39 0 39 0v-8h-5-4c-4-5-13-5-13-9s0-4 0-4l47-171c0-4 0-8 0-8 0-4-4-9-4-9 0 0-4 5-9 9l-12 12c-9-12-17-16-30-16-38 0-90 33-90 88 0 22 8 47 39 47 17 0 34-8 55-34z">
          <text:p/>
        </draw:path>
        <draw:path draw:style-name="gr8" draw:text-style-name="P4" draw:layer="layout" svg:width="0.114cm" svg:height="0.102cm" svg:x="10.013cm" svg:y="21.154cm" svg:viewBox="0 0 115 103" svg:d="M25 60c0-21 13-56 43-56 9 0 13 5 18 14 0 4 4 13 4 21 0 9-4 26-13 38-9 13-22 17-31 17-8 0-21-8-21-34zM0 60c0 13 4 43 42 43 8 0 17 0 26-4 26-13 47-34 47-64 0-17-8-35-43-35-51 0-72 35-72 60z">
          <text:p/>
        </draw:path>
        <draw:line draw:style-name="gr1" draw:text-style-name="P1" draw:layer="layout" svg:x1="14.712cm" svg:y1="21.175cm" svg:x2="12.233cm" svg:y2="21.175cm">
          <text:p/>
        </draw:line>
        <draw:polygon draw:style-name="gr2" draw:text-style-name="P2" draw:layer="layout" svg:width="0.238cm" svg:height="0.127cm" svg:x="14.712cm" svg:y="21.112cm" svg:viewBox="0 0 239 128" draw:points="239,64 0,0 0,128">
          <text:p/>
        </draw:polygon>
        <draw:polygon draw:style-name="gr3" draw:text-style-name="P1" draw:layer="layout" svg:width="0.238cm" svg:height="0.127cm" svg:x="14.712cm" svg:y="21.112cm" svg:viewBox="0 0 239 128" draw:points="239,64 0,0 0,128">
          <text:p/>
        </draw:polygon>
        <draw:line draw:style-name="gr1" draw:text-style-name="P1" draw:layer="layout" svg:x1="14.712cm" svg:y1="21.175cm" svg:x2="12.233cm" svg:y2="21.175cm">
          <text:p/>
        </draw:line>
        <draw:polygon draw:style-name="gr2" draw:text-style-name="P2" draw:layer="layout" svg:width="0.238cm" svg:height="0.127cm" svg:x="14.712cm" svg:y="21.112cm" svg:viewBox="0 0 239 128" draw:points="239,64 0,0 0,128">
          <text:p/>
        </draw:polygon>
        <draw:polygon draw:style-name="gr3" draw:text-style-name="P1" draw:layer="layout" svg:width="0.238cm" svg:height="0.127cm" svg:x="14.712cm" svg:y="21.112cm" svg:viewBox="0 0 239 128" draw:points="239,64 0,0 0,128">
          <text:p/>
        </draw:polygon>
        <draw:path draw:style-name="gr2" draw:text-style-name="P2" draw:layer="layout" svg:width="0.569cm" svg:height="0.568cm" svg:x="11.664cm" svg:y="20.891cm" svg:viewBox="0 0 570 569" svg:d="M570 284c0-157-128-284-285-284s-285 127-285 284c0 158 128 285 285 285s285-127 285-285z">
          <text:p/>
        </draw:path>
        <draw:path draw:style-name="gr4" draw:text-style-name="P1" draw:layer="layout" svg:width="0.569cm" svg:height="0.568cm" svg:x="11.664cm" svg:y="20.891cm" svg:viewBox="0 0 570 569" svg:d="M570 284c0-157-128-284-285-284s-285 127-285 284c0 158 128 285 285 285s285-127 285-285z">
          <text:p/>
        </draw:path>
        <draw:path draw:style-name="gr2" draw:text-style-name="P2" draw:layer="layout" svg:width="0.603cm" svg:height="0.602cm" svg:x="14.95cm" svg:y="20.874cm" svg:viewBox="0 0 604 603" svg:d="M604 301c0-165-136-301-302-301-170 0-302 136-302 301s132 302 302 302c166 0 302-137 302-302z">
          <text:p/>
        </draw:path>
        <draw:path draw:style-name="gr4" draw:text-style-name="P1" draw:layer="layout" svg:width="0.603cm" svg:height="0.602cm" svg:x="14.95cm" svg:y="20.874cm" svg:viewBox="0 0 604 603" svg:d="M604 301c0-165-136-301-302-301-170 0-302 136-302 301s132 302 302 302c166 0 302-137 302-302z">
          <text:p/>
        </draw:path>
        <draw:path draw:style-name="gr7" draw:text-style-name="P3" draw:layer="layout" svg:width="0.076cm" svg:height="0.097cm" svg:x="13.503cm" svg:y="21.269cm" svg:viewBox="0 0 77 98" svg:d="M8 12l4 14c9-10 17-14 26-14 8 0 13 4 17 9 4 0 8 9 8 18v4h-17c-17 0-30 4-38 8-4 5-8 13-8 21 0 5 0 9 0 9 0 4 4 9 8 9 0 4 4 4 8 8 5 0 9 0 13 0 13 0 22-4 34-13v13h14v-59c0-13-4-23-8-31-10-4-18-8-31-8s-22 4-30 12zM63 51v9c0 4 0 8-4 8 0 4 0 4 0 9-4 0-4 4-8 4 0 0-5 4-9 4s-4 5-9 5c-8 0-12-5-17-9-4 0-4-4-4-9 0-4 0-4 0-8 4 0 4-4 9-4 0-4 4-4 8-4s13-5 22-5h4 4z">
          <text:p/>
        </draw:path>
        <draw:path draw:style-name="gr7" draw:text-style-name="P3" draw:layer="layout" svg:width="0.081cm" svg:height="0.136cm" svg:x="13.604cm" svg:y="21.23cm" svg:viewBox="0 0 82 137" svg:d="M0 0v137h9l8-13c0 5 5 9 9 9 9 4 14 4 18 4s8 0 13-4c8 0 8-4 12-9 5-4 9-8 9-13 4-8 4-12 4-21 0-8 0-17-4-21 0-8-4-13-4-17-5-4-9-4-13-8-4 0-13-4-17-4s-9 4-14 4c-8 4-13 8-13 12v-51c0-5 0-5 0-5zM26 120c0 0-4 0-4-4l-5-5c0-4 0-8 0-8 0-4 0-13 0-17 0-8 0-17 0-21 5 0 5-4 9-9 4 0 9-4 14-4 8 0 17 4 21 13 4 4 8 13 8 25 0 9-4 13-4 17s-4 9-8 13c0 0-5 4-9 4 0 0-4 0-8 0h-5c-5 0-5 0-9-4z">
          <text:p/>
        </draw:path>
        <draw:path draw:style-name="gr7" draw:text-style-name="P3" draw:layer="layout" svg:width="0.076cm" svg:height="0.097cm" svg:x="13.503cm" svg:y="21.269cm" svg:viewBox="0 0 77 98" svg:d="M8 12l4 14c9-10 17-14 26-14 8 0 13 4 17 9 4 0 8 9 8 18v4h-17c-17 0-30 4-38 8-4 5-8 13-8 21 0 5 0 9 0 9 0 4 4 9 8 9 0 4 4 4 8 8 5 0 9 0 13 0 13 0 22-4 34-13v13h14v-59c0-13-4-23-8-31-10-4-18-8-31-8s-22 4-30 12zM63 51v9c0 4 0 8-4 8 0 4 0 4 0 9-4 0-4 4-8 4 0 0-5 4-9 4s-4 5-9 5c-8 0-12-5-17-9-4 0-4-4-4-9 0-4 0-4 0-8 4 0 4-4 9-4 0-4 4-4 8-4s13-5 22-5h4 4z">
          <text:p/>
        </draw:path>
        <draw:path draw:style-name="gr7" draw:text-style-name="P3" draw:layer="layout" svg:width="0.081cm" svg:height="0.136cm" svg:x="13.604cm" svg:y="21.23cm" svg:viewBox="0 0 82 137" svg:d="M0 0v137h9l8-13c0 5 5 9 9 9 9 4 14 4 18 4s8 0 13-4c8 0 8-4 12-9 5-4 9-8 9-13 4-8 4-12 4-21 0-8 0-17-4-21 0-8-4-13-4-17-5-4-9-4-13-8-4 0-13-4-17-4s-9 4-14 4c-8 4-13 8-13 12v-51c0-5 0-5 0-5zM26 120c0 0-4 0-4-4l-5-5c0-4 0-8 0-8 0-4 0-13 0-17 0-8 0-17 0-21 5 0 5-4 9-9 4 0 9-4 14-4 8 0 17 4 21 13 4 4 8 13 8 25 0 9-4 13-4 17s-4 9-8 13c0 0-5 4-9 4 0 0-4 0-8 0h-5c-5 0-5 0-9-4z">
          <text:p/>
        </draw:path>
        <draw:path draw:style-name="gr8" draw:text-style-name="P4" draw:layer="layout" svg:width="0.14cm" svg:height="0.208cm" svg:x="11.826cm" svg:y="21.069cm" svg:viewBox="0 0 141 209" svg:d="M107 38c0 5-9 26-13 43-8 21-34 46-48 46-13 0-17-21-17-38 0-38 21-76 57-76 12 0 21 13 21 25zM68 188c0 8-4 13-18 13h-4c-4 0-4 0-4 4v4c0 0 26 0 35 0 17 0 38 0 38 0v-8h-8c-5-5-13-5-13-9s0-4 4-4l43-171c0-4 0-8 0-8 0-4 0-9 0-9-5 0-9 5-13 9l-13 12c-4-12-17-16-29-16-36 0-86 33-86 88 0 22 4 47 38 47 12 0 30-8 52-34z">
          <text:p/>
        </draw:path>
        <draw:path draw:style-name="gr8" draw:text-style-name="P4" draw:layer="layout" svg:width="0.059cm" svg:height="0.144cm" svg:x="12cm" svg:y="21.112cm" svg:viewBox="0 0 60 145" svg:d="M30 12c0 5 5 9 13 9s17-4 17-9c0-8-9-12-17-12s-13 4-13 12zM43 67c4-8 8-17 8-21s-4-4-8-4c-8 0-21 0-34 0-5 4-5 4 0 8h9c4 0 4 5 4 5 0 4 0 4 0 12l-18 47c0 9-4 18-4 22 0 5 4 9 13 9 17 0 30-9 43-22 0-5-5-5-9-5-8 5-17 14-17 14-4 0-4-5-4-5 0-4 0-9 4-13z">
          <text:p/>
        </draw:path>
        <draw:path draw:style-name="gr8" draw:text-style-name="P4" draw:layer="layout" svg:width="0.145cm" svg:height="0.208cm" svg:x="15.107cm" svg:y="21.069cm" svg:viewBox="0 0 146 209" svg:d="M108 38c0 5-5 26-13 43-4 21-35 46-48 46s-17-21-17-38c0-38 26-76 61-76 8 0 17 13 17 25zM72 188c-4 8-8 13-16 13h-9c0 0-4 0-4 4v4h4c0 0 21 0 34 0 14 0 35 0 35 0v-8h-4c-4-5-13-5-13-9s0-4 0-4l47-171c0-4 0-8 0-8 0-4-5-9-5-9-4 0-8 5-12 9l-9 12c-8-12-17-16-34-16-35 0-86 33-86 88 0 22 9 47 39 47 17 0 33-8 52-34h4z">
          <text:p/>
        </draw:path>
        <draw:path draw:style-name="gr8" draw:text-style-name="P4" draw:layer="layout" svg:width="0.111cm" svg:height="0.102cm" svg:x="15.277cm" svg:y="21.154cm" svg:viewBox="0 0 112 103" svg:d="M26 60c0-21 8-56 38-56 9 0 14 5 18 14 4 4 4 13 4 21 0 9 0 26-8 38-9 13-23 17-31 17-9 0-21-8-21-34zM0 60c0 13 5 43 38 43 13 0 22 0 31-4 26-13 43-34 43-64 0-17-5-35-39-35-51 0-73 35-73 60z">
          <text:p/>
        </draw:path>
      </draw:page>
      <draw:page draw:name="page22" draw:style-name="dp1" draw:master-page-name="Padrão">
        <draw:line draw:style-name="gr1" draw:text-style-name="P1" draw:layer="layout" svg:x1="5.938cm" svg:y1="5.607cm" svg:x2="5.233cm" svg:y2="6.105cm">
          <text:p/>
        </draw:line>
        <draw:polygon draw:style-name="gr2" draw:text-style-name="P2" draw:layer="layout" svg:width="0.229cm" svg:height="0.187cm" svg:x="5.904cm" svg:y="5.472cm" svg:viewBox="0 0 230 188" draw:points="230,0 0,86 72,188">
          <text:p/>
        </draw:polygon>
        <draw:polygon draw:style-name="gr3" draw:text-style-name="P1" draw:layer="layout" svg:width="0.229cm" svg:height="0.187cm" svg:x="5.904cm" svg:y="5.472cm" svg:viewBox="0 0 230 188" draw:points="230,0 0,86 72,188">
          <text:p/>
        </draw:polygon>
        <draw:line draw:style-name="gr1" draw:text-style-name="P1" draw:layer="layout" svg:x1="7.22cm" svg:y1="6.269cm" svg:x2="5.284cm" svg:y2="6.269cm">
          <text:p/>
        </draw:line>
        <draw:polygon draw:style-name="gr2" draw:text-style-name="P2" draw:layer="layout" svg:width="0.233cm" svg:height="0.128cm" svg:x="7.22cm" svg:y="6.205cm" svg:viewBox="0 0 234 129" draw:points="234,64 0,0 0,129">
          <text:p/>
        </draw:polygon>
        <draw:polygon draw:style-name="gr3" draw:text-style-name="P1" draw:layer="layout" svg:width="0.233cm" svg:height="0.128cm" svg:x="7.22cm" svg:y="6.205cm" svg:viewBox="0 0 234 129" draw:points="234,64 0,0 0,129">
          <text:p/>
        </draw:polygon>
        <draw:path draw:style-name="gr1" draw:text-style-name="P1" draw:layer="layout" svg:width="0.449cm" svg:height="0.577cm" svg:x="6.145cm" svg:y="4.479cm" svg:viewBox="0 0 450 578" svg:d="M5 357c-26-191 55-357 221-357 221 0 298 310 144 578">
          <text:p/>
        </draw:path>
        <draw:path draw:style-name="gr2" draw:text-style-name="P2" draw:layer="layout" svg:width="0.132cm" svg:height="0.229cm" svg:x="6.09cm" svg:y="4.827cm" svg:viewBox="0 0 133 230" svg:d="M133 230c-21-80-25-158-17-230l-116 17c27 73 69 145 133 213z">
          <text:p/>
        </draw:path>
        <draw:path draw:style-name="gr3" draw:text-style-name="P1" draw:layer="layout" svg:width="0.132cm" svg:height="0.229cm" svg:x="6.09cm" svg:y="4.827cm" svg:viewBox="0 0 133 230" svg:d="M133 230c-21-80-25-158-17-230l-116 17c27 73 69 145 133 213z">
          <text:p/>
        </draw:path>
        <draw:line draw:style-name="gr1" draw:text-style-name="P1" draw:layer="layout" svg:x1="7.314cm" svg:y1="5.969cm" svg:x2="6.608cm" svg:y2="5.472cm">
          <text:p/>
        </draw:line>
        <draw:polygon draw:style-name="gr2" draw:text-style-name="P2" draw:layer="layout" svg:width="0.229cm" svg:height="0.187cm" svg:x="7.279cm" svg:y="5.917cm" svg:viewBox="0 0 230 188" draw:points="230,188 72,0 0,102">
          <text:p/>
        </draw:polygon>
        <draw:polygon draw:style-name="gr3" draw:text-style-name="P1" draw:layer="layout" svg:width="0.229cm" svg:height="0.187cm" svg:x="7.279cm" svg:y="5.917cm" svg:viewBox="0 0 230 188" draw:points="230,188 72,0 0,102">
          <text:p/>
        </draw:polygon>
        <draw:path draw:style-name="gr2" draw:text-style-name="P2" draw:layer="layout" svg:width="0.582cm" svg:height="0.581cm" svg:x="4.702cm" svg:y="5.977cm" svg:viewBox="0 0 583 582" svg:d="M583 293c0-162-128-293-289-293-162 0-294 131-294 293 0 161 132 289 294 289 161 0 289-128 289-289z">
          <text:p/>
        </draw:path>
        <draw:path draw:style-name="gr4" draw:text-style-name="P1" draw:layer="layout" svg:width="0.582cm" svg:height="0.581cm" svg:x="4.702cm" svg:y="5.977cm" svg:viewBox="0 0 583 582" svg:d="M583 293c0-162-128-293-289-293-162 0-294 131-294 293 0 161 132 289 294 289 161 0 289-128 289-289z">
          <text:p/>
        </draw:path>
        <draw:path draw:style-name="gr2" draw:text-style-name="P2" draw:layer="layout" svg:width="0.582cm" svg:height="0.581cm" svg:x="6.077cm" svg:y="5.018cm" svg:viewBox="0 0 583 582" svg:d="M583 288c0-161-127-288-288-288-162 0-295 127-295 288s133 294 295 294c161 0 288-133 288-294z">
          <text:p/>
        </draw:path>
        <draw:path draw:style-name="gr4" draw:text-style-name="P1" draw:layer="layout" svg:width="0.582cm" svg:height="0.581cm" svg:x="6.077cm" svg:y="5.018cm" svg:viewBox="0 0 583 582" svg:d="M583 288c0-161-127-288-288-288-162 0-295 127-295 288s133 294 295 294c161 0 288-133 288-294z">
          <text:p/>
        </draw:path>
        <draw:path draw:style-name="gr2" draw:text-style-name="P2" draw:layer="layout" svg:width="0.582cm" svg:height="0.581cm" svg:x="7.453cm" svg:y="5.977cm" svg:viewBox="0 0 583 582" svg:d="M583 293c0-162-128-293-290-293-161 0-293 131-293 293 0 161 132 289 293 289 162 0 290-128 290-289z">
          <text:p/>
        </draw:path>
        <draw:path draw:style-name="gr5" draw:text-style-name="P1" draw:layer="layout" svg:width="0.582cm" svg:height="0.581cm" svg:x="7.453cm" svg:y="5.977cm" svg:viewBox="0 0 583 582" svg:d="M583 293c0-162-128-293-290-293-161 0-293 131-293 293 0 161 132 289 293 289 162 0 290-128 290-289z">
          <text:p/>
        </draw:path>
        <draw:path draw:style-name="gr6" draw:text-style-name="P1" draw:layer="layout" svg:width="0.582cm" svg:height="0.581cm" svg:x="7.453cm" svg:y="5.977cm" svg:viewBox="0 0 583 582" svg:d="M583 293c0-162-128-293-290-293-161 0-293 131-293 293 0 161 132 289 293 289 162 0 290-128 290-289z">
          <text:p/>
        </draw:path>
        <draw:path draw:style-name="gr7" draw:text-style-name="P3" draw:layer="layout" svg:width="0.081cm" svg:height="0.093cm" svg:x="5.572cm" svg:y="5.646cm" svg:viewBox="0 0 82 94" svg:d="M9 13l8 8c5-8 13-13 26-13 8 0 13 5 17 9s4 8 4 17v4h-17c-13 0-25 4-34 8-8 5-13 13-13 22 0 4 0 8 5 12l4 4c4 6 8 6 8 10 5 0 9 0 17 0 9 0 22-4 30-14v14h18v-60c0-13-5-21-14-26-4-8-12-8-25-8s-26 4-34 13zM64 51v4c0 4 0 8 0 13l-4 4-4 4c-5 4-5 4-9 4-4 4-8 4-13 4-4 0-8-4-12-4-5-4-5-8-5-12 0-5 0-5 0-9l5-4c4 0 8-4 12-4 5 0 9 0 17 0 5 0 5 0 5 0z">
          <text:p/>
        </draw:path>
        <draw:path draw:style-name="gr7" draw:text-style-name="P3" draw:layer="layout" svg:width="0.081cm" svg:height="0.136cm" svg:x="6.332cm" svg:y="6.328cm" svg:viewBox="0 0 82 137" svg:d="M65 56c-4-5-4-9-8-13-9 0-13-4-17-4-6 0-14 4-19 4-4 0-8 4-12 8 0 5-5 9-9 13 0 9 0 17 0 26 0 4 0 13 0 22 4 4 4 8 9 12 4 5 8 9 12 9 5 4 9 4 13 4 10 0 14 0 18-4 5-4 9-9 13-13v9c0 4 0 4 0 8h13c0-4 0-8 0-8v-124c4-5 4-5 4-5h-17zM21 60c0-4 5-4 9-9 0 0 4 0 10 0 4 0 4 0 8 0 0 5 4 5 4 5 5 0 5 4 5 4 4 0 4 4 4 8 0 0 0 5 4 9 0 0 0 4 0 13s0 13-4 18c0 4 0 4-4 8 0 0 0 4-5 4l-4 4c-4 0-8 0-8 0-10 0-19-4-23-8-4-8-4-17-4-31 0-12 0-21 8-25z">
          <text:p/>
        </draw:path>
        <draw:path draw:style-name="gr7" draw:text-style-name="P3" draw:layer="layout" svg:width="0.081cm" svg:height="0.136cm" svg:x="6.332cm" svg:y="4.288cm" svg:viewBox="0 0 82 137" svg:d="M0 0v133h9l8-13c0 5 4 9 9 13 4 0 14 4 18 4s8-4 13-4c4-4 8-4 12-8 4-5 9-9 9-19 4-4 4-12 4-21 0-8 0-13-4-21 0-4-5-8-9-13 0-4-4-8-8-8-9-4-13-4-17-4s-10 0-18 4c-5 4-9 8-9 13v-51c0-5 0-5 0-5zM26 120l-5-4c0-5-4-5-4-10 0 0 0-4 0-8s0-9 0-13c0-13 0-17 0-21 4-4 4-8 9-8 4-5 8-5 14-5 8 0 17 5 21 9 4 8 8 17 8 29 0 5-4 13-4 17-4 5-4 5-8 10 0 4-5 4-9 4s-4 5-8 5c0 0-6 0-6-5-4 0-4 0-8 0z">
          <text:p/>
        </draw:path>
        <draw:path draw:style-name="gr7" draw:text-style-name="P3" draw:layer="layout" svg:width="0.081cm" svg:height="0.093cm" svg:x="7.092cm" svg:y="5.646cm" svg:viewBox="0 0 82 94" svg:d="M82 17c-5-9-10-13-18-13-4-4-13-4-21-4-5 0-13 0-17 4-5 0-9 4-13 9-4 4-9 8-13 12 0 9 0 13 0 21 0 9 0 13 0 22 4 4 9 8 13 12s8 10 13 10c4 4 12 4 17 4 12 0 25-4 34-14l-9-8c-4 4-13 8-21 8-4 0-13 0-13 0-4-4-8-4-13-8 0-4-4-9-4-13-4-4-4-8-4-13 0-8 0-12 4-17 0-4 4-8 4-8 5-4 9-4 9-8 4 0 8 0 13 0 8 0 12 0 17 4 4 0 4 4 8 4v4 4z">
          <text:p/>
        </draw:path>
        <draw:path draw:style-name="gr8" draw:text-style-name="P4" draw:layer="layout" svg:width="0.144cm" svg:height="0.208cm" svg:x="4.864cm" svg:y="6.163cm" svg:viewBox="0 0 145 209" svg:d="M110 34c0 8-9 30-13 47-8 21-38 46-51 46s-17-21-17-38c0-38 26-76 60-76 12 0 21 12 21 21zM72 188c0 8-9 8-17 13h-5c-4 0-4 0-4 4v4c0 0 21 0 34 0s39 0 39 0v-8h-4l-5-5c-4 0-13 0-13-8l48-171c0-4 0-8 0-8 0-9-4-9-4-9 0 0-5 0-9 9l-13 8c-9-8-18-13-30-13-39 0-89 34-89 89 0 22 8 47 38 47 17 0 34-8 55-34z">
          <text:p/>
        </draw:path>
        <draw:path draw:style-name="gr8" draw:text-style-name="P4" draw:layer="layout" svg:width="0.098cm" svg:height="0.149cm" svg:x="5.02cm" svg:y="6.201cm" svg:viewBox="0 0 99 150" svg:d="M52 0c-30 0-52 30-52 72 0 48 22 78 52 78 29 0 47-30 47-78 0-42-18-72-47-72zM52 13c16 0 29 21 29 59 0 44-13 65-29 65-22 0-30-21-30-60 0-43 8-64 30-64z">
          <text:p/>
        </draw:path>
        <draw:path draw:style-name="gr8" draw:text-style-name="P4" draw:layer="layout" svg:width="0.144cm" svg:height="0.208cm" svg:x="6.239cm" svg:y="5.2cm" svg:viewBox="0 0 145 209" svg:d="M111 39c0 4-8 25-13 42-8 22-38 48-50 48-14 0-19-22-19-40 0-38 27-76 61-76 13 0 21 13 21 26zM73 188c-4 9-8 9-17 13h-8v4 4c0 0 21 0 34 0 12 0 38 0 38 0v-8h-5-4c-4-4-13-4-13-13l47-171c0-4 0-8 0-8 0-5-4-9-4-9 0 0-4 0-8 9l-13 12c-9-12-17-17-30-17-38 0-90 35-90 91 0 21 8 46 39 46 17 0 34-8 55-34z">
          <text:p/>
        </draw:path>
        <draw:polygon draw:style-name="gr8" draw:text-style-name="P4" draw:layer="layout" svg:width="0.077cm" svg:height="0.144cm" svg:x="6.404cm" svg:y="5.239cm" svg:viewBox="0 0 78 145" draw:points="48,0 0,17 0,25 35,17 35,132 35,136 9,136 9,145 78,145 78,136 57,136 57,132 57,0">
          <text:p/>
        </draw:polygon>
        <draw:path draw:style-name="gr8" draw:text-style-name="P4" draw:layer="layout" svg:width="0.145cm" svg:height="0.208cm" svg:x="7.614cm" svg:y="6.163cm" svg:viewBox="0 0 146 209" svg:d="M112 34c0 8-9 30-14 47-8 21-38 46-51 46s-17-21-17-38c0-38 25-76 60-76 13 0 22 12 22 21zM73 188c-5 8-9 8-18 13h-8v4 4c0 0 21 0 34 0s35 0 35 0h4v-8h-4l-4-5c-4 0-14 0-14-8l48-171c0-4 0-8 0-8 0-9-5-9-5-9-4 0-8 0-8 9l-13 8c-8-8-17-13-30-13-39 0-90 34-90 89 0 22 9 47 39 47 16 0 34-8 55-34z">
          <text:p/>
        </draw:path>
        <draw:path draw:style-name="gr8" draw:text-style-name="P4" draw:layer="layout" svg:width="0.098cm" svg:height="0.144cm" svg:x="7.771cm" svg:y="6.201cm" svg:viewBox="0 0 99 145" svg:d="M22 128c47-38 73-60 73-85 0-26-17-43-48-43-25 0-42 17-42 30 0 9 4 13 13 13 0 0 4 0 8-4v-22c4-4 13-4 17-4 18 0 31 13 31 30 0 29-27 52-74 90v12h99v-34h-13l-4 17z">
          <text:p/>
        </draw:path>
        <draw:line draw:style-name="gr1" draw:text-style-name="P1" draw:layer="layout" svg:x1="10.493cm" svg:y1="6.278cm" svg:x2="9.856cm" svg:y2="6.278cm">
          <text:p/>
        </draw:line>
        <draw:polygon draw:style-name="gr2" draw:text-style-name="P2" draw:layer="layout" svg:width="0.233cm" svg:height="0.123cm" svg:x="10.493cm" svg:y="6.214cm" svg:viewBox="0 0 234 124" draw:points="234,64 0,0 0,124">
          <text:p/>
        </draw:polygon>
        <draw:polygon draw:style-name="gr3" draw:text-style-name="P1" draw:layer="layout" svg:width="0.233cm" svg:height="0.123cm" svg:x="10.493cm" svg:y="6.214cm" svg:viewBox="0 0 234 124" draw:points="234,64 0,0 0,124">
          <text:p/>
        </draw:polygon>
        <draw:line draw:style-name="gr1" draw:text-style-name="P1" draw:layer="layout" svg:x1="11.967cm" svg:y1="5.616cm" svg:x2="11.257cm" svg:y2="6.109cm">
          <text:p/>
        </draw:line>
        <draw:polygon draw:style-name="gr2" draw:text-style-name="P2" draw:layer="layout" svg:width="0.229cm" svg:height="0.187cm" svg:x="11.928cm" svg:y="5.48cm" svg:viewBox="0 0 230 188" draw:points="230,0 0,86 72,188">
          <text:p/>
        </draw:polygon>
        <draw:polygon draw:style-name="gr3" draw:text-style-name="P1" draw:layer="layout" svg:width="0.229cm" svg:height="0.187cm" svg:x="11.928cm" svg:y="5.48cm" svg:viewBox="0 0 230 188" draw:points="230,0 0,86 72,188">
          <text:p/>
        </draw:polygon>
        <draw:line draw:style-name="gr1" draw:text-style-name="P1" draw:layer="layout" svg:x1="13.243cm" svg:y1="6.278cm" svg:x2="11.308cm" svg:y2="6.278cm">
          <text:p/>
        </draw:line>
        <draw:polygon draw:style-name="gr2" draw:text-style-name="P2" draw:layer="layout" svg:width="0.234cm" svg:height="0.123cm" svg:x="13.243cm" svg:y="6.214cm" svg:viewBox="0 0 235 124" draw:points="235,64 0,0 0,124">
          <text:p/>
        </draw:polygon>
        <draw:polygon draw:style-name="gr3" draw:text-style-name="P1" draw:layer="layout" svg:width="0.234cm" svg:height="0.123cm" svg:x="13.243cm" svg:y="6.214cm" svg:viewBox="0 0 235 124" draw:points="235,64 0,0 0,124">
          <text:p/>
        </draw:polygon>
        <draw:path draw:style-name="gr1" draw:text-style-name="P1" draw:layer="layout" svg:width="0.449cm" svg:height="0.577cm" svg:x="12.169cm" svg:y="4.488cm" svg:viewBox="0 0 450 578" svg:d="M5 356c-26-191 59-356 221-356 221 0 298 309 145 578">
          <text:p/>
        </draw:path>
        <draw:path draw:style-name="gr2" draw:text-style-name="P2" draw:layer="layout" svg:width="0.136cm" svg:height="0.229cm" svg:x="12.114cm" svg:y="4.836cm" svg:viewBox="0 0 137 230" svg:d="M137 230c-26-81-30-158-21-230l-116 17c26 73 72 145 137 213z">
          <text:p/>
        </draw:path>
        <draw:path draw:style-name="gr3" draw:text-style-name="P1" draw:layer="layout" svg:width="0.136cm" svg:height="0.229cm" svg:x="12.114cm" svg:y="4.836cm" svg:viewBox="0 0 137 230" svg:d="M137 230c-26-81-30-158-21-230l-116 17c26 73 72 145 137 213z">
          <text:p/>
        </draw:path>
        <draw:line draw:style-name="gr1" draw:text-style-name="P1" draw:layer="layout" svg:x1="13.342cm" svg:y1="5.978cm" svg:x2="12.632cm" svg:y2="5.48cm">
          <text:p/>
        </draw:line>
        <draw:polygon draw:style-name="gr2" draw:text-style-name="P2" draw:layer="layout" svg:width="0.229cm" svg:height="0.183cm" svg:x="13.303cm" svg:y="5.925cm" svg:viewBox="0 0 230 184" draw:points="230,184 72,0 0,103">
          <text:p/>
        </draw:polygon>
        <draw:polygon draw:style-name="gr3" draw:text-style-name="P1" draw:layer="layout" svg:width="0.229cm" svg:height="0.183cm" svg:x="13.303cm" svg:y="5.925cm" svg:viewBox="0 0 230 184" draw:points="230,184 72,0 0,103">
          <text:p/>
        </draw:polygon>
        <draw:line draw:style-name="gr1" draw:text-style-name="P1" draw:layer="layout" svg:x1="14.636cm" svg:y1="6.278cm" svg:x2="14.059cm" svg:y2="6.278cm">
          <text:p/>
        </draw:line>
        <draw:polygon draw:style-name="gr2" draw:text-style-name="P2" draw:layer="layout" svg:width="0.234cm" svg:height="0.123cm" svg:x="14.636cm" svg:y="6.214cm" svg:viewBox="0 0 235 124" draw:points="235,64 0,0 0,124">
          <text:p/>
        </draw:polygon>
        <draw:polygon draw:style-name="gr3" draw:text-style-name="P1" draw:layer="layout" svg:width="0.234cm" svg:height="0.123cm" svg:x="14.636cm" svg:y="6.214cm" svg:viewBox="0 0 235 124" draw:points="235,64 0,0 0,124">
          <text:p/>
        </draw:polygon>
        <draw:path draw:style-name="gr2" draw:text-style-name="P2" draw:layer="layout" svg:width="0.425cm" svg:height="0.429cm" svg:x="9.431cm" svg:y="6.061cm" svg:viewBox="0 0 426 430" svg:d="M426 218c0-120-93-218-212-218-120 0-214 98-214 218 0 118 94 212 214 212 119 0 212-94 212-212z">
          <text:p/>
        </draw:path>
        <draw:path draw:style-name="gr4" draw:text-style-name="P1" draw:layer="layout" svg:width="0.425cm" svg:height="0.429cm" svg:x="9.431cm" svg:y="6.061cm" svg:viewBox="0 0 426 430" svg:d="M426 218c0-120-93-218-212-218-120 0-214 98-214 218 0 118 94 212 214 212 119 0 212-94 212-212z">
          <text:p/>
        </draw:path>
        <draw:path draw:style-name="gr2" draw:text-style-name="P2" draw:layer="layout" svg:width="0.582cm" svg:height="0.581cm" svg:x="10.726cm" svg:y="5.985cm" svg:viewBox="0 0 583 582" svg:d="M583 294c0-162-128-294-289-294s-294 132-294 294c0 161 133 288 294 288s289-127 289-288z">
          <text:p/>
        </draw:path>
        <draw:path draw:style-name="gr4" draw:text-style-name="P1" draw:layer="layout" svg:width="0.582cm" svg:height="0.581cm" svg:x="10.726cm" svg:y="5.985cm" svg:viewBox="0 0 583 582" svg:d="M583 294c0-162-128-294-289-294s-294 132-294 294c0 161 133 288 294 288s289-127 289-288z">
          <text:p/>
        </draw:path>
        <draw:path draw:style-name="gr2" draw:text-style-name="P2" draw:layer="layout" svg:width="0.581cm" svg:height="0.581cm" svg:x="12.102cm" svg:y="5.022cm" svg:viewBox="0 0 582 582" svg:d="M582 293c0-161-127-293-289-293s-293 132-293 293 131 289 293 289 289-128 289-289z">
          <text:p/>
        </draw:path>
        <draw:path draw:style-name="gr4" draw:text-style-name="P1" draw:layer="layout" svg:width="0.581cm" svg:height="0.581cm" svg:x="12.102cm" svg:y="5.022cm" svg:viewBox="0 0 582 582" svg:d="M582 293c0-161-127-293-289-293s-293 132-293 293 131 289 293 289 289-128 289-289z">
          <text:p/>
        </draw:path>
        <draw:path draw:style-name="gr2" draw:text-style-name="P2" draw:layer="layout" svg:width="0.582cm" svg:height="0.581cm" svg:x="13.477cm" svg:y="5.985cm" svg:viewBox="0 0 583 582" svg:d="M583 294c0-162-128-294-289-294-162 0-294 132-294 294 0 161 132 288 294 288 161 0 289-127 289-288z">
          <text:p/>
        </draw:path>
        <draw:path draw:style-name="gr4" draw:text-style-name="P1" draw:layer="layout" svg:width="0.582cm" svg:height="0.581cm" svg:x="13.477cm" svg:y="5.985cm" svg:viewBox="0 0 583 582" svg:d="M583 294c0-162-128-294-289-294-162 0-294 132-294 294 0 161 132 288 294 288 161 0 289-127 289-288z">
          <text:p/>
        </draw:path>
        <draw:path draw:style-name="gr2" draw:text-style-name="P2" draw:layer="layout" svg:width="0.551cm" svg:height="0.551cm" svg:x="14.87cm" svg:y="6.002cm" svg:viewBox="0 0 552 552" svg:d="M552 276c0-153-123-276-276-276s-276 123-276 276 123 276 276 276 276-123 276-276z">
          <text:p/>
        </draw:path>
        <draw:path draw:style-name="gr5" draw:text-style-name="P1" draw:layer="layout" svg:width="0.551cm" svg:height="0.551cm" svg:x="14.87cm" svg:y="6.002cm" svg:viewBox="0 0 552 552" svg:d="M552 276c0-153-123-276-276-276s-276 123-276 276 123 276 276 276 276-123 276-276z">
          <text:p/>
        </draw:path>
        <draw:path draw:style-name="gr6" draw:text-style-name="P1" draw:layer="layout" svg:width="0.551cm" svg:height="0.551cm" svg:x="14.87cm" svg:y="6.002cm" svg:viewBox="0 0 552 552" svg:d="M552 276c0-153-123-276-276-276s-276 123-276 276 123 276 276 276 276-123 276-276z">
          <text:p/>
        </draw:path>
        <draw:path draw:style-name="gr7" draw:text-style-name="P3" draw:layer="layout" svg:width="0.102cm" svg:height="0.102cm" svg:x="10.242cm" svg:y="6.337cm" svg:viewBox="0 0 103 103" svg:d="M56 51c0 0 9 4 13 4 8 0 8-8 8-8 0 0 0-5-4-5s-17 5-17 5c-8 0-12-5-12-13 0-17 8-30 25-30s8 22 21 22c9 0 13-9 13-13 0-9-13-13-34-13-30 0-47 17-47 34 0 4 5 8 13 13-26 8-35 21-35 34 0 9 9 22 39 22 17 0 34-4 43-13v-5c-13 5-26 9-38 9-13 0-22-4-22-18 0-8 9-25 34-25z">
          <text:p/>
        </draw:path>
        <draw:path draw:style-name="gr7" draw:text-style-name="P3" draw:layer="layout" svg:width="0.076cm" svg:height="0.097cm" svg:x="11.601cm" svg:y="5.65cm" svg:viewBox="0 0 77 98" svg:d="M8 13l4 8c9-4 17-8 26-8 8 0 17 0 21 4 0 4 4 13 4 22v4h-17c-17 0-25 0-34 9-8 4-12 13-12 21 0 4 0 4 0 8 4 5 4 5 8 9 0 4 4 4 9 4 4 4 8 4 12 4 13 0 26-4 34-12v8h14v-55c0-14-5-22-9-30-9-5-17-9-26-9-17 0-25 4-34 13zM63 52v8c0 5 0 9 0 9-4 4-4 4-4 4-4 4-4 4-8 8 0 0-5 5-9 5 0 0-4 0-9 0-4 0-12 0-12-5-4-4-9-4-9-8s0-8 5-8c0-5 0-5 4-9 4 0 4 0 12 0 5-4 9-4 18-4h4 4z">
          <text:p/>
        </draw:path>
        <draw:path draw:style-name="gr7" draw:text-style-name="P3" draw:layer="layout" svg:width="0.081cm" svg:height="0.136cm" svg:x="12.356cm" svg:y="6.337cm" svg:viewBox="0 0 82 137" svg:d="M69 55c-4-8-8-8-12-13-5-4-9-4-18-4-4 0-8 0-12 0-5 4-9 9-14 9-4 4-8 12-8 17-5 4-5 12-5 21s0 18 5 22c0 8 4 13 8 17 5 4 9 4 14 8 4 0 8 5 12 5 5 0 9-5 18-5 4-4 8-8 8-12v8l4 4h13c0 0 0-4 0-8v-120-4h-13zM27 55l4-4c4 0 8 0 13 0h4c4 0 4 0 9 4 0 0 4 0 4 4l4 5c0 4 0 4 0 8s0 9 0 13c0 9 0 18 0 22l-4 4c0 4-4 4-4 9-5 0-5 0-9 0 0 4-4 4-4 4-9 0-17-4-22-13-4-4-9-17-9-26 0-13 5-21 14-30z">
          <text:p/>
        </draw:path>
        <draw:path draw:style-name="gr7" draw:text-style-name="P3" draw:layer="layout" svg:width="0.08cm" svg:height="0.135cm" svg:x="12.361cm" svg:y="4.293cm" svg:viewBox="0 0 81 136" svg:d="M0 0v136h8l5-12c4 4 9 8 13 8 4 4 8 4 17 4 4 0 9 0 13 0 4-4 8-8 13-12 4-4 4-9 8-13 0-10 4-14 4-22 0-9-4-17-4-22 0-8-4-12-8-16-5-5-9-5-13-9-4 0-9-4-13-4s-13 4-17 4c-4 4-9 9-13 13v-51h4v-4zM26 120c-4 0-4 0-4-5-5 0-5-4-5-4 0-5-4-10-4-10 0-4 0-8 0-17 0-8 4-17 4-17 0-4 5-8 9-12 4 0 8-4 8-4 13 0 18 4 22 12 8 4 8 13 8 26 0 8 0 12 0 17-4 5-4 9-8 14-4 0-4 4-9 4-4 0-8 0-8 0-5 0-5 0-9 0 0 0-4 0-4-4z">
          <text:p/>
        </draw:path>
        <draw:path draw:style-name="gr7" draw:text-style-name="P3" draw:layer="layout" svg:width="0.081cm" svg:height="0.097cm" svg:x="13.112cm" svg:y="5.65cm" svg:viewBox="0 0 82 98" svg:d="M82 17c-5-4-9-8-13-13-9 0-14-4-22-4-9 0-13 4-17 4-9 5-13 5-17 9-5 4-9 12-9 17-4 4-4 13-4 22 0 4 0 13 4 17 0 4 4 12 9 17 4 4 8 4 17 8 4 4 8 4 17 4 13 0 26-4 35-17l-9-8c-8 8-18 13-26 13-4 0-9 0-13-5-4 0-9-4-9-8-4 0-4-4-8-8 0-5 0-9 0-17 0-5 0-9 0-14 4-4 4-9 8-13 0 0 5-4 9-4 4-4 9-4 13-4s13 4 18 4c4 4 4 4 4 8 4 5 4 5 4 5-4 0 0 0 0 0z">
          <text:p/>
        </draw:path>
        <draw:path draw:style-name="gr7" draw:text-style-name="P3" draw:layer="layout" svg:width="0.101cm" svg:height="0.102cm" svg:x="14.42cm" svg:y="6.337cm" svg:viewBox="0 0 102 103" svg:d="M51 51c4 0 12 4 16 4 9 0 9-8 9-8l-4-5c-5 0-17 5-17 5-9 0-17-5-17-13 0-17 13-30 29-30 18 0 9 22 23 22 8 0 12-9 12-13 0-9-12-13-35-13-29 0-46 17-46 34 0 4 4 8 12 13-25 8-33 21-33 34 0 9 8 22 38 22 17 0 34-4 42-13v-5c-13 5-25 9-38 9s-21-4-21-18c0-8 8-25 30-25z">
          <text:p/>
        </draw:path>
        <draw:path draw:style-name="gr8" draw:text-style-name="P4" draw:layer="layout" svg:width="0.115cm" svg:height="0.135cm" svg:x="9.588cm" svg:y="6.21cm" svg:viewBox="0 0 116 136" svg:d="M91 21c0 25-34 38-61 38 13-42 31-51 43-51 13 0 18 5 18 13zM30 72c86-13 86-38 86-47v-4c0-4-8-21-34-21-60 0-82 51-82 90 0 25 13 46 39 46s47-8 64-34c0-4-4-4-8-4-17 17-26 21-44 21-12 0-21-8-21-33 0-5 0-10 0-14z">
          <text:p/>
        </draw:path>
        <draw:path draw:style-name="gr8" draw:text-style-name="P4" draw:layer="layout" svg:width="0.144cm" svg:height="0.207cm" svg:x="10.892cm" svg:y="6.172cm" svg:viewBox="0 0 145 208" svg:d="M106 33c0 5-4 30-13 47-4 17-34 43-47 43-12 0-17-22-17-39 0-33 26-72 60-72 8 0 17 9 17 21zM72 183c-4 9-9 13-17 13l-9 4h-4v4l4 4c0 0 22-4 34-4 13 0 34 0 34 0v-4c0-4 0-4 0-4h-8c-4 0-9 0-9-9v-4l48-171c0 0 0-4 0-8s-4-4-4-4c-4 0-10 0-14 4l-8 12c-9-8-17-16-35-16-33 0-84 38-84 89 0 21 8 46 38 46 17 0 34-4 51-34l4 5z">
          <text:p/>
        </draw:path>
        <draw:path draw:style-name="gr8" draw:text-style-name="P4" draw:layer="layout" svg:width="0.097cm" svg:height="0.144cm" svg:x="11.049cm" svg:y="6.21cm" svg:viewBox="0 0 98 145" svg:d="M47 0c-30 0-47 25-47 73 0 46 17 72 47 72s51-26 51-72c0-48-21-73-51-73zM47 8c22 0 30 22 30 65 0 42-8 63-30 63-17 0-30-21-30-63 0-43 13-65 30-65z">
          <text:p/>
        </draw:path>
        <draw:path draw:style-name="gr8" draw:text-style-name="P4" draw:layer="layout" svg:width="0.145cm" svg:height="0.208cm" svg:x="12.267cm" svg:y="5.209cm" svg:viewBox="0 0 146 209" svg:d="M107 34c0 4-4 29-12 46-5 18-34 44-48 44-13 0-17-21-17-38 0-35 26-74 60-74 9 0 17 9 17 22zM73 183c-4 9-8 13-17 13l-9 4h-4v9c0 0 26-5 39-5s34 0 34 0v-4-4h-9c-4 0-8 0-8-8v-5l47-171c0 0 0-4 0-8s-5-4-5-4c-4 0-8 0-13 4l-8 13c-9-9-21-17-34-17-35 0-86 38-86 90 0 21 9 46 38 46 17 0 31-4 52-33l5 4z">
          <text:p/>
        </draw:path>
        <draw:polygon draw:style-name="gr8" draw:text-style-name="P4" draw:layer="layout" svg:width="0.076cm" svg:height="0.144cm" svg:x="12.433cm" svg:y="5.247cm" svg:viewBox="0 0 77 145" draw:points="47,0 0,13 0,22 35,17 35,128 30,133 9,137 9,145 77,145 77,137 56,133 52,133 52,0">
          <text:p/>
        </draw:polygon>
        <draw:path draw:style-name="gr8" draw:text-style-name="P4" draw:layer="layout" svg:width="0.144cm" svg:height="0.207cm" svg:x="13.643cm" svg:y="6.172cm" svg:viewBox="0 0 145 208" svg:d="M106 33c0 5-4 30-13 47-8 17-34 43-47 43-12 0-17-22-17-39 0-33 26-72 56-72 12 0 21 9 21 21zM72 183c-5 9-9 13-22 13l-4 4h-4v4 4c0 0 25-4 38-4s34 0 34 0v-4c0-4 0-4 0-4h-8c-4 0-9 0-9-9v-4l48-171c0 0 0-4 0-8s-4-4-4-4c-5 0-9 0-13 4l-10 12c-8-8-21-16-33-16-35 0-85 38-85 89 0 21 8 46 38 46 17 0 29-4 51-34v5z">
          <text:p/>
        </draw:path>
        <draw:path draw:style-name="gr8" draw:text-style-name="P4" draw:layer="layout" svg:width="0.098cm" svg:height="0.144cm" svg:x="13.795cm" svg:y="6.21cm" svg:viewBox="0 0 99 145" svg:d="M22 128c47-38 73-65 73-90 0-21-17-38-43-38s-47 13-47 30c0 8 4 12 13 12 4 0 8-4 8-4v-21c8-4 14-9 22-9 17 0 26 13 26 34 0 27-26 52-74 90v13h99v-34h-8l-5 17z">
          <text:p/>
        </draw:path>
        <draw:path draw:style-name="gr8" draw:text-style-name="P4" draw:layer="layout" svg:width="0.195cm" svg:height="0.284cm" svg:x="15.031cm" svg:y="6.138cm" svg:viewBox="0 0 196 285" svg:d="M85 93c-5 34-9 51-13 72-4 30-13 81-21 98-4 5-13 9-17 9s-4-4-9-4c0-5-8-10-12-10-9 0-13 5-13 10 0 8 8 17 30 17 12 0 25-9 38-22 8-13 17-34 30-94 5-21 9-46 13-72v-4h30c4 0 8-4 8-4l5-9h-5-33l4-17c0-13 4-21 8-29 9-22 21-26 26-26 8 0 12 0 12 9 0 4 5 12 17 12 13 0 13-4 13-8 0-13-13-21-38-21-9 0-30 4-42 17-13 12-22 38-27 63h-21c-5 0-9 5-9 5 0 4-4 4-4 8h4z">
          <text:p/>
        </draw:path>
        <draw:line draw:style-name="gr1" draw:text-style-name="P1" draw:layer="layout" svg:x1="8.132cm" svg:y1="8.953cm" svg:x2="7.496cm" svg:y2="8.953cm">
          <text:p/>
        </draw:line>
        <draw:polygon draw:style-name="gr2" draw:text-style-name="P2" draw:layer="layout" svg:width="0.234cm" svg:height="0.123cm" svg:x="8.132cm" svg:y="8.893cm" svg:viewBox="0 0 235 124" draw:points="235,61 0,0 0,124">
          <text:p/>
        </draw:polygon>
        <draw:polygon draw:style-name="gr3" draw:text-style-name="P1" draw:layer="layout" svg:width="0.234cm" svg:height="0.123cm" svg:x="8.132cm" svg:y="8.893cm" svg:viewBox="0 0 235 124" draw:points="235,61 0,0 0,124">
          <text:p/>
        </draw:polygon>
        <draw:line draw:style-name="gr1" draw:text-style-name="P1" draw:layer="layout" svg:x1="10.883cm" svg:y1="8.953cm" svg:x2="8.947cm" svg:y2="8.953cm">
          <text:p/>
        </draw:line>
        <draw:polygon draw:style-name="gr2" draw:text-style-name="P2" draw:layer="layout" svg:width="0.234cm" svg:height="0.123cm" svg:x="10.883cm" svg:y="8.893cm" svg:viewBox="0 0 235 124" draw:points="235,61 0,0 0,124">
          <text:p/>
        </draw:polygon>
        <draw:polygon draw:style-name="gr3" draw:text-style-name="P1" draw:layer="layout" svg:width="0.234cm" svg:height="0.123cm" svg:x="10.883cm" svg:y="8.893cm" svg:viewBox="0 0 235 124" draw:points="235,61 0,0 0,124">
          <text:p/>
        </draw:polygon>
        <draw:line draw:style-name="gr1" draw:text-style-name="P1" draw:layer="layout" svg:x1="12.271cm" svg:y1="8.953cm" svg:x2="11.698cm" svg:y2="8.953cm">
          <text:p/>
        </draw:line>
        <draw:polygon draw:style-name="gr2" draw:text-style-name="P2" draw:layer="layout" svg:width="0.234cm" svg:height="0.123cm" svg:x="12.271cm" svg:y="8.893cm" svg:viewBox="0 0 235 124" draw:points="235,61 0,0 0,124">
          <text:p/>
        </draw:polygon>
        <draw:polygon draw:style-name="gr3" draw:text-style-name="P1" draw:layer="layout" svg:width="0.234cm" svg:height="0.123cm" svg:x="12.271cm" svg:y="8.893cm" svg:viewBox="0 0 235 124" draw:points="235,61 0,0 0,124">
          <text:p/>
        </draw:polygon>
        <draw:path draw:style-name="gr2" draw:text-style-name="P2" draw:layer="layout" svg:width="0.429cm" svg:height="0.428cm" svg:x="7.067cm" svg:y="8.741cm" svg:viewBox="0 0 430 429" svg:d="M430 213c0-115-98-213-217-213s-213 98-213 213c0 118 94 216 213 216s217-98 217-216z">
          <text:p/>
        </draw:path>
        <draw:path draw:style-name="gr4" draw:text-style-name="P1" draw:layer="layout" svg:width="0.429cm" svg:height="0.428cm" svg:x="7.067cm" svg:y="8.741cm" svg:viewBox="0 0 430 429" svg:d="M430 213c0-115-98-213-217-213s-213 98-213 213c0 118 94 216 213 216s217-98 217-216z">
          <text:p/>
        </draw:path>
        <draw:path draw:style-name="gr2" draw:text-style-name="P2" draw:layer="layout" svg:width="0.581cm" svg:height="0.581cm" svg:x="8.366cm" svg:y="8.664cm" svg:viewBox="0 0 582 582" svg:d="M582 289c0-157-131-289-293-289-161 0-289 132-289 289 0 162 128 293 289 293 162 0 293-131 293-293z">
          <text:p/>
        </draw:path>
        <draw:path draw:style-name="gr4" draw:text-style-name="P1" draw:layer="layout" svg:width="0.581cm" svg:height="0.581cm" svg:x="8.366cm" svg:y="8.664cm" svg:viewBox="0 0 582 582" svg:d="M582 289c0-157-131-289-293-289-161 0-289 132-289 289 0 162 128 293 289 293 162 0 293-131 293-293z">
          <text:p/>
        </draw:path>
        <draw:path draw:style-name="gr2" draw:text-style-name="P2" draw:layer="layout" svg:width="0.581cm" svg:height="0.581cm" svg:x="11.117cm" svg:y="8.664cm" svg:viewBox="0 0 582 582" svg:d="M582 289c0-157-131-289-293-289s-289 132-289 289c0 162 127 293 289 293s293-131 293-293z">
          <text:p/>
        </draw:path>
        <draw:path draw:style-name="gr4" draw:text-style-name="P1" draw:layer="layout" svg:width="0.581cm" svg:height="0.581cm" svg:x="11.117cm" svg:y="8.664cm" svg:viewBox="0 0 582 582" svg:d="M582 289c0-157-131-289-293-289s-289 132-289 289c0 162 127 293 289 293s293-131 293-293z">
          <text:p/>
        </draw:path>
        <draw:path draw:style-name="gr2" draw:text-style-name="P2" draw:layer="layout" svg:width="0.552cm" svg:height="0.551cm" svg:x="12.505cm" svg:y="8.677cm" svg:viewBox="0 0 553 552" svg:d="M553 276c0-153-124-276-277-276s-276 123-276 276 123 276 276 276 277-123 277-276z">
          <text:p/>
        </draw:path>
        <draw:path draw:style-name="gr5" draw:text-style-name="P1" draw:layer="layout" svg:width="0.552cm" svg:height="0.551cm" svg:x="12.505cm" svg:y="8.677cm" svg:viewBox="0 0 553 552" svg:d="M553 276c0-153-124-276-277-276s-276 123-276 276 123 276 276 276 277-123 277-276z">
          <text:p/>
        </draw:path>
        <draw:path draw:style-name="gr6" draw:text-style-name="P1" draw:layer="layout" svg:width="0.552cm" svg:height="0.551cm" svg:x="12.505cm" svg:y="8.677cm" svg:viewBox="0 0 553 552" svg:d="M553 276c0-153-124-276-277-276s-276 123-276 276 123 276 276 276 277-123 277-276z">
          <text:p/>
        </draw:path>
        <draw:path draw:style-name="gr7" draw:text-style-name="P3" draw:layer="layout" svg:width="0.102cm" svg:height="0.106cm" svg:x="7.878cm" svg:y="9.012cm" svg:viewBox="0 0 103 107" svg:d="M55 55c4 0 13 0 13 0 9 0 9-4 9-4 0-4 0-4-4-4h-14c-9 0-17 0-17-9 0-17 13-29 26-29 17 0 9 17 22 17 8 0 13-5 13-9 0-8-13-17-30-17-35 0-52 21-52 34 0 8 4 13 17 17-30 8-38 22-38 35 0 8 8 21 38 21 17 0 35-9 47-13l-4-4c-13 4-26 8-39 8s-17-8-17-16c0-9 9-27 30-27z">
          <text:p/>
        </draw:path>
        <draw:path draw:style-name="gr7" draw:text-style-name="P3" draw:layer="layout" svg:width="0.081cm" svg:height="0.136cm" svg:x="9.639cm" svg:y="9.012cm" svg:viewBox="0 0 82 137" svg:d="M65 55c0-4-4-8-8-8-5-5-13-5-17-5-5 0-9 0-13 0-9 5-9 5-13 9-5 4-9 8-9 17-5 4-5 13-5 21s0 14 0 22c5 5 9 13 9 17 5 0 9 5 13 9 5 0 9 0 18 0 4 0 8 0 12-4 5 0 9-5 13-13v8c0 5 0 5 0 9h17c0-4-4-4-4-9v-119c0-5 4-5 4-5v-4h-17zM22 59c5-4 5-4 9-4s4-4 9-4c4 0 4 0 8 4h4c5 4 5 4 9 4 0 5 0 5 0 9 4 0 4 4 4 8 0 5 0 9 0 13 0 8 0 14-4 18 0 4 0 9 0 9-4 4-4 4-9 4 0 4-4 4-4 4-4 0-4 0-8 0-9 0-13 0-18-8-4-9-8-19-8-31 0-13 4-21 8-26z">
          <text:p/>
        </draw:path>
        <draw:polygon draw:style-name="gr7" draw:text-style-name="P3" draw:layer="layout" svg:width="0.017cm" svg:height="0.17cm" svg:x="9.776cm" svg:y="9.01cm" svg:viewBox="0 0 18 171" draw:points="0,0 18,0 18,171 0,171">
          <text:p/>
        </draw:polygon>
        <draw:path draw:style-name="gr7" draw:text-style-name="P3" draw:layer="layout" svg:width="0.055cm" svg:height="0.17cm" svg:x="9.864cm" svg:y="9.012cm" svg:viewBox="0 0 56 171" svg:d="M56 13l-4-13c-8 4-17 9-21 13-8 8-14 13-18 22-4 8-8 13-13 21 0 9 0 17 0 30 0 8 0 17 0 25 5 9 9 17 13 26 4 4 10 13 18 17 4 8 13 12 21 17l4-9c-4-4-12-8-16-17-5-4-9-12-13-17-4-8-10-12-10-21-4-9-4-17-4-21 0-17 4-30 10-43 8-12 17-22 29-30z">
          <text:p/>
        </draw:path>
        <draw:path draw:style-name="gr7" draw:text-style-name="P3" draw:layer="layout" svg:width="0.077cm" svg:height="0.094cm" svg:x="9.949cm" svg:y="9.054cm" svg:viewBox="0 0 78 95" svg:d="M9 14l4 9c9-9 17-14 25-14 9 0 13 5 18 9 5 5 9 9 9 17v5h-18c-17 0-30 4-38 8-4 4-9 13-9 21 0 5 0 9 0 13 0 0 5 4 9 9 0 0 4 4 8 4 5 0 9 0 13 0 13 0 21-4 35-9v9h13v-60c0-12-5-21-9-26-8-9-18-9-31-9-12 0-21 5-29 14zM65 52v4c0 5 0 9-4 13v5c-6 0-6 4-10 4 0 4-4 4-8 4-5 4-5 4-9 4-8 0-12-4-17-4-4-4-4-8-4-13 0-4 0-4 0-8 4 0 4-5 9-5 0 0 4-4 8-4s13 0 21 0h5 5z">
          <text:p/>
        </draw:path>
        <draw:path draw:style-name="gr7" draw:text-style-name="P3" draw:layer="layout" svg:width="0.081cm" svg:height="0.136cm" svg:x="10.051cm" svg:y="9.012cm" svg:viewBox="0 0 82 137" svg:d="M0 0v137h13l4-13c0 4 4 9 13 9 4 4 8 4 13 4 4 0 8 0 16 0 5-4 9-4 9-9 4-4 8-12 8-17 6-8 6-14 6-22s0-17 0-21c-6-4-10-13-10-17-4-4-8-4-13-9-4 0-8 0-16 0-5 0-9 0-13 5-4 0-9 4-13 8v-51-4zM26 124c0-4-5-4-5-4 0-4 0-4-4-9 0-4 0-4 0-8 0-6 0-10 0-18 0-9 0-13 0-17 4-4 4-9 9-13 4 0 8 0 12 0 9 0 17 0 21 9 5 4 9 17 9 25s0 14-4 18c0 4-5 9-5 13-4 0-8 4-12 4 0 0-4 0-9 0h-4c-4 0-4 0-8 0z">
          <text:p/>
        </draw:path>
        <draw:path draw:style-name="gr7" draw:text-style-name="P3" draw:layer="layout" svg:width="0.085cm" svg:height="0.085cm" svg:x="10.153cm" svg:y="9.042cm" svg:viewBox="0 0 86 86" svg:d="M34 0l4 38-34-17-4 13 34 12-25 31 8 9 25-35 23 35 8-9-26-31 39-12-8-13-31 17v-34c4 0 4 0 4 0v-4z">
          <text:p/>
        </draw:path>
        <draw:path draw:style-name="gr7" draw:text-style-name="P3" draw:layer="layout" svg:width="0.081cm" svg:height="0.094cm" svg:x="10.259cm" svg:y="9.054cm" svg:viewBox="0 0 82 95" svg:d="M82 18c-4-9-9-9-17-13-5-5-13-5-17-5-9 0-13 0-22 5-5 0-9 4-13 9-4 4-9 9-9 17-4 4-4 9-4 17s0 13 4 21c0 5 5 9 9 13s8 9 13 13c4 0 13 0 18 0 16 0 25-4 34-13l-9-8c-4 4-13 8-21 8-4 0-9 0-13 0-5-4-9-4-14-8 0-5-4-9-4-13-4-5-4-9-4-13s0-13 4-17c0-4 4-4 4-8 5-5 9-5 9-9 5 0 9 0 14 0 8 0 12 0 21 4l4 5v4 4z">
          <text:p/>
        </draw:path>
        <draw:path draw:style-name="gr7" draw:text-style-name="P3" draw:layer="layout" svg:width="0.06cm" svg:height="0.17cm" svg:x="10.365cm" svg:y="9.012cm" svg:viewBox="0 0 61 171" svg:d="M0 13c9 4 13 8 17 13s9 13 13 17c4 9 8 13 8 22 5 8 5 12 5 21 0 8 0 17-5 21 0 9-4 17-8 21-4 9-9 13-13 17-4 5-12 9-17 13l5 13c8-5 12-9 21-13 8-8 12-13 17-21 4-9 8-17 13-26 0-8 5-17 5-25 0-9-5-17-5-26-5-8-9-17-13-25-5-4-9-14-17-18-5-8-13-13-21-17z">
          <text:p/>
        </draw:path>
        <draw:path draw:style-name="gr7" draw:text-style-name="P3" draw:layer="layout" svg:width="0.102cm" svg:height="0.106cm" svg:x="12.055cm" svg:y="9.012cm" svg:viewBox="0 0 103 107" svg:d="M56 55c0 0 9 0 13 0 8 0 8-4 8-4 0-4 0-4-4-4h-13c-8 0-17 0-17-9 0-17 13-29 26-29 17 0 8 17 21 17 9 0 13-5 13-9 0-8-13-17-30-17-34 0-52 21-52 34 0 8 5 13 18 17-31 8-39 22-39 35 0 8 8 21 39 21 17 0 34-9 47-13l-4-4c-13 4-26 8-39 8-12 0-17-8-17-16 0-9 9-27 30-27z">
          <text:p/>
        </draw:path>
        <draw:path draw:style-name="gr8" draw:text-style-name="P4" draw:layer="layout" svg:width="0.114cm" svg:height="0.136cm" svg:x="7.224cm" svg:y="8.889cm" svg:viewBox="0 0 115 137" svg:d="M90 21c0 26-34 34-55 38 8-42 25-50 42-50 9 0 13 4 13 12zM31 72c84-17 84-38 84-51 0-8-8-21-29-21-60 0-86 51-86 90 0 26 13 47 43 47 21 0 43-13 64-34-4-4-4-4-8-4-22 17-30 21-43 21-17 0-25-9-25-39z">
          <text:p/>
        </draw:path>
        <draw:path draw:style-name="gr8" draw:text-style-name="P4" draw:layer="layout" svg:width="0.144cm" svg:height="0.207cm" svg:x="8.527cm" svg:y="8.847cm" svg:viewBox="0 0 145 208" svg:d="M112 38c0 4-9 25-13 42-9 21-39 47-52 47s-17-21-17-38c0-38 26-72 60-72 13 0 22 8 22 21zM73 187c0 9-8 13-17 13h-9v4 4c0 0 22 0 35 0 12 0 38 0 38 0v-4c0-4 0-4-4-4h-4c-5 0-13-4-13-8 0-5 0-5 0-5l46-170c0-5 0-5 0-9s-4-8-4-8c0 0-4 4-8 8l-13 13c-8-13-17-17-30-17-38 0-90 38-90 89 0 21 9 47 38 47 18 0 35-9 56-34z">
          <text:p/>
        </draw:path>
        <draw:path draw:style-name="gr8" draw:text-style-name="P4" draw:layer="layout" svg:width="0.098cm" svg:height="0.144cm" svg:x="8.684cm" svg:y="8.889cm" svg:viewBox="0 0 99 145" svg:d="M52 0c-34 0-52 25-52 72 0 48 18 73 52 73 30 0 47-25 47-73 0-47-17-72-47-72zM52 9c17 0 30 21 30 63 0 44-13 65-30 65-21 0-34-21-34-65 0-42 13-63 34-63z">
          <text:p/>
        </draw:path>
        <draw:path draw:style-name="gr8" draw:text-style-name="P4" draw:layer="layout" svg:width="0.144cm" svg:height="0.207cm" svg:x="11.278cm" svg:y="8.847cm" svg:viewBox="0 0 145 208" svg:d="M107 38c0 4-4 25-8 42-9 21-39 47-51 47-14 0-18-21-18-38 0-38 26-72 60-72 13 0 17 8 17 21zM73 187c-4 9-8 13-17 13h-8v4 4c0 0 21 0 34 0s34 0 34 0h4v-4c0-4-4-4-4-4h-5c-4 0-12-4-12-8 0-5 0-5 0-5l46-170c0-5 0-5 0-9s-4-8-4-8c-4 0-8 4-13 8l-8 13c-9-13-17-17-34-17-34 0-86 38-86 89 0 21 9 47 39 47 17 0 34-9 56-34z">
          <text:p/>
        </draw:path>
        <draw:path draw:style-name="gr8" draw:text-style-name="P4" draw:layer="layout" svg:width="0.098cm" svg:height="0.14cm" svg:x="11.435cm" svg:y="8.889cm" svg:viewBox="0 0 99 141" svg:d="M21 124c47-34 69-60 69-86 0-25-13-38-43-38-26 0-43 13-43 30 0 4 4 8 13 8 0 0 4 0 9 0v-25c4 0 12-4 17-4 17 0 30 12 30 33 0 26-26 48-73 86v13h99v-34h-13l-4 17z">
          <text:p/>
        </draw:path>
        <draw:path draw:style-name="gr8" draw:text-style-name="P4" draw:layer="layout" svg:width="0.195cm" svg:height="0.284cm" svg:x="12.666cm" svg:y="8.813cm" svg:viewBox="0 0 196 285" svg:d="M85 93c-4 39-8 56-13 77-4 30-8 81-21 98-4 4-8 8-13 8-8 0-8-4-12-8 0 0-4-9-13-9s-13 9-13 13c0 9 9 13 30 13 13 0 30-4 38-17 9-13 17-34 30-93 4-26 8-48 13-74l4-8h31 8v-8h-39l5-17c4-13 4-26 9-34 8-17 21-22 25-22 9 0 13 0 13 9 4 4 4 13 17 13 12 0 12-9 12-9 0-13-12-25-38-25-8 0-29 4-43 21-13 13-21 34-26 64h-21c-4 0-8 0-8 4v4z">
          <text:p/>
        </draw:path>
        <draw:path draw:style-name="gr1" draw:text-style-name="P1" draw:layer="layout" svg:width="0.904cm" svg:height="0.125cm" svg:x="7.743cm" svg:y="11.449cm" svg:viewBox="0 0 905 126" svg:d="M905 45c-298-81-620-52-905 81">
          <text:p/>
        </draw:path>
        <draw:path draw:style-name="gr2" draw:text-style-name="P2" draw:layer="layout" svg:width="0.233cm" svg:height="0.14cm" svg:x="8.635cm" svg:y="11.43cm" svg:viewBox="0 0 234 141" svg:d="M234 141c-63-52-132-99-205-141l-29 123c76 0 158 4 234 18z">
          <text:p/>
        </draw:path>
        <draw:path draw:style-name="gr3" draw:text-style-name="P1" draw:layer="layout" svg:width="0.233cm" svg:height="0.14cm" svg:x="8.635cm" svg:y="11.43cm" svg:viewBox="0 0 234 141" svg:d="M234 141c-63-52-132-99-205-141l-29 123c76 0 158 4 234 18z">
          <text:p/>
        </draw:path>
        <draw:path draw:style-name="gr1" draw:text-style-name="P1" draw:layer="layout" svg:width="0.904cm" svg:height="0.126cm" svg:x="7.743cm" svg:y="11.816cm" svg:viewBox="0 0 905 127" svg:d="M905 86c-298 76-620 46-905-86">
          <text:p/>
        </draw:path>
        <draw:path draw:style-name="gr2" draw:text-style-name="P2" draw:layer="layout" svg:width="0.233cm" svg:height="0.14cm" svg:x="8.635cm" svg:y="11.82cm" svg:viewBox="0 0 234 141" svg:d="M234 0c-76 13-158 22-234 22l29 119c73-42 142-89 205-141z">
          <text:p/>
        </draw:path>
        <draw:path draw:style-name="gr3" draw:text-style-name="P1" draw:layer="layout" svg:width="0.233cm" svg:height="0.14cm" svg:x="8.635cm" svg:y="11.82cm" svg:viewBox="0 0 234 141" svg:d="M234 0c-76 13-158 22-234 22l29 119c73-42 142-89 205-141z">
          <text:p/>
        </draw:path>
        <draw:path draw:style-name="gr2" draw:text-style-name="P2" draw:layer="layout" svg:width="0.573cm" svg:height="0.572cm" svg:x="7.2cm" svg:y="11.409cm" svg:viewBox="0 0 574 573" svg:d="M574 288c0-161-132-288-289-288s-285 127-285 288c0 157 128 285 285 285s289-128 289-285z">
          <text:p/>
        </draw:path>
        <draw:path draw:style-name="gr4" draw:text-style-name="P1" draw:layer="layout" svg:width="0.573cm" svg:height="0.572cm" svg:x="7.2cm" svg:y="11.409cm" svg:viewBox="0 0 574 573" svg:d="M574 288c0-161-132-288-289-288s-285 127-285 288c0 157 128 285 285 285s289-128 289-285z">
          <text:p/>
        </draw:path>
        <draw:path draw:style-name="gr2" draw:text-style-name="P2" draw:layer="layout" svg:width="0.586cm" svg:height="0.59cm" svg:x="8.843cm" svg:y="11.4cm" svg:viewBox="0 0 587 591" svg:d="M587 297c0-165-132-297-294-297s-293 132-293 297c0 161 131 294 293 294s294-133 294-294z">
          <text:p/>
        </draw:path>
        <draw:path draw:style-name="gr4" draw:text-style-name="P1" draw:layer="layout" svg:width="0.586cm" svg:height="0.59cm" svg:x="8.843cm" svg:y="11.4cm" svg:viewBox="0 0 587 591" svg:d="M587 297c0-165-132-297-294-297s-293 132-293 297c0 161 131 294 293 294s294-133 294-294z">
          <text:p/>
        </draw:path>
        <draw:path draw:style-name="gr7" draw:text-style-name="P3" draw:layer="layout" svg:width="0.081cm" svg:height="0.098cm" svg:x="8.265cm" svg:y="11.506cm" svg:viewBox="0 0 82 99" svg:d="M9 13l8 13c5-9 13-13 26-13 8 0 13 4 17 4 4 4 4 13 4 21v5h-17c-12 0-25 4-34 9-8 4-13 13-13 21 0 4 0 4 5 9 0 4 4 8 4 8 4 5 8 5 8 9 5 0 9 0 18 0 8 0 21-4 29-13v13h18v-61c0-12-4-21-14-29-4-5-12-9-25-9s-26 4-34 13zM64 52v8c0 5 0 9 0 9 0 4 0 4-4 8 0 0-4 0-4 5-5 0-5 4-9 4s-8 0-12 0c-5 0-9 0-13-4-5 0-5-5-5-9s0-4 0-8l5-5c4-4 8-4 13-4 4-4 8-4 16-4 5 0 5 0 5 0z">
          <text:p/>
        </draw:path>
        <draw:path draw:style-name="gr7" draw:text-style-name="P3" draw:layer="layout" svg:width="0.08cm" svg:height="0.14cm" svg:x="8.27cm" svg:y="11.998cm" svg:viewBox="0 0 81 141" svg:d="M0 0v137h8l4-13c5 4 9 9 13 13 5 0 9 4 17 4 4 0 9-4 13-4 4-4 8-4 14-9 4-4 4-8 8-18 0-4 4-12 4-21 0-8-4-13-4-21-4-4-4-8-8-13-6-4-10-8-14-8-4-4-9-4-13-4-8 0-12 0-17 4-4 4-8 8-13 13v-52c0-4 0-4 0-4 5 0 5 0 5 0v-4zM25 124c-4 0-4-4-8-4 0-5 0-5 0-10-5 0-5-4-5-8s0-9 0-13c0-13 0-17 5-21 0-4 4-8 8-8 5-5 5-5 9-5 8 0 17 5 21 9 8 8 8 17 8 29 0 5 0 13-4 17 0 5-4 5-4 10-4 4-9 4-9 4-4 0-8 4-8 4-4 0-4 0-8-4z">
          <text:p/>
        </draw:path>
        <draw:path draw:style-name="gr8" draw:text-style-name="P4" draw:layer="layout" svg:width="0.144cm" svg:height="0.208cm" svg:x="7.361cm" svg:y="11.591cm" svg:viewBox="0 0 145 209" svg:d="M106 39c0 4-4 26-12 43-5 21-34 46-47 46s-17-21-17-38c0-38 25-77 59-77 9 0 17 13 17 26zM72 188c-4 8-8 12-17 12h-8c0 0-4 0-4 5v4h4c0 0 21 0 34 0s35 0 35 0v-9h-4c-6 0-14-4-14-8s0-4 0-4l47-171c0-4 0-4 0-8 0-5-4-9-4-9-4 0-8 4-12 9l-9 13c-8-13-18-18-35-18-34 0-85 35-85 90 0 21 9 47 38 47 17 0 34-9 51-34h5z">
          <text:p/>
        </draw:path>
        <draw:path draw:style-name="gr8" draw:text-style-name="P4" draw:layer="layout" svg:width="0.055cm" svg:height="0.145cm" svg:x="7.54cm" svg:y="11.633cm" svg:viewBox="0 0 56 146" svg:d="M26 13c0 4 8 9 17 9 8 0 13-5 13-9 0-8-5-13-13-13-9 0-17 5-17 13zM43 68c0-8 4-17 4-21s-4-4-4-4c-13 0-26 0-39 4-4 0 0 4 0 4h13c4 0 4 4 4 4 0 5 0 5-4 13l-13 48c-4 8-4 17-4 21s0 9 12 9c14 0 27-9 39-22 0-4 0-4-4-4-8 9-17 13-21 13v-4c0-5 0-9 0-13z">
          <text:p/>
        </draw:path>
        <draw:path draw:style-name="gr8" draw:text-style-name="P4" draw:layer="layout" svg:width="0.144cm" svg:height="0.208cm" svg:x="9.013cm" svg:y="11.582cm" svg:viewBox="0 0 145 209" svg:d="M107 35c0 9-5 30-13 47-4 21-34 47-47 47-14 0-18-22-18-38 0-39 27-78 61-78 8 0 17 13 17 22zM73 188c-4 9-9 9-17 13h-9c0 0-4 0-4 4v4h4c0 0 22 0 34 0 13 0 34 0 34 0v-8l-8-4c-5 0-9 0-9-9l47-170c0-5 0-9 0-9 0-4-4-9-4-9-4 0-9 0-13 9l-9 9c-8-9-17-13-34-13-33 0-85 35-85 90 0 21 8 46 38 46 18 0 35-8 52-34h4z">
          <text:p/>
        </draw:path>
        <draw:path draw:style-name="gr8" draw:text-style-name="P4" draw:layer="layout" svg:width="0.11cm" svg:height="0.186cm" svg:x="9.149cm" svg:y="11.625cm" svg:viewBox="0 0 111 187" svg:d="M94 68c0-9 4-17 4-21 0-5 0-5-4-5-10 0-27 0-39 0 0 5 0 5 0 9h12c5 0 5 4 5 8 0 0 0 9-5 17l-4 26c-8 22-13 35-17 52-4 21-17 25-21 25-9 0-4-13-21-13 0 0-4 5-4 9 0 8 8 12 21 12 38 0 51-42 68-98zM80 8c0 9 4 13 14 13 8 0 17-4 17-13 0-4-9-8-17-8-10 0-14 4-14 8z">
          <text:p/>
        </draw:path>
        <draw:line draw:style-name="gr1" draw:text-style-name="P1" draw:layer="layout" svg:x1="12.213cm" svg:y1="11.778cm" svg:x2="11.373cm" svg:y2="11.778cm">
          <text:p/>
        </draw:line>
        <draw:polygon draw:style-name="gr2" draw:text-style-name="P2" draw:layer="layout" svg:width="0.234cm" svg:height="0.123cm" svg:x="12.213cm" svg:y="11.718cm" svg:viewBox="0 0 235 124" draw:points="235,60 0,0 0,124">
          <text:p/>
        </draw:polygon>
        <draw:polygon draw:style-name="gr3" draw:text-style-name="P1" draw:layer="layout" svg:width="0.234cm" svg:height="0.123cm" svg:x="12.213cm" svg:y="11.718cm" svg:viewBox="0 0 235 124" draw:points="235,60 0,0 0,124">
          <text:p/>
        </draw:polygon>
        <draw:line draw:style-name="gr1" draw:text-style-name="P1" draw:layer="layout" svg:x1="12.213cm" svg:y1="11.778cm" svg:x2="11.373cm" svg:y2="11.778cm">
          <text:p/>
        </draw:line>
        <draw:polygon draw:style-name="gr2" draw:text-style-name="P2" draw:layer="layout" svg:width="0.234cm" svg:height="0.123cm" svg:x="12.213cm" svg:y="11.718cm" svg:viewBox="0 0 235 124" draw:points="235,60 0,0 0,124">
          <text:p/>
        </draw:polygon>
        <draw:polygon draw:style-name="gr3" draw:text-style-name="P1" draw:layer="layout" svg:width="0.234cm" svg:height="0.123cm" svg:x="12.213cm" svg:y="11.718cm" svg:viewBox="0 0 235 124" draw:points="235,60 0,0 0,124">
          <text:p/>
        </draw:polygon>
        <draw:path draw:style-name="gr2" draw:text-style-name="P2" draw:layer="layout" svg:width="0.569cm" svg:height="0.573cm" svg:x="10.804cm" svg:y="11.493cm" svg:viewBox="0 0 570 574" svg:d="M570 285c0-157-127-285-286-285-157 0-284 128-284 285 0 161 127 289 284 289 159 0 286-128 286-289z">
          <text:p/>
        </draw:path>
        <draw:path draw:style-name="gr4" draw:text-style-name="P1" draw:layer="layout" svg:width="0.569cm" svg:height="0.573cm" svg:x="10.804cm" svg:y="11.493cm" svg:viewBox="0 0 570 574" svg:d="M570 285c0-157-127-285-286-285-157 0-284 128-284 285 0 161 127 289 284 289 159 0 286-128 286-289z">
          <text:p/>
        </draw:path>
        <draw:path draw:style-name="gr2" draw:text-style-name="P2" draw:layer="layout" svg:width="0.586cm" svg:height="0.589cm" svg:x="12.447cm" svg:y="11.485cm" svg:viewBox="0 0 587 590" svg:d="M587 293c0-162-132-293-293-293-162 0-294 131-294 293 0 166 132 297 294 297 161 0 293-131 293-297z">
          <text:p/>
        </draw:path>
        <draw:path draw:style-name="gr4" draw:text-style-name="P1" draw:layer="layout" svg:width="0.586cm" svg:height="0.589cm" svg:x="12.447cm" svg:y="11.485cm" svg:viewBox="0 0 587 590" svg:d="M587 293c0-162-132-293-293-293-162 0-294 131-294 293 0 166 132 297 294 297 161 0 293-131 293-297z">
          <text:p/>
        </draw:path>
        <draw:path draw:style-name="gr7" draw:text-style-name="P3" draw:layer="layout" svg:width="0.076cm" svg:height="0.098cm" svg:x="11.772cm" svg:y="11.875cm" svg:viewBox="0 0 77 99" svg:d="M8 13l9 13c4-9 14-13 22-13 9 0 17 4 21 4 5 4 5 13 5 21v5h-17c-17 0-27 4-35 8-9 4-13 13-13 22 0 4 0 9 0 9 4 4 4 8 8 8 5 4 5 4 9 9 4 0 10 0 14 0 12 0 25-5 34-13v13h12v-61c0-12 0-21-8-29-9-5-17-9-26-9-16 0-26 4-35 13zM65 51v9c0 4 0 9 0 9 0 4-5 4-5 8 0 0-4 0-4 5-4 0-8 4-8 4-5 0-9 0-13 0s-8 0-14-4c-4 0-8-5-8-9s4-4 4-9c0 0 0-4 4-4 6-5 10-5 14-5 4-4 8-4 17-4h4 4z">
          <text:p/>
        </draw:path>
        <draw:polygon draw:style-name="gr7" draw:text-style-name="P3" draw:layer="layout" svg:width="0.017cm" svg:height="0.165cm" svg:x="11.907cm" svg:y="11.836cm" svg:viewBox="0 0 18 166" draw:points="0,0 18,0 18,166 0,166">
          <text:p/>
        </draw:polygon>
        <draw:path draw:style-name="gr7" draw:text-style-name="P3" draw:layer="layout" svg:width="0.081cm" svg:height="0.136cm" svg:x="11.98cm" svg:y="11.837cm" svg:viewBox="0 0 82 137" svg:d="M0 0v137h9l4-13c4 4 8 8 13 8 4 5 9 5 17 5 5 0 9 0 13-5 4 0 9-4 13-8s8-9 8-13c5-8 5-17 5-25 0-4 0-13-5-17 0-9-4-13-8-17s-9-9-13-9-8-5-13-5c-4 0-13 5-17 5-5 5-9 9-13 13v-52c0 0 4 0 4-4zM26 120c-5 0-5 0-5-5-4 0-4-4-4-4 0-4 0-8 0-12-4 0-4-9-4-13 0-9 4-17 4-21 0-5 4-5 9-9 4 0 9-4 9-4 13 0 17 4 25 13 5 4 5 12 5 25 0 9 0 13 0 17-5 4-5 8-9 8-4 5-4 5-8 9-5 0-9 0-9 0-4 0-4 0-4 0-5 0-5 0-9-4z">
          <text:p/>
        </draw:path>
        <draw:path draw:style-name="gr7" draw:text-style-name="P3" draw:layer="layout" svg:width="0.076cm" svg:height="0.098cm" svg:x="11.772cm" svg:y="11.875cm" svg:viewBox="0 0 77 99" svg:d="M8 13l9 13c4-9 14-13 22-13 9 0 17 4 21 4 5 4 5 13 5 21v5h-17c-17 0-27 4-35 8-9 4-13 13-13 22 0 4 0 9 0 9 4 4 4 8 8 8 5 4 5 4 9 9 4 0 10 0 14 0 12 0 25-5 34-13v13h12v-61c0-12 0-21-8-29-9-5-17-9-26-9-16 0-26 4-35 13zM65 51v9c0 4 0 9 0 9 0 4-5 4-5 8 0 0-4 0-4 5-4 0-8 4-8 4-5 0-9 0-13 0s-8 0-14-4c-4 0-8-5-8-9s4-4 4-9c0 0 0-4 4-4 6-5 10-5 14-5 4-4 8-4 17-4h4 4z">
          <text:p/>
        </draw:path>
        <draw:polygon draw:style-name="gr7" draw:text-style-name="P3" draw:layer="layout" svg:width="0.017cm" svg:height="0.165cm" svg:x="11.907cm" svg:y="11.836cm" svg:viewBox="0 0 18 166" draw:points="0,0 18,0 18,166 0,166">
          <text:p/>
        </draw:polygon>
        <draw:path draw:style-name="gr7" draw:text-style-name="P3" draw:layer="layout" svg:width="0.081cm" svg:height="0.136cm" svg:x="11.98cm" svg:y="11.837cm" svg:viewBox="0 0 82 137" svg:d="M0 0v137h9l4-13c4 4 8 8 13 8 4 5 9 5 17 5 5 0 9 0 13-5 4 0 9-4 13-8s8-9 8-13c5-8 5-17 5-25 0-4 0-13-5-17 0-9-4-13-8-17s-9-9-13-9-8-5-13-5c-4 0-13 5-17 5-5 5-9 9-13 13v-52c0 0 4 0 4-4zM26 120c-5 0-5 0-5-5-4 0-4-4-4-4 0-4 0-8 0-12-4 0-4-9-4-13 0-9 4-17 4-21 0-5 4-5 9-9 4 0 9-4 9-4 13 0 17 4 25 13 5 4 5 12 5 25 0 9 0 13 0 17-5 4-5 8-9 8-4 5-4 5-8 9-5 0-9 0-9 0-4 0-4 0-4 0-5 0-5 0-9-4z">
          <text:p/>
        </draw:path>
        <draw:path draw:style-name="gr8" draw:text-style-name="P4" draw:layer="layout" svg:width="0.145cm" svg:height="0.208cm" svg:x="10.965cm" svg:y="11.676cm" svg:viewBox="0 0 146 209" svg:d="M108 38c0 4-6 26-14 42-4 22-34 47-47 47s-17-21-17-38c0-38 25-77 60-77 8 0 18 13 18 26zM73 187c-5 9-9 9-18 13h-8c0 0-4 0-4 4v5h4c0 0 21 0 34 0s35 0 35 0v-9h-8c-6-4-10-4-10-13l48-170c0-5 0-9 0-9 0-4-5-8-5-8-4 0-8 0-12 8l-9 13c-8-13-18-17-35-17-34 0-85 34-85 89 0 21 9 48 39 48 16 0 34-10 51-35h4z">
          <text:p/>
        </draw:path>
        <draw:path draw:style-name="gr8" draw:text-style-name="P4" draw:layer="layout" svg:width="0.055cm" svg:height="0.144cm" svg:x="11.144cm" svg:y="11.718cm" svg:viewBox="0 0 56 145" svg:d="M25 9c0 8 9 14 17 14 4 0 14-6 14-14 0-5-10-9-14-9-8 0-17 4-17 9zM42 69c0-8 4-17 4-21s-4-4-8-4c-9 0-21 0-34 0-4 4 0 4 0 8h13l4 4c0 5 0 5-4 13l-13 47c-4 8-4 17-4 21s0 8 8 8c17 0 30-8 44-21 0-4 0-4-6-4-8 4-17 8-21 8h-4c0-4 4-8 4-17z">
          <text:p/>
        </draw:path>
        <draw:path draw:style-name="gr8" draw:text-style-name="P4" draw:layer="layout" svg:width="0.144cm" svg:height="0.208cm" svg:x="12.617cm" svg:y="11.667cm" svg:viewBox="0 0 145 209" svg:d="M107 34c0 4-4 30-13 47-4 21-34 47-46 47-14 0-18-22-18-39 0-38 26-76 60-76 8 0 17 8 17 21zM73 184c-4 8-9 12-21 17h-4-5v8c0 0 26 0 38 0 13 0 35 0 35 0v-8l-9-5c-4 0-9 0-9-8v-4l47-167c0-4 0-8 0-12 0-5-4-5-4-5-4 0-9 0-13 5l-8 12c-9-8-22-12-34-12-34 0-86 33-86 84 0 26 8 51 39 51 17 0 30-8 51-34z">
          <text:p/>
        </draw:path>
        <draw:path draw:style-name="gr8" draw:text-style-name="P4" draw:layer="layout" svg:width="0.111cm" svg:height="0.182cm" svg:x="12.748cm" svg:y="11.71cm" svg:viewBox="0 0 112 183" svg:d="M99 69c0-9 4-22 4-22 0-4 0-8-4-8-13 0-25 4-38 4-4 4 0 4 0 9h13c4 0 4 4 4 8 0 0 0 4-4 17l-5 21c-8 26-12 38-17 55-8 22-17 26-21 26-8 0-4-13-22-13 0 0-9 4-9 9 0 8 14 8 27 8 34 0 51-42 64-97zM82 8c0 9 9 14 17 14 9 0 13-5 13-14 0-4-4-8-13-8-8 0-17 4-17 8z">
          <text:p/>
        </draw:path>
      </draw:page>
      <draw:page draw:name="page23" draw:style-name="dp1" draw:master-page-name="Padrão">
        <draw:path draw:style-name="gr1" draw:text-style-name="P1" draw:layer="layout" svg:width="1.822cm" svg:height="1.251cm" svg:x="5.355cm" svg:y="5.236cm" svg:viewBox="0 0 1823 1252" svg:d="M1823 1252c-540-509-1148-938-1823-1252">
          <text:p/>
        </draw:path>
        <draw:path draw:style-name="gr2" draw:text-style-name="P2" draw:layer="layout" svg:width="0.212cm" svg:height="0.208cm" svg:x="7.134cm" svg:y="6.44cm" svg:viewBox="0 0 213 209" svg:d="M213 209c-43-68-81-136-124-209l-89 95c72 38 144 76 213 114z">
          <text:p/>
        </draw:path>
        <draw:path draw:style-name="gr3" draw:text-style-name="P1" draw:layer="layout" svg:width="0.212cm" svg:height="0.208cm" svg:x="7.134cm" svg:y="6.44cm" svg:viewBox="0 0 213 209" svg:d="M213 209c-43-68-81-136-124-209l-89 95c72 38 144 76 213 114z">
          <text:p/>
        </draw:path>
        <draw:path draw:style-name="gr1" draw:text-style-name="P1" draw:layer="layout" svg:width="1.813cm" svg:height="1.247cm" svg:x="5.364cm" svg:y="7.157cm" svg:viewBox="0 0 1814 1248" svg:d="M1814 0c-535 509-1144 938-1814 1248">
          <text:p/>
        </draw:path>
        <draw:path draw:style-name="gr2" draw:text-style-name="P2" draw:layer="layout" svg:width="0.212cm" svg:height="0.208cm" svg:x="7.134cm" svg:y="6.996cm" svg:viewBox="0 0 213 209" svg:d="M213 0c-69 38-141 81-213 119l89 90c43-69 81-141 124-209z">
          <text:p/>
        </draw:path>
        <draw:path draw:style-name="gr3" draw:text-style-name="P1" draw:layer="layout" svg:width="0.212cm" svg:height="0.208cm" svg:x="7.134cm" svg:y="6.996cm" svg:viewBox="0 0 213 209" svg:d="M213 0c-69 38-141 81-213 119l89 90c43-69 81-141 124-209z">
          <text:p/>
        </draw:path>
        <draw:line draw:style-name="gr1" draw:text-style-name="P1" draw:layer="layout" svg:x1="9.504cm" svg:y1="5.435cm" svg:x2="7.72cm" svg:y2="6.683cm">
          <text:p/>
        </draw:line>
        <draw:polygon draw:style-name="gr2" draw:text-style-name="P2" draw:layer="layout" svg:width="0.225cm" svg:height="0.186cm" svg:x="9.469cm" svg:y="5.3cm" svg:viewBox="0 0 226 187" draw:points="226,0 0,86 72,187">
          <text:p/>
        </draw:polygon>
        <draw:polygon draw:style-name="gr3" draw:text-style-name="P1" draw:layer="layout" svg:width="0.225cm" svg:height="0.186cm" svg:x="9.469cm" svg:y="5.3cm" svg:viewBox="0 0 226 187" draw:points="226,0 0,86 72,187">
          <text:p/>
        </draw:polygon>
        <draw:line draw:style-name="gr1" draw:text-style-name="P1" draw:layer="layout" svg:x1="9.487cm" svg:y1="8.202cm" svg:x2="7.72cm" svg:y2="6.962cm">
          <text:p/>
        </draw:line>
        <draw:polygon draw:style-name="gr2" draw:text-style-name="P2" draw:layer="layout" svg:width="0.225cm" svg:height="0.182cm" svg:x="9.452cm" svg:y="8.15cm" svg:viewBox="0 0 226 183" draw:points="226,183 69,0 0,102">
          <text:p/>
        </draw:polygon>
        <draw:polygon draw:style-name="gr3" draw:text-style-name="P1" draw:layer="layout" svg:width="0.225cm" svg:height="0.182cm" svg:x="9.452cm" svg:y="8.15cm" svg:viewBox="0 0 226 183" draw:points="226,183 69,0 0,102">
          <text:p/>
        </draw:polygon>
        <draw:path draw:style-name="gr1" draw:text-style-name="P1" draw:layer="layout" svg:width="0.569cm" svg:height="0.418cm" svg:x="6.739cm" svg:y="6.614cm" svg:viewBox="0 0 570 419" svg:d="M348 413c-186 30-348-47-348-205 0-216 302-275 570-123">
          <text:p/>
        </draw:path>
        <draw:path draw:style-name="gr2" draw:text-style-name="P2" draw:layer="layout" svg:width="0.229cm" svg:height="0.136cm" svg:x="7.079cm" svg:y="6.945cm" svg:viewBox="0 0 230 137" svg:d="M230 0c-80 22-158 31-230 22l17 115c72-25 150-72 213-137z">
          <text:p/>
        </draw:path>
        <draw:path draw:style-name="gr3" draw:text-style-name="P1" draw:layer="layout" svg:width="0.229cm" svg:height="0.136cm" svg:x="7.079cm" svg:y="6.945cm" svg:viewBox="0 0 230 137" svg:d="M230 0c-80 22-158 31-230 22l17 115c72-25 150-72 213-137z">
          <text:p/>
        </draw:path>
        <draw:path draw:style-name="gr1" draw:text-style-name="P1" draw:layer="layout" svg:width="4.063cm" svg:height="0.38cm" svg:x="5.368cm" svg:y="4.594cm" svg:viewBox="0 0 4064 381" svg:d="M4064 300c-1325-429-2751-395-4064 81">
          <text:p/>
        </draw:path>
        <draw:path draw:style-name="gr2" draw:text-style-name="P2" draw:layer="layout" svg:width="0.242cm" svg:height="0.136cm" svg:x="9.41cm" svg:y="4.829cm" svg:viewBox="0 0 243 137" svg:d="M243 137c-68-48-137-91-205-137l-38 124c80 0 162 8 243 13z">
          <text:p/>
        </draw:path>
        <draw:path draw:style-name="gr3" draw:text-style-name="P1" draw:layer="layout" svg:width="0.242cm" svg:height="0.136cm" svg:x="9.41cm" svg:y="4.829cm" svg:viewBox="0 0 243 137" svg:d="M243 137c-68-48-137-91-205-137l-38 124c80 0 162 8 243 13z">
          <text:p/>
        </draw:path>
        <draw:path draw:style-name="gr1" draw:text-style-name="P1" draw:layer="layout" svg:width="4.339cm" svg:height="2.871cm" svg:x="5.389cm" svg:y="5.122cm" svg:viewBox="0 0 4340 2872" svg:d="M4340 2872c-853-1630-2492-2711-4340-2872">
          <text:p/>
        </draw:path>
        <draw:path draw:style-name="gr2" draw:text-style-name="P2" draw:layer="layout" svg:width="0.157cm" svg:height="0.238cm" svg:x="9.673cm" svg:y="7.967cm" svg:viewBox="0 0 158 239" svg:d="M158 239c-13-82-31-162-47-239l-111 55c55 60 106 119 158 184z">
          <text:p/>
        </draw:path>
        <draw:path draw:style-name="gr3" draw:text-style-name="P1" draw:layer="layout" svg:width="0.157cm" svg:height="0.238cm" svg:x="9.673cm" svg:y="7.967cm" svg:viewBox="0 0 158 239" svg:d="M158 239c-13-82-31-162-47-239l-111 55c55 60 106 119 158 184z">
          <text:p/>
        </draw:path>
        <draw:path draw:style-name="gr1" draw:text-style-name="P1" draw:layer="layout" svg:width="4.034cm" svg:height="0.381cm" svg:x="5.376cm" svg:y="8.676cm" svg:viewBox="0 0 4035 382" svg:d="M4035 89c-1312 421-2735 387-4035-89">
          <text:p/>
        </draw:path>
        <draw:path draw:style-name="gr2" draw:text-style-name="P2" draw:layer="layout" svg:width="0.242cm" svg:height="0.136cm" svg:x="9.389cm" svg:y="8.688cm" svg:viewBox="0 0 243 137" svg:d="M243 0c-82 5-163 13-243 17l38 120c72-46 137-89 205-137z">
          <text:p/>
        </draw:path>
        <draw:path draw:style-name="gr3" draw:text-style-name="P1" draw:layer="layout" svg:width="0.242cm" svg:height="0.136cm" svg:x="9.389cm" svg:y="8.688cm" svg:viewBox="0 0 243 137" svg:d="M243 0c-82 5-163 13-243 17l38 120c72-46 137-89 205-137z">
          <text:p/>
        </draw:path>
        <draw:path draw:style-name="gr1" draw:text-style-name="P1" draw:layer="layout" svg:width="4.339cm" svg:height="2.893cm" svg:x="5.398cm" svg:y="5.63cm" svg:viewBox="0 0 4340 2894" svg:d="M4340 0c-854 1639-2488 2733-4340 2894">
          <text:p/>
        </draw:path>
        <draw:path draw:style-name="gr2" draw:text-style-name="P2" draw:layer="layout" svg:width="0.157cm" svg:height="0.237cm" svg:x="9.682cm" svg:y="5.423cm" svg:viewBox="0 0 158 238" svg:d="M158 0c-51 59-103 123-158 183l111 55c17-80 34-158 47-238z">
          <text:p/>
        </draw:path>
        <draw:path draw:style-name="gr3" draw:text-style-name="P1" draw:layer="layout" svg:width="0.157cm" svg:height="0.237cm" svg:x="9.682cm" svg:y="5.423cm" svg:viewBox="0 0 158 238" svg:d="M158 0c-51 59-103 123-158 183l111 55c17-80 34-158 47-238z">
          <text:p/>
        </draw:path>
        <draw:path draw:style-name="gr2" draw:text-style-name="P2" draw:layer="layout" svg:width="0.488cm" svg:height="0.488cm" svg:x="7.274cm" svg:y="6.58cm" svg:viewBox="0 0 489 489" svg:d="M489 242c0-135-110-242-242-242-136 0-247 107-247 242 0 136 111 247 247 247 132 0 242-111 242-247z">
          <text:p/>
        </draw:path>
        <draw:path draw:style-name="gr4" draw:text-style-name="P1" draw:layer="layout" svg:width="0.488cm" svg:height="0.488cm" svg:x="7.274cm" svg:y="6.58cm" svg:viewBox="0 0 489 489" svg:d="M489 242c0-135-110-242-242-242-136 0-247 107-247 242 0 136 111 247 247 247 132 0 242-111 242-247z">
          <text:p/>
        </draw:path>
        <draw:path draw:style-name="gr2" draw:text-style-name="P2" draw:layer="layout" svg:width="0.692cm" svg:height="0.691cm" svg:x="4.697cm" svg:y="4.744cm" svg:viewBox="0 0 693 692" svg:d="M693 348c0-191-153-348-349-348-191 0-344 157-344 348 0 192 153 344 344 344 196 0 349-152 349-344z">
          <text:p/>
        </draw:path>
        <draw:path draw:style-name="gr4" draw:text-style-name="P1" draw:layer="layout" svg:width="0.692cm" svg:height="0.691cm" svg:x="4.697cm" svg:y="4.744cm" svg:viewBox="0 0 693 692" svg:d="M693 348c0-191-153-348-349-348-191 0-344 157-344 348 0 192 153 344 344 344 196 0 349-152 349-344z">
          <text:p/>
        </draw:path>
        <draw:path draw:style-name="gr2" draw:text-style-name="P2" draw:layer="layout" svg:width="0.709cm" svg:height="0.708cm" svg:x="4.689cm" svg:y="8.201cm" svg:viewBox="0 0 710 709" svg:d="M710 356c0-199-158-356-358-356-195 0-352 157-352 356 0 195 157 353 352 353 200 0 358-158 358-353z">
          <text:p/>
        </draw:path>
        <draw:path draw:style-name="gr4" draw:text-style-name="P1" draw:layer="layout" svg:width="0.709cm" svg:height="0.708cm" svg:x="4.689cm" svg:y="8.201cm" svg:viewBox="0 0 710 709" svg:d="M710 356c0-199-158-356-358-356-195 0-352 157-352 356 0 195 157 353 352 353 200 0 358-158 358-353z">
          <text:p/>
        </draw:path>
        <draw:path draw:style-name="gr2" draw:text-style-name="P2" draw:layer="layout" svg:width="0.73cm" svg:height="0.729cm" svg:x="9.631cm" svg:y="4.727cm" svg:viewBox="0 0 731 730" svg:d="M731 366c0-204-166-366-365-366-205 0-366 162-366 366 0 199 161 364 366 364 199 0 365-165 365-364z">
          <text:p/>
        </draw:path>
        <draw:path draw:style-name="gr4" draw:text-style-name="P1" draw:layer="layout" svg:width="0.73cm" svg:height="0.729cm" svg:x="9.631cm" svg:y="4.727cm" svg:viewBox="0 0 731 730" svg:d="M731 366c0-204-166-366-365-366-205 0-366 162-366 366 0 199 161 364 366 364 199 0 365-165 365-364z">
          <text:p/>
        </draw:path>
        <draw:path draw:style-name="gr2" draw:text-style-name="P2" draw:layer="layout" svg:width="0.773cm" svg:height="0.776cm" svg:x="9.609cm" svg:y="8.167cm" svg:viewBox="0 0 774 777" svg:d="M774 390c0-216-174-390-386-390-217 0-388 174-388 390 0 212 171 387 388 387 212 0 386-175 386-387z">
          <text:p/>
        </draw:path>
        <draw:path draw:style-name="gr4" draw:text-style-name="P1" draw:layer="layout" svg:width="0.773cm" svg:height="0.776cm" svg:x="9.609cm" svg:y="8.167cm" svg:viewBox="0 0 774 777" svg:d="M774 390c0-216-174-390-386-390-217 0-388 174-388 390 0 212 171 387 388 387 212 0 386-175 386-387z">
          <text:p/>
        </draw:path>
        <draw:path draw:style-name="gr8" draw:text-style-name="P4" draw:layer="layout" svg:width="0.051cm" svg:height="0.051cm" svg:x="5.02cm" svg:y="6.619cm" svg:viewBox="0 0 52 52" svg:d="M52 25c0-13-13-25-26-25-17 0-26 8-26 25 0 18 13 27 26 27 9 0 26-9 26-27z">
          <text:p/>
        </draw:path>
        <draw:path draw:style-name="gr8" draw:text-style-name="P4" draw:layer="layout" svg:width="0.051cm" svg:height="0.05cm" svg:x="5.02cm" svg:y="6.776cm" svg:viewBox="0 0 52 51" svg:d="M52 25c0-13-13-25-26-25-17 0-26 12-26 25 0 17 13 26 26 26 9 0 26-9 26-26z">
          <text:p/>
        </draw:path>
        <draw:path draw:style-name="gr8" draw:text-style-name="P4" draw:layer="layout" svg:width="0.051cm" svg:height="0.051cm" svg:x="5.02cm" svg:y="6.932cm" svg:viewBox="0 0 52 52" svg:d="M52 26c0-13-13-26-26-26-17 0-26 9-26 26 0 18 13 26 26 26 9 0 26-8 26-26z">
          <text:p/>
        </draw:path>
        <draw:path draw:style-name="gr8" draw:text-style-name="P4" draw:layer="layout" svg:width="0.046cm" svg:height="0.051cm" svg:x="9.975cm" svg:y="6.619cm" svg:viewBox="0 0 47 52" svg:d="M47 25c0-13-8-25-26-25-13 0-21 8-21 25 0 18 12 27 21 27 13 0 26-9 26-27z">
          <text:p/>
        </draw:path>
        <draw:path draw:style-name="gr8" draw:text-style-name="P4" draw:layer="layout" svg:width="0.046cm" svg:height="0.05cm" svg:x="9.975cm" svg:y="6.776cm" svg:viewBox="0 0 47 51" svg:d="M47 25c0-13-8-25-26-25-13 0-21 12-21 25 0 17 12 26 21 26 13 0 26-9 26-26z">
          <text:p/>
        </draw:path>
        <draw:path draw:style-name="gr8" draw:text-style-name="P4" draw:layer="layout" svg:width="0.046cm" svg:height="0.05cm" svg:x="9.975cm" svg:y="6.933cm" svg:viewBox="0 0 47 51" svg:d="M47 25c0-17-8-25-26-25-13 0-21 8-21 25s12 26 21 26c13 0 26-9 26-26z">
          <text:p/>
        </draw:path>
        <draw:path draw:style-name="gr7" draw:text-style-name="P3" draw:layer="layout" svg:width="0.158cm" svg:height="0.148cm" svg:x="5.55cm" svg:y="5.571cm" svg:viewBox="0 0 159 149" svg:d="M103 9c13 0 30 4 30 21 0 4 0 4 0 8-9 30-30 34-55 34h-13l13-55c0-8 4-8 25-8zM108 0c-5 0-22 0-34 0-9 0-21 0-34 0v4c0 5 0 5 0 5h8c0 0 5 0 5 8l-22 116c0 8-4 8-18 8h-8v4l-5 4h5c12 0 22 0 35 0 8 0 21 0 34 0v-4-4h-9c-8 0-8 0-8-4v-4l8-53c21 0 26 5 30 13l17 40c8 8 17 16 34 16 4 0 8 0 8 0l5-4c-13 0-17-8-22-18l-25-51c12 0 42-12 47-38 0-4 0-4 0-8 0-9 0-13-9-21-8-9-26-9-42-9z">
          <text:p/>
        </draw:path>
        <draw:path draw:style-name="gr7" draw:text-style-name="P3" draw:layer="layout" svg:width="0.06cm" svg:height="0.144cm" svg:x="5.741cm" svg:y="5.639cm" svg:viewBox="0 0 61 145" svg:d="M31 12c0 5 5 9 13 9 9 0 17-4 17-9 0-8-8-12-17-12-8 0-13 4-13 12zM44 69c4-9 4-17 4-22s0-5-4-5c-8 0-21 0-39 5v5h13c5 0 5 4 5 4 0 4 0 4 0 13l-18 46c0 9-5 17-5 22 0 4 5 8 14 8 13 0 30-8 43-21 0-4-4-4-9-4-8 8-17 12-17 12-4 0-4-4-4-4 0-4 0-8 4-13z">
          <text:p/>
        </draw:path>
        <draw:path draw:style-name="gr7" draw:text-style-name="P3" draw:layer="layout" svg:width="0.098cm" svg:height="0.144cm" svg:x="5.809cm" svg:y="5.703cm" svg:viewBox="0 0 99 145" svg:d="M52 0c-30 0-52 25-52 72 0 46 22 73 52 73s47-27 47-73c0-47-17-72-47-72zM52 8c17 0 30 21 30 64 0 42-13 64-30 64-22 0-30-22-30-64 0-43 8-64 30-64z">
          <text:p/>
        </draw:path>
        <draw:path draw:style-name="gr7" draw:text-style-name="P3" draw:layer="layout" svg:width="0.157cm" svg:height="0.153cm" svg:x="5.563cm" svg:y="7.755cm" svg:viewBox="0 0 158 154" svg:d="M99 9c12 0 30 4 30 25 0 0 0 5 0 9-5 29-30 35-56 35h-12l12-56c0-9 5-13 26-13zM103 0c-4 0-21 5-34 5-8 0-21 0-34 0v4h9c0 0 4 4 4 8v5l-21 115c0 4-5 9-18 9h-5c-4 0-4 0-4 4v4c14 0 22 0 35 0 9 0 21 0 34 0v-4c0-4 0-4 0-4h-4c-9 0-13-5-13-9l9-51c21 0 25 4 29 9l21 38c5 13 13 21 30 21 5 0 9 0 13 0v-8c-13 0-17-5-21-18l-26-46c13-4 43-18 47-39 0-4 4-9 4-9 0-8-4-17-8-21-13-8-30-13-47-13z">
          <text:p/>
        </draw:path>
        <draw:path draw:style-name="gr7" draw:text-style-name="P3" draw:layer="layout" svg:width="0.059cm" svg:height="0.14cm" svg:x="5.75cm" svg:y="7.827cm" svg:viewBox="0 0 60 141" svg:d="M31 9c0 8 4 13 13 13 8 0 16-5 16-13 0-4-8-9-16-9-9 0-13 5-13 9zM44 69c4-8 8-21 8-21 0-4-4-8-8-8-9 0-22 4-35 4-4 4-4 4 0 8h9c4 0 9 0 9 4 0 0-5 5-5 13l-17 47c0 4-5 17-5 21s5 4 14 4c17 0 30-4 42-21 0 0-4 0-8 0-4 4-13 9-17 9s-4 0-4-5c0 0 4-4 4-12z">
          <text:p/>
        </draw:path>
        <draw:path draw:style-name="gr7" draw:text-style-name="P3" draw:layer="layout" svg:width="0.11cm" svg:height="0.186cm" svg:x="5.797cm" svg:y="7.887cm" svg:viewBox="0 0 111 187" svg:d="M98 69c0-9 5-17 5-21 0-5-5-5-9-5-9 0-22 0-35 0-4 5-4 5 0 9h9c4 0 8 4 8 8s-4 9-4 17l-8 26c-5 21-9 33-13 51-9 21-17 25-22 25-8 0-8-8-21-8-4 0-8 0-8 4 0 8 12 12 25 12 34 0 51-42 65-97zM80 13c0 4 10 9 18 9 9 0 13-5 13-9 0-9-4-13-13-13-8 0-18 4-18 13z">
          <text:p/>
        </draw:path>
        <draw:path draw:style-name="gr7" draw:text-style-name="P3" draw:layer="layout" svg:width="0.157cm" svg:height="0.153cm" svg:x="8.79cm" svg:y="5.346cm" svg:viewBox="0 0 158 154" svg:d="M99 9c17 0 34 4 34 21 0 4-5 4-5 9-4 30-25 39-51 39h-12l8-61c0-4 9-8 26-8zM107 0c-8 0-25 0-34 0-13 0-21 0-34 0h-4v4c0 5 0 5 0 5h8c5 0 5 0 5 8l-22 116c0 8-5 8-18 12h-4c-4 0-4 0-4 0v5c13 0 26 0 35 0 13 0 21 0 34 0l4-5h-4-4c-9-4-13-4-13-8v-4l8-47c26 0 30 0 30 9l21 38c5 8 13 21 30 21 4 0 8 0 13-4v-5c-13 0-17-8-21-17l-22-50c13 0 38-13 43-39 4 0 4-5 4-9 0-9-4-13-9-17-12-13-29-13-42-13z">
          <text:p/>
        </draw:path>
        <draw:path draw:style-name="gr7" draw:text-style-name="P3" draw:layer="layout" svg:width="0.11cm" svg:height="0.102cm" svg:x="8.973cm" svg:y="5.427cm" svg:viewBox="0 0 111 103" svg:d="M25 63c0-21 8-55 38-55 9 0 13 5 17 9 5 8 5 17 5 21 0 8 0 30-13 43-5 9-17 13-30 13-9 0-17-8-17-31zM0 63c0 13 0 40 38 40 8 0 21 0 29-5 26-8 44-35 44-60 0-17-4-38-39-38-51 0-72 38-72 63z">
          <text:p/>
        </draw:path>
        <draw:path draw:style-name="gr7" draw:text-style-name="P3" draw:layer="layout" svg:width="0.101cm" svg:height="0.144cm" svg:x="9.096cm" svg:y="5.452cm" svg:viewBox="0 0 102 145" svg:d="M52 0c-31 0-52 26-52 72 0 48 21 73 52 73 29 0 50-25 50-73 0-46-21-72-50-72zM52 9c21 0 29 21 29 63 0 40-8 61-29 61-19 0-31-21-31-61 0-42 12-63 31-63z">
          <text:p/>
        </draw:path>
        <draw:path draw:style-name="gr7" draw:text-style-name="P3" draw:layer="layout" svg:width="0.157cm" svg:height="0.153cm" svg:x="8.739cm" svg:y="8.035cm" svg:viewBox="0 0 158 154" svg:d="M98 9c17 0 35 4 35 25 0 0-6 4-6 9-4 29-29 34-51 34h-12l8-55c0-9 4-13 26-13zM102 0c-4 0-21 5-34 5-9 0-17 0-30 0h-4v4l9 4c0 0 4 0 4 4v5l-22 115c0 4-4 9-17 9h-4c-4 0-4 0-4 4v4c13 0 25 0 34 0s21 0 34 0v-4c0-4 0-4 0-4h-4c-9 0-13 0-13-9l8-52c22 0 30 4 30 8l21 40c5 13 13 21 31 21 4 0 9 0 13 0v-4c-13 0-17-9-21-22l-23-47c9-4 40-13 44-38 4-5 4-9 4-9 0-8-4-12-8-21-13-8-31-13-48-13z">
          <text:p/>
        </draw:path>
        <draw:path draw:style-name="gr7" draw:text-style-name="P3" draw:layer="layout" svg:width="0.115cm" svg:height="0.102cm" svg:x="8.917cm" svg:y="8.12cm" svg:viewBox="0 0 116 103" svg:d="M26 61c0-22 14-53 43-53 9 0 13 0 17 10 4 4 4 13 4 21 0 9 0 30-12 43-4 8-17 12-30 12-8 0-22-8-22-33zM0 65c0 12 5 38 44 38 8 0 21 0 30-4 25-9 42-34 42-64 0-13-4-35-42-35-48 0-74 35-74 65z">
          <text:p/>
        </draw:path>
        <draw:path draw:style-name="gr7" draw:text-style-name="P3" draw:layer="layout" svg:width="0.123cm" svg:height="0.162cm" svg:x="9.058cm" svg:y="8.145cm" svg:viewBox="0 0 124 163" svg:d="M4 140c0 5-4 14-4 14 0 4 4 9 12 9 13 0 13-13 13-23l13-33h4c0 0 4 0 4 4 4 4 9 17 13 25 12 18 17 27 30 27 8 0 18-9 26-23 0 0 0-4-4-4-4 9-14 14-14 14-8 0-8-5-13-10-8-12-8-21-13-29-4-4-8-9-16-13l12-8c17-13 22-17 30-17 4 0 4 4 14 4 4 0 13-4 13-13 0-4-5-4-13-4-10 0-27 8-48 21l-8 9c-5 4-13 8-17 8l21-72c4-17 4-26 4-26h-4c-4 0-26 5-38 5v8h12c0 0 5 0 5 4 0 5 0 9-5 13z">
          <text:p/>
        </draw:path>
        <draw:path draw:style-name="gr7" draw:text-style-name="P3" draw:layer="layout" svg:width="0.157cm" svg:height="0.148cm" svg:x="6.37cm" svg:y="6.712cm" svg:viewBox="0 0 158 149" svg:d="M102 4c12 0 30 4 30 27 0 0 0 4 0 8-9 30-30 34-56 34h-12l8-56c4-9 9-13 30-13zM106 0c-8 0-25 0-34 0-13 0-21 0-34 0v4 4h4c5 0 9 0 9 5 0 4 0 4 0 4l-21 115c0 5-9 9-17 9h-9v4l-4 4c13 0 25 0 38 0 9 0 21 0 34 0v-4c0-4 0-4 0-4h-8c-9 0-13 0-13-4 0-5 0-5 4-5l9-50c21 0 25 4 29 8l17 42c4 9 17 17 30 17 4 0 10 0 14 0v-4c-10 0-18-8-22-17l-22-51c13-4 44-12 48-38 0-4 0-4 0-8 0-10-4-14-8-23-10-8-27-8-44-8z">
          <text:p/>
        </draw:path>
        <draw:path draw:style-name="gr7" draw:text-style-name="P3" draw:layer="layout" svg:width="0.11cm" svg:height="0.157cm" svg:x="6.544cm" svg:y="6.78cm" svg:viewBox="0 0 111 158" svg:d="M111 18c0-9-8-18-21-18-42 0-51 60-59 86l-31 17v4l26-17c-4 13-12 29-12 42 0 17 12 26 29 26 22 0 39-17 47-34h-4c-9 8-21 25-34 25s-17-8-17-17c0-13 13-42 17-55 21-13 59-34 59-59zM103 18c0 21-34 42-47 51l13-34c0-9 8-26 21-26 9 0 13 5 13 9z">
          <text:p/>
        </draw:path>
        <draw:path draw:style-name="gr7" draw:text-style-name="P3" draw:layer="layout" svg:width="0.153cm" svg:height="0.152cm" svg:x="5.971cm" svg:y="4.354cm" svg:viewBox="0 0 154 153" svg:d="M99 8c12 0 29 4 29 21 0 5 0 9 0 13-8 26-29 34-55 34h-13l13-55c0-9 4-13 26-13zM103 0c-4 0-21 4-34 4-9 0-22 0-34 0v4h8c0 0 4 4 4 9v4l-22 115c0 5-4 9-17 9h-8v4 4c13 0 21-4 35-4 8 0 21 4 34 4v-4-4h-9c-4 0-8-4-8-9l8-51c22 0 26 4 30 8l17 39c8 13 17 21 34 21 4 0 8 0 8 0l5-8c-13 0-17-4-22-18l-25-47c13-4 42-17 47-38 0-4 0-8 0-8 0-9 0-17-9-22-8-8-25-12-42-12z">
          <text:p/>
        </draw:path>
        <draw:path draw:style-name="gr7" draw:text-style-name="P3" draw:layer="layout" svg:width="0.059cm" svg:height="0.14cm" svg:x="6.158cm" svg:y="4.426cm" svg:viewBox="0 0 60 141" svg:d="M30 8c0 9 5 13 13 13s17-4 17-13c0-4-9-8-17-8s-13 4-13 8zM43 68c4-9 8-22 8-26 0 0-4-4-8-4-8 0-21 4-39 4 0 0 0 4 0 9h14c4 0 4 0 4 4 0 0 0 4 0 13l-18 47c0 5-4 17-4 22 0 4 4 4 13 4 17 0 30-4 43-21 0 0-5-5-9-5-8 9-17 13-17 13-4 0-4 0-4-4 0 0 0-4 4-13z">
          <text:p/>
        </draw:path>
        <draw:path draw:style-name="gr7" draw:text-style-name="P3" draw:layer="layout" svg:width="0.097cm" svg:height="0.145cm" svg:x="6.226cm" svg:y="4.489cm" svg:viewBox="0 0 98 146" svg:d="M51 0c-30 0-51 26-51 74 0 46 21 72 51 72s47-26 47-72c0-48-17-74-47-74zM51 9c17 0 30 21 30 65 0 38-13 59-30 59-22 0-30-21-30-59 0-44 8-65 30-65z">
          <text:p/>
        </draw:path>
        <draw:path draw:style-name="gr7" draw:text-style-name="P3" draw:layer="layout" svg:width="0.039cm" svg:height="0.06cm" svg:x="6.361cm" svg:y="4.54cm" svg:viewBox="0 0 40 61" svg:d="M40 22c0-17-13-22-22-22-8 0-18 5-18 17 0 9 14 9 18 9 5 0 5 0 5 0h4c0 0 4 0 4 4 0 5-4 14-25 22l4 9c8-4 30-21 30-39z">
          <text:p/>
        </draw:path>
        <draw:path draw:style-name="gr7" draw:text-style-name="P3" draw:layer="layout" svg:width="0.115cm" svg:height="0.102cm" svg:x="6.463cm" svg:y="4.464cm" svg:viewBox="0 0 116 103" svg:d="M26 65c0-22 13-57 42-57 9 0 13 5 17 9 0 8 4 18 4 22 0 9-4 30-12 43-9 8-21 12-30 12-8 0-21-8-21-29zM0 65c0 12 5 38 43 38 8 0 17 0 25-4 27-9 48-34 48-60 0-18-9-39-43-39-52 0-73 39-73 65z">
          <text:p/>
        </draw:path>
        <draw:path draw:style-name="gr7" draw:text-style-name="P3" draw:layer="layout" svg:width="0.097cm" svg:height="0.145cm" svg:x="6.591cm" svg:y="4.489cm" svg:viewBox="0 0 98 146" svg:d="M51 0c-30 0-51 26-51 74 0 46 21 72 51 72s47-26 47-72c0-48-17-74-47-74zM51 9c18 0 30 21 30 65 0 38-12 59-30 59-22 0-30-21-30-59 0-44 8-65 30-65z">
          <text:p/>
        </draw:path>
        <draw:path draw:style-name="gr7" draw:text-style-name="P3" draw:layer="layout" svg:width="0.157cm" svg:height="0.152cm" svg:x="6.54cm" svg:y="5.075cm" svg:viewBox="0 0 158 153" svg:d="M97 8c17 0 34 4 34 23 0 4-4 8-4 8-4 30-25 38-51 38h-12l8-60c0-5 8-9 25-9zM106 0c-9 0-26 0-34 0-13 0-21 0-34 0h-4v8h8c4 0 4 0 4 9l-21 115c0 9-4 9-17 13h-4-4v4c12 0 25 0 34 0 12 0 21 0 34 0l4-4h-4-4c-9-4-13-4-13-9v-4l8-46c26 0 30 4 30 8l21 38c4 9 13 21 31 21 4 0 8 0 13-4v-4c-13 0-18-9-23-17l-21-47c13-4 39-17 48-42 0 0 0-4 0-8 0-5-4-14-9-19-13-12-26-12-43-12z">
          <text:p/>
        </draw:path>
        <draw:path draw:style-name="gr7" draw:text-style-name="P3" draw:layer="layout" svg:width="0.055cm" svg:height="0.144cm" svg:x="6.731cm" svg:y="5.143cm" svg:viewBox="0 0 56 145" svg:d="M26 12c0 5 9 9 17 9 5 0 13-4 13-9 0-8-8-12-13-12-8 0-17 4-17 12zM43 67c0-8 5-17 5-21s-5-4-9-4c-9 0-21 0-35 4-4 0 0 4 0 4h14l4 5c0 4 0 8-4 12l-14 48c-4 9-4 17-4 21 0 5 0 9 9 9 17 0 30-9 43-21 0 0 0-5-4-5-9 9-18 13-22 13 0 0-4 0-4-4s4-9 4-13z">
          <text:p/>
        </draw:path>
        <draw:path draw:style-name="gr7" draw:text-style-name="P3" draw:layer="layout" svg:width="0.101cm" svg:height="0.149cm" svg:x="6.795cm" svg:y="5.206cm" svg:viewBox="0 0 102 150" svg:d="M51 0c-30 0-51 26-51 73s21 77 51 77 51-30 51-77-21-73-51-73zM51 13c22 0 30 21 30 60 0 43-8 64-30 64-17 0-30-21-30-64 0-39 13-60 30-60z">
          <text:p/>
        </draw:path>
        <draw:path draw:style-name="gr7" draw:text-style-name="P3" draw:layer="layout" svg:width="0.039cm" svg:height="0.056cm" svg:x="6.93cm" svg:y="5.261cm" svg:viewBox="0 0 40 57" svg:d="M40 22c0-17-17-22-26-22-4 0-14 5-14 13 0 9 10 13 18 13 5 0 5 0 5 0 4 0 4 0 4 4s-4 13-23 22v5c10 0 36-18 36-35z">
          <text:p/>
        </draw:path>
        <draw:path draw:style-name="gr7" draw:text-style-name="P3" draw:layer="layout" svg:width="0.115cm" svg:height="0.102cm" svg:x="7.028cm" svg:y="5.185cm" svg:viewBox="0 0 116 103" svg:d="M26 61c0-22 12-53 42-53 8 0 13 5 17 9 4 5 4 14 4 22 0 9 0 30-13 43-8 8-17 12-29 12-9 0-21-8-21-33zM0 65c0 12 4 38 42 38 9 0 17 0 26-4 25-9 48-34 48-60 0-17-5-39-44-39-46 0-72 35-72 65z">
          <text:p/>
        </draw:path>
        <draw:path draw:style-name="gr7" draw:text-style-name="P3" draw:layer="layout" svg:width="0.123cm" svg:height="0.161cm" svg:x="7.168cm" svg:y="5.206cm" svg:viewBox="0 0 124 162" svg:d="M4 141c0 4-4 13-4 13 0 4 4 8 13 8 8 0 8-12 13-21l9-34c4 0 4 0 8 0 0 0 5 0 5 5 4 4 8 16 13 25 8 17 17 25 29 25 9 0 17-8 26-21 0 0 0-4-5-4-4 8-12 13-16 13-5 0-5-5-9-9-8-13-13-21-13-29-4-5-8-9-17-13l13-9c17-12 21-17 30-17 4 0 4 5 12 5 5 0 13-5 13-13 0-4-4-4-13-4-8 0-25 8-46 21l-9 8c-4 5-13 9-17 9l22-73c4-17 4-26 4-26h-4c-5 0-26 4-40 4v9h10c4 0 8 0 8 4s0 9-4 14z">
          <text:p/>
        </draw:path>
        <draw:path draw:style-name="gr7" draw:text-style-name="P3" draw:layer="layout" svg:width="0.157cm" svg:height="0.149cm" svg:x="5.95cm" svg:y="9.015cm" svg:viewBox="0 0 158 150" svg:d="M98 9c17 0 34 4 34 21 0 4 0 4 0 8-8 30-29 34-55 34h-13l9-55c4-8 8-8 25-8zM107 0c-9 0-26 0-34 0-13 0-22 0-35 0l-4 4c0 5 0 5 4 5h4c4 0 9 0 9 8l-22 115c-4 9-8 9-17 9h-8l-4 4v5c12 0 25 0 34 0 12 0 21 0 34 0h5v-5c0 0 0-4-5-4h-4c-9 0-13 0-13-4v-5l9-51c25 0 30 4 34 13l17 38c4 9 13 18 30 18 4 0 8 0 12 0v-5c-12 0-17-8-21-17l-21-52c13 0 38-12 47-38 0-4 0-4 0-8 0-9-5-13-9-21-8-9-25-9-42-9z">
          <text:p/>
        </draw:path>
        <draw:path draw:style-name="gr7" draw:text-style-name="P3" draw:layer="layout" svg:width="0.055cm" svg:height="0.144cm" svg:x="6.141cm" svg:y="9.083cm" svg:viewBox="0 0 56 145" svg:d="M25 13c0 4 9 8 17 8 10 0 14-4 14-8 0-9-4-13-14-13-8 0-17 4-17 13zM42 69c0-10 4-18 4-23 0-4-4-4-4-4-13 0-25 0-38 0-4 4 0 9 0 9h13c4 0 4 4 4 4 0 4 0 4-4 14l-13 46c-4 9-4 17-4 22 0 4 0 8 12 8 13 0 26-8 40-21 0-4 0-4-6-4-8 4-17 12-21 12v-4c0-4 0-8 0-13z">
          <text:p/>
        </draw:path>
        <draw:path draw:style-name="gr7" draw:text-style-name="P3" draw:layer="layout" svg:width="0.111cm" svg:height="0.187cm" svg:x="6.187cm" svg:y="9.142cm" svg:viewBox="0 0 112 188" svg:d="M95 69c4-9 4-18 4-22s0-4-4-4c-9 0-26 0-38 4v4l12 4c5 0 5 0 5 5 0 4 0 9-5 18l-4 25c-8 21-13 38-17 55s-17 21-22 21-5-8-17-8c-4 0-9 0-9 8 0 5 9 9 21 9 40 0 53-43 69-98zM82 13c0 4 4 9 13 9 8 0 17-5 17-9s-9-13-17-13c-9 0-13 9-13 13z">
          <text:p/>
        </draw:path>
        <draw:path draw:style-name="gr7" draw:text-style-name="P3" draw:layer="layout" svg:width="0.038cm" svg:height="0.055cm" svg:x="6.336cm" svg:y="9.202cm" svg:viewBox="0 0 39 56" svg:d="M39 22c0-22-18-22-22-22-9 0-17 4-17 13s8 13 17 13h4c4 0 4 0 4 0 0 4-4 17-21 25v5c9 0 35-17 35-34z">
          <text:p/>
        </draw:path>
        <draw:path draw:style-name="gr7" draw:text-style-name="P3" draw:layer="layout" svg:width="0.114cm" svg:height="0.102cm" svg:x="6.434cm" svg:y="9.125cm" svg:viewBox="0 0 115 103" svg:d="M26 61c0-21 13-57 43-57 8 0 12 5 17 14 4 4 4 13 4 22 0 8 0 29-13 42-8 8-17 13-30 13-8 0-21-9-21-34zM0 65c0 8 4 38 43 38 8 0 21 0 26-4 25-13 46-34 46-64 0-17-4-35-42-35-47 0-73 35-73 65z">
          <text:p/>
        </draw:path>
        <draw:path draw:style-name="gr7" draw:text-style-name="P3" draw:layer="layout" svg:width="0.123cm" svg:height="0.166cm" svg:x="6.574cm" svg:y="9.142cm" svg:viewBox="0 0 124 167" svg:d="M4 145c0 5-4 13-4 13 0 5 4 9 13 9 13 0 13-13 13-22l13-34c0-4 4-4 4-4l4 4c5 9 9 22 13 30 13 17 17 26 30 26 8 0 17-9 25-22 0-4 0-4-4-4-4 9-13 13-17 13s-4-4-8-9c-9-12-9-21-13-29-4-9-9-9-17-13l13-8c17-13 21-17 29-17 4 0 4 4 13 4 4 0 13-4 13-13 0-4-4-8-13-8s-25 8-47 25l-8 9c-4 0-13 4-17 4l21-68c4-18 4-27 4-27 0 0 0-4-4-4-4 4-25 9-38 9v4 5h9c4 0 8 0 8 5 0 4 0 8-4 12z">
          <text:p/>
        </draw:path>
        <draw:path draw:style-name="gr7" draw:text-style-name="P3" draw:layer="layout" svg:width="0.153cm" svg:height="0.152cm" svg:x="6.569cm" svg:y="8.307cm" svg:viewBox="0 0 154 153" svg:d="M99 8c13 0 30 5 30 26 0 0 0 4 0 8-9 30-30 34-55 34h-13l13-55c0-8 4-13 25-13zM103 0c-4 0-21 4-34 4-8 0-21 0-34 0v4h9c0 0 4 5 4 9v4l-22 115c0 5-4 9-17 9h-9v4 4c13 0 22 0 35 0 9 0 22 0 34 0v-4c0-4 0-4 0-4h-8c-4 0-9-4-9-9l9-52c21 0 25 5 30 9l16 39c9 13 18 21 35 21 4 0 8 0 8 0l4-8c-12 0-17-4-21-18l-26-47c13-4 43-17 47-38 0-4 0-8 0-8 0-9 0-17-8-21-9-9-26-13-43-13z">
          <text:p/>
        </draw:path>
        <draw:path draw:style-name="gr7" draw:text-style-name="P3" draw:layer="layout" svg:width="0.06cm" svg:height="0.14cm" svg:x="6.756cm" svg:y="8.379cm" svg:viewBox="0 0 61 141" svg:d="M30 8c0 9 4 13 13 13 8 0 18-4 18-13 0-4-10-8-18-8-9 0-13 4-13 8zM43 69c4-9 8-22 8-22 0-4-4-8-8-8-9 0-21 4-39 4 0 4 0 4 5 9h8c5 0 5 0 5 4 0 0 0 4 0 13l-18 46c0 5-4 17-4 22 0 4 4 4 13 4 17 0 30-4 42-21 0 0-4 0-8 0-8 4-17 8-17 8-4 0-4 0-4-4 0 0 0-4 4-13z">
          <text:p/>
        </draw:path>
        <draw:path draw:style-name="gr7" draw:text-style-name="P3" draw:layer="layout" svg:width="0.11cm" svg:height="0.187cm" svg:x="6.803cm" svg:y="8.438cm" svg:viewBox="0 0 111 188" svg:d="M94 69c5-8 9-17 9-21s-4-4-9-4c-8 0-22 0-34 0-5 4-5 4 0 8h8c5 0 5 4 5 9 0 4 0 8 0 17l-9 25c-4 21-9 34-13 51-9 21-17 25-21 25-9 0-9-8-22-8-4 0-8 0-8 4 0 9 13 13 25 13 35 0 52-43 65-98zM82 13c0 4 8 8 17 8 4 0 12-4 12-8 0-9-8-13-12-13-9 0-17 4-17 13z">
          <text:p/>
        </draw:path>
        <draw:path draw:style-name="gr7" draw:text-style-name="P3" draw:layer="layout" svg:width="0.039cm" svg:height="0.06cm" svg:x="6.947cm" svg:y="8.493cm" svg:viewBox="0 0 40 61" svg:d="M40 26c0-21-18-26-23-26-8 0-17 5-17 17 0 9 9 9 17 9h5c5 0 5 0 5 4 0 5-5 14-22 26l4 5c8-5 31-22 31-35z">
          <text:p/>
        </draw:path>
        <draw:path draw:style-name="gr7" draw:text-style-name="P3" draw:layer="layout" svg:width="0.111cm" svg:height="0.102cm" svg:x="7.049cm" svg:y="8.417cm" svg:viewBox="0 0 112 103" svg:d="M26 65c0-22 8-57 39-57 8 0 13 5 17 9 4 9 4 18 4 22 0 13 0 30-8 43-9 8-22 12-30 12-10 0-22-8-22-29zM0 65c0 12 5 38 38 38 14 0 23 0 31-4 26-9 43-34 43-60 0-17-5-39-39-39-52 0-73 39-73 65z">
          <text:p/>
        </draw:path>
        <draw:path draw:style-name="gr7" draw:text-style-name="P3" draw:layer="layout" svg:width="0.097cm" svg:height="0.144cm" svg:x="7.177cm" svg:y="8.442cm" svg:viewBox="0 0 98 145" svg:d="M46 0c-29 0-46 26-46 73 0 46 17 72 46 72 31 0 52-26 52-72 0-47-21-73-52-73zM46 9c23 0 31 21 31 64 0 42-8 64-31 64-17 0-29-22-29-64 0-43 12-64 29-64z">
          <text:p/>
        </draw:path>
        <draw:path draw:style-name="gr8" draw:text-style-name="P4" draw:layer="layout" svg:width="0.14cm" svg:height="0.208cm" svg:x="7.457cm" svg:y="6.72cm" svg:viewBox="0 0 141 209" svg:d="M107 35c0 4-9 30-13 47-8 17-38 42-46 42-13 0-19-21-19-38 0-34 23-72 57-72 12 0 21 9 21 21zM69 184c0 8-4 13-17 13l-4 4c-5 0-5 0-5 0v8c0 0 26-4 34-4 13 0 38 0 38 0v-4-4h-8c-4 0-13 0-13-9v-4l47-170c0 0 0-4 0-9s0-5 0-5c-4 0-8 0-13 5l-13 13c-4-8-17-18-29-18-34 0-86 39-86 91 0 25 4 46 39 46 13 0 30-4 51-30z">
          <text:p/>
        </draw:path>
        <draw:path draw:style-name="gr8" draw:text-style-name="P4" draw:layer="layout" svg:width="0.144cm" svg:height="0.208cm" svg:x="4.859cm" svg:y="4.969cm" svg:viewBox="0 0 145 209" svg:d="M106 34c0 4-5 29-13 46-5 17-34 44-47 44s-17-23-17-39c0-34 26-72 59-72 13 0 18 8 18 21zM72 183c-5 9-9 13-17 13h-9c0 4-4 4-4 4v4l4 5c0 0 21-5 34-5s35 0 35 0h4v-4c0-4-4-4-4-4h-4c-5 0-14 0-14-9v-4l48-170c0 0 0-5 0-9s-4-4-4-4c-5 0-9 0-13 4l-9 13c-8-9-18-17-35-17-34 0-84 38-84 89 0 22 8 48 38 48 17 0 34-5 55-36z">
          <text:p/>
        </draw:path>
        <draw:path draw:style-name="gr8" draw:text-style-name="P4" draw:layer="layout" svg:width="0.055cm" svg:height="0.144cm" svg:x="5.037cm" svg:y="5.007cm" svg:viewBox="0 0 56 145" svg:d="M25 13c0 4 9 8 17 8 10 0 14-4 14-8 0-9-4-13-14-13-8 0-17 4-17 13zM42 68c0-9 4-17 4-21 0-5-4-5-4-5-12 0-25 0-38 5-4 0 0 4 0 4h13c4 0 4 4 4 8 0 0 0 4-4 9l-13 48c-4 8-4 16-4 21 0 4 0 8 13 8 12 0 25-8 39-21 0 0 0-4-6-4-8 8-16 12-21 12v-4c0-4 0-8 0-12z">
          <text:p/>
        </draw:path>
        <draw:path draw:style-name="gr8" draw:text-style-name="P4" draw:layer="layout" svg:width="0.097cm" svg:height="0.149cm" svg:x="5.105cm" svg:y="5.07cm" svg:viewBox="0 0 98 150" svg:d="M46 0c-29 0-46 30-46 74 0 46 17 76 46 76 30 0 52-30 52-76 0-44-22-74-52-74zM46 13c22 0 30 22 30 61 0 42-8 63-30 63-16 0-29-21-29-63 0-39 13-61 29-61z">
          <text:p/>
        </draw:path>
        <draw:path draw:style-name="gr8" draw:text-style-name="P4" draw:layer="layout" svg:width="0.144cm" svg:height="0.208cm" svg:x="4.863cm" svg:y="8.413cm" svg:viewBox="0 0 145 209" svg:d="M111 34c0 4-9 29-14 46-8 17-38 43-51 43-12 0-17-21-17-38 0-34 26-73 60-73 13 0 22 9 22 22zM72 183c-4 9-9 13-17 13h-9c0 4 0 4 0 4v4 5c0 0 22-5 34-5 13 0 35 0 35 0h5v-4c0-4-5-4-5-4h-4c-4 0-14 0-14-9v-4l48-171c0 0 0-4 0-8s-4-4-4-4c-4 0-9 0-9 4l-12 13c-9-9-18-17-31-17-38 0-89 38-89 89 0 21 8 46 38 46 17 0 34-4 55-33z">
          <text:p/>
        </draw:path>
        <draw:path draw:style-name="gr8" draw:text-style-name="P4" draw:layer="layout" svg:width="0.055cm" svg:height="0.144cm" svg:x="5.041cm" svg:y="8.451cm" svg:viewBox="0 0 56 145" svg:d="M26 13c0 4 8 8 16 8 10 0 14-4 14-8 0-9-4-13-14-13-8 0-16 4-16 13zM42 68c0-9 6-17 6-21 0-5 0-5-6-5-12 0-25 0-38 5v4h13c4 0 4 4 4 4 0 4 0 9-4 13l-13 46c0 10-4 18-4 22 0 5 4 9 13 9 13 0 25-9 43-21-4 0-4-4-8-4-10 8-18 12-22 12v-4c0-4 0-8 0-14z">
          <text:p/>
        </draw:path>
        <draw:path draw:style-name="gr8" draw:text-style-name="P4" draw:layer="layout" svg:width="0.11cm" svg:height="0.182cm" svg:x="5.088cm" svg:y="8.515cm" svg:viewBox="0 0 111 183" svg:d="M94 67c4-12 4-21 4-21 0-4 0-8-4-8-8 0-21 4-38 4 0 4 0 4 0 8h13c4 0 4 5 4 5 0 4 0 8-4 21l-5 21c-8 26-8 39-16 56-5 21-18 21-23 21-4 0-4-8-17-8-4 0-8 4-8 8 0 9 8 9 21 9 39 0 52-43 69-99zM81 8c0 8 5 13 13 13 9 0 17-5 17-13 0-4-8-8-17-8-8 0-13 4-13 8z">
          <text:p/>
        </draw:path>
        <draw:path draw:style-name="gr8" draw:text-style-name="P4" draw:layer="layout" svg:width="0.144cm" svg:height="0.208cm" svg:x="9.788cm" svg:y="4.969cm" svg:viewBox="0 0 145 209" svg:d="M111 34c0 4-8 29-13 46-8 17-39 44-52 44-12 0-17-23-17-39 0-34 26-72 61-72 13 0 21 8 21 21zM72 183c0 9-9 13-17 13h-4c-5 4-5 4-5 4v4 5c0 0 21-5 35-5 13 0 39 0 39 0v-4c0-4 0-4-5-4h-4c-4 0-13 0-13-9v-4l47-170c0 0 0-5 0-9s-4-4-4-4c0 0-5 0-9 4l-12 13c-9-9-17-17-30-17-39 0-90 38-90 89 0 22 8 48 38 48 17 0 34-5 56-36z">
          <text:p/>
        </draw:path>
        <draw:path draw:style-name="gr8" draw:text-style-name="P4" draw:layer="layout" svg:width="0.114cm" svg:height="0.102cm" svg:x="9.958cm" svg:y="5.049cm" svg:viewBox="0 0 115 103" svg:d="M26 61c0-18 13-52 42-52 9 0 13 4 17 8 5 4 5 13 5 21 0 9-5 31-13 44-9 8-21 13-30 13-8 0-21-9-21-34zM0 65c0 13 4 38 43 38 8 0 17 0 25-4 26-9 47-34 47-61 0-17-4-38-42-38-47 0-73 34-73 65z">
          <text:p/>
        </draw:path>
        <draw:path draw:style-name="gr8" draw:text-style-name="P4" draw:layer="layout" svg:width="0.098cm" svg:height="0.149cm" svg:x="10.085cm" svg:y="5.07cm" svg:viewBox="0 0 99 150" svg:d="M51 0c-30 0-51 30-51 74 0 46 21 76 51 76 31 0 48-30 48-76 0-44-17-74-48-74zM51 13c18 0 31 22 31 61 0 42-13 63-31 63-21 0-30-21-30-63 0-39 9-61 30-61z">
          <text:p/>
        </draw:path>
        <draw:path draw:style-name="gr8" draw:text-style-name="P4" draw:layer="layout" svg:width="0.145cm" svg:height="0.208cm" svg:x="9.766cm" svg:y="8.421cm" svg:viewBox="0 0 146 209" svg:d="M108 34c0 4-5 30-14 47s-34 42-47 42-17-21-17-38c0-34 26-72 55-72 14 0 23 8 23 21zM73 184c-5 8-9 12-22 12l-4 5h-4v8c0 0 25-4 38-4s35 4 35 4v-4-4-5h-8c-5 0-9 0-9-8v-4l47-171c0 0 0-4 0-9 0-4-4-4-4-4-5 0-9 0-13 4l-9 13c-8-8-21-17-35-17-34 0-85 38-85 89 0 26 9 47 39 47 17 0 29-4 50-30z">
          <text:p/>
        </draw:path>
        <draw:path draw:style-name="gr8" draw:text-style-name="P4" draw:layer="layout" svg:width="0.115cm" svg:height="0.102cm" svg:x="9.932cm" svg:y="8.502cm" svg:viewBox="0 0 116 103" svg:d="M30 64c0-21 8-56 39-56 8 0 13 5 17 9 4 8 4 18 4 22 0 8 0 30-13 42-4 9-17 13-29 13-10 0-18-9-18-30zM0 64c0 13 4 39 44 39 8 0 21 0 29-5 26-8 43-34 43-59 0-18-5-39-39-39-51 0-77 39-77 64z">
          <text:p/>
        </draw:path>
        <draw:path draw:style-name="gr8" draw:text-style-name="P4" draw:layer="layout" svg:width="0.123cm" svg:height="0.161cm" svg:x="10.072cm" svg:y="8.523cm" svg:viewBox="0 0 124 162" svg:d="M4 145c0 4-4 9-4 13 0 0 4 4 13 4 13 0 13-8 13-17l12-38h5c4 0 4 0 4 4 4 5 8 17 12 26 13 17 19 25 31 25 9 0 17-8 26-21h-4c-5 4-13 8-13 8-9 0-9-4-13-8-8-13-8-21-14-25-4-9-8-13-17-13v-4l17-10c14-8 18-13 27-13 8 0 4 0 13 0 4 0 12-4 12-8 0-9-4-9-12-9-9 0-26 9-48 22l-9 8c-4 5-12 10-17 10l21-74c5-12 5-25 5-25-9 0-30 4-43 4v9h5 8c0 0 4 0 4 8 0 0 0 4-4 9z">
          <text:p/>
        </draw:path>
        <draw:path draw:style-name="gr1" draw:text-style-name="P1" draw:layer="layout" svg:width="4.063cm" svg:height="0.381cm" svg:x="12.246cm" svg:y="4.593cm" svg:viewBox="0 0 4064 382" svg:d="M4064 297c-1320-425-2752-391-4064 85">
          <text:p/>
        </draw:path>
        <draw:path draw:style-name="gr2" draw:text-style-name="P2" draw:layer="layout" svg:width="0.238cm" svg:height="0.136cm" svg:x="16.292cm" svg:y="4.829cm" svg:viewBox="0 0 239 137" svg:d="M239 137c-65-48-133-91-201-137l-38 124c81 0 157 8 239 13z">
          <text:p/>
        </draw:path>
        <draw:path draw:style-name="gr3" draw:text-style-name="P1" draw:layer="layout" svg:width="0.238cm" svg:height="0.136cm" svg:x="16.292cm" svg:y="4.829cm" svg:viewBox="0 0 239 137" svg:d="M239 137c-65-48-133-91-201-137l-38 124c81 0 157 8 239 13z">
          <text:p/>
        </draw:path>
        <draw:path draw:style-name="gr1" draw:text-style-name="P1" draw:layer="layout" svg:width="4.339cm" svg:height="2.871cm" svg:x="12.267cm" svg:y="5.122cm" svg:viewBox="0 0 4340 2872" svg:d="M4340 2872c-849-1634-2493-2711-4340-2872">
          <text:p/>
        </draw:path>
        <draw:path draw:style-name="gr2" draw:text-style-name="P2" draw:layer="layout" svg:width="0.161cm" svg:height="0.242cm" svg:x="16.551cm" svg:y="7.963cm" svg:viewBox="0 0 162 243" svg:d="M162 243c-16-81-29-162-52-243l-110 59c55 61 106 120 162 184z">
          <text:p/>
        </draw:path>
        <draw:path draw:style-name="gr3" draw:text-style-name="P1" draw:layer="layout" svg:width="0.161cm" svg:height="0.242cm" svg:x="16.551cm" svg:y="7.963cm" svg:viewBox="0 0 162 243" svg:d="M162 243c-16-81-29-162-52-243l-110 59c55 61 106 120 162 184z">
          <text:p/>
        </draw:path>
        <draw:path draw:style-name="gr1" draw:text-style-name="P1" draw:layer="layout" svg:width="4.339cm" svg:height="2.893cm" svg:x="12.276cm" svg:y="5.63cm" svg:viewBox="0 0 4340 2894" svg:d="M4340 0c-850 1639-2489 2733-4340 2894">
          <text:p/>
        </draw:path>
        <draw:path draw:style-name="gr2" draw:text-style-name="P2" draw:layer="layout" svg:width="0.161cm" svg:height="0.237cm" svg:x="16.56cm" svg:y="5.423cm" svg:viewBox="0 0 162 238" svg:d="M162 0c-51 59-107 123-162 179l115 59c17-80 30-158 47-238z">
          <text:p/>
        </draw:path>
        <draw:path draw:style-name="gr3" draw:text-style-name="P1" draw:layer="layout" svg:width="0.161cm" svg:height="0.237cm" svg:x="16.56cm" svg:y="5.423cm" svg:viewBox="0 0 162 238" svg:d="M162 0c-51 59-107 123-162 179l115 59c17-80 30-158 47-238z">
          <text:p/>
        </draw:path>
        <draw:path draw:style-name="gr1" draw:text-style-name="P1" draw:layer="layout" svg:width="4.034cm" svg:height="0.381cm" svg:x="12.254cm" svg:y="8.676cm" svg:viewBox="0 0 4035 382" svg:d="M4035 89c-1312 421-2731 387-4035-89">
          <text:p/>
        </draw:path>
        <draw:path draw:style-name="gr2" draw:text-style-name="P2" draw:layer="layout" svg:width="0.238cm" svg:height="0.136cm" svg:x="16.271cm" svg:y="8.688cm" svg:viewBox="0 0 239 137" svg:d="M239 0c-78 5-158 13-239 17l38 120c68-46 136-89 201-137z">
          <text:p/>
        </draw:path>
        <draw:path draw:style-name="gr3" draw:text-style-name="P1" draw:layer="layout" svg:width="0.238cm" svg:height="0.136cm" svg:x="16.271cm" svg:y="8.688cm" svg:viewBox="0 0 239 137" svg:d="M239 0c-78 5-158 13-239 17l38 120c68-46 136-89 201-137z">
          <text:p/>
        </draw:path>
        <draw:path draw:style-name="gr2" draw:text-style-name="P2" draw:layer="layout" svg:width="0.692cm" svg:height="0.691cm" svg:x="11.575cm" svg:y="4.744cm" svg:viewBox="0 0 693 692" svg:d="M693 348c0-191-153-348-345-348-191 0-348 157-348 348 0 192 157 344 348 344 192 0 345-152 345-344z">
          <text:p/>
        </draw:path>
        <draw:path draw:style-name="gr4" draw:text-style-name="P1" draw:layer="layout" svg:width="0.692cm" svg:height="0.691cm" svg:x="11.575cm" svg:y="4.744cm" svg:viewBox="0 0 693 692" svg:d="M693 348c0-191-153-348-345-348-191 0-348 157-348 348 0 192 157 344 348 344 192 0 345-152 345-344z">
          <text:p/>
        </draw:path>
        <draw:path draw:style-name="gr2" draw:text-style-name="P2" draw:layer="layout" svg:width="0.709cm" svg:height="0.708cm" svg:x="11.567cm" svg:y="8.201cm" svg:viewBox="0 0 710 709" svg:d="M710 356c0-199-158-356-353-356s-357 157-357 356c0 195 162 353 357 353s353-158 353-353z">
          <text:p/>
        </draw:path>
        <draw:path draw:style-name="gr4" draw:text-style-name="P1" draw:layer="layout" svg:width="0.709cm" svg:height="0.708cm" svg:x="11.567cm" svg:y="8.201cm" svg:viewBox="0 0 710 709" svg:d="M710 356c0-199-158-356-353-356s-357 157-357 356c0 195 162 353 357 353s353-158 353-353z">
          <text:p/>
        </draw:path>
        <draw:path draw:style-name="gr2" draw:text-style-name="P2" draw:layer="layout" svg:width="0.73cm" svg:height="0.729cm" svg:x="16.509cm" svg:y="4.727cm" svg:viewBox="0 0 731 730" svg:d="M731 366c0-204-162-366-366-366-200 0-365 162-365 366 0 199 165 364 365 364 204 0 366-165 366-364z">
          <text:p/>
        </draw:path>
        <draw:path draw:style-name="gr4" draw:text-style-name="P1" draw:layer="layout" svg:width="0.73cm" svg:height="0.729cm" svg:x="16.509cm" svg:y="4.727cm" svg:viewBox="0 0 731 730" svg:d="M731 366c0-204-162-366-366-366-200 0-365 162-365 366 0 199 165 364 365 364 204 0 366-165 366-364z">
          <text:p/>
        </draw:path>
        <draw:path draw:style-name="gr2" draw:text-style-name="P2" draw:layer="layout" svg:width="0.777cm" svg:height="0.776cm" svg:x="16.487cm" svg:y="8.167cm" svg:viewBox="0 0 778 777" svg:d="M778 390c0-216-174-390-390-390-214 0-388 174-388 390 0 212 174 387 388 387 216 0 390-175 390-387z">
          <text:p/>
        </draw:path>
        <draw:path draw:style-name="gr4" draw:text-style-name="P1" draw:layer="layout" svg:width="0.777cm" svg:height="0.776cm" svg:x="16.487cm" svg:y="8.167cm" svg:viewBox="0 0 778 777" svg:d="M778 390c0-216-174-390-390-390-214 0-388 174-388 390 0 212 174 387 388 387 216 0 390-175 390-387z">
          <text:p/>
        </draw:path>
        <draw:path draw:style-name="gr8" draw:text-style-name="P4" draw:layer="layout" svg:width="0.051cm" svg:height="0.051cm" svg:x="11.898cm" svg:y="6.619cm" svg:viewBox="0 0 52 52" svg:d="M52 25c0-13-13-25-27-25-12 0-25 12-25 25 0 22 17 27 25 27 10 0 27-9 27-27z">
          <text:p/>
        </draw:path>
        <draw:path draw:style-name="gr8" draw:text-style-name="P4" draw:layer="layout" svg:width="0.051cm" svg:height="0.05cm" svg:x="11.898cm" svg:y="6.776cm" svg:viewBox="0 0 52 51" svg:d="M52 25c0-13-13-25-27-25-12 0-25 8-25 25s17 26 25 26c10 0 27-9 27-26z">
          <text:p/>
        </draw:path>
        <draw:path draw:style-name="gr8" draw:text-style-name="P4" draw:layer="layout" svg:width="0.051cm" svg:height="0.051cm" svg:x="11.898cm" svg:y="6.928cm" svg:viewBox="0 0 52 52" svg:d="M52 26c0-13-13-26-27-26-12 0-25 13-25 26 0 17 17 26 25 26 10 0 27-9 27-26z">
          <text:p/>
        </draw:path>
        <draw:path draw:style-name="gr8" draw:text-style-name="P4" draw:layer="layout" svg:width="0.051cm" svg:height="0.051cm" svg:x="16.852cm" svg:y="6.619cm" svg:viewBox="0 0 52 52" svg:d="M52 29c0-17-12-29-25-29-17 0-27 12-27 29 0 18 14 23 27 23 9 0 25-9 25-23z">
          <text:p/>
        </draw:path>
        <draw:path draw:style-name="gr8" draw:text-style-name="P4" draw:layer="layout" svg:width="0.051cm" svg:height="0.05cm" svg:x="16.852cm" svg:y="6.776cm" svg:viewBox="0 0 52 51" svg:d="M52 25c0-13-12-25-25-25-17 0-27 8-27 25s14 26 27 26c9 0 25-9 25-26z">
          <text:p/>
        </draw:path>
        <draw:path draw:style-name="gr8" draw:text-style-name="P4" draw:layer="layout" svg:width="0.051cm" svg:height="0.051cm" svg:x="16.852cm" svg:y="6.928cm" svg:viewBox="0 0 52 52" svg:d="M52 26c0-13-12-26-25-26-17 0-27 13-27 26 0 17 14 26 27 26 9 0 25-9 25-26z">
          <text:p/>
        </draw:path>
        <draw:path draw:style-name="gr7" draw:text-style-name="P3" draw:layer="layout" svg:width="0.157cm" svg:height="0.153cm" svg:x="12.692cm" svg:y="4.273cm" svg:viewBox="0 0 158 154" svg:d="M103 9c12 0 29 4 29 21 0 4 0 8 0 13-8 26-29 34-55 34h-13l13-60c0-4 4-8 26-8zM107 0c-4 0-21 4-34 4-9 0-21-4-34-4v4 5h8c0 0 5 4 5 8l-22 116c0 8-4 12-17 12h-9l-4 5h4c13 0 22 0 35 0 8 0 21 0 34 0v-5h-9c-8 0-8-4-8-8v-4l8-47c22 0 26 4 30 8l17 39c9 12 17 21 34 21 4 0 8 0 8-4l5-5c-13 0-17-8-21-16l-26-47c13-5 42-17 47-44 0 0 0-4 0-8s0-13-9-17c-8-13-25-13-42-13z">
          <text:p/>
        </draw:path>
        <draw:path draw:style-name="gr7" draw:text-style-name="P3" draw:layer="layout" svg:width="0.059cm" svg:height="0.144cm" svg:x="12.883cm" svg:y="4.341cm" svg:viewBox="0 0 60 145" svg:d="M30 13c0 4 5 8 13 8 9 0 17-4 17-8 0-5-8-13-17-13-8 0-13 8-13 13zM43 69c4-8 4-18 4-22 0-5 0-5-4-5-8 0-21 0-39 5v4h14c4 5 4 5 4 10 0 0 0 4 0 8l-18 47c0 8-4 16-4 21 0 4 4 8 14 8 12 0 29-8 42-21 0 0-4-4-9-4-8 8-17 12-17 12-4 0-4 0-4-4 0 0 0-8 4-12z">
          <text:p/>
        </draw:path>
        <draw:path draw:style-name="gr7" draw:text-style-name="P3" draw:layer="layout" svg:width="0.097cm" svg:height="0.148cm" svg:x="12.951cm" svg:y="4.405cm" svg:viewBox="0 0 98 149" svg:d="M51 0c-30 0-51 30-51 72 0 48 21 77 51 77s47-29 47-77c0-42-17-72-47-72zM51 12c17 0 30 22 30 60 0 43-13 64-30 64-22 0-30-21-30-64 0-38 8-60 30-60z">
          <text:p/>
        </draw:path>
        <draw:path draw:style-name="gr7" draw:text-style-name="P3" draw:layer="layout" svg:width="0.038cm" svg:height="0.055cm" svg:x="13.082cm" svg:y="4.46cm" svg:viewBox="0 0 39 56" svg:d="M39 21c0-17-12-21-21-21-8 0-18 4-18 12 0 14 10 14 18 14h5 4v4c0 5-4 13-22 22l5 4c8 0 29-17 29-35z">
          <text:p/>
        </draw:path>
        <draw:path draw:style-name="gr7" draw:text-style-name="P3" draw:layer="layout" svg:width="0.115cm" svg:height="0.102cm" svg:x="13.184cm" svg:y="4.383cm" svg:viewBox="0 0 116 103" svg:d="M26 61c0-17 12-52 38-52 8 0 17 5 17 10 4 4 8 12 8 21 0 8-4 29-12 42-9 8-21 13-30 13s-21-9-21-34zM0 65c0 13 4 38 43 38 8 0 17 0 25-4 26-9 48-34 48-59 0-17-9-40-44-40-51 0-72 35-72 65z">
          <text:p/>
        </draw:path>
        <draw:path draw:style-name="gr7" draw:text-style-name="P3" draw:layer="layout" svg:width="0.098cm" svg:height="0.148cm" svg:x="13.311cm" svg:y="4.405cm" svg:viewBox="0 0 99 149" svg:d="M48 0c-30 0-48 29-48 72 0 47 18 77 48 77 34 0 51-30 51-77 0-43-17-72-51-72zM48 12c21 0 30 22 30 60 0 43-9 64-30 64-17 0-30-21-30-64 0-38 13-60 30-60z">
          <text:p/>
        </draw:path>
        <draw:polygon draw:style-name="gr7" draw:text-style-name="P3" draw:layer="layout" svg:width="0.017cm" svg:height="0.165cm" svg:x="13.491cm" svg:y="4.289cm" svg:viewBox="0 0 18 166" draw:points="0,0 18,0 18,166 0,166">
          <text:p/>
        </draw:polygon>
        <draw:path draw:style-name="gr7" draw:text-style-name="P3" draw:layer="layout" svg:width="0.055cm" svg:height="0.166cm" svg:x="13.579cm" svg:y="4.29cm" svg:viewBox="0 0 56 167" svg:d="M56 13v-4l-4-9c-8 0-17 4-22 13-9 4-13 13-17 17-5 8-9 17-9 25-4 9-4 17-4 26s0 18 4 26c0 9 4 17 9 26 4 8 8 12 17 21 5 4 14 8 22 13l4-9c-4-4-12-8-17-13-4-8-9-12-13-21-5-4-9-12-9-21-4-4-4-13-4-22 0-17 4-30 8-43 9-8 18-21 31-25z">
          <text:p/>
        </draw:path>
        <draw:path draw:style-name="gr7" draw:text-style-name="P3" draw:layer="layout" svg:width="0.153cm" svg:height="0.153cm" svg:x="13.664cm" svg:y="4.273cm" svg:viewBox="0 0 154 154" svg:d="M99 9c12 0 29 4 29 21 0 4 0 8 0 13-8 26-29 34-56 34h-13l13-60c0-4 4-8 27-8zM103 0c-4 0-22 4-35 4-9 0-21-4-34-4v4 5h9c0 0 4 4 4 8l-21 116c0 8-5 12-18 12h-8v5c13 0 21 0 34 0 9 0 21 0 34 0v-5h-9c-4 0-8-4-8-8v-4l8-47c22 0 26 4 30 8l18 39c9 12 17 21 34 21 4 0 9 0 9-4l4-5c-13 0-17-8-21-16l-26-47c13-5 43-17 47-44 0 0 0-4 0-8s0-13-9-17c-8-13-25-13-42-13z">
          <text:p/>
        </draw:path>
        <draw:path draw:style-name="gr7" draw:text-style-name="P3" draw:layer="layout" svg:width="0.059cm" svg:height="0.144cm" svg:x="13.851cm" svg:y="4.341cm" svg:viewBox="0 0 60 145" svg:d="M30 13c0 4 4 8 12 8 10 0 18-4 18-8 0-5-8-13-18-13-8 0-12 8-12 13zM42 69c6-8 10-18 10-22 0-5-4-5-10-5-8 0-21 0-38 5 0 0 0 4 4 4h9c4 5 4 5 4 10 0 0 0 4 0 8l-17 47c0 8-4 16-4 21 0 4 4 8 12 8 18 0 30-8 44-21 0 0-4-4-8-4-10 8-18 12-18 12-5 0-5 0-5-4 0 0 0-8 5-12z">
          <text:p/>
        </draw:path>
        <draw:path draw:style-name="gr7" draw:text-style-name="P3" draw:layer="layout" svg:width="0.099cm" svg:height="0.148cm" svg:x="13.919cm" svg:y="4.405cm" svg:viewBox="0 0 100 149" svg:d="M52 0c-30 0-52 30-52 72 0 48 22 77 52 77s48-29 48-77c0-42-18-72-48-72zM52 12c17 0 30 22 30 60 0 43-13 64-30 64-21 0-30-21-30-64 0-38 9-60 30-60z">
          <text:p/>
        </draw:path>
        <draw:path draw:style-name="gr7" draw:text-style-name="P3" draw:layer="layout" svg:width="0.157cm" svg:height="0.153cm" svg:x="14.072cm" svg:y="4.273cm" svg:viewBox="0 0 158 154" svg:d="M102 9c13 0 30 4 30 21 0 4 0 8 0 13-8 26-30 34-55 34h-13l13-60c0-4 4-8 25-8zM107 0c-5 0-21 4-34 4-9 0-22-4-35-4v4 5h9c0 0 4 4 4 8l-22 116c0 8-4 12-17 12h-8l-4 5h4c13 0 21 0 34 0 8 0 22 0 35 0v-5h-9c-4 0-8-4-8-8v-4l8-47c22 0 26 4 30 8l17 39c8 12 17 21 34 21 4 0 8 0 8-4l5-5c-13 0-17-8-22-16l-25-47c13-5 42-17 47-44 0 0 0-4 0-8s0-13-9-17c-8-13-25-13-42-13z">
          <text:p/>
        </draw:path>
        <draw:path draw:style-name="gr7" draw:text-style-name="P3" draw:layer="layout" svg:width="0.114cm" svg:height="0.157cm" svg:x="14.246cm" svg:y="4.341cm" svg:viewBox="0 0 115 158" svg:d="M115 21c-4-13-12-21-25-21-44 0-52 64-61 85l-29 17 4 5 25-14c-8 14-17 31-17 44 0 12 13 21 30 21 22 0 39-17 48-30l-4-4c-5 13-18 25-35 25-9 0-17-4-17-12 0-13 17-48 17-61 22-8 64-34 64-55zM103 21c4 17-30 39-48 51l13-34c5-13 9-30 26-30 4 0 9 5 9 13z">
          <text:p/>
        </draw:path>
        <draw:polygon draw:style-name="gr7" draw:text-style-name="P3" draw:layer="layout" svg:width="0.085cm" svg:height="0.081cm" svg:x="14.39cm" svg:y="4.32cm" svg:viewBox="0 0 86 82" draw:points="35,0 39,34 4,17 0,29 35,43 8,73 22,82 44,47 65,82 77,73 52,43 86,29 82,21 48,34 52,4 52,0">
          <text:p/>
        </draw:polygon>
        <draw:path draw:style-name="gr7" draw:text-style-name="P3" draw:layer="layout" svg:width="0.157cm" svg:height="0.153cm" svg:x="14.496cm" svg:y="4.273cm" svg:viewBox="0 0 158 154" svg:d="M99 9c13 0 30 4 30 21 0 4 0 8 0 13-9 26-30 34-56 34h-12l12-60c0-4 4-8 26-8zM103 0c-4 0-21 4-34 4-8 0-21-4-34-4v4 5h9c0 0 4 4 4 8l-22 116c0 8-5 12-17 12h-5c-4 0-4 0-4 0v5c13 0 21 0 35 0 9 0 21 0 34 0v-5h-8c-5 0-9-4-9-8v-4l9-47c21 0 25 4 29 8l22 39c4 12 12 21 29 21 4 0 9 0 13-4v-5c-13 0-17-8-21-16l-26-47c13-5 43-17 47-44 0 0 4-4 4-8s-4-13-8-17c-13-13-30-13-47-13z">
          <text:p/>
        </draw:path>
        <draw:path draw:style-name="gr7" draw:text-style-name="P3" draw:layer="layout" svg:width="0.115cm" svg:height="0.106cm" svg:x="14.674cm" svg:y="4.354cm" svg:viewBox="0 0 116 107" svg:d="M26 64c0-22 13-56 42-56 9 0 13 4 17 9 6 8 6 17 6 21 0 14 0 31-14 43-9 13-17 17-30 17-8 0-21-12-21-34zM0 64c0 13 5 43 43 43 8 0 17-4 25-9 27-8 48-34 48-60 0-17-4-38-43-38-47 0-73 38-73 64z">
          <text:p/>
        </draw:path>
        <draw:path draw:style-name="gr7" draw:text-style-name="P3" draw:layer="layout" svg:width="0.102cm" svg:height="0.144cm" svg:x="14.802cm" svg:y="4.379cm" svg:viewBox="0 0 103 145" svg:d="M51 0c-30 0-51 27-51 73 0 47 21 72 51 72s52-25 52-72c0-46-22-73-52-73zM51 9c17 0 30 22 30 64 0 43-13 64-30 64-21 0-30-21-30-64 0-42 9-64 30-64z">
          <text:p/>
        </draw:path>
        <draw:path draw:style-name="gr7" draw:text-style-name="P3" draw:layer="layout" svg:width="0.059cm" svg:height="0.17cm" svg:x="14.959cm" svg:y="4.29cm" svg:viewBox="0 0 60 171" svg:d="M0 13c9 0 13 4 17 14 8 4 13 8 17 17 4 4 4 12 8 16 0 9 0 17 0 26 0 4 0 13 0 21-4 5-8 13-8 17-4 9-9 13-17 21-4 5-8 9-17 13l4 13c9-4 17-13 21-17 9-4 13-13 17-21 5-9 9-13 13-21 5-9 5-18 5-30 0-9 0-17-5-26-4-8-8-17-13-21-4-8-8-18-17-22-4-4-12-9-21-13z">
          <text:p/>
        </draw:path>
        <draw:path draw:style-name="gr7" draw:text-style-name="P3" draw:layer="layout" svg:width="0.157cm" svg:height="0.153cm" svg:x="13.401cm" svg:y="5.134cm" svg:viewBox="0 0 158 154" svg:d="M98 9c17 0 34 4 34 21 0 4-4 4-4 8-4 30-25 34-51 34h-13l9-55c0-4 4-8 25-8zM103 0c-5 0-22 0-30 0-13 0-21 0-34 0h-4v4c0 5 0 5 0 5h8c4 0 4 0 4 8l-21 116c0 8-5 8-18 8l-4 4c-4 0-4 0-4 0v5c13 0 26 0 35 0 12 0 21 0 34 0v-5c4 0 0 0 0 0l-5-4c-8 0-12 0-12-4v-4l8-48c21 0 30 0 30 8l21 40c4 8 13 21 30 21 4 0 8-4 13-4v-5c-13 0-17-8-22-17l-21-52c13 0 38-12 43-38 4 0 4-4 4-8 0-9-4-13-9-21-12-9-29-9-46-9z">
          <text:p/>
        </draw:path>
        <draw:path draw:style-name="gr7" draw:text-style-name="P3" draw:layer="layout" svg:width="0.06cm" svg:height="0.144cm" svg:x="13.587cm" svg:y="5.202cm" svg:viewBox="0 0 61 145" svg:d="M31 13c0 4 9 8 13 8 9 0 17-4 17-8 0-9-8-13-17-13-4 0-13 4-13 13zM44 69c4-9 9-18 9-22s-5-4-9-4c-8 0-21 0-35 4-4 0-4 4 0 4h14l4 5c0 4-4 9-4 13l-14 47c-4 8-9 16-9 21 0 4 5 8 14 8 17 0 30-8 43-21 0-4-4-4-9-4-4 8-12 12-17 12-4 0-4-4-4-4 0-4 4-8 4-12z">
          <text:p/>
        </draw:path>
        <draw:path draw:style-name="gr7" draw:text-style-name="P3" draw:layer="layout" svg:width="0.102cm" svg:height="0.144cm" svg:x="13.656cm" svg:y="5.266cm" svg:viewBox="0 0 103 145" svg:d="M52 0c-31 0-52 25-52 72s21 73 52 73c29 0 51-26 51-73s-22-72-51-72zM52 8c17 0 29 22 29 64s-12 64-29 64c-23 0-31-22-31-64s8-64 31-64z">
          <text:p/>
        </draw:path>
        <draw:path draw:style-name="gr7" draw:text-style-name="P3" draw:layer="layout" svg:width="0.038cm" svg:height="0.055cm" svg:x="13.796cm" svg:y="5.321cm" svg:viewBox="0 0 39 56" svg:d="M39 21c0-17-17-21-27-21-4 0-12 4-12 12 0 9 8 13 18 13 4 0 4 0 4 0 4 0 4 0 4 0 0 4-4 17-22 27v4c8 0 35-18 35-35z">
          <text:p/>
        </draw:path>
        <draw:path draw:style-name="gr7" draw:text-style-name="P3" draw:layer="layout" svg:width="0.115cm" svg:height="0.101cm" svg:x="13.893cm" svg:y="5.245cm" svg:viewBox="0 0 116 102" svg:d="M26 60c0-22 12-56 42-56 10 0 14 4 18 12 4 5 4 13 4 22 0 8 0 30-12 43-10 8-18 13-31 13-9 0-21-9-21-34zM0 64c0 9 5 38 43 38 8 0 17 0 25-4 27-13 48-34 48-65 0-12-4-33-42-33-48 0-74 33-74 64z">
          <text:p/>
        </draw:path>
        <draw:path draw:style-name="gr7" draw:text-style-name="P3" draw:layer="layout" svg:width="0.124cm" svg:height="0.166cm" svg:x="14.033cm" svg:y="5.261cm" svg:viewBox="0 0 125 167" svg:d="M4 146c0 4-4 12-4 12 0 5 4 9 13 9s9-13 13-21l8-34c5 0 5 0 9 0h4c5 8 10 21 14 29 8 17 17 26 29 26 9 0 17-9 26-21 0-5 0-5-4-5-5 9-13 13-17 13-5 0-5-4-9-8-8-13-13-21-13-30-4-4-8-9-16-14l12-8c17-13 21-17 30-17 4 0 4 4 13 4 4 0 13-4 13-13 0-4-5-8-13-8-9 0-26 8-47 25l-8 9c-5 4-14 4-18 4l22-68c4-17 4-25 4-25 0 0 0-5-4-5-4 5-27 9-39 9v4c0 4 0 4 0 4h8c4 0 9 0 9 5 0 4 0 8-5 12z">
          <text:p/>
        </draw:path>
        <draw:polygon draw:style-name="gr7" draw:text-style-name="P3" draw:layer="layout" svg:width="0.017cm" svg:height="0.166cm" svg:x="14.24cm" svg:y="5.152cm" svg:viewBox="0 0 18 167" draw:points="0,0 18,0 18,167 0,167">
          <text:p/>
        </draw:polygon>
        <draw:path draw:style-name="gr7" draw:text-style-name="P3" draw:layer="layout" svg:width="0.059cm" svg:height="0.17cm" svg:x="14.331cm" svg:y="5.147cm" svg:viewBox="0 0 60 171" svg:d="M56 14h4l-9-14c-8 4-12 8-22 18-4 4-12 8-17 17-4 8-4 17-8 25-4 4-4 17-4 26 0 8 0 17 4 25 4 9 4 17 8 26 5 8 13 12 17 21 10 4 14 8 22 13l9-9c-9-4-13-8-21-17-5-4-10-8-14-17-4-8-4-13-8-21 0-8-5-13-5-21 0-17 5-30 13-43 4-12 14-21 26-29z">
          <text:p/>
        </draw:path>
        <draw:path draw:style-name="gr7" draw:text-style-name="P3" draw:layer="layout" svg:width="0.156cm" svg:height="0.153cm" svg:x="14.416cm" svg:y="5.134cm" svg:viewBox="0 0 157 154" svg:d="M98 9c17 0 34 4 34 21 0 4-4 4-4 8-4 30-26 34-51 34h-13l9-55c0-4 8-8 25-8zM107 0c-9 0-26 0-34 0-13 0-22 0-34 0h-5v4c0 5 0 5 0 5h9c4 0 4 0 4 8l-21 116c0 8-4 8-18 8l-4 4h-4v5c12 0 26 0 34 0 13 0 22 0 34 0l5-5h-5l-4-4c-8 0-13 0-13-4v-4l9-48c25 0 30 0 30 8l21 40c4 8 13 21 30 21 4 0 8-4 12-4v-5c-12 0-17-8-21-17l-21-52c13 0 38-12 46-38 0 0 0-4 0-8 0-9-4-13-8-21-13-9-25-9-42-9z">
          <text:p/>
        </draw:path>
        <draw:path draw:style-name="gr7" draw:text-style-name="P3" draw:layer="layout" svg:width="0.055cm" svg:height="0.144cm" svg:x="14.607cm" svg:y="5.202cm" svg:viewBox="0 0 56 145" svg:d="M25 13c0 4 8 8 17 8 4 0 14-4 14-8 0-9-10-13-14-13-9 0-17 4-17 13zM42 69c0-9 4-18 4-22s-4-4-8-4c-9 0-21 0-34 4-4 0 0 4 0 4h13l4 5c0 4 0 9-4 13l-13 47c-4 8-4 16-4 21 0 4 0 8 8 8 17 0 30-8 42-21 0-4 0-4-4-4-8 8-17 12-21 12l-4-4c0-4 4-8 4-12z">
          <text:p/>
        </draw:path>
        <draw:path draw:style-name="gr7" draw:text-style-name="P3" draw:layer="layout" svg:width="0.102cm" svg:height="0.144cm" svg:x="14.67cm" svg:y="5.266cm" svg:viewBox="0 0 103 145" svg:d="M52 0c-30 0-52 25-52 72s22 73 52 73 51-26 51-73-21-72-51-72zM52 8c21 0 30 21 30 64 0 42-9 64-30 64-17 0-30-22-30-64 0-43 13-64 30-64z">
          <text:p/>
        </draw:path>
        <draw:path draw:style-name="gr7" draw:text-style-name="P3" draw:layer="layout" svg:width="0.157cm" svg:height="0.153cm" svg:x="14.827cm" svg:y="5.134cm" svg:viewBox="0 0 158 154" svg:d="M99 9c17 0 34 4 34 21 0 4-4 4-4 8-5 30-26 34-51 34h-13l9-55c0-4 4-8 25-8zM107 0c-8 0-25 0-33 0-13 0-22 0-35 0h-4v4c0 5 0 5 0 5h9c4 0 4 0 4 8l-21 116c0 8-5 8-18 8l-4 4c-5 0-5 0-5 0v5c14 0 27 0 35 0 13 0 22 0 34 0v-5c5 0 0 0 0 0l-4-4c-8 0-13 0-13-4v-4l9-48c25 0 29 0 29 8l22 40c4 8 12 21 30 21 4 0 8-4 12-4v-5c-12 0-17-8-21-17l-21-52c12 0 38-12 42-38 4 0 4-4 4-8 0-9-4-13-8-21-13-9-30-9-43-9z">
          <text:p/>
        </draw:path>
        <draw:path draw:style-name="gr7" draw:text-style-name="P3" draw:layer="layout" svg:width="0.115cm" svg:height="0.157cm" svg:x="14.997cm" svg:y="5.206cm" svg:viewBox="0 0 116 158" svg:d="M116 17c0-8-14-17-22-17-43 0-56 65-60 86l-34 17 4 4 26-12c-4 12-13 25-13 42 0 13 9 21 25 21 26 0 39-17 52-34h-5c-8 9-21 26-38 26-9 0-13-5-13-13 0-13 13-47 17-59 22-13 61-34 61-61zM106 22c0 18-34 39-51 51l13-33c4-13 13-31 26-31 8 0 12 4 12 13z">
          <text:p/>
        </draw:path>
        <draw:path draw:style-name="gr7" draw:text-style-name="P3" draw:layer="layout" svg:width="0.08cm" svg:height="0.084cm" svg:x="15.146cm" svg:y="5.177cm" svg:viewBox="0 0 81 85" svg:d="M35 0l4 38-35-17-4 12 35 13-27 31 10 8 25-35 21 35 9-8-26-31 34-13-4-12-30 17v-30c0-4 0-4 5-4v-4z">
          <text:p/>
        </draw:path>
        <draw:path draw:style-name="gr7" draw:text-style-name="P3" draw:layer="layout" svg:width="0.157cm" svg:height="0.153cm" svg:x="15.248cm" svg:y="5.134cm" svg:viewBox="0 0 158 154" svg:d="M97 9c17 0 35 4 35 21 0 4 0 4-4 8-4 30-26 34-52 34h-13l9-55c0-4 8-8 25-8zM106 0c-9 0-26 0-34 0-13 0-21 0-34 0l-4 4c0 5 0 5 4 5h4c4 0 9 0 9 8l-22 116c-4 8-8 8-17 8l-8 4h-4v5c12 0 25 0 34 0 12 0 21 0 33 0h5v-5h-5l-4-4c-8 0-12 0-12-4v-4l8-48c26 0 30 0 34 8l17 40c4 8 14 21 31 21 4 0 8-4 12-4v-5c-12 0-17-8-21-17l-22-52c14 0 39-12 48-38 0 0 0-4 0-8 0-9-5-13-9-21-8-9-25-9-43-9z">
          <text:p/>
        </draw:path>
        <draw:path draw:style-name="gr7" draw:text-style-name="P3" draw:layer="layout" svg:width="0.111cm" svg:height="0.102cm" svg:x="15.43cm" svg:y="5.215cm" svg:viewBox="0 0 112 103" svg:d="M27 63c0-21 8-55 38-55 8 0 13 4 17 9 4 8 4 17 4 21 0 8 0 30-8 42-9 10-22 14-34 14-5 0-17-9-17-31zM0 63c0 13 4 40 39 40 13 0 22 0 30-5 26-8 43-35 43-60 0-17-5-38-39-38-52 0-73 38-73 63z">
          <text:p/>
        </draw:path>
        <draw:path draw:style-name="gr7" draw:text-style-name="P3" draw:layer="layout" svg:width="0.124cm" svg:height="0.161cm" svg:x="15.57cm" svg:y="5.24cm" svg:viewBox="0 0 125 162" svg:d="M0 145c0 4 0 8 0 13 0 4 0 4 9 4 12 0 12-9 12-17l13-39h5c4 0 4 0 8 4 4 9 4 17 13 30 8 13 17 22 25 22 9 0 21-9 31-22-5 0-5 0-10 0-4 5-8 9-12 9-5 0-9-4-13-9-4-13-9-21-13-25-4-9-8-13-17-13l17-13c13-8 21-12 26-12 8 0 4 0 17 0 0 0 14-5 14-9 0-8-9-8-19-8-8 0-25 8-42 21l-13 8c-4 4-8 9-17 9l22-72c4-13 8-21 8-21 0-5-4-5-4-5-9 0-30 5-39 5l-4 8h4 9c4 0 4 4 4 8 0 0 0 5 0 9z">
          <text:p/>
        </draw:path>
        <draw:path draw:style-name="gr7" draw:text-style-name="P3" draw:layer="layout" svg:width="0.059cm" svg:height="0.17cm" svg:x="15.753cm" svg:y="5.147cm" svg:viewBox="0 0 60 171" svg:d="M4 14c4 4 8 8 17 12 4 9 10 13 14 17 4 9 4 13 8 21 0 9 5 13 5 22 0 8-5 17-5 21-4 8-4 17-8 21-4 9-10 13-14 17-9 9-13 13-21 13l4 13c8-5 17-9 27-13 4-9 8-13 17-21 4-9 8-17 8-26 4-8 4-17 4-25 0-9 0-17-4-26 0-8-4-17-8-25-5-4-13-13-17-17-10-10-19-14-27-18z">
          <text:p/>
        </draw:path>
        <draw:path draw:style-name="gr7" draw:text-style-name="P3" draw:layer="layout" svg:width="0.158cm" svg:height="0.153cm" svg:x="13.447cm" svg:y="8.302cm" svg:viewBox="0 0 159 154" svg:d="M98 9c17 0 34 4 34 21 0 4-4 4-4 9-4 29-26 34-51 34h-13l9-55c0-5 4-9 25-9zM107 0c-9 0-26 0-34 0-13 0-22 0-34 0h-5v5c0 4 0 4 0 4h9c4 0 4 0 4 9l-21 114c0 9-4 9-17 9l-4 5c-5 0-5 0-5 0v4c13 0 26 0 34 0 13 0 22 0 34 0v-4c5 0 0 0 0 0l-4-5c-8 0-13 0-13-4v-5l9-47c21 0 30 0 30 9l21 38c4 9 13 22 30 22 5 0 9-4 13-4v-4c-13 0-17-9-22-18l-21-51c13 0 39-13 43-38 5-5 5-5 5-9 0-8-5-12-9-21-13-9-31-9-43-9z">
          <text:p/>
        </draw:path>
        <draw:path draw:style-name="gr7" draw:text-style-name="P3" draw:layer="layout" svg:width="0.06cm" svg:height="0.145cm" svg:x="13.634cm" svg:y="8.37cm" svg:viewBox="0 0 61 146" svg:d="M31 13c0 4 8 8 13 8 8 0 17-4 17-8 0-8-9-13-17-13-5 0-13 5-13 13zM44 69c4-8 8-18 8-22s-4-4-8-4c-9 0-23 0-35 4-4 0 0 4 0 4h12l6 5c0 5-6 9-6 13l-12 47c-4 8-9 17-9 21s5 9 13 9c18 0 31-9 44-22 0-4-5-4-9-4-4 9-13 13-17 13s-4-4-4-4c0-5 4-9 4-13z">
          <text:p/>
        </draw:path>
        <draw:path draw:style-name="gr7" draw:text-style-name="P3" draw:layer="layout" svg:width="0.11cm" svg:height="0.186cm" svg:x="13.681cm" svg:y="8.43cm" svg:viewBox="0 0 111 187" svg:d="M99 69c0-9 4-17 4-22 0 0 0-4-4-4-13 0-26 4-39 4-4 0 0 5 0 5l13 4c0 0 4 0 4 4s0 9-4 17l-8 25c-5 22-9 39-13 55-9 18-17 22-21 22-9 0-4-9-22-9-5 0-9 0-9 9 0 4 13 8 27 8 33 0 50-42 63-97zM82 12c0 5 8 13 17 13 8 0 12-8 12-13 0-4-4-12-12-12-9 0-17 8-17 12z">
          <text:p/>
        </draw:path>
        <draw:path draw:style-name="gr7" draw:text-style-name="P3" draw:layer="layout" svg:width="0.043cm" svg:height="0.055cm" svg:x="13.825cm" svg:y="8.489cm" svg:viewBox="0 0 44 56" svg:d="M44 22c0-22-17-22-26-22-5 0-18 4-18 14 0 8 13 13 18 13 4 0 4 0 4 0h5 4c0 4-4 16-26 25l4 4c9 0 35-17 35-34z">
          <text:p/>
        </draw:path>
        <draw:path draw:style-name="gr7" draw:text-style-name="P3" draw:layer="layout" svg:width="0.115cm" svg:height="0.102cm" svg:x="13.927cm" svg:y="8.413cm" svg:viewBox="0 0 116 103" svg:d="M26 60c0-21 14-56 43-56 9 0 13 4 17 13 4 4 4 13 4 22 0 8-4 30-12 42-9 9-22 13-30 13s-22-8-22-34zM0 64c0 9 4 39 44 39 8 0 17 0 25-5 26-12 47-34 47-63 0-14-5-35-43-35-47 0-73 35-73 64z">
          <text:p/>
        </draw:path>
        <draw:path draw:style-name="gr7" draw:text-style-name="P3" draw:layer="layout" svg:width="0.098cm" svg:height="0.144cm" svg:x="14.054cm" svg:y="8.434cm" svg:viewBox="0 0 99 145" svg:d="M51 0c-29 0-51 25-51 72s22 73 51 73c31 0 48-26 48-73s-17-72-48-72zM51 8c18 0 31 21 31 64 0 42-13 65-31 65-21 0-29-23-29-65 0-43 8-64 29-64z">
          <text:p/>
        </draw:path>
        <draw:polygon draw:style-name="gr7" draw:text-style-name="P3" draw:layer="layout" svg:width="0.017cm" svg:height="0.165cm" svg:x="14.236cm" svg:y="8.319cm" svg:viewBox="0 0 18 166" draw:points="0,0 18,0 18,166 0,166">
          <text:p/>
        </draw:polygon>
        <draw:path draw:style-name="gr7" draw:text-style-name="P3" draw:layer="layout" svg:width="0.06cm" svg:height="0.17cm" svg:x="14.326cm" svg:y="8.315cm" svg:viewBox="0 0 61 171" svg:d="M56 13h5l-9-13c-8 5-13 9-22 13-4 8-13 13-17 21-4 9-8 17-8 27-5 4-5 16-5 25 0 8 0 17 5 25 0 9 4 17 8 26 4 4 13 13 17 21 9 4 14 9 22 13l9-9c-9-4-13-8-22-17-5-4-9-8-13-17-4-8-4-12-9-21 0-8-4-13-4-21 0-17 4-30 13-43 4-13 13-22 26-30z">
          <text:p/>
        </draw:path>
        <draw:path draw:style-name="gr7" draw:text-style-name="P3" draw:layer="layout" svg:width="0.157cm" svg:height="0.153cm" svg:x="14.411cm" svg:y="8.302cm" svg:viewBox="0 0 158 154" svg:d="M98 9c18 0 35 4 35 21 0 4-4 4-4 9-5 29-27 34-52 34h-13l8-55c0-5 5-9 26-9zM102 0c-4 0-21 0-30 0-12 0-21 0-34 0h-4v5c0 4 0 4 0 4h9c4 0 4 0 4 9l-21 114c0 9-4 9-17 9l-4 5c-5 0-5 0-5 0v4c13 0 26 0 34 0 13 0 21 0 34 0v-4c4 0 0 0 0 0l-4-5c-9 0-13 0-13-4v-5l9-47c21 0 29 0 29 9l22 38c5 9 13 22 30 22 5 0 9-4 13-4v-4c-13 0-17-9-21-18l-22-51c13 0 39-13 43-38 4-5 4-5 4-9 0-8-4-12-8-21-13-9-30-9-48-9z">
          <text:p/>
        </draw:path>
        <draw:path draw:style-name="gr7" draw:text-style-name="P3" draw:layer="layout" svg:width="0.059cm" svg:height="0.145cm" svg:x="14.598cm" svg:y="8.37cm" svg:viewBox="0 0 60 146" svg:d="M31 13c0 4 8 8 12 8 9 0 17-4 17-8 0-8-8-13-17-13-4 0-12 5-12 13zM43 69c5-8 9-18 9-22s-4-4-9-4c-8 0-21 0-33 4-6 0-6 4 0 4h8c4 0 9 5 9 5 0 5-5 9-5 13l-12 47c-6 8-10 17-10 21s4 9 14 9c17 0 29-9 42-22 0-4-4-4-8-4-5 9-13 13-17 13s-4-4-4-4c0-5 4-9 4-13z">
          <text:p/>
        </draw:path>
        <draw:path draw:style-name="gr7" draw:text-style-name="P3" draw:layer="layout" svg:width="0.11cm" svg:height="0.186cm" svg:x="14.645cm" svg:y="8.43cm" svg:viewBox="0 0 111 187" svg:d="M98 69c0-9 5-17 5-22 0 0 0-4-5-4-12 0-25 4-38 4-4 0 0 5 0 5l13 4c0 0 4 0 4 4s-4 9-4 17l-9 25c-4 22-8 39-12 55-9 18-18 22-23 22-8 0-8-9-21-9-4 0-8 0-8 9 0 4 12 8 25 8 35 0 52-42 65-97zM81 12c0 5 9 13 17 13 9 0 13-8 13-13 0-4-4-12-13-12-8 0-17 8-17 12z">
          <text:p/>
        </draw:path>
        <draw:path draw:style-name="gr7" draw:text-style-name="P3" draw:layer="layout" svg:width="0.153cm" svg:height="0.153cm" svg:x="14.815cm" svg:y="8.302cm" svg:viewBox="0 0 154 154" svg:d="M98 9c13 0 30 4 30 21 0 4 0 4 0 9-9 29-30 34-55 34h-13l13-55c0-5 4-9 25-9zM102 0c-4 0-21 0-33 0-9 0-22 0-35 0v5c0 4 0 4 0 4h9c0 0 4 0 4 9l-21 114c0 9-4 9-17 9l-9 5v4c13 0 22 0 34 0 9 0 22 0 35 0v-4l-9-5c-4 0-9 0-9-4v-5l9-47c21 0 26 0 30 9l21 38c4 9 13 22 30 22 4 0 8-4 13-4v-4c-13 0-18-9-22-18l-25-51c12 0 42-13 47-38 0-5 0-5 0-9 0-8 0-12-9-21s-26-9-43-9z">
          <text:p/>
        </draw:path>
        <draw:path draw:style-name="gr7" draw:text-style-name="P3" draw:layer="layout" svg:width="0.115cm" svg:height="0.157cm" svg:x="14.984cm" svg:y="8.37cm" svg:viewBox="0 0 116 158" svg:d="M116 17c0-8-13-17-25-17-43 0-51 64-60 85l-31 17 5 4 26-12c-8 12-17 25-17 38 0 18 13 26 30 26 21 0 38-17 47-35h-5c-4 9-17 27-34 27-8 0-17-4-17-13 0-14 17-48 21-60 18-13 60-34 60-60zM108 21c0 17-34 39-52 47l13-30c5-12 9-29 26-29 4 0 8 4 13 12z">
          <text:p/>
        </draw:path>
        <draw:path draw:style-name="gr7" draw:text-style-name="P3" draw:layer="layout" svg:width="0.085cm" svg:height="0.085cm" svg:x="15.129cm" svg:y="8.345cm" svg:viewBox="0 0 86 86" svg:d="M35 0l4 39-31-17-8 13 39 12-31 30 13 9 22-34 21 34 13-9-25-30 34-12-5-13-34 17 5-31c0-4 0-4 0-4v-4z">
          <text:p/>
        </draw:path>
        <draw:path draw:style-name="gr7" draw:text-style-name="P3" draw:layer="layout" svg:width="0.157cm" svg:height="0.153cm" svg:x="15.235cm" svg:y="8.302cm" svg:viewBox="0 0 158 154" svg:d="M98 9c12 0 29 4 29 21 0 4 0 4 0 9-4 29-29 34-55 34h-13l13-55c0-5 4-9 26-9zM102 0c-4 0-22 0-34 0-9 0-17 0-30 0h-4v5c0 4 0 4 0 4h8c0 0 5 0 5 9l-22 114c0 9-4 9-17 9l-4 5c-4 0-4 0-4 0v4c13 0 21 0 34 0 8 0 21 0 34 0v-4l-4-5c-9 0-13 0-13-4v-5l8-47c21 0 30 0 30 9l21 38c5 9 13 22 31 22 4 0 8-4 13-4v-4c-13 0-17-9-21-18l-23-51c9 0 39-13 44-38 0-5 4-5 4-9 0-8-4-12-9-21-12-9-30-9-47-9z">
          <text:p/>
        </draw:path>
        <draw:path draw:style-name="gr7" draw:text-style-name="P3" draw:layer="layout" svg:width="0.115cm" svg:height="0.102cm" svg:x="15.413cm" svg:y="8.383cm" svg:viewBox="0 0 116 103" svg:d="M26 65c0-23 13-57 43-57 9 0 13 5 17 9 4 8 4 17 4 21 0 9 0 31-12 44-9 8-17 12-30 12-9 0-22-8-22-29zM0 65c0 12 5 38 44 38 8 0 21 0 25-4 30-9 47-34 47-61 0-17-4-38-43-38-47 0-73 38-73 65z">
          <text:p/>
        </draw:path>
        <draw:path draw:style-name="gr7" draw:text-style-name="P3" draw:layer="layout" svg:width="0.101cm" svg:height="0.149cm" svg:x="15.541cm" svg:y="8.404cm" svg:viewBox="0 0 102 150" svg:d="M50 0c-29 0-50 30-50 77 0 43 21 73 50 73 31 0 52-30 52-73 0-47-21-77-52-77zM50 13c23 0 31 21 31 64 0 39-8 60-31 60-21 0-29-21-29-60 0-43 8-64 29-64z">
          <text:p/>
        </draw:path>
        <draw:path draw:style-name="gr7" draw:text-style-name="P3" draw:layer="layout" svg:width="0.059cm" svg:height="0.17cm" svg:x="15.698cm" svg:y="8.315cm" svg:viewBox="0 0 60 171" svg:d="M0 13c8 4 12 8 17 13 8 8 13 12 18 17 4 8 4 13 8 22 0 8 4 12 4 21 0 8-4 17-4 21-4 9-4 17-8 21-5 9-10 13-18 17-5 5-9 13-17 13l4 13c8-4 17-9 21-13 10-8 14-13 18-21 4-9 9-17 13-26 4-8 4-17 4-25 0-9 0-17-4-25-4-10-4-18-13-27-4-4-8-13-18-17-4-8-13-12-21-17z">
          <text:p/>
        </draw:path>
        <draw:path draw:style-name="gr7" draw:text-style-name="P3" draw:layer="layout" svg:width="0.157cm" svg:height="0.152cm" svg:x="12.645cm" svg:y="9.096cm" svg:viewBox="0 0 158 153" svg:d="M103 8c13 0 29 4 29 21 0 4 0 9 0 13-8 25-29 34-55 34h-14l14-60c0-4 5-8 26-8zM107 0c-4 0-21 4-34 4-10 0-22-4-35-4v4 4h9c0 0 4 4 4 8l-21 116c0 9-5 13-17 13h-9l-4 4h4c13 0 21 0 34 0 9 0 21 0 35 0v-4h-10c-4 0-8-4-8-9v-4l8-48c23 0 27 4 31 9l17 39c9 13 17 21 34 21 4 0 9 0 9-4l4-4c-13 0-17-9-21-17l-26-48c13-4 43-17 47-42 0 0 0-5 0-9s0-13-9-17c-8-12-25-12-42-12z">
          <text:p/>
        </draw:path>
        <draw:path draw:style-name="gr7" draw:text-style-name="P3" draw:layer="layout" svg:width="0.06cm" svg:height="0.144cm" svg:x="12.836cm" svg:y="9.164cm" svg:viewBox="0 0 61 145" svg:d="M30 12c0 4 4 9 13 9 8 0 18-5 18-9s-10-12-18-12c-9 0-13 8-13 12zM43 67c4-8 4-17 4-21 0 0 0-4-4-4-9 0-22 4-39 4v4h13c4 5 4 5 4 9 0 0 0 4 0 8l-17 47c0 8-4 18-4 22 0 5 4 9 13 9 12 0 30-9 42-23 0 0-4-4-8-4-9 10-17 14-17 14-5 0-5 0-5-4 0 0 0-10 5-14z">
          <text:p/>
        </draw:path>
        <draw:path draw:style-name="gr7" draw:text-style-name="P3" draw:layer="layout" svg:width="0.11cm" svg:height="0.182cm" svg:x="12.883cm" svg:y="9.227cm" svg:viewBox="0 0 111 183" svg:d="M94 68c4-9 9-21 9-21 0-5-5-9-9-9-8 0-21 4-34 4-4 5-4 5 0 9h9c4 0 4 4 4 8 0 0 0 5 0 18l-9 21c-8 25-8 38-17 56-4 21-13 25-18 25-8 0-8-13-21-13-4 0-8 5-8 9 0 8 13 8 25 8 35 0 52-43 65-98zM82 9c0 8 8 12 16 12 5 0 13-4 13-12 0-5-8-9-13-9-8 0-16 4-16 9z">
          <text:p/>
        </draw:path>
        <draw:path draw:style-name="gr7" draw:text-style-name="P3" draw:layer="layout" svg:width="0.039cm" svg:height="0.055cm" svg:x="13.031cm" svg:y="9.282cm" svg:viewBox="0 0 40 56" svg:d="M40 22c0-18-17-22-23-22-8 0-17 4-17 13 0 13 9 13 17 13h6c4 0 4 0 4 4s-4 14-22 22l4 4c8 0 31-18 31-34z">
          <text:p/>
        </draw:path>
        <draw:path draw:style-name="gr7" draw:text-style-name="P3" draw:layer="layout" svg:width="0.111cm" svg:height="0.102cm" svg:x="13.133cm" svg:y="9.206cm" svg:viewBox="0 0 112 103" svg:d="M27 60c0-17 8-52 38-52 8 0 13 5 17 9s4 13 4 22c0 8 0 30-8 42-9 9-22 13-30 13s-21-8-21-34zM0 64c0 13 4 39 40 39 12 0 21 0 29-4 26-9 43-35 43-60 0-18-4-39-39-39-50 0-73 34-73 64z">
          <text:p/>
        </draw:path>
        <draw:path draw:style-name="gr7" draw:text-style-name="P3" draw:layer="layout" svg:width="0.123cm" svg:height="0.161cm" svg:x="13.273cm" svg:y="9.227cm" svg:viewBox="0 0 124 162" svg:d="M5 141c-5 8-5 13-5 13 0 4 0 8 9 8 13 0 13-13 13-21l12-34h4c5 0 5 0 9 4 4 5 4 17 13 26 8 17 18 25 26 25 9 0 21-8 30-21-4 0-4-4-9-4-4 8-8 12-12 12s-9-4-9-8c-8-13-12-21-18-30-4-4-4-8-17-8v-4l17-9c14-12 23-12 27-12 8 0 4 0 17 0 4 0 12-5 12-9 0-9-8-9-17-9-8 0-25 9-43 22l-13 8c-4 4-8 9-17 9l22-74c4-16 8-25 8-25h-4c-9 0-30 4-38 4l-5 9h5 8c4 0 4 0 4 8 0 0 0 4 0 9z">
          <text:p/>
        </draw:path>
        <draw:polygon draw:style-name="gr7" draw:text-style-name="P3" draw:layer="layout" svg:width="0.017cm" svg:height="0.169cm" svg:x="13.487cm" svg:y="9.111cm" svg:viewBox="0 0 18 170" draw:points="0,0 18,0 18,170 0,170">
          <text:p/>
        </draw:polygon>
        <draw:path draw:style-name="gr7" draw:text-style-name="P3" draw:layer="layout" svg:width="0.055cm" svg:height="0.166cm" svg:x="13.575cm" svg:y="9.112cm" svg:viewBox="0 0 56 167" svg:d="M56 13v-4l-4-9c-9 0-18 5-22 13-9 4-13 13-18 17-4 9-8 18-12 27 0 8 0 17 0 25 0 9 0 17 0 26 4 8 8 17 12 25 5 8 9 13 18 21 4 4 13 13 22 13l4-9c-4-4-13-8-17-12-5-9-9-13-14-21-4-5-8-13-8-22-5-4-5-12-5-21 0-17 5-29 9-43 9-9 18-22 31-26z">
          <text:p/>
        </draw:path>
        <draw:path draw:style-name="gr7" draw:text-style-name="P3" draw:layer="layout" svg:width="0.158cm" svg:height="0.152cm" svg:x="13.655cm" svg:y="9.096cm" svg:viewBox="0 0 159 153" svg:d="M103 8c13 0 30 4 30 21 0 4 0 9 0 13-8 26-30 34-56 34h-13l13-60c0-4 4-8 26-8zM108 0c-5 0-22 4-35 4-9 0-21-4-34-4v4 4h8c0 0 5 4 5 8l-22 116c0 9-4 13-17 13h-8l-5 4h5c8 0 21 0 34 0 8 0 21 0 34 0v-4h-9c-8 0-8-4-8-9v-4l8-48c22 0 27 5 31 9l17 39c8 13 17 21 34 21 4 0 8 0 8-4l5-4c-13 0-17-9-26-17l-21-48c13-4 42-17 47-42 0 0 0-5 0-9s0-13-9-17c-8-12-25-12-42-12z">
          <text:p/>
        </draw:path>
        <draw:path draw:style-name="gr7" draw:text-style-name="P3" draw:layer="layout" svg:width="0.06cm" svg:height="0.144cm" svg:x="13.846cm" svg:y="9.164cm" svg:viewBox="0 0 61 145" svg:d="M30 12c0 4 5 9 13 9 10 0 18-5 18-9s-8-12-18-12c-8 0-13 8-13 12zM43 67c4-8 4-17 4-21 0 0 0-4-4-4-8 0-21 4-38 4v4h12c5 5 5 5 5 9 0 0 0 4 0 8l-17 47c0 8-5 18-5 22 0 5 5 9 13 9 13 0 30-9 44-23 0 0-4-4-10-4-8 10-17 14-17 14-4 0-4 0-4-4 0 0 0-10 4-14z">
          <text:p/>
        </draw:path>
        <draw:path draw:style-name="gr7" draw:text-style-name="P3" draw:layer="layout" svg:width="0.111cm" svg:height="0.182cm" svg:x="13.893cm" svg:y="9.227cm" svg:viewBox="0 0 112 183" svg:d="M95 68c4-9 8-21 8-21 0-5-4-9-8-9-9 0-21 4-34 4-5 5-5 5 0 9h8c5 0 5 4 5 8 0 0 0 5 0 18l-9 21c-9 25-9 38-17 56-4 21-13 25-17 25-10 0-10-13-22-13-4 0-9 5-9 9 0 8 13 8 27 8 34 0 51-43 63-98zM82 9c0 8 8 12 13 12 8 0 17-4 17-12 0-5-9-9-17-9-5 0-13 4-13 9z">
          <text:p/>
        </draw:path>
        <draw:path draw:style-name="gr7" draw:text-style-name="P3" draw:layer="layout" svg:width="0.157cm" svg:height="0.152cm" svg:x="14.059cm" svg:y="9.096cm" svg:viewBox="0 0 158 153" svg:d="M99 8c16 0 33 4 33 21 0 4 0 9 0 13-8 26-29 34-55 34h-13l9-60c4-4 8-8 26-8zM107 0c-8 0-26 4-34 4-14 0-22-4-35-4v4l-4 4h4 4c4 0 9 4 9 8l-21 116c-5 9-9 13-17 13h-9-4v4c13 0 25 0 34 0 12 0 21 0 35 0h4v-4h-4-5c-9 0-13-4-13-9v-4l13-48c22 0 26 5 30 9l17 39c4 13 17 21 30 21 4 0 8 0 13-4v-4c-9 0-17-9-22-17l-21-48c13-4 38-17 47-42 0 0 0-5 0-9s-4-13-9-17c-8-12-25-12-42-12z">
          <text:p/>
        </draw:path>
        <draw:path draw:style-name="gr7" draw:text-style-name="P3" draw:layer="layout" svg:width="0.11cm" svg:height="0.156cm" svg:x="14.233cm" svg:y="9.164cm" svg:viewBox="0 0 111 157" svg:d="M111 21c0-13-8-21-21-21-42 0-51 63-59 84l-31 17v4l26-12c-4 12-12 30-12 43s8 21 29 21c22 0 38-16 47-29l-4-5c-9 13-21 30-34 30s-17-8-17-17c0-13 13-48 17-60 21-9 59-34 59-55zM103 21c0 17-34 38-47 51l13-34c0-13 8-30 21-30 9 0 13 4 13 13z">
          <text:p/>
        </draw:path>
        <draw:polygon draw:style-name="gr7" draw:text-style-name="P3" draw:layer="layout" svg:width="0.085cm" svg:height="0.081cm" svg:x="14.377cm" svg:y="9.142cm" svg:viewBox="0 0 86 82" draw:points="35,0 39,35 4,17 0,31 35,43 8,73 21,82 44,48 65,82 77,73 52,43 86,31 82,22 48,35 52,4 52,0">
          <text:p/>
        </draw:polygon>
        <draw:path draw:style-name="gr7" draw:text-style-name="P3" draw:layer="layout" svg:width="0.157cm" svg:height="0.152cm" svg:x="14.479cm" svg:y="9.096cm" svg:viewBox="0 0 158 153" svg:d="M103 8c13 0 30 4 30 21 0 4 0 9 0 13-9 26-30 34-55 34h-13l13-60c0-4 4-8 25-8zM107 0c-8 0-21 4-34 4-12 0-21-4-35-4v4 4h5c5 0 9 4 9 8l-22 116c0 9-4 13-17 13h-9l-4 4c13 0 26 0 38 0 10 0 23 0 35 0v-4h-8c-9 0-9-4-9-9v-4l9-48c21 0 25 5 29 9l17 39c5 13 18 21 35 21 0 0 8 0 8-4l4-4c-12 0-21-9-25-17l-22-48c13-4 43-17 47-42 0 0 0-5 0-9s0-13-8-17c-9-12-26-12-43-12z">
          <text:p/>
        </draw:path>
        <draw:path draw:style-name="gr7" draw:text-style-name="P3" draw:layer="layout" svg:width="0.114cm" svg:height="0.106cm" svg:x="14.662cm" svg:y="9.176cm" svg:viewBox="0 0 115 107" svg:d="M25 65c0-21 13-56 43-56 8 0 12 5 17 9 4 9 4 17 4 21 0 13-4 30-13 43-8 12-21 17-30 17-8 0-21-13-21-34zM0 65c0 12 4 42 42 42 9 0 17-4 26-8 25-9 47-34 47-60 0-17-4-39-43-39-51 0-72 39-72 65z">
          <text:p/>
        </draw:path>
        <draw:path draw:style-name="gr7" draw:text-style-name="P3" draw:layer="layout" svg:width="0.123cm" svg:height="0.161cm" svg:x="14.802cm" svg:y="9.202cm" svg:viewBox="0 0 124 162" svg:d="M4 145c0 4-4 8-4 13 0 4 0 4 13 4 9 0 9-9 13-17l9-38c4 0 4 0 8 0l4 4c5 8 9 17 13 30 9 17 17 21 26 21 13 0 21-4 29-17 0-4-4-4-4-4-8 8-12 12-17 12-4 0-4-4-8-12-9-9-13-22-17-26-5-8-5-8-13-12l13-13c13-9 21-13 25-13 9 0 9 4 17 4 4 0 13-4 13-13 0-4-9-8-13-8-8 0-25 8-47 25l-12 9c-5 0-9 4-17 4l21-73c4-13 8-21 8-21 0-4 0-4-4-4-8 4-25 4-38 8v4l9 5c4 0 4 0 4 4s0 8 0 13z">
          <text:p/>
        </draw:path>
        <draw:path draw:style-name="gr7" draw:text-style-name="P3" draw:layer="layout" svg:width="0.055cm" svg:height="0.17cm" svg:x="14.989cm" svg:y="9.112cm" svg:viewBox="0 0 56 171" svg:d="M0 13c4 0 12 4 17 13 4 4 8 8 12 17 5 4 9 13 9 17 4 8 4 17 4 25 0 5 0 13-4 23 0 4-4 12-9 17-4 8-8 12-12 21-5 4-13 8-17 12v13c8-4 17-13 25-17 4-4 13-13 17-21s8-13 8-21c6-9 6-18 6-31 0-8 0-17 0-25-6-9-10-17-14-22-4-8-8-17-17-21-8-4-13-8-21-13z">
          <text:p/>
        </draw:path>
        <draw:path draw:style-name="gr8" draw:text-style-name="P4" draw:layer="layout" svg:width="0.145cm" svg:height="0.207cm" svg:x="11.736cm" svg:y="4.965cm" svg:viewBox="0 0 146 208" svg:d="M111 33c0 9-9 30-13 47-8 21-38 48-51 48s-17-23-17-39c0-39 26-77 60-77 12 0 21 13 21 21zM73 187c0 9-9 9-17 13h-5c-4 0-4 0-4 4v4c0 0 21 0 34 0s38 0 38 0v-8h-4l-4-4c-4 0-13 0-13-9l48-170c0-5 0-9 0-9 0-8 0-8-5-8 0 0-5 0-9 8l-13 9c-8-9-17-13-29-13-39 0-90 34-90 89 0 22 9 48 39 48 17 0 34-9 55-36z">
          <text:p/>
        </draw:path>
        <draw:path draw:style-name="gr8" draw:text-style-name="P4" draw:layer="layout" svg:width="0.059cm" svg:height="0.144cm" svg:x="11.915cm" svg:y="5.007cm" svg:viewBox="0 0 60 145" svg:d="M25 8c0 9 10 13 18 13 9 0 17-4 17-13 0-4-8-8-17-8-8 0-18 4-18 8zM43 68c5-9 5-17 5-21 0-5 0-5-5-5-8 0-22 0-39 0 0 5 0 5 0 9h13c4 0 4 0 4 4 0 0 0 4 0 13l-17 48c0 8-4 16-4 21 0 4 4 8 12 8 13 0 31-8 44-21 0-4-4-4-8-4-9 4-19 8-19 8-4 0-4 0-4-4 0 0 0-4 4-13z">
          <text:p/>
        </draw:path>
        <draw:path draw:style-name="gr8" draw:text-style-name="P4" draw:layer="layout" svg:width="0.097cm" svg:height="0.145cm" svg:x="11.983cm" svg:y="5.07cm" svg:viewBox="0 0 98 146" svg:d="M51 0c-30 0-51 26-51 74 0 46 21 72 51 72 29 0 47-26 47-72 0-48-18-74-47-74zM51 9c17 0 29 21 29 65 0 42-12 63-29 63-22 0-30-21-30-63 0-44 8-65 30-65z">
          <text:p/>
        </draw:path>
        <draw:path draw:style-name="gr8" draw:text-style-name="P4" draw:layer="layout" svg:width="0.144cm" svg:height="0.208cm" svg:x="11.741cm" svg:y="8.408cm" svg:viewBox="0 0 145 209" svg:d="M110 34c0 9-8 30-13 47-8 21-38 47-46 47-13 0-22-21-22-38 0-39 26-77 60-77 13 0 21 9 21 21zM72 183c0 14-4 14-17 18h-4c-5 0-5 0-5 4v4c0 0 22 0 34 0 13 0 38 0 38 0v-8h-4l-4-4c-4 0-13 0-13-9v-5l48-166c0-4 0-8 0-8 0-9 0-9-4-9 0 0-5 0-10 5l-13 12c-8-8-16-12-29-12-38 0-89 34-89 89 0 21 8 46 38 46 17 0 34-8 55-33z">
          <text:p/>
        </draw:path>
        <draw:path draw:style-name="gr8" draw:text-style-name="P4" draw:layer="layout" svg:width="0.06cm" svg:height="0.144cm" svg:x="11.919cm" svg:y="8.451cm" svg:viewBox="0 0 61 145" svg:d="M31 8c0 9 4 13 13 13 8 0 17-4 17-13 0-4-9-8-17-8-9 0-13 4-13 8zM44 68c4-9 4-17 4-21 0-5 0-5-4-5-9 0-23 0-40 0 0 5 0 5 0 9h13c4 0 4 0 4 4 0 0 0 4 0 13l-17 46c0 10-4 18-4 22 0 5 4 9 13 9 12 0 31-9 43-21 0-4-4-4-8-4-9 4-17 8-17 8-6 0-6 0-6-4 0 0 0-4 6-14z">
          <text:p/>
        </draw:path>
        <draw:path draw:style-name="gr8" draw:text-style-name="P4" draw:layer="layout" svg:width="0.11cm" svg:height="0.187cm" svg:x="11.966cm" svg:y="8.51cm" svg:viewBox="0 0 111 188" svg:d="M94 68c4-8 9-17 9-21s-5-4-9-4c-8 0-22 0-35 4-4 0-4 4 0 4h9c4 0 4 4 4 9 0 4 0 8 0 16l-9 26c-4 21-8 34-12 52-9 21-17 25-22 25-8 0-8-8-21-8-4 0-8 0-8 4 0 9 13 13 25 13 34 0 51-43 65-99zM81 13c0 4 9 8 17 8 5 0 13-4 13-8 0-8-8-13-13-13-8 0-17 5-17 13z">
          <text:p/>
        </draw:path>
        <draw:path draw:style-name="gr8" draw:text-style-name="P4" draw:layer="layout" svg:width="0.144cm" svg:height="0.207cm" svg:x="16.67cm" svg:y="4.965cm" svg:viewBox="0 0 145 208" svg:d="M107 33c0 9-5 30-14 47-8 21-34 48-46 48-13 0-17-23-17-39 0-39 25-77 55-77 12 0 22 13 22 21zM68 187c0 9-4 9-17 13h-4c0 0-5 0-5 4v4c0 0 26 0 39 0 12 0 35 0 35 0v-8l-9-4c-5 0-14 0-14-9h4l44-170c0-5 4-9 4-9 0-8-4-8-4-8-4 0-8 0-13 8l-8 9c-9-9-23-13-35-13-34 0-85 34-85 89 0 22 4 48 38 48 17 0 30-9 51-36z">
          <text:p/>
        </draw:path>
        <draw:path draw:style-name="gr8" draw:text-style-name="P4" draw:layer="layout" svg:width="0.115cm" svg:height="0.106cm" svg:x="16.835cm" svg:y="5.045cm" svg:viewBox="0 0 116 107" svg:d="M26 64c0-22 13-55 42-55 9 0 13 4 17 12 5 4 5 13 5 17 0 13 0 30-13 43-9 12-17 18-30 18-8 0-21-10-21-35zM0 64c0 13 5 43 43 43 9 0 17-4 25-4 27-14 48-39 48-65 0-17-4-38-43-38-47 0-73 38-73 64z">
          <text:p/>
        </draw:path>
        <draw:path draw:style-name="gr8" draw:text-style-name="P4" draw:layer="layout" svg:width="0.102cm" svg:height="0.145cm" svg:x="16.963cm" svg:y="5.07cm" svg:viewBox="0 0 103 146" svg:d="M51 0c-30 0-51 26-51 74 0 46 21 72 51 72 31 0 52-26 52-72 0-48-21-74-52-74zM51 9c18 0 31 21 31 65 0 42-13 63-31 63-21 0-30-21-30-63 0-44 9-65 30-65z">
          <text:p/>
        </draw:path>
        <draw:path draw:style-name="gr8" draw:text-style-name="P4" draw:layer="layout" svg:width="0.145cm" svg:height="0.208cm" svg:x="16.644cm" svg:y="8.421cm" svg:viewBox="0 0 146 209" svg:d="M111 38c0 5-9 26-13 43-8 21-38 46-51 46s-17-21-17-38c0-38 26-72 60-72 12 0 21 9 21 21zM73 188c-5 8-9 13-17 13h-9v4 4c0 0 21 0 34 0s34 0 34 0h4v-4c0-4-4-4-4-4h-4c-4 0-13-5-13-9s0-4 0-4l48-171c0-4 0-4 0-8 0-5-4-9-4-9-5 0-9 4-9 9l-14 12c-8-12-17-17-29-17-38 0-90 39-90 90 0 21 9 46 39 46 17 0 34-8 55-34z">
          <text:p/>
        </draw:path>
        <draw:path draw:style-name="gr8" draw:text-style-name="P4" draw:layer="layout" svg:width="0.116cm" svg:height="0.102cm" svg:x="16.814cm" svg:y="8.506cm" svg:viewBox="0 0 117 103" svg:d="M27 60c0-21 8-56 38-56 9 0 17 5 17 13 4 4 4 14 4 22 0 9 0 30-8 42-9 9-22 13-30 13-9 0-21-8-21-34zM0 65c0 8 6 38 44 38 8 0 17 0 25-4 26-13 48-34 48-64 0-14-10-35-43-35-52 0-74 35-74 65z">
          <text:p/>
        </draw:path>
        <draw:path draw:style-name="gr8" draw:text-style-name="P4" draw:layer="layout" svg:width="0.124cm" svg:height="0.165cm" svg:x="16.954cm" svg:y="8.523cm" svg:viewBox="0 0 125 166" svg:d="M4 145c-4 4-4 13-4 13 0 4 0 8 9 8 13 0 13-12 17-21l8-35h5c4 0 4 0 8 0 4 9 9 21 13 30 8 18 17 26 26 26s22-8 30-21c-4-5-4-5-8-5-5 9-9 14-13 14-5 0-9-5-9-9-9-14-14-22-18-30-4-5-4-9-17-13l17-9c13-12 22-17 27-17 8 0 4 5 17 5 4 0 13-5 13-13 0-5-9-9-13-9-13 0-31 9-48 26l-13 8c-4 5-8 5-17 5l22-68c4-17 8-26 8-26 0 0 0-4-4-4-9 4-30 8-38 8v5c0 4 0 4 0 4h8c4 0 4 0 4 4s0 9 0 13z">
          <text:p/>
        </draw:path>
        <draw:path draw:style-name="gr1" draw:text-style-name="P1" draw:layer="layout" svg:width="1.983cm" svg:height="0.192cm" svg:x="6.179cm" svg:y="18.583cm" svg:viewBox="0 0 1984 193" svg:d="M1984 72c-650 183-1343 158-1984-72">
          <text:p/>
        </draw:path>
        <draw:path draw:style-name="gr2" draw:text-style-name="P2" draw:layer="layout" svg:width="0.237cm" svg:height="0.131cm" svg:x="8.145cm" svg:y="18.583cm" svg:viewBox="0 0 238 132" svg:d="M238 0c-80 4-157 8-238 12l35 120c68-42 135-86 203-132z">
          <text:p/>
        </draw:path>
        <draw:path draw:style-name="gr3" draw:text-style-name="P1" draw:layer="layout" svg:width="0.237cm" svg:height="0.131cm" svg:x="8.145cm" svg:y="18.583cm" svg:viewBox="0 0 238 132" svg:d="M238 0c-80 4-157 8-238 12l35 120c68-42 135-86 203-132z">
          <text:p/>
        </draw:path>
        <draw:path draw:style-name="gr1" draw:text-style-name="P1" draw:layer="layout" svg:width="1.978cm" svg:height="0.195cm" svg:x="6.404cm" svg:y="18.19cm" svg:viewBox="0 0 1979 196" svg:d="M0 124c651-187 1342-162 1979 72">
          <text:p/>
        </draw:path>
        <draw:path draw:style-name="gr2" draw:text-style-name="P2" draw:layer="layout" svg:width="0.242cm" svg:height="0.131cm" svg:x="6.179cm" svg:y="18.252cm" svg:viewBox="0 0 243 132" svg:d="M0 132c81-8 161-13 243-13l-35-119c-72 39-140 85-208 132z">
          <text:p/>
        </draw:path>
        <draw:path draw:style-name="gr3" draw:text-style-name="P1" draw:layer="layout" svg:width="0.242cm" svg:height="0.131cm" svg:x="6.179cm" svg:y="18.252cm" svg:viewBox="0 0 243 132" svg:d="M0 132c81-8 161-13 243-13l-35-119c-72 39-140 85-208 132z">
          <text:p/>
        </draw:path>
        <draw:line draw:style-name="gr1" draw:text-style-name="P1" draw:layer="layout" svg:x1="7.652cm" svg:y1="17.48cm" svg:x2="8.451cm" svg:y2="18.278cm">
          <text:p/>
        </draw:line>
        <draw:polygon draw:style-name="gr2" draw:text-style-name="P2" draw:layer="layout" svg:width="0.213cm" svg:height="0.208cm" svg:x="7.486cm" svg:y="17.314cm" svg:viewBox="0 0 214 209" draw:points="0,0 125,209 214,119">
          <text:p/>
        </draw:polygon>
        <draw:polygon draw:style-name="gr3" draw:text-style-name="P1" draw:layer="layout" svg:width="0.213cm" svg:height="0.208cm" svg:x="7.486cm" svg:y="17.314cm" svg:viewBox="0 0 214 209" draw:points="0,0 125,209 214,119">
          <text:p/>
        </draw:polygon>
        <draw:path draw:style-name="gr1" draw:text-style-name="P1" draw:layer="layout" svg:width="0.451cm" svg:height="0.576cm" svg:x="7.056cm" svg:y="16.28cm" svg:viewBox="0 0 452 577" svg:d="M6 357c-30-191 55-357 221-357 222 0 298 310 145 577">
          <text:p/>
        </draw:path>
        <draw:path draw:style-name="gr2" draw:text-style-name="P2" draw:layer="layout" svg:width="0.132cm" svg:height="0.229cm" svg:x="7.002cm" svg:y="16.627cm" svg:viewBox="0 0 133 230" svg:d="M133 230c-21-81-25-158-17-230l-116 17c27 72 69 149 133 213z">
          <text:p/>
        </draw:path>
        <draw:path draw:style-name="gr3" draw:text-style-name="P1" draw:layer="layout" svg:width="0.132cm" svg:height="0.229cm" svg:x="7.002cm" svg:y="16.627cm" svg:viewBox="0 0 133 230" svg:d="M133 230c-21-81-25-158-17-230l-116 17c27 72 69 149 133 213z">
          <text:p/>
        </draw:path>
        <draw:line draw:style-name="gr1" draw:text-style-name="P1" draw:layer="layout" svg:x1="6.276cm" svg:y1="18.113cm" svg:x2="7.076cm" svg:y2="17.314cm">
          <text:p/>
        </draw:line>
        <draw:polygon draw:style-name="gr2" draw:text-style-name="P2" draw:layer="layout" svg:width="0.212cm" svg:height="0.212cm" svg:x="6.111cm" svg:y="18.065cm" svg:viewBox="0 0 213 213" draw:points="0,213 213,90 123,0">
          <text:p/>
        </draw:polygon>
        <draw:polygon draw:style-name="gr3" draw:text-style-name="P1" draw:layer="layout" svg:width="0.212cm" svg:height="0.212cm" svg:x="6.111cm" svg:y="18.065cm" svg:viewBox="0 0 213 213" draw:points="0,213 213,90 123,0">
          <text:p/>
        </draw:polygon>
        <draw:path draw:style-name="gr2" draw:text-style-name="P2" draw:layer="layout" svg:width="0.582cm" svg:height="0.581cm" svg:x="5.614cm" svg:y="18.192cm" svg:viewBox="0 0 583 582" svg:d="M583 290c0-161-128-290-290-290-161 0-293 129-293 290s132 292 293 292c162 0 290-131 290-292z">
          <text:p/>
        </draw:path>
        <draw:path draw:style-name="gr5" draw:text-style-name="P1" draw:layer="layout" svg:width="0.582cm" svg:height="0.581cm" svg:x="5.614cm" svg:y="18.192cm" svg:viewBox="0 0 583 582" svg:d="M583 290c0-161-128-290-290-290-161 0-293 129-293 290s132 292 293 292c162 0 290-131 290-292z">
          <text:p/>
        </draw:path>
        <draw:path draw:style-name="gr6" draw:text-style-name="P1" draw:layer="layout" svg:width="0.582cm" svg:height="0.581cm" svg:x="5.614cm" svg:y="18.192cm" svg:viewBox="0 0 583 582" svg:d="M583 290c0-161-128-290-290-290-161 0-293 129-293 290s132 292 293 292c162 0 290-131 290-292z">
          <text:p/>
        </draw:path>
        <draw:path draw:style-name="gr2" draw:text-style-name="P2" draw:layer="layout" svg:width="0.582cm" svg:height="0.581cm" svg:x="8.365cm" svg:y="18.192cm" svg:viewBox="0 0 583 582" svg:d="M583 290c0-161-127-290-289-290-161 0-294 129-294 290s133 292 294 292c162 0 289-131 289-292z">
          <text:p/>
        </draw:path>
        <draw:path draw:style-name="gr5" draw:text-style-name="P1" draw:layer="layout" svg:width="0.582cm" svg:height="0.581cm" svg:x="8.365cm" svg:y="18.192cm" svg:viewBox="0 0 583 582" svg:d="M583 290c0-161-127-290-289-290-161 0-294 129-294 290s133 292 294 292c162 0 289-131 289-292z">
          <text:p/>
        </draw:path>
        <draw:path draw:style-name="gr6" draw:text-style-name="P1" draw:layer="layout" svg:width="0.582cm" svg:height="0.581cm" svg:x="8.365cm" svg:y="18.192cm" svg:viewBox="0 0 583 582" svg:d="M583 290c0-161-127-290-289-290-161 0-294 129-294 290s133 292 294 292c162 0 289-131 289-292z">
          <text:p/>
        </draw:path>
        <draw:path draw:style-name="gr2" draw:text-style-name="P2" draw:layer="layout" svg:width="0.581cm" svg:height="0.581cm" svg:x="6.99cm" svg:y="16.818cm" svg:viewBox="0 0 582 582" svg:d="M582 288c0-161-127-288-288-288-163 0-294 127-294 288 0 163 131 294 294 294 161 0 288-131 288-294z">
          <text:p/>
        </draw:path>
        <draw:path draw:style-name="gr4" draw:text-style-name="P1" draw:layer="layout" svg:width="0.581cm" svg:height="0.581cm" svg:x="6.99cm" svg:y="16.818cm" svg:viewBox="0 0 582 582" svg:d="M582 288c0-161-127-288-288-288-163 0-294 127-294 288 0 163 131 294 294 294 161 0 288-131 288-294z">
          <text:p/>
        </draw:path>
        <draw:path draw:style-name="gr7" draw:text-style-name="P3" draw:layer="layout" svg:width="0.081cm" svg:height="0.097cm" svg:x="7.24cm" svg:y="18.833cm" svg:viewBox="0 0 82 98" svg:d="M9 13l8 12c9-8 17-12 26-12 8 0 12 4 17 4 4 4 8 12 8 22v4h-21c-13 0-25 4-34 9-8 4-13 12-13 21 0 4 5 4 5 8s4 9 4 9c4 4 8 4 13 4 4 4 8 4 12 4 13 0 21-4 34-13v9h14v-55c0-14-5-22-10-31-8-4-17-8-29-8-13 0-26 4-34 13zM68 52v8c0 4 0 9-4 9 0 4 0 4-4 8l-5 4c0 0-4 4-8 4s-9 0-9 0c-8 0-12 0-16-4-5 0-5-4-5-8s0-4 0-9c5-4 5-4 9-4 0-4 4-4 8-4 4-4 13-4 17-4s4 0 9 0h4z">
          <text:p/>
        </draw:path>
        <draw:path draw:style-name="gr7" draw:text-style-name="P3" draw:layer="layout" svg:width="0.08cm" svg:height="0.14cm" svg:x="7.245cm" svg:y="17.993cm" svg:viewBox="0 0 81 141" svg:d="M0 0v137h8l4-13c5 4 9 9 13 13 4 0 8 4 17 4 4 0 8-4 13-4 4-4 8-4 12-9 5-4 10-8 10-17 4-4 4-13 4-21 0-9 0-17-4-21 0-4-5-9-10-13-4-4-8-8-12-13-5 0-9 0-13 0s-9 0-17 5c-4 4-8 4-13 12v-51c0-5 5-5 5-5v-4zM25 124c-4-4-4-4-4-4-4-4-4-4-4-9 0 0 0-4 0-8 0-5-5-9-5-13 0-13 5-17 5-21s4-9 8-9c4-4 8-4 13-4 8 0 12 4 21 9 4 8 4 16 4 29 0 4 0 13 0 17-4 5-4 5-8 9-5 4-5 4-9 4s-4 4-8 4c-5 0-5 0-5-4-4 0-4 0-8 0z">
          <text:p/>
        </draw:path>
        <draw:path draw:style-name="gr7" draw:text-style-name="P3" draw:layer="layout" svg:width="0.081cm" svg:height="0.093cm" svg:x="8.021cm" svg:y="17.658cm" svg:viewBox="0 0 82 94" svg:d="M9 12l8 9c10-9 19-13 27-13s13 4 17 9c4 4 8 8 8 17v4h-21c-12 0-25 4-35 9-8 4-13 13-13 22 0 4 5 8 5 12l4 5c4 4 8 8 14 8 4 0 8 0 13 0 12 0 21-4 33-13v13h13v-60c0-13-4-22-8-26-9-8-17-8-30-8s-27 4-35 12zM69 51v4c0 5 0 10-4 14l-4 4c0 0 0 4-4 4 0 4-5 4-9 4-4 5-8 5-8 5-9 0-13-5-17-5-6-4-6-8-6-12s0-4 0-9c6 0 6-5 10-5 0 0 4-4 9-4 4 0 12 0 16 0 5 0 5 0 9 0h4z">
          <text:p/>
        </draw:path>
        <draw:path draw:style-name="gr7" draw:text-style-name="P3" draw:layer="layout" svg:width="0.08cm" svg:height="0.136cm" svg:x="7.245cm" svg:y="16.084cm" svg:viewBox="0 0 81 137" svg:d="M0 0v133h8l4-9c5 5 9 5 13 9s8 4 17 4c4 0 8 0 13-4 4 0 8-4 12-9 5-4 10-8 10-17 4-4 4-12 4-21 0-4 0-12-4-21 0-4-5-8-10-13-4-5-8-9-12-9-5-5-9-5-13-5s-9 5-17 5c-4 4-8 9-13 14v-52c0 0 5 0 5-5zM25 120c-4 0-4 0-4-4-4 0-4-4-4-4 0-5 0-9 0-13s-5-9-5-13c0-8 5-17 5-21s4-4 8-8c4-5 8-5 13-5 8 0 12 5 21 9 4 8 4 17 4 29 0 9 0 13 0 17-4 5-4 9-8 9-5 4-5 4-9 8-4 0-4 0-8 0-5 0-5 0-5 0-4 0-4-4-8-4z">
          <text:p/>
        </draw:path>
        <draw:path draw:style-name="gr7" draw:text-style-name="P3" draw:layer="layout" svg:width="0.081cm" svg:height="0.136cm" svg:x="6.463cm" svg:y="17.615cm" svg:viewBox="0 0 82 137" svg:d="M0 0v137h9l4-13c4 5 8 9 13 9 4 4 8 4 17 4 4 0 8 0 13 0 5-4 9-8 13-13 5 0 9-8 9-12 4-9 4-13 4-21 0-9 0-17-4-22 0-8-4-13-9-17-4-4-8-4-13-8-5 0-9 0-13 0s-9 0-17 4c-5 0-9 4-13 8v-50h4v-6zM26 124c-5-4-5-4-5-4-4-4-4-4-4-8s0-4 0-9c0-4-4-8-4-17 0-8 4-12 4-17 0-4 4-8 9-13 4 0 8 0 13 0 8 0 12 0 22 9 4 4 4 17 4 26 0 8 0 12 0 17-4 4-4 8-9 12-5 0-5 4-9 4s-4 0-8 0c-5 0-5 0-5 0-4 0-4 0-8 0z">
          <text:p/>
        </draw:path>
        <draw:path draw:style-name="gr8" draw:text-style-name="P4" draw:layer="layout" svg:width="0.144cm" svg:height="0.204cm" svg:x="5.776cm" svg:y="18.379cm" svg:viewBox="0 0 145 205" svg:d="M107 34c0 4-5 30-9 46-8 17-38 43-52 43-13 0-17-21-17-38 0-34 26-72 61-72 12 0 17 8 17 21zM73 182c-5 9-9 13-18 13h-9v5 5c0 0 22 0 35 0s34 0 34 0h4v-5c0-5-4-5-4-5h-4c-4 0-13 0-13-8v-5l47-169c0-4 0-4 0-9 0-4-4-4-4-4-5 0-9 0-13 4l-9 13c-8-8-17-17-33-17-36 0-86 38-86 89 0 21 8 47 38 47 17 0 35-9 56-34z">
          <text:p/>
        </draw:path>
        <draw:path draw:style-name="gr8" draw:text-style-name="P4" draw:layer="layout" svg:width="0.097cm" svg:height="0.144cm" svg:x="5.933cm" svg:y="18.417cm" svg:viewBox="0 0 98 145" svg:d="M47 0c-30 0-47 26-47 72 0 48 17 73 47 73s51-25 51-73c0-46-21-72-51-72zM47 9c22 0 30 21 30 63 0 44-8 65-30 65-18 0-30-21-30-65 0-42 12-63 30-63z">
          <text:p/>
        </draw:path>
        <draw:path draw:style-name="gr8" draw:text-style-name="P4" draw:layer="layout" svg:width="0.144cm" svg:height="0.204cm" svg:x="8.527cm" svg:y="18.379cm" svg:viewBox="0 0 145 205" svg:d="M107 34c0 4-4 30-13 46-4 17-34 43-47 43s-18-21-18-38c0-34 27-72 61-72 8 0 17 8 17 21zM73 182c-4 9-8 13-17 13h-9l-4 5v5h4c0 0 22 0 34 0 13 0 34 0 34 0v-5c0-5 0-5 0-5h-8c-4 0-9 0-9-8v-5l47-169c0-4 0-4 0-9 0-4-4-4-4-4-5 0-9 0-13 4l-8 13c-9-8-17-17-34-17-34 0-86 38-86 89 0 21 8 47 38 47 18 0 35-9 52-34h4z">
          <text:p/>
        </draw:path>
        <draw:polygon draw:style-name="gr8" draw:text-style-name="P4" draw:layer="layout" svg:width="0.077cm" svg:height="0.141cm" svg:x="8.692cm" svg:y="18.417cm" svg:viewBox="0 0 78 142" draw:points="48,0 0,14 0,22 35,18 35,128 31,133 9,133 9,142 78,142 78,133 56,133 52,128 52,0">
          <text:p/>
        </draw:polygon>
        <draw:path draw:style-name="gr8" draw:text-style-name="P4" draw:layer="layout" svg:width="0.144cm" svg:height="0.207cm" svg:x="7.151cm" svg:y="17.005cm" svg:viewBox="0 0 145 208" svg:d="M106 34c0 4-4 29-12 47-5 17-35 43-47 43-13 0-17-22-17-39 0-34 25-73 59-73 9 0 17 9 17 22zM72 183c-4 9-8 13-17 13h-8c0 4-4 4-4 4v4l4 4c0 0 21-4 34-4s34 0 34 0v-4c0-4 0-4 0-4h-4c-5 0-13 0-13-9v-4l47-171c0 0 0-4 0-8s-4-4-4-4c-4 0-8 0-13 4l-9 13c-8-9-17-17-34-17-34 0-85 38-85 90 0 21 9 47 38 47 17 0 34-5 51-35h5z">
          <text:p/>
        </draw:path>
        <draw:path draw:style-name="gr8" draw:text-style-name="P4" draw:layer="layout" svg:width="0.093cm" svg:height="0.144cm" svg:x="7.308cm" svg:y="17.043cm" svg:viewBox="0 0 94 145" svg:d="M22 128c42-38 68-64 68-89 0-22-18-39-43-39s-43 13-43 31c0 4 5 12 9 12s9-4 13-4v-22c4-4 12-9 17-9 17 0 29 14 29 35 0 26-29 51-72 85v17h94v-38h-9l-4 21z">
          <text:p/>
        </draw:path>
        <draw:line draw:style-name="gr1" draw:text-style-name="P1" draw:layer="layout" svg:x1="11.405cm" svg:y1="18.311cm" svg:x2="10.768cm" svg:y2="18.311cm">
          <text:p/>
        </draw:line>
        <draw:polygon draw:style-name="gr2" draw:text-style-name="P2" draw:layer="layout" svg:width="0.234cm" svg:height="0.127cm" svg:x="11.405cm" svg:y="18.248cm" svg:viewBox="0 0 235 128" draw:points="235,63 0,0 0,128">
          <text:p/>
        </draw:polygon>
        <draw:polygon draw:style-name="gr3" draw:text-style-name="P1" draw:layer="layout" svg:width="0.234cm" svg:height="0.127cm" svg:x="11.405cm" svg:y="18.248cm" svg:viewBox="0 0 235 128" draw:points="235,63 0,0 0,128">
          <text:p/>
        </draw:polygon>
        <draw:path draw:style-name="gr1" draw:text-style-name="P1" draw:layer="layout" svg:width="1.983cm" svg:height="0.192cm" svg:x="12.203cm" svg:y="18.413cm" svg:viewBox="0 0 1984 193" svg:d="M1984 72c-649 183-1343 158-1984-72">
          <text:p/>
        </draw:path>
        <draw:path draw:style-name="gr2" draw:text-style-name="P2" draw:layer="layout" svg:width="0.238cm" svg:height="0.131cm" svg:x="14.169cm" svg:y="18.413cm" svg:viewBox="0 0 239 132" svg:d="M239 0c-77 4-158 8-239 13l34 119c68-43 141-86 205-132z">
          <text:p/>
        </draw:path>
        <draw:path draw:style-name="gr3" draw:text-style-name="P1" draw:layer="layout" svg:width="0.238cm" svg:height="0.131cm" svg:x="14.169cm" svg:y="18.413cm" svg:viewBox="0 0 239 132" svg:d="M239 0c-77 4-158 8-239 13l34 119c68-43 141-86 205-132z">
          <text:p/>
        </draw:path>
        <draw:path draw:style-name="gr1" draw:text-style-name="P1" draw:layer="layout" svg:width="3.431cm" svg:height="0.485cm" svg:x="12.182cm" svg:y="18.455cm" svg:viewBox="0 0 3432 486" svg:d="M3432 107c-1088 536-2374 506-3432-107">
          <text:p/>
        </draw:path>
        <draw:path draw:style-name="gr2" draw:text-style-name="P2" draw:layer="layout" svg:width="0.234cm" svg:height="0.165cm" svg:x="15.583cm" svg:y="18.451cm" svg:viewBox="0 0 235 166" svg:d="M235 0c-77 21-154 38-235 55l55 111c64-56 124-111 180-166z">
          <text:p/>
        </draw:path>
        <draw:path draw:style-name="gr3" draw:text-style-name="P1" draw:layer="layout" svg:width="0.234cm" svg:height="0.165cm" svg:x="15.583cm" svg:y="18.451cm" svg:viewBox="0 0 235 166" svg:d="M235 0c-77 21-154 38-235 55l55 111c64-56 124-111 180-166z">
          <text:p/>
        </draw:path>
        <draw:path draw:style-name="gr1" draw:text-style-name="P1" draw:layer="layout" svg:width="1.978cm" svg:height="0.195cm" svg:x="12.429cm" svg:y="18.02cm" svg:viewBox="0 0 1979 196" svg:d="M0 124c650-187 1342-162 1979 72">
          <text:p/>
        </draw:path>
        <draw:path draw:style-name="gr2" draw:text-style-name="P2" draw:layer="layout" svg:width="0.243cm" svg:height="0.131cm" svg:x="12.203cm" svg:y="18.082cm" svg:viewBox="0 0 244 132" svg:d="M0 132c82-8 163-13 244-13l-35-119c-72 38-140 86-209 132z">
          <text:p/>
        </draw:path>
        <draw:path draw:style-name="gr3" draw:text-style-name="P1" draw:layer="layout" svg:width="0.243cm" svg:height="0.131cm" svg:x="12.203cm" svg:y="18.082cm" svg:viewBox="0 0 244 132" svg:d="M0 132c82-8 163-13 244-13l-35-119c-72 38-140 86-209 132z">
          <text:p/>
        </draw:path>
        <draw:line draw:style-name="gr1" draw:text-style-name="P1" draw:layer="layout" svg:x1="13.677cm" svg:y1="17.31cm" svg:x2="14.476cm" svg:y2="18.109cm">
          <text:p/>
        </draw:line>
        <draw:polygon draw:style-name="gr2" draw:text-style-name="P2" draw:layer="layout" svg:width="0.212cm" svg:height="0.207cm" svg:x="13.511cm" svg:y="17.145cm" svg:viewBox="0 0 213 208" draw:points="0,0 123,208 213,119">
          <text:p/>
        </draw:polygon>
        <draw:polygon draw:style-name="gr3" draw:text-style-name="P1" draw:layer="layout" svg:width="0.212cm" svg:height="0.207cm" svg:x="13.511cm" svg:y="17.145cm" svg:viewBox="0 0 213 208" draw:points="0,0 123,208 213,119">
          <text:p/>
        </draw:polygon>
        <draw:line draw:style-name="gr1" draw:text-style-name="P1" draw:layer="layout" svg:x1="15.549cm" svg:y1="18.311cm" svg:x2="14.972cm" svg:y2="18.311cm">
          <text:p/>
        </draw:line>
        <draw:polygon draw:style-name="gr2" draw:text-style-name="P2" draw:layer="layout" svg:width="0.234cm" svg:height="0.127cm" svg:x="15.549cm" svg:y="18.248cm" svg:viewBox="0 0 235 128" draw:points="235,63 0,0 0,128">
          <text:p/>
        </draw:polygon>
        <draw:polygon draw:style-name="gr3" draw:text-style-name="P1" draw:layer="layout" svg:width="0.234cm" svg:height="0.127cm" svg:x="15.549cm" svg:y="18.248cm" svg:viewBox="0 0 235 128" draw:points="235,63 0,0 0,128">
          <text:p/>
        </draw:polygon>
        <draw:path draw:style-name="gr1" draw:text-style-name="P1" draw:layer="layout" svg:width="0.449cm" svg:height="0.577cm" svg:x="13.082cm" svg:y="16.11cm" svg:viewBox="0 0 450 578" svg:d="M5 357c-26-192 59-357 221-357 221 0 298 311 145 578">
          <text:p/>
        </draw:path>
        <draw:path draw:style-name="gr2" draw:text-style-name="P2" draw:layer="layout" svg:width="0.137cm" svg:height="0.229cm" svg:x="13.027cm" svg:y="16.458cm" svg:viewBox="0 0 138 230" svg:d="M138 230c-27-81-31-158-22-230l-116 17c27 73 73 149 138 213z">
          <text:p/>
        </draw:path>
        <draw:path draw:style-name="gr3" draw:text-style-name="P1" draw:layer="layout" svg:width="0.137cm" svg:height="0.229cm" svg:x="13.027cm" svg:y="16.458cm" svg:viewBox="0 0 138 230" svg:d="M138 230c-27-81-31-158-22-230l-116 17c27 73 73 149 138 213z">
          <text:p/>
        </draw:path>
        <draw:line draw:style-name="gr1" draw:text-style-name="P1" draw:layer="layout" svg:x1="12.301cm" svg:y1="17.943cm" svg:x2="13.1cm" svg:y2="17.145cm">
          <text:p/>
        </draw:line>
        <draw:polygon draw:style-name="gr2" draw:text-style-name="P2" draw:layer="layout" svg:width="0.213cm" svg:height="0.213cm" svg:x="12.135cm" svg:y="17.895cm" svg:viewBox="0 0 214 214" draw:points="0,214 214,91 125,0">
          <text:p/>
        </draw:polygon>
        <draw:polygon draw:style-name="gr3" draw:text-style-name="P1" draw:layer="layout" svg:width="0.213cm" svg:height="0.213cm" svg:x="12.135cm" svg:y="17.895cm" svg:viewBox="0 0 214 214" draw:points="0,214 214,91 125,0">
          <text:p/>
        </draw:polygon>
        <draw:path draw:style-name="gr2" draw:text-style-name="P2" draw:layer="layout" svg:width="0.424cm" svg:height="0.428cm" svg:x="10.344cm" svg:y="18.099cm" svg:viewBox="0 0 425 429" svg:d="M425 213c0-119-93-213-212-213s-213 94-213 213 94 216 213 216 212-97 212-216z">
          <text:p/>
        </draw:path>
        <draw:path draw:style-name="gr4" draw:text-style-name="P1" draw:layer="layout" svg:width="0.424cm" svg:height="0.428cm" svg:x="10.344cm" svg:y="18.099cm" svg:viewBox="0 0 425 429" svg:d="M425 213c0-119-93-213-212-213s-213 94-213 213 94 216 213 216 212-97 212-216z">
          <text:p/>
        </draw:path>
        <draw:path draw:style-name="gr2" draw:text-style-name="P2" draw:layer="layout" svg:width="0.581cm" svg:height="0.581cm" svg:x="11.639cm" svg:y="18.023cm" svg:viewBox="0 0 582 582" svg:d="M582 289c0-162-127-289-288-289-163 0-294 127-294 289 0 161 131 293 294 293 161 0 288-132 288-293z">
          <text:p/>
        </draw:path>
        <draw:path draw:style-name="gr4" draw:text-style-name="P1" draw:layer="layout" svg:width="0.581cm" svg:height="0.581cm" svg:x="11.639cm" svg:y="18.023cm" svg:viewBox="0 0 582 582" svg:d="M582 289c0-162-127-289-288-289-163 0-294 127-294 289 0 161 131 293 294 293 161 0 288-132 288-293z">
          <text:p/>
        </draw:path>
        <draw:path draw:style-name="gr2" draw:text-style-name="P2" draw:layer="layout" svg:width="0.582cm" svg:height="0.581cm" svg:x="14.39cm" svg:y="18.023cm" svg:viewBox="0 0 583 582" svg:d="M583 289c0-162-128-289-290-289-161 0-293 127-293 289 0 161 132 293 293 293 162 0 290-132 290-293z">
          <text:p/>
        </draw:path>
        <draw:path draw:style-name="gr4" draw:text-style-name="P1" draw:layer="layout" svg:width="0.582cm" svg:height="0.581cm" svg:x="14.39cm" svg:y="18.023cm" svg:viewBox="0 0 583 582" svg:d="M583 289c0-162-128-289-290-289-161 0-293 127-293 289 0 161 132 293 293 293 162 0 290-132 290-293z">
          <text:p/>
        </draw:path>
        <draw:path draw:style-name="gr2" draw:text-style-name="P2" draw:layer="layout" svg:width="0.581cm" svg:height="0.581cm" svg:x="13.015cm" svg:y="16.648cm" svg:viewBox="0 0 582 582" svg:d="M582 289c0-161-127-289-288-289-162 0-294 128-294 289s132 293 294 293c161 0 288-132 288-293z">
          <text:p/>
        </draw:path>
        <draw:path draw:style-name="gr4" draw:text-style-name="P1" draw:layer="layout" svg:width="0.581cm" svg:height="0.581cm" svg:x="13.015cm" svg:y="16.648cm" svg:viewBox="0 0 582 582" svg:d="M582 289c0-161-127-289-288-289-162 0-294 128-294 289s132 293 294 293c161 0 288-132 288-293z">
          <text:p/>
        </draw:path>
        <draw:path draw:style-name="gr2" draw:text-style-name="P2" draw:layer="layout" svg:width="0.552cm" svg:height="0.552cm" svg:x="15.783cm" svg:y="18.035cm" svg:viewBox="0 0 553 553" svg:d="M553 276c0-153-125-276-277-276-153 0-276 123-276 276 0 154 123 277 276 277 152 0 277-123 277-277z">
          <text:p/>
        </draw:path>
        <draw:path draw:style-name="gr5" draw:text-style-name="P1" draw:layer="layout" svg:width="0.552cm" svg:height="0.552cm" svg:x="15.783cm" svg:y="18.035cm" svg:viewBox="0 0 553 553" svg:d="M553 276c0-153-125-276-277-276-153 0-276 123-276 276 0 154 123 277 276 277 152 0 277-123 277-277z">
          <text:p/>
        </draw:path>
        <draw:path draw:style-name="gr6" draw:text-style-name="P1" draw:layer="layout" svg:width="0.552cm" svg:height="0.552cm" svg:x="15.783cm" svg:y="18.035cm" svg:viewBox="0 0 553 553" svg:d="M553 276c0-153-125-276-277-276-153 0-276 123-276 276 0 154 123 277 276 277 152 0 277-123 277-277z">
          <text:p/>
        </draw:path>
        <draw:path draw:style-name="gr7" draw:text-style-name="P3" draw:layer="layout" svg:width="0.102cm" svg:height="0.106cm" svg:x="11.155cm" svg:y="18.366cm" svg:viewBox="0 0 103 107" svg:d="M56 56c0 0 8 0 13 0 8 0 8-4 8-4 0-4-4-4-4-4-4 0-17 0-17 0-9 0-17 0-17-13s13-26 30-26 8 18 21 18c8 0 13-5 13-10 0-8-13-17-34-17-30 0-47 22-47 35 0 9 4 13 13 17-26 4-35 21-35 30 0 12 9 25 39 25 17 0 34-8 43-17v-4c-13 8-26 13-39 13s-21-9-21-17c0-13 8-26 34-26z">
          <text:p/>
        </draw:path>
        <draw:path draw:style-name="gr7" draw:text-style-name="P3" draw:layer="layout" svg:width="0.081cm" svg:height="0.098cm" svg:x="13.269cm" svg:y="18.663cm" svg:viewBox="0 0 82 99" svg:d="M9 14l8 8c9-4 13-8 25-8 9 0 14 0 19 4 4 4 4 13 4 21h-18c-13 5-26 5-34 13-9 4-13 13-13 21 0 0 0 4 4 9 0 4 5 4 5 8 4 0 8 4 12 4 0 5 5 5 13 5 13 0 22-5 31-13v8h17v-55c0-12-4-25-13-30-4-5-13-9-27-9-12 0-25 4-33 14zM65 52v8c0 5 0 5 0 9 0 0 0 4-4 4 0 4-5 4-5 9-4 0-5 0-9 4-5 0-9 0-13 0s-8 0-13-4c-4-5-4-9-4-13v-4c0-5 4-5 4-9 5 0 9 0 13-4 4 0 13 0 18 0 4 0 4 0 4 0z">
          <text:p/>
        </draw:path>
        <draw:path draw:style-name="gr7" draw:text-style-name="P3" draw:layer="layout" svg:width="0.102cm" svg:height="0.102cm" svg:x="13.957cm" svg:y="18.998cm" svg:viewBox="0 0 103 103" svg:d="M55 56c0 0 9 0 14 0 8 0 8-4 8-8h-4c-4 0-18 0-18 0-8 0-17-4-17-14 0-17 13-30 31-30 17 0 8 22 21 22 9 0 13-5 13-13 0-4-13-13-34-13-31 0-48 21-48 34 0 10 4 14 13 14-25 8-34 21-34 34s9 21 38 21c17 0 35-4 43-13v-4c-12 9-26 13-39 13-12 0-21-9-21-17 0-13 9-26 34-26z">
          <text:p/>
        </draw:path>
        <draw:path draw:style-name="gr7" draw:text-style-name="P3" draw:layer="layout" svg:width="0.081cm" svg:height="0.136cm" svg:x="13.273cm" svg:y="17.823cm" svg:viewBox="0 0 82 137" svg:d="M0 0v137h9l4-13c4 4 9 9 13 9 4 4 8 4 17 4 4 0 9 0 14 0 4-4 8-9 12-13 5 0 5-8 9-13 0-8 4-12 4-21 0-8-4-17-4-21-4-5-4-14-9-18-4-4-8-4-12-8-5 0-10 0-14 0-5 0-13 0-17 4-4 0-9 4-13 8v-50h4v-5zM26 124c-4-4-4-4-4-4-5-4-5-4-5-9 0-4-4-4-4-8s0-8 0-17c0-8 0-13 4-17 0-5 5-9 9-14 4 0 8 0 8 0 14 0 18 0 23 9 8 5 8 18 8 26 0 9 0 13 0 17-4 4-4 9-8 13-5 0-5 4-9 4-5 0-10 0-10 0-4 0-4 0-8 0z">
          <text:p/>
        </draw:path>
        <draw:path draw:style-name="gr7" draw:text-style-name="P3" draw:layer="layout" svg:width="0.081cm" svg:height="0.098cm" svg:x="14.046cm" svg:y="17.484cm" svg:viewBox="0 0 82 99" svg:d="M9 13l8 13c4-9 13-13 26-13 8 0 12 4 16 8 5 0 5 10 5 18v4h-17c-13 0-26 5-34 9-9 4-13 13-13 21 0 4 0 9 4 9 0 4 5 8 5 8 4 4 8 4 8 9 4 0 9 0 13 0 13 0 25-5 34-13v13h18v-60c0-13-5-22-14-31-4-4-13-8-25-8-13 0-26 4-34 13zM64 52v8c0 5 0 9 0 9 0 4-5 4-5 8l-4 5c-4 0-4 4-8 4s-9 4-13 4-8-4-13-8c-4 0-4-5-4-9s0-4 0-8l4-5c5-4 9-4 13-4s9-4 17-4c4 0 4 0 4 0z">
          <text:p/>
        </draw:path>
        <draw:path draw:style-name="gr7" draw:text-style-name="P3" draw:layer="layout" svg:width="0.101cm" svg:height="0.106cm" svg:x="15.333cm" svg:y="18.366cm" svg:viewBox="0 0 102 107" svg:d="M50 56c5 0 13 0 17 0 10 0 10-4 10-4 0-4-4-4-10-4h-12c-9 0-17 0-17-13s12-26 29-26c19 0 10 18 23 18 8 0 12-5 12-10 0-8-12-17-35-17-29 0-46 22-46 35 0 9 4 13 13 17-26 4-34 21-34 30 0 12 8 25 38 25 17 0 35-8 43-17v-4c-14 8-26 13-39 13s-21-9-21-17c0-13 8-26 29-26z">
          <text:p/>
        </draw:path>
        <draw:path draw:style-name="gr7" draw:text-style-name="P3" draw:layer="layout" svg:width="0.081cm" svg:height="0.135cm" svg:x="13.273cm" svg:y="15.915cm" svg:viewBox="0 0 82 136" svg:d="M0 0v132h9l4-12c4 4 9 8 13 12 4 0 8 4 17 4 4 0 9 0 14-4 4 0 8-4 12-8 5-4 5-9 9-17 0-4 4-13 4-21 0-10-4-14-4-23-4-4-4-8-9-12-4-5-8-9-12-9-5-4-10-4-14-4-5 0-13 0-17 4s-9 9-13 13v-51c0-4 0-4 4-4zM26 120c-4 0-4-5-4-5-5 0-5-4-5-8 0 0-4-4-4-9 0-4 0-8 0-12 0-10 0-19 4-23 0-4 5-8 9-8 4-4 8-4 8-4 14 0 18 4 23 8 8 8 8 17 8 31 0 4 0 13 0 17-4 4-4 8-8 8-5 5-5 5-9 5-5 4-10 4-10 4-4 0-4 0-8 0 0-4-4-4-4-4z">
          <text:p/>
        </draw:path>
        <draw:path draw:style-name="gr7" draw:text-style-name="P3" draw:layer="layout" svg:width="0.081cm" svg:height="0.136cm" svg:x="12.492cm" svg:y="17.446cm" svg:viewBox="0 0 82 137" svg:d="M0 0v137h9l4-13c4 4 8 8 13 8 5 5 9 5 18 5 4 0 8 0 12-5 5 0 9-4 13-8s4-9 9-13c0-8 4-13 4-21 0-9-4-17-4-21 0-9-5-13-9-17-4-5-8-5-13-9-4 0-8-4-12-4-5 0-13 4-18 4-5 4-9 9-13 13v-52h4c0-4 0-4 0-4zM26 120c-5 0-5 0-5-5-4 0-4-4-4-4 0-4-4-8-4-8 0-5 0-13 0-17 0-9 0-17 4-22 0 0 4-4 9-8 5 0 9-4 9-4 13 0 17 4 21 12 9 5 9 13 9 26 0 8 0 13 0 17-4 4-4 8-9 13-4 0-4 0-8 4-4 0-9 0-9 0-4 0-4 0-8 0 0 0-5 0-5-4z">
          <text:p/>
        </draw:path>
        <draw:path draw:style-name="gr8" draw:text-style-name="P4" draw:layer="layout" svg:width="0.115cm" svg:height="0.136cm" svg:x="10.501cm" svg:y="18.243cm" svg:viewBox="0 0 116 137" svg:d="M90 17c0 30-34 39-60 44 12-44 30-52 43-52s17 0 17 8zM30 73c86-17 86-39 86-52 0-8-9-21-34-21-61 0-82 52-82 90 0 26 13 47 38 47 27 0 48-13 65-34 0-4-4-4-9-4-17 17-25 17-42 17-14 0-22-5-22-34z">
          <text:p/>
        </draw:path>
        <draw:path draw:style-name="gr8" draw:text-style-name="P4" draw:layer="layout" svg:width="0.145cm" svg:height="0.208cm" svg:x="11.804cm" svg:y="18.205cm" svg:viewBox="0 0 146 209" svg:d="M108 38c0 5-5 26-13 43-4 21-35 47-48 47s-17-22-17-39c0-38 25-76 61-76 8 0 17 12 17 25zM73 188c-5 8-9 12-18 12h-8c0 0-4 0-4 5v4c0 0 25 0 39 0 13 0 34 0 34 0v-9h-8c-5 0-9-4-9-8s0-4 0-4l47-171c0-4 0-9 0-9 0-4-5-8-5-8-4 0-8 4-12 8l-9 13c-8-13-21-17-34-17-35 0-86 34-86 89 0 23 9 48 39 48 16 0 29-9 52-35h4z">
          <text:p/>
        </draw:path>
        <draw:path draw:style-name="gr8" draw:text-style-name="P4" draw:layer="layout" svg:width="0.102cm" svg:height="0.144cm" svg:x="11.957cm" svg:y="18.248cm" svg:viewBox="0 0 103 145" svg:d="M52 0c-29 0-52 25-52 72s23 73 52 73c30 0 51-26 51-73s-21-72-51-72zM52 8c21 0 30 21 30 64 0 38-9 60-30 60-17 0-29-22-29-60 0-43 12-64 29-64z">
          <text:p/>
        </draw:path>
        <draw:path draw:style-name="gr8" draw:text-style-name="P4" draw:layer="layout" svg:width="0.144cm" svg:height="0.208cm" svg:x="14.556cm" svg:y="18.205cm" svg:viewBox="0 0 145 209" svg:d="M107 38c0 5-5 26-13 43-9 21-35 47-48 47s-17-22-17-39c0-38 26-76 56-76 13 0 22 12 22 25zM69 188c0 8-5 12-18 12h-5c0 0-4 0-4 5v4c0 0 27 0 39 0 13 0 34 0 34 0v-9h-8c-5 0-9-4-9-8s0-4 0-4l43-171c4-4 4-9 4-9 0-4-4-8-4-8-4 0-9 4-13 8l-9 13c-8-13-21-17-34-17-34 0-85 34-85 89 0 23 4 48 38 48 17 0 31-9 52-35z">
          <text:p/>
        </draw:path>
        <draw:polygon draw:style-name="gr8" draw:text-style-name="P4" draw:layer="layout" svg:width="0.077cm" svg:height="0.14cm" svg:x="14.721cm" svg:y="18.248cm" svg:viewBox="0 0 78 141" draw:points="47,0 0,12 0,21 34,12 34,128 30,132 4,132 4,141 78,141 78,132 55,132 51,128 51,0">
          <text:p/>
        </draw:polygon>
        <draw:path draw:style-name="gr8" draw:text-style-name="P4" draw:layer="layout" svg:width="0.144cm" svg:height="0.208cm" svg:x="13.18cm" svg:y="16.831cm" svg:viewBox="0 0 145 209" svg:d="M106 38c0 5-4 26-13 43-8 22-33 47-46 47s-17-21-17-38c0-38 25-73 55-73 13 0 21 8 21 21zM72 188c-4 8-8 12-21 12h-4c0 0-5 0-5 4v5c0 0 26 0 39 0 12 0 34 0 34 0v-5c0-4 0-4 0-4h-9c-4 0-8-4-8-8s0-4 0-4l47-171c0-4 0-4 0-9 0-4-4-8-4-8-5 0-10 4-14 8l-8 13c-9-13-21-17-34-17-34 0-85 39-85 90 0 21 8 47 38 47 17 0 30-9 51-34z">
          <text:p/>
        </draw:path>
        <draw:path draw:style-name="gr8" draw:text-style-name="P4" draw:layer="layout" svg:width="0.098cm" svg:height="0.14cm" svg:x="13.333cm" svg:y="16.873cm" svg:viewBox="0 0 99 141" svg:d="M22 124c47-34 72-59 72-85s-17-39-42-39c-26 0-48 13-48 31 0 4 10 8 14 8s8 0 8 0v-26c9 0 13-4 21-4 17 0 26 13 26 35 0 25-26 46-73 85v12h99v-34h-9l-4 17z">
          <text:p/>
        </draw:path>
        <draw:path draw:style-name="gr8" draw:text-style-name="P4" draw:layer="layout" svg:width="0.195cm" svg:height="0.284cm" svg:x="15.944cm" svg:y="18.171cm" svg:viewBox="0 0 196 285" svg:d="M85 93c-9 34-9 57-13 78-4 29-13 80-21 97-4 5-13 9-17 9s-4-4-9-9c0-4-8-8-12-8-9 0-13 8-13 13 0 4 8 12 30 12 12 0 25-4 38-17 8-12 17-38 29-93 5-25 9-52 13-77v-5h30c5 0 10 0 10-4l4-4c0 0 0-4-4-4h-35l4-17c0-9 4-22 8-30 9-17 23-21 27-21 8 0 12 0 12 4 0 8 5 17 17 17 9 0 13-9 13-9 0-12-13-25-38-25-8 0-31 4-43 21-13 13-22 34-26 60l-21 4c-9 0-9 0-9 4l-4 4h4z">
          <text:p/>
        </draw:path>
        <draw:line draw:style-name="gr1" draw:text-style-name="P1" draw:layer="layout" svg:x1="9.042cm" svg:y1="21.709cm" svg:x2="8.405cm" svg:y2="21.709cm">
          <text:p/>
        </draw:line>
        <draw:polygon draw:style-name="gr2" draw:text-style-name="P2" draw:layer="layout" svg:width="0.233cm" svg:height="0.127cm" svg:x="9.042cm" svg:y="21.646cm" svg:viewBox="0 0 234 128" draw:points="234,64 0,0 0,128">
          <text:p/>
        </draw:polygon>
        <draw:polygon draw:style-name="gr3" draw:text-style-name="P1" draw:layer="layout" svg:width="0.233cm" svg:height="0.127cm" svg:x="9.042cm" svg:y="21.646cm" svg:viewBox="0 0 234 128" draw:points="234,64 0,0 0,128">
          <text:p/>
        </draw:polygon>
        <draw:path draw:style-name="gr1" draw:text-style-name="P1" draw:layer="layout" svg:width="1.983cm" svg:height="0.193cm" svg:x="9.84cm" svg:y="21.811cm" svg:viewBox="0 0 1984 194" svg:d="M1984 69c-650 188-1343 162-1984-69">
          <text:p/>
        </draw:path>
        <draw:path draw:style-name="gr2" draw:text-style-name="P2" draw:layer="layout" svg:width="0.238cm" svg:height="0.132cm" svg:x="11.806cm" svg:y="21.811cm" svg:viewBox="0 0 239 133" svg:d="M239 0c-78 5-158 10-239 10l34 123c68-43 141-90 205-133z">
          <text:p/>
        </draw:path>
        <draw:path draw:style-name="gr3" draw:text-style-name="P1" draw:layer="layout" svg:width="0.238cm" svg:height="0.132cm" svg:x="11.806cm" svg:y="21.811cm" svg:viewBox="0 0 239 133" svg:d="M239 0c-78 5-158 10-239 10l34 123c68-43 141-90 205-133z">
          <text:p/>
        </draw:path>
        <draw:path draw:style-name="gr1" draw:text-style-name="P1" draw:layer="layout" svg:width="3.431cm" svg:height="0.485cm" svg:x="9.819cm" svg:y="21.853cm" svg:viewBox="0 0 3432 486" svg:d="M3432 108c-1087 535-2375 505-3432-108">
          <text:p/>
        </draw:path>
        <draw:path draw:style-name="gr2" draw:text-style-name="P2" draw:layer="layout" svg:width="0.233cm" svg:height="0.166cm" svg:x="13.22cm" svg:y="21.849cm" svg:viewBox="0 0 234 167" svg:d="M234 0c-77 22-154 39-234 56l55 111c64-55 123-111 179-167z">
          <text:p/>
        </draw:path>
        <draw:path draw:style-name="gr3" draw:text-style-name="P1" draw:layer="layout" svg:width="0.233cm" svg:height="0.166cm" svg:x="13.22cm" svg:y="21.849cm" svg:viewBox="0 0 234 167" svg:d="M234 0c-77 22-154 39-234 56l55 111c64-55 123-111 179-167z">
          <text:p/>
        </draw:path>
        <draw:path draw:style-name="gr1" draw:text-style-name="P1" draw:layer="layout" svg:width="1.979cm" svg:height="0.195cm" svg:x="10.065cm" svg:y="21.418cm" svg:viewBox="0 0 1980 196" svg:d="M0 124c650-188 1343-162 1980 72">
          <text:p/>
        </draw:path>
        <draw:path draw:style-name="gr2" draw:text-style-name="P2" draw:layer="layout" svg:width="0.242cm" svg:height="0.132cm" svg:x="9.84cm" svg:y="21.48cm" svg:viewBox="0 0 243 133" svg:d="M0 133c81-9 161-13 243-13l-35-120c-72 39-140 86-208 133z">
          <text:p/>
        </draw:path>
        <draw:path draw:style-name="gr3" draw:text-style-name="P1" draw:layer="layout" svg:width="0.242cm" svg:height="0.132cm" svg:x="9.84cm" svg:y="21.48cm" svg:viewBox="0 0 243 133" svg:d="M0 133c81-9 161-13 243-13l-35-120c-72 39-140 86-208 133z">
          <text:p/>
        </draw:path>
        <draw:line draw:style-name="gr1" draw:text-style-name="P1" draw:layer="layout" svg:x1="13.186cm" svg:y1="21.709cm" svg:x2="12.608cm" svg:y2="21.709cm">
          <text:p/>
        </draw:line>
        <draw:polygon draw:style-name="gr2" draw:text-style-name="P2" draw:layer="layout" svg:width="0.233cm" svg:height="0.127cm" svg:x="13.186cm" svg:y="21.646cm" svg:viewBox="0 0 234 128" draw:points="234,64 0,0 0,128">
          <text:p/>
        </draw:polygon>
        <draw:polygon draw:style-name="gr3" draw:text-style-name="P1" draw:layer="layout" svg:width="0.233cm" svg:height="0.127cm" svg:x="13.186cm" svg:y="21.646cm" svg:viewBox="0 0 234 128" draw:points="234,64 0,0 0,128">
          <text:p/>
        </draw:polygon>
        <draw:path draw:style-name="gr2" draw:text-style-name="P2" draw:layer="layout" svg:width="0.424cm" svg:height="0.424cm" svg:x="7.981cm" svg:y="21.497cm" svg:viewBox="0 0 425 425" svg:d="M425 212c0-118-93-212-213-212-119 0-212 94-212 212 0 119 93 213 212 213 120 0 213-94 213-213z">
          <text:p/>
        </draw:path>
        <draw:path draw:style-name="gr4" draw:text-style-name="P1" draw:layer="layout" svg:width="0.424cm" svg:height="0.424cm" svg:x="7.981cm" svg:y="21.497cm" svg:viewBox="0 0 425 425" svg:d="M425 212c0-118-93-212-213-212-119 0-212 94-212 212 0 119 93 213 212 213 120 0 213-94 213-213z">
          <text:p/>
        </draw:path>
        <draw:path draw:style-name="gr2" draw:text-style-name="P2" draw:layer="layout" svg:width="0.582cm" svg:height="0.581cm" svg:x="9.275cm" svg:y="21.421cm" svg:viewBox="0 0 583 582" svg:d="M583 288c0-161-127-288-290-288-161 0-293 127-293 288 0 162 132 294 293 294 163 0 290-132 290-294z">
          <text:p/>
        </draw:path>
        <draw:path draw:style-name="gr4" draw:text-style-name="P1" draw:layer="layout" svg:width="0.582cm" svg:height="0.581cm" svg:x="9.275cm" svg:y="21.421cm" svg:viewBox="0 0 583 582" svg:d="M583 288c0-161-127-288-290-288-161 0-293 127-293 288 0 162 132 294 293 294 163 0 290-132 290-294z">
          <text:p/>
        </draw:path>
        <draw:path draw:style-name="gr2" draw:text-style-name="P2" draw:layer="layout" svg:width="0.581cm" svg:height="0.581cm" svg:x="12.027cm" svg:y="21.421cm" svg:viewBox="0 0 582 582" svg:d="M582 288c0-161-128-288-289-288-162 0-293 127-293 288 0 162 131 294 293 294 161 0 289-132 289-294z">
          <text:p/>
        </draw:path>
        <draw:path draw:style-name="gr4" draw:text-style-name="P1" draw:layer="layout" svg:width="0.581cm" svg:height="0.581cm" svg:x="12.027cm" svg:y="21.421cm" svg:viewBox="0 0 582 582" svg:d="M582 288c0-161-128-288-289-288-162 0-293 127-293 288 0 162 131 294 293 294 161 0 289-132 289-294z">
          <text:p/>
        </draw:path>
        <draw:path draw:style-name="gr2" draw:text-style-name="P2" draw:layer="layout" svg:width="0.552cm" svg:height="0.551cm" svg:x="13.419cm" svg:y="21.434cm" svg:viewBox="0 0 553 552" svg:d="M553 275c0-152-123-275-276-275s-277 123-277 275c0 154 124 277 277 277s276-123 276-277z">
          <text:p/>
        </draw:path>
        <draw:path draw:style-name="gr5" draw:text-style-name="P1" draw:layer="layout" svg:width="0.552cm" svg:height="0.551cm" svg:x="13.419cm" svg:y="21.434cm" svg:viewBox="0 0 553 552" svg:d="M553 275c0-152-123-275-276-275s-277 123-277 275c0 154 124 277 277 277s276-123 276-277z">
          <text:p/>
        </draw:path>
        <draw:path draw:style-name="gr6" draw:text-style-name="P1" draw:layer="layout" svg:width="0.552cm" svg:height="0.551cm" svg:x="13.419cm" svg:y="21.434cm" svg:viewBox="0 0 553 552" svg:d="M553 275c0-152-123-275-276-275s-277 123-277 275c0 154 124 277 277 277s276-123 276-277z">
          <text:p/>
        </draw:path>
        <draw:path draw:style-name="gr7" draw:text-style-name="P3" draw:layer="layout" svg:width="0.101cm" svg:height="0.106cm" svg:x="8.792cm" svg:y="21.765cm" svg:viewBox="0 0 102 107" svg:d="M55 56c0 0 9 0 13 0 9 0 9-5 9-9h-4c-5 0-18 0-18 0-9 0-13-4-13-13 0-12 8-26 26-26 17 0 9 18 22 18 8 0 12-4 12-14 0-4-12-12-34-12-30 0-47 22-47 34 0 9 4 13 12 17-25 5-33 22-33 30 0 13 8 26 38 26 17 0 35-9 43-18v-4c-13 9-26 13-39 13s-21-9-21-17c0-13 8-25 34-25z">
          <text:p/>
        </draw:path>
        <draw:path draw:style-name="gr7" draw:text-style-name="P3" draw:layer="layout" svg:width="0.081cm" svg:height="0.098cm" svg:x="10.906cm" svg:y="22.061cm" svg:viewBox="0 0 82 99" svg:d="M8 14l9 9c9-5 18-9 26-9 9 0 13 0 17 4 5 5 5 9 5 22h-18c-12 4-26 4-34 8-9 8-13 13-13 25 0 0 0 5 4 9 0 4 4 4 4 9 5 0 9 4 13 4 5 4 9 4 14 4 12 0 21-4 30-13v9h17v-55c0-13-5-26-13-30-4-5-13-10-26-10s-26 5-35 14zM69 52v4c0 9-4 9-4 13 0 0 0 4-5 4 0 5-4 5-4 9-4 0-4 0-9 4-4 0-8 0-12 0-5 0-9 0-14-4-4-4-4-9-4-13v-4c0-4 4-4 4-9 5 0 9 0 14-4 4 0 12 0 17 0 4 0 4 0 4 0h9z">
          <text:p/>
        </draw:path>
        <draw:path draw:style-name="gr7" draw:text-style-name="P3" draw:layer="layout" svg:width="0.103cm" svg:height="0.102cm" svg:x="11.593cm" svg:y="22.396cm" svg:viewBox="0 0 104 103" svg:d="M56 56c0 0 8 0 12 0 9 0 9-5 9-9 0 0 0-4-4-4-5 0-17 4-17 4-9 0-17-4-17-12 0-18 13-30 29-30 17 0 9 21 22 21 9 0 14-9 14-13 0-8-14-13-36-13-29 0-46 17-46 35 0 8 4 12 13 12-26 9-35 21-35 35 0 13 9 21 39 21 17 0 34-4 42-12v-5c-13 5-25 9-38 9s-21-4-21-13c0-14 8-26 34-26z">
          <text:p/>
        </draw:path>
        <draw:path draw:style-name="gr7" draw:text-style-name="P3" draw:layer="layout" svg:width="0.081cm" svg:height="0.14cm" svg:x="10.553cm" svg:y="21.188cm" svg:viewBox="0 0 82 141" svg:d="M0 0v137h9l4-13c4 4 9 8 13 13 4 0 13 4 17 4s8-4 13-4c5-5 9-5 13-9 5-4 9-9 9-17 4-4 4-13 4-21 0-9 0-17-4-21 0-5-4-9-9-13 0-4-4-9-13-13-5 0-9 0-13 0s-9 0-17 4c-4 5-9 5-9 13v-56-4zM26 124c0-5-4-5-4-5-5-4-5-4-5-8 0 0 0-4 0-9 0-4 0-8 0-12 0-13 0-17 0-21 5-5 5-9 9-9 4-4 8-4 13-4 8 0 17 4 22 8 4 9 4 17 4 30 0 4 0 13 0 17-4 4-4 4-9 8 0 5-5 5-9 5s-4 4-8 4c0 0-5 0-5-4-4 0-4 0-8 0z">
          <text:p/>
        </draw:path>
        <draw:polygon draw:style-name="gr7" draw:text-style-name="P3" draw:layer="layout" svg:width="0.017cm" svg:height="0.165cm" svg:x="10.686cm" svg:y="21.193cm" svg:viewBox="0 0 18 166" draw:points="0,0 18,0 18,166 0,166">
          <text:p/>
        </draw:polygon>
        <draw:path draw:style-name="gr7" draw:text-style-name="P3" draw:layer="layout" svg:width="0.06cm" svg:height="0.169cm" svg:x="10.774cm" svg:y="21.188cm" svg:viewBox="0 0 61 170" svg:d="M56 13h5l-9-13c-4 4-13 8-21 17-4 4-8 9-13 18-4 8-8 17-13 25 0 9-5 17-5 25 0 9 5 17 5 26 5 8 9 17 13 26 5 8 9 12 13 21 8 4 17 8 21 12l9-8c-9-4-13-9-17-17-9-4-13-8-17-17-4-4-4-13-9-21 0-9 0-13 0-22 0-16 0-29 9-42 8-13 17-22 25-30 4 0 4 0 4 0z">
          <text:p/>
        </draw:path>
        <draw:path draw:style-name="gr7" draw:text-style-name="P3" draw:layer="layout" svg:width="0.081cm" svg:height="0.098cm" svg:x="10.859cm" svg:y="21.23cm" svg:viewBox="0 0 82 99" svg:d="M8 13l9 8c9-8 13-8 26-8 8 0 12 0 17 4 4 4 4 9 4 17v4h-17c-13 0-26 4-34 9-9 8-13 12-13 26 0 0 0 4 4 9 0 0 4 4 4 8 5 0 9 5 13 5 0 0 5 4 13 4 13 0 21-4 30-13v9h18v-57c0-17-5-25-14-29-4-5-13-9-25-9-13 0-26 4-35 13zM68 51v4c0 4-4 10-4 14 0 0 0 4-4 4 0 4-5 4-5 4-4 5-4 5-8 9-4 0-9 0-13 0s-8 0-13-4c-4-5-4-9-4-13v-4c0-6 4-6 4-10 5 0 9-4 13-4s13 0 17 0 4 0 4 0h9z">
          <text:p/>
        </draw:path>
        <draw:path draw:style-name="gr7" draw:text-style-name="P3" draw:layer="layout" svg:width="0.081cm" svg:height="0.14cm" svg:x="10.965cm" svg:y="21.188cm" svg:viewBox="0 0 82 141" svg:d="M0 0v137h9l4-13c4 4 9 8 13 13 4 0 12 4 17 4s9-4 13-4c5-5 9-5 13-9s9-9 9-17c4-4 4-13 4-21 0-9 0-17-4-21 0-5-5-9-9-13s-4-9-13-13c-4 0-8 0-13 0s-9 0-17 4c-4 5-9 5-9 13v-56-4zM26 124c-4-5-4-5-4-5-5-4-5-4-5-8 0 0 0-4 0-9 0-4 0-8 0-12 0-13 0-17 0-21 5-5 5-9 9-9 4-4 8-4 12-4 10 0 14 4 23 8 4 9 4 17 4 30 0 4 0 13 0 17-4 4-4 4-9 8 0 5-4 5-8 5-5 0-5 4-10 4 0 0-4 0-4-4-4 0-4 0-8 0z">
          <text:p/>
        </draw:path>
        <draw:path draw:style-name="gr7" draw:text-style-name="P3" draw:layer="layout" svg:width="0.085cm" svg:height="0.085cm" svg:x="11.063cm" svg:y="21.217cm" svg:viewBox="0 0 86 86" svg:d="M38 0v39l-30-17-8 12 38 13-30 30 13 9 21-35 21 35 13-9-25-30 35-13-5-12-34 17 4-30c0-4 0-4 0-4v-5z">
          <text:p/>
        </draw:path>
        <draw:path draw:style-name="gr7" draw:text-style-name="P3" draw:layer="layout" svg:width="0.077cm" svg:height="0.14cm" svg:x="11.173cm" svg:y="21.188cm" svg:viewBox="0 0 78 141" svg:d="M0 0v137h9l4-13c4 4 8 8 13 13 4 0 8 4 12 4 5 0 14-4 18-4 5-5 9-5 13-9 0-4 5-9 9-17 0-4 0-13 0-21 0-9 0-17 0-21-4-5-4-9-9-13-4-4-8-9-13-13-4 0-8 0-18 0-4 0-8 0-12 4-5 5-9 5-13 13v-56h4v-4zM21 124c0-5 0-5-4-5 0-4 0-4-4-8 0 0 0-4 0-9 0-4 0-8 0-12 0-13 0-17 4-21 0-5 4-9 9-9 0-4 4-4 8-4 9 0 18 4 22 8 5 9 9 17 9 30 0 4 0 13-4 17 0 4-5 4-5 8-4 5-8 5-8 5-5 0-10 4-14 4l-4-4c0 0-4 0-9 0z">
          <text:p/>
        </draw:path>
        <draw:path draw:style-name="gr7" draw:text-style-name="P3" draw:layer="layout" svg:width="0.06cm" svg:height="0.169cm" svg:x="11.275cm" svg:y="21.188cm" svg:viewBox="0 0 61 170" svg:d="M4 13c5 4 13 8 17 13 5 9 9 13 14 17 4 9 9 13 9 21 4 9 4 17 4 21 0 9 0 17-4 26 0 4-5 13-9 17-5 9-9 13-14 17-8 8-12 13-21 13l4 12c9-4 17-8 26-12 5-9 14-13 18-21 4-9 8-18 8-26 5-9 5-17 5-26 0-8 0-16-5-25 0-8-4-17-8-25-4-5-13-14-18-18-9-9-17-13-21-17z">
          <text:p/>
        </draw:path>
        <draw:path draw:style-name="gr7" draw:text-style-name="P3" draw:layer="layout" svg:width="0.102cm" svg:height="0.106cm" svg:x="12.969cm" svg:y="21.765cm" svg:viewBox="0 0 103 107" svg:d="M52 56c4 0 13 0 17 0 9 0 9-5 9-9h-5c-4 0-17 0-17 0-8 0-17-4-17-13 0-12 13-26 30-26s9 18 21 18c9 0 13-4 13-14 0-4-13-12-34-12-30 0-47 22-47 34 0 9 5 13 13 17-26 5-35 22-35 30 0 13 9 26 39 26 17 0 34-9 43-18v-4c-13 9-26 13-38 13-13 0-22-9-22-17 0-13 9-25 30-25z">
          <text:p/>
        </draw:path>
        <draw:path draw:style-name="gr8" draw:text-style-name="P4" draw:layer="layout" svg:width="0.114cm" svg:height="0.14cm" svg:x="8.138cm" svg:y="21.637cm" svg:viewBox="0 0 115 141" svg:d="M90 21c0 30-34 39-60 43 13-43 30-51 43-51 12 0 17 0 17 8zM30 77c85-17 85-39 85-51 0-9-8-26-34-26-60 0-81 55-81 94 0 26 12 47 39 47 25 0 46-12 64-35 0-4-5-8-9-8-17 22-26 22-42 22-13 0-22-5-22-35z">
          <text:p/>
        </draw:path>
        <draw:path draw:style-name="gr8" draw:text-style-name="P4" draw:layer="layout" svg:width="0.144cm" svg:height="0.208cm" svg:x="9.441cm" svg:y="21.603cm" svg:viewBox="0 0 145 209" svg:d="M107 40c0 4-4 25-12 42-5 21-35 47-47 47-13 0-17-22-17-39 0-38 25-77 59-77 9 0 17 13 17 27zM73 188c-4 8-8 8-17 13h-8c0 0-5 0-5 4v4h5c0 0 21 0 34 0s34 0 34 0v-8h-9c-4-5-8-5-8-13l46-171c0-4 0-8 0-8 0-4-4-9-4-9-4 0-8 0-13 9l-8 13c-9-13-17-17-34-17-34 0-86 35-86 90 0 21 10 46 39 46 17 0 34-8 51-34h5z">
          <text:p/>
        </draw:path>
        <draw:path draw:style-name="gr8" draw:text-style-name="P4" draw:layer="layout" svg:width="0.098cm" svg:height="0.148cm" svg:x="9.598cm" svg:y="21.642cm" svg:viewBox="0 0 99 149" svg:d="M47 0c-30 0-47 29-47 77 0 42 17 72 47 72s52-30 52-72c0-48-22-77-52-77zM47 12c22 0 30 21 30 65 0 38-8 59-30 59-17 0-30-21-30-59 0-44 13-65 30-65z">
          <text:p/>
        </draw:path>
        <draw:path draw:style-name="gr8" draw:text-style-name="P4" draw:layer="layout" svg:width="0.145cm" svg:height="0.208cm" svg:x="12.192cm" svg:y="21.603cm" svg:viewBox="0 0 146 209" svg:d="M106 40c0 4-4 25-12 42-9 21-34 47-47 47s-17-22-17-39c0-38 26-77 55-77 13 0 21 13 21 27zM72 188c-4 8-8 8-21 13h-4c0 0-4 0-4 4v4c0 0 25 0 38 0s34 0 34 0v-8h-9c-4-5-8-5-8-13l48-171c0-4 0-8 0-8 0-4-5-9-5-9-4 0-8 0-13 9l-9 13c-8-13-21-17-34-17-34 0-85 35-85 90 0 21 9 46 38 46 18 0 30-8 51-34z">
          <text:p/>
        </draw:path>
        <draw:polygon draw:style-name="gr8" draw:text-style-name="P4" draw:layer="layout" svg:width="0.076cm" svg:height="0.144cm" svg:x="12.358cm" svg:y="21.642cm" svg:viewBox="0 0 77 145" draw:points="47,0 0,16 0,25 35,16 35,132 31,136 5,136 5,145 77,145 77,136 56,136 52,132 52,0">
          <text:p/>
        </draw:polygon>
        <draw:path draw:style-name="gr8" draw:text-style-name="P4" draw:layer="layout" svg:width="0.195cm" svg:height="0.284cm" svg:x="13.581cm" svg:y="21.569cm" svg:viewBox="0 0 196 285" svg:d="M84 94c-4 34-8 55-12 77-4 30-13 76-21 98-5 4-13 8-17 8-5 0-5-4-9-8 0-5-9-9-13-9-8 0-12 9-12 13s8 12 29 12c13 0 26-4 39-16 8-13 16-39 29-94 4-26 9-52 13-77v-4h30c4 0 8 0 8-5l4-4c0 0 0-4-4-4h-34l5-17c0-8 4-21 8-30 9-17 21-21 25-21 9 0 13 0 13 4 0 9 4 17 18 17 13 0 13-8 13-12 0-9-13-22-39-22-9 0-30 5-43 22-13 12-21 34-25 59l-21 4c-5 0-9 0-9 4l-4 5h4z">
          <text:p/>
        </draw:path>
      </draw:page>
      <draw:page draw:name="page24" draw:style-name="dp1" draw:master-page-name="Padrão">
        <draw:line draw:style-name="gr1" draw:text-style-name="P1" draw:layer="layout" svg:x1="8.133cm" svg:y1="5.337cm" svg:x2="7.496cm" svg:y2="5.337cm">
          <text:p/>
        </draw:line>
        <draw:polygon draw:style-name="gr2" draw:text-style-name="P2" draw:layer="layout" svg:width="0.234cm" svg:height="0.127cm" svg:x="8.133cm" svg:y="5.274cm" svg:viewBox="0 0 235 128" draw:points="235,64 0,0 0,128">
          <text:p/>
        </draw:polygon>
        <draw:polygon draw:style-name="gr3" draw:text-style-name="P1" draw:layer="layout" svg:width="0.234cm" svg:height="0.127cm" svg:x="8.133cm" svg:y="5.274cm" svg:viewBox="0 0 235 128" draw:points="235,64 0,0 0,128">
          <text:p/>
        </draw:polygon>
        <draw:path draw:style-name="gr1" draw:text-style-name="P1" draw:layer="layout" svg:width="0.453cm" svg:height="0.577cm" svg:x="8.43cm" svg:y="4.51cm" svg:viewBox="0 0 454 578" svg:d="M5 357c-26-191 59-357 220-357 226 0 303 310 149 578">
          <text:p/>
        </draw:path>
        <draw:path draw:style-name="gr2" draw:text-style-name="P2" draw:layer="layout" svg:width="0.136cm" svg:height="0.229cm" svg:x="8.375cm" svg:y="4.858cm" svg:viewBox="0 0 137 230" svg:d="M137 230c-21-80-30-157-21-230l-116 17c26 73 72 145 137 213z">
          <text:p/>
        </draw:path>
        <draw:path draw:style-name="gr3" draw:text-style-name="P1" draw:layer="layout" svg:width="0.136cm" svg:height="0.229cm" svg:x="8.375cm" svg:y="4.858cm" svg:viewBox="0 0 137 230" svg:d="M137 230c-21-80-30-157-21-230l-116 17c26 73 72 145 137 213z">
          <text:p/>
        </draw:path>
        <draw:line draw:style-name="gr1" draw:text-style-name="P1" draw:layer="layout" svg:x1="12.272cm" svg:y1="5.337cm" svg:x2="8.948cm" svg:y2="5.337cm">
          <text:p/>
        </draw:line>
        <draw:polygon draw:style-name="gr2" draw:text-style-name="P2" draw:layer="layout" svg:width="0.234cm" svg:height="0.127cm" svg:x="12.272cm" svg:y="5.274cm" svg:viewBox="0 0 235 128" draw:points="235,64 0,0 0,128">
          <text:p/>
        </draw:polygon>
        <draw:polygon draw:style-name="gr3" draw:text-style-name="P1" draw:layer="layout" svg:width="0.234cm" svg:height="0.127cm" svg:x="12.272cm" svg:y="5.274cm" svg:viewBox="0 0 235 128" draw:points="235,64 0,0 0,128">
          <text:p/>
        </draw:polygon>
        <draw:path draw:style-name="gr2" draw:text-style-name="P2" draw:layer="layout" svg:width="0.428cm" svg:height="0.429cm" svg:x="7.068cm" svg:y="5.121cm" svg:viewBox="0 0 429 430" svg:d="M429 216c0-118-97-216-216-216s-213 98-213 216c0 120 94 214 213 214s216-94 216-214z">
          <text:p/>
        </draw:path>
        <draw:path draw:style-name="gr4" draw:text-style-name="P1" draw:layer="layout" svg:width="0.428cm" svg:height="0.429cm" svg:x="7.068cm" svg:y="5.121cm" svg:viewBox="0 0 429 430" svg:d="M429 216c0-118-97-216-216-216s-213 98-213 216c0 120 94 214 213 214s216-94 216-214z">
          <text:p/>
        </draw:path>
        <draw:path draw:style-name="gr2" draw:text-style-name="P2" draw:layer="layout" svg:width="0.581cm" svg:height="0.581cm" svg:x="8.367cm" svg:y="5.045cm" svg:viewBox="0 0 582 582" svg:d="M582 292c0-161-131-292-293-292-161 0-289 131-289 292 0 162 128 290 289 290 162 0 293-128 293-290z">
          <text:p/>
        </draw:path>
        <draw:path draw:style-name="gr4" draw:text-style-name="P1" draw:layer="layout" svg:width="0.581cm" svg:height="0.581cm" svg:x="8.367cm" svg:y="5.045cm" svg:viewBox="0 0 582 582" svg:d="M582 292c0-161-131-292-293-292-161 0-289 131-289 292 0 162 128 290 289 290 162 0 293-128 293-290z">
          <text:p/>
        </draw:path>
        <draw:path draw:style-name="gr2" draw:text-style-name="P2" draw:layer="layout" svg:width="0.551cm" svg:height="0.551cm" svg:x="12.506cm" svg:y="5.062cm" svg:viewBox="0 0 552 552" svg:d="M552 276c0-153-124-276-277-276-152 0-275 123-275 276s123 276 275 276c153 0 277-123 277-276z">
          <text:p/>
        </draw:path>
        <draw:path draw:style-name="gr5" draw:text-style-name="P1" draw:layer="layout" svg:width="0.551cm" svg:height="0.551cm" svg:x="12.506cm" svg:y="5.062cm" svg:viewBox="0 0 552 552" svg:d="M552 276c0-153-124-276-277-276-152 0-275 123-275 276s123 276 275 276c153 0 277-123 277-276z">
          <text:p/>
        </draw:path>
        <draw:path draw:style-name="gr6" draw:text-style-name="P1" draw:layer="layout" svg:width="0.551cm" svg:height="0.551cm" svg:x="12.506cm" svg:y="5.062cm" svg:viewBox="0 0 552 552" svg:d="M552 276c0-153-124-276-277-276-152 0-275 123-275 276s123 276 275 276c153 0 277-123 277-276z">
          <text:p/>
        </draw:path>
        <draw:path draw:style-name="gr7" draw:text-style-name="P3" draw:layer="layout" svg:width="0.102cm" svg:height="0.102cm" svg:x="7.878cm" svg:y="5.397cm" svg:viewBox="0 0 103 103" svg:d="M56 56c4 0 13 0 13 0 9 0 9-4 9-8h-4-14c-8 0-17-5-17-13 0-17 13-31 26-31 17 0 9 22 22 22 8 0 12-8 12-13 0-9-12-13-29-13-35 0-52 18-52 35 0 8 4 13 17 13-30 8-39 21-39 33 0 13 9 22 39 22 17 0 35-5 47-13l-4-4c-13 4-26 8-39 8s-17-4-17-13c0-12 9-25 30-25z">
          <text:p/>
        </draw:path>
        <draw:path draw:style-name="gr7" draw:text-style-name="P3" draw:layer="layout" svg:width="0.102cm" svg:height="0.106cm" svg:x="8.103cm" svg:y="4.315cm" svg:viewBox="0 0 103 107" svg:d="M57 55c0 0 8 0 12 0 9 0 9-4 9-4 0-4 0-4-4-4h-13c-9 0-17 0-17-13 0-12 13-25 25-25 17 0 9 17 22 17 8 0 12-4 12-9 0-8-12-17-29-17-34 0-51 22-51 34 0 9 4 13 17 17-31 9-40 21-40 34 0 10 9 22 40 22 17 0 34-8 46-12l-4-6c-13 6-25 10-38 10s-17-10-17-18c0-9 9-26 30-26z">
          <text:p/>
        </draw:path>
        <draw:polygon draw:style-name="gr7" draw:text-style-name="P3" draw:layer="layout" svg:width="0.016cm" svg:height="0.165cm" svg:x="8.265cm" svg:y="4.284cm" svg:viewBox="0 0 17 166" draw:points="0,0 17,0 17,166 0,166">
          <text:p/>
        </draw:polygon>
        <draw:path draw:style-name="gr7" draw:text-style-name="P3" draw:layer="layout" svg:width="0.076cm" svg:height="0.097cm" svg:x="8.337cm" svg:y="4.324cm" svg:viewBox="0 0 77 98" svg:d="M8 14l5 8c8-4 17-8 25-8 9 0 13 0 17 4 5 4 9 8 9 21h-17c-17 0-30 4-39 8-8 9-8 13-8 26 0 0 0 4 0 8 0 5 4 5 4 9 4 0 9 4 13 4s8 4 13 4c12 0 21-4 34-12v8h13v-55c0-13-4-25-9-30-8-4-17-9-30-9s-25 5-30 14zM64 52v4c0 4 0 8-4 13v4c-5 4-5 4-9 8 0 0-4 0-9 5-4 0-4 0-8 0-9 0-13 0-17-5-4-4-4-8-4-12v-5c4-4 4-4 8-8 0 0 4 0 9-4 4 0 12 0 21 0h4 5z">
          <text:p/>
        </draw:path>
        <draw:path draw:style-name="gr7" draw:text-style-name="P3" draw:layer="layout" svg:width="0.059cm" svg:height="0.169cm" svg:x="8.456cm" svg:y="4.282cm" svg:viewBox="0 0 60 170" svg:d="M56 12h4l-8-12c-9 4-13 8-22 16-4 5-13 9-18 17-4 10-8 18-8 27-4 8-4 17-4 25 0 9 0 17 4 26 0 8 4 17 8 25 5 9 14 13 18 21 9 5 13 9 22 13l8-8c-8-5-12-9-21-13-4-9-9-13-13-21-4-5-4-13-9-22 0-8-5-12-5-21 0-17 5-29 14-42 4-14 13-22 26-27 0-4 4-4 4-4z">
          <text:p/>
        </draw:path>
        <draw:path draw:style-name="gr7" draw:text-style-name="P3" draw:layer="layout" svg:width="0.076cm" svg:height="0.135cm" svg:x="8.545cm" svg:y="4.286cm" svg:viewBox="0 0 77 136" svg:d="M0 0v132h8l5-13c5 5 9 9 13 13 5 0 9 4 13 4s13-4 17-4c4-4 9-4 13-8 0-5 4-9 8-18 0-5 0-13 0-22 0-8 0-12 0-21-4-4-4-8-8-12-4-5-9-9-13-9-4-4-8-4-17-4-4 0-8 0-13 4-4 4-8 9-13 13v-51c0-4 0-4 0-4h5zM22 119c0 0 0-4-4-4 0-5 0-5-5-9 0 0 0-5 0-9s0-8 0-13c0-12 0-17 5-21 0-4 4-8 8-8 0-4 5-4 9-4 8 0 17 4 21 8 4 8 9 17 9 30 0 4 0 12-5 17 0 4-4 4-4 9-4 4-8 4-8 4-5 0-9 5-13 5l-4-5c0 0-5 0-9 0z">
          <text:p/>
        </draw:path>
        <draw:polygon draw:style-name="gr7" draw:text-style-name="P3" draw:layer="layout" svg:width="0.017cm" svg:height="0.165cm" svg:x="8.675cm" svg:y="4.284cm" svg:viewBox="0 0 18 166" draw:points="0,0 18,0 18,166 0,166">
          <text:p/>
        </draw:polygon>
        <draw:path draw:style-name="gr7" draw:text-style-name="P3" draw:layer="layout" svg:width="0.081cm" svg:height="0.097cm" svg:x="8.744cm" svg:y="4.324cm" svg:viewBox="0 0 82 98" svg:d="M9 14l8 8c9-4 18-8 27-8s13 0 17 4 8 8 8 21h-21c-13 0-26 4-35 8-8 9-13 13-13 26 0 0 5 4 5 8 0 5 4 5 4 9 4 0 8 4 13 4 4 0 9 4 13 4 13 0 22-4 34-12v8h13v-55c0-13-4-25-8-30-9-4-17-9-30-9s-27 5-35 14zM69 52v4c0 4 0 8-4 13 0 0 0 4-4 4 0 4 0 4-4 8 0 0-4 0-9 5-4 0-8 0-8 0-9 0-14 0-18-5-5-4-5-8-5-12v-5c5-4 5-4 10-8 0 0 4 0 8-4 5 0 13 0 18 0 4 0 4 0 8 0h4z">
          <text:p/>
        </draw:path>
        <draw:path draw:style-name="gr7" draw:text-style-name="P3" draw:layer="layout" svg:width="0.08cm" svg:height="0.135cm" svg:x="8.851cm" svg:y="4.286cm" svg:viewBox="0 0 81 136" svg:d="M0 0v132h8l8-13c0 5 5 9 9 13 4 0 13 4 17 4s9-4 13-4c4-4 8-4 13-8 4-5 8-9 8-18 5-5 5-13 5-22 0-8 0-12-5-21 0-4-4-8-8-12 0-5-5-9-9-9-4-4-13-4-17-4s-8 0-13 4c-8 4-13 9-13 13v-51c0-4 0-4 0-4zM25 119l-4-4c0-5-5-5-5-9 0 0 0-5 0-9s0-8 0-13c0-12 0-17 0-21 5-4 5-8 9-8 4-4 9-4 13-4 8 0 17 4 21 8 4 8 9 17 9 30 0 4-5 12-5 17 0 4-4 4-8 9 0 4-4 4-9 4-4 0-4 5-8 5 0 0-4 0-4-5-5 0-5 0-9 0z">
          <text:p/>
        </draw:path>
        <draw:path draw:style-name="gr7" draw:text-style-name="P3" draw:layer="layout" svg:width="0.081cm" svg:height="0.085cm" svg:x="8.952cm" svg:y="4.311cm" svg:viewBox="0 0 82 86" svg:d="M35 0l4 39-34-18-5 14 35 13-26 29 8 9 26-34 22 34 9-9-27-29 35-13-4-14-31 18v-30-5c4 0 4 0 4-4z">
          <text:p/>
        </draw:path>
        <draw:path draw:style-name="gr7" draw:text-style-name="P3" draw:layer="layout" svg:width="0.08cm" svg:height="0.135cm" svg:x="9.059cm" svg:y="4.286cm" svg:viewBox="0 0 81 136" svg:d="M0 0v132h8l4-13c5 5 9 9 13 13 4 0 10 4 18 4 4 0 9-4 13-4 4-4 8-4 13-8 4-5 4-9 8-18 0-5 4-13 4-22 0-8-4-12-4-21-4-4-4-8-8-12-5-5-9-9-13-9-4-4-9-4-13-4-8 0-14 0-18 4s-8 9-13 13v-51c0-4 0-4 0-4 5 0 5 0 5 0zM25 119c-4 0-4-4-8-4 0-5 0-5 0-9-5 0-5-5-5-9s0-8 0-13c0-12 0-17 5-21 0-4 4-8 8-8 4-4 4-4 10-4 8 0 17 4 21 8 8 8 8 17 8 30 0 4 0 12-4 17 0 4-4 4-4 9-4 4-9 4-9 4-4 0-8 5-8 5-4 0-4 0-10-5z">
          <text:p/>
        </draw:path>
        <draw:path draw:style-name="gr7" draw:text-style-name="P3" draw:layer="layout" svg:width="0.055cm" svg:height="0.165cm" svg:x="9.165cm" svg:y="4.286cm" svg:viewBox="0 0 56 166" svg:d="M0 8c5 4 14 9 18 17 4 4 8 9 13 13 4 8 8 17 8 21 4 8 4 17 4 21 0 9 0 18-4 27 0 4-4 12-8 17-5 8-9 12-13 17-4 8-13 12-18 17v8c9 0 18-8 26-13 5-8 13-12 17-21 4-8 9-17 9-25 4-9 4-18 4-27 0-8 0-17 0-25-4-9-9-17-13-21-4-9-8-17-17-22-8-4-12-12-21-12z">
          <text:p/>
        </draw:path>
        <draw:path draw:style-name="gr7" draw:text-style-name="P3" draw:layer="layout" svg:width="0.098cm" svg:height="0.101cm" svg:x="10.51cm" svg:y="5.431cm" svg:viewBox="0 0 99 102" svg:d="M52 51c5 0 13 4 13 4 9 0 13-9 13-9 0-4-4-4-9-4h-12c-9 0-17 0-17-8 0-17 12-30 25-30 21 0 13 17 25 17 5 0 9-4 9-8 0-9-13-13-30-13-34 0-52 17-52 34 0 4 10 8 18 12-26 9-35 22-35 34 0 10 5 22 35 22 17 0 34-8 47-12l-4-4c-13 4-21 8-34 8s-22-4-22-18c0-8 9-25 30-25z">
          <text:p/>
        </draw:path>
        <draw:polygon draw:style-name="gr7" draw:text-style-name="P3" draw:layer="layout" svg:width="0.017cm" svg:height="0.165cm" svg:x="10.669cm" svg:y="5.398cm" svg:viewBox="0 0 18 166" draw:points="0,0 18,0 18,166 0,166">
          <text:p/>
        </draw:polygon>
        <draw:path draw:style-name="gr7" draw:text-style-name="P3" draw:layer="layout" svg:width="0.076cm" svg:height="0.097cm" svg:x="10.74cm" svg:y="5.435cm" svg:viewBox="0 0 77 98" svg:d="M8 13l9 8c4-4 13-8 22-8 8 0 17 0 21 4 0 4 4 13 4 21v4h-17c-17 0-26 0-35 9-8 5-12 14-12 22 0 4 0 4 0 9 4 4 4 4 8 8 0 4 4 4 9 4 4 4 9 4 13 4 13 0 26-4 34-12v8h13v-56c0-12-4-21-9-29-8-5-17-9-25-9-17 0-26 4-35 13zM64 51v9c0 5 0 9 0 9-4 4-4 4-4 4-4 4-4 4-9 9 0 0-4 4-8 4 0 0-4 0-8 0-5 0-9 0-14-4-4-5-9-5-9-9s0-8 5-8c0-5 0-5 4-9 5 0 5 0 14-5 4 0 8 0 16 0h5 4z">
          <text:p/>
        </draw:path>
        <draw:path draw:style-name="gr7" draw:text-style-name="P3" draw:layer="layout" svg:width="0.102cm" svg:height="0.101cm" svg:x="10.85cm" svg:y="5.431cm" svg:viewBox="0 0 103 102" svg:d="M56 51c0 0 9 4 13 4 8 0 8-9 8-9 0-4 0-4-4-4s-17 0-17 0c-8 0-17 0-17-8 0-17 13-30 30-30s8 17 21 17c9 0 13-4 13-8 0-9-13-13-34-13-30 0-47 17-47 34 0 4 4 8 13 12-27 9-35 22-35 34 0 10 8 22 39 22 17 0 34-8 43-12v-4c-13 4-26 8-39 8-12 0-21-4-21-18 0-8 9-25 34-25z">
          <text:p/>
        </draw:path>
        <draw:path draw:style-name="gr8" draw:text-style-name="P4" draw:layer="layout" svg:width="0.115cm" svg:height="0.135cm" svg:x="7.225cm" svg:y="5.27cm" svg:viewBox="0 0 116 136" svg:d="M90 21c0 30-34 38-55 42 8-42 25-55 42-55 9 0 13 4 13 13zM31 73c85-14 85-35 85-48 0-8-9-25-30-25-60 0-86 51-86 90 0 29 13 46 43 46 21 0 43-8 64-34-4 0-4-4-9-4-21 17-29 21-42 21-17 0-25-8-25-34 0-4 0-8 0-12z">
          <text:p/>
        </draw:path>
        <draw:path draw:style-name="gr8" draw:text-style-name="P4" draw:layer="layout" svg:width="0.144cm" svg:height="0.208cm" svg:x="8.528cm" svg:y="5.231cm" svg:viewBox="0 0 145 209" svg:d="M111 35c0 4-8 30-12 47-9 21-39 47-52 47s-17-22-17-38c0-40 26-78 60-78 13 0 21 9 21 22zM73 184c0 8-8 13-17 17h-9v8c0 0 22-4 35-4 12 0 38 4 38 4v-4-4l-4-4h-5c-4 0-12 0-12-9v-4l46-167c0-4 0-8 0-12 0-5-4-5-4-5 0 0-4 0-8 5l-13 12c-9-8-17-17-30-17-38 0-90 39-90 91 0 25 8 50 38 50 18 0 35-8 56-34z">
          <text:p/>
        </draw:path>
        <draw:path draw:style-name="gr8" draw:text-style-name="P4" draw:layer="layout" svg:width="0.098cm" svg:height="0.144cm" svg:x="8.685cm" svg:y="5.27cm" svg:viewBox="0 0 99 145" svg:d="M52 0c-34 0-52 25-52 72 0 46 18 73 52 73 30 0 47-27 47-73 0-47-17-72-47-72zM52 8c17 0 30 21 30 64 0 42-13 63-30 63-21 0-34-21-34-63 0-43 13-64 34-64z">
          <text:p/>
        </draw:path>
        <draw:path draw:style-name="gr8" draw:text-style-name="P4" draw:layer="layout" svg:width="0.195cm" svg:height="0.284cm" svg:x="12.667cm" svg:y="5.198cm" svg:viewBox="0 0 196 285" svg:d="M85 94c-5 34-9 51-13 76-4 30-9 77-21 94-5 4-9 8-13 8-8 0-8 0-13-4 0-4-4-9-12-9-9 0-13 5-13 9 0 8 8 17 30 17 12 0 29-9 38-21 8-13 17-34 30-94 4-21 8-46 12-72l4-4h31c0 0 9 0 9-4v-9h-40l6-18c4-13 4-21 8-30 9-21 21-25 26-25 8 0 12 4 12 8 4 9 4 17 17 17s13-8 13-12c0-13-13-21-38-21-9 0-30 4-44 16-12 13-21 39-25 65h-21c-5 0-9 4-9 4 0 5 0 9 0 9z">
          <text:p/>
        </draw:path>
        <draw:line draw:style-name="gr1" draw:text-style-name="P1" draw:layer="layout" svg:x1="12.272cm" svg:y1="7.576cm" svg:x2="7.496cm" svg:y2="7.576cm">
          <text:p/>
        </draw:line>
        <draw:polygon draw:style-name="gr2" draw:text-style-name="P2" draw:layer="layout" svg:width="0.234cm" svg:height="0.123cm" svg:x="12.272cm" svg:y="7.513cm" svg:viewBox="0 0 235 124" draw:points="235,64 0,0 0,124">
          <text:p/>
        </draw:polygon>
        <draw:polygon draw:style-name="gr3" draw:text-style-name="P1" draw:layer="layout" svg:width="0.234cm" svg:height="0.123cm" svg:x="12.272cm" svg:y="7.513cm" svg:viewBox="0 0 235 124" draw:points="235,64 0,0 0,124">
          <text:p/>
        </draw:polygon>
        <draw:line draw:style-name="gr1" draw:text-style-name="P1" draw:layer="layout" svg:x1="12.272cm" svg:y1="7.576cm" svg:x2="7.496cm" svg:y2="7.576cm">
          <text:p/>
        </draw:line>
        <draw:polygon draw:style-name="gr2" draw:text-style-name="P2" draw:layer="layout" svg:width="0.234cm" svg:height="0.123cm" svg:x="12.272cm" svg:y="7.513cm" svg:viewBox="0 0 235 124" draw:points="235,64 0,0 0,124">
          <text:p/>
        </draw:polygon>
        <draw:polygon draw:style-name="gr3" draw:text-style-name="P1" draw:layer="layout" svg:width="0.234cm" svg:height="0.123cm" svg:x="12.272cm" svg:y="7.513cm" svg:viewBox="0 0 235 124" draw:points="235,64 0,0 0,124">
          <text:p/>
        </draw:polygon>
        <draw:path draw:style-name="gr2" draw:text-style-name="P2" draw:layer="layout" svg:width="0.428cm" svg:height="0.429cm" svg:x="7.068cm" svg:y="7.36cm" svg:viewBox="0 0 429 430" svg:d="M429 217c0-119-97-217-216-217s-213 98-213 217 94 213 213 213 216-94 216-213z">
          <text:p/>
        </draw:path>
        <draw:path draw:style-name="gr4" draw:text-style-name="P1" draw:layer="layout" svg:width="0.428cm" svg:height="0.429cm" svg:x="7.068cm" svg:y="7.36cm" svg:viewBox="0 0 429 430" svg:d="M429 217c0-119-97-217-216-217s-213 98-213 217 94 213 213 213 216-94 216-213z">
          <text:p/>
        </draw:path>
        <draw:path draw:style-name="gr2" draw:text-style-name="P2" draw:layer="layout" svg:width="0.551cm" svg:height="0.551cm" svg:x="12.506cm" svg:y="7.301cm" svg:viewBox="0 0 552 552" svg:d="M552 276c0-153-124-276-277-276-152 0-275 123-275 276s123 276 275 276c153 0 277-123 277-276z">
          <text:p/>
        </draw:path>
        <draw:path draw:style-name="gr5" draw:text-style-name="P1" draw:layer="layout" svg:width="0.551cm" svg:height="0.551cm" svg:x="12.506cm" svg:y="7.301cm" svg:viewBox="0 0 552 552" svg:d="M552 276c0-153-124-276-277-276-152 0-275 123-275 276s123 276 275 276c153 0 277-123 277-276z">
          <text:p/>
        </draw:path>
        <draw:path draw:style-name="gr6" draw:text-style-name="P1" draw:layer="layout" svg:width="0.551cm" svg:height="0.551cm" svg:x="12.506cm" svg:y="7.301cm" svg:viewBox="0 0 552 552" svg:d="M552 276c0-153-124-276-277-276-152 0-275 123-275 276s123 276 275 276c153 0 277-123 277-276z">
          <text:p/>
        </draw:path>
        <draw:path draw:style-name="gr7" draw:text-style-name="P3" draw:layer="layout" svg:width="0.102cm" svg:height="0.106cm" svg:x="8.791cm" svg:y="7.666cm" svg:viewBox="0 0 103 107" svg:d="M55 56c0 0 10 0 14 0 8 0 8-5 8-5 0-4 0-4-4-4s-12 0-12 0c-14 0-18 0-18-13 0-12 12-26 26-26 17 0 8 18 21 18 9 0 13-4 13-10 0-8-13-16-30-16-35 0-52 22-52 34 0 9 5 13 17 17-29 9-38 22-38 34 0 9 9 22 38 22 17 0 35-9 48-13l-4-5c-13 5-27 9-39 9-13 0-17-9-17-17s8-25 29-25z">
          <text:p/>
        </draw:path>
        <draw:path draw:style-name="gr7" draw:text-style-name="P3" draw:layer="layout" svg:width="0.055cm" svg:height="0.169cm" svg:x="8.94cm" svg:y="7.632cm" svg:viewBox="0 0 56 170" svg:d="M56 12l-4-12c-9 4-17 8-22 17-8 4-12 8-17 17-4 8-9 16-13 26 0 8 0 17 0 25 0 9 0 17 0 26 4 8 9 17 13 25 5 9 9 13 17 22 5 4 13 8 22 12l4-8c-4-4-13-9-17-13-4-8-13-13-13-21-4-5-8-13-8-21-5-9-5-13-5-22 0-17 5-30 9-43 8-13 17-21 30-25 0-5 0-5 0-5z">
          <text:p/>
        </draw:path>
        <draw:path draw:style-name="gr7" draw:text-style-name="P3" draw:layer="layout" svg:width="0.102cm" svg:height="0.106cm" svg:x="9.029cm" svg:y="7.666cm" svg:viewBox="0 0 103 107" svg:d="M56 56c4 0 13 0 13 0 8 0 8-5 8-5 0-4 0-4-4-4h-13c-8 0-17 0-17-13 0-12 13-26 26-26 17 0 8 18 21 18 9 0 13-4 13-10 0-8-13-16-30-16-34 0-51 22-51 34 0 9 4 13 17 17-31 9-39 22-39 34 0 9 8 22 39 22 17 0 34-9 47-13l-4-5c-13 5-26 9-34 9-17 0-22-9-22-17s9-25 30-25z">
          <text:p/>
        </draw:path>
        <draw:polygon draw:style-name="gr7" draw:text-style-name="P3" draw:layer="layout" svg:width="0.017cm" svg:height="0.166cm" svg:x="9.192cm" svg:y="7.636cm" svg:viewBox="0 0 18 167" draw:points="0,0 18,0 18,167 0,167">
          <text:p/>
        </draw:polygon>
        <draw:path draw:style-name="gr7" draw:text-style-name="P3" draw:layer="layout" svg:width="0.06cm" svg:height="0.169cm" svg:x="9.279cm" svg:y="7.632cm" svg:viewBox="0 0 61 170" svg:d="M56 12l-4-12c-8 4-17 8-21 17-4 4-14 8-18 17-4 8-8 16-8 26-5 8-5 17-5 25 0 9 0 17 5 26 0 8 4 17 8 25 4 9 9 13 18 22 4 4 13 8 21 12l9-8c-9-4-13-9-21-13-5-8-9-13-13-21-5-5-10-13-10-21-4-9-4-13-4-22 0-17 4-30 14-43 4-13 13-21 25-25 0-5 0-5 4-5z">
          <text:p/>
        </draw:path>
        <draw:path draw:style-name="gr7" draw:text-style-name="P3" draw:layer="layout" svg:width="0.077cm" svg:height="0.098cm" svg:x="9.364cm" svg:y="7.674cm" svg:viewBox="0 0 78 99" svg:d="M9 13l8 8c5-4 13-8 22-8s17 0 22 4c4 4 4 8 4 22h-17c-18 0-26 4-35 9-8 8-13 12-13 25 0 0 0 4 0 8 5 5 5 5 9 9 0 0 4 4 8 4 5 0 9 5 13 5 14 0 26-5 35-13v8h13v-55c0-14 0-26-9-31-8-4-17-8-25-8-18 0-27 4-35 13zM65 52v4c0 4 0 9 0 13l-4 4c0 4-5 4-5 8-4 0-8 0-8 5-4 0-9 0-13 0-5 0-9 0-13-5-5-4-9-8-9-12 0 0 0-4 4-4 0-5 0-5 5-9 4 0 8 0 13-4 4 0 9 0 17 0h4 5z">
          <text:p/>
        </draw:path>
        <draw:path draw:style-name="gr7" draw:text-style-name="P3" draw:layer="layout" svg:width="0.059cm" svg:height="0.169cm" svg:x="9.483cm" svg:y="7.632cm" svg:viewBox="0 0 60 170" svg:d="M60 12l-9-12c-4 4-13 8-21 17-4 4-9 8-13 17-4 8-8 16-13 26 0 8-4 17-4 25 0 9 4 17 4 26 5 8 9 17 13 25 4 9 9 13 13 22 8 4 17 8 25 12l5-8c-9-4-13-9-17-13-9-8-13-13-17-21 0-5-5-13-9-21 0-9 0-13 0-22 0-17 0-30 9-43 8-13 17-21 29-25 0-5 0-5 0-5z">
          <text:p/>
        </draw:path>
        <draw:path draw:style-name="gr7" draw:text-style-name="P3" draw:layer="layout" svg:width="0.081cm" svg:height="0.136cm" svg:x="9.572cm" svg:y="7.636cm" svg:viewBox="0 0 82 137" svg:d="M0 0v132h9l4-14c4 5 9 10 13 14 4 0 8 5 17 5 4 0 8-5 12-5 5-4 9-4 13-9s9-9 9-17c5-4 5-13 5-21 0-9 0-13-5-22 0-4-5-8-9-12-4-5-8-9-13-9-4-4-8-4-12-4-5 0-13 0-17 4s-9 9-13 13v-51c0-4 0-4 4-4zM26 118c-4 0-4-4-4-4-5-4-5-4-5-8 0 0 0-4-4-9 0-4 0-8 0-12 0-13 4-17 4-22 0-4 5-8 9-8 4-4 8-4 8-4 13 0 17 4 26 8 4 9 4 17 4 30 0 4 0 13 0 17-4 4-4 4-9 8-4 4-4 4-8 4s-9 5-9 5c-4 0-4 0-8-5z">
          <text:p/>
        </draw:path>
        <draw:polygon draw:style-name="gr7" draw:text-style-name="P3" draw:layer="layout" svg:width="0.017cm" svg:height="0.166cm" svg:x="9.704cm" svg:y="7.636cm" svg:viewBox="0 0 18 167" draw:points="0,0 18,0 18,167 0,167">
          <text:p/>
        </draw:polygon>
        <draw:path draw:style-name="gr7" draw:text-style-name="P3" draw:layer="layout" svg:width="0.077cm" svg:height="0.098cm" svg:x="9.776cm" svg:y="7.674cm" svg:viewBox="0 0 78 99" svg:d="M9 13l8 8c4-4 13-8 21-8 9 0 17 0 21 4 0 4 5 8 5 22h-17c-17 0-26 4-34 9-9 8-13 12-13 25 0 0 0 4 0 8 4 5 4 5 9 9 0 0 4 4 8 4s8 5 13 5c12 0 25-5 34-13v8h14v-55c0-14-6-26-10-31-9-4-17-8-26-8-17 0-25 4-33 13zM64 52v4c0 4 0 9 0 13-5 0-5 4-5 4 0 4-4 4-8 8 0 0-4 0-9 5 0 0-4 0-8 0s-9 0-13-5c-4-4-8-8-8-12 0 0 0-4 4-4 0-5 0-5 4-9 4 0 4 0 13-4 4 0 8 0 17 0h4 4z">
          <text:p/>
        </draw:path>
        <draw:path draw:style-name="gr7" draw:text-style-name="P3" draw:layer="layout" svg:width="0.081cm" svg:height="0.136cm" svg:x="9.882cm" svg:y="7.636cm" svg:viewBox="0 0 82 137" svg:d="M0 0v132h10l4-14c4 5 8 10 13 14 4 0 8 5 12 5 9 0 13-5 17-5 4-4 9-4 13-9s4-9 9-17c0-4 4-13 4-21 0-9-4-13-4-22-5-4-5-8-9-12-4-5-9-9-13-9-4-4-8-4-13-4-8 0-12 0-16 4-5 4-9 9-13 13v-51c0-4 0-4 0-4 4 0 4 0 4 0zM27 118c-5 0-5-4-9-4 0-4 0-4 0-8-4 0-4-4-4-9 0-4 0-8 0-12 0-13 0-17 4-22 0-4 4-8 9-8 4-4 4-4 8-4 8 0 17 4 21 8 4 9 9 17 9 30 0 4 0 13-5 17 0 4-4 4-4 8-4 4-8 4-8 4-5 0-9 5-9 5-4 0-4 0-8-5z">
          <text:p/>
        </draw:path>
        <draw:polygon draw:style-name="gr7" draw:text-style-name="P3" draw:layer="layout" svg:width="0.085cm" svg:height="0.085cm" svg:x="9.98cm" svg:y="7.661cm" svg:viewBox="0 0 86 86" draw:points="34,0 38,39 4,21 0,35 34,48 8,78 21,86 42,52 63,86 77,78 51,48 86,35 81,21 46,39 51,9 51,5 51,0">
          <text:p/>
        </draw:polygon>
        <draw:path draw:style-name="gr7" draw:text-style-name="P3" draw:layer="layout" svg:width="0.081cm" svg:height="0.136cm" svg:x="10.086cm" svg:y="7.636cm" svg:viewBox="0 0 82 137" svg:d="M0 0v132h8l5-14c4 5 8 10 12 14 5 0 13 5 17 5 5 0 10-5 14-5 4-4 9-4 13-9s8-9 8-17c5-4 5-13 5-21 0-9 0-13-5-22 0-4-4-8-8-12 0-5-4-9-13-9-4-4-9-4-14-4-4 0-8 0-17 4-4 4-8 9-8 13v-51c0-4 0-4 0-4zM25 118l-4-4c-4-4-4-4-4-8 0 0 0-4 0-9 0-4 0-8 0-12 0-13 0-17 0-22 4-4 4-8 8-8 5-4 9-4 13-4 9 0 18 4 22 8 5 9 5 17 5 30 0 4 0 13 0 17-5 4-5 4-9 8 0 4-4 4-9 4s-5 5-9 5c0 0-4 0-4-5-4 0-4 0-9 0z">
          <text:p/>
        </draw:path>
        <draw:path draw:style-name="gr7" draw:text-style-name="P3" draw:layer="layout" svg:width="0.06cm" svg:height="0.165cm" svg:x="10.192cm" svg:y="7.636cm" svg:viewBox="0 0 61 166" svg:d="M0 8c8 5 13 9 17 17 8 5 13 9 17 14 4 8 4 17 8 21 0 9 0 17 0 21 0 9 0 17 0 26-4 4-8 12-8 17-4 8-9 13-17 17-4 8-9 13-17 17l4 8c9 0 17-8 21-12 9-9 13-13 17-22 5-8 9-17 14-25 5-9 5-17 5-26 0-8 0-17-5-25-5-9-9-17-14-22-4-9-8-17-17-21-4-5-12-13-21-13z">
          <text:p/>
        </draw:path>
        <draw:path draw:style-name="gr7" draw:text-style-name="P3" draw:layer="layout" svg:width="0.059cm" svg:height="0.165cm" svg:x="10.294cm" svg:y="7.636cm" svg:viewBox="0 0 60 166" svg:d="M0 8c8 5 14 9 22 17 4 5 8 9 13 14 4 8 4 17 8 21 0 9 5 17 5 21 0 9-5 17-5 26-4 4-4 12-8 17-5 8-9 13-13 17-8 8-14 13-22 17l4 8c10 0 18-8 22-12 9-9 13-13 22-22 4-8 8-17 8-25 4-9 4-17 4-26 0-8 0-17-4-25 0-9-4-17-8-22-9-9-13-17-18-21-8-5-16-13-26-13z">
          <text:p/>
        </draw:path>
        <draw:path draw:style-name="gr7" draw:text-style-name="P3" draw:layer="layout" svg:width="0.059cm" svg:height="0.165cm" svg:x="10.396cm" svg:y="7.636cm" svg:viewBox="0 0 60 166" svg:d="M4 8c4 5 13 9 17 17 4 5 9 9 14 14 4 8 8 17 8 21 5 9 5 17 5 21 0 9 0 17-5 26 0 4-4 12-8 17-5 8-10 13-14 17-9 8-13 13-21 17l4 8c8 0 17-8 26-12 5-9 13-13 18-22 4-8 8-17 8-25 4-9 4-17 4-26 0-8 0-17-4-25 0-9-4-17-8-22-5-9-13-17-18-21-9-5-18-13-22-13z">
          <text:p/>
        </draw:path>
        <draw:polygon draw:style-name="gr7" draw:text-style-name="P3" draw:layer="layout" svg:width="0.085cm" svg:height="0.085cm" svg:x="10.493cm" svg:y="7.661cm" svg:viewBox="0 0 86 86" draw:points="34,0 38,39 5,21 0,35 34,48 9,78 22,86 43,52 65,86 78,78 51,48 86,35 82,21 47,39 51,9 51,5 51,0">
          <text:p/>
        </draw:polygon>
        <draw:path draw:style-name="gr7" draw:text-style-name="P3" draw:layer="layout" svg:width="0.06cm" svg:height="0.169cm" svg:x="10.612cm" svg:y="7.632cm" svg:viewBox="0 0 61 170" svg:d="M56 12l-4-12c-9 4-18 8-22 17-4 4-13 8-17 17-4 8-8 16-8 26-5 8-5 17-5 25 0 9 0 17 5 26 0 8 4 17 8 25 4 9 9 13 17 22 4 4 13 8 22 12l9-8c-9-4-14-9-22-13-5-8-9-13-13-21-4-5-9-13-9-21-4-9-4-13-4-22 0-17 4-30 13-43 4-13 13-21 26-25 0-5 0-5 4-5z">
          <text:p/>
        </draw:path>
        <draw:path draw:style-name="gr7" draw:text-style-name="P3" draw:layer="layout" svg:width="0.101cm" svg:height="0.106cm" svg:x="10.706cm" svg:y="7.666cm" svg:viewBox="0 0 102 107" svg:d="M51 56c4 0 13 0 18 0 8 0 8-5 8-5 0-4-4-4-8-4h-14c-9 0-17 0-17-13 0-12 13-26 31-26 16 0 8 18 21 18 8 0 12-4 12-10 0-8-12-16-33-16-31 0-48 22-48 34 0 9 4 13 13 17-26 9-34 22-34 34 0 9 8 22 38 22 17 0 35-9 43-13v-5c-12 5-26 9-39 9s-21-9-21-17 8-25 30-25z">
          <text:p/>
        </draw:path>
        <draw:polygon draw:style-name="gr7" draw:text-style-name="P3" draw:layer="layout" svg:width="0.017cm" svg:height="0.166cm" svg:x="10.864cm" svg:y="7.636cm" svg:viewBox="0 0 18 167" draw:points="0,0 18,0 18,167 0,167">
          <text:p/>
        </draw:polygon>
        <draw:path draw:style-name="gr7" draw:text-style-name="P3" draw:layer="layout" svg:width="0.076cm" svg:height="0.098cm" svg:x="10.935cm" svg:y="7.674cm" svg:viewBox="0 0 77 99" svg:d="M8 13l9 8c4-4 13-8 25-8 9 0 13 0 18 4 4 4 4 8 4 22h-17c-13 0-26 4-34 9-9 8-13 12-13 25 0 0 0 4 4 8 0 5 0 5 4 9 5 0 5 4 9 4s8 5 13 5c12 0 25-5 34-13v8h13v-55c0-14 0-26-8-31-5-4-14-8-27-8-12 0-25 4-34 13zM64 52v4c0 4 0 9 0 13l-4 4c0 4-5 4-5 8-4 0-8 0-8 5-5 0-9 0-13 0s-9 0-13-5c-4-4-4-8-4-12v-4c0-5 4-5 4-9 4 0 9 0 13-4 4 0 8 0 17 0h4z">
          <text:p/>
        </draw:path>
        <draw:path draw:style-name="gr7" draw:text-style-name="P3" draw:layer="layout" svg:width="0.102cm" svg:height="0.106cm" svg:x="11.041cm" svg:y="7.666cm" svg:viewBox="0 0 103 107" svg:d="M56 56c0 0 9 0 13 0 9 0 9-5 9-5 0-4 0-4-5-4-4 0-13 0-17 0-8 0-13 0-13-13 0-12 13-26 26-26 17 0 9 18 21 18 9 0 13-4 13-10 0-8-13-16-30-16-34 0-52 22-52 34 0 9 4 13 18 17-30 9-39 22-39 34 0 9 9 22 39 22 17 0 34-9 47-13l-4-5c-13 5-26 9-39 9-12 0-18-9-18-17s10-25 31-25z">
          <text:p/>
        </draw:path>
        <draw:path draw:style-name="gr7" draw:text-style-name="P3" draw:layer="layout" svg:width="0.059cm" svg:height="0.165cm" svg:x="11.173cm" svg:y="7.636cm" svg:viewBox="0 0 60 166" svg:d="M4 8c4 5 8 9 18 17 4 5 8 9 12 14 5 8 9 17 9 21 4 9 4 17 4 21 0 9 0 17-4 26 0 4-4 12-9 17-4 8-8 13-12 17-10 8-14 13-22 17l4 8c8 0 18-8 26-12 4-9 13-13 17-22 5-8 9-17 9-25 4-9 4-17 4-26 0-8 0-17-4-25 0-9-4-17-9-22-4-9-13-17-17-21-8-5-18-13-26-13z">
          <text:p/>
        </draw:path>
        <draw:path draw:style-name="gr7" draw:text-style-name="P3" draw:layer="layout" svg:width="0.102cm" svg:height="0.106cm" svg:x="8.791cm" svg:y="7.666cm" svg:viewBox="0 0 103 107" svg:d="M55 56c0 0 10 0 14 0 8 0 8-5 8-5 0-4 0-4-4-4s-12 0-12 0c-14 0-18 0-18-13 0-12 12-26 26-26 17 0 8 18 21 18 9 0 13-4 13-10 0-8-13-16-30-16-35 0-52 22-52 34 0 9 5 13 17 17-29 9-38 22-38 34 0 9 9 22 38 22 17 0 35-9 48-13l-4-5c-13 5-27 9-39 9-13 0-17-9-17-17s8-25 29-25z">
          <text:p/>
        </draw:path>
        <draw:path draw:style-name="gr7" draw:text-style-name="P3" draw:layer="layout" svg:width="0.055cm" svg:height="0.169cm" svg:x="8.94cm" svg:y="7.632cm" svg:viewBox="0 0 56 170" svg:d="M56 12l-4-12c-9 4-17 8-22 17-8 4-12 8-17 17-4 8-9 16-13 26 0 8 0 17 0 25 0 9 0 17 0 26 4 8 9 17 13 25 5 9 9 13 17 22 5 4 13 8 22 12l4-8c-4-4-13-9-17-13-4-8-13-13-13-21-4-5-8-13-8-21-5-9-5-13-5-22 0-17 5-30 9-43 8-13 17-21 30-25 0-5 0-5 0-5z">
          <text:p/>
        </draw:path>
        <draw:path draw:style-name="gr7" draw:text-style-name="P3" draw:layer="layout" svg:width="0.102cm" svg:height="0.106cm" svg:x="9.029cm" svg:y="7.666cm" svg:viewBox="0 0 103 107" svg:d="M56 56c4 0 13 0 13 0 8 0 8-5 8-5 0-4 0-4-4-4h-13c-8 0-17 0-17-13 0-12 13-26 26-26 17 0 8 18 21 18 9 0 13-4 13-10 0-8-13-16-30-16-34 0-51 22-51 34 0 9 4 13 17 17-31 9-39 22-39 34 0 9 8 22 39 22 17 0 34-9 47-13l-4-5c-13 5-26 9-34 9-17 0-22-9-22-17s9-25 30-25z">
          <text:p/>
        </draw:path>
        <draw:polygon draw:style-name="gr7" draw:text-style-name="P3" draw:layer="layout" svg:width="0.017cm" svg:height="0.166cm" svg:x="9.192cm" svg:y="7.636cm" svg:viewBox="0 0 18 167" draw:points="0,0 18,0 18,167 0,167">
          <text:p/>
        </draw:polygon>
        <draw:path draw:style-name="gr7" draw:text-style-name="P3" draw:layer="layout" svg:width="0.06cm" svg:height="0.169cm" svg:x="9.279cm" svg:y="7.632cm" svg:viewBox="0 0 61 170" svg:d="M56 12l-4-12c-8 4-17 8-21 17-4 4-14 8-18 17-4 8-8 16-8 26-5 8-5 17-5 25 0 9 0 17 5 26 0 8 4 17 8 25 4 9 9 13 18 22 4 4 13 8 21 12l9-8c-9-4-13-9-21-13-5-8-9-13-13-21-5-5-10-13-10-21-4-9-4-13-4-22 0-17 4-30 14-43 4-13 13-21 25-25 0-5 0-5 4-5z">
          <text:p/>
        </draw:path>
        <draw:path draw:style-name="gr7" draw:text-style-name="P3" draw:layer="layout" svg:width="0.077cm" svg:height="0.098cm" svg:x="9.364cm" svg:y="7.674cm" svg:viewBox="0 0 78 99" svg:d="M9 13l8 8c5-4 13-8 22-8s17 0 22 4c4 4 4 8 4 22h-17c-18 0-26 4-35 9-8 8-13 12-13 25 0 0 0 4 0 8 5 5 5 5 9 9 0 0 4 4 8 4 5 0 9 5 13 5 14 0 26-5 35-13v8h13v-55c0-14 0-26-9-31-8-4-17-8-25-8-18 0-27 4-35 13zM65 52v4c0 4 0 9 0 13l-4 4c0 4-5 4-5 8-4 0-8 0-8 5-4 0-9 0-13 0-5 0-9 0-13-5-5-4-9-8-9-12 0 0 0-4 4-4 0-5 0-5 5-9 4 0 8 0 13-4 4 0 9 0 17 0h4 5z">
          <text:p/>
        </draw:path>
        <draw:path draw:style-name="gr7" draw:text-style-name="P3" draw:layer="layout" svg:width="0.059cm" svg:height="0.169cm" svg:x="9.483cm" svg:y="7.632cm" svg:viewBox="0 0 60 170" svg:d="M60 12l-9-12c-4 4-13 8-21 17-4 4-9 8-13 17-4 8-8 16-13 26 0 8-4 17-4 25 0 9 4 17 4 26 5 8 9 17 13 25 4 9 9 13 13 22 8 4 17 8 25 12l5-8c-9-4-13-9-17-13-9-8-13-13-17-21 0-5-5-13-9-21 0-9 0-13 0-22 0-17 0-30 9-43 8-13 17-21 29-25 0-5 0-5 0-5z">
          <text:p/>
        </draw:path>
        <draw:path draw:style-name="gr7" draw:text-style-name="P3" draw:layer="layout" svg:width="0.081cm" svg:height="0.136cm" svg:x="9.572cm" svg:y="7.636cm" svg:viewBox="0 0 82 137" svg:d="M0 0v132h9l4-14c4 5 9 10 13 14 4 0 8 5 17 5 4 0 8-5 12-5 5-4 9-4 13-9s9-9 9-17c5-4 5-13 5-21 0-9 0-13-5-22 0-4-5-8-9-12-4-5-8-9-13-9-4-4-8-4-12-4-5 0-13 0-17 4s-9 9-13 13v-51c0-4 0-4 4-4zM26 118c-4 0-4-4-4-4-5-4-5-4-5-8 0 0 0-4-4-9 0-4 0-8 0-12 0-13 4-17 4-22 0-4 5-8 9-8 4-4 8-4 8-4 13 0 17 4 26 8 4 9 4 17 4 30 0 4 0 13 0 17-4 4-4 4-9 8-4 4-4 4-8 4s-9 5-9 5c-4 0-4 0-8-5z">
          <text:p/>
        </draw:path>
        <draw:polygon draw:style-name="gr7" draw:text-style-name="P3" draw:layer="layout" svg:width="0.017cm" svg:height="0.166cm" svg:x="9.704cm" svg:y="7.636cm" svg:viewBox="0 0 18 167" draw:points="0,0 18,0 18,167 0,167">
          <text:p/>
        </draw:polygon>
        <draw:path draw:style-name="gr7" draw:text-style-name="P3" draw:layer="layout" svg:width="0.077cm" svg:height="0.098cm" svg:x="9.776cm" svg:y="7.674cm" svg:viewBox="0 0 78 99" svg:d="M9 13l8 8c4-4 13-8 21-8 9 0 17 0 21 4 0 4 5 8 5 22h-17c-17 0-26 4-34 9-9 8-13 12-13 25 0 0 0 4 0 8 4 5 4 5 9 9 0 0 4 4 8 4s8 5 13 5c12 0 25-5 34-13v8h14v-55c0-14-6-26-10-31-9-4-17-8-26-8-17 0-25 4-33 13zM64 52v4c0 4 0 9 0 13-5 0-5 4-5 4 0 4-4 4-8 8 0 0-4 0-9 5 0 0-4 0-8 0s-9 0-13-5c-4-4-8-8-8-12 0 0 0-4 4-4 0-5 0-5 4-9 4 0 4 0 13-4 4 0 8 0 17 0h4 4z">
          <text:p/>
        </draw:path>
        <draw:path draw:style-name="gr7" draw:text-style-name="P3" draw:layer="layout" svg:width="0.081cm" svg:height="0.136cm" svg:x="9.882cm" svg:y="7.636cm" svg:viewBox="0 0 82 137" svg:d="M0 0v132h10l4-14c4 5 8 10 13 14 4 0 8 5 12 5 9 0 13-5 17-5 4-4 9-4 13-9s4-9 9-17c0-4 4-13 4-21 0-9-4-13-4-22-5-4-5-8-9-12-4-5-9-9-13-9-4-4-8-4-13-4-8 0-12 0-16 4-5 4-9 9-13 13v-51c0-4 0-4 0-4 4 0 4 0 4 0zM27 118c-5 0-5-4-9-4 0-4 0-4 0-8-4 0-4-4-4-9 0-4 0-8 0-12 0-13 0-17 4-22 0-4 4-8 9-8 4-4 4-4 8-4 8 0 17 4 21 8 4 9 9 17 9 30 0 4 0 13-5 17 0 4-4 4-4 8-4 4-8 4-8 4-5 0-9 5-9 5-4 0-4 0-8-5z">
          <text:p/>
        </draw:path>
        <draw:polygon draw:style-name="gr7" draw:text-style-name="P3" draw:layer="layout" svg:width="0.085cm" svg:height="0.085cm" svg:x="9.98cm" svg:y="7.661cm" svg:viewBox="0 0 86 86" draw:points="34,0 38,39 4,21 0,35 34,48 8,78 21,86 42,52 63,86 77,78 51,48 86,35 81,21 46,39 51,9 51,5 51,0">
          <text:p/>
        </draw:polygon>
        <draw:path draw:style-name="gr7" draw:text-style-name="P3" draw:layer="layout" svg:width="0.081cm" svg:height="0.136cm" svg:x="10.086cm" svg:y="7.636cm" svg:viewBox="0 0 82 137" svg:d="M0 0v132h8l5-14c4 5 8 10 12 14 5 0 13 5 17 5 5 0 10-5 14-5 4-4 9-4 13-9s8-9 8-17c5-4 5-13 5-21 0-9 0-13-5-22 0-4-4-8-8-12 0-5-4-9-13-9-4-4-9-4-14-4-4 0-8 0-17 4-4 4-8 9-8 13v-51c0-4 0-4 0-4zM25 118l-4-4c-4-4-4-4-4-8 0 0 0-4 0-9 0-4 0-8 0-12 0-13 0-17 0-22 4-4 4-8 8-8 5-4 9-4 13-4 9 0 18 4 22 8 5 9 5 17 5 30 0 4 0 13 0 17-5 4-5 4-9 8 0 4-4 4-9 4s-5 5-9 5c0 0-4 0-4-5-4 0-4 0-9 0z">
          <text:p/>
        </draw:path>
        <draw:path draw:style-name="gr7" draw:text-style-name="P3" draw:layer="layout" svg:width="0.06cm" svg:height="0.165cm" svg:x="10.192cm" svg:y="7.636cm" svg:viewBox="0 0 61 166" svg:d="M0 8c8 5 13 9 17 17 8 5 13 9 17 14 4 8 4 17 8 21 0 9 0 17 0 21 0 9 0 17 0 26-4 4-8 12-8 17-4 8-9 13-17 17-4 8-9 13-17 17l4 8c9 0 17-8 21-12 9-9 13-13 17-22 5-8 9-17 14-25 5-9 5-17 5-26 0-8 0-17-5-25-5-9-9-17-14-22-4-9-8-17-17-21-4-5-12-13-21-13z">
          <text:p/>
        </draw:path>
        <draw:path draw:style-name="gr7" draw:text-style-name="P3" draw:layer="layout" svg:width="0.059cm" svg:height="0.165cm" svg:x="10.294cm" svg:y="7.636cm" svg:viewBox="0 0 60 166" svg:d="M0 8c8 5 14 9 22 17 4 5 8 9 13 14 4 8 4 17 8 21 0 9 5 17 5 21 0 9-5 17-5 26-4 4-4 12-8 17-5 8-9 13-13 17-8 8-14 13-22 17l4 8c10 0 18-8 22-12 9-9 13-13 22-22 4-8 8-17 8-25 4-9 4-17 4-26 0-8 0-17-4-25 0-9-4-17-8-22-9-9-13-17-18-21-8-5-16-13-26-13z">
          <text:p/>
        </draw:path>
        <draw:path draw:style-name="gr7" draw:text-style-name="P3" draw:layer="layout" svg:width="0.059cm" svg:height="0.165cm" svg:x="10.396cm" svg:y="7.636cm" svg:viewBox="0 0 60 166" svg:d="M4 8c4 5 13 9 17 17 4 5 9 9 14 14 4 8 8 17 8 21 5 9 5 17 5 21 0 9 0 17-5 26 0 4-4 12-8 17-5 8-10 13-14 17-9 8-13 13-21 17l4 8c8 0 17-8 26-12 5-9 13-13 18-22 4-8 8-17 8-25 4-9 4-17 4-26 0-8 0-17-4-25 0-9-4-17-8-22-5-9-13-17-18-21-9-5-18-13-22-13z">
          <text:p/>
        </draw:path>
        <draw:polygon draw:style-name="gr7" draw:text-style-name="P3" draw:layer="layout" svg:width="0.085cm" svg:height="0.085cm" svg:x="10.493cm" svg:y="7.661cm" svg:viewBox="0 0 86 86" draw:points="34,0 38,39 5,21 0,35 34,48 9,78 22,86 43,52 65,86 78,78 51,48 86,35 82,21 47,39 51,9 51,5 51,0">
          <text:p/>
        </draw:polygon>
        <draw:path draw:style-name="gr7" draw:text-style-name="P3" draw:layer="layout" svg:width="0.06cm" svg:height="0.169cm" svg:x="10.612cm" svg:y="7.632cm" svg:viewBox="0 0 61 170" svg:d="M56 12l-4-12c-9 4-18 8-22 17-4 4-13 8-17 17-4 8-8 16-8 26-5 8-5 17-5 25 0 9 0 17 5 26 0 8 4 17 8 25 4 9 9 13 17 22 4 4 13 8 22 12l9-8c-9-4-14-9-22-13-5-8-9-13-13-21-4-5-9-13-9-21-4-9-4-13-4-22 0-17 4-30 13-43 4-13 13-21 26-25 0-5 0-5 4-5z">
          <text:p/>
        </draw:path>
        <draw:path draw:style-name="gr7" draw:text-style-name="P3" draw:layer="layout" svg:width="0.101cm" svg:height="0.106cm" svg:x="10.706cm" svg:y="7.666cm" svg:viewBox="0 0 102 107" svg:d="M51 56c4 0 13 0 18 0 8 0 8-5 8-5 0-4-4-4-8-4h-14c-9 0-17 0-17-13 0-12 13-26 31-26 16 0 8 18 21 18 8 0 12-4 12-10 0-8-12-16-33-16-31 0-48 22-48 34 0 9 4 13 13 17-26 9-34 22-34 34 0 9 8 22 38 22 17 0 35-9 43-13v-5c-12 5-26 9-39 9s-21-9-21-17 8-25 30-25z">
          <text:p/>
        </draw:path>
        <draw:polygon draw:style-name="gr7" draw:text-style-name="P3" draw:layer="layout" svg:width="0.017cm" svg:height="0.166cm" svg:x="10.864cm" svg:y="7.636cm" svg:viewBox="0 0 18 167" draw:points="0,0 18,0 18,167 0,167">
          <text:p/>
        </draw:polygon>
        <draw:path draw:style-name="gr7" draw:text-style-name="P3" draw:layer="layout" svg:width="0.076cm" svg:height="0.098cm" svg:x="10.935cm" svg:y="7.674cm" svg:viewBox="0 0 77 99" svg:d="M8 13l9 8c4-4 13-8 25-8 9 0 13 0 18 4 4 4 4 8 4 22h-17c-13 0-26 4-34 9-9 8-13 12-13 25 0 0 0 4 4 8 0 5 0 5 4 9 5 0 5 4 9 4s8 5 13 5c12 0 25-5 34-13v8h13v-55c0-14 0-26-8-31-5-4-14-8-27-8-12 0-25 4-34 13zM64 52v4c0 4 0 9 0 13l-4 4c0 4-5 4-5 8-4 0-8 0-8 5-5 0-9 0-13 0s-9 0-13-5c-4-4-4-8-4-12v-4c0-5 4-5 4-9 4 0 9 0 13-4 4 0 8 0 17 0h4z">
          <text:p/>
        </draw:path>
        <draw:path draw:style-name="gr7" draw:text-style-name="P3" draw:layer="layout" svg:width="0.102cm" svg:height="0.106cm" svg:x="11.041cm" svg:y="7.666cm" svg:viewBox="0 0 103 107" svg:d="M56 56c0 0 9 0 13 0 9 0 9-5 9-5 0-4 0-4-5-4-4 0-13 0-17 0-8 0-13 0-13-13 0-12 13-26 26-26 17 0 9 18 21 18 9 0 13-4 13-10 0-8-13-16-30-16-34 0-52 22-52 34 0 9 4 13 18 17-30 9-39 22-39 34 0 9 9 22 39 22 17 0 34-9 47-13l-4-5c-13 5-26 9-39 9-12 0-18-9-18-17s10-25 31-25z">
          <text:p/>
        </draw:path>
        <draw:path draw:style-name="gr7" draw:text-style-name="P3" draw:layer="layout" svg:width="0.059cm" svg:height="0.165cm" svg:x="11.173cm" svg:y="7.636cm" svg:viewBox="0 0 60 166" svg:d="M4 8c4 5 8 9 18 17 4 5 8 9 12 14 5 8 9 17 9 21 4 9 4 17 4 21 0 9 0 17-4 26 0 4-4 12-9 17-4 8-8 13-12 17-10 8-14 13-22 17l4 8c8 0 18-8 26-12 4-9 13-13 17-22 5-8 9-17 9-25 4-9 4-17 4-26 0-8 0-17-4-25 0-9-4-17-9-22-4-9-13-17-17-21-8-5-18-13-26-13z">
          <text:p/>
        </draw:path>
        <draw:path draw:style-name="gr8" draw:text-style-name="P4" draw:layer="layout" svg:width="0.115cm" svg:height="0.135cm" svg:x="7.225cm" svg:y="7.509cm" svg:viewBox="0 0 116 136" svg:d="M90 21c0 25-34 38-55 38 8-42 25-51 42-51 9 0 13 4 13 13zM31 72c85-13 85-38 85-47v-4c0-4-9-21-30-21-60 0-86 50-86 89 0 25 13 47 43 47 21 0 43-8 64-35-4-4-4-4-9-4-21 17-29 21-42 21-17 0-25-8-25-34 0-4 0-8 0-12z">
          <text:p/>
        </draw:path>
        <draw:path draw:style-name="gr8" draw:text-style-name="P4" draw:layer="layout" svg:width="0.195cm" svg:height="0.285cm" svg:x="12.667cm" svg:y="7.436cm" svg:viewBox="0 0 196 286" svg:d="M85 95c-5 34-9 51-13 72-4 30-9 80-21 97-5 5-9 9-13 9-8 0-8-4-13-4 0-5-4-9-12-9-9 0-13 4-13 9 0 8 8 17 30 17 12 0 29-9 38-22 8-12 17-33 30-93 4-21 8-47 12-72l4-4h31l9-4v-10h-40l6-17c4-13 4-21 8-30 9-21 21-25 26-25 8 0 12 0 12 8 4 5 4 13 17 13s13-4 13-8c0-13-13-22-38-22-9 0-30 5-44 17-12 13-21 39-25 64h-21c-5 0-9 4-9 4v6c0 4 0 4 0 4z">
          <text:p/>
        </draw:path>
      </draw:page>
      <draw:page draw:name="page25" draw:style-name="dp1" draw:master-page-name="Padrão">
        <draw:line draw:style-name="gr1" draw:text-style-name="P1" draw:layer="layout" svg:x1="9.545cm" svg:y1="14.985cm" svg:x2="8.764cm" svg:y2="14.985cm">
          <text:p/>
        </draw:line>
        <draw:polygon draw:style-name="gr2" draw:text-style-name="P2" draw:layer="layout" svg:width="0.234cm" svg:height="0.123cm" svg:x="9.545cm" svg:y="14.921cm" svg:viewBox="0 0 235 124" draw:points="235,65 0,0 0,124">
          <text:p/>
        </draw:polygon>
        <draw:polygon draw:style-name="gr3" draw:text-style-name="P1" draw:layer="layout" svg:width="0.234cm" svg:height="0.123cm" svg:x="9.545cm" svg:y="14.921cm" svg:viewBox="0 0 235 124" draw:points="235,65 0,0 0,124">
          <text:p/>
        </draw:polygon>
        <draw:path draw:style-name="gr1" draw:text-style-name="P1" draw:layer="layout" svg:width="0.433cm" svg:height="0.573cm" svg:x="10.424cm" svg:y="14.238cm" svg:viewBox="0 0 434 574" svg:d="M434 0c-60 238-212 447-434 574">
          <text:p/>
        </draw:path>
        <draw:path draw:style-name="gr2" draw:text-style-name="P2" draw:layer="layout" svg:width="0.114cm" svg:height="0.246cm" svg:x="10.802cm" svg:y="14.009cm" svg:viewBox="0 0 115 247" svg:d="M85 0c-17 77-47 149-85 218l115 29c0-80-8-166-30-247z">
          <text:p/>
        </draw:path>
        <draw:path draw:style-name="gr3" draw:text-style-name="P1" draw:layer="layout" svg:width="0.114cm" svg:height="0.246cm" svg:x="10.802cm" svg:y="14.009cm" svg:viewBox="0 0 115 247" svg:d="M85 0c-17 77-47 149-85 218l115 29c0-80-8-166-30-247z">
          <text:p/>
        </draw:path>
        <draw:path draw:style-name="gr1" draw:text-style-name="P1" draw:layer="layout" svg:width="0.84cm" svg:height="0.142cm" svg:x="9.749cm" svg:y="13.35cm" svg:viewBox="0 0 841 143" svg:d="M0 49c280-90 582-55 841 94">
          <text:p/>
        </draw:path>
        <draw:path draw:style-name="gr2" draw:text-style-name="P2" draw:layer="layout" svg:width="0.233cm" svg:height="0.153cm" svg:x="9.537cm" svg:y="13.339cm" svg:viewBox="0 0 234 154" svg:d="M0 154c76-21 154-35 234-39l-38-115c-69 43-137 94-196 154z">
          <text:p/>
        </draw:path>
        <draw:path draw:style-name="gr3" draw:text-style-name="P1" draw:layer="layout" svg:width="0.233cm" svg:height="0.153cm" svg:x="9.537cm" svg:y="13.339cm" svg:viewBox="0 0 234 154" svg:d="M0 154c76-21 154-35 234-39l-38-115c-69 43-137 94-196 154z">
          <text:p/>
        </draw:path>
        <draw:path draw:style-name="gr1" draw:text-style-name="P1" draw:layer="layout" svg:width="0.357cm" svg:height="0.696cm" svg:x="9.261cm" svg:y="14.009cm" svg:viewBox="0 0 358 697" svg:d="M358 697c-209-170-341-420-358-697">
          <text:p/>
        </draw:path>
        <draw:path draw:style-name="gr2" draw:text-style-name="P2" draw:layer="layout" svg:width="0.234cm" svg:height="0.174cm" svg:x="9.579cm" svg:y="14.658cm" svg:viewBox="0 0 235 175" svg:d="M235 175c-60-52-110-111-158-175l-77 94c72 34 154 64 235 81z">
          <text:p/>
        </draw:path>
        <draw:path draw:style-name="gr3" draw:text-style-name="P1" draw:layer="layout" svg:width="0.234cm" svg:height="0.174cm" svg:x="9.579cm" svg:y="14.658cm" svg:viewBox="0 0 235 175" svg:d="M235 175c-60-52-110-111-158-175l-77 94c72 34 154 64 235 81z">
          <text:p/>
        </draw:path>
        <draw:line draw:style-name="gr1" draw:text-style-name="P1" draw:layer="layout" svg:x1="11.196cm" svg:y1="14.985cm" svg:x2="10.471cm" svg:y2="14.985cm">
          <text:p/>
        </draw:line>
        <draw:polygon draw:style-name="gr2" draw:text-style-name="P2" draw:layer="layout" svg:width="0.234cm" svg:height="0.123cm" svg:x="11.196cm" svg:y="14.921cm" svg:viewBox="0 0 235 124" draw:points="235,65 0,0 0,124">
          <text:p/>
        </draw:polygon>
        <draw:polygon draw:style-name="gr3" draw:text-style-name="P1" draw:layer="layout" svg:width="0.234cm" svg:height="0.123cm" svg:x="11.196cm" svg:y="14.921cm" svg:viewBox="0 0 235 124" draw:points="235,65 0,0 0,124">
          <text:p/>
        </draw:polygon>
        <draw:line draw:style-name="gr1" draw:text-style-name="P1" draw:layer="layout" svg:x1="12.847cm" svg:y1="14.985cm" svg:x2="12.122cm" svg:y2="14.985cm">
          <text:p/>
        </draw:line>
        <draw:polygon draw:style-name="gr2" draw:text-style-name="P2" draw:layer="layout" svg:width="0.234cm" svg:height="0.123cm" svg:x="12.847cm" svg:y="14.921cm" svg:viewBox="0 0 235 124" draw:points="235,65 0,0 0,124">
          <text:p/>
        </draw:polygon>
        <draw:polygon draw:style-name="gr3" draw:text-style-name="P1" draw:layer="layout" svg:width="0.234cm" svg:height="0.123cm" svg:x="12.847cm" svg:y="14.921cm" svg:viewBox="0 0 235 124" draw:points="235,65 0,0 0,124">
          <text:p/>
        </draw:polygon>
        <draw:path draw:style-name="gr2" draw:text-style-name="P2" draw:layer="layout" svg:width="0.581cm" svg:height="0.581cm" svg:x="8.183cm" svg:y="14.692cm" svg:viewBox="0 0 582 582" svg:d="M582 294c0-162-127-294-288-294-162 0-294 132-294 294 0 157 132 288 294 288 161 0 288-131 288-288z">
          <text:p/>
        </draw:path>
        <draw:path draw:style-name="gr4" draw:text-style-name="P1" draw:layer="layout" svg:width="0.581cm" svg:height="0.581cm" svg:x="8.183cm" svg:y="14.692cm" svg:viewBox="0 0 582 582" svg:d="M582 294c0-162-127-294-288-294-162 0-294 132-294 294 0 157 132 288 294 288 161 0 288-131 288-288z">
          <text:p/>
        </draw:path>
        <draw:path draw:style-name="gr2" draw:text-style-name="P2" draw:layer="layout" svg:width="0.692cm" svg:height="0.692cm" svg:x="9.779cm" svg:y="14.637cm" svg:viewBox="0 0 693 693" svg:d="M693 349c0-192-153-349-344-349-192 0-349 157-349 349 0 191 157 344 349 344 191 0 344-153 344-344z">
          <text:p/>
        </draw:path>
        <draw:path draw:style-name="gr4" draw:text-style-name="P1" draw:layer="layout" svg:width="0.692cm" svg:height="0.692cm" svg:x="9.779cm" svg:y="14.637cm" svg:viewBox="0 0 693 693" svg:d="M693 349c0-192-153-349-344-349-192 0-349 157-349 349 0 191 157 344 349 344 191 0 344-153 344-344z">
          <text:p/>
        </draw:path>
        <draw:path draw:style-name="gr2" draw:text-style-name="P2" draw:layer="layout" svg:width="0.692cm" svg:height="0.691cm" svg:x="10.543cm" svg:y="13.318cm" svg:viewBox="0 0 693 692" svg:d="M693 345c0-192-157-345-348-345-193 0-345 153-345 345 0 195 152 347 345 347 191 0 348-152 348-347z">
          <text:p/>
        </draw:path>
        <draw:path draw:style-name="gr4" draw:text-style-name="P1" draw:layer="layout" svg:width="0.692cm" svg:height="0.691cm" svg:x="10.543cm" svg:y="13.318cm" svg:viewBox="0 0 693 692" svg:d="M693 345c0-192-157-345-348-345-193 0-345 153-345 345 0 195 152 347 345 347 191 0 348-152 348-347z">
          <text:p/>
        </draw:path>
        <draw:path draw:style-name="gr2" draw:text-style-name="P2" draw:layer="layout" svg:width="0.691cm" svg:height="0.691cm" svg:x="8.892cm" svg:y="13.318cm" svg:viewBox="0 0 692 692" svg:d="M692 345c0-192-157-345-349-345-191 0-343 153-343 345 0 195 152 347 343 347 192 0 349-152 349-347z">
          <text:p/>
        </draw:path>
        <draw:path draw:style-name="gr4" draw:text-style-name="P1" draw:layer="layout" svg:width="0.691cm" svg:height="0.691cm" svg:x="8.892cm" svg:y="13.318cm" svg:viewBox="0 0 692 692" svg:d="M692 345c0-192-157-345-349-345-191 0-343 153-343 345 0 195 152 347 343 347 192 0 349-152 349-347z">
          <text:p/>
        </draw:path>
        <draw:path draw:style-name="gr2" draw:text-style-name="P2" draw:layer="layout" svg:width="0.692cm" svg:height="0.692cm" svg:x="11.43cm" svg:y="14.637cm" svg:viewBox="0 0 693 693" svg:d="M693 349c0-196-154-349-349-349-191 0-344 153-344 349 0 191 153 344 344 344 195 0 349-153 349-344z">
          <text:p/>
        </draw:path>
        <draw:path draw:style-name="gr4" draw:text-style-name="P1" draw:layer="layout" svg:width="0.692cm" svg:height="0.692cm" svg:x="11.43cm" svg:y="14.637cm" svg:viewBox="0 0 693 693" svg:d="M693 349c0-196-154-349-349-349-191 0-344 153-344 349 0 191 153 344 344 344 195 0 349-153 349-344z">
          <text:p/>
        </draw:path>
        <draw:path draw:style-name="gr2" draw:text-style-name="P2" draw:layer="layout" svg:width="0.692cm" svg:height="0.692cm" svg:x="13.081cm" svg:y="14.637cm" svg:viewBox="0 0 693 693" svg:d="M693 349c0-192-157-349-349-349-191 0-344 157-344 349 0 191 153 344 344 344 192 0 349-153 349-344z">
          <text:p/>
        </draw:path>
        <draw:path draw:style-name="gr5" draw:text-style-name="P1" draw:layer="layout" svg:width="0.692cm" svg:height="0.692cm" svg:x="13.081cm" svg:y="14.637cm" svg:viewBox="0 0 693 693" svg:d="M693 349c0-192-157-349-349-349-191 0-344 157-344 349 0 191 153 344 344 344 192 0 349-153 349-344z">
          <text:p/>
        </draw:path>
        <draw:path draw:style-name="gr6" draw:text-style-name="P1" draw:layer="layout" svg:width="0.692cm" svg:height="0.692cm" svg:x="13.081cm" svg:y="14.637cm" svg:viewBox="0 0 693 693" svg:d="M693 349c0-192-157-349-349-349-191 0-344 157-344 349 0 191 153 344 344 344 192 0 349-153 349-344z">
          <text:p/>
        </draw:path>
        <draw:path draw:style-name="gr7" draw:text-style-name="P3" draw:layer="layout" svg:width="0.077cm" svg:height="0.098cm" svg:x="9.231cm" svg:y="15.04cm" svg:viewBox="0 0 78 99" svg:d="M9 13l9 8c4-8 13-8 21-8 9 0 17 0 22 4 4 4 4 9 4 17v4h-17c-17 0-26 4-34 9-9 8-14 12-14 22 0 4 0 8 0 13 5 0 5 4 9 8 4 0 5 5 9 5s9 4 13 4c13 0 25-4 34-13v9h13v-57c0-17 0-25-9-29-8-9-17-9-25-9-17 0-26 4-35 13zM65 51v4c0 4 0 10 0 14l-4 4-5 4c-4 5-8 5-8 5-4 4-9 4-13 4s-8 0-13-4c-4-5-8-9-8-13l4-4c0-6 0-6 4-10 5 0 9-4 13-4s9 0 17 0h4 5z">
          <text:p/>
        </draw:path>
        <draw:path draw:style-name="gr7" draw:text-style-name="P3" draw:layer="layout" svg:width="0.08cm" svg:height="0.097cm" svg:x="10.624cm" svg:y="14.366cm" svg:viewBox="0 0 81 98" svg:d="M8 12l8 9c9-4 13-9 26-9 8 0 13 0 17 5 4 4 4 12 4 21v4h-17c-13 0-25 0-34 9-8 5-12 13-12 22 0 4 0 4 4 8 0 5 4 5 4 9 4 4 8 4 13 4 0 4 4 4 12 4 13 0 22-4 30-12v8h18v-56c0-13-4-21-13-30-5-4-13-8-26-8s-26 4-34 12zM68 51v9c0 4-5 9-5 9 0 4 0 4-4 4 0 4-4 4-4 8-5 0-5 5-9 5s-8 0-13 0c-4 0-8 0-12-5-5-4-5-4-5-8s0-9 0-9c0-4 5-4 5-8 4 0 8 0 12-5 5 0 13 0 17 0 5 0 5 0 5 0h8z">
          <text:p/>
        </draw:path>
        <draw:path draw:style-name="gr7" draw:text-style-name="P3" draw:layer="layout" svg:width="0.08cm" svg:height="0.135cm" svg:x="10.025cm" svg:y="13.153cm" svg:viewBox="0 0 81 136" svg:d="M0 0v136h9l4-12c4 4 8 8 13 8 5 4 9 4 17 4 5 0 9 0 13 0 4-4 9-8 13-12 4-5 4-9 8-13 0-9 4-13 4-21 0-9-4-17-4-21-4-9-4-13-8-17-4-5-9-5-13-9-4 0-8 0-13 0-8 0-12 0-17 4-5 0-9 5-13 9v-52c4 0 4-4 4-4zM26 119c-5 0-5 0-9-4v-4c-4-4-4-4-4-9 0-4 0-8 0-16 0-9 0-13 4-17 0-5 4-9 9-13 5 0 5 0 9 0 8 0 17 0 21 8 4 5 9 17 9 26 0 8 0 12-5 17 0 4-4 8-4 12-4 0-8 5-8 5-5 0-9 0-9 0-4 0-4 0-8 0 0 0-5 0-5-5z">
          <text:p/>
        </draw:path>
        <draw:path draw:style-name="gr7" draw:text-style-name="P3" draw:layer="layout" svg:width="0.081cm" svg:height="0.136cm" svg:x="9.49cm" svg:y="14.349cm" svg:viewBox="0 0 82 137" svg:d="M0 0v137h9l4-13c4 4 8 8 13 8 4 5 12 5 17 5 4 0 8 0 12 0 5-5 9-9 13-13 4 0 9-9 9-13 5-8 5-13 5-21 0-9 0-17-5-21 0-5-5-13-9-17 0-5-4-5-13-10-4 0-8 0-12 0-5 0-9 0-17 5-5 0-9 5-9 9v-52-4zM26 124c0-4-5-4-5-4-4-5-4-5-4-9s0-4 0-8c0-5 0-9 0-17 0-9 0-13 0-17 4-5 4-9 9-13 4 0 8 0 12 0 9 0 17 0 22 8 4 5 4 17 4 26 0 8 0 13 0 17-4 4-4 8-9 13 0 0-4 4-8 4s-4 0-9 0h-4c-4 0-4 0-8 0z">
          <text:p/>
        </draw:path>
        <draw:path draw:style-name="gr7" draw:text-style-name="P3" draw:layer="layout" svg:width="0.081cm" svg:height="0.136cm" svg:x="10.912cm" svg:y="15.04cm" svg:viewBox="0 0 82 137" svg:d="M0 0v137h9l4-13c4 4 9 9 14 13 4 0 12 0 17 0 4 0 8 0 12 0 4-4 9-4 13-9 4-4 8-12 8-17 5-4 5-12 5-21 0-8 0-17-5-21 0-4-4-13-8-17-4 0-9-4-13-9-4 0-8 0-12 0-5 0-9 0-17 5-5 0-10 4-10 12v-56-4zM27 124c-5-4-5-4-5-4-5-4-5-4-5-9 0-4 0-4 0-8s0-8 0-17 0-13 0-17c5-4 5-9 10-13 4 0 8 0 12 0 9 0 13 0 21 9 5 4 5 17 5 30 0 4 0 8 0 12-5 4-5 9-9 13-4 0-4 4-8 4s-4 0-9 0h-4c-4 0-4 0-8 0z">
          <text:p/>
        </draw:path>
        <draw:path draw:style-name="gr7" draw:text-style-name="P3" draw:layer="layout" svg:width="0.081cm" svg:height="0.098cm" svg:x="12.563cm" svg:y="15.04cm" svg:viewBox="0 0 82 99" svg:d="M82 17c-5-4-9-8-17-13-5-4-13-4-17-4-10 0-14 0-22 4-5 0-9 5-13 9s-9 8-9 17c-4 4-4 12-4 17 0 8 0 12 4 22 0 4 5 8 9 13 4 4 8 8 13 13 8 0 12 4 22 4 12 0 21-9 34-17l-9-9c-8 9-17 9-25 9-5 0-10 0-14 0-4-5-8-5-13-9 0-4-4-8-4-14-4-4-4-8-4-12 0-5 0-9 4-13 0-4 4-8 4-13 5-4 9-4 13-8 0 0 4 0 9 0 9 0 17 0 22 4 0 4 4 4 4 4 0 5 0 5 0 5 0 4 0 4 0 4z">
          <text:p/>
        </draw:path>
        <draw:path draw:style-name="gr8" draw:text-style-name="P4" draw:layer="layout" svg:width="0.145cm" svg:height="0.203cm" svg:x="8.344cm" svg:y="14.879cm" svg:viewBox="0 0 146 204" svg:d="M111 34c0 4-8 30-12 47-10 17-39 43-52 43s-17-21-17-38c0-35 25-73 59-73 14 0 22 8 22 21zM72 183c-4 9-8 13-17 13h-8v4 4c0 0 21 0 34 0 14 0 39 0 39 0v-4c0-4-4-4-4-4h-5c-4 0-12-4-12-8v-5l47-170c0-5 0-5 0-9s-5-4-5-4c0 0-8 0-8 4l-13 13c-9-9-17-17-31-17-38 0-89 38-89 90 0 21 9 47 39 47 16 0 33-9 56-34z">
          <text:p/>
        </draw:path>
        <draw:path draw:style-name="gr8" draw:text-style-name="P4" draw:layer="layout" svg:width="0.098cm" svg:height="0.144cm" svg:x="8.501cm" svg:y="14.917cm" svg:viewBox="0 0 99 145" svg:d="M47 0c-30 0-47 26-47 73s17 72 47 72c34 0 52-25 52-72s-18-73-52-73zM47 10c21 0 30 21 30 63 0 43-9 64-30 64-17 0-30-21-30-64 0-42 13-63 30-63z">
          <text:p/>
        </draw:path>
        <draw:path draw:style-name="gr8" draw:text-style-name="P4" draw:layer="layout" svg:width="0.144cm" svg:height="0.208cm" svg:x="9.94cm" svg:y="14.858cm" svg:viewBox="0 0 145 209" svg:d="M107 34c0 8-4 29-12 46-5 21-36 47-48 47-13 0-17-21-17-38 0-38 25-76 60-76 9 0 17 8 17 21zM72 183c-4 9-8 13-17 17h-8-5v9c0 0 26 0 40 0 13 0 34 0 34 0v-9l-9-4c-4 0-8 0-8-9v-4l46-166c0-4 0-9 0-9 0-8-4-8-4-8-4 0-8 0-13 4l-8 13c-9-9-21-13-34-13-35 0-86 34-86 85 0 25 9 51 38 51 17 0 34-9 52-34h5z">
          <text:p/>
        </draw:path>
        <draw:path draw:style-name="gr8" draw:text-style-name="P4" draw:layer="layout" svg:width="0.055cm" svg:height="0.144cm" svg:x="10.118cm" svg:y="14.9cm" svg:viewBox="0 0 56 145" svg:d="M26 9c0 8 8 13 18 13 4 0 12-5 12-13 0-5-8-9-12-9-10 0-18 4-18 9zM44 69c0-9 4-17 4-21 0-5-4-5-9-5-9 0-22 0-34 0-5 5 0 5 0 9h12c0 0 5 0 5 4 0 0 0 4-5 13l-12 47c-5 8-5 17-5 21s0 8 9 8c17 0 30-8 43-21 0-4 0-4-4-4-9 4-18 8-22 8 0 0-4 0-4-4 0 0 4-4 4-13z">
          <text:p/>
        </draw:path>
        <draw:polygon draw:style-name="gr8" draw:text-style-name="P4" draw:layer="layout" svg:width="0.076cm" svg:height="0.14cm" svg:x="10.195cm" svg:y="14.964cm" svg:viewBox="0 0 77 141" draw:points="47,0 0,12 0,21 34,17 34,127 30,131 8,131 8,141 77,141 77,131 56,131 52,127 52,0">
          <text:p/>
        </draw:polygon>
        <draw:path draw:style-name="gr8" draw:text-style-name="P4" draw:layer="layout" svg:width="0.14cm" svg:height="0.208cm" svg:x="10.704cm" svg:y="13.539cm" svg:viewBox="0 0 141 209" svg:d="M107 39c0 4-8 25-13 42-8 21-38 47-46 47-13 0-17-21-17-38 0-39 21-78 55-78 13 0 21 13 21 27zM69 187c0 9-4 13-17 13h-4c-4 0-4 0-4 4v5c0 0 25 0 33 0 13 0 39 0 39 0v-9h-5-4c-4 0-13-4-13-9 0-4 0-4 0-4l47-170c0-5 0-5 0-9s0-8-4-8c0 0-4 4-9 8l-12 13c-5-13-17-17-30-17-34 0-86 35-86 90 0 21 4 47 39 47 13 0 30-9 51-34z">
          <text:p/>
        </draw:path>
        <draw:path draw:style-name="gr8" draw:text-style-name="P4" draw:layer="layout" svg:width="0.06cm" svg:height="0.144cm" svg:x="10.878cm" svg:y="13.581cm" svg:viewBox="0 0 61 145" svg:d="M31 13c0 4 4 8 13 8 8 0 17-4 17-8 0-9-9-13-17-13-9 0-13 4-13 13zM44 69c4-9 8-17 8-21s-4-4-8-4c-9 0-22 0-40 4 0 0 0 4 5 4h8c5 0 5 4 5 4 0 4 0 4 0 13l-18 47c0 8-4 16-4 21 0 4 4 8 13 8 18 0 31-8 43-21 0-4-4-4-8-4-9 8-17 12-17 12-5 0-5-4-5-4 0-4 0-8 5-12z">
          <text:p/>
        </draw:path>
        <draw:path draw:style-name="gr8" draw:text-style-name="P4" draw:layer="layout" svg:width="0.098cm" svg:height="0.144cm" svg:x="10.946cm" svg:y="13.645cm" svg:viewBox="0 0 99 145" svg:d="M21 128c47-39 73-61 73-90 0-21-16-38-43-38-30 0-47 17-47 29 0 9 5 13 13 13 4 0 4 0 8-4v-21c9-5 13-5 17-5 22 0 30 9 30 30 0 25-25 51-72 90v13h99v-35h-9l-4 18z">
          <text:p/>
        </draw:path>
        <draw:path draw:style-name="gr8" draw:text-style-name="P4" draw:layer="layout" svg:width="0.14cm" svg:height="0.208cm" svg:x="9.053cm" svg:y="13.539cm" svg:viewBox="0 0 141 209" svg:d="M106 39c0 4-8 25-13 42-8 21-34 47-46 47-13 0-17-21-17-38 0-39 21-78 55-78 13 0 21 13 21 27zM68 187c0 9-4 13-17 13h-4c-4 0-4 0-4 4v5c0 0 25 0 33 0 17 0 39 0 39 0v-9h-9c-4 0-13-4-13-9 0-4 0-4 5-4l43-170c0-5 0-5 0-9s0-8 0-8c-4 0-9 4-13 8l-13 13c-5-13-17-17-30-17-34 0-85 35-85 90 0 21 4 47 38 47 13 0 30-9 51-34z">
          <text:p/>
        </draw:path>
        <draw:path draw:style-name="gr8" draw:text-style-name="P4" draw:layer="layout" svg:width="0.059cm" svg:height="0.144cm" svg:x="9.227cm" svg:y="13.581cm" svg:viewBox="0 0 60 145" svg:d="M31 13c0 4 4 8 12 8 9 0 17-4 17-8 0-9-8-13-17-13-8 0-12 4-12 13zM43 69c5-9 9-17 9-21s-4-4-9-4c-8 0-21 0-34 4-5 0-5 4 0 4h9c4 0 4 4 4 4 0 4 0 4 0 13l-18 47c0 8-4 16-4 21 0 4 4 8 13 8 18 0 30-8 43-21 0-4-4-4-8-4-9 8-17 12-17 12-5 0-5-4-5-4 0-4 0-8 5-12z">
          <text:p/>
        </draw:path>
        <draw:path draw:style-name="gr8" draw:text-style-name="P4" draw:layer="layout" svg:width="0.093cm" svg:height="0.144cm" svg:x="9.295cm" svg:y="13.645cm" svg:viewBox="0 0 94 145" svg:d="M59 67c22-4 31-16 31-33 0-22-17-34-43-34s-43 12-43 29c0 5 5 9 13 9 0 0 4 0 8 0v-21c5-5 13-5 17-5 17 0 31 9 31 26s-14 25-35 25h-4v13c4 0 8 0 8 0 23 0 35 8 35 26 0 22-12 34-35 34-4 0-12 0-17-4l-8-18c0-4-4-4-4-4-9 0-13 4-13 14 0 8 17 21 42 21 31 0 52-17 52-43 0-18-13-30-35-35z">
          <text:p/>
        </draw:path>
        <draw:path draw:style-name="gr8" draw:text-style-name="P4" draw:layer="layout" svg:width="0.145cm" svg:height="0.208cm" svg:x="11.591cm" svg:y="14.858cm" svg:viewBox="0 0 146 209" svg:d="M107 34c0 8-4 29-12 46-9 21-34 47-47 47s-17-21-17-38c0-38 25-76 55-76 13 0 21 8 21 21zM73 183c-4 9-8 13-21 17h-4-4v9c0 0 25 0 38 0s34 0 34 0v-9l-9-4c-4 0-8 0-8-9v-4l47-166c0-4 0-9 0-9 0-8-5-8-5-8-4 0-8 0-13 4l-8 13c-9-9-21-13-34-13-34 0-86 34-86 85 0 25 9 51 39 51 17 0 30-9 51-34z">
          <text:p/>
        </draw:path>
        <draw:path draw:style-name="gr8" draw:text-style-name="P4" draw:layer="layout" svg:width="0.059cm" svg:height="0.144cm" svg:x="11.765cm" svg:y="14.9cm" svg:viewBox="0 0 60 145" svg:d="M31 9c0 8 8 13 13 13 8 0 16-5 16-13 0-5-8-9-16-9-5 0-13 4-13 9zM44 69c4-9 8-17 8-21 0-5-4-5-8-5-9 0-22 0-35 0-5 5 0 5 0 9h13c0 0 5 0 5 4 0 0-5 4-5 13l-13 47c-5 8-9 17-9 21s4 8 13 8c18 0 31-8 43-21 0-4-4-4-8-4-4 4-13 8-17 8s-4 0-4-4c0 0 4-4 4-13z">
          <text:p/>
        </draw:path>
        <draw:path draw:style-name="gr8" draw:text-style-name="P4" draw:layer="layout" svg:width="0.106cm" svg:height="0.149cm" svg:x="11.833cm" svg:y="14.959cm" svg:viewBox="0 0 107 150" svg:d="M68 0l-68 91v12h68v47h13v-47h26v-12h-26v-91zM68 22v69h-55z">
          <text:p/>
        </draw:path>
        <draw:path draw:style-name="gr8" draw:text-style-name="P4" draw:layer="layout" svg:width="0.145cm" svg:height="0.208cm" svg:x="13.242cm" svg:y="14.858cm" svg:viewBox="0 0 146 209" svg:d="M107 34c0 8-4 29-12 46-10 21-35 47-48 47s-17-21-17-38c0-38 25-76 55-76 14 0 22 8 22 21zM68 183c0 9-4 13-17 17h-4-4v9c0 0 25 0 38 0 14 0 35 0 35 0v-9l-9-4c-4 0-8 0-8-9v-4l47-166c0-4 0-9 0-9 0-8-5-8-5-8-4 0-8 0-12 4l-9 13c-9-9-21-13-35-13-34 0-85 34-85 85 0 25 4 51 38 51 17 0 30-9 52-34z">
          <text:p/>
        </draw:path>
        <draw:path draw:style-name="gr8" draw:text-style-name="P4" draw:layer="layout" svg:width="0.06cm" svg:height="0.144cm" svg:x="13.416cm" svg:y="14.9cm" svg:viewBox="0 0 61 145" svg:d="M31 9c0 8 8 13 13 13 8 0 17-5 17-13 0-5-9-9-17-9-5 0-13 4-13 9zM44 69c4-9 8-17 8-21 0-5-4-5-8-5-9 0-22 0-35 0-5 5-5 5 0 9h9c4 0 9 0 9 4 0 0-5 4-5 13l-13 47c-5 8-9 17-9 21s4 8 13 8c18 0 31-8 43-21 0-4-4-4-8-4-4 4-13 8-17 8s-4 0-4-4c0 0 4-4 4-13z">
          <text:p/>
        </draw:path>
        <draw:path draw:style-name="gr8" draw:text-style-name="P4" draw:layer="layout" svg:width="0.09cm" svg:height="0.145cm" svg:x="13.488cm" svg:y="14.959cm" svg:viewBox="0 0 91 146" svg:d="M10 0v68c4 0 13 0 21 0 25 0 43 13 43 34 0 18-13 31-34 31-5 0-9 0-13 0l-9-17c-4 0-4 0-4 0-9 0-14 4-14 8 0 9 14 22 35 22 34 0 56-22 56-48 0-25-17-42-43-42-8 0-17 0-25 4v-43h63v-17z">
          <text:p/>
        </draw:path>
      </draw:page>
      <draw:page draw:name="page26" draw:style-name="dp1" draw:master-page-name="Padrão">
        <draw:frame draw:style-name="gr9" draw:text-style-name="P1" draw:layer="layout" svg:width="3.089cm" svg:height="3.094cm" svg:x="4.158cm" svg:y="4.238cm">
          <draw:image xlink:href="Pictures/10000000000002D8000002D95306E10A3CA95CA2.jpg" xlink:type="simple" xlink:show="embed" xlink:actuate="onLoad" loext:mime-type="image/jpeg">
            <text:p/>
          </draw:image>
        </draw:frame>
        <draw:polygon draw:style-name="gr20" draw:text-style-name="P8" draw:layer="layout" svg:width="1.33cm" svg:height="2.384cm" svg:x="8.598cm" svg:y="4.715cm" svg:viewBox="0 0 1331 2385" draw:points="0,0 1331,0 1331,2385 0,2385">
          <text:p/>
        </draw:polygon>
        <draw:polygon draw:style-name="gr2" draw:text-style-name="P2" draw:layer="layout" svg:width="0.788cm" svg:height="0.474cm" svg:x="8.869cm" svg:y="4.478cm" svg:viewBox="0 0 789 475" draw:points="0,0 789,0 789,475 0,475">
          <text:p/>
        </draw:polygon>
        <draw:polygon draw:style-name="gr4" draw:text-style-name="P1" draw:layer="layout" svg:width="0.786cm" svg:height="0.471cm" svg:x="8.87cm" svg:y="4.48cm" svg:viewBox="0 0 787 472" draw:points="0,472 787,472 787,0 0,0">
          <text:p/>
        </draw:polygon>
        <draw:polygon draw:style-name="gr2" draw:text-style-name="P2" draw:layer="layout" svg:width="0.788cm" svg:height="0.47cm" svg:x="8.869cm" svg:y="5.143cm" svg:viewBox="0 0 789 471" draw:points="0,0 789,0 789,471 0,471">
          <text:p/>
        </draw:polygon>
        <draw:polygon draw:style-name="gr4" draw:text-style-name="P1" draw:layer="layout" svg:width="0.786cm" svg:height="0.471cm" svg:x="8.87cm" svg:y="5.142cm" svg:viewBox="0 0 787 472" draw:points="0,472 787,472 787,0 0,0">
          <text:p/>
        </draw:polygon>
        <draw:path draw:style-name="gr8" draw:text-style-name="P4" draw:layer="layout" svg:width="0.144cm" svg:height="0.208cm" svg:x="9.112cm" svg:y="4.637cm" svg:viewBox="0 0 145 209" svg:d="M39 31c9-9 18-9 26-9 4 0 8 0 13 0 4 5 4 5 8 9s4 4 9 8c0 4 0 9 0 13s0 9 0 13c-5 4-5 8-9 13-4 0-4 4-8 4-5 4-9 4-13 4s-8 0-13-4c-4 0-8-4-13-4 0-5-4-9-4-13-5-4-5-9-5-13s0-9 5-13c0-4 4-4 4-8zM99 17c-9-13-21-17-34-17-8 0-13 4-21 4-5 5-14 9-18 13-5 5-9 10-13 18-4 4-4 13-4 21 0 5 0 13 4 22 4 8 13 12 17 17-9 8-17 16-17 25 0 13 4 17 13 21-17 13-26 21-26 34 0 4 4 8 4 13 5 4 9 8 13 13 4 4 13 4 22 8 9 0 18 0 30 0 13 0 21 0 30-4 8 0 17-4 21-9 4-4 8-8 13-13 4-8 4-12 4-17 0-8 0-12-4-16 0-5-5-9-9-13-4 0-8-4-17-9-8 0-17 0-25 0-4 0-9 0-13 0s-8 0-12 0c-5 0-13 0-18-4-4 0-4-4-4-8 0-5 4-9 9-17 8 4 13 4 21 4 4 0 13 0 21-4 4 0 9-4 17-9 4-4 9-12 9-17 4-8 4-12 4-21s0-17-4-25c4-5 12-5 25-5h4 4l-4-22h-4c-13 0-25 4-38 17zM44 145c4 0 8 0 17 5 4 0 12 0 21 0h4c13 0 17 0 21 4 5 0 9 8 9 12 0 9-4 13-13 17-8 9-21 9-34 9-4 0-12 0-17 0-4 0-8-4-13-4-4-5-9-5-13-9 0-4-5-4-5-8 0-9 9-17 23-26z">
          <text:p/>
        </draw:path>
        <draw:path draw:style-name="gr8" draw:text-style-name="P4" draw:layer="layout" svg:width="0.115cm" svg:height="0.203cm" svg:x="9.286cm" svg:y="4.591cm" svg:viewBox="0 0 116 204" svg:d="M112 50c0-8 0-17-5-21 0-4-4-13-8-17-9-4-13-8-21-8-4-4-13-4-22-4-17 0-34 4-46 21l12 12c9-12 22-17 34-17 5 0 9 0 13 5 5 0 9 4 13 4 4 4 4 8 8 13 0 4 0 4 0 8 0 9 0 13 0 17-4 4-8 9-12 13s-9 4-13 8c-9 0-17 0-26 0v22l5-5h4c13 0 26 5 34 13 8 4 13 17 13 26 0 8 0 12 0 16-5 5-9 9-9 13-4 4-8 9-17 9-4 5-8 5-13 5-8 0-12 0-17-5-4 0-8-5-12-5l-5-4v-4c0-4 0-4-4-4l-18 22c18 13 35 21 52 21 13 0 22 0 30-4s13-9 17-13c8-4 13-14 13-22 4-4 4-13 4-21 0-13 0-21-9-34-4-9-12-13-25-17 8-5 17-9 21-17 9-9 9-17 9-26z">
          <text:p/>
        </draw:path>
        <draw:path draw:style-name="gr8" draw:text-style-name="P4" draw:layer="layout" svg:width="0.144cm" svg:height="0.208cm" svg:x="9.112cm" svg:y="5.299cm" svg:viewBox="0 0 145 209" svg:d="M39 25c9-4 18-8 26-8 4 0 8 0 13 0 4 4 4 4 8 8s4 9 9 13c0 4 0 8 0 13 0 4 0 8 0 8-5 4-5 9-9 13s-4 4-8 8c-5 0-9 0-13 0s-8 0-13 0c-4-4-8-4-13-8 0-4-4-9-4-13-5 0-5-4-5-8 0-5 0-9 5-13 0-4 4-9 4-13zM99 13c-9-9-21-13-34-13-8 0-13 0-21 0-5 4-14 8-18 13-5 4-9 12-13 16-4 9-4 13-4 22 0 8 0 17 4 21 4 8 13 13 17 17-9 13-17 21-17 30 0 8 4 17 13 21-17 8-26 21-26 29 0 5 4 9 4 17 5 0 9 6 13 10s13 4 22 8c9 0 18 5 30 5 13 0 21-5 30-5 8-4 17-8 21-12 4-6 8-10 13-14 4-4 4-13 4-17s0-8-4-17c0-4-5-8-9-8-4-5-8-9-17-9-8-4-17-4-25-4-4 0-9 0-13 0s-8 0-12 0c-5 0-13 0-18 0-4-4-4-4-4-9 0-4 4-12 9-17 8 0 13 5 21 5 4 0 13-5 21-5 4-4 9-8 17-12 4-5 9-9 9-17 4-5 4-13 4-17 0-9 0-17-4-26 4-4 12-8 25-8h4 4l-4-17h-4c-13 0-25 4-38 13zM44 144c4 0 8 0 17 0 4 0 12 0 21 0h4c13 0 17 0 21 4 5 5 9 9 9 13 0 8-4 17-13 21-8 4-21 4-34 4-4 0-12 0-17 0-4 0-8 0-13-4-4 0-9-4-13-4 0-4-5-9-5-13 0-8 9-17 23-21z">
          <text:p/>
        </draw:path>
        <draw:path draw:style-name="gr8" draw:text-style-name="P4" draw:layer="layout" svg:width="0.114cm" svg:height="0.199cm" svg:x="9.291cm" svg:y="5.248cm" svg:viewBox="0 0 115 200" svg:d="M0 31l17 12c0-4 0-4 5-8 0-4 4-4 8-10 4 0 4-4 13-4 4 0 8-4 13-4 4 0 8 4 13 4 4 4 8 4 12 10 4 4 9 8 9 12 4 5 4 9 4 13s0 9 0 13c-4 4-4 4-4 8-5 4-5 9-9 13s-8 8-12 13l-18 17c-8 8-17 17-25 29-13 9-21 22-26 39v12h115v-21h-4c0 4 0 4 0 4h-85c0-4 4-8 8-12 0-5 5-9 9-13s8-9 8-13c5-4 9-8 13-8l17-22c4 0 9-4 13-12 4-5 8-9 13-13 0-4 4-9 4-17 4-4 4-8 4-17 0-8 0-17-4-21-4-10-9-14-13-18-4-8-13-13-17-13-8-4-17-4-25-4-13 0-22 0-30 9-13 4-21 12-26 22z">
          <text:p/>
        </draw:path>
        <draw:polygon draw:style-name="gr20" draw:text-style-name="P8" draw:layer="layout" svg:width="1.33cm" svg:height="2.384cm" svg:x="10.609cm" svg:y="4.715cm" svg:viewBox="0 0 1331 2385" draw:points="0,0 1331,0 1331,2385 0,2385">
          <text:p/>
        </draw:polygon>
        <draw:polygon draw:style-name="gr2" draw:text-style-name="P2" draw:layer="layout" svg:width="0.784cm" svg:height="0.474cm" svg:x="10.884cm" svg:y="4.478cm" svg:viewBox="0 0 785 475" draw:points="0,0 785,0 785,475 0,475">
          <text:p/>
        </draw:polygon>
        <draw:polygon draw:style-name="gr4" draw:text-style-name="P1" draw:layer="layout" svg:width="0.781cm" svg:height="0.471cm" svg:x="10.887cm" svg:y="4.48cm" svg:viewBox="0 0 782 472" draw:points="0,472 782,472 782,0 0,0">
          <text:p/>
        </draw:polygon>
        <draw:polygon draw:style-name="gr2" draw:text-style-name="P2" draw:layer="layout" svg:width="0.784cm" svg:height="0.47cm" svg:x="10.884cm" svg:y="5.143cm" svg:viewBox="0 0 785 471" draw:points="0,0 785,0 785,471 0,471">
          <text:p/>
        </draw:polygon>
        <draw:polygon draw:style-name="gr4" draw:text-style-name="P1" draw:layer="layout" svg:width="0.781cm" svg:height="0.471cm" svg:x="10.887cm" svg:y="5.142cm" svg:viewBox="0 0 782 472" draw:points="0,472 782,472 782,0 0,0">
          <text:p/>
        </draw:polygon>
        <draw:polygon draw:style-name="gr2" draw:text-style-name="P2" draw:layer="layout" svg:width="0.784cm" svg:height="0.47cm" svg:x="10.884cm" svg:y="5.803cm" svg:viewBox="0 0 785 471" draw:points="0,0 785,0 785,471 0,471">
          <text:p/>
        </draw:polygon>
        <draw:polygon draw:style-name="gr4" draw:text-style-name="P1" draw:layer="layout" svg:width="0.781cm" svg:height="0.471cm" svg:x="10.887cm" svg:y="5.803cm" svg:viewBox="0 0 782 472" draw:points="0,472 782,472 782,0 0,0">
          <text:p/>
        </draw:polygon>
        <draw:path draw:style-name="gr8" draw:text-style-name="P4" draw:layer="layout" svg:width="0.14cm" svg:height="0.208cm" svg:x="11.129cm" svg:y="4.637cm" svg:viewBox="0 0 141 209" svg:d="M38 31c4-9 13-9 21-9 5 0 10 0 14 0 4 5 8 5 8 9 5 4 9 4 9 8s4 9 4 13-4 9-4 13-4 8-9 13c0 0-4 4-8 4-4 4-9 4-14 4-4 0-8 0-13-4-4 0-8-4-8-4-4-5-8-9-8-13s-5-9-5-13 0-9 5-13c0-4 4-4 8-8zM99 17c-13-13-26-17-40-17-8 0-13 4-21 4-4 5-13 9-17 13-4 5-8 10-13 18 0 4-4 13-4 21 0 5 4 13 9 22 4 8 8 12 12 17-8 8-17 16-17 25 0 13 5 17 13 21-13 13-21 21-21 34 0 4 0 8 4 13 0 4 4 8 9 13 8 4 12 4 21 8 8 0 21 0 30 0 13 0 22 0 30-4 9 0 17-4 21-9 9-4 13-8 13-13 4-8 4-12 4-17 0-8 0-12 0-16-4-5-8-9-12-13-5 0-9-4-17-9-4 0-13 0-26 0 0 0-4 0-8 0-5 0-10 0-14 0-9 0-13 0-17-4-4 0-8-4-8-8 0-5 4-9 12-17 4 4 13 4 17 4 10 0 14 0 22-4 5 0 13-4 18-9 4-4 8-12 12-17 0-8 4-12 4-21s-4-17-8-25c8-5 17-5 25-5h5 4l-4-22h-5c-12 0-25 4-33 17zM38 145c4 0 8 0 17 5 9 0 14 0 22 0h4 5c8 0 17 0 21 4 4 0 4 8 4 12 0 9-4 13-12 17-9 9-18 9-30 9-10 0-14 0-23 0-4 0-8-4-12-4-4-5-9-5-9-9-4-4-4-4-4-8 0-9 4-17 17-26z">
          <text:p/>
        </draw:path>
        <draw:polygon draw:style-name="gr8" draw:text-style-name="P4" draw:layer="layout" svg:width="0.068cm" svg:height="0.199cm" svg:x="11.307cm" svg:y="4.591cm" svg:viewBox="0 0 69 200" draw:points="69,0 52,0 0,25 4,38 47,25 47,200 69,200">
          <text:p/>
        </draw:polygon>
        <draw:path draw:style-name="gr8" draw:text-style-name="P4" draw:layer="layout" svg:width="0.14cm" svg:height="0.208cm" svg:x="11.129cm" svg:y="5.299cm" svg:viewBox="0 0 141 209" svg:d="M38 25c4-4 13-8 21-8 5 0 10 0 14 0 4 4 8 4 8 8 5 4 9 9 9 13s4 8 4 13c0 4-4 8-4 8 0 4-4 9-9 13 0 4-4 4-8 8-4 0-9 0-14 0-4 0-8 0-13 0-4-4-8-4-8-8-4-4-8-9-8-13 0 0-5-4-5-8 0-5 0-9 5-13 0-4 4-9 8-13zM99 13c-13-9-26-13-40-13-8 0-13 0-21 0-4 4-13 8-17 13-4 4-8 12-13 16 0 9-4 13-4 22 0 8 4 17 9 21 4 8 8 13 12 17-8 13-17 21-17 30 0 8 5 17 13 21-13 8-21 21-21 29 0 5 0 9 4 17 0 0 4 6 9 10 8 4 12 4 21 8 8 0 21 5 30 5 13 0 22-5 30-5 9-4 17-8 21-12 9-6 13-10 13-14 4-4 4-13 4-17s0-8 0-17c-4-4-8-8-12-8-5-5-9-9-17-9-4-4-13-4-26-4 0 0-4 0-8 0-5 0-10 0-14 0-9 0-13 0-17 0-4-4-8-4-8-9 0-4 4-12 12-17 4 0 13 5 17 5 10 0 14-5 22-5 5-4 13-8 18-12 4-5 8-9 12-17 0-5 4-13 4-17 0-9-4-17-8-26 8-4 17-8 25-8h5 4l-4-17h-5c-12 0-25 4-33 13zM38 144c4 0 8 0 17 0s14 0 22 0h4 5c8 0 17 0 21 4 4 5 4 9 4 13 0 8-4 17-12 21-9 4-18 4-30 4-10 0-14 0-23 0-4 0-8 0-12-4-4 0-9-4-9-4-4-4-4-9-4-13 0-8 4-17 17-21z">
          <text:p/>
        </draw:path>
        <draw:path draw:style-name="gr8" draw:text-style-name="P4" draw:layer="layout" svg:width="0.115cm" svg:height="0.204cm" svg:x="11.303cm" svg:y="5.248cm" svg:viewBox="0 0 116 205" svg:d="M111 51c0-9-4-13-4-21-4-5-8-9-13-17-4-4-13-9-17-9-8-4-17-4-25-4-18 0-35 9-48 21l13 13c8-9 21-13 35-13 4 0 12 0 17 0 4 4 4 4 8 9 4 0 4 4 9 8 0 4 0 9 0 13s0 8 0 13c-5 4-5 8-9 12s-13 4-17 9c-8 0-17 4-26 4v17h4 5c17 0 26 4 34 8 9 9 17 17 17 31 0 4-4 9-4 13-4 8-4 13-9 17-4 0-8 4-12 8-5 0-13 0-17 0s-14 0-18 0c-4-4-9-4-9-8l-4-4c-4 0-4 0-4-5v-4l-17 21c13 13 30 22 48 22 12 0 21 0 29-5 9-4 13-8 22-12 4-5 8-13 12-17 0-9 5-17 5-26 0-8-5-22-13-31-4-8-13-17-26-21 13-4 17-8 26-17 4-8 8-17 8-25z">
          <text:p/>
        </draw:path>
        <draw:path draw:style-name="gr8" draw:text-style-name="P4" draw:layer="layout" svg:width="0.14cm" svg:height="0.207cm" svg:x="11.129cm" svg:y="5.961cm" svg:viewBox="0 0 141 208" svg:d="M38 29c4-8 13-13 21-13 5 0 10 5 14 5s8 4 8 8c5 0 9 4 9 9 0 4 4 8 4 12 0 5-4 9-4 13s-4 9-9 9c0 4-4 8-8 8s-9 4-14 4c-4 0-8-4-13-4-4 0-8-4-8-8-4 0-8-5-8-9s-5-8-5-13c0-4 0-8 5-12 0-5 4-9 8-9zM99 12c-13-8-26-12-40-12-8 0-13 0-21 4-4 4-13 4-17 12-4 5-8 9-13 13 0 9-4 17-4 21 0 9 4 17 9 26 4 4 8 12 12 17-8 8-17 17-17 25 0 13 5 17 13 22-13 9-21 22-21 34 0 5 0 9 4 13 0 4 4 9 9 13 8 0 12 4 21 4 8 4 21 4 30 4 13 0 22 0 30-4 9 0 17-4 21-8 9-5 13-9 13-17 4-5 4-9 4-17 0-5 0-9 0-13-4-5-8-9-12-14-5-4-9-4-17-8-4 0-13 0-26 0 0 0-4 0-8 0-5 0-10 0-14 0-9 0-13 0-17-5-4 0-8-4-8-8s4-9 12-17c4 4 13 4 17 4 10 0 14 0 22-4 5-4 13-4 18-9 4-8 8-12 12-16 0-9 4-13 4-22 0-8-4-17-8-25 8-4 17-4 25-4h5 4l-4-21h-5c-12 0-25 4-33 12zM38 144c4 0 8 0 17 0s14 0 22 0h4 5c8 0 17 5 21 9 4 0 4 4 4 13 0 8-4 13-12 17-9 4-18 8-30 8-10 0-14 0-23 0-4-4-8-4-12-4-4-4-9-4-9-8-4-5-4-9-4-13s4-13 17-22z">
          <text:p/>
        </draw:path>
        <draw:path draw:style-name="gr8" draw:text-style-name="P4" draw:layer="layout" svg:width="0.119cm" svg:height="0.204cm" svg:x="11.303cm" svg:y="5.909cm" svg:viewBox="0 0 120 205" svg:d="M0 34l17 13v-4c0 0 4-4 4-9 4 0 4-4 9-4 4-4 8-4 12-8 5 0 9 0 13 0s14 0 14 4c8 0 8 4 12 8 5 0 9 5 9 9 4 4 4 9 4 17 0 0 0 4 0 8 0 5-4 9-4 14-4 4-4 9-9 13-4 4-8 8-12 13l-18 12c-9 9-17 17-26 30-8 13-17 25-25 43v12h120v-21h-4c-5 0-5 0-5 0h-86c5-4 5-9 9-13s4-8 8-13c5-4 9-8 13-12 4-5 4-5 9-9l17-17c5-4 9-8 13-12 5-5 9-9 13-17 4-5 4-9 9-14 0-9 0-13 0-17 0-8 0-17-5-26-4-4-8-12-12-17-5-4-13-8-18-12-8 0-17-5-26-5-8 0-21 5-30 9-12 8-17 13-25 25z">
          <text:p/>
        </draw:path>
        <draw:polygon draw:style-name="gr20" draw:text-style-name="P8" draw:layer="layout" svg:width="1.329cm" svg:height="2.384cm" svg:x="12.629cm" svg:y="4.715cm" svg:viewBox="0 0 1330 2385" draw:points="0,0 1330,0 1330,2385 0,2385">
          <text:p/>
        </draw:polygon>
        <draw:polygon draw:style-name="gr2" draw:text-style-name="P2" draw:layer="layout" svg:width="0.784cm" svg:height="0.474cm" svg:x="12.899cm" svg:y="4.478cm" svg:viewBox="0 0 785 475" draw:points="0,0 785,0 785,475 0,475">
          <text:p/>
        </draw:polygon>
        <draw:polygon draw:style-name="gr4" draw:text-style-name="P1" draw:layer="layout" svg:width="0.781cm" svg:height="0.471cm" svg:x="12.899cm" svg:y="4.48cm" svg:viewBox="0 0 782 472" draw:points="0,472 782,472 782,0 0,0">
          <text:p/>
        </draw:polygon>
        <draw:polygon draw:style-name="gr2" draw:text-style-name="P2" draw:layer="layout" svg:width="0.784cm" svg:height="0.47cm" svg:x="12.899cm" svg:y="5.143cm" svg:viewBox="0 0 785 471" draw:points="0,0 785,0 785,471 0,471">
          <text:p/>
        </draw:polygon>
        <draw:polygon draw:style-name="gr4" draw:text-style-name="P1" draw:layer="layout" svg:width="0.781cm" svg:height="0.471cm" svg:x="12.899cm" svg:y="5.142cm" svg:viewBox="0 0 782 472" draw:points="0,472 782,472 782,0 0,0">
          <text:p/>
        </draw:polygon>
        <draw:polygon draw:style-name="gr2" draw:text-style-name="P2" draw:layer="layout" svg:width="0.784cm" svg:height="0.47cm" svg:x="12.899cm" svg:y="5.803cm" svg:viewBox="0 0 785 471" draw:points="0,0 785,0 785,471 0,471">
          <text:p/>
        </draw:polygon>
        <draw:polygon draw:style-name="gr4" draw:text-style-name="P1" draw:layer="layout" svg:width="0.781cm" svg:height="0.471cm" svg:x="12.899cm" svg:y="5.803cm" svg:viewBox="0 0 782 472" draw:points="0,472 782,472 782,0 0,0">
          <text:p/>
        </draw:polygon>
        <draw:polygon draw:style-name="gr2" draw:text-style-name="P2" draw:layer="layout" svg:width="0.784cm" svg:height="0.474cm" svg:x="12.899cm" svg:y="6.464cm" svg:viewBox="0 0 785 475" draw:points="0,0 785,0 785,475 0,475">
          <text:p/>
        </draw:polygon>
        <draw:polygon draw:style-name="gr4" draw:text-style-name="P1" draw:layer="layout" svg:width="0.781cm" svg:height="0.471cm" svg:x="12.899cm" svg:y="6.465cm" svg:viewBox="0 0 782 472" draw:points="0,472 782,472 782,0 0,0">
          <text:p/>
        </draw:polygon>
        <draw:path draw:style-name="gr8" draw:text-style-name="P4" draw:layer="layout" svg:width="0.14cm" svg:height="0.208cm" svg:x="13.141cm" svg:y="4.637cm" svg:viewBox="0 0 141 209" svg:d="M38 31c5-9 13-9 22-9 4 0 8 0 12 0 4 5 9 5 13 9 0 4 4 4 4 8 5 4 5 9 5 13s0 9-5 13c0 4-4 8-4 13-4 0-9 4-13 4-4 4-8 4-12 4-5 0-9 0-13-4-4 0-9-4-9-4-4-5-4-9-8-13 0-4 0-9 0-13s0-9 0-13 4-4 8-8zM99 17c-10-13-23-17-39-17-5 0-13 4-17 4-9 5-13 9-22 13-4 5-8 10-8 18-5 4-5 13-5 21 0 5 0 13 5 22 4 8 8 12 17 17-13 8-17 16-17 25 0 13 4 17 12 21-17 13-25 21-25 34 0 4 0 8 4 13 0 4 4 8 13 13 4 4 8 4 17 8 9 0 21 0 34 0 8 0 21 0 31-4 8 0 12-4 21-9 4-4 9-8 13-13 0-8 4-12 4-17 0-8-4-12-4-16-4-5-4-9-9-13-4 0-13-4-17-9-8 0-18 0-26 0-5 0-9 0-13 0s-8 0-13 0c-8 0-12 0-17-4-4 0-8-4-8-8 0-5 4-9 13-17 4 4 12 4 17 4 8 0 16 0 21-4 8 0 13-4 18-9 4-4 8-12 12-17 0-8 5-12 5-21s-5-17-9-25c9-5 17-5 26-5h4 4l-4-22h-4c-13 0-26 4-34 17zM38 145c5 0 13 0 17 5 9 0 17 0 21 0 5 0 5 0 5 0h4c9 0 18 0 22 4 4 0 4 8 9 12 0 9-5 13-13 17-14 9-22 9-35 9-8 0-13 0-17 0-8 0-13-4-17-4-4-5-9-5-9-9-4-4-4-4-4-8 0-9 4-17 17-26z">
          <text:p/>
        </draw:path>
        <draw:path draw:style-name="gr8" draw:text-style-name="P4" draw:layer="layout" svg:width="0.131cm" svg:height="0.208cm" svg:x="13.307cm" svg:y="4.586cm" svg:viewBox="0 0 132 209" svg:d="M68 21c12 0 21 13 29 26l-68 94c-4-12-8-25-8-34 0-34 13-86 47-86zM63 0c-38 0-63 60-63 107 0 51 25 102 68 102 42 0 64-55 64-102 0-52-26-107-69-107zM106 68c0 14 4 26 4 44 0 34-13 76-47 76-12 0-21-13-29-26z">
          <text:p/>
        </draw:path>
        <draw:path draw:style-name="gr8" draw:text-style-name="P4" draw:layer="layout" svg:width="0.14cm" svg:height="0.208cm" svg:x="13.141cm" svg:y="5.299cm" svg:viewBox="0 0 141 209" svg:d="M38 25c5-4 13-8 22-8 4 0 8 0 12 0 4 4 9 4 13 8 0 4 4 9 4 13 5 4 5 8 5 13 0 4 0 8-5 8 0 4-4 9-4 13-4 4-9 4-13 8-4 0-8 0-12 0-5 0-9 0-13 0-4-4-9-4-9-8-4-4-4-9-8-13 0 0 0-4 0-8 0-5 0-9 0-13s4-9 8-13zM99 13c-10-9-23-13-39-13-5 0-13 0-17 0-9 4-13 8-22 13-4 4-8 12-8 16-5 9-5 13-5 22 0 8 0 17 5 21 4 8 8 13 17 17-13 13-17 21-17 30 0 8 4 17 12 21-17 8-25 21-25 29 0 5 0 9 4 17 0 0 4 6 13 10 4 4 8 4 17 8 9 0 21 5 34 5 8 0 21-5 31-5 8-4 12-8 21-12 4-6 9-10 13-14 0-4 4-13 4-17s-4-8-4-17c-4-4-4-8-9-8-4-5-13-9-17-9-8-4-18-4-26-4-5 0-9 0-13 0s-8 0-13 0c-8 0-12 0-17 0-4-4-8-4-8-9 0-4 4-12 13-17 4 0 12 5 17 5 8 0 16-5 21-5 8-4 13-8 18-12 4-5 8-9 12-17 0-5 5-13 5-17 0-9-5-17-9-26 9-4 17-8 26-8h4 4l-4-17h-4c-13 0-26 4-34 13zM38 144c5 0 13 0 17 0 9 0 17 0 21 0 5 0 5 0 5 0h4c9 0 18 0 22 4 4 5 4 9 9 13 0 8-5 17-13 21-14 4-22 4-35 4-8 0-13 0-17 0-8 0-13 0-17-4-4 0-9-4-9-4-4-4-4-9-4-13 0-8 4-17 17-21z">
          <text:p/>
        </draw:path>
        <draw:polygon draw:style-name="gr8" draw:text-style-name="P4" draw:layer="layout" svg:width="0.068cm" svg:height="0.199cm" svg:x="13.319cm" svg:y="5.248cm" svg:viewBox="0 0 69 200" draw:points="69,0 57,0 0,25 5,39 47,31 47,200 69,200">
          <text:p/>
        </draw:polygon>
        <draw:path draw:style-name="gr8" draw:text-style-name="P4" draw:layer="layout" svg:width="0.14cm" svg:height="0.207cm" svg:x="13.141cm" svg:y="5.961cm" svg:viewBox="0 0 141 208" svg:d="M38 29c5-8 13-13 22-13 4 0 8 5 12 5s9 4 13 8c0 0 4 4 4 9 5 4 5 8 5 12 0 5 0 9-5 13 0 4-4 9-4 9-4 4-9 8-13 8s-8 4-12 4c-5 0-9-4-13-4s-9-4-9-8c-4 0-4-5-8-9 0-4 0-8 0-13 0-4 0-8 0-12 0-5 4-9 8-9zM99 12c-10-8-23-12-39-12-5 0-13 0-17 4-9 4-13 4-22 12-4 5-8 9-8 13-5 9-5 17-5 21 0 9 0 17 5 26 4 4 8 12 17 17-13 8-17 17-17 25 0 13 4 17 12 22-17 9-25 22-25 34 0 5 0 9 4 13 0 4 4 9 13 13 4 0 8 4 17 4 9 4 21 4 34 4 8 0 21 0 31-4 8 0 12-4 21-8 4-5 9-9 13-17 0-5 4-9 4-17 0-5-4-9-4-13-4-5-4-9-9-14-4-4-13-4-17-8-8 0-18 0-26 0-5 0-9 0-13 0s-8 0-13 0c-8 0-12 0-17-5-4 0-8-4-8-8s4-9 13-17c4 4 12 4 17 4 8 0 16 0 21-4 8-4 13-4 18-9 4-8 8-12 12-16 0-9 5-13 5-22 0-8-5-17-9-25 9-4 17-4 26-4h4 4l-4-21h-4c-13 0-26 4-34 12zM38 144c5 0 13 0 17 0 9 0 17 0 21 0 5 0 5 0 5 0h4c9 0 18 5 22 9 4 0 4 4 9 13 0 8-5 13-13 17-14 4-22 8-35 8-8 0-13 0-17 0-8-4-13-4-17-4-4-4-9-4-9-8-4-5-4-9-4-13s4-13 17-22z">
          <text:p/>
        </draw:path>
        <draw:path draw:style-name="gr8" draw:text-style-name="P4" draw:layer="layout" svg:width="0.115cm" svg:height="0.208cm" svg:x="13.315cm" svg:y="5.909cm" svg:viewBox="0 0 116 209" svg:d="M111 52c0-5-4-13-4-18-4-8-8-12-12-17-5-4-13-8-18-12-9 0-13-5-22-5-21 0-34 9-51 22l13 17c13-13 21-17 34-17 9 0 13 0 17 4 4 0 9 4 9 4 5 4 9 9 9 9 0 4 4 8 4 13 0 4-4 12-4 16 0 5-4 9-9 9-5 4-9 8-17 8-9 5-13 5-26 5v17c4 0 4 0 4 0h9c13 0 25 4 35 12 8 5 13 13 13 26 0 4 0 12-5 17 0 4-4 8-8 12-5 5-10 9-14 9-4 4-8 4-17 4-4 0-8 0-17-4-4 0-8-4-8-4l-5-5c0-4-4-4-4-4 0-4 0-4 0-4l-17 17c13 18 30 26 51 26 9 0 17-4 26-4 9-4 18-9 22-13 4-9 8-13 12-22 0-4 5-13 5-21 0-13-5-21-9-34-8-8-17-17-25-17 8-4 17-8 21-17 4-8 8-17 8-29z">
          <text:p/>
        </draw:path>
        <draw:path draw:style-name="gr8" draw:text-style-name="P4" draw:layer="layout" svg:width="0.14cm" svg:height="0.208cm" svg:x="13.141cm" svg:y="6.622cm" svg:viewBox="0 0 141 209" svg:d="M38 30c5-4 13-9 22-9 4 0 8 0 12 0 4 5 9 5 13 9 0 4 4 8 4 13 5 0 5 4 5 8s0 9-5 13c0 4-4 8-4 12-4 0-9 5-13 5-4 4-8 4-12 4-5 0-9 0-13-4-4 0-9 0-9-5-4-4-4-8-8-12 0-4 0-9 0-13s0-8 0-8c0-5 4-9 8-13zM99 17c-10-9-23-17-39-17-5 0-13 4-17 4-9 4-13 9-22 13-4 4-8 9-8 17-5 4-5 13-5 21 0 9 0 13 5 21 4 9 8 13 17 17-13 9-17 23-17 31 0 9 4 17 12 21-17 9-25 17-25 30 0 4 0 9 4 13 0 4 4 8 13 13 4 4 8 4 17 8 9 0 21 0 34 0 8 0 21 0 31 0 8-4 12-8 21-13 4-4 9-8 13-12 0-5 4-13 4-17 0-5-4-13-4-18-4-4-4-8-9-8-4-4-13-8-17-8-8-5-18-5-26-5-5 0-9 0-13 0s-8 0-13 0c-8 0-12 0-17 0-4-4-8-8-8-8 0-4 4-13 13-18 4 0 12 0 17 0 8 0 16 0 21 0 8-4 13-9 18-13 4-4 8-8 12-17 0-4 5-12 5-17 0-12-5-21-9-25 9-4 17-9 26-9h4 4l-4-17h-4c-13 0-26 4-34 13zM38 149c5 0 13 0 17 0 9 0 17 0 21 0 5 0 5 0 5 0h4c9 0 18 0 22 5 4 4 4 8 9 13 0 8-5 17-13 21-14 4-22 4-35 4-8 0-13 0-17 0-8 0-13 0-17-4-4 0-9-4-9-9-4 0-4-4-4-8 0-9 4-17 17-22z">
          <text:p/>
        </draw:path>
        <draw:path draw:style-name="gr8" draw:text-style-name="P4" draw:layer="layout" svg:width="0.119cm" svg:height="0.2cm" svg:x="13.315cm" svg:y="6.575cm" svg:viewBox="0 0 120 201" svg:d="M0 30l17 13c0 0 4 0 4-4v-5c5-4 5-4 9-8 4 0 8-4 13-4 4-5 8-5 17-5 4 0 8 5 12 5 5 4 10 4 14 8 0 4 4 9 9 13 0 4 0 8 0 12 0 5 0 9 0 13 0 0 0 5-5 9 0 4-4 8-8 13-5 5-10 9-14 13l-17 17c-8 4-17 17-25 26-9 12-17 25-26 42v13h120v-21c-4 0-4 0-4 0 0 4-5 4-5 4h-85c4-4 4-9 8-13 4-8 9-13 13-17 0-4 4-4 8-8 5-5 5-9 9-9l22-21c4-4 9-8 13-13 4-4 4-8 8-13s4-13 9-17c0-5 0-13 0-18 0-8 0-16-5-21 0-8-4-12-12-17-4-8-9-12-17-12-10-5-14-5-22-5-13 0-26 0-34 9-9 4-17 13-26 21z">
          <text:p/>
        </draw:path>
        <draw:polygon draw:style-name="gr20" draw:text-style-name="P8" draw:layer="layout" svg:width="1.33cm" svg:height="2.384cm" svg:x="14.639cm" svg:y="4.715cm" svg:viewBox="0 0 1331 2385" draw:points="0,0 1331,0 1331,2385 0,2385">
          <text:p/>
        </draw:polygon>
        <draw:polygon draw:style-name="gr2" draw:text-style-name="P2" draw:layer="layout" svg:width="0.788cm" svg:height="0.474cm" svg:x="14.91cm" svg:y="4.478cm" svg:viewBox="0 0 789 475" draw:points="0,0 789,0 789,475 0,475">
          <text:p/>
        </draw:polygon>
        <draw:polygon draw:style-name="gr4" draw:text-style-name="P1" draw:layer="layout" svg:width="0.786cm" svg:height="0.471cm" svg:x="14.911cm" svg:y="4.48cm" svg:viewBox="0 0 787 472" draw:points="0,472 787,472 787,0 0,0">
          <text:p/>
        </draw:polygon>
        <draw:polygon draw:style-name="gr2" draw:text-style-name="P2" draw:layer="layout" svg:width="0.788cm" svg:height="0.47cm" svg:x="14.91cm" svg:y="5.143cm" svg:viewBox="0 0 789 471" draw:points="0,0 789,0 789,471 0,471">
          <text:p/>
        </draw:polygon>
        <draw:polygon draw:style-name="gr4" draw:text-style-name="P1" draw:layer="layout" svg:width="0.786cm" svg:height="0.471cm" svg:x="14.911cm" svg:y="5.142cm" svg:viewBox="0 0 787 472" draw:points="0,472 787,472 787,0 0,0">
          <text:p/>
        </draw:polygon>
        <draw:polygon draw:style-name="gr2" draw:text-style-name="P2" draw:layer="layout" svg:width="0.788cm" svg:height="0.47cm" svg:x="14.91cm" svg:y="5.803cm" svg:viewBox="0 0 789 471" draw:points="0,0 789,0 789,471 0,471">
          <text:p/>
        </draw:polygon>
        <draw:polygon draw:style-name="gr4" draw:text-style-name="P1" draw:layer="layout" svg:width="0.786cm" svg:height="0.471cm" svg:x="14.911cm" svg:y="5.803cm" svg:viewBox="0 0 787 472" draw:points="0,472 787,472 787,0 0,0">
          <text:p/>
        </draw:polygon>
        <draw:path draw:style-name="gr8" draw:text-style-name="P4" draw:layer="layout" svg:width="0.14cm" svg:height="0.208cm" svg:x="15.153cm" svg:y="4.637cm" svg:viewBox="0 0 141 209" svg:d="M39 31c8-9 12-9 21-9 4 0 8 0 14 0 4 5 8 5 12 9 0 4 5 4 5 8 4 4 4 9 4 13s0 9-4 13c0 4-5 8-5 13-4 0-8 4-12 4-6 4-10 4-14 4-5 0-9 0-9-4-4 0-8-4-12-4-5-5-5-9-9-13 0-4 0-9 0-13s0-9 0-13c4-4 4-4 9-8zM99 17c-8-13-21-17-35-17-9 0-17 4-21 4-9 5-13 9-17 13-4 5-9 10-13 18-4 4-4 13-4 21 0 5 0 13 4 22 4 8 9 12 17 17-13 8-17 16-17 25 0 13 4 17 13 21-17 13-26 21-26 34 0 4 0 8 5 13 4 4 8 8 12 13 5 4 13 4 22 8 8 0 16 0 29 0 14 0 23 0 31-4 9 0 17-4 21-9 4-4 9-8 13-13 4-8 4-12 4-17 0-8 0-12-4-16 0-5-4-9-9-13-4 0-12-4-16-9-9 0-17 0-26 0-4 0-8 0-14 0-4 0-8 0-13 0-8 0-12 0-16-4-5 0-5-4-5-8 0-5 0-9 9-17 8 4 12 4 17 4 8 0 18 0 22-4 9 0 13-4 17-9 4-4 9-12 13-17 4-8 4-12 4-21s-4-17-8-25c8-5 16-5 25-5h4c4 0 4 0 4 0v-22h-4c-17 0-29 4-38 17zM39 145c8 0 12 0 21 5 4 0 14 0 22 0h4c9 0 17 0 22 4 4 0 8 8 8 12 0 9-4 13-13 17-8 9-21 9-35 9-4 0-13 0-17 0s-12-4-17-4c-4-5-4-5-8-9s-4-4-4-8c0-9 8-17 17-26z">
          <text:p/>
        </draw:path>
        <draw:polygon draw:style-name="gr8" draw:text-style-name="P4" draw:layer="layout" svg:width="0.072cm" svg:height="0.199cm" svg:x="15.332cm" svg:y="4.591cm" svg:viewBox="0 0 73 200" draw:points="73,0 56,0 0,25 8,38 47,25 47,200 73,200">
          <text:p/>
        </draw:polygon>
        <draw:path draw:style-name="gr8" draw:text-style-name="P4" draw:layer="layout" svg:width="0.14cm" svg:height="0.208cm" svg:x="15.153cm" svg:y="5.299cm" svg:viewBox="0 0 141 209" svg:d="M39 25c8-4 12-8 21-8 4 0 8 0 14 0 4 4 8 4 12 8 0 4 5 9 5 13 4 4 4 8 4 13 0 4 0 8-4 8 0 4-5 9-5 13-4 4-8 4-12 8-6 0-10 0-14 0-5 0-9 0-9 0-4-4-8-4-12-8-5-4-5-9-9-13 0 0 0-4 0-8 0-5 0-9 0-13 4-4 4-9 9-13zM99 13c-8-9-21-13-35-13-9 0-17 0-21 0-9 4-13 8-17 13-4 4-9 12-13 16-4 9-4 13-4 22 0 8 0 17 4 21 4 8 9 13 17 17-13 13-17 21-17 30 0 8 4 17 13 21-17 8-26 21-26 29 0 5 0 9 5 17 4 0 8 6 12 10 5 4 13 4 22 8 8 0 16 5 29 5 14 0 23-5 31-5 9-4 17-8 21-12 4-6 9-10 13-14s4-13 4-17 0-8-4-17c0-4-4-8-9-8-4-5-12-9-16-9-9-4-17-4-26-4-4 0-8 0-14 0-4 0-8 0-13 0-8 0-12 0-16 0-5-4-5-4-5-9 0-4 0-12 9-17 8 0 12 5 17 5 8 0 18-5 22-5 9-4 13-8 17-12 4-5 9-9 13-17 4-5 4-13 4-17 0-9-4-17-8-26 8-4 16-8 25-8h4c4 0 4 0 4 0v-17h-4c-17 0-29 4-38 13zM39 144c8 0 12 0 21 0 4 0 14 0 22 0h4c9 0 17 0 22 4 4 5 8 9 8 13 0 8-4 17-13 21-8 4-21 4-35 4-4 0-13 0-17 0s-12 0-17-4c-4 0-4-4-8-4-4-4-4-9-4-13 0-8 8-17 17-21z">
          <text:p/>
        </draw:path>
        <draw:path draw:style-name="gr8" draw:text-style-name="P4" draw:layer="layout" svg:width="0.114cm" svg:height="0.204cm" svg:x="15.328cm" svg:y="5.248cm" svg:viewBox="0 0 115 205" svg:d="M111 51c0-9 0-13-4-21-5-5-9-9-13-17-4-4-9-9-17-9-4-4-13-4-21-4-22 0-34 9-47 21l13 13c8-9 17-13 34-13 4 0 8 0 12 0 5 4 9 4 13 9 0 0 4 4 4 8 5 4 5 9 5 13s0 8-5 13c0 4-4 8-8 12s-9 4-17 9c-4 0-13 4-26 4v17c5 0 5 0 9 0h4c13 0 26 4 34 8 9 9 13 17 13 31 0 4 0 9-4 13 0 8-5 13-9 17-4 0-8 4-13 8-4 0-8 0-17 0-4 0-8 0-12 0-9-4-13-4-13-8l-4-4v-5c-5 0-5-4-5-4l-17 21c13 13 30 22 51 22 9 0 17 0 26-5 8-4 17-8 21-12 4-5 9-13 13-17 4-9 4-17 4-26 0-8-4-22-8-31-9-8-17-17-26-21 9-4 17-8 21-17 5-8 9-17 9-25z">
          <text:p/>
        </draw:path>
        <draw:path draw:style-name="gr8" draw:text-style-name="P4" draw:layer="layout" svg:width="0.14cm" svg:height="0.207cm" svg:x="15.153cm" svg:y="5.961cm" svg:viewBox="0 0 141 208" svg:d="M39 29c8-8 12-13 21-13 4 0 8 5 14 5 4 0 8 4 12 8 0 0 5 4 5 9 4 4 4 8 4 12 0 5 0 9-4 13 0 4-5 9-5 9-4 4-8 8-12 8-6 0-10 4-14 4-5 0-9-4-9-4-4 0-8-4-12-8-5 0-5-5-9-9 0-4 0-8 0-13 0-4 0-8 0-12 4-5 4-9 9-9zM99 12c-8-8-21-12-35-12-9 0-17 0-21 4-9 4-13 4-17 12-4 5-9 9-13 13-4 9-4 17-4 21 0 9 0 17 4 26 4 4 9 12 17 17-13 8-17 17-17 25 0 13 4 17 13 22-17 9-26 22-26 34 0 5 0 9 5 13 4 4 8 9 12 13 5 0 13 4 22 4 8 4 16 4 29 4 14 0 23 0 31-4 9 0 17-4 21-8 4-5 9-9 13-17 4-5 4-9 4-17 0-5 0-9-4-13 0-5-4-9-9-14-4-4-12-4-16-8-9 0-17 0-26 0-4 0-8 0-14 0-4 0-8 0-13 0-8 0-12 0-16-5-5 0-5-4-5-8s0-9 9-17c8 4 12 4 17 4 8 0 18 0 22-4 9-4 13-4 17-9 4-8 9-12 13-16 4-9 4-13 4-22 0-8-4-17-8-25 8-4 16-4 25-4h4c4 0 4 0 4 0v-21h-4c-17 0-29 4-38 12zM39 144c8 0 12 0 21 0 4 0 14 0 22 0h4c9 0 17 5 22 9 4 0 8 4 8 13 0 8-4 13-13 17-8 4-21 8-35 8-4 0-13 0-17 0-4-4-12-4-17-4-4-4-4-4-8-8-4-5-4-9-4-13s8-13 17-22z">
          <text:p/>
        </draw:path>
        <draw:path draw:style-name="gr8" draw:text-style-name="P4" draw:layer="layout" svg:width="0.118cm" svg:height="0.204cm" svg:x="15.328cm" svg:y="5.909cm" svg:viewBox="0 0 119 205" svg:d="M4 34l17 13v-4c0 0 0-4 4-9 0 0 4-4 8-4 0-4 5-4 9-8 4 0 8 0 17 0 4 0 8 0 14 4 4 0 8 4 12 8 5 0 5 5 9 9 0 4 0 9 0 17 0 0 0 4 0 8 0 5 0 9-4 14 0 4-5 9-9 13 0 4-4 8-14 13l-12 12c-9 9-17 17-30 30-9 13-17 25-25 43v12h119v-21h-4-4-86c4-4 8-9 8-13 5-4 9-8 13-13 4-4 4-8 9-12 4-5 8-5 8-9l22-17c5-4 9-8 13-12 4-5 9-9 9-17 4-5 8-9 8-14 0-9 4-13 4-17 0-8-4-17-4-26-4-4-8-12-13-17-8-4-12-8-21-12-4 0-14-5-22-5-13 0-21 5-34 9-9 8-17 13-21 25z">
          <text:p/>
        </draw:path>
        <draw:path draw:style-name="gr21" draw:text-style-name="P1" draw:layer="layout" svg:width="2.829cm" svg:height="1.15cm" svg:x="5.136cm" svg:y="14.279cm" svg:viewBox="0 0 2830 1151" svg:d="M2830 1151l-815-85c-613 47-1262-21-1614-169-124-51-319-72-387-34-76 38 170 89 399 38 917-204-1171-717 234-888 284-33 594 5 891 26 289 21 587 29 884 21">
          <text:p/>
        </draw:path>
        <draw:frame draw:style-name="gr9" draw:text-style-name="P1" draw:layer="layout" svg:width="1.231cm" svg:height="1.599cm" svg:x="6.866cm" svg:y="13.388cm">
          <draw:image xlink:href="Pictures/10000000000001220000017973672AA4497CAEA6.jpg" xlink:type="simple" xlink:show="embed" xlink:actuate="onLoad" loext:mime-type="image/jpeg">
            <text:p/>
          </draw:image>
        </draw:frame>
        <draw:frame draw:style-name="gr9" draw:text-style-name="P1" draw:layer="layout" svg:width="1.608cm" svg:height="0.405cm" svg:x="6.866cm" svg:y="13.1cm">
          <draw:image xlink:href="Pictures/100000000000017B00000060E75BCE6862E98434.jpg" xlink:type="simple" xlink:show="embed" xlink:actuate="onLoad" loext:mime-type="image/jpeg">
            <text:p/>
          </draw:image>
        </draw:frame>
        <draw:frame draw:style-name="gr9" draw:text-style-name="P1" draw:layer="layout" svg:width="0.372cm" svg:height="1.756cm" svg:x="8.103cm" svg:y="13.231cm">
          <draw:image xlink:href="Pictures/10000000000000580000019E2EB9C5F73D8BC15F.jpg" xlink:type="simple" xlink:show="embed" xlink:actuate="onLoad" loext:mime-type="image/jpeg">
            <text:p/>
          </draw:image>
        </draw:frame>
        <draw:polygon draw:style-name="gr10" draw:text-style-name="P1" draw:layer="layout" svg:width="1.614cm" svg:height="0.416cm" svg:x="6.865cm" svg:y="13.105cm" svg:viewBox="0 0 1615 417" draw:points="387,0 0,288 5,288 1228,417 1233,417 1615,127">
          <text:p/>
        </draw:polygon>
        <draw:polygon draw:style-name="gr10" draw:text-style-name="P1" draw:layer="layout" svg:width="1.232cm" svg:height="1.595cm" svg:x="6.865cm" svg:y="13.393cm" svg:viewBox="0 0 1233 1596" draw:points="0,1465 1228,1596 1233,1596 1228,128 0,0">
          <text:p/>
        </draw:polygon>
        <draw:polygon draw:style-name="gr10" draw:text-style-name="P1" draw:layer="layout" svg:width="0.391cm" svg:height="1.756cm" svg:x="8.092cm" svg:y="13.232cm" svg:viewBox="0 0 392 1757" draw:points="0,1757 388,1468 392,1468 388,0 0,289">
          <text:p/>
        </draw:polygon>
        <draw:frame draw:style-name="gr9" draw:text-style-name="P1" draw:layer="layout" svg:width="0.088cm" svg:height="0.024cm" svg:x="7.29cm" svg:y="13.858cm">
          <draw:image xlink:href="Pictures/100000000000001500000006AAD61416851A8181.jpg" xlink:type="simple" xlink:show="embed" xlink:actuate="onLoad" loext:mime-type="image/jpeg">
            <text:p/>
          </draw:image>
        </draw:frame>
        <draw:frame draw:style-name="gr9" draw:text-style-name="P1" draw:layer="layout" svg:width="0.024cm" svg:height="0.143cm" svg:x="7.29cm" svg:y="13.735cm">
          <draw:image xlink:href="Pictures/100000000000000600000022AF560BF5DABC9B49.jpg" xlink:type="simple" xlink:show="embed" xlink:actuate="onLoad" loext:mime-type="image/jpeg">
            <text:p/>
          </draw:image>
        </draw:frame>
        <draw:frame draw:style-name="gr9" draw:text-style-name="P1" draw:layer="layout" svg:width="0.02cm" svg:height="0.041cm" svg:x="7.438cm" svg:y="13.841cm">
          <draw:image xlink:href="Pictures/10000000000000050000000AD2AF4A1DA0637881.jpg" xlink:type="simple" xlink:show="embed" xlink:actuate="onLoad" loext:mime-type="image/jpeg">
            <text:p/>
          </draw:image>
        </draw:frame>
        <draw:frame draw:style-name="gr9" draw:text-style-name="P1" draw:layer="layout" svg:width="0.02cm" svg:height="0.122cm" svg:x="7.438cm" svg:y="13.76cm">
          <draw:image xlink:href="Pictures/10000000000000050000001D36D210D4550EC2C0.jpg" xlink:type="simple" xlink:show="embed" xlink:actuate="onLoad" loext:mime-type="image/jpeg">
            <text:p/>
          </draw:image>
        </draw:frame>
        <draw:frame draw:style-name="gr9" draw:text-style-name="P1" draw:layer="layout" svg:width="0.054cm" svg:height="0.029cm" svg:x="7.455cm" svg:y="13.807cm">
          <draw:image xlink:href="Pictures/100000000000000D0000000779A49A085824527F.jpg" xlink:type="simple" xlink:show="embed" xlink:actuate="onLoad" loext:mime-type="image/jpeg">
            <text:p/>
          </draw:image>
        </draw:frame>
        <draw:frame draw:style-name="gr9" draw:text-style-name="P1" draw:layer="layout" svg:width="0.02cm" svg:height="0.041cm" svg:x="7.438cm" svg:y="13.76cm">
          <draw:image xlink:href="Pictures/10000000000000050000000A83A1B7579042F7FE.jpg" xlink:type="simple" xlink:show="embed" xlink:actuate="onLoad" loext:mime-type="image/jpeg">
            <text:p/>
          </draw:image>
        </draw:frame>
        <draw:frame draw:style-name="gr9" draw:text-style-name="P1" draw:layer="layout" svg:width="0.071cm" svg:height="0.071cm" svg:x="7.531cm" svg:y="13.841cm">
          <draw:image xlink:href="Pictures/100000000000001100000011E866BB8D5E828DFA.jpg" xlink:type="simple" xlink:show="embed" xlink:actuate="onLoad" loext:mime-type="image/jpeg">
            <text:p/>
          </draw:image>
        </draw:frame>
        <draw:frame draw:style-name="gr9" draw:text-style-name="P1" draw:layer="layout" svg:width="0.071cm" svg:height="0.071cm" svg:x="7.531cm" svg:y="13.76cm">
          <draw:image xlink:href="Pictures/10000000000000110000001171790929B235FE0A.jpg" xlink:type="simple" xlink:show="embed" xlink:actuate="onLoad" loext:mime-type="image/jpeg">
            <text:p/>
          </draw:image>
        </draw:frame>
        <draw:frame draw:style-name="gr9" draw:text-style-name="P1" draw:layer="layout" svg:width="0.067cm" svg:height="0.143cm" svg:x="7.603cm" svg:y="13.769cm">
          <draw:image xlink:href="Pictures/100000000000001000000022095C568A8A73D509.jpg" xlink:type="simple" xlink:show="embed" xlink:actuate="onLoad" loext:mime-type="image/jpeg">
            <text:p/>
          </draw:image>
        </draw:frame>
        <draw:frame draw:style-name="gr9" draw:text-style-name="P1" draw:layer="layout" svg:width="0.024cm" svg:height="0.02cm" svg:x="7.603cm" svg:y="13.765cm">
          <draw:image xlink:href="Pictures/1000000000000006000000052263306C2D3484E3.jpg" xlink:type="simple" xlink:show="embed" xlink:actuate="onLoad" loext:mime-type="image/jpeg">
            <text:p/>
          </draw:image>
        </draw:frame>
        <draw:path draw:style-name="gr12" draw:text-style-name="P1" draw:layer="layout" svg:width="2.764cm" svg:height="0.341cm" svg:x="4.59cm" svg:y="15.453cm" svg:viewBox="0 0 2765 342" svg:d="M2459 342l-820-85c-56-8-111-17-166-21-437-30-866 68-1308 29-25 0-55-4-80-8l-85-8 310-229c25 4 55 8 81 8 25 4 55 9 80 9 442 42 870-61 1312-31 51 4 106 13 161 18l821 89z">
          <text:p/>
        </draw:path>
        <draw:frame draw:style-name="gr9" draw:text-style-name="P1" draw:layer="layout" svg:width="3.263cm" svg:height="1.434cm" svg:x="6.739cm" svg:y="15.259cm">
          <draw:image xlink:href="Pictures/100000000000030100000152E93E2FE20471293E.jpg" xlink:type="simple" xlink:show="embed" xlink:actuate="onLoad" loext:mime-type="image/jpeg">
            <text:p/>
          </draw:image>
        </draw:frame>
        <draw:frame draw:style-name="gr9" draw:text-style-name="P1" draw:layer="layout" svg:width="4.177cm" svg:height="1.019cm" svg:x="6.739cm" svg:y="14.586cm">
          <draw:image xlink:href="Pictures/10000000000003D8000000F16FB3FE8567F9EB45.jpg" xlink:type="simple" xlink:show="embed" xlink:actuate="onLoad" loext:mime-type="image/jpeg">
            <text:p/>
          </draw:image>
        </draw:frame>
        <draw:frame draw:style-name="gr9" draw:text-style-name="P1" draw:layer="layout" svg:width="0.905cm" svg:height="1.777cm" svg:x="10.012cm" svg:y="14.916cm">
          <draw:image xlink:href="Pictures/10000000000000D5000001A33D5F8C3EE5DC136A.jpg" xlink:type="simple" xlink:show="embed" xlink:actuate="onLoad" loext:mime-type="image/jpeg">
            <text:p/>
          </draw:image>
        </draw:frame>
        <draw:polygon draw:style-name="gr10" draw:text-style-name="P1" draw:layer="layout" svg:width="4.194cm" svg:height="1.031cm" svg:x="6.738cm" svg:y="14.572cm" svg:viewBox="0 0 4195 1032" draw:points="921,0 0,688 4,688 3273,1032 3278,1032 4195,344">
          <text:p/>
        </draw:polygon>
        <draw:polygon draw:style-name="gr10" draw:text-style-name="P1" draw:layer="layout" svg:width="3.278cm" svg:height="1.434cm" svg:x="6.738cm" svg:y="15.259cm" svg:viewBox="0 0 3279 1435" draw:points="0,1091 3274,1435 3279,1435 3274,344 0,0">
          <text:p/>
        </draw:polygon>
        <draw:polygon draw:style-name="gr10" draw:text-style-name="P1" draw:layer="layout" svg:width="0.926cm" svg:height="1.777cm" svg:x="10.011cm" svg:y="14.916cm" svg:viewBox="0 0 927 1778" draw:points="0,1778 922,1091 927,1091 922,0 0,688">
          <text:p/>
        </draw:polygon>
        <draw:frame draw:style-name="gr9" draw:text-style-name="P1" draw:layer="layout" svg:width="0.151cm" svg:height="0.27cm" svg:x="7.243cm" svg:y="15.534cm">
          <draw:image xlink:href="Pictures/10000000000000240000003FE7B2910589DE83C0.jpg" xlink:type="simple" xlink:show="embed" xlink:actuate="onLoad" loext:mime-type="image/jpeg">
            <text:p/>
          </draw:image>
        </draw:frame>
        <draw:frame draw:style-name="gr9" draw:text-style-name="P1" draw:layer="layout" svg:width="0.151cm" svg:height="0.139cm" svg:x="7.366cm" svg:y="15.665cm">
          <draw:image xlink:href="Pictures/100000000000002400000020277E86946701551F.jpg" xlink:type="simple" xlink:show="embed" xlink:actuate="onLoad" loext:mime-type="image/jpeg">
            <text:p/>
          </draw:image>
        </draw:frame>
        <draw:frame draw:style-name="gr9" draw:text-style-name="P1" draw:layer="layout" svg:width="0.151cm" svg:height="0.151cm" svg:x="7.366cm" svg:y="15.534cm">
          <draw:image xlink:href="Pictures/100000000000002400000024A5A535918699964E.jpg" xlink:type="simple" xlink:show="embed" xlink:actuate="onLoad" loext:mime-type="image/jpeg">
            <text:p/>
          </draw:image>
        </draw:frame>
        <draw:frame draw:style-name="gr9" draw:text-style-name="P1" draw:layer="layout" svg:width="0.236cm" svg:height="0.261cm" svg:x="7.243cm" svg:y="15.543cm">
          <draw:image xlink:href="Pictures/10000000000000380000003D9D59D8A55560BE98.jpg" xlink:type="simple" xlink:show="embed" xlink:actuate="onLoad" loext:mime-type="image/jpeg">
            <text:p/>
          </draw:image>
        </draw:frame>
        <draw:path draw:style-name="gr10" draw:text-style-name="P1" draw:layer="layout" svg:width="0.247cm" svg:height="0.252cm" svg:x="7.247cm" svg:y="15.547cm" svg:viewBox="0 0 248 253" svg:d="M125 252c68 9 123-42 123-111 0-72-55-132-123-140-68-9-125 42-125 114 0 68 57 133 125 137z">
          <text:p/>
        </draw:path>
        <draw:frame draw:style-name="gr9" draw:text-style-name="P1" draw:layer="layout" svg:width="0.029cm" svg:height="0.029cm" svg:x="7.201cm" svg:y="16.004cm">
          <draw:image xlink:href="Pictures/100000000000000700000007C981146BA50195CF.jpg" xlink:type="simple" xlink:show="embed" xlink:actuate="onLoad" loext:mime-type="image/jpeg">
            <text:p/>
          </draw:image>
        </draw:frame>
        <draw:frame draw:style-name="gr9" draw:text-style-name="P1" draw:layer="layout" svg:width="0.058cm" svg:height="0.029cm" svg:x="7.243cm" svg:y="16.004cm">
          <draw:image xlink:href="Pictures/100000000000000E000000073DF31256EB74205B.jpg" xlink:type="simple" xlink:show="embed" xlink:actuate="onLoad" loext:mime-type="image/jpeg">
            <text:p/>
          </draw:image>
        </draw:frame>
        <draw:frame draw:style-name="gr9" draw:text-style-name="P1" draw:layer="layout" svg:width="0.054cm" svg:height="0.05cm" svg:x="7.197cm" svg:y="15.928cm">
          <draw:image xlink:href="Pictures/100000000000000D0000000CE0979EABF1DF5D43.jpg" xlink:type="simple" xlink:show="embed" xlink:actuate="onLoad" loext:mime-type="image/jpeg">
            <text:p/>
          </draw:image>
        </draw:frame>
        <draw:frame draw:style-name="gr9" draw:text-style-name="P1" draw:layer="layout" svg:width="0.058cm" svg:height="0.054cm" svg:x="7.243cm" svg:y="15.957cm">
          <draw:image xlink:href="Pictures/100000000000000E0000000D39A16BF2833B0D9D.jpg" xlink:type="simple" xlink:show="embed" xlink:actuate="onLoad" loext:mime-type="image/jpeg">
            <text:p/>
          </draw:image>
        </draw:frame>
        <draw:frame draw:style-name="gr9" draw:text-style-name="P1" draw:layer="layout" svg:width="0.054cm" svg:height="0.024cm" svg:x="7.197cm" svg:y="15.911cm">
          <draw:image xlink:href="Pictures/100000000000000D00000006C3B93A7D4E06A471.jpg" xlink:type="simple" xlink:show="embed" xlink:actuate="onLoad" loext:mime-type="image/jpeg">
            <text:p/>
          </draw:image>
        </draw:frame>
        <draw:frame draw:style-name="gr9" draw:text-style-name="P1" draw:layer="layout" svg:width="0.033cm" svg:height="0.02cm" svg:x="7.324cm" svg:y="16.034cm">
          <draw:image xlink:href="Pictures/1000000000000008000000051E2E86746BBE6176.jpg" xlink:type="simple" xlink:show="embed" xlink:actuate="onLoad" loext:mime-type="image/jpeg">
            <text:p/>
          </draw:image>
        </draw:frame>
        <draw:frame draw:style-name="gr9" draw:text-style-name="P1" draw:layer="layout" svg:width="0.046cm" svg:height="0.02cm" svg:x="7.247cm" svg:y="15.911cm">
          <draw:image xlink:href="Pictures/100000000000000B00000005D19A16B10F5ADFC3.jpg" xlink:type="simple" xlink:show="embed" xlink:actuate="onLoad" loext:mime-type="image/jpeg">
            <text:p/>
          </draw:image>
        </draw:frame>
        <draw:frame draw:style-name="gr9" draw:text-style-name="P1" draw:layer="layout" svg:width="0.02cm" svg:height="0.067cm" svg:x="7.324cm" svg:y="15.962cm">
          <draw:image xlink:href="Pictures/1000000000000005000000106723A2157F73FFCA.jpg" xlink:type="simple" xlink:show="embed" xlink:actuate="onLoad" loext:mime-type="image/jpeg">
            <text:p/>
          </draw:image>
        </draw:frame>
        <draw:frame draw:style-name="gr9" draw:text-style-name="P1" draw:layer="layout" svg:width="0.024cm" svg:height="0.024cm" svg:x="7.37cm" svg:y="16.034cm">
          <draw:image xlink:href="Pictures/1000000000000006000000064F1608B5A0AB6CEE.jpg" xlink:type="simple" xlink:show="embed" xlink:actuate="onLoad" loext:mime-type="image/jpeg">
            <text:p/>
          </draw:image>
        </draw:frame>
        <draw:frame draw:style-name="gr9" draw:text-style-name="P1" draw:layer="layout" svg:width="0.02cm" svg:height="0.024cm" svg:x="7.324cm" svg:y="15.924cm">
          <draw:image xlink:href="Pictures/1000000000000005000000064A73E4A376088035.jpg" xlink:type="simple" xlink:show="embed" xlink:actuate="onLoad" loext:mime-type="image/jpeg">
            <text:p/>
          </draw:image>
        </draw:frame>
        <draw:frame draw:style-name="gr9" draw:text-style-name="P1" draw:layer="layout" svg:width="0.033cm" svg:height="0.024cm" svg:x="7.4cm" svg:y="16.034cm">
          <draw:image xlink:href="Pictures/1000000000000008000000062DACC5D2DE980AEE.jpg" xlink:type="simple" xlink:show="embed" xlink:actuate="onLoad" loext:mime-type="image/jpeg">
            <text:p/>
          </draw:image>
        </draw:frame>
        <draw:frame draw:style-name="gr9" draw:text-style-name="P1" draw:layer="layout" svg:width="0.063cm" svg:height="0.029cm" svg:x="7.37cm" svg:y="16cm">
          <draw:image xlink:href="Pictures/100000000000000F00000007C194A9AF0A7A0EE2.jpg" xlink:type="simple" xlink:show="embed" xlink:actuate="onLoad" loext:mime-type="image/jpeg">
            <text:p/>
          </draw:image>
        </draw:frame>
        <draw:frame draw:style-name="gr9" draw:text-style-name="P1" draw:layer="layout" svg:width="0.02cm" svg:height="0.029cm" svg:x="7.438cm" svg:y="16.034cm">
          <draw:image xlink:href="Pictures/100000000000000500000007D5F78B5F7B85EDC3.jpg" xlink:type="simple" xlink:show="embed" xlink:actuate="onLoad" loext:mime-type="image/jpeg">
            <text:p/>
          </draw:image>
        </draw:frame>
        <draw:frame draw:style-name="gr9" draw:text-style-name="P1" draw:layer="layout" svg:width="0.007cm" svg:height="0.02cm" svg:x="7.455cm" svg:y="16.046cm">
          <draw:image xlink:href="Pictures/10000000000000020000000556BE45E2BBD8311E.jpg" xlink:type="simple" xlink:show="embed" xlink:actuate="onLoad" loext:mime-type="image/jpeg">
            <text:p/>
          </draw:image>
        </draw:frame>
        <draw:frame draw:style-name="gr9" draw:text-style-name="P1" draw:layer="layout" svg:width="0.037cm" svg:height="0.016cm" svg:x="7.396cm" svg:y="15.996cm">
          <draw:image xlink:href="Pictures/1000000000000009000000040A7D69D29381D846.jpg" xlink:type="simple" xlink:show="embed" xlink:actuate="onLoad" loext:mime-type="image/jpeg">
            <text:p/>
          </draw:image>
        </draw:frame>
        <draw:frame draw:style-name="gr9" draw:text-style-name="P1" draw:layer="layout" svg:width="0.02cm" svg:height="0.029cm" svg:x="7.396cm" svg:y="15.953cm">
          <draw:image xlink:href="Pictures/100000000000000500000007880F2B54836B84E6.jpg" xlink:type="simple" xlink:show="embed" xlink:actuate="onLoad" loext:mime-type="image/jpeg">
            <text:p/>
          </draw:image>
        </draw:frame>
        <draw:frame draw:style-name="gr9" draw:text-style-name="P1" draw:layer="layout" svg:width="0.029cm" svg:height="0.037cm" svg:x="7.408cm" svg:y="15.953cm">
          <draw:image xlink:href="Pictures/1000000000000007000000093D2C4F7E64BF0EA0.jpg" xlink:type="simple" xlink:show="embed" xlink:actuate="onLoad" loext:mime-type="image/jpeg">
            <text:p/>
          </draw:image>
        </draw:frame>
        <draw:frame draw:style-name="gr9" draw:text-style-name="P1" draw:layer="layout" svg:width="0.029cm" svg:height="0.024cm" svg:x="7.489cm" svg:y="15.966cm">
          <draw:image xlink:href="Pictures/10000000000000070000000682F6BF9CB778721D.jpg" xlink:type="simple" xlink:show="embed" xlink:actuate="onLoad" loext:mime-type="image/jpeg">
            <text:p/>
          </draw:image>
        </draw:frame>
        <draw:frame draw:style-name="gr9" draw:text-style-name="P1" draw:layer="layout" svg:width="0.02cm" svg:height="0.037cm" svg:x="7.561cm" svg:y="16.038cm">
          <draw:image xlink:href="Pictures/100000000000000500000009D5DF9385876A4253.jpg" xlink:type="simple" xlink:show="embed" xlink:actuate="onLoad" loext:mime-type="image/jpeg">
            <text:p/>
          </draw:image>
        </draw:frame>
        <draw:path draw:style-name="gr11" draw:text-style-name="P1" draw:layer="layout" svg:width="0.438cm" svg:height="0.123cm" svg:x="9.322cm" svg:y="15.336cm" svg:viewBox="0 0 439 124" svg:d="M143 119c114 13 241-4 284-34 38-34-17-68-132-81-110-13-238 4-281 38-42 30 17 65 129 77z">
          <text:p/>
        </draw:path>
        <draw:frame draw:style-name="gr9" draw:text-style-name="P1" draw:layer="layout" svg:width="0.257cm" svg:height="0.164cm" svg:x="9.356cm" svg:y="15.204cm">
          <draw:image xlink:href="Pictures/100000000000003D000000271240942BCAA09467.jpg" xlink:type="simple" xlink:show="embed" xlink:actuate="onLoad" loext:mime-type="image/jpeg">
            <text:p/>
          </draw:image>
        </draw:frame>
        <draw:frame draw:style-name="gr9" draw:text-style-name="P1" draw:layer="layout" svg:width="0.194cm" svg:height="0.206cm" svg:x="9.55cm" svg:y="15.204cm">
          <draw:image xlink:href="Pictures/100000000000002E000000312C5F2A05597E2589.jpg" xlink:type="simple" xlink:show="embed" xlink:actuate="onLoad" loext:mime-type="image/jpeg">
            <text:p/>
          </draw:image>
        </draw:frame>
        <draw:frame draw:style-name="gr9" draw:text-style-name="P1" draw:layer="layout" svg:width="0.202cm" svg:height="0.245cm" svg:x="9.343cm" svg:y="15.204cm">
          <draw:image xlink:href="Pictures/10000000000000300000003A287038957ABE984B.jpg" xlink:type="simple" xlink:show="embed" xlink:actuate="onLoad" loext:mime-type="image/jpeg">
            <text:p/>
          </draw:image>
        </draw:frame>
        <draw:frame draw:style-name="gr9" draw:text-style-name="P1" draw:layer="layout" svg:width="0.245cm" svg:height="0.245cm" svg:x="9.47cm" svg:y="15.204cm">
          <draw:image xlink:href="Pictures/100000000000003A0000003A071105A9DD935DB3.jpg" xlink:type="simple" xlink:show="embed" xlink:actuate="onLoad" loext:mime-type="image/jpeg">
            <text:p/>
          </draw:image>
        </draw:frame>
        <draw:frame draw:style-name="gr9" draw:text-style-name="P1" draw:layer="layout" svg:width="0.02cm" svg:height="0.058cm" svg:x="9.093cm" svg:y="15.716cm">
          <draw:image xlink:href="Pictures/10000000000000050000000DB206109D16237418.jpg" xlink:type="simple" xlink:show="embed" xlink:actuate="onLoad" loext:mime-type="image/jpeg">
            <text:p/>
          </draw:image>
        </draw:frame>
        <draw:frame draw:style-name="gr9" draw:text-style-name="P1" draw:layer="layout" svg:width="0.05cm" svg:height="0.02cm" svg:x="9.106cm" svg:y="15.716cm">
          <draw:image xlink:href="Pictures/100000000000000C00000005449F519F7943C8F2.jpg" xlink:type="simple" xlink:show="embed" xlink:actuate="onLoad" loext:mime-type="image/jpeg">
            <text:p/>
          </draw:image>
        </draw:frame>
        <draw:frame draw:style-name="gr9" draw:text-style-name="P1" draw:layer="layout" svg:width="0.041cm" svg:height="0.143cm" svg:x="9.093cm" svg:y="15.631cm">
          <draw:image xlink:href="Pictures/100000000000000A00000021DAFF475F115340A4.jpg" xlink:type="simple" xlink:show="embed" xlink:actuate="onLoad" loext:mime-type="image/jpeg">
            <text:p/>
          </draw:image>
        </draw:frame>
        <draw:frame draw:style-name="gr9" draw:text-style-name="P1" draw:layer="layout" svg:width="0.02cm" svg:height="0.041cm" svg:x="9.174cm" svg:y="15.742cm">
          <draw:image xlink:href="Pictures/100000000000000500000009FF606BDFF03ECBC7.jpg" xlink:type="simple" xlink:show="embed" xlink:actuate="onLoad" loext:mime-type="image/jpeg">
            <text:p/>
          </draw:image>
        </draw:frame>
        <draw:frame draw:style-name="gr9" draw:text-style-name="P1" draw:layer="layout" svg:width="0.041cm" svg:height="0.041cm" svg:x="9.152cm" svg:y="15.742cm">
          <draw:image xlink:href="Pictures/100000000000000A000000092EEC85993E399C8C.jpg" xlink:type="simple" xlink:show="embed" xlink:actuate="onLoad" loext:mime-type="image/jpeg">
            <text:p/>
          </draw:image>
        </draw:frame>
        <draw:frame draw:style-name="gr9" draw:text-style-name="P1" draw:layer="layout" svg:width="0.058cm" svg:height="0.151cm" svg:x="9.136cm" svg:y="15.631cm">
          <draw:image xlink:href="Pictures/100000000000000E000000232DF5B43BF3D775C9.jpg" xlink:type="simple" xlink:show="embed" xlink:actuate="onLoad" loext:mime-type="image/jpeg">
            <text:p/>
          </draw:image>
        </draw:frame>
        <draw:frame draw:style-name="gr9" draw:text-style-name="P1" draw:layer="layout" svg:width="0.033cm" svg:height="0.041cm" svg:x="9.216cm" svg:y="15.742cm">
          <draw:image xlink:href="Pictures/100000000000000800000009C2577490D0152EDA.jpg" xlink:type="simple" xlink:show="embed" xlink:actuate="onLoad" loext:mime-type="image/jpeg">
            <text:p/>
          </draw:image>
        </draw:frame>
        <draw:frame draw:style-name="gr9" draw:text-style-name="P1" draw:layer="layout" svg:width="0.033cm" svg:height="0.037cm" svg:x="9.216cm" svg:y="15.699cm">
          <draw:image xlink:href="Pictures/10000000000000080000000997F3251A4CABDD7D.jpg" xlink:type="simple" xlink:show="embed" xlink:actuate="onLoad" loext:mime-type="image/jpeg">
            <text:p/>
          </draw:image>
        </draw:frame>
        <draw:frame draw:style-name="gr9" draw:text-style-name="P1" draw:layer="layout" svg:width="0.033cm" svg:height="0.063cm" svg:x="9.305cm" svg:y="15.742cm">
          <draw:image xlink:href="Pictures/10000000000000080000000EBC9DDADE2EA59775.jpg" xlink:type="simple" xlink:show="embed" xlink:actuate="onLoad" loext:mime-type="image/jpeg">
            <text:p/>
          </draw:image>
        </draw:frame>
        <draw:frame draw:style-name="gr9" draw:text-style-name="P1" draw:layer="layout" svg:width="0.024cm" svg:height="0.02cm" svg:x="9.343cm" svg:y="15.784cm">
          <draw:image xlink:href="Pictures/100000000000000600000005EDB257447BE15AE3.jpg" xlink:type="simple" xlink:show="embed" xlink:actuate="onLoad" loext:mime-type="image/jpeg">
            <text:p/>
          </draw:image>
        </draw:frame>
        <draw:frame draw:style-name="gr9" draw:text-style-name="P1" draw:layer="layout" svg:width="0.033cm" svg:height="0.041cm" svg:x="9.305cm" svg:y="15.699cm">
          <draw:image xlink:href="Pictures/10000000000000080000000A73C8E518B4178D13.jpg" xlink:type="simple" xlink:show="embed" xlink:actuate="onLoad" loext:mime-type="image/jpeg">
            <text:p/>
          </draw:image>
        </draw:frame>
        <draw:frame draw:style-name="gr9" draw:text-style-name="P1" draw:layer="layout" svg:width="0.024cm" svg:height="0.02cm" svg:x="9.343cm" svg:y="15.699cm">
          <draw:image xlink:href="Pictures/100000000000000600000005CC0940DD6A33E03F.jpg" xlink:type="simple" xlink:show="embed" xlink:actuate="onLoad" loext:mime-type="image/jpeg">
            <text:p/>
          </draw:image>
        </draw:frame>
        <draw:frame draw:style-name="gr9" draw:text-style-name="P1" draw:layer="layout" svg:width="0.041cm" svg:height="0.067cm" svg:x="9.385cm" svg:y="15.746cm">
          <draw:image xlink:href="Pictures/100000000000000A0000000F833F7FD877BBF9F0.jpg" xlink:type="simple" xlink:show="embed" xlink:actuate="onLoad" loext:mime-type="image/jpeg">
            <text:p/>
          </draw:image>
        </draw:frame>
        <draw:frame draw:style-name="gr9" draw:text-style-name="P1" draw:layer="layout" svg:width="0.033cm" svg:height="0.02cm" svg:x="9.428cm" svg:y="15.792cm">
          <draw:image xlink:href="Pictures/1000000000000008000000050BCE67FBD4C12B18.jpg" xlink:type="simple" xlink:show="embed" xlink:actuate="onLoad" loext:mime-type="image/jpeg">
            <text:p/>
          </draw:image>
        </draw:frame>
        <draw:frame draw:style-name="gr9" draw:text-style-name="P1" draw:layer="layout" svg:width="0.071cm" svg:height="0.024cm" svg:x="9.394cm" svg:y="15.742cm">
          <draw:image xlink:href="Pictures/10000000000000110000000596EE2CE093E2CAD1.jpg" xlink:type="simple" xlink:show="embed" xlink:actuate="onLoad" loext:mime-type="image/jpeg">
            <text:p/>
          </draw:image>
        </draw:frame>
        <draw:frame draw:style-name="gr9" draw:text-style-name="P1" draw:layer="layout" svg:width="0.037cm" svg:height="0.037cm" svg:x="9.385cm" svg:y="15.703cm">
          <draw:image xlink:href="Pictures/100000000000000900000009CF72B1BD714FF880.jpg" xlink:type="simple" xlink:show="embed" xlink:actuate="onLoad" loext:mime-type="image/jpeg">
            <text:p/>
          </draw:image>
        </draw:frame>
        <draw:frame draw:style-name="gr9" draw:text-style-name="P1" draw:layer="layout" svg:width="0.024cm" svg:height="0.067cm" svg:x="9.478cm" svg:y="15.801cm">
          <draw:image xlink:href="Pictures/10000000000000060000001062430C5E2ED6C233.jpg" xlink:type="simple" xlink:show="embed" xlink:actuate="onLoad" loext:mime-type="image/jpeg">
            <text:p/>
          </draw:image>
        </draw:frame>
        <draw:frame draw:style-name="gr9" draw:text-style-name="P1" draw:layer="layout" svg:width="0.071cm" svg:height="0.024cm" svg:x="9.394cm" svg:y="15.742cm">
          <draw:image xlink:href="Pictures/100000000000001100000005363519924F67CCBA.jpg" xlink:type="simple" xlink:show="embed" xlink:actuate="onLoad" loext:mime-type="image/jpeg">
            <text:p/>
          </draw:image>
        </draw:frame>
        <draw:frame draw:style-name="gr9" draw:text-style-name="P1" draw:layer="layout" svg:width="0.037cm" svg:height="0.037cm" svg:x="9.428cm" svg:y="15.703cm">
          <draw:image xlink:href="Pictures/1000000000000009000000096C5984A1796C2416.jpg" xlink:type="simple" xlink:show="embed" xlink:actuate="onLoad" loext:mime-type="image/jpeg">
            <text:p/>
          </draw:image>
        </draw:frame>
        <draw:frame draw:style-name="gr9" draw:text-style-name="P1" draw:layer="layout" svg:width="0.024cm" svg:height="0.151cm" svg:x="9.478cm" svg:y="15.712cm">
          <draw:image xlink:href="Pictures/100000000000000600000023924948EF808DA74B.jpg" xlink:type="simple" xlink:show="embed" xlink:actuate="onLoad" loext:mime-type="image/jpeg">
            <text:p/>
          </draw:image>
        </draw:frame>
        <draw:frame draw:style-name="gr9" draw:text-style-name="P1" draw:layer="layout" svg:width="0.024cm" svg:height="0.02cm" svg:x="9.508cm" svg:y="15.801cm">
          <draw:image xlink:href="Pictures/100000000000000600000005BC756302DF86BE50.jpg" xlink:type="simple" xlink:show="embed" xlink:actuate="onLoad" loext:mime-type="image/jpeg">
            <text:p/>
          </draw:image>
        </draw:frame>
        <draw:frame draw:style-name="gr9" draw:text-style-name="P1" draw:layer="layout" svg:width="0.02cm" svg:height="0.012cm" svg:x="9.508cm" svg:y="15.797cm">
          <draw:image xlink:href="Pictures/100000000000000500000003A965E34225774A00.jpg" xlink:type="simple" xlink:show="embed" xlink:actuate="onLoad" loext:mime-type="image/jpeg">
            <text:p/>
          </draw:image>
        </draw:frame>
        <draw:frame draw:style-name="gr9" draw:text-style-name="P1" draw:layer="layout" svg:width="0.024cm" svg:height="0.071cm" svg:x="9.478cm" svg:y="15.712cm">
          <draw:image xlink:href="Pictures/10000000000000060000001080DF008A84A810F5.jpg" xlink:type="simple" xlink:show="embed" xlink:actuate="onLoad" loext:mime-type="image/jpeg">
            <text:p/>
          </draw:image>
        </draw:frame>
        <draw:frame draw:style-name="gr9" draw:text-style-name="P1" draw:layer="layout" svg:width="0.02cm" svg:height="0.058cm" svg:x="9.478cm" svg:y="15.712cm">
          <draw:image xlink:href="Pictures/10000000000000050000000D4FDC286650BCB642.jpg" xlink:type="simple" xlink:show="embed" xlink:actuate="onLoad" loext:mime-type="image/jpeg">
            <text:p/>
          </draw:image>
        </draw:frame>
        <draw:frame draw:style-name="gr9" draw:text-style-name="P1" draw:layer="layout" svg:width="0.02cm" svg:height="0.016cm" svg:x="9.478cm" svg:y="15.712cm">
          <draw:image xlink:href="Pictures/100000000000000500000004D0DBBAF9C544580A.jpg" xlink:type="simple" xlink:show="embed" xlink:actuate="onLoad" loext:mime-type="image/jpeg">
            <text:p/>
          </draw:image>
        </draw:frame>
        <draw:frame draw:style-name="gr9" draw:text-style-name="P1" draw:layer="layout" svg:width="0.05cm" svg:height="0.041cm" svg:x="9.525cm" svg:y="15.784cm">
          <draw:image xlink:href="Pictures/100000000000000C0000000AE6514C4CC701352D.jpg" xlink:type="simple" xlink:show="embed" xlink:actuate="onLoad" loext:mime-type="image/jpeg">
            <text:p/>
          </draw:image>
        </draw:frame>
        <draw:frame draw:style-name="gr9" draw:text-style-name="P1" draw:layer="layout" svg:width="0.024cm" svg:height="0.058cm" svg:x="9.508cm" svg:y="15.712cm">
          <draw:image xlink:href="Pictures/10000000000000060000000D23AD3D479141D71B.jpg" xlink:type="simple" xlink:show="embed" xlink:actuate="onLoad" loext:mime-type="image/jpeg">
            <text:p/>
          </draw:image>
        </draw:frame>
        <draw:frame draw:style-name="gr9" draw:text-style-name="P1" draw:layer="layout" svg:width="0.05cm" svg:height="0.067cm" svg:x="9.525cm" svg:y="15.712cm">
          <draw:image xlink:href="Pictures/100000000000000C0000000FA24B028FA52C7A01.jpg" xlink:type="simple" xlink:show="embed" xlink:actuate="onLoad" loext:mime-type="image/jpeg">
            <text:p/>
          </draw:image>
        </draw:frame>
        <draw:frame draw:style-name="gr9" draw:text-style-name="P1" draw:layer="layout" svg:width="0.033cm" svg:height="0.029cm" svg:x="9.597cm" svg:y="15.797cm">
          <draw:image xlink:href="Pictures/1000000000000008000000071A52912B1890C349.jpg" xlink:type="simple" xlink:show="embed" xlink:actuate="onLoad" loext:mime-type="image/jpeg">
            <text:p/>
          </draw:image>
        </draw:frame>
        <draw:frame draw:style-name="gr9" draw:text-style-name="P1" draw:layer="layout" svg:width="0.02cm" svg:height="0.067cm" svg:x="9.597cm" svg:y="15.742cm">
          <draw:image xlink:href="Pictures/10000000000000050000000FCA5C5A8B7A9B2379.jpg" xlink:type="simple" xlink:show="embed" xlink:actuate="onLoad" loext:mime-type="image/jpeg">
            <text:p/>
          </draw:image>
        </draw:frame>
        <draw:frame draw:style-name="gr9" draw:text-style-name="P1" draw:layer="layout" svg:width="0.02cm" svg:height="0.029cm" svg:x="9.597cm" svg:y="15.699cm">
          <draw:image xlink:href="Pictures/1000000000000005000000079BA6A6EEE32CC51D.jpg" xlink:type="simple" xlink:show="embed" xlink:actuate="onLoad" loext:mime-type="image/jpeg">
            <text:p/>
          </draw:image>
        </draw:frame>
        <draw:frame draw:style-name="gr9" draw:text-style-name="P1" draw:layer="layout" svg:width="0.393cm" svg:height="0.329cm" svg:x="10.27cm" svg:y="15.869cm">
          <draw:image xlink:href="Pictures/100000000000005D0000004E6827CE4FA1ED8DAF.jpg" xlink:type="simple" xlink:show="embed" xlink:actuate="onLoad" loext:mime-type="image/jpeg">
            <text:p/>
          </draw:image>
        </draw:frame>
        <draw:frame draw:style-name="gr9" draw:text-style-name="P1" draw:layer="layout" svg:width="2.797cm" svg:height="0.435cm" svg:x="10.334cm" svg:y="15.911cm">
          <draw:image xlink:href="Pictures/10000000000002930000006755DD40BC4A1F00E5.jpg" xlink:type="simple" xlink:show="embed" xlink:actuate="onLoad" loext:mime-type="image/jpeg">
            <text:p/>
          </draw:image>
        </draw:frame>
        <draw:frame draw:style-name="gr9" draw:text-style-name="P1" draw:layer="layout" svg:width="2.509cm" svg:height="0.435cm" svg:x="10.621cm" svg:y="15.911cm">
          <draw:image xlink:href="Pictures/100000000000024F000000679D82FB373AF26961.jpg" xlink:type="simple" xlink:show="embed" xlink:actuate="onLoad" loext:mime-type="image/jpeg">
            <text:p/>
          </draw:image>
        </draw:frame>
        <draw:frame draw:style-name="gr9" draw:text-style-name="P1" draw:layer="layout" svg:width="0.816cm" svg:height="0.181cm" svg:x="13.077cm" svg:y="16.165cm">
          <draw:image xlink:href="Pictures/10000000000000C00000002B40FB81319D6A9C47.jpg" xlink:type="simple" xlink:show="embed" xlink:actuate="onLoad" loext:mime-type="image/jpeg">
            <text:p/>
          </draw:image>
        </draw:frame>
        <draw:frame draw:style-name="gr9" draw:text-style-name="P1" draw:layer="layout" svg:width="2.797cm" svg:height="0.24cm" svg:x="10.334cm" svg:y="16.156cm">
          <draw:image xlink:href="Pictures/100000000000029300000039738DE6481AC09448.jpg" xlink:type="simple" xlink:show="embed" xlink:actuate="onLoad" loext:mime-type="image/jpeg">
            <text:p/>
          </draw:image>
        </draw:frame>
        <draw:frame draw:style-name="gr9" draw:text-style-name="P1" draw:layer="layout" svg:width="2.387cm" svg:height="0.342cm" svg:x="13.149cm" svg:y="16.254cm">
          <draw:image xlink:href="Pictures/100000000000023200000051F9BFD395A0FC440F.jpg" xlink:type="simple" xlink:show="embed" xlink:actuate="onLoad" loext:mime-type="image/jpeg">
            <text:p/>
          </draw:image>
        </draw:frame>
        <draw:frame draw:style-name="gr9" draw:text-style-name="P1" draw:layer="layout" svg:width="0.816cm" svg:height="0.122cm" svg:x="12.776cm" svg:y="16.364cm">
          <draw:image xlink:href="Pictures/10000000000000C10000001D00177E029A9221D6.jpg" xlink:type="simple" xlink:show="embed" xlink:actuate="onLoad" loext:mime-type="image/jpeg">
            <text:p/>
          </draw:image>
        </draw:frame>
        <draw:frame draw:style-name="gr9" draw:text-style-name="P1" draw:layer="layout" svg:width="2.387cm" svg:height="0.452cm" svg:x="13.149cm" svg:y="16.364cm">
          <draw:image xlink:href="Pictures/10000000000002320000006B7081AAE4DA936126.jpg" xlink:type="simple" xlink:show="embed" xlink:actuate="onLoad" loext:mime-type="image/jpeg">
            <text:p/>
          </draw:image>
        </draw:frame>
        <draw:frame draw:style-name="gr9" draw:text-style-name="P1" draw:layer="layout" svg:width="2.065cm" svg:height="0.452cm" svg:x="13.149cm" svg:y="16.364cm">
          <draw:image xlink:href="Pictures/10000000000001E70000006BD964658EF76EC6D2.jpg" xlink:type="simple" xlink:show="embed" xlink:actuate="onLoad" loext:mime-type="image/jpeg">
            <text:p/>
          </draw:image>
        </draw:frame>
        <draw:frame draw:style-name="gr9" draw:text-style-name="P1" draw:layer="layout" svg:width="0.063cm" svg:height="0.012cm" svg:x="10.875cm" svg:y="16.004cm">
          <draw:image xlink:href="Pictures/100000000000000F00000003D86CD6F1B7EDA7B6.jpg" xlink:type="simple" xlink:show="embed" xlink:actuate="onLoad" loext:mime-type="image/jpeg">
            <text:p/>
          </draw:image>
        </draw:frame>
        <draw:frame draw:style-name="gr9" draw:text-style-name="P1" draw:layer="layout" svg:width="0.101cm" svg:height="0.067cm" svg:x="10.541cm" svg:y="15.991cm">
          <draw:image xlink:href="Pictures/100000000000001800000010212A3EFC41DBF365.jpg" xlink:type="simple" xlink:show="embed" xlink:actuate="onLoad" loext:mime-type="image/jpeg">
            <text:p/>
          </draw:image>
        </draw:frame>
        <draw:frame draw:style-name="gr9" draw:text-style-name="P1" draw:layer="layout" svg:width="0.118cm" svg:height="0.079cm" svg:x="10.664cm" svg:y="15.991cm">
          <draw:image xlink:href="Pictures/100000000000001B000000131D19C5BE227FB60B.jpg" xlink:type="simple" xlink:show="embed" xlink:actuate="onLoad" loext:mime-type="image/jpeg">
            <text:p/>
          </draw:image>
        </draw:frame>
        <draw:frame draw:style-name="gr9" draw:text-style-name="P1" draw:layer="layout" svg:width="0.105cm" svg:height="0.041cm" svg:x="10.833cm" svg:y="16.034cm">
          <draw:image xlink:href="Pictures/10000000000000190000000AB384EE0CE7EAE126.jpg" xlink:type="simple" xlink:show="embed" xlink:actuate="onLoad" loext:mime-type="image/jpeg">
            <text:p/>
          </draw:image>
        </draw:frame>
        <draw:frame draw:style-name="gr9" draw:text-style-name="P1" draw:layer="layout" svg:width="0.075cm" svg:height="0.012cm" svg:x="11.252cm" svg:y="16.046cm">
          <draw:image xlink:href="Pictures/1000000000000012000000031717F8E7FB028209.jpg" xlink:type="simple" xlink:show="embed" xlink:actuate="onLoad" loext:mime-type="image/jpeg">
            <text:p/>
          </draw:image>
        </draw:frame>
        <draw:frame draw:style-name="gr9" draw:text-style-name="P1" draw:layer="layout" svg:width="0.118cm" svg:height="0.067cm" svg:x="10.922cm" svg:y="16.034cm">
          <draw:image xlink:href="Pictures/100000000000001C00000010343CEBD5DD153C64.jpg" xlink:type="simple" xlink:show="embed" xlink:actuate="onLoad" loext:mime-type="image/jpeg">
            <text:p/>
          </draw:image>
        </draw:frame>
        <draw:frame draw:style-name="gr9" draw:text-style-name="P1" draw:layer="layout" svg:width="0.118cm" svg:height="0.075cm" svg:x="11.083cm" svg:y="16.038cm">
          <draw:image xlink:href="Pictures/100000000000001C000000122FBC628D9579CF44.jpg" xlink:type="simple" xlink:show="embed" xlink:actuate="onLoad" loext:mime-type="image/jpeg">
            <text:p/>
          </draw:image>
        </draw:frame>
        <draw:frame draw:style-name="gr9" draw:text-style-name="P1" draw:layer="layout" svg:width="0.118cm" svg:height="0.037cm" svg:x="11.21cm" svg:y="16.076cm">
          <draw:image xlink:href="Pictures/100000000000001C00000009E97B0341DEDA3848.jpg" xlink:type="simple" xlink:show="embed" xlink:actuate="onLoad" loext:mime-type="image/jpeg">
            <text:p/>
          </draw:image>
        </draw:frame>
        <draw:frame draw:style-name="gr9" draw:text-style-name="P1" draw:layer="layout" svg:width="0.075cm" svg:height="0.016cm" svg:x="10.922cm" svg:y="16.093cm">
          <draw:image xlink:href="Pictures/1000000000000012000000046BBD46EA41435339.jpg" xlink:type="simple" xlink:show="embed" xlink:actuate="onLoad" loext:mime-type="image/jpeg">
            <text:p/>
          </draw:image>
        </draw:frame>
        <draw:frame draw:style-name="gr9" draw:text-style-name="P1" draw:layer="layout" svg:width="0.113cm" svg:height="0.067cm" svg:x="11.328cm" svg:y="16.076cm">
          <draw:image xlink:href="Pictures/100000000000001B00000010AB25595E2D97FCBC.jpg" xlink:type="simple" xlink:show="embed" xlink:actuate="onLoad" loext:mime-type="image/jpeg">
            <text:p/>
          </draw:image>
        </draw:frame>
        <draw:frame draw:style-name="gr9" draw:text-style-name="P1" draw:layer="layout" svg:width="0.105cm" svg:height="0.075cm" svg:x="11.493cm" svg:y="16.08cm">
          <draw:image xlink:href="Pictures/1000000000000019000000123FC0D17DCD0D6EDB.jpg" xlink:type="simple" xlink:show="embed" xlink:actuate="onLoad" loext:mime-type="image/jpeg">
            <text:p/>
          </draw:image>
        </draw:frame>
        <draw:path draw:style-name="gr12" draw:text-style-name="P1" draw:layer="layout" svg:width="5.218cm" svg:height="0.911cm" svg:x="10.317cm" svg:y="15.909cm" svg:viewBox="0 0 5219 912" svg:d="M0 229l2458 259c273 17 544 47 816 85 548 76 1095 191 1639 339l306-229c-544-148-1087-263-1635-339-276-38-548-68-819-85l-2455-259z">
          <text:p/>
        </draw:path>
      </draw:page>
      <draw:page draw:name="page27" draw:style-name="dp1" draw:master-page-name="Padrão">
        <draw:path draw:style-name="gr8" draw:text-style-name="P4" draw:layer="layout" svg:width="0.191cm" svg:height="0.263cm" svg:x="5.779cm" svg:y="4.749cm" svg:viewBox="0 0 192 264" svg:d="M192 9c-21-9-42-9-63-9-56 0-95 34-95 81 0 31 27 43 65 64 25 13 42 22 42 43 0 34-25 59-63 59-17 0-31-4-44-12l-4-5 4-47h-21l-13 64c21 9 47 17 73 17 60 0 102-34 102-81 0-33-21-46-59-67-30-13-47-22-47-48 0-30 21-51 60-51 8 0 21 0 33 4l5 9-5 38h18z">
          <text:p/>
        </draw:path>
        <draw:path draw:style-name="gr8" draw:text-style-name="P4" draw:layer="layout" svg:width="0.114cm" svg:height="0.221cm" svg:x="5.996cm" svg:y="4.787cm" svg:viewBox="0 0 115 222" svg:d="M47 0l-18 39-29 12v9h25l-21 102c0 13-4 22-4 26 0 25 12 34 34 34 13 0 34-4 59-17v-8c-17 4-30 4-38 4-13 0-21-9-21-21 0-5 0-13 0-18l21-102h60v-17h-56l9-43z">
          <text:p/>
        </draw:path>
        <draw:path draw:style-name="gr8" draw:text-style-name="P4" draw:layer="layout" svg:width="0.136cm" svg:height="0.186cm" svg:x="6.114cm" svg:y="4.826cm" svg:viewBox="0 0 137 187" svg:d="M36 84c12-46 33-72 55-72 12 0 21 9 21 22 0 25-30 46-76 50zM36 97c67-4 101-30 101-63 0-22-12-34-38-34-17 0-42 8-63 29-23 21-36 55-36 86 0 47 22 72 61 72 25 0 51-13 72-38v-17c-21 21-42 34-59 34-26 0-43-21-43-51 0-4 5-14 5-18z">
          <text:p/>
        </draw:path>
        <draw:path draw:style-name="gr8" draw:text-style-name="P4" draw:layer="layout" svg:width="0.204cm" svg:height="0.263cm" svg:x="6.242cm" svg:y="4.826cm" svg:viewBox="0 0 205 264" svg:d="M89 0l-51 8v9l30 4-43 225-4 5-21 4v9h93v-9l-38-9 13-72c8 5 21 9 30 9 25 0 50-13 73-34 21-25 34-51 34-85 0-43-21-64-52-64-17 0-34 4-55 21l4-21zM72 158l21-119c17-13 30-22 43-22 22 0 35 18 35 47 0 30-9 64-23 81-12 13-25 21-42 21-13 0-21-4-34-8z">
          <text:p/>
        </draw:path>
        <draw:path draw:style-name="gr8" draw:text-style-name="P4" draw:layer="layout" svg:width="0.221cm" svg:height="0.267cm" svg:x="9.545cm" svg:y="4.745cm" svg:viewBox="0 0 222 268" svg:d="M222 17c-21-13-47-17-68-17-34 0-68 13-94 34-39 30-60 76-60 127 0 65 43 107 107 107 21 0 47-4 72-13l13-60h-17l-17 44-8 4c-9 4-22 8-30 8-51 0-81-34-81-86 0-50 17-93 47-118 21-17 42-26 68-26 12 0 25 0 38 9l4 8v34h17z">
          <text:p/>
        </draw:path>
        <draw:path draw:style-name="gr8" draw:text-style-name="P4" draw:layer="layout" svg:width="0.166cm" svg:height="0.191cm" svg:x="9.77cm" svg:y="4.821cm" svg:viewBox="0 0 167 192" svg:d="M103 0c-30 0-51 13-69 35-21 21-34 51-34 85 0 43 25 72 69 72 25 0 47-13 63-34 22-21 35-51 35-80 0-47-26-78-64-78zM94 17c26 0 38 23 38 56 0 60-29 102-59 102-26 0-39-21-39-55 0-59 31-103 60-103z">
          <text:p/>
        </draw:path>
        <draw:path draw:style-name="gr8" draw:text-style-name="P4" draw:layer="layout" svg:width="0.183cm" svg:height="0.182cm" svg:x="9.961cm" svg:y="4.826cm" svg:viewBox="0 0 184 183" svg:d="M60 0l-60 8v13l34 4-34 158h34l21-133c26-21 47-29 60-29 12 0 17 8 17 25 0 4 0 13 0 21l-17 73c-5 8-5 17-5 21 0 12 9 22 30 22 10 0 27-5 44-10v-12c-9 4-13 4-22 4-8 0-17-8-17-21 0-4 0-13 5-21l12-60c5-17 5-25 5-34 0-21-13-29-31-29-21 0-47 8-76 34l8-34z">
          <text:p/>
        </draw:path>
        <draw:path draw:style-name="gr8" draw:text-style-name="P4" draw:layer="layout" svg:width="0.263cm" svg:height="0.361cm" svg:x="10.105cm" svg:y="4.728cm" svg:viewBox="0 0 264 362" svg:d="M242 13c-8 0-17 8-17 17 0 12 9 21 17 21 14 0 22-9 22-21 0-9-8-17-22-17zM191 42c13 0 17-8 17-21 0-8-12-21-29-21-34 0-68 34-81 102l-30 13v12l26-4-17 111c-5 51-13 85-30 102l-38-8c-9 4-9 8-9 12 0 13 9 22 17 22 22 0 43-13 60-43 17-25 25-51 30-89l16-107h90l-26 116c0 8 0 12 0 17 0 16 9 25 21 25 17 0 34-4 56-13v-12c-12 4-22 8-30 8-9 0-17-4-17-17 0 0 0-4 0-8l31-141h-10l-51 8h-64c9-51 22-81 39-89z">
          <text:p/>
        </draw:path>
        <draw:path draw:style-name="gr8" draw:text-style-name="P4" draw:layer="layout" svg:width="0.196cm" svg:height="0.268cm" svg:x="10.368cm" svg:y="4.821cm" svg:viewBox="0 0 197 269" svg:d="M142 13c-13-8-26-13-38-13-40 0-74 34-74 77 0 21 13 38 34 47-8 13-12 22-12 34 0 5 0 5 0 9-34 12-52 29-52 51 0 33 26 51 74 51 51 0 89-26 89-56 0-17-9-29-30-38l-59-25v-4c0-9 0-13 4-22 4 0 8 0 8 0 43 0 77-30 77-73 0-4-4-12-9-21h43v-17zM129 51c0 34-21 59-43 59-17 0-26-8-26-29 0-38 22-64 44-64 17 0 25 13 25 34zM64 175l48 21c17 5 21 13 21 26 0 17-17 34-51 34-30 0-52-21-52-43 0-21 13-34 34-38z">
          <text:p/>
        </draw:path>
        <draw:path draw:style-name="gr8" draw:text-style-name="P4" draw:layer="layout" svg:width="0.187cm" svg:height="0.187cm" svg:x="10.572cm" svg:y="4.821cm" svg:viewBox="0 0 188 188" svg:d="M60 0l-60 13v13l34 4-21 103c-4 8-4 13-4 21 0 21 13 34 38 34 17 0 43-9 68-30 0 5 0 5 0 9 0 17 4 21 22 21 13 0 30-4 51-9v-12c-12 4-17 4-21 4-13 0-21-4-21-13 0-8 0-17 4-25l26-128h-30l-31 141c-21 17-38 21-55 21-13 0-21-4-21-21 0-5 4-13 4-26l25-111z">
          <text:p/>
        </draw:path>
        <draw:path draw:style-name="gr8" draw:text-style-name="P4" draw:layer="layout" svg:width="0.14cm" svg:height="0.182cm" svg:x="10.785cm" svg:y="4.826cm" svg:viewBox="0 0 141 183" svg:d="M55 0l-55 8v13l29 4-29 158h29l17-90c4-38 17-55 56-72l8 21h4c18 0 27-8 27-25 0-13-9-17-23-17-16 0-42 17-68 50l13-50z">
          <text:p/>
        </draw:path>
        <draw:path draw:style-name="gr8" draw:text-style-name="P4" draw:layer="layout" svg:width="0.178cm" svg:height="0.186cm" svg:x="10.933cm" svg:y="4.826cm" svg:viewBox="0 0 179 187" svg:d="M150 0l-9 4c-12-4-25-4-34-4-38 0-68 17-89 46-13 21-18 47-18 73 0 43 18 68 52 68 17 0 34-13 55-34v5c0 16 9 29 26 29 8 0 25-8 46-17v-8c-12 0-17 4-21 4-17 0-21-8-21-21 0-4 0-13 4-26l13-69c4-25 8-46 13-50zM112 12l17 22-22 102c-12 17-29 26-42 26-21 0-34-17-34-47 0-60 34-103 76-103z">
          <text:p/>
        </draw:path>
        <draw:path draw:style-name="gr8" draw:text-style-name="P4" draw:layer="layout" svg:width="0.111cm" svg:height="0.221cm" svg:x="11.141cm" svg:y="4.787cm" svg:viewBox="0 0 112 222" svg:d="M48 0l-17 39-31 12v9h27l-22 102c-5 13-5 22-5 26 0 25 9 34 35 34 13 0 30-4 55-17v-8c-12 4-25 4-34 4-17 0-25-9-25-21 0-5 4-13 4-18l21-102h56v-17h-56l9-43z">
          <text:p/>
        </draw:path>
        <draw:path draw:style-name="gr8" draw:text-style-name="P4" draw:layer="layout" svg:width="0.085cm" svg:height="0.267cm" svg:x="11.264cm" svg:y="4.741cm" svg:viewBox="0 0 86 268" svg:d="M65 0c-13 0-21 8-21 17 0 12 8 21 21 21s21-9 21-21c0-9-8-17-21-17zM57 85l-57 8v13l30 4-21 116c-4 8-4 12-4 17 0 16 8 25 25 25 14 0 35-4 56-13v-12c-12 4-21 8-29 8-13 0-17-4-17-17 0 0 0-4 0-8l25-141z">
          <text:p/>
        </draw:path>
        <draw:path draw:style-name="gr8" draw:text-style-name="P4" draw:layer="layout" svg:width="0.161cm" svg:height="0.191cm" svg:x="11.362cm" svg:y="4.821cm" svg:viewBox="0 0 162 192" svg:d="M98 0c-26 0-51 13-68 35-17 21-30 51-30 85 0 43 25 72 64 72 25 0 51-13 68-34 22-21 30-51 30-80 0-47-26-78-64-78zM93 17c22 0 39 23 39 56 0 60-30 102-64 102-21 0-34-21-34-55 0-59 26-103 59-103z">
          <text:p/>
        </draw:path>
        <draw:path draw:style-name="gr8" draw:text-style-name="P4" draw:layer="layout" svg:width="0.183cm" svg:height="0.182cm" svg:x="11.553cm" svg:y="4.826cm" svg:viewBox="0 0 184 183" svg:d="M56 0l-56 8v13l31 4-31 158h31l25-133c21-21 43-29 55-29 18 0 22 8 22 25 0 4 0 13-4 21l-18 73c0 8 0 17 0 21 0 12 9 22 26 22 13 0 25-5 47-10v-12c-9 4-17 4-22 4-12 0-21-8-21-21 0-4 4-13 4-21l13-60c4-17 9-25 9-34 0-21-13-29-34-29-22 0-43 8-72 34l4-34z">
          <text:p/>
        </draw:path>
        <draw:line draw:style-name="gr13" draw:text-style-name="P1" draw:layer="layout" svg:x1="5.541cm" svg:y1="5.156cm" svg:x2="14.584cm" svg:y2="5.156cm">
          <text:p/>
        </draw:line>
        <draw:path draw:style-name="gr8" draw:text-style-name="P4" draw:layer="layout" svg:width="0.179cm" svg:height="0.19cm" svg:x="6.25cm" svg:y="5.741cm" svg:viewBox="0 0 180 191" svg:d="M91 0c-48-5-91 34-91 94 0 59 43 97 91 97 42 0 89-38 89-97 0-60-47-94-89-94zM91 12c29 0 55 26 55 82 0 55-26 80-55 80-31 0-57-25-57-80 0-56 26-82 57-82z">
          <text:p/>
        </draw:path>
        <draw:line draw:style-name="gr13" draw:text-style-name="P1" draw:layer="layout" svg:x1="6.692cm" svg:y1="6.263cm" svg:x2="6.692cm" svg:y2="5.165cm">
          <text:p/>
        </draw:line>
        <draw:path draw:style-name="gr14" draw:text-style-name="P5" draw:layer="layout" svg:width="3.955cm" svg:height="0.386cm" svg:x="6.94cm" svg:y="5.39cm" svg:viewBox="0 0 3956 387" svg:d="M45 387h3869 4c34-30 46-85 34-132-17-47-64-81-77-128-17-47 0-98 39-127h-3869 4c-42 29-59 80-42 127 12 47 59 81 76 128 13 47 0 102-38 132h4z">
          <text:p/>
        </draw:path>
        <draw:path draw:style-name="gr15" draw:text-style-name="P1" draw:layer="layout" svg:width="3.955cm" svg:height="0.386cm" svg:x="6.94cm" svg:y="5.39cm" svg:viewBox="0 0 3956 387" svg:d="M45 387h3869 4c34-30 46-85 34-132-17-47-64-81-77-128-17-47 0-98 39-127h-3869 4c-42 29-59 80-42 127 12 47 59 81 76 128 13 47 0 102-38 132h4z">
          <text:p/>
        </draw:path>
        <draw:polygon draw:style-name="gr14" draw:text-style-name="P5" draw:layer="layout" svg:width="0.463cm" svg:height="0.466cm" svg:x="7.528cm" svg:y="5.793cm" svg:viewBox="0 0 464 467" draw:points="231,0 464,119 464,467 0,467 0,119">
          <text:p/>
        </draw:polygon>
        <draw:polygon draw:style-name="gr15" draw:text-style-name="P1" draw:layer="layout" svg:width="0.463cm" svg:height="0.466cm" svg:x="7.528cm" svg:y="5.793cm" svg:viewBox="0 0 464 467" draw:points="231,0 464,119 464,467 0,467 0,119">
          <text:p/>
        </draw:polygon>
        <draw:polyline draw:style-name="gr15" draw:text-style-name="P1" draw:layer="layout" svg:width="2.33cm" svg:height="0.39cm" svg:x="12.012cm" svg:y="5.386cm" svg:viewBox="0 0 2331 391" draw:points="0,391 2331,391 2331,0 0,0">
          <text:p/>
        </draw:polyline>
        <draw:line draw:style-name="gr15" draw:text-style-name="P1" draw:layer="layout" svg:x1="12.012cm" svg:y1="5.386cm" svg:x2="12.012cm" svg:y2="5.424cm">
          <text:p/>
        </draw:line>
        <draw:line draw:style-name="gr15" draw:text-style-name="P1" draw:layer="layout" svg:x1="12.012cm" svg:y1="5.737cm" svg:x2="12.012cm" svg:y2="5.776cm">
          <text:p/>
        </draw:line>
        <draw:polygon draw:style-name="gr8" draw:text-style-name="P4" draw:layer="layout" svg:width="0.089cm" svg:height="0.246cm" svg:x="7.724cm" svg:y="5.432cm" svg:viewBox="0 0 90 247" draw:points="0,0 0,247 90,247 90,226 17,226 17,21 90,21 90,0">
          <text:p/>
        </draw:polygon>
        <draw:polygon draw:style-name="gr8" draw:text-style-name="P4" draw:layer="layout" svg:width="0.093cm" svg:height="0.246cm" svg:x="8.11cm" svg:y="5.432cm" svg:viewBox="0 0 94 247" draw:points="0,0 0,247 94,247 94,226 21,226 21,21 94,21 94,0">
          <text:p/>
        </draw:polygon>
        <draw:polygon draw:style-name="gr8" draw:text-style-name="P4" draw:layer="layout" svg:width="0.093cm" svg:height="0.246cm" svg:x="8.484cm" svg:y="5.432cm" svg:viewBox="0 0 94 247" draw:points="94,0 0,0 0,21 73,21 73,226 0,226 0,247 94,247">
          <text:p/>
        </draw:polygon>
        <draw:polygon draw:style-name="gr8" draw:text-style-name="P4" draw:layer="layout" svg:width="0.093cm" svg:height="0.246cm" svg:x="8.87cm" svg:y="5.432cm" svg:viewBox="0 0 94 247" draw:points="94,0 0,0 0,21 73,21 73,226 0,226 0,247 94,247">
          <text:p/>
        </draw:polygon>
        <draw:polygon draw:style-name="gr8" draw:text-style-name="P4" draw:layer="layout" svg:width="0.094cm" svg:height="0.246cm" svg:x="9.273cm" svg:y="5.432cm" svg:viewBox="0 0 95 247" draw:points="0,0 0,247 95,247 95,226 22,226 22,21 95,21 95,0">
          <text:p/>
        </draw:polygon>
        <draw:polygon draw:style-name="gr8" draw:text-style-name="P4" draw:layer="layout" svg:width="0.093cm" svg:height="0.246cm" svg:x="9.647cm" svg:y="5.432cm" svg:viewBox="0 0 94 247" draw:points="94,0 0,0 0,21 72,21 72,226 0,226 0,247 94,247">
          <text:p/>
        </draw:polygon>
        <draw:path draw:style-name="gr8" draw:text-style-name="P4" draw:layer="layout" svg:width="0.161cm" svg:height="0.225cm" svg:x="7.613cm" svg:y="5.941cm" svg:viewBox="0 0 162 226" svg:d="M120 38c0 4-4 30-13 51-8 21-38 47-51 47-17 0-22-22-22-43 0-38 27-80 65-80 13 0 21 13 21 25zM82 199c-4 9-9 13-21 17h-5c-4 0-4 0-4 6v4c0 0 26 0 39 0 12 0 38 0 38 0v-10l-9-4c-4 0-13 0-13-8l5-5 46-182c0-4 4-8 4-13 0-4-4-4-8-4 0 0-4 0-8 4l-13 13c-9-8-21-17-34-17-38 0-99 42-99 97 0 26 9 52 44 52 17 0 38-5 59-35z">
          <text:p/>
        </draw:path>
        <draw:path draw:style-name="gr8" draw:text-style-name="P4" draw:layer="layout" svg:width="0.111cm" svg:height="0.161cm" svg:x="7.787cm" svg:y="5.979cm" svg:viewBox="0 0 112 162" svg:d="M55 0c-33 0-55 30-55 82 0 51 22 80 55 80 35 0 57-29 57-80 0-52-22-82-57-82zM55 9c22 0 35 25 35 73 0 46-13 72-35 72-21 0-33-26-33-72 0-48 12-73 33-73z">
          <text:p/>
        </draw:path>
        <draw:polygon draw:style-name="gr8" draw:text-style-name="P4" draw:layer="layout" svg:width="0.195cm" svg:height="0.182cm" svg:x="11.914cm" svg:y="5.496cm" svg:viewBox="0 0 196 183" draw:points="196,183 196,162 107,162 107,0 90,0 90,162 0,162 0,183">
          <text:p/>
        </draw:polygon>
        <draw:polygon draw:style-name="gr8" draw:text-style-name="P4" draw:layer="layout" svg:width="0.115cm" svg:height="0.191cm" svg:x="6.318cm" svg:y="6.836cm" svg:viewBox="0 0 116 192" draw:points="65,0 0,25 0,38 44,30 44,166 40,175 5,175 5,192 116,192 116,175 78,175 78,171 78,0">
          <text:p/>
        </draw:polygon>
        <draw:line draw:style-name="gr13" draw:text-style-name="P1" draw:layer="layout" svg:x1="6.692cm" svg:y1="7.366cm" svg:x2="6.692cm" svg:y2="6.263cm">
          <text:p/>
        </draw:line>
        <draw:path draw:style-name="gr14" draw:text-style-name="P5" draw:layer="layout" svg:width="3.955cm" svg:height="0.386cm" svg:x="6.94cm" svg:y="6.488cm" svg:viewBox="0 0 3956 387" svg:d="M45 387h3869 4c34-30 46-81 34-128-17-51-64-81-77-132-17-46 0-97 39-127h-3869 4c-42 30-59 81-42 127 12 51 59 81 76 132 13 47 0 98-38 128h4z">
          <text:p/>
        </draw:path>
        <draw:path draw:style-name="gr15" draw:text-style-name="P1" draw:layer="layout" svg:width="3.955cm" svg:height="0.386cm" svg:x="6.94cm" svg:y="6.488cm" svg:viewBox="0 0 3956 387" svg:d="M45 387h3869 4c34-30 46-81 34-128-17-51-64-81-77-132-17-46 0-97 39-127h-3869 4c-42 30-59 81-42 127 12 51 59 81 76 132 13 47 0 98-38 128h4z">
          <text:p/>
        </draw:path>
        <draw:polygon draw:style-name="gr14" draw:text-style-name="P5" draw:layer="layout" svg:width="0.462cm" svg:height="0.466cm" svg:x="7.915cm" svg:y="6.891cm" svg:viewBox="0 0 463 467" draw:points="234,0 463,119 463,467 0,467 0,119">
          <text:p/>
        </draw:polygon>
        <draw:polygon draw:style-name="gr15" draw:text-style-name="P1" draw:layer="layout" svg:width="0.462cm" svg:height="0.466cm" svg:x="7.915cm" svg:y="6.891cm" svg:viewBox="0 0 463 467" draw:points="234,0 463,119 463,467 0,467 0,119">
          <text:p/>
        </draw:polygon>
        <draw:polyline draw:style-name="gr15" draw:text-style-name="P1" draw:layer="layout" svg:width="2.33cm" svg:height="0.39cm" svg:x="12.012cm" svg:y="6.484cm" svg:viewBox="0 0 2331 391" draw:points="0,391 2331,391 2331,0 0,0">
          <text:p/>
        </draw:polyline>
        <draw:line draw:style-name="gr15" draw:text-style-name="P1" draw:layer="layout" svg:x1="12.012cm" svg:y1="6.484cm" svg:x2="12.012cm" svg:y2="6.526cm">
          <text:p/>
        </draw:line>
        <draw:line draw:style-name="gr15" draw:text-style-name="P1" draw:layer="layout" svg:x1="12.012cm" svg:y1="6.836cm" svg:x2="12.012cm" svg:y2="6.874cm">
          <text:p/>
        </draw:line>
        <draw:polygon draw:style-name="gr8" draw:text-style-name="P4" draw:layer="layout" svg:width="0.089cm" svg:height="0.246cm" svg:x="7.724cm" svg:y="6.531cm" svg:viewBox="0 0 90 247" draw:points="0,0 0,247 90,247 90,225 17,225 17,21 90,21 90,0">
          <text:p/>
        </draw:polygon>
        <draw:polygon draw:style-name="gr8" draw:text-style-name="P4" draw:layer="layout" svg:width="0.093cm" svg:height="0.246cm" svg:x="8.11cm" svg:y="6.531cm" svg:viewBox="0 0 94 247" draw:points="0,0 0,247 94,247 94,225 21,225 21,21 94,21 94,0">
          <text:p/>
        </draw:polygon>
        <draw:polygon draw:style-name="gr8" draw:text-style-name="P4" draw:layer="layout" svg:width="0.093cm" svg:height="0.246cm" svg:x="8.484cm" svg:y="6.531cm" svg:viewBox="0 0 94 247" draw:points="94,0 0,0 0,21 73,21 73,225 0,225 0,247 94,247">
          <text:p/>
        </draw:polygon>
        <draw:polygon draw:style-name="gr8" draw:text-style-name="P4" draw:layer="layout" svg:width="0.093cm" svg:height="0.246cm" svg:x="8.87cm" svg:y="6.531cm" svg:viewBox="0 0 94 247" draw:points="94,0 0,0 0,21 73,21 73,225 0,225 0,247 94,247">
          <text:p/>
        </draw:polygon>
        <draw:polygon draw:style-name="gr8" draw:text-style-name="P4" draw:layer="layout" svg:width="0.094cm" svg:height="0.246cm" svg:x="9.273cm" svg:y="6.531cm" svg:viewBox="0 0 95 247" draw:points="0,0 0,247 95,247 95,225 22,225 22,21 95,21 95,0">
          <text:p/>
        </draw:polygon>
        <draw:polygon draw:style-name="gr8" draw:text-style-name="P4" draw:layer="layout" svg:width="0.093cm" svg:height="0.246cm" svg:x="9.647cm" svg:y="6.531cm" svg:viewBox="0 0 94 247" draw:points="94,0 0,0 0,21 72,21 72,225 0,225 0,247 94,247">
          <text:p/>
        </draw:polygon>
        <draw:path draw:style-name="gr8" draw:text-style-name="P4" draw:layer="layout" svg:width="0.157cm" svg:height="0.225cm" svg:x="8.004cm" svg:y="7.039cm" svg:viewBox="0 0 158 226" svg:d="M120 40c0 4-9 29-17 51-9 21-39 46-51 46-13 0-17-21-17-42 0-38 25-82 59-82 17 0 26 14 26 27zM77 201c0 13-8 17-17 17h-8c0 0-5 0-5 4v4c0 0 26 0 43 0 13 0 38 0 38 0v-8h-4-4c-5-4-13-4-13-13v-4l51-184c0-4 0-8 0-12 0-5-4-5-4-5-5 0-9 0-13 5l-13 18c-8-14-17-23-34-23-38 0-94 44-94 99 0 25 8 55 43 55 17 0 34-8 56-38h4z">
          <text:p/>
        </draw:path>
        <draw:path draw:style-name="gr8" draw:text-style-name="P4" draw:layer="layout" svg:width="0.114cm" svg:height="0.165cm" svg:x="8.174cm" svg:y="7.078cm" svg:viewBox="0 0 115 166" svg:d="M59 0c-34 0-59 29-59 80 0 56 25 86 59 86 35 0 56-30 56-86 0-51-21-80-56-80zM59 12c21 0 35 22 35 68 0 48-14 73-35 73s-34-25-34-73c0-46 13-68 34-68z">
          <text:p/>
        </draw:path>
        <draw:path draw:style-name="gr8" draw:text-style-name="P4" draw:layer="layout" svg:width="0.144cm" svg:height="0.208cm" svg:x="11.863cm" svg:y="6.624cm" svg:viewBox="0 0 145 209" svg:d="M39 30c9-9 17-13 26-13 4 0 8 0 8 4 4 0 9 4 13 9 4 0 4 4 8 8 0 4 0 9 0 13s0 8 0 13c-4 4-4 8-8 8-4 4-9 8-9 8-4 0-8 5-12 5-5 0-9-5-13-5s-9-4-13-8c0 0-4-4-4-8-4-5-4-9-4-13s0-9 4-13c0-4 0-8 4-8zM99 12c-9-8-22-12-34-12-9 0-13 0-22 4-8 4-12 4-17 8-4 9-9 13-13 18-4 8-4 12-4 21 0 8 0 17 4 25 4 4 13 13 18 17-14 9-18 18-18 27 0 8 4 16 13 21-17 8-26 21-26 34 0 4 4 8 4 13 5 4 9 8 13 8 5 4 14 8 22 8 9 5 17 5 30 5s21 0 30-5c8-4 17-4 21-8s8-8 13-17c4-4 4-9 4-17 0-4 0-9-4-13 0-4-5-8-9-13-4-4-8-4-17-8-8 0-17 0-25 0-5 0-9 0-13 0s-9 0-13 0-13 0-17-4c-4 0-4-4-4-9 0-4 4-8 8-18 9 5 13 5 22 5 4 0 12 0 21-5 4-4 8-4 17-12 4-5 8-9 8-13 5-8 5-13 5-21 0-9 0-17-9-26 9-4 17-8 26-8h8c0 4 0 4 4 4l-4-21h-4c-13 0-26 4-38 12zM43 145c5 0 9 0 17 0 5 0 13 0 22 0h4c13 0 17 4 21 4 4 4 9 9 9 17 0 9-5 13-13 17-9 5-21 9-34 9-4 0-13 0-17 0-4-4-9-4-13-4-4-5-8-5-13-9 0-4-4-9-4-13 0-8 9-13 21-21z">
          <text:p/>
        </draw:path>
        <draw:path draw:style-name="gr8" draw:text-style-name="P4" draw:layer="layout" svg:width="0.127cm" svg:height="0.208cm" svg:x="12.033cm" svg:y="6.573cm" svg:viewBox="0 0 128 209" svg:d="M63 21c13 0 26 9 30 26l-68 89c-4-9-4-21-4-34 0-34 9-81 42-81zM63 0c-42 0-63 59-63 106 0 52 21 103 63 103 48 0 65-61 65-107 0-51-21-102-65-102zM103 68c4 13 4 25 4 38 0 38-14 81-44 81-12 0-25-12-29-29z">
          <text:p/>
        </draw:path>
        <draw:polygon draw:style-name="gr8" draw:text-style-name="P4" draw:layer="layout" svg:width="0.195cm" svg:height="0.182cm" svg:x="12.381cm" svg:y="6.594cm" svg:viewBox="0 0 196 183" draw:points="196,183 196,162 111,162 111,0 90,0 90,162 0,162 0,183">
          <text:p/>
        </draw:polygon>
        <draw:path draw:style-name="gr8" draw:text-style-name="P4" draw:layer="layout" svg:width="0.132cm" svg:height="0.191cm" svg:x="6.301cm" svg:y="7.934cm" svg:viewBox="0 0 133 192" svg:d="M34 166c56-43 91-72 91-110 0-34-22-56-60-56-35 0-60 22-60 43 0 8 8 17 17 17 4 0 8-4 12-4h5v-30c4-4 12-4 22-4 21 0 34 12 34 38 0 34-34 63-95 110v4 18h133v-26c-4 0-13 0-26 0z">
          <text:p/>
        </draw:path>
        <draw:line draw:style-name="gr13" draw:text-style-name="P1" draw:layer="layout" svg:x1="6.692cm" svg:y1="8.464cm" svg:x2="6.692cm" svg:y2="7.366cm">
          <text:p/>
        </draw:line>
        <draw:path draw:style-name="gr14" draw:text-style-name="P5" draw:layer="layout" svg:width="3.955cm" svg:height="0.386cm" svg:x="6.94cm" svg:y="7.587cm" svg:viewBox="0 0 3956 387" svg:d="M45 387h3869 4c34-30 46-82 34-129-17-50-64-80-77-131-17-47 0-98 39-127h-3869 4c-42 29-59 80-42 127 12 51 59 81 76 131 13 47 0 99-38 129h4z">
          <text:p/>
        </draw:path>
        <draw:path draw:style-name="gr15" draw:text-style-name="P1" draw:layer="layout" svg:width="3.955cm" svg:height="0.386cm" svg:x="6.94cm" svg:y="7.587cm" svg:viewBox="0 0 3956 387" svg:d="M45 387h3869 4c34-30 46-82 34-129-17-50-64-80-77-131-17-47 0-98 39-127h-3869 4c-42 29-59 80-42 127 12 51 59 81 76 131 13 47 0 99-38 129h4z">
          <text:p/>
        </draw:path>
        <draw:polygon draw:style-name="gr14" draw:text-style-name="P5" draw:layer="layout" svg:width="0.467cm" svg:height="0.462cm" svg:x="8.301cm" svg:y="7.994cm" svg:viewBox="0 0 468 463" draw:points="234,0 468,115 468,463 0,463 0,115">
          <text:p/>
        </draw:polygon>
        <draw:polygon draw:style-name="gr15" draw:text-style-name="P1" draw:layer="layout" svg:width="0.467cm" svg:height="0.462cm" svg:x="8.301cm" svg:y="7.994cm" svg:viewBox="0 0 468 463" draw:points="234,0 468,115 468,463 0,463 0,115">
          <text:p/>
        </draw:polygon>
        <draw:polyline draw:style-name="gr15" draw:text-style-name="P1" draw:layer="layout" svg:width="2.33cm" svg:height="0.386cm" svg:x="12.012cm" svg:y="7.587cm" svg:viewBox="0 0 2331 387" draw:points="0,387 2331,387 2331,0 0,0">
          <text:p/>
        </draw:polyline>
        <draw:line draw:style-name="gr15" draw:text-style-name="P1" draw:layer="layout" svg:x1="12.012cm" svg:y1="7.587cm" svg:x2="12.012cm" svg:y2="7.625cm">
          <text:p/>
        </draw:line>
        <draw:line draw:style-name="gr15" draw:text-style-name="P1" draw:layer="layout" svg:x1="12.012cm" svg:y1="7.934cm" svg:x2="12.012cm" svg:y2="7.973cm">
          <text:p/>
        </draw:line>
        <draw:polygon draw:style-name="gr8" draw:text-style-name="P4" draw:layer="layout" svg:width="0.089cm" svg:height="0.246cm" svg:x="7.724cm" svg:y="7.629cm" svg:viewBox="0 0 90 247" draw:points="0,0 0,247 90,247 90,230 17,230 17,21 90,21 90,0">
          <text:p/>
        </draw:polygon>
        <draw:polygon draw:style-name="gr8" draw:text-style-name="P4" draw:layer="layout" svg:width="0.093cm" svg:height="0.246cm" svg:x="8.11cm" svg:y="7.629cm" svg:viewBox="0 0 94 247" draw:points="0,0 0,247 94,247 94,230 21,230 21,21 94,21 94,0">
          <text:p/>
        </draw:polygon>
        <draw:polygon draw:style-name="gr8" draw:text-style-name="P4" draw:layer="layout" svg:width="0.093cm" svg:height="0.246cm" svg:x="8.484cm" svg:y="7.629cm" svg:viewBox="0 0 94 247" draw:points="94,0 0,0 0,21 73,21 73,230 0,230 0,247 94,247">
          <text:p/>
        </draw:polygon>
        <draw:polygon draw:style-name="gr8" draw:text-style-name="P4" draw:layer="layout" svg:width="0.093cm" svg:height="0.246cm" svg:x="8.87cm" svg:y="7.629cm" svg:viewBox="0 0 94 247" draw:points="94,0 0,0 0,21 73,21 73,230 0,230 0,247 94,247">
          <text:p/>
        </draw:polygon>
        <draw:polygon draw:style-name="gr8" draw:text-style-name="P4" draw:layer="layout" svg:width="0.094cm" svg:height="0.246cm" svg:x="9.273cm" svg:y="7.629cm" svg:viewBox="0 0 95 247" draw:points="0,0 0,247 95,247 95,230 22,230 22,21 95,21 95,0">
          <text:p/>
        </draw:polygon>
        <draw:polygon draw:style-name="gr8" draw:text-style-name="P4" draw:layer="layout" svg:width="0.093cm" svg:height="0.246cm" svg:x="9.647cm" svg:y="7.629cm" svg:viewBox="0 0 94 247" draw:points="94,0 0,0 0,21 72,21 72,230 0,230 0,247 94,247">
          <text:p/>
        </draw:polygon>
        <draw:path draw:style-name="gr8" draw:text-style-name="P4" draw:layer="layout" svg:width="0.157cm" svg:height="0.229cm" svg:x="8.39cm" svg:y="8.138cm" svg:viewBox="0 0 158 230" svg:d="M120 38c0 4-8 30-13 51-8 21-38 47-55 47-13 0-17-21-17-38 0-43 26-85 64-85 13 0 21 12 21 25zM82 204c-4 9-9 13-21 13h-5c-4 0-4 0-4 4v5 4c0 0 26-4 38-4 13 0 38 0 38 0v-5c0-4 0-4 0-4h-8c-4 0-13-4-13-8 0-5 0-5 0-5l51-187c0-4 0-9 0-9 0-8 0-8-4-8 0 0-4 0-8 8l-13 13c-9-13-21-17-34-17-43 0-99 38-99 94 0 25 9 55 44 55 17 0 34-9 59-38z">
          <text:p/>
        </draw:path>
        <draw:path draw:style-name="gr8" draw:text-style-name="P4" draw:layer="layout" svg:width="0.111cm" svg:height="0.165cm" svg:x="8.564cm" svg:y="8.176cm" svg:viewBox="0 0 112 166" svg:d="M55 0c-34 0-55 30-55 81 0 55 21 85 55 85 35 0 57-30 57-85 0-51-22-81-57-81zM55 13c23 0 35 21 35 68 0 46-12 72-35 72-21 0-34-26-34-72 0-47 13-68 34-68z">
          <text:p/>
        </draw:path>
        <draw:path draw:style-name="gr8" draw:text-style-name="P4" draw:layer="layout" svg:width="0.144cm" svg:height="0.208cm" svg:x="11.863cm" svg:y="7.722cm" svg:viewBox="0 0 145 209" svg:d="M39 30c9-9 17-13 26-13 4 0 8 4 8 4 4 0 9 5 13 9 4 0 4 4 8 8 0 6 0 10 0 14s0 9 0 13c-4 4-4 8-8 8-4 5-9 9-9 9-4 0-8 4-12 4-5 0-9-4-13-4s-9-4-13-9c0 0-4-4-4-8-4-4-4-9-4-13s0-8 4-14c0-4 0-8 4-8zM99 13c-9-8-22-13-34-13-9 0-13 0-22 5-8 4-12 8-17 12-4 4-9 9-13 17-4 4-4 14-4 18 0 9 0 17 4 26 4 4 13 12 18 17-14 8-18 17-18 25 0 13 4 17 13 21-17 13-26 21-26 34 0 4 4 9 4 13 5 4 9 8 13 13 5 0 14 4 22 4 9 4 17 4 30 4s21 0 30-4c8 0 17-4 21-9 4-4 8-8 13-17 4-4 4-8 4-17 0-4 0-8-4-12 0-4-5-9-9-13s-8-4-17-8c-8 0-17 0-25 0-5 0-9 0-13 0s-9 0-13 0-13 0-17-5c-4 0-4-4-4-8s4-9 8-17c9 4 13 4 22 4 4 0 12 0 21-4 4 0 8-4 17-9 4-8 8-12 8-17 5-8 5-12 5-21 0-8 0-18-9-26 9-5 17-5 26-5h8 4l-4-21h-4c-13 0-26 5-38 13zM43 146c5 0 9 0 17 0 5 0 13 4 22 4l4-4c13 0 17 4 21 8 4 0 9 4 9 13 0 8-5 12-13 17-9 4-21 8-34 8-4 0-13 0-17 0-4-4-9-4-13-4-4-4-8-4-13-9 0-4-4-8-4-12 0-5 9-13 21-21z">
          <text:p/>
        </draw:path>
        <draw:path draw:style-name="gr8" draw:text-style-name="P4" draw:layer="layout" svg:width="0.127cm" svg:height="0.207cm" svg:x="12.033cm" svg:y="7.672cm" svg:viewBox="0 0 128 208" svg:d="M63 21c13 0 26 8 30 25l-68 94c-4-12-4-25-4-38 0-35 9-81 42-81zM63 0c-42 0-63 59-63 106 0 51 21 102 63 102 48 0 65-55 65-106 0-47-21-102-65-102zM103 67c4 13 4 27 4 39 0 39-14 81-44 81-12 0-25-13-29-30z">
          <text:p/>
        </draw:path>
        <draw:path draw:style-name="gr8" draw:text-style-name="P4" draw:layer="layout" svg:width="0.144cm" svg:height="0.208cm" svg:x="12.33cm" svg:y="7.722cm" svg:viewBox="0 0 145 209" svg:d="M38 30c9-9 17-13 26-13 4 0 8 4 12 4 5 0 9 5 9 9 4 0 4 4 8 8 0 6 0 10 0 14s0 9 0 13c-4 4-4 8-8 8 0 5-4 9-9 9-4 0-8 4-12 4-5 0-9-4-13-4s-9-4-13-9c0 0-4-4-4-8-4-4-4-9-4-13s0-8 4-14c0-4 4-8 4-8zM98 13c-9-8-22-13-34-13-9 0-13 0-22 5-4 4-12 8-17 12-4 4-8 9-12 17 0 4-4 14-4 18 0 9 4 17 8 26 0 4 8 12 13 17-9 8-17 17-17 25 0 13 4 17 12 21-16 13-25 21-25 34 0 4 4 9 4 13 5 4 9 8 13 13 4 0 13 4 21 4 9 4 17 4 30 4s21 0 30-4c8 0 17-4 21-9 8-4 14-8 14-17 4-4 4-8 4-17 0-4 0-8-4-12 0-4-5-9-10-13-4-4-8-4-17-8-4 0-13 0-25 0-5 0-5 0-13 0 0 0-4 0-9 0-8 0-12 0-21-5 0 0-4-4-4-8s4-9 8-17c9 4 13 4 22 4 8 0 12 0 21-4 4 0 13-4 17-9 4-8 8-12 8-17 5-8 5-12 5-21 0-8 0-18-5-26 5-5 13-5 27-5h4 4l-4-21h-4c-14 0-27 5-39 13zM42 146c5 0 9 0 17 0 5 0 13 4 22 4 0 0 4 0 4-4h4c9 0 13 4 17 8 4 0 9 4 9 13 0 8-5 12-13 17-9 4-17 8-34 8-4 0-9 0-17 0-4-4-9-4-13-4-4-4-8-4-13-9 0-4-4-8-4-12 0-5 9-13 21-21z">
          <text:p/>
        </draw:path>
        <draw:path draw:style-name="gr8" draw:text-style-name="P4" draw:layer="layout" svg:width="0.127cm" svg:height="0.207cm" svg:x="12.5cm" svg:y="7.672cm" svg:viewBox="0 0 128 208" svg:d="M64 21c13 0 26 8 35 25l-73 94c-4-12-4-25-4-38 0-35 13-81 42-81zM64 0c-42 0-64 59-64 106 0 51 26 102 64 102 47 0 64-55 64-106 0-47-21-102-64-102zM103 67c4 13 4 27 4 39 0 39-13 81-43 81-12 0-21-13-29-30z">
          <text:p/>
        </draw:path>
        <draw:polygon draw:style-name="gr8" draw:text-style-name="P4" draw:layer="layout" svg:width="0.195cm" svg:height="0.182cm" svg:x="12.844cm" svg:y="7.693cm" svg:viewBox="0 0 196 183" draw:points="196,183 196,166 110,166 110,0 89,0 89,166 0,166 0,183">
          <text:p/>
        </draw:polygon>
        <draw:path draw:style-name="gr8" draw:text-style-name="P4" draw:layer="layout" svg:width="0.157cm" svg:height="0.242cm" svg:x="6.272cm" svg:y="9.041cm" svg:viewBox="0 0 158 243" svg:d="M98 115c34-9 51-30 51-59 0-35-30-56-69-56-46 0-76 21-76 47 0 9 8 17 21 17 4 0 9 0 13-4v-34c8-5 21-9 34-9 26 0 43 17 43 47 0 25-17 42-56 42h-4v22c4 0 13 0 17 0 35 0 52 12 52 42s-21 55-56 55c-9 0-17-4-30-8l-9-30c-4 0-8 0-12 0-9 0-17 4-17 17 0 17 25 39 68 39 56 0 90-35 90-73 0-30-22-51-60-55z">
          <text:p/>
        </draw:path>
        <draw:line draw:style-name="gr13" draw:text-style-name="P1" draw:layer="layout" svg:x1="6.692cm" svg:y1="9.563cm" svg:x2="6.692cm" svg:y2="8.464cm">
          <text:p/>
        </draw:line>
        <draw:path draw:style-name="gr14" draw:text-style-name="P5" draw:layer="layout" svg:width="3.955cm" svg:height="0.386cm" svg:x="6.94cm" svg:y="8.685cm" svg:viewBox="0 0 3956 387" svg:d="M45 387h3869 4c34-31 46-82 34-128-17-47-64-81-77-127-17-47 0-102 39-132h-3869 4c-42 30-59 85-42 132 12 46 59 80 76 127 13 46 0 97-38 128h4z">
          <text:p/>
        </draw:path>
        <draw:path draw:style-name="gr15" draw:text-style-name="P1" draw:layer="layout" svg:width="3.955cm" svg:height="0.386cm" svg:x="6.94cm" svg:y="8.685cm" svg:viewBox="0 0 3956 387" svg:d="M45 387h3869 4c34-31 46-82 34-128-17-47-64-81-77-127-17-47 0-102 39-132h-3869 4c-42 30-59 85-42 132 12 46 59 80 76 127 13 46 0 97-38 128h4z">
          <text:p/>
        </draw:path>
        <draw:polygon draw:style-name="gr14" draw:text-style-name="P5" draw:layer="layout" svg:width="0.462cm" svg:height="0.463cm" svg:x="8.692cm" svg:y="9.092cm" svg:viewBox="0 0 463 464" draw:points="233,0 463,115 463,464 0,464 0,115">
          <text:p/>
        </draw:polygon>
        <draw:polygon draw:style-name="gr15" draw:text-style-name="P1" draw:layer="layout" svg:width="0.462cm" svg:height="0.463cm" svg:x="8.692cm" svg:y="9.092cm" svg:viewBox="0 0 463 464" draw:points="233,0 463,115 463,464 0,464 0,115">
          <text:p/>
        </draw:polygon>
        <draw:polyline draw:style-name="gr15" draw:text-style-name="P1" draw:layer="layout" svg:width="2.33cm" svg:height="0.386cm" svg:x="12.012cm" svg:y="8.685cm" svg:viewBox="0 0 2331 387" draw:points="0,387 2331,387 2331,0 0,0">
          <text:p/>
        </draw:polyline>
        <draw:line draw:style-name="gr15" draw:text-style-name="P1" draw:layer="layout" svg:x1="12.012cm" svg:y1="8.685cm" svg:x2="12.012cm" svg:y2="8.723cm">
          <text:p/>
        </draw:line>
        <draw:line draw:style-name="gr15" draw:text-style-name="P1" draw:layer="layout" svg:x1="12.012cm" svg:y1="9.033cm" svg:x2="12.012cm" svg:y2="9.071cm">
          <text:p/>
        </draw:line>
        <draw:polygon draw:style-name="gr8" draw:text-style-name="P4" draw:layer="layout" svg:width="0.089cm" svg:height="0.242cm" svg:x="7.724cm" svg:y="8.732cm" svg:viewBox="0 0 90 243" draw:points="0,0 0,243 90,243 90,226 17,226 17,17 90,17 90,0">
          <text:p/>
        </draw:polygon>
        <draw:polygon draw:style-name="gr8" draw:text-style-name="P4" draw:layer="layout" svg:width="0.093cm" svg:height="0.242cm" svg:x="8.11cm" svg:y="8.732cm" svg:viewBox="0 0 94 243" draw:points="0,0 0,243 94,243 94,226 21,226 21,17 94,17 94,0">
          <text:p/>
        </draw:polygon>
        <draw:polygon draw:style-name="gr8" draw:text-style-name="P4" draw:layer="layout" svg:width="0.093cm" svg:height="0.242cm" svg:x="8.484cm" svg:y="8.732cm" svg:viewBox="0 0 94 243" draw:points="94,0 0,0 0,17 73,17 73,226 0,226 0,243 94,243">
          <text:p/>
        </draw:polygon>
        <draw:polygon draw:style-name="gr8" draw:text-style-name="P4" draw:layer="layout" svg:width="0.093cm" svg:height="0.242cm" svg:x="8.87cm" svg:y="8.732cm" svg:viewBox="0 0 94 243" draw:points="94,0 0,0 0,17 73,17 73,226 0,226 0,243 94,243">
          <text:p/>
        </draw:polygon>
        <draw:polygon draw:style-name="gr8" draw:text-style-name="P4" draw:layer="layout" svg:width="0.094cm" svg:height="0.242cm" svg:x="9.273cm" svg:y="8.732cm" svg:viewBox="0 0 95 243" draw:points="0,0 0,243 95,243 95,226 22,226 22,17 95,17 95,0">
          <text:p/>
        </draw:polygon>
        <draw:polygon draw:style-name="gr8" draw:text-style-name="P4" draw:layer="layout" svg:width="0.093cm" svg:height="0.242cm" svg:x="9.647cm" svg:y="8.732cm" svg:viewBox="0 0 94 243" draw:points="94,0 0,0 0,17 72,17 72,226 0,226 0,243 94,243">
          <text:p/>
        </draw:polygon>
        <draw:path draw:style-name="gr8" draw:text-style-name="P4" draw:layer="layout" svg:width="0.157cm" svg:height="0.228cm" svg:x="8.781cm" svg:y="9.237cm" svg:viewBox="0 0 158 229" svg:d="M119 38c0 8-8 33-16 50-9 22-40 51-52 51-13 0-21-25-21-42 0-42 29-81 64-81 13 0 25 9 25 22zM76 203c0 8-8 13-17 13h-8c0 4-4 4-4 4v9c0 0 25-5 38-5 18 0 43 5 43 5v-5-4c0-4 0-4-4-4h-5c-4 0-12 0-12-9 0-4 0-4 0-4l51-187c0-4 0-4 0-8s-4-8-4-8c-5 0-9 0-13 8l-13 13c-9-13-17-17-34-17-39 0-94 38-94 97 0 21 8 51 42 51 17 0 34-8 56-38z">
          <text:p/>
        </draw:path>
        <draw:path draw:style-name="gr8" draw:text-style-name="P4" draw:layer="layout" svg:width="0.114cm" svg:height="0.165cm" svg:x="8.951cm" svg:y="9.275cm" svg:viewBox="0 0 115 166" svg:d="M59 0c-34 0-59 29-59 85 0 51 25 81 59 81 30 0 56-30 56-81 0-56-26-85-56-85zM59 12c21 0 30 26 30 73s-9 68-30 68c-26 0-34-21-34-68s8-73 34-73z">
          <text:p/>
        </draw:path>
        <draw:path draw:style-name="gr8" draw:text-style-name="P4" draw:layer="layout" svg:width="0.144cm" svg:height="0.208cm" svg:x="11.863cm" svg:y="8.821cm" svg:viewBox="0 0 145 209" svg:d="M39 29c9-8 17-8 26-8 4 0 8 0 8 0 4 4 9 4 13 8 4 5 4 5 8 9 0 4 0 8 0 13 0 4 0 8 0 12-4 5-4 9-8 13-4 0-9 4-9 4-4 5-8 5-12 5-5 0-9 0-13-5-4 0-9-4-13-4 0-4-4-8-4-13-4-4-4-8-4-12 0-5 0-9 4-13 0-4 0-4 4-9zM99 17c-9-13-22-17-34-17-9 0-13 4-22 4-8 4-12 9-17 13-4 4-9 8-13 17-4 4-4 12-4 21 0 4 0 13 4 21 4 9 13 13 18 17-14 8-18 17-18 30 0 8 4 13 13 17-17 13-26 21-26 34 0 4 4 8 4 13 5 5 9 9 13 13 5 4 14 4 22 9 9 0 17 0 30 0s21 0 30-5c8 0 17-4 21-8s8-9 13-14c4-8 4-13 4-17 0-8 0-12-4-17 0-4-5-8-9-12-4 0-8-5-17-5-8-4-17-4-25-4-5 0-9 0-13 0s-9 0-13 0-13 0-17-4c-4 0-4-5-4-9s4-8 8-17c9 4 13 4 22 4 4 0 12 0 21-4 4 0 8-4 17-8 4-4 8-13 8-17 5-9 5-13 5-21 0-9 0-17-9-26 9-4 17-4 26-4h8 4l-4-21h-4c-13 0-26 8-38 17zM43 144c5 0 9 0 17 4 5 0 13 0 22 0h4c13 0 17 0 21 5 4 4 9 8 9 12 0 9-5 13-13 17-9 10-21 10-34 10-4 0-13 0-17 0s-9-5-13-5c-4-5-8-5-13-9 0-4-4-4-4-9 0-8 9-16 21-25z">
          <text:p/>
        </draw:path>
        <draw:path draw:style-name="gr8" draw:text-style-name="P4" draw:layer="layout" svg:width="0.127cm" svg:height="0.208cm" svg:x="12.033cm" svg:y="8.77cm" svg:viewBox="0 0 128 209" svg:d="M63 21c13 0 26 14 30 27l-68 93c-4-13-4-26-4-34 0-34 9-86 42-86zM63 0c-42 0-63 60-63 107 0 51 21 102 63 102 48 0 65-56 65-102 0-51-21-107-65-107zM103 69c4 12 4 25 4 42 0 34-14 77-44 77-12 0-25-13-29-26z">
          <text:p/>
        </draw:path>
        <draw:polygon draw:style-name="gr8" draw:text-style-name="P4" draw:layer="layout" svg:width="0.195cm" svg:height="0.183cm" svg:x="12.381cm" svg:y="8.791cm" svg:viewBox="0 0 196 184" draw:points="196,184 196,167 111,167 111,0 90,0 90,167 0,167 0,184">
          <text:p/>
        </draw:polygon>
        <draw:path draw:style-name="gr8" draw:text-style-name="P4" draw:layer="layout" svg:width="0.174cm" svg:height="0.242cm" svg:x="6.263cm" svg:y="10.14cm" svg:viewBox="0 0 175 243" svg:d="M116 0l-116 141v25h112v77h25v-77h38v-21h-38v-145zM112 34v111h-91z">
          <text:p/>
        </draw:path>
        <draw:line draw:style-name="gr13" draw:text-style-name="P1" draw:layer="layout" svg:x1="6.692cm" svg:y1="10.662cm" svg:x2="6.692cm" svg:y2="9.563cm">
          <text:p/>
        </draw:line>
        <draw:path draw:style-name="gr14" draw:text-style-name="P5" draw:layer="layout" svg:width="3.955cm" svg:height="0.386cm" svg:x="6.94cm" svg:y="9.783cm" svg:viewBox="0 0 3956 387" svg:d="M45 387h3869 4c34-29 46-80 34-127-17-46-64-80-77-127-17-47 0-98 39-133h-3869 4c-42 35-59 86-42 133 12 47 59 81 76 127 13 47 0 98-38 127h4z">
          <text:p/>
        </draw:path>
        <draw:path draw:style-name="gr15" draw:text-style-name="P1" draw:layer="layout" svg:width="3.955cm" svg:height="0.386cm" svg:x="6.94cm" svg:y="9.783cm" svg:viewBox="0 0 3956 387" svg:d="M45 387h3869 4c34-29 46-80 34-127-17-46-64-80-77-127-17-47 0-98 39-133h-3869 4c-42 35-59 86-42 133 12 47 59 81 76 127 13 47 0 98-38 127h4z">
          <text:p/>
        </draw:path>
        <draw:polygon draw:style-name="gr14" draw:text-style-name="P5" draw:layer="layout" svg:width="0.467cm" svg:height="0.462cm" svg:x="9.078cm" svg:y="10.191cm" svg:viewBox="0 0 468 463" draw:points="234,0 468,114 468,463 0,463 0,114">
          <text:p/>
        </draw:polygon>
        <draw:polygon draw:style-name="gr15" draw:text-style-name="P1" draw:layer="layout" svg:width="0.467cm" svg:height="0.462cm" svg:x="9.078cm" svg:y="10.191cm" svg:viewBox="0 0 468 463" draw:points="234,0 468,114 468,463 0,463 0,114">
          <text:p/>
        </draw:polygon>
        <draw:polyline draw:style-name="gr15" draw:text-style-name="P1" draw:layer="layout" svg:width="2.33cm" svg:height="0.386cm" svg:x="12.012cm" svg:y="9.783cm" svg:viewBox="0 0 2331 387" draw:points="0,387 2331,387 2331,0 0,0">
          <text:p/>
        </draw:polyline>
        <draw:line draw:style-name="gr15" draw:text-style-name="P1" draw:layer="layout" svg:x1="12.012cm" svg:y1="9.783cm" svg:x2="12.012cm" svg:y2="9.822cm">
          <text:p/>
        </draw:line>
        <draw:line draw:style-name="gr15" draw:text-style-name="P1" draw:layer="layout" svg:x1="12.012cm" svg:y1="10.131cm" svg:x2="12.012cm" svg:y2="10.169cm">
          <text:p/>
        </draw:line>
        <draw:polygon draw:style-name="gr8" draw:text-style-name="P4" draw:layer="layout" svg:width="0.089cm" svg:height="0.242cm" svg:x="7.724cm" svg:y="9.83cm" svg:viewBox="0 0 90 243" draw:points="0,0 0,243 90,243 90,226 17,226 17,17 90,17 90,0">
          <text:p/>
        </draw:polygon>
        <draw:polygon draw:style-name="gr8" draw:text-style-name="P4" draw:layer="layout" svg:width="0.093cm" svg:height="0.242cm" svg:x="8.11cm" svg:y="9.83cm" svg:viewBox="0 0 94 243" draw:points="0,0 0,243 94,243 94,226 21,226 21,17 94,17 94,0">
          <text:p/>
        </draw:polygon>
        <draw:polygon draw:style-name="gr8" draw:text-style-name="P4" draw:layer="layout" svg:width="0.093cm" svg:height="0.242cm" svg:x="8.484cm" svg:y="9.83cm" svg:viewBox="0 0 94 243" draw:points="94,0 0,0 0,17 73,17 73,226 0,226 0,243 94,243">
          <text:p/>
        </draw:polygon>
        <draw:polygon draw:style-name="gr8" draw:text-style-name="P4" draw:layer="layout" svg:width="0.093cm" svg:height="0.242cm" svg:x="8.87cm" svg:y="9.83cm" svg:viewBox="0 0 94 243" draw:points="94,0 0,0 0,17 73,17 73,226 0,226 0,243 94,243">
          <text:p/>
        </draw:polygon>
        <draw:polygon draw:style-name="gr8" draw:text-style-name="P4" draw:layer="layout" svg:width="0.094cm" svg:height="0.242cm" svg:x="9.273cm" svg:y="9.83cm" svg:viewBox="0 0 95 243" draw:points="0,0 0,243 95,243 95,226 22,226 22,17 95,17 95,0">
          <text:p/>
        </draw:polygon>
        <draw:polygon draw:style-name="gr8" draw:text-style-name="P4" draw:layer="layout" svg:width="0.093cm" svg:height="0.242cm" svg:x="9.647cm" svg:y="9.83cm" svg:viewBox="0 0 94 243" draw:points="94,0 0,0 0,17 72,17 72,226 0,226 0,243 94,243">
          <text:p/>
        </draw:polygon>
        <draw:path draw:style-name="gr8" draw:text-style-name="P4" draw:layer="layout" svg:width="0.157cm" svg:height="0.229cm" svg:x="9.167cm" svg:y="10.335cm" svg:viewBox="0 0 158 230" svg:d="M120 38c0 9-8 34-13 52-8 21-42 51-55 51s-17-26-17-43c0-39 26-81 64-81 13 0 21 8 21 21zM82 205c-5 8-9 12-21 12l-9 4v9c0 0 25 0 38 0s39 0 39 0v-9-4h-9c-4 0-13 0-13-8v-4l51-188c0-4 0-4 0-9 0-4 0-8-4-8 0 0-9 4-13 8l-8 13c-9-8-21-17-34-17-43 0-99 38-99 99 0 25 8 50 44 50 17 0 33-8 59-38v5z">
          <text:p/>
        </draw:path>
        <draw:path draw:style-name="gr8" draw:text-style-name="P4" draw:layer="layout" svg:width="0.11cm" svg:height="0.166cm" svg:x="9.341cm" svg:y="10.373cm" svg:viewBox="0 0 111 167" svg:d="M55 0c-33 0-55 30-55 85 0 52 22 82 55 82 35 0 56-30 56-82 0-55-21-85-56-85zM55 13c23 0 35 25 35 72s-12 69-35 69c-21 0-33-22-33-69s12-72 33-72z">
          <text:p/>
        </draw:path>
        <draw:polygon draw:style-name="gr8" draw:text-style-name="P4" draw:layer="layout" svg:width="0.195cm" svg:height="0.182cm" svg:x="11.914cm" svg:y="9.89cm" svg:viewBox="0 0 196 183" draw:points="196,183 196,166 107,166 107,0 90,0 90,166 0,166 0,183">
          <text:p/>
        </draw:polygon>
        <draw:path draw:style-name="gr8" draw:text-style-name="P4" draw:layer="layout" svg:width="0.157cm" svg:height="0.237cm" svg:x="6.272cm" svg:y="11.243cm" svg:viewBox="0 0 158 238" svg:d="M21 0v115c8 0 17 0 30 0 52 0 73 17 73 51s-21 59-56 59c-9 0-17-4-22-4l-17-34c0 0-4 0-8 0-13 0-21 9-21 17 0 21 25 34 63 34 61 0 95-34 95-81 0-38-30-68-78-68-12 0-21 5-34 9v-72h103v-26z">
          <text:p/>
        </draw:path>
        <draw:line draw:style-name="gr13" draw:text-style-name="P1" draw:layer="layout" svg:x1="6.692cm" svg:y1="11.76cm" svg:x2="6.692cm" svg:y2="10.662cm">
          <text:p/>
        </draw:line>
        <draw:path draw:style-name="gr14" draw:text-style-name="P5" draw:layer="layout" svg:width="3.955cm" svg:height="0.39cm" svg:x="6.94cm" svg:y="10.882cm" svg:viewBox="0 0 3956 391" svg:d="M45 391h3869 4c34-34 46-85 34-131-17-48-64-82-77-129-17-46 0-97 39-131h-3869 4c-42 34-59 85-42 131 12 47 59 81 76 129 13 46 0 97-38 131h4z">
          <text:p/>
        </draw:path>
        <draw:path draw:style-name="gr15" draw:text-style-name="P1" draw:layer="layout" svg:width="3.955cm" svg:height="0.39cm" svg:x="6.94cm" svg:y="10.882cm" svg:viewBox="0 0 3956 391" svg:d="M45 391h3869 4c34-34 46-85 34-131-17-48-64-82-77-129-17-46 0-97 39-131h-3869 4c-42 34-59 85-42 131 12 47 59 81 76 129 13 46 0 97-38 131h4z">
          <text:p/>
        </draw:path>
        <draw:polygon draw:style-name="gr14" draw:text-style-name="P5" draw:layer="layout" svg:width="0.462cm" svg:height="0.462cm" svg:x="9.469cm" svg:y="11.289cm" svg:viewBox="0 0 463 463" draw:points="230,0 463,116 463,463 0,463 0,116">
          <text:p/>
        </draw:polygon>
        <draw:polygon draw:style-name="gr15" draw:text-style-name="P1" draw:layer="layout" svg:width="0.462cm" svg:height="0.462cm" svg:x="9.469cm" svg:y="11.289cm" svg:viewBox="0 0 463 463" draw:points="230,0 463,116 463,463 0,463 0,116">
          <text:p/>
        </draw:polygon>
        <draw:polyline draw:style-name="gr15" draw:text-style-name="P1" draw:layer="layout" svg:width="2.33cm" svg:height="0.39cm" svg:x="12.012cm" svg:y="10.882cm" svg:viewBox="0 0 2331 391" draw:points="0,391 2331,391 2331,0 0,0">
          <text:p/>
        </draw:polyline>
        <draw:line draw:style-name="gr15" draw:text-style-name="P1" draw:layer="layout" svg:x1="12.012cm" svg:y1="10.882cm" svg:x2="12.012cm" svg:y2="10.92cm">
          <text:p/>
        </draw:line>
        <draw:line draw:style-name="gr15" draw:text-style-name="P1" draw:layer="layout" svg:x1="12.012cm" svg:y1="11.23cm" svg:x2="12.012cm" svg:y2="11.272cm">
          <text:p/>
        </draw:line>
        <draw:polygon draw:style-name="gr8" draw:text-style-name="P4" draw:layer="layout" svg:width="0.089cm" svg:height="0.246cm" svg:x="7.724cm" svg:y="10.929cm" svg:viewBox="0 0 90 247" draw:points="0,0 0,247 90,247 90,225 17,225 17,22 90,22 90,0">
          <text:p/>
        </draw:polygon>
        <draw:polygon draw:style-name="gr8" draw:text-style-name="P4" draw:layer="layout" svg:width="0.093cm" svg:height="0.246cm" svg:x="8.11cm" svg:y="10.929cm" svg:viewBox="0 0 94 247" draw:points="0,0 0,247 94,247 94,225 21,225 21,22 94,22 94,0">
          <text:p/>
        </draw:polygon>
        <draw:polygon draw:style-name="gr8" draw:text-style-name="P4" draw:layer="layout" svg:width="0.093cm" svg:height="0.246cm" svg:x="8.484cm" svg:y="10.929cm" svg:viewBox="0 0 94 247" draw:points="94,0 0,0 0,22 73,22 73,225 0,225 0,247 94,247">
          <text:p/>
        </draw:polygon>
        <draw:polygon draw:style-name="gr8" draw:text-style-name="P4" draw:layer="layout" svg:width="0.093cm" svg:height="0.246cm" svg:x="8.87cm" svg:y="10.929cm" svg:viewBox="0 0 94 247" draw:points="94,0 0,0 0,22 73,22 73,225 0,225 0,247 94,247">
          <text:p/>
        </draw:polygon>
        <draw:polygon draw:style-name="gr8" draw:text-style-name="P4" draw:layer="layout" svg:width="0.094cm" svg:height="0.246cm" svg:x="9.273cm" svg:y="10.929cm" svg:viewBox="0 0 95 247" draw:points="0,0 0,247 95,247 95,225 22,225 22,22 95,22 95,0">
          <text:p/>
        </draw:polygon>
        <draw:polygon draw:style-name="gr8" draw:text-style-name="P4" draw:layer="layout" svg:width="0.093cm" svg:height="0.246cm" svg:x="9.647cm" svg:y="10.929cm" svg:viewBox="0 0 94 247" draw:points="94,0 0,0 0,22 72,22 72,225 0,225 0,247 94,247">
          <text:p/>
        </draw:polygon>
        <draw:path draw:style-name="gr8" draw:text-style-name="P4" draw:layer="layout" svg:width="0.157cm" svg:height="0.224cm" svg:x="9.558cm" svg:y="11.438cm" svg:viewBox="0 0 158 225" svg:d="M115 38c0 4-4 29-12 47-9 22-39 51-51 51-18 0-23-25-23-43 0-38 31-81 65-81 13 0 21 9 21 26zM77 200c-4 8-8 13-21 17h-4-5v8c0 0 26 0 39 0 17 0 42 0 42 0v-8c0 0-4 0-4-4h-4c-9 0-13 0-13-9v-4l51-188c0 0 0-4 0-8s-5-4-5-4c-4 0-8 0-12 4l-13 13c-8-9-21-17-34-17-38 0-94 38-94 97 0 27 8 52 39 52 21 0 38-8 59-34z">
          <text:p/>
        </draw:path>
        <draw:path draw:style-name="gr8" draw:text-style-name="P4" draw:layer="layout" svg:width="0.115cm" svg:height="0.161cm" svg:x="9.727cm" svg:y="11.476cm" svg:viewBox="0 0 116 162" svg:d="M57 0c-34 0-57 29-57 81 0 51 23 81 57 81s59-30 59-81c0-52-25-81-59-81zM57 8c25 0 34 26 34 73s-9 72-34 72c-21 0-34-25-34-72s13-73 34-73z">
          <text:p/>
        </draw:path>
        <draw:path draw:style-name="gr8" draw:text-style-name="P4" draw:layer="layout" svg:width="0.144cm" svg:height="0.208cm" svg:x="11.863cm" svg:y="11.022cm" svg:viewBox="0 0 145 209" svg:d="M39 25c9-4 17-8 26-8 4 0 8 0 8 4 4 0 9 4 13 4 4 5 4 9 8 13 0 4 0 8 0 13s0 9 0 9c-4 4-4 9-8 13s-9 4-9 9c-4 0-8 0-12 0-5 0-9 0-13 0-4-5-9-5-13-9 0-4-4-9-4-13-4 0-4-4-4-9s0-9 4-13c0-4 0-8 4-13zM99 13c-9-9-22-13-34-13-9 0-13 0-22 0-8 4-12 8-17 13-4 4-9 12-13 17-4 8-4 12-4 21s0 18 4 22c4 9 13 13 18 17-14 13-18 21-18 30 0 8 4 17 13 21-17 8-26 21-26 30 0 8 4 8 4 16 5 0 9 5 13 9 5 4 14 8 22 8 9 0 17 5 30 5s21-5 30-5c8-4 17-8 21-12 4-5 8-9 13-13 4-4 4-13 4-17s0-8-4-13c0-8-5-8-9-12-4-5-8-9-17-9-8-4-17-4-25-4-5 0-9 0-13 0s-9 0-13 0-13 0-17 0c-4-4-4-4-4-9 0-4 4-12 8-16 9 0 13 4 22 4 4 0 12-4 21-4 4-5 8-9 17-13 4-4 8-9 8-17 5-5 5-13 5-18 0-9 0-17-9-26 9-4 17-8 26-8h8 4l-4-17h-4c-13 0-26 4-38 13zM43 145c5 0 9 0 17 0 5 0 13 0 22 0h4c13 0 17 0 21 4 4 5 9 9 9 13 0 9-5 17-13 21-9 4-21 4-34 4-4 0-13 0-17 0s-9 0-13-4c-4 0-8-4-13-4 0-4-4-8-4-13 0-8 9-17 21-21z">
          <text:p/>
        </draw:path>
        <draw:path draw:style-name="gr8" draw:text-style-name="P4" draw:layer="layout" svg:width="0.127cm" svg:height="0.204cm" svg:x="12.033cm" svg:y="10.971cm" svg:viewBox="0 0 128 205" svg:d="M63 17c13 0 26 13 30 30l-68 90c-4-13-4-26-4-34 0-35 9-86 42-86zM63 0c-42 0-63 59-63 107 0 47 21 98 63 98 48 0 65-55 65-102 0-52-21-103-65-103zM103 64c4 12 4 29 4 43 0 38-14 76-44 76-12 0-25-8-29-25z">
          <text:p/>
        </draw:path>
        <draw:polygon draw:style-name="gr8" draw:text-style-name="P4" draw:layer="layout" svg:width="0.195cm" svg:height="0.182cm" svg:x="12.381cm" svg:y="10.988cm" svg:viewBox="0 0 196 183" draw:points="196,183 196,166 111,166 111,0 90,0 90,166 0,166 0,183">
          <text:p/>
        </draw:polygon>
        <draw:path draw:style-name="gr8" draw:text-style-name="P4" draw:layer="layout" svg:width="0.17cm" svg:height="0.255cm" svg:x="6.263cm" svg:y="12.273cm" svg:viewBox="0 0 171 256" svg:d="M137 0c-86 4-137 65-137 154 0 63 34 102 86 102 47 0 85-39 85-85 0-43-34-77-76-77-17 0-40 9-61 22 13-64 48-86 90-99l17 4zM34 133c17-13 34-17 52-17 30 0 51 21 51 59s-21 63-51 63c-31 0-52-29-52-84 0-9 0-13 0-21z">
          <text:p/>
        </draw:path>
        <draw:line draw:style-name="gr13" draw:text-style-name="P1" draw:layer="layout" svg:x1="6.692cm" svg:y1="12.858cm" svg:x2="6.692cm" svg:y2="11.76cm">
          <text:p/>
        </draw:line>
        <draw:path draw:style-name="gr14" draw:text-style-name="P5" draw:layer="layout" svg:width="3.955cm" svg:height="0.386cm" svg:x="6.94cm" svg:y="11.985cm" svg:viewBox="0 0 3956 387" svg:d="M45 387h3869 4c34-30 46-85 34-132-17-47-64-80-77-128-17-47 0-98 39-127h-3869 4c-42 29-59 80-42 127 12 48 59 81 76 128 13 47 0 102-38 132h4z">
          <text:p/>
        </draw:path>
        <draw:path draw:style-name="gr15" draw:text-style-name="P1" draw:layer="layout" svg:width="3.955cm" svg:height="0.386cm" svg:x="6.94cm" svg:y="11.985cm" svg:viewBox="0 0 3956 387" svg:d="M45 387h3869 4c34-30 46-85 34-132-17-47-64-80-77-128-17-47 0-98 39-127h-3869 4c-42 29-59 80-42 127 12 48 59 81 76 128 13 47 0 102-38 132h4z">
          <text:p/>
        </draw:path>
        <draw:polygon draw:style-name="gr14" draw:text-style-name="P5" draw:layer="layout" svg:width="0.467cm" svg:height="0.466cm" svg:x="9.855cm" svg:y="12.388cm" svg:viewBox="0 0 468 467" draw:points="234,0 468,118 468,467 0,467 0,118">
          <text:p/>
        </draw:polygon>
        <draw:polygon draw:style-name="gr15" draw:text-style-name="P1" draw:layer="layout" svg:width="0.467cm" svg:height="0.466cm" svg:x="9.855cm" svg:y="12.388cm" svg:viewBox="0 0 468 467" draw:points="234,0 468,118 468,467 0,467 0,118">
          <text:p/>
        </draw:polygon>
        <draw:polyline draw:style-name="gr15" draw:text-style-name="P1" draw:layer="layout" svg:width="2.33cm" svg:height="0.39cm" svg:x="12.012cm" svg:y="11.981cm" svg:viewBox="0 0 2331 391" draw:points="0,391 2331,391 2331,0 0,0">
          <text:p/>
        </draw:polyline>
        <draw:line draw:style-name="gr15" draw:text-style-name="P1" draw:layer="layout" svg:x1="12.012cm" svg:y1="11.981cm" svg:x2="12.012cm" svg:y2="12.019cm">
          <text:p/>
        </draw:line>
        <draw:line draw:style-name="gr15" draw:text-style-name="P1" draw:layer="layout" svg:x1="12.012cm" svg:y1="12.332cm" svg:x2="12.012cm" svg:y2="12.371cm">
          <text:p/>
        </draw:line>
        <draw:polygon draw:style-name="gr8" draw:text-style-name="P4" draw:layer="layout" svg:width="0.089cm" svg:height="0.246cm" svg:x="7.724cm" svg:y="12.027cm" svg:viewBox="0 0 90 247" draw:points="0,0 0,247 90,247 90,226 17,226 17,21 90,21 90,0">
          <text:p/>
        </draw:polygon>
        <draw:polygon draw:style-name="gr8" draw:text-style-name="P4" draw:layer="layout" svg:width="0.093cm" svg:height="0.246cm" svg:x="8.11cm" svg:y="12.027cm" svg:viewBox="0 0 94 247" draw:points="0,0 0,247 94,247 94,226 21,226 21,21 94,21 94,0">
          <text:p/>
        </draw:polygon>
        <draw:polygon draw:style-name="gr8" draw:text-style-name="P4" draw:layer="layout" svg:width="0.093cm" svg:height="0.246cm" svg:x="8.484cm" svg:y="12.027cm" svg:viewBox="0 0 94 247" draw:points="94,0 0,0 0,21 73,21 73,226 0,226 0,247 94,247">
          <text:p/>
        </draw:polygon>
        <draw:polygon draw:style-name="gr8" draw:text-style-name="P4" draw:layer="layout" svg:width="0.093cm" svg:height="0.246cm" svg:x="8.87cm" svg:y="12.027cm" svg:viewBox="0 0 94 247" draw:points="94,0 0,0 0,21 73,21 73,226 0,226 0,247 94,247">
          <text:p/>
        </draw:polygon>
        <draw:polygon draw:style-name="gr8" draw:text-style-name="P4" draw:layer="layout" svg:width="0.094cm" svg:height="0.246cm" svg:x="9.273cm" svg:y="12.027cm" svg:viewBox="0 0 95 247" draw:points="0,0 0,247 95,247 95,226 22,226 22,21 95,21 95,0">
          <text:p/>
        </draw:polygon>
        <draw:polygon draw:style-name="gr8" draw:text-style-name="P4" draw:layer="layout" svg:width="0.093cm" svg:height="0.246cm" svg:x="9.647cm" svg:y="12.027cm" svg:viewBox="0 0 94 247" draw:points="94,0 0,0 0,21 72,21 72,226 0,226 0,247 94,247">
          <text:p/>
        </draw:polygon>
        <draw:path draw:style-name="gr8" draw:text-style-name="P4" draw:layer="layout" svg:width="0.157cm" svg:height="0.225cm" svg:x="9.944cm" svg:y="12.536cm" svg:viewBox="0 0 158 226" svg:d="M120 38c0 4-9 30-13 51-8 21-42 48-55 48s-17-23-17-44c0-38 25-80 64-80 12 0 21 13 21 25zM78 200c0 9-5 13-18 17h-8v5 4c0 0 26 0 38 0 13 0 38 0 38 0v-9l-8-4c-4 0-13 0-13-8v-5l51-183c0-4 0-8 0-13 0-4-4-4-4-4-4 0-9 0-13 4l-8 13c-9-8-22-17-39-17-38 0-94 42-94 98 0 26 9 52 43 52 17 0 35-5 60-36z">
          <text:p/>
        </draw:path>
        <draw:path draw:style-name="gr8" draw:text-style-name="P4" draw:layer="layout" svg:width="0.11cm" svg:height="0.161cm" svg:x="10.118cm" svg:y="12.574cm" svg:viewBox="0 0 111 162" svg:d="M55 0c-34 0-55 30-55 82 0 51 21 80 55 80 35 0 56-29 56-80 0-52-21-82-56-82zM55 9c23 0 35 25 35 73 0 46-12 72-35 72-21 0-34-26-34-72 0-48 13-73 34-73z">
          <text:p/>
        </draw:path>
        <draw:polygon draw:style-name="gr8" draw:text-style-name="P4" draw:layer="layout" svg:width="0.195cm" svg:height="0.182cm" svg:x="11.914cm" svg:y="12.091cm" svg:viewBox="0 0 196 183" draw:points="196,183 196,162 107,162 107,0 90,0 90,162 0,162 0,183">
          <text:p/>
        </draw:polygon>
        <draw:polygon draw:style-name="gr8" draw:text-style-name="P4" draw:layer="layout" svg:width="0.158cm" svg:height="0.242cm" svg:x="6.284cm" svg:y="13.439cm" svg:viewBox="0 0 159 243" draw:points="0,0 0,60 13,60 22,26 129,26 13,243 47,243 47,226 159,13 159,0">
          <text:p/>
        </draw:polygon>
        <draw:line draw:style-name="gr13" draw:text-style-name="P1" draw:layer="layout" svg:x1="6.692cm" svg:y1="13.961cm" svg:x2="6.692cm" svg:y2="12.858cm">
          <text:p/>
        </draw:line>
        <draw:path draw:style-name="gr14" draw:text-style-name="P5" draw:layer="layout" svg:width="3.955cm" svg:height="0.386cm" svg:x="6.94cm" svg:y="13.083cm" svg:viewBox="0 0 3956 387" svg:d="M45 387h3869 4c34-30 46-81 34-127-17-52-64-82-77-133-17-46 0-97 39-127h-3869 4c-42 30-59 81-42 127 12 51 59 81 76 133 13 46 0 97-38 127h4z">
          <text:p/>
        </draw:path>
        <draw:path draw:style-name="gr15" draw:text-style-name="P1" draw:layer="layout" svg:width="3.955cm" svg:height="0.386cm" svg:x="6.94cm" svg:y="13.083cm" svg:viewBox="0 0 3956 387" svg:d="M45 387h3869 4c34-30 46-81 34-127-17-52-64-82-77-133-17-46 0-97 39-127h-3869 4c-42 30-59 81-42 127 12 51 59 81 76 133 13 46 0 97-38 127h4z">
          <text:p/>
        </draw:path>
        <draw:polygon draw:style-name="gr14" draw:text-style-name="P5" draw:layer="layout" svg:width="0.463cm" svg:height="0.467cm" svg:x="10.245cm" svg:y="13.486cm" svg:viewBox="0 0 464 468" draw:points="231,0 464,119 464,468 0,468 0,119">
          <text:p/>
        </draw:polygon>
        <draw:polygon draw:style-name="gr15" draw:text-style-name="P1" draw:layer="layout" svg:width="0.463cm" svg:height="0.467cm" svg:x="10.245cm" svg:y="13.486cm" svg:viewBox="0 0 464 468" draw:points="231,0 464,119 464,468 0,468 0,119">
          <text:p/>
        </draw:polygon>
        <draw:polyline draw:style-name="gr15" draw:text-style-name="P1" draw:layer="layout" svg:width="2.33cm" svg:height="0.39cm" svg:x="12.012cm" svg:y="13.079cm" svg:viewBox="0 0 2331 391" draw:points="0,391 2331,391 2331,0 0,0">
          <text:p/>
        </draw:polyline>
        <draw:line draw:style-name="gr15" draw:text-style-name="P1" draw:layer="layout" svg:x1="12.012cm" svg:y1="13.079cm" svg:x2="12.012cm" svg:y2="13.121cm">
          <text:p/>
        </draw:line>
        <draw:line draw:style-name="gr15" draw:text-style-name="P1" draw:layer="layout" svg:x1="12.012cm" svg:y1="13.431cm" svg:x2="12.012cm" svg:y2="13.469cm">
          <text:p/>
        </draw:line>
        <draw:polygon draw:style-name="gr8" draw:text-style-name="P4" draw:layer="layout" svg:width="0.089cm" svg:height="0.246cm" svg:x="7.724cm" svg:y="13.126cm" svg:viewBox="0 0 90 247" draw:points="0,0 0,247 90,247 90,230 17,230 17,21 90,21 90,0">
          <text:p/>
        </draw:polygon>
        <draw:polygon draw:style-name="gr8" draw:text-style-name="P4" draw:layer="layout" svg:width="0.093cm" svg:height="0.246cm" svg:x="8.11cm" svg:y="13.126cm" svg:viewBox="0 0 94 247" draw:points="0,0 0,247 94,247 94,230 21,230 21,21 94,21 94,0">
          <text:p/>
        </draw:polygon>
        <draw:polygon draw:style-name="gr8" draw:text-style-name="P4" draw:layer="layout" svg:width="0.093cm" svg:height="0.246cm" svg:x="8.484cm" svg:y="13.126cm" svg:viewBox="0 0 94 247" draw:points="94,0 0,0 0,21 73,21 73,230 0,230 0,247 94,247">
          <text:p/>
        </draw:polygon>
        <draw:polygon draw:style-name="gr8" draw:text-style-name="P4" draw:layer="layout" svg:width="0.093cm" svg:height="0.246cm" svg:x="8.87cm" svg:y="13.126cm" svg:viewBox="0 0 94 247" draw:points="94,0 0,0 0,21 73,21 73,230 0,230 0,247 94,247">
          <text:p/>
        </draw:polygon>
        <draw:polygon draw:style-name="gr8" draw:text-style-name="P4" draw:layer="layout" svg:width="0.094cm" svg:height="0.246cm" svg:x="9.273cm" svg:y="13.126cm" svg:viewBox="0 0 95 247" draw:points="0,0 0,247 95,247 95,230 22,230 22,21 95,21 95,0">
          <text:p/>
        </draw:polygon>
        <draw:polygon draw:style-name="gr8" draw:text-style-name="P4" draw:layer="layout" svg:width="0.093cm" svg:height="0.246cm" svg:x="9.647cm" svg:y="13.126cm" svg:viewBox="0 0 94 247" draw:points="94,0 0,0 0,21 72,21 72,230 0,230 0,247 94,247">
          <text:p/>
        </draw:polygon>
        <draw:path draw:style-name="gr8" draw:text-style-name="P4" draw:layer="layout" svg:width="0.157cm" svg:height="0.225cm" svg:x="10.335cm" svg:y="13.634cm" svg:viewBox="0 0 158 226" svg:d="M115 39c0 4-4 29-14 51-8 21-38 46-50 46-18 0-22-21-22-42 0-38 30-81 64-81 13 0 22 13 22 26zM76 201c-4 13-8 17-21 17h-4c-5 0-5 0-5 4v4c0 0 26 0 39 0 16 0 39 0 39 0h4v-8h-4-9c-4-4-9-4-9-13v-4l48-184c4-4 4-8 4-12 0-5-4-5-4-5-5 0-9 0-13 5l-13 17c-9-13-22-22-35-22-38 0-93 43-93 98 0 25 4 56 38 56 21 0 38-8 59-39z">
          <text:p/>
        </draw:path>
        <draw:polygon draw:style-name="gr8" draw:text-style-name="P4" draw:layer="layout" svg:width="0.085cm" svg:height="0.161cm" svg:x="10.517cm" svg:y="13.673cm" svg:viewBox="0 0 86 162" draw:points="52,0 0,17 0,25 39,17 39,145 35,149 9,149 9,162 86,162 86,153 61,149 61,145 61,0">
          <text:p/>
        </draw:polygon>
        <draw:polygon draw:style-name="gr8" draw:text-style-name="P4" draw:layer="layout" svg:width="0.136cm" svg:height="0.255cm" svg:x="4.509cm" svg:y="20.278cm" svg:viewBox="0 0 137 256" draw:points="43,0 43,13 69,13 73,22 30,230 26,239 0,239 0,256 94,256 94,239 69,239 65,230 107,22 111,13 137,13 137,0">
          <text:p/>
        </draw:polygon>
        <draw:path draw:style-name="gr8" draw:text-style-name="P4" draw:layer="layout" svg:width="0.182cm" svg:height="0.187cm" svg:x="4.649cm" svg:y="20.346cm" svg:viewBox="0 0 183 188" svg:d="M55 0l-55 13v14l34 4-34 157h34l21-131c25-22 43-30 55-30 17 0 22 8 22 25 0 5 0 13 0 21l-17 72c-5 9-5 17-5 22 0 12 9 21 30 21 8 0 25-4 43-9v-12c-8 4-13 4-22 4-13 0-17-9-17-21 0-5 0-13 4-22l13-59c0-17 4-25 4-34 0-22-12-35-33-35-17 0-43 13-73 39l9-39z">
          <text:p/>
        </draw:path>
        <draw:path draw:style-name="gr8" draw:text-style-name="P4" draw:layer="layout" svg:width="0.128cm" svg:height="0.187cm" svg:x="4.844cm" svg:y="20.346cm" svg:viewBox="0 0 129 188" svg:d="M107 48c13-4 22-9 22-21 0-14-13-27-34-27-39 0-69 31-69 61 0 21 17 29 39 46 17 13 25 21 25 38s-13 30-34 30c-13 0-22-4-30-13l8-17c-4-4-13-8-17-8-12 0-17 8-17 21 0 17 17 30 48 30 42 0 72-26 72-55 0-26-17-34-38-51-17-13-30-21-30-38 0-13 13-22 25-22 5 0 9 0 13 0z">
          <text:p/>
        </draw:path>
        <draw:path draw:style-name="gr8" draw:text-style-name="P4" draw:layer="layout" svg:width="0.111cm" svg:height="0.221cm" svg:x="5.005cm" svg:y="20.312cm" svg:viewBox="0 0 112 222" svg:d="M47 0l-17 39-30 13v9h26l-21 101c-6 13-5 22-5 26 0 25 13 34 35 34 12 0 29-4 55-17v-13c-13 9-26 9-34 9-17 0-26-9-26-22 0-4 5-12 5-17l21-101h56v-17h-56l8-44z">
          <text:p/>
        </draw:path>
        <draw:path draw:style-name="gr8" draw:text-style-name="P4" draw:layer="layout" svg:width="0.14cm" svg:height="0.187cm" svg:x="5.129cm" svg:y="20.346cm" svg:viewBox="0 0 141 188" svg:d="M55 0l-55 13v14l29 4-29 157h29l17-89c5-38 17-55 57-72l8 21h4c13 0 26-9 26-26 0-13-9-22-21-22-22 0-44 22-69 57l12-57z">
          <text:p/>
        </draw:path>
        <draw:path draw:style-name="gr8" draw:text-style-name="P4" draw:layer="layout" svg:width="0.183cm" svg:height="0.187cm" svg:x="5.387cm" svg:y="20.346cm" svg:viewBox="0 0 184 188" svg:d="M56 0l-56 13v14l30 4-30 157h30l26-131c21-22 42-30 55-30s21 8 21 25c0 5 0 13-4 21l-17 72c0 9-4 17-4 22 0 12 13 21 29 21 9 0 26-4 48-9v-12c-8 4-17 4-22 4-13 0-21-9-21-21 0-5 4-13 4-22l13-59c4-17 4-25 4-34 0-22-9-35-30-35s-42 13-72 39l4-39z">
          <text:p/>
        </draw:path>
        <draw:path draw:style-name="gr8" draw:text-style-name="P4" draw:layer="layout" svg:width="0.161cm" svg:height="0.187cm" svg:x="5.587cm" svg:y="20.346cm" svg:viewBox="0 0 162 188" svg:d="M98 0c-26 0-51 13-68 35s-30 51-30 81c0 46 26 72 64 72 25 0 51-9 69-30 21-21 29-51 29-80 0-47-25-78-64-78zM94 17c21 0 39 22 39 56 0 60-31 102-65 102-21 0-34-21-34-55 0-59 26-103 60-103z">
          <text:p/>
        </draw:path>
        <draw:polygon draw:style-name="gr8" draw:text-style-name="P4" draw:layer="layout" svg:width="0.136cm" svg:height="0.255cm" svg:x="6.453cm" svg:y="20.278cm" svg:viewBox="0 0 137 256" draw:points="43,0 43,13 68,13 72,22 30,230 26,239 0,239 0,256 94,256 94,239 68,239 64,230 107,22 112,13 137,13 137,0">
          <text:p/>
        </draw:polygon>
        <draw:path draw:style-name="gr8" draw:text-style-name="P4" draw:layer="layout" svg:width="0.183cm" svg:height="0.187cm" svg:x="6.593cm" svg:y="20.346cm" svg:viewBox="0 0 184 188" svg:d="M56 0l-56 13v14l30 4-30 157h34l22-131c26-22 43-30 56-30 17 0 21 8 21 25 0 5 0 13-4 21l-13 72c-4 9-4 17-4 22 0 12 8 21 25 21 13 0 26-4 47-9v-12c-9 4-17 4-21 4-13 0-17-9-17-21 0-5 0-13 4-22l13-59c0-17 4-25 4-34 0-22-13-35-34-35-17 0-43 13-72 39l8-39z">
          <text:p/>
        </draw:path>
        <draw:path draw:style-name="gr8" draw:text-style-name="P4" draw:layer="layout" svg:width="0.2cm" svg:height="0.267cm" svg:x="6.767cm" svg:y="20.346cm" svg:viewBox="0 0 201 268" svg:d="M89 0l-55 13v8l30 5-38 221-4 5-22 8v8h89v-8l-33-8 12-73c9 5 17 9 30 9 27 0 52-13 73-34 21-26 30-51 30-86 0-42-17-68-47-68-17 0-34 9-60 26l4-26zM73 162l21-119c18-13 31-22 43-22 21 0 34 17 34 47 0 31-13 65-25 82-9 12-26 21-43 21-9 0-22-4-30-9z">
          <text:p/>
        </draw:path>
        <draw:path draw:style-name="gr8" draw:text-style-name="P4" draw:layer="layout" svg:width="0.182cm" svg:height="0.187cm" svg:x="7.001cm" svg:y="20.346cm" svg:viewBox="0 0 183 188" svg:d="M60 0l-60 13v14l31 4-22 102c0 8-5 12-5 21 0 21 18 34 39 34 22 0 43-9 68-30 0 4 0 4 0 9 0 17 9 21 26 21 8 0 25-4 46-9v-12c-8 4-16 4-21 4-12 0-21-9-21-13 0-8 4-17 4-25l30-129h-34l-26 141c-21 17-42 22-55 22s-21-9-21-22c0-4 0-12 4-25l22-111z">
          <text:p/>
        </draw:path>
        <draw:path draw:style-name="gr8" draw:text-style-name="P4" draw:layer="layout" svg:width="0.111cm" svg:height="0.221cm" svg:x="7.217cm" svg:y="20.312cm" svg:viewBox="0 0 112 222" svg:d="M47 0l-21 39-26 13v9h22l-22 101c0 13 0 22 0 26 0 25 9 34 30 34 13 0 34-4 59-17v-13c-16 9-25 9-33 9-17 0-26-9-26-22 0-4 0-12 4-17l17-101h61v-17h-56l8-44z">
          <text:p/>
        </draw:path>
        <draw:path draw:style-name="gr8" draw:text-style-name="P4" draw:layer="layout" svg:width="0.238cm" svg:height="0.263cm" svg:x="8.215cm" svg:y="20.274cm" svg:viewBox="0 0 239 264" svg:d="M140 0c-42 0-80 17-106 52-21 30-34 68-34 106 0 64 43 106 102 106 38 0 76-21 103-55 21-30 34-68 34-110 0-34-13-64-38-82-18-13-40-17-61-17zM201 99c0 38-10 76-31 101-17 30-43 43-68 43-38 0-64-30-64-81 0-38 9-76 30-101 17-31 42-44 68-44 38 0 65 31 65 82z">
          <text:p/>
        </draw:path>
        <draw:path draw:style-name="gr8" draw:text-style-name="P4" draw:layer="layout" svg:width="0.182cm" svg:height="0.187cm" svg:x="8.483cm" svg:y="20.346cm" svg:viewBox="0 0 183 188" svg:d="M59 0l-59 13v14l29 4-21 102c0 8 0 12 0 21 0 21 13 34 34 34s43-9 68-30c0 4 0 4 0 9 0 17 8 21 25 21 13 0 26-4 48-9v-12c-8 4-17 4-22 4-13 0-17-9-17-13 0-8 0-17 0-25l31-129h-31l-30 141c-21 17-42 22-55 22s-21-9-21-22c0-4 0-12 4-25l26-111z">
          <text:p/>
        </draw:path>
        <draw:path draw:style-name="gr8" draw:text-style-name="P4" draw:layer="layout" svg:width="0.111cm" svg:height="0.221cm" svg:x="8.699cm" svg:y="20.312cm" svg:viewBox="0 0 112 222" svg:d="M48 0l-22 39-26 13v9h21l-17 101c-4 13-4 22-4 26 0 25 8 34 30 34 18 0 35-4 60-17v-13c-13 9-25 9-34 9-18 0-26-9-26-22 0-4 0-12 4-17l18-101h60v-17h-56l9-44z">
          <text:p/>
        </draw:path>
        <draw:path draw:style-name="gr8" draw:text-style-name="P4" draw:layer="layout" svg:width="0.199cm" svg:height="0.267cm" svg:x="8.784cm" svg:y="20.346cm" svg:viewBox="0 0 200 268" svg:d="M90 0l-56 13v8l30 5-38 221-5 5-21 8v8h90v-8l-35-8 13-73c9 5 18 9 26 9 30 0 56-13 73-34 25-26 33-51 33-86 0-42-17-68-46-68-17 0-39 9-60 26l5-26zM68 162l26-119c17-13 30-22 43-22 17 0 34 17 34 47 0 31-13 65-26 82-12 12-25 21-42 21-9 0-21-4-35-9z">
          <text:p/>
        </draw:path>
        <draw:path draw:style-name="gr8" draw:text-style-name="P4" draw:layer="layout" svg:width="0.183cm" svg:height="0.187cm" svg:x="9.017cm" svg:y="20.346cm" svg:viewBox="0 0 184 188" svg:d="M60 0l-60 13v14l30 4-21 102c0 8-4 12-4 21 0 21 16 34 38 34 21 0 42-9 68-30 0 4 0 4 0 9 0 17 8 21 25 21 9 0 26-4 48-9v-12c-9 4-18 4-22 4-13 0-22-9-22-13 0-8 5-17 5-25l30-129h-35l-25 141c-21 17-42 22-55 22s-22-9-22-22c0-4 0-12 5-25l21-111z">
          <text:p/>
        </draw:path>
        <draw:path draw:style-name="gr8" draw:text-style-name="P4" draw:layer="layout" svg:width="0.11cm" svg:height="0.221cm" svg:x="9.234cm" svg:y="20.312cm" svg:viewBox="0 0 111 222" svg:d="M47 0l-22 39-25 13v9h21l-21 101c0 13 0 22 0 26 0 25 8 34 30 34 13 0 35-4 60-17v-13c-17 9-30 9-39 9-13 0-21-9-21-22 0-4 0-12 0-17l21-101h60v-17h-56l10-44z">
          <text:p/>
        </draw:path>
        <draw:line draw:style-name="gr13" draw:text-style-name="P1" draw:layer="layout" svg:x1="4.284cm" svg:y1="20.686cm" svg:x2="9.756cm" svg:y2="20.686cm">
          <text:p/>
        </draw:line>
        <draw:path draw:style-name="gr8" draw:text-style-name="P4" draw:layer="layout" svg:width="0.183cm" svg:height="0.268cm" svg:x="5.557cm" svg:y="20.77cm" svg:viewBox="0 0 184 269" svg:d="M90 0c-51 0-90 51-90 132 0 86 39 137 90 137 55 0 94-51 94-137 0-81-39-132-94-132zM90 17c38 0 55 43 55 115 0 77-17 115-55 115-34 0-51-38-51-115 0-72 17-115 51-115z">
          <text:p/>
        </draw:path>
        <draw:line draw:style-name="gr13" draw:text-style-name="P1" draw:layer="layout" svg:x1="5.995cm" svg:y1="21.178cm" svg:x2="5.995cm" svg:y2="20.694cm">
          <text:p/>
        </draw:line>
        <draw:path draw:style-name="gr8" draw:text-style-name="P4" draw:layer="layout" svg:width="0.179cm" svg:height="0.284cm" svg:x="6.249cm" svg:y="20.847cm" svg:viewBox="0 0 180 285" svg:d="M137 47c0 9-8 38-17 64-8 26-46 59-60 59-17 0-21-25-21-50 0-51 29-103 73-103 17 0 25 13 25 30zM91 251c0 13-9 17-23 21h-8c0 0-4 0-4 5v8c0 0 30-4 47-4s43 0 43 0v-9l-9-4c-8 0-17 0-12-17l55-243v-4c0-4-4-4-4-4-5 0-9 0-13 8l-13 17c-9-12-21-21-38-21-48 0-112 48-112 120 0 29 13 63 51 63 23 0 40-8 65-42h4z">
          <text:p/>
        </draw:path>
        <draw:path draw:style-name="gr8" draw:text-style-name="P4" draw:layer="layout" svg:width="0.131cm" svg:height="0.195cm" svg:x="6.449cm" svg:y="20.902cm" svg:viewBox="0 0 132 196" svg:d="M65 0c-40 0-65 38-65 98 0 64 25 98 65 98 38 0 67-34 67-98 0-60-29-98-67-98zM65 17c25 0 38 25 38 81s-13 85-38 85c-26 0-40-29-40-85s14-81 40-81z">
          <text:p/>
        </draw:path>
        <draw:path draw:style-name="gr8" draw:text-style-name="P4" draw:layer="layout" svg:width="0.06cm" svg:height="0.097cm" svg:x="6.627cm" svg:y="20.991cm" svg:viewBox="0 0 61 98" svg:d="M61 39c0-35-26-39-34-39-9 0-27 4-27 22 0 17 18 21 27 21 4 0 8 0 8 0h4c0 0 5 0 5 5 0 8-5 25-35 42l5 8c13-4 47-29 47-59z">
          <text:p/>
        </draw:path>
        <draw:path draw:style-name="gr8" draw:text-style-name="P4" draw:layer="layout" svg:width="0.157cm" svg:height="0.195cm" svg:x="6.797cm" svg:y="20.843cm" svg:viewBox="0 0 158 196" svg:d="M17 26l17 21c13-17 30-21 47-21s30 4 38 8c8 9 8 22 8 39v8h-33c-30 0-51 8-68 17-17 13-26 26-26 43 0 8 4 12 4 21 5 4 9 12 13 17 4 4 13 8 21 8 9 4 17 9 26 9 25 0 47-9 68-26v17h26v-110c0-30-4-47-22-59-13-14-30-18-51-18-30 0-51 8-68 26zM132 102v13c0 9-5 17-5 21 0 5-4 9-8 13 0 0-4 4-8 8-9 5-13 9-17 9-9 4-17 4-26 4s-17 0-25-8c-9-5-13-13-13-21 0-5 0-9 4-17 0 0 4-5 13-9 4-4 12-9 21-9 9-4 21-4 34-4 4 0 9 0 13 0h8z">
          <text:p/>
        </draw:path>
        <draw:path draw:style-name="gr8" draw:text-style-name="P4" draw:layer="layout" svg:width="0.055cm" svg:height="0.097cm" svg:x="7.001cm" svg:y="20.991cm" svg:viewBox="0 0 56 98" svg:d="M56 39c0-35-21-39-34-39-8 0-22 4-22 22 0 17 14 21 26 21h5c4 0 4 0 4 0 4 0 8 0 8 5 0 8-8 25-39 42l4 8c14-4 48-29 48-59z">
          <text:p/>
        </draw:path>
        <draw:polygon draw:style-name="gr8" draw:text-style-name="P4" draw:layer="layout" svg:width="0.246cm" svg:height="0.225cm" svg:x="7.175cm" svg:y="20.804cm" svg:viewBox="0 0 247 226" draw:points="247,226 247,205 137,205 137,0 111,0 111,205 0,205 0,226">
          <text:p/>
        </draw:polygon>
        <draw:path draw:style-name="gr8" draw:text-style-name="P4" draw:layer="layout" svg:width="0.178cm" svg:height="0.284cm" svg:x="8.033cm" svg:y="20.847cm" svg:viewBox="0 0 179 285" svg:d="M137 47c0 9-9 38-18 64-8 26-42 59-60 59-17 0-21-25-21-50 0-51 31-103 73-103 17 0 26 13 26 30zM90 251c0 13-9 17-21 21h-10c0 0-4 0-4 5v8h4c0 0 26-4 43-4s43 0 43 0h4v-9h-4l-8-4c-5 0-18 0-13-17l55-243v-4c0-4-4-4-4-4-5 0-9 0-13 8l-13 17c-8-12-21-21-38-21-48 0-111 48-111 120 0 29 12 63 51 63 22 0 39-8 68-42z">
          <text:p/>
        </draw:path>
        <draw:path draw:style-name="gr8" draw:text-style-name="P4" draw:layer="layout" svg:width="0.132cm" svg:height="0.195cm" svg:x="8.232cm" svg:y="20.902cm" svg:viewBox="0 0 133 196" svg:d="M64 0c-38 0-64 38-64 97 0 65 26 99 64 99 43 0 69-34 69-99 0-59-26-97-69-97zM64 17c26 0 39 25 39 80 0 57-13 86-39 86s-38-29-38-86c0-55 12-80 38-80z">
          <text:p/>
        </draw:path>
        <draw:path draw:style-name="gr8" draw:text-style-name="P4" draw:layer="layout" svg:width="0.06cm" svg:height="0.097cm" svg:x="8.41cm" svg:y="20.991cm" svg:viewBox="0 0 61 98" svg:d="M61 39c0-35-27-39-35-39-9 0-26 4-26 22 0 17 17 21 30 21h4 5c4 0 4 0 4 5 0 8-4 25-34 42l4 8c13-4 48-29 48-59z">
          <text:p/>
        </draw:path>
        <draw:path draw:style-name="gr8" draw:text-style-name="P4" draw:layer="layout" svg:width="0.051cm" svg:height="0.102cm" svg:x="8.576cm" svg:y="20.762cm" svg:viewBox="0 0 52 103" svg:d="M39 0c-26 21-39 42-39 68 0 21 13 35 31 35 12 0 21-10 21-22 0-5 0-9-4-17h-26c0 0 0-5 0-9 0-17 13-34 30-55z">
          <text:p/>
        </draw:path>
        <draw:path draw:style-name="gr8" draw:text-style-name="P4" draw:layer="layout" svg:width="0.179cm" svg:height="0.258cm" svg:x="8.652cm" svg:y="20.843cm" svg:viewBox="0 0 180 259" svg:d="M51 33c4-8 17-12 26-12 8 0 13 0 17 4 4 0 8 4 13 8 4 5 8 9 8 13 4 4 4 9 4 17 0 4 0 9-4 13 0 4-4 8-8 12-5 5-9 9-13 9-4 4-9 4-17 4-4 0-9 0-13-4-9 0-13-4-13-9-4 0-8-8-8-12-4-4-4-9-4-13 0-8 0-13 0-17 4-4 8-8 12-13zM123 17c-12-13-25-17-46-17-9 0-17 0-22 4-8 4-16 8-25 13-4 4-8 12-13 21-4 8-8 17-8 25 0 9 4 21 8 30 5 8 13 12 22 21-13 13-22 21-22 34s5 21 17 25c-21 14-34 27-34 44 0 4 5 8 9 17 0 4 8 8 13 12 8 5 17 9 25 9 13 4 26 4 38 4 13 0 26-4 38-4 9-4 22-9 26-13 9-4 14-13 18-21 4-4 4-13 4-17 0-8 0-13-4-22-4-4-9-9-14-13-4-4-13-8-21-13-9 0-17 0-30 0-4 0-8 0-17 0-4 0-8 0-12 0-9 0-18 0-22-4-8-4-8-4-8-8 0-9 4-13 12-21 9 0 18 4 22 4 13 0 21-4 25-4 9-5 17-9 26-18 4-4 8-12 12-17 5-8 5-16 5-25 0-13-5-21-9-34 9-4 22-8 31-8h9 4l-4-21h-5c-18 0-35 4-48 17zM51 178c9 0 13 0 22 4 8 0 17 0 29 0h5 4c8 0 17 0 25 5 4 4 9 9 9 17 0 9-5 17-17 25-13 5-26 9-43 9-4 0-12 0-21-4-9 0-13 0-17-5-4 0-13-4-13-8-4-4-4-8-4-13 0-12 4-21 21-30z">
          <text:p/>
        </draw:path>
        <draw:path draw:style-name="gr8" draw:text-style-name="P4" draw:layer="layout" svg:width="0.162cm" svg:height="0.258cm" svg:x="8.86cm" svg:y="20.779cm" svg:viewBox="0 0 163 259" svg:d="M82 25c17 0 30 13 38 30l-85 114c-5-12-9-29-9-42 0-43 17-102 56-102zM82 0c-56 0-82 72-82 131 0 64 30 128 82 128 55 0 81-73 81-132 0-64-30-127-81-127zM129 80c4 17 8 34 8 51 0 47-17 98-55 98-18 0-31-13-39-34z">
          <text:p/>
        </draw:path>
        <draw:polygon draw:style-name="gr8" draw:text-style-name="P4" draw:layer="layout" svg:width="0.247cm" svg:height="0.225cm" svg:x="9.068cm" svg:y="20.804cm" svg:viewBox="0 0 248 226" draw:points="248,226 248,205 132,205 132,0 111,0 111,205 0,205 0,226">
          <text:p/>
        </draw:polygon>
        <draw:path draw:style-name="gr8" draw:text-style-name="P4" draw:layer="layout" svg:width="0.055cm" svg:height="0.102cm" svg:x="9.349cm" svg:y="20.762cm" svg:viewBox="0 0 56 103" svg:d="M17 103c26-27 39-48 39-69s-13-34-31-34c-12 0-25 8-25 21 0 5 4 9 8 13h22c5 4 5 4 5 8 0 17-14 39-35 61z">
          <text:p/>
        </draw:path>
        <draw:polygon draw:style-name="gr8" draw:text-style-name="P4" draw:layer="layout" svg:width="0.14cm" svg:height="0.263cm" svg:x="5.579cm" svg:y="21.254cm" svg:viewBox="0 0 141 264" draw:points="81,0 0,25 0,42 60,34 60,238 56,243 12,247 12,264 141,264 141,247 98,243 94,238 94,0">
          <text:p/>
        </draw:polygon>
        <draw:line draw:style-name="gr13" draw:text-style-name="P1" draw:layer="layout" svg:x1="5.995cm" svg:y1="21.661cm" svg:x2="5.995cm" svg:y2="21.178cm">
          <text:p/>
        </draw:line>
        <draw:path draw:style-name="gr8" draw:text-style-name="P4" draw:layer="layout" svg:width="0.179cm" svg:height="0.284cm" svg:x="6.249cm" svg:y="21.33cm" svg:viewBox="0 0 180 285" svg:d="M137 47c0 8-8 42-17 64-8 26-46 64-60 64-17 0-21-30-21-55 0-52 29-103 73-103 17 0 25 13 25 30zM91 252c0 12-9 16-23 21h-8c0 0-4 0-4 4v8c0 0 30-4 47-4s43 4 43 4v-4-8l-9-5c-8 0-17 0-12-16l55-243v-5c0-4-4-4-4-4-5 0-9 0-13 9l-13 17c-9-13-21-22-38-22-48 0-112 47-112 120 0 34 13 68 51 68 23 0 40-13 65-47h4z">
          <text:p/>
        </draw:path>
        <draw:path draw:style-name="gr8" draw:text-style-name="P4" draw:layer="layout" svg:width="0.131cm" svg:height="0.192cm" svg:x="6.449cm" svg:y="21.389cm" svg:viewBox="0 0 132 193" svg:d="M65 0c-40 0-65 35-65 94 0 65 25 99 65 99 38 0 67-34 67-99 0-59-29-94-67-94zM65 13c25 0 38 26 38 81 0 56-13 86-38 86-26 0-40-30-40-86 0-55 14-81 40-81z">
          <text:p/>
        </draw:path>
        <draw:path draw:style-name="gr8" draw:text-style-name="P4" draw:layer="layout" svg:width="0.06cm" svg:height="0.098cm" svg:x="6.627cm" svg:y="21.474cm" svg:viewBox="0 0 61 99" svg:d="M61 40c0-36-26-40-34-40-13 0-27 4-27 23 0 17 19 21 27 21 4 0 4 0 8 0 5 0 9 0 9 4 0 8-9 30-35 47l5 4c13 0 47-30 47-59z">
          <text:p/>
        </draw:path>
        <draw:path draw:style-name="gr8" draw:text-style-name="P4" draw:layer="layout" svg:width="0.162cm" svg:height="0.276cm" svg:x="6.801cm" svg:y="21.245cm" svg:viewBox="0 0 163 277" svg:d="M0 0v273h22l8-26c9 9 14 17 26 22 9 4 18 8 30 8 9 0 17-4 30-8 8-5 17-9 21-17 9-9 17-17 21-30 5-13 5-30 5-47 0-12 0-30-5-38-4-13-12-21-17-30-8-8-17-17-25-21-8 0-17-4-30-4-8 0-21 4-30 8-8 9-17 13-26 26v-107c0 0 4 0 4-4v-5zM52 243c-4-4-8-4-8-8-5-5-5-9-10-13 0-4 0-13 0-21-4-4-4-17-4-26 0-21 4-34 4-42 5-9 14-13 18-17 9-4 17-9 22-9 21 0 34 9 46 22 9 12 13 29 13 55 0 13 0 25-4 34-5 8-9 12-13 17-8 8-13 8-21 12-4 0-13 5-17 5s-9 0-13-5c0 0-9 0-13-4z">
          <text:p/>
        </draw:path>
        <draw:path draw:style-name="gr8" draw:text-style-name="P4" draw:layer="layout" svg:width="0.055cm" svg:height="0.098cm" svg:x="7.001cm" svg:y="21.474cm" svg:viewBox="0 0 56 99" svg:d="M56 40c0-36-21-40-34-40-8 0-22 4-22 23 0 17 14 21 27 21h4c4 0 4 0 4 0 4 0 4 0 4 4 0 8-4 30-35 47l5 4c13 0 47-30 47-59z">
          <text:p/>
        </draw:path>
        <draw:polygon draw:style-name="gr8" draw:text-style-name="P4" draw:layer="layout" svg:width="0.246cm" svg:height="0.229cm" svg:x="7.175cm" svg:y="21.288cm" svg:viewBox="0 0 247 230" draw:points="247,230 247,204 137,204 137,0 111,0 111,204 0,204 0,230">
          <text:p/>
        </draw:polygon>
        <draw:path draw:style-name="gr8" draw:text-style-name="P4" draw:layer="layout" svg:width="0.178cm" svg:height="0.284cm" svg:x="8.033cm" svg:y="21.33cm" svg:viewBox="0 0 179 285" svg:d="M137 47c0 8-9 42-18 64-8 26-42 64-60 64-17 0-21-30-21-55 0-52 31-103 73-103 17 0 26 13 26 30zM90 252c0 12-9 16-21 21h-10c0 0-4 0-4 4v8h4c0 0 26-4 43-4s43 4 43 4l4-4v-8h-4l-8-5c-5 0-18 0-13-16l55-243v-5c0-4-4-4-4-4-5 0-9 0-13 9l-13 17c-8-13-21-22-38-22-48 0-111 47-111 120 0 34 12 68 51 68 22 0 39-13 68-47z">
          <text:p/>
        </draw:path>
        <draw:path draw:style-name="gr8" draw:text-style-name="P4" draw:layer="layout" svg:width="0.132cm" svg:height="0.192cm" svg:x="8.232cm" svg:y="21.389cm" svg:viewBox="0 0 133 193" svg:d="M64 0c-38 0-64 35-64 94 0 65 26 99 64 99 43 0 69-34 69-99 0-59-26-94-69-94zM64 13c26 0 39 26 39 81 0 56-13 86-39 86s-38-30-38-86c0-55 12-81 38-81z">
          <text:p/>
        </draw:path>
        <draw:path draw:style-name="gr8" draw:text-style-name="P4" draw:layer="layout" svg:width="0.06cm" svg:height="0.098cm" svg:x="8.41cm" svg:y="21.474cm" svg:viewBox="0 0 61 99" svg:d="M61 40c0-35-27-40-35-40-9 0-26 5-26 23 0 17 17 21 30 21h4 5c4 0 4 0 4 4 0 8-4 26-34 47l4 4c13-4 48-30 48-59z">
          <text:p/>
        </draw:path>
        <draw:path draw:style-name="gr8" draw:text-style-name="P4" draw:layer="layout" svg:width="0.051cm" svg:height="0.102cm" svg:x="8.576cm" svg:y="21.245cm" svg:viewBox="0 0 52 103" svg:d="M39 0c-26 23-39 48-39 69s13 34 31 34c12 0 21-8 21-21 0-4 0-8-4-13h-26c0-4 0-8 0-8 0-21 13-38 30-61z">
          <text:p/>
        </draw:path>
        <draw:path draw:style-name="gr8" draw:text-style-name="P4" draw:layer="layout" svg:width="0.179cm" svg:height="0.259cm" svg:x="8.652cm" svg:y="21.326cm" svg:viewBox="0 0 180 260" svg:d="M51 34c4-9 17-13 26-13 8 0 13 0 17 4 4 0 8 5 13 9 4 4 8 8 8 13 4 4 4 12 4 16 0 5 0 9-4 13 0 9-4 13-8 13-5 4-9 9-13 13-4 0-9 0-17 0-4 0-9 0-13 0-9-4-13-9-13-13-4 0-8-4-8-13-4-4-4-8-4-13 0-4 0-12 0-16 4-5 8-9 12-13zM123 17c-12-13-25-17-46-17-9 0-17 0-22 4-8 4-16 9-25 13-4 8-8 13-13 21-4 9-8 17-8 25 0 13 4 22 8 30 5 9 13 17 22 22-13 12-22 21-22 33 0 13 5 22 17 26-21 13-34 25-34 42 0 6 5 10 9 18 0 5 8 9 13 13 8 4 17 9 25 9 13 4 26 4 38 4 13 0 26 0 38-4 9-5 22-9 26-13 9-4 14-13 18-17 4-10 4-18 4-23 0-8 0-12-4-21-4-4-9-8-14-12-4-5-13-9-21-9-9-4-17-4-30-4-4 0-8 0-17 0-4 0-8 0-12 0-9 0-18 0-22-4-8 0-8-5-8-9 0-8 4-13 12-21 9 0 18 4 22 4 13 0 21-4 25-4 9-4 17-8 26-17 4-4 8-13 12-17 5-8 5-17 5-26 0-12-5-21-9-29 9-9 22-13 31-13h9c0 4 0 4 4 4l-4-25h-5c-18 0-35 4-48 17zM51 178c9 0 13 4 22 4 8 0 17 0 29 0h5 4c8 0 17 0 25 5 4 4 9 8 9 16 0 13-5 19-17 27-13 4-26 9-43 9-4 0-12 0-21-5-9 0-13 0-17-4-4 0-13-4-13-8-4-6-4-10-4-14 0-9 4-21 21-30z">
          <text:p/>
        </draw:path>
        <draw:polygon draw:style-name="gr8" draw:text-style-name="P4" draw:layer="layout" svg:width="0.084cm" svg:height="0.251cm" svg:x="8.878cm" svg:y="21.262cm" svg:viewBox="0 0 85 252" draw:points="85,0 63,0 0,35 4,52 55,35 55,252 85,252">
          <text:p/>
        </draw:polygon>
        <draw:polygon draw:style-name="gr8" draw:text-style-name="P4" draw:layer="layout" svg:width="0.247cm" svg:height="0.229cm" svg:x="9.068cm" svg:y="21.288cm" svg:viewBox="0 0 248 230" draw:points="248,230 248,204 132,204 132,0 111,0 111,204 0,204 0,230">
          <text:p/>
        </draw:polygon>
        <draw:path draw:style-name="gr8" draw:text-style-name="P4" draw:layer="layout" svg:width="0.055cm" svg:height="0.102cm" svg:x="9.349cm" svg:y="21.245cm" svg:viewBox="0 0 56 103" svg:d="M17 103c26-21 39-46 39-68s-13-35-31-35c-12 0-25 9-25 23 0 4 4 8 8 12h22c5 5 5 9 5 9 0 17-14 38-35 59z">
          <text:p/>
        </draw:path>
        <draw:path draw:style-name="gr8" draw:text-style-name="P4" draw:layer="layout" svg:width="0.179cm" svg:height="0.258cm" svg:x="5.557cm" svg:y="21.742cm" svg:viewBox="0 0 180 259" svg:d="M39 230c86-68 132-111 132-157 0-48-29-73-80-73-48 0-82 25-82 50 0 14 8 23 21 23 9 0 13 0 17-5v-43c14-4 27-8 35-8 34 0 51 21 51 60 0 47-47 89-133 157v25h180v-63h-17l-9 34z">
          <text:p/>
        </draw:path>
        <draw:line draw:style-name="gr13" draw:text-style-name="P1" draw:layer="layout" svg:x1="5.995cm" svg:y1="22.145cm" svg:x2="5.995cm" svg:y2="21.661cm">
          <text:p/>
        </draw:line>
        <draw:path draw:style-name="gr8" draw:text-style-name="P4" draw:layer="layout" svg:width="0.179cm" svg:height="0.284cm" svg:x="6.249cm" svg:y="21.814cm" svg:viewBox="0 0 180 285" svg:d="M137 46c0 9-8 43-17 64-8 30-46 64-60 64-17 0-21-30-21-56 0-46 29-101 73-101 17 0 25 12 25 29zM91 255c0 9-9 13-23 17h-8c0 0-4 0-4 4v9c0 0 30 0 47 0s43 0 43 0v-9c0-4 0-4 0-4h-9c-8-4-17-4-12-17l55-242c0-5 0-5 0-9s-4-4-4-4c-5 0-9 0-13 8l-13 17c-9-12-21-21-38-21-48 0-112 51-112 119 0 34 13 68 51 68 23 0 40-13 65-47h4z">
          <text:p/>
        </draw:path>
        <draw:path draw:style-name="gr8" draw:text-style-name="P4" draw:layer="layout" svg:width="0.131cm" svg:height="0.191cm" svg:x="6.449cm" svg:y="21.873cm" svg:viewBox="0 0 132 192" svg:d="M65 0c-40 0-65 34-65 95 0 63 25 97 65 97 38 0 67-34 67-97 0-61-29-95-67-95zM65 13c25 0 38 29 38 82 0 55-13 84-38 84-26 0-40-25-40-80 0-57 14-86 40-86z">
          <text:p/>
        </draw:path>
        <draw:path draw:style-name="gr8" draw:text-style-name="P4" draw:layer="layout" svg:width="0.06cm" svg:height="0.102cm" svg:x="6.627cm" svg:y="21.958cm" svg:viewBox="0 0 61 103" svg:d="M61 39c0-35-26-39-34-39-9 0-27 4-27 22 0 17 18 21 27 21 4 0 8 0 8 0h4c0 0 5 0 5 5 0 8-5 29-35 46l5 9c13-5 47-34 47-64z">
          <text:p/>
        </draw:path>
        <draw:path draw:style-name="gr8" draw:text-style-name="P4" draw:layer="layout" svg:width="0.144cm" svg:height="0.187cm" svg:x="6.793cm" svg:y="21.818cm" svg:viewBox="0 0 145 188" svg:d="M77 94c5 0 17 4 17 4 13 0 17-8 17-12s-4-4-12-4h-17c-13 0-26-5-26-22 0-26 17-51 38-51 30 0 17 34 34 34 9 0 17-9 17-18 0-16-17-25-42-25-47 0-73 34-73 60 0 13 4 22 22 30-39 13-52 34-52 60 0 16 13 38 56 38 21 0 47-13 64-26l-4-8c-22 12-34 21-56 21-18 0-30-13-30-30 0-21 18-51 47-51z">
          <text:p/>
        </draw:path>
        <draw:path draw:style-name="gr8" draw:text-style-name="P4" draw:layer="layout" svg:width="0.055cm" svg:height="0.102cm" svg:x="6.971cm" svg:y="21.958cm" svg:viewBox="0 0 56 103" svg:d="M56 39c0-35-22-39-35-39-8 0-21 4-21 22 0 17 13 21 26 21 4 0 4 0 4 0 4 0 4 0 4 0 4 0 10 0 10 5 0 8-10 29-35 46v9c12-5 47-34 47-64z">
          <text:p/>
        </draw:path>
        <draw:polygon draw:style-name="gr8" draw:text-style-name="P4" draw:layer="layout" svg:width="0.246cm" svg:height="0.228cm" svg:x="7.145cm" svg:y="21.772cm" svg:viewBox="0 0 247 229" draw:points="247,229 247,204 137,204 137,0 111,0 111,204 0,204 0,229">
          <text:p/>
        </draw:polygon>
        <draw:path draw:style-name="gr8" draw:text-style-name="P4" draw:layer="layout" svg:width="0.178cm" svg:height="0.284cm" svg:x="8.033cm" svg:y="21.814cm" svg:viewBox="0 0 179 285" svg:d="M137 46c0 9-9 43-18 64-8 30-42 64-60 64-17 0-21-30-21-56 0-46 31-101 73-101 17 0 26 12 26 29zM90 255c0 9-9 13-21 17h-10c0 0-4 0-4 4v9h4c0 0 26 0 43 0s43 0 43 0h4v-9c0-4-4-4-4-4h-8c-5-4-18-4-13-17l55-242c0-5 0-5 0-9s-4-4-4-4c-5 0-9 0-13 8l-13 17c-8-12-21-21-38-21-48 0-111 51-111 119 0 34 12 68 51 68 22 0 39-13 68-47z">
          <text:p/>
        </draw:path>
        <draw:path draw:style-name="gr8" draw:text-style-name="P4" draw:layer="layout" svg:width="0.123cm" svg:height="0.191cm" svg:x="8.232cm" svg:y="21.873cm" svg:viewBox="0 0 124 192" svg:d="M77 90c26-4 39-22 39-43 0-30-22-47-52-47-38 0-60 17-60 34 0 13 4 17 13 17 4 0 9 0 13-4v-26c8-4 17-8 25-8 22 0 39 13 39 38 0 22-17 35-47 35h-4v17c4 0 8 0 12 0 31 0 44 13 44 34 0 25-17 42-44 42-8 0-17 0-25-4l-9-25c0 0-4 0-8 0-9 0-13 4-13 12 0 13 21 30 55 30 44 0 69-26 69-55 0-26-17-42-47-47z">
          <text:p/>
        </draw:path>
        <draw:path draw:style-name="gr8" draw:text-style-name="P4" draw:layer="layout" svg:width="0.06cm" svg:height="0.098cm" svg:x="8.41cm" svg:y="21.958cm" svg:viewBox="0 0 61 99" svg:d="M61 39c0-35-27-39-35-39-9 0-26 4-26 22 0 17 17 21 30 21h4 5c4 0 4 0 4 5 0 8-4 25-34 46l4 5c13-5 48-30 48-60z">
          <text:p/>
        </draw:path>
        <draw:path draw:style-name="gr8" draw:text-style-name="P4" draw:layer="layout" svg:width="0.144cm" svg:height="0.187cm" svg:x="8.576cm" svg:y="21.818cm" svg:viewBox="0 0 145 188" svg:d="M76 94c5 0 17 4 22 4 8 0 12-8 12-12s-4-4-8-4-21 0-21 0c-13 0-26-5-26-22 0-26 21-51 43-51 25 0 12 34 29 34 14 0 18-9 18-18 0-16-18-25-43-25-47 0-72 34-72 60 0 13 8 22 21 30-38 13-51 34-51 60 0 16 13 38 55 38 21 0 47-13 64-26l-4-8c-17 12-34 21-55 21-18 0-26-13-26-30 0-21 13-51 42-51z">
          <text:p/>
        </draw:path>
        <draw:path draw:style-name="gr8" draw:text-style-name="P4" draw:layer="layout" svg:width="0.174cm" svg:height="0.263cm" svg:x="5.557cm" svg:y="22.225cm" svg:viewBox="0 0 175 264" svg:d="M107 123c39-8 56-30 56-59 0-39-30-64-73-64-51 0-81 25-81 51 0 13 8 17 21 17 4 0 9 0 13-4v-34c13-9 25-13 38-13 31 0 48 21 48 51s-22 51-61 51c0 0-4-4-8-4v25c8-4 17-4 21-4 39 0 56 17 56 52 0 34-25 59-60 59-9 0-21-4-30-8l-13-34c-4 0-8 0-12 0-13 0-22 4-22 17 0 21 30 42 77 42 60 0 98-34 98-76 0-35-25-61-68-65z">
          <text:p/>
        </draw:path>
        <draw:line draw:style-name="gr13" draw:text-style-name="P1" draw:layer="layout" svg:x1="5.995cm" svg:y1="22.628cm" svg:x2="5.995cm" svg:y2="22.145cm">
          <text:p/>
        </draw:line>
        <draw:path draw:style-name="gr8" draw:text-style-name="P4" draw:layer="layout" svg:width="0.179cm" svg:height="0.284cm" svg:x="6.249cm" svg:y="22.297cm" svg:viewBox="0 0 180 285" svg:d="M137 51c0 4-8 38-17 60-8 29-46 63-60 63-17 0-21-30-21-55 0-47 29-102 73-102 17 0 25 17 25 34zM91 255c0 8-9 17-23 17h-8l-4 4v9c0 0 30 0 47 0s43 0 43 0v-9c0-4 0-4 0-4h-9c-8 0-17-5-12-17l55-242c0-4 0-4 0-9 0-4-4-4-4-4-5 0-9 4-13 9l-13 17c-9-13-21-22-38-22-48 0-112 51-112 124 0 29 13 63 51 63 23 0 40-8 65-47h4z">
          <text:p/>
        </draw:path>
        <draw:path draw:style-name="gr8" draw:text-style-name="P4" draw:layer="layout" svg:width="0.131cm" svg:height="0.191cm" svg:x="6.449cm" svg:y="22.357cm" svg:viewBox="0 0 132 192" svg:d="M65 0c-40 0-65 33-65 98 0 59 25 94 65 94 38 0 67-35 67-94 0-65-29-98-67-98zM65 12c25 0 38 30 38 86 0 55-13 81-38 81-26 0-40-26-40-81 0-56 14-86 40-86z">
          <text:p/>
        </draw:path>
        <draw:path draw:style-name="gr8" draw:text-style-name="P4" draw:layer="layout" svg:width="0.06cm" svg:height="0.102cm" svg:x="6.627cm" svg:y="22.441cm" svg:viewBox="0 0 61 103" svg:d="M61 40c0-35-26-40-34-40-9 0-27 5-27 26 0 18 18 22 27 22 4 0 8-4 8-4h4c0 0 5 4 5 8s-5 26-35 43l5 8c13-4 47-34 47-63z">
          <text:p/>
        </draw:path>
        <draw:path draw:style-name="gr8" draw:text-style-name="P4" draw:layer="layout" svg:width="0.157cm" svg:height="0.191cm" svg:x="6.797cm" svg:y="22.297cm" svg:viewBox="0 0 158 192" svg:d="M17 26l17 18c13-13 30-23 47-23s30 5 38 14c8 4 8 17 8 38v4h-33c-30 5-51 9-68 22-17 8-26 25-26 42 0 4 4 13 4 17 5 9 9 13 13 17s13 9 21 13c9 4 17 4 26 4 25 0 47-8 68-25v21h26v-115c0-25-4-47-22-56-13-13-30-17-51-17-30 0-51 9-68 26zM132 103v9c0 12-5 17-5 25 0 0-4 4-8 8 0 5-4 9-8 13-9 0-13 4-17 9-9 0-17 4-26 4s-17-4-25-9c-9-8-13-17-13-25 0-4 0-8 4-13 0-4 4-8 13-12 4-5 12-5 21-9 9 0 21-4 34-4 4 0 9 0 13 4h8z">
          <text:p/>
        </draw:path>
        <draw:path draw:style-name="gr8" draw:text-style-name="P4" draw:layer="layout" svg:width="0.055cm" svg:height="0.102cm" svg:x="7.001cm" svg:y="22.441cm" svg:viewBox="0 0 56 103" svg:d="M56 40c0-35-21-40-34-40-8 0-22 5-22 26 0 18 14 22 26 22l5-4c4 0 4 0 4 0 4 0 8 4 8 8s-8 26-39 43l4 8c14-4 48-34 48-63z">
          <text:p/>
        </draw:path>
        <draw:path draw:style-name="gr8" draw:text-style-name="P4" draw:layer="layout" svg:width="0.174cm" svg:height="0.259cm" svg:x="7.167cm" svg:y="22.293cm" svg:viewBox="0 0 175 260" svg:d="M46 35c10-9 18-14 31-14 4 0 8 5 13 5 4 5 8 5 12 9 5 4 9 8 9 13 4 8 4 12 4 17 0 4 0 12-4 16 0 5-4 9-9 13-4 4-8 4-12 9-5 0-9 4-13 4-9 0-13-4-17-4-4-5-10-5-14-9s-8-8-8-13c-5-4-5-12-5-16 0-5 0-9 5-17 0-5 4-9 8-13zM119 17c-8-13-25-17-42-17-9 0-17 0-27 4-8 4-17 9-21 17-8 5-13 14-17 18-4 9-4 17-4 26 0 12 0 21 4 29 9 9 13 17 21 22-12 12-21 25-21 33 0 13 4 22 17 26-21 13-29 29-29 42 0 4 0 13 4 17s8 9 12 13c9 4 17 9 26 13 14 0 26 0 39 0 17 0 30 0 38-4 13 0 21-9 26-13 8-5 12-9 17-17 4-9 4-13 4-22 0-8 0-12-4-16 0-9-5-13-9-17-8-5-13-9-25-9-9-4-17-4-30-4-4 0-8 0-13 0-8 0-12 0-17 0-8 0-18 0-22 0-4-4-8-9-8-13s4-12 12-21c10 4 18 4 27 4 8 0 17 0 25-4 9-4 13-8 22-13 4-8 8-13 12-21 4-9 4-17 4-25 0-9 0-22-8-30 8-9 21-9 34-9h4 5l-5-26h-4c-17 0-34 8-47 17zM46 183c10 0 14 0 22 0 9 0 17 0 30 0h4 5c12 0 21 5 25 5 4 4 8 12 8 16 0 13-4 22-16 26-9 8-22 8-39 8-8 0-17 0-25 0-4 0-14-4-18-4-4-4-9-8-13-8-4-5-4-9-4-17 0-9 8-17 21-26z">
          <text:p/>
        </draw:path>
        <draw:path draw:style-name="gr8" draw:text-style-name="P4" draw:layer="layout" svg:width="0.162cm" svg:height="0.259cm" svg:x="7.37cm" svg:y="22.229cm" svg:viewBox="0 0 163 260" svg:d="M81 26c17 0 30 13 43 34l-90 115c-4-17-4-30-4-46 0-44 13-103 51-103zM81 0c-51 0-81 77-81 137s30 123 81 123c60 0 82-72 82-131 0-61-26-129-82-129zM133 85c4 18 4 35 4 52 0 47-17 98-56 98-17 0-30-17-38-34z">
          <text:p/>
        </draw:path>
        <draw:path draw:style-name="gr8" draw:text-style-name="P4" draw:layer="layout" svg:width="0.178cm" svg:height="0.284cm" svg:x="8.033cm" svg:y="22.297cm" svg:viewBox="0 0 179 285" svg:d="M137 51c0 4-9 38-18 60-8 29-42 63-60 63-17 0-21-30-21-55 0-47 31-102 73-102 17 0 26 17 26 34zM90 255c0 8-9 17-21 17h-10l-4 4v9h4c0 0 26 0 43 0s43 0 43 0h4v-9c0-4-4-4-4-4h-8c-5 0-18-5-13-17l55-242c0-4 0-4 0-9 0-4-4-4-4-4-5 0-9 4-13 9l-13 17c-8-13-21-22-38-22-48 0-111 51-111 124 0 29 12 63 51 63 22 0 39-8 68-47z">
          <text:p/>
        </draw:path>
        <draw:path draw:style-name="gr8" draw:text-style-name="P4" draw:layer="layout" svg:width="0.132cm" svg:height="0.191cm" svg:x="8.232cm" svg:y="22.357cm" svg:viewBox="0 0 133 192" svg:d="M64 0c-38 0-64 33-64 98 0 59 26 94 64 94 43 0 69-35 69-94 0-65-26-98-69-98zM64 12c26 0 39 30 39 86 0 55-13 81-39 81s-38-26-38-81c0-56 12-86 38-86z">
          <text:p/>
        </draw:path>
        <draw:path draw:style-name="gr8" draw:text-style-name="P4" draw:layer="layout" svg:width="0.06cm" svg:height="0.102cm" svg:x="8.41cm" svg:y="22.441cm" svg:viewBox="0 0 61 103" svg:d="M61 40c0-35-27-40-35-40-9 0-26 5-26 26 0 18 17 22 30 22l4-4h5c4 0 4 4 4 8s-4 26-34 43l4 8c13-4 48-34 48-63z">
          <text:p/>
        </draw:path>
        <draw:path draw:style-name="gr8" draw:text-style-name="P4" draw:layer="layout" svg:width="0.051cm" svg:height="0.102cm" svg:x="8.576cm" svg:y="22.212cm" svg:viewBox="0 0 52 103" svg:d="M39 0c-26 21-39 47-39 69 0 21 13 34 31 34 12 0 21-8 21-21 0-4 0-8-4-13h-26c0-4 0-4 0-8 0-18 13-40 30-61z">
          <text:p/>
        </draw:path>
        <draw:path draw:style-name="gr8" draw:text-style-name="P4" draw:layer="layout" svg:width="0.179cm" svg:height="0.259cm" svg:x="8.652cm" svg:y="22.293cm" svg:viewBox="0 0 180 260" svg:d="M51 35c4-9 17-14 26-14 8 0 13 5 17 5 4 5 8 5 13 9 4 4 8 8 8 13 4 8 4 12 4 17 0 4 0 12-4 16 0 5-4 9-8 13-5 4-9 4-13 9-4 0-9 4-17 4-4 0-9-4-13-4-9-5-13-5-13-9-4-4-8-8-8-13-4-4-4-12-4-16 0-5 0-9 0-17 4-5 8-9 12-13zM123 17c-12-13-25-17-46-17-9 0-17 0-22 4-8 4-16 9-25 17-4 5-8 14-13 18-4 9-8 17-8 26 0 12 4 21 8 29 5 9 13 17 22 22-13 12-22 25-22 33 0 13 5 22 17 26-21 13-34 29-34 42 0 4 5 13 9 17 0 4 8 9 13 13 8 4 17 9 25 13 13 0 26 0 38 0 13 0 26 0 38-4 9 0 22-9 26-13 9-5 14-9 18-17 4-9 4-13 4-22 0-8 0-12-4-16-4-9-9-13-14-17-4-5-13-9-21-9-9-4-17-4-30-4-4 0-8 0-17 0-4 0-8 0-12 0-9 0-18 0-22 0-8-4-8-9-8-13s4-12 12-21c9 4 18 4 22 4 13 0 21 0 25-4 9-4 17-8 26-13 4-8 8-13 12-21 5-9 5-17 5-25 0-9-5-22-9-30 9-9 22-9 31-9h9 4l-4-26h-5c-18 0-35 8-48 17zM51 183c9 0 13 0 22 0 8 0 17 0 29 0h5 4c8 0 17 5 25 5 4 4 9 12 9 16 0 13-5 22-17 26-13 8-26 8-43 8-4 0-12 0-21 0s-13-4-17-4c-4-4-13-8-13-8-4-5-4-9-4-17 0-9 4-17 21-26z">
          <text:p/>
        </draw:path>
        <draw:path draw:style-name="gr8" draw:text-style-name="P4" draw:layer="layout" svg:width="0.162cm" svg:height="0.259cm" svg:x="8.86cm" svg:y="22.229cm" svg:viewBox="0 0 163 260" svg:d="M82 26c17 0 30 13 38 34l-86 115c-4-17-8-30-8-46 0-44 17-103 56-103zM82 0c-52 0-82 77-82 137s30 123 82 123c55 0 81-72 81-131 0-61-30-129-81-129zM129 85c4 18 8 35 8 52 0 47-17 98-55 98-18 0-31-17-39-34z">
          <text:p/>
        </draw:path>
        <draw:path draw:style-name="gr8" draw:text-style-name="P4" draw:layer="layout" svg:width="0.174cm" svg:height="0.259cm" svg:x="9.06cm" svg:y="22.293cm" svg:viewBox="0 0 175 260" svg:d="M47 35c8-9 17-14 25-14 10 0 14 5 18 5 4 5 9 5 13 9s8 8 8 13c4 8 4 12 4 17 0 4 0 12-4 16 0 5-4 9-8 13s-9 4-13 9c-4 0-8 4-18 4-4 0-8-4-13-4-4-5-8-5-12-9-5-4-9-8-9-13-4-4-4-12-4-16 0-5 0-9 4-17 0-5 4-9 9-13zM120 17c-13-13-26-17-43-17-9 0-18 0-26 4-9 4-17 9-21 17-9 5-13 14-17 18-5 9-5 17-5 26 0 12 0 21 5 29 4 9 13 17 21 22-13 12-21 25-21 33 0 13 4 22 17 26-22 13-30 29-30 42 0 4 0 13 4 17s9 9 13 13c9 4 17 9 25 13 13 0 26 0 40 0 17 0 29 0 38-4 13 0 21-9 25-13 9-5 13-9 17-17 5-9 5-13 5-22 0-8 0-12-5-16 0-9-4-13-12-17-5-5-13-9-22-9-8-4-17-4-29-4-5 0-9 0-13 0-9 0-14 0-18 0-9 0-17 0-21 0-5-4-9-9-9-13s4-12 13-21c8 4 17 4 26 4s17 0 26-4c8-4 12-8 21-13 4-8 9-13 13-21 4-9 4-17 4-25 0-9-4-22-8-30 8-9 21-9 34-9h4 4l-4-26h-4c-17 0-34 8-47 17zM47 183c8 0 12 0 21 0s18 0 31 0h4 4c8 0 17 5 26 5 4 4 8 12 8 16 0 13-4 22-17 26-9 8-25 8-38 8-9 0-18 0-27 0-4 0-12-4-17-4-4-4-8-8-12-8-4-5-4-9-4-17 0-9 8-17 21-26z">
          <text:p/>
        </draw:path>
        <draw:path draw:style-name="gr8" draw:text-style-name="P4" draw:layer="layout" svg:width="0.161cm" svg:height="0.259cm" svg:x="9.264cm" svg:y="22.229cm" svg:viewBox="0 0 162 260" svg:d="M80 26c17 0 30 13 43 34l-90 115c-4-17-4-30-4-46 0-44 13-103 51-103zM80 0c-51 0-80 77-80 137s29 123 80 123c60 0 82-72 82-131 0-61-27-129-82-129zM131 85c4 18 4 35 4 52 0 47-17 98-55 98-17 0-30-17-38-34z">
          <text:p/>
        </draw:path>
        <draw:path draw:style-name="gr8" draw:text-style-name="P4" draw:layer="layout" svg:width="0.051cm" svg:height="0.102cm" svg:x="9.459cm" svg:y="22.212cm" svg:viewBox="0 0 52 103" svg:d="M18 103c21-21 34-47 34-69 0-21-13-34-30-34-13 0-22 9-22 21 0 5 0 9 4 13h27c0 4 0 9 0 13 0 18-9 35-31 56z">
          <text:p/>
        </draw:path>
        <draw:path draw:style-name="gr8" draw:text-style-name="P4" draw:layer="layout" svg:width="0.195cm" svg:height="0.271cm" svg:x="5.553cm" svg:y="22.709cm" svg:viewBox="0 0 196 272" svg:d="M133 0l-133 161v25h124v86h30v-86h42v-25h-42v-161zM124 42v119h-93z">
          <text:p/>
        </draw:path>
        <draw:line draw:style-name="gr13" draw:text-style-name="P1" draw:layer="layout" svg:x1="5.995cm" svg:y1="23.112cm" svg:x2="5.995cm" svg:y2="22.628cm">
          <text:p/>
        </draw:line>
        <draw:path draw:style-name="gr8" draw:text-style-name="P4" draw:layer="layout" svg:width="0.179cm" svg:height="0.284cm" svg:x="6.249cm" svg:y="22.781cm" svg:viewBox="0 0 180 285" svg:d="M137 51c0 4-8 39-17 60-8 30-46 64-60 64-17 0-21-30-21-55 0-48 29-103 73-103 17 0 25 17 25 34zM91 255c0 9-9 17-23 17h-8l-4 5v8c0 0 30 0 47 0s43 0 43 0v-8c0-5 0-5 0-5h-9c-8 0-17-4-12-17l55-242c0-5 0-5 0-9s-4-4-4-4c-5 0-9 4-13 8l-13 17c-9-12-21-21-38-21-48 0-112 51-112 124 0 30 13 64 51 64 23 0 40-9 65-47h4z">
          <text:p/>
        </draw:path>
        <draw:path draw:style-name="gr8" draw:text-style-name="P4" draw:layer="layout" svg:width="0.131cm" svg:height="0.195cm" svg:x="6.449cm" svg:y="22.84cm" svg:viewBox="0 0 132 196" svg:d="M65 0c-40 0-65 34-65 98 0 60 25 98 65 98 38 0 67-38 67-98 0-64-29-98-67-98zM65 13c25 0 38 30 38 85 0 56-13 81-38 81-26 0-40-25-40-81 0-55 14-85 40-85z">
          <text:p/>
        </draw:path>
        <draw:path draw:style-name="gr8" draw:text-style-name="P4" draw:layer="layout" svg:width="0.06cm" svg:height="0.102cm" svg:x="6.627cm" svg:y="22.925cm" svg:viewBox="0 0 61 103" svg:d="M61 42c0-38-26-42-34-42-9 0-27 8-27 25s18 22 27 22c4 0 8 0 8-5h4c0 0 5 5 5 9 0 9-5 26-35 43l5 9c13-5 47-34 47-61z">
          <text:p/>
        </draw:path>
        <draw:path draw:style-name="gr8" draw:text-style-name="P4" draw:layer="layout" svg:width="0.157cm" svg:height="0.191cm" svg:x="6.797cm" svg:y="22.781cm" svg:viewBox="0 0 158 192" svg:d="M17 25l17 17c13-13 30-21 47-21s30 4 38 13c8 8 8 22 8 39v8h-33c-30 0-51 5-68 17-17 9-26 26-26 43 0 4 4 12 4 17 5 8 9 12 13 16 4 5 13 9 21 13 9 5 17 5 26 5 25 0 47-9 68-26v21h26v-114c0-26-4-48-22-56-13-13-30-17-51-17-30 0-51 8-68 25zM132 103v12c0 9-5 13-5 21 0 0-4 5-8 9 0 4-4 8-8 13-9 4-13 4-17 8-9 4-17 4-26 4s-17-4-25-8c-9-9-13-17-13-26 0-4 0-8 4-12 0-5 4-9 13-13 4-4 12-4 21-8 9 0 21 0 34 0 4 0 9 0 13 0h8z">
          <text:p/>
        </draw:path>
        <draw:path draw:style-name="gr8" draw:text-style-name="P4" draw:layer="layout" svg:width="0.055cm" svg:height="0.102cm" svg:x="7.001cm" svg:y="22.925cm" svg:viewBox="0 0 56 103" svg:d="M56 42c0-38-21-42-34-42-8 0-22 8-22 25s14 22 26 22c0 0 5 0 5-5 4 0 4 0 4 0 4 0 8 5 8 9 0 9-8 26-39 43l4 9c14-5 48-34 48-61z">
          <text:p/>
        </draw:path>
        <draw:path draw:style-name="gr8" draw:text-style-name="P4" draw:layer="layout" svg:width="0.174cm" svg:height="0.259cm" svg:x="7.167cm" svg:y="22.776cm" svg:viewBox="0 0 175 260" svg:d="M46 34c10-4 18-8 31-8 4 0 8 0 13 0 4 4 8 8 12 8 5 5 9 9 9 17 4 5 4 10 4 14s0 13-4 17c0 4-4 9-9 13-4 4-8 8-12 8-5 0-9 5-13 5-9 0-13-5-17-5s-10-4-14-8-8-9-8-13c-5-4-5-13-5-17s0-9 5-14c0-8 4-12 8-17zM119 17c-8-8-25-17-42-17-9 0-17 5-27 5-8 4-17 8-21 17-8 4-13 12-17 21-4 4-4 13-4 26 0 9 0 17 4 26 9 8 13 17 21 21-12 13-21 25-21 38 0 9 4 17 17 25-21 13-29 26-29 39 0 8 0 13 4 17s8 8 12 12c9 5 17 9 26 13 14 0 26 0 39 0 17 0 30 0 38-4 13 0 21-4 26-13 8-4 12-8 17-17 4-4 4-12 4-21 0-4 0-13-4-17 0-4-5-13-9-17-8-4-13-4-25-8-9 0-17-5-30-5-4 0-8 0-13 0-8 0-12 5-17 5-8 0-18-5-22-5-4-4-8-8-8-12 0-5 4-13 12-22 10 5 18 5 27 5 8 0 17 0 25-5 9-4 13-8 22-12 4-9 8-13 12-21 4-9 4-17 4-26s0-22-8-31c8-4 21-8 34-8h4 5l-5-26h-4c-17 0-34 9-47 17zM46 184c10 0 14 0 22 0 9 0 17 0 30 0h4 5c12 0 21 4 25 8 4 5 8 9 8 17 0 9-4 17-16 22-9 8-22 8-39 8-8 0-17 0-25 0-4 0-14-4-18-4-4-4-9-9-13-9-4-4-4-8-4-17 0-8 8-17 21-25z">
          <text:p/>
        </draw:path>
        <draw:polygon draw:style-name="gr8" draw:text-style-name="P4" draw:layer="layout" svg:width="0.085cm" svg:height="0.25cm" svg:x="7.387cm" svg:y="22.717cm" svg:viewBox="0 0 86 251" draw:points="86,0 65,0 0,34 5,51 56,34 56,251 86,251">
          <text:p/>
        </draw:polygon>
        <draw:path draw:style-name="gr8" draw:text-style-name="P4" draw:layer="layout" svg:width="0.178cm" svg:height="0.284cm" svg:x="8.033cm" svg:y="22.781cm" svg:viewBox="0 0 179 285" svg:d="M137 51c0 4-9 39-18 60-8 30-42 64-60 64-17 0-21-30-21-55 0-48 31-103 73-103 17 0 26 17 26 34zM90 255c0 9-9 17-21 17h-10l-4 5v8h4c0 0 26 0 43 0s43 0 43 0h4v-8c0-5-4-5-4-5h-8c-5 0-18-4-13-17l55-242c0-5 0-5 0-9s-4-4-4-4c-5 0-9 4-13 8l-13 17c-8-12-21-21-38-21-48 0-111 51-111 124 0 30 12 64 51 64 22 0 39-9 68-47z">
          <text:p/>
        </draw:path>
        <draw:path draw:style-name="gr8" draw:text-style-name="P4" draw:layer="layout" svg:width="0.132cm" svg:height="0.191cm" svg:x="8.232cm" svg:y="22.84cm" svg:viewBox="0 0 133 192" svg:d="M64 0c-38 0-64 34-64 98 0 59 26 94 64 94 43 0 69-35 69-94 0-64-26-98-69-98zM64 13c26 0 39 30 39 85s-13 81-39 81-38-26-38-81 12-85 38-85z">
          <text:p/>
        </draw:path>
        <draw:path draw:style-name="gr8" draw:text-style-name="P4" draw:layer="layout" svg:width="0.06cm" svg:height="0.102cm" svg:x="8.41cm" svg:y="22.925cm" svg:viewBox="0 0 61 103" svg:d="M61 42c0-38-27-42-35-42-9 0-26 8-26 25s17 22 30 22c0 0 4 0 4-5h5c4 0 4 5 4 9 0 9-4 26-34 43l4 9c13-5 48-34 48-61z">
          <text:p/>
        </draw:path>
        <draw:path draw:style-name="gr8" draw:text-style-name="P4" draw:layer="layout" svg:width="0.051cm" svg:height="0.102cm" svg:x="8.576cm" svg:y="22.696cm" svg:viewBox="0 0 52 103" svg:d="M39 0c-26 25-39 47-39 68 0 22 13 35 31 35 12 0 21-9 21-22 0-5 0-9-4-13h-26c0-5 0-5 0-9 0-17 13-38 30-59z">
          <text:p/>
        </draw:path>
        <draw:path draw:style-name="gr8" draw:text-style-name="P4" draw:layer="layout" svg:width="0.179cm" svg:height="0.259cm" svg:x="8.652cm" svg:y="22.776cm" svg:viewBox="0 0 180 260" svg:d="M51 34c4-4 17-8 26-8 8 0 13 0 17 0 4 4 8 8 13 8 4 5 8 9 8 17 4 5 4 10 4 14s0 13-4 17c0 4-4 9-8 13-5 4-9 8-13 8s-9 5-17 5c-4 0-9-5-13-5-9 0-13-4-13-8-4-4-8-9-8-13-4-4-4-13-4-17s0-9 0-14c4-8 8-12 12-17zM123 17c-12-8-25-17-46-17-9 0-17 5-22 5-8 4-16 8-25 17-4 4-8 12-13 21-4 4-8 13-8 26 0 9 4 17 8 26 5 8 13 17 22 21-13 13-22 25-22 38 0 9 5 17 17 25-21 13-34 26-34 39 0 8 5 13 9 17 0 4 8 8 13 12 8 5 17 9 25 13 13 0 26 0 38 0 13 0 26 0 38-4 9 0 22-4 26-13 9-4 14-8 18-17 4-4 4-12 4-21 0-4 0-13-4-17s-9-13-14-17c-4-4-13-4-21-8-9 0-17-5-30-5-4 0-8 0-17 0-4 0-8 5-12 5-9 0-18-5-22-5-8-4-8-8-8-12 0-5 4-13 12-22 9 5 18 5 22 5 13 0 21 0 25-5 9-4 17-8 26-12 4-9 8-13 12-21 5-9 5-17 5-26s-5-22-9-31c9-4 22-8 31-8h9 4l-4-26h-5c-18 0-35 9-48 17zM51 184c9 0 13 0 22 0 8 0 17 0 29 0h5 4c8 0 17 4 25 8 4 5 9 9 9 17 0 9-5 17-17 22-13 8-26 8-43 8-4 0-12 0-21 0s-13-4-17-4c-4-4-13-9-13-9-4-4-4-8-4-17 0-8 4-17 21-25z">
          <text:p/>
        </draw:path>
        <draw:path draw:style-name="gr8" draw:text-style-name="P4" draw:layer="layout" svg:width="0.162cm" svg:height="0.259cm" svg:x="8.86cm" svg:y="22.713cm" svg:viewBox="0 0 163 260" svg:d="M82 25c17 0 30 13 38 34l-86 116c-4-17-8-30-8-43 0-43 17-107 56-107zM82 0c-52 0-82 76-82 137 0 59 30 123 82 123 55 0 81-73 81-128 0-64-30-132-81-132zM129 85c4 17 8 34 8 52 0 46-17 97-55 97-18 0-31-13-39-34z">
          <text:p/>
        </draw:path>
        <draw:path draw:style-name="gr8" draw:text-style-name="P4" draw:layer="layout" svg:width="0.174cm" svg:height="0.259cm" svg:x="9.06cm" svg:y="22.776cm" svg:viewBox="0 0 175 260" svg:d="M47 34c8-4 17-8 25-8 10 0 14 0 18 0 4 4 9 8 13 8 4 5 8 9 8 17 4 5 4 10 4 14s0 13-4 17c0 4-4 9-8 13s-9 8-13 8-8 5-18 5c-4 0-8-5-13-5-4 0-8-4-12-8-5-4-9-9-9-13-4-4-4-13-4-17s0-9 4-14c0-8 4-12 9-17zM120 17c-13-8-26-17-43-17-9 0-18 5-26 5-9 4-17 8-21 17-9 4-13 12-17 21-5 4-5 13-5 26 0 9 0 17 5 26 4 8 13 17 21 21-13 13-21 25-21 38 0 9 4 17 17 25-22 13-30 26-30 39 0 8 0 13 4 17s9 8 13 12c9 5 17 9 25 13 13 0 26 0 40 0 17 0 29 0 38-4 13 0 21-4 25-13 9-4 13-8 17-17 5-4 5-12 5-21 0-4 0-13-5-17 0-4-4-13-12-17-5-4-13-4-22-8-8 0-17-5-29-5-5 0-9 0-13 0-9 0-14 5-18 5-9 0-17-5-21-5-5-4-9-8-9-12 0-5 4-13 13-22 8 5 17 5 26 5s17 0 26-5c8-4 12-8 21-12 4-9 9-13 13-21 4-9 4-17 4-26s-4-22-8-31c8-4 21-8 34-8h4 4l-4-26h-4c-17 0-34 9-47 17zM47 184c8 0 12 0 21 0s18 0 31 0h4 4c8 0 17 4 26 8 4 5 8 9 8 17 0 9-4 17-17 22-9 8-25 8-38 8-9 0-18 0-27 0-4 0-12-4-17-4-4-4-8-9-12-9-4-4-4-8-4-17 0-8 8-17 21-25z">
          <text:p/>
        </draw:path>
        <draw:polygon draw:style-name="gr8" draw:text-style-name="P4" draw:layer="layout" svg:width="0.086cm" svg:height="0.25cm" svg:x="9.281cm" svg:y="22.717cm" svg:viewBox="0 0 87 251" draw:points="87,0 65,0 0,34 5,51 56,34 56,251 87,251">
          <text:p/>
        </draw:polygon>
        <draw:path draw:style-name="gr8" draw:text-style-name="P4" draw:layer="layout" svg:width="0.051cm" svg:height="0.102cm" svg:x="9.459cm" svg:y="22.696cm" svg:viewBox="0 0 52 103" svg:d="M18 103c21-22 34-44 34-69 0-21-13-34-30-34-13 0-22 8-22 21 0 4 0 9 4 17h27c0 0 0 4 0 9 0 16-9 34-31 56z">
          <text:p/>
        </draw:path>
        <draw:path draw:style-name="gr8" draw:text-style-name="P4" draw:layer="layout" svg:width="0.165cm" svg:height="0.259cm" svg:x="5.562cm" svg:y="23.196cm" svg:viewBox="0 0 166 260" svg:d="M21 0v128c8-5 17-5 30-5 55 0 81 17 81 61 0 34-26 59-60 59-9 0-17 0-26-4l-17-34c-4 0-4 0-8 0-13 0-21 9-21 21 0 17 25 34 63 34 64 0 103-38 103-85 0-43-29-73-81-73-13 0-26 0-43 4v-76h116v-30z">
          <text:p/>
        </draw:path>
        <draw:line draw:style-name="gr13" draw:text-style-name="P1" draw:layer="layout" svg:x1="5.995cm" svg:y1="23.599cm" svg:x2="5.995cm" svg:y2="23.112cm">
          <text:p/>
        </draw:line>
        <draw:path draw:style-name="gr8" draw:text-style-name="P4" draw:layer="layout" svg:width="0.179cm" svg:height="0.284cm" svg:x="6.249cm" svg:y="23.269cm" svg:viewBox="0 0 180 285" svg:d="M137 46c0 9-8 38-17 64-8 25-46 60-60 60-17 0-21-30-21-52 0-51 29-102 73-102 17 0 25 13 25 30zM91 251c0 12-9 17-23 17l-8 4c0 0-4 0-4 4v4 5c0 0 30-5 47-5s43 0 43 0v-8-4h-9c-8 0-17-5-12-17l55-243v-4c0-4-4-4-4-4-5 0-9 0-13 4l-13 17c-9-13-21-21-38-21-48 0-112 50-112 122 0 30 13 65 51 65 23 0 40-8 65-47l4 4z">
          <text:p/>
        </draw:path>
        <draw:path draw:style-name="gr8" draw:text-style-name="P4" draw:layer="layout" svg:width="0.131cm" svg:height="0.195cm" svg:x="6.449cm" svg:y="23.324cm" svg:viewBox="0 0 132 196" svg:d="M65 0c-40 0-65 33-65 98 0 59 25 98 65 98 38 0 67-39 67-98 0-65-29-98-67-98zM65 12c25 0 38 30 38 86 0 55-13 85-38 85-26 0-40-30-40-85 0-56 14-86 40-86z">
          <text:p/>
        </draw:path>
        <draw:path draw:style-name="gr8" draw:text-style-name="P4" draw:layer="layout" svg:width="0.06cm" svg:height="0.101cm" svg:x="6.627cm" svg:y="23.409cm" svg:viewBox="0 0 61 102" svg:d="M61 42c0-34-26-42-34-42-9 0-27 8-27 25s18 21 27 21c4 0 8 0 8 0l4-4c0 0 5 4 5 8 0 9-5 27-35 44l5 8c13-4 47-31 47-60z">
          <text:p/>
        </draw:path>
        <draw:path draw:style-name="gr8" draw:text-style-name="P4" draw:layer="layout" svg:width="0.162cm" svg:height="0.271cm" svg:x="6.801cm" svg:y="23.184cm" svg:viewBox="0 0 163 272" svg:d="M0 0v268h22l8-22c9 8 14 13 26 18 9 8 18 8 30 8 9 0 17 0 30-4 8-4 17-14 21-22 9-5 17-17 21-30 5-13 5-26 5-43 0-16 0-29-5-42-4-8-12-21-17-30-8-8-17-12-25-16-8-5-17-5-30-5-8 0-21 0-30 9-8 4-17 12-26 21v-102l4-4v-4zM52 241c-4-4-8-8-8-8-5-4-5-8-10-13 0-8 0-13 0-21-4-9-4-17-4-30 0-17 4-29 4-38 5-8 14-17 18-21 9-4 17-4 22-4 21 0 34 4 46 17 9 12 13 34 13 55 0 17 0 25-4 34-5 8-9 17-13 21-8 4-13 8-21 13-4 0-13 0-17 0s-9 0-13 0c0 0-9-5-13-5z">
          <text:p/>
        </draw:path>
        <draw:path draw:style-name="gr8" draw:text-style-name="P4" draw:layer="layout" svg:width="0.055cm" svg:height="0.101cm" svg:x="7.001cm" svg:y="23.409cm" svg:viewBox="0 0 56 102" svg:d="M56 42c0-34-21-42-34-42-8 0-22 8-22 25s14 21 26 21h5c4 0 4-4 4-4 4 0 8 4 8 8 0 9-8 27-39 44l4 8c14-4 48-31 48-60z">
          <text:p/>
        </draw:path>
        <draw:path draw:style-name="gr8" draw:text-style-name="P4" draw:layer="layout" svg:width="0.174cm" svg:height="0.263cm" svg:x="7.167cm" svg:y="23.26cm" svg:viewBox="0 0 175 264" svg:d="M46 38c10-8 18-13 31-13 4 0 8 0 13 5 4 0 8 4 12 8 5 0 9 9 9 13 4 4 4 8 4 13 0 8 0 12-4 17 0 4-4 8-9 12-4 4-8 9-12 9-5 4-9 4-13 4-9 0-13 0-17-4-4 0-10-5-14-9s-8-8-8-12c-5-5-5-9-5-17 0-5 0-9 5-13 0-4 4-9 8-13zM119 21c-8-12-25-21-42-21-9 0-17 4-27 9-8 0-17 4-21 12-8 4-13 13-17 21-4 9-4 17-4 26 0 8 0 17 4 25 9 13 13 17 21 26-12 8-21 21-21 34 0 8 4 17 17 25-21 14-29 27-29 39 0 9 0 13 4 17s8 13 12 17c9 4 17 4 26 9 14 0 26 4 39 4 17 0 30-4 38-9 13 0 21-4 26-8 8-9 12-13 17-21 4-5 4-13 4-21 0-5 0-13-4-18 0-5-5-9-9-17-8 0-13-5-25-9-9 0-17-4-30-4-4 0-8 0-13 4-8 0-12 0-17 0-8 0-18-4-22-4-4-4-8-8-8-13 0-4 4-13 12-21 10 4 18 4 27 4 8 0 17 0 25-4 9-4 13-9 22-13 4-4 8-13 12-21s4-17 4-25c0-9 0-22-8-30 8-4 21-9 34-9h4 5l-5-21h-4c-17 0-34 5-47 17zM46 182c10 0 14 0 22 0 9 0 17 0 30 0h4 5c12 0 21 5 25 10 4 4 8 8 8 17 0 8-4 17-16 21-9 8-22 8-39 8-8 0-17 0-25 0-4 0-14-4-18-4-4-4-9-4-13-8-4-5-4-9-4-13 0-13 8-21 21-31z">
          <text:p/>
        </draw:path>
        <draw:path draw:style-name="gr8" draw:text-style-name="P4" draw:layer="layout" svg:width="0.162cm" svg:height="0.254cm" svg:x="7.37cm" svg:y="23.201cm" svg:viewBox="0 0 163 255" svg:d="M81 21c17 0 30 17 43 35l-90 114c-4-13-4-29-4-42 0-43 13-107 51-107zM81 0c-51 0-81 73-81 132s30 123 81 123c60 0 82-68 82-127 0-64-26-128-82-128zM133 81c4 17 4 34 4 51 0 47-17 98-56 98-17 0-30-13-38-34z">
          <text:p/>
        </draw:path>
        <draw:path draw:style-name="gr8" draw:text-style-name="P4" draw:layer="layout" svg:width="0.178cm" svg:height="0.284cm" svg:x="8.033cm" svg:y="23.269cm" svg:viewBox="0 0 179 285" svg:d="M137 46c0 9-9 38-18 64-8 25-42 60-60 60-17 0-21-30-21-52 0-51 31-102 73-102 17 0 26 13 26 30zM90 251c0 12-9 17-21 17l-10 4c0 0-4 0-4 4v4l4 5c0 0 26-5 43-5s43 0 43 0h4v-8l-4-4h-8c-5 0-18-5-13-17l55-243v-4c0-4-4-4-4-4-5 0-9 0-13 4l-13 17c-8-13-21-21-38-21-48 0-111 50-111 122 0 30 12 65 51 65 22 0 39-8 68-47v4z">
          <text:p/>
        </draw:path>
        <draw:path draw:style-name="gr8" draw:text-style-name="P4" draw:layer="layout" svg:width="0.132cm" svg:height="0.195cm" svg:x="8.232cm" svg:y="23.324cm" svg:viewBox="0 0 133 196" svg:d="M64 0c-38 0-64 33-64 98 0 59 26 98 64 98 43 0 69-39 69-98 0-65-26-98-69-98zM64 12c26 0 39 30 39 86 0 55-13 85-39 85s-38-30-38-85c0-56 12-86 38-86z">
          <text:p/>
        </draw:path>
        <draw:path draw:style-name="gr8" draw:text-style-name="P4" draw:layer="layout" svg:width="0.06cm" svg:height="0.101cm" svg:x="8.41cm" svg:y="23.409cm" svg:viewBox="0 0 61 102" svg:d="M61 42c0-34-27-42-35-42-9 0-26 8-26 25s17 21 30 21h4l5-4c4 0 4 4 4 8 0 9-4 27-34 44l4 8c13-4 48-31 48-60z">
          <text:p/>
        </draw:path>
        <draw:path draw:style-name="gr8" draw:text-style-name="P4" draw:layer="layout" svg:width="0.051cm" svg:height="0.106cm" svg:x="8.576cm" svg:y="23.179cm" svg:viewBox="0 0 52 107" svg:d="M39 0c-26 26-39 47-39 68 0 23 13 39 31 39 12 0 21-12 21-26 0-4 0-9-4-13h-26c0-4 0-4 0-8 0-17 13-34 30-60z">
          <text:p/>
        </draw:path>
        <draw:path draw:style-name="gr8" draw:text-style-name="P4" draw:layer="layout" svg:width="0.179cm" svg:height="0.263cm" svg:x="8.652cm" svg:y="23.26cm" svg:viewBox="0 0 180 264" svg:d="M51 38c4-8 17-13 26-13 8 0 13 0 17 5 4 0 8 4 13 8 4 0 8 9 8 13 4 4 4 8 4 13 0 8 0 12-4 17 0 4-4 8-8 12-5 4-9 9-13 9-4 4-9 4-17 4-4 0-9 0-13-4-9 0-13-5-13-9-4-4-8-8-8-12-4-5-4-9-4-17 0-5 0-9 0-13 4-4 8-9 12-13zM123 21c-12-12-25-21-46-21-9 0-17 4-22 9-8 0-16 4-25 12-4 4-8 13-13 21-4 9-8 17-8 26 0 8 4 17 8 25 5 13 13 17 22 26-13 8-22 21-22 34 0 8 5 17 17 25-21 14-34 27-34 39 0 9 5 13 9 17 0 4 8 13 13 17 8 4 17 4 25 9 13 0 26 4 38 4 13 0 26-4 38-9 9 0 22-4 26-8 9-9 14-13 18-21 4-5 4-13 4-21 0-5 0-13-4-18s-9-9-14-17c-4 0-13-5-21-9-9 0-17-4-30-4-4 0-8 0-17 4-4 0-8 0-12 0-9 0-18-4-22-4-8-4-8-8-8-13 0-4 4-13 12-21 9 4 18 4 22 4 13 0 21 0 25-4 9-4 17-9 26-13 4-4 8-13 12-21 5-8 5-17 5-25 0-9-5-22-9-30 9-4 22-9 31-9h9 4l-4-21h-5c-18 0-35 5-48 17zM51 182c9 0 13 0 22 0 8 0 17 0 29 0h5 4c8 0 17 5 25 10 4 4 9 8 9 17 0 8-5 17-17 21-13 8-26 8-43 8-4 0-12 0-21 0s-13-4-17-4c-4-4-13-4-13-8-4-5-4-9-4-13 0-13 4-21 21-31z">
          <text:p/>
        </draw:path>
        <draw:polygon draw:style-name="gr8" draw:text-style-name="P4" draw:layer="layout" svg:width="0.084cm" svg:height="0.25cm" svg:x="8.878cm" svg:y="23.201cm" svg:viewBox="0 0 85 251" draw:points="85,0 63,0 0,34 4,51 55,34 55,251 85,251">
          <text:p/>
        </draw:polygon>
        <draw:path draw:style-name="gr8" draw:text-style-name="P4" draw:layer="layout" svg:width="0.174cm" svg:height="0.263cm" svg:x="9.06cm" svg:y="23.26cm" svg:viewBox="0 0 175 264" svg:d="M47 38c8-8 17-13 25-13 10 0 14 0 18 5 4 0 9 4 13 8 4 0 8 9 8 13 4 4 4 8 4 13 0 8 0 12-4 17 0 4-4 8-8 12s-9 9-13 9c-4 4-8 4-18 4-4 0-8 0-13-4-4 0-8-5-12-9-5-4-9-8-9-12-4-5-4-9-4-17 0-5 0-9 4-13 0-4 4-9 9-13zM120 21c-13-12-26-21-43-21-9 0-18 4-26 9-9 0-17 4-21 12-9 4-13 13-17 21-5 9-5 17-5 26 0 8 0 17 5 25 4 13 13 17 21 26-13 8-21 21-21 34 0 8 4 17 17 25-22 14-30 27-30 39 0 9 0 13 4 17s9 13 13 17c9 4 17 4 25 9 13 0 26 4 40 4 17 0 29-4 38-9 13 0 21-4 25-8 9-9 13-13 17-21 5-5 5-13 5-21 0-5 0-13-5-18 0-5-4-9-12-17-5 0-13-5-22-9-8 0-17-4-29-4-5 0-9 0-13 4-9 0-14 0-18 0-9 0-17-4-21-4-5-4-9-8-9-13 0-4 4-13 13-21 8 4 17 4 26 4s17 0 26-4c8-4 12-9 21-13 4-4 9-13 13-21s4-17 4-25c0-9-4-22-8-30 8-4 21-9 34-9h4 4l-4-21h-4c-17 0-34 5-47 17zM47 182c8 0 12 0 21 0s18 0 31 0h4 4c8 0 17 5 26 10 4 4 8 8 8 17 0 8-4 17-17 21-9 8-25 8-38 8-9 0-18 0-27 0-4 0-12-4-17-4-4-4-8-4-12-8-4-5-4-9-4-13 0-13 8-21 21-31z">
          <text:p/>
        </draw:path>
        <draw:path draw:style-name="gr8" draw:text-style-name="P4" draw:layer="layout" svg:width="0.161cm" svg:height="0.254cm" svg:x="9.264cm" svg:y="23.201cm" svg:viewBox="0 0 162 255" svg:d="M80 21c17 0 30 17 43 35l-90 114c-4-13-4-29-4-42 0-43 13-107 51-107zM80 0c-51 0-80 73-80 132s29 123 80 123c60 0 82-68 82-127 0-64-27-128-82-128zM131 81c4 17 4 34 4 51 0 47-17 98-55 98-17 0-30-13-38-34z">
          <text:p/>
        </draw:path>
        <draw:path draw:style-name="gr8" draw:text-style-name="P4" draw:layer="layout" svg:width="0.051cm" svg:height="0.106cm" svg:x="9.459cm" svg:y="23.179cm" svg:viewBox="0 0 52 107" svg:d="M18 107c21-26 34-47 34-69 0-21-13-38-30-38-13 0-22 13-22 22 0 8 0 12 4 16h27c0 0 0 5 0 9 0 17-9 34-31 60z">
          <text:p/>
        </draw:path>
        <draw:path draw:style-name="gr8" draw:text-style-name="P4" draw:layer="layout" svg:width="0.182cm" svg:height="0.275cm" svg:x="5.562cm" svg:y="23.663cm" svg:viewBox="0 0 183 276" svg:d="M148 0c-93 8-148 72-148 171 0 67 38 105 89 105s94-38 94-88c0-47-35-82-82-82-21 0-46 4-63 22 13-69 51-103 110-103zM38 145c13-13 34-17 55-17 30 0 51 25 51 64 0 38-21 68-51 68-38 0-59-30-59-94 0-4 0-13 4-21z">
          <text:p/>
        </draw:path>
        <draw:line draw:style-name="gr13" draw:text-style-name="P1" draw:layer="layout" svg:x1="5.995cm" svg:y1="24.083cm" svg:x2="5.995cm" svg:y2="23.599cm">
          <text:p/>
        </draw:line>
        <draw:path draw:style-name="gr8" draw:text-style-name="P4" draw:layer="layout" svg:width="0.179cm" svg:height="0.284cm" svg:x="6.249cm" svg:y="23.752cm" svg:viewBox="0 0 180 285" svg:d="M137 47c0 8-8 38-17 63-8 26-46 60-60 60-17 0-21-30-21-51 0-51 29-102 73-102 17 0 25 13 25 30zM91 251c0 13-9 17-23 21h-8c0 0-4 0-4 5v8c0 0 30-4 47-4s43 0 43 0v-9-4h-9c-8 0-17-4-12-17l55-243v-4c0-4-4-4-4-4-5 0-9 0-13 8l-13 17c-9-12-21-25-38-25-48 0-112 51-112 123 0 30 13 63 51 63 23 0 40-8 65-42h4z">
          <text:p/>
        </draw:path>
        <draw:path draw:style-name="gr8" draw:text-style-name="P4" draw:layer="layout" svg:width="0.131cm" svg:height="0.195cm" svg:x="6.449cm" svg:y="23.807cm" svg:viewBox="0 0 132 196" svg:d="M65 0c-40 0-65 38-65 99 0 63 25 97 65 97 38 0 67-34 67-97 0-61-29-99-67-99zM65 13c25 0 38 30 38 86 0 55-13 85-38 85-26 0-40-30-40-85 0-56 14-86 40-86z">
          <text:p/>
        </draw:path>
        <draw:path draw:style-name="gr8" draw:text-style-name="P4" draw:layer="layout" svg:width="0.06cm" svg:height="0.102cm" svg:x="6.627cm" svg:y="23.892cm" svg:viewBox="0 0 61 103" svg:d="M61 42c0-34-26-42-34-42-9 0-27 8-27 25s18 21 27 21c4 0 8 0 8 0h4c0 0 5 0 5 5 0 8-5 25-35 42l5 10c13-4 47-31 47-61z">
          <text:p/>
        </draw:path>
        <draw:path draw:style-name="gr8" draw:text-style-name="P4" draw:layer="layout" svg:width="0.162cm" svg:height="0.271cm" svg:x="6.801cm" svg:y="23.667cm" svg:viewBox="0 0 163 272" svg:d="M0 0v268h22l8-21c9 9 14 13 26 21 9 4 18 4 30 4 9 0 17 0 30-4 8-4 17-8 21-17 9-8 17-21 21-34 5-8 5-25 5-42 0-13 0-30-5-42-4-9-12-22-17-30-8-4-17-13-25-17s-17-4-30-4c-8 0-21 4-30 8-8 4-17 13-26 26v-108c0 0 4 0 4-4v-4zM52 243c-4-4-8-4-8-9-5-4-5-8-10-12 0-9 0-13 0-21-4-9-4-17-4-30 0-17 4-30 4-38 5-9 14-13 18-17 9-9 17-9 22-9 21 0 34 4 46 17 9 13 13 34 13 60 0 12 0 21-4 29-5 9-9 17-13 21-8 5-13 9-21 13-4 0-13 0-17 0s-9 0-13 0c0 0-9-4-13-4z">
          <text:p/>
        </draw:path>
        <draw:path draw:style-name="gr8" draw:text-style-name="P4" draw:layer="layout" svg:width="0.055cm" svg:height="0.102cm" svg:x="7.001cm" svg:y="23.892cm" svg:viewBox="0 0 56 103" svg:d="M56 42c0-34-21-42-34-42-8 0-22 8-22 25s14 21 26 21h5c4 0 4 0 4 0 4 0 8 0 8 5 0 8-8 25-39 42l4 10c14-4 48-31 48-61z">
          <text:p/>
        </draw:path>
        <draw:path draw:style-name="gr8" draw:text-style-name="P4" draw:layer="layout" svg:width="0.174cm" svg:height="0.258cm" svg:x="7.167cm" svg:y="23.748cm" svg:viewBox="0 0 175 259" svg:d="M46 34c10-9 18-13 31-13 4 0 8 0 13 4 4 0 8 4 12 9 5 4 9 8 9 12 4 5 4 9 4 17 0 4 0 9-4 13 0 4-4 9-9 13-4 4-8 8-12 8-5 5-9 5-13 5-9 0-13 0-17-5-4 0-10-4-14-8s-8-9-8-13c-5-4-5-9-5-13 0-8 0-12 5-17 0-4 4-8 8-12zM119 17c-8-13-25-17-42-17-9 0-17 0-27 4-8 4-17 8-21 13-8 4-13 12-17 21-4 8-4 17-4 25 0 9 0 17 4 30 9 9 13 13 21 21-12 10-21 22-21 35s4 21 17 26c-21 12-29 25-29 38 0 8 0 13 4 17 4 8 8 13 12 17 9 4 17 4 26 8 14 0 26 4 39 4 17 0 30-4 38-4 13-4 21-8 26-12 8-9 12-13 17-22 4-4 4-13 4-21 0-4 0-9-4-17 0-4-5-8-9-13-8-4-13-8-25-12-9 0-17 0-30 0-4 0-8 0-13 0-8 0-12 0-17 0-8 0-18 0-22-5-4-4-8-4-8-12 0-5 4-9 12-17 10 0 18 4 27 4 8 0 17-4 25-8 9 0 13-6 22-14 4-4 8-13 12-21 4-5 4-13 4-22 0-12 0-21-8-34 8-4 21-8 34-8h4 5l-5-21h-4c-17 0-34 4-47 17zM46 179c10 0 14 0 22 4 9 0 17 0 30 0h4 5c12 0 21 0 25 4s8 9 8 17c0 9-4 17-16 26-9 4-22 8-39 8-8 0-17 0-25-4-4 0-14 0-18-4-4 0-9-4-13-9-4-4-4-8-4-13 0-12 8-21 21-29z">
          <text:p/>
        </draw:path>
        <draw:polygon draw:style-name="gr8" draw:text-style-name="P4" draw:layer="layout" svg:width="0.085cm" svg:height="0.251cm" svg:x="7.387cm" svg:y="23.684cm" svg:viewBox="0 0 86 252" draw:points="86,0 65,0 0,34 5,51 56,34 56,252 86,252">
          <text:p/>
        </draw:polygon>
        <draw:path draw:style-name="gr8" draw:text-style-name="P4" draw:layer="layout" svg:width="0.178cm" svg:height="0.284cm" svg:x="8.033cm" svg:y="23.752cm" svg:viewBox="0 0 179 285" svg:d="M137 47c0 8-9 38-18 63-8 26-42 60-60 60-17 0-21-30-21-51 0-51 31-102 73-102 17 0 26 13 26 30zM90 251c0 13-9 17-21 21h-10c0 0-4 0-4 5v8h4c0 0 26-4 43-4s43 0 43 0h4v-9c0 0-4 0-4-4h-8c-5 0-18-4-13-17l55-243v-4c0-4-4-4-4-4-5 0-9 0-13 8l-13 17c-8-12-21-25-38-25-48 0-111 51-111 123 0 30 12 63 51 63 22 0 39-8 68-42z">
          <text:p/>
        </draw:path>
        <draw:path draw:style-name="gr8" draw:text-style-name="P4" draw:layer="layout" svg:width="0.132cm" svg:height="0.195cm" svg:x="8.232cm" svg:y="23.807cm" svg:viewBox="0 0 133 196" svg:d="M64 0c-38 0-64 38-64 99 0 63 26 97 64 97 43 0 69-34 69-97 0-61-26-99-69-99zM64 13c26 0 39 30 39 86 0 55-13 85-39 85s-38-30-38-85c0-56 12-86 38-86z">
          <text:p/>
        </draw:path>
        <draw:path draw:style-name="gr8" draw:text-style-name="P4" draw:layer="layout" svg:width="0.06cm" svg:height="0.102cm" svg:x="8.41cm" svg:y="23.892cm" svg:viewBox="0 0 61 103" svg:d="M61 42c0-34-27-42-35-42-9 0-26 8-26 25s17 21 30 21h4 5c4 0 4 0 4 5 0 8-4 25-34 42l4 10c13-4 48-31 48-61z">
          <text:p/>
        </draw:path>
        <draw:path draw:style-name="gr8" draw:text-style-name="P4" draw:layer="layout" svg:width="0.051cm" svg:height="0.102cm" svg:x="8.576cm" svg:y="23.667cm" svg:viewBox="0 0 52 103" svg:d="M39 0c-26 22-39 43-39 69 0 21 13 34 31 34 12 0 21-9 21-21 0-5 0-9-4-17h-26c0 0 0-4 0-9 0-17 13-34 30-56z">
          <text:p/>
        </draw:path>
        <draw:path draw:style-name="gr8" draw:text-style-name="P4" draw:layer="layout" svg:width="0.179cm" svg:height="0.258cm" svg:x="8.652cm" svg:y="23.748cm" svg:viewBox="0 0 180 259" svg:d="M51 34c4-9 17-13 26-13 8 0 13 0 17 4 4 0 8 4 13 9 4 4 8 8 8 12 4 5 4 9 4 17 0 4 0 9-4 13 0 4-4 9-8 13-5 4-9 8-13 8-4 5-9 5-17 5-4 0-9 0-13-5-9 0-13-4-13-8-4-4-8-9-8-13-4-4-4-9-4-13 0-8 0-12 0-17 4-4 8-8 12-12zM123 17c-12-13-25-17-46-17-9 0-17 0-22 4-8 4-16 8-25 13-4 4-8 12-13 21-4 8-8 17-8 25 0 9 4 17 8 30 5 9 13 13 22 21-13 10-22 22-22 35s5 21 17 26c-21 12-34 25-34 38 0 8 5 13 9 17 0 8 8 13 13 17 8 4 17 4 25 8 13 0 26 4 38 4 13 0 26-4 38-4 9-4 22-8 26-12 9-9 14-13 18-22 4-4 4-13 4-21 0-4 0-9-4-17-4-4-9-8-14-13-4-4-13-8-21-12-9 0-17 0-30 0-4 0-8 0-17 0-4 0-8 0-12 0-9 0-18 0-22-5-8-4-8-4-8-12 0-5 4-9 12-17 9 0 18 4 22 4 13 0 21-4 25-8 9 0 17-6 26-14 4-4 8-13 12-21 5-5 5-13 5-22 0-12-5-21-9-34 9-4 22-8 31-8h9 4l-4-21h-5c-18 0-35 4-48 17zM51 179c9 0 13 0 22 4 8 0 17 0 29 0h5 4c8 0 17 0 25 4 4 4 9 9 9 17 0 9-5 17-17 26-13 4-26 8-43 8-4 0-12 0-21-4-9 0-13 0-17-4-4 0-13-4-13-9-4-4-4-8-4-13 0-12 4-21 21-29z">
          <text:p/>
        </draw:path>
        <draw:polygon draw:style-name="gr8" draw:text-style-name="P4" draw:layer="layout" svg:width="0.084cm" svg:height="0.251cm" svg:x="8.878cm" svg:y="23.684cm" svg:viewBox="0 0 85 252" draw:points="85,0 63,0 0,34 4,51 55,34 55,252 85,252">
          <text:p/>
        </draw:polygon>
        <draw:path draw:style-name="gr8" draw:text-style-name="P4" draw:layer="layout" svg:width="0.174cm" svg:height="0.258cm" svg:x="9.06cm" svg:y="23.748cm" svg:viewBox="0 0 175 259" svg:d="M47 34c8-9 17-13 25-13 10 0 14 0 18 4 4 0 9 4 13 9 4 4 8 8 8 12 4 5 4 9 4 17 0 4 0 9-4 13 0 4-4 9-8 13s-9 8-13 8c-4 5-8 5-18 5-4 0-8 0-13-5-4 0-8-4-12-8-5-4-9-9-9-13-4-4-4-9-4-13 0-8 0-12 4-17 0-4 4-8 9-12zM120 17c-13-13-26-17-43-17-9 0-18 0-26 4-9 4-17 8-21 13-9 4-13 12-17 21-5 8-5 17-5 25 0 9 0 17 5 30 4 9 13 13 21 21-13 10-21 22-21 35s4 21 17 26c-22 12-30 25-30 38 0 8 0 13 4 17 4 8 9 13 13 17 9 4 17 4 25 8 13 0 26 4 40 4 17 0 29-4 38-4 13-4 21-8 25-12 9-9 13-13 17-22 5-4 5-13 5-21 0-4 0-9-5-17 0-4-4-8-12-13-5-4-13-8-22-12-8 0-17 0-29 0-5 0-9 0-13 0-9 0-14 0-18 0-9 0-17 0-21-5-5-4-9-4-9-12 0-5 4-9 13-17 8 0 17 4 26 4s17-4 26-8c8 0 12-6 21-14 4-4 9-13 13-21 4-5 4-13 4-22 0-12-4-21-8-34 8-4 21-8 34-8h4 4l-4-21h-4c-17 0-34 4-47 17zM47 179c8 0 12 0 21 4 9 0 18 0 31 0h4 4c8 0 17 0 26 4 4 4 8 9 8 17 0 9-4 17-17 26-9 4-25 8-38 8-9 0-18 0-27-4-4 0-12 0-17-4-4 0-8-4-12-9-4-4-4-8-4-13 0-12 8-21 21-29z">
          <text:p/>
        </draw:path>
        <draw:polygon draw:style-name="gr8" draw:text-style-name="P4" draw:layer="layout" svg:width="0.086cm" svg:height="0.251cm" svg:x="9.281cm" svg:y="23.684cm" svg:viewBox="0 0 87 252" draw:points="87,0 65,0 0,34 5,51 56,34 56,252 87,252">
          <text:p/>
        </draw:polygon>
        <draw:path draw:style-name="gr8" draw:text-style-name="P4" draw:layer="layout" svg:width="0.051cm" svg:height="0.102cm" svg:x="9.459cm" svg:y="23.667cm" svg:viewBox="0 0 52 103" svg:d="M18 103c21-26 34-47 34-68 0-22-13-35-30-35-13 0-22 8-22 22 0 5 0 9 4 13h27c0 4 0 4 0 9 0 17-9 38-31 59z">
          <text:p/>
        </draw:path>
        <draw:polygon draw:style-name="gr8" draw:text-style-name="P4" draw:layer="layout" svg:width="0.174cm" svg:height="0.272cm" svg:x="5.57cm" svg:y="24.163cm" svg:viewBox="0 0 175 273" draw:points="0,0 0,64 17,64 26,30 141,30 17,273 47,273 47,264 175,17 175,0">
          <text:p/>
        </draw:polygon>
        <draw:line draw:style-name="gr13" draw:text-style-name="P1" draw:layer="layout" svg:x1="5.995cm" svg:y1="24.566cm" svg:x2="5.995cm" svg:y2="24.083cm">
          <text:p/>
        </draw:line>
        <draw:path draw:style-name="gr8" draw:text-style-name="P4" draw:layer="layout" svg:width="0.179cm" svg:height="0.284cm" svg:x="6.249cm" svg:y="24.235cm" svg:viewBox="0 0 180 285" svg:d="M137 48c0 9-8 38-17 64-8 25-46 59-60 59-17 0-21-25-21-51 0-51 29-103 73-103 17 0 25 13 25 31zM91 252c0 12-9 17-23 21h-8c0 0-4 0-4 4v8c0 0 30-4 47-4s43 4 43 4v-4-8l-9-4c-8 0-17 0-12-17l55-243v-4c0-5-4-5-4-5-5 0-9 0-13 9l-13 17c-9-13-21-21-38-21-48 0-112 47-112 119 0 34 13 68 51 68 23 0 40-12 65-46h4z">
          <text:p/>
        </draw:path>
        <draw:path draw:style-name="gr8" draw:text-style-name="P4" draw:layer="layout" svg:width="0.131cm" svg:height="0.191cm" svg:x="6.449cm" svg:y="24.295cm" svg:viewBox="0 0 132 192" svg:d="M65 0c-40 0-65 34-65 94 0 64 25 98 65 98 38 0 67-34 67-98 0-60-29-94-67-94zM65 13c25 0 38 25 38 81s-13 85-38 85c-26 0-40-29-40-85s14-81 40-81z">
          <text:p/>
        </draw:path>
        <draw:path draw:style-name="gr8" draw:text-style-name="P4" draw:layer="layout" svg:width="0.06cm" svg:height="0.097cm" svg:x="6.627cm" svg:y="24.38cm" svg:viewBox="0 0 61 98" svg:d="M61 39c0-35-26-39-34-39-9 0-27 4-27 22 0 17 18 21 27 21 4 0 8 0 8 0h4c0 0 5 0 5 4 0 9-5 26-35 47l5 4c13-4 47-29 47-59z">
          <text:p/>
        </draw:path>
        <draw:path draw:style-name="gr8" draw:text-style-name="P4" draw:layer="layout" svg:width="0.162cm" svg:height="0.195cm" svg:x="6.801cm" svg:y="24.231cm" svg:viewBox="0 0 163 196" svg:d="M163 34c-9-8-17-17-30-25-13-5-25-9-38-9s-26 4-39 9c-12 4-22 12-30 21-9 8-13 18-17 31-4 12-9 25-9 38 0 12 5 25 9 38s8 21 17 29c8 9 18 18 30 22 13 4 22 8 39 8 25 0 46-12 63-30l-17-21c-12 17-25 21-46 21-9 0-17 0-26-4-8-4-13-8-21-12-4-9-9-17-14-26-4-8-4-17-4-30 0-8 0-16 4-25 5-8 10-17 14-21 4-10 13-14 21-18 5-4 13-4 22-4 17 0 29 4 38 12 4 5 8 5 8 10 0 4 4 4 4 4 0 4 0 4 0 4 0 5 0 5 0 5z">
          <text:p/>
        </draw:path>
        <draw:path draw:style-name="gr8" draw:text-style-name="P4" draw:layer="layout" svg:width="0.055cm" svg:height="0.097cm" svg:x="7.001cm" svg:y="24.38cm" svg:viewBox="0 0 56 98" svg:d="M56 39c0-35-21-39-34-39-8 0-22 4-22 22 0 17 14 21 26 21h5c4 0 4 0 4 0 4 0 8 0 8 4 0 9-8 26-39 47l4 4c14-4 48-29 48-59z">
          <text:p/>
        </draw:path>
        <draw:path draw:style-name="gr8" draw:text-style-name="P4" draw:layer="layout" svg:width="0.174cm" svg:height="0.259cm" svg:x="7.167cm" svg:y="24.231cm" svg:viewBox="0 0 175 260" svg:d="M46 34c10-8 18-13 31-13 4 0 8 0 13 5 4 0 8 4 12 8 5 4 9 9 9 13 4 4 4 8 4 17 0 4 0 8-4 13 0 4-4 8-9 12-4 4-8 9-12 9-5 4-9 4-13 4-9 0-13 0-17-4-4 0-10-5-14-9-4 0-8-4-8-12-5-5-5-9-5-13 0-9 0-13 5-17 0-4 4-9 8-13zM119 17c-8-13-25-17-42-17-9 0-17 0-27 4-8 5-17 9-21 13-8 9-13 13-17 21-4 9-4 17-4 26 0 8 0 21 4 29 9 9 13 17 21 22-12 12-21 21-21 34s4 22 17 26c-21 13-29 26-29 43 0 4 0 8 4 16 4 5 8 9 12 13 9 4 17 9 26 9 14 4 26 4 39 4 17 0 30 0 38-4 13-5 21-9 26-13 8-4 12-13 17-17 4-8 4-17 4-21 0-9 0-13-4-21 0-5-5-9-9-13-8-5-13-9-25-9-9-4-17-4-30-4-4 0-8 0-13 0-8 0-12 0-17 0-8 0-18 0-22-4-4 0-8-5-8-10 0-8 4-12 12-21 10 0 18 4 27 4 8 0 17-4 25-4 9-4 13-8 22-17 4-4 8-13 12-17 4-8 4-17 4-25 0-13 0-21-8-34 8-4 21-9 34-9h4c0 0 5 0 5 5l-5-26h-4c-17 0-34 4-47 17zM46 179c10 0 14 0 22 5 9 0 17 0 30 0h4 5c12 0 21 0 25 4s8 8 8 17c0 8-4 17-16 25-9 4-22 9-39 9-8 0-17 0-25-5-4 0-14 0-18-4-4 0-9-4-13-8s-4-9-4-13c0-8 8-21 21-30z">
          <text:p/>
        </draw:path>
        <draw:path draw:style-name="gr8" draw:text-style-name="P4" draw:layer="layout" svg:width="0.162cm" svg:height="0.258cm" svg:x="7.37cm" svg:y="24.168cm" svg:viewBox="0 0 163 259" svg:d="M81 25c17 0 30 13 43 30l-90 114c-4-13-4-29-4-42 0-43 13-102 51-102zM81 0c-51 0-81 72-81 131 0 64 30 128 81 128 60 0 82-73 82-132 0-64-26-127-82-127zM133 80c4 17 4 34 4 51 0 47-17 103-56 103-17 0-30-17-38-39z">
          <text:p/>
        </draw:path>
        <draw:path draw:style-name="gr8" draw:text-style-name="P4" draw:layer="layout" svg:width="0.178cm" svg:height="0.284cm" svg:x="8.033cm" svg:y="24.235cm" svg:viewBox="0 0 179 285" svg:d="M137 48c0 9-9 38-18 64-8 25-42 59-60 59-17 0-21-25-21-51 0-51 31-103 73-103 17 0 26 13 26 31zM90 252c0 12-9 17-21 21h-10c0 0-4 0-4 4v8h4c0 0 26-4 43-4s43 4 43 4l4-4v-8h-4l-8-4c-5 0-18 0-13-17l55-243v-4c0-5-4-5-4-5-5 0-9 0-13 9l-13 17c-8-13-21-21-38-21-48 0-111 47-111 119 0 34 12 68 51 68 22 0 39-12 68-46z">
          <text:p/>
        </draw:path>
        <draw:polygon draw:style-name="gr8" draw:text-style-name="P4" draw:layer="layout" svg:width="0.102cm" svg:height="0.186cm" svg:x="8.245cm" svg:y="24.295cm" svg:viewBox="0 0 103 187" draw:points="59,0 0,17 0,29 42,21 42,170 42,175 8,175 8,187 103,187 103,175 73,175 69,170 69,0">
          <text:p/>
        </draw:polygon>
        <draw:path draw:style-name="gr8" draw:text-style-name="P4" draw:layer="layout" svg:width="0.06cm" svg:height="0.097cm" svg:x="8.41cm" svg:y="24.38cm" svg:viewBox="0 0 61 98" svg:d="M61 39c0-35-27-39-35-39-9 0-26 4-26 22 0 17 17 21 30 21h4 5c4 0 4 0 4 4 0 9-4 26-34 47l4 4c13-4 48-29 48-59z">
          <text:p/>
        </draw:path>
        <draw:path draw:style-name="gr8" draw:text-style-name="P4" draw:layer="layout" svg:width="0.051cm" svg:height="0.102cm" svg:x="8.576cm" svg:y="24.151cm" svg:viewBox="0 0 52 103" svg:d="M39 0c-26 21-39 43-39 69 0 21 13 34 31 34 12 0 21-9 21-22 0-4 0-8-4-17h-26c0 0 0-4 0-8 0-18 13-35 30-56z">
          <text:p/>
        </draw:path>
        <draw:path draw:style-name="gr8" draw:text-style-name="P4" draw:layer="layout" svg:width="0.179cm" svg:height="0.259cm" svg:x="8.652cm" svg:y="24.231cm" svg:viewBox="0 0 180 260" svg:d="M51 34c4-8 17-13 26-13 8 0 13 0 17 5 4 0 8 4 13 8 4 4 8 9 8 13 4 4 4 8 4 17 0 4 0 8-4 13 0 4-4 8-8 12-5 4-9 9-13 9-4 4-9 4-17 4-4 0-9 0-13-4-9 0-13-5-13-9-4 0-8-4-8-12-4-5-4-9-4-13 0-9 0-13 0-17 4-4 8-9 12-13zM123 17c-12-13-25-17-46-17-9 0-17 0-22 4-8 5-16 9-25 13-4 9-8 13-13 21-4 9-8 17-8 26 0 8 4 21 8 29 5 9 13 17 22 22-13 12-22 21-22 34s5 22 17 26c-21 13-34 26-34 43 0 4 5 8 9 16 0 5 8 9 13 13 8 4 17 9 25 9 13 4 26 4 38 4 13 0 26 0 38-4 9-5 22-9 26-13 9-4 14-13 18-17 4-8 4-17 4-21 0-9 0-13-4-21-4-5-9-9-14-13-4-5-13-9-21-9-9-4-17-4-30-4-4 0-8 0-17 0-4 0-8 0-12 0-9 0-18 0-22-4-8 0-8-5-8-10 0-8 4-12 12-21 9 0 18 4 22 4 13 0 21-4 25-4 9-4 17-8 26-17 4-4 8-13 12-17 5-8 5-17 5-25 0-13-5-21-9-34 9-4 22-9 31-9h9l4 5-4-26h-5c-18 0-35 4-48 17zM51 179c9 0 13 0 22 5 8 0 17 0 29 0h5 4c8 0 17 0 25 4 4 4 9 8 9 17 0 8-5 17-17 25-13 4-26 9-43 9-4 0-12 0-21-5-9 0-13 0-17-4-4 0-13-4-13-8-4-4-4-9-4-13 0-8 4-21 21-30z">
          <text:p/>
        </draw:path>
        <draw:path draw:style-name="gr8" draw:text-style-name="P4" draw:layer="layout" svg:width="0.162cm" svg:height="0.258cm" svg:x="8.86cm" svg:y="24.168cm" svg:viewBox="0 0 163 259" svg:d="M82 25c17 0 30 13 38 30l-86 114c-4-13-8-29-8-42 0-43 17-102 56-102zM82 0c-52 0-82 72-82 131 0 64 30 128 82 128 55 0 81-73 81-132 0-64-30-127-81-127zM129 80c4 17 8 34 8 51 0 47-17 103-55 103-18 0-31-17-39-39z">
          <text:p/>
        </draw:path>
        <draw:path draw:style-name="gr8" draw:text-style-name="P4" draw:layer="layout" svg:width="0.051cm" svg:height="0.101cm" svg:x="9.056cm" svg:y="24.151cm" svg:viewBox="0 0 52 102" svg:d="M17 102c21-25 35-46 35-68s-14-34-31-34c-13 0-21 8-21 21 0 4 0 8 4 13h26c0 4 0 4 0 9 0 17-13 38-30 59z">
          <text:p/>
        </draw:path>
        <draw:path draw:style-name="gr8" draw:text-style-name="P4" draw:layer="layout" svg:width="0.179cm" svg:height="0.267cm" svg:x="5.557cm" svg:y="24.643cm" svg:viewBox="0 0 180 268" svg:d="M107 124c-38-17-60-34-60-60s18-43 48-43c25 0 42 17 42 48 0 21-8 42-30 55zM125 128c29-13 42-38 42-64 0-35-25-64-72-64-48 0-82 29-82 73 0 25 17 46 44 55-35 12-57 38-57 68 0 42 34 72 91 72 55 0 89-34 89-72 0-30-17-56-55-68zM69 136c51 21 77 30 77 64 0 30-21 47-55 47s-61-22-61-55c0-26 13-43 39-56z">
          <text:p/>
        </draw:path>
        <draw:line draw:style-name="gr13" draw:text-style-name="P1" draw:layer="layout" svg:x1="5.995cm" svg:y1="25.05cm" svg:x2="5.995cm" svg:y2="24.566cm">
          <text:p/>
        </draw:line>
        <draw:path draw:style-name="gr8" draw:text-style-name="P4" draw:layer="layout" svg:width="0.179cm" svg:height="0.284cm" svg:x="6.249cm" svg:y="24.719cm" svg:viewBox="0 0 180 285" svg:d="M137 47c0 8-8 42-17 63-8 27-46 65-60 65-17 0-21-30-21-56 0-47 29-102 73-102 17 0 25 13 25 30zM91 251c0 13-9 17-23 21h-8c0 0-4 0-4 5v8c0 0 30 0 47 0s43 0 43 0v-8c0-5 0-5 0-5l-9-4c-8 0-17 0-12-17l55-238c0-5 0-5 0-9s-4-4-4-4c-5 0-9 0-13 8l-13 17c-9-12-21-21-38-21-48 0-112 47-112 119 0 35 13 69 51 69 23 0 40-13 65-47h4z">
          <text:p/>
        </draw:path>
        <draw:path draw:style-name="gr8" draw:text-style-name="P4" draw:layer="layout" svg:width="0.131cm" svg:height="0.191cm" svg:x="6.449cm" svg:y="24.778cm" svg:viewBox="0 0 132 192" svg:d="M65 0c-40 0-65 34-65 94 0 64 25 98 65 98 38 0 67-34 67-98 0-60-29-94-67-94zM65 13c25 0 38 26 38 81 0 56-13 86-38 86-26 0-40-30-40-86 0-55 14-81 40-81z">
          <text:p/>
        </draw:path>
        <draw:path draw:style-name="gr8" draw:text-style-name="P4" draw:layer="layout" svg:width="0.06cm" svg:height="0.102cm" svg:x="6.627cm" svg:y="24.863cm" svg:viewBox="0 0 61 103" svg:d="M61 39c0-35-26-39-34-39-9 0-27 4-27 21 0 18 18 23 27 23 4 0 8 0 8 0h4c0 0 5 0 5 4 0 8-5 29-35 46l5 9c13-4 47-34 47-64z">
          <text:p/>
        </draw:path>
        <draw:path draw:style-name="gr8" draw:text-style-name="P4" draw:layer="layout" svg:width="0.162cm" svg:height="0.195cm" svg:x="6.801cm" svg:y="24.715cm" svg:viewBox="0 0 163 196" svg:d="M163 35c-9-9-17-18-30-27-13-4-25-8-38-8s-26 4-39 8c-12 4-22 14-30 22-9 9-13 17-17 30s-9 25-9 38 5 26 9 38c4 13 8 22 17 30 8 9 18 17 30 21 13 5 22 9 39 9 25 0 46-13 63-30l-17-21c-12 17-25 25-46 25-9 0-17-4-26-8-8-4-13-9-21-13-4-8-9-17-14-25-4-9-4-17-4-30 0-9 0-17 4-26 5-8 10-16 14-21 4-8 13-12 21-17 5 0 13-4 22-4 17 0 29 4 38 13 4 4 8 8 8 8 0 5 4 5 4 9v4z">
          <text:p/>
        </draw:path>
        <draw:path draw:style-name="gr8" draw:text-style-name="P4" draw:layer="layout" svg:width="0.055cm" svg:height="0.102cm" svg:x="7.001cm" svg:y="24.863cm" svg:viewBox="0 0 56 103" svg:d="M56 39c0-35-21-39-34-39-8 0-22 4-22 21 0 18 14 23 26 23h5c4 0 4 0 4 0 4 0 8 0 8 4 0 8-8 29-39 46l4 9c14-4 48-34 48-64z">
          <text:p/>
        </draw:path>
        <draw:path draw:style-name="gr8" draw:text-style-name="P4" draw:layer="layout" svg:width="0.174cm" svg:height="0.259cm" svg:x="7.167cm" svg:y="24.715cm" svg:viewBox="0 0 175 260" svg:d="M46 34c10-9 18-13 31-13 4 0 8 4 13 4 4 0 8 4 12 9 5 4 9 8 9 12 4 5 4 13 4 17s0 9-4 13c0 8-4 13-9 17-4 0-8 4-12 8-5 0-9 0-13 0-9 0-13 0-17 0-4-4-10-8-14-8-4-4-8-9-8-17-5-4-5-9-5-13s0-12 5-17c0-4 4-8 8-12zM119 17c-8-13-25-17-42-17-9 0-17 0-27 4-8 4-17 8-21 13-8 8-13 12-17 21-4 8-4 17-4 25 0 13 0 21 4 30 9 8 13 17 21 21-12 13-21 21-21 34s4 21 17 26c-21 13-29 26-29 43 0 4 0 8 4 17 4 4 8 8 12 13 9 4 17 8 26 8 14 5 26 5 39 5 17 0 30 0 38-5 13-4 21-8 26-13 8-4 12-12 17-17 4-8 4-17 4-21 0-8 0-12-4-21 0-5-5-9-9-14-8-4-13-8-25-8-9-4-17-4-30-4-4 0-8 0-13 0-8 0-12 0-17 0-8 0-18 0-22-5-4 0-8-4-8-8 0-9 4-13 12-21 10 4 18 4 27 4 8 0 17 0 25-4 9-4 13-9 22-13 4-9 8-17 12-21 4-9 4-17 4-26 0-12 0-21-8-29 8-9 21-9 34-9h4 5l-5-25h-4c-17 0-34 4-47 17zM46 178c10 5 14 5 22 5 9 0 17 0 30 0h4 5c12 0 21 0 25 4 4 5 8 13 8 17 0 13-4 17-16 26-9 4-22 8-39 8-8 0-17 0-25 0-4-4-14-4-18-8-4 0-9-5-13-9s-4-8-4-13c0-8 8-21 21-30z">
          <text:p/>
        </draw:path>
        <draw:polygon draw:style-name="gr8" draw:text-style-name="P4" draw:layer="layout" svg:width="0.085cm" svg:height="0.255cm" svg:x="7.387cm" svg:y="24.651cm" svg:viewBox="0 0 86 256" draw:points="86,0 65,0 0,34 4,51 56,38 56,256 86,256">
          <text:p/>
        </draw:polygon>
        <draw:path draw:style-name="gr8" draw:text-style-name="P4" draw:layer="layout" svg:width="0.178cm" svg:height="0.284cm" svg:x="8.033cm" svg:y="24.719cm" svg:viewBox="0 0 179 285" svg:d="M137 47c0 8-9 42-18 63-8 27-42 65-60 65-17 0-21-30-21-56 0-47 31-102 73-102 17 0 26 13 26 30zM90 251c0 13-9 17-21 21h-10c0 0-4 0-4 5v8h4c0 0 26 0 43 0s43 0 43 0h4v-8c0-5-4-5-4-5l-8-4c-5 0-18 0-13-17l55-238c0-5 0-5 0-9s-4-4-4-4c-5 0-9 0-13 8l-13 17c-8-12-21-21-38-21-48 0-111 47-111 119 0 35 12 69 51 69 22 0 39-13 68-47z">
          <text:p/>
        </draw:path>
        <draw:polygon draw:style-name="gr8" draw:text-style-name="P4" draw:layer="layout" svg:width="0.102cm" svg:height="0.187cm" svg:x="8.245cm" svg:y="24.778cm" svg:viewBox="0 0 103 188" draw:points="59,0 0,17 0,30 42,21 42,171 42,175 8,179 8,188 103,188 103,179 73,175 69,171 69,0">
          <text:p/>
        </draw:polygon>
        <draw:path draw:style-name="gr8" draw:text-style-name="P4" draw:layer="layout" svg:width="0.06cm" svg:height="0.098cm" svg:x="8.41cm" svg:y="24.863cm" svg:viewBox="0 0 61 99" svg:d="M61 39c0-35-27-39-35-39-9 0-26 4-26 22 0 17 17 22 30 22h4 5c4 0 4 0 4 4 0 8-4 25-34 47l4 4c13-4 48-30 48-60z">
          <text:p/>
        </draw:path>
        <draw:path draw:style-name="gr8" draw:text-style-name="P4" draw:layer="layout" svg:width="0.051cm" svg:height="0.102cm" svg:x="8.576cm" svg:y="24.634cm" svg:viewBox="0 0 52 103" svg:d="M39 0c-26 21-39 47-39 69 0 21 13 34 31 34 12 0 21-9 21-21 0-4 0-9-4-13h-26c0-4 0-9 0-9 0-22 13-39 30-60z">
          <text:p/>
        </draw:path>
        <draw:path draw:style-name="gr8" draw:text-style-name="P4" draw:layer="layout" svg:width="0.179cm" svg:height="0.259cm" svg:x="8.652cm" svg:y="24.715cm" svg:viewBox="0 0 180 260" svg:d="M51 34c4-9 17-13 26-13 8 0 13 4 17 4s8 4 13 9c4 4 8 8 8 12 4 5 4 13 4 17s0 9-4 13c0 8-4 13-8 17-5 0-9 4-13 8-4 0-9 0-17 0-4 0-9 0-13 0-9-4-13-8-13-8-4-4-8-9-8-17-4-4-4-9-4-13s0-12 0-17c4-4 8-8 12-12zM123 17c-12-13-25-17-46-17-9 0-17 0-22 4-8 4-16 8-25 13-4 8-8 12-13 21-4 8-8 17-8 25 0 13 4 21 8 30 5 8 13 17 22 21-13 13-22 21-22 34s5 21 17 26c-21 13-34 26-34 43 0 4 5 8 9 17 0 4 8 8 13 13 8 4 17 8 25 8 13 5 26 5 38 5 13 0 26 0 38-5 9-4 22-8 26-13 9-4 14-12 18-17 4-8 4-17 4-21 0-8 0-12-4-21-4-5-9-9-14-14-4-4-13-8-21-8-9-4-17-4-30-4-4 0-8 0-17 0-4 0-8 0-12 0-9 0-18 0-22-5-8 0-8-4-8-8 0-9 4-13 12-21 9 4 18 4 22 4 13 0 21 0 25-4 9-4 17-9 26-13 4-9 8-17 12-21 5-9 5-17 5-26 0-12-5-21-9-29 9-9 22-9 31-9h9 4l-4-25h-5c-18 0-35 4-48 17zM51 178c9 5 13 5 22 5 8 0 17 0 29 0h5 4c8 0 17 0 25 4 4 5 9 13 9 17 0 13-5 17-17 26-13 4-26 8-43 8-4 0-12 0-21 0-9-4-13-4-17-8-4 0-13-5-13-9-4-4-4-8-4-13 0-8 4-21 21-30z">
          <text:p/>
        </draw:path>
        <draw:polygon draw:style-name="gr8" draw:text-style-name="P4" draw:layer="layout" svg:width="0.085cm" svg:height="0.255cm" svg:x="8.877cm" svg:y="24.651cm" svg:viewBox="0 0 86 256" draw:points="86,0 64,0 0,34 5,51 56,38 56,256 86,256">
          <text:p/>
        </draw:polygon>
        <draw:path draw:style-name="gr8" draw:text-style-name="P4" draw:layer="layout" svg:width="0.051cm" svg:height="0.102cm" svg:x="9.056cm" svg:y="24.634cm" svg:viewBox="0 0 52 103" svg:d="M17 103c21-21 35-48 35-69s-14-34-31-34c-13 0-21 9-21 21 0 4 0 9 4 13h26c0 4 0 8 0 8 0 18-13 40-30 61z">
          <text:p/>
        </draw:path>
        <draw:polygon draw:style-name="gr8" draw:text-style-name="P4" draw:layer="layout" svg:width="0.135cm" svg:height="0.255cm" svg:x="10.954cm" svg:y="20.278cm" svg:viewBox="0 0 136 256" draw:points="42,0 42,13 68,13 73,22 29,230 25,239 0,239 0,256 94,256 94,239 68,239 64,230 102,22 111,13 136,13 136,0">
          <text:p/>
        </draw:polygon>
        <draw:path draw:style-name="gr8" draw:text-style-name="P4" draw:layer="layout" svg:width="0.183cm" svg:height="0.187cm" svg:x="11.093cm" svg:y="20.346cm" svg:viewBox="0 0 184 188" svg:d="M56 0l-56 13v14l30 4-30 157h30l26-131c21-22 42-30 56-30 17 0 21 8 21 25 0 5 0 13-4 21l-17 72c0 9 0 17 0 22 0 12 9 21 25 21 13 0 26-4 47-9v-12c-8 4-17 4-21 4-13 0-21-9-21-21 0-5 4-13 4-22l13-59c4-17 8-25 8-34 0-22-13-35-34-35s-43 13-73 39l4-39z">
          <text:p/>
        </draw:path>
        <draw:path draw:style-name="gr8" draw:text-style-name="P4" draw:layer="layout" svg:width="0.131cm" svg:height="0.187cm" svg:x="11.285cm" svg:y="20.346cm" svg:viewBox="0 0 132 188" svg:d="M111 48c13-4 21-9 21-21 0-14-12-27-38-27-34 0-65 31-65 61 0 21 13 29 40 46 12 13 25 21 25 38s-13 30-34 30c-14 0-22-4-31-13l9-17c-9-4-13-8-17-8-13 0-21 8-21 21 0 17 21 30 52 30 42 0 72-26 72-55 0-26-17-34-39-51-21-13-29-21-29-34 0-17 8-26 25-26 4 0 9 0 13 0z">
          <text:p/>
        </draw:path>
        <draw:path draw:style-name="gr8" draw:text-style-name="P4" draw:layer="layout" svg:width="0.11cm" svg:height="0.221cm" svg:x="11.45cm" svg:y="20.312cm" svg:viewBox="0 0 111 222" svg:d="M48 0l-22 39-26 13v9h21l-17 101c-4 13-4 22-4 26 0 25 9 34 30 34 18 0 35-4 60-17v-13c-12 9-25 9-34 9-17 0-26-9-26-22 0-4 0-12 4-17l18-101h59v-17h-55l9-44z">
          <text:p/>
        </draw:path>
        <draw:path draw:style-name="gr8" draw:text-style-name="P4" draw:layer="layout" svg:width="0.144cm" svg:height="0.187cm" svg:x="11.569cm" svg:y="20.346cm" svg:viewBox="0 0 145 188" svg:d="M60 0l-60 13v14l35 4-35 157h35l13-89c8-38 21-55 59-72l9 21h4c13 0 25-9 25-26 0-13-8-22-21-22-21 0-47 22-68 57l9-57z">
          <text:p/>
        </draw:path>
        <draw:path draw:style-name="gr8" draw:text-style-name="P4" draw:layer="layout" svg:width="0.183cm" svg:height="0.187cm" svg:x="11.828cm" svg:y="20.346cm" svg:viewBox="0 0 184 188" svg:d="M59 0l-59 13v14l34 4-34 157h34l21-131c26-22 48-30 61-30 12 0 21 8 21 25 0 5-4 13-4 21l-17 72c-5 9-5 17-5 22 0 12 9 21 30 21 9 0 26-4 43-9v-12c-9 4-13 4-17 4-13 0-22-9-22-21 0-5 0-13 5-22l12-59c5-17 5-25 5-34 0-22-13-35-30-35-21 0-48 13-78 39l9-39z">
          <text:p/>
        </draw:path>
        <draw:path draw:style-name="gr8" draw:text-style-name="P4" draw:layer="layout" svg:width="0.161cm" svg:height="0.187cm" svg:x="12.032cm" svg:y="20.346cm" svg:viewBox="0 0 162 188" svg:d="M97 0c-25 0-51 13-68 35s-29 51-29 81c0 46 25 72 63 72 26 0 51-9 69-30 21-21 30-51 30-80 0-47-26-78-65-78zM93 17c21 0 39 22 39 56 0 60-30 102-65 102-21 0-33-21-33-55 0-59 25-103 59-103z">
          <text:p/>
        </draw:path>
        <draw:polygon draw:style-name="gr8" draw:text-style-name="P4" draw:layer="layout" svg:width="0.136cm" svg:height="0.255cm" svg:x="12.898cm" svg:y="20.278cm" svg:viewBox="0 0 137 256" draw:points="42,0 42,13 68,13 72,22 30,230 25,239 0,239 0,256 93,256 93,239 68,239 63,230 102,22 110,13 137,13 137,0">
          <text:p/>
        </draw:polygon>
        <draw:path draw:style-name="gr8" draw:text-style-name="P4" draw:layer="layout" svg:width="0.182cm" svg:height="0.187cm" svg:x="13.038cm" svg:y="20.346cm" svg:viewBox="0 0 183 188" svg:d="M55 0l-55 13v14l30 4-30 157h30l25-131c21-22 43-30 55-30 17 0 22 8 22 25 0 5 0 13-5 21l-17 72c0 9 0 17 0 22 0 12 9 21 26 21 13 0 26-4 47-9v-12c-8 4-16 4-21 4-13 0-22-9-22-21 0-5 4-13 4-22l14-59c4-17 9-25 9-34 0-22-14-35-35-35-22 0-43 13-73 39l5-39z">
          <text:p/>
        </draw:path>
        <draw:path draw:style-name="gr8" draw:text-style-name="P4" draw:layer="layout" svg:width="0.203cm" svg:height="0.267cm" svg:x="13.208cm" svg:y="20.346cm" svg:viewBox="0 0 204 268" svg:d="M94 0l-56 13v8l30 5-38 221-5 5-25 8v8h94v-8l-39-8 13-73c12 5 22 9 30 9 26 0 56-13 73-34 21-26 33-51 33-86 0-42-16-68-46-68-17 0-38 9-60 26l5-26zM72 162l22-119c17-13 34-22 43-22 21 0 38 17 38 47 0 31-13 65-26 82-12 12-25 21-42 21-9 0-22-4-35-9z">
          <text:p/>
        </draw:path>
        <draw:path draw:style-name="gr8" draw:text-style-name="P4" draw:layer="layout" svg:width="0.183cm" svg:height="0.187cm" svg:x="13.445cm" svg:y="20.346cm" svg:viewBox="0 0 184 188" svg:d="M60 0l-60 13v14l30 4-21 102c0 8-4 12-4 21 0 21 17 34 38 34s42-9 68-30c0 4 0 4 0 9 0 17 9 21 26 21 9 0 26-4 47-9v-12c-9 4-17 4-21 4-13 0-22-9-22-13 0-8 5-17 5-25l29-129h-34l-25 141c-22 17-43 22-56 22s-22-9-22-22c0-4 0-12 5-25l21-111z">
          <text:p/>
        </draw:path>
        <draw:path draw:style-name="gr8" draw:text-style-name="P4" draw:layer="layout" svg:width="0.114cm" svg:height="0.221cm" svg:x="13.658cm" svg:y="20.312cm" svg:viewBox="0 0 115 222" svg:d="M47 0l-18 39-29 13v9h25l-21 101c0 13-4 22-4 26 0 25 13 34 34 34 13 0 34-4 60-17v-13c-18 9-30 9-39 9-13 0-21-9-21-22 0-4 0-12 0-17l21-101h60v-17h-56l9-44z">
          <text:p/>
        </draw:path>
        <draw:path draw:style-name="gr8" draw:text-style-name="P4" draw:layer="layout" svg:width="0.242cm" svg:height="0.263cm" svg:x="14.477cm" svg:y="20.274cm" svg:viewBox="0 0 243 264" svg:d="M140 0c-38 0-76 17-102 52-25 30-38 68-38 106 0 64 43 106 102 106 38 0 78-21 103-55 25-30 38-68 38-110 0-34-17-64-42-82-17-13-34-17-61-17zM205 99c0 38-13 76-30 101-22 30-43 43-73 43-38 0-64-30-64-81 0-38 13-76 30-101 21-31 43-44 68-44 44 0 69 31 69 82z">
          <text:p/>
        </draw:path>
        <draw:path draw:style-name="gr8" draw:text-style-name="P4" draw:layer="layout" svg:width="0.187cm" svg:height="0.187cm" svg:x="14.745cm" svg:y="20.346cm" svg:viewBox="0 0 188 188" svg:d="M64 0l-64 13v14l34 4-22 102c-4 8-4 12-4 21 0 21 13 34 39 34 17 0 43-9 68-30 0 4 0 4 0 9 0 17 5 21 21 21 13 0 30-4 52-9v-12c-13 4-17 4-22 4-13 0-21-9-21-13 0-8 0-17 4-25l26-129h-30l-30 141c-21 17-38 22-51 22-17 0-26-9-26-22 0-4 5-12 5-25l26-111z">
          <text:p/>
        </draw:path>
        <draw:path draw:style-name="gr8" draw:text-style-name="P4" draw:layer="layout" svg:width="0.11cm" svg:height="0.221cm" svg:x="14.961cm" svg:y="20.312cm" svg:viewBox="0 0 111 222" svg:d="M47 0l-17 39-30 13v9h26l-22 101c-4 13-4 22-4 26 0 25 13 34 34 34 13 0 35-4 61-17v-13c-17 9-30 9-39 9-17 0-22-9-22-22 0-4 0-12 0-17l22-101h55v-17h-50l4-44z">
          <text:p/>
        </draw:path>
        <draw:path draw:style-name="gr8" draw:text-style-name="P4" draw:layer="layout" svg:width="0.2cm" svg:height="0.267cm" svg:x="15.046cm" svg:y="20.346cm" svg:viewBox="0 0 201 268" svg:d="M89 0l-51 13v8l30 5-43 221-4 5-21 8v8h89v-8l-34-8 13-73c9 5 17 9 30 9 25 0 51-13 72-34 22-26 31-51 31-86 0-42-17-68-48-68-17 0-34 9-55 26l4-26zM72 162l21-119c17-13 30-22 43-22 21 0 34 17 34 47 0 31-9 65-21 82-13 12-30 21-43 21s-21-4-34-9z">
          <text:p/>
        </draw:path>
        <draw:path draw:style-name="gr8" draw:text-style-name="P4" draw:layer="layout" svg:width="0.182cm" svg:height="0.187cm" svg:x="15.28cm" svg:y="20.346cm" svg:viewBox="0 0 183 188" svg:d="M59 0l-59 13v14l34 4-26 102c0 8 0 12 0 21 0 21 13 34 34 34s47-9 73-30c-4 4-4 4-4 9 0 17 9 21 25 21 13 0 26-4 47-9v-12c-8 4-17 4-21 4-13 0-17-9-17-13 0-8 0-17 4-25l26-129h-30l-30 141c-22 17-43 22-56 22s-21-9-21-22c0-4 0-12 4-25l25-111z">
          <text:p/>
        </draw:path>
        <draw:path draw:style-name="gr8" draw:text-style-name="P4" draw:layer="layout" svg:width="0.11cm" svg:height="0.221cm" svg:x="15.496cm" svg:y="20.312cm" svg:viewBox="0 0 111 222" svg:d="M47 0l-21 39-26 13v9h21l-17 101c-4 13-4 22-4 26 0 25 9 34 30 34 17 0 34-4 60-17v-13c-12 9-26 9-35 9-17 0-25-9-25-22 0-4 4-12 4-17l17-101h60v-17h-56l9-44z">
          <text:p/>
        </draw:path>
        <draw:line draw:style-name="gr13" draw:text-style-name="P1" draw:layer="layout" svg:x1="10.728cm" svg:y1="20.686cm" svg:x2="15.84cm" svg:y2="20.686cm">
          <text:p/>
        </draw:line>
        <draw:path draw:style-name="gr8" draw:text-style-name="P4" draw:layer="layout" svg:width="0.178cm" svg:height="0.28cm" svg:x="12.002cm" svg:y="20.77cm" svg:viewBox="0 0 179 281" svg:d="M141 141c-17 9-34 13-47 13-38 0-55-21-55-63 0-43 22-68 51-68 34 0 56 25 56 80 0 13 0 26-5 38zM35 281c93-34 144-106 144-182 0-60-29-99-85-99-55 0-94 39-94 95 0 46 35 80 82 80 12 0 34-4 55-17-17 47-55 81-111 106z">
          <text:p/>
        </draw:path>
        <draw:line draw:style-name="gr13" draw:text-style-name="P1" draw:layer="layout" svg:x1="12.439cm" svg:y1="21.178cm" svg:x2="12.439cm" svg:y2="20.694cm">
          <text:p/>
        </draw:line>
        <draw:path draw:style-name="gr8" draw:text-style-name="P4" draw:layer="layout" svg:width="0.179cm" svg:height="0.284cm" svg:x="12.694cm" svg:y="20.847cm" svg:viewBox="0 0 180 285" svg:d="M137 47c0 9-9 38-17 64s-47 59-60 59c-16 0-25-25-25-50 0-51 34-103 77-103 12 0 25 13 25 30zM90 251c-4 13-8 17-21 21h-9c-4 0-4 0-4 5v8c0 0 30-4 43-4 17 0 46 0 46 0v-9l-8-4c-9 0-17 0-17-17l60-243v-4c0-4-5-4-5-4-4 0-8 0-13 8l-12 17c-9-12-26-21-43-21-42 0-107 48-107 120 0 29 9 63 52 63 17 0 38-8 64-42z">
          <text:p/>
        </draw:path>
        <draw:polygon draw:style-name="gr8" draw:text-style-name="P4" draw:layer="layout" svg:width="0.102cm" svg:height="0.191cm" svg:x="12.906cm" svg:y="20.902cm" svg:viewBox="0 0 103 192" draw:points="60,0 0,21 0,29 43,25 43,175 39,179 9,179 9,192 103,192 103,179 74,179 68,175 68,0">
          <text:p/>
        </draw:polygon>
        <draw:path draw:style-name="gr8" draw:text-style-name="P4" draw:layer="layout" svg:width="0.059cm" svg:height="0.097cm" svg:x="13.072cm" svg:y="20.991cm" svg:viewBox="0 0 60 98" svg:d="M60 39c0-35-26-39-35-39-12 0-25 4-25 22 0 17 17 21 25 21 5 0 5 0 9 0h4c0 0 4 0 4 5 0 8-8 25-33 42l4 8c12-4 47-29 47-59z">
          <text:p/>
        </draw:path>
        <draw:path draw:style-name="gr8" draw:text-style-name="P4" draw:layer="layout" svg:width="0.157cm" svg:height="0.195cm" svg:x="13.242cm" svg:y="20.843cm" svg:viewBox="0 0 158 196" svg:d="M17 26l13 21c16-17 29-21 50-21 19 0 31 4 40 8 4 9 8 22 8 39v8h-35c-30 0-55 8-68 17-17 13-25 26-25 43 0 8 0 12 4 21 4 4 9 12 13 17 4 4 13 8 21 8 4 4 13 9 25 9 22 0 48-9 65-26v17h30v-110c0-30-9-47-21-59-13-14-30-18-52-18-30 0-51 8-68 26zM128 102v13c0 9 0 17 0 21-4 5-4 9-8 13-5 0-9 4-13 8-4 5-8 9-18 9-4 4-13 4-21 4-9 0-22 0-26-8-8-5-12-13-12-21 0-5 0-9 4-17 0 0 4-5 8-9s13-9 21-9c13-4 22-4 40-4 4 0 8 0 8 0h13z">
          <text:p/>
        </draw:path>
        <draw:path draw:style-name="gr8" draw:text-style-name="P4" draw:layer="layout" svg:width="0.06cm" svg:height="0.097cm" svg:x="13.441cm" svg:y="20.991cm" svg:viewBox="0 0 61 98" svg:d="M61 39c0-35-27-39-35-39-9 0-26 4-26 22 0 17 17 21 30 21h4 4c6 0 6 0 6 5 0 8-6 25-35 42l4 8c13-4 48-29 48-59z">
          <text:p/>
        </draw:path>
        <draw:path draw:style-name="gr8" draw:text-style-name="P4" draw:layer="layout" svg:width="0.178cm" svg:height="0.258cm" svg:x="13.607cm" svg:y="20.843cm" svg:viewBox="0 0 179 259" svg:d="M48 33c8-8 21-12 29-12 4 0 13 0 17 4 5 0 9 4 13 8 4 5 9 9 9 13 4 4 4 9 4 17 0 4 0 9-4 13 0 4-5 8-9 12-4 5-8 9-13 9-4 4-8 4-17 4-4 0-8 0-12-4-9 0-13-4-13-9-4 0-9-8-13-12 0-4 0-9 0-13 0-8 0-13 0-17 4-4 9-8 9-13zM124 17c-13-13-25-17-47-17-8 0-17 0-21 4-8 4-17 8-25 13-5 4-9 12-13 21-4 8-10 17-10 25 0 9 6 21 10 30 4 8 13 12 21 21-13 13-21 21-21 34s4 21 17 25c-21 14-35 27-35 44 0 4 4 8 8 17 0 4 10 8 14 12 9 5 17 9 26 9 12 4 25 4 38 4s25-4 38-4c9-4 17-9 25-13 9-4 13-13 17-21 5-4 5-13 5-17 0-8 0-13-5-22-4-4-8-9-12-13-5-4-13-8-21-13-9 0-17 0-30 0-4 0-9 0-17 0-5 0-9 0-13 0-8 0-17 0-21-4-9-4-9-4-9-8 0-9 5-13 13-21 9 0 17 4 21 4 13 0 22-4 26-4 8-5 17-9 21-18 9-4 13-12 17-17 4-8 4-16 4-25 0-13-4-21-8-34 8-4 21-8 29-8h9 4l-4-21h-4c-17 0-34 4-47 17zM52 178c4 0 13 0 21 4 8 0 17 0 30 0h4c13 0 21 0 30 5 4 4 8 9 8 17 0 9-4 17-17 25-12 5-25 9-42 9-5 0-13 0-21-4-9 0-13 0-17-5-9 0-13-4-13-8-4-4-4-8-4-13 0-12 4-21 21-30z">
          <text:p/>
        </draw:path>
        <draw:path draw:style-name="gr8" draw:text-style-name="P4" draw:layer="layout" svg:width="0.161cm" svg:height="0.258cm" svg:x="13.815cm" svg:y="20.779cm" svg:viewBox="0 0 162 259" svg:d="M81 25c17 0 30 13 39 30l-86 114c-4-12-8-29-8-42 0-43 17-102 55-102zM81 0c-55 0-81 72-81 131 0 64 30 128 81 128 56 0 81-73 81-132 0-64-29-127-81-127zM129 80c4 17 8 34 8 51 0 47-17 98-56 98-17 0-30-13-38-34z">
          <text:p/>
        </draw:path>
        <draw:path draw:style-name="gr8" draw:text-style-name="P4" draw:layer="layout" svg:width="0.179cm" svg:height="0.284cm" svg:x="14.477cm" svg:y="20.847cm" svg:viewBox="0 0 180 285" svg:d="M137 47c0 9-8 38-17 64-8 26-47 59-59 59-17 0-26-25-26-50 0-51 34-103 77-103 12 0 25 13 25 30zM90 251c-4 13-8 17-21 21h-8c0 0-4 0-4 5v8c0 0 29-4 46-4 13 0 42 0 42 0v-9l-8-4c-8 0-17 0-13-17l56-243v-4c0-4-5-4-5-4-4 0-8 0-12 8l-13 17c-9-12-21-21-38-21-47 0-112 48-112 120 0 29 9 63 52 63 17 0 38-8 64-42h4z">
          <text:p/>
        </draw:path>
        <draw:polygon draw:style-name="gr8" draw:text-style-name="P4" draw:layer="layout" svg:width="0.102cm" svg:height="0.191cm" svg:x="14.689cm" svg:y="20.902cm" svg:viewBox="0 0 103 192" draw:points="61,0 0,21 0,29 44,25 44,175 40,179 10,179 10,192 103,192 103,179 74,179 69,175 69,0">
          <text:p/>
        </draw:polygon>
        <draw:path draw:style-name="gr8" draw:text-style-name="P4" draw:layer="layout" svg:width="0.06cm" svg:height="0.097cm" svg:x="14.855cm" svg:y="20.991cm" svg:viewBox="0 0 61 98" svg:d="M61 39c0-35-27-39-36-39-12 0-25 4-25 22 0 17 17 21 25 21 5 0 5 0 9 0h4c0 0 4 0 4 5 0 8-8 25-33 42l4 8c12-4 48-29 48-59z">
          <text:p/>
        </draw:path>
        <draw:path draw:style-name="gr8" draw:text-style-name="P4" draw:layer="layout" svg:width="0.144cm" svg:height="0.191cm" svg:x="15.021cm" svg:y="20.847cm" svg:viewBox="0 0 145 192" svg:d="M77 97l17 4c13 0 13-8 13-12 0-5 0-5-9-5 0 0-17 0-21 0-13 0-21-4-21-21 0-25 17-50 38-50 30 0 13 33 34 33 8 0 17-8 17-21 0-12-17-25-47-25-47 0-73 38-73 63 0 13 10 21 22 26-35 12-47 38-47 60 0 21 12 43 56 43 21 0 47-13 63-26l-4-8c-21 12-38 17-55 17s-30-13-30-31c0-17 13-47 47-47z">
          <text:p/>
        </draw:path>
        <draw:polygon draw:style-name="gr8" draw:text-style-name="P4" draw:layer="layout" svg:width="0.14cm" svg:height="0.263cm" svg:x="11.811cm" svg:y="21.254cm" svg:viewBox="0 0 141 264" draw:points="82,0 0,25 0,42 60,34 60,238 55,243 13,247 13,264 141,264 141,247 99,243 95,238 95,0">
          <text:p/>
        </draw:polygon>
        <draw:path draw:style-name="gr8" draw:text-style-name="P4" draw:layer="layout" svg:width="0.178cm" svg:height="0.267cm" svg:x="12.002cm" svg:y="21.254cm" svg:viewBox="0 0 179 268" svg:d="M90 0c-55 0-90 51-90 135 0 82 35 133 90 133 56 0 89-51 89-133 0-84-33-135-89-135zM90 21c34 0 56 38 56 114 0 74-22 112-56 112s-55-38-55-112c0-76 21-114 55-114z">
          <text:p/>
        </draw:path>
        <draw:line draw:style-name="gr13" draw:text-style-name="P1" draw:layer="layout" svg:x1="12.439cm" svg:y1="21.661cm" svg:x2="12.439cm" svg:y2="21.178cm">
          <text:p/>
        </draw:line>
        <draw:path draw:style-name="gr8" draw:text-style-name="P4" draw:layer="layout" svg:width="0.179cm" svg:height="0.284cm" svg:x="12.694cm" svg:y="21.33cm" svg:viewBox="0 0 180 285" svg:d="M137 47c0 8-9 42-17 64-8 26-47 64-60 64-16 0-25-30-25-55 0-52 34-103 77-103 12 0 25 13 25 30zM90 252c-4 12-8 16-21 21h-9c-4 0-4 0-4 4v8c0 0 30-4 43-4 17 0 46 4 46 4v-4-8l-8-5c-9 0-17 0-17-16l60-243v-5c0-4-5-4-5-4-4 0-8 0-13 9l-12 17c-9-13-26-22-43-22-42 0-107 47-107 120 0 34 9 68 52 68 17 0 38-13 64-47z">
          <text:p/>
        </draw:path>
        <draw:polygon draw:style-name="gr8" draw:text-style-name="P4" draw:layer="layout" svg:width="0.102cm" svg:height="0.187cm" svg:x="12.906cm" svg:y="21.389cm" svg:viewBox="0 0 103 188" draw:points="60,0 0,18 0,30 43,22 43,171 39,176 9,180 9,188 103,188 103,180 74,176 68,171 68,0">
          <text:p/>
        </draw:polygon>
        <draw:path draw:style-name="gr8" draw:text-style-name="P4" draw:layer="layout" svg:width="0.059cm" svg:height="0.098cm" svg:x="13.072cm" svg:y="21.474cm" svg:viewBox="0 0 60 99" svg:d="M60 40c0-35-26-40-35-40-12 0-25 5-25 23 0 17 17 21 25 21 5 0 5 0 9 0h4c0 0 4 0 4 4 0 8-8 26-33 47l4 4c12-4 47-30 47-59z">
          <text:p/>
        </draw:path>
        <draw:path draw:style-name="gr8" draw:text-style-name="P4" draw:layer="layout" svg:width="0.157cm" svg:height="0.195cm" svg:x="13.242cm" svg:y="21.326cm" svg:viewBox="0 0 158 196" svg:d="M17 25l13 22c16-17 29-22 50-22 19 0 31 5 40 9 4 8 8 21 8 38v9h-35c-30 0-55 8-68 17-17 12-25 26-25 47 0 4 0 13 4 17s9 13 13 17 13 9 21 13c4 0 13 4 25 4 22 0 48-8 65-25v21h30v-116c0-29-9-46-21-59-13-9-30-17-52-17-30 0-51 8-68 25zM128 102v14c0 8 0 16 0 21-4 4-4 8-8 12-5 5-9 5-13 9s-8 8-18 13c-4 0-13 0-21 0-9 0-22 0-26-9-8-4-12-13-12-21 0-4 0-9 4-13 0-4 4-8 8-12 4-6 13-10 21-10 13-4 22-4 40-4 4 0 8 0 8 0h13z">
          <text:p/>
        </draw:path>
        <draw:path draw:style-name="gr8" draw:text-style-name="P4" draw:layer="layout" svg:width="0.06cm" svg:height="0.098cm" svg:x="13.441cm" svg:y="21.474cm" svg:viewBox="0 0 61 99" svg:d="M61 40c0-35-27-40-35-40-9 0-26 5-26 23 0 17 17 21 30 21h4 4c6 0 6 0 6 4 0 8-6 26-35 47l4 4c13-4 48-30 48-59z">
          <text:p/>
        </draw:path>
        <draw:path draw:style-name="gr8" draw:text-style-name="P4" draw:layer="layout" svg:width="0.178cm" svg:height="0.259cm" svg:x="13.607cm" svg:y="21.326cm" svg:viewBox="0 0 179 260" svg:d="M48 34c8-9 21-13 29-13 4 0 13 0 17 4 5 0 9 5 13 9s9 8 9 13c4 4 4 12 4 16 0 5 0 9-4 13 0 9-5 13-9 13-4 4-8 9-13 13-4 0-8 0-17 0-4 0-8 0-12 0-9-4-13-9-13-13-4 0-9-4-13-13 0-4 0-8 0-13 0-4 0-12 0-16 4-5 9-9 9-13zM124 17c-13-13-25-17-47-17-8 0-17 0-21 4-8 4-17 9-25 13-5 8-9 13-13 21-4 9-10 17-10 25 0 13 6 22 10 30 4 9 13 17 21 22-13 12-21 21-21 33 0 13 4 22 17 26-21 13-35 25-35 42 0 6 4 10 8 18 0 5 10 9 14 13 9 4 17 9 26 9 12 4 25 4 38 4s25 0 38-4c9-5 17-9 25-13 9-4 13-13 17-17 5-10 5-18 5-23 0-8 0-12-5-21-4-4-8-8-12-12-5-5-13-9-21-9-9-4-17-4-30-4-4 0-9 0-17 0-5 0-9 0-13 0-8 0-17 0-21-4-9 0-9-5-9-9 0-8 5-13 13-21 9 0 17 4 21 4 13 0 22-4 26-4 8-4 17-8 21-17 9-4 13-13 17-17 4-8 4-17 4-26 0-12-4-21-8-29 8-9 21-13 29-13h9c0 4 0 4 4 4l-4-25h-4c-17 0-34 4-47 17zM52 178c4 0 13 4 21 4s17 0 30 0h4c13 0 21 0 30 5 4 4 8 8 8 16 0 13-4 19-17 27-12 4-25 9-42 9-5 0-13 0-21-5-9 0-13 0-17-4-9 0-13-4-13-8-4-6-4-10-4-14 0-9 4-21 21-30z">
          <text:p/>
        </draw:path>
        <draw:polygon draw:style-name="gr8" draw:text-style-name="P4" draw:layer="layout" svg:width="0.085cm" svg:height="0.255cm" svg:x="13.832cm" svg:y="21.262cm" svg:viewBox="0 0 86 256" draw:points="86,0 64,0 0,35 4,52 55,39 55,256 86,256">
          <text:p/>
        </draw:polygon>
        <draw:path draw:style-name="gr8" draw:text-style-name="P4" draw:layer="layout" svg:width="0.179cm" svg:height="0.284cm" svg:x="14.477cm" svg:y="21.33cm" svg:viewBox="0 0 180 285" svg:d="M137 47c0 8-8 42-17 64-8 26-47 64-59 64-17 0-26-30-26-55 0-52 34-103 77-103 12 0 25 13 25 30zM90 252c-4 12-8 16-21 21h-8c0 0-4 0-4 4v8c0 0 29-4 46-4 13 0 42 4 42 4v-4-8l-8-5c-8 0-17 0-13-16l56-243v-5c0-4-5-4-5-4-4 0-8 0-12 9l-13 17c-9-13-21-22-38-22-47 0-112 47-112 120 0 34 9 68 52 68 17 0 38-13 64-47h4z">
          <text:p/>
        </draw:path>
        <draw:path draw:style-name="gr8" draw:text-style-name="P4" draw:layer="layout" svg:width="0.132cm" svg:height="0.187cm" svg:x="14.672cm" svg:y="21.389cm" svg:viewBox="0 0 133 188" svg:d="M30 167c61-47 95-82 95-115 0-30-22-52-56-52-35 0-60 18-60 39 0 8 4 17 17 17 4 0 8-4 8-4v-30c9-9 18-9 26-9 26 0 39 17 39 43 0 34-35 69-99 115v17h133v-42h-13l-4 21z">
          <text:p/>
        </draw:path>
        <draw:path draw:style-name="gr8" draw:text-style-name="P4" draw:layer="layout" svg:width="0.06cm" svg:height="0.098cm" svg:x="14.855cm" svg:y="21.474cm" svg:viewBox="0 0 61 99" svg:d="M61 40c0-35-27-40-36-40-12 0-25 5-25 23 0 17 17 21 25 21 5 0 5 0 9 0h4c0 0 4 0 4 4 0 8-8 26-33 47l4 4c12-4 48-30 48-59z">
          <text:p/>
        </draw:path>
        <draw:path draw:style-name="gr8" draw:text-style-name="P4" draw:layer="layout" svg:width="0.144cm" svg:height="0.191cm" svg:x="15.021cm" svg:y="21.33cm" svg:viewBox="0 0 145 192" svg:d="M77 99l17 4c13 0 13-8 13-13 0-4 0-4-9-4 0 0-17 0-21 0-13 0-21-4-21-21 0-26 17-52 38-52 30 0 13 35 34 35 8 0 17-9 17-22s-17-26-47-26c-47 0-73 39-73 65 0 13 10 21 22 25-35 13-47 39-47 60s12 42 56 42c21 0 47-12 63-25l-4-9c-21 13-38 17-55 17s-30-12-30-29 13-47 47-47z">
          <text:p/>
        </draw:path>
        <draw:polygon draw:style-name="gr8" draw:text-style-name="P4" draw:layer="layout" svg:width="0.14cm" svg:height="0.258cm" svg:x="11.811cm" svg:y="21.742cm" svg:viewBox="0 0 141 259" draw:points="82,0 0,21 0,38 61,29 61,234 56,238 13,242 13,259 141,259 141,242 99,242 94,234 94,0">
          <text:p/>
        </draw:polygon>
        <draw:polygon draw:style-name="gr8" draw:text-style-name="P4" draw:layer="layout" svg:width="0.136cm" svg:height="0.258cm" svg:x="12.023cm" svg:y="21.742cm" svg:viewBox="0 0 137 259" draw:points="82,0 0,21 0,38 61,29 61,234 56,238 9,242 9,259 137,259 137,242 99,242 95,234 95,0">
          <text:p/>
        </draw:polygon>
        <draw:line draw:style-name="gr13" draw:text-style-name="P1" draw:layer="layout" svg:x1="12.439cm" svg:y1="22.145cm" svg:x2="12.439cm" svg:y2="21.661cm">
          <text:p/>
        </draw:line>
        <draw:path draw:style-name="gr8" draw:text-style-name="P4" draw:layer="layout" svg:width="0.179cm" svg:height="0.284cm" svg:x="12.694cm" svg:y="21.814cm" svg:viewBox="0 0 180 285" svg:d="M137 46c0 9-9 43-17 64-8 30-47 64-60 64-16 0-25-30-25-56 0-46 34-101 77-101 12 0 25 12 25 29zM90 255c-4 9-8 13-21 17h-9c-4 0-4 0-4 4v9c0 0 30 0 43 0 17 0 46 0 46 0v-9c0-4 0-4 0-4h-8c-9-4-17-4-17-17l60-242c0-5 0-5 0-9s-5-4-5-4c-4 0-8 0-13 8l-12 17c-9-12-26-21-43-21-42 0-107 51-107 119 0 34 9 68 52 68 17 0 38-13 64-47z">
          <text:p/>
        </draw:path>
        <draw:polygon draw:style-name="gr8" draw:text-style-name="P4" draw:layer="layout" svg:width="0.102cm" svg:height="0.187cm" svg:x="12.906cm" svg:y="21.873cm" svg:viewBox="0 0 103 188" draw:points="60,0 0,17 0,30 43,22 43,171 39,175 9,179 9,188 103,188 103,179 74,175 68,171 68,0">
          <text:p/>
        </draw:polygon>
        <draw:path draw:style-name="gr8" draw:text-style-name="P4" draw:layer="layout" svg:width="0.059cm" svg:height="0.098cm" svg:x="13.072cm" svg:y="21.958cm" svg:viewBox="0 0 60 99" svg:d="M60 39c0-35-26-39-35-39-12 0-25 4-25 22 0 17 17 21 25 21 5 0 5 0 9 0h4c0 0 4 0 4 5 0 8-8 25-33 46l4 5c12-5 47-30 47-60z">
          <text:p/>
        </draw:path>
        <draw:path draw:style-name="gr8" draw:text-style-name="P4" draw:layer="layout" svg:width="0.157cm" svg:height="0.196cm" svg:x="13.242cm" svg:y="21.809cm" svg:viewBox="0 0 158 197" svg:d="M17 26l13 21c16-12 29-21 50-21 19 0 31 4 40 13 4 4 8 17 8 38v4h-35c-30 0-55 9-68 17-17 13-25 25-25 48 0 4 0 13 4 17 4 8 9 12 13 17 4 4 13 8 21 12 4 0 13 5 25 5 22 0 48-9 65-26v21h30v-115c0-26-9-47-21-59-13-9-30-18-52-18-30 0-51 9-68 26zM128 102v13c0 8 0 18 0 22-4 4-4 9-8 13-5 4-9 9-13 13-4 0-8 4-18 8-4 0-13 4-21 4-9 0-22-4-26-12-8-4-12-13-12-22 0-4 0-8 4-13 0-5 4-9 8-13s13-4 21-9c13 0 22-4 40-4 4 0 8 0 8 0h13z">
          <text:p/>
        </draw:path>
        <draw:path draw:style-name="gr8" draw:text-style-name="P4" draw:layer="layout" svg:width="0.06cm" svg:height="0.098cm" svg:x="13.441cm" svg:y="21.958cm" svg:viewBox="0 0 61 99" svg:d="M61 39c0-35-27-39-35-39-9 0-26 4-26 22 0 17 17 21 30 21h4 4c6 0 6 0 6 5 0 8-6 25-35 46l4 5c13-5 48-30 48-60z">
          <text:p/>
        </draw:path>
        <draw:polygon draw:style-name="gr8" draw:text-style-name="P4" draw:layer="layout" svg:width="0.242cm" svg:height="0.229cm" svg:x="13.62cm" svg:y="21.771cm" svg:viewBox="0 0 243 230" draw:points="243,230 243,205 131,205 131,0 110,0 110,205 0,205 0,230">
          <text:p/>
        </draw:polygon>
        <draw:path draw:style-name="gr8" draw:text-style-name="P4" draw:layer="layout" svg:width="0.179cm" svg:height="0.284cm" svg:x="14.477cm" svg:y="21.814cm" svg:viewBox="0 0 180 285" svg:d="M137 46c0 9-8 43-17 64-8 30-47 64-59 64-17 0-26-30-26-56 0-46 34-101 77-101 12 0 25 12 25 29zM90 255c-4 9-8 13-21 17h-8c0 0-4 0-4 4v9c0 0 29 0 46 0 13 0 42 0 42 0v-9c0-4 0-4 0-4h-8c-8-4-17-4-13-17l56-242c0-5 0-5 0-9s-5-4-5-4c-4 0-8 0-12 8l-13 17c-9-12-21-21-38-21-47 0-112 51-112 119 0 34 9 68 52 68 17 0 38-13 64-47h4z">
          <text:p/>
        </draw:path>
        <draw:path draw:style-name="gr8" draw:text-style-name="P4" draw:layer="layout" svg:width="0.132cm" svg:height="0.187cm" svg:x="14.672cm" svg:y="21.873cm" svg:viewBox="0 0 133 188" svg:d="M30 165c61-46 95-80 95-114 0-30-22-51-56-51-35 0-60 17-60 38 0 9 4 17 17 17 4 0 8-4 8-4v-30c9-4 18-8 26-8 26 0 39 17 39 42 0 39-35 68-99 116v17h133v-44h-13l-4 21z">
          <text:p/>
        </draw:path>
        <draw:path draw:style-name="gr8" draw:text-style-name="P4" draw:layer="layout" svg:width="0.06cm" svg:height="0.102cm" svg:x="14.855cm" svg:y="21.958cm" svg:viewBox="0 0 61 103" svg:d="M61 39c0-35-27-39-36-39-12 0-25 4-25 22 0 17 17 21 25 21 5 0 5 0 9 0h4c0 0 4 0 4 5 0 8-8 29-33 46l4 9c12-5 48-34 48-64z">
          <text:p/>
        </draw:path>
        <draw:path draw:style-name="gr8" draw:text-style-name="P4" draw:layer="layout" svg:width="0.144cm" svg:height="0.187cm" svg:x="15.021cm" svg:y="21.818cm" svg:viewBox="0 0 145 188" svg:d="M77 94l17 4c13 0 13-8 13-12s0-4-9-4c0 0-17 0-21 0-13 0-21-5-21-22 0-26 17-51 38-51 30 0 13 34 34 34 8 0 17-9 17-18 0-16-17-25-47-25-47 0-73 34-73 60 0 13 10 22 22 30-35 13-47 34-47 60 0 16 12 38 56 38 21 0 47-13 63-26l-4-8c-21 12-38 21-55 21s-30-13-30-30c0-21 13-51 47-51z">
          <text:p/>
        </draw:path>
        <draw:polygon draw:style-name="gr8" draw:text-style-name="P4" draw:layer="layout" svg:width="0.14cm" svg:height="0.263cm" svg:x="11.811cm" svg:y="22.225cm" svg:viewBox="0 0 141 264" draw:points="82,0 0,25 0,42 60,34 60,238 55,243 13,247 13,264 141,264 141,247 99,243 95,238 95,0">
          <text:p/>
        </draw:polygon>
        <draw:path draw:style-name="gr8" draw:text-style-name="P4" draw:layer="layout" svg:width="0.178cm" svg:height="0.259cm" svg:x="12.002cm" svg:y="22.225cm" svg:viewBox="0 0 179 260" svg:d="M39 230c85-68 132-110 132-158 0-42-30-72-81-72-46 0-81 25-81 51 0 13 9 21 22 21 4 0 13 0 17-4v-43c13-4 21-8 34-8 29 0 51 21 51 59 0 52-47 90-133 158v26h179v-64h-17l-8 34z">
          <text:p/>
        </draw:path>
        <draw:line draw:style-name="gr13" draw:text-style-name="P1" draw:layer="layout" svg:x1="12.439cm" svg:y1="22.628cm" svg:x2="12.439cm" svg:y2="22.145cm">
          <text:p/>
        </draw:line>
        <draw:path draw:style-name="gr8" draw:text-style-name="P4" draw:layer="layout" svg:width="0.179cm" svg:height="0.284cm" svg:x="12.694cm" svg:y="22.297cm" svg:viewBox="0 0 180 285" svg:d="M137 51c0 4-9 38-17 60-8 29-47 63-60 63-16 0-25-30-25-55 0-47 34-102 77-102 12 0 25 17 25 34zM90 255c-4 8-8 17-21 17h-9c-4 0-4 4-4 4v9c0 0 30 0 43 0 17 0 46 0 46 0v-9c0-4 0-4 0-4h-8c-9 0-17-5-17-17l60-242c0-4 0-4 0-9 0-4-5-4-5-4-4 0-8 4-13 9l-12 17c-9-13-26-22-43-22-42 0-107 51-107 124 0 29 9 63 52 63 17 0 38-8 64-47z">
          <text:p/>
        </draw:path>
        <draw:polygon draw:style-name="gr8" draw:text-style-name="P4" draw:layer="layout" svg:width="0.102cm" svg:height="0.191cm" svg:x="12.906cm" svg:y="22.357cm" svg:viewBox="0 0 103 192" draw:points="60,0 0,16 0,29 43,21 43,170 39,174 9,179 9,192 103,192 103,179 74,179 68,174 68,0">
          <text:p/>
        </draw:polygon>
        <draw:path draw:style-name="gr8" draw:text-style-name="P4" draw:layer="layout" svg:width="0.059cm" svg:height="0.102cm" svg:x="13.072cm" svg:y="22.441cm" svg:viewBox="0 0 60 103" svg:d="M60 40c0-35-26-40-35-40-8 0-25 5-25 26 0 18 17 22 25 22 4 0 9-4 9-4h4c0 0 4 4 4 8s-4 26-34 43l4 8c13-4 48-34 48-63z">
          <text:p/>
        </draw:path>
        <draw:path draw:style-name="gr8" draw:text-style-name="P4" draw:layer="layout" svg:width="0.161cm" svg:height="0.271cm" svg:x="13.246cm" svg:y="22.217cm" svg:viewBox="0 0 162 272" svg:d="M0 0v268h17l13-26c4 9 13 17 22 22 13 4 21 8 34 8 9 0 17 0 25-4 13-4 17-13 26-21 8-9 13-17 17-30s8-25 8-43c0-17-4-29-8-43-4-13-9-21-13-30-8-8-17-12-25-17-9-4-21-8-30-8-13 0-21 4-30 13-13 4-22 12-26 21v-102c0-4 0-4 4-4v-4zM52 238c-4 0-9-4-9-8-4 0-9-9-9-13s-4-13-4-17c0-8 0-17 0-30 0-17 0-30 4-39 5-8 9-17 18-21 8-4 13-9 21-9 22 0 34 9 43 22 12 12 17 30 17 56 0 13-5 25-5 34-4 8-8 12-17 21-4 4-8 8-16 8-5 5-13 5-18 5-4 0-8 0-12 0-5-5-9-5-13-9z">
          <text:p/>
        </draw:path>
        <draw:path draw:style-name="gr8" draw:text-style-name="P4" draw:layer="layout" svg:width="0.06cm" svg:height="0.102cm" svg:x="13.441cm" svg:y="22.441cm" svg:viewBox="0 0 61 103" svg:d="M61 40c0-35-27-40-35-40-9 0-26 5-26 26 0 18 17 22 30 22l4-4h4c6 0 6 4 6 8s-6 26-35 43l4 8c13-4 48-34 48-63z">
          <text:p/>
        </draw:path>
        <draw:path draw:style-name="gr8" draw:text-style-name="P4" draw:layer="layout" svg:width="0.178cm" svg:height="0.259cm" svg:x="13.607cm" svg:y="22.293cm" svg:viewBox="0 0 179 260" svg:d="M48 35c8-9 21-14 29-14 4 0 13 5 17 5 5 5 9 5 13 9s9 8 9 13c4 8 4 12 4 17 0 4 0 12-4 16 0 5-5 9-9 13s-8 4-13 9c-4 0-8 4-17 4-4 0-8-4-12-4-9-5-13-5-13-9-4-4-9-8-13-13 0-4 0-12 0-16 0-5 0-9 0-17 4-5 9-9 9-13zM124 17c-13-13-25-17-47-17-8 0-17 0-21 4-8 4-17 9-25 17-5 5-9 14-13 18-4 9-10 17-10 26 0 12 6 21 10 29 4 9 13 17 21 22-13 12-21 25-21 33 0 13 4 22 17 26-21 13-35 29-35 42 0 4 4 13 8 17 0 4 10 9 14 13 9 4 17 9 26 13 12 0 25 0 38 0s25 0 38-4c9 0 17-9 25-13 9-5 13-9 17-17 5-9 5-13 5-22 0-8 0-12-5-16-4-9-8-13-12-17-5-5-13-9-21-9-9-4-17-4-30-4-4 0-9 0-17 0-5 0-9 0-13 0-8 0-17 0-21 0-9-4-9-9-9-13s5-12 13-21c9 4 17 4 21 4 13 0 22 0 26-4 8-4 17-8 21-13 9-8 13-13 17-21 4-9 4-17 4-25 0-9-4-22-8-30 8-9 21-9 29-9h9 4l-4-26h-4c-17 0-34 8-47 17zM52 183c4 0 13 0 21 0s17 0 30 0h4c13 0 21 5 30 5 4 4 8 12 8 16 0 13-4 22-17 26-12 8-25 8-42 8-5 0-13 0-21 0-9 0-13-4-17-4-9-4-13-8-13-8-4-5-4-9-4-17 0-9 4-17 21-26z">
          <text:p/>
        </draw:path>
        <draw:path draw:style-name="gr8" draw:text-style-name="P4" draw:layer="layout" svg:width="0.161cm" svg:height="0.259cm" svg:x="13.815cm" svg:y="22.229cm" svg:viewBox="0 0 162 260" svg:d="M81 26c17 0 29 13 39 34l-86 115c-4-17-9-30-9-46 0-44 18-103 56-103zM81 0c-51 0-81 77-81 137s30 123 81 123c56 0 81-72 81-131 0-61-29-129-81-129zM128 85c5 18 9 35 9 52 0 47-17 98-56 98-17 0-30-17-38-34z">
          <text:p/>
        </draw:path>
        <draw:path draw:style-name="gr8" draw:text-style-name="P4" draw:layer="layout" svg:width="0.179cm" svg:height="0.284cm" svg:x="14.477cm" svg:y="22.297cm" svg:viewBox="0 0 180 285" svg:d="M137 51c0 4-8 38-17 60-8 29-47 63-59 63-17 0-26-30-26-55 0-47 34-102 77-102 12 0 25 17 25 34zM90 255c-4 8-8 17-21 17h-8l-4 4v9c0 0 29 0 46 0 13 0 42 0 42 0v-9c0-4 0-4 0-4h-8c-8 0-17-5-13-17l56-242c0-4 0-4 0-9 0-4-5-4-5-4-4 0-8 4-12 9l-13 17c-9-13-21-22-38-22-47 0-112 51-112 124 0 29 9 63 52 63 17 0 38-8 64-47h4z">
          <text:p/>
        </draw:path>
        <draw:path draw:style-name="gr8" draw:text-style-name="P4" draw:layer="layout" svg:width="0.132cm" svg:height="0.191cm" svg:x="14.672cm" svg:y="22.357cm" svg:viewBox="0 0 133 192" svg:d="M30 166c61-47 95-76 95-115 0-30-22-51-56-51-35 0-60 21-60 38 0 8 4 17 17 17 4 0 8 0 8-4v-30c9-5 18-9 26-9 26 0 39 17 39 43 0 39-35 69-99 119v18h133v-47h-13l-4 21z">
          <text:p/>
        </draw:path>
        <draw:path draw:style-name="gr8" draw:text-style-name="P4" draw:layer="layout" svg:width="0.06cm" svg:height="0.102cm" svg:x="14.855cm" svg:y="22.441cm" svg:viewBox="0 0 61 103" svg:d="M61 40c0-35-27-40-36-40-12 0-25 5-25 26 0 18 17 22 25 22 5 0 5-4 9-4h4c0 0 4 4 4 8s-8 26-33 43l4 8c12-4 48-34 48-63z">
          <text:p/>
        </draw:path>
        <draw:path draw:style-name="gr8" draw:text-style-name="P4" draw:layer="layout" svg:width="0.144cm" svg:height="0.187cm" svg:x="15.021cm" svg:y="22.301cm" svg:viewBox="0 0 145 188" svg:d="M77 94l17 4c13 0 13-9 13-13 0 0 0-4-9-4 0 0-17 4-21 4-13 0-21-8-21-25 0-26 17-47 38-47 30 0 13 30 34 30 8 0 17-9 17-17 0-13-17-26-47-26-47 0-73 34-73 60 0 12 10 21 22 29-35 13-47 40-47 61 0 17 12 38 56 38 21 0 47-13 63-25l-4-9c-21 13-38 21-55 21s-30-12-30-29c0-21 13-52 47-52z">
          <text:p/>
        </draw:path>
        <draw:polygon draw:style-name="gr8" draw:text-style-name="P4" draw:layer="layout" svg:width="0.14cm" svg:height="0.258cm" svg:x="11.811cm" svg:y="22.709cm" svg:viewBox="0 0 141 259" draw:points="82,0 0,25 0,38 61,29 61,234 56,242 13,242 13,259 141,259 141,242 99,242 94,238 94,0">
          <text:p/>
        </draw:polygon>
        <draw:path draw:style-name="gr8" draw:text-style-name="P4" draw:layer="layout" svg:width="0.17cm" svg:height="0.263cm" svg:x="12.002cm" svg:y="22.709cm" svg:viewBox="0 0 171 264" svg:d="M107 123c34-9 55-30 55-60 0-38-29-63-76-63-48 0-82 25-82 50 0 13 9 22 21 22 9 0 13-5 18-9v-34c12-8 21-12 38-12 26 0 47 21 47 50 0 30-21 51-60 51-4 0-4 0-8 0v22c8 0 12-5 21-5 35 0 56 22 56 51 0 35-26 60-60 60-13 0-22-4-34-8l-9-35c-4 0-9 0-13 0-12 0-21 9-21 18 0 21 30 43 77 43 60 0 94-34 94-78 0-34-21-59-64-63z">
          <text:p/>
        </draw:path>
        <draw:line draw:style-name="gr13" draw:text-style-name="P1" draw:layer="layout" svg:x1="12.439cm" svg:y1="23.112cm" svg:x2="12.439cm" svg:y2="22.628cm">
          <text:p/>
        </draw:line>
        <draw:path draw:style-name="gr8" draw:text-style-name="P4" draw:layer="layout" svg:width="0.179cm" svg:height="0.284cm" svg:x="12.694cm" svg:y="22.781cm" svg:viewBox="0 0 180 285" svg:d="M137 51c0 4-9 39-17 60-8 30-47 64-60 64-16 0-25-30-25-55 0-48 34-103 77-103 12 0 25 17 25 34zM90 255c-4 9-8 17-21 17h-9c-4 0-4 5-4 5v8c0 0 30 0 43 0 17 0 46 0 46 0v-8c0-5 0-5 0-5h-8c-9 0-17-4-17-17l60-242c0-5 0-5 0-9s-5-4-5-4c-4 0-8 4-13 8l-12 17c-9-12-26-21-43-21-42 0-107 51-107 124 0 30 9 64 52 64 17 0 38-9 64-47z">
          <text:p/>
        </draw:path>
        <draw:polygon draw:style-name="gr8" draw:text-style-name="P4" draw:layer="layout" svg:width="0.102cm" svg:height="0.191cm" svg:x="12.906cm" svg:y="22.84cm" svg:viewBox="0 0 103 192" draw:points="60,0 0,17 0,30 43,21 43,171 39,179 9,179 9,192 103,192 103,179 74,179 68,175 68,0">
          <text:p/>
        </draw:polygon>
        <draw:path draw:style-name="gr8" draw:text-style-name="P4" draw:layer="layout" svg:width="0.055cm" svg:height="0.102cm" svg:x="13.076cm" svg:y="22.925cm" svg:viewBox="0 0 56 103" svg:d="M56 42c0-38-22-42-35-42-8 0-21 8-21 25s13 22 25 22c0 0 5 0 5-5 4 0 4 0 4 0 4 0 9 5 9 9 0 9-9 26-39 43l4 9c13-5 48-34 48-61z">
          <text:p/>
        </draw:path>
        <draw:path draw:style-name="gr8" draw:text-style-name="P4" draw:layer="layout" svg:width="0.161cm" svg:height="0.272cm" svg:x="13.246cm" svg:y="22.7cm" svg:viewBox="0 0 162 273" svg:d="M0 0v268h17l13-25c4 8 13 17 22 21 13 9 21 9 34 9 9 0 17 0 25-5 13-4 17-13 26-21 8-8 13-17 17-30 4-12 8-26 8-43s-4-30-8-42c-4-13-9-22-13-30-8-9-17-13-25-17-9-4-21-4-30-4-13 0-21 0-30 8-13 4-22 13-26 21v-101c0 0 0-5 4-5v-4zM52 239c-4 0-9-5-9-9-4 0-9-4-9-13 0-4-4-8-4-18 0-8 0-16 0-29 0-17 0-30 4-38 5-9 9-17 18-22 8-4 13-8 21-8 22 0 34 8 43 21 12 13 17 30 17 55 0 13-5 27-5 35-4 9-8 17-17 21-4 5-8 9-16 9-5 4-13 4-18 4-4 0-8 0-12 0-5-4-9-4-13-8z">
          <text:p/>
        </draw:path>
        <draw:path draw:style-name="gr8" draw:text-style-name="P4" draw:layer="layout" svg:width="0.056cm" svg:height="0.102cm" svg:x="13.445cm" svg:y="22.925cm" svg:viewBox="0 0 57 103" svg:d="M57 42c0-38-22-42-34-42-9 0-23 8-23 25s14 22 27 22c0 0 4 0 4-5 4 0 4 0 4 0 4 0 9 5 9 9 0 9-9 26-38 43l4 9c13-5 47-34 47-61z">
          <text:p/>
        </draw:path>
        <draw:path draw:style-name="gr8" draw:text-style-name="P4" draw:layer="layout" svg:width="0.178cm" svg:height="0.259cm" svg:x="13.607cm" svg:y="22.776cm" svg:viewBox="0 0 179 260" svg:d="M48 34c8-4 21-8 29-8 4 0 13 0 17 0 5 4 9 8 13 8 4 5 9 9 9 17 4 5 4 10 4 14s0 13-4 17c0 4-5 9-9 13s-8 8-13 8c-4 0-8 5-17 5-4 0-8-5-12-5-9 0-13-4-13-8-4-4-9-9-13-13 0-4 0-13 0-17s0-9 0-14c4-8 9-12 9-17zM124 17c-13-8-25-17-47-17-8 0-17 5-21 5-8 4-17 8-25 17-5 4-9 12-13 21-4 4-10 13-10 26 0 9 6 17 10 26 4 8 13 17 21 21-13 13-21 25-21 38 0 9 4 17 17 25-21 13-35 26-35 39 0 8 4 13 8 17 0 4 10 8 14 12 9 5 17 9 26 13 12 0 25 0 38 0s25 0 38-4c9 0 17-4 25-13 9-4 13-8 17-17 5-4 5-12 5-21 0-4 0-13-5-17-4-4-8-13-12-17-5-4-13-4-21-8-9 0-17-5-30-5-4 0-9 0-17 0-5 0-9 5-13 5-8 0-17-5-21-5-9-4-9-8-9-12 0-5 5-13 13-22 9 5 17 5 21 5 13 0 22 0 26-5 8-4 17-8 21-12 9-9 13-13 17-21 4-9 4-17 4-26s-4-22-8-31c8-4 21-8 29-8h9 4l-4-26h-4c-17 0-34 9-47 17zM52 184c4 0 13 0 21 0s17 0 30 0h4c13 0 21 4 30 8 4 5 8 9 8 17 0 9-4 17-17 22-12 8-25 8-42 8-5 0-13 0-21 0-9 0-13-4-17-4-9-4-13-9-13-9-4-4-4-8-4-17 0-8 4-17 21-25z">
          <text:p/>
        </draw:path>
        <draw:polygon draw:style-name="gr8" draw:text-style-name="P4" draw:layer="layout" svg:width="0.085cm" svg:height="0.25cm" svg:x="13.832cm" svg:y="22.717cm" svg:viewBox="0 0 86 251" draw:points="86,0 64,0 0,34 4,51 55,34 55,251 86,251">
          <text:p/>
        </draw:polygon>
        <draw:path draw:style-name="gr8" draw:text-style-name="P4" draw:layer="layout" svg:width="0.179cm" svg:height="0.284cm" svg:x="14.477cm" svg:y="22.781cm" svg:viewBox="0 0 180 285" svg:d="M137 51c0 4-8 39-17 60-8 30-47 64-59 64-17 0-26-30-26-55 0-48 34-103 77-103 12 0 25 17 25 34zM90 255c-4 9-8 17-21 17h-8l-4 5v8c0 0 29 0 46 0 13 0 42 0 42 0v-8c0-5 0-5 0-5h-8c-8 0-17-4-13-17l56-242c0-5 0-5 0-9s-5-4-5-4c-4 0-8 4-12 8l-13 17c-9-12-21-21-38-21-47 0-112 51-112 124 0 30 9 64 52 64 17 0 38-9 64-47h4z">
          <text:p/>
        </draw:path>
        <draw:polygon draw:style-name="gr8" draw:text-style-name="P4" draw:layer="layout" svg:width="0.102cm" svg:height="0.191cm" svg:x="14.689cm" svg:y="22.84cm" svg:viewBox="0 0 103 192" draw:points="61,0 0,17 0,30 44,21 44,171 40,179 10,179 10,192 103,192 103,179 74,179 69,175 69,0">
          <text:p/>
        </draw:polygon>
        <draw:path draw:style-name="gr8" draw:text-style-name="P4" draw:layer="layout" svg:width="0.06cm" svg:height="0.102cm" svg:x="14.855cm" svg:y="22.925cm" svg:viewBox="0 0 61 103" svg:d="M61 42c0-38-27-42-36-42-12 0-25 8-25 25s17 22 25 22c5 0 5 0 9-5h4c0 0 4 5 4 9 0 9-8 26-33 43l4 9c12-5 48-34 48-61z">
          <text:p/>
        </draw:path>
        <draw:path draw:style-name="gr8" draw:text-style-name="P4" draw:layer="layout" svg:width="0.144cm" svg:height="0.187cm" svg:x="15.021cm" svg:y="22.785cm" svg:viewBox="0 0 145 188" svg:d="M77 98h17c13 0 13-9 13-9 0-4 0-8-9-8 0 0-17 4-21 4-13 0-21-4-21-21 0-30 17-51 38-51 30 0 13 34 34 34 8 0 17-13 17-22 0-12-17-25-47-25-47 0-73 34-73 59 0 13 10 22 22 30-35 13-47 38-47 59 0 17 12 40 56 40 21 0 47-14 63-27l-4-4c-21 8-38 17-55 17s-30-13-30-30 13-46 47-46z">
          <text:p/>
        </draw:path>
        <draw:polygon draw:style-name="gr8" draw:text-style-name="P4" draw:layer="layout" svg:width="0.14cm" svg:height="0.259cm" svg:x="11.811cm" svg:y="23.192cm" svg:viewBox="0 0 141 260" draw:points="82,0 0,25 0,42 61,30 61,234 56,243 13,243 13,260 141,260 141,243 99,243 94,239 94,0">
          <text:p/>
        </draw:polygon>
        <draw:path draw:style-name="gr8" draw:text-style-name="P4" draw:layer="layout" svg:width="0.195cm" svg:height="0.272cm" svg:x="11.998cm" svg:y="23.196cm" svg:viewBox="0 0 196 273" svg:d="M127 0l-127 157v26h123v90h26v-90h47v-26h-47v-157zM123 38v119h-98z">
          <text:p/>
        </draw:path>
        <draw:line draw:style-name="gr13" draw:text-style-name="P1" draw:layer="layout" svg:x1="12.439cm" svg:y1="23.599cm" svg:x2="12.439cm" svg:y2="23.112cm">
          <text:p/>
        </draw:line>
        <draw:path draw:style-name="gr8" draw:text-style-name="P4" draw:layer="layout" svg:width="0.179cm" svg:height="0.284cm" svg:x="12.694cm" svg:y="23.269cm" svg:viewBox="0 0 180 285" svg:d="M137 46c0 9-9 38-17 64-8 25-47 60-60 60-16 0-25-30-25-52 0-51 34-102 77-102 12 0 25 13 25 30zM90 251c-4 12-8 17-21 17l-9 4c-4 0-4 0-4 4v4 5c0 0 30-5 43-5 17 0 46 0 46 0v-8-4h-8c-9 0-17-5-17-17l60-243v-4c0-4-5-4-5-4-4 0-8 0-13 4l-12 17c-9-13-26-21-43-21-42 0-107 50-107 122 0 30 9 65 52 65 17 0 38-8 64-47v4z">
          <text:p/>
        </draw:path>
        <draw:polygon draw:style-name="gr8" draw:text-style-name="P4" draw:layer="layout" svg:width="0.102cm" svg:height="0.19cm" svg:x="12.906cm" svg:y="23.324cm" svg:viewBox="0 0 103 191" draw:points="60,0 0,21 0,29 43,21 43,174 39,179 9,179 9,191 103,191 103,179 74,179 68,174 68,0">
          <text:p/>
        </draw:polygon>
        <draw:path draw:style-name="gr8" draw:text-style-name="P4" draw:layer="layout" svg:width="0.055cm" svg:height="0.101cm" svg:x="13.076cm" svg:y="23.409cm" svg:viewBox="0 0 56 102" svg:d="M56 42c0-34-22-42-35-42-8 0-21 8-21 25s13 21 25 21h5c4 0 4-4 4-4 4 0 9 4 9 8 0 9-9 27-39 44l4 8c13-4 48-31 48-60z">
          <text:p/>
        </draw:path>
        <draw:path draw:style-name="gr8" draw:text-style-name="P4" draw:layer="layout" svg:width="0.161cm" svg:height="0.271cm" svg:x="13.246cm" svg:y="23.184cm" svg:viewBox="0 0 162 272" svg:d="M0 0v268h17l13-22c4 8 13 13 22 18 13 8 21 8 34 8 9 0 17 0 25-4 13-4 17-14 26-22 8-5 13-17 17-30s8-26 8-43c0-16-4-29-8-42-4-8-9-21-13-30-8-8-17-12-25-16-9-5-21-5-30-5-13 0-21 0-30 9-13 4-22 12-26 21v-102c0 0 0-4 4-4v-4zM52 241c-4-4-9-8-9-8-4-4-9-8-9-13 0-8-4-13-4-21 0-9 0-17 0-30 0-17 0-29 4-38 5-8 9-17 18-21 8-4 13-4 21-4 22 0 34 4 43 17 12 12 17 34 17 55 0 17-5 25-5 34-4 8-8 17-17 21-4 4-8 8-16 13-5 0-13 0-18 0-4 0-8 0-12 0-5 0-9-5-13-5z">
          <text:p/>
        </draw:path>
        <draw:path draw:style-name="gr8" draw:text-style-name="P4" draw:layer="layout" svg:width="0.056cm" svg:height="0.101cm" svg:x="13.445cm" svg:y="23.409cm" svg:viewBox="0 0 57 102" svg:d="M57 42c0-34-22-42-34-42-9 0-23 8-23 25s14 21 27 21h4c4 0 4-4 4-4 4 0 9 4 9 8 0 9-9 27-38 44l4 8c13-4 47-31 47-60z">
          <text:p/>
        </draw:path>
        <draw:polygon draw:style-name="gr8" draw:text-style-name="P4" draw:layer="layout" svg:width="0.242cm" svg:height="0.229cm" svg:x="13.62cm" svg:y="23.222cm" svg:viewBox="0 0 243 230" draw:points="243,230 243,209 131,209 131,0 110,0 110,209 0,209 0,230">
          <text:p/>
        </draw:polygon>
        <draw:path draw:style-name="gr8" draw:text-style-name="P4" draw:layer="layout" svg:width="0.179cm" svg:height="0.284cm" svg:x="14.477cm" svg:y="23.269cm" svg:viewBox="0 0 180 285" svg:d="M137 46c0 9-8 38-17 64-8 25-47 60-59 60-17 0-26-30-26-52 0-51 34-102 77-102 12 0 25 13 25 30zM90 251c-4 12-8 17-21 17l-8 4c0 0-4 0-4 4v4 5c0 0 29-5 46-5 13 0 42 0 42 0v-8-4h-8c-8 0-17-5-13-17l56-243v-4c0-4-5-4-5-4-4 0-8 0-12 4l-13 17c-9-13-21-21-38-21-47 0-112 50-112 122 0 30 9 65 52 65 17 0 38-8 64-47l4 4z">
          <text:p/>
        </draw:path>
        <draw:path draw:style-name="gr8" draw:text-style-name="P4" draw:layer="layout" svg:width="0.132cm" svg:height="0.19cm" svg:x="14.672cm" svg:y="23.324cm" svg:viewBox="0 0 133 191" svg:d="M30 170c61-52 95-81 95-115s-22-55-56-55c-35 0-60 21-60 38 0 12 4 17 17 17 4 0 8 0 8-5v-29c9-4 18-4 26-4 26 0 39 12 39 38 0 38-35 68-99 119v17h133v-46h-13l-4 25z">
          <text:p/>
        </draw:path>
        <draw:path draw:style-name="gr8" draw:text-style-name="P4" draw:layer="layout" svg:width="0.06cm" svg:height="0.101cm" svg:x="14.855cm" svg:y="23.409cm" svg:viewBox="0 0 61 102" svg:d="M61 42c0-34-27-42-36-42-12 0-25 8-25 25s17 21 25 21c5 0 5 0 9 0 0 0 0-4 4-4 0 0 4 4 4 8 0 9-8 27-33 44l4 8c12-4 48-31 48-60z">
          <text:p/>
        </draw:path>
        <draw:path draw:style-name="gr8" draw:text-style-name="P4" draw:layer="layout" svg:width="0.144cm" svg:height="0.186cm" svg:x="15.021cm" svg:y="23.269cm" svg:viewBox="0 0 145 187" svg:d="M77 98h17c13 0 13-9 13-9 0-4 0-8-9-8 0 0-17 4-21 4-13 0-21-4-21-22 0-30 17-51 38-51 30 0 13 34 34 34 8 0 17-13 17-21 0-13-17-25-47-25-47 0-73 33-73 59 0 18 10 26 22 30-35 13-47 39-47 60s12 38 56 38c21 0 47-8 63-21l-4-9c-21 9-38 17-55 17s-30-12-30-29 13-47 47-47z">
          <text:p/>
        </draw:path>
        <draw:polygon draw:style-name="gr8" draw:text-style-name="P4" draw:layer="layout" svg:width="0.14cm" svg:height="0.263cm" svg:x="11.811cm" svg:y="23.675cm" svg:viewBox="0 0 141 264" draw:points="82,0 0,26 0,44 60,34 60,239 55,243 13,247 13,264 141,264 141,247 99,243 95,239 95,0">
          <text:p/>
        </draw:polygon>
        <draw:path draw:style-name="gr8" draw:text-style-name="P4" draw:layer="layout" svg:width="0.166cm" svg:height="0.258cm" svg:x="12.006cm" svg:y="23.68cm" svg:viewBox="0 0 167 259" svg:d="M17 0v127c9-4 22-4 34-4 55 0 82 21 82 59 0 35-27 61-60 61-9 0-17 0-26-5l-17-34c-4 0-4 0-9 0-12 0-21 9-21 22 0 17 26 33 64 33 65 0 103-33 103-85 0-43-30-72-86-72-8 0-25 0-38 4v-76h111v-30z">
          <text:p/>
        </draw:path>
        <draw:line draw:style-name="gr13" draw:text-style-name="P1" draw:layer="layout" svg:x1="12.439cm" svg:y1="24.083cm" svg:x2="12.439cm" svg:y2="23.599cm">
          <text:p/>
        </draw:line>
        <draw:path draw:style-name="gr8" draw:text-style-name="P4" draw:layer="layout" svg:width="0.179cm" svg:height="0.284cm" svg:x="12.694cm" svg:y="23.752cm" svg:viewBox="0 0 180 285" svg:d="M137 47c0 8-9 38-17 63-8 26-47 60-60 60-16 0-25-30-25-51 0-51 34-102 77-102 12 0 25 13 25 30zM90 251c-4 13-8 17-21 21h-9c-4 0-4 0-4 5v8c0 0 30-4 43-4 17 0 46 0 46 0v-9-4h-8c-9 0-17-4-17-17l60-243v-4c0-4-5-4-5-4-4 0-8 0-13 8l-12 17c-9-12-26-25-43-25-42 0-107 51-107 123 0 30 9 63 52 63 17 0 38-8 64-42z">
          <text:p/>
        </draw:path>
        <draw:polygon draw:style-name="gr8" draw:text-style-name="P4" draw:layer="layout" svg:width="0.102cm" svg:height="0.191cm" svg:x="12.906cm" svg:y="23.807cm" svg:viewBox="0 0 103 192" draw:points="60,0 0,21 0,30 43,25 43,175 39,179 9,179 9,192 103,192 103,179 74,179 68,175 68,0">
          <text:p/>
        </draw:polygon>
        <draw:path draw:style-name="gr8" draw:text-style-name="P4" draw:layer="layout" svg:width="0.055cm" svg:height="0.102cm" svg:x="13.076cm" svg:y="23.892cm" svg:viewBox="0 0 56 103" svg:d="M56 42c0-34-22-42-35-42-8 0-21 8-21 25s13 21 25 21h5c4 0 4 0 4 0 4 0 9 0 9 5 0 8-9 25-39 42l4 10c13-4 48-31 48-61z">
          <text:p/>
        </draw:path>
        <draw:path draw:style-name="gr8" draw:text-style-name="P4" draw:layer="layout" svg:width="0.165cm" svg:height="0.25cm" svg:x="13.242cm" svg:y="23.684cm" svg:viewBox="0 0 166 251" svg:d="M0 0v251h73c30 0 55-4 72-17 13-12 21-29 21-51 0-9 0-13-4-22 0-8-4-12-8-17-5-8-9-13-17-17-5-4-13-8-17-8 8-4 21-13 25-26 9-8 9-21 9-29 0-13 0-17-5-26-4-8-8-17-12-21-9-4-17-8-26-13-12-4-25-4-38-4zM30 26h43c8 0 17 0 26 4 4 0 12 4 16 8 5 0 5 5 9 13 0 4 4 8 4 13 0 8-4 12-4 17-4 4-4 8-9 12-8 5-12 5-21 9-4 0-17 4-25 4h-39zM30 127h39c12 0 21 4 30 4 8 5 16 9 21 13 4 5 8 9 12 17 0 5 5 13 5 17 0 18-9 27-17 35-9 13-21 17-43 17h-47z">
          <text:p/>
        </draw:path>
        <draw:path draw:style-name="gr8" draw:text-style-name="P4" draw:layer="layout" svg:width="0.056cm" svg:height="0.102cm" svg:x="13.445cm" svg:y="23.892cm" svg:viewBox="0 0 57 103" svg:d="M57 42c0-34-22-42-34-42-9 0-23 8-23 25s14 21 27 21h4c4 0 4 0 4 0 4 0 9 0 9 5 0 8-9 25-38 42l4 10c13-4 47-31 47-61z">
          <text:p/>
        </draw:path>
        <draw:path draw:style-name="gr8" draw:text-style-name="P4" draw:layer="layout" svg:width="0.178cm" svg:height="0.258cm" svg:x="13.607cm" svg:y="23.748cm" svg:viewBox="0 0 179 259" svg:d="M48 34c8-9 21-13 29-13 4 0 13 0 17 4 5 0 9 4 13 9 4 4 9 8 9 12 4 5 4 9 4 17 0 4 0 9-4 13 0 4-5 9-9 13s-8 8-13 8c-4 5-8 5-17 5-4 0-8 0-12-5-9 0-13-4-13-8-4-4-9-9-13-13 0-4 0-9 0-13 0-8 0-12 0-17 4-4 9-8 9-12zM124 17c-13-13-25-17-47-17-8 0-17 0-21 4-8 4-17 8-25 13-5 4-9 12-13 21-4 8-10 17-10 25 0 9 6 17 10 30 4 9 13 13 21 21-13 10-21 22-21 35s4 21 17 26c-21 12-35 25-35 38 0 8 4 13 8 17 0 8 10 13 14 17 9 4 17 4 26 8 12 0 25 4 38 4s25-4 38-4c9-4 17-8 25-12 9-9 13-13 17-22 5-4 5-13 5-21 0-4 0-9-5-17-4-4-8-8-12-13-5-4-13-8-21-12-9 0-17 0-30 0-4 0-9 0-17 0-5 0-9 0-13 0-8 0-17 0-21-5-9-4-9-4-9-12 0-5 5-9 13-17 9 0 17 4 21 4 13 0 22-4 26-8 8 0 17-6 21-14 9-4 13-13 17-21 4-5 4-13 4-22 0-12-4-21-8-34 8-4 21-8 29-8h9 4l-4-21h-4c-17 0-34 4-47 17zM52 179c4 0 13 0 21 4 8 0 17 0 30 0h4c13 0 21 0 30 4 4 4 8 9 8 17 0 9-4 17-17 26-12 4-25 8-42 8-5 0-13 0-21-4-9 0-13 0-17-4-9 0-13-4-13-9-4-4-4-8-4-13 0-12 4-21 21-29z">
          <text:p/>
        </draw:path>
        <draw:path draw:style-name="gr8" draw:text-style-name="P4" draw:layer="layout" svg:width="0.161cm" svg:height="0.254cm" svg:x="13.815cm" svg:y="23.684cm" svg:viewBox="0 0 162 255" svg:d="M81 26c17 0 29 12 39 29l-86 116c-4-13-9-30-9-43 0-42 17-102 56-102zM81 0c-51 0-81 73-81 132 0 64 30 123 81 123 56 0 81-67 81-127 0-64-30-128-81-128zM128 82c4 17 9 34 9 50 0 47-17 98-56 98-18 0-30-13-39-34z">
          <text:p/>
        </draw:path>
        <draw:path draw:style-name="gr8" draw:text-style-name="P4" draw:layer="layout" svg:width="0.179cm" svg:height="0.284cm" svg:x="14.477cm" svg:y="23.752cm" svg:viewBox="0 0 180 285" svg:d="M137 47c0 8-8 38-17 63-8 26-47 60-59 60-17 0-26-30-26-51 0-51 34-102 77-102 12 0 25 13 25 30zM90 251c-4 13-8 17-21 21h-8c0 0-4 0-4 5v8c0 0 29-4 46-4 13 0 42 0 42 0v-9-4h-8c-8 0-17-4-13-17l56-243v-4c0-4-5-4-5-4-4 0-8 0-12 8l-13 17c-9-12-21-25-38-25-47 0-112 51-112 123 0 30 9 63 52 63 17 0 38-8 64-42h4z">
          <text:p/>
        </draw:path>
        <draw:path draw:style-name="gr8" draw:text-style-name="P4" draw:layer="layout" svg:width="0.132cm" svg:height="0.191cm" svg:x="14.672cm" svg:y="23.807cm" svg:viewBox="0 0 133 192" svg:d="M30 171c61-52 95-82 95-116s-22-55-56-55c-35 0-60 21-60 43 0 8 4 12 17 12 4 0 8 0 8-4v-30c9-4 18-4 26-4 26 0 39 13 39 43 0 33-35 63-99 115v17h133v-48h-13l-4 27z">
          <text:p/>
        </draw:path>
        <draw:path draw:style-name="gr8" draw:text-style-name="P4" draw:layer="layout" svg:width="0.06cm" svg:height="0.102cm" svg:x="14.855cm" svg:y="23.892cm" svg:viewBox="0 0 61 103" svg:d="M61 42c0-34-27-42-36-42-12 0-25 8-25 25s17 21 25 21c5 0 5 0 9 0h4c0 0 4 0 4 5 0 8-8 25-33 42l4 10c12-4 48-31 48-61z">
          <text:p/>
        </draw:path>
        <draw:path draw:style-name="gr8" draw:text-style-name="P4" draw:layer="layout" svg:width="0.144cm" svg:height="0.191cm" svg:x="15.021cm" svg:y="23.752cm" svg:viewBox="0 0 145 192" svg:d="M77 99h17c13 0 13-5 13-10 0-4 0-4-9-4 0 0-17 0-21 0-13 0-21-4-21-22 0-29 17-50 38-50 30 0 13 34 34 34 8 0 17-9 17-22 0-12-17-25-47-25-47 0-73 38-73 63 0 13 10 22 22 26-35 14-47 39-47 60 0 22 12 43 56 43 21 0 47-13 63-26l-4-8c-21 8-38 17-55 17s-30-13-30-30 13-46 47-46z">
          <text:p/>
        </draw:path>
        <draw:polygon draw:style-name="gr8" draw:text-style-name="P4" draw:layer="layout" svg:width="0.14cm" svg:height="0.263cm" svg:x="11.811cm" svg:y="24.159cm" svg:viewBox="0 0 141 264" draw:points="82,0 0,26 0,42 61,30 61,238 56,243 13,247 13,264 141,264 141,247 99,243 94,238 94,0">
          <text:p/>
        </draw:polygon>
        <draw:path draw:style-name="gr8" draw:text-style-name="P4" draw:layer="layout" svg:width="0.179cm" svg:height="0.275cm" svg:x="12.006cm" svg:y="24.151cm" svg:viewBox="0 0 180 276" svg:d="M150 0c-93 4-150 67-150 165 0 69 40 111 90 111 52 0 90-42 90-94 0-47-34-81-77-81-25 0-46 9-68 22 13-68 51-102 115-102zM35 140c17-13 34-17 55-17 34 0 56 25 56 63 0 44-22 69-56 69-33 0-55-30-55-90 0-8 0-17 0-25z">
          <text:p/>
        </draw:path>
        <draw:line draw:style-name="gr13" draw:text-style-name="P1" draw:layer="layout" svg:x1="12.439cm" svg:y1="24.566cm" svg:x2="12.439cm" svg:y2="24.083cm">
          <text:p/>
        </draw:line>
        <draw:path draw:style-name="gr8" draw:text-style-name="P4" draw:layer="layout" svg:width="0.179cm" svg:height="0.284cm" svg:x="12.694cm" svg:y="24.235cm" svg:viewBox="0 0 180 285" svg:d="M137 48c0 9-9 38-17 64-8 25-47 59-60 59-16 0-25-25-25-51 0-51 34-103 77-103 12 0 25 13 25 31zM90 252c-4 12-8 17-21 21h-9c-4 0-4 0-4 4v8c0 0 30-4 43-4 17 0 46 4 46 4v-4-8l-8-4c-9 0-17 0-17-17l60-243v-4c0-5-5-5-5-5-4 0-8 0-13 9l-12 17c-9-13-26-21-43-21-42 0-107 47-107 119 0 34 9 68 52 68 17 0 38-12 64-46z">
          <text:p/>
        </draw:path>
        <draw:polygon draw:style-name="gr8" draw:text-style-name="P4" draw:layer="layout" svg:width="0.102cm" svg:height="0.186cm" svg:x="12.906cm" svg:y="24.295cm" svg:viewBox="0 0 103 187" draw:points="60,0 0,17 0,29 43,21 43,170 39,175 9,175 9,187 103,187 103,175 74,175 68,170 68,0">
          <text:p/>
        </draw:polygon>
        <draw:path draw:style-name="gr8" draw:text-style-name="P4" draw:layer="layout" svg:width="0.059cm" svg:height="0.097cm" svg:x="13.072cm" svg:y="24.38cm" svg:viewBox="0 0 60 98" svg:d="M60 39c0-35-26-39-35-39-12 0-25 4-25 22 0 17 17 21 25 21 5 0 5 0 9 0h4c0 0 4 0 4 4 0 9-8 26-33 47l4 4c12-4 47-29 47-59z">
          <text:p/>
        </draw:path>
        <draw:path draw:style-name="gr8" draw:text-style-name="P4" draw:layer="layout" svg:width="0.165cm" svg:height="0.254cm" svg:x="13.242cm" svg:y="24.168cm" svg:viewBox="0 0 166 255" svg:d="M0 0v255h73c30 0 55-8 72-21 13-13 21-30 21-51 0-9 0-13-4-21 0-5-4-13-8-17-5-9-9-13-17-17-5-4-13-9-17-9 8-4 21-12 25-21 9-14 9-26 9-35 0-8 0-17-5-25-4-9-8-13-12-21-9-5-17-9-26-13-12 0-25-4-38-4zM30 25h43c8 0 17 0 26 4 4 0 12 4 16 9 5 4 5 8 9 12 0 5 4 9 4 13 0 9-4 13-4 17-4 4-4 10-9 14-8 4-12 8-21 8-4 5-17 5-25 5h-39zM30 128h39c12 0 21 4 30 4 8 4 16 9 21 13 4 4 8 8 12 17 0 4 5 12 5 21 0 13-9 21-17 34-9 8-21 12-43 12h-47z">
          <text:p/>
        </draw:path>
        <draw:path draw:style-name="gr8" draw:text-style-name="P4" draw:layer="layout" svg:width="0.06cm" svg:height="0.097cm" svg:x="13.441cm" svg:y="24.38cm" svg:viewBox="0 0 61 98" svg:d="M61 39c0-35-27-39-35-39-9 0-26 4-26 22 0 17 17 21 30 21h4 4c6 0 6 0 6 4 0 9-6 26-35 47l4 4c13-4 48-29 48-59z">
          <text:p/>
        </draw:path>
        <draw:path draw:style-name="gr8" draw:text-style-name="P4" draw:layer="layout" svg:width="0.178cm" svg:height="0.259cm" svg:x="13.607cm" svg:y="24.231cm" svg:viewBox="0 0 179 260" svg:d="M48 34c8-8 21-13 29-13 4 0 13 0 17 5 5 0 9 4 13 8s9 9 9 13c4 4 4 8 4 17 0 4 0 8-4 13 0 4-5 8-9 12s-8 9-13 9c-4 4-8 4-17 4-4 0-8 0-12-4-9 0-13-5-13-9-4 0-9-4-13-12 0-5 0-9 0-13 0-9 0-13 0-17 4-4 9-9 9-13zM124 17c-13-13-25-17-47-17-8 0-17 0-21 4-8 5-17 9-25 13-5 9-9 13-13 21-4 9-10 17-10 26 0 8 6 21 10 29 4 9 13 17 21 22-13 12-21 21-21 34s4 22 17 26c-21 13-35 26-35 43 0 4 4 8 8 16 0 5 10 9 14 13 9 4 17 9 26 9 12 4 25 4 38 4s25 0 38-4c9-5 17-9 25-13 9-4 13-13 17-17 5-8 5-17 5-21 0-9 0-13-5-21-4-5-8-9-12-13-5-5-13-9-21-9-9-4-17-4-30-4-4 0-9 0-17 0-5 0-9 0-13 0-8 0-17 0-21-4-9 0-9-5-9-10 0-8 5-12 13-21 9 0 17 4 21 4 13 0 22-4 26-4 8-4 17-8 21-17 9-4 13-13 17-17 4-8 4-17 4-25 0-13-4-21-8-34 8-4 21-9 29-9h9l4 5-4-26h-4c-17 0-34 4-47 17zM52 179c4 0 13 0 21 5 8 0 17 0 30 0h4c13 0 21 0 30 4 4 4 8 8 8 17 0 8-4 17-17 25-12 4-25 9-42 9-5 0-13 0-21-5-9 0-13 0-17-4-9 0-13-4-13-8-4-4-4-9-4-13 0-8 4-21 21-30z">
          <text:p/>
        </draw:path>
        <draw:polygon draw:style-name="gr8" draw:text-style-name="P4" draw:layer="layout" svg:width="0.085cm" svg:height="0.254cm" svg:x="13.832cm" svg:y="24.168cm" svg:viewBox="0 0 86 255" draw:points="86,0 64,0 0,33 4,50 55,33 55,255 86,255">
          <text:p/>
        </draw:polygon>
        <draw:path draw:style-name="gr8" draw:text-style-name="P4" draw:layer="layout" svg:width="0.179cm" svg:height="0.284cm" svg:x="14.477cm" svg:y="24.235cm" svg:viewBox="0 0 180 285" svg:d="M137 48c0 9-8 38-17 64-8 25-47 59-59 59-17 0-26-25-26-51 0-51 34-103 77-103 12 0 25 13 25 31zM90 252c-4 12-8 17-21 21h-8c0 0-4 0-4 4v8c0 0 29-4 46-4 13 0 42 4 42 4v-4-8l-8-4c-8 0-17 0-13-17l56-243v-4c0-5-5-5-5-5-4 0-8 0-12 9l-13 17c-9-13-21-21-38-21-47 0-112 47-112 119 0 34 9 68 52 68 17 0 38-12 64-46h4z">
          <text:p/>
        </draw:path>
        <draw:path draw:style-name="gr8" draw:text-style-name="P4" draw:layer="layout" svg:width="0.132cm" svg:height="0.186cm" svg:x="14.672cm" svg:y="24.295cm" svg:viewBox="0 0 133 187" svg:d="M30 166c61-47 95-81 95-115 0-30-22-51-56-51-35 0-60 17-60 38 0 8 4 13 17 13 4 0 8 0 8-5v-29c9-4 18-4 26-4 26 0 39 16 39 42 0 34-35 64-99 115v17h133v-43h-13l-4 22z">
          <text:p/>
        </draw:path>
        <draw:path draw:style-name="gr8" draw:text-style-name="P4" draw:layer="layout" svg:width="0.06cm" svg:height="0.101cm" svg:x="14.855cm" svg:y="24.376cm" svg:viewBox="0 0 61 102" svg:d="M61 43c0-35-27-43-36-43-12 0-25 8-25 26 0 17 17 21 25 21 5 0 5 0 9 0h4c0 0 4 0 4 4 0 9-8 26-33 43l4 8c12-4 48-29 48-59z">
          <text:p/>
        </draw:path>
        <draw:path draw:style-name="gr8" draw:text-style-name="P4" draw:layer="layout" svg:width="0.144cm" svg:height="0.19cm" svg:x="15.021cm" svg:y="24.236cm" svg:viewBox="0 0 145 191" svg:d="M77 97l17 4c13 0 13-8 13-13 0-4 0-4-9-4 0 0-17 0-21 0-13 0-21-4-21-21 0-25 17-51 38-51 30 0 13 34 34 34 8 0 17-8 17-21s-17-25-47-25c-47 0-73 38-73 63 0 13 10 21 22 25-35 13-47 39-47 60s12 43 56 43c21 0 47-13 63-26l-4-9c-21 13-38 17-55 17s-30-12-30-29 13-47 47-47z">
          <text:p/>
        </draw:path>
        <draw:polygon draw:style-name="gr8" draw:text-style-name="P4" draw:layer="layout" svg:width="0.14cm" svg:height="0.262cm" svg:x="11.811cm" svg:y="24.643cm" svg:viewBox="0 0 141 263" draw:points="82,0 0,25 0,42 60,33 60,238 55,242 13,246 13,263 141,263 141,246 99,242 95,238 95,0">
          <text:p/>
        </draw:polygon>
        <draw:polygon draw:style-name="gr8" draw:text-style-name="P4" draw:layer="layout" svg:width="0.174cm" svg:height="0.267cm" svg:x="12.015cm" svg:y="24.651cm" svg:viewBox="0 0 175 268" draw:points="0,0 0,65 17,65 21,25 141,25 17,268 47,268 47,260 175,13 175,0">
          <text:p/>
        </draw:polygon>
        <draw:line draw:style-name="gr13" draw:text-style-name="P1" draw:layer="layout" svg:x1="12.439cm" svg:y1="25.05cm" svg:x2="12.439cm" svg:y2="24.566cm">
          <text:p/>
        </draw:line>
        <draw:path draw:style-name="gr8" draw:text-style-name="P4" draw:layer="layout" svg:width="0.179cm" svg:height="0.284cm" svg:x="12.694cm" svg:y="24.719cm" svg:viewBox="0 0 180 285" svg:d="M137 47c0 8-9 42-17 63-8 27-47 65-60 65-16 0-25-30-25-56 0-47 34-102 77-102 12 0 25 13 25 30zM90 251c-4 13-8 17-21 21h-9c-4 0-4 0-4 5v8c0 0 30 0 43 0 17 0 46 0 46 0v-8c0-5 0-5 0-5l-8-4c-9 0-17 0-17-17l60-238c0-5 0-5 0-9s-5-4-5-4c-4 0-8 0-13 8l-12 17c-9-12-26-21-43-21-42 0-107 47-107 119 0 35 9 69 52 69 17 0 38-13 64-47z">
          <text:p/>
        </draw:path>
        <draw:polygon draw:style-name="gr8" draw:text-style-name="P4" draw:layer="layout" svg:width="0.102cm" svg:height="0.187cm" svg:x="12.906cm" svg:y="24.778cm" svg:viewBox="0 0 103 188" draw:points="60,0 0,17 0,30 43,22 43,171 39,175 9,180 9,188 103,188 103,180 74,175 68,171 68,0">
          <text:p/>
        </draw:polygon>
        <draw:path draw:style-name="gr8" draw:text-style-name="P4" draw:layer="layout" svg:width="0.059cm" svg:height="0.098cm" svg:x="13.072cm" svg:y="24.863cm" svg:viewBox="0 0 60 99" svg:d="M60 39c0-35-26-39-35-39-12 0-25 4-25 22 0 17 17 22 25 22 5 0 5 0 9 0h4c0 0 4 0 4 4 0 8-8 25-33 47l4 4c12-4 47-30 47-60z">
          <text:p/>
        </draw:path>
        <draw:path draw:style-name="gr8" draw:text-style-name="P4" draw:layer="layout" svg:width="0.165cm" svg:height="0.255cm" svg:x="13.242cm" svg:y="24.651cm" svg:viewBox="0 0 166 256" svg:d="M0 0v256h73c30 0 55-9 72-22 13-12 21-29 21-50 0-9 0-13-4-22 0-4-4-13-8-17-5-4-9-13-17-17-5-4-13-4-17-8 8-4 21-14 25-22 9-13 9-22 9-34 0-9 0-17-5-26-4-8-8-13-12-21-9-4-17-9-26-13-12 0-25-4-38-4zM30 25h43c8 0 17 0 26 5 4 0 12 4 16 8 5 5 5 9 9 13 0 4 4 9 4 17 0 4-4 8-4 13-4 8-4 8-9 12-8 5-12 9-21 9-4 4-17 4-25 4h-39zM30 132h39c12 0 21 0 30 0 8 5 16 9 21 13 4 4 8 9 12 17 0 4 5 13 5 22 0 12-9 25-17 33-9 9-21 13-43 13h-47z">
          <text:p/>
        </draw:path>
        <draw:path draw:style-name="gr8" draw:text-style-name="P4" draw:layer="layout" svg:width="0.06cm" svg:height="0.098cm" svg:x="13.441cm" svg:y="24.863cm" svg:viewBox="0 0 61 99" svg:d="M61 39c0-35-27-39-35-39-9 0-26 4-26 22 0 17 17 22 30 22h4 4c6 0 6 0 6 4 0 8-6 25-35 47l4 4c13-4 48-30 48-60z">
          <text:p/>
        </draw:path>
        <draw:polygon draw:style-name="gr8" draw:text-style-name="P4" draw:layer="layout" svg:width="0.242cm" svg:height="0.23cm" svg:x="13.62cm" svg:y="24.676cm" svg:viewBox="0 0 243 231" draw:points="243,231 243,205 131,205 131,0 110,0 110,205 0,205 0,231">
          <text:p/>
        </draw:polygon>
        <draw:path draw:style-name="gr8" draw:text-style-name="P4" draw:layer="layout" svg:width="0.179cm" svg:height="0.284cm" svg:x="14.477cm" svg:y="24.719cm" svg:viewBox="0 0 180 285" svg:d="M137 47c0 8-8 42-17 63-8 27-47 65-59 65-17 0-26-30-26-56 0-47 34-102 77-102 12 0 25 13 25 30zM90 251c-4 13-8 17-21 21h-8c0 0-4 0-4 5v8c0 0 29 0 46 0 13 0 42 0 42 0v-8c0-5 0-5 0-5l-8-4c-8 0-17 0-13-17l56-238c0-5 0-5 0-9s-5-4-5-4c-4 0-8 0-12 8l-13 17c-9-12-21-21-38-21-47 0-112 47-112 119 0 35 9 69 52 69 17 0 38-13 64-47h4z">
          <text:p/>
        </draw:path>
        <draw:path draw:style-name="gr8" draw:text-style-name="P4" draw:layer="layout" svg:width="0.128cm" svg:height="0.191cm" svg:x="14.672cm" svg:y="24.778cm" svg:viewBox="0 0 129 192" svg:d="M77 90c30-8 42-21 42-42 0-30-21-48-55-48s-55 18-55 35c0 9 4 17 13 17 4 0 8 0 12-4v-26c9-4 18-9 26-9 21 0 34 14 34 39 0 21-13 34-42 34h-5v17c5 0 9 0 13 0 25 0 42 13 42 34 0 25-17 42-42 42-8 0-17 0-26-8l-8-21c-4 0-4 0-9 0-8 0-17 4-17 12 0 13 26 30 56 30 42 0 73-25 73-55 0-25-18-42-52-47z">
          <text:p/>
        </draw:path>
        <draw:path draw:style-name="gr8" draw:text-style-name="P4" draw:layer="layout" svg:width="0.06cm" svg:height="0.098cm" svg:x="14.855cm" svg:y="24.863cm" svg:viewBox="0 0 61 99" svg:d="M61 39c0-35-27-39-36-39-12 0-25 4-25 22 0 17 17 22 25 22 5 0 5 0 9 0h4c0 0 4 0 4 4 0 8-8 25-33 47l4 4c12-4 48-30 48-60z">
          <text:p/>
        </draw:path>
        <draw:path draw:style-name="gr8" draw:text-style-name="P4" draw:layer="layout" svg:width="0.144cm" svg:height="0.191cm" svg:x="15.021cm" svg:y="24.719cm" svg:viewBox="0 0 145 192" svg:d="M77 98l17 5c13 0 13-9 13-13s0-4-9-4c0 0-17 0-21 0-13 0-21-5-21-23 0-25 17-50 38-50 30 0 13 34 34 34 8 0 17-9 17-17 0-17-17-30-47-30-47 0-73 38-73 63 0 14 10 23 22 27-35 13-47 38-47 64 0 17 12 38 56 38 21 0 47-13 63-26l-4-8c-21 13-38 21-55 21s-30-13-30-30c0-21 13-51 47-51z">
          <text:p/>
        </draw:path>
      </draw:page>
      <draw:page draw:name="page28" draw:style-name="dp1" draw:master-page-name="Padrão">
        <draw:path draw:style-name="gr8" draw:text-style-name="P4" draw:layer="layout" svg:width="0.192cm" svg:height="0.263cm" svg:x="7.275cm" svg:y="5.494cm" svg:viewBox="0 0 193 264" svg:d="M193 8c-22-8-43-8-64-8-56 0-95 33-95 80 0 30 22 43 65 65 26 13 42 21 42 42 0 34-25 60-68 60-13 0-26-5-43-13v-5-46h-17l-13 64c22 8 43 17 68 17 65 0 108-35 108-81 0-34-22-48-60-69-30-13-52-21-52-47 0-29 27-50 65-50 8 0 21 0 30 4l4 8v38h17z">
          <text:p/>
        </draw:path>
        <draw:path draw:style-name="gr8" draw:text-style-name="P4" draw:layer="layout" svg:width="0.11cm" svg:height="0.22cm" svg:x="7.492cm" svg:y="5.532cm" svg:viewBox="0 0 111 221" svg:d="M48 0l-18 38-30 13v8h26l-22 103c-4 13-4 21-4 25 0 26 13 34 34 34 14 0 31-4 56-17v-8c-13 4-25 4-34 4-18 0-26-9-26-21 0-4 4-13 4-17l22-103h55v-17h-55l9-42z">
          <text:p/>
        </draw:path>
        <draw:path draw:style-name="gr8" draw:text-style-name="P4" draw:layer="layout" svg:width="0.136cm" svg:height="0.187cm" svg:x="7.611cm" svg:y="5.57cm" svg:viewBox="0 0 137 188" svg:d="M35 85c8-47 34-72 55-72 9 0 17 8 17 21 0 25-26 47-72 51zM31 97c68-4 106-29 106-63 0-21-17-34-38-34-22 0-47 8-64 30-22 21-35 55-35 85 0 47 22 73 56 73 25 0 51-13 76-39v-17c-21 21-42 34-63 34s-38-21-38-51c0-4 0-13 0-18z">
          <text:p/>
        </draw:path>
        <draw:path draw:style-name="gr8" draw:text-style-name="P4" draw:layer="layout" svg:width="0.2cm" svg:height="0.263cm" svg:x="7.738cm" svg:y="5.57cm" svg:viewBox="0 0 201 264" svg:d="M89 0l-55 8v9l30 4-38 226h-5l-21 8v9h89v-9l-33-8 12-72c9 4 17 8 30 8 25 0 52-12 73-34 21-25 30-51 30-85 0-43-17-64-47-64-17 0-35 4-60 21l4-21zM72 158l22-120c17-13 29-21 43-21 21 0 34 17 34 47s-13 64-25 81c-9 13-27 21-44 21-8 0-21-4-30-8z">
          <text:p/>
        </draw:path>
        <draw:path draw:style-name="gr8" draw:text-style-name="P4" draw:layer="layout" svg:width="0.221cm" svg:height="0.268cm" svg:x="10.459cm" svg:y="5.489cm" svg:viewBox="0 0 222 269" svg:d="M222 17c-26-12-47-17-69-17-33 0-68 13-93 34-38 30-60 77-60 128 0 63 39 107 103 107 25 0 50-5 76-14l8-60h-12l-17 43-9 4c-13 4-21 9-34 9-51 0-76-34-76-85s17-94 46-119c18-17 43-25 68-25 13 0 26 0 39 8l4 8v34h18z">
          <text:p/>
        </draw:path>
        <draw:path draw:style-name="gr8" draw:text-style-name="P4" draw:layer="layout" svg:width="0.161cm" svg:height="0.191cm" svg:x="10.685cm" svg:y="5.566cm" svg:viewBox="0 0 162 192" svg:d="M98 0c-25 0-47 12-68 34-18 21-30 52-30 85 0 43 26 73 64 73 30 0 51-13 68-35 22-21 30-50 30-80 0-48-26-77-64-77zM94 17c21 0 38 21 38 55 0 60-29 103-63 103-22 0-34-22-34-56 0-60 25-102 59-102z">
          <text:p/>
        </draw:path>
        <draw:path draw:style-name="gr8" draw:text-style-name="P4" draw:layer="layout" svg:width="0.182cm" svg:height="0.182cm" svg:x="10.876cm" svg:y="5.57cm" svg:viewBox="0 0 183 183" svg:d="M55 0l-55 8v13l29 4-29 158h29l26-132c21-21 42-30 55-30 17 0 21 9 21 26 0 4 0 12-4 21l-17 72c0 8 0 17 0 21 0 14 8 22 25 22 14 0 27-4 48-8v-14c-8 4-17 4-21 4-13 0-21-8-21-21 0-4 4-13 4-21l13-59c4-17 8-26 8-34 0-22-12-30-35-30-21 0-42 8-72 34l4-34z">
          <text:p/>
        </draw:path>
        <draw:path draw:style-name="gr8" draw:text-style-name="P4" draw:layer="layout" svg:width="0.267cm" svg:height="0.361cm" svg:x="11.016cm" svg:y="5.472cm" svg:viewBox="0 0 268 362" svg:d="M247 13c-13 0-21 9-21 17 0 13 8 21 21 21s21-8 21-21c0-8-8-17-21-17zM196 43c9 0 17-9 17-21 0-9-13-22-34-22-34 0-64 34-76 102l-30 14v13l26-5-18 111c-8 51-12 84-30 101l-43-8c-4 4-8 8-8 13 0 12 8 21 21 21 17 0 38-13 60-43 18-25 26-50 30-89l13-106h89l-21 115c0 8-5 12-5 17 0 17 9 25 26 25s34-4 55-12v-13c-13 4-21 8-30 8-12 0-16-4-16-17 0 0 0-4 0-8l29-141h-13l-46 8h-64c9-51 21-80 34-89z">
          <text:p/>
        </draw:path>
        <draw:path draw:style-name="gr8" draw:text-style-name="P4" draw:layer="layout" svg:width="0.195cm" svg:height="0.267cm" svg:x="11.279cm" svg:y="5.566cm" svg:viewBox="0 0 196 268" svg:d="M141 12c-8-8-22-12-35-12-42 0-72 34-72 76 0 21 13 38 34 47-13 12-17 21-17 33 0 5 0 5 0 9-34 13-51 31-51 52 0 34 30 51 72 51 55 0 95-26 95-55 0-17-9-30-30-39l-61-26v-4c0-9 0-13 5-21 4 0 8 0 8 0 38 0 73-30 73-72 0-5 0-13-4-22h38v-17zM133 51c0 34-23 59-44 59-17 0-25-9-25-30 0-38 21-63 42-63 17 0 27 12 27 34zM68 174l47 22c18 4 22 13 22 25 0 17-22 30-52 30-34 0-55-17-55-38s12-35 38-39z">
          <text:p/>
        </draw:path>
        <draw:path draw:style-name="gr8" draw:text-style-name="P4" draw:layer="layout" svg:width="0.183cm" svg:height="0.186cm" svg:x="11.487cm" svg:y="5.566cm" svg:viewBox="0 0 184 187" svg:d="M59 0l-59 12v13l34 4-25 103c0 9 0 13 0 21 0 22 12 34 33 34 22 0 48-8 74-30-5 5-5 5-5 9 0 17 9 21 26 21 13 0 25-4 47-8v-13c-9 4-18 4-22 4-12 0-17-4-17-13 0-8 0-16 0-25l30-128h-30l-29 141c-21 17-43 21-57 21-12 0-21-4-21-21 0-4 0-13 4-26l26-111z">
          <text:p/>
        </draw:path>
        <draw:path draw:style-name="gr8" draw:text-style-name="P4" draw:layer="layout" svg:width="0.144cm" svg:height="0.182cm" svg:x="11.695cm" svg:y="5.57cm" svg:viewBox="0 0 145 183" svg:d="M60 0l-56 8v13l30 4-34 158h34l18-90c4-38 17-55 55-72l9 21h4c13 0 25-8 25-25 0-13-8-17-21-17-21 0-46 17-68 51l13-51z">
          <text:p/>
        </draw:path>
        <draw:path draw:style-name="gr8" draw:text-style-name="P4" draw:layer="layout" svg:width="0.178cm" svg:height="0.187cm" svg:x="11.844cm" svg:y="5.57cm" svg:viewBox="0 0 179 188" svg:d="M148 0l-4 4c-13-4-25-4-34-4-38 0-72 17-89 47-13 21-21 46-21 73 0 42 21 68 55 68 17 0 34-13 55-35v5c0 17 9 30 21 30 13 0 26-9 48-17v-9c-10 0-18 4-22 4-13 0-17-8-17-21 0-4 0-13 0-25l17-69c4-26 8-47 12-51zM114 13l17 21-21 103c-17 16-30 25-47 25-21 0-29-17-29-47 0-60 29-102 76-102z">
          <text:p/>
        </draw:path>
        <draw:path draw:style-name="gr8" draw:text-style-name="P4" draw:layer="layout" svg:width="0.11cm" svg:height="0.22cm" svg:x="12.056cm" svg:y="5.532cm" svg:viewBox="0 0 111 221" svg:d="M47 0l-22 38-25 13v8h21l-21 103c0 13 0 21 0 25 0 26 8 34 30 34 12 0 33-4 59-17v-8c-17 4-26 4-38 4-13 0-21-9-21-21 0-4 0-13 4-17l17-103h60v-17h-56l8-42z">
          <text:p/>
        </draw:path>
        <draw:path draw:style-name="gr8" draw:text-style-name="P4" draw:layer="layout" svg:width="0.085cm" svg:height="0.267cm" svg:x="12.175cm" svg:y="5.485cm" svg:viewBox="0 0 86 268" svg:d="M69 0c-13 0-22 9-22 17 0 13 9 21 22 21 8 0 17-8 17-21 0-8-9-17-17-17zM60 85l-60 8v13l34 4-26 115c0 8 0 12 0 17 0 17 9 26 26 26 13 0 31-4 52-13v-13c-9 4-21 8-26 8-13 0-22-4-22-17 0 0 0-4 4-8l27-140z">
          <text:p/>
        </draw:path>
        <draw:path draw:style-name="gr8" draw:text-style-name="P4" draw:layer="layout" svg:width="0.161cm" svg:height="0.191cm" svg:x="12.277cm" svg:y="5.566cm" svg:viewBox="0 0 162 192" svg:d="M98 0c-25 0-51 12-69 34-21 21-29 52-29 85 0 43 25 73 64 73 26 0 47-13 68-35 17-21 30-50 30-80 0-48-25-77-64-77zM94 17c21 0 34 21 34 55 0 60-25 103-59 103-22 0-40-22-40-56 0-60 31-102 65-102z">
          <text:p/>
        </draw:path>
        <draw:path draw:style-name="gr8" draw:text-style-name="P4" draw:layer="layout" svg:width="0.187cm" svg:height="0.182cm" svg:x="12.463cm" svg:y="5.57cm" svg:viewBox="0 0 188 183" svg:d="M60 0l-60 8v13l34 4-34 158h34l26-132c21-21 43-30 56-30s21 9 21 26c0 4-4 12-4 21l-17 72c0 8-4 17-4 21 0 14 8 22 30 22 8 0 25-4 46-8v-14c-12 4-17 4-21 4-13 0-21-8-21-21 0-4 0-13 4-21l13-59c4-17 4-26 4-34 0-22-13-30-30-30-21 0-47 8-77 34l8-34z">
          <text:p/>
        </draw:path>
        <draw:line draw:style-name="gr13" draw:text-style-name="P1" draw:layer="layout" svg:x1="7.038cm" svg:y1="5.901cm" svg:x2="14.917cm" svg:y2="5.901cm">
          <text:p/>
        </draw:line>
        <draw:path draw:style-name="gr8" draw:text-style-name="P4" draw:layer="layout" svg:width="0.178cm" svg:height="0.191cm" svg:x="7.747cm" svg:y="6.486cm" svg:viewBox="0 0 179 192" svg:d="M89 0c-47-4-89 34-89 93 0 61 42 99 89 99 42 0 90-38 90-99 0-59-48-93-90-93zM89 13c30 0 55 25 55 80 0 56-25 82-55 82s-55-26-55-82c0-55 25-80 55-80z">
          <text:p/>
        </draw:path>
        <draw:line draw:style-name="gr13" draw:text-style-name="P1" draw:layer="layout" svg:x1="8.184cm" svg:y1="7.008cm" svg:x2="8.184cm" svg:y2="5.909cm">
          <text:p/>
        </draw:line>
        <draw:path draw:style-name="gr14" draw:text-style-name="P5" draw:layer="layout" svg:width="3.569cm" svg:height="0.386cm" svg:x="8.434cm" svg:y="6.134cm" svg:viewBox="0 0 3570 387" svg:d="M43 387h3482 5c33-30 50-85 33-132-16-47-59-81-76-128-17-46 0-97 38-127h-3482 4c-42 30-55 81-42 127 17 47 63 81 76 128 17 47 0 102-38 132h4z">
          <text:p/>
        </draw:path>
        <draw:path draw:style-name="gr15" draw:text-style-name="P1" draw:layer="layout" svg:width="3.569cm" svg:height="0.386cm" svg:x="8.434cm" svg:y="6.134cm" svg:viewBox="0 0 3570 387" svg:d="M43 387h3482 5c33-30 50-85 33-132-16-47-59-81-76-128-17-46 0-97 38-127h-3482 4c-42 30-55 81-42 127 17 47 63 81 76 128 17 47 0 102-38 132h4z">
          <text:p/>
        </draw:path>
        <draw:polygon draw:style-name="gr14" draw:text-style-name="P5" draw:layer="layout" svg:width="0.463cm" svg:height="0.467cm" svg:x="9.02cm" svg:y="6.537cm" svg:viewBox="0 0 464 468" draw:points="234,0 464,119 464,468 0,468 0,119">
          <text:p/>
        </draw:polygon>
        <draw:polygon draw:style-name="gr15" draw:text-style-name="P1" draw:layer="layout" svg:width="0.463cm" svg:height="0.467cm" svg:x="9.02cm" svg:y="6.537cm" svg:viewBox="0 0 464 468" draw:points="234,0 464,119 464,468 0,468 0,119">
          <text:p/>
        </draw:polygon>
        <draw:polyline draw:style-name="gr15" draw:text-style-name="P1" draw:layer="layout" svg:width="1.554cm" svg:height="0.39cm" svg:x="13.117cm" svg:y="6.13cm" svg:viewBox="0 0 1555 391" draw:points="0,391 1555,391 1555,0 0,0">
          <text:p/>
        </draw:polyline>
        <draw:line draw:style-name="gr15" draw:text-style-name="P1" draw:layer="layout" svg:x1="13.117cm" svg:y1="6.13cm" svg:x2="13.117cm" svg:y2="6.172cm">
          <text:p/>
        </draw:line>
        <draw:line draw:style-name="gr15" draw:text-style-name="P1" draw:layer="layout" svg:x1="13.117cm" svg:y1="6.482cm" svg:x2="13.117cm" svg:y2="6.52cm">
          <text:p/>
        </draw:line>
        <draw:path draw:style-name="gr8" draw:text-style-name="P4" draw:layer="layout" svg:width="0.127cm" svg:height="0.221cm" svg:x="9.195cm" svg:y="6.206cm" svg:viewBox="0 0 128 222" svg:d="M0 0v217h12l10-21c4 9 12 13 21 17 4 4 13 9 25 9 4 0 13-5 22-9 8 0 12-8 21-13 4-8 8-17 13-25 4-9 4-21 4-34s0-25-4-34c-5-8-9-17-13-25-4-5-13-9-21-13-5-5-13-5-22-5-8 0-17 5-25 9-9 4-13 9-21 17v-81c0-5 4-5 4-5v-4zM39 192c0 0-5-4-9-4 0-5-4-9-4-13s0-9 0-13c0-8-4-17-4-25 0-13 4-26 4-30 4-8 8-12 13-17 8-4 12-4 21-4 12 0 25 4 34 13 8 12 8 25 8 46 0 13 0 21-4 26 0 8-4 12-8 17-5 4-9 8-18 8-4 0-8 4-12 4s-4 0-9-4c-4 0-8 0-12-4z">
          <text:p/>
        </draw:path>
        <draw:path draw:style-name="gr8" draw:text-style-name="P4" draw:layer="layout" svg:width="0.127cm" svg:height="0.157cm" svg:x="9.577cm" svg:y="6.27cm" svg:viewBox="0 0 128 158" svg:d="M17 21l9 17c13-13 25-17 43-17 12 0 21 0 25 9 8 4 13 12 13 30v4h-30c-26 0-43 5-55 17-14 9-22 17-22 34 0 4 4 9 4 13 4 4 8 13 13 13 5 4 9 8 13 12 9 0 13 5 21 5 22 0 39-9 56-22v17h21v-93c0-22-4-35-17-48-9-8-26-12-42-12-22 0-39 8-52 21zM107 81v13c0 4 0 13-5 17 0 0-4 4-4 8-4 0-4 5-8 9-5 0-9 4-17 8-4 0-9 0-17 0-9 0-13 0-22-4-4-8-8-13-8-21 0-4 0-4 0-9 4-4 8-8 13-12 4 0 8-4 17-4 8 0 17-5 29-5 0 0 5 0 9 0h8z">
          <text:p/>
        </draw:path>
        <draw:path draw:style-name="gr8" draw:text-style-name="P4" draw:layer="layout" svg:width="0.132cm" svg:height="0.157cm" svg:x="9.967cm" svg:y="6.27cm" svg:viewBox="0 0 133 158" svg:d="M133 30c-5-9-13-18-26-22-8-4-17-8-29-8-13 0-23 4-31 8-9 0-17 9-26 13-4 9-8 17-12 25-5 10-9 23-9 31 0 13 4 21 9 34 4 8 8 17 12 21 9 9 17 13 26 17 8 4 18 9 31 9 21 0 38-9 50-26l-12-17c-9 13-22 21-38 21-9 0-13-4-23-8-4 0-8-4-12-9-9-8-9-12-13-21-5-4-5-12-5-21 0-8 0-17 5-21 4-10 4-18 8-22 5-4 13-9 17-9 6-4 14-4 18-4 13 0 26 4 30 9 4 4 8 4 8 8l5 4v4z">
          <text:p/>
        </draw:path>
        <draw:path draw:style-name="gr8" draw:text-style-name="P4" draw:layer="layout" svg:width="0.128cm" svg:height="0.157cm" svg:x="10.353cm" svg:y="6.27cm" svg:viewBox="0 0 129 158" svg:d="M17 21l9 17c13-13 25-17 42-17 13 0 22 0 26 9 8 4 12 12 12 30v4h-29c-26 0-42 5-55 17-13 9-22 17-22 34 0 4 5 9 5 13 4 4 8 13 12 13 5 4 9 8 13 12 9 0 13 5 21 5 22 0 39-9 55-22v17h23v-93c0-22-5-35-18-48-9-8-26-12-43-12-21 0-38 8-51 21zM106 81v13c0 4 0 13-4 17 0 0-4 4-4 8-4 0-8 5-8 9-5 0-9 4-17 8-5 0-9 0-17 0-9 0-17 0-21-4-5-8-9-13-9-21 0-4 0-4 0-9 4-4 9-8 13-12 4 0 8-4 17-4 4 0 17-5 29-5h5 8z">
          <text:p/>
        </draw:path>
        <draw:path draw:style-name="gr8" draw:text-style-name="P4" draw:layer="layout" svg:width="0.128cm" svg:height="0.221cm" svg:x="10.748cm" svg:y="6.206cm" svg:viewBox="0 0 129 222" svg:d="M0 0v217h13l9-21c4 9 12 13 17 17 8 4 16 9 25 9 8 0 17-5 26-9 4 0 12-8 17-13 9-8 13-17 17-25 5-9 5-21 5-34s0-25-5-34c-4-8-8-17-13-25-9-5-13-9-21-13-9-5-18-5-22-5-8 0-17 5-25 9-9 4-17 9-21 17v-81c0-5 0-5 4-5v-4zM39 192c-5 0-5-4-9-4 0-5-4-9-4-13s-4-9-4-13c0-8 0-17 0-25 0-13 4-26 4-30 4-8 8-12 13-17 8-4 12-4 16-4 17 0 30 4 35 13 8 12 12 25 12 46 0 13 0 21-4 26 0 8-4 12-8 17-5 4-13 8-18 8-4 0-8 4-12 4-5 0-5 0-9-4-4 0-8 0-12-4z">
          <text:p/>
        </draw:path>
        <draw:path draw:style-name="gr8" draw:text-style-name="P4" draw:layer="layout" svg:width="0.156cm" svg:height="0.225cm" svg:x="9.11cm" svg:y="6.685cm" svg:viewBox="0 0 157 226" svg:d="M119 39c0 4-8 29-12 50-9 22-43 47-56 47-12 0-17-21-17-42 0-38 26-81 64-81 13 0 21 13 21 26zM77 201c0 8-4 12-17 17h-9v4 4c0 0 26 0 39 0 12 0 38 0 38 0v-8l-9-5c-4 0-12 0-12-8v-4l50-184c0-4 0-8 0-12 0-5-4-5-4-5-4 0-8 0-12 5l-9 12c-8-8-21-17-38-17-38 0-94 43-94 98 0 25 8 51 43 51 17 0 34-5 59-34z">
          <text:p/>
        </draw:path>
        <draw:path draw:style-name="gr8" draw:text-style-name="P4" draw:layer="layout" svg:width="0.11cm" svg:height="0.161cm" svg:x="9.284cm" svg:y="6.724cm" svg:viewBox="0 0 111 162" svg:d="M56 0c-34 0-56 29-56 80 0 52 22 82 56 82s55-30 55-82c0-51-21-80-55-80zM56 8c21 0 34 26 34 72 0 48-13 73-34 73s-34-25-34-73c0-46 13-72 34-72z">
          <text:p/>
        </draw:path>
        <draw:polygon draw:style-name="gr8" draw:text-style-name="P4" draw:layer="layout" svg:width="0.195cm" svg:height="0.182cm" svg:x="13.028cm" svg:y="6.24cm" svg:viewBox="0 0 196 183" draw:points="196,183 196,162 106,162 106,0 85,0 85,162 0,162 0,183">
          <text:p/>
        </draw:polygon>
        <draw:polygon draw:style-name="gr8" draw:text-style-name="P4" draw:layer="layout" svg:width="0.115cm" svg:height="0.191cm" svg:x="7.81cm" svg:y="7.58cm" svg:viewBox="0 0 116 192" draw:points="68,0 0,26 0,38 47,30 47,167 43,175 9,175 9,192 116,192 116,175 81,175 77,171 77,0">
          <text:p/>
        </draw:polygon>
        <draw:line draw:style-name="gr13" draw:text-style-name="P1" draw:layer="layout" svg:x1="8.184cm" svg:y1="8.11cm" svg:x2="8.184cm" svg:y2="7.008cm">
          <text:p/>
        </draw:line>
        <draw:path draw:style-name="gr14" draw:text-style-name="P5" draw:layer="layout" svg:width="3.569cm" svg:height="0.386cm" svg:x="8.434cm" svg:y="7.232cm" svg:viewBox="0 0 3570 387" svg:d="M43 387h3482 5c33-29 50-80 33-128-16-51-59-80-76-131-17-47 0-98 38-128h-3482 4c-42 30-55 81-42 128 17 51 63 80 76 131 17 48 0 99-38 128h4z">
          <text:p/>
        </draw:path>
        <draw:path draw:style-name="gr15" draw:text-style-name="P1" draw:layer="layout" svg:width="3.569cm" svg:height="0.386cm" svg:x="8.434cm" svg:y="7.232cm" svg:viewBox="0 0 3570 387" svg:d="M43 387h3482 5c33-29 50-80 33-128-16-51-59-80-76-131-17-47 0-98 38-128h-3482 4c-42 30-55 81-42 128 17 51 63 80 76 131 17 48 0 99-38 128h4z">
          <text:p/>
        </draw:path>
        <draw:polygon draw:style-name="gr14" draw:text-style-name="P5" draw:layer="layout" svg:width="0.463cm" svg:height="0.462cm" svg:x="9.411cm" svg:y="7.64cm" svg:viewBox="0 0 464 463" draw:points="230,0 464,114 464,463 0,463 0,114">
          <text:p/>
        </draw:polygon>
        <draw:polygon draw:style-name="gr15" draw:text-style-name="P1" draw:layer="layout" svg:width="0.463cm" svg:height="0.462cm" svg:x="9.411cm" svg:y="7.64cm" svg:viewBox="0 0 464 463" draw:points="230,0 464,114 464,463 0,463 0,114">
          <text:p/>
        </draw:polygon>
        <draw:polyline draw:style-name="gr15" draw:text-style-name="P1" draw:layer="layout" svg:width="1.554cm" svg:height="0.386cm" svg:x="13.117cm" svg:y="7.232cm" svg:viewBox="0 0 1555 387" draw:points="0,387 1555,387 1555,0 0,0">
          <text:p/>
        </draw:polyline>
        <draw:line draw:style-name="gr15" draw:text-style-name="P1" draw:layer="layout" svg:x1="13.117cm" svg:y1="7.232cm" svg:x2="13.117cm" svg:y2="7.271cm">
          <text:p/>
        </draw:line>
        <draw:line draw:style-name="gr15" draw:text-style-name="P1" draw:layer="layout" svg:x1="13.117cm" svg:y1="7.58cm" svg:x2="13.117cm" svg:y2="7.618cm">
          <text:p/>
        </draw:line>
        <draw:path draw:style-name="gr8" draw:text-style-name="P4" draw:layer="layout" svg:width="0.127cm" svg:height="0.22cm" svg:x="9.195cm" svg:y="7.305cm" svg:viewBox="0 0 128 221" svg:d="M0 0v217h12l10-21c4 8 12 12 21 17 4 4 13 8 25 8 4 0 13-4 22-4 8-4 12-9 21-17 4-9 8-13 13-25 4-9 4-22 4-34 0-13 0-26-4-34-5-9-9-17-13-22-4-8-13-12-21-18-5 0-13-4-22-4-8 0-17 4-25 10-9 4-13 8-21 17v-82l4-4v-4zM39 191c0 0-5 0-9-4 0-4-4-8-4-8 0-9 0-13 0-17 0-9-4-13-4-26 0-12 4-25 4-29 4-9 8-13 13-17 8-5 12-5 21-5 12 0 25 5 34 17 8 9 8 26 8 43 0 13 0 21-4 25 0 9-4 13-8 17-5 4-9 9-18 9-4 4-8 4-12 4s-4 0-9 0c-4-4-8-4-12-9z">
          <text:p/>
        </draw:path>
        <draw:path draw:style-name="gr8" draw:text-style-name="P4" draw:layer="layout" svg:width="0.127cm" svg:height="0.157cm" svg:x="9.577cm" svg:y="7.368cm" svg:viewBox="0 0 128 158" svg:d="M17 21l9 17c13-12 25-17 43-17 12 0 21 0 25 9 8 4 13 18 13 31v4h-30c-26 4-43 8-55 17-14 8-22 17-22 34 0 4 4 8 4 12 4 9 8 13 13 17 5 5 9 5 13 9 9 0 13 4 21 4 22 0 39-8 56-21v17h21v-93c0-23-4-35-17-44-9-13-26-17-42-17-22 0-39 9-52 21zM107 86v9c0 8 0 12-5 17 0 0-4 4-4 8-4 4-4 4-8 8-5 5-9 5-17 9-4 0-9 0-17 0-9 0-13 0-22-4-4-5-8-13-8-17s0-9 0-13c4-4 8-8 13-8 4-5 8-9 17-9 8 0 17-4 29-4 0 0 5 0 9 4h8z">
          <text:p/>
        </draw:path>
        <draw:path draw:style-name="gr8" draw:text-style-name="P4" draw:layer="layout" svg:width="0.132cm" svg:height="0.157cm" svg:x="9.967cm" svg:y="7.368cm" svg:viewBox="0 0 133 158" svg:d="M133 30c-5-9-13-17-26-21-8-5-17-9-29-9-13 0-23 4-31 9-9 4-17 8-26 17-4 4-8 12-12 22-5 8-9 21-9 30 0 12 4 21 9 34 4 8 8 16 12 21 9 8 17 12 26 17 8 4 18 8 31 8 21 0 38-8 50-25l-12-17c-9 12-22 21-38 21-9 0-13-4-23-4-4-5-8-9-12-13-9-4-9-13-13-21-5-4-5-13-5-21 0-9 0-17 5-22 4-8 4-13 8-18 5-8 13-8 17-12 6-5 14-5 18-5 13 0 26 5 30 9s8 8 8 8l5 5v5z">
          <text:p/>
        </draw:path>
        <draw:path draw:style-name="gr8" draw:text-style-name="P4" draw:layer="layout" svg:width="0.128cm" svg:height="0.157cm" svg:x="10.353cm" svg:y="7.368cm" svg:viewBox="0 0 129 158" svg:d="M17 21l9 17c13-12 25-17 42-17 13 0 22 0 26 9 8 4 12 18 12 31v4h-29c-26 4-42 8-55 17-13 8-22 17-22 34 0 4 5 8 5 12 4 9 8 13 12 17 5 5 9 5 13 9 9 0 13 4 21 4 22 0 39-8 55-21v17h23v-93c0-23-5-35-18-44-9-13-26-17-43-17-21 0-38 9-51 21zM106 86v9c0 8 0 12-4 17 0 0-4 4-4 8-4 4-8 4-8 8-5 5-9 5-17 9-5 0-9 0-17 0-9 0-17 0-21-4-5-5-9-13-9-17s0-9 0-13c4-4 9-8 13-8 4-5 8-9 17-9 4 0 17-4 29-4 0 0 5 0 5 4h8z">
          <text:p/>
        </draw:path>
        <draw:path draw:style-name="gr8" draw:text-style-name="P4" draw:layer="layout" svg:width="0.128cm" svg:height="0.22cm" svg:x="10.748cm" svg:y="7.305cm" svg:viewBox="0 0 129 221" svg:d="M0 0v217h13l9-21c4 8 12 12 17 17 8 4 16 8 25 8 8 0 17-4 26-4 4-4 12-9 17-17 9-9 13-13 17-25 5-9 5-22 5-34 0-13 0-26-5-34-4-9-8-17-13-22-9-8-13-12-21-18-9 0-18-4-22-4-8 0-17 4-25 10-9 4-17 8-21 17v-82c0 0 0-4 4-4v-4zM39 191c-5 0-5 0-9-4 0-4-4-8-4-8 0-9-4-13-4-17 0-9 0-13 0-26 0-12 4-25 4-29 4-9 8-13 13-17 8-5 12-5 16-5 17 0 30 5 35 17 8 9 12 26 12 43 0 13 0 21-4 25 0 9-4 13-8 17-5 4-13 9-18 9-4 4-8 4-12 4-5 0-5 0-9 0-4-4-8-4-12-9z">
          <text:p/>
        </draw:path>
        <draw:path draw:style-name="gr8" draw:text-style-name="P4" draw:layer="layout" svg:width="0.157cm" svg:height="0.225cm" svg:x="9.5cm" svg:y="7.784cm" svg:viewBox="0 0 158 226" svg:d="M115 38c0 4-5 30-13 51-9 21-38 47-51 47-17 0-21-22-21-43 0-38 30-80 63-80 13 0 22 12 22 25zM77 200c-5 13-9 17-22 17h-4c-4 0-4 0-4 4v5c0 0 25 0 38 0 17 0 38 0 38 0h4v-9h-4-8c-5-4-9-4-9-13v-4l52-183c0-4 0-9 0-13s-5-4-5-4c-4 0-8 0-13 4l-13 17c-8-13-21-21-34-21-38 0-93 42-93 97 0 26 4 56 38 56 22 0 39-9 60-39z">
          <text:p/>
        </draw:path>
        <draw:path draw:style-name="gr8" draw:text-style-name="P4" draw:layer="layout" svg:width="0.115cm" svg:height="0.165cm" svg:x="9.67cm" svg:y="7.822cm" svg:viewBox="0 0 116 166" svg:d="M55 0c-34 0-55 31-55 82 0 55 21 84 55 84 35 0 61-29 61-84 0-51-26-82-61-82zM55 13c21 0 35 22 35 69 0 46-14 72-35 72s-34-26-34-72c0-47 13-69 34-69z">
          <text:p/>
        </draw:path>
        <draw:path draw:style-name="gr8" draw:text-style-name="P4" draw:layer="layout" svg:width="0.14cm" svg:height="0.208cm" svg:x="12.973cm" svg:y="7.368cm" svg:viewBox="0 0 141 209" svg:d="M35 30c8-9 17-13 25-13 5 0 9 0 13 4 4 0 9 5 9 9 4 0 8 4 8 8 0 5 4 9 4 13s-4 9-4 13-4 8-8 8c0 5-5 9-9 9s-8 4-13 4c-4 0-8-4-12-4-5 0-9-4-9-9-4 0-8-4-8-8-5-4-5-9-5-13s0-8 5-13c0-4 4-8 4-8zM94 13c-8-9-21-13-34-13-8 0-12 0-21 4-4 5-13 5-18 9-4 8-8 13-13 17 0 8-4 13-4 21 0 9 4 17 9 26 4 4 8 12 13 17-9 8-18 17-18 25s5 17 13 21c-17 9-21 21-21 34 0 4 0 8 0 13 4 4 8 9 13 9 4 5 13 9 22 9 8 4 17 4 30 4 12 0 21 0 29-4 9-4 17-4 22-9 8-5 12-9 12-18 5-4 5-8 5-17 0-4 0-8 0-12-5-5-9-9-13-13s-9-4-17-9c-4 0-13 0-26 0-4 0-4 0-8 0s-9 0-13 0c-8 0-13 0-17-4-4 0-8-4-8-8s4-9 12-17c5 4 9 4 17 4 9 0 13 0 22-4 4-4 12-4 17-13 4-4 8-8 8-13 4-8 4-12 4-21 0-8 0-17-4-25 4-5 17-9 26-9h4c0 4 0 4 4 4l-4-21h-4c-13 0-26 4-39 13zM39 144c4 0 9 0 17 0 4 0 13 0 21 0h5 4c8 0 17 5 21 5 4 4 4 8 4 17 0 8-4 12-12 16-9 5-17 9-30 9-9 0-13 0-21 0-5-4-9-4-13-4-4-5-9-5-14-9 0-4 0-8 0-12 0-9 5-13 18-22z">
          <text:p/>
        </draw:path>
        <draw:polygon draw:style-name="gr8" draw:text-style-name="P4" draw:layer="layout" svg:width="0.068cm" svg:height="0.204cm" svg:x="13.151cm" svg:y="7.317cm" svg:viewBox="0 0 69 205" draw:points="69,0 52,0 0,30 5,43 48,30 48,205 69,205">
          <text:p/>
        </draw:polygon>
        <draw:polygon draw:style-name="gr8" draw:text-style-name="P4" draw:layer="layout" svg:width="0.195cm" svg:height="0.182cm" svg:x="13.491cm" svg:y="7.339cm" svg:viewBox="0 0 196 183" draw:points="196,183 196,162 107,162 107,0 86,0 86,162 0,162 0,183">
          <text:p/>
        </draw:polygon>
        <draw:path draw:style-name="gr8" draw:text-style-name="P4" draw:layer="layout" svg:width="0.131cm" svg:height="0.191cm" svg:x="7.798cm" svg:y="8.679cm" svg:viewBox="0 0 132 192" svg:d="M34 166c55-42 89-72 89-110 0-34-26-56-60-56s-59 22-59 43c0 9 4 17 17 17 4 0 8-4 13-4v-30c8-4 17-4 21-4 21 0 38 13 38 38 0 34-34 64-93 111v4 17h132v-26c-5 0-18 0-26 0z">
          <text:p/>
        </draw:path>
        <draw:line draw:style-name="gr13" draw:text-style-name="P1" draw:layer="layout" svg:x1="8.184cm" svg:y1="9.209cm" svg:x2="8.184cm" svg:y2="8.11cm">
          <text:p/>
        </draw:line>
        <draw:path draw:style-name="gr14" draw:text-style-name="P5" draw:layer="layout" svg:width="3.569cm" svg:height="0.386cm" svg:x="8.434cm" svg:y="8.331cm" svg:viewBox="0 0 3570 387" svg:d="M43 387h3482 5c33-31 50-82 33-128-16-51-59-81-76-132-17-46 0-97 38-127h-3482 4c-42 30-55 81-42 127 17 51 63 81 76 132 17 46 0 97-38 128h4z">
          <text:p/>
        </draw:path>
        <draw:path draw:style-name="gr15" draw:text-style-name="P1" draw:layer="layout" svg:width="3.569cm" svg:height="0.386cm" svg:x="8.434cm" svg:y="8.331cm" svg:viewBox="0 0 3570 387" svg:d="M43 387h3482 5c33-31 50-82 33-128-16-51-59-81-76-132-17-46 0-97 38-127h-3482 4c-42 30-55 81-42 127 17 51 63 81 76 132 17 46 0 97-38 128h4z">
          <text:p/>
        </draw:path>
        <draw:polygon draw:style-name="gr14" draw:text-style-name="P5" draw:layer="layout" svg:width="0.463cm" svg:height="0.462cm" svg:x="9.797cm" svg:y="8.738cm" svg:viewBox="0 0 464 463" draw:points="235,0 464,115 464,463 0,463 0,115">
          <text:p/>
        </draw:polygon>
        <draw:polygon draw:style-name="gr15" draw:text-style-name="P1" draw:layer="layout" svg:width="0.463cm" svg:height="0.462cm" svg:x="9.797cm" svg:y="8.738cm" svg:viewBox="0 0 464 463" draw:points="235,0 464,115 464,463 0,463 0,115">
          <text:p/>
        </draw:polygon>
        <draw:polyline draw:style-name="gr15" draw:text-style-name="P1" draw:layer="layout" svg:width="1.554cm" svg:height="0.386cm" svg:x="13.117cm" svg:y="8.331cm" svg:viewBox="0 0 1555 387" draw:points="0,387 1555,387 1555,0 0,0">
          <text:p/>
        </draw:polyline>
        <draw:line draw:style-name="gr15" draw:text-style-name="P1" draw:layer="layout" svg:x1="13.117cm" svg:y1="8.331cm" svg:x2="13.117cm" svg:y2="8.369cm">
          <text:p/>
        </draw:line>
        <draw:line draw:style-name="gr15" draw:text-style-name="P1" draw:layer="layout" svg:x1="13.117cm" svg:y1="8.679cm" svg:x2="13.117cm" svg:y2="8.717cm">
          <text:p/>
        </draw:line>
        <draw:path draw:style-name="gr8" draw:text-style-name="P4" draw:layer="layout" svg:width="0.127cm" svg:height="0.221cm" svg:x="9.195cm" svg:y="8.403cm" svg:viewBox="0 0 128 222" svg:d="M0 0v217h12l10-21c4 9 12 13 21 17 4 4 13 9 25 9 4 0 13-5 22-5 8-4 12-8 21-17 4-4 8-12 13-25 4-8 4-21 4-34s0-21-4-34c-5-8-9-17-13-21-4-9-13-13-21-18-5 0-13-4-22-4-8 0-17 4-25 9-9 4-13 13-21 21v-86c0 0 4 0 4-4v-4zM39 196c0-4-5-4-9-8 0-4-4-4-4-9 0-4 0-12 0-17 0-4-4-13-4-21 0-17 4-25 4-34 4-4 8-13 13-17 8 0 12-4 21-4 12 0 25 4 34 17 8 8 8 25 8 42 0 13 0 22-4 26 0 8-4 13-8 17-5 4-9 8-18 8-4 4-8 4-12 4s-4 0-9 0c-4-4-8-4-12-4z">
          <text:p/>
        </draw:path>
        <draw:path draw:style-name="gr8" draw:text-style-name="P4" draw:layer="layout" svg:width="0.127cm" svg:height="0.157cm" svg:x="9.577cm" svg:y="8.467cm" svg:viewBox="0 0 128 158" svg:d="M17 21l9 17c13-13 25-17 43-17 12 0 21 4 25 8 8 5 13 18 13 31v8h-30c-26 0-43 5-55 13-14 9-22 22-22 34 0 5 4 13 4 17 4 4 8 9 13 13s9 4 13 8c9 5 13 5 21 5 22 0 39-9 56-22v17h21v-93c0-22-4-35-17-43-9-9-26-17-42-17-22 0-39 8-52 21zM107 85v9c0 9 0 13-5 17 0 4-4 4-4 9-4 4-4 4-8 8-5 4-9 4-17 8-4 0-9 5-17 5-9 0-13-5-22-9-4-4-8-12-8-17 0-4 0-8 0-12 4-5 8-9 13-9 4-4 8-4 17-9 8 0 17 0 29 0 0 0 5 0 9 0h8z">
          <text:p/>
        </draw:path>
        <draw:path draw:style-name="gr8" draw:text-style-name="P4" draw:layer="layout" svg:width="0.132cm" svg:height="0.153cm" svg:x="9.967cm" svg:y="8.471cm" svg:viewBox="0 0 133 154" svg:d="M133 25c-5-8-13-17-26-21-8-4-17-4-29-4-13 0-23 0-31 4-9 4-17 9-26 17-4 4-8 13-12 21-5 13-9 21-9 34 0 9 4 22 9 30 4 9 8 18 12 26 9 5 17 13 26 13 8 4 18 9 31 9 21 0 38-9 50-26l-12-13c-9 9-22 17-38 17-9 0-13 0-23-4-4-4-8-9-12-13-9-5-9-13-13-17-5-9-5-18-5-26 0-9 0-17 5-21 4-9 4-13 8-17 5-4 13-9 17-13 6-4 14-4 18-4 13 0 26 4 30 8 4 5 8 9 8 9 0 4 5 4 5 4 0 4 0 4 0 4z">
          <text:p/>
        </draw:path>
        <draw:path draw:style-name="gr8" draw:text-style-name="P4" draw:layer="layout" svg:width="0.128cm" svg:height="0.157cm" svg:x="10.353cm" svg:y="8.467cm" svg:viewBox="0 0 129 158" svg:d="M17 21l9 17c13-13 25-17 42-17 13 0 22 4 26 8 8 5 12 18 12 31v8h-29c-26 0-42 5-55 13-13 9-22 22-22 34 0 5 5 13 5 17 4 4 8 9 12 13 5 4 9 4 13 8 9 5 13 5 21 5 22 0 39-9 55-22v17h23v-93c0-22-5-35-18-43-9-9-26-17-43-17-21 0-38 8-51 21zM106 85v9c0 9 0 13-4 17 0 4-4 4-4 9-4 4-8 4-8 8-5 4-9 4-17 8-5 0-9 5-17 5-9 0-17-5-21-9-5-4-9-12-9-17 0-4 0-8 0-12 4-5 9-9 13-9 4-4 8-4 17-9 4 0 17 0 29 0h5 8z">
          <text:p/>
        </draw:path>
        <draw:path draw:style-name="gr8" draw:text-style-name="P4" draw:layer="layout" svg:width="0.128cm" svg:height="0.221cm" svg:x="10.748cm" svg:y="8.403cm" svg:viewBox="0 0 129 222" svg:d="M0 0v217h13l9-21c4 9 12 13 17 17 8 4 16 9 25 9 8 0 17-5 26-5 4-4 12-8 17-17 9-4 13-12 17-25 5-8 5-21 5-34s0-21-5-34c-4-8-8-17-13-21-9-9-13-13-21-18-9 0-18-4-22-4-8 0-17 4-25 9-9 4-17 13-21 21v-86l4-4v-4zM39 196c-5-4-5-4-9-8 0-4-4-4-4-9 0-4-4-12-4-17 0-4 0-13 0-21 0-17 4-25 4-34 4-4 8-13 13-17 8 0 12-4 16-4 17 0 30 4 35 17 8 8 12 25 12 42 0 13 0 22-4 26 0 8-4 13-8 17-5 4-13 8-18 8-4 4-8 4-12 4-5 0-5 0-9 0-4-4-8-4-12-4z">
          <text:p/>
        </draw:path>
        <draw:path draw:style-name="gr8" draw:text-style-name="P4" draw:layer="layout" svg:width="0.158cm" svg:height="0.229cm" svg:x="9.886cm" svg:y="8.882cm" svg:viewBox="0 0 159 230" svg:d="M120 38c0 5-8 30-13 51-8 22-43 48-56 48-12 0-16-22-16-39 0-43 25-85 64-85 13 0 21 13 21 25zM77 205c0 8-4 13-17 13h-9c0 0-4 0-4 4v4l4 4c0 0 26-4 40-4 12 0 38 0 38 0v-4c0-4 0-4 0-4h-9c-4 0-13-5-13-13l52-188c0-4 0-8 0-8 0-9-5-9-5-9-4 0-8 0-12 9l-9 13c-13-13-21-17-38-17-39 0-95 38-95 93 0 25 9 56 43 56 17 0 34-8 56-39h4z">
          <text:p/>
        </draw:path>
        <draw:path draw:style-name="gr8" draw:text-style-name="P4" draw:layer="layout" svg:width="0.111cm" svg:height="0.166cm" svg:x="10.06cm" svg:y="8.92cm" svg:viewBox="0 0 112 167" svg:d="M57 0c-34 0-57 30-57 82 0 55 23 85 57 85s55-30 55-85c0-52-21-82-55-82zM57 13c21 0 34 21 34 69 0 47-13 72-34 72-22 0-34-25-34-72 0-48 12-69 34-69z">
          <text:p/>
        </draw:path>
        <draw:path draw:style-name="gr8" draw:text-style-name="P4" draw:layer="layout" svg:width="0.14cm" svg:height="0.207cm" svg:x="12.973cm" svg:y="8.467cm" svg:viewBox="0 0 141 208" svg:d="M35 29c8-8 17-12 25-12 5 0 9 4 13 4s9 4 9 8c4 0 8 5 8 9s4 8 4 13c0 4-4 8-4 12s-4 9-8 9c0 4-5 8-9 8s-8 4-13 4c-4 0-8-4-12-4-5 0-9-4-9-8-4 0-8-5-8-9-5-4-5-8-5-12 0-5 0-9 5-13 0-4 4-9 4-9zM94 12c-8-8-21-12-34-12-8 0-12 0-21 4-4 4-13 8-18 13-4 4-8 8-13 17 0 4-4 12-4 17 0 8 4 16 9 25 4 4 8 13 13 17-9 9-18 17-18 26 0 13 5 17 13 22-17 12-21 21-21 34 0 4 0 8 0 12 4 4 8 9 13 13 4 0 13 4 22 4 8 4 17 4 30 4 12 0 21 0 29-4 9 0 17-4 22-8 8-5 12-9 12-17 5-4 5-9 5-17 0-4 0-9 0-13-5-4-9-8-13-13-4-4-9-4-17-9-4 0-13 0-26 0-4 0-4 0-8 0s-9 0-13 0c-8 0-13 0-17-4-4 0-8-4-8-9 0-4 4-8 12-17 5 5 9 5 17 5 9 0 13 0 22-5 4 0 12-4 17-8 4-9 8-13 8-17 4-9 4-13 4-21 0-9 0-17-4-26 4-4 17-4 26-4h4 4l-4-21h-4c-13 0-26 4-39 12zM39 145c4 0 9 0 17 0 4 0 13 4 21 4 0 0 5 0 5-4h4c8 0 17 4 21 8 4 0 4 5 4 13 0 9-4 13-12 17-9 4-17 8-30 8-9 0-13 0-21 0-5-4-9-4-13-4-4-4-9-4-14-8 0-4 0-9 0-13s5-13 18-21z">
          <text:p/>
        </draw:path>
        <draw:path draw:style-name="gr8" draw:text-style-name="P4" draw:layer="layout" svg:width="0.128cm" svg:height="0.208cm" svg:x="13.138cm" svg:y="8.416cm" svg:viewBox="0 0 129 209" svg:d="M65 21c13 0 26 9 34 25l-72 94c-4-13-4-26-4-38 0-34 13-81 42-81zM65 0c-42 0-65 59-65 106 0 51 27 103 65 103 47 0 64-56 64-107 0-47-21-102-64-102zM104 68c4 12 4 25 4 38 0 38-9 81-43 81-13 0-21-13-29-30z">
          <text:p/>
        </draw:path>
        <draw:path draw:style-name="gr8" draw:text-style-name="P4" draw:layer="layout" svg:width="0.14cm" svg:height="0.207cm" svg:x="13.44cm" svg:y="8.467cm" svg:viewBox="0 0 141 208" svg:d="M38 29c4-8 13-12 21-12 5 0 9 4 13 4s9 4 9 8c4 0 8 5 8 9s4 8 4 13c0 4-4 8-4 12s-4 9-8 9c0 4-5 8-9 8s-8 4-13 4c-4 0-8-4-12-4-5 0-9-4-9-8-4 0-8-5-8-9s-5-8-5-12c0-5 5-9 5-13s4-9 8-9zM98 12c-13-8-22-12-39-12-4 0-12 0-21 4-4 4-13 8-17 13-4 4-8 8-13 17 0 4-4 12-4 17 0 8 4 16 9 25 4 4 8 13 17 17-13 9-17 17-17 26 0 13 4 17 8 22-13 12-21 21-21 34 0 4 0 8 4 12 0 4 4 9 9 13 8 0 12 4 21 4 8 4 21 4 30 4 12 0 21 0 34-4 8 0 12-4 22-8 4-5 8-9 8-17 5-4 5-9 5-17 0-4 0-9 0-13-5-4-9-8-13-13-4-4-10-4-18-9-4 0-13 0-21 0-5 0-9 0-13 0s-9 0-13 0c-8 0-13 0-17-4-4 0-8-4-8-9 0-4 4-8 12-17 5 5 13 5 17 5 9 0 13 0 22-5 4 0 12-4 17-8 4-9 8-13 12-17 0-9 6-13 6-21 0-9-6-17-10-26 10-4 18-4 27-4h4 4l-4-21h-4c-13 0-27 4-35 12zM38 145c4 0 13 0 17 0 9 0 13 4 21 4 5 0 5 0 5-4h4c8 0 17 4 21 8 4 0 4 5 4 13 0 9-4 13-12 17-9 4-17 8-30 8-9 0-13 0-21 0-5-4-9-4-13-4-4-4-9-4-9-8-4-4-4-9-4-13s4-13 17-21z">
          <text:p/>
        </draw:path>
        <draw:polygon draw:style-name="gr8" draw:text-style-name="P4" draw:layer="layout" svg:width="0.068cm" svg:height="0.199cm" svg:x="13.618cm" svg:y="8.42cm" svg:viewBox="0 0 69 200" draw:points="69,0 52,0 0,26 5,38 48,26 48,200 69,200">
          <text:p/>
        </draw:polygon>
        <draw:polygon draw:style-name="gr8" draw:text-style-name="P4" draw:layer="layout" svg:width="0.195cm" svg:height="0.182cm" svg:x="13.958cm" svg:y="8.437cm" svg:viewBox="0 0 196 183" draw:points="196,183 196,166 106,166 106,0 89,0 89,166 0,166 0,183">
          <text:p/>
        </draw:polygon>
        <draw:path draw:style-name="gr8" draw:text-style-name="P4" draw:layer="layout" svg:width="0.161cm" svg:height="0.242cm" svg:x="7.764cm" svg:y="9.786cm" svg:viewBox="0 0 162 243" svg:d="M98 114c34-8 56-29 56-59 0-34-30-55-73-55s-73 21-73 47c0 8 9 16 17 16 9 0 13 0 17-4v-34c10-4 22-8 35-8 26 0 43 17 43 46 0 26-17 43-56 43 0 0-4 0-8 0v21c8 0 17 0 21 0 34 0 51 13 51 42 0 30-21 57-55 57-9 0-21-5-31-10l-12-30c0 0-5 0-9 0-13 0-21 5-21 17 0 18 30 40 73 40 55 0 89-35 89-74 0-29-25-51-64-55z">
          <text:p/>
        </draw:path>
        <draw:line draw:style-name="gr13" draw:text-style-name="P1" draw:layer="layout" svg:x1="8.184cm" svg:y1="10.307cm" svg:x2="8.184cm" svg:y2="9.209cm">
          <text:p/>
        </draw:line>
        <draw:path draw:style-name="gr14" draw:text-style-name="P5" draw:layer="layout" svg:width="3.569cm" svg:height="0.385cm" svg:x="8.434cm" svg:y="9.43cm" svg:viewBox="0 0 3570 386" svg:d="M43 386h3482 5c33-29 50-80 33-127-16-47-59-80-76-127s0-102 38-132h-3482 4c-42 30-55 85-42 132 17 47 63 80 76 127 17 47 0 98-38 127h4z">
          <text:p/>
        </draw:path>
        <draw:path draw:style-name="gr15" draw:text-style-name="P1" draw:layer="layout" svg:width="3.569cm" svg:height="0.385cm" svg:x="8.434cm" svg:y="9.43cm" svg:viewBox="0 0 3570 386" svg:d="M43 386h3482 5c33-29 50-80 33-127-16-47-59-80-76-127s0-102 38-132h-3482 4c-42 30-55 85-42 132 17 47 63 80 76 127 17 47 0 98-38 127h4z">
          <text:p/>
        </draw:path>
        <draw:polygon draw:style-name="gr14" draw:text-style-name="P5" draw:layer="layout" svg:width="0.467cm" svg:height="0.462cm" svg:x="10.184cm" svg:y="9.837cm" svg:viewBox="0 0 468 463" draw:points="233,0 468,115 468,463 0,463 0,115">
          <text:p/>
        </draw:polygon>
        <draw:polygon draw:style-name="gr15" draw:text-style-name="P1" draw:layer="layout" svg:width="0.467cm" svg:height="0.462cm" svg:x="10.184cm" svg:y="9.837cm" svg:viewBox="0 0 468 463" draw:points="233,0 468,115 468,463 0,463 0,115">
          <text:p/>
        </draw:polygon>
        <draw:polyline draw:style-name="gr15" draw:text-style-name="P1" draw:layer="layout" svg:width="1.554cm" svg:height="0.385cm" svg:x="13.117cm" svg:y="9.43cm" svg:viewBox="0 0 1555 386" draw:points="0,386 1555,386 1555,0 0,0">
          <text:p/>
        </draw:polyline>
        <draw:line draw:style-name="gr15" draw:text-style-name="P1" draw:layer="layout" svg:x1="13.117cm" svg:y1="9.43cm" svg:x2="13.117cm" svg:y2="9.468cm">
          <text:p/>
        </draw:line>
        <draw:line draw:style-name="gr15" draw:text-style-name="P1" draw:layer="layout" svg:x1="13.117cm" svg:y1="9.777cm" svg:x2="13.117cm" svg:y2="9.815cm">
          <text:p/>
        </draw:line>
        <draw:path draw:style-name="gr8" draw:text-style-name="P4" draw:layer="layout" svg:width="0.127cm" svg:height="0.216cm" svg:x="9.195cm" svg:y="9.506cm" svg:viewBox="0 0 128 217" svg:d="M0 0v213h12l10-17c4 4 12 13 21 17 4 4 13 4 25 4 4 0 13 0 22-4 8-4 12-9 21-17 4-4 8-13 13-21 4-13 4-22 4-39 0-12 0-21-4-30-5-13-9-21-13-26-4-4-13-12-21-12-5-4-13-4-22-4-8 0-17 0-25 4-9 4-13 12-21 21v-85c0 0 4 0 4-4zM39 192c0-4-5-4-9-9 0 0-4-4-4-8 0-5 0-9 0-17 0-5-4-13-4-22 0-16 4-26 4-34 4-5 8-9 13-13 8-4 12-9 21-9 12 0 25 5 34 17 8 9 8 27 8 44 0 12 0 21-4 29 0 5-4 13-8 18-5 4-9 4-18 8-4 0-8 0-12 0s-4 0-9 0c-4 0-8-4-12-4z">
          <text:p/>
        </draw:path>
        <draw:path draw:style-name="gr8" draw:text-style-name="P4" draw:layer="layout" svg:width="0.127cm" svg:height="0.152cm" svg:x="9.577cm" svg:y="9.57cm" svg:viewBox="0 0 128 153" svg:d="M17 16l9 17c13-12 25-17 43-17 12 0 21 5 25 9 8 8 13 17 13 30v8h-30c-26 0-43 4-55 13-14 8-22 22-22 35 0 4 4 13 4 17 4 4 8 8 13 12 5 5 9 9 13 9 9 4 13 4 21 4 22 0 39-8 56-21v17h21v-90c0-21-4-38-17-47-9-8-26-12-42-12-22 0-39 4-52 16zM107 80v9c0 9 0 13-5 17 0 5-4 5-4 9-4 4-4 9-8 9-5 4-9 8-17 8-4 4-9 4-17 4-9 0-13-4-22-8-4-4-8-13-8-17 0-5 0-9 0-13 4-4 8-4 13-9 4-5 8-5 17-9 8 0 17 0 29 0 0 0 5 0 9 0h8z">
          <text:p/>
        </draw:path>
        <draw:path draw:style-name="gr8" draw:text-style-name="P4" draw:layer="layout" svg:width="0.132cm" svg:height="0.152cm" svg:x="9.967cm" svg:y="9.57cm" svg:viewBox="0 0 133 153" svg:d="M133 25c-5-9-13-13-26-21-8-4-17-4-29-4-13 0-23 0-31 4-9 4-17 8-26 17-4 4-8 12-12 25-5 9-9 17-9 30 0 8 4 22 9 30 4 9 8 18 12 26 9 4 17 13 26 17 8 4 18 4 31 4 21 0 38-8 50-21l-12-17c-9 13-22 17-38 17-9 0-13 0-23-4-4-4-8-9-12-13-9-4-9-9-13-17-5-9-5-18-5-27 0-8 0-12 5-21 4-8 4-12 8-17 5-4 13-8 17-12 6 0 14-5 18-5 13 0 26 5 30 9s8 8 8 8c0 5 5 5 5 5 0 4 0 4 0 4v4z">
          <text:p/>
        </draw:path>
        <draw:path draw:style-name="gr8" draw:text-style-name="P4" draw:layer="layout" svg:width="0.128cm" svg:height="0.152cm" svg:x="10.353cm" svg:y="9.57cm" svg:viewBox="0 0 129 153" svg:d="M17 16l9 17c13-12 25-17 42-17 13 0 22 5 26 9 8 8 12 17 12 30v8h-29c-26 0-42 4-55 13-13 8-22 22-22 35 0 4 5 13 5 17 4 4 8 8 12 12 5 5 9 9 13 9 9 4 13 4 21 4 22 0 39-8 55-21v17h23v-90c0-21-5-38-18-47-9-8-26-12-43-12-21 0-38 4-51 16zM106 80v9c0 9 0 13-4 17 0 5-4 5-4 9-4 4-8 9-8 9-5 4-9 8-17 8-5 4-9 4-17 4-9 0-17-4-21-8-5-4-9-13-9-17 0-5 0-9 0-13 4-4 9-4 13-9s8-5 17-9c4 0 17 0 29 0h5 8z">
          <text:p/>
        </draw:path>
        <draw:path draw:style-name="gr8" draw:text-style-name="P4" draw:layer="layout" svg:width="0.128cm" svg:height="0.216cm" svg:x="10.748cm" svg:y="9.506cm" svg:viewBox="0 0 129 217" svg:d="M0 0v213h13l9-17c4 4 12 13 17 17 8 4 16 4 25 4 8 0 17 0 26-4 4-4 12-9 17-17 9-4 13-13 17-21 5-13 5-22 5-39 0-12 0-21-5-30-4-13-8-21-13-26-9-4-13-12-21-12-9-4-18-4-22-4-8 0-17 0-25 4-9 4-17 12-21 21v-85l4-4zM39 192c-5-4-5-4-9-9 0 0-4-4-4-8 0-5-4-9-4-17 0-5 0-13 0-22 0-16 4-26 4-34 4-5 8-9 13-13 8-4 12-9 16-9 17 0 30 5 35 17 8 9 12 27 12 44 0 12 0 21-4 29 0 5-4 13-8 18-5 4-13 4-18 8-4 0-8 0-12 0-5 0-5 0-9 0s-8-4-12-4z">
          <text:p/>
        </draw:path>
        <draw:path draw:style-name="gr8" draw:text-style-name="P4" draw:layer="layout" svg:width="0.161cm" svg:height="0.229cm" svg:x="10.273cm" svg:y="9.981cm" svg:viewBox="0 0 162 230" svg:d="M120 38c0 9-4 34-14 51-9 21-38 51-51 51-17 0-21-26-21-43 0-42 29-80 63-80 13 0 23 8 23 21zM80 204c-4 9-8 13-21 13h-4c-4 4-4 4-4 4v9c0 0 25-4 38-4s39 4 39 4v-4-5c0-4 0-4 0-4h-8c-4 0-14 0-14-8 0-5 0-5 4-5l48-187c0-4 4-4 4-9 0-4-4-8-4-8-4 0-9 0-13 8l-13 13c-8-13-22-17-35-17-38 0-97 38-97 98 0 21 8 51 42 51 21 0 38-9 60-39z">
          <text:p/>
        </draw:path>
        <draw:polygon draw:style-name="gr8" draw:text-style-name="P4" draw:layer="layout" svg:width="0.085cm" svg:height="0.161cm" svg:x="10.459cm" svg:y="10.019cm" svg:viewBox="0 0 86 162" draw:points="52,0 0,17 0,25 39,21 39,149 35,154 9,154 9,162 86,162 86,154 60,154 60,149 60,0">
          <text:p/>
        </draw:polygon>
        <draw:path draw:style-name="gr8" draw:text-style-name="P4" draw:layer="layout" svg:width="0.14cm" svg:height="0.208cm" svg:x="12.973cm" svg:y="9.565cm" svg:viewBox="0 0 141 209" svg:d="M35 30c8-9 17-9 25-9 5 0 9 0 13 0 4 5 9 5 9 9 4 4 8 4 8 8 0 5 4 9 4 13s-4 9-4 13c0 5-4 9-8 13 0 0-5 5-9 5-4 4-8 4-13 4-4 0-8 0-12-4-5 0-9-5-9-5-4-4-8-8-8-13-5-4-5-9-5-13s0-8 5-13c0-4 4-4 4-8zM94 17c-8-12-21-17-34-17-8 0-12 5-21 5-4 4-13 8-18 12-4 4-8 9-13 17 0 4-4 13-4 21 0 5 4 14 9 22 4 9 8 13 13 17-9 9-18 17-18 30 0 9 5 13 13 17-17 13-21 21-21 34 0 4 0 9 0 13 4 4 8 8 13 13 4 4 13 4 22 8 8 0 17 0 30 0 12 0 21 0 29-4 9 0 17-4 22-9 8-4 12-8 12-12 5-9 5-13 5-17 0-9 0-13 0-17-5-5-9-9-13-13-4 0-9-4-17-4-4-4-13-4-26-4-4 0-4 0-8 0s-9 0-13 0c-8 0-13 0-17-5-4 0-8-4-8-8 0-5 4-9 12-17 5 4 9 4 17 4 9 0 13 0 22-4 4 0 12-5 17-9 4-4 8-13 8-17 4-9 4-13 4-22 0-8 0-17-4-25 4-5 17-5 26-5h4 4l-4-21h-4c-13 0-26 9-39 17zM39 145c4 0 9 0 17 5 4 0 13 0 21 0h5 4c8 0 17 0 21 4s4 8 4 13c0 8-4 12-12 17-9 8-17 8-30 8-9 0-13 0-21 0-5 0-9-4-13-4-4-4-9-4-14-9 0-4 0-4 0-8 0-9 5-17 18-26z">
          <text:p/>
        </draw:path>
        <draw:path draw:style-name="gr8" draw:text-style-name="P4" draw:layer="layout" svg:width="0.128cm" svg:height="0.208cm" svg:x="13.138cm" svg:y="9.514cm" svg:viewBox="0 0 129 209" svg:d="M65 21c13 0 26 13 34 26l-72 94c-4-13-4-26-4-35 0-34 13-85 42-85zM65 0c-42 0-65 60-65 106 0 52 27 103 65 103 47 0 64-55 64-103 0-50-21-106-64-106zM104 68c4 13 4 26 4 43 0 34-9 77-43 77-13 0-21-13-29-26z">
          <text:p/>
        </draw:path>
        <draw:path draw:style-name="gr8" draw:text-style-name="P4" draw:layer="layout" svg:width="0.14cm" svg:height="0.208cm" svg:x="13.44cm" svg:y="9.565cm" svg:viewBox="0 0 141 209" svg:d="M38 30c4-9 13-9 21-9 5 0 9 0 13 0 4 5 9 5 9 9 4 4 8 4 8 8 0 5 4 9 4 13s-4 9-4 13c0 5-4 9-8 13 0 0-5 5-9 5-4 4-8 4-13 4-4 0-8 0-12-4-5 0-9-5-9-5-4-4-8-8-8-13 0-4-5-9-5-13s5-8 5-13c0-4 4-4 8-8zM98 17c-13-12-22-17-39-17-4 0-12 5-21 5-4 4-13 8-17 12s-8 9-13 17c0 4-4 13-4 21 0 5 4 14 9 22 4 9 8 13 17 17-13 9-17 17-17 30 0 9 4 13 8 17-13 13-21 21-21 34 0 4 0 9 4 13 0 4 4 8 9 13 8 4 12 4 21 8 8 0 21 0 30 0 12 0 25 0 34-4 8 0 12-4 22-9 4-4 8-8 8-12 5-9 5-13 5-17 0-9 0-13 0-17-5-5-9-9-13-13-4 0-10-4-18-4-4-4-13-4-21-4-5 0-9 0-13 0s-9 0-13 0c-8 0-13 0-17-5-4 0-8-4-8-8 0-5 4-9 12-17 5 4 13 4 17 4 9 0 13 0 22-4 8 0 12-5 17-9 4-4 8-13 12-17 0-9 6-13 6-22 0-8-6-17-10-25 10-5 18-5 27-5h4 4l-4-21h-4c-13 0-27 9-35 17zM38 145c4 0 13 0 17 5 9 0 13 0 21 0 5 0 5 0 5 0h4c8 0 17 0 21 4s4 8 4 13c0 8-4 12-12 17-9 8-17 8-30 8-9 0-13 0-21 0-5 0-9-4-13-4-4-4-9-4-9-9-4-4-4-4-4-8 0-9 4-17 17-26z">
          <text:p/>
        </draw:path>
        <draw:polygon draw:style-name="gr8" draw:text-style-name="P4" draw:layer="layout" svg:width="0.068cm" svg:height="0.2cm" svg:x="13.618cm" svg:y="9.518cm" svg:viewBox="0 0 69 201" draw:points="69,0 52,0 0,26 5,39 48,26 48,201 69,201">
          <text:p/>
        </draw:polygon>
        <draw:polygon draw:style-name="gr8" draw:text-style-name="P4" draw:layer="layout" svg:width="0.195cm" svg:height="0.182cm" svg:x="13.958cm" svg:y="9.536cm" svg:viewBox="0 0 196 183" draw:points="196,183 196,166 106,166 106,0 89,0 89,166 0,166 0,183">
          <text:p/>
        </draw:polygon>
        <draw:path draw:style-name="gr8" draw:text-style-name="P4" draw:layer="layout" svg:width="0.179cm" svg:height="0.242cm" svg:x="7.755cm" svg:y="10.884cm" svg:viewBox="0 0 180 243" svg:d="M119 0l-119 141v26h111v76h29v-76h40v-22h-40v-145zM111 34v111h-90z">
          <text:p/>
        </draw:path>
        <draw:line draw:style-name="gr13" draw:text-style-name="P1" draw:layer="layout" svg:x1="8.184cm" svg:y1="11.406cm" svg:x2="8.184cm" svg:y2="10.307cm">
          <text:p/>
        </draw:line>
        <draw:path draw:style-name="gr14" draw:text-style-name="P5" draw:layer="layout" svg:width="3.569cm" svg:height="0.386cm" svg:x="8.434cm" svg:y="10.528cm" svg:viewBox="0 0 3570 387" svg:d="M43 387h3482 5c33-30 50-81 33-127-16-47-59-81-76-128s0-98 38-132h-3482 4c-42 34-55 85-42 132 17 47 63 81 76 128 17 46 0 97-38 127h4z">
          <text:p/>
        </draw:path>
        <draw:path draw:style-name="gr15" draw:text-style-name="P1" draw:layer="layout" svg:width="3.569cm" svg:height="0.386cm" svg:x="8.434cm" svg:y="10.528cm" svg:viewBox="0 0 3570 387" svg:d="M43 387h3482 5c33-30 50-81 33-127-16-47-59-81-76-128s0-98 38-132h-3482 4c-42 34-55 85-42 132 17 47 63 81 76 128 17 46 0 97-38 127h4z">
          <text:p/>
        </draw:path>
        <draw:polygon draw:style-name="gr14" draw:text-style-name="P5" draw:layer="layout" svg:width="0.463cm" svg:height="0.463cm" svg:x="10.574cm" svg:y="10.935cm" svg:viewBox="0 0 464 464" draw:points="229,0 464,115 464,464 0,464 0,115">
          <text:p/>
        </draw:polygon>
        <draw:polygon draw:style-name="gr15" draw:text-style-name="P1" draw:layer="layout" svg:width="0.463cm" svg:height="0.463cm" svg:x="10.574cm" svg:y="10.935cm" svg:viewBox="0 0 464 464" draw:points="229,0 464,115 464,464 0,464 0,115">
          <text:p/>
        </draw:polygon>
        <draw:polyline draw:style-name="gr15" draw:text-style-name="P1" draw:layer="layout" svg:width="1.554cm" svg:height="0.386cm" svg:x="13.117cm" svg:y="10.528cm" svg:viewBox="0 0 1555 387" draw:points="0,387 1555,387 1555,0 0,0">
          <text:p/>
        </draw:polyline>
        <draw:line draw:style-name="gr15" draw:text-style-name="P1" draw:layer="layout" svg:x1="13.117cm" svg:y1="10.528cm" svg:x2="13.117cm" svg:y2="10.566cm">
          <text:p/>
        </draw:line>
        <draw:line draw:style-name="gr15" draw:text-style-name="P1" draw:layer="layout" svg:x1="13.117cm" svg:y1="10.876cm" svg:x2="13.117cm" svg:y2="10.914cm">
          <text:p/>
        </draw:line>
        <draw:path draw:style-name="gr8" draw:text-style-name="P4" draw:layer="layout" svg:width="0.127cm" svg:height="0.217cm" svg:x="9.195cm" svg:y="10.604cm" svg:viewBox="0 0 128 218" svg:d="M0 0v213h12l10-17c4 5 12 13 21 17 4 5 13 5 25 5 4 0 13 0 22-5 8-4 12-8 21-12 4-9 8-17 13-26 4-13 4-21 4-34 0-12 0-25-4-34-5-8-9-18-13-26-4-4-13-9-21-13-5-4-13-4-22-4-8 0-17 0-25 4-9 9-13 13-21 21v-84h4c0-5 0-5 0-5zM39 192c0 0-5-4-9-8 0 0-4-5-4-9s0-8 0-17c0-4-4-13-4-21 0-17 4-25 4-34 4-4 8-8 13-14 8-4 12-8 21-8 12 0 25 8 34 18 8 13 8 25 8 46 0 9 0 17-4 26 0 4-4 13-8 17-5 4-9 4-18 8-4 0-8 0-12 0s-4 0-9 0c-4 0-8 0-12-4z">
          <text:p/>
        </draw:path>
        <draw:path draw:style-name="gr8" draw:text-style-name="P4" draw:layer="layout" svg:width="0.127cm" svg:height="0.153cm" svg:x="9.577cm" svg:y="10.668cm" svg:viewBox="0 0 128 154" svg:d="M17 21l9 13c13-9 25-17 43-17 12 0 21 4 25 8 8 9 13 17 13 35v5h-30c-26 0-43 4-55 12-14 9-22 21-22 34 0 9 4 13 4 17 4 4 8 9 13 13s9 8 13 8c9 5 13 5 21 5 22 0 39-5 56-17v12h21v-89c0-22-4-39-17-47-9-9-26-13-42-13-22 0-39 4-52 21zM107 81v9c0 8 0 13-5 17 0 4-4 8-4 8-4 5-4 9-8 13-5 0-9 4-17 4-4 5-9 5-17 5-9 0-13-5-22-9-4-4-8-8-8-17 0-4 0-8 0-13 4 0 8-4 13-8 4-4 8-4 17-9 8 0 17 0 29 0 0 0 5 0 9 0h8z">
          <text:p/>
        </draw:path>
        <draw:path draw:style-name="gr8" draw:text-style-name="P4" draw:layer="layout" svg:width="0.132cm" svg:height="0.153cm" svg:x="9.967cm" svg:y="10.668cm" svg:viewBox="0 0 133 154" svg:d="M133 25c-5-8-13-12-26-17-8-8-17-8-29-8-13 0-23 0-31 4-9 4-17 9-26 17-4 9-8 17-12 26-5 9-9 18-9 30 0 13 4 21 9 30 4 8 8 17 12 25 9 9 17 13 26 17 8 5 18 5 31 5 21 0 38-9 50-22l-12-17c-9 13-22 17-38 17-9 0-13 0-23-4-4 0-8-4-12-13-9-4-9-8-13-17-5-8-5-17-5-21 0-8 0-17 5-26 4-4 4-13 8-17 5-4 13-9 17-13 6 0 14-4 18-4 13 0 26 4 30 13 4 0 8 4 8 4 0 4 5 4 5 8 0 5 0 5 0 5z">
          <text:p/>
        </draw:path>
        <draw:path draw:style-name="gr8" draw:text-style-name="P4" draw:layer="layout" svg:width="0.128cm" svg:height="0.153cm" svg:x="10.353cm" svg:y="10.668cm" svg:viewBox="0 0 129 154" svg:d="M17 21l9 13c13-9 25-17 42-17 13 0 22 4 26 8 8 9 12 17 12 35v5h-29c-26 0-42 4-55 12-13 9-22 21-22 34 0 9 5 13 5 17 4 4 8 9 12 13 5 4 9 8 13 8 9 5 13 5 21 5 22 0 39-5 55-17v12h23v-89c0-22-5-39-18-47-9-9-26-13-43-13-21 0-38 4-51 21zM106 81v9c0 8 0 13-4 17 0 4-4 8-4 8-4 5-8 9-8 13-5 0-9 4-17 4-5 5-9 5-17 5-9 0-17-5-21-9-5-4-9-8-9-17 0-4 0-8 0-13 4 0 9-4 13-8s8-4 17-9c4 0 17 0 29 0h5 8z">
          <text:p/>
        </draw:path>
        <draw:path draw:style-name="gr8" draw:text-style-name="P4" draw:layer="layout" svg:width="0.128cm" svg:height="0.217cm" svg:x="10.748cm" svg:y="10.604cm" svg:viewBox="0 0 129 218" svg:d="M0 0v213h13l9-17c4 5 12 13 17 17 8 5 16 5 25 5 8 0 17 0 26-5 4-4 12-8 17-12 9-9 13-17 17-26 5-13 5-21 5-34 0-12 0-25-5-34-4-8-8-18-13-26-9-4-13-9-21-13-9-4-18-4-22-4-8 0-17 0-25 4-9 9-17 13-21 21v-84h4c0-5 0-5 0-5zM39 192c-5 0-5-4-9-8 0 0-4-5-4-9s-4-8-4-17c0-4 0-13 0-21 0-17 4-25 4-34 4-4 8-8 13-14 8-4 12-8 16-8 17 0 30 8 35 18 8 13 12 25 12 46 0 9 0 17-4 26 0 4-4 13-8 17-5 4-13 4-18 8-4 0-8 0-12 0-5 0-5 0-9 0s-8 0-12-4z">
          <text:p/>
        </draw:path>
        <draw:path draw:style-name="gr8" draw:text-style-name="P4" draw:layer="layout" svg:width="0.157cm" svg:height="0.229cm" svg:x="10.663cm" svg:y="11.079cm" svg:viewBox="0 0 158 230" svg:d="M120 40c0 8-8 33-17 50-4 22-38 51-51 51-12 0-17-25-17-42 0-42 26-82 64-82 13 0 21 9 21 23zM78 205c0 8-9 13-17 13l-9 4h-4v8c0 0 25 0 43 0 12 0 38 0 38 0v-8c0 0 0-4-4-4h-5c-4 0-12 0-12-9v-4l50-188c0-4 0-4 0-8 0-5-4-9-4-9-4 0-8 4-13 9l-12 12c-9-8-17-17-34-17-38 0-95 40-95 99 0 25 9 51 44 51 17 0 34-9 55-38l4 4z">
          <text:p/>
        </draw:path>
        <draw:polygon draw:style-name="gr8" draw:text-style-name="P4" draw:layer="layout" svg:width="0.089cm" svg:height="0.161cm" svg:x="10.846cm" svg:y="11.118cm" svg:viewBox="0 0 90 162" draw:points="55,0 0,17 0,25 38,21 38,149 38,153 9,153 9,162 90,162 90,153 65,153 60,149 60,0">
          <text:p/>
        </draw:polygon>
        <draw:path draw:style-name="gr8" draw:text-style-name="P4" draw:layer="layout" svg:width="0.14cm" svg:height="0.209cm" svg:x="12.973cm" svg:y="10.664cm" svg:viewBox="0 0 141 210" svg:d="M35 30c8-8 17-8 25-8 5 0 9 0 13 0 4 4 9 4 9 8 4 5 8 9 8 13 0 0 4 4 4 9 0 4-4 8-4 12 0 5-4 9-8 13 0 0-5 4-9 4-4 4-8 4-13 4-4 0-8 0-12-4-5 0-9 0-9-4-4-4-8-8-8-13-5-4-5-8-5-12 0-5 0-9 5-9 0-4 4-8 4-13zM94 18c-8-9-21-18-34-18-8 0-12 5-21 5-4 4-13 8-18 13-4 4-8 8-13 17 0 4-4 12-4 21 0 8 4 13 9 21 4 8 8 13 13 17-9 8-18 21-18 30 0 8 5 17 13 17-17 12-21 21-21 34 0 4 0 8 0 12 4 5 8 9 13 13 4 4 13 4 22 10 8 0 17 0 30 0 12 0 21 0 29-6 9 0 17-4 22-8 8-4 12-9 12-13 5-4 5-13 5-17s0-13 0-17c-5-4-9-8-13-8-4-5-9-9-17-9-4-4-13-4-26-4-4 0-4 0-8 0s-9 0-13 0c-8 0-13 0-17 0-4-4-8-9-8-9 0-4 4-12 12-17 5 0 9 0 17 0 9 0 13 0 22 0 4-4 12-8 17-12 4-5 8-9 8-17 4-4 4-13 4-21 0-9 0-17-4-22 4-8 17-8 26-8h4 4l-4-17h-4c-13 0-26 4-39 13zM39 145c4 4 9 4 17 4 4 0 13 0 21 0h5 4c8 0 17 0 21 4 4 5 4 9 4 13 0 9-4 13-12 21-9 5-17 5-30 5-9 0-13 0-21 0-5 0-9-5-13-5s-9-4-14-8c0 0 0-4 0-9 0-8 5-17 18-25z">
          <text:p/>
        </draw:path>
        <draw:polygon draw:style-name="gr8" draw:text-style-name="P4" draw:layer="layout" svg:width="0.068cm" svg:height="0.199cm" svg:x="13.151cm" svg:y="10.617cm" svg:viewBox="0 0 69 200" draw:points="69,0 52,0 0,25 5,39 48,25 48,200 69,200">
          <text:p/>
        </draw:polygon>
        <draw:polygon draw:style-name="gr8" draw:text-style-name="P4" draw:layer="layout" svg:width="0.195cm" svg:height="0.182cm" svg:x="13.491cm" svg:y="10.634cm" svg:viewBox="0 0 196 183" draw:points="196,183 196,166 107,166 107,0 86,0 86,166 0,166 0,183">
          <text:p/>
        </draw:polygon>
        <draw:path draw:style-name="gr8" draw:text-style-name="P4" draw:layer="layout" svg:width="0.157cm" svg:height="0.237cm" svg:x="7.768cm" svg:y="11.987cm" svg:viewBox="0 0 158 238" svg:d="M18 0v115c9 0 21 0 34 0 47 0 72 17 72 50 0 34-21 61-55 61-9 0-17-6-26-6l-12-33c-4 0-4 0-9 0-13 0-22 8-22 16 0 23 27 35 65 35 55 0 93-35 93-81 0-38-30-68-76-68-13 0-22 4-39 8v-72h102v-25z">
          <text:p/>
        </draw:path>
        <draw:line draw:style-name="gr13" draw:text-style-name="P1" draw:layer="layout" svg:x1="8.184cm" svg:y1="12.504cm" svg:x2="8.184cm" svg:y2="11.406cm">
          <text:p/>
        </draw:line>
        <draw:path draw:style-name="gr14" draw:text-style-name="P5" draw:layer="layout" svg:width="3.569cm" svg:height="0.386cm" svg:x="8.434cm" svg:y="11.631cm" svg:viewBox="0 0 3570 387" svg:d="M43 387h3482 5c33-34 50-85 33-132-16-46-59-81-76-128s0-98 38-127h-3482 4c-42 29-55 80-42 127 17 47 63 82 76 128 17 47 0 98-38 132h4z">
          <text:p/>
        </draw:path>
        <draw:path draw:style-name="gr15" draw:text-style-name="P1" draw:layer="layout" svg:width="3.569cm" svg:height="0.386cm" svg:x="8.434cm" svg:y="11.631cm" svg:viewBox="0 0 3570 387" svg:d="M43 387h3482 5c33-34 50-85 33-132-16-46-59-81-76-128s0-98 38-127h-3482 4c-42 29-55 80-42 127 17 47 63 82 76 128 17 47 0 98-38 132h4z">
          <text:p/>
        </draw:path>
        <draw:polygon draw:style-name="gr14" draw:text-style-name="P5" draw:layer="layout" svg:width="0.467cm" svg:height="0.462cm" svg:x="10.961cm" svg:y="12.034cm" svg:viewBox="0 0 468 463" draw:points="233,0 468,118 468,463 0,463 0,118">
          <text:p/>
        </draw:polygon>
        <draw:polygon draw:style-name="gr15" draw:text-style-name="P1" draw:layer="layout" svg:width="0.467cm" svg:height="0.462cm" svg:x="10.961cm" svg:y="12.034cm" svg:viewBox="0 0 468 463" draw:points="233,0 468,118 468,463 0,463 0,118">
          <text:p/>
        </draw:polygon>
        <draw:polyline draw:style-name="gr15" draw:text-style-name="P1" draw:layer="layout" svg:width="1.554cm" svg:height="0.391cm" svg:x="13.117cm" svg:y="11.626cm" svg:viewBox="0 0 1555 392" draw:points="0,392 1555,392 1555,0 0,0">
          <text:p/>
        </draw:polyline>
        <draw:line draw:style-name="gr15" draw:text-style-name="P1" draw:layer="layout" svg:x1="13.117cm" svg:y1="11.626cm" svg:x2="13.117cm" svg:y2="11.664cm">
          <text:p/>
        </draw:line>
        <draw:line draw:style-name="gr15" draw:text-style-name="P1" draw:layer="layout" svg:x1="13.117cm" svg:y1="11.974cm" svg:x2="13.117cm" svg:y2="12.017cm">
          <text:p/>
        </draw:line>
        <draw:path draw:style-name="gr8" draw:text-style-name="P4" draw:layer="layout" svg:width="0.127cm" svg:height="0.216cm" svg:x="9.195cm" svg:y="11.703cm" svg:viewBox="0 0 128 217" svg:d="M0 0v213h12l10-17c4 8 12 13 21 17 4 4 13 4 25 4 4 0 13 0 22-4 8-4 12-9 21-13 4-8 8-17 13-25 4-9 4-21 4-34s0-26-4-34c-5-9-9-17-13-26-4-4-13-9-21-13-5-5-13-5-22-5-8 0-17 0-25 9-9 5-13 9-21 18v-82c0-4 4-4 4-4v-4zM39 192c0 0-5-5-9-5 0-4-4-8-4-12 0-5 0-9 0-17 0-4-4-13-4-21 0-13 4-26 4-30 4-9 8-13 13-17 8-4 12-4 21-4 12 0 25 4 34 12 8 13 8 26 8 47 0 9 0 17-4 25 0 9-4 13-8 17-5 5-9 5-18 9-4 0-8 0-12 0s-4 0-9 0c-4 0-8 0-12-4z">
          <text:p/>
        </draw:path>
        <draw:path draw:style-name="gr8" draw:text-style-name="P4" draw:layer="layout" svg:width="0.127cm" svg:height="0.153cm" svg:x="9.577cm" svg:y="11.766cm" svg:viewBox="0 0 128 154" svg:d="M17 23l9 12c13-8 25-18 43-18 12 0 21 6 25 10 8 8 13 17 13 34v4h-30c-26 0-43 4-55 13-14 8-22 21-22 38 0 4 4 8 4 13 4 4 8 8 13 12 5 5 9 9 13 9 9 4 13 4 21 4 22 0 39-4 56-17v13h21v-89c0-22-4-38-17-48-9-8-26-13-42-13-22 0-39 9-52 23zM107 82v9c0 8 0 16-5 21 0 0-4 4-4 8-4 0-4 4-8 9-5 0-9 4-17 4-4 4-9 4-17 4-9 0-13 0-22-8-4-5-8-9-8-17 0-5 0-9 0-13 4 0 8-4 13-8 4 0 8-5 17-5 8-4 17-4 29-4 0 0 5 0 9 0h8z">
          <text:p/>
        </draw:path>
        <draw:path draw:style-name="gr8" draw:text-style-name="P4" draw:layer="layout" svg:width="0.132cm" svg:height="0.153cm" svg:x="9.967cm" svg:y="11.766cm" svg:viewBox="0 0 133 154" svg:d="M133 27c-5-10-13-14-26-18-8-4-17-9-29-9-13 0-23 0-31 5-9 4-17 12-26 18-4 8-8 16-12 25-5 9-9 21-9 30 0 13 4 21 9 29 4 13 8 22 12 26 9 8 17 13 26 17 8 4 18 4 31 4 21 0 38-4 50-21l-12-17c-9 13-22 17-38 17-9 0-13 0-23-4-4 0-8-5-12-13-9-4-9-9-13-17-5-8-5-13-5-21 0-9 0-17 5-26 4-4 4-13 8-17 5-4 13-8 17-8 6-4 14-4 18-4 13 0 26 0 30 8 4 4 8 4 8 8 0 0 5 0 5 5v4z">
          <text:p/>
        </draw:path>
        <draw:path draw:style-name="gr8" draw:text-style-name="P4" draw:layer="layout" svg:width="0.128cm" svg:height="0.153cm" svg:x="10.353cm" svg:y="11.766cm" svg:viewBox="0 0 129 154" svg:d="M17 23l9 12c13-8 25-18 42-18 13 0 22 6 26 10 8 8 12 17 12 34v4h-29c-26 0-42 4-55 13-13 8-22 21-22 38 0 4 5 8 5 13 4 4 8 8 12 12 5 5 9 9 13 9 9 4 13 4 21 4 22 0 39-4 55-17v13h23v-89c0-22-5-38-18-48-9-8-26-13-43-13-21 0-38 9-51 23zM106 82v9c0 8 0 16-4 21 0 0-4 4-4 8-4 0-8 4-8 9-5 0-9 4-17 4-5 4-9 4-17 4-9 0-17 0-21-8-5-5-9-9-9-17 0-5 0-9 0-13 4 0 9-4 13-8 4 0 8-5 17-5 4-4 17-4 29-4h5 8z">
          <text:p/>
        </draw:path>
        <draw:path draw:style-name="gr8" draw:text-style-name="P4" draw:layer="layout" svg:width="0.128cm" svg:height="0.216cm" svg:x="10.748cm" svg:y="11.703cm" svg:viewBox="0 0 129 217" svg:d="M0 0v213h13l9-17c4 8 12 13 17 17 8 4 16 4 25 4 8 0 17 0 26-4 4-4 12-9 17-13 9-8 13-17 17-25 5-9 5-21 5-34s0-26-5-34c-4-9-8-17-13-26-9-4-13-9-21-13-9-5-18-5-22-5-8 0-17 0-25 9-9 5-17 9-21 18v-82c0-4 0-4 4-4v-4zM39 192c-5 0-5-5-9-5 0-4-4-8-4-12 0-5-4-9-4-17 0-4 0-13 0-21 0-13 4-26 4-30 4-9 8-13 13-17 8-4 12-4 16-4 17 0 30 4 35 12 8 13 12 26 12 47 0 9 0 17-4 25 0 9-4 13-8 17-5 5-13 5-18 9-4 0-8 0-12 0-5 0-5 0-9 0s-8 0-12-4z">
          <text:p/>
        </draw:path>
        <draw:path draw:style-name="gr8" draw:text-style-name="P4" draw:layer="layout" svg:width="0.157cm" svg:height="0.225cm" svg:x="11.05cm" svg:y="12.182cm" svg:viewBox="0 0 158 226" svg:d="M120 39c0 4-9 30-13 47-9 21-38 51-55 51-13 0-17-26-17-43 0-38 25-81 63-81 13 0 22 8 22 26zM81 201c-4 8-8 12-21 16h-4c-4 0-4 0-4 0v9c0 0 25 0 38 0s38 0 38 0v-9-4h-8c-5 0-13 0-13-8v-4l51-188c0 0 0-5 0-9s0-4-5-4c0 0-4 0-8 4l-13 13c-8-9-21-17-34-17-42 0-98 39-98 99 0 25 8 50 43 50 17 0 34-8 60-33z">
          <text:p/>
        </draw:path>
        <draw:polygon draw:style-name="gr8" draw:text-style-name="P4" draw:layer="layout" svg:width="0.084cm" svg:height="0.162cm" svg:x="11.237cm" svg:y="12.22cm" svg:viewBox="0 0 85 163" draw:points="50,0 0,13 0,26 38,17 38,145 33,150 8,150 8,163 85,163 85,150 59,150 59,145 59,0">
          <text:p/>
        </draw:polygon>
        <draw:polygon draw:style-name="gr8" draw:text-style-name="P4" draw:layer="layout" svg:width="0.195cm" svg:height="0.183cm" svg:x="13.028cm" svg:y="11.732cm" svg:viewBox="0 0 196 184" draw:points="196,184 196,167 106,167 106,0 85,0 85,167 0,167 0,184">
          <text:p/>
        </draw:polygon>
        <draw:path draw:style-name="gr8" draw:text-style-name="P4" draw:layer="layout" svg:width="0.166cm" svg:height="0.254cm" svg:x="7.759cm" svg:y="13.018cm" svg:viewBox="0 0 167 255" svg:d="M137 0c-90 4-137 63-137 153 0 64 35 102 82 102 51 0 85-38 85-85 0-42-30-76-72-76-22 0-44 8-60 21 12-65 47-86 90-99l17 5zM35 132c12-13 29-17 51-17 30 0 51 21 51 59 0 39-21 64-51 64-35 0-51-29-51-85 0-8 0-12 0-21z">
          <text:p/>
        </draw:path>
        <draw:line draw:style-name="gr13" draw:text-style-name="P1" draw:layer="layout" svg:x1="8.184cm" svg:y1="13.603cm" svg:x2="8.184cm" svg:y2="12.504cm">
          <text:p/>
        </draw:line>
        <draw:path draw:style-name="gr14" draw:text-style-name="P5" draw:layer="layout" svg:width="3.569cm" svg:height="0.386cm" svg:x="8.434cm" svg:y="12.729cm" svg:viewBox="0 0 3570 387" svg:d="M43 387h3482 5c33-29 50-84 33-131-16-47-59-82-76-129-17-46 0-97 38-127h-3482 4c-42 30-55 81-42 127 17 47 63 82 76 129 17 47 0 102-38 131h4z">
          <text:p/>
        </draw:path>
        <draw:path draw:style-name="gr15" draw:text-style-name="P1" draw:layer="layout" svg:width="3.569cm" svg:height="0.386cm" svg:x="8.434cm" svg:y="12.729cm" svg:viewBox="0 0 3570 387" svg:d="M43 387h3482 5c33-29 50-84 33-131-16-47-59-82-76-129-17-46 0-97 38-127h-3482 4c-42 30-55 81-42 127 17 47 63 82 76 129 17 47 0 102-38 131h4z">
          <text:p/>
        </draw:path>
        <draw:polygon draw:style-name="gr14" draw:text-style-name="P5" draw:layer="layout" svg:width="0.463cm" svg:height="0.467cm" svg:x="11.351cm" svg:y="13.132cm" svg:viewBox="0 0 464 468" draw:points="230,0 464,119 464,468 0,468 0,119">
          <text:p/>
        </draw:polygon>
        <draw:polygon draw:style-name="gr15" draw:text-style-name="P1" draw:layer="layout" svg:width="0.463cm" svg:height="0.467cm" svg:x="11.351cm" svg:y="13.132cm" svg:viewBox="0 0 464 468" draw:points="230,0 464,119 464,468 0,468 0,119">
          <text:p/>
        </draw:polygon>
        <draw:polyline draw:style-name="gr15" draw:text-style-name="P1" draw:layer="layout" svg:width="1.554cm" svg:height="0.39cm" svg:x="13.117cm" svg:y="12.725cm" svg:viewBox="0 0 1555 391" draw:points="0,391 1555,391 1555,0 0,0">
          <text:p/>
        </draw:polyline>
        <draw:line draw:style-name="gr15" draw:text-style-name="P1" draw:layer="layout" svg:x1="13.117cm" svg:y1="12.725cm" svg:x2="13.117cm" svg:y2="12.767cm">
          <text:p/>
        </draw:line>
        <draw:line draw:style-name="gr15" draw:text-style-name="P1" draw:layer="layout" svg:x1="13.117cm" svg:y1="13.077cm" svg:x2="13.117cm" svg:y2="13.115cm">
          <text:p/>
        </draw:line>
        <draw:path draw:style-name="gr8" draw:text-style-name="P4" draw:layer="layout" svg:width="0.127cm" svg:height="0.217cm" svg:x="9.195cm" svg:y="12.801cm" svg:viewBox="0 0 128 218" svg:d="M0 0v218h12l10-22c4 9 12 13 21 17 4 5 13 5 25 5 4 0 13 0 22-5 8 0 12-8 21-12 4-9 8-17 13-26 4-8 4-21 4-34s0-25-4-34c-5-8-9-17-13-25-4-4-13-9-21-13-5-4-13-4-22-4-8 0-17 4-25 8-9 5-13 9-21 17v-81c0-4 4-4 4-4v-5zM39 192c0 0-5-4-9-4 0-4-4-9-4-13s0-8 0-12c0-9-4-17-4-26 0-13 4-26 4-30 4-8 8-12 13-17 8-4 12-4 21-4 12 0 25 4 34 13 8 12 8 25 8 47 0 8 0 21-4 25 0 8-4 13-8 17-5 4-9 8-18 8-4 0-8 5-12 5s-4 0-9-5c-4 0-8 0-12-4z">
          <text:p/>
        </draw:path>
        <draw:path draw:style-name="gr8" draw:text-style-name="P4" draw:layer="layout" svg:width="0.127cm" svg:height="0.153cm" svg:x="9.577cm" svg:y="12.865cm" svg:viewBox="0 0 128 154" svg:d="M17 21l9 13c13-9 25-13 43-13 12 0 21 0 25 9 8 4 13 12 13 29v4h-30c-26 0-43 5-55 18-14 8-22 17-22 33 0 5 4 9 4 13 4 4 8 14 13 14 5 4 9 8 13 13 9 0 13 0 21 0 22 0 39-5 56-17v17h21v-95c0-21-4-34-17-46-9-9-26-13-42-13-22 0-39 8-52 21zM107 81v12c0 5 0 13-5 17 0 0-4 4-4 9-4 0-4 4-8 8-5 0-9 4-17 10-4 0-9 0-17 0-9 0-13 0-22-6-4-8-8-12-8-21 0-4 0-4 0-8 4-4 8-9 13-13 4 0 8-4 17-4 8 0 17-4 29-4 0 0 5 0 9 0h8z">
          <text:p/>
        </draw:path>
        <draw:path draw:style-name="gr8" draw:text-style-name="P4" draw:layer="layout" svg:width="0.132cm" svg:height="0.157cm" svg:x="9.967cm" svg:y="12.865cm" svg:viewBox="0 0 133 158" svg:d="M133 31c-5-9-13-18-26-23-8-4-17-8-29-8-13 0-23 4-31 8-9 0-17 10-26 14-4 9-8 17-12 25-5 9-9 22-9 30 0 13 4 21 9 34 4 8 8 17 12 21 9 9 17 13 26 17 8 4 18 9 31 9 21 0 38-9 50-26l-12-17c-9 13-22 21-38 21-9 0-13-4-23-8-4 0-8-4-12-9-9-8-9-12-13-21-5-4-5-12-5-21 0-8 0-17 5-21 4-9 4-17 8-21 5-4 13-9 17-9 6-4 14-4 18-4 13 0 26 4 30 9 4 4 8 4 8 8l5 4v4z">
          <text:p/>
        </draw:path>
        <draw:path draw:style-name="gr8" draw:text-style-name="P4" draw:layer="layout" svg:width="0.128cm" svg:height="0.153cm" svg:x="10.353cm" svg:y="12.865cm" svg:viewBox="0 0 129 154" svg:d="M17 21l9 13c13-9 25-13 42-13 13 0 22 0 26 9 8 4 12 12 12 29v4h-29c-26 0-42 5-55 18-13 8-22 17-22 33 0 5 5 9 5 13 4 4 8 14 12 14 5 4 9 8 13 13 9 0 13 0 21 0 22 0 39-5 55-17v17h23v-95c0-21-5-34-18-46-9-9-26-13-43-13-21 0-38 8-51 21zM106 81v12c0 5 0 13-4 17 0 0-4 4-4 9-4 0-8 4-8 8-5 0-9 4-17 10-5 0-9 0-17 0-9 0-17 0-21-6-5-8-9-12-9-21 0-4 0-4 0-8 4-4 9-9 13-13 4 0 8-4 17-4 4 0 17-4 29-4h5 8z">
          <text:p/>
        </draw:path>
        <draw:path draw:style-name="gr8" draw:text-style-name="P4" draw:layer="layout" svg:width="0.128cm" svg:height="0.217cm" svg:x="10.748cm" svg:y="12.801cm" svg:viewBox="0 0 129 218" svg:d="M0 0v218h13l9-22c4 9 12 13 17 17 8 5 16 5 25 5 8 0 17 0 26-5 4 0 12-8 17-12 9-9 13-17 17-26 5-8 5-21 5-34s0-25-5-34c-4-8-8-17-13-25-9-4-13-9-21-13-9-4-18-4-22-4-8 0-17 4-25 8-9 5-17 9-21 17v-81c0-4 0-4 4-4v-5zM39 192c-5 0-5-4-9-4 0-4-4-9-4-13s-4-8-4-12c0-9 0-17 0-26 0-13 4-26 4-30 4-8 8-12 13-17 8-4 12-4 16-4 17 0 30 4 35 13 8 12 12 25 12 47 0 8 0 21-4 25 0 8-4 13-8 17-5 4-13 8-18 8-4 0-8 5-12 5-5 0-5 0-9-5-4 0-8 0-12-4z">
          <text:p/>
        </draw:path>
        <draw:path draw:style-name="gr8" draw:text-style-name="P4" draw:layer="layout" svg:width="0.157cm" svg:height="0.224cm" svg:x="11.44cm" svg:y="13.281cm" svg:viewBox="0 0 158 225" svg:d="M120 38c0 4-8 30-17 52-9 21-39 46-52 46s-21-21-21-42c0-38 30-82 64-82 13 0 26 13 26 26zM77 200c0 8-9 12-17 17h-9c0 0-4 0-4 4v4c0 0 26 0 38 0 18 0 44 0 44 0v-8h-5l-4-5c-4 0-13 0-13-8v-4l51-184c0-4 0-8 0-12s-4-4-4-4c-4 0-8 0-12 4l-13 12c-9-8-17-16-35-16-38 0-94 42-94 98 0 26 9 51 43 51 17 0 34-4 55-34z">
          <text:p/>
        </draw:path>
        <draw:path draw:style-name="gr8" draw:text-style-name="P4" draw:layer="layout" svg:width="0.106cm" svg:height="0.161cm" svg:x="11.61cm" svg:y="13.319cm" svg:viewBox="0 0 107 162" svg:d="M68 76c21-4 34-21 34-38 0-26-17-38-47-38-29 0-51 12-51 29 0 9 9 13 13 13s9 0 13-4v-21c4-5 12-5 21-5 17 0 30 9 30 30 0 17-13 30-39 30h-4v13c4 0 9 0 13 0 21 0 34 12 34 29 0 22-13 39-34 39-9 0-17-4-21-8l-9-18c0-4-4-4-4-4-8 0-17 9-17 13 0 13 21 26 47 26 38 0 60-21 60-48 0-21-13-34-39-38z">
          <text:p/>
        </draw:path>
      </draw:page>
      <draw:page draw:name="page29" draw:style-name="dp1" draw:master-page-name="Padrão">
        <draw:polygon draw:style-name="gr8" draw:text-style-name="P4" draw:layer="layout" svg:width="0.136cm" svg:height="0.255cm" svg:x="4.131cm" svg:y="10.351cm" svg:viewBox="0 0 137 256" draw:points="42,0 42,17 68,17 72,21 30,234 25,238 0,243 0,256 93,256 93,243 68,238 64,234 106,21 110,17 137,17 137,0">
          <text:p/>
        </draw:polygon>
        <draw:path draw:style-name="gr8" draw:text-style-name="P4" draw:layer="layout" svg:width="0.182cm" svg:height="0.187cm" svg:x="4.271cm" svg:y="10.423cm" svg:viewBox="0 0 183 188" svg:d="M56 0l-56 13v8l35 9-35 154h35l21-129c26-21 47-30 60-30 12 0 17 5 17 22 0 8 0 17 0 25l-17 73c-4 9-4 13-4 21 0 13 8 22 29 22 9 0 26-4 42-13v-9c-8 0-12 5-21 5-12 0-17-9-17-22 0-4 0-12 5-25l12-60c0-13 5-21 5-34 0-17-13-30-30-30-21 0-47 13-77 38l9-38z">
          <text:p/>
        </draw:path>
        <draw:path draw:style-name="gr8" draw:text-style-name="P4" draw:layer="layout" svg:width="0.128cm" svg:height="0.187cm" svg:x="4.466cm" svg:y="10.423cm" svg:viewBox="0 0 129 188" svg:d="M108 43c12 0 21-9 21-18 0-12-13-25-34-25-39 0-69 25-69 59 0 22 18 31 39 48 17 13 25 21 25 34 0 21-12 34-34 34-12 0-22-4-30-13l8-21c-4-4-8-4-17-4-12 0-17 8-17 17 0 21 17 34 48 34 42 0 72-26 72-60 0-21-17-29-38-47-17-17-30-26-30-38 0-13 13-26 26-26 4 0 8 0 12 4z">
          <text:p/>
        </draw:path>
        <draw:path draw:style-name="gr8" draw:text-style-name="P4" draw:layer="layout" svg:width="0.11cm" svg:height="0.225cm" svg:x="4.628cm" svg:y="10.385cm" svg:viewBox="0 0 111 226" svg:d="M46 0l-17 39-29 13v12h25l-21 102c-4 9-4 17-4 26 0 21 12 34 34 34 12 0 35-4 60-17v-13c-17 4-30 8-38 8-18 0-22-8-22-25 0-4 0-9 0-17l22-98h55v-17h-55l8-47z">
          <text:p/>
        </draw:path>
        <draw:path draw:style-name="gr8" draw:text-style-name="P4" draw:layer="layout" svg:width="0.14cm" svg:height="0.183cm" svg:x="4.751cm" svg:y="10.423cm" svg:viewBox="0 0 141 184" svg:d="M56 0l-56 13v8l30 9-30 154h30l17-90c5-34 17-56 56-69l8 23h4c17 0 26-14 26-27s-9-21-21-21c-21 0-43 17-68 52l12-52z">
          <text:p/>
        </draw:path>
        <draw:path draw:style-name="gr8" draw:text-style-name="P4" draw:layer="layout" svg:width="0.182cm" svg:height="0.187cm" svg:x="5.01cm" svg:y="10.423cm" svg:viewBox="0 0 183 188" svg:d="M55 0l-55 13v8l30 9-30 154h30l25-129c21-21 42-30 55-30s21 5 21 22c0 8 0 17-4 25l-17 73c0 9-4 13-4 21 0 13 13 22 30 22 12 0 25-4 47-13v-9c-9 0-18 5-22 5-13 0-21-9-21-22 0-4 4-12 4-25l13-60c4-13 4-21 4-34 0-17-8-30-30-30-21 0-42 13-72 38l4-38z">
          <text:p/>
        </draw:path>
        <draw:path draw:style-name="gr8" draw:text-style-name="P4" draw:layer="layout" svg:width="0.162cm" svg:height="0.187cm" svg:x="5.209cm" svg:y="10.423cm" svg:viewBox="0 0 163 188" svg:d="M99 0c-26 0-47 13-68 34-18 21-31 51-31 82 0 46 27 72 65 72 30 0 51-9 68-30 21-21 30-51 30-82 0-46-26-76-64-76zM95 17c21 0 38 17 38 55 0 60-30 103-64 103-21 0-34-21-34-59 0-61 26-99 60-99z">
          <text:p/>
        </draw:path>
        <draw:polygon draw:style-name="gr8" draw:text-style-name="P4" draw:layer="layout" svg:width="0.135cm" svg:height="0.255cm" svg:x="6.08cm" svg:y="10.351cm" svg:viewBox="0 0 136 256" draw:points="42,0 42,17 69,17 73,21 29,234 25,238 0,243 0,256 94,256 94,243 69,238 64,234 107,21 111,17 136,17 136,0">
          <text:p/>
        </draw:polygon>
        <draw:path draw:style-name="gr8" draw:text-style-name="P4" draw:layer="layout" svg:width="0.182cm" svg:height="0.187cm" svg:x="6.22cm" svg:y="10.423cm" svg:viewBox="0 0 183 188" svg:d="M55 0l-55 13v8l29 9-29 154h34l21-129c26-21 43-30 56-30 17 0 21 5 21 22 0 8 0 17-4 25l-13 73c-4 9-4 13-4 21 0 13 9 22 26 22 12 0 25-4 46-13v-9c-8 0-17 5-21 5-13 0-17-9-17-22 0-4 0-12 4-25l13-60c0-13 4-21 4-34 0-17-12-30-34-30-17 0-42 13-72 38l9-38z">
          <text:p/>
        </draw:path>
        <draw:path draw:style-name="gr8" draw:text-style-name="P4" draw:layer="layout" svg:width="0.199cm" svg:height="0.267cm" svg:x="6.394cm" svg:y="10.423cm" svg:viewBox="0 0 200 268" svg:d="M90 0l-56 13v8l29 4-38 222-4 4-21 4v13h90v-13l-35-4 13-72c9 5 18 9 30 9 26 0 51-13 73-34 21-26 29-52 29-86 0-43-17-68-46-68-17 0-38 8-60 25l4-25zM72 158l22-115c17-18 30-22 43-22 21 0 34 17 34 47s-13 60-26 77c-8 17-25 26-42 26-9 0-22-5-31-13z">
          <text:p/>
        </draw:path>
        <draw:path draw:style-name="gr8" draw:text-style-name="P4" draw:layer="layout" svg:width="0.183cm" svg:height="0.187cm" svg:x="6.627cm" svg:y="10.423cm" svg:viewBox="0 0 184 188" svg:d="M61 0l-61 13v8l31 9-22 98c0 9-4 17-4 26 0 21 17 34 39 34 21 0 42-9 68-30v4c0 17 8 26 25 26 9 0 26-4 47-13v-9c-9 0-17 5-21 5-13 0-22-9-22-17 0-9 5-17 5-26l29-124h-34l-25 137c-21 17-42 25-55 25s-22-8-22-21c0-4 0-17 5-29l21-112z">
          <text:p/>
        </draw:path>
        <draw:path draw:style-name="gr8" draw:text-style-name="P4" draw:layer="layout" svg:width="0.11cm" svg:height="0.225cm" svg:x="6.844cm" svg:y="10.385cm" svg:viewBox="0 0 111 226" svg:d="M48 0l-23 39-25 13v12h21l-21 102c0 9 0 17 0 26 0 21 8 34 30 34 13 0 35-4 60-17v-13c-17 4-25 8-38 8s-22-8-22-25c0-4 0-9 5-17l17-98h59v-17h-55l9-47z">
          <text:p/>
        </draw:path>
        <draw:path draw:style-name="gr8" draw:text-style-name="P4" draw:layer="layout" svg:width="0.238cm" svg:height="0.263cm" svg:x="7.846cm" svg:y="10.347cm" svg:viewBox="0 0 239 264" svg:d="M137 0c-39 0-78 22-103 56-22 29-34 68-34 106 0 59 42 102 98 102 43 0 81-17 106-51 22-30 35-68 35-111 0-33-13-63-43-84-13-9-34-18-59-18zM200 102c0 39-8 77-29 102-17 30-43 43-68 43-40 0-69-30-69-81 0-38 13-76 29-106 22-25 48-42 74-42 38 0 63 34 63 84z">
          <text:p/>
        </draw:path>
        <draw:path draw:style-name="gr8" draw:text-style-name="P4" draw:layer="layout" svg:width="0.183cm" svg:height="0.187cm" svg:x="8.113cm" svg:y="10.423cm" svg:viewBox="0 0 184 188" svg:d="M60 0l-60 13v8l30 9-21 98c0 9-5 17-5 26 0 21 17 34 39 34 21 0 42-9 68-30v4c0 17 8 26 25 26 8 0 26-4 48-13v-9c-9 0-18 5-22 5-13 0-22-9-22-17 0-9 4-17 4-26l31-124h-35l-25 137c-21 17-43 25-55 25-13 0-22-8-22-21 0-4 0-17 5-29l21-112z">
          <text:p/>
        </draw:path>
        <draw:path draw:style-name="gr8" draw:text-style-name="P4" draw:layer="layout" svg:width="0.11cm" svg:height="0.225cm" svg:x="8.33cm" svg:y="10.385cm" svg:viewBox="0 0 111 226" svg:d="M46 0l-21 39-25 13v12h21l-21 102c0 9 0 17 0 26 0 21 8 34 30 34 12 0 33-4 60-17v-13c-18 4-27 8-35 8-17 0-25-8-25-25 0-4 0-9 4-17l17-98h60v-17h-56l8-47z">
          <text:p/>
        </draw:path>
        <draw:path draw:style-name="gr8" draw:text-style-name="P4" draw:layer="layout" svg:width="0.204cm" svg:height="0.267cm" svg:x="8.41cm" svg:y="10.423cm" svg:viewBox="0 0 205 268" svg:d="M95 0l-55 13v8l29 4-38 222-4 4-27 4v13h95v-13l-38-4 12-72c13 5 22 9 30 9 26 0 55-13 72-34 21-26 34-52 34-86 0-43-17-68-46-68-17 0-39 8-60 25l4-25zM74 158l21-115c17-18 34-22 42-22 22 0 34 17 34 47s-8 60-21 77-25 26-43 26c-12 0-21-5-33-13z">
          <text:p/>
        </draw:path>
        <draw:path draw:style-name="gr8" draw:text-style-name="P4" draw:layer="layout" svg:width="0.182cm" svg:height="0.187cm" svg:x="8.648cm" svg:y="10.423cm" svg:viewBox="0 0 183 188" svg:d="M59 0l-59 13v8l30 9-22 98c0 9-4 17-4 26 0 21 17 34 38 34 22 0 43-9 68-30v4c0 17 9 26 26 26 8 0 25-4 47-13v-9c-9 0-17 5-22 5-13 0-21-9-21-17 0-9 4-17 4-26l30-124h-34l-26 137c-21 17-42 25-55 25-12 0-21-8-21-21 0-4 0-17 4-29l22-112z">
          <text:p/>
        </draw:path>
        <draw:path draw:style-name="gr8" draw:text-style-name="P4" draw:layer="layout" svg:width="0.115cm" svg:height="0.225cm" svg:x="8.86cm" svg:y="10.385cm" svg:viewBox="0 0 116 226" svg:d="M47 0l-17 39-30 13v12h26l-21 102c0 9-5 17-5 26 0 21 13 34 34 34 13 0 34-4 61-17v-13c-18 4-31 8-39 8-13 0-22-8-22-25 0-4 0-9 0-17l22-98h60v-17h-56l8-47z">
          <text:p/>
        </draw:path>
        <draw:line draw:style-name="gr13" draw:text-style-name="P1" draw:layer="layout" svg:x1="3.906cm" svg:y1="10.758cm" svg:x2="9.387cm" svg:y2="10.758cm">
          <text:p/>
        </draw:line>
        <draw:path draw:style-name="gr8" draw:text-style-name="P4" draw:layer="layout" svg:width="0.182cm" svg:height="0.263cm" svg:x="5.18cm" svg:y="10.847cm" svg:viewBox="0 0 183 264" svg:d="M94 0c-55 0-94 48-94 133s39 131 94 131c51 0 89-46 89-131s-38-133-89-133zM94 17c34 0 51 39 51 116 0 76-17 114-51 114-38 0-55-38-55-114 0-77 17-116 55-116z">
          <text:p/>
        </draw:path>
        <draw:line draw:style-name="gr13" draw:text-style-name="P1" draw:layer="layout" svg:x1="5.617cm" svg:y1="11.25cm" svg:x2="5.617cm" svg:y2="10.767cm">
          <text:p/>
        </draw:line>
        <draw:path draw:style-name="gr8" draw:text-style-name="P4" draw:layer="layout" svg:width="0.178cm" svg:height="0.279cm" svg:x="5.872cm" svg:y="10.924cm" svg:viewBox="0 0 179 280" svg:d="M136 46c0 4-8 38-17 65-8 25-43 59-60 59s-21-29-21-51c0-52 29-103 73-103 17 0 25 13 25 30zM89 251c0 13-9 17-22 17l-8 4h-4v8h4c0 0 26 0 44 0 16 0 42 0 42 0v-8-4h-9c-4 0-17-4-12-17l55-243c0-4 0-4 0-4 0-4-4-4-4-4-4 0-9 0-13 4l-13 17c-8-13-21-21-38-21-48 0-111 50-111 124 0 29 12 63 50 63 22 0 39-8 69-46z">
          <text:p/>
        </draw:path>
        <draw:path draw:style-name="gr8" draw:text-style-name="P4" draw:layer="layout" svg:width="0.132cm" svg:height="0.136cm" svg:x="6.075cm" svg:y="11.038cm" svg:viewBox="0 0 133 137" svg:d="M31 81c0-30 13-72 47-72 13 0 17 4 21 12 4 9 4 17 4 30 0 8 0 38-12 56-9 13-22 17-34 17-9 0-26-13-26-43zM0 81c0 16 5 56 52 56 9 0 22-5 30-9 30-13 51-43 51-81 0-21-4-47-47-47-55 0-86 47-86 81z">
          <text:p/>
        </draw:path>
        <draw:path draw:style-name="gr8" draw:text-style-name="P4" draw:layer="layout" svg:width="0.059cm" svg:height="0.101cm" svg:x="6.258cm" svg:y="11.064cm" svg:viewBox="0 0 60 102" svg:d="M60 42c0-38-25-42-35-42-12 0-25 8-25 25s17 21 25 21c6 0 6 0 10 0 0-4 0-4 4-4 0 0 4 4 4 8 0 9-8 26-35 43l5 9c12-5 47-31 47-60z">
          <text:p/>
        </draw:path>
        <draw:path draw:style-name="gr8" draw:text-style-name="P4" draw:layer="layout" svg:width="0.161cm" svg:height="0.254cm" svg:x="6.428cm" svg:y="10.856cm" svg:viewBox="0 0 162 255" svg:d="M81 21c17 0 30 13 43 34l-90 114c-5-17-5-29-5-42 0-43 13-106 52-106zM81 0c-52 0-81 72-81 131 0 60 29 124 81 124 60 0 81-69 81-128 0-64-25-127-81-127zM132 80c5 17 5 34 5 51 0 47-17 99-56 99-18 0-30-13-39-34z">
          <text:p/>
        </draw:path>
        <draw:path draw:style-name="gr8" draw:text-style-name="P4" draw:layer="layout" svg:width="0.055cm" svg:height="0.101cm" svg:x="6.632cm" svg:y="11.064cm" svg:viewBox="0 0 56 102" svg:d="M56 42c0-38-27-42-35-42-9 0-21 8-21 25s12 21 25 21h4c0-4 4-4 4-4 5 0 5 4 5 8 0 9-5 26-34 43l4 9c13-5 48-31 48-60z">
          <text:p/>
        </draw:path>
        <draw:polygon draw:style-name="gr8" draw:text-style-name="P4" draw:layer="layout" svg:width="0.241cm" svg:height="0.229cm" svg:x="6.806cm" svg:y="10.877cm" svg:viewBox="0 0 242 230" draw:points="242,230 242,209 132,209 132,0 111,0 111,209 0,209 0,230">
          <text:p/>
        </draw:polygon>
        <draw:path draw:style-name="gr8" draw:text-style-name="P4" draw:layer="layout" svg:width="0.178cm" svg:height="0.279cm" svg:x="7.663cm" svg:y="10.924cm" svg:viewBox="0 0 179 280" svg:d="M137 46c0 4-9 38-17 65-9 25-48 59-60 59-17 0-21-29-21-51 0-52 29-103 72-103 17 0 26 13 26 30zM90 251c0 13-8 17-22 17l-8 4h-5v8c0 0 31 0 48 0 13 0 43 0 43 0v-8-4h-9c-9 0-17-4-13-17l55-243c0-4 0-4 0-4 0-4-4-4-4-4-4 0-8 0-12 4l-13 17c-9-13-22-21-39-21-47 0-111 50-111 124 0 29 13 63 51 63 21 0 39-8 65-46h4z">
          <text:p/>
        </draw:path>
        <draw:path draw:style-name="gr8" draw:text-style-name="P4" draw:layer="layout" svg:width="0.131cm" svg:height="0.195cm" svg:x="7.863cm" svg:y="10.979cm" svg:viewBox="0 0 132 196" svg:d="M64 0c-39 0-64 33-64 97 0 59 25 99 64 99s68-40 68-99c0-64-29-97-68-97zM64 12c26 0 39 30 39 85s-13 86-39 86-39-31-39-86 13-85 39-85z">
          <text:p/>
        </draw:path>
        <draw:path draw:style-name="gr8" draw:text-style-name="P4" draw:layer="layout" svg:width="0.06cm" svg:height="0.101cm" svg:x="8.041cm" svg:y="11.064cm" svg:viewBox="0 0 61 102" svg:d="M61 42c0-38-26-42-35-42-8 0-26 8-26 25s18 21 26 21c5 0 9 0 9 0 0-4 4-4 4-4 0 0 5 4 5 8 0 9-5 26-36 43l6 9c12-5 47-31 47-60z">
          <text:p/>
        </draw:path>
        <draw:path draw:style-name="gr8" draw:text-style-name="P4" draw:layer="layout" svg:width="0.051cm" svg:height="0.106cm" svg:x="8.207cm" svg:y="10.834cm" svg:viewBox="0 0 52 107" svg:d="M34 0c-22 26-34 48-34 69 0 22 12 38 29 38 14 0 23-12 23-25 0-4 0-8-5-13h-26c0-4 0-4 0-8 0-17 8-35 31-61z">
          <text:p/>
        </draw:path>
        <draw:path draw:style-name="gr8" draw:text-style-name="P4" draw:layer="layout" svg:width="0.178cm" svg:height="0.263cm" svg:x="8.283cm" svg:y="10.915cm" svg:viewBox="0 0 179 264" svg:d="M47 38c8-8 21-13 30-13 4 0 12 0 16 0 5 5 9 9 13 13 4 0 4 4 9 13 0 4 4 8 4 13 0 8-4 12-4 17-5 4-5 8-9 12s-8 9-13 9c-4 4-12 4-16 4-5 0-9 0-13-4-9 0-13-5-17-9 0-4-5-8-9-12 0-5 0-9 0-17 0-5 0-9 0-13 4-4 4-9 9-13zM123 17c-13-8-25-17-46-17-9 0-18 4-26 4-9 5-13 9-21 17-5 4-9 13-13 21-4 9-8 17-8 26 0 8 4 17 8 25 4 9 13 17 21 21-17 13-21 26-21 39 0 8 4 17 13 25-17 13-30 26-30 38 0 10 4 14 4 18 5 4 9 13 17 13 4 4 13 8 26 13 8 0 21 4 38 4 13 0 25-4 38-9 9 0 17-4 26-8 8-9 12-13 17-21 4-6 4-14 4-22 0-5 0-13-4-17-5-5-9-13-13-17-4-5-13-5-21-9-9 0-17-4-30-4-4 0-9 0-17 4-4 0-8 0-13 0-13 0-17-4-25-4-5-4-5-8-5-13 0-4 5-12 13-21 9 4 13 4 22 4 8 0 16 0 25-4 8-4 17-9 21-13 9-4 13-13 17-21s4-17 4-25c0-9-4-22-8-30 8-4 17-9 30-9h9 4l-4-21h-5c-17 0-34 5-47 13zM51 182c4 0 13 0 21 0 9 0 17 0 26 0 4 0 4 0 4 0h4c13 0 21 5 26 9 8 4 12 8 12 17 0 8-8 18-17 22-12 8-25 8-42 8-8 0-13 0-21 0-9 0-13-4-17-4-9-4-13-4-13-8-4-6-4-10-4-14 0-13 4-21 21-30z">
          <text:p/>
        </draw:path>
        <draw:path draw:style-name="gr8" draw:text-style-name="P4" draw:layer="layout" svg:width="0.161cm" svg:height="0.254cm" svg:x="8.491cm" svg:y="10.856cm" svg:viewBox="0 0 162 255" svg:d="M81 21c17 0 29 13 38 34l-85 114c-4-17-9-29-9-42 0-43 18-106 56-106zM81 0c-56 0-81 72-81 131 0 60 30 124 81 124 56 0 81-69 81-128 0-64-29-127-81-127zM128 80c5 17 9 34 9 51 0 47-18 99-56 99-17 0-30-13-38-34z">
          <text:p/>
        </draw:path>
        <draw:polygon draw:style-name="gr8" draw:text-style-name="P4" draw:layer="layout" svg:width="0.242cm" svg:height="0.229cm" svg:x="8.699cm" svg:y="10.877cm" svg:viewBox="0 0 243 230" draw:points="243,230 243,209 133,209 133,0 112,0 112,209 0,209 0,230">
          <text:p/>
        </draw:polygon>
        <draw:path draw:style-name="gr8" draw:text-style-name="P4" draw:layer="layout" svg:width="0.055cm" svg:height="0.106cm" svg:x="8.979cm" svg:y="10.834cm" svg:viewBox="0 0 56 107" svg:d="M18 107c26-25 38-46 38-68 0-26-12-39-29-39-18 0-27 13-27 22 0 4 4 13 4 17h27c0 0 0 5 0 9 0 17-8 34-31 59z">
          <text:p/>
        </draw:path>
        <draw:polygon draw:style-name="gr8" draw:text-style-name="P4" draw:layer="layout" svg:width="0.14cm" svg:height="0.258cm" svg:x="5.201cm" svg:y="11.331cm" svg:viewBox="0 0 141 259" draw:points="86,0 0,25 0,42 60,29 60,234 56,242 13,242 13,259 141,259 141,247 98,242 94,238 94,0">
          <text:p/>
        </draw:polygon>
        <draw:line draw:style-name="gr13" draw:text-style-name="P1" draw:layer="layout" svg:x1="5.617cm" svg:y1="11.738cm" svg:x2="5.617cm" svg:y2="11.25cm">
          <text:p/>
        </draw:line>
        <draw:path draw:style-name="gr8" draw:text-style-name="P4" draw:layer="layout" svg:width="0.178cm" svg:height="0.284cm" svg:x="5.872cm" svg:y="11.407cm" svg:viewBox="0 0 179 285" svg:d="M136 47c0 8-8 38-17 64-8 26-43 60-60 60s-21-30-21-51c0-52 29-103 73-103 17 0 25 13 25 30zM89 251c0 13-9 17-22 21h-8c0 0-4 0-4 5v4l4 4c0 0 26-4 44-4 16 0 42 0 42 0v-9-4h-9c-4 0-17-4-12-17l55-243v-4c0-4-4-4-4-4-4 0-9 0-13 8l-13 17c-8-17-21-25-38-25-48 0-111 51-111 124 0 30 12 63 50 63 22 0 39-8 69-42z">
          <text:p/>
        </draw:path>
        <draw:path draw:style-name="gr8" draw:text-style-name="P4" draw:layer="layout" svg:width="0.132cm" svg:height="0.135cm" svg:x="6.075cm" svg:y="11.522cm" svg:viewBox="0 0 133 136" svg:d="M31 81c0-29 13-73 47-73 13 0 17 4 21 13s4 18 4 31c0 8 0 38-12 55-9 12-22 17-34 17-9 0-26-13-26-43zM0 81c0 17 5 55 52 55 9 0 22-4 30-8 30-13 51-43 51-81 0-21-4-47-47-47-55 0-86 47-86 81z">
          <text:p/>
        </draw:path>
        <draw:path draw:style-name="gr8" draw:text-style-name="P4" draw:layer="layout" svg:width="0.059cm" svg:height="0.102cm" svg:x="6.258cm" svg:y="11.547cm" svg:viewBox="0 0 60 103" svg:d="M60 43c0-35-25-43-35-43-12 0-25 8-25 26 0 17 17 21 25 21 6 0 6 0 10 0h4c0 0 4 0 4 5 0 8-8 25-35 42l5 9c12-4 47-30 47-60z">
          <text:p/>
        </draw:path>
        <draw:polygon draw:style-name="gr8" draw:text-style-name="P4" draw:layer="layout" svg:width="0.085cm" svg:height="0.25cm" svg:x="6.445cm" svg:y="11.339cm" svg:viewBox="0 0 86 251" draw:points="86,0 64,0 0,34 4,52 55,34 55,251 86,251">
          <text:p/>
        </draw:polygon>
        <draw:path draw:style-name="gr8" draw:text-style-name="P4" draw:layer="layout" svg:width="0.055cm" svg:height="0.102cm" svg:x="6.632cm" svg:y="11.547cm" svg:viewBox="0 0 56 103" svg:d="M56 43c0-35-27-43-35-43-9 0-21 8-21 26 0 17 12 21 25 21h4 4c5 0 5 0 5 5 0 8-5 25-34 42l4 9c13-4 48-30 48-60z">
          <text:p/>
        </draw:path>
        <draw:polygon draw:style-name="gr8" draw:text-style-name="P4" draw:layer="layout" svg:width="0.241cm" svg:height="0.224cm" svg:x="6.806cm" svg:y="11.365cm" svg:viewBox="0 0 242 225" draw:points="242,225 242,204 132,204 132,0 111,0 111,204 0,204 0,225">
          <text:p/>
        </draw:polygon>
        <draw:path draw:style-name="gr8" draw:text-style-name="P4" draw:layer="layout" svg:width="0.178cm" svg:height="0.284cm" svg:x="7.663cm" svg:y="11.407cm" svg:viewBox="0 0 179 285" svg:d="M137 47c0 8-9 38-17 64-9 26-48 60-60 60-17 0-21-30-21-51 0-52 29-103 72-103 17 0 26 13 26 30zM90 251c0 13-8 17-22 21h-8c0 0-5 0-5 5v4 4c0 0 31-4 48-4 13 0 43 0 43 0v-9-4h-9c-9 0-17-4-13-17l55-243v-4c0-4-4-4-4-4-4 0-8 0-12 8l-13 17c-9-17-22-25-39-25-47 0-111 51-111 124 0 30 13 63 51 63 21 0 39-8 65-42h4z">
          <text:p/>
        </draw:path>
        <draw:path draw:style-name="gr8" draw:text-style-name="P4" draw:layer="layout" svg:width="0.131cm" svg:height="0.195cm" svg:x="7.863cm" svg:y="11.462cm" svg:viewBox="0 0 132 196" svg:d="M64 0c-39 0-64 38-64 99 0 59 25 97 64 97s68-38 68-97c0-61-29-99-68-99zM64 13c26 0 39 30 39 86 0 55-13 85-39 85s-39-30-39-85c0-56 13-86 39-86z">
          <text:p/>
        </draw:path>
        <draw:path draw:style-name="gr8" draw:text-style-name="P4" draw:layer="layout" svg:width="0.06cm" svg:height="0.102cm" svg:x="8.041cm" svg:y="11.547cm" svg:viewBox="0 0 61 103" svg:d="M61 43c0-35-26-43-35-43-8 0-26 8-26 26 0 17 18 21 26 21 5 0 9 0 9 0h4c0 0 5 0 5 5 0 8-5 25-36 42l6 9c12-4 47-30 47-60z">
          <text:p/>
        </draw:path>
        <draw:path draw:style-name="gr8" draw:text-style-name="P4" draw:layer="layout" svg:width="0.051cm" svg:height="0.106cm" svg:x="8.207cm" svg:y="11.318cm" svg:viewBox="0 0 52 107" svg:d="M34 0c-22 25-34 47-34 68 0 22 12 39 29 39 14 0 23-13 23-25 0-5 0-10-5-14h-26c0-4 0-4 0-8 0-18 8-35 31-60z">
          <text:p/>
        </draw:path>
        <draw:path draw:style-name="gr8" draw:text-style-name="P4" draw:layer="layout" svg:width="0.178cm" svg:height="0.263cm" svg:x="8.283cm" svg:y="11.398cm" svg:viewBox="0 0 179 264" svg:d="M47 39c8-9 21-13 30-13 4 0 12 0 16 4 5 0 9 4 13 9 4 4 4 8 9 12 0 5 4 9 4 13 0 9-4 13-4 17-5 4-5 9-9 13s-8 8-13 8c-4 5-12 5-16 5-5 0-9 0-13-5-9 0-13-4-17-8 0-4-5-9-9-13 0-4 0-8 0-17 0-4 0-8 0-13 4-4 4-8 9-12zM123 22c-13-13-25-22-46-22-9 0-18 5-26 9-9 0-13 4-21 13-5 4-9 12-13 21-4 8-8 17-8 25 0 9 4 17 8 30 4 9 13 13 21 21-17 9-21 21-21 34s4 21 13 26c-17 12-30 25-30 38 0 8 4 13 4 17 5 8 9 13 17 17 4 4 13 4 26 8 8 0 21 5 38 5 13 0 25-5 38-5 9-4 17-8 26-12 8-9 12-13 17-22 4-4 4-12 4-21 0-4 0-13-4-17-5-4-9-8-13-13-4-4-13-8-21-12-9 0-17 0-30 0-4 0-9 0-17 0-4 0-8 0-13 0-13 0-17 0-25-5-5-4-5-8-5-12 0-5 5-13 13-21 9 4 13 4 22 4 8 0 16 0 25-4 8-5 17-9 21-13 9-4 13-13 17-21 4-9 4-13 4-22 0-12-4-25-8-34 8-4 17-8 30-8h9 4l-4-21h-5c-17 0-34 4-47 17zM51 183c4 0 13 0 21 0 9 0 17 4 26 4 4 0 4 0 4-4h4c13 0 21 4 26 8 8 4 12 9 12 17 0 9-8 17-17 22-12 8-25 12-42 12-8 0-13-4-21-4-9 0-13 0-17-4-9-4-13-4-13-9-4-4-4-8-4-12 0-13 4-22 21-30z">
          <text:p/>
        </draw:path>
        <draw:polygon draw:style-name="gr8" draw:text-style-name="P4" draw:layer="layout" svg:width="0.085cm" svg:height="0.25cm" svg:x="8.508cm" svg:y="11.339cm" svg:viewBox="0 0 86 251" draw:points="86,0 65,0 0,34 4,52 56,34 56,251 86,251">
          <text:p/>
        </draw:polygon>
        <draw:polygon draw:style-name="gr8" draw:text-style-name="P4" draw:layer="layout" svg:width="0.242cm" svg:height="0.224cm" svg:x="8.699cm" svg:y="11.365cm" svg:viewBox="0 0 243 225" draw:points="243,225 243,204 133,204 133,0 112,0 112,204 0,204 0,225">
          <text:p/>
        </draw:polygon>
        <draw:path draw:style-name="gr8" draw:text-style-name="P4" draw:layer="layout" svg:width="0.055cm" svg:height="0.106cm" svg:x="8.979cm" svg:y="11.318cm" svg:viewBox="0 0 56 107" svg:d="M18 107c26-26 38-48 38-69s-12-38-29-38c-18 0-27 13-27 25 0 5 4 9 4 13h27c0 4 0 4 0 9 0 17-8 39-31 60z">
          <text:p/>
        </draw:path>
        <draw:path draw:style-name="gr8" draw:text-style-name="P4" draw:layer="layout" svg:width="0.178cm" svg:height="0.259cm" svg:x="5.18cm" svg:y="11.814cm" svg:viewBox="0 0 179 260" svg:d="M38 230c86-64 132-107 132-158 0-42-29-72-80-72-48 0-82 30-82 55 0 13 8 22 21 22 9 0 13-5 17-5v-42c13-9 27-9 35-9 34 0 51 21 51 56 0 50-47 93-132 162v21h179v-60h-17l-9 30z">
          <text:p/>
        </draw:path>
        <draw:line draw:style-name="gr13" draw:text-style-name="P1" draw:layer="layout" svg:x1="5.617cm" svg:y1="12.221cm" svg:x2="5.617cm" svg:y2="11.738cm">
          <text:p/>
        </draw:line>
        <draw:path draw:style-name="gr8" draw:text-style-name="P4" draw:layer="layout" svg:width="0.178cm" svg:height="0.284cm" svg:x="5.872cm" svg:y="11.891cm" svg:viewBox="0 0 179 285" svg:d="M136 46c0 9-8 38-17 64-8 25-43 59-60 59s-21-25-21-51c0-51 29-101 73-101 17 0 25 12 25 29zM89 251c0 12-9 17-22 21h-8c0 0-4 0-4 4v9h4c0 0 26-5 44-5 16 0 42 5 42 5v-5-8l-9-4c-4 0-17 0-12-17l55-243v-4c0-4-4-4-4-4-4 0-9 0-13 8l-13 17c-8-13-21-21-38-21-48 0-111 46-111 118 0 30 12 65 50 65 22 0 39-9 69-43z">
          <text:p/>
        </draw:path>
        <draw:path draw:style-name="gr8" draw:text-style-name="P4" draw:layer="layout" svg:width="0.132cm" svg:height="0.136cm" svg:x="6.075cm" svg:y="12.005cm" svg:viewBox="0 0 133 137" svg:d="M31 82c0-27 13-74 47-74 13 0 17 5 21 13 4 9 4 22 4 30 0 13 0 39-12 56-9 13-22 17-34 17-9 0-26-9-26-42zM0 86c0 13 5 51 52 51 9 0 22 0 30-5 30-17 51-46 51-85 0-21-4-47-47-47-55 0-86 47-86 86z">
          <text:p/>
        </draw:path>
        <draw:path draw:style-name="gr8" draw:text-style-name="P4" draw:layer="layout" svg:width="0.059cm" svg:height="0.097cm" svg:x="6.258cm" svg:y="12.035cm" svg:viewBox="0 0 60 98" svg:d="M60 38c0-34-25-38-35-38-12 0-25 4-25 21s17 21 25 21c6 0 6 0 10 0h4c0 0 4 0 4 5 0 9-8 26-35 43l5 8c12-4 47-29 47-60z">
          <text:p/>
        </draw:path>
        <draw:path draw:style-name="gr8" draw:text-style-name="P4" draw:layer="layout" svg:width="0.144cm" svg:height="0.19cm" svg:x="6.424cm" svg:y="11.891cm" svg:viewBox="0 0 145 191" svg:d="M76 97c4 0 17 4 17 4 13 0 13-8 13-12 0-5 0-5-9-5h-17c-17 0-25-4-25-21 0-25 17-51 38-51 30 0 13 34 34 34 9 0 18-8 18-21s-18-25-48-25c-47 0-72 38-72 63 0 13 8 21 21 26-34 12-46 38-46 59s12 43 55 43c21 0 46-12 63-26l-4-8c-21 12-38 16-55 16s-30-12-30-29 13-47 47-47z">
          <text:p/>
        </draw:path>
        <draw:path draw:style-name="gr8" draw:text-style-name="P4" draw:layer="layout" svg:width="0.055cm" svg:height="0.097cm" svg:x="6.602cm" svg:y="12.035cm" svg:viewBox="0 0 56 98" svg:d="M56 38c0-34-21-38-35-38-8 0-21 4-21 21s13 21 25 21h6c4 0 4 0 4 0 4 0 4 0 4 5 0 9-4 26-35 43l4 8c13-4 48-29 48-60z">
          <text:p/>
        </draw:path>
        <draw:polygon draw:style-name="gr8" draw:text-style-name="P4" draw:layer="layout" svg:width="0.246cm" svg:height="0.225cm" svg:x="6.776cm" svg:y="11.848cm" svg:viewBox="0 0 247 226" draw:points="247,226 247,205 136,205 136,0 110,0 110,205 0,205 0,226">
          <text:p/>
        </draw:polygon>
        <draw:path draw:style-name="gr8" draw:text-style-name="P4" draw:layer="layout" svg:width="0.178cm" svg:height="0.284cm" svg:x="7.663cm" svg:y="11.891cm" svg:viewBox="0 0 179 285" svg:d="M137 46c0 9-9 38-17 64-9 25-48 59-60 59-17 0-21-25-21-51 0-51 29-101 72-101 17 0 26 12 26 29zM90 251c0 12-8 17-22 21h-8c0 0-5 0-5 4v9c0 0 31-5 48-5 13 0 43 5 43 5v-5-8l-9-4c-9 0-17 0-13-17l55-243v-4c0-4-4-4-4-4-4 0-8 0-12 8l-13 17c-9-13-22-21-39-21-47 0-111 46-111 118 0 30 13 65 51 65 21 0 39-9 65-43h4z">
          <text:p/>
        </draw:path>
        <draw:path draw:style-name="gr8" draw:text-style-name="P4" draw:layer="layout" svg:width="0.127cm" svg:height="0.19cm" svg:x="7.863cm" svg:y="11.946cm" svg:viewBox="0 0 128 191" svg:d="M25 170c65-52 95-81 95-115s-22-55-57-55c-33 0-59 21-59 42 0 8 4 13 17 13 4 0 9 0 13-5v-29c8-4 12-4 21-4 26 0 39 12 39 42 0 34-35 65-94 115v17h128v-46h-13l-4 25z">
          <text:p/>
        </draw:path>
        <draw:path draw:style-name="gr8" draw:text-style-name="P4" draw:layer="layout" svg:width="0.06cm" svg:height="0.097cm" svg:x="8.041cm" svg:y="12.035cm" svg:viewBox="0 0 61 98" svg:d="M61 38c0-34-26-38-35-38-8 0-26 4-26 21s18 21 26 21c5 0 9 0 9 0h4c0 0 5 0 5 5 0 9-5 26-36 43l6 8c12-4 47-29 47-60z">
          <text:p/>
        </draw:path>
        <draw:path draw:style-name="gr8" draw:text-style-name="P4" draw:layer="layout" svg:width="0.144cm" svg:height="0.19cm" svg:x="8.207cm" svg:y="11.891cm" svg:viewBox="0 0 145 191" svg:d="M77 97c4 0 17 4 17 4 13 0 17-8 17-12 0-5-4-5-13-5h-17c-18 0-26-4-26-21 0-25 17-51 39-51 30 0 13 34 34 34 8 0 17-8 17-21s-17-25-43-25c-51 0-73 38-73 63 0 13 4 21 17 26-34 12-46 38-46 59s12 43 55 43c22 0 47-12 64-26l-4-8c-21 12-34 16-56 16-17 0-30-12-30-29s13-47 48-47z">
          <text:p/>
        </draw:path>
        <draw:path draw:style-name="gr8" draw:text-style-name="P4" draw:layer="layout" svg:width="0.174cm" svg:height="0.267cm" svg:x="5.18cm" svg:y="12.298cm" svg:viewBox="0 0 175 268" svg:d="M106 128c39-14 56-35 56-65 0-38-30-63-73-63-47 0-81 25-81 51 0 12 8 21 21 21 5 0 9 0 13-4v-34c13-9 26-13 38-13 30 0 48 21 48 51 0 29-22 46-60 46 0 0-5 0-9 0v23c9 0 17 0 21 0 38 0 57 16 57 46 0 34-23 60-61 60-8 0-21 0-30-9l-12-29c-5-5-9-5-13-5-13 0-21 9-21 21 0 17 29 43 76 43 61 0 99-38 99-81 0-34-26-55-69-59z">
          <text:p/>
        </draw:path>
        <draw:line draw:style-name="gr13" draw:text-style-name="P1" draw:layer="layout" svg:x1="5.617cm" svg:y1="12.705cm" svg:x2="5.617cm" svg:y2="12.221cm">
          <text:p/>
        </draw:line>
        <draw:path draw:style-name="gr8" draw:text-style-name="P4" draw:layer="layout" svg:width="0.178cm" svg:height="0.284cm" svg:x="5.872cm" svg:y="12.374cm" svg:viewBox="0 0 179 285" svg:d="M136 47c0 8-8 42-17 63-8 26-43 64-60 64s-21-30-21-55c0-51 29-102 73-102 17 0 25 13 25 30zM89 250c0 13-9 18-22 22h-8c0 0-4 0-4 5v8h4c0 0 26-4 44-4 16 0 42 4 42 4v-4-9l-9-4c-4 0-17 0-12-18l55-242v-4c0-4-4-4-4-4-4 0-9 0-13 8l-13 17c-8-12-21-21-38-21-48 0-111 47-111 119 0 34 12 68 50 68 22 0 39-13 69-47z">
          <text:p/>
        </draw:path>
        <draw:path draw:style-name="gr8" draw:text-style-name="P4" draw:layer="layout" svg:width="0.132cm" svg:height="0.135cm" svg:x="6.075cm" svg:y="12.489cm" svg:viewBox="0 0 133 136" svg:d="M31 80c0-25 13-72 47-72 13 0 17 4 21 13 4 8 4 21 4 29 0 13 0 38-12 55-9 13-22 18-34 18-9 0-26-9-26-43zM0 84c0 17 5 52 52 52 9 0 22 0 30-5 30-13 51-47 51-81 0-25-4-50-47-50-55 0-86 46-86 84z">
          <text:p/>
        </draw:path>
        <draw:path draw:style-name="gr8" draw:text-style-name="P4" draw:layer="layout" svg:width="0.059cm" svg:height="0.098cm" svg:x="6.258cm" svg:y="12.518cm" svg:viewBox="0 0 60 99" svg:d="M60 38c0-34-25-38-33-38-14 0-27 4-27 21s17 22 27 22c4 0 4 0 8 0h4c0 0 5 0 5 5 0 8-9 25-35 47l4 4c14-4 47-30 47-61z">
          <text:p/>
        </draw:path>
        <draw:path draw:style-name="gr8" draw:text-style-name="P4" draw:layer="layout" svg:width="0.161cm" svg:height="0.259cm" svg:x="6.428cm" svg:y="12.306cm" svg:viewBox="0 0 162 260" svg:d="M81 26c17 0 30 12 43 29l-90 115c-5-13-5-30-5-43 0-42 13-101 52-101zM81 0c-52 0-81 72-81 132 0 63 29 128 81 128 60 0 81-73 81-133 0-63-25-127-81-127zM132 81c5 17 5 34 5 51 0 46-17 102-56 102-18 0-30-17-39-39z">
          <text:p/>
        </draw:path>
        <draw:path draw:style-name="gr8" draw:text-style-name="P4" draw:layer="layout" svg:width="0.055cm" svg:height="0.098cm" svg:x="6.632cm" svg:y="12.518cm" svg:viewBox="0 0 56 99" svg:d="M56 38c0-34-27-38-35-38s-21 4-21 21 13 22 25 22h4 5c4 0 4 0 4 5 0 8-4 25-34 47l4 4c13-4 48-30 48-61z">
          <text:p/>
        </draw:path>
        <draw:path draw:style-name="gr8" draw:text-style-name="P4" draw:layer="layout" svg:width="0.178cm" svg:height="0.259cm" svg:x="6.793cm" svg:y="12.37cm" svg:viewBox="0 0 179 260" svg:d="M51 34c8-9 18-13 26-13 9 0 13 0 17 4 5 0 9 4 13 9 4 4 9 8 9 12 4 5 4 13 4 17 0 5 0 9-4 13 0 8-5 13-9 13-4 4-8 8-13 13-4 0-8 0-17 0-4 0-8 0-13 0-5-5-13-9-13-13-4 0-9-5-9-13-4-4-4-8-4-13 0-4 0-12 4-17 0-4 5-8 9-12zM124 17c-13-13-25-17-42-17-9 0-18 0-27 4-8 4-17 8-21 13-9 8-13 12-17 21-4 8-4 17-4 25 0 13 0 21 4 30s13 17 21 21c-13 13-21 22-21 35s4 21 17 26c-21 12-34 25-34 42 0 4 4 8 8 17 0 4 9 9 13 13 9 4 17 8 26 8 12 5 26 5 39 5 17 0 25 0 38-5 13-4 21-8 25-12 9-5 13-13 17-18 5-8 5-17 5-21 0-8 0-12-5-21 0-4-4-8-12-13-5-4-13-8-22-8-8-4-16-4-29-4-4 0-9 0-17 0-4 0-9 0-13 0-9 0-18 0-22-5-4 0-9-4-9-8 0-9 5-14 13-22 9 0 18 4 22 4 13 0 22-4 30-4 4-4 13-9 21-17 4-4 9-13 13-17 4-9 4-17 4-26 0-12-4-21-8-29 8-9 21-13 29-13h9c0 4 4 4 4 4l-4-25h-4c-17 0-34 4-47 17zM51 179c8 0 13 4 22 4s17 0 30 0h4 4c9 0 17 0 26 4 4 5 8 9 8 17 0 13-4 17-17 26-8 4-25 8-42 8-4 0-13 0-22-4-5 0-13 0-17-4-5 0-9-5-13-9s-4-8-4-13c0-8 8-21 21-29z">
          <text:p/>
        </draw:path>
        <draw:path draw:style-name="gr8" draw:text-style-name="P4" draw:layer="layout" svg:width="0.161cm" svg:height="0.259cm" svg:x="7.001cm" svg:y="12.306cm" svg:viewBox="0 0 162 260" svg:d="M82 26c17 0 29 12 38 29l-85 115c-4-13-9-30-9-43 0-42 17-101 56-101zM82 0c-51 0-82 72-82 132 0 63 31 128 82 128 59 0 80-73 80-133 0-63-25-127-80-127zM132 81c0 17 5 34 5 51 0 46-17 102-55 102-17 0-30-17-39-39z">
          <text:p/>
        </draw:path>
        <draw:path draw:style-name="gr8" draw:text-style-name="P4" draw:layer="layout" svg:width="0.178cm" svg:height="0.284cm" svg:x="7.663cm" svg:y="12.374cm" svg:viewBox="0 0 179 285" svg:d="M137 47c0 8-9 42-17 63-9 26-48 64-60 64-17 0-21-30-21-55 0-51 29-102 72-102 17 0 26 13 26 30zM90 250c0 13-8 18-22 22h-8c0 0-5 0-5 5v8c0 0 31-4 48-4 13 0 43 4 43 4v-4-9l-9-4c-9 0-17 0-13-18l55-242v-4c0-4-4-4-4-4-4 0-8 0-12 8l-13 17c-9-12-22-21-39-21-47 0-111 47-111 119 0 34 13 68 51 68 21 0 39-13 65-47h4z">
          <text:p/>
        </draw:path>
        <draw:path draw:style-name="gr8" draw:text-style-name="P4" draw:layer="layout" svg:width="0.131cm" svg:height="0.191cm" svg:x="7.863cm" svg:y="12.433cm" svg:viewBox="0 0 132 192" svg:d="M64 0c-39 0-64 34-64 95 0 63 25 97 64 97s68-34 68-97c0-61-29-95-68-95zM64 13c26 0 39 26 39 82 0 55-13 85-39 85s-39-30-39-85c0-56 13-82 39-82z">
          <text:p/>
        </draw:path>
        <draw:path draw:style-name="gr8" draw:text-style-name="P4" draw:layer="layout" svg:width="0.06cm" svg:height="0.098cm" svg:x="8.041cm" svg:y="12.518cm" svg:viewBox="0 0 61 99" svg:d="M61 38c0-34-26-38-35-38-8 0-26 4-26 21s18 22 26 22c5 0 9 0 9 0h4c0 0 5 0 5 5 0 8-5 25-36 47l6 4c12-4 47-30 47-61z">
          <text:p/>
        </draw:path>
        <draw:path draw:style-name="gr8" draw:text-style-name="P4" draw:layer="layout" svg:width="0.051cm" svg:height="0.102cm" svg:x="8.207cm" svg:y="12.289cm" svg:viewBox="0 0 52 103" svg:d="M34 0c-22 21-34 47-34 68 0 22 12 35 29 35 14 0 23-9 23-22 0-4 0-9-5-13h-26c0-4 0-8 0-8 0-22 8-39 31-60z">
          <text:p/>
        </draw:path>
        <draw:path draw:style-name="gr8" draw:text-style-name="P4" draw:layer="layout" svg:width="0.178cm" svg:height="0.259cm" svg:x="8.283cm" svg:y="12.37cm" svg:viewBox="0 0 179 260" svg:d="M47 34c8-9 21-13 30-13 4 0 12 0 16 4 5 0 9 4 13 9 4 4 4 8 9 12 0 5 4 13 4 17 0 5-4 9-4 13-5 8-5 13-9 13-4 4-8 8-13 13-4 0-12 0-16 0-5 0-9 0-13 0-9-5-13-9-17-13 0 0-5-5-9-13 0-4 0-8 0-13 0-4 0-12 0-17 4-4 4-8 9-12zM123 17c-13-13-25-17-46-17-9 0-18 0-26 4-9 4-13 8-21 13-5 8-9 12-13 21-4 8-8 17-8 25 0 13 4 21 8 30s13 17 21 21c-17 13-21 22-21 35s4 21 13 26c-17 12-30 25-30 42 0 4 4 8 4 17 5 4 9 9 17 13 4 4 13 8 26 8 8 5 21 5 38 5 13 0 25 0 38-5 9-4 17-8 26-12 8-5 12-13 17-18 4-8 4-17 4-21 0-8 0-12-4-21-5-4-9-8-13-13-4-4-13-8-21-8-9-4-17-4-30-4-4 0-9 0-17 0-4 0-8 0-13 0-13 0-17 0-25-5-5 0-5-4-5-8 0-9 5-14 13-22 9 0 13 4 22 4 8 0 16-4 25-4 8-4 17-9 21-17 9-4 13-13 17-17 4-9 4-17 4-26 0-12-4-21-8-29 8-9 17-13 30-13h9c0 4 0 4 4 4l-4-25h-5c-17 0-34 4-47 17zM51 179c4 0 13 4 21 4 9 0 17 0 26 0 4 0 4 0 4 0h4c13 0 21 0 26 4 8 5 12 9 12 17 0 13-8 17-17 26-12 4-25 8-42 8-8 0-13 0-21-4-9 0-13 0-17-4-9 0-13-5-13-9-4-4-4-8-4-13 0-8 4-21 21-29z">
          <text:p/>
        </draw:path>
        <draw:path draw:style-name="gr8" draw:text-style-name="P4" draw:layer="layout" svg:width="0.161cm" svg:height="0.259cm" svg:x="8.491cm" svg:y="12.306cm" svg:viewBox="0 0 162 260" svg:d="M81 26c17 0 29 12 38 29l-85 115c-4-13-9-30-9-43 0-42 18-101 56-101zM81 0c-56 0-81 72-81 132 0 63 30 128 81 128 56 0 81-73 81-133 0-63-29-127-81-127zM128 81c5 17 9 34 9 51 0 46-18 102-56 102-17 0-30-17-38-39z">
          <text:p/>
        </draw:path>
        <draw:path draw:style-name="gr8" draw:text-style-name="P4" draw:layer="layout" svg:width="0.179cm" svg:height="0.259cm" svg:x="8.686cm" svg:y="12.37cm" svg:viewBox="0 0 180 260" svg:d="M51 34c5-9 17-13 26-13 4 0 12 0 17 4 4 0 8 4 12 9 5 4 9 8 9 12 4 5 4 13 4 17 0 5 0 9-4 13 0 8-4 13-9 13-4 4-8 8-12 13-5 0-9 0-17 0-4 0-9 0-13 0-8-5-13-9-13-13-4 0-8-5-8-13-4-4-4-8-4-13 0-4 0-12 0-17 4-4 8-8 12-12zM124 17c-13-13-26-17-47-17-9 0-17 0-21 4-9 4-17 8-26 13-4 8-9 12-13 21-4 8-8 17-8 25 0 13 4 21 8 30s13 17 22 21c-13 13-22 22-22 35s4 21 17 26c-21 12-34 25-34 42 0 4 5 8 9 17 0 4 8 9 12 13 9 4 18 8 26 8 13 5 26 5 38 5 13 0 26 0 39-5 9-4 18-8 26-12 8-5 13-13 17-18 4-8 4-17 4-21 0-8 0-12-4-21-4-4-9-8-13-13-4-4-12-8-21-8-9-4-18-4-31-4-4 0-8 0-17 0-4 0-8 0-12 0-9 0-17 0-22-5-8 0-8-4-8-8 0-9 4-14 13-22 8 0 17 4 21 4 12 0 21-4 25-4 9-4 17-9 22-17 9-4 13-13 18-17 4-9 4-17 4-26 0-12-4-21-9-29 9-9 21-13 30-13h8c0 4 0 4 5 4l-5-25h-4c-17 0-34 4-47 17zM51 179c5 0 13 4 22 4 8 0 16 0 29 0h4c13 0 23 0 31 4 5 5 9 9 9 17 0 13-4 17-17 26-14 4-27 8-44 8-4 0-12 0-21-4-8 0-13 0-17-4-4 0-13-5-13-9-4-4-4-8-4-13 0-8 4-21 21-29z">
          <text:p/>
        </draw:path>
        <draw:path draw:style-name="gr8" draw:text-style-name="P4" draw:layer="layout" svg:width="0.162cm" svg:height="0.259cm" svg:x="8.894cm" svg:y="12.306cm" svg:viewBox="0 0 163 260" svg:d="M82 26c17 0 30 12 38 29l-86 115c-4-13-8-30-8-43 0-42 18-101 56-101zM82 0c-52 0-82 72-82 132 0 63 30 128 82 128 59 0 81-73 81-133 0-63-26-127-81-127zM133 81c0 17 4 34 4 51 0 46-17 102-55 102-17 0-30-17-38-39z">
          <text:p/>
        </draw:path>
        <draw:path draw:style-name="gr8" draw:text-style-name="P4" draw:layer="layout" svg:width="0.051cm" svg:height="0.102cm" svg:x="9.09cm" svg:y="12.289cm" svg:viewBox="0 0 52 103" svg:d="M17 103c22-22 35-48 35-69s-13-34-31-34c-13 0-21 9-21 21 0 5 0 9 4 13h25c0 4 0 9 0 9 0 17-12 38-29 60z">
          <text:p/>
        </draw:path>
        <draw:path draw:style-name="gr8" draw:text-style-name="P4" draw:layer="layout" svg:width="0.196cm" svg:height="0.272cm" svg:x="5.175cm" svg:y="12.785cm" svg:viewBox="0 0 197 273" svg:d="M132 0l-132 163v21h123v89h30v-89h44v-21h-44v-163zM123 43v120h-93z">
          <text:p/>
        </draw:path>
        <draw:line draw:style-name="gr13" draw:text-style-name="P1" draw:layer="layout" svg:x1="5.617cm" svg:y1="13.188cm" svg:x2="5.617cm" svg:y2="12.705cm">
          <text:p/>
        </draw:line>
        <draw:path draw:style-name="gr8" draw:text-style-name="P4" draw:layer="layout" svg:width="0.178cm" svg:height="0.285cm" svg:x="5.872cm" svg:y="12.857cm" svg:viewBox="0 0 179 286" svg:d="M136 47c0 9-8 44-17 65-8 29-43 63-60 63s-21-29-21-55c0-46 29-103 73-103 17 0 25 13 25 30zM89 256c0 8-9 13-22 17h-8c0 0-4 0-4 4v9h4c0 0 26 0 44 0 16 0 42 0 42 0v-9c0-4 0-4 0-4h-9c-4-4-17-4-12-17l55-243c0-4 0-4 0-8 0-5-4-5-4-5-4 0-9 0-13 9l-13 17c-8-13-21-21-38-21-48 0-111 51-111 119 0 34 12 68 50 68 22 0 39-12 69-46z">
          <text:p/>
        </draw:path>
        <draw:path draw:style-name="gr8" draw:text-style-name="P4" draw:layer="layout" svg:width="0.132cm" svg:height="0.136cm" svg:x="6.075cm" svg:y="12.972cm" svg:viewBox="0 0 133 137" svg:d="M31 82c0-27 13-73 47-73 13 0 17 4 21 12 4 9 4 22 4 30 0 14 0 39-12 56-9 13-22 17-34 17-9 0-26-8-26-42zM0 86c0 17 5 51 52 51 9 0 22 0 30-4 30-13 51-47 51-82 0-25-4-51-47-51-55 0-86 47-86 86z">
          <text:p/>
        </draw:path>
        <draw:path draw:style-name="gr8" draw:text-style-name="P4" draw:layer="layout" svg:width="0.059cm" svg:height="0.101cm" svg:x="6.258cm" svg:y="13.002cm" svg:viewBox="0 0 60 102" svg:d="M60 38c0-34-25-38-35-38-12 0-25 4-25 21s17 21 25 21c6 0 6 0 10 0h4c0 0 4 0 4 4 0 9-8 30-35 48l5 8c12-4 47-34 47-64z">
          <text:p/>
        </draw:path>
        <draw:polygon draw:style-name="gr8" draw:text-style-name="P4" draw:layer="layout" svg:width="0.085cm" svg:height="0.254cm" svg:x="6.445cm" svg:y="12.79cm" svg:viewBox="0 0 86 255" draw:points="86,0 64,0 0,39 4,51 55,39 55,255 86,255">
          <text:p/>
        </draw:polygon>
        <draw:path draw:style-name="gr8" draw:text-style-name="P4" draw:layer="layout" svg:width="0.055cm" svg:height="0.097cm" svg:x="6.632cm" svg:y="13.002cm" svg:viewBox="0 0 56 98" svg:d="M56 38c0-34-27-38-35-38s-21 4-21 21 13 21 25 21h4 5c4 0 4 0 4 5 0 9-4 26-34 47l4 4c13-4 48-29 48-60z">
          <text:p/>
        </draw:path>
        <draw:path draw:style-name="gr8" draw:text-style-name="P4" draw:layer="layout" svg:width="0.178cm" svg:height="0.259cm" svg:x="6.793cm" svg:y="12.853cm" svg:viewBox="0 0 179 260" svg:d="M51 34c8-8 18-13 26-13 9 0 13 5 17 5 5 4 9 4 13 8 4 5 9 9 9 13 4 4 4 13 4 17s0 8-4 17c0 4-5 8-9 13-4 0-8 4-13 8-4 0-8 0-17 0-4 0-8 0-13 0-5-4-13-4-13-8-4-5-9-9-9-13-4-9-4-13-4-17s0-13 4-17c0-4 5-8 9-13zM124 17c-13-13-25-17-42-17-9 0-18 0-27 4-8 5-17 9-21 13-9 9-13 13-17 22-4 8-4 16-4 25 0 13 0 21 4 30 4 8 13 16 21 21-13 12-21 25-21 34 0 12 4 21 17 25-21 14-34 27-34 44 0 4 4 12 8 17 0 4 9 8 13 12 9 4 17 9 26 9 12 4 26 4 39 4 17 0 25 0 38-4 13-5 21-9 25-13 9-4 13-8 17-17 5-8 5-13 5-21 0-9 0-13-5-17 0-9-4-14-12-18-5-4-13-9-22-9-8-4-16-4-29-4-4 0-9 0-17 0-4 0-9 0-13 0-9 0-18 0-22-4-4 0-9-4-9-9 0-4 5-12 13-21 9 4 18 4 22 4 13 0 22 0 30-4 4-4 13-8 21-13 4-8 9-12 13-21 4-8 4-17 4-25 0-13-4-21-8-30 8-8 21-8 29-8h9 4l-4-26h-4c-17 0-34 9-47 17zM51 184c8 0 13 0 22 0s17 0 30 0h4 4c9 0 17 0 26 4 4 4 8 13 8 17 0 13-4 21-17 25-8 5-25 9-42 9-4 0-13 0-22 0-5-4-13-4-17-4-5-5-9-9-13-13s-4-9-4-13c0-8 8-17 21-25z">
          <text:p/>
        </draw:path>
        <draw:path draw:style-name="gr8" draw:text-style-name="P4" draw:layer="layout" svg:width="0.161cm" svg:height="0.258cm" svg:x="7.001cm" svg:y="12.79cm" svg:viewBox="0 0 162 259" svg:d="M82 25c17 0 29 13 38 34l-85 110c-4-12-9-29-9-42 0-43 17-102 56-102zM82 0c-51 0-82 72-82 131 0 64 31 128 82 128 59 0 80-73 80-132 0-60-25-127-80-127zM132 84c0 13 5 34 5 51 0 47-17 98-55 98-17 0-30-17-39-34z">
          <text:p/>
        </draw:path>
        <draw:path draw:style-name="gr8" draw:text-style-name="P4" draw:layer="layout" svg:width="0.178cm" svg:height="0.285cm" svg:x="7.663cm" svg:y="12.857cm" svg:viewBox="0 0 179 286" svg:d="M137 47c0 9-9 44-17 65-9 29-48 63-60 63-17 0-21-29-21-55 0-46 29-103 72-103 17 0 26 13 26 30zM90 256c0 8-8 13-22 17h-8c0 0-5 0-5 4v9c0 0 31 0 48 0 13 0 43 0 43 0v-9c0-4 0-4 0-4h-9c-9-4-17-4-13-17l55-243c0-4 0-4 0-8 0-5-4-5-4-5-4 0-8 0-12 9l-13 17c-9-13-22-21-39-21-47 0-111 51-111 119 0 34 13 68 51 68 21 0 39-12 65-46h4z">
          <text:p/>
        </draw:path>
        <draw:path draw:style-name="gr8" draw:text-style-name="P4" draw:layer="layout" svg:width="0.131cm" svg:height="0.191cm" svg:x="7.863cm" svg:y="12.917cm" svg:viewBox="0 0 132 192" svg:d="M64 0c-39 0-64 34-64 93 0 65 25 99 64 99s68-34 68-99c0-59-29-93-68-93zM64 13c26 0 39 29 39 80 0 56-13 86-39 86s-39-25-39-82c0-55 13-84 39-84z">
          <text:p/>
        </draw:path>
        <draw:path draw:style-name="gr8" draw:text-style-name="P4" draw:layer="layout" svg:width="0.06cm" svg:height="0.101cm" svg:x="8.041cm" svg:y="13.002cm" svg:viewBox="0 0 61 102" svg:d="M61 38c0-34-26-38-35-38-8 0-26 4-26 21s18 21 26 21c5 0 9 0 9 0h4c0 0 5 0 5 4 0 9-5 30-36 48l6 8c12-4 47-34 47-64z">
          <text:p/>
        </draw:path>
        <draw:path draw:style-name="gr8" draw:text-style-name="P4" draw:layer="layout" svg:width="0.051cm" svg:height="0.102cm" svg:x="8.207cm" svg:y="12.773cm" svg:viewBox="0 0 52 103" svg:d="M34 0c-22 22-34 48-34 69s12 34 29 34c14 0 23-9 23-22 0-4 0-8-5-12h-26c0-5 0-9 0-9 0-21 8-38 31-60z">
          <text:p/>
        </draw:path>
        <draw:path draw:style-name="gr8" draw:text-style-name="P4" draw:layer="layout" svg:width="0.178cm" svg:height="0.259cm" svg:x="8.283cm" svg:y="12.853cm" svg:viewBox="0 0 179 260" svg:d="M47 34c8-8 21-13 30-13 4 0 12 5 16 5 5 4 9 4 13 8 4 5 4 9 9 13 0 4 4 13 4 17s-4 8-4 17c-5 4-5 8-9 13-4 0-8 4-13 8-4 0-12 0-16 0-5 0-9 0-13 0-9-4-13-4-17-8 0-5-5-9-9-13 0-9 0-13 0-17s0-13 0-17c4-4 4-8 9-13zM123 17c-13-13-25-17-46-17-9 0-18 0-26 4-9 5-13 9-21 13-5 9-9 13-13 22-4 8-8 16-8 25 0 13 4 21 8 30 4 8 13 16 21 21-17 12-21 25-21 34 0 12 4 21 13 25-17 14-30 27-30 44 0 4 4 12 4 17 5 4 9 8 17 12 4 4 13 9 26 9 8 4 21 4 38 4 13 0 25 0 38-4 9-5 17-9 26-13 8-4 12-8 17-17 4-8 4-13 4-21 0-9 0-13-4-17-5-9-9-14-13-18s-13-9-21-9c-9-4-17-4-30-4-4 0-9 0-17 0-4 0-8 0-13 0-13 0-17 0-25-4-5 0-5-4-5-9 0-4 5-12 13-21 9 4 13 4 22 4 8 0 16 0 25-4 8-4 17-8 21-13 9-8 13-12 17-21 4-8 4-17 4-25 0-13-4-21-8-30 8-8 17-8 30-8h9 4l-4-26h-5c-17 0-34 9-47 17zM51 184c4 0 13 0 21 0 9 0 17 0 26 0 4 0 4 0 4 0h4c13 0 21 0 26 4 8 4 12 13 12 17 0 13-8 21-17 25-12 5-25 9-42 9-8 0-13 0-21 0-9-4-13-4-17-4-9-5-13-9-13-13-4-4-4-9-4-13 0-8 4-17 21-25z">
          <text:p/>
        </draw:path>
        <draw:polygon draw:style-name="gr8" draw:text-style-name="P4" draw:layer="layout" svg:width="0.085cm" svg:height="0.254cm" svg:x="8.508cm" svg:y="12.79cm" svg:viewBox="0 0 86 255" draw:points="86,0 65,0 0,39 4,51 56,39 56,255 86,255">
          <text:p/>
        </draw:polygon>
        <draw:path draw:style-name="gr8" draw:text-style-name="P4" draw:layer="layout" svg:width="0.179cm" svg:height="0.259cm" svg:x="8.686cm" svg:y="12.853cm" svg:viewBox="0 0 180 260" svg:d="M51 34c5-8 17-13 26-13 4 0 12 5 17 5 4 4 8 4 12 8 5 5 9 9 9 13 4 4 4 13 4 17s0 8-4 17c0 4-4 8-9 13-4 0-8 4-12 8-5 0-9 0-17 0-4 0-9 0-13 0-8-4-13-4-13-8-4-5-8-9-8-13-4-9-4-13-4-17s0-13 0-17c4-4 8-8 12-13zM124 17c-13-13-26-17-47-17-9 0-17 0-21 4-9 5-17 9-26 13-4 9-9 13-13 22-4 8-8 16-8 25 0 13 4 21 8 30 4 8 13 16 22 21-13 12-22 25-22 34 0 12 4 21 17 25-21 14-34 27-34 44 0 4 5 12 9 17 0 4 8 8 12 12 9 4 18 9 26 9 13 4 26 4 38 4 13 0 26 0 39-4 9-5 18-9 26-13s13-8 17-17c4-8 4-13 4-21 0-9 0-13-4-17-4-9-9-14-13-18s-12-9-21-9c-9-4-18-4-31-4-4 0-8 0-17 0-4 0-8 0-12 0-9 0-17 0-22-4-8 0-8-4-8-9 0-4 4-12 13-21 8 4 17 4 21 4 12 0 21 0 25-4 9-4 17-8 22-13 9-8 13-12 18-21 4-8 4-17 4-25 0-13-4-21-9-30 9-8 21-8 30-8h8 5l-5-26h-4c-17 0-34 9-47 17zM51 184c5 0 13 0 22 0 8 0 16 0 29 0h4c13 0 23 0 31 4 5 4 9 13 9 17 0 13-4 21-17 25-14 5-27 9-44 9-4 0-12 0-21 0-8-4-13-4-17-4-4-5-13-9-13-13-4-4-4-9-4-13 0-8 4-17 21-25z">
          <text:p/>
        </draw:path>
        <draw:path draw:style-name="gr8" draw:text-style-name="P4" draw:layer="layout" svg:width="0.162cm" svg:height="0.258cm" svg:x="8.894cm" svg:y="12.79cm" svg:viewBox="0 0 163 259" svg:d="M82 25c17 0 30 13 38 34l-86 110c-4-12-8-29-8-42 0-43 18-102 56-102zM82 0c-52 0-82 72-82 131 0 64 30 128 82 128 55 0 81-73 81-132 0-60-30-127-81-127zM129 84c4 13 8 34 8 51 0 47-17 98-55 98-17 0-30-17-38-34z">
          <text:p/>
        </draw:path>
        <draw:path draw:style-name="gr8" draw:text-style-name="P4" draw:layer="layout" svg:width="0.051cm" svg:height="0.101cm" svg:x="9.09cm" svg:y="12.773cm" svg:viewBox="0 0 52 102" svg:d="M17 102c22-21 35-46 35-67 0-22-13-35-31-35-13 0-21 9-21 22 0 4 0 8 4 13h25c0 4 0 8 0 8 0 21-12 38-29 59z">
          <text:p/>
        </draw:path>
        <draw:path draw:style-name="gr8" draw:text-style-name="P4" draw:layer="layout" svg:width="0.165cm" svg:height="0.259cm" svg:x="5.184cm" svg:y="13.273cm" svg:viewBox="0 0 166 260" svg:d="M22 0v124c9 0 17 0 34 0 51 0 77 17 77 55s-26 64-60 64c-8 0-17-4-25-4l-17-34c0 0-5 0-9 0-14 0-22 8-22 17 0 21 26 38 69 38 59 0 97-38 97-89 0-43-29-72-80-72-13 0-26 4-43 8v-76h115v-31z">
          <text:p/>
        </draw:path>
        <draw:line draw:style-name="gr13" draw:text-style-name="P1" draw:layer="layout" svg:x1="5.617cm" svg:y1="13.672cm" svg:x2="5.617cm" svg:y2="13.188cm">
          <text:p/>
        </draw:line>
        <draw:path draw:style-name="gr8" draw:text-style-name="P4" draw:layer="layout" svg:width="0.178cm" svg:height="0.284cm" svg:x="5.872cm" svg:y="13.341cm" svg:viewBox="0 0 179 285" svg:d="M136 51c0 4-8 38-17 59-8 30-43 65-60 65s-21-31-21-56c0-47 29-102 73-102 17 0 25 17 25 34zM89 255c0 9-9 18-22 18h-8l-4 4v8h4c0 0 26 0 44 0 16 0 42 0 42 0v-8c0-4 0-4 0-4h-9c-4 0-17-5-12-18l55-242c0-4 0-4 0-9 0-4-4-4-4-4-4 0-9 4-13 9l-13 16c-8-12-21-21-38-21-48 0-111 51-111 123 0 31 12 65 50 65 22 0 39-9 69-48z">
          <text:p/>
        </draw:path>
        <draw:path draw:style-name="gr8" draw:text-style-name="P4" draw:layer="layout" svg:width="0.132cm" svg:height="0.135cm" svg:x="6.075cm" svg:y="13.456cm" svg:viewBox="0 0 133 136" svg:d="M31 80c0-25 13-68 47-68 13 0 17 5 21 13s4 17 4 25c0 13 0 39-12 55-9 14-22 23-34 23-9 0-26-13-26-48zM0 84c0 17 5 52 52 52 9 0 22 0 30-4 30-13 51-48 51-82 0-21-4-50-47-50-55 0-86 46-86 84z">
          <text:p/>
        </draw:path>
        <draw:path draw:style-name="gr8" draw:text-style-name="P4" draw:layer="layout" svg:width="0.059cm" svg:height="0.102cm" svg:x="6.258cm" svg:y="13.485cm" svg:viewBox="0 0 60 103" svg:d="M60 38c0-34-25-38-35-38-12 0-25 4-25 26 0 17 17 21 25 21 6 0 6-4 10-4h4c0 0 4 4 4 8s-8 25-35 42l5 10c12-5 47-35 47-65z">
          <text:p/>
        </draw:path>
        <draw:path draw:style-name="gr8" draw:text-style-name="P4" draw:layer="layout" svg:width="0.161cm" svg:height="0.259cm" svg:x="6.428cm" svg:y="13.273cm" svg:viewBox="0 0 162 260" svg:d="M81 26c17 0 30 13 43 35l-90 114c-5-17-5-30-5-47 0-42 13-102 52-102zM81 0c-52 0-81 78-81 137s29 123 81 123c60 0 81-72 81-132 0-59-25-128-81-128zM132 86c5 17 5 34 5 51 0 47-17 97-56 97-18 0-30-17-39-33z">
          <text:p/>
        </draw:path>
        <draw:path draw:style-name="gr8" draw:text-style-name="P4" draw:layer="layout" svg:width="0.055cm" svg:height="0.102cm" svg:x="6.632cm" svg:y="13.485cm" svg:viewBox="0 0 56 103" svg:d="M56 38c0-34-27-38-35-38-9 0-21 4-21 26 0 17 12 21 25 21l4-4h4c5 0 5 4 5 8s-5 25-34 42l4 10c13-5 48-35 48-65z">
          <text:p/>
        </draw:path>
        <draw:path draw:style-name="gr8" draw:text-style-name="P4" draw:layer="layout" svg:width="0.178cm" svg:height="0.258cm" svg:x="6.793cm" svg:y="13.337cm" svg:viewBox="0 0 179 259" svg:d="M51 34c8-9 18-13 26-13 9 0 13 4 17 4 5 4 9 4 13 9 4 4 9 8 9 12 4 9 4 13 4 17 0 5 0 13-4 17 0 4-5 9-9 13s-8 4-13 8c-4 0-8 5-17 5-4 0-8-5-13-5-5-4-13-4-13-8-4-4-9-9-9-13-4-4-4-12-4-17 0-4 0-8 4-17 0-4 5-8 9-12zM124 17c-13-13-25-17-42-17-9 0-18 0-27 4-8 4-17 9-21 17-9 4-13 13-17 17-4 8-4 17-4 25 0 13 0 21 4 30 4 8 13 17 21 21-13 13-21 26-21 34 0 13 4 21 17 26-21 12-34 29-34 43 0 4 4 13 8 17 0 4 9 8 13 13 9 4 17 8 26 12 12 0 26 0 39 0 17 0 25 0 38-4 13 0 21-8 25-13 9-4 13-8 17-17 5-8 5-12 5-22 0-8 0-12-5-17 0-8-4-12-12-17-5-4-13-8-22-8-8-4-16-4-29-4-4 0-9 0-17 0-4 0-9 0-13 0-9 0-18 0-22 0-4-5-9-9-9-13s5-13 13-21c9 4 18 4 22 4 13 0 22 0 30-4 4-4 13-9 21-13 4-9 9-13 13-21 4-9 4-17 4-26 0-8-4-21-8-29 8-9 21-9 29-9h9 4l-4-25h-4c-17 0-34 8-47 17zM51 182c8 0 13 0 22 0s17 0 30 0h4 4c9 0 17 4 26 4 4 5 8 13 8 17 0 14-4 22-17 27-8 8-25 8-42 8-4 0-13 0-22 0-5 0-13-4-17-4-5-4-9-9-13-9-4-4-4-8-4-17s8-17 21-26z">
          <text:p/>
        </draw:path>
        <draw:polygon draw:style-name="gr8" draw:text-style-name="P4" draw:layer="layout" svg:width="0.085cm" svg:height="0.255cm" svg:x="7.018cm" svg:y="13.277cm" svg:viewBox="0 0 86 256" draw:points="86,0 63,0 0,34 4,51 55,38 55,256 86,256">
          <text:p/>
        </draw:polygon>
        <draw:path draw:style-name="gr8" draw:text-style-name="P4" draw:layer="layout" svg:width="0.178cm" svg:height="0.284cm" svg:x="7.663cm" svg:y="13.341cm" svg:viewBox="0 0 179 285" svg:d="M137 51c0 4-9 38-17 59-9 30-48 65-60 65-17 0-21-31-21-56 0-47 29-102 72-102 17 0 26 17 26 34zM90 255c0 9-8 18-22 18h-8l-5 4v8c0 0 31 0 48 0 13 0 43 0 43 0v-8c0-4 0-4 0-4h-9c-9 0-17-5-13-18l55-242c0-4 0-4 0-9 0-4-4-4-4-4-4 0-8 4-12 9l-13 16c-9-12-22-21-39-21-47 0-111 51-111 123 0 31 13 65 51 65 21 0 39-9 65-48h4z">
          <text:p/>
        </draw:path>
        <draw:path draw:style-name="gr8" draw:text-style-name="P4" draw:layer="layout" svg:width="0.131cm" svg:height="0.191cm" svg:x="7.863cm" svg:y="13.4cm" svg:viewBox="0 0 132 192" svg:d="M64 0c-39 0-64 34-64 98 0 59 25 94 64 94s68-35 68-94c0-64-29-98-68-98zM64 13c26 0 39 30 39 85s-13 80-39 80-39-25-39-80 13-85 39-85z">
          <text:p/>
        </draw:path>
        <draw:path draw:style-name="gr8" draw:text-style-name="P4" draw:layer="layout" svg:width="0.06cm" svg:height="0.102cm" svg:x="8.041cm" svg:y="13.485cm" svg:viewBox="0 0 61 103" svg:d="M61 38c0-34-26-38-35-38-8 0-26 4-26 26 0 17 18 21 26 21 5 0 9-4 9-4h4c0 0 5 4 5 8s-5 25-36 42l6 10c12-5 47-35 47-65z">
          <text:p/>
        </draw:path>
        <draw:path draw:style-name="gr8" draw:text-style-name="P4" draw:layer="layout" svg:width="0.051cm" svg:height="0.102cm" svg:x="8.207cm" svg:y="13.256cm" svg:viewBox="0 0 52 103" svg:d="M34 0c-22 21-34 48-34 69s12 34 29 34c14 0 23-8 23-21 0-4 0-9-5-13h-26c0-4 0-4 0-8 0-18 8-40 31-61z">
          <text:p/>
        </draw:path>
        <draw:path draw:style-name="gr8" draw:text-style-name="P4" draw:layer="layout" svg:width="0.178cm" svg:height="0.258cm" svg:x="8.283cm" svg:y="13.337cm" svg:viewBox="0 0 179 259" svg:d="M47 34c8-9 21-13 30-13 4 0 12 4 16 4 5 4 9 4 13 9 4 4 4 8 9 12 0 9 4 13 4 17 0 5-4 13-4 17-5 4-5 9-9 13s-8 4-13 8c-4 0-12 5-16 5-5 0-9-5-13-5-9-4-13-4-17-8 0-4-5-9-9-13 0-4 0-12 0-17 0-4 0-8 0-17 4-4 4-8 9-12zM123 17c-13-13-25-17-46-17-9 0-18 0-26 4-9 4-13 9-21 17-5 4-9 13-13 17-4 8-8 17-8 25 0 13 4 21 8 30 4 8 13 17 21 21-17 13-21 26-21 34 0 13 4 21 13 26-17 12-30 29-30 43 0 4 4 13 4 17 5 4 9 8 17 13 4 4 13 8 26 12 8 0 21 0 38 0 13 0 25 0 38-4 9 0 17-8 26-13 8-4 12-8 17-17 4-8 4-12 4-22 0-8 0-12-4-17-5-8-9-12-13-17-4-4-13-8-21-8-9-4-17-4-30-4-4 0-9 0-17 0-4 0-8 0-13 0-13 0-17 0-25 0-5-5-5-9-5-13s5-13 13-21c9 4 13 4 22 4 8 0 16 0 25-4 8-4 17-9 21-13 9-9 13-13 17-21 4-9 4-17 4-26 0-8-4-21-8-29 8-9 17-9 30-9h9 4l-4-25h-5c-17 0-34 8-47 17zM51 182c4 0 13 0 21 0 9 0 17 0 26 0 4 0 4 0 4 0h4c13 0 21 4 26 4 8 5 12 13 12 17 0 14-8 22-17 27-12 8-25 8-42 8-8 0-13 0-21 0-9 0-13-4-17-4-9-4-13-9-13-9-4-4-4-8-4-17s4-17 21-26z">
          <text:p/>
        </draw:path>
        <draw:path draw:style-name="gr8" draw:text-style-name="P4" draw:layer="layout" svg:width="0.161cm" svg:height="0.259cm" svg:x="8.491cm" svg:y="13.273cm" svg:viewBox="0 0 162 260" svg:d="M81 26c17 0 29 13 38 35l-85 114c-4-17-9-30-9-47 0-42 18-102 56-102zM81 0c-56 0-81 78-81 137s30 123 81 123c56 0 81-72 81-132 0-59-29-128-81-128zM128 86c5 17 9 34 9 51 0 47-18 97-56 97-17 0-30-17-38-33z">
          <text:p/>
        </draw:path>
        <draw:path draw:style-name="gr8" draw:text-style-name="P4" draw:layer="layout" svg:width="0.179cm" svg:height="0.258cm" svg:x="8.686cm" svg:y="13.337cm" svg:viewBox="0 0 180 259" svg:d="M51 34c5-9 17-13 26-13 4 0 12 4 17 4 4 4 8 4 12 9 5 4 9 8 9 12 4 9 4 13 4 17 0 5 0 13-4 17 0 4-4 9-9 13-4 4-8 4-12 8-5 0-9 5-17 5-4 0-9-5-13-5-8-4-13-4-13-8-4-4-8-9-8-13-4-4-4-12-4-17 0-4 0-8 0-17 4-4 8-8 12-12zM124 17c-13-13-26-17-47-17-9 0-17 0-21 4-9 4-17 9-26 17-4 4-9 13-13 17-4 8-8 17-8 25 0 13 4 21 8 30 4 8 13 17 22 21-13 13-22 26-22 34 0 13 4 21 17 26-21 12-34 29-34 43 0 4 5 13 9 17 0 4 8 8 12 13 9 4 18 8 26 12 13 0 26 0 38 0 13 0 26 0 39-4 9 0 18-8 26-13 8-4 13-8 17-17 4-8 4-12 4-22 0-8 0-12-4-17-4-8-9-12-13-17-4-4-12-8-21-8-9-4-18-4-31-4-4 0-8 0-17 0-4 0-8 0-12 0-9 0-17 0-22 0-8-5-8-9-8-13s4-13 13-21c8 4 17 4 21 4 12 0 21 0 25-4 9-4 17-9 22-13 9-9 13-13 18-21 4-9 4-17 4-26 0-8-4-21-9-29 9-9 21-9 30-9h8 5l-5-25h-4c-17 0-34 8-47 17zM51 182c5 0 13 0 22 0 8 0 16 0 29 0h4c13 0 23 4 31 4 5 5 9 13 9 17 0 14-4 22-17 27-14 8-27 8-44 8-4 0-12 0-21 0-8 0-13-4-17-4-4-4-13-9-13-9-4-4-4-8-4-17s4-17 21-26z">
          <text:p/>
        </draw:path>
        <draw:polygon draw:style-name="gr8" draw:text-style-name="P4" draw:layer="layout" svg:width="0.085cm" svg:height="0.255cm" svg:x="8.911cm" svg:y="13.277cm" svg:viewBox="0 0 86 256" draw:points="86,0 65,0 0,34 5,51 56,38 56,256 86,256">
          <text:p/>
        </draw:polygon>
        <draw:path draw:style-name="gr8" draw:text-style-name="P4" draw:layer="layout" svg:width="0.051cm" svg:height="0.102cm" svg:x="9.09cm" svg:y="13.256cm" svg:viewBox="0 0 52 103" svg:d="M17 103c22-21 35-47 35-68 0-22-13-35-31-35-13 0-21 9-21 22 0 4 0 9 4 13h25c0 4 0 9 0 9 0 21-12 38-29 59z">
          <text:p/>
        </draw:path>
        <draw:path draw:style-name="gr8" draw:text-style-name="P4" draw:layer="layout" svg:width="0.182cm" svg:height="0.275cm" svg:x="5.184cm" svg:y="13.74cm" svg:viewBox="0 0 183 276" svg:d="M149 0c-93 8-149 68-149 166 0 68 39 110 90 110s93-38 93-89c0-52-34-86-80-86-22 0-47 9-64 26 13-68 51-106 110-106zM39 144c13-13 34-17 55-17 30 0 55 21 55 65 0 38-25 67-55 67-38 0-59-34-59-93 0-8 0-13 4-22z">
          <text:p/>
        </draw:path>
        <draw:line draw:style-name="gr13" draw:text-style-name="P1" draw:layer="layout" svg:x1="5.617cm" svg:y1="14.155cm" svg:x2="5.617cm" svg:y2="13.672cm">
          <text:p/>
        </draw:line>
        <draw:path draw:style-name="gr8" draw:text-style-name="P4" draw:layer="layout" svg:width="0.178cm" svg:height="0.285cm" svg:x="5.872cm" svg:y="13.824cm" svg:viewBox="0 0 179 286" svg:d="M136 51c0 4-8 39-17 60-8 29-43 63-60 63s-21-29-21-51c0-50 29-101 73-101 17 0 25 12 25 29zM89 256c0 13-9 17-22 17l-8 4h-4v9h4c0 0 26 0 44 0 16 0 42 0 42 0v-9c0-4 0-4 0-4h-9c-4 0-17-4-12-17l55-243c0-4 0-4 0-8l-4-5c-4 0-9 5-13 9l-13 17c-8-13-21-21-38-21-48 0-111 50-111 123 0 29 12 63 50 63 22 0 39-8 69-46z">
          <text:p/>
        </draw:path>
        <draw:path draw:style-name="gr8" draw:text-style-name="P4" draw:layer="layout" svg:width="0.132cm" svg:height="0.14cm" svg:x="6.075cm" svg:y="13.939cm" svg:viewBox="0 0 133 141" svg:d="M31 86c0-30 13-73 47-73 13 0 17 4 21 12 4 10 4 18 4 27 0 13 0 38-12 59-9 13-22 17-34 17-9 0-26-12-26-42zM0 86c0 17 5 55 52 55 9 0 22-4 30-8 30-13 51-47 51-81 0-22-4-52-47-52-55 0-86 52-86 86z">
          <text:p/>
        </draw:path>
        <draw:path draw:style-name="gr8" draw:text-style-name="P4" draw:layer="layout" svg:width="0.059cm" svg:height="0.102cm" svg:x="6.258cm" svg:y="13.969cm" svg:viewBox="0 0 60 103" svg:d="M60 43c0-39-25-43-35-43-12 0-25 8-25 26 0 17 17 21 25 21 6 0 6 0 10-4h4c0 0 4 4 4 8 0 9-8 26-35 43l5 9c12-5 47-34 47-60z">
          <text:p/>
        </draw:path>
        <draw:polygon draw:style-name="gr8" draw:text-style-name="P4" draw:layer="layout" svg:width="0.085cm" svg:height="0.25cm" svg:x="6.445cm" svg:y="13.761cm" svg:viewBox="0 0 86 251" draw:points="86,0 64,0 0,34 4,51 55,34 55,251 86,251">
          <text:p/>
        </draw:polygon>
        <draw:path draw:style-name="gr8" draw:text-style-name="P4" draw:layer="layout" svg:width="0.055cm" svg:height="0.102cm" svg:x="6.632cm" svg:y="13.969cm" svg:viewBox="0 0 56 103" svg:d="M56 43c0-39-27-43-35-43-9 0-21 8-21 26 0 17 12 21 25 21 0 0 4 0 4-4h4c5 0 5 4 5 8 0 9-5 26-34 43l4 9c13-5 48-34 48-60z">
          <text:p/>
        </draw:path>
        <draw:path draw:style-name="gr8" draw:text-style-name="P4" draw:layer="layout" svg:width="0.178cm" svg:height="0.259cm" svg:x="6.793cm" svg:y="13.82cm" svg:viewBox="0 0 179 260" svg:d="M51 34c8-4 18-8 26-8 9 0 13 0 17 0 5 4 9 8 13 8 4 4 9 9 9 17 4 4 4 8 4 13 0 4 0 13-4 17 0 4-5 8-9 13-4 4-8 8-13 8-4 0-8 4-17 4-4 0-8-4-13-4s-13-4-13-8c-4-5-9-9-9-13-4-4-4-13-4-17 0-5 0-9 4-13 0-8 5-13 9-17zM124 17c-13-8-25-17-42-17-9 0-18 4-27 4-8 5-17 9-21 17-9 5-13 13-17 22-4 4-4 12-4 25 0 9 0 17 4 26 4 8 13 17 21 21-13 12-21 25-21 38 0 8 4 17 17 25-21 13-34 26-34 39 0 8 4 12 8 17 0 4 9 9 13 13 9 5 17 9 26 13 12 0 26 0 39 0 17 0 25 0 38-4 13 0 21-4 25-13 9-5 13-9 17-18 5-4 5-13 5-21 0-5 0-13-5-17 0-4-4-13-12-17-5-4-13-4-22-9-8 0-16-4-29-4-4 0-9 0-17 0-4 0-9 4-13 4-9 0-18-4-22-4-4-4-9-8-9-13 0-4 5-12 13-21 9 4 18 4 22 4 13 0 22 0 30-4 4-4 13-8 21-12 4-9 9-13 13-22 4-8 4-17 4-25 0-9-4-21-8-30 8-4 21-8 29-8h9 4l-4-26h-4c-17 0-34 9-47 17zM51 183c8 0 13 0 22 0s17 0 30 0h4 4c9 0 17 4 26 8 4 4 8 8 8 17s-4 17-17 21c-8 9-25 9-42 9-4 0-13 0-22 0-5 0-13-4-17-4-5-5-9-9-13-9-4-4-4-8-4-17s8-17 21-25z">
          <text:p/>
        </draw:path>
        <draw:polygon draw:style-name="gr8" draw:text-style-name="P4" draw:layer="layout" svg:width="0.085cm" svg:height="0.25cm" svg:x="7.018cm" svg:y="13.761cm" svg:viewBox="0 0 86 251" draw:points="86,0 64,0 0,34 4,51 55,34 55,251 86,251">
          <text:p/>
        </draw:polygon>
        <draw:path draw:style-name="gr8" draw:text-style-name="P4" draw:layer="layout" svg:width="0.178cm" svg:height="0.285cm" svg:x="7.663cm" svg:y="13.824cm" svg:viewBox="0 0 179 286" svg:d="M137 51c0 4-9 39-17 60-9 29-48 63-60 63-17 0-21-29-21-51 0-50 29-101 72-101 17 0 26 12 26 29zM90 256c0 13-8 17-22 17l-8 4h-5v9c0 0 31 0 48 0 13 0 43 0 43 0v-9c0-4 0-4 0-4h-9c-9 0-17-4-13-17l55-243c0-4 0-4 0-8l-4-5c-4 0-8 5-12 9l-13 17c-9-13-22-21-39-21-47 0-111 50-111 123 0 29 13 63 51 63 21 0 39-8 65-46h4z">
          <text:p/>
        </draw:path>
        <draw:path draw:style-name="gr8" draw:text-style-name="P4" draw:layer="layout" svg:width="0.131cm" svg:height="0.195cm" svg:x="7.863cm" svg:y="13.884cm" svg:viewBox="0 0 132 196" svg:d="M64 0c-39 0-64 34-64 97 0 60 25 99 64 99s68-39 68-99c0-63-29-97-68-97zM64 13c26 0 39 29 39 84 0 56-13 81-39 81s-39-25-39-81c0-55 13-84 39-84z">
          <text:p/>
        </draw:path>
        <draw:path draw:style-name="gr8" draw:text-style-name="P4" draw:layer="layout" svg:width="0.06cm" svg:height="0.102cm" svg:x="8.041cm" svg:y="13.969cm" svg:viewBox="0 0 61 103" svg:d="M61 43c0-39-26-43-35-43-8 0-26 8-26 26 0 17 18 21 26 21 5 0 9 0 9-4h4c0 0 5 4 5 8 0 9-5 26-36 43l6 9c12-5 47-34 47-60z">
          <text:p/>
        </draw:path>
        <draw:path draw:style-name="gr8" draw:text-style-name="P4" draw:layer="layout" svg:width="0.051cm" svg:height="0.101cm" svg:x="8.207cm" svg:y="13.74cm" svg:viewBox="0 0 52 102" svg:d="M34 0c-22 25-34 46-34 69 0 21 12 33 29 33 14 0 23-8 23-21 0-4 0-8-5-12h-26c0-5 0-5 0-9 0-18 8-39 31-60z">
          <text:p/>
        </draw:path>
        <draw:path draw:style-name="gr8" draw:text-style-name="P4" draw:layer="layout" svg:width="0.178cm" svg:height="0.259cm" svg:x="8.283cm" svg:y="13.82cm" svg:viewBox="0 0 179 260" svg:d="M47 34c8-4 21-8 30-8 4 0 12 0 16 0 5 4 9 8 13 8 4 4 4 9 9 17 0 4 4 8 4 13 0 4-4 13-4 17-5 4-5 8-9 13-4 4-8 8-13 8-4 0-12 4-16 4-5 0-9-4-13-4-9 0-13-4-17-8 0-5-5-9-9-13 0-4 0-13 0-17 0-5 0-9 0-13 4-8 4-13 9-17zM123 17c-13-8-25-17-46-17-9 0-18 4-26 4-9 5-13 9-21 17-5 5-9 13-13 22-4 4-8 12-8 25 0 9 4 17 8 26 4 8 13 17 21 21-17 12-21 25-21 38 0 8 4 17 13 25-17 13-30 26-30 39 0 8 4 12 4 17 5 4 9 9 17 13 4 5 13 9 26 13 8 0 21 0 38 0 13 0 25 0 38-4 9 0 17-4 26-13 8-5 12-9 17-18 4-4 4-13 4-21 0-5 0-13-4-17-5-4-9-13-13-17s-13-4-21-9c-9 0-17-4-30-4-4 0-9 0-17 0-4 0-8 4-13 4-13 0-17-4-25-4-5-4-5-8-5-13 0-4 5-12 13-21 9 4 13 4 22 4 8 0 16 0 25-4 8-4 17-8 21-12 9-9 13-13 17-22 4-8 4-17 4-25 0-9-4-21-8-30 8-4 17-8 30-8h9 4l-4-26h-5c-17 0-34 9-47 17zM51 183c4 0 13 0 21 0 9 0 17 0 26 0 4 0 4 0 4 0h4c13 0 21 4 26 8 8 4 12 8 12 17s-8 17-17 21c-12 9-25 9-42 9-8 0-13 0-21 0-9 0-13-4-17-4-9-5-13-9-13-9-4-4-4-8-4-17s4-17 21-25z">
          <text:p/>
        </draw:path>
        <draw:polygon draw:style-name="gr8" draw:text-style-name="P4" draw:layer="layout" svg:width="0.085cm" svg:height="0.25cm" svg:x="8.508cm" svg:y="13.761cm" svg:viewBox="0 0 86 251" draw:points="86,0 65,0 0,34 4,51 56,34 56,251 86,251">
          <text:p/>
        </draw:polygon>
        <draw:path draw:style-name="gr8" draw:text-style-name="P4" draw:layer="layout" svg:width="0.179cm" svg:height="0.259cm" svg:x="8.686cm" svg:y="13.82cm" svg:viewBox="0 0 180 260" svg:d="M51 34c5-4 17-8 26-8 4 0 12 0 17 0 4 4 8 8 12 8 5 4 9 9 9 17 4 4 4 8 4 13 0 4 0 13-4 17 0 4-4 8-9 13-4 4-8 8-12 8-5 0-9 4-17 4-4 0-9-4-13-4-8 0-13-4-13-8-4-5-8-9-8-13-4-4-4-13-4-17 0-5 0-9 0-13 4-8 8-13 12-17zM124 17c-13-8-26-17-47-17-9 0-17 4-21 4-9 5-17 9-26 17-4 5-9 13-13 22-4 4-8 12-8 25 0 9 4 17 8 26 4 8 13 17 22 21-13 12-22 25-22 38 0 8 4 17 17 25-21 13-34 26-34 39 0 8 5 12 9 17 0 4 8 9 12 13 9 5 18 9 26 13 13 0 26 0 38 0 13 0 26 0 39-4 9 0 18-4 26-13 8-5 13-9 17-18 4-4 4-13 4-21 0-5 0-13-4-17s-9-13-13-17-12-4-21-9c-9 0-18-4-31-4-4 0-8 0-17 0-4 0-8 4-12 4-9 0-17-4-22-4-8-4-8-8-8-13 0-4 4-12 13-21 8 4 17 4 21 4 12 0 21 0 25-4 9-4 17-8 22-12 9-9 13-13 18-22 4-8 4-17 4-25 0-9-4-21-9-30 9-4 21-8 30-8h8 5l-5-26h-4c-17 0-34 9-47 17zM51 183c5 0 13 0 22 0 8 0 16 0 29 0h4c13 0 23 4 31 8 5 4 9 8 9 17s-4 17-17 21c-14 9-27 9-44 9-4 0-12 0-21 0-8 0-13-4-17-4-4-5-13-9-13-9-4-4-4-8-4-17s4-17 21-25z">
          <text:p/>
        </draw:path>
        <draw:polygon draw:style-name="gr8" draw:text-style-name="P4" draw:layer="layout" svg:width="0.085cm" svg:height="0.25cm" svg:x="8.911cm" svg:y="13.761cm" svg:viewBox="0 0 86 251" draw:points="86,0 65,0 0,34 5,51 57,34 57,251 86,251">
          <text:p/>
        </draw:polygon>
        <draw:path draw:style-name="gr8" draw:text-style-name="P4" draw:layer="layout" svg:width="0.051cm" svg:height="0.101cm" svg:x="9.09cm" svg:y="13.74cm" svg:viewBox="0 0 52 102" svg:d="M17 102c22-21 35-42 35-68 0-22-13-34-31-34-13 0-21 8-21 21 0 4 0 8 4 17h25c0 0 0 4 0 8 0 18-12 35-29 56z">
          <text:p/>
        </draw:path>
        <draw:polygon draw:style-name="gr8" draw:text-style-name="P4" draw:layer="layout" svg:width="0.174cm" svg:height="0.272cm" svg:x="5.192cm" svg:y="14.24cm" svg:viewBox="0 0 175 273" draw:points="0,0 0,64 17,64 26,30 141,30 17,273 47,273 47,264 175,17 175,0">
          <text:p/>
        </draw:polygon>
        <draw:line draw:style-name="gr13" draw:text-style-name="P1" draw:layer="layout" svg:x1="5.617cm" svg:y1="14.643cm" svg:x2="5.617cm" svg:y2="14.155cm">
          <text:p/>
        </draw:line>
        <draw:path draw:style-name="gr8" draw:text-style-name="P4" draw:layer="layout" svg:width="0.178cm" svg:height="0.285cm" svg:x="5.872cm" svg:y="14.312cm" svg:viewBox="0 0 179 286" svg:d="M136 48c0 8-8 38-17 63-8 26-43 60-60 60s-21-30-21-51c0-51 29-103 73-103 17 0 25 13 25 31zM89 251c0 13-9 17-22 17l-8 5h-4v8l4 5c0 0 26-5 44-5 16 0 42 0 42 0v-8-5h-9c-4 0-17-4-12-17l55-242v-4c0-5-4-5-4-5-4 0-9 0-13 5l-13 17c-8-13-21-22-38-22-48 0-111 52-111 124 0 30 12 64 50 64 22 0 39-9 69-47v5z">
          <text:p/>
        </draw:path>
        <draw:path draw:style-name="gr8" draw:text-style-name="P4" draw:layer="layout" svg:width="0.132cm" svg:height="0.135cm" svg:x="6.075cm" svg:y="14.427cm" svg:viewBox="0 0 133 136" svg:d="M31 80c0-29 13-72 47-72 13 0 17 4 21 13s4 17 4 30c0 12 0 39-12 56-9 12-22 17-34 17-9 0-26-13-26-44zM0 80c0 18 5 56 52 56 9 0 22-4 30-8 30-13 51-43 51-82 0-21-4-46-47-46-55 0-86 46-86 80z">
          <text:p/>
        </draw:path>
        <draw:path draw:style-name="gr8" draw:text-style-name="P4" draw:layer="layout" svg:width="0.059cm" svg:height="0.102cm" svg:x="6.258cm" svg:y="14.452cm" svg:viewBox="0 0 60 103" svg:d="M60 44c0-35-25-44-35-44-12 0-25 9-25 26 0 18 17 22 25 22 6 0 6 0 10 0 0 0 0-4 4-4 0 0 4 4 4 8 0 9-8 26-35 42l5 9c12-4 47-30 47-59z">
          <text:p/>
        </draw:path>
        <draw:path draw:style-name="gr8" draw:text-style-name="P4" draw:layer="layout" svg:width="0.161cm" svg:height="0.255cm" svg:x="6.428cm" svg:y="14.244cm" svg:viewBox="0 0 162 256" svg:d="M81 22c17 0 30 16 43 33l-90 116c-5-13-5-30-5-42 0-44 13-107 52-107zM81 0c-52 0-81 73-81 133 0 59 29 123 81 123 60 0 81-68 81-127 0-65-25-129-81-129zM132 81c5 17 5 35 5 52 0 46-17 97-56 97-18 0-30-12-39-34z">
          <text:p/>
        </draw:path>
        <draw:path draw:style-name="gr8" draw:text-style-name="P4" draw:layer="layout" svg:width="0.055cm" svg:height="0.102cm" svg:x="6.632cm" svg:y="14.452cm" svg:viewBox="0 0 56 103" svg:d="M56 44c0-35-27-44-35-44-9 0-21 9-21 26 0 18 12 22 25 22h4l4-4c5 0 5 4 5 8 0 9-5 26-34 42l4 9c13-4 48-30 48-59z">
          <text:p/>
        </draw:path>
        <draw:path draw:style-name="gr8" draw:text-style-name="P4" draw:layer="layout" svg:width="0.178cm" svg:height="0.263cm" svg:x="6.793cm" svg:y="14.304cm" svg:viewBox="0 0 179 264" svg:d="M51 38c8-8 18-13 26-13 9 0 13 0 17 5 5 0 9 4 13 8 4 0 9 8 9 13 4 4 4 8 4 12 0 9 0 13-4 17 0 5-5 9-9 13s-8 8-13 8c-4 5-8 5-17 5-4 0-8 0-13-5-5 0-13-4-13-8-4-4-9-8-9-13-4-4-4-8-4-17 0-4 0-8 4-12 0-5 5-9 9-13zM124 21c-13-13-25-21-42-21-9 0-18 4-27 4-8 4-17 9-21 17-9 4-13 13-17 21-4 9-4 17-4 26 0 8 0 17 4 25 4 13 13 17 21 25-13 9-21 22-21 35 0 8 4 16 17 25-21 13-34 25-34 38 0 9 4 13 8 17 0 4 9 14 13 18 9 4 17 4 26 8 12 0 26 5 39 5 17 0 25-5 38-9 13 0 21-4 25-8 9-10 13-14 17-22 5-5 5-13 5-22 0-4 0-12-5-17 0-4-4-8-12-17-5 0-13-4-22-8-8 0-16-4-29-4-4 0-9 0-17 4-4 0-9 0-13 0-9 0-18-4-22-4-4-4-9-9-9-13s5-13 13-21c9 4 18 4 22 4 13 0 22 0 30-4 4-5 13-9 21-13 4-4 9-13 13-21 4-9 4-17 4-26 0-8-4-21-8-29 8-4 21-9 29-9h9 4l-4-21h-4c-17 0-34 4-47 17zM51 182c8 0 13 0 22 0s17 0 30 0h4 4c9 0 17 4 26 9 4 4 8 8 8 17 0 8-4 17-17 21-8 8-25 8-42 8-4 0-13 0-22 0-5 0-13-4-17-4-5-4-9-4-13-8-4-5-4-9-4-13 0-13 8-21 21-30z">
          <text:p/>
        </draw:path>
        <draw:path draw:style-name="gr8" draw:text-style-name="P4" draw:layer="layout" svg:width="0.161cm" svg:height="0.255cm" svg:x="7.001cm" svg:y="14.244cm" svg:viewBox="0 0 162 256" svg:d="M82 22c17 0 29 16 38 33l-85 116c-4-13-9-30-9-42 0-44 17-107 56-107zM82 0c-51 0-82 73-82 133 0 59 31 123 82 123 59 0 80-68 80-127 0-65-25-129-80-129zM132 81c0 17 5 35 5 52 0 46-17 97-55 97-17 0-30-12-39-34z">
          <text:p/>
        </draw:path>
        <draw:path draw:style-name="gr8" draw:text-style-name="P4" draw:layer="layout" svg:width="0.178cm" svg:height="0.285cm" svg:x="7.663cm" svg:y="14.312cm" svg:viewBox="0 0 179 286" svg:d="M137 48c0 8-9 38-17 63-9 26-48 60-60 60-17 0-21-30-21-51 0-51 29-103 72-103 17 0 26 13 26 31zM90 251c0 13-8 17-22 17l-8 5h-5v8 5c0 0 31-5 48-5 13 0 43 0 43 0v-8-5h-9c-9 0-17-4-13-17l55-242v-4c0-5-4-5-4-5-4 0-8 0-12 5l-13 17c-9-13-22-22-39-22-47 0-111 52-111 124 0 30 13 64 51 64 21 0 39-9 65-47l4 5z">
          <text:p/>
        </draw:path>
        <draw:polygon draw:style-name="gr8" draw:text-style-name="P4" draw:layer="layout" svg:width="0.102cm" svg:height="0.191cm" svg:x="7.875cm" svg:y="14.367cm" svg:viewBox="0 0 103 192" draw:points="61,0 0,22 0,30 44,22 44,175 40,179 9,179 9,192 103,192 103,179 74,179 69,175 69,0">
          <text:p/>
        </draw:polygon>
        <draw:path draw:style-name="gr8" draw:text-style-name="P4" draw:layer="layout" svg:width="0.06cm" svg:height="0.102cm" svg:x="8.041cm" svg:y="14.452cm" svg:viewBox="0 0 61 103" svg:d="M61 44c0-35-26-44-35-44-8 0-26 9-26 26 0 18 18 22 26 22 5 0 9 0 9 0l4-4c0 0 5 4 5 8 0 9-5 26-36 42l6 9c12-4 47-30 47-59z">
          <text:p/>
        </draw:path>
        <draw:path draw:style-name="gr8" draw:text-style-name="P4" draw:layer="layout" svg:width="0.051cm" svg:height="0.106cm" svg:x="8.207cm" svg:y="14.223cm" svg:viewBox="0 0 52 107" svg:d="M34 0c-22 26-34 48-34 69s12 38 29 38c14 0 23-12 23-25 0-4 0-9-5-13h-26c0-4 0-4 0-8 0-17 8-35 31-61z">
          <text:p/>
        </draw:path>
        <draw:path draw:style-name="gr8" draw:text-style-name="P4" draw:layer="layout" svg:width="0.178cm" svg:height="0.263cm" svg:x="8.283cm" svg:y="14.304cm" svg:viewBox="0 0 179 264" svg:d="M47 38c8-8 21-13 30-13 4 0 12 0 16 5 5 0 9 4 13 8 4 0 4 8 9 13 0 4 4 8 4 12 0 9-4 13-4 17-5 5-5 9-9 13s-8 8-13 8c-4 5-12 5-16 5-5 0-9 0-13-5-9 0-13-4-17-8 0-4-5-8-9-13 0-4 0-8 0-17 0-4 0-8 0-12 4-5 4-9 9-13zM123 21c-13-13-25-21-46-21-9 0-18 4-26 4-9 4-13 9-21 17-5 4-9 13-13 21-4 9-8 17-8 26 0 8 4 17 8 25 4 13 13 17 21 25-17 9-21 22-21 35 0 8 4 16 13 25-17 13-30 25-30 38 0 9 4 13 4 17 5 4 9 14 17 18 4 4 13 4 26 8 8 0 21 5 38 5 13 0 25-5 38-9 9 0 17-4 26-8 8-10 12-14 17-22 4-5 4-13 4-22 0-4 0-12-4-17-5-4-9-8-13-17-4 0-13-4-21-8-9 0-17-4-30-4-4 0-9 0-17 4-4 0-8 0-13 0-13 0-17-4-25-4-5-4-5-9-5-13s5-13 13-21c9 4 13 4 22 4 8 0 16 0 25-4 8-5 17-9 21-13 9-4 13-13 17-21 4-9 4-17 4-26 0-8-4-21-8-29 8-4 17-9 30-9h9 4l-4-21h-5c-17 0-34 4-47 17zM51 182c4 0 13 0 21 0 9 0 17 0 26 0 4 0 4 0 4 0h4c13 0 21 4 26 9 8 4 12 8 12 17 0 8-8 17-17 21-12 8-25 8-42 8-8 0-13 0-21 0-9 0-13-4-17-4-9-4-13-4-13-8-4-5-4-9-4-13 0-13 4-21 21-30z">
          <text:p/>
        </draw:path>
        <draw:path draw:style-name="gr8" draw:text-style-name="P4" draw:layer="layout" svg:width="0.161cm" svg:height="0.255cm" svg:x="8.491cm" svg:y="14.244cm" svg:viewBox="0 0 162 256" svg:d="M81 22c17 0 29 16 38 33l-85 116c-4-13-9-30-9-42 0-44 18-107 56-107zM81 0c-56 0-81 73-81 133 0 59 30 123 81 123 56 0 81-68 81-127 0-65-29-129-81-129zM128 81c5 17 9 35 9 52 0 46-18 97-56 97-17 0-30-12-38-34z">
          <text:p/>
        </draw:path>
        <draw:path draw:style-name="gr8" draw:text-style-name="P4" draw:layer="layout" svg:width="0.179cm" svg:height="0.263cm" svg:x="8.686cm" svg:y="14.304cm" svg:viewBox="0 0 180 264" svg:d="M51 38c5-8 17-13 26-13 4 0 12 0 17 5 4 0 8 4 12 8 5 0 9 8 9 13 4 4 4 8 4 12 0 9 0 13-4 17 0 5-4 9-9 13-4 4-8 8-12 8-5 5-9 5-17 5-4 0-9 0-13-5-8 0-13-4-13-8-4-4-8-8-8-13-4-4-4-8-4-17 0-4 0-8 0-12 4-5 8-9 12-13zM124 21c-13-13-26-21-47-21-9 0-17 4-21 4-9 4-17 9-26 17-4 4-9 13-13 21-4 9-8 17-8 26 0 8 4 17 8 25 4 13 13 17 22 25-13 9-22 22-22 35 0 8 4 16 17 25-21 13-34 25-34 38 0 9 5 13 9 17 0 4 8 14 12 18 9 4 18 4 26 8 13 0 26 5 38 5 13 0 26-5 39-9 9 0 18-4 26-8 8-10 13-14 17-22 4-5 4-13 4-22 0-4 0-12-4-17-4-4-9-8-13-17-4 0-12-4-21-8-9 0-18-4-31-4-4 0-8 0-17 4-4 0-8 0-12 0-9 0-17-4-22-4-8-4-8-9-8-13s4-13 13-21c8 4 17 4 21 4 12 0 21 0 25-4 9-5 17-9 22-13 9-4 13-13 18-21 4-9 4-17 4-26 0-8-4-21-9-29 9-4 21-9 30-9h8 5l-5-21h-4c-17 0-34 4-47 17zM51 182c5 0 13 0 22 0 8 0 16 0 29 0h4c13 0 23 4 31 9 5 4 9 8 9 17 0 8-4 17-17 21-14 8-27 8-44 8-4 0-12 0-21 0-8 0-13-4-17-4-4-4-13-4-13-8-4-5-4-9-4-13 0-13 4-21 21-30z">
          <text:p/>
        </draw:path>
        <draw:path draw:style-name="gr8" draw:text-style-name="P4" draw:layer="layout" svg:width="0.161cm" svg:height="0.255cm" svg:x="8.894cm" svg:y="14.244cm" svg:viewBox="0 0 162 256" svg:d="M82 22c17 0 30 16 42 33l-90 116c-4-13-4-30-4-42 0-44 14-107 52-107zM82 0c-52 0-82 73-82 133 0 59 30 123 82 123 59 0 80-68 80-127 0-65-25-129-80-129zM133 81c4 17 4 35 4 52 0 46-17 97-55 97-17 0-30-12-38-34z">
          <text:p/>
        </draw:path>
        <draw:path draw:style-name="gr8" draw:text-style-name="P4" draw:layer="layout" svg:width="0.051cm" svg:height="0.106cm" svg:x="9.09cm" svg:y="14.223cm" svg:viewBox="0 0 52 107" svg:d="M17 107c22-25 35-47 35-68 0-22-13-39-31-39-13 0-21 13-21 21 0 9 0 13 4 18h25c0 0 0 5 0 9 0 17-12 34-29 59z">
          <text:p/>
        </draw:path>
        <draw:path draw:style-name="gr8" draw:text-style-name="P4" draw:layer="layout" svg:width="0.174cm" svg:height="0.267cm" svg:x="5.184cm" svg:y="14.719cm" svg:viewBox="0 0 175 268" svg:d="M102 120c-38-13-60-31-60-56s22-47 47-47 48 22 48 51c0 21-13 39-35 52zM119 129c30-17 43-40 43-65 0-38-25-64-73-64-47 0-81 30-81 68 0 30 17 48 43 61-34 12-51 34-51 68 0 42 30 71 85 71 56 0 90-33 90-76 0-29-17-51-56-63zM64 137c50 17 77 30 77 60 0 29-22 50-52 50-38 0-64-21-64-55 0-25 13-42 39-55z">
          <text:p/>
        </draw:path>
        <draw:line draw:style-name="gr13" draw:text-style-name="P1" draw:layer="layout" svg:x1="5.617cm" svg:y1="15.126cm" svg:x2="5.617cm" svg:y2="14.643cm">
          <text:p/>
        </draw:line>
        <draw:path draw:style-name="gr8" draw:text-style-name="P4" draw:layer="layout" svg:width="0.178cm" svg:height="0.284cm" svg:x="5.872cm" svg:y="14.796cm" svg:viewBox="0 0 179 285" svg:d="M136 46c0 9-8 39-17 64-8 26-43 60-60 60s-21-29-21-50c0-53 29-103 73-103 17 0 25 12 25 29zM89 251c0 13-9 17-22 21h-8c0 0-4 0-4 4v9h4c0 0 26-4 44-4 16 0 42 0 42 0v-9-4h-9c-4 0-17-4-12-17l55-243v-4c0-4-4-4-4-4-4 0-9 0-13 8l-13 17c-8-17-21-25-38-25-48 0-111 51-111 124 0 29 12 63 50 63 22 0 39-8 69-42z">
          <text:p/>
        </draw:path>
        <draw:path draw:style-name="gr8" draw:text-style-name="P4" draw:layer="layout" svg:width="0.132cm" svg:height="0.136cm" svg:x="6.075cm" svg:y="14.91cm" svg:viewBox="0 0 133 137" svg:d="M31 82c0-26 13-72 47-72 13 0 17 4 21 12 4 9 4 22 4 30 0 13 0 38-12 55-9 13-22 17-34 17-9 0-26-8-26-42zM0 86c0 13 5 51 52 51 9 0 22 0 30-4 30-17 51-47 51-85 0-21-4-48-47-48-55 0-86 48-86 86z">
          <text:p/>
        </draw:path>
        <draw:path draw:style-name="gr8" draw:text-style-name="P4" draw:layer="layout" svg:width="0.059cm" svg:height="0.102cm" svg:x="6.258cm" svg:y="14.936cm" svg:viewBox="0 0 60 103" svg:d="M60 42c0-34-25-42-35-42-12 0-25 8-25 25s17 21 25 21c6 0 6 0 10 0h4c0 0 4 0 4 5 0 8-8 26-35 43l5 9c12-5 47-30 47-61z">
          <text:p/>
        </draw:path>
        <draw:path draw:style-name="gr8" draw:text-style-name="P4" draw:layer="layout" svg:width="0.161cm" svg:height="0.254cm" svg:x="6.428cm" svg:y="14.728cm" svg:viewBox="0 0 162 255" svg:d="M81 25c17 0 30 13 43 30l-90 116c-5-13-5-30-5-44 0-42 13-102 52-102zM81 0c-52 0-81 72-81 131 0 65 29 124 81 124 60 0 81-67 81-128 0-63-25-127-81-127zM132 80c5 17 5 34 5 51 0 48-17 99-56 99-18 0-30-13-39-34z">
          <text:p/>
        </draw:path>
        <draw:path draw:style-name="gr8" draw:text-style-name="P4" draw:layer="layout" svg:width="0.055cm" svg:height="0.102cm" svg:x="6.632cm" svg:y="14.936cm" svg:viewBox="0 0 56 103" svg:d="M56 42c0-34-27-42-35-42-9 0-21 8-21 25s12 21 25 21h4 4c5 0 5 0 5 5 0 8-5 26-34 43l4 9c13-5 48-30 48-61z">
          <text:p/>
        </draw:path>
        <draw:path draw:style-name="gr8" draw:text-style-name="P4" draw:layer="layout" svg:width="0.178cm" svg:height="0.258cm" svg:x="6.793cm" svg:y="14.792cm" svg:viewBox="0 0 179 259" svg:d="M51 33c8-8 18-12 26-12 9 0 13 0 17 4 5 0 9 4 13 8 4 5 9 9 9 14 4 4 4 9 4 17 0 4 0 8-4 13 0 4-5 8-9 13-4 4-8 8-13 8-4 4-8 4-17 4-4 0-8 0-13-4-5 0-13-4-13-8-4-5-9-9-9-13-4-5-4-9-4-13 0-8 0-13 4-17 0-5 5-9 9-14zM124 16c-13-12-25-16-42-16-9 0-18 0-27 4-8 4-17 8-21 12-9 5-13 13-17 22s-4 18-4 26 0 17 4 30c4 8 13 13 21 21-13 9-21 21-21 34s4 21 17 25c-21 13-34 26-34 38 0 9 4 13 8 18 0 8 9 12 13 17 9 4 17 4 26 8 12 0 26 4 39 4 17 0 25-4 38-4 13-4 21-8 25-13 9-8 13-12 17-21 5-4 5-13 5-21 0-5 0-13-5-17 0-4-4-9-12-13-5-4-13-8-22-13-8 0-16 0-29 0-4 0-9 0-17 0-4 0-9 0-13 0-9 0-18 0-22-4s-9-4-9-13c0-4 5-8 13-16 9 0 18 4 22 4 13 0 22-4 30-9 4 0 13-4 21-12 4-5 9-13 13-22 4-4 4-13 4-21 0-13-4-26-8-35 8-4 21-8 29-8h9 4l-4-21h-4c-17 0-34 4-47 16zM51 179c8 0 13 0 22 4 9 0 17 0 30 0h4 4c9 0 17 0 26 4 4 4 8 8 8 17 0 8-4 17-17 26-8 4-25 8-42 8-4 0-13 0-22-4-5 0-13 0-17-4-5 0-9-5-13-9s-4-9-4-13c0-13 8-21 21-29z">
          <text:p/>
        </draw:path>
        <draw:polygon draw:style-name="gr8" draw:text-style-name="P4" draw:layer="layout" svg:width="0.085cm" svg:height="0.254cm" svg:x="7.018cm" svg:y="14.728cm" svg:viewBox="0 0 86 255" draw:points="86,0 63,0 0,34 4,51 55,38 55,255 86,255">
          <text:p/>
        </draw:polygon>
        <draw:path draw:style-name="gr8" draw:text-style-name="P4" draw:layer="layout" svg:width="0.178cm" svg:height="0.284cm" svg:x="7.663cm" svg:y="14.796cm" svg:viewBox="0 0 179 285" svg:d="M137 46c0 9-9 39-17 64-9 26-48 60-60 60-17 0-21-29-21-50 0-53 29-103 72-103 17 0 26 12 26 29zM90 251c0 13-8 17-22 21h-8c0 0-5 0-5 4v9c0 0 31-4 48-4 13 0 43 0 43 0v-9-4h-9c-9 0-17-4-13-17l55-243v-4c0-4-4-4-4-4-4 0-8 0-12 8l-13 17c-9-17-22-25-39-25-47 0-111 51-111 124 0 29 13 63 51 63 21 0 39-8 65-42h4z">
          <text:p/>
        </draw:path>
        <draw:polygon draw:style-name="gr8" draw:text-style-name="P4" draw:layer="layout" svg:width="0.102cm" svg:height="0.191cm" svg:x="7.875cm" svg:y="14.851cm" svg:viewBox="0 0 103 192" draw:points="61,0 0,21 0,30 44,25 44,175 40,179 9,179 9,192 103,192 103,179 74,179 69,175 69,0">
          <text:p/>
        </draw:polygon>
        <draw:path draw:style-name="gr8" draw:text-style-name="P4" draw:layer="layout" svg:width="0.06cm" svg:height="0.102cm" svg:x="8.041cm" svg:y="14.936cm" svg:viewBox="0 0 61 103" svg:d="M61 42c0-34-26-42-35-42-8 0-26 8-26 25s18 21 26 21c5 0 9 0 9 0h4c0 0 5 0 5 5 0 8-5 26-36 43l6 9c12-5 47-30 47-61z">
          <text:p/>
        </draw:path>
        <draw:path draw:style-name="gr8" draw:text-style-name="P4" draw:layer="layout" svg:width="0.051cm" svg:height="0.102cm" svg:x="8.207cm" svg:y="14.711cm" svg:viewBox="0 0 52 103" svg:d="M34 0c-22 21-34 42-34 68 0 22 12 35 29 35 14 0 23-9 23-27 0 0 0-4-5-12h-26c0 0 0-5 0-9 0-17 8-34 31-55z">
          <text:p/>
        </draw:path>
        <draw:path draw:style-name="gr8" draw:text-style-name="P4" draw:layer="layout" svg:width="0.178cm" svg:height="0.258cm" svg:x="8.283cm" svg:y="14.792cm" svg:viewBox="0 0 179 259" svg:d="M47 33c8-8 21-12 30-12 4 0 12 0 16 4 5 0 9 4 13 8 4 5 4 9 9 14 0 4 4 9 4 17 0 4-4 8-4 13-5 4-5 8-9 13-4 4-8 8-13 8-4 4-12 4-16 4-5 0-9 0-13-4-9 0-13-4-17-8 0-5-5-9-9-13 0-5 0-9 0-13 0-8 0-13 0-17 4-5 4-9 9-14zM123 16c-13-12-25-16-46-16-9 0-18 0-26 4-9 4-13 8-21 12-5 5-9 13-13 22s-8 18-8 26 4 17 8 30c4 8 13 13 21 21-17 9-21 21-21 34s4 21 13 25c-17 13-30 26-30 38 0 9 4 13 4 18 5 8 9 12 17 17 4 4 13 4 26 8 8 0 21 4 38 4 13 0 25-4 38-4 9-4 17-8 26-13 8-8 12-12 17-21 4-4 4-13 4-21 0-5 0-13-4-17-5-4-9-9-13-13s-13-8-21-13c-9 0-17 0-30 0-4 0-9 0-17 0-4 0-8 0-13 0-13 0-17 0-25-4-5-4-5-4-5-13 0-4 5-8 13-16 9 0 13 4 22 4 8 0 16-4 25-9 8 0 17-4 21-12 9-5 13-13 17-22 4-4 4-13 4-21 0-13-4-26-8-35 8-4 17-8 30-8h9 4l-4-21h-5c-17 0-34 4-47 16zM51 179c4 0 13 0 21 4 9 0 17 0 26 0 4 0 4 0 4 0h4c13 0 21 0 26 4 8 4 12 8 12 17 0 8-8 17-17 26-12 4-25 8-42 8-8 0-13 0-21-4-9 0-13 0-17-4-9 0-13-5-13-9-4-4-4-9-4-13 0-13 4-21 21-29z">
          <text:p/>
        </draw:path>
        <draw:path draw:style-name="gr8" draw:text-style-name="P4" draw:layer="layout" svg:width="0.161cm" svg:height="0.254cm" svg:x="8.491cm" svg:y="14.728cm" svg:viewBox="0 0 162 255" svg:d="M81 25c17 0 29 13 38 30l-85 116c-4-13-9-30-9-44 0-42 18-102 56-102zM81 0c-56 0-81 72-81 131 0 65 30 124 81 124 56 0 81-67 81-128 0-63-29-127-81-127zM128 80c5 17 9 34 9 51 0 48-18 99-56 99-17 0-30-13-38-34z">
          <text:p/>
        </draw:path>
        <draw:path draw:style-name="gr8" draw:text-style-name="P4" draw:layer="layout" svg:width="0.179cm" svg:height="0.258cm" svg:x="8.686cm" svg:y="14.792cm" svg:viewBox="0 0 180 259" svg:d="M51 33c5-8 17-12 26-12 4 0 12 0 17 4 4 0 8 4 12 8 5 5 9 9 9 14 4 4 4 9 4 17 0 4 0 8-4 13 0 4-4 8-9 13-4 4-8 8-12 8-5 4-9 4-17 4-4 0-9 0-13-4-8 0-13-4-13-8-4-5-8-9-8-13-4-5-4-9-4-13 0-8 0-13 0-17 4-5 8-9 12-14zM124 16c-13-12-26-16-47-16-9 0-17 0-21 4-9 4-17 8-26 12-4 5-9 13-13 22s-8 18-8 26 4 17 8 30c4 8 13 13 22 21-13 9-22 21-22 34s4 21 17 25c-21 13-34 26-34 38 0 9 5 13 9 18 0 8 8 12 12 17 9 4 18 4 26 8 13 0 26 4 38 4 13 0 26-4 39-4 9-4 18-8 26-13 8-8 13-12 17-21 4-4 4-13 4-21 0-5 0-13-4-17s-9-9-13-13-12-8-21-13c-9 0-18 0-31 0-4 0-8 0-17 0-4 0-8 0-12 0-9 0-17 0-22-4-8-4-8-4-8-13 0-4 4-8 13-16 8 0 17 4 21 4 12 0 21-4 25-9 9 0 17-4 22-12 9-5 13-13 18-22 4-4 4-13 4-21 0-13-4-26-9-35 9-4 21-8 30-8h8 5l-5-21h-4c-17 0-34 4-47 16zM51 179c5 0 13 0 22 4 8 0 16 0 29 0h4c13 0 23 0 31 4 5 4 9 8 9 17 0 8-4 17-17 26-14 4-27 8-44 8-4 0-12 0-21-4-8 0-13 0-17-4-4 0-13-5-13-9-4-4-4-9-4-13 0-13 4-21 21-29z">
          <text:p/>
        </draw:path>
        <draw:polygon draw:style-name="gr8" draw:text-style-name="P4" draw:layer="layout" svg:width="0.085cm" svg:height="0.254cm" svg:x="8.911cm" svg:y="14.728cm" svg:viewBox="0 0 86 255" draw:points="86,0 65,0 0,34 5,51 56,38 56,255 86,255">
          <text:p/>
        </draw:polygon>
        <draw:path draw:style-name="gr8" draw:text-style-name="P4" draw:layer="layout" svg:width="0.051cm" svg:height="0.102cm" svg:x="9.09cm" svg:y="14.711cm" svg:viewBox="0 0 52 103" svg:d="M17 103c22-27 35-48 35-69s-13-34-31-34c-13 0-21 8-21 21 0 4 0 9 4 13h25c0 4 0 4 0 8 0 17-12 39-29 61z">
          <text:p/>
        </draw:path>
        <draw:polygon draw:style-name="gr8" draw:text-style-name="P4" draw:layer="layout" svg:width="0.136cm" svg:height="0.255cm" svg:x="10.962cm" svg:y="10.351cm" svg:viewBox="0 0 137 256" draw:points="43,0 43,17 69,17 73,21 34,234 25,238 0,243 0,256 94,256 94,243 69,238 65,234 107,21 111,17 137,17 137,0">
          <text:p/>
        </draw:polygon>
        <draw:path draw:style-name="gr8" draw:text-style-name="P4" draw:layer="layout" svg:width="0.183cm" svg:height="0.187cm" svg:x="11.102cm" svg:y="10.423cm" svg:viewBox="0 0 184 188" svg:d="M59 0l-59 13v8l34 9-34 154h34l21-129c26-21 48-30 61-30 12 0 21 5 21 22 0 8-4 17-4 25l-17 73c-4 9-4 13-4 21 0 13 8 22 29 22 9 0 26-4 43-13v-9c-9 0-13 5-17 5-13 0-22-9-22-22 0-4 0-12 5-25l12-60c5-13 5-21 5-34 0-17-13-30-30-30-21 0-48 13-78 38l9-38z">
          <text:p/>
        </draw:path>
        <draw:path draw:style-name="gr8" draw:text-style-name="P4" draw:layer="layout" svg:width="0.128cm" svg:height="0.187cm" svg:x="11.297cm" svg:y="10.423cm" svg:viewBox="0 0 129 188" svg:d="M108 43c12 0 21-9 21-18 0-12-13-25-34-25-39 0-65 25-65 59 0 22 13 31 34 48 18 13 26 21 26 34 0 21-12 34-34 34-13 0-22-4-26-13l4-21c-4-4-8-4-17-4-8 0-17 8-17 17 0 21 17 34 51 34 39 0 69-26 69-60 0-21-17-29-38-47-18-17-31-26-31-38 0-13 13-26 31-26 4 0 4 0 8 4z">
          <text:p/>
        </draw:path>
        <draw:path draw:style-name="gr8" draw:text-style-name="P4" draw:layer="layout" svg:width="0.114cm" svg:height="0.225cm" svg:x="11.459cm" svg:y="10.385cm" svg:viewBox="0 0 115 226" svg:d="M46 0l-16 39-30 13v12h25l-21 102c0 9-4 17-4 26 0 21 12 34 34 34 12 0 34-4 59-17v-13c-17 4-30 8-38 8-13 0-21-8-21-25 0-4 0-9 0-17l21-98h60v-17h-56l4-47z">
          <text:p/>
        </draw:path>
        <draw:path draw:style-name="gr8" draw:text-style-name="P4" draw:layer="layout" svg:width="0.14cm" svg:height="0.183cm" svg:x="11.582cm" svg:y="10.423cm" svg:viewBox="0 0 141 184" svg:d="M56 0l-56 13v8l31 9-31 154h31l16-90c5-34 17-56 56-69l8 23h4c17 0 26-14 26-27s-9-21-21-21c-17 0-43 17-68 52l12-52z">
          <text:p/>
        </draw:path>
        <draw:path draw:style-name="gr8" draw:text-style-name="P4" draw:layer="layout" svg:width="0.182cm" svg:height="0.187cm" svg:x="11.841cm" svg:y="10.423cm" svg:viewBox="0 0 183 188" svg:d="M55 0l-55 13v8l30 9-30 154h30l25-129c21-21 43-30 56-30 17 0 21 5 21 22 0 8 0 17-4 25l-17 73c0 9 0 13 0 21 0 13 9 22 26 22 12 0 25-4 46-13v-9c-8 0-17 5-21 5-13 0-21-9-21-22 0-4 4-12 4-25l13-60c4-13 8-21 8-34 0-17-12-30-34-30-21 0-42 13-73 38l4-38z">
          <text:p/>
        </draw:path>
        <draw:path draw:style-name="gr8" draw:text-style-name="P4" draw:layer="layout" svg:width="0.166cm" svg:height="0.187cm" svg:x="12.04cm" svg:y="10.423cm" svg:viewBox="0 0 167 188" svg:d="M99 0c-27 0-48 13-69 34-17 21-30 51-30 82 0 46 26 72 64 72 31 0 52-9 69-30 21-21 34-51 34-82 0-46-26-76-68-76zM95 17c25 0 38 17 38 55 0 60-30 103-61 103-25 0-38-21-38-59 0-61 26-99 61-99z">
          <text:p/>
        </draw:path>
        <draw:polygon draw:style-name="gr8" draw:text-style-name="P4" draw:layer="layout" svg:width="0.135cm" svg:height="0.255cm" svg:x="12.911cm" svg:y="10.351cm" svg:viewBox="0 0 136 256" draw:points="42,0 42,17 68,17 72,21 29,234 25,238 0,243 0,256 93,256 93,243 68,238 63,234 106,21 110,17 136,17 136,0">
          <text:p/>
        </draw:polygon>
        <draw:path draw:style-name="gr8" draw:text-style-name="P4" draw:layer="layout" svg:width="0.182cm" svg:height="0.187cm" svg:x="13.051cm" svg:y="10.423cm" svg:viewBox="0 0 183 188" svg:d="M55 0l-55 13v8l29 9-29 154h34l21-129c25-21 42-30 55-30 17 0 21 5 21 22 0 8 0 17 0 25l-17 73c-4 9-4 13-4 21 0 13 9 22 30 22 9 0 26-4 43-13v-9c-8 0-13 5-21 5-13 0-17-9-17-22 0-4 0-12 4-25l13-60c0-13 4-21 4-34 0-17-12-30-35-30-17 0-42 13-72 38l9-38z">
          <text:p/>
        </draw:path>
        <draw:path draw:style-name="gr8" draw:text-style-name="P4" draw:layer="layout" svg:width="0.199cm" svg:height="0.267cm" svg:x="13.225cm" svg:y="10.423cm" svg:viewBox="0 0 200 268" svg:d="M90 0l-55 13v8l29 4-38 222-4 4-22 4v13h90v-13l-34-4 13-72c8 5 17 9 29 9 26 0 51-13 73-34 21-26 29-52 29-86 0-43-17-68-46-68-17 0-34 8-60 25l9-25zM73 158l21-115c17-18 30-22 43-22 21 0 34 17 34 47s-13 60-26 77c-8 17-25 26-42 26-9 0-22-5-30-13z">
          <text:p/>
        </draw:path>
        <draw:path draw:style-name="gr8" draw:text-style-name="P4" draw:layer="layout" svg:width="0.183cm" svg:height="0.187cm" svg:x="13.458cm" svg:y="10.423cm" svg:viewBox="0 0 184 188" svg:d="M60 0l-60 13v8l30 9-21 98c0 9 0 17 0 26 0 21 12 34 34 34 21 0 42-9 69-30v4c0 17 8 26 25 26 9 0 26-4 47-13v-9c-9 0-17 5-21 5-13 0-17-9-17-17 0-9 0-17 0-26l29-124h-29l-30 137c-22 17-43 25-56 25s-22-8-22-21c0-4 0-17 5-29l21-112z">
          <text:p/>
        </draw:path>
        <draw:path draw:style-name="gr8" draw:text-style-name="P4" draw:layer="layout" svg:width="0.11cm" svg:height="0.225cm" svg:x="13.675cm" svg:y="10.385cm" svg:viewBox="0 0 111 226" svg:d="M48 0l-22 39-26 13v12h22l-18 102c-4 9-4 17-4 26 0 21 8 34 31 34 12 0 34-4 59-17v-13c-13 4-25 8-34 8-17 0-25-8-25-25 0-4 0-9 4-17l17-98h59v-17h-55l9-47z">
          <text:p/>
        </draw:path>
        <draw:path draw:style-name="gr8" draw:text-style-name="P4" draw:layer="layout" svg:width="0.238cm" svg:height="0.263cm" svg:x="14.677cm" svg:y="10.347cm" svg:viewBox="0 0 239 264" svg:d="M141 0c-44 0-82 22-107 56-22 29-34 68-34 106 0 59 42 102 102 102 39 0 77-17 102-51 22-30 35-68 35-111 0-33-13-63-39-84-17-9-38-18-59-18zM200 102c0 39-8 77-29 102-17 30-44 43-69 43-39 0-64-30-64-81 0-38 9-76 30-106 17-25 42-42 69-42 38 0 63 34 63 84z">
          <text:p/>
        </draw:path>
        <draw:path draw:style-name="gr8" draw:text-style-name="P4" draw:layer="layout" svg:width="0.183cm" svg:height="0.187cm" svg:x="14.944cm" svg:y="10.423cm" svg:viewBox="0 0 184 188" svg:d="M60 0l-60 13v8l30 9-21 98c0 9 0 17 0 26 0 21 12 34 34 34 21 0 43-9 69-30v4c0 17 8 26 25 26 13 0 26-4 47-13v-9c-9 0-17 5-21 5-13 0-17-9-17-17 0-9 0-17 0-26l29-124h-29l-30 137c-21 17-43 25-56 25s-22-8-22-21c0-4 0-17 5-29l25-112z">
          <text:p/>
        </draw:path>
        <draw:path draw:style-name="gr8" draw:text-style-name="P4" draw:layer="layout" svg:width="0.11cm" svg:height="0.225cm" svg:x="15.161cm" svg:y="10.385cm" svg:viewBox="0 0 111 226" svg:d="M46 0l-21 39-25 13v12h21l-17 102c-4 9-4 17-4 26 0 21 8 34 30 34 16 0 33-4 60-17v-13c-13 4-27 8-35 8-17 0-25-8-25-25 0-4 0-9 4-17l17-98h60v-17h-56l8-47z">
          <text:p/>
        </draw:path>
        <draw:path draw:style-name="gr8" draw:text-style-name="P4" draw:layer="layout" svg:width="0.199cm" svg:height="0.267cm" svg:x="15.246cm" svg:y="10.423cm" svg:viewBox="0 0 200 268" svg:d="M89 0l-55 13v8l29 4-38 222-4 4-21 4v13h89v-13l-34-4 13-72c8 5 17 9 25 9 30 0 55-13 72-34 27-26 35-52 35-86 0-43-17-68-47-68-17 0-39 8-60 25l4-25zM68 158l25-115c17-18 30-22 43-22 17 0 33 17 33 47s-12 60-25 77-25 26-43 26c-8 0-21-5-33-13z">
          <text:p/>
        </draw:path>
        <draw:path draw:style-name="gr8" draw:text-style-name="P4" draw:layer="layout" svg:width="0.183cm" svg:height="0.187cm" svg:x="15.479cm" svg:y="10.423cm" svg:viewBox="0 0 184 188" svg:d="M59 0l-59 13v8l30 9-22 98c0 9 0 17 0 26 0 21 13 34 34 34 22 0 44-9 69-30v4c0 17 9 26 26 26 8 0 25-4 47-13v-9c-9 0-17 5-22 5-12 0-17-9-17-17 0-9 0-17 0-26l30-124h-30l-29 137c-22 17-44 25-57 25-12 0-21-8-21-21 0-4 0-17 4-29l22-112z">
          <text:p/>
        </draw:path>
        <draw:path draw:style-name="gr8" draw:text-style-name="P4" draw:layer="layout" svg:width="0.11cm" svg:height="0.225cm" svg:x="15.696cm" svg:y="10.385cm" svg:viewBox="0 0 111 226" svg:d="M46 0l-21 39-25 13v12h21l-21 102c0 9 0 17 0 26 0 21 8 34 29 34 13 0 34-4 61-17v-13c-18 4-31 8-39 8-13 0-22-8-22-25 0-4 0-9 0-17l22-98h60v-17h-56l8-47z">
          <text:p/>
        </draw:path>
        <draw:line draw:style-name="gr13" draw:text-style-name="P1" draw:layer="layout" svg:x1="10.741cm" svg:y1="10.758cm" svg:x2="16.218cm" svg:y2="10.758cm">
          <text:p/>
        </draw:line>
        <draw:path draw:style-name="gr8" draw:text-style-name="P4" draw:layer="layout" svg:width="0.178cm" svg:height="0.28cm" svg:x="12.015cm" svg:y="10.847cm" svg:viewBox="0 0 179 281" svg:d="M141 140c-17 9-34 13-51 13-34 0-55-26-55-68s21-68 55-68 55 30 55 85c0 8-4 21-4 38zM31 281c93-38 148-107 148-183 0-60-34-98-85-98-55 0-94 38-94 89s31 85 77 85c17 0 34-9 56-17-13 44-52 77-111 107z">
          <text:p/>
        </draw:path>
        <draw:line draw:style-name="gr13" draw:text-style-name="P1" draw:layer="layout" svg:x1="12.448cm" svg:y1="11.25cm" svg:x2="12.448cm" svg:y2="10.767cm">
          <text:p/>
        </draw:line>
        <draw:path draw:style-name="gr8" draw:text-style-name="P4" draw:layer="layout" svg:width="0.174cm" svg:height="0.279cm" svg:x="12.707cm" svg:y="10.924cm" svg:viewBox="0 0 175 280" svg:d="M132 46c0 4-8 38-12 65-13 25-48 59-65 59s-21-29-21-51c0-52 29-103 73-103 17 0 25 13 25 30zM86 251c0 13-10 17-23 17l-8 4h-4v8h4c0 0 26 0 44 0 16 0 42 0 42 0h4v-8l-4-4h-9c-4 0-17-4-12-17l55-243c0-4 0-4 0-4 0-4-4-4-4-4-4 0-9 0-13 4l-13 17c-8-13-21-21-38-21-44 0-107 50-107 124 0 29 8 63 46 63 22 0 44-8 69-46z">
          <text:p/>
        </draw:path>
        <draw:path draw:style-name="gr8" draw:text-style-name="P4" draw:layer="layout" svg:width="0.127cm" svg:height="0.136cm" svg:x="12.911cm" svg:y="11.038cm" svg:viewBox="0 0 128 137" svg:d="M29 81c0-30 13-72 47-72 9 0 13 4 17 12 4 9 4 17 4 30 0 8 0 38-12 56-9 13-22 17-34 17-9 0-22-13-22-43zM0 81c0 16 4 56 46 56 9 0 22-5 30-9 30-13 52-43 52-81 0-21-4-47-48-47-55 0-80 47-80 81z">
          <text:p/>
        </draw:path>
        <draw:path draw:style-name="gr8" draw:text-style-name="P4" draw:layer="layout" svg:width="0.059cm" svg:height="0.101cm" svg:x="13.089cm" svg:y="11.064cm" svg:viewBox="0 0 60 102" svg:d="M60 42c0-38-26-42-35-42-8 0-25 8-25 25s17 21 25 21c5 0 9 0 9 0 0-4 4-4 4-4 0 0 6 4 6 8 0 9-6 26-36 43l5 9c12-5 47-31 47-60z">
          <text:p/>
        </draw:path>
        <draw:polygon draw:style-name="gr8" draw:text-style-name="P4" draw:layer="layout" svg:width="0.085cm" svg:height="0.254cm" svg:x="13.276cm" svg:y="10.856cm" svg:viewBox="0 0 86 255" draw:points="86,0 69,0 0,33 8,50 60,38 60,255 86,255">
          <text:p/>
        </draw:polygon>
        <draw:path draw:style-name="gr8" draw:text-style-name="P4" draw:layer="layout" svg:width="0.055cm" svg:height="0.101cm" svg:x="13.463cm" svg:y="11.064cm" svg:viewBox="0 0 56 102" svg:d="M56 42c0-38-23-42-35-42-9 0-21 8-21 25s12 21 25 21h4c4-4 4-4 4-4 5 0 5 4 5 8 0 9-5 26-34 43l4 9c13-5 48-31 48-60z">
          <text:p/>
        </draw:path>
        <draw:path draw:style-name="gr8" draw:text-style-name="P4" draw:layer="layout" svg:width="0.174cm" svg:height="0.263cm" svg:x="13.628cm" svg:y="10.915cm" svg:viewBox="0 0 175 264" svg:d="M48 38c8-8 17-13 30-13 4 0 8 0 12 0 5 5 9 9 13 13 4 0 9 4 9 13 4 4 4 8 4 13 0 8 0 12-4 17 0 4-5 8-9 12s-8 9-13 9c-4 4-8 4-12 4-9 0-13 0-18-4-4 0-8-5-12-9s-9-8-9-12c-4-5-4-9-4-17 0-5 0-9 4-13 0-4 5-9 9-13zM120 17c-8-8-25-17-42-17-9 0-18 4-26 4-8 5-17 9-22 17-9 4-13 13-17 21-4 9-4 17-4 26 0 8 0 17 4 25 8 9 13 17 22 21-14 13-22 26-22 39 0 8 4 17 17 25-21 13-30 26-30 38 0 10 0 14 4 18 5 4 9 13 13 13 9 4 18 8 27 13 12 0 25 4 38 4 17 0 30-4 38-9 13 0 21-4 25-8 9-9 13-13 17-21 5-6 5-14 5-22 0-5 0-13-5-17 0-5-4-13-12-17-5-5-9-5-22-9-8 0-16-4-29-4-4 0-9 0-13 4-8 0-13 0-17 0-9 0-17-4-21-4-4-4-9-8-9-13 0-4 5-12 13-21 8 4 17 4 26 4 8 0 17 0 25-4 9-4 13-9 21-13 4-4 9-13 13-21s4-17 4-25c0-9 0-22-8-30 8-4 21-9 34-9h4 4l-4-21h-4c-17 0-34 5-47 13zM48 182c8 0 12 0 21 0s17 0 30 0h4 4c13 0 21 5 26 9 4 4 8 8 8 17 0 8-4 18-17 22-8 8-21 8-38 8-8 0-17 0-26 0-4 0-12-4-16-4-5-4-9-4-14-8-4-6-4-10-4-14 0-13 9-21 22-30z">
          <text:p/>
        </draw:path>
        <draw:path draw:style-name="gr8" draw:text-style-name="P4" draw:layer="layout" svg:width="0.161cm" svg:height="0.254cm" svg:x="13.832cm" svg:y="10.856cm" svg:viewBox="0 0 162 255" svg:d="M81 21c18 0 30 13 43 34l-90 114c-4-17-4-29-4-42 0-43 12-106 51-106zM81 0c-51 0-81 72-81 131 0 60 30 124 81 124 60 0 81-69 81-128 0-64-25-127-81-127zM132 80c5 17 5 34 5 51 0 47-17 99-56 99-18 0-30-13-39-34z">
          <text:p/>
        </draw:path>
        <draw:path draw:style-name="gr8" draw:text-style-name="P4" draw:layer="layout" svg:width="0.179cm" svg:height="0.279cm" svg:x="14.494cm" svg:y="10.924cm" svg:viewBox="0 0 180 280" svg:d="M137 46c0 4-8 38-17 65-8 25-42 59-59 59s-21-29-21-51c0-52 29-103 72-103 17 0 25 13 25 30zM91 251c0 13-9 17-22 17l-8 4h-5v8h5c0 0 25 0 42 0s43 0 43 0v-8-4h-9c-4 0-17-4-13-17l56-243c0-4 0-4 0-4 0-4-4-4-4-4-5 0-9 0-13 4l-13 17c-9-13-21-21-38-21-47 0-112 50-112 124 0 29 13 63 52 63 21 0 39-8 68-46z">
          <text:p/>
        </draw:path>
        <draw:polygon draw:style-name="gr8" draw:text-style-name="P4" draw:layer="layout" svg:width="0.102cm" svg:height="0.19cm" svg:x="14.706cm" svg:y="10.979cm" svg:viewBox="0 0 103 191" draw:points="61,0 0,17 0,29 44,21 44,174 44,179 9,179 9,191 103,191 103,179 74,179 69,174 69,0">
          <text:p/>
        </draw:polygon>
        <draw:path draw:style-name="gr8" draw:text-style-name="P4" draw:layer="layout" svg:width="0.06cm" svg:height="0.101cm" svg:x="14.872cm" svg:y="11.064cm" svg:viewBox="0 0 61 102" svg:d="M61 42c0-38-26-42-36-42-8 0-25 8-25 25s17 21 31 21h4c0-4 4-4 4-4 5 0 5 4 5 8 0 9-5 26-36 43l5 9c12-5 48-31 48-60z">
          <text:p/>
        </draw:path>
        <draw:path draw:style-name="gr8" draw:text-style-name="P4" draw:layer="layout" svg:width="0.051cm" svg:height="0.106cm" svg:x="15.038cm" svg:y="10.834cm" svg:viewBox="0 0 52 107" svg:d="M34 0c-22 26-34 48-34 69 0 22 12 38 29 38 14 0 23-12 23-25 0-4 0-8-5-13h-26c0-4 0-4 0-8 0-17 13-35 31-61z">
          <text:p/>
        </draw:path>
        <draw:path draw:style-name="gr8" draw:text-style-name="P4" draw:layer="layout" svg:width="0.178cm" svg:height="0.263cm" svg:x="15.114cm" svg:y="10.915cm" svg:viewBox="0 0 179 264" svg:d="M51 38c4-8 17-13 26-13 4 0 12 0 16 0 5 5 9 9 14 13 4 0 9 4 9 13 4 4 4 8 4 13 0 8 0 12-4 17 0 4-5 8-9 12-5 4-9 9-14 9-4 4-8 4-16 4-5 0-9 0-13-4-9 0-13-5-13-9-4-4-9-8-9-12-4-5-4-9-4-17 0-5 0-9 0-13 4-4 9-9 13-13zM124 17c-13-8-26-17-47-17-9 0-18 4-22 4-8 5-17 9-25 17-5 4-9 13-13 21-4 9-8 17-8 26 0 8 4 17 8 25 4 9 13 17 21 21-13 13-21 26-21 39 0 8 4 17 17 25-21 13-34 26-34 38 0 10 4 14 9 18 0 4 8 13 12 13 9 4 17 8 26 13 12 0 25 4 38 4s26-4 39-9c9 0 17-4 26-8 8-9 12-13 17-21 4-6 4-14 4-22 0-5 0-13-4-17-5-5-9-13-13-17-4-5-13-5-21-9-9 0-17-4-31-4-4 0-9 0-17 4-4 0-8 0-13 0-8 0-17-4-21-4-9-4-9-8-9-13 0-4 5-12 13-21 9 4 17 4 22 4 12 0 21 0 25-4 9-4 18-9 22-13 9-4 13-13 17-21s4-17 4-25c0-9-4-22-8-30 8-4 21-9 30-9h8 4l-4-21h-4c-17 0-34 5-47 13zM51 182c8 0 13 0 21 0 9 0 17 0 30 0h5c13 0 21 5 30 9 4 4 8 8 8 17 0 8-4 18-17 22-12 8-26 8-43 8-4 0-13 0-21 0-9 0-13-4-17-4-5-4-13-4-13-8-4-6-4-10-4-14 0-13 4-21 21-30z">
          <text:p/>
        </draw:path>
        <draw:polygon draw:style-name="gr8" draw:text-style-name="P4" draw:layer="layout" svg:width="0.085cm" svg:height="0.254cm" svg:x="15.339cm" svg:y="10.856cm" svg:viewBox="0 0 86 255" draw:points="86,0 63,0 0,33 4,50 55,38 55,255 86,255">
          <text:p/>
        </draw:polygon>
        <draw:path draw:style-name="gr8" draw:text-style-name="P4" draw:layer="layout" svg:width="0.174cm" svg:height="0.263cm" svg:x="15.522cm" svg:y="10.915cm" svg:viewBox="0 0 175 264" svg:d="M46 38c10-8 18-13 27-13 8 0 12 0 17 0 4 5 8 9 12 13 5 0 9 4 9 13 4 4 4 8 4 13 0 8 0 12-4 17 0 4-4 8-9 12-4 4-8 9-12 9-5 4-9 4-17 4-4 0-9 0-13-4-4 0-14-5-14-9-4-4-8-8-8-12-4-5-4-9-4-17 0-5 0-9 4-13 0-4 4-9 8-13zM120 17c-13-8-26-17-43-17-8 0-17 4-25 4-10 5-18 9-23 17-8 4-13 13-17 21-4 9-4 17-4 26 0 8 0 17 4 25 4 9 13 17 22 21-13 13-22 26-22 39 0 8 4 17 17 25-21 13-29 26-29 38 0 10 0 14 4 18s8 13 12 13c9 4 18 8 26 13 14 0 27 4 39 4 17 0 26-4 39-9 12 0 21-4 25-8 8-9 13-13 17-21 4-6 4-14 4-22 0-5 0-13-4-17 0-5-4-13-13-17-4-5-12-5-21-9-8 0-17-4-30-4-4 0-8 0-17 4-4 0-8 0-12 0-9 0-17-4-23-4-4-4-8-8-8-13 0-4 4-12 14-21 8 4 17 4 21 4 12 0 21 0 29-4 5-4 13-9 22-13 4-4 8-13 13-21 4-8 4-17 4-25 0-9-4-22-9-30 9-4 21-9 34-9h4 5l-5-21h-4c-17 0-34 5-46 13zM46 182c10 0 14 0 23 0 8 0 16 0 29 0h4 5c8 0 17 5 25 9 5 4 9 8 9 17 0 8-4 18-17 22-9 8-26 8-43 8-4 0-12 0-21 0-4 0-14-4-18-4-4-4-8-4-13-8-4-6-4-10-4-14 0-13 9-21 21-30z">
          <text:p/>
        </draw:path>
        <draw:path draw:style-name="gr8" draw:text-style-name="P4" draw:layer="layout" svg:width="0.161cm" svg:height="0.254cm" svg:x="15.725cm" svg:y="10.856cm" svg:viewBox="0 0 162 255" svg:d="M81 21c17 0 30 13 42 34l-89 114c-4-17-4-29-4-42 0-43 13-106 51-106zM81 0c-51 0-81 72-81 131 0 60 30 124 81 124 60 0 81-69 81-128 0-64-25-127-81-127zM132 80c5 17 5 34 5 51 0 47-18 99-56 99-17 0-30-13-38-34z">
          <text:p/>
        </draw:path>
        <draw:path draw:style-name="gr8" draw:text-style-name="P4" draw:layer="layout" svg:width="0.051cm" svg:height="0.106cm" svg:x="15.921cm" svg:y="10.834cm" svg:viewBox="0 0 52 107" svg:d="M18 107c21-25 34-46 34-68 0-26-13-39-30-39-13 0-22 13-22 22 0 4 0 13 5 17h25c0 0 0 5 0 9 0 17-8 34-30 59z">
          <text:p/>
        </draw:path>
        <draw:polygon draw:style-name="gr8" draw:text-style-name="P4" draw:layer="layout" svg:width="0.141cm" svg:height="0.258cm" svg:x="11.819cm" svg:y="11.331cm" svg:viewBox="0 0 142 259" draw:points="86,0 0,25 0,42 61,29 61,234 57,242 14,242 14,259 142,259 142,247 99,242 95,238 95,0">
          <text:p/>
        </draw:polygon>
        <draw:path draw:style-name="gr8" draw:text-style-name="P4" draw:layer="layout" svg:width="0.182cm" svg:height="0.263cm" svg:x="12.011cm" svg:y="11.331cm" svg:viewBox="0 0 183 264" svg:d="M94 0c-56 0-94 47-94 132s38 132 94 132c51 0 89-47 89-132s-38-132-89-132zM94 17c34 0 51 38 51 115s-17 115-51 115c-39 0-56-38-56-115s17-115 56-115z">
          <text:p/>
        </draw:path>
        <draw:line draw:style-name="gr13" draw:text-style-name="P1" draw:layer="layout" svg:x1="12.448cm" svg:y1="11.738cm" svg:x2="12.448cm" svg:y2="11.25cm">
          <text:p/>
        </draw:line>
        <draw:path draw:style-name="gr8" draw:text-style-name="P4" draw:layer="layout" svg:width="0.174cm" svg:height="0.284cm" svg:x="12.707cm" svg:y="11.407cm" svg:viewBox="0 0 175 285" svg:d="M132 47c0 8-8 38-12 64-13 26-48 60-65 60s-21-30-21-51c0-52 29-103 73-103 17 0 25 13 25 30zM86 251c0 13-10 17-23 21h-8c0 0-4 0-4 5v4l4 4c0 0 26-4 44-4 16 0 42 0 42 0h4v-9c0 0-4 0-4-4h-9c-4 0-17-4-12-17l55-243v-4c0-4-4-4-4-4-4 0-9 0-13 8l-13 17c-8-17-21-25-38-25-44 0-107 51-107 124 0 30 8 63 46 63 22 0 44-8 69-42z">
          <text:p/>
        </draw:path>
        <draw:path draw:style-name="gr8" draw:text-style-name="P4" draw:layer="layout" svg:width="0.127cm" svg:height="0.135cm" svg:x="12.911cm" svg:y="11.522cm" svg:viewBox="0 0 128 136" svg:d="M29 81c0-29 13-73 47-73 9 0 13 4 17 13s4 18 4 31c0 8 0 38-12 55-9 12-22 17-34 17-9 0-22-13-22-43zM0 81c0 17 4 55 46 55 9 0 22-4 30-8 30-13 52-43 52-81 0-21-4-47-48-47-55 0-80 47-80 81z">
          <text:p/>
        </draw:path>
        <draw:path draw:style-name="gr8" draw:text-style-name="P4" draw:layer="layout" svg:width="0.059cm" svg:height="0.102cm" svg:x="13.089cm" svg:y="11.547cm" svg:viewBox="0 0 60 103" svg:d="M60 43c0-35-26-43-35-43-8 0-25 8-25 26 0 17 17 21 25 21 5 0 9 0 9 0h4c0 0 6 0 6 5 0 8-6 25-36 42l5 9c12-4 47-30 47-60z">
          <text:p/>
        </draw:path>
        <draw:polygon draw:style-name="gr8" draw:text-style-name="P4" draw:layer="layout" svg:width="0.085cm" svg:height="0.25cm" svg:x="13.276cm" svg:y="11.339cm" svg:viewBox="0 0 86 251" draw:points="86,0 69,0 0,34 8,52 60,34 60,251 86,251">
          <text:p/>
        </draw:polygon>
        <draw:path draw:style-name="gr8" draw:text-style-name="P4" draw:layer="layout" svg:width="0.055cm" svg:height="0.102cm" svg:x="13.463cm" svg:y="11.547cm" svg:viewBox="0 0 56 103" svg:d="M56 43c0-35-23-43-35-43-9 0-21 8-21 26 0 17 12 21 25 21h4c4 0 4 0 4 0 5 0 5 0 5 5 0 8-5 25-34 42l4 9c13-4 48-30 48-60z">
          <text:p/>
        </draw:path>
        <draw:path draw:style-name="gr8" draw:text-style-name="P4" draw:layer="layout" svg:width="0.174cm" svg:height="0.263cm" svg:x="13.628cm" svg:y="11.398cm" svg:viewBox="0 0 175 264" svg:d="M48 39c8-9 17-13 30-13 4 0 8 0 12 4 5 0 9 4 13 9 4 4 9 8 9 12 4 5 4 9 4 13 0 9 0 13-4 17 0 4-5 9-9 13s-8 8-13 8c-4 5-8 5-12 5-9 0-13 0-18-5-4 0-8-4-12-8s-9-9-9-13c-4-4-4-8-4-17 0-4 0-8 4-13 0-4 5-8 9-12zM120 22c-8-13-25-22-42-22-9 0-18 5-26 9-8 0-17 4-22 13-9 4-13 12-17 21-4 8-4 17-4 25 0 9 0 17 4 30 8 9 13 13 22 21-14 9-22 21-22 34s4 21 17 26c-21 12-30 25-30 38 0 8 0 13 4 17 5 8 9 13 13 17 9 4 18 4 27 8 12 0 25 5 38 5 17 0 30-5 38-5 13-4 21-8 25-12 9-9 13-13 17-22 5-4 5-12 5-21 0-4 0-13-5-17 0-4-4-8-12-13-5-4-9-8-22-12-8 0-16 0-29 0-4 0-9 0-13 0-8 0-13 0-17 0-9 0-17 0-21-5-4-4-9-8-9-12 0-5 5-13 13-21 8 4 17 4 26 4 8 0 17 0 25-4 9-5 13-9 21-13 4-4 9-13 13-21 4-9 4-13 4-22 0-12 0-25-8-34 8-4 21-8 34-8h4 4l-4-21h-4c-17 0-34 4-47 17zM48 183c8 0 12 0 21 0s17 4 30 4c0 0 4 0 4-4h4c13 0 21 4 26 8 4 4 8 9 8 17 0 9-4 17-17 22-8 8-21 12-38 12-8 0-17-4-26-4-4 0-12 0-16-4-5-4-9-4-14-9-4-4-4-8-4-12 0-13 9-22 22-30z">
          <text:p/>
        </draw:path>
        <draw:polygon draw:style-name="gr8" draw:text-style-name="P4" draw:layer="layout" svg:width="0.085cm" svg:height="0.25cm" svg:x="13.849cm" svg:y="11.339cm" svg:viewBox="0 0 86 251" draw:points="86,0 65,0 0,34 4,52 56,34 56,251 86,251">
          <text:p/>
        </draw:polygon>
        <draw:path draw:style-name="gr8" draw:text-style-name="P4" draw:layer="layout" svg:width="0.179cm" svg:height="0.284cm" svg:x="14.494cm" svg:y="11.407cm" svg:viewBox="0 0 180 285" svg:d="M137 47c0 8-8 38-17 64-8 26-42 60-59 60s-21-30-21-51c0-52 29-103 72-103 17 0 25 13 25 30zM91 251c0 13-9 17-22 21h-8c0 0-5 0-5 5v4l5 4c0 0 25-4 42-4s43 0 43 0v-9-4h-9c-4 0-17-4-13-17l56-243v-4c0-4-4-4-4-4-5 0-9 0-13 8l-13 17c-9-17-21-25-38-25-47 0-112 51-112 124 0 30 13 63 52 63 21 0 39-8 68-42z">
          <text:p/>
        </draw:path>
        <draw:polygon draw:style-name="gr8" draw:text-style-name="P4" draw:layer="layout" svg:width="0.102cm" svg:height="0.191cm" svg:x="14.706cm" svg:y="11.462cm" svg:viewBox="0 0 103 192" draw:points="61,0 0,21 0,30 44,21 44,175 44,179 9,179 9,192 103,192 103,179 74,179 69,175 69,0">
          <text:p/>
        </draw:polygon>
        <draw:path draw:style-name="gr8" draw:text-style-name="P4" draw:layer="layout" svg:width="0.06cm" svg:height="0.102cm" svg:x="14.872cm" svg:y="11.547cm" svg:viewBox="0 0 61 103" svg:d="M61 43c0-35-26-43-36-43-8 0-25 8-25 26 0 17 17 21 31 21h4 4c5 0 5 0 5 5 0 8-5 25-36 42l5 9c12-4 48-30 48-60z">
          <text:p/>
        </draw:path>
        <draw:path draw:style-name="gr8" draw:text-style-name="P4" draw:layer="layout" svg:width="0.051cm" svg:height="0.106cm" svg:x="15.038cm" svg:y="11.318cm" svg:viewBox="0 0 52 107" svg:d="M34 0c-22 25-34 47-34 68 0 22 12 39 29 39 14 0 23-13 23-25 0-5 0-10-5-14h-26c0-4 0-4 0-8 0-18 13-35 31-60z">
          <text:p/>
        </draw:path>
        <draw:path draw:style-name="gr8" draw:text-style-name="P4" draw:layer="layout" svg:width="0.178cm" svg:height="0.263cm" svg:x="15.114cm" svg:y="11.398cm" svg:viewBox="0 0 179 264" svg:d="M51 39c4-9 17-13 26-13 4 0 12 0 16 4 5 0 9 4 14 9 4 4 9 8 9 12 4 5 4 9 4 13 0 9 0 13-4 17 0 4-5 9-9 13-5 4-9 8-14 8-4 5-8 5-16 5-5 0-9 0-13-5-9 0-13-4-13-8-4-4-9-9-9-13-4-4-4-8-4-17 0-4 0-8 0-13 4-4 9-8 13-12zM124 22c-13-13-26-22-47-22-9 0-18 5-22 9-8 0-17 4-25 13-5 4-9 12-13 21-4 8-8 17-8 25 0 9 4 17 8 30 4 9 13 13 21 21-13 9-21 21-21 34s4 21 17 26c-21 12-34 25-34 38 0 8 4 13 9 17 0 8 8 13 12 17 9 4 17 4 26 8 12 0 25 5 38 5s26-5 39-5c9-4 17-8 26-12 8-9 12-13 17-22 4-4 4-12 4-21 0-4 0-13-4-17-5-4-9-8-13-13-4-4-13-8-21-12-9 0-17 0-31 0-4 0-9 0-17 0-4 0-8 0-13 0-8 0-17 0-21-5-9-4-9-8-9-12 0-5 5-13 13-21 9 4 17 4 22 4 12 0 21 0 25-4 9-5 18-9 22-13 9-4 13-13 17-21 4-9 4-13 4-22 0-12-4-25-8-34 8-4 21-8 30-8h8 4l-4-21h-4c-17 0-34 4-47 17zM51 183c8 0 13 0 21 0 9 0 17 4 30 4l5-4c13 0 21 4 30 8 4 4 8 9 8 17 0 9-4 17-17 22-12 8-26 12-43 12-4 0-13-4-21-4-9 0-13 0-17-4-5-4-13-4-13-9-4-4-4-8-4-12 0-13 4-22 21-30z">
          <text:p/>
        </draw:path>
        <draw:polygon draw:style-name="gr8" draw:text-style-name="P4" draw:layer="layout" svg:width="0.085cm" svg:height="0.25cm" svg:x="15.339cm" svg:y="11.339cm" svg:viewBox="0 0 86 251" draw:points="86,0 64,0 0,34 4,52 55,34 55,251 86,251">
          <text:p/>
        </draw:polygon>
        <draw:path draw:style-name="gr8" draw:text-style-name="P4" draw:layer="layout" svg:width="0.174cm" svg:height="0.263cm" svg:x="15.522cm" svg:y="11.398cm" svg:viewBox="0 0 175 264" svg:d="M46 39c10-9 18-13 27-13 8 0 12 0 17 4 4 0 8 4 12 9 5 4 9 8 9 12 4 5 4 9 4 13 0 9 0 13-4 17 0 4-4 9-9 13-4 4-8 8-12 8-5 5-9 5-17 5-4 0-9 0-13-5-4 0-14-4-14-8-4-4-8-9-8-13-4-4-4-8-4-17 0-4 0-8 4-13 0-4 4-8 8-12zM120 22c-13-13-26-22-43-22-8 0-17 5-25 9-10 0-18 4-23 13-8 4-13 12-17 21-4 8-4 17-4 25 0 9 0 17 4 30 4 9 13 13 22 21-13 9-22 21-22 34s4 21 17 26c-21 12-29 25-29 38 0 8 0 13 4 17 4 8 8 13 12 17 9 4 18 4 26 8 14 0 27 5 39 5 17 0 26-5 39-5 12-4 21-8 25-12 8-9 13-13 17-22 4-4 4-12 4-21 0-4 0-13-4-17 0-4-4-8-13-13-4-4-12-8-21-12-8 0-17 0-30 0-4 0-8 0-17 0-4 0-8 0-12 0-9 0-17 0-23-5-4-4-8-8-8-12 0-5 4-13 14-21 8 4 17 4 21 4 12 0 21 0 29-4 5-5 13-9 22-13 4-4 8-13 13-21 4-9 4-13 4-22 0-12-4-25-9-34 9-4 21-8 34-8h4 5l-5-21h-4c-17 0-34 4-46 17zM46 183c10 0 14 0 23 0 8 0 16 4 29 4l4-4h5c8 0 17 4 25 8 5 4 9 9 9 17 0 9-4 17-17 22-9 8-26 12-43 12-4 0-12-4-21-4-4 0-14 0-18-4s-8-4-13-9c-4-4-4-8-4-12 0-13 9-22 21-30z">
          <text:p/>
        </draw:path>
        <draw:polygon draw:style-name="gr8" draw:text-style-name="P4" draw:layer="layout" svg:width="0.085cm" svg:height="0.25cm" svg:x="15.742cm" svg:y="11.339cm" svg:viewBox="0 0 86 251" draw:points="86,0 65,0 0,34 5,52 57,34 57,251 86,251">
          <text:p/>
        </draw:polygon>
        <draw:path draw:style-name="gr8" draw:text-style-name="P4" draw:layer="layout" svg:width="0.051cm" svg:height="0.106cm" svg:x="15.921cm" svg:y="11.318cm" svg:viewBox="0 0 52 107" svg:d="M18 107c21-26 34-48 34-69s-13-38-30-38c-13 0-22 13-22 25 0 5 0 9 5 13h25c0 4 0 4 0 9 0 17-8 39-30 60z">
          <text:p/>
        </draw:path>
        <draw:polygon draw:style-name="gr8" draw:text-style-name="P4" draw:layer="layout" svg:width="0.141cm" svg:height="0.259cm" svg:x="11.819cm" svg:y="11.814cm" svg:viewBox="0 0 142 260" draw:points="86,0 0,26 0,42 61,30 61,239 57,243 14,247 14,260 142,260 142,247 99,243 95,239 95,0">
          <text:p/>
        </draw:polygon>
        <draw:polygon draw:style-name="gr8" draw:text-style-name="P4" draw:layer="layout" svg:width="0.14cm" svg:height="0.259cm" svg:x="12.032cm" svg:y="11.814cm" svg:viewBox="0 0 141 260" draw:points="86,0 0,26 0,42 59,30 59,239 55,243 12,247 12,260 141,260 141,247 98,243 94,239 94,0">
          <text:p/>
        </draw:polygon>
        <draw:line draw:style-name="gr13" draw:text-style-name="P1" draw:layer="layout" svg:x1="12.448cm" svg:y1="12.221cm" svg:x2="12.448cm" svg:y2="11.738cm">
          <text:p/>
        </draw:line>
        <draw:path draw:style-name="gr8" draw:text-style-name="P4" draw:layer="layout" svg:width="0.174cm" svg:height="0.284cm" svg:x="12.707cm" svg:y="11.891cm" svg:viewBox="0 0 175 285" svg:d="M132 46c0 9-8 38-12 64-13 25-48 59-65 59s-21-25-21-51c0-51 29-101 73-101 17 0 25 12 25 29zM86 251c0 12-10 17-23 21h-8c0 0-4 0-4 4v9h4c0 0 26-5 44-5 16 0 42 5 42 5l4-5v-8h-4l-9-4c-4 0-17 0-12-17l55-243v-4c0-4-4-4-4-4-4 0-9 0-13 8l-13 17c-8-13-21-21-38-21-44 0-107 46-107 118 0 30 8 65 46 65 22 0 44-9 69-43z">
          <text:p/>
        </draw:path>
        <draw:path draw:style-name="gr8" draw:text-style-name="P4" draw:layer="layout" svg:width="0.127cm" svg:height="0.136cm" svg:x="12.911cm" svg:y="12.005cm" svg:viewBox="0 0 128 137" svg:d="M29 82c0-27 13-74 47-74 9 0 13 5 17 13 4 9 4 22 4 30 0 13 0 39-12 56-9 13-22 17-34 17-9 0-22-9-22-42zM0 86c0 13 4 51 46 51 9 0 22 0 30-5 30-17 52-46 52-85 0-21-4-47-48-47-55 0-80 47-80 86z">
          <text:p/>
        </draw:path>
        <draw:path draw:style-name="gr8" draw:text-style-name="P4" draw:layer="layout" svg:width="0.059cm" svg:height="0.097cm" svg:x="13.089cm" svg:y="12.035cm" svg:viewBox="0 0 60 98" svg:d="M60 38c0-34-26-38-35-38-8 0-25 4-25 21s17 21 25 21c5 0 9 0 9 0h4c0 0 5 0 5 5 0 9-5 26-35 43l5 8c12-4 47-29 47-60z">
          <text:p/>
        </draw:path>
        <draw:path draw:style-name="gr8" draw:text-style-name="P4" draw:layer="layout" svg:width="0.161cm" svg:height="0.258cm" svg:x="13.259cm" svg:y="11.823cm" svg:viewBox="0 0 162 259" svg:d="M86 25c12 0 25 13 38 30l-89 114c-5-12-5-29-5-42 0-42 13-102 56-102zM82 0c-52 0-82 72-82 131 0 65 30 128 82 128 59 0 80-72 80-132 0-64-25-127-80-127zM132 80c5 17 5 34 5 51 0 48-13 99-55 99-13 0-30-13-39-34z">
          <text:p/>
        </draw:path>
        <draw:path draw:style-name="gr8" draw:text-style-name="P4" draw:layer="layout" svg:width="0.055cm" svg:height="0.097cm" svg:x="13.463cm" svg:y="12.035cm" svg:viewBox="0 0 56 98" svg:d="M56 38c0-34-23-38-35-38-9 0-21 4-21 21s12 21 25 21h4c4 0 4 0 4 0 5 0 5 0 5 5 0 9-5 26-34 43l4 8c13-4 48-29 48-60z">
          <text:p/>
        </draw:path>
        <draw:path draw:style-name="gr8" draw:text-style-name="P4" draw:layer="layout" svg:width="0.174cm" svg:height="0.259cm" svg:x="13.628cm" svg:y="11.886cm" svg:viewBox="0 0 175 260" svg:d="M48 34c8-8 17-12 30-12 4 0 8 0 12 4 5 0 9 4 13 8s9 9 9 13c4 4 4 8 4 17 0 4 0 8-4 13 0 4-5 8-9 12-4 5-8 9-13 9-4 4-8 4-12 4-9 0-13 0-18-4-4 0-8-4-12-9-4 0-9-8-9-12-4-5-4-9-4-13 0-9 0-13 4-17 0-4 5-9 9-13zM120 17c-8-12-25-17-42-17-9 0-18 0-26 5-8 4-17 8-22 12-9 9-13 13-17 21-4 9-4 17-4 26 0 8 0 21 4 30 8 8 13 12 22 22-14 12-22 21-22 34s4 21 17 25c-21 13-30 26-30 43 0 4 0 8 4 16 5 5 9 9 13 13 9 4 18 9 27 9 12 4 25 4 38 4 17 0 30-4 38-4 13-5 21-9 25-13 9-4 13-13 17-21 5-4 5-13 5-17 0-9 0-13-5-21 0-5-4-9-12-13-5-4-9-8-22-13-8 0-16 0-29 0-4 0-9 0-13 0-8 0-13 0-17 0-9 0-17 0-21-4s-9-4-9-8c0-9 5-13 13-22 8 0 17 4 26 4 8 0 17-4 25-4 9-4 13-8 21-18 4-4 9-12 13-17 4-8 4-17 4-25 0-13 0-21-8-34 8-4 21-8 34-8h4c0 0 4 0 4 4l-4-26h-4c-17 0-34 5-47 17zM48 179c8 0 12 0 21 5 9 0 17 0 30 0h4 4c13 0 21 0 26 4 4 4 8 8 8 17 0 8-4 17-17 25-8 4-21 9-38 9-8 0-17 0-26-5-4 0-12 0-16-4-5 0-9-4-14-8-4-4-4-9-4-13 0-13 9-21 22-30z">
          <text:p/>
        </draw:path>
        <draw:path draw:style-name="gr8" draw:text-style-name="P4" draw:layer="layout" svg:width="0.161cm" svg:height="0.258cm" svg:x="13.832cm" svg:y="11.823cm" svg:viewBox="0 0 162 259" svg:d="M81 25c18 0 30 13 43 30l-90 114c-4-12-4-29-4-42 0-42 12-102 51-102zM81 0c-51 0-81 72-81 131 0 65 30 128 81 128 60 0 81-72 81-132 0-64-25-127-81-127zM132 80c5 17 5 34 5 51 0 48-17 99-56 99-17 0-30-13-39-34z">
          <text:p/>
        </draw:path>
        <draw:path draw:style-name="gr8" draw:text-style-name="P4" draw:layer="layout" svg:width="0.179cm" svg:height="0.284cm" svg:x="14.494cm" svg:y="11.891cm" svg:viewBox="0 0 180 285" svg:d="M137 46c0 9-8 38-17 64-8 25-42 59-59 59s-21-25-21-51c0-51 29-101 72-101 17 0 25 12 25 29zM91 251c0 12-9 17-22 21h-8c0 0-5 0-5 4v9h5c0 0 25-5 42-5s43 5 43 5v-5-8l-9-4c-4 0-17 0-13-17l56-243v-4c0-4-4-4-4-4-5 0-9 0-13 8l-13 17c-9-13-21-21-38-21-47 0-112 46-112 118 0 30 13 65 52 65 21 0 39-9 68-43z">
          <text:p/>
        </draw:path>
        <draw:polygon draw:style-name="gr8" draw:text-style-name="P4" draw:layer="layout" svg:width="0.102cm" svg:height="0.19cm" svg:x="14.706cm" svg:y="11.946cm" svg:viewBox="0 0 103 191" draw:points="61,0 0,21 0,29 44,25 44,174 44,179 9,179 9,191 103,191 103,179 74,179 69,174 69,0">
          <text:p/>
        </draw:polygon>
        <draw:path draw:style-name="gr8" draw:text-style-name="P4" draw:layer="layout" svg:width="0.06cm" svg:height="0.097cm" svg:x="14.872cm" svg:y="12.035cm" svg:viewBox="0 0 61 98" svg:d="M61 38c0-34-26-38-36-38-8 0-25 4-25 21s17 21 31 21h4 4c5 0 5 0 5 5 0 9-5 26-36 43l5 8c12-4 48-29 48-60z">
          <text:p/>
        </draw:path>
        <draw:path draw:style-name="gr8" draw:text-style-name="P4" draw:layer="layout" svg:width="0.051cm" svg:height="0.102cm" svg:x="15.038cm" svg:y="11.806cm" svg:viewBox="0 0 52 103" svg:d="M34 0c-22 21-34 42-34 68 0 22 12 35 29 35 14 0 23-9 23-22 0-4 0-8-5-17h-26c0 0 0-5 0-9 0-17 13-34 31-55z">
          <text:p/>
        </draw:path>
        <draw:path draw:style-name="gr8" draw:text-style-name="P4" draw:layer="layout" svg:width="0.178cm" svg:height="0.259cm" svg:x="15.114cm" svg:y="11.886cm" svg:viewBox="0 0 179 260" svg:d="M51 34c4-8 17-12 26-12 4 0 12 0 16 4 5 0 9 4 14 8 4 4 9 9 9 13 4 4 4 8 4 17 0 4 0 8-4 13 0 4-5 8-9 12-5 5-9 9-14 9-4 4-8 4-16 4-5 0-9 0-13-4-9 0-13-4-13-9-4 0-9-8-9-12-4-5-4-9-4-13 0-9 0-13 0-17 4-4 9-9 13-13zM124 17c-13-12-26-17-47-17-9 0-18 0-22 5-8 4-17 8-25 12-5 9-9 13-13 21-4 9-8 17-8 26 0 8 4 21 8 30 4 8 13 12 21 22-13 12-21 21-21 34s4 21 17 25c-21 13-34 26-34 43 0 4 4 8 9 16 0 5 8 9 12 13 9 4 17 9 26 9 12 4 25 4 38 4s26-4 39-4c9-5 17-9 26-13 8-4 12-13 17-21 4-4 4-13 4-17 0-9 0-13-4-21-5-5-9-9-13-13s-13-8-21-13c-9 0-17 0-31 0-4 0-9 0-17 0-4 0-8 0-13 0-8 0-17 0-21-4-9-4-9-4-9-8 0-9 5-13 13-22 9 0 17 4 22 4 12 0 21-4 25-4 9-4 18-8 22-18 9-4 13-12 17-17 4-8 4-17 4-25 0-13-4-21-8-34 8-4 21-8 30-8h8l4 4-4-26h-4c-17 0-34 5-47 17zM51 179c8 0 13 0 21 5 9 0 17 0 30 0h5c13 0 21 0 30 4 4 4 8 8 8 17 0 8-4 17-17 25-12 4-26 9-43 9-4 0-13 0-21-5-9 0-13 0-17-4-5 0-13-4-13-8-4-4-4-9-4-13 0-13 4-21 21-30z">
          <text:p/>
        </draw:path>
        <draw:path draw:style-name="gr8" draw:text-style-name="P4" draw:layer="layout" svg:width="0.161cm" svg:height="0.258cm" svg:x="15.322cm" svg:y="11.823cm" svg:viewBox="0 0 162 259" svg:d="M82 25c17 0 29 13 38 30l-86 114c-4-12-9-29-9-42 0-42 18-102 57-102zM82 0c-52 0-82 72-82 131 0 65 30 128 82 128 55 0 80-72 80-132 0-64-29-127-80-127zM128 80c5 17 9 34 9 51 0 48-17 99-55 99-17 0-31-13-39-34z">
          <text:p/>
        </draw:path>
        <draw:path draw:style-name="gr8" draw:text-style-name="P4" draw:layer="layout" svg:width="0.051cm" svg:height="0.102cm" svg:x="15.517cm" svg:y="11.806cm" svg:viewBox="0 0 52 103" svg:d="M18 103c21-26 34-48 34-69 0-22-13-34-30-34-12 0-22 8-22 21 0 4 0 9 5 13h26c0 4 0 4 0 8 0 17-13 39-31 61z">
          <text:p/>
        </draw:path>
        <draw:polygon draw:style-name="gr8" draw:text-style-name="P4" draw:layer="layout" svg:width="0.141cm" svg:height="0.263cm" svg:x="11.819cm" svg:y="12.298cm" svg:viewBox="0 0 142 264" draw:points="86,0 0,25 0,42 61,34 61,238 57,242 14,247 14,264 142,264 142,247 99,242 95,238 95,0">
          <text:p/>
        </draw:polygon>
        <draw:path draw:style-name="gr8" draw:text-style-name="P4" draw:layer="layout" svg:width="0.174cm" svg:height="0.263cm" svg:x="12.015cm" svg:y="12.298cm" svg:viewBox="0 0 175 264" svg:d="M34 234c86-68 132-111 132-162 0-43-29-72-80-72-48 0-82 29-82 55 0 13 8 21 21 21 9 0 13 0 17-4v-43c13-4 26-8 34-8 35 0 52 21 52 59 0 47-47 90-128 158v26h175v-64h-17l-9 34z">
          <text:p/>
        </draw:path>
        <draw:line draw:style-name="gr13" draw:text-style-name="P1" draw:layer="layout" svg:x1="12.448cm" svg:y1="12.705cm" svg:x2="12.448cm" svg:y2="12.221cm">
          <text:p/>
        </draw:line>
        <draw:path draw:style-name="gr8" draw:text-style-name="P4" draw:layer="layout" svg:width="0.174cm" svg:height="0.284cm" svg:x="12.707cm" svg:y="12.374cm" svg:viewBox="0 0 175 285" svg:d="M132 47c0 8-8 42-12 63-13 26-48 64-65 64s-21-30-21-55c0-51 29-102 73-102 17 0 25 13 25 30zM86 250c0 13-10 18-23 22h-8c0 0-4 0-4 5v8h4c0 0 26-4 44-4 16 0 42 4 42 4l4-4v-9h-4l-9-4c-4 0-17 0-12-18l55-242v-4c0-4-4-4-4-4-4 0-9 0-13 8l-13 17c-8-12-21-21-38-21-44 0-107 47-107 119 0 34 8 68 46 68 22 0 44-13 69-47z">
          <text:p/>
        </draw:path>
        <draw:path draw:style-name="gr8" draw:text-style-name="P4" draw:layer="layout" svg:width="0.127cm" svg:height="0.135cm" svg:x="12.911cm" svg:y="12.489cm" svg:viewBox="0 0 128 136" svg:d="M29 80c0-25 13-72 47-72 9 0 13 4 17 13 4 8 4 21 4 29 0 13 0 38-12 55-9 13-22 18-34 18-9 0-22-9-22-43zM0 84c0 17 4 52 46 52 9 0 22 0 30-5 30-13 52-47 52-81 0-25-4-50-48-50-55 0-80 46-80 84z">
          <text:p/>
        </draw:path>
        <draw:path draw:style-name="gr8" draw:text-style-name="P4" draw:layer="layout" svg:width="0.059cm" svg:height="0.098cm" svg:x="13.089cm" svg:y="12.518cm" svg:viewBox="0 0 60 99" svg:d="M60 38c0-34-26-38-35-38-8 0-25 4-25 21s17 22 25 22c5 0 9 0 9 0h4c0 0 6 0 6 5 0 8-6 25-36 47l5 4c12-4 47-30 47-61z">
          <text:p/>
        </draw:path>
        <draw:path draw:style-name="gr8" draw:text-style-name="P4" draw:layer="layout" svg:width="0.161cm" svg:height="0.259cm" svg:x="13.259cm" svg:y="12.306cm" svg:viewBox="0 0 162 260" svg:d="M86 26c12 0 25 12 38 29l-89 115c-5-13-5-30-5-42 0-43 13-102 56-102zM82 0c-52 0-82 73-82 132 0 63 30 128 82 128 59 0 80-73 80-132 0-64-25-128-80-128zM132 81c5 17 5 34 5 51 0 46-13 98-55 98-13 0-30-12-39-35z">
          <text:p/>
        </draw:path>
        <draw:path draw:style-name="gr8" draw:text-style-name="P4" draw:layer="layout" svg:width="0.055cm" svg:height="0.098cm" svg:x="13.463cm" svg:y="12.518cm" svg:viewBox="0 0 56 99" svg:d="M56 38c0-34-23-38-35-38-9 0-21 4-21 21s12 22 25 22h4c4 0 4 0 4 0 5 0 5 0 5 5 0 8-5 25-34 47l4 4c13-4 48-30 48-61z">
          <text:p/>
        </draw:path>
        <draw:path draw:style-name="gr8" draw:text-style-name="P4" draw:layer="layout" svg:width="0.174cm" svg:height="0.259cm" svg:x="13.628cm" svg:y="12.37cm" svg:viewBox="0 0 175 260" svg:d="M48 34c8-9 17-13 30-13 4 0 8 0 12 4 5 0 9 4 13 9 4 4 9 8 9 12 4 5 4 13 4 17 0 5 0 9-4 13 0 8-5 13-9 13-4 4-8 8-13 13-4 0-8 0-12 0-9 0-13 0-18 0-4-5-8-9-12-13-4 0-9-5-9-13-4-4-4-8-4-13 0-4 0-12 4-17 0-4 5-8 9-12zM120 17c-8-13-25-17-42-17-9 0-18 0-26 4s-17 8-22 13c-9 8-13 12-17 21-4 8-4 17-4 25 0 13 0 21 4 30 8 9 13 17 22 21-14 13-22 22-22 35s4 21 17 26c-21 12-30 25-30 42 0 4 0 8 4 17 5 4 9 9 13 13 9 4 18 8 27 8 12 5 25 5 38 5 17 0 30 0 38-5 13-4 21-8 25-12 9-5 13-13 17-18 5-8 5-17 5-21 0-8 0-12-5-21 0-4-4-8-12-13-5-4-9-8-22-8-8-4-16-4-29-4-4 0-9 0-13 0-8 0-13 0-17 0-9 0-17 0-21-5-4 0-9-4-9-8 0-9 5-14 13-22 8 0 17 4 26 4 8 0 17-4 25-4 9-4 13-9 21-17 4-4 9-13 13-17 4-9 4-17 4-26 0-12 0-21-8-29 8-9 21-13 34-13h4c0 4 4 4 4 4l-4-25h-4c-17 0-34 4-47 17zM48 179c8 0 12 4 21 4s17 0 30 0h4 4c13 0 21 0 26 4 4 5 8 9 8 17 0 13-4 17-17 26-8 4-21 8-38 8-8 0-17 0-26-4-4 0-12 0-16-4-5 0-9-5-14-9-4-4-4-8-4-13 0-8 9-21 22-29z">
          <text:p/>
        </draw:path>
        <draw:polygon draw:style-name="gr8" draw:text-style-name="P4" draw:layer="layout" svg:width="0.085cm" svg:height="0.255cm" svg:x="13.849cm" svg:y="12.306cm" svg:viewBox="0 0 86 256" draw:points="86,0 65,0 0,39 4,52 56,39 56,256 86,256">
          <text:p/>
        </draw:polygon>
        <draw:path draw:style-name="gr8" draw:text-style-name="P4" draw:layer="layout" svg:width="0.179cm" svg:height="0.284cm" svg:x="14.494cm" svg:y="12.374cm" svg:viewBox="0 0 180 285" svg:d="M137 47c0 8-8 42-17 63-8 26-42 64-59 64s-21-30-21-55c0-51 29-102 72-102 17 0 25 13 25 30zM91 250c0 13-9 18-22 22h-8c0 0-5 0-5 5v8h5c0 0 25-4 42-4s43 4 43 4v-4-9l-9-4c-4 0-17 0-13-18l56-242v-4c0-4-4-4-4-4-5 0-9 0-13 8l-13 17c-9-12-21-21-38-21-47 0-112 47-112 119 0 34 13 68 52 68 21 0 39-13 68-47z">
          <text:p/>
        </draw:path>
        <draw:polygon draw:style-name="gr8" draw:text-style-name="P4" draw:layer="layout" svg:width="0.102cm" svg:height="0.191cm" svg:x="14.706cm" svg:y="12.433cm" svg:viewBox="0 0 103 192" draw:points="61,0 0,18 0,31 44,22 44,175 44,179 9,179 9,192 103,192 103,179 74,179 69,175 69,0">
          <text:p/>
        </draw:polygon>
        <draw:path draw:style-name="gr8" draw:text-style-name="P4" draw:layer="layout" svg:width="0.06cm" svg:height="0.098cm" svg:x="14.872cm" svg:y="12.518cm" svg:viewBox="0 0 61 99" svg:d="M61 38c0-34-26-38-34-38-10 0-27 4-27 21s17 22 31 22h4 4c5 0 5 0 5 5 0 8-5 25-35 47l4 4c14-4 48-30 48-61z">
          <text:p/>
        </draw:path>
        <draw:path draw:style-name="gr8" draw:text-style-name="P4" draw:layer="layout" svg:width="0.051cm" svg:height="0.102cm" svg:x="15.038cm" svg:y="12.289cm" svg:viewBox="0 0 52 103" svg:d="M34 0c-22 21-34 47-34 68 0 22 12 35 29 35 14 0 23-9 23-22 0-4 0-9-5-13h-26c0-4 0-8 0-8 0-22 13-39 31-60z">
          <text:p/>
        </draw:path>
        <draw:path draw:style-name="gr8" draw:text-style-name="P4" draw:layer="layout" svg:width="0.178cm" svg:height="0.259cm" svg:x="15.114cm" svg:y="12.37cm" svg:viewBox="0 0 179 260" svg:d="M51 34c4-9 17-13 26-13 4 0 12 0 16 4 5 0 9 4 14 9 4 4 9 8 9 12 4 5 4 13 4 17 0 5 0 9-4 13 0 8-5 13-9 13-5 4-9 8-14 13-4 0-8 0-16 0-5 0-9 0-13 0-9-5-13-9-13-13-4 0-9-5-9-13-4-4-4-8-4-13 0-4 0-12 0-17 4-4 9-8 13-12zM124 17c-13-13-26-17-47-17-9 0-18 0-22 4-8 4-17 8-25 13-5 8-9 12-13 21-4 8-8 17-8 25 0 13 4 21 8 30s13 17 21 21c-13 13-21 22-21 35s4 21 17 26c-21 12-34 25-34 42 0 4 4 8 9 17 0 4 8 9 12 13 9 4 17 8 26 8 12 5 25 5 38 5s26 0 39-5c9-4 17-8 26-12 8-5 12-13 17-18 4-8 4-17 4-21 0-8 0-12-4-21-5-4-9-8-13-13-4-4-13-8-21-8-9-4-17-4-31-4-4 0-9 0-17 0-4 0-8 0-13 0-8 0-17 0-21-5-9 0-9-4-9-8 0-9 5-14 13-22 9 0 17 4 22 4 12 0 21-4 25-4 9-4 18-9 22-17 9-4 13-13 17-17 4-9 4-17 4-26 0-12-4-21-8-29 8-9 21-13 30-13h8c0 4 0 4 4 4l-4-25h-4c-17 0-34 4-47 17zM51 179c8 0 13 4 21 4 9 0 17 0 30 0h5c13 0 21 0 30 4 4 5 8 9 8 17 0 13-4 17-17 26-12 4-26 8-43 8-4 0-13 0-21-4-9 0-13 0-17-4-5 0-13-5-13-9-4-4-4-8-4-13 0-8 4-21 21-29z">
          <text:p/>
        </draw:path>
        <draw:polygon draw:style-name="gr8" draw:text-style-name="P4" draw:layer="layout" svg:width="0.085cm" svg:height="0.255cm" svg:x="15.339cm" svg:y="12.306cm" svg:viewBox="0 0 86 256" draw:points="86,0 64,0 0,39 4,52 55,39 55,256 86,256">
          <text:p/>
        </draw:polygon>
        <draw:path draw:style-name="gr8" draw:text-style-name="P4" draw:layer="layout" svg:width="0.051cm" svg:height="0.102cm" svg:x="15.517cm" svg:y="12.289cm" svg:viewBox="0 0 52 103" svg:d="M18 103c22-22 34-48 34-69s-12-34-30-34c-13 0-22 9-22 21 0 5 0 9 5 13h26c0 4 0 9 0 9 0 17-13 38-31 60z">
          <text:p/>
        </draw:path>
        <draw:polygon draw:style-name="gr8" draw:text-style-name="P4" draw:layer="layout" svg:width="0.141cm" svg:height="0.259cm" svg:x="11.819cm" svg:y="12.785cm" svg:viewBox="0 0 142 260" draw:points="86,0 0,22 0,39 61,30 61,234 57,238 14,242 14,260 142,260 142,242 99,242 95,234 95,0">
          <text:p/>
        </draw:polygon>
        <draw:path draw:style-name="gr8" draw:text-style-name="P4" draw:layer="layout" svg:width="0.174cm" svg:height="0.263cm" svg:x="12.011cm" svg:y="12.785cm" svg:viewBox="0 0 175 264" svg:d="M107 123c38-8 59-29 59-59 0-38-29-64-76-64-48 0-82 26-82 47 0 13 8 21 21 21 5 0 9 0 13-4v-34c13-8 26-13 38-13 31 0 48 22 48 51 0 30-17 47-60 47h-5v25c5-4 13-4 17-4 39 0 61 17 61 47 0 35-26 64-61 64-12 0-25-4-34-12l-12-30c-5-4-9-4-13-4-9 0-21 8-21 21 0 17 34 42 76 42 61 0 99-34 99-76 0-39-26-60-68-65z">
          <text:p/>
        </draw:path>
        <draw:line draw:style-name="gr13" draw:text-style-name="P1" draw:layer="layout" svg:x1="12.448cm" svg:y1="13.188cm" svg:x2="12.448cm" svg:y2="12.705cm">
          <text:p/>
        </draw:line>
        <draw:path draw:style-name="gr8" draw:text-style-name="P4" draw:layer="layout" svg:width="0.174cm" svg:height="0.285cm" svg:x="12.707cm" svg:y="12.857cm" svg:viewBox="0 0 175 286" svg:d="M132 47c0 9-8 44-12 65-13 29-48 63-65 63s-21-29-21-55c0-46 29-103 73-103 17 0 25 13 25 30zM86 256c0 8-10 13-23 17h-8c0 0-4 0-4 4v9h4c0 0 26 0 44 0 16 0 42 0 42 0h4v-9c0-4-4-4-4-4h-9c-4-4-17-4-12-17l55-243c0-4 0-4 0-8 0-5-4-5-4-5-4 0-9 0-13 9l-13 17c-8-13-21-21-38-21-44 0-107 51-107 119 0 34 8 68 46 68 22 0 44-12 69-46z">
          <text:p/>
        </draw:path>
        <draw:path draw:style-name="gr8" draw:text-style-name="P4" draw:layer="layout" svg:width="0.127cm" svg:height="0.136cm" svg:x="12.911cm" svg:y="12.972cm" svg:viewBox="0 0 128 137" svg:d="M29 82c0-27 13-73 47-73 9 0 13 4 17 12 4 9 4 22 4 30 0 14 0 39-12 56-9 13-22 17-34 17-9 0-22-8-22-42zM0 86c0 17 4 51 46 51 9 0 22 0 30-4 30-13 52-47 52-82 0-25-4-51-48-51-55 0-80 47-80 86z">
          <text:p/>
        </draw:path>
        <draw:path draw:style-name="gr8" draw:text-style-name="P4" draw:layer="layout" svg:width="0.059cm" svg:height="0.101cm" svg:x="13.089cm" svg:y="13.002cm" svg:viewBox="0 0 60 102" svg:d="M60 38c0-34-26-38-35-38-8 0-25 4-25 21s17 21 25 21c5 0 9 0 9 0h4c0 0 6 0 6 4 0 9-6 30-36 48l5 8c12-4 47-34 47-64z">
          <text:p/>
        </draw:path>
        <draw:polygon draw:style-name="gr8" draw:text-style-name="P4" draw:layer="layout" svg:width="0.085cm" svg:height="0.254cm" svg:x="13.276cm" svg:y="12.79cm" svg:viewBox="0 0 86 255" draw:points="86,0 69,0 0,39 8,51 60,39 60,255 86,255">
          <text:p/>
        </draw:polygon>
        <draw:path draw:style-name="gr8" draw:text-style-name="P4" draw:layer="layout" svg:width="0.055cm" svg:height="0.101cm" svg:x="13.463cm" svg:y="13.002cm" svg:viewBox="0 0 56 102" svg:d="M56 38c0-34-23-38-35-38-9 0-21 4-21 21s12 21 25 21h4c4 0 4 0 4 0 5 0 5 0 5 4 0 9-5 30-34 48l4 8c13-4 48-34 48-64z">
          <text:p/>
        </draw:path>
        <draw:path draw:style-name="gr8" draw:text-style-name="P4" draw:layer="layout" svg:width="0.174cm" svg:height="0.259cm" svg:x="13.628cm" svg:y="12.853cm" svg:viewBox="0 0 175 260" svg:d="M48 34c8-8 17-13 30-13 4 0 8 5 12 5 5 4 9 4 13 8 4 5 9 9 9 13 4 4 4 13 4 17s0 8-4 17c0 4-5 8-9 13-4 0-8 4-13 8-4 0-8 0-12 0-9 0-13 0-18 0-4-4-8-4-12-8-4-5-9-9-9-13-4-9-4-13-4-17s0-13 4-17c0-4 5-8 9-13zM120 17c-8-13-25-17-42-17-9 0-18 0-26 4-8 5-17 9-22 13-9 9-13 13-17 22-4 8-4 16-4 25 0 13 0 21 4 30 8 8 13 16 22 21-14 12-22 25-22 34 0 12 4 21 17 25-21 14-30 27-30 44 0 4 0 12 4 17 5 4 9 8 13 12 9 4 18 9 27 9 12 4 25 4 38 4 17 0 30 0 38-4 13-5 21-9 25-13 9-4 13-8 17-17 5-8 5-13 5-21 0-9 0-13-5-17 0-9-4-14-12-18-5-4-9-9-22-9-8-4-16-4-29-4-4 0-9 0-13 0-8 0-13 0-17 0-9 0-17 0-21-4-4 0-9-4-9-9 0-4 5-12 13-21 8 4 17 4 26 4 8 0 17 0 25-4 9-4 13-8 21-13 4-8 9-12 13-21 4-8 4-17 4-25 0-13 0-21-8-30 8-8 21-8 34-8h4 4l-4-26h-4c-17 0-34 9-47 17zM48 184c8 0 12 0 21 0s17 0 30 0h4 4c13 0 21 0 26 4 4 4 8 13 8 17 0 13-4 21-17 25-8 5-21 9-38 9-8 0-17 0-26 0-4-4-12-4-16-4-5-5-9-9-14-13-4-4-4-9-4-13 0-8 9-17 22-25z">
          <text:p/>
        </draw:path>
        <draw:path draw:style-name="gr8" draw:text-style-name="P4" draw:layer="layout" svg:width="0.161cm" svg:height="0.258cm" svg:x="13.832cm" svg:y="12.79cm" svg:viewBox="0 0 162 259" svg:d="M81 25c18 0 30 13 43 34l-90 110c-4-12-4-29-4-42 0-43 12-102 51-102zM81 0c-51 0-81 72-81 131 0 64 30 128 81 128 60 0 81-73 81-132 0-60-25-127-81-127zM132 84c5 13 5 34 5 51 0 47-17 98-56 98-17 0-30-17-39-34z">
          <text:p/>
        </draw:path>
        <draw:path draw:style-name="gr8" draw:text-style-name="P4" draw:layer="layout" svg:width="0.179cm" svg:height="0.285cm" svg:x="14.494cm" svg:y="12.857cm" svg:viewBox="0 0 180 286" svg:d="M137 47c0 9-8 44-17 65-8 29-42 63-59 63s-21-29-21-55c0-46 29-103 72-103 17 0 25 13 25 30zM91 256c0 8-9 13-22 17h-8c0 0-5 0-5 4v9h5c0 0 25 0 42 0s43 0 43 0v-9c0-4 0-4 0-4h-9c-4-4-17-4-13-17l56-243c0-4 0-4 0-8 0-5-4-5-4-5-5 0-9 0-13 9l-13 17c-9-13-21-21-38-21-47 0-112 51-112 119 0 34 13 68 52 68 21 0 39-12 68-46z">
          <text:p/>
        </draw:path>
        <draw:polygon draw:style-name="gr8" draw:text-style-name="P4" draw:layer="layout" svg:width="0.102cm" svg:height="0.186cm" svg:x="14.706cm" svg:y="12.917cm" svg:viewBox="0 0 103 187" draw:points="61,0 0,18 0,31 44,22 44,171 44,175 9,179 9,187 103,187 103,179 74,175 69,171 69,0">
          <text:p/>
        </draw:polygon>
        <draw:path draw:style-name="gr8" draw:text-style-name="P4" draw:layer="layout" svg:width="0.06cm" svg:height="0.101cm" svg:x="14.872cm" svg:y="13.002cm" svg:viewBox="0 0 61 102" svg:d="M61 38c0-34-26-38-36-38-8 0-25 4-25 21s17 21 31 21h4 4c5 0 5 0 5 4 0 9-5 30-36 48l5 8c12-4 48-34 48-64z">
          <text:p/>
        </draw:path>
        <draw:path draw:style-name="gr8" draw:text-style-name="P4" draw:layer="layout" svg:width="0.051cm" svg:height="0.102cm" svg:x="15.038cm" svg:y="12.773cm" svg:viewBox="0 0 52 103" svg:d="M34 0c-22 22-34 48-34 69s12 34 29 34c14 0 23-9 23-22 0-4 0-8-5-12h-26c0-5 0-9 0-9 0-21 13-38 31-60z">
          <text:p/>
        </draw:path>
        <draw:path draw:style-name="gr8" draw:text-style-name="P4" draw:layer="layout" svg:width="0.178cm" svg:height="0.259cm" svg:x="15.114cm" svg:y="12.853cm" svg:viewBox="0 0 179 260" svg:d="M51 34c4-8 17-13 26-13 4 0 12 5 16 5 5 4 9 4 14 8 4 5 9 9 9 13 4 4 4 13 4 17s0 8-4 17c0 4-5 8-9 13-5 0-9 4-14 8-4 0-8 0-16 0-5 0-9 0-13 0-9-4-13-4-13-8-4-5-9-9-9-13-4-9-4-13-4-17s0-13 0-17c4-4 9-8 13-13zM124 17c-13-13-26-17-47-17-9 0-18 0-22 4-8 5-17 9-25 13-5 9-9 13-13 22-4 8-8 16-8 25 0 13 4 21 8 30 4 8 13 16 21 21-13 12-21 25-21 34 0 12 4 21 17 25-21 14-34 27-34 44 0 4 4 12 9 17 0 4 8 8 12 12 9 4 17 9 26 9 12 4 25 4 38 4s26 0 39-4c9-5 17-9 26-13 8-4 12-8 17-17 4-8 4-13 4-21 0-9 0-13-4-17-5-9-9-14-13-18s-13-9-21-9c-9-4-17-4-31-4-4 0-9 0-17 0-4 0-8 0-13 0-8 0-17 0-21-4-9 0-9-4-9-9 0-4 5-12 13-21 9 4 17 4 22 4 12 0 21 0 25-4 9-4 18-8 22-13 9-8 13-12 17-21 4-8 4-17 4-25 0-13-4-21-8-30 8-8 21-8 30-8h8 4l-4-26h-4c-17 0-34 9-47 17zM51 184c8 0 13 0 21 0 9 0 17 0 30 0h5c13 0 21 0 30 4 4 4 8 13 8 17 0 13-4 21-17 25-12 5-26 9-43 9-4 0-13 0-21 0-9-4-13-4-17-4-5-5-13-9-13-13-4-4-4-9-4-13 0-8 4-17 21-25z">
          <text:p/>
        </draw:path>
        <draw:path draw:style-name="gr8" draw:text-style-name="P4" draw:layer="layout" svg:width="0.161cm" svg:height="0.258cm" svg:x="15.322cm" svg:y="12.79cm" svg:viewBox="0 0 162 259" svg:d="M82 25c17 0 29 13 38 34l-86 110c-4-12-9-29-9-42 0-43 18-102 57-102zM82 0c-52 0-82 72-82 131 0 64 30 128 82 128 55 0 80-73 80-132 0-60-29-127-80-127zM128 84c5 13 9 34 9 51 0 47-17 98-55 98-17 0-31-17-39-34z">
          <text:p/>
        </draw:path>
        <draw:path draw:style-name="gr8" draw:text-style-name="P4" draw:layer="layout" svg:width="0.051cm" svg:height="0.101cm" svg:x="15.517cm" svg:y="12.773cm" svg:viewBox="0 0 52 102" svg:d="M18 102c22-21 34-46 34-67 0-22-12-35-30-35-13 0-22 9-22 22 0 4 0 8 5 13h26c0 4 0 8 0 8 0 21-13 38-31 59z">
          <text:p/>
        </draw:path>
        <draw:polygon draw:style-name="gr8" draw:text-style-name="P4" draw:layer="layout" svg:width="0.141cm" svg:height="0.259cm" svg:x="11.819cm" svg:y="13.269cm" svg:viewBox="0 0 142 260" draw:points="86,0 0,26 0,39 61,30 61,234 57,243 14,243 14,260 142,260 142,243 99,243 95,234 95,0">
          <text:p/>
        </draw:polygon>
        <draw:path draw:style-name="gr8" draw:text-style-name="P4" draw:layer="layout" svg:width="0.196cm" svg:height="0.271cm" svg:x="12.006cm" svg:y="13.269cm" svg:viewBox="0 0 197 272" svg:d="M132 0l-132 162v26h123v84h30v-84h44v-26h-44v-162zM123 42v120h-93z">
          <text:p/>
        </draw:path>
        <draw:line draw:style-name="gr13" draw:text-style-name="P1" draw:layer="layout" svg:x1="12.448cm" svg:y1="13.672cm" svg:x2="12.448cm" svg:y2="13.188cm">
          <text:p/>
        </draw:line>
        <draw:path draw:style-name="gr8" draw:text-style-name="P4" draw:layer="layout" svg:width="0.174cm" svg:height="0.284cm" svg:x="12.707cm" svg:y="13.341cm" svg:viewBox="0 0 175 285" svg:d="M132 51c0 4-8 38-12 59-13 30-48 65-65 65s-21-31-21-56c0-47 29-102 73-102 17 0 25 17 25 34zM86 255c0 9-10 18-23 18h-8l-4 4v8h4c0 0 26 0 44 0 16 0 42 0 42 0h4v-8c0-4-4-4-4-4h-9c-4 0-17-5-12-18l55-242c0-4 0-4 0-9 0-4-4-4-4-4-4 0-9 4-13 9l-13 16c-8-12-21-21-38-21-44 0-107 51-107 123 0 31 8 65 46 65 22 0 44-9 69-48z">
          <text:p/>
        </draw:path>
        <draw:path draw:style-name="gr8" draw:text-style-name="P4" draw:layer="layout" svg:width="0.127cm" svg:height="0.135cm" svg:x="12.911cm" svg:y="13.456cm" svg:viewBox="0 0 128 136" svg:d="M29 80c0-25 13-68 47-68 9 0 13 5 17 13s4 17 4 25c0 13 0 39-12 55-9 14-22 23-34 23-9 0-22-13-22-48zM0 84c0 17 4 52 46 52 9 0 22 0 30-4 30-13 52-48 52-82 0-21-4-50-48-50-55 0-80 46-80 84z">
          <text:p/>
        </draw:path>
        <draw:path draw:style-name="gr8" draw:text-style-name="P4" draw:layer="layout" svg:width="0.059cm" svg:height="0.102cm" svg:x="13.089cm" svg:y="13.485cm" svg:viewBox="0 0 60 103" svg:d="M60 38c0-34-26-38-35-38-8 0-25 4-25 26 0 17 17 21 25 21 5 0 9-4 9-4h4c0 0 6 4 6 8s-6 25-36 42l5 10c12-5 47-35 47-65z">
          <text:p/>
        </draw:path>
        <draw:polygon draw:style-name="gr8" draw:text-style-name="P4" draw:layer="layout" svg:width="0.085cm" svg:height="0.255cm" svg:x="13.276cm" svg:y="13.277cm" svg:viewBox="0 0 86 256" draw:points="86,0 69,0 0,34 8,51 60,38 60,256 86,256">
          <text:p/>
        </draw:polygon>
        <draw:path draw:style-name="gr8" draw:text-style-name="P4" draw:layer="layout" svg:width="0.055cm" svg:height="0.102cm" svg:x="13.463cm" svg:y="13.485cm" svg:viewBox="0 0 56 103" svg:d="M56 38c0-34-22-38-35-38-8 0-21 4-21 26 0 17 13 21 25 21l4-4c5 0 5 0 5 0 4 0 4 4 4 8s-4 25-34 42l4 10c13-5 48-35 48-65z">
          <text:p/>
        </draw:path>
        <draw:path draw:style-name="gr8" draw:text-style-name="P4" draw:layer="layout" svg:width="0.174cm" svg:height="0.258cm" svg:x="13.628cm" svg:y="13.337cm" svg:viewBox="0 0 175 259" svg:d="M48 34c8-9 17-13 30-13 4 0 8 4 12 4 5 4 9 4 13 9 4 4 9 8 9 12 4 9 4 13 4 17 0 5 0 13-4 17 0 4-5 9-9 13s-8 4-13 8c-4 0-8 5-12 5-9 0-13-5-18-5-4-4-8-4-12-8s-9-9-9-13c-4-4-4-12-4-17 0-4 0-8 4-17 0-4 5-8 9-12zM120 17c-8-13-25-17-42-17-9 0-18 0-26 4s-17 9-22 17c-9 4-13 13-17 17-4 8-4 17-4 25 0 13 0 21 4 30 8 8 13 17 22 21-14 13-22 26-22 34 0 13 4 21 17 26-21 12-30 29-30 43 0 4 0 13 4 17 5 4 9 8 13 13 9 4 18 8 27 12 12 0 25 0 38 0 17 0 30 0 38-4 13 0 21-8 25-13 9-4 13-8 17-17 5-8 5-12 5-22 0-8 0-12-5-17 0-8-4-12-12-17-5-4-9-8-22-8-8-4-16-4-29-4-4 0-9 0-13 0-8 0-13 0-17 0-9 0-17 0-21 0-4-5-9-9-9-13s5-13 13-21c8 4 17 4 26 4 8 0 17 0 25-4 9-4 13-9 21-13 4-9 9-13 13-21 4-9 4-17 4-26 0-8 0-21-8-29 8-9 21-9 34-9h4 4l-4-25h-4c-17 0-34 8-47 17zM48 182c8 0 12 0 21 0s17 0 30 0h4 4c13 0 21 4 26 4 4 5 8 13 8 17 0 14-4 22-17 27-8 8-21 8-38 8-8 0-17 0-26 0-4 0-12-4-16-4-5-4-9-9-14-9-4-4-4-8-4-17s9-17 22-26z">
          <text:p/>
        </draw:path>
        <draw:polygon draw:style-name="gr8" draw:text-style-name="P4" draw:layer="layout" svg:width="0.085cm" svg:height="0.255cm" svg:x="13.849cm" svg:y="13.277cm" svg:viewBox="0 0 86 256" draw:points="86,0 64,0 0,34 4,51 56,38 56,256 86,256">
          <text:p/>
        </draw:polygon>
        <draw:path draw:style-name="gr8" draw:text-style-name="P4" draw:layer="layout" svg:width="0.179cm" svg:height="0.284cm" svg:x="14.494cm" svg:y="13.341cm" svg:viewBox="0 0 180 285" svg:d="M137 51c0 4-8 38-17 59-8 30-42 65-59 65s-21-31-21-56c0-47 29-102 72-102 17 0 25 17 25 34zM91 255c0 9-9 18-22 18h-8l-5 4v8h5c0 0 25 0 42 0s43 0 43 0v-8c0-4 0-4 0-4h-9c-4 0-17-5-13-18l56-242c0-4 0-4 0-9 0-4-4-4-4-4-5 0-9 4-13 9l-13 16c-9-12-21-21-38-21-47 0-112 51-112 123 0 31 13 65 52 65 21 0 39-9 68-48z">
          <text:p/>
        </draw:path>
        <draw:polygon draw:style-name="gr8" draw:text-style-name="P4" draw:layer="layout" svg:width="0.102cm" svg:height="0.191cm" svg:x="14.706cm" svg:y="13.4cm" svg:viewBox="0 0 103 192" draw:points="61,0 0,17 0,30 44,21 44,170 44,174 9,178 9,192 103,192 103,178 74,178 69,174 69,0">
          <text:p/>
        </draw:polygon>
        <draw:path draw:style-name="gr8" draw:text-style-name="P4" draw:layer="layout" svg:width="0.06cm" svg:height="0.102cm" svg:x="14.872cm" svg:y="13.485cm" svg:viewBox="0 0 61 103" svg:d="M61 38c0-34-26-38-36-38-8 0-25 4-25 26 0 17 17 21 31 21l4-4h4c5 0 5 4 5 8s-5 25-36 42l5 10c12-5 48-35 48-65z">
          <text:p/>
        </draw:path>
        <draw:path draw:style-name="gr8" draw:text-style-name="P4" draw:layer="layout" svg:width="0.051cm" svg:height="0.102cm" svg:x="15.038cm" svg:y="13.256cm" svg:viewBox="0 0 52 103" svg:d="M34 0c-22 21-34 48-34 69s12 34 29 34c14 0 23-8 23-21 0-4 0-9-5-13h-26c0-4 0-4 0-8 0-18 13-40 31-61z">
          <text:p/>
        </draw:path>
        <draw:path draw:style-name="gr8" draw:text-style-name="P4" draw:layer="layout" svg:width="0.178cm" svg:height="0.258cm" svg:x="15.114cm" svg:y="13.337cm" svg:viewBox="0 0 179 259" svg:d="M51 34c4-9 17-13 26-13 4 0 12 4 16 4 5 4 9 4 14 9 4 4 9 8 9 12 4 9 4 13 4 17 0 5 0 13-4 17 0 4-5 9-9 13-5 4-9 4-14 8-4 0-8 5-16 5-5 0-9-5-13-5-9-4-13-4-13-8-4-4-9-9-9-13-4-4-4-12-4-17 0-4 0-8 0-17 4-4 9-8 13-12zM124 17c-13-13-26-17-47-17-9 0-18 0-22 4-8 4-17 9-25 17-5 4-9 13-13 17-4 8-8 17-8 25 0 13 4 21 8 30 4 8 13 17 21 21-13 13-21 26-21 34 0 13 4 21 17 26-21 12-34 29-34 43 0 4 4 13 9 17 0 4 8 8 12 13 9 4 17 8 26 12 12 0 25 0 38 0s26 0 39-4c9 0 17-8 26-13 8-4 12-8 17-17 4-8 4-12 4-22 0-8 0-12-4-17-5-8-9-12-13-17-4-4-13-8-21-8-9-4-17-4-31-4-4 0-9 0-17 0-4 0-8 0-13 0-8 0-17 0-21 0-9-5-9-9-9-13s5-13 13-21c9 4 17 4 22 4 12 0 21 0 25-4 9-4 18-9 22-13 9-9 13-13 17-21 4-9 4-17 4-26 0-8-4-21-8-29 8-9 21-9 30-9h8 4l-4-25h-4c-17 0-34 8-47 17zM51 182c8 0 13 0 21 0 9 0 17 0 30 0h5c13 0 21 4 30 4 4 5 8 13 8 17 0 14-4 22-17 27-12 8-26 8-43 8-4 0-13 0-21 0-9 0-13-4-17-4-5-4-13-9-13-9-4-4-4-8-4-17s4-17 21-26z">
          <text:p/>
        </draw:path>
        <draw:polygon draw:style-name="gr8" draw:text-style-name="P4" draw:layer="layout" svg:width="0.085cm" svg:height="0.255cm" svg:x="15.339cm" svg:y="13.277cm" svg:viewBox="0 0 86 256" draw:points="86,0 63,0 0,34 4,51 55,38 55,256 86,256">
          <text:p/>
        </draw:polygon>
        <draw:path draw:style-name="gr8" draw:text-style-name="P4" draw:layer="layout" svg:width="0.051cm" svg:height="0.102cm" svg:x="15.517cm" svg:y="13.256cm" svg:viewBox="0 0 52 103" svg:d="M18 103c22-21 34-47 34-68 0-22-12-35-30-35-13 0-22 9-22 22 0 4 0 9 5 13h26c0 4 0 9 0 9 0 21-13 38-31 59z">
          <text:p/>
        </draw:path>
        <draw:polygon draw:style-name="gr8" draw:text-style-name="P4" draw:layer="layout" svg:width="0.141cm" svg:height="0.259cm" svg:x="11.819cm" svg:y="13.752cm" svg:viewBox="0 0 142 260" draw:points="86,0 0,26 0,39 61,30 61,235 57,243 14,243 14,260 142,260 142,243 99,243 95,235 95,0">
          <text:p/>
        </draw:polygon>
        <draw:path draw:style-name="gr8" draw:text-style-name="P4" draw:layer="layout" svg:width="0.17cm" svg:height="0.258cm" svg:x="12.015cm" svg:y="13.757cm" svg:viewBox="0 0 171 259" svg:d="M21 0v128c9-5 17-5 34-5 52 0 78 18 78 56s-22 63-60 63c-9 0-18-4-26-4l-13-34c-4 0-9 0-13 0-13 0-21 9-21 17 0 21 25 38 68 38 60 0 103-38 103-84 0-47-34-77-85-77-13 0-27 4-44 9v-78h116v-29z">
          <text:p/>
        </draw:path>
        <draw:line draw:style-name="gr13" draw:text-style-name="P1" draw:layer="layout" svg:x1="12.448cm" svg:y1="14.155cm" svg:x2="12.448cm" svg:y2="13.672cm">
          <text:p/>
        </draw:line>
        <draw:path draw:style-name="gr8" draw:text-style-name="P4" draw:layer="layout" svg:width="0.174cm" svg:height="0.285cm" svg:x="12.707cm" svg:y="13.824cm" svg:viewBox="0 0 175 286" svg:d="M132 51c0 4-8 39-12 60-13 29-48 63-65 63s-21-29-21-51c0-50 29-101 73-101 17 0 25 12 25 29zM86 256c0 13-10 17-23 17l-8 4h-4v9h4c0 0 26 0 44 0 16 0 42 0 42 0h4v-9c0-4-4-4-4-4h-9c-4 0-17-4-12-17l55-243c0-4 0-4 0-8l-4-5c-4 0-9 5-13 9l-13 17c-8-13-21-21-38-21-44 0-107 50-107 123 0 29 8 63 46 63 22 0 44-8 69-46z">
          <text:p/>
        </draw:path>
        <draw:polygon draw:style-name="gr8" draw:text-style-name="P4" draw:layer="layout" svg:width="0.102cm" svg:height="0.191cm" svg:x="12.915cm" svg:y="13.884cm" svg:viewBox="0 0 103 192" draw:points="59,0 0,17 0,30 47,21 47,171 42,179 8,179 8,192 103,192 103,179 73,179 69,175 69,0">
          <text:p/>
        </draw:polygon>
        <draw:path draw:style-name="gr8" draw:text-style-name="P4" draw:layer="layout" svg:width="0.056cm" svg:height="0.102cm" svg:x="13.084cm" svg:y="13.969cm" svg:viewBox="0 0 57 103" svg:d="M57 43c0-39-27-43-35-43-9 0-22 8-22 26 0 17 13 21 26 21 0 0 4 0 4-4h5c5 0 5 4 5 8 0 9-5 26-35 43l4 9c13-5 48-34 48-60z">
          <text:p/>
        </draw:path>
        <draw:path draw:style-name="gr8" draw:text-style-name="P4" draw:layer="layout" svg:width="0.161cm" svg:height="0.258cm" svg:x="13.255cm" svg:y="13.757cm" svg:viewBox="0 0 162 259" svg:d="M81 25c17 0 30 13 38 35l-89 115c-5-17-5-30-5-43 0-42 14-107 56-107zM77 0c-52 0-77 77-77 136 0 60 30 123 81 123 55 0 81-72 81-127 0-64-30-132-85-132zM128 85c4 17 4 34 4 51 0 47-13 98-55 98-13 0-26-13-34-34z">
          <text:p/>
        </draw:path>
        <draw:path draw:style-name="gr8" draw:text-style-name="P4" draw:layer="layout" svg:width="0.059cm" svg:height="0.102cm" svg:x="13.454cm" svg:y="13.969cm" svg:viewBox="0 0 60 103" svg:d="M60 43c0-39-25-43-35-43-12 0-25 8-25 26 0 17 17 21 25 21 5 0 5 0 10-4h4c0 0 4 4 4 8 0 9-8 26-35 43l5 9c12-5 47-34 47-60z">
          <text:p/>
        </draw:path>
        <draw:path draw:style-name="gr8" draw:text-style-name="P4" draw:layer="layout" svg:width="0.174cm" svg:height="0.259cm" svg:x="13.62cm" svg:y="13.82cm" svg:viewBox="0 0 175 260" svg:d="M47 34c9-4 17-8 30-8 4 0 9 0 13 0 8 4 13 8 17 8 0 4 4 9 8 17 0 4 0 8 0 13 0 4 0 13 0 17-4 4-8 8-8 13-4 4-9 8-17 8-4 0-9 4-13 4-9 0-13-4-17-4s-8-4-13-8c-4-5-9-9-9-13s-4-13-4-17c0-5 0-9 4-13 0-8 5-13 9-17zM120 17c-9-8-26-17-43-17-9 0-17 4-25 4-9 5-18 9-23 17-8 5-12 13-17 22-4 4-4 12-4 25 0 9 4 17 9 26 4 8 8 17 17 21-13 12-22 25-22 38 0 8 9 17 17 25-21 13-29 26-29 39 0 8 0 12 4 17 4 4 8 9 17 13 4 5 13 9 22 13 13 0 25 0 43 0 12 0 25 0 34-4 12 0 21-4 29-13 4-5 9-9 13-18 4-4 8-13 8-21 0-5-4-13-4-17-4-4-8-13-13-17-8-4-12-4-21-9-8 0-21-4-34-4-4 0-8 0-12 0-5 0-13 4-18 4-8 0-16-4-21-4-4-4-9-8-9-13 0-4 5-12 14-21 8 4 16 4 25 4s17 0 26-4c8-4 12-8 21-12 4-9 8-13 12-22 5-8 9-17 9-25 0-9-4-21-13-30 13-4 21-8 34-8h4c5 0 5 0 5 0v-26h-9c-17 0-30 9-46 17zM52 183c4 0 12 0 21 0 4 0 17 0 25 0h5 4c13 0 21 4 25 8s9 8 9 17-5 17-17 21c-9 9-21 9-38 9-9 0-18 0-26 0-4 0-13-4-17-4-5-5-9-9-14-9 0-4-4-8-4-17s9-17 27-25z">
          <text:p/>
        </draw:path>
        <draw:path draw:style-name="gr8" draw:text-style-name="P4" draw:layer="layout" svg:width="0.161cm" svg:height="0.258cm" svg:x="13.828cm" svg:y="13.757cm" svg:viewBox="0 0 162 259" svg:d="M80 25c17 0 31 13 39 35l-90 115c-4-17-4-30-4-43 0-42 13-107 55-107zM76 0c-51 0-76 77-76 136 0 60 29 123 80 123 56 0 82-72 82-127 0-64-30-132-86-132zM128 85c4 17 4 34 4 51 0 47-13 98-56 98-13 0-26-13-38-34z">
          <text:p/>
        </draw:path>
        <draw:path draw:style-name="gr8" draw:text-style-name="P4" draw:layer="layout" svg:width="0.179cm" svg:height="0.285cm" svg:x="14.494cm" svg:y="13.824cm" svg:viewBox="0 0 180 286" svg:d="M137 51c0 4-8 39-17 60-8 29-42 63-59 63s-21-29-21-51c0-50 29-101 72-101 17 0 25 12 25 29zM91 256c0 13-9 17-22 17l-8 4h-5v9h5c0 0 25 0 42 0s43 0 43 0v-9c0-4 0-4 0-4h-9c-4 0-17-4-13-17l56-243c0-4 0-4 0-8l-4-5c-5 0-9 5-13 9l-13 17c-9-13-21-21-38-21-47 0-112 50-112 123 0 29 13 63 52 63 21 0 39-8 68-46z">
          <text:p/>
        </draw:path>
        <draw:polygon draw:style-name="gr8" draw:text-style-name="P4" draw:layer="layout" svg:width="0.102cm" svg:height="0.191cm" svg:x="14.706cm" svg:y="13.884cm" svg:viewBox="0 0 103 192" draw:points="61,0 0,17 0,30 44,21 44,171 44,179 9,179 9,192 103,192 103,179 74,179 69,175 69,0">
          <text:p/>
        </draw:polygon>
        <draw:path draw:style-name="gr8" draw:text-style-name="P4" draw:layer="layout" svg:width="0.06cm" svg:height="0.102cm" svg:x="14.872cm" svg:y="13.969cm" svg:viewBox="0 0 61 103" svg:d="M61 43c0-39-26-43-36-43-8 0-25 8-25 26 0 17 17 21 31 21 0 0 4 0 4-4h4c5 0 5 4 5 8 0 9-5 26-36 43l5 9c12-5 48-34 48-60z">
          <text:p/>
        </draw:path>
        <draw:path draw:style-name="gr8" draw:text-style-name="P4" draw:layer="layout" svg:width="0.144cm" svg:height="0.186cm" svg:x="15.038cm" svg:y="13.829cm" svg:viewBox="0 0 145 187" svg:d="M77 98c4 0 17 0 21 0 9 0 13-8 13-8 0-4-4-9-9-9-4 0-21 5-21 5-12 0-25-5-25-22 0-29 17-52 38-52 30 0 17 35 34 35 13 0 17-12 17-22 0-13-17-25-43-25-46 0-72 35-72 60 0 13 4 21 22 30-39 13-52 38-52 59 0 17 13 38 56 38 21 0 46-12 63-25l-4-4c-17 8-34 17-55 17-17 0-26-13-26-30s13-47 43-47z">
          <text:p/>
        </draw:path>
        <draw:polygon draw:style-name="gr8" draw:text-style-name="P4" draw:layer="layout" svg:width="0.141cm" svg:height="0.258cm" svg:x="11.819cm" svg:y="14.236cm" svg:viewBox="0 0 142 259" draw:points="86,0 0,25 0,42 61,30 61,234 57,242 14,242 14,259 142,259 142,247 99,242 95,238 95,0">
          <text:p/>
        </draw:polygon>
        <draw:path draw:style-name="gr8" draw:text-style-name="P4" draw:layer="layout" svg:width="0.182cm" svg:height="0.276cm" svg:x="12.015cm" svg:y="14.223cm" svg:viewBox="0 0 183 277" svg:d="M149 0c-90 9-149 68-149 166 0 73 38 111 90 111 51 0 93-38 93-90 0-47-34-85-80-85-23 0-44 9-65 25 13-68 52-106 111-106zM38 144c13-12 34-17 56-17 30 0 55 22 55 64 0 39-25 69-55 69-39 0-56-34-56-94 0-5 0-13 0-22z">
          <text:p/>
        </draw:path>
        <draw:line draw:style-name="gr13" draw:text-style-name="P1" draw:layer="layout" svg:x1="12.448cm" svg:y1="14.643cm" svg:x2="12.448cm" svg:y2="14.155cm">
          <text:p/>
        </draw:line>
        <draw:path draw:style-name="gr8" draw:text-style-name="P4" draw:layer="layout" svg:width="0.174cm" svg:height="0.285cm" svg:x="12.707cm" svg:y="14.312cm" svg:viewBox="0 0 175 286" svg:d="M132 48c0 8-8 38-12 63-13 26-48 60-65 60s-21-30-21-51c0-51 29-103 73-103 17 0 25 13 25 31zM86 251c0 13-10 17-23 17l-8 5h-4v8l4 5c0 0 26-5 44-5 16 0 42 0 42 0h4v-8l-4-5h-9c-4 0-17-4-12-17l55-242v-4c0-5-4-5-4-5-4 0-9 0-13 5l-13 17c-8-13-21-22-38-22-44 0-107 52-107 124 0 30 8 64 46 64 22 0 44-9 69-47v5z">
          <text:p/>
        </draw:path>
        <draw:polygon draw:style-name="gr8" draw:text-style-name="P4" draw:layer="layout" svg:width="0.102cm" svg:height="0.191cm" svg:x="12.915cm" svg:y="14.367cm" svg:viewBox="0 0 103 192" draw:points="59,0 0,22 0,30 47,22 47,175 42,179 8,179 8,192 103,192 103,179 73,179 69,175 69,0">
          <text:p/>
        </draw:polygon>
        <draw:path draw:style-name="gr8" draw:text-style-name="P4" draw:layer="layout" svg:width="0.056cm" svg:height="0.102cm" svg:x="13.084cm" svg:y="14.452cm" svg:viewBox="0 0 57 103" svg:d="M57 44c0-35-27-44-35-44-9 0-22 9-22 26 0 18 13 22 26 22h4l5-4c5 0 5 4 5 8 0 9-5 26-35 42l4 9c13-4 48-30 48-59z">
          <text:p/>
        </draw:path>
        <draw:polygon draw:style-name="gr8" draw:text-style-name="P4" draw:layer="layout" svg:width="0.085cm" svg:height="0.25cm" svg:x="13.267cm" svg:y="14.244cm" svg:viewBox="0 0 86 251" draw:points="86,0 69,0 0,34 9,51 61,34 61,251 86,251">
          <text:p/>
        </draw:polygon>
        <draw:path draw:style-name="gr8" draw:text-style-name="P4" draw:layer="layout" svg:width="0.059cm" svg:height="0.102cm" svg:x="13.454cm" svg:y="14.452cm" svg:viewBox="0 0 60 103" svg:d="M60 44c0-35-25-44-35-44-12 0-25 9-25 26 0 18 17 22 25 22 5 0 5 0 10 0 0 0 0-4 4-4 0 0 4 4 4 8 0 9-8 26-35 42l5 9c12-4 47-30 47-59z">
          <text:p/>
        </draw:path>
        <draw:path draw:style-name="gr8" draw:text-style-name="P4" draw:layer="layout" svg:width="0.174cm" svg:height="0.263cm" svg:x="13.62cm" svg:y="14.304cm" svg:viewBox="0 0 175 264" svg:d="M47 38c9-8 17-13 30-13 4 0 9 0 13 5 8 0 13 4 17 8 0 0 4 8 8 13 0 4 0 8 0 12 0 9 0 13 0 17-4 5-8 9-8 13-4 4-9 8-17 8-4 5-9 5-13 5-9 0-13 0-17-5-4 0-8-4-13-8-4-4-9-8-9-13 0-4-4-8-4-17 0-4 0-8 4-12 0-5 5-9 9-13zM120 21c-9-13-26-21-43-21-9 0-17 4-25 4-9 4-18 9-23 17-8 4-12 13-17 21-4 9-4 17-4 26 0 8 4 17 9 25 4 13 8 17 17 25-13 9-22 22-22 35 0 8 9 16 17 25-21 13-29 25-29 38 0 9 0 13 4 17s8 14 17 18c4 4 13 4 22 8 13 0 25 5 43 5 12 0 25-5 34-9 12 0 21-4 29-8 4-10 9-14 13-22 4-5 8-13 8-22 0-4-4-12-4-17-4-4-8-8-13-17-8 0-12-4-21-8-8 0-21-4-34-4-4 0-8 0-12 4-5 0-13 0-18 0-8 0-16-4-21-4-4-4-9-9-9-13s5-13 14-21c8 4 16 4 25 4s17 0 26-4c8-5 12-9 21-13 4-4 8-13 12-21 5-9 9-17 9-26 0-8-4-21-13-29 13-4 21-9 34-9h4c5 0 5 0 5 0v-21h-9c-17 0-30 4-46 17zM52 182c4 0 12 0 21 0 4 0 17 0 25 0h5 4c13 0 21 4 25 9 4 4 9 8 9 17 0 8-5 17-17 21-9 8-21 8-38 8-9 0-18 0-26 0-4 0-13-4-17-4-5-4-9-4-14-8 0-5-4-9-4-13 0-13 9-21 27-30z">
          <text:p/>
        </draw:path>
        <draw:polygon draw:style-name="gr8" draw:text-style-name="P4" draw:layer="layout" svg:width="0.085cm" svg:height="0.25cm" svg:x="13.84cm" svg:y="14.244cm" svg:viewBox="0 0 86 251" draw:points="86,0 69,0 0,34 9,51 60,34 60,251 86,251">
          <text:p/>
        </draw:polygon>
        <draw:path draw:style-name="gr8" draw:text-style-name="P4" draw:layer="layout" svg:width="0.179cm" svg:height="0.285cm" svg:x="14.494cm" svg:y="14.312cm" svg:viewBox="0 0 180 286" svg:d="M137 48c0 8-8 38-17 63-8 26-42 60-59 60s-21-30-21-51c0-51 29-103 72-103 17 0 25 13 25 31zM91 251c0 13-9 17-22 17l-8 5h-5v8l5 5c0 0 25-5 42-5s43 0 43 0v-8-5h-9c-4 0-17-4-13-17l56-242v-4c0-5-4-5-4-5-5 0-9 0-13 5l-13 17c-9-13-21-22-38-22-47 0-112 52-112 124 0 30 13 64 52 64 21 0 39-9 68-47v5z">
          <text:p/>
        </draw:path>
        <draw:polygon draw:style-name="gr8" draw:text-style-name="P4" draw:layer="layout" svg:width="0.102cm" svg:height="0.191cm" svg:x="14.706cm" svg:y="14.367cm" svg:viewBox="0 0 103 192" draw:points="61,0 0,22 0,30 44,22 44,175 44,179 9,179 9,192 103,192 103,179 74,179 69,175 69,0">
          <text:p/>
        </draw:polygon>
        <draw:path draw:style-name="gr8" draw:text-style-name="P4" draw:layer="layout" svg:width="0.06cm" svg:height="0.102cm" svg:x="14.872cm" svg:y="14.452cm" svg:viewBox="0 0 61 103" svg:d="M61 44c0-35-26-44-36-44-8 0-25 9-25 26 0 18 17 22 31 22h4l4-4c5 0 5 4 5 8 0 9-5 26-36 42l5 9c12-4 48-30 48-59z">
          <text:p/>
        </draw:path>
        <draw:path draw:style-name="gr8" draw:text-style-name="P4" draw:layer="layout" svg:width="0.144cm" svg:height="0.187cm" svg:x="15.038cm" svg:y="14.312cm" svg:viewBox="0 0 145 188" svg:d="M77 98c4 0 17 0 21 0 9 0 13-9 13-9 0-4-4-8-9-8-4 0-21 4-21 4-12 0-25-4-25-21 0-30 17-51 38-51 30 0 17 34 34 34 13 0 17-13 17-21 0-13-17-26-43-26-46 0-72 34-72 60 0 17 4 25 22 29-39 13-52 39-52 61 0 21 13 38 56 38 21 0 46-9 63-21l-4-9c-17 9-34 17-55 17-17 0-26-13-26-29 0-18 13-48 43-48z">
          <text:p/>
        </draw:path>
        <draw:polygon draw:style-name="gr8" draw:text-style-name="P4" draw:layer="layout" svg:width="0.141cm" svg:height="0.259cm" svg:x="11.819cm" svg:y="14.719cm" svg:viewBox="0 0 142 260" draw:points="86,0 0,26 0,43 61,30 61,235 57,243 14,247 14,260 142,260 142,247 99,243 95,239 95,0">
          <text:p/>
        </draw:polygon>
        <draw:polygon draw:style-name="gr8" draw:text-style-name="P4" draw:layer="layout" svg:width="0.174cm" svg:height="0.271cm" svg:x="12.023cm" svg:y="14.724cm" svg:viewBox="0 0 175 272" draw:points="0,0 0,64 17,64 26,29 141,29 17,272 51,272 51,264 175,17 175,0">
          <text:p/>
        </draw:polygon>
        <draw:line draw:style-name="gr13" draw:text-style-name="P1" draw:layer="layout" svg:x1="12.448cm" svg:y1="15.126cm" svg:x2="12.448cm" svg:y2="14.643cm">
          <text:p/>
        </draw:line>
        <draw:path draw:style-name="gr8" draw:text-style-name="P4" draw:layer="layout" svg:width="0.174cm" svg:height="0.284cm" svg:x="12.707cm" svg:y="14.796cm" svg:viewBox="0 0 175 285" svg:d="M132 46c0 9-8 39-12 64-13 26-48 60-65 60s-21-29-21-50c0-53 29-103 73-103 17 0 25 12 25 29zM86 251c0 13-10 17-23 21h-8c0 0-4 0-4 4v9h4c0 0 26-4 44-4 16 0 42 0 42 0h4v-9c0 0-4 0-4-4h-9c-4 0-17-4-12-17l55-243v-4c0-4-4-4-4-4-4 0-9 0-13 8l-13 17c-8-17-21-25-38-25-44 0-107 51-107 124 0 29 8 63 46 63 22 0 44-8 69-42z">
          <text:p/>
        </draw:path>
        <draw:polygon draw:style-name="gr8" draw:text-style-name="P4" draw:layer="layout" svg:width="0.102cm" svg:height="0.191cm" svg:x="12.915cm" svg:y="14.851cm" svg:viewBox="0 0 103 192" draw:points="59,0 0,21 0,30 47,25 47,175 42,179 8,179 8,192 103,192 103,179 73,179 69,175 69,0">
          <text:p/>
        </draw:polygon>
        <draw:path draw:style-name="gr8" draw:text-style-name="P4" draw:layer="layout" svg:width="0.056cm" svg:height="0.102cm" svg:x="13.084cm" svg:y="14.936cm" svg:viewBox="0 0 57 103" svg:d="M57 42c0-34-22-42-35-42-9 0-22 8-22 25s13 21 26 21h4c5 0 5 0 5 0 5 0 5 0 5 5 0 8-5 26-35 43l4 9c13-5 48-30 48-61z">
          <text:p/>
        </draw:path>
        <draw:path draw:style-name="gr8" draw:text-style-name="P4" draw:layer="layout" svg:width="0.161cm" svg:height="0.255cm" svg:x="13.255cm" svg:y="14.728cm" svg:viewBox="0 0 162 256" svg:d="M81 25c17 0 30 13 39 30l-90 116c-5-13-5-30-5-44 0-42 14-102 56-102zM77 0c-52 0-77 72-77 133 0 63 30 123 81 123 56 0 81-68 81-129 0-63-30-127-85-127zM128 80c4 17 4 35 4 53 0 46-12 97-55 97-13 0-25-13-38-34z">
          <text:p/>
        </draw:path>
        <draw:path draw:style-name="gr8" draw:text-style-name="P4" draw:layer="layout" svg:width="0.059cm" svg:height="0.102cm" svg:x="13.454cm" svg:y="14.936cm" svg:viewBox="0 0 60 103" svg:d="M60 42c0-34-25-42-35-42-12 0-25 8-25 25s17 21 25 21c5 0 5 0 10 0h4c0 0 4 0 4 5 0 8-8 26-35 43l5 9c12-5 47-30 47-61z">
          <text:p/>
        </draw:path>
        <draw:path draw:style-name="gr8" draw:text-style-name="P4" draw:layer="layout" svg:width="0.174cm" svg:height="0.258cm" svg:x="13.62cm" svg:y="14.792cm" svg:viewBox="0 0 175 259" svg:d="M47 33c9-8 17-12 30-12 4 0 9 0 13 4 8 0 13 4 17 8 0 5 4 9 8 14 0 4 0 9 0 17 0 4 0 8 0 13-4 4-8 8-8 13-4 4-9 8-17 8-4 4-9 4-13 4-9 0-13 0-17-4-4 0-8-4-13-8-4-5-9-9-9-13 0-5-4-9-4-13 0-8 0-13 4-17 0-5 5-9 9-14zM120 16c-9-12-26-16-43-16-9 0-17 0-25 4-9 4-18 8-23 12-8 5-12 13-17 22-4 9-4 18-4 26s4 17 9 30c4 8 8 13 17 21-13 9-22 21-22 34s9 21 17 25c-21 13-29 26-29 38 0 9 0 13 4 18 4 8 8 12 17 17 4 4 13 4 22 8 13 0 25 4 43 4 12 0 25-4 34-4 12-4 21-8 29-13 4-8 9-12 13-21 4-4 8-13 8-21 0-5-4-13-4-17-4-4-8-9-13-13-8-4-12-8-21-13-8 0-21 0-34 0-4 0-8 0-12 0-5 0-13 0-18 0-8 0-16 0-21-4-4-4-9-4-9-13 0-4 5-8 14-16 8 0 16 4 25 4s17-4 26-9c8 0 12-4 21-12 4-5 8-13 12-22 5-4 9-13 9-21 0-13-4-26-13-35 13-4 21-8 34-8h4c5 0 5 0 5 0v-21h-9c-17 0-30 4-46 16zM52 179c4 0 12 0 21 4 4 0 17 0 25 0h5 4c13 0 21 0 25 4s9 8 9 17c0 8-5 17-17 26-9 4-21 8-38 8-9 0-18 0-26-4-4 0-13 0-17-4-5 0-9-5-14-9 0-4-4-9-4-13 0-13 9-21 27-29z">
          <text:p/>
        </draw:path>
        <draw:path draw:style-name="gr8" draw:text-style-name="P4" draw:layer="layout" svg:width="0.161cm" svg:height="0.255cm" svg:x="13.828cm" svg:y="14.728cm" svg:viewBox="0 0 162 256" svg:d="M80 25c17 0 31 13 40 30l-90 116c-5-13-5-30-5-44 0-42 13-102 55-102zM76 0c-51 0-76 72-76 133 0 63 30 123 80 123 57 0 82-68 82-129 0-63-30-127-86-127zM128 80c4 17 4 35 4 53 0 46-12 97-56 97-13 0-25-13-38-34z">
          <text:p/>
        </draw:path>
        <draw:path draw:style-name="gr8" draw:text-style-name="P4" draw:layer="layout" svg:width="0.179cm" svg:height="0.284cm" svg:x="14.494cm" svg:y="14.796cm" svg:viewBox="0 0 180 285" svg:d="M137 46c0 9-8 39-17 64-8 26-42 60-59 60s-21-29-21-50c0-53 29-103 72-103 17 0 25 12 25 29zM91 251c0 13-9 17-22 21h-8c0 0-5 0-5 4v9h5c0 0 25-4 42-4s43 0 43 0v-9-4h-9c-4 0-17-4-13-17l56-243v-4c0-4-4-4-4-4-5 0-9 0-13 8l-13 17c-9-17-21-25-38-25-47 0-112 51-112 124 0 29 13 63 52 63 21 0 39-8 68-42z">
          <text:p/>
        </draw:path>
        <draw:path draw:style-name="gr8" draw:text-style-name="P4" draw:layer="layout" svg:width="0.127cm" svg:height="0.191cm" svg:x="14.694cm" svg:y="14.851cm" svg:viewBox="0 0 128 192" svg:d="M25 171c64-52 99-82 99-116s-27-55-61-55c-33 0-59 21-59 42 0 9 4 13 17 13 4 0 9 0 13-4v-30c8-4 17-4 25-4 21 0 34 13 34 42 0 34-34 64-93 116v17h128v-47h-13l-4 26z">
          <text:p/>
        </draw:path>
        <draw:path draw:style-name="gr8" draw:text-style-name="P4" draw:layer="layout" svg:width="0.06cm" svg:height="0.102cm" svg:x="14.872cm" svg:y="14.936cm" svg:viewBox="0 0 61 103" svg:d="M61 42c0-34-26-42-36-42-8 0-25 8-25 25s17 21 31 21h4 4c5 0 5 0 5 5 0 8-5 26-36 43l5 9c12-5 48-30 48-61z">
          <text:p/>
        </draw:path>
        <draw:path draw:style-name="gr8" draw:text-style-name="P4" draw:layer="layout" svg:width="0.144cm" svg:height="0.19cm" svg:x="15.038cm" svg:y="14.796cm" svg:viewBox="0 0 145 191" svg:d="M77 97c4 0 17 0 21 0 9 0 13-4 13-8s-4-4-9-4c-4 0-21 0-21 0-12 0-25-5-25-22 0-29 17-51 38-51 30 0 17 34 34 34 13 0 17-8 17-21s-17-25-43-25c-46 0-72 38-72 63 0 13 4 22 22 26-39 13-52 39-52 60s13 42 56 42c21 0 46-12 63-25l-4-8c-17 8-34 17-55 17-17 0-26-13-26-30s13-48 43-48z">
          <text:p/>
        </draw:path>
        <draw:polygon draw:style-name="gr8" draw:text-style-name="P4" draw:layer="layout" svg:width="0.141cm" svg:height="0.263cm" svg:x="11.819cm" svg:y="15.203cm" svg:viewBox="0 0 142 264" draw:points="86,0 0,25 0,42 61,30 61,238 57,242 14,247 14,264 142,264 142,247 99,242 95,238 95,0">
          <text:p/>
        </draw:polygon>
        <draw:path draw:style-name="gr8" draw:text-style-name="P4" draw:layer="layout" svg:width="0.174cm" svg:height="0.267cm" svg:x="12.015cm" svg:y="15.203cm" svg:viewBox="0 0 175 268" svg:d="M107 119c-43-13-65-30-65-56 0-25 22-46 48-46 25 0 47 21 47 51 0 21-13 38-30 51zM120 127c29-13 46-38 46-64 0-33-29-63-76-63-48 0-78 30-78 68 0 29 13 51 39 59-34 13-51 39-51 69 0 42 34 72 86 72 55 0 89-34 89-72 0-30-17-56-55-69zM64 136c51 22 77 30 77 60s-21 51-51 51c-39 0-60-21-60-55 0-26 8-44 34-56z">
          <text:p/>
        </draw:path>
        <draw:line draw:style-name="gr13" draw:text-style-name="P1" draw:layer="layout" svg:x1="12.448cm" svg:y1="15.61cm" svg:x2="12.448cm" svg:y2="15.126cm">
          <text:p/>
        </draw:line>
        <draw:path draw:style-name="gr8" draw:text-style-name="P4" draw:layer="layout" svg:width="0.174cm" svg:height="0.284cm" svg:x="12.707cm" svg:y="15.279cm" svg:viewBox="0 0 175 285" svg:d="M132 47c0 8-8 38-12 63-13 26-48 60-65 60s-21-26-21-51c0-51 29-102 73-102 17 0 25 13 25 30zM86 251c0 13-10 17-23 22h-8c0 0-4 0-4 4v8h4c0 0 26-4 44-4 16 0 42 4 42 4l4-4v-8h-4l-9-5c-4 0-17 0-12-17l55-242v-5c0-4-4-4-4-4-4 0-9 0-13 9l-13 17c-8-13-21-22-38-22-44 0-107 47-107 119 0 34 8 68 46 68 22 0 44-13 69-47z">
          <text:p/>
        </draw:path>
        <draw:polygon draw:style-name="gr8" draw:text-style-name="P4" draw:layer="layout" svg:width="0.102cm" svg:height="0.186cm" svg:x="12.915cm" svg:y="15.339cm" svg:viewBox="0 0 103 187" draw:points="59,0 0,18 0,30 47,22 47,170 42,174 8,174 8,187 103,187 103,174 73,174 69,170 69,0">
          <text:p/>
        </draw:polygon>
        <draw:path draw:style-name="gr8" draw:text-style-name="P4" draw:layer="layout" svg:width="0.055cm" svg:height="0.097cm" svg:x="13.085cm" svg:y="15.424cm" svg:viewBox="0 0 56 98" svg:d="M56 38c0-34-27-38-35-38-9 0-21 4-21 21s12 21 25 21h4 6c4 0 4 0 4 4 0 10-4 27-35 48l4 4c13-4 48-30 48-60z">
          <text:p/>
        </draw:path>
        <draw:polygon draw:style-name="gr8" draw:text-style-name="P4" draw:layer="layout" svg:width="0.085cm" svg:height="0.255cm" svg:x="13.267cm" svg:y="15.211cm" svg:viewBox="0 0 86 256" draw:points="86,0 69,0 0,34 9,51 61,34 61,256 86,256">
          <text:p/>
        </draw:polygon>
        <draw:path draw:style-name="gr8" draw:text-style-name="P4" draw:layer="layout" svg:width="0.059cm" svg:height="0.102cm" svg:x="13.454cm" svg:y="15.419cm" svg:viewBox="0 0 60 103" svg:d="M60 43c0-34-25-43-35-43-12 0-25 9-25 26s17 21 25 21c5 0 5 0 10 0h4c0 0 4 0 4 4 0 9-8 26-35 44l5 8c12-4 47-30 47-60z">
          <text:p/>
        </draw:path>
        <draw:path draw:style-name="gr8" draw:text-style-name="P4" draw:layer="layout" svg:width="0.174cm" svg:height="0.259cm" svg:x="13.62cm" svg:y="15.275cm" svg:viewBox="0 0 175 260" svg:d="M47 34c9-9 17-13 30-13 4 0 9 0 13 4 8 0 13 5 17 9 0 4 4 8 8 13 0 4 0 8 0 17 0 4 0 8 0 12-4 6-8 14-8 14-4 4-9 9-17 9-4 4-9 4-13 4-9 0-13 0-17-4-4 0-8-5-13-9-4 0-9-4-9-14 0-4-4-8-4-12 0-9 0-13 4-17 0-5 5-9 9-13zM120 17c-9-13-26-17-43-17-9 0-17 0-25 4-9 4-18 9-23 13-8 8-12 13-17 21-4 9-4 17-4 26 0 8 4 22 9 30 4 9 8 17 17 21-13 13-22 22-22 34 0 13 9 21 17 26-21 13-29 25-29 42 0 5 0 9 4 17 4 4 8 9 17 13 4 4 13 8 22 8 13 5 25 5 43 5 12 0 25 0 34-5 12-4 21-8 29-12 4-5 9-13 13-17 4-9 8-17 8-21 0-9-4-13-4-22-4-4-8-8-13-13-8-4-12-8-21-8-8-4-21-4-34-4-4 0-8 0-12 0-5 0-13 0-18 0-8 0-16 0-21-4-4 0-9-5-9-9 0-8 5-13 14-21 8 0 16 4 25 4s17-4 26-4c8-4 12-9 21-17 4-4 8-13 12-17 5-8 9-18 9-26 0-13-4-22-13-34 13-5 21-9 34-9h4c5 0 5 0 5 4v-25h-9c-17 0-30 4-46 17zM52 179c4 0 12 0 21 4 4 0 17 0 25 0h5 4c13 0 21 0 25 5 4 4 9 8 9 17 0 8-5 17-17 25-9 4-21 8-38 8-9 0-18 0-26-4-4 0-13 0-17-4-5 0-9-4-14-8 0-5-4-9-4-13 0-9 9-21 27-30z">
          <text:p/>
        </draw:path>
        <draw:polygon draw:style-name="gr8" draw:text-style-name="P4" draw:layer="layout" svg:width="0.085cm" svg:height="0.255cm" svg:x="13.84cm" svg:y="15.211cm" svg:viewBox="0 0 86 256" draw:points="86,0 69,0 0,34 9,51 60,34 60,256 86,256">
          <text:p/>
        </draw:polygon>
        <draw:path draw:style-name="gr8" draw:text-style-name="P4" draw:layer="layout" svg:width="0.178cm" svg:height="0.284cm" svg:x="14.494cm" svg:y="15.279cm" svg:viewBox="0 0 179 285" svg:d="M137 47c0 8-9 38-17 63-9 26-42 60-59 60s-21-26-21-51c0-51 29-102 71-102 17 0 26 13 26 30zM90 251c0 13-8 17-21 22h-8c0 0-5 0-5 4v8h5c0 0 25-4 42-4s43 4 43 4v-4-8l-9-5c-4 0-17 0-13-17l55-242v-5c0-4-4-4-4-4-4 0-8 0-12 9l-13 17c-9-13-22-22-39-22-46 0-111 47-111 119 0 34 13 68 52 68 21 0 38-13 68-47z">
          <text:p/>
        </draw:path>
        <draw:path draw:style-name="gr8" draw:text-style-name="P4" draw:layer="layout" svg:width="0.127cm" svg:height="0.186cm" svg:x="14.694cm" svg:y="15.339cm" svg:viewBox="0 0 128 187" svg:d="M25 166c64-47 99-81 99-115 0-29-27-51-61-51-33 0-59 18-59 39 0 8 4 12 17 12 4 0 9 0 13-4v-29c8-5 17-5 25-5 21 0 34 17 34 43 0 34-34 63-93 114v17h128v-42h-13l-4 21z">
          <text:p/>
        </draw:path>
        <draw:path draw:style-name="gr8" draw:text-style-name="P4" draw:layer="layout" svg:width="0.06cm" svg:height="0.098cm" svg:x="14.872cm" svg:y="15.423cm" svg:viewBox="0 0 61 99" svg:d="M61 39c0-34-26-39-36-39-8 0-25 5-25 21 0 18 17 22 31 22h4 4c5 0 5 0 5 4 0 10-5 27-36 48l5 4c12-4 48-30 48-60z">
          <text:p/>
        </draw:path>
        <draw:path draw:style-name="gr8" draw:text-style-name="P4" draw:layer="layout" svg:width="0.144cm" svg:height="0.191cm" svg:x="15.038cm" svg:y="15.279cm" svg:viewBox="0 0 145 192" svg:d="M77 99c4 0 17 4 21 4 9 0 13-9 13-14 0-4-4-4-9-4-4 0-21 0-21 0-12 0-25-4-25-21 0-26 17-51 38-51 30 0 17 34 34 34 13 0 17-9 17-21 0-13-17-26-43-26-46 0-72 38-72 64 0 13 4 21 22 25-39 14-52 39-52 61 0 21 13 42 56 42 21 0 46-13 63-26l-4-8c-17 13-34 17-55 17-17 0-26-13-26-30s13-46 43-46z">
          <text:p/>
        </draw:path>
        <draw:path draw:style-name="gr8" draw:text-style-name="P4" draw:layer="layout" svg:width="0.191cm" svg:height="0.263cm" svg:x="6.555cm" svg:y="19.204cm" svg:viewBox="0 0 192 264" svg:d="M192 9c-21-4-42-9-64-9-59 0-94 34-94 82 0 30 22 47 65 64 25 12 42 21 42 46 0 30-25 55-68 55-12 0-25-4-43-12l-5-5 5-42h-17l-13 59c21 13 44 17 69 17 64 0 106-34 106-80 0-34-21-47-59-64-30-17-51-25-51-51 0-31 25-52 59-52 13 0 26 0 34 9l4 4v39h17z">
          <text:p/>
        </draw:path>
        <draw:path draw:style-name="gr8" draw:text-style-name="P4" draw:layer="layout" svg:width="0.11cm" svg:height="0.225cm" svg:x="6.772cm" svg:y="19.242cm" svg:viewBox="0 0 111 226" svg:d="M46 0l-17 39-29 12v13l25-4-21 103c-4 12-4 21-4 25 0 26 8 38 34 38 12 0 29-8 55-17v-12c-13 4-26 8-34 8-17 0-26-8-26-25 0-5 5-9 5-17l21-103h56v-17h-56l8-43z">
          <text:p/>
        </draw:path>
        <draw:path draw:style-name="gr8" draw:text-style-name="P4" draw:layer="layout" svg:width="0.135cm" svg:height="0.186cm" svg:x="6.891cm" svg:y="19.281cm" svg:viewBox="0 0 136 187" svg:d="M33 85c9-47 31-73 57-73 8 0 17 13 17 22 0 25-26 46-74 51zM29 97c69-4 107-29 107-59 0-26-17-38-38-38s-48 8-65 29c-21 22-33 56-33 85 0 48 21 73 55 73 26 0 52-12 77-35v-21c-21 21-42 35-64 35s-39-22-39-52c0-4 0-13 0-17z">
          <text:p/>
        </draw:path>
        <draw:path draw:style-name="gr8" draw:text-style-name="P4" draw:layer="layout" svg:width="0.199cm" svg:height="0.263cm" svg:x="7.018cm" svg:y="19.281cm" svg:viewBox="0 0 200 264" svg:d="M90 0l-56 8v13l31 4-40 222-4 4-21 4v9h90v-9l-34-8 13-69c8 4 17 4 29 4 26 0 52-13 73-34s29-51 29-85c0-42-17-63-46-63-17 0-34 8-60 21l4-21zM73 157l21-119c17-13 30-21 43-21 21 0 34 17 34 51 0 29-13 59-26 76-8 17-25 21-42 21-9 0-21 0-30-8z">
          <text:p/>
        </draw:path>
        <draw:path draw:style-name="gr8" draw:text-style-name="P4" draw:layer="layout" svg:width="0.221cm" svg:height="0.263cm" svg:x="9.544cm" svg:y="19.204cm" svg:viewBox="0 0 222 264" svg:d="M222 13c-21-8-47-13-68-13-34 0-68 9-94 30-39 35-60 82-60 128 0 64 43 106 103 106 25 0 51-4 76-12l13-60h-17l-17 43-8 8c-9 0-22 4-34 4-47 0-77-29-77-84 0-47 17-94 47-120 17-17 42-26 68-26 12 0 25 5 38 9l4 8v39h17z">
          <text:p/>
        </draw:path>
        <draw:path draw:style-name="gr8" draw:text-style-name="P4" draw:layer="layout" svg:width="0.166cm" svg:height="0.186cm" svg:x="9.769cm" svg:y="19.281cm" svg:viewBox="0 0 167 187" svg:d="M99 0c-26 0-47 8-65 29-21 22-34 51-34 85 0 43 25 73 69 73 25 0 47-12 63-35 22-21 35-51 35-80 0-47-26-72-68-72zM94 12c26 0 38 22 38 60 0 55-29 98-59 98-26 0-39-22-39-56 0-59 31-102 60-102z">
          <text:p/>
        </draw:path>
        <draw:path draw:style-name="gr8" draw:text-style-name="P4" draw:layer="layout" svg:width="0.183cm" svg:height="0.182cm" svg:x="9.96cm" svg:y="19.281cm" svg:viewBox="0 0 184 183" svg:d="M55 0l-55 12v9l34 4-34 158h34l21-128c26-21 47-34 60-34 12 0 17 8 17 25 0 5 0 13 0 26l-17 69c-5 8-5 17-5 21 0 17 9 21 30 21 10 0 27 0 44-8v-13c-9 4-13 4-22 4-12 0-17-4-17-17 0-8 0-17 5-25l12-61c0-12 5-25 5-34 0-17-13-29-31-29-21 0-47 12-76 34l8-34z">
          <text:p/>
        </draw:path>
        <draw:path draw:style-name="gr8" draw:text-style-name="P4" draw:layer="layout" svg:width="0.263cm" svg:height="0.361cm" svg:x="10.104cm" svg:y="19.183cm" svg:viewBox="0 0 264 362" svg:d="M242 13c-8 0-21 8-21 21 0 9 13 21 21 21 14 0 22-12 22-21 0-13-8-21-22-21zM191 43c13 0 17-9 17-17 0-13-12-26-29-26-39 0-68 38-81 103l-30 13v12l26-4-17 110c-5 51-13 85-30 102l-38-8c-9 4-9 8-9 17 0 8 9 17 17 17 22 0 43-13 60-43 17-21 25-51 30-85l16-110h85l-21 115c0 8 0 17 0 21 0 17 9 25 21 25 17 0 34-8 56-17v-8c-12 4-22 4-30 4-9 0-17-4-17-17 0 0 0-4 0-8l31-140h-14l-47 8h-64c9-52 22-81 34-90z">
          <text:p/>
        </draw:path>
        <draw:path draw:style-name="gr8" draw:text-style-name="P4" draw:layer="layout" svg:width="0.196cm" svg:height="0.263cm" svg:x="10.367cm" svg:y="19.281cm" svg:viewBox="0 0 197 264" svg:d="M142 8c-13-8-26-8-38-8-40 0-74 29-74 72 0 21 13 38 34 46-8 13-12 26-12 39v4c-34 13-52 30-52 55 0 31 26 48 74 48 51 0 89-27 89-56 0-17-9-30-30-39l-59-25v-4c0-5 0-13 4-17 4 0 8 0 8 0 43 0 73-30 73-72 0-9 0-17-5-26h43v-17zM129 46c0 34-21 64-43 64-17 0-26-13-26-34 0-34 22-64 44-64 17 0 25 13 25 34zM64 169l48 22c17 8 21 17 21 25 0 17-17 35-51 35-30 0-52-22-52-43 0-22 13-34 34-39z">
          <text:p/>
        </draw:path>
        <draw:path draw:style-name="gr8" draw:text-style-name="P4" draw:layer="layout" svg:width="0.187cm" svg:height="0.186cm" svg:x="10.571cm" svg:y="19.281cm" svg:viewBox="0 0 188 187" svg:d="M60 0l-60 12v9l34 4-21 102c-4 8-4 17-4 21 0 22 13 39 38 39 17 0 43-12 68-35 0 5 0 5 0 10 0 17 4 25 22 25 13 0 30-4 51-12v-13c-12 4-17 4-21 4-13 0-21-4-21-14 0-8 0-17 4-25l26-123h-30l-31 136c-21 17-38 26-55 26-13 0-21-9-21-22 0-9 4-17 4-30l25-110z">
          <text:p/>
        </draw:path>
        <draw:path draw:style-name="gr8" draw:text-style-name="P4" draw:layer="layout" svg:width="0.14cm" svg:height="0.182cm" svg:x="10.784cm" svg:y="19.281cm" svg:viewBox="0 0 141 183" svg:d="M55 0l-55 12v9l29 4-29 158h29l17-90c4-34 17-55 56-72l8 21h4c18 0 27-8 27-25 0-9-9-17-23-17-21 0-42 17-68 51l13-51z">
          <text:p/>
        </draw:path>
        <draw:path draw:style-name="gr8" draw:text-style-name="P4" draw:layer="layout" svg:width="0.182cm" svg:height="0.186cm" svg:x="10.928cm" svg:y="19.281cm" svg:viewBox="0 0 183 187" svg:d="M154 0l-9 8c-12-8-25-8-34-8-39 0-69 17-90 46-12 22-21 47-21 72 0 44 21 69 55 69 17 0 35-12 56-35v5c0 18 9 30 26 30 8 0 25-4 46-12v-13c-12 0-17 4-21 4-17 0-21-4-21-18 0-8 0-17 4-30l13-63c4-30 8-47 13-55zM116 12l17 26-22 97c-12 17-30 27-43 27-26 0-34-14-34-48 0-59 34-102 77-102z">
          <text:p/>
        </draw:path>
        <draw:path draw:style-name="gr8" draw:text-style-name="P4" draw:layer="layout" svg:width="0.111cm" svg:height="0.225cm" svg:x="11.14cm" svg:y="19.242cm" svg:viewBox="0 0 112 226" svg:d="M48 0l-21 39-27 12v13l21-4-16 103c-5 12-5 21-5 25 0 26 9 38 31 38 17 0 34-8 59-17v-12c-12 4-25 8-34 8-17 0-25-8-25-25 0-5 4-9 4-17l17-103h60v-17h-56l9-43z">
          <text:p/>
        </draw:path>
        <draw:path draw:style-name="gr8" draw:text-style-name="P4" draw:layer="layout" svg:width="0.085cm" svg:height="0.271cm" svg:x="11.263cm" svg:y="19.196cm" svg:viewBox="0 0 86 272" svg:d="M65 0c-13 0-21 8-21 21 0 9 8 21 21 21 9 0 21-12 21-21 0-13-12-21-21-21zM57 85l-57 12v9l30 4-21 116c-4 8-4 17-4 21 0 17 8 25 25 25 14 0 35-8 56-17v-8c-12 4-21 4-29 4-13 0-17-4-17-17 0 0 0-4 0-8l25-141z">
          <text:p/>
        </draw:path>
        <draw:path draw:style-name="gr8" draw:text-style-name="P4" draw:layer="layout" svg:width="0.161cm" svg:height="0.186cm" svg:x="11.361cm" svg:y="19.281cm" svg:viewBox="0 0 162 187" svg:d="M98 0c-26 0-51 8-68 29-17 22-30 51-30 85 0 43 25 73 64 73 25 0 51-12 68-35 22-21 30-51 30-80 0-47-26-72-64-72zM93 12c22 0 39 22 39 60 0 55-30 98-64 98-21 0-34-22-34-56 0-59 26-102 59-102z">
          <text:p/>
        </draw:path>
        <draw:path draw:style-name="gr8" draw:text-style-name="P4" draw:layer="layout" svg:width="0.183cm" svg:height="0.182cm" svg:x="11.552cm" svg:y="19.281cm" svg:viewBox="0 0 184 183" svg:d="M56 0l-56 12v9l31 4-31 158h31l25-128c21-21 43-34 55-34 13 0 22 8 22 25 0 5 0 13-4 26l-18 69c0 8 0 17 0 21 0 17 9 21 26 21 13 0 25 0 47-8v-13c-9 4-17 4-22 4-12 0-21-4-21-17 0-8 4-17 4-25l13-61c4-12 9-25 9-34 0-17-13-29-34-29-22 0-43 12-72 34l4-34z">
          <text:p/>
        </draw:path>
        <draw:line draw:style-name="gr13" draw:text-style-name="P1" draw:layer="layout" svg:x1="6.317cm" svg:y1="19.616cm" svg:x2="13.807cm" svg:y2="19.616cm">
          <text:p/>
        </draw:line>
        <draw:path draw:style-name="gr8" draw:text-style-name="P4" draw:layer="layout" svg:width="0.179cm" svg:height="0.191cm" svg:x="7.026cm" svg:y="20.197cm" svg:viewBox="0 0 180 192" svg:d="M90 0c-46 0-90 34-90 94 0 64 44 98 90 98 43 0 90-34 90-98 0-60-47-94-90-94zM90 13c30 0 56 30 56 81 0 55-26 85-56 85-29 0-55-30-55-85 0-51 22-81 55-81z">
          <text:p/>
        </draw:path>
        <draw:line draw:style-name="gr13" draw:text-style-name="P1" draw:layer="layout" svg:x1="7.464cm" svg:y1="20.723cm" svg:x2="7.464cm" svg:y2="19.624cm">
          <text:p/>
        </draw:line>
        <draw:path draw:style-name="gr14" draw:text-style-name="P5" draw:layer="layout" svg:width="3.183cm" svg:height="0.386cm" svg:x="7.714cm" svg:y="19.845cm" svg:viewBox="0 0 3184 387" svg:d="M43 387h3096 4c34-30 51-81 34-128-17-50-60-80-77-131-17-47 0-98 39-128h-3096 4c-43 30-55 81-43 128 17 51 64 81 77 131 17 47 0 98-38 128h4z">
          <text:p/>
        </draw:path>
        <draw:path draw:style-name="gr15" draw:text-style-name="P1" draw:layer="layout" svg:width="3.183cm" svg:height="0.386cm" svg:x="7.714cm" svg:y="19.845cm" svg:viewBox="0 0 3184 387" svg:d="M43 387h3096 4c34-30 51-81 34-128-17-50-60-80-77-131-17-47 0-98 39-128h-3096 4c-43 30-55 81-43 128 17 51 64 81 77 131 17 47 0 98-38 128h4z">
          <text:p/>
        </draw:path>
        <draw:polygon draw:style-name="gr14" draw:text-style-name="P5" draw:layer="layout" svg:width="0.463cm" svg:height="0.462cm" svg:x="8.3cm" svg:y="20.252cm" svg:viewBox="0 0 464 463" draw:points="234,0 464,114 464,463 0,463 0,114">
          <text:p/>
        </draw:polygon>
        <draw:polygon draw:style-name="gr15" draw:text-style-name="P1" draw:layer="layout" svg:width="0.463cm" svg:height="0.462cm" svg:x="8.3cm" svg:y="20.252cm" svg:viewBox="0 0 464 463" draw:points="234,0 464,114 464,463 0,463 0,114">
          <text:p/>
        </draw:polygon>
        <draw:polyline draw:style-name="gr15" draw:text-style-name="P1" draw:layer="layout" svg:width="1.553cm" svg:height="0.386cm" svg:x="12.011cm" svg:y="19.845cm" svg:viewBox="0 0 1554 387" draw:points="0,387 1554,387 1554,0 0,0">
          <text:p/>
        </draw:polyline>
        <draw:line draw:style-name="gr15" draw:text-style-name="P1" draw:layer="layout" svg:x1="12.011cm" svg:y1="19.845cm" svg:x2="12.011cm" svg:y2="19.883cm">
          <text:p/>
        </draw:line>
        <draw:line draw:style-name="gr15" draw:text-style-name="P1" draw:layer="layout" svg:x1="12.011cm" svg:y1="20.193cm" svg:x2="12.011cm" svg:y2="20.231cm">
          <text:p/>
        </draw:line>
        <draw:path draw:style-name="gr8" draw:text-style-name="P4" draw:layer="layout" svg:width="0.127cm" svg:height="0.207cm" svg:x="8.47cm" svg:y="19.93cm" svg:viewBox="0 0 128 208" svg:d="M64 21c12 0 25 8 34 25l-73 90c-4-8-4-21-4-34 0-34 13-81 43-81zM64 0c-43 0-64 60-64 107 0 50 25 101 64 101 47 0 64-59 64-106 0-51-21-102-64-102zM102 68c5 13 5 26 5 39 0 38-9 80-43 80-13 0-22-13-30-30z">
          <text:p/>
        </draw:path>
        <draw:polygon draw:style-name="gr8" draw:text-style-name="P4" draw:layer="layout" svg:width="0.068cm" svg:height="0.203cm" svg:x="8.869cm" svg:y="19.93cm" svg:viewBox="0 0 69 204" draw:points="69,0 56,0 0,29 8,42 48,29 48,204 69,204">
          <text:p/>
        </draw:polygon>
        <draw:polygon draw:style-name="gr8" draw:text-style-name="P4" draw:layer="layout" svg:width="0.068cm" svg:height="0.203cm" svg:x="9.259cm" svg:y="19.93cm" svg:viewBox="0 0 69 204" draw:points="69,0 52,0 0,29 5,42 48,29 48,204 69,204">
          <text:p/>
        </draw:polygon>
        <draw:path draw:style-name="gr8" draw:text-style-name="P4" draw:layer="layout" svg:width="0.132cm" svg:height="0.207cm" svg:x="9.633cm" svg:y="19.93cm" svg:viewBox="0 0 133 208" svg:d="M68 21c13 0 21 8 30 25l-68 90c-4-8-9-21-9-34 0-34 13-81 47-81zM64 0c-38 0-64 60-64 107 0 50 26 101 68 101 43 0 65-59 65-106 0-51-27-102-69-102zM106 68c0 13 5 26 5 39 0 38-13 80-47 80-13 0-21-13-30-30z">
          <text:p/>
        </draw:path>
        <draw:path draw:style-name="gr8" draw:text-style-name="P4" draw:layer="layout" svg:width="0.157cm" svg:height="0.225cm" svg:x="8.389cm" svg:y="20.396cm" svg:viewBox="0 0 158 226" svg:d="M120 38c0 5-8 30-13 51-8 22-42 48-55 48s-17-21-17-44c0-38 26-80 64-80 13 0 21 12 21 25zM78 201c0 12-5 16-17 16h-9c0 0-4 0-4 5v4h4c0 0 26 0 38 0 13 0 38 0 38 0v-9h-8c-4-4-13-4-13-12v-4l51-184c0-4 0-8 0-13 0-4-4-4-4-4-4 0-8 0-13 4l-8 17c-9-12-21-21-38-21-39 0-95 43-95 98 0 26 9 56 44 56 17 0 34-9 55-38h4z">
          <text:p/>
        </draw:path>
        <draw:path draw:style-name="gr8" draw:text-style-name="P4" draw:layer="layout" svg:width="0.111cm" svg:height="0.166cm" svg:x="8.563cm" svg:y="20.434cm" svg:viewBox="0 0 112 167" svg:d="M55 0c-34 0-55 30-55 81 0 56 21 86 55 86 35 0 57-30 57-86 0-51-22-81-57-81zM55 13c23 0 35 21 35 68s-12 73-35 73c-21 0-34-26-34-73s13-68 34-68z">
          <text:p/>
        </draw:path>
        <draw:polygon draw:style-name="gr8" draw:text-style-name="P4" draw:layer="layout" svg:width="0.195cm" svg:height="0.182cm" svg:x="11.917cm" svg:y="19.951cm" svg:viewBox="0 0 196 183" draw:points="196,183 196,161 107,161 107,0 90,0 90,161 0,161 0,183">
          <text:p/>
        </draw:polygon>
        <draw:polygon draw:style-name="gr8" draw:text-style-name="P4" draw:layer="layout" svg:width="0.115cm" svg:height="0.191cm" svg:x="7.09cm" svg:y="21.291cm" svg:viewBox="0 0 116 192" draw:points="69,0 0,26 0,42 48,34 48,171 43,175 4,179 4,192 116,192 116,179 82,175 78,171 78,0">
          <text:p/>
        </draw:polygon>
        <draw:line draw:style-name="gr13" draw:text-style-name="P1" draw:layer="layout" svg:x1="7.464cm" svg:y1="21.821cm" svg:x2="7.464cm" svg:y2="20.723cm">
          <text:p/>
        </draw:line>
        <draw:path draw:style-name="gr14" draw:text-style-name="P5" draw:layer="layout" svg:width="3.183cm" svg:height="0.386cm" svg:x="7.714cm" svg:y="20.943cm" svg:viewBox="0 0 3184 387" svg:d="M43 387h3096 4c34-29 51-80 34-127-17-51-60-80-77-132-17-47 0-98 39-128h-3096 4c-43 30-55 81-43 128 17 52 64 81 77 132 17 47 0 98-38 127h4z">
          <text:p/>
        </draw:path>
        <draw:path draw:style-name="gr15" draw:text-style-name="P1" draw:layer="layout" svg:width="3.183cm" svg:height="0.386cm" svg:x="7.714cm" svg:y="20.943cm" svg:viewBox="0 0 3184 387" svg:d="M43 387h3096 4c34-29 51-80 34-127-17-51-60-80-77-132-17-47 0-98 39-128h-3096 4c-43 30-55 81-43 128 17 52 64 81 77 132 17 47 0 98-38 127h4z">
          <text:p/>
        </draw:path>
        <draw:polygon draw:style-name="gr14" draw:text-style-name="P5" draw:layer="layout" svg:width="0.462cm" svg:height="0.463cm" svg:x="8.691cm" svg:y="21.35cm" svg:viewBox="0 0 463 464" draw:points="229,0 463,115 463,464 0,464 0,115">
          <text:p/>
        </draw:polygon>
        <draw:polygon draw:style-name="gr15" draw:text-style-name="P1" draw:layer="layout" svg:width="0.462cm" svg:height="0.463cm" svg:x="8.691cm" svg:y="21.35cm" svg:viewBox="0 0 463 464" draw:points="229,0 463,115 463,464 0,464 0,115">
          <text:p/>
        </draw:polygon>
        <draw:polyline draw:style-name="gr15" draw:text-style-name="P1" draw:layer="layout" svg:width="1.553cm" svg:height="0.386cm" svg:x="12.011cm" svg:y="20.943cm" svg:viewBox="0 0 1554 387" draw:points="0,387 1554,387 1554,0 0,0">
          <text:p/>
        </draw:polyline>
        <draw:line draw:style-name="gr15" draw:text-style-name="P1" draw:layer="layout" svg:x1="12.011cm" svg:y1="20.943cm" svg:x2="12.011cm" svg:y2="20.981cm">
          <text:p/>
        </draw:line>
        <draw:line draw:style-name="gr15" draw:text-style-name="P1" draw:layer="layout" svg:x1="12.011cm" svg:y1="21.291cm" svg:x2="12.011cm" svg:y2="21.329cm">
          <text:p/>
        </draw:line>
        <draw:path draw:style-name="gr8" draw:text-style-name="P4" draw:layer="layout" svg:width="0.127cm" svg:height="0.208cm" svg:x="8.47cm" svg:y="21.028cm" svg:viewBox="0 0 128 209" svg:d="M64 21c12 0 25 9 34 26l-73 93c-4-13-4-26-4-38 0-34 13-81 43-81zM64 0c-43 0-64 59-64 106 0 51 25 103 64 103 47 0 64-56 64-107 0-47-21-102-64-102zM102 68c5 13 5 25 5 38 0 38-9 81-43 81-13 0-22-13-30-30z">
          <text:p/>
        </draw:path>
        <draw:polygon draw:style-name="gr8" draw:text-style-name="P4" draw:layer="layout" svg:width="0.068cm" svg:height="0.2cm" svg:x="8.869cm" svg:y="21.032cm" svg:viewBox="0 0 69 201" draw:points="69,0 56,0 0,26 8,38 48,26 48,201 69,201">
          <text:p/>
        </draw:polygon>
        <draw:polygon draw:style-name="gr8" draw:text-style-name="P4" draw:layer="layout" svg:width="0.068cm" svg:height="0.2cm" svg:x="9.259cm" svg:y="21.032cm" svg:viewBox="0 0 69 201" draw:points="69,0 52,0 0,26 5,38 48,26 48,201 69,201">
          <text:p/>
        </draw:polygon>
        <draw:path draw:style-name="gr8" draw:text-style-name="P4" draw:layer="layout" svg:width="0.132cm" svg:height="0.208cm" svg:x="9.633cm" svg:y="21.028cm" svg:viewBox="0 0 133 209" svg:d="M68 21c13 0 21 9 30 26l-68 93c-4-13-9-26-9-38 0-34 13-81 47-81zM64 0c-38 0-64 59-64 106 0 51 26 103 68 103 43 0 65-56 65-107 0-47-27-102-69-102zM106 68c0 13 5 25 5 38 0 38-13 81-47 81-13 0-21-13-30-30z">
          <text:p/>
        </draw:path>
        <draw:path draw:style-name="gr8" draw:text-style-name="P4" draw:layer="layout" svg:width="0.162cm" svg:height="0.229cm" svg:x="8.775cm" svg:y="21.495cm" svg:viewBox="0 0 163 230" svg:d="M119 38c0 4-4 29-12 51-9 21-39 46-51 46-17 0-21-21-21-38 0-42 29-85 63-85 13 0 21 13 21 26zM81 204c-4 9-8 13-21 13h-4c-4 0-4 0-4 4v4 5c0 0 25-5 38-5 17 0 38 0 38 0h4v-4c0-4-4-4-4-4h-9c-4 0-12-4-12-9 0-4 4-4 4-4l47-187c5-5 5-9 5-9 0-8-5-8-5-8-5 0-9 0-13 8l-13 13c-9-13-21-17-34-17-38 0-98 38-98 93 0 26 9 56 43 56 21 0 38-9 59-39z">
          <text:p/>
        </draw:path>
        <draw:path draw:style-name="gr8" draw:text-style-name="P4" draw:layer="layout" svg:width="0.11cm" svg:height="0.165cm" svg:x="8.95cm" svg:y="21.533cm" svg:viewBox="0 0 111 166" svg:d="M56 0c-34 0-56 30-56 81 0 55 22 85 56 85s55-30 55-85c0-51-21-81-55-81zM56 13c21 0 34 22 34 68 0 47-13 72-34 72s-34-25-34-72c0-46 13-68 34-68z">
          <text:p/>
        </draw:path>
        <draw:path draw:style-name="gr8" draw:text-style-name="P4" draw:layer="layout" svg:width="0.14cm" svg:height="0.208cm" svg:x="11.866cm" svg:y="21.079cm" svg:viewBox="0 0 141 209" svg:d="M39 30c9-9 13-13 22-13 4 0 8 4 12 4 5 0 9 4 13 9 4 0 4 4 9 8 0 4 0 9 0 13s0 8 0 12c-5 5-5 9-9 9-4 4-8 9-13 9-4 4-8 4-12 4-5 0-9 0-9-4-4 0-8-5-13-9-4 0-4-4-8-9 0-4 0-8 0-12s0-9 0-13c4-4 4-8 8-8zM99 13c-9-9-21-13-34-13-9 0-17 0-21 4-9 4-13 9-17 13-5 4-10 8-14 17-4 4-4 13-4 17 0 8 0 17 4 25 4 5 9 13 18 17-14 9-18 17-18 26 0 12 4 17 14 21-18 14-27 22-27 35 0 4 0 8 5 12 4 5 8 9 12 13 5 0 14 4 22 9 9 0 17 0 30 0s21 0 30-5c8 0 17-4 21-8s9-9 13-17c4-4 4-8 4-17 0-4 0-8-4-13 0-4-4-9-9-13-4-5-12-5-17-9-8 0-17 0-25 0-4 0-9 0-13 0s-8 0-13 0c-8 0-12 0-17-4-4 0-4-4-4-8 0-5 0-9 9-17 8 4 12 4 21 4 4 0 13 0 17-4 8 0 13-5 17-9s8-13 13-17c4-9 4-13 4-21 0-9-4-17-9-26 9-4 17-4 26-4h4c4 0 4 0 4 0v-21h-4c-17 0-30 4-38 13zM39 145c9 0 13 0 22 4 4 0 12 0 21 0h4c9 0 17 0 21 5 5 0 9 4 9 12 0 9-4 13-13 17-8 4-21 9-34 9-4 0-13 0-17 0-4-5-13-5-17-5-4-4-4-4-8-8-5-4-5-4-5-8 0-9 9-17 17-26z">
          <text:p/>
        </draw:path>
        <draw:path draw:style-name="gr8" draw:text-style-name="P4" draw:layer="layout" svg:width="0.127cm" svg:height="0.208cm" svg:x="12.036cm" svg:y="21.028cm" svg:viewBox="0 0 128 209" svg:d="M64 21c12 0 21 9 30 26l-68 93c-5-13-5-26-5-38 0-34 9-81 43-81zM64 0c-43 0-64 59-64 106 0 51 21 103 64 103s64-56 64-107c0-47-21-102-64-102zM103 68c4 13 4 25 4 38 0 38-13 81-43 81-13 0-26-13-30-30z">
          <text:p/>
        </draw:path>
        <draw:polygon draw:style-name="gr8" draw:text-style-name="P4" draw:layer="layout" svg:width="0.195cm" svg:height="0.183cm" svg:x="12.38cm" svg:y="21.049cm" svg:viewBox="0 0 196 184" draw:points="196,184 196,167 107,167 107,0 90,0 90,167 0,167 0,184">
          <text:p/>
        </draw:polygon>
        <draw:path draw:style-name="gr8" draw:text-style-name="P4" draw:layer="layout" svg:width="0.136cm" svg:height="0.191cm" svg:x="7.073cm" svg:y="22.394cm" svg:viewBox="0 0 137 192" svg:d="M39 166c56-47 89-72 89-115 0-34-25-51-59-51s-60 17-60 38c0 8 4 18 18 18 4 0 8 0 12-5v-30c9-4 17-4 21-4 22 0 35 12 35 39 0 34-30 63-91 114h-4v22h137v-26c-4 0-17-4-26 0z">
          <text:p/>
        </draw:path>
        <draw:line draw:style-name="gr13" draw:text-style-name="P1" draw:layer="layout" svg:x1="7.464cm" svg:y1="22.92cm" svg:x2="7.464cm" svg:y2="21.821cm">
          <text:p/>
        </draw:line>
        <draw:path draw:style-name="gr14" draw:text-style-name="P5" draw:layer="layout" svg:width="3.183cm" svg:height="0.386cm" svg:x="7.714cm" svg:y="22.042cm" svg:viewBox="0 0 3184 387" svg:d="M43 387h3096 4c34-30 51-81 34-127-17-47-60-81-77-128-17-48 0-103 39-132h-3096 4c-43 29-55 84-43 132 17 47 64 81 77 128 17 46 0 97-38 127h4z">
          <text:p/>
        </draw:path>
        <draw:path draw:style-name="gr15" draw:text-style-name="P1" draw:layer="layout" svg:width="3.183cm" svg:height="0.386cm" svg:x="7.714cm" svg:y="22.042cm" svg:viewBox="0 0 3184 387" svg:d="M43 387h3096 4c34-30 51-81 34-127-17-47-60-81-77-128-17-48 0-103 39-132h-3096 4c-43 29-55 84-43 132 17 47 64 81 77 128 17 46 0 97-38 127h4z">
          <text:p/>
        </draw:path>
        <draw:polygon draw:style-name="gr14" draw:text-style-name="P5" draw:layer="layout" svg:width="0.463cm" svg:height="0.462cm" svg:x="9.077cm" svg:y="22.449cm" svg:viewBox="0 0 464 463" draw:points="233,0 464,114 464,463 0,463 0,114">
          <text:p/>
        </draw:polygon>
        <draw:polygon draw:style-name="gr15" draw:text-style-name="P1" draw:layer="layout" svg:width="0.463cm" svg:height="0.462cm" svg:x="9.077cm" svg:y="22.449cm" svg:viewBox="0 0 464 463" draw:points="233,0 464,114 464,463 0,463 0,114">
          <text:p/>
        </draw:polygon>
        <draw:polyline draw:style-name="gr15" draw:text-style-name="P1" draw:layer="layout" svg:width="1.553cm" svg:height="0.386cm" svg:x="12.011cm" svg:y="22.042cm" svg:viewBox="0 0 1554 387" draw:points="0,387 1554,387 1554,0 0,0">
          <text:p/>
        </draw:polyline>
        <draw:line draw:style-name="gr15" draw:text-style-name="P1" draw:layer="layout" svg:x1="12.011cm" svg:y1="22.042cm" svg:x2="12.011cm" svg:y2="22.08cm">
          <text:p/>
        </draw:line>
        <draw:line draw:style-name="gr15" draw:text-style-name="P1" draw:layer="layout" svg:x1="12.011cm" svg:y1="22.389cm" svg:x2="12.011cm" svg:y2="22.428cm">
          <text:p/>
        </draw:line>
        <draw:path draw:style-name="gr8" draw:text-style-name="P4" draw:layer="layout" svg:width="0.127cm" svg:height="0.208cm" svg:x="8.47cm" svg:y="22.126cm" svg:viewBox="0 0 128 209" svg:d="M64 22c12 0 25 13 34 25l-73 94c-4-13-4-26-4-34 0-34 13-85 43-85zM64 0c-43 0-64 60-64 111 0 47 25 98 64 98 47 0 64-55 64-102 0-51-21-107-64-107zM102 68c5 13 5 26 5 43 0 35-9 77-43 77-13 0-22-12-30-25z">
          <text:p/>
        </draw:path>
        <draw:polygon draw:style-name="gr8" draw:text-style-name="P4" draw:layer="layout" svg:width="0.068cm" svg:height="0.203cm" svg:x="8.869cm" svg:y="22.131cm" svg:viewBox="0 0 69 204" draw:points="69,0 56,0 0,29 8,42 48,29 48,204 69,204">
          <text:p/>
        </draw:polygon>
        <draw:polygon draw:style-name="gr8" draw:text-style-name="P4" draw:layer="layout" svg:width="0.068cm" svg:height="0.203cm" svg:x="9.259cm" svg:y="22.131cm" svg:viewBox="0 0 69 204" draw:points="69,0 52,0 0,29 5,42 48,29 48,204 69,204">
          <text:p/>
        </draw:polygon>
        <draw:path draw:style-name="gr8" draw:text-style-name="P4" draw:layer="layout" svg:width="0.132cm" svg:height="0.208cm" svg:x="9.633cm" svg:y="22.126cm" svg:viewBox="0 0 133 209" svg:d="M68 22c13 0 21 13 30 25l-68 94c-4-13-9-26-9-34 0-34 13-85 47-85zM64 0c-38 0-64 60-64 111 0 47 26 98 68 98 43 0 65-55 65-102 0-51-27-107-69-107zM106 68c0 13 5 26 5 43 0 35-13 77-47 77-13 0-21-12-30-25z">
          <text:p/>
        </draw:path>
        <draw:path draw:style-name="gr8" draw:text-style-name="P4" draw:layer="layout" svg:width="0.157cm" svg:height="0.229cm" svg:x="9.166cm" svg:y="22.593cm" svg:viewBox="0 0 158 230" svg:d="M120 38c0 9-8 34-17 51-4 22-38 52-51 52s-17-26-17-42c0-44 26-82 64-82 13 0 21 9 21 21zM77 205c0 8-8 12-16 12l-9 5h-4v8h4c0 0 21-4 38-4 13 0 39 4 39 4v-4-4c0-5 0-5-5-5h-4c-4 0-13 0-13-8 0-4 0-4 0-4l51-188c0-4 0-4 0-8 0-5-4-9-4-9-4 0-9 0-13 9l-12 12c-9-12-17-17-35-17-38 0-94 38-94 99 0 25 8 51 44 51 17 0 33-9 55-39h4z">
          <text:p/>
        </draw:path>
        <draw:polygon draw:style-name="gr8" draw:text-style-name="P4" draw:layer="layout" svg:width="0.089cm" svg:height="0.161cm" svg:x="9.349cm" svg:y="22.631cm" svg:viewBox="0 0 90 162" draw:points="56,0 0,17 0,26 38,21 38,149 38,153 8,153 8,162 90,162 90,153 64,153 60,149 60,0">
          <text:p/>
        </draw:polygon>
        <draw:path draw:style-name="gr8" draw:text-style-name="P4" draw:layer="layout" svg:width="0.14cm" svg:height="0.208cm" svg:x="11.866cm" svg:y="22.177cm" svg:viewBox="0 0 141 209" svg:d="M39 30c9-8 13-8 22-8 4 0 8 0 12 0 5 4 9 4 13 8s4 4 9 9c0 4 0 8 0 12 0 5 0 9 0 13-5 4-5 8-9 13-4 0-8 5-13 5-4 4-8 4-12 4-5 0-9 0-9-4-4 0-8-5-13-5-4-5-4-9-8-13 0-4 0-8 0-13 0-4 0-8 0-12 4-5 4-5 8-9zM99 17c-9-12-21-17-34-17-9 0-17 5-21 5-9 4-13 8-17 12-5 5-10 9-14 17-4 5-4 13-4 22 0 8 0 12 4 21s9 13 18 18c-14 8-18 17-18 30 0 8 4 12 14 16-18 13-27 22-27 34 0 5 0 9 5 13 4 4 8 8 12 13 5 4 14 4 22 8 9 0 17 0 30 0s21 0 30-4c8 0 17-4 21-9 4-4 9-8 13-12 4-9 4-13 4-17 0-9 0-13-4-17 0-4-4-9-9-13-4 0-12-4-17-4-8-4-17-4-25-4-4 0-9 0-13 0s-8 0-13 0c-8 0-12 0-17 0-4-4-4-9-4-13s0-9 9-17c8 4 12 4 21 4 4 0 13 0 17-4 8 0 13-4 17-9 4-4 8-13 13-18 4-8 4-12 4-21 0-8-4-17-9-21 9-8 17-8 26-8h4c4 0 4 0 4 0v-17h-4c-17 0-30 4-38 12zM39 146c9 0 13 4 22 4 4 0 12 0 21 0h4c9 0 17 0 21 4 5 4 9 9 9 13 0 8-4 13-13 17-8 8-21 8-34 8-4 0-13 0-17 0s-13-4-17-4c-4-4-4-4-8-8-5 0-5-5-5-9 0-8 9-17 17-25z">
          <text:p/>
        </draw:path>
        <draw:polygon draw:style-name="gr8" draw:text-style-name="P4" draw:layer="layout" svg:width="0.072cm" svg:height="0.199cm" svg:x="12.045cm" svg:y="22.131cm" svg:viewBox="0 0 73 200" draw:points="73,0 55,0 0,25 8,38 46,25 46,200 73,200">
          <text:p/>
        </draw:polygon>
        <draw:path draw:style-name="gr8" draw:text-style-name="P4" draw:layer="layout" svg:width="0.14cm" svg:height="0.208cm" svg:x="12.329cm" svg:y="22.177cm" svg:viewBox="0 0 141 209" svg:d="M38 30c9-8 13-8 26-8 0 0 4 0 8 0 4 4 9 4 13 8s4 4 8 9c0 4 0 8 0 12 0 5 0 9 0 13-4 4-4 8-8 13-4 0-9 5-13 5 0 4-4 4-8 4-5 0-9 0-13-4-4 0-9-5-13-5-4-5-4-9-4-13-4-4-4-8-4-13 0-4 0-8 0-12 4-5 4-5 8-9zM98 17c-9-12-22-17-34-17-9 0-17 5-22 5-8 4-12 8-17 12-4 5-8 9-12 17-4 5-4 13-4 22 0 8 0 12 4 21s8 13 17 18c-13 8-17 17-17 30 0 8 4 12 12 16-16 13-25 22-25 34 0 5 0 9 4 13 5 4 9 8 13 13 4 4 13 4 21 8 9 0 17 0 30 0s21 0 30-4c8 0 18-4 22-9 4-4 8-8 13-12 4-9 4-13 4-17 0-9 0-13-4-17 0-4-5-9-9-13-4 0-8-4-18-4-8-4-17-4-25-4-5 0-9 0-13 0s-9 0-13 0-13 0-17 0c-4-4-4-9-4-13s4-9 8-17c9 4 13 4 22 4 4 0 12 0 17-4 8 0 12-4 17-9 8-4 8-13 12-18 6-8 6-12 6-21 0-8 0-17-10-21 10-8 18-8 27-8h4c4 0 4 0 4 0v-17h-4c-17 0-27 4-39 12zM42 146c5 0 9 4 17 4 5 0 13 0 22 0h4c8 0 17 0 21 4s10 9 10 13c0 8-6 13-14 17-9 8-21 8-34 8-4 0-13 0-17 0s-13-4-17-4c0-4-4-4-9-8 0 0-4-5-4-9 0-8 9-17 21-25z">
          <text:p/>
        </draw:path>
        <draw:path draw:style-name="gr8" draw:text-style-name="P4" draw:layer="layout" svg:width="0.127cm" svg:height="0.208cm" svg:x="12.499cm" svg:y="22.126cm" svg:viewBox="0 0 128 209" svg:d="M64 22c13 0 26 13 34 25l-72 94c-4-13-4-26-4-34 0-34 13-85 42-85zM64 0c-42 0-64 60-64 111 0 47 26 98 64 98 47 0 64-55 64-102 0-51-21-107-64-107zM103 68c4 13 4 26 4 43 0 35-9 77-43 77-13 0-21-12-29-25z">
          <text:p/>
        </draw:path>
        <draw:polygon draw:style-name="gr8" draw:text-style-name="P4" draw:layer="layout" svg:width="0.195cm" svg:height="0.182cm" svg:x="12.847cm" svg:y="22.148cm" svg:viewBox="0 0 196 183" draw:points="196,183 196,166 106,166 106,0 89,0 89,166 0,166 0,183">
          <text:p/>
        </draw:polygon>
        <draw:path draw:style-name="gr8" draw:text-style-name="P4" draw:layer="layout" svg:width="0.162cm" svg:height="0.242cm" svg:x="7.043cm" svg:y="23.496cm" svg:viewBox="0 0 163 243" svg:d="M98 116c35-8 52-30 52-55 0-38-25-61-69-61-42 0-72 23-72 48 0 8 8 17 17 17 4 0 13 0 17-4v-34c8-4 21-9 29-9 30 0 47 17 47 47 0 26-21 43-55 43 0 0-4 0-8 0v21c8 0 12 0 21 0 34 0 52 17 52 42 0 34-22 55-57 55-8 0-21 0-29-8l-13-30c-4 0-4 0-8 0-13 0-22 8-22 17 0 17 30 38 72 38 53 0 91-30 91-72 0-30-26-51-65-55z">
          <text:p/>
        </draw:path>
        <draw:line draw:style-name="gr13" draw:text-style-name="P1" draw:layer="layout" svg:x1="7.464cm" svg:y1="24.018cm" svg:x2="7.464cm" svg:y2="22.92cm">
          <text:p/>
        </draw:line>
        <draw:path draw:style-name="gr14" draw:text-style-name="P5" draw:layer="layout" svg:width="3.183cm" svg:height="0.39cm" svg:x="7.714cm" svg:y="23.14cm" svg:viewBox="0 0 3184 391" svg:d="M43 391h3096 4c34-34 51-84 34-131s-60-81-77-127c-17-47 0-99 39-133h-3096 4c-43 34-55 86-43 133 17 46 64 80 77 127 17 47 0 97-38 131h4z">
          <text:p/>
        </draw:path>
        <draw:path draw:style-name="gr15" draw:text-style-name="P1" draw:layer="layout" svg:width="3.183cm" svg:height="0.39cm" svg:x="7.714cm" svg:y="23.14cm" svg:viewBox="0 0 3184 391" svg:d="M43 391h3096 4c34-34 51-84 34-131s-60-81-77-127c-17-47 0-99 39-133h-3096 4c-43 34-55 86-43 133 17 46 64 80 77 127 17 47 0 97-38 131h4z">
          <text:p/>
        </draw:path>
        <draw:polygon draw:style-name="gr14" draw:text-style-name="P5" draw:layer="layout" svg:width="0.467cm" svg:height="0.463cm" svg:x="9.463cm" svg:y="23.547cm" svg:viewBox="0 0 468 464" draw:points="235,0 468,115 468,464 0,464 0,115">
          <text:p/>
        </draw:polygon>
        <draw:polygon draw:style-name="gr15" draw:text-style-name="P1" draw:layer="layout" svg:width="0.467cm" svg:height="0.463cm" svg:x="9.463cm" svg:y="23.547cm" svg:viewBox="0 0 468 464" draw:points="235,0 468,115 468,464 0,464 0,115">
          <text:p/>
        </draw:polygon>
        <draw:polyline draw:style-name="gr15" draw:text-style-name="P1" draw:layer="layout" svg:width="1.553cm" svg:height="0.39cm" svg:x="12.011cm" svg:y="23.14cm" svg:viewBox="0 0 1554 391" draw:points="0,391 1554,391 1554,0 0,0">
          <text:p/>
        </draw:polyline>
        <draw:line draw:style-name="gr15" draw:text-style-name="P1" draw:layer="layout" svg:x1="12.011cm" svg:y1="23.14cm" svg:x2="12.011cm" svg:y2="23.178cm">
          <text:p/>
        </draw:line>
        <draw:line draw:style-name="gr15" draw:text-style-name="P1" draw:layer="layout" svg:x1="12.011cm" svg:y1="23.488cm" svg:x2="12.011cm" svg:y2="23.53cm">
          <text:p/>
        </draw:line>
        <draw:path draw:style-name="gr8" draw:text-style-name="P4" draw:layer="layout" svg:width="0.127cm" svg:height="0.204cm" svg:x="8.47cm" svg:y="23.229cm" svg:viewBox="0 0 128 205" svg:d="M64 17c12 0 25 14 34 27l-73 93c-4-13-4-25-4-34 0-34 13-86 43-86zM64 0c-43 0-64 57-64 107 0 47 25 98 64 98 47 0 64-55 64-102 0-51-21-103-64-103zM102 65c5 13 5 30 5 42 0 38-9 77-43 77-13 0-22-9-30-26z">
          <text:p/>
        </draw:path>
        <draw:polygon draw:style-name="gr8" draw:text-style-name="P4" draw:layer="layout" svg:width="0.068cm" svg:height="0.199cm" svg:x="8.869cm" svg:y="23.229cm" svg:viewBox="0 0 69 200" draw:points="69,0 56,0 0,26 8,38 48,26 48,200 69,200">
          <text:p/>
        </draw:polygon>
        <draw:polygon draw:style-name="gr8" draw:text-style-name="P4" draw:layer="layout" svg:width="0.068cm" svg:height="0.199cm" svg:x="9.259cm" svg:y="23.229cm" svg:viewBox="0 0 69 200" draw:points="69,0 52,0 0,26 5,38 48,26 48,200 69,200">
          <text:p/>
        </draw:polygon>
        <draw:path draw:style-name="gr8" draw:text-style-name="P4" draw:layer="layout" svg:width="0.132cm" svg:height="0.204cm" svg:x="9.633cm" svg:y="23.229cm" svg:viewBox="0 0 133 205" svg:d="M68 17c13 0 21 14 30 27l-68 93c-4-13-9-25-9-34 0-34 13-86 47-86zM64 0c-38 0-64 57-64 107 0 47 26 98 68 98 43 0 65-55 65-102 0-51-27-103-69-103zM106 65c0 13 5 30 5 42 0 38-13 77-47 77-13 0-21-9-30-26z">
          <text:p/>
        </draw:path>
        <draw:path draw:style-name="gr8" draw:text-style-name="P4" draw:layer="layout" svg:width="0.156cm" svg:height="0.23cm" svg:x="9.553cm" svg:y="23.691cm" svg:viewBox="0 0 157 231" svg:d="M119 40c0 8-8 34-12 51-9 21-39 50-56 50-13 0-18-25-18-42 0-38 27-81 65-81 13 0 21 9 21 22zM81 205c-4 9-8 13-21 13l-4 4c-5 0-5 0-5 0v9c0 0 26 0 39 0 12 0 38 0 38 0v-9-4h-9c-4 0-12 0-12-9v-4l50-187c0 0 0-5 0-9s0-9-4-9c0 0-4 5-8 9l-13 14c-8-10-21-18-34-18-38 0-98 39-98 98 0 26 8 51 43 51 17 0 38-8 59-38v4z">
          <text:p/>
        </draw:path>
        <draw:polygon draw:style-name="gr8" draw:text-style-name="P4" draw:layer="layout" svg:width="0.085cm" svg:height="0.161cm" svg:x="9.739cm" svg:y="23.73cm" svg:viewBox="0 0 86 162" draw:points="52,0 0,17 0,26 38,22 38,149 34,153 9,153 9,162 86,162 86,153 61,153 61,149 61,0">
          <text:p/>
        </draw:polygon>
        <draw:path draw:style-name="gr8" draw:text-style-name="P4" draw:layer="layout" svg:width="0.14cm" svg:height="0.208cm" svg:x="11.866cm" svg:y="23.276cm" svg:viewBox="0 0 141 209" svg:d="M39 31c9-5 13-9 22-9 4 0 8 0 12 0 5 4 9 4 13 9 4 4 4 8 9 12 0 0 0 5 0 9s0 8 0 13c-5 4-5 8-9 12-4 0-8 4-13 4-4 5-8 5-12 5-5 0-9 0-9-5-4 0-8 0-13-4-4-4-4-8-8-12 0-5 0-9 0-13s0-9 0-9c4-4 4-8 8-12zM99 18c-9-9-21-18-34-18-9 0-17 4-21 4-9 5-13 9-17 14-5 4-10 8-14 17-4 4-4 13-4 21 0 9 0 13 4 21 4 9 9 13 18 17-14 9-18 21-18 30 0 8 4 17 14 21-18 9-27 21-27 30 0 4 0 8 5 13 4 4 8 8 12 12 5 5 14 5 22 9 9 0 17 0 30 0s21 0 30 0c8-4 17-9 21-13s9-8 13-13c4-4 4-12 4-17 0-4 0-12-4-17 0-4-4-8-9-8-4-4-12-9-17-9-8-4-17-4-25-4-4 0-9 0-13 0s-8 0-13 0c-8 0-12 0-17 0-4-4-4-8-4-8 0-5 0-13 9-17 8 0 12 0 21 0 4 0 13 0 17 0 8-5 13-9 17-13s8-9 13-17c4-4 4-13 4-17 0-13-4-21-9-25 9-5 17-9 26-9h4c4 0 4 0 4 0v-18h-4c-17 0-30 5-38 14zM39 149c9 0 13 0 22 0 4 0 12 0 21 0h4c9 0 17 0 21 5 5 4 9 8 9 12 0 9-4 17-13 22-8 4-21 4-34 4-4 0-13 0-17 0s-13 0-17-4c-4 0-4-5-8-9-5 0-5-4-5-8 0-9 9-17 17-22z">
          <text:p/>
        </draw:path>
        <draw:path draw:style-name="gr8" draw:text-style-name="P4" draw:layer="layout" svg:width="0.127cm" svg:height="0.204cm" svg:x="12.036cm" svg:y="23.229cm" svg:viewBox="0 0 128 205" svg:d="M64 17c12 0 21 14 30 27l-68 93c-5-13-5-25-5-34 0-34 9-86 43-86zM64 0c-43 0-64 57-64 107 0 47 21 98 64 98s64-55 64-102c0-51-21-103-64-103zM103 65c4 13 4 30 4 42 0 38-13 77-43 77-13 0-26-9-30-26z">
          <text:p/>
        </draw:path>
        <draw:polygon draw:style-name="gr8" draw:text-style-name="P4" draw:layer="layout" svg:width="0.195cm" svg:height="0.183cm" svg:x="12.38cm" svg:y="23.246cm" svg:viewBox="0 0 196 184" draw:points="196,184 196,167 107,167 107,0 90,0 90,167 0,167 0,184">
          <text:p/>
        </draw:polygon>
        <draw:path draw:style-name="gr8" draw:text-style-name="P4" draw:layer="layout" svg:width="0.178cm" svg:height="0.242cm" svg:x="7.035cm" svg:y="24.595cm" svg:viewBox="0 0 179 243" svg:d="M119 0l-119 145v21h110v77h26v-77h43v-21h-43v-145zM110 34v111h-89z">
          <text:p/>
        </draw:path>
        <draw:line draw:style-name="gr13" draw:text-style-name="P1" draw:layer="layout" svg:x1="7.464cm" svg:y1="25.116cm" svg:x2="7.464cm" svg:y2="24.018cm">
          <text:p/>
        </draw:line>
        <draw:path draw:style-name="gr14" draw:text-style-name="P5" draw:layer="layout" svg:width="3.183cm" svg:height="0.386cm" svg:x="7.714cm" svg:y="24.243cm" svg:viewBox="0 0 3184 387" svg:d="M43 387h3096 4c34-34 51-85 34-133-17-46-60-80-77-127-17-46 0-98 39-127h-3096 4c-43 29-55 81-43 127 17 47 64 81 77 127 17 48 0 99-38 133h4z">
          <text:p/>
        </draw:path>
        <draw:path draw:style-name="gr15" draw:text-style-name="P1" draw:layer="layout" svg:width="3.183cm" svg:height="0.386cm" svg:x="7.714cm" svg:y="24.243cm" svg:viewBox="0 0 3184 387" svg:d="M43 387h3096 4c34-34 51-85 34-133-17-46-60-80-77-127-17-46 0-98 39-127h-3096 4c-43 29-55 81-43 127 17 47 64 81 77 127 17 48 0 99-38 133h4z">
          <text:p/>
        </draw:path>
        <draw:polygon draw:style-name="gr14" draw:text-style-name="P5" draw:layer="layout" svg:width="0.463cm" svg:height="0.466cm" svg:x="9.854cm" svg:y="24.646cm" svg:viewBox="0 0 464 467" draw:points="230,0 464,119 464,467 0,467 0,119">
          <text:p/>
        </draw:polygon>
        <draw:polygon draw:style-name="gr15" draw:text-style-name="P1" draw:layer="layout" svg:width="0.463cm" svg:height="0.466cm" svg:x="9.854cm" svg:y="24.646cm" svg:viewBox="0 0 464 467" draw:points="230,0 464,119 464,467 0,467 0,119">
          <text:p/>
        </draw:polygon>
        <draw:polyline draw:style-name="gr15" draw:text-style-name="P1" draw:layer="layout" svg:width="1.553cm" svg:height="0.39cm" svg:x="12.011cm" svg:y="24.239cm" svg:viewBox="0 0 1554 391" draw:points="0,391 1554,391 1554,0 0,0">
          <text:p/>
        </draw:polyline>
        <draw:line draw:style-name="gr15" draw:text-style-name="P1" draw:layer="layout" svg:x1="12.011cm" svg:y1="24.239cm" svg:x2="12.011cm" svg:y2="24.277cm">
          <text:p/>
        </draw:line>
        <draw:line draw:style-name="gr15" draw:text-style-name="P1" draw:layer="layout" svg:x1="12.011cm" svg:y1="24.591cm" svg:x2="12.011cm" svg:y2="24.629cm">
          <text:p/>
        </draw:line>
        <draw:path draw:style-name="gr8" draw:text-style-name="P4" draw:layer="layout" svg:width="0.127cm" svg:height="0.203cm" svg:x="8.47cm" svg:y="24.328cm" svg:viewBox="0 0 128 204" svg:d="M64 17c12 0 25 12 34 29l-73 89c-4-12-4-25-4-33 0-35 13-85 43-85zM64 0c-43 0-64 59-64 106s25 98 64 98c47 0 64-55 64-102 0-51-21-102-64-102zM102 63c5 13 5 30 5 43 0 39-9 77-43 77-13 0-22-8-30-25z">
          <text:p/>
        </draw:path>
        <draw:polygon draw:style-name="gr8" draw:text-style-name="P4" draw:layer="layout" svg:width="0.068cm" svg:height="0.203cm" svg:x="8.869cm" svg:y="24.328cm" svg:viewBox="0 0 69 204" draw:points="69,0 56,0 0,25 8,38 48,29 48,204 69,204">
          <text:p/>
        </draw:polygon>
        <draw:polygon draw:style-name="gr8" draw:text-style-name="P4" draw:layer="layout" svg:width="0.068cm" svg:height="0.203cm" svg:x="9.259cm" svg:y="24.328cm" svg:viewBox="0 0 69 204" draw:points="69,0 52,0 0,25 5,38 48,29 48,204 69,204">
          <text:p/>
        </draw:polygon>
        <draw:path draw:style-name="gr8" draw:text-style-name="P4" draw:layer="layout" svg:width="0.132cm" svg:height="0.203cm" svg:x="9.633cm" svg:y="24.328cm" svg:viewBox="0 0 133 204" svg:d="M68 17c13 0 21 12 30 29l-68 89c-4-12-9-25-9-33 0-35 13-85 47-85zM64 0c-38 0-64 59-64 106s26 98 68 98c43 0 65-55 65-102 0-51-27-102-69-102zM106 63c0 13 5 30 5 43 0 39-13 77-47 77-13 0-21-8-30-25z">
          <text:p/>
        </draw:path>
        <draw:path draw:style-name="gr8" draw:text-style-name="P4" draw:layer="layout" svg:width="0.157cm" svg:height="0.225cm" svg:x="9.943cm" svg:y="24.794cm" svg:viewBox="0 0 158 226" svg:d="M120 38c0 5-9 30-17 47-9 21-38 51-51 51s-21-25-21-42c0-38 29-81 63-81 13 0 26 8 26 25zM78 201c0 8-9 12-18 17h-8-4v8c0 0 25 0 38 0 17 0 42 0 42 0v-8h-4l-4-5c-4 0-13 0-13-8v-4l51-188c0 0 0-4 0-9 0-4-4-4-4-4-4 0-9 0-13 4l-13 13c-8-8-17-17-34-17-38 0-94 38-94 98 0 25 9 51 43 51 17 0 35-9 56-34h4z">
          <text:p/>
        </draw:path>
        <draw:path draw:style-name="gr8" draw:text-style-name="P4" draw:layer="layout" svg:width="0.11cm" svg:height="0.162cm" svg:x="10.113cm" svg:y="24.832cm" svg:viewBox="0 0 111 163" svg:d="M25 141c52-42 82-67 82-98 0-25-17-43-52-43-25 0-47 18-47 30 0 9 5 18 13 18 4 0 4-5 9-5v-25c8-5 17-9 21-9 22 0 35 17 35 39 0 30-31 55-86 98v17h111v-43h-8l-4 21z">
          <text:p/>
        </draw:path>
        <draw:polygon draw:style-name="gr8" draw:text-style-name="P4" draw:layer="layout" svg:width="0.195cm" svg:height="0.186cm" svg:x="11.917cm" svg:y="24.345cm" svg:viewBox="0 0 196 187" draw:points="196,187 196,166 107,166 107,0 90,0 90,166 0,166 0,187">
          <text:p/>
        </draw:polygon>
      </draw:page>
      <draw:page draw:name="page30" draw:style-name="dp1" draw:master-page-name="Padrão">
        <draw:path draw:style-name="gr8" draw:text-style-name="P4" draw:layer="layout" svg:width="0.191cm" svg:height="0.263cm" svg:x="7.464cm" svg:y="5.491cm" svg:viewBox="0 0 192 264" svg:d="M192 8c-17-8-38-8-63-8-57 0-95 33-95 80 0 30 26 43 65 65 25 13 42 21 42 42 0 34-25 60-64 60-13 0-30-5-43-13l-4-4 4-47h-21l-13 64c22 8 47 17 72 17 61 0 103-34 103-81 0-34-17-48-55-69-34-13-52-21-52-46 0-30 27-51 61-51 12 0 21 0 34 4l4 8v39h17z">
          <text:p/>
        </draw:path>
        <draw:path draw:style-name="gr8" draw:text-style-name="P4" draw:layer="layout" svg:width="0.11cm" svg:height="0.22cm" svg:x="7.685cm" svg:y="5.529cm" svg:viewBox="0 0 111 221" svg:d="M47 0l-21 38-26 13v8h21l-21 103c0 13 0 21 0 25 0 26 9 34 30 34 12 0 34-4 60-17v-8c-17 4-26 4-39 4s-21-8-21-21c0-4 0-13 4-17l17-103h60v-17h-56l9-42z">
          <text:p/>
        </draw:path>
        <draw:path draw:style-name="gr8" draw:text-style-name="P4" draw:layer="layout" svg:width="0.136cm" svg:height="0.187cm" svg:x="7.8cm" svg:y="5.567cm" svg:viewBox="0 0 137 188" svg:d="M34 85c13-47 34-72 55-72 14 0 22 8 22 21 0 25-26 47-77 51zM34 97c69-4 103-29 103-63 0-21-13-34-40-34-17 0-42 9-63 30-22 21-34 55-34 86 0 46 25 72 59 72 26 0 52-13 73-39v-16c-21 21-43 33-60 33-25 0-38-21-38-50 0-5 0-14 0-19z">
          <text:p/>
        </draw:path>
        <draw:path draw:style-name="gr8" draw:text-style-name="P4" draw:layer="layout" svg:width="0.204cm" svg:height="0.263cm" svg:x="7.927cm" svg:y="5.567cm" svg:viewBox="0 0 205 264" svg:d="M95 0l-57 9v8l30 4-38 226h-4l-26 9v8h95v-8l-40-9 13-72c13 4 21 8 31 8 25 0 55-12 72-34 21-25 34-51 34-85 0-43-17-64-47-64-17 0-38 4-59 21l4-21zM72 158l23-120c17-13 33-21 42-21 21 0 34 17 34 47s-9 64-21 81c-13 13-26 21-43 21-12 0-22-4-35-8z">
          <text:p/>
        </draw:path>
        <draw:path draw:style-name="gr8" draw:text-style-name="P4" draw:layer="layout" svg:width="0.221cm" svg:height="0.268cm" svg:x="10.458cm" svg:y="5.486cm" svg:viewBox="0 0 222 269" svg:d="M222 17c-27-12-48-17-69-17-35 0-68 13-94 34-38 30-59 77-59 128 0 63 38 107 102 107 25 0 51-5 76-14l8-59h-12l-17 42-9 4c-12 4-21 9-34 9-51 0-76-34-76-85s17-93 47-119c17-17 42-25 68-25 12 0 25 0 38 8l4 8v35h18z">
          <text:p/>
        </draw:path>
        <draw:path draw:style-name="gr8" draw:text-style-name="P4" draw:layer="layout" svg:width="0.161cm" svg:height="0.191cm" svg:x="10.683cm" svg:y="5.563cm" svg:viewBox="0 0 162 192" svg:d="M98 0c-25 0-46 13-68 34-17 22-30 52-30 86 0 42 26 72 64 72 30 0 51-13 68-34 22-21 30-51 30-81 0-48-21-77-64-77zM94 17c21 0 38 21 38 56 0 59-29 102-63 102-22 0-34-22-34-55 0-60 25-103 59-103z">
          <text:p/>
        </draw:path>
        <draw:path draw:style-name="gr8" draw:text-style-name="P4" draw:layer="layout" svg:width="0.182cm" svg:height="0.182cm" svg:x="10.874cm" svg:y="5.567cm" svg:viewBox="0 0 183 183" svg:d="M55 0l-55 9v12l30 4-30 158h30l25-132c26-21 43-30 55-30 17 0 21 9 21 26 0 4 0 12-4 21l-13 72c-4 8-4 17-4 21 0 14 9 22 26 22 13 0 26-4 47-8v-14c-8 4-16 4-21 4-13 0-21-8-21-21 0-4 4-12 4-21l17-59c0-17 5-26 5-34 0-21-13-30-36-30-17 0-42 9-72 34l5-34z">
          <text:p/>
        </draw:path>
        <draw:path draw:style-name="gr8" draw:text-style-name="P4" draw:layer="layout" svg:width="0.267cm" svg:height="0.361cm" svg:x="11.014cm" svg:y="5.469cm" svg:viewBox="0 0 268 362" svg:d="M247 13c-13 0-21 9-21 17 0 13 8 21 21 21s21-8 21-21c0-8-8-17-21-17zM196 43c9 0 17-9 17-21 0-9-12-22-30-22-38 0-67 34-80 102l-30 14v13l25-5-16 111c-9 51-13 84-31 101l-43-8c-4 4-8 8-8 13 0 13 8 21 21 21 17 0 38-13 61-43 16-25 25-50 29-88l13-107h89l-21 115c0 8-4 13-4 17 0 17 8 25 25 25s34-4 55-12v-13c-12 4-21 8-29 8-13 0-17-4-17-17 0 0 0-4 0-8l29-141h-12l-47 9h-64c9-52 22-81 34-90z">
          <text:p/>
        </draw:path>
        <draw:path draw:style-name="gr8" draw:text-style-name="P4" draw:layer="layout" svg:width="0.192cm" svg:height="0.267cm" svg:x="11.281cm" svg:y="5.563cm" svg:viewBox="0 0 193 268" svg:d="M142 13c-13-9-26-13-39-13-43 0-73 34-73 76 0 21 13 38 34 47-8 13-17 21-17 34 0 4 0 4 0 8-34 13-47 31-47 52 0 34 26 51 68 51 57 0 95-26 95-55 0-17-9-30-30-39l-60-26v-4c0-8 0-13 4-21 4 0 9 0 9 0 39 0 72-30 72-72 0-5 0-13-4-22h39v-16zM129 51c0 34-21 59-43 59-18 0-26-9-26-30 0-38 21-63 43-63 17 0 26 12 26 34zM64 174l48 22c17 4 21 13 21 25 0 17-21 30-52 30-34 0-51-17-51-38s9-35 34-39z">
          <text:p/>
        </draw:path>
        <draw:path draw:style-name="gr8" draw:text-style-name="P4" draw:layer="layout" svg:width="0.183cm" svg:height="0.186cm" svg:x="11.485cm" svg:y="5.563cm" svg:viewBox="0 0 184 187" svg:d="M60 0l-60 13v12l34 4-25 103c0 9 0 13 0 21 0 22 12 34 34 34 21 0 47-8 73-29-4 4-4 4-4 8 0 17 8 21 25 21 13 0 26-4 47-8v-13c-9 4-17 4-21 4-13 0-17-4-17-12 0-9 0-17 4-26l25-128h-29l-30 141c-21 17-42 21-56 21-13 0-22-4-22-21 0-4 0-13 5-25l25-112z">
          <text:p/>
        </draw:path>
        <draw:path draw:style-name="gr8" draw:text-style-name="P4" draw:layer="layout" svg:width="0.14cm" svg:height="0.182cm" svg:x="11.698cm" svg:y="5.567cm" svg:viewBox="0 0 141 183" svg:d="M55 0l-55 9v12l29 4-29 158h29l17-90c5-38 17-55 55-72l9 21h4c13 0 27-8 27-25 0-13-10-17-23-17-21 0-42 17-67 51l12-51z">
          <text:p/>
        </draw:path>
        <draw:path draw:style-name="gr8" draw:text-style-name="P4" draw:layer="layout" svg:width="0.178cm" svg:height="0.187cm" svg:x="11.842cm" svg:y="5.567cm" svg:viewBox="0 0 179 188" svg:d="M148 0l-4 4c-13-4-25-4-34-4-38 0-72 17-89 47-13 21-21 46-21 73 0 42 21 68 55 68 17 0 34-13 55-34v4c0 17 9 30 21 30 13 0 26-9 48-17v-9c-9 0-18 4-22 4-13 0-17-8-17-21 0-4 0-12 0-25l17-69c4-26 9-47 13-51zM115 13l16 21-21 103c-17 17-29 25-47 25-21 0-29-17-29-46 0-61 29-103 76-103z">
          <text:p/>
        </draw:path>
        <draw:path draw:style-name="gr8" draw:text-style-name="P4" draw:layer="layout" svg:width="0.111cm" svg:height="0.22cm" svg:x="12.054cm" svg:y="5.529cm" svg:viewBox="0 0 112 221" svg:d="M47 0l-21 38-26 13v8h21l-21 103c0 13 0 21 0 25 0 26 9 34 30 34 13 0 34-4 59-17v-8c-17 4-25 4-38 4-12 0-21-8-21-21 0-4 0-13 4-17l17-103h61v-17h-57l9-42z">
          <text:p/>
        </draw:path>
        <draw:path draw:style-name="gr8" draw:text-style-name="P4" draw:layer="layout" svg:width="0.081cm" svg:height="0.267cm" svg:x="12.177cm" svg:y="5.482cm" svg:viewBox="0 0 82 268" svg:d="M65 0c-13 0-21 9-21 17 0 13 8 21 21 21 8 0 17-8 17-21 0-8-9-17-17-17zM57 85l-57 9v12l31 4-22 115c-4 8-4 13-4 17 0 17 8 26 26 26 13 0 30-4 51-13v-13c-9 4-21 8-25 8-13 0-22-4-22-17 0 0 5-4 5-8l25-140z">
          <text:p/>
        </draw:path>
        <draw:path draw:style-name="gr8" draw:text-style-name="P4" draw:layer="layout" svg:width="0.161cm" svg:height="0.191cm" svg:x="12.275cm" svg:y="5.563cm" svg:viewBox="0 0 162 192" svg:d="M99 0c-26 0-51 13-69 34-21 22-30 52-30 86 0 42 26 72 65 72 25 0 46-13 68-34 17-21 29-51 29-81 0-48-25-77-63-77zM95 17c21 0 33 21 33 56 0 59-25 102-59 102-21 0-39-22-39-55 0-60 30-103 65-103z">
          <text:p/>
        </draw:path>
        <draw:path draw:style-name="gr8" draw:text-style-name="P4" draw:layer="layout" svg:width="0.187cm" svg:height="0.182cm" svg:x="12.462cm" svg:y="5.567cm" svg:viewBox="0 0 188 183" svg:d="M59 0l-59 9v12l34 4-34 158h34l25-132c22-21 44-30 56-30 13 0 22 9 22 26 0 4-5 12-5 21l-17 72c0 8-4 17-4 21 0 14 9 22 30 22 8 0 26-4 47-8v-14c-9 4-17 4-21 4-13 0-22-8-22-21 0-4 0-12 4-21l13-59c5-17 5-26 5-34 0-21-13-30-30-30-22 0-48 9-78 34l9-34z">
          <text:p/>
        </draw:path>
        <draw:line draw:style-name="gr13" draw:text-style-name="P1" draw:layer="layout" svg:x1="7.231cm" svg:y1="5.898cm" svg:x2="14.721cm" svg:y2="5.898cm">
          <text:p/>
        </draw:line>
        <draw:path draw:style-name="gr8" draw:text-style-name="P4" draw:layer="layout" svg:width="0.182cm" svg:height="0.191cm" svg:x="7.936cm" svg:y="6.483cm" svg:viewBox="0 0 183 192" svg:d="M89 0c-47-4-89 34-89 93 0 61 46 99 89 99 46 0 94-38 94-99 0-59-48-93-94-93zM89 13c29 0 55 25 55 80 0 56-26 82-51 82-30 0-55-26-55-82 0-55 21-80 51-80z">
          <text:p/>
        </draw:path>
        <draw:line draw:style-name="gr13" draw:text-style-name="P1" draw:layer="layout" svg:x1="8.377cm" svg:y1="7.005cm" svg:x2="8.377cm" svg:y2="5.906cm">
          <text:p/>
        </draw:line>
        <draw:path draw:style-name="gr14" draw:text-style-name="P5" draw:layer="layout" svg:width="3.183cm" svg:height="0.386cm" svg:x="8.625cm" svg:y="6.131cm" svg:viewBox="0 0 3184 387" svg:d="M45 387h3097 4c34-30 46-85 34-131-17-48-64-82-77-129-17-46 0-97 39-127h-3097 4c-42 30-59 81-42 127 17 47 59 81 76 129 17 46 0 101-38 131h4z">
          <text:p/>
        </draw:path>
        <draw:path draw:style-name="gr15" draw:text-style-name="P1" draw:layer="layout" svg:width="3.183cm" svg:height="0.386cm" svg:x="8.625cm" svg:y="6.131cm" svg:viewBox="0 0 3184 387" svg:d="M45 387h3097 4c34-30 46-85 34-131-17-48-64-82-77-129-17-46 0-97 39-127h-3097 4c-42 30-59 81-42 127 17 47 59 81 76 129 17 46 0 101-38 131h4z">
          <text:p/>
        </draw:path>
        <draw:polygon draw:style-name="gr14" draw:text-style-name="P5" draw:layer="layout" svg:width="0.462cm" svg:height="0.467cm" svg:x="9.214cm" svg:y="6.534cm" svg:viewBox="0 0 463 468" draw:points="229,0 463,119 463,468 0,468 0,119">
          <text:p/>
        </draw:polygon>
        <draw:polygon draw:style-name="gr15" draw:text-style-name="P1" draw:layer="layout" svg:width="0.462cm" svg:height="0.467cm" svg:x="9.214cm" svg:y="6.534cm" svg:viewBox="0 0 463 468" draw:points="229,0 463,119 463,468 0,468 0,119">
          <text:p/>
        </draw:polygon>
        <draw:polyline draw:style-name="gr15" draw:text-style-name="P1" draw:layer="layout" svg:width="1.554cm" svg:height="0.39cm" svg:x="12.925cm" svg:y="6.127cm" svg:viewBox="0 0 1555 391" draw:points="0,391 1555,391 1555,0 0,0">
          <text:p/>
        </draw:polyline>
        <draw:line draw:style-name="gr15" draw:text-style-name="P1" draw:layer="layout" svg:x1="12.925cm" svg:y1="6.127cm" svg:x2="12.925cm" svg:y2="6.169cm">
          <text:p/>
        </draw:line>
        <draw:line draw:style-name="gr15" draw:text-style-name="P1" draw:layer="layout" svg:x1="12.925cm" svg:y1="6.479cm" svg:x2="12.925cm" svg:y2="6.517cm">
          <text:p/>
        </draw:line>
        <draw:path draw:style-name="gr8" draw:text-style-name="P4" draw:layer="layout" svg:width="0.128cm" svg:height="0.208cm" svg:x="9.383cm" svg:y="6.216cm" svg:viewBox="0 0 129 209" svg:d="M64 21c13 0 27 9 31 26l-69 90c-4-13-4-22-4-34 0-35 8-82 42-82zM64 0c-42 0-64 59-64 107 0 51 22 102 64 102 48 0 65-60 65-106 0-52-21-103-65-103zM103 68c5 13 5 25 5 39 0 38-13 81-44 81-12 0-25-13-30-30z">
          <text:p/>
        </draw:path>
        <draw:polygon draw:style-name="gr8" draw:text-style-name="P4" draw:layer="layout" svg:width="0.067cm" svg:height="0.204cm" svg:x="9.783cm" svg:y="6.216cm" svg:viewBox="0 0 68 205" draw:points="68,0 52,0 0,30 4,42 47,30 47,205 68,205">
          <text:p/>
        </draw:polygon>
        <draw:path draw:style-name="gr8" draw:text-style-name="P4" draw:layer="layout" svg:width="0.128cm" svg:height="0.208cm" svg:x="10.16cm" svg:y="6.216cm" svg:viewBox="0 0 129 209" svg:d="M65 21c13 0 25 9 30 26l-69 90c-5-13-5-22-5-34 0-35 9-82 44-82zM65 0c-44 0-65 59-65 107 0 51 21 102 65 102 47 0 64-60 64-106 0-52-22-103-64-103zM103 68c4 13 4 25 4 39 0 38-12 81-42 81-14 0-27-13-31-30z">
          <text:p/>
        </draw:path>
        <draw:polygon draw:style-name="gr8" draw:text-style-name="P4" draw:layer="layout" svg:width="0.068cm" svg:height="0.204cm" svg:x="10.56cm" svg:y="6.216cm" svg:viewBox="0 0 69 205" draw:points="69,0 51,0 0,30 4,42 46,30 46,205 69,205">
          <text:p/>
        </draw:polygon>
        <draw:path draw:style-name="gr8" draw:text-style-name="P4" draw:layer="layout" svg:width="0.127cm" svg:height="0.208cm" svg:x="10.938cm" svg:y="6.216cm" svg:viewBox="0 0 128 209" svg:d="M64 21c13 0 21 9 30 26l-69 90c-4-13-4-22-4-34 0-35 8-82 43-82zM64 0c-43 0-64 59-64 107 0 51 21 102 64 102s64-60 64-106c0-52-21-103-64-103zM103 68c4 13 4 25 4 39 0 38-13 81-43 81-13 0-26-13-35-30z">
          <text:p/>
        </draw:path>
        <draw:path draw:style-name="gr8" draw:text-style-name="P4" draw:layer="layout" svg:width="0.157cm" svg:height="0.224cm" svg:x="9.303cm" svg:y="6.683cm" svg:viewBox="0 0 158 225" svg:d="M115 38c0 4-4 29-12 50-9 22-38 47-51 47-14 0-23-21-23-42 0-38 31-81 65-81 13 0 21 13 21 26zM77 200c-4 8-8 12-17 17h-8c0 0-4 0-4 4v4c0 0 25 0 38 0 17 0 42 0 42 0v-8h-4l-4-5c-5 0-13 0-13-8v-4l51-184c0-4 0-8 0-12s-4-4-4-4c-5 0-9 0-13 4l-13 12c-8-8-17-16-34-16-38 0-94 42-94 97 0 26 8 51 43 51 17 0 34-4 55-34z">
          <text:p/>
        </draw:path>
        <draw:path draw:style-name="gr8" draw:text-style-name="P4" draw:layer="layout" svg:width="0.114cm" svg:height="0.161cm" svg:x="9.473cm" svg:y="6.721cm" svg:viewBox="0 0 115 162" svg:d="M56 0c-31 0-56 29-56 80 0 52 25 82 56 82 34 0 59-30 59-82 0-51-25-80-59-80zM56 8c25 0 34 26 34 72 0 48-9 73-34 73-22 0-31-25-31-73 0-46 9-72 31-72z">
          <text:p/>
        </draw:path>
        <draw:polygon draw:style-name="gr8" draw:text-style-name="P4" draw:layer="layout" svg:width="0.196cm" svg:height="0.183cm" svg:x="12.831cm" svg:y="6.237cm" svg:viewBox="0 0 197 184" draw:points="197,184 197,162 106,162 106,0 85,0 85,162 0,162 0,184">
          <text:p/>
        </draw:polygon>
        <draw:polygon draw:style-name="gr8" draw:text-style-name="P4" draw:layer="layout" svg:width="0.115cm" svg:height="0.191cm" svg:x="8.003cm" svg:y="7.577cm" svg:viewBox="0 0 116 192" draw:points="65,0 0,26 0,38 44,30 44,167 40,175 5,175 5,192 116,192 116,175 82,175 78,171 78,0">
          <text:p/>
        </draw:polygon>
        <draw:line draw:style-name="gr13" draw:text-style-name="P1" draw:layer="layout" svg:x1="8.377cm" svg:y1="8.108cm" svg:x2="8.377cm" svg:y2="7.005cm">
          <text:p/>
        </draw:line>
        <draw:path draw:style-name="gr14" draw:text-style-name="P5" draw:layer="layout" svg:width="3.183cm" svg:height="0.385cm" svg:x="8.625cm" svg:y="7.23cm" svg:viewBox="0 0 3184 386" svg:d="M45 386h3097 4c34-29 46-80 34-128-17-51-64-80-77-131-17-47 0-98 39-127h-3097 4c-42 29-59 80-42 127 17 51 59 80 76 131 17 48 0 99-38 128h4z">
          <text:p/>
        </draw:path>
        <draw:path draw:style-name="gr15" draw:text-style-name="P1" draw:layer="layout" svg:width="3.183cm" svg:height="0.385cm" svg:x="8.625cm" svg:y="7.23cm" svg:viewBox="0 0 3184 386" svg:d="M45 386h3097 4c34-29 46-80 34-128-17-51-64-80-77-131-17-47 0-98 39-127h-3097 4c-42 29-59 80-42 127 17 51 59 80 76 131 17 48 0 99-38 128h4z">
          <text:p/>
        </draw:path>
        <draw:polygon draw:style-name="gr14" draw:text-style-name="P5" draw:layer="layout" svg:width="0.467cm" svg:height="0.462cm" svg:x="9.6cm" svg:y="7.637cm" svg:viewBox="0 0 468 463" draw:points="234,0 468,114 468,463 0,463 0,114">
          <text:p/>
        </draw:polygon>
        <draw:polygon draw:style-name="gr15" draw:text-style-name="P1" draw:layer="layout" svg:width="0.467cm" svg:height="0.462cm" svg:x="9.6cm" svg:y="7.637cm" svg:viewBox="0 0 468 463" draw:points="234,0 468,114 468,463 0,463 0,114">
          <text:p/>
        </draw:polygon>
        <draw:polyline draw:style-name="gr15" draw:text-style-name="P1" draw:layer="layout" svg:width="1.554cm" svg:height="0.385cm" svg:x="12.925cm" svg:y="7.23cm" svg:viewBox="0 0 1555 386" draw:points="0,386 1555,386 1555,0 0,0">
          <text:p/>
        </draw:polyline>
        <draw:line draw:style-name="gr15" draw:text-style-name="P1" draw:layer="layout" svg:x1="12.925cm" svg:y1="7.23cm" svg:x2="12.925cm" svg:y2="7.268cm">
          <text:p/>
        </draw:line>
        <draw:line draw:style-name="gr15" draw:text-style-name="P1" draw:layer="layout" svg:x1="12.925cm" svg:y1="7.577cm" svg:x2="12.925cm" svg:y2="7.615cm">
          <text:p/>
        </draw:line>
        <draw:path draw:style-name="gr8" draw:text-style-name="P4" draw:layer="layout" svg:width="0.128cm" svg:height="0.208cm" svg:x="9.383cm" svg:y="7.314cm" svg:viewBox="0 0 129 209" svg:d="M64 22c13 0 27 8 31 26l-69 89c-4-8-4-21-4-34 0-34 8-81 42-81zM64 0c-42 0-64 61-64 107 0 51 22 102 64 102 48 0 65-59 65-106 0-51-21-103-65-103zM103 69c5 13 5 26 5 38 0 39-13 81-44 81-12 0-25-13-30-30z">
          <text:p/>
        </draw:path>
        <draw:polygon draw:style-name="gr8" draw:text-style-name="P4" draw:layer="layout" svg:width="0.067cm" svg:height="0.204cm" svg:x="9.783cm" svg:y="7.314cm" svg:viewBox="0 0 68 205" draw:points="68,0 52,0 0,30 4,43 47,30 47,205 68,205">
          <text:p/>
        </draw:polygon>
        <draw:path draw:style-name="gr8" draw:text-style-name="P4" draw:layer="layout" svg:width="0.128cm" svg:height="0.208cm" svg:x="10.16cm" svg:y="7.314cm" svg:viewBox="0 0 129 209" svg:d="M65 22c13 0 25 8 30 26l-69 89c-5-8-5-21-5-34 0-34 9-81 44-81zM65 0c-44 0-65 61-65 107 0 51 21 102 65 102 47 0 64-59 64-106 0-51-22-103-64-103zM103 69c4 13 4 26 4 38 0 39-12 81-42 81-14 0-27-13-31-30z">
          <text:p/>
        </draw:path>
        <draw:polygon draw:style-name="gr8" draw:text-style-name="P4" draw:layer="layout" svg:width="0.068cm" svg:height="0.204cm" svg:x="10.56cm" svg:y="7.314cm" svg:viewBox="0 0 69 205" draw:points="69,0 51,0 0,30 4,43 46,30 46,205 69,205">
          <text:p/>
        </draw:polygon>
        <draw:path draw:style-name="gr8" draw:text-style-name="P4" draw:layer="layout" svg:width="0.127cm" svg:height="0.208cm" svg:x="10.938cm" svg:y="7.314cm" svg:viewBox="0 0 128 209" svg:d="M64 22c13 0 21 8 30 26l-69 89c-4-8-4-21-4-34 0-34 8-81 43-81zM64 0c-43 0-64 61-64 107 0 51 21 102 64 102s64-59 64-106c0-51-21-103-64-103zM103 69c4 13 4 26 4 38 0 39-13 81-43 81-13 0-26-13-35-30z">
          <text:p/>
        </draw:path>
        <draw:path draw:style-name="gr8" draw:text-style-name="P4" draw:layer="layout" svg:width="0.157cm" svg:height="0.225cm" svg:x="9.689cm" svg:y="7.781cm" svg:viewBox="0 0 158 226" svg:d="M119 38c0 4-8 30-13 51-8 21-42 47-55 47s-17-22-17-43c0-38 26-80 64-80 13 0 21 13 21 25zM77 200c0 13-5 17-17 17h-9v5 4c0 0 26 0 38 0 13 0 40 0 40 0v-9h-10c-4-4-13-4-13-12v-5l52-183c0-4 0-8 0-13 0-4-4-4-4-4 0 0-8 0-13 4l-8 17c-10-12-22-21-39-21-39 0-94 42-94 97 0 26 9 56 43 56 17 0 34-9 59-39z">
          <text:p/>
        </draw:path>
        <draw:path draw:style-name="gr8" draw:text-style-name="P4" draw:layer="layout" svg:width="0.111cm" svg:height="0.166cm" svg:x="9.863cm" svg:y="7.819cm" svg:viewBox="0 0 112 167" svg:d="M55 0c-33 0-55 31-55 82 0 55 22 85 55 85 34 0 57-30 57-85 0-51-23-82-57-82zM55 13c22 0 34 22 34 69 0 46-12 72-34 72-21 0-33-26-33-72 0-47 12-69 33-69z">
          <text:p/>
        </draw:path>
        <draw:path draw:style-name="gr8" draw:text-style-name="P4" draw:layer="layout" svg:width="0.14cm" svg:height="0.208cm" svg:x="12.78cm" svg:y="7.365cm" svg:viewBox="0 0 141 209" svg:d="M40 30c4-8 12-13 21-13 4 0 8 0 12 5 5 0 9 4 13 8 0 0 4 4 4 9 5 4 5 8 5 12s0 9-5 13c0 4-4 8-4 8-4 5-8 9-13 9-4 0-8 4-12 4-5 0-9-4-13-4s-8-4-8-9c-5 0-9-4-9-8s-5-9-5-13 5-8 5-12c0-5 4-9 9-9zM99 13c-13-8-21-13-38-13-5 0-13 0-17 5-9 4-14 4-22 8-5 9-9 13-9 17-4 9-9 13-9 21 0 9 5 17 9 26 4 4 9 12 18 17-14 8-18 17-18 25 0 9 4 17 9 21-13 9-22 22-22 34 0 5 0 9 4 13 0 4 5 9 13 9 5 5 9 9 18 9 9 4 21 4 34 4 9 0 21 0 30-4s13-4 21-9c4-5 9-9 13-17 0-5 4-9 4-17 0-5-4-9-4-13-4-4-9-9-13-13s-8-4-17-8c-4 0-13 0-21 0-4 0-9 0-13 0s-8 0-13 0c-8 0-12 0-16-5-5 0-9-4-9-8s4-9 13-17c4 4 12 4 17 4 8 0 17 0 21-4 8-4 13-4 17-13 4-4 9-8 13-13 0-8 4-12 4-21 0-8-4-17-8-25 8-4 16-9 25-9h4c0 5 4 5 4 5l-4-22h-4c-13 0-25 5-34 13zM40 145c4 0 12 0 16 0 9 0 13 0 22 0 4 0 4 0 4 0h4c9 0 17 4 22 4 4 4 4 8 4 17 0 8 0 13-13 17-9 4-17 8-30 8-8 0-13 0-21 0-4-4-8-4-13-4-4-4-9-4-9-8-4-5-4-9-4-13 0-9 4-13 18-21z">
          <text:p/>
        </draw:path>
        <draw:path draw:style-name="gr8" draw:text-style-name="P4" draw:layer="layout" svg:width="0.132cm" svg:height="0.208cm" svg:x="12.946cm" svg:y="7.314cm" svg:viewBox="0 0 133 209" svg:d="M68 22c13 0 22 8 30 26l-73 89c0-8-4-21-4-34 0-34 13-81 47-81zM64 0c-43 0-64 61-64 107 0 51 25 102 64 102 47 0 69-59 69-106 0-51-26-103-69-103zM107 69c0 13 4 26 4 38 0 39-13 81-47 81-13 0-22-13-30-30z">
          <text:p/>
        </draw:path>
        <draw:polygon draw:style-name="gr8" draw:text-style-name="P4" draw:layer="layout" svg:width="0.195cm" svg:height="0.182cm" svg:x="13.294cm" svg:y="7.336cm" svg:viewBox="0 0 196 183" draw:points="196,183 196,162 107,162 107,0 90,0 90,162 0,162 0,183">
          <text:p/>
        </draw:polygon>
        <draw:path draw:style-name="gr8" draw:text-style-name="P4" draw:layer="layout" svg:width="0.136cm" svg:height="0.191cm" svg:x="7.986cm" svg:y="8.676cm" svg:viewBox="0 0 137 192" svg:d="M35 166c60-43 94-73 94-111 0-34-26-55-64-55-35 0-60 21-60 42 0 9 8 17 21 17 4 0 9-4 13-4v-30c9-4 14-4 22-4 21 0 34 13 34 38 0 34-34 64-95 112v4 17h137v-26c-8 0-16 0-25 0z">
          <text:p/>
        </draw:path>
        <draw:line draw:style-name="gr13" draw:text-style-name="P1" draw:layer="layout" svg:x1="8.377cm" svg:y1="9.206cm" svg:x2="8.377cm" svg:y2="8.108cm">
          <text:p/>
        </draw:line>
        <draw:path draw:style-name="gr14" draw:text-style-name="P5" draw:layer="layout" svg:width="3.183cm" svg:height="0.386cm" svg:x="8.625cm" svg:y="8.328cm" svg:viewBox="0 0 3184 387" svg:d="M45 387h3097 4c34-30 46-81 34-128-17-51-64-81-77-131-17-47 0-98 39-128h-3097 4c-42 30-59 81-42 128 17 50 59 80 76 131 17 47 0 98-38 128h4z">
          <text:p/>
        </draw:path>
        <draw:path draw:style-name="gr15" draw:text-style-name="P1" draw:layer="layout" svg:width="3.183cm" svg:height="0.386cm" svg:x="8.625cm" svg:y="8.328cm" svg:viewBox="0 0 3184 387" svg:d="M45 387h3097 4c34-30 46-81 34-128-17-51-64-81-77-131-17-47 0-98 39-128h-3097 4c-42 30-59 81-42 128 17 50 59 80 76 131 17 47 0 98-38 128h4z">
          <text:p/>
        </draw:path>
        <draw:polygon draw:style-name="gr14" draw:text-style-name="P5" draw:layer="layout" svg:width="0.462cm" svg:height="0.463cm" svg:x="9.991cm" svg:y="8.735cm" svg:viewBox="0 0 463 464" draw:points="229,0 463,115 463,464 0,464 0,115">
          <text:p/>
        </draw:polygon>
        <draw:polygon draw:style-name="gr15" draw:text-style-name="P1" draw:layer="layout" svg:width="0.462cm" svg:height="0.463cm" svg:x="9.991cm" svg:y="8.735cm" svg:viewBox="0 0 463 464" draw:points="229,0 463,115 463,464 0,464 0,115">
          <text:p/>
        </draw:polygon>
        <draw:polyline draw:style-name="gr15" draw:text-style-name="P1" draw:layer="layout" svg:width="1.554cm" svg:height="0.386cm" svg:x="12.925cm" svg:y="8.328cm" svg:viewBox="0 0 1555 387" draw:points="0,387 1555,387 1555,0 0,0">
          <text:p/>
        </draw:polyline>
        <draw:line draw:style-name="gr15" draw:text-style-name="P1" draw:layer="layout" svg:x1="12.925cm" svg:y1="8.328cm" svg:x2="12.925cm" svg:y2="8.366cm">
          <text:p/>
        </draw:line>
        <draw:line draw:style-name="gr15" draw:text-style-name="P1" draw:layer="layout" svg:x1="12.925cm" svg:y1="8.676cm" svg:x2="12.925cm" svg:y2="8.714cm">
          <text:p/>
        </draw:line>
        <draw:path draw:style-name="gr8" draw:text-style-name="P4" draw:layer="layout" svg:width="0.128cm" svg:height="0.208cm" svg:x="9.383cm" svg:y="8.413cm" svg:viewBox="0 0 129 209" svg:d="M64 21c13 0 27 9 31 25l-69 94c-4-13-4-26-4-38 0-34 8-81 42-81zM64 0c-42 0-64 59-64 106 0 51 22 103 64 103 48 0 65-56 65-107 0-47-21-102-65-102zM103 68c5 13 5 25 5 38 0 38-13 81-44 81-12 0-25-13-30-30z">
          <text:p/>
        </draw:path>
        <draw:polygon draw:style-name="gr8" draw:text-style-name="P4" draw:layer="layout" svg:width="0.067cm" svg:height="0.2cm" svg:x="9.783cm" svg:y="8.417cm" svg:viewBox="0 0 68 201" draw:points="68,0 52,0 0,26 4,38 47,26 47,201 68,201">
          <text:p/>
        </draw:polygon>
        <draw:path draw:style-name="gr8" draw:text-style-name="P4" draw:layer="layout" svg:width="0.128cm" svg:height="0.208cm" svg:x="10.16cm" svg:y="8.413cm" svg:viewBox="0 0 129 209" svg:d="M65 21c13 0 25 9 30 25l-69 94c-5-13-5-26-5-38 0-34 9-81 44-81zM65 0c-44 0-65 59-65 106 0 51 21 103 65 103 47 0 64-56 64-107 0-47-22-102-64-102zM103 68c4 13 4 25 4 38 0 38-12 81-42 81-14 0-27-13-31-30z">
          <text:p/>
        </draw:path>
        <draw:polygon draw:style-name="gr8" draw:text-style-name="P4" draw:layer="layout" svg:width="0.068cm" svg:height="0.2cm" svg:x="10.56cm" svg:y="8.417cm" svg:viewBox="0 0 69 201" draw:points="69,0 51,0 0,26 4,38 46,26 46,201 69,201">
          <text:p/>
        </draw:polygon>
        <draw:path draw:style-name="gr8" draw:text-style-name="P4" draw:layer="layout" svg:width="0.127cm" svg:height="0.208cm" svg:x="10.938cm" svg:y="8.413cm" svg:viewBox="0 0 128 209" svg:d="M64 21c13 0 21 9 30 25l-69 94c-4-13-4-26-4-38 0-34 8-81 43-81zM64 0c-43 0-64 59-64 106 0 51 21 103 64 103s64-56 64-107c0-47-21-102-64-102zM103 68c4 13 4 25 4 38 0 38-13 81-43 81-13 0-26-13-35-30z">
          <text:p/>
        </draw:path>
        <draw:path draw:style-name="gr8" draw:text-style-name="P4" draw:layer="layout" svg:width="0.157cm" svg:height="0.23cm" svg:x="10.08cm" svg:y="8.879cm" svg:viewBox="0 0 158 231" svg:d="M115 39c0 4-4 29-12 51-9 21-38 46-51 46-18 0-23-21-23-38 0-42 31-85 65-85 13 0 21 13 21 26zM77 205c-4 9-8 13-21 13h-4c-6 0-6 0-6 4v4 5c0 0 27-5 40-5 17 0 38 0 38 0h4v-4c0-4-4-4-4-4h-4c-9 0-13-4-13-13l51-187c0-5 0-9 0-9 0-9-4-9-4-9-4 0-9 0-13 9l-13 13c-8-13-21-17-34-17-38 0-94 38-94 93 0 25 4 55 38 55 22 0 39-8 60-38z">
          <text:p/>
        </draw:path>
        <draw:path draw:style-name="gr8" draw:text-style-name="P4" draw:layer="layout" svg:width="0.114cm" svg:height="0.165cm" svg:x="10.25cm" svg:y="8.918cm" svg:viewBox="0 0 115 166" svg:d="M55 0c-34 0-55 29-55 81 0 55 21 85 55 85 35 0 60-30 60-85 0-52-25-81-60-81zM55 12c22 0 35 22 35 69s-13 72-35 72c-21 0-34-25-34-72s13-69 34-69z">
          <text:p/>
        </draw:path>
        <draw:path draw:style-name="gr8" draw:text-style-name="P4" draw:layer="layout" svg:width="0.14cm" svg:height="0.208cm" svg:x="12.78cm" svg:y="8.464cm" svg:viewBox="0 0 141 209" svg:d="M40 30c4-9 12-13 21-13 4 0 8 4 12 4 5 0 9 4 13 9 0 0 4 4 4 8 5 4 5 9 5 13s0 8-5 12c0 5-4 9-4 9-4 4-8 8-13 8-4 0-8 5-12 5-5 0-9-5-13-5s-8-4-8-8c-5 0-9-4-9-9 0-4-5-8-5-12s5-9 5-13 4-8 9-8zM99 13c-13-9-21-13-38-13-5 0-13 0-17 4-9 4-14 9-22 13-5 4-9 8-9 17-4 4-9 13-9 17 0 8 5 17 9 25 4 4 9 13 18 17-14 9-18 17-18 26 0 13 4 17 9 22-13 13-22 21-22 34 0 4 0 8 4 13 0 4 5 8 13 12 5 0 9 4 18 4 9 5 21 5 34 5 9 0 21 0 30-5 9 0 13-4 21-8 4-4 9-8 13-17 0-4 4-8 4-17 0-4-4-8-4-13-4-4-9-8-13-13-4-4-8-4-17-9-4 0-13 0-21 0-4 0-9 0-13 0s-8 0-13 0c-8 0-12 0-16-4-5 0-9-4-9-9 0-4 4-8 13-17 4 5 12 5 17 5 8 0 17 0 21-5 8 0 13-4 17-8 4-9 9-13 13-17 0-9 4-13 4-21 0-9-4-17-8-26 8-4 16-4 25-4h4 4l-4-21h-4c-13 0-25 4-34 13zM40 145c4 0 12 0 16 0 9 0 13 4 22 4 4 0 4 0 4-4h4c9 0 17 4 22 9 4 0 4 4 4 12 0 9 0 13-13 17-9 5-17 9-30 9-8 0-13 0-21 0-4-4-8-4-13-4-4-5-9-5-9-9-4-4-4-8-4-13 0-4 4-12 18-21z">
          <text:p/>
        </draw:path>
        <draw:polygon draw:style-name="gr8" draw:text-style-name="P4" draw:layer="layout" svg:width="0.068cm" svg:height="0.2cm" svg:x="12.959cm" svg:y="8.417cm" svg:viewBox="0 0 69 201" draw:points="69,0 56,0 0,26 4,38 47,26 47,201 69,201">
          <text:p/>
        </draw:polygon>
        <draw:path draw:style-name="gr8" draw:text-style-name="P4" draw:layer="layout" svg:width="0.14cm" svg:height="0.208cm" svg:x="13.243cm" svg:y="8.464cm" svg:viewBox="0 0 141 209" svg:d="M39 30c5-9 13-13 21-13 5 0 9 4 13 4s9 4 13 9c0 0 4 4 4 8 5 4 5 9 5 13s0 8-5 12c0 5-4 9-4 9-4 4-9 8-13 8s-8 5-13 5c-4 0-8-5-12-5s-9-4-9-8c-4 0-4-4-9-9 0-4 0-8 0-12s0-9 0-13 5-8 9-8zM99 13c-9-9-22-13-39-13-4 0-12 0-16 4-9 4-14 9-23 13-4 4-8 8-8 17-4 4-4 13-4 17 0 8 0 17 4 25 4 4 8 13 17 17-13 9-17 17-17 26 0 13 4 17 13 22-17 13-26 21-26 34 0 4 0 8 4 13 0 4 5 8 13 12 4 0 9 4 18 4 9 5 21 5 34 5 8 0 21 0 30-5 8 0 13-4 21-8 4-4 8-8 13-17 0-4 4-8 4-17 0-4-4-8-4-13-5-4-5-8-9-13-4-4-12-4-17-9-8 0-17 0-25 0-5 0-9 0-13 0s-9 0-13 0c-8 0-12 0-17-4-4 0-9-4-9-9 0-4 5-8 14-17 4 5 12 5 16 5 9 0 17 0 22-5 8 0 13-4 17-8 4-9 8-13 13-17 0-9 4-13 4-21 0-9-4-17-9-26 9-4 17-4 26-4h4 4l-4-21h-4c-13 0-26 4-34 13zM39 145c5 0 13 0 17 0 9 0 17 4 21 4 5 0 5 0 5-4h4c9 0 17 4 21 9 5 0 5 4 9 12 0 9-4 13-13 17-13 5-21 9-34 9-9 0-13 0-17 0-8-4-13-4-17-4-5-5-9-5-9-9-5-4-5-8-5-13 0-4 5-12 18-21z">
          <text:p/>
        </draw:path>
        <draw:path draw:style-name="gr8" draw:text-style-name="P4" draw:layer="layout" svg:width="0.131cm" svg:height="0.208cm" svg:x="13.409cm" svg:y="8.413cm" svg:viewBox="0 0 132 209" svg:d="M69 21c12 0 21 9 29 25l-68 94c-4-13-8-26-8-38 0-34 13-81 47-81zM64 0c-38 0-64 59-64 106 0 51 26 103 69 103 42 0 63-56 63-107 0-47-25-102-68-102zM107 68c0 13 4 25 4 38 0 38-13 81-47 81-12 0-21-13-29-30z">
          <text:p/>
        </draw:path>
        <draw:polygon draw:style-name="gr8" draw:text-style-name="P4" draw:layer="layout" svg:width="0.196cm" svg:height="0.183cm" svg:x="13.761cm" svg:y="8.434cm" svg:viewBox="0 0 197 184" draw:points="197,184 197,162 106,162 106,0 89,0 89,162 0,162 0,184">
          <text:p/>
        </draw:polygon>
        <draw:path draw:style-name="gr8" draw:text-style-name="P4" draw:layer="layout" svg:width="0.157cm" svg:height="0.242cm" svg:x="7.957cm" svg:y="9.783cm" svg:viewBox="0 0 158 243" svg:d="M97 115c35-9 53-30 53-60 0-34-27-55-69-55-47 0-77 21-77 47 0 8 9 16 21 16 4 0 9 0 13-4v-34c13-4 21-8 34-8 25 0 47 17 47 46 0 26-22 43-55 43-5 0-5 0-9 0v21c9 0 13 0 17 0 34 0 55 13 55 43 0 29-25 56-55 56-13 0-21-5-30-10l-13-30c-4 0-8 0-8 0-13 0-21 5-21 17 0 18 29 40 68 40 55 0 90-35 90-73 0-30-21-51-61-55z">
          <text:p/>
        </draw:path>
        <draw:line draw:style-name="gr13" draw:text-style-name="P1" draw:layer="layout" svg:x1="8.377cm" svg:y1="10.305cm" svg:x2="8.377cm" svg:y2="9.206cm">
          <text:p/>
        </draw:line>
        <draw:path draw:style-name="gr14" draw:text-style-name="P5" draw:layer="layout" svg:width="3.183cm" svg:height="0.386cm" svg:x="8.625cm" svg:y="9.427cm" svg:viewBox="0 0 3184 387" svg:d="M45 387h3097 4c34-30 46-81 34-128-17-46-64-80-77-127-17-47 0-103 39-132h-3097 4c-42 29-59 85-42 132s59 81 76 127c17 47 0 98-38 128h4z">
          <text:p/>
        </draw:path>
        <draw:path draw:style-name="gr15" draw:text-style-name="P1" draw:layer="layout" svg:width="3.183cm" svg:height="0.386cm" svg:x="8.625cm" svg:y="9.427cm" svg:viewBox="0 0 3184 387" svg:d="M45 387h3097 4c34-30 46-81 34-128-17-46-64-80-77-127-17-47 0-103 39-132h-3097 4c-42 29-59 85-42 132s59 81 76 127c17 47 0 98-38 128h4z">
          <text:p/>
        </draw:path>
        <draw:polygon draw:style-name="gr14" draw:text-style-name="P5" draw:layer="layout" svg:width="0.463cm" svg:height="0.462cm" svg:x="10.377cm" svg:y="9.834cm" svg:viewBox="0 0 464 463" draw:points="235,0 464,115 464,463 0,463 0,115">
          <text:p/>
        </draw:polygon>
        <draw:polygon draw:style-name="gr15" draw:text-style-name="P1" draw:layer="layout" svg:width="0.463cm" svg:height="0.462cm" svg:x="10.377cm" svg:y="9.834cm" svg:viewBox="0 0 464 463" draw:points="235,0 464,115 464,463 0,463 0,115">
          <text:p/>
        </draw:polygon>
        <draw:polyline draw:style-name="gr15" draw:text-style-name="P1" draw:layer="layout" svg:width="1.554cm" svg:height="0.386cm" svg:x="12.925cm" svg:y="9.427cm" svg:viewBox="0 0 1555 387" draw:points="0,387 1555,387 1555,0 0,0">
          <text:p/>
        </draw:polyline>
        <draw:line draw:style-name="gr15" draw:text-style-name="P1" draw:layer="layout" svg:x1="12.925cm" svg:y1="9.427cm" svg:x2="12.925cm" svg:y2="9.465cm">
          <text:p/>
        </draw:line>
        <draw:line draw:style-name="gr15" draw:text-style-name="P1" draw:layer="layout" svg:x1="12.925cm" svg:y1="9.774cm" svg:x2="12.925cm" svg:y2="9.813cm">
          <text:p/>
        </draw:line>
        <draw:path draw:style-name="gr8" draw:text-style-name="P4" draw:layer="layout" svg:width="0.128cm" svg:height="0.208cm" svg:x="9.383cm" svg:y="9.511cm" svg:viewBox="0 0 129 209" svg:d="M64 22c13 0 27 12 31 25l-69 94c-4-12-4-26-4-34 0-35 8-85 42-85zM64 0c-42 0-64 60-64 107 0 51 22 102 64 102 48 0 65-55 65-102 0-51-21-107-65-107zM103 68c5 13 5 26 5 43 0 35-13 77-44 77-12 0-25-13-30-25z">
          <text:p/>
        </draw:path>
        <draw:polygon draw:style-name="gr8" draw:text-style-name="P4" draw:layer="layout" svg:width="0.067cm" svg:height="0.199cm" svg:x="9.783cm" svg:y="9.516cm" svg:viewBox="0 0 68 200" draw:points="68,0 52,0 0,25 4,38 47,25 47,200 68,200">
          <text:p/>
        </draw:polygon>
        <draw:path draw:style-name="gr8" draw:text-style-name="P4" draw:layer="layout" svg:width="0.128cm" svg:height="0.208cm" svg:x="10.16cm" svg:y="9.511cm" svg:viewBox="0 0 129 209" svg:d="M65 22c13 0 25 12 30 25l-69 94c-5-12-5-26-5-34 0-35 9-85 44-85zM65 0c-44 0-65 60-65 107 0 51 21 102 65 102 47 0 64-55 64-102 0-51-22-107-64-107zM103 68c4 13 4 26 4 43 0 35-12 77-42 77-14 0-27-13-31-25z">
          <text:p/>
        </draw:path>
        <draw:polygon draw:style-name="gr8" draw:text-style-name="P4" draw:layer="layout" svg:width="0.068cm" svg:height="0.199cm" svg:x="10.56cm" svg:y="9.516cm" svg:viewBox="0 0 69 200" draw:points="69,0 51,0 0,25 4,38 46,25 46,200 69,200">
          <text:p/>
        </draw:polygon>
        <draw:path draw:style-name="gr8" draw:text-style-name="P4" draw:layer="layout" svg:width="0.127cm" svg:height="0.208cm" svg:x="10.938cm" svg:y="9.511cm" svg:viewBox="0 0 128 209" svg:d="M64 22c13 0 21 12 30 25l-69 94c-4-12-4-26-4-34 0-35 8-85 43-85zM64 0c-43 0-64 60-64 107 0 51 21 102 64 102s64-55 64-102c0-51-21-107-64-107zM103 68c4 13 4 26 4 43 0 35-13 77-43 77-13 0-26-13-35-25z">
          <text:p/>
        </draw:path>
        <draw:path draw:style-name="gr8" draw:text-style-name="P4" draw:layer="layout" svg:width="0.157cm" svg:height="0.229cm" svg:x="10.466cm" svg:y="9.978cm" svg:viewBox="0 0 158 230" svg:d="M119 38c0 9-9 34-13 51-8 21-42 51-55 51-12 0-17-25-17-42 0-43 26-81 64-81 12 0 21 8 21 21zM77 204c0 8-5 13-17 13h-9c0 5-4 5-4 5v8h4c0 0 26-4 38-4 13 0 39 4 39 4v-4-4c0-5 0-5 0-5h-9c-4 0-13 0-13-9 0-4 0-4 0-4l52-187c0-4 0-4 0-9 0-4-4-8-4-8-4 0-8 0-13 8l-8 13c-10-13-23-17-39-17-39 0-94 39-94 98 0 21 9 51 43 51 17 0 34-9 59-38z">
          <text:p/>
        </draw:path>
        <draw:polygon draw:style-name="gr8" draw:text-style-name="P4" draw:layer="layout" svg:width="0.085cm" svg:height="0.161cm" svg:x="10.653cm" svg:y="10.016cm" svg:viewBox="0 0 86 162" draw:points="51,0 0,17 0,26 34,21 34,150 34,154 4,154 4,162 86,162 86,154 60,154 55,150 55,0">
          <text:p/>
        </draw:polygon>
        <draw:path draw:style-name="gr8" draw:text-style-name="P4" draw:layer="layout" svg:width="0.14cm" svg:height="0.208cm" svg:x="12.78cm" svg:y="9.562cm" svg:viewBox="0 0 141 209" svg:d="M40 30c4-9 12-9 21-9 4 0 8 0 12 0 5 5 9 5 13 9 0 4 4 4 4 9 5 4 5 8 5 12 0 5 0 9-5 13 0 5-4 10-4 14-4 0-8 4-13 4-4 4-8 4-12 4-5 0-9 0-13-4-4 0-8-4-8-4-5-4-9-9-9-14 0-4-5-8-5-13 0-4 5-8 5-12 0-5 4-5 9-9zM99 17c-13-12-21-17-38-17-5 0-13 5-17 5-9 4-14 8-22 12-5 4-9 9-9 17-4 5-9 13-9 22 0 4 5 13 9 22 4 8 9 12 18 17-14 8-18 17-18 29 0 9 4 13 9 17-13 13-22 21-22 34 0 5 0 9 4 13 0 4 5 9 13 13 5 4 9 4 18 8 9 0 21 0 34 0 9 0 21 0 30-4 9 0 13-4 21-8 4-5 9-9 13-13 0-9 4-13 4-17 0-9-4-13-4-17-4-5-9-9-13-13-4 0-8-4-17-4-4-4-13-4-21-4-4 0-9 0-13 0s-8 0-13 0c-8 0-12 0-16-5-5 0-9-4-9-8s4-9 13-17c4 4 12 4 17 4 8 0 17 0 21-4 8 0 13-4 17-9 4-4 9-12 13-16 0-10 4-14 4-23 0-8-4-17-8-25 8-5 16-5 25-5h4 4l-4-21h-4c-13 0-25 9-34 17zM40 145c4 0 12 0 16 5 9 0 13 0 22 0 4 0 4 0 4 0h4c9 0 17 0 22 4 4 4 4 8 4 13 0 8 0 13-13 17-9 8-17 8-30 8-8 0-13 0-21 0-4 0-8-4-13-4-4-4-9-4-9-8-4-5-4-5-4-9 0-9 4-17 18-26z">
          <text:p/>
        </draw:path>
        <draw:polygon draw:style-name="gr8" draw:text-style-name="P4" draw:layer="layout" svg:width="0.068cm" svg:height="0.199cm" svg:x="12.959cm" svg:y="9.516cm" svg:viewBox="0 0 69 200" draw:points="69,0 56,0 0,25 4,38 47,25 47,200 69,200">
          <text:p/>
        </draw:polygon>
        <draw:path draw:style-name="gr8" draw:text-style-name="P4" draw:layer="layout" svg:width="0.14cm" svg:height="0.208cm" svg:x="13.243cm" svg:y="9.562cm" svg:viewBox="0 0 141 209" svg:d="M39 30c5-9 13-9 21-9 5 0 9 0 13 0 4 5 9 5 13 9 0 4 4 4 4 9 5 4 5 8 5 12 0 5 0 9-5 13 0 5-4 10-4 14-4 0-9 4-13 4-4 4-8 4-13 4-4 0-8 0-12-4-4 0-9-4-9-4-4-4-4-9-9-14 0-4 0-8 0-13 0-4 0-8 0-12 0-5 5-5 9-9zM99 17c-9-12-22-17-39-17-4 0-12 5-16 5-9 4-14 8-23 12-4 4-8 9-8 17-4 5-4 13-4 22 0 4 0 13 4 22 4 8 8 12 17 17-13 8-17 17-17 29 0 9 4 13 13 17-17 13-26 21-26 34 0 5 0 9 4 13 0 4 5 9 13 13 4 4 9 4 18 8 9 0 21 0 34 0 8 0 21 0 30-4 8 0 13-4 21-8 4-5 8-9 13-13 0-9 4-13 4-17 0-9-4-13-4-17-5-5-5-9-9-13-4 0-12-4-17-4-8-4-17-4-25-4-5 0-9 0-13 0s-9 0-13 0c-8 0-12 0-17-5-4 0-9-4-9-8s5-9 14-17c4 4 12 4 16 4 9 0 17 0 22-4 8 0 13-4 17-9 4-4 8-12 13-16 0-10 4-14 4-23 0-8-4-17-9-25 9-5 17-5 26-5h4 4l-4-21h-4c-13 0-26 9-34 17zM39 145c5 0 13 0 17 5 9 0 17 0 21 0 5 0 5 0 5 0h4c9 0 17 0 21 4 5 4 5 8 9 13 0 8-4 13-13 17-13 8-21 8-34 8-9 0-13 0-17 0-8 0-13-4-17-4-5-4-9-4-9-8-5-5-5-5-5-9 0-9 5-17 18-26z">
          <text:p/>
        </draw:path>
        <draw:path draw:style-name="gr8" draw:text-style-name="P4" draw:layer="layout" svg:width="0.131cm" svg:height="0.208cm" svg:x="13.409cm" svg:y="9.511cm" svg:viewBox="0 0 132 209" svg:d="M69 22c12 0 21 12 29 25l-68 94c-4-12-8-26-8-34 0-35 13-85 47-85zM64 0c-38 0-64 60-64 107 0 51 26 102 69 102 42 0 63-55 63-102 0-51-25-107-68-107zM107 68c0 13 4 26 4 43 0 35-13 77-47 77-12 0-21-13-29-25z">
          <text:p/>
        </draw:path>
        <draw:polygon draw:style-name="gr8" draw:text-style-name="P4" draw:layer="layout" svg:width="0.196cm" svg:height="0.182cm" svg:x="13.761cm" svg:y="9.533cm" svg:viewBox="0 0 197 183" draw:points="197,183 197,166 106,166 106,0 89,0 89,166 0,166 0,183">
          <text:p/>
        </draw:polygon>
        <draw:path draw:style-name="gr8" draw:text-style-name="P4" draw:layer="layout" svg:width="0.174cm" svg:height="0.242cm" svg:x="7.948cm" svg:y="10.881cm" svg:viewBox="0 0 175 243" svg:d="M115 0l-115 141v26h111v76h25v-76h39v-21h-39v-146zM111 34v112h-89z">
          <text:p/>
        </draw:path>
        <draw:line draw:style-name="gr13" draw:text-style-name="P1" draw:layer="layout" svg:x1="8.377cm" svg:y1="11.403cm" svg:x2="8.377cm" svg:y2="10.305cm">
          <text:p/>
        </draw:line>
        <draw:path draw:style-name="gr14" draw:text-style-name="P5" draw:layer="layout" svg:width="3.183cm" svg:height="0.386cm" svg:x="8.625cm" svg:y="10.525cm" svg:viewBox="0 0 3184 387" svg:d="M45 387h3097 4c34-30 46-80 34-127-17-47-64-81-77-127-17-48 0-103 39-133h-3097 4c-42 30-59 85-42 133 17 46 59 80 76 127s0 97-38 127h4z">
          <text:p/>
        </draw:path>
        <draw:path draw:style-name="gr15" draw:text-style-name="P1" draw:layer="layout" svg:width="3.183cm" svg:height="0.386cm" svg:x="8.625cm" svg:y="10.525cm" svg:viewBox="0 0 3184 387" svg:d="M45 387h3097 4c34-30 46-80 34-127-17-47-64-81-77-127-17-48 0-103 39-133h-3097 4c-42 30-59 85-42 133 17 46 59 80 76 127s0 97-38 127h4z">
          <text:p/>
        </draw:path>
        <draw:polygon draw:style-name="gr14" draw:text-style-name="P5" draw:layer="layout" svg:width="0.467cm" svg:height="0.463cm" svg:x="10.764cm" svg:y="10.932cm" svg:viewBox="0 0 468 464" draw:points="234,0 468,115 468,464 0,464 0,115">
          <text:p/>
        </draw:polygon>
        <draw:polygon draw:style-name="gr15" draw:text-style-name="P1" draw:layer="layout" svg:width="0.467cm" svg:height="0.463cm" svg:x="10.764cm" svg:y="10.932cm" svg:viewBox="0 0 468 464" draw:points="234,0 468,115 468,464 0,464 0,115">
          <text:p/>
        </draw:polygon>
        <draw:polyline draw:style-name="gr15" draw:text-style-name="P1" draw:layer="layout" svg:width="1.554cm" svg:height="0.386cm" svg:x="12.925cm" svg:y="10.525cm" svg:viewBox="0 0 1555 387" draw:points="0,387 1555,387 1555,0 0,0">
          <text:p/>
        </draw:polyline>
        <draw:line draw:style-name="gr15" draw:text-style-name="P1" draw:layer="layout" svg:x1="12.925cm" svg:y1="10.525cm" svg:x2="12.925cm" svg:y2="10.563cm">
          <text:p/>
        </draw:line>
        <draw:line draw:style-name="gr15" draw:text-style-name="P1" draw:layer="layout" svg:x1="12.925cm" svg:y1="10.873cm" svg:x2="12.925cm" svg:y2="10.911cm">
          <text:p/>
        </draw:line>
        <draw:path draw:style-name="gr8" draw:text-style-name="P4" draw:layer="layout" svg:width="0.128cm" svg:height="0.204cm" svg:x="9.383cm" svg:y="10.614cm" svg:viewBox="0 0 129 205" svg:d="M64 17c13 0 27 13 31 26l-69 94c-4-13-4-25-4-34 0-34 8-86 42-86zM64 0c-42 0-64 56-64 107 0 47 22 98 64 98 48 0 65-55 65-102 0-51-21-103-65-103zM103 65c5 12 5 29 5 42 0 38-13 77-44 77-12 0-25-13-30-26z">
          <text:p/>
        </draw:path>
        <draw:polygon draw:style-name="gr8" draw:text-style-name="P4" draw:layer="layout" svg:width="0.067cm" svg:height="0.2cm" svg:x="9.783cm" svg:y="10.614cm" svg:viewBox="0 0 68 201" draw:points="68,0 52,0 0,26 4,39 47,26 47,201 68,201">
          <text:p/>
        </draw:polygon>
        <draw:path draw:style-name="gr8" draw:text-style-name="P4" draw:layer="layout" svg:width="0.128cm" svg:height="0.204cm" svg:x="10.16cm" svg:y="10.614cm" svg:viewBox="0 0 129 205" svg:d="M65 17c13 0 25 13 30 26l-69 94c-5-13-5-25-5-34 0-34 9-86 44-86zM65 0c-44 0-65 56-65 107 0 47 21 98 65 98 47 0 64-55 64-102 0-51-22-103-64-103zM103 65c4 12 4 29 4 42 0 38-12 77-42 77-14 0-27-13-31-26z">
          <text:p/>
        </draw:path>
        <draw:polygon draw:style-name="gr8" draw:text-style-name="P4" draw:layer="layout" svg:width="0.068cm" svg:height="0.2cm" svg:x="10.56cm" svg:y="10.614cm" svg:viewBox="0 0 69 201" draw:points="69,0 51,0 0,26 4,39 46,26 46,201 69,201">
          <text:p/>
        </draw:polygon>
        <draw:path draw:style-name="gr8" draw:text-style-name="P4" draw:layer="layout" svg:width="0.127cm" svg:height="0.204cm" svg:x="10.938cm" svg:y="10.614cm" svg:viewBox="0 0 128 205" svg:d="M64 17c13 0 21 13 30 26l-69 94c-4-13-4-25-4-34 0-34 8-86 43-86zM64 0c-43 0-64 56-64 107 0 47 21 98 64 98s64-55 64-102c0-51-21-103-64-103zM103 65c4 12 4 29 4 42 0 38-13 77-43 77-13 0-26-13-35-26z">
          <text:p/>
        </draw:path>
        <draw:path draw:style-name="gr8" draw:text-style-name="P4" draw:layer="layout" svg:width="0.161cm" svg:height="0.23cm" svg:x="10.853cm" svg:y="11.076cm" svg:viewBox="0 0 162 231" svg:d="M120 40c0 8-5 34-13 51-9 21-39 50-51 50-17 0-21-25-21-42 0-42 29-82 63-82 13 0 22 9 22 23zM81 205c-4 9-8 13-21 13l-4 4c-4 0-4 0-4 0v9c0 0 25 0 38 0 17 0 38 0 38 0h4v-9l-4-4h-8c-5 0-13 0-13-9l4-4 47-188c4-4 4-4 4-8s-4-9-4-9c-5 0-9 5-13 9l-13 13c-8-9-21-17-34-17-38 0-98 39-98 98 0 26 8 51 43 51 21 0 38-8 60-38v4z">
          <text:p/>
        </draw:path>
        <draw:polygon draw:style-name="gr8" draw:text-style-name="P4" draw:layer="layout" svg:width="0.084cm" svg:height="0.161cm" svg:x="11.04cm" svg:y="11.115cm" svg:viewBox="0 0 85 162" draw:points="51,0 0,17 0,25 39,21 39,149 34,153 9,153 9,162 85,162 85,153 60,153 60,149 60,0">
          <text:p/>
        </draw:polygon>
        <draw:path draw:style-name="gr8" draw:text-style-name="P4" draw:layer="layout" svg:width="0.14cm" svg:height="0.209cm" svg:x="12.78cm" svg:y="10.661cm" svg:viewBox="0 0 141 210" svg:d="M40 30c4-8 12-8 21-8 4 0 8 0 12 0 5 4 9 4 13 8 0 5 4 9 4 13 5 0 5 4 5 9 0 4 0 8-5 13 0 4-4 8-4 12-4 0-8 5-13 5-4 4-8 4-12 4-5 0-9 0-13-4-4 0-8 0-8-5-5-4-9-8-9-12 0-5-5-9-5-13 0-5 5-9 5-9 0-4 4-8 9-13zM99 18c-13-9-21-18-38-18-5 0-13 5-17 5-9 4-14 9-22 13-5 4-9 8-9 17-4 4-9 12-9 21s5 13 9 21c4 9 9 13 18 17-14 9-18 21-18 30 0 8 4 17 9 17-13 12-22 21-22 34 0 4 0 8 4 12 0 5 5 9 13 13 5 5 9 5 18 10 9 0 21 0 34 0 9 0 21 0 30-5 9 0 13-5 21-9 4-4 9-9 13-13 0-4 4-13 4-17s-4-13-4-17c-4-4-9-8-13-8-4-4-8-9-17-9-4-4-13-4-21-4-4 0-9 0-13 0s-8 0-13 0c-8 0-12 0-16 0-5-4-9-8-9-8 0-5 4-13 13-17 4 0 12 0 17 0 8 0 17 0 21 0 8-5 13-9 17-13s9-8 13-17c0-4 4-13 4-21 0-9-4-17-8-22 8-8 16-8 25-8h4 4l-4-17h-4c-13 0-25 4-34 13zM40 145c4 4 12 4 16 4 9 0 13 0 22 0 4 0 4 0 4 0h4c9 0 17 0 22 4 4 5 4 9 4 13 0 9 0 13-13 21-9 5-17 5-30 5-8 0-13 0-21 0-4 0-8-5-13-5-4 0-9-4-9-8-4 0-4-4-4-9 0-8 4-17 18-25z">
          <text:p/>
        </draw:path>
        <draw:path draw:style-name="gr8" draw:text-style-name="P4" draw:layer="layout" svg:width="0.132cm" svg:height="0.204cm" svg:x="12.946cm" svg:y="10.614cm" svg:viewBox="0 0 133 205" svg:d="M68 17c13 0 22 13 30 26l-73 94c0-13-4-25-4-34 0-34 13-86 47-86zM64 0c-43 0-64 56-64 107 0 47 25 98 64 98 47 0 69-55 69-102 0-51-26-103-69-103zM107 65c0 12 4 29 4 42 0 38-13 77-47 77-13 0-22-13-30-26z">
          <text:p/>
        </draw:path>
        <draw:polygon draw:style-name="gr8" draw:text-style-name="P4" draw:layer="layout" svg:width="0.195cm" svg:height="0.182cm" svg:x="13.294cm" svg:y="10.631cm" svg:viewBox="0 0 196 183" draw:points="196,183 196,167 107,167 107,0 90,0 90,167 0,167 0,183">
          <text:p/>
        </draw:polygon>
        <draw:path draw:style-name="gr8" draw:text-style-name="P4" draw:layer="layout" svg:width="0.153cm" svg:height="0.238cm" svg:x="7.961cm" svg:y="11.984cm" svg:viewBox="0 0 154 239" svg:d="M17 0v115c9 0 18 0 31 0 51 0 76 17 76 51s-25 60-55 60c-8 0-17-5-26-5l-12-34c-5 0-9 0-9 0-13 0-22 8-22 17 0 22 26 35 61 35 59 0 93-35 93-82 0-38-30-68-76-68-13 0-22 4-35 9v-72h103v-26z">
          <text:p/>
        </draw:path>
        <draw:line draw:style-name="gr13" draw:text-style-name="P1" draw:layer="layout" svg:x1="8.377cm" svg:y1="12.502cm" svg:x2="8.377cm" svg:y2="11.403cm">
          <text:p/>
        </draw:line>
        <draw:path draw:style-name="gr14" draw:text-style-name="P5" draw:layer="layout" svg:width="3.183cm" svg:height="0.386cm" svg:x="8.625cm" svg:y="11.628cm" svg:viewBox="0 0 3184 387" svg:d="M45 387h3097 4c34-30 46-85 34-132-17-46-64-80-77-128-17-47 0-97 39-127h-3097 4c-42 30-59 80-42 127 17 48 59 82 76 128 17 47 0 102-38 132h4z">
          <text:p/>
        </draw:path>
        <draw:path draw:style-name="gr15" draw:text-style-name="P1" draw:layer="layout" svg:width="3.183cm" svg:height="0.386cm" svg:x="8.625cm" svg:y="11.628cm" svg:viewBox="0 0 3184 387" svg:d="M45 387h3097 4c34-30 46-85 34-132-17-46-64-80-77-128-17-47 0-97 39-127h-3097 4c-42 30-59 80-42 127 17 48 59 82 76 128 17 47 0 102-38 132h4z">
          <text:p/>
        </draw:path>
        <draw:polygon draw:style-name="gr14" draw:text-style-name="P5" draw:layer="layout" svg:width="0.467cm" svg:height="0.462cm" svg:x="10.764cm" svg:y="12.031cm" svg:viewBox="0 0 468 463" draw:points="234,0 468,119 468,463 0,463 0,119">
          <text:p/>
        </draw:polygon>
        <draw:polygon draw:style-name="gr15" draw:text-style-name="P1" draw:layer="layout" svg:width="0.467cm" svg:height="0.462cm" svg:x="10.764cm" svg:y="12.031cm" svg:viewBox="0 0 468 463" draw:points="234,0 468,119 468,463 0,463 0,119">
          <text:p/>
        </draw:polygon>
        <draw:polyline draw:style-name="gr15" draw:text-style-name="P1" draw:layer="layout" svg:width="1.554cm" svg:height="0.39cm" svg:x="12.925cm" svg:y="11.624cm" svg:viewBox="0 0 1555 391" draw:points="0,391 1555,391 1555,0 0,0">
          <text:p/>
        </draw:polyline>
        <draw:line draw:style-name="gr15" draw:text-style-name="P1" draw:layer="layout" svg:x1="12.925cm" svg:y1="11.624cm" svg:x2="12.925cm" svg:y2="11.662cm">
          <text:p/>
        </draw:line>
        <draw:line draw:style-name="gr15" draw:text-style-name="P1" draw:layer="layout" svg:x1="12.925cm" svg:y1="11.972cm" svg:x2="12.925cm" svg:y2="12.014cm">
          <text:p/>
        </draw:line>
        <draw:path draw:style-name="gr8" draw:text-style-name="P4" draw:layer="layout" svg:width="0.128cm" svg:height="0.203cm" svg:x="9.383cm" svg:y="11.713cm" svg:viewBox="0 0 129 204" svg:d="M64 17c13 0 27 12 31 29l-69 90c-4-13-4-26-4-35 0-33 8-84 42-84zM64 0c-42 0-64 59-64 106 0 46 22 98 64 98 48 0 65-56 65-103 0-50-21-101-65-101zM103 63c5 13 5 30 5 43 0 38-13 77-44 77-12 0-25-8-30-26z">
          <text:p/>
        </draw:path>
        <draw:polygon draw:style-name="gr8" draw:text-style-name="P4" draw:layer="layout" svg:width="0.067cm" svg:height="0.199cm" svg:x="9.783cm" svg:y="11.713cm" svg:viewBox="0 0 68 200" draw:points="68,0 52,0 0,25 4,38 47,29 47,200 68,200">
          <text:p/>
        </draw:polygon>
        <draw:path draw:style-name="gr8" draw:text-style-name="P4" draw:layer="layout" svg:width="0.128cm" svg:height="0.203cm" svg:x="10.16cm" svg:y="11.713cm" svg:viewBox="0 0 129 204" svg:d="M65 17c13 0 25 12 30 29l-69 90c-5-13-5-26-5-35 0-33 9-84 44-84zM65 0c-44 0-65 59-65 106 0 46 21 98 65 98 47 0 64-56 64-103 0-50-22-101-64-101zM103 63c4 13 4 30 4 43 0 38-12 77-42 77-14 0-27-8-31-26z">
          <text:p/>
        </draw:path>
        <draw:polygon draw:style-name="gr8" draw:text-style-name="P4" draw:layer="layout" svg:width="0.068cm" svg:height="0.199cm" svg:x="10.56cm" svg:y="11.713cm" svg:viewBox="0 0 69 200" draw:points="69,0 51,0 0,25 4,38 46,29 46,200 69,200">
          <text:p/>
        </draw:polygon>
        <draw:path draw:style-name="gr8" draw:text-style-name="P4" draw:layer="layout" svg:width="0.127cm" svg:height="0.203cm" svg:x="10.938cm" svg:y="11.713cm" svg:viewBox="0 0 128 204" svg:d="M64 17c13 0 21 12 30 29l-69 90c-4-13-4-26-4-35 0-33 8-84 43-84zM64 0c-43 0-64 59-64 106 0 46 21 98 64 98s64-56 64-103c0-50-21-101-64-101zM103 63c4 13 4 30 4 43 0 38-13 77-43 77-13 0-26-8-35-26z">
          <text:p/>
        </draw:path>
        <draw:path draw:style-name="gr8" draw:text-style-name="P4" draw:layer="layout" svg:width="0.161cm" svg:height="0.225cm" svg:x="10.853cm" svg:y="12.179cm" svg:viewBox="0 0 162 226" svg:d="M120 39c0 5-5 30-13 47-9 21-39 51-51 51-17 0-21-25-21-42 0-39 29-82 63-82 13 0 22 8 22 26zM81 201c-4 8-8 12-21 17h-4c-4 0-4 0-4 0v8c0 0 25 0 38 0 17 0 38 0 38 0h4v-8c0 0-4 0-4-5h-8c-5 0-13 0-13-8l4-4 47-188c4 0 4-4 4-8 0-5-4-5-4-5-5 0-9 0-13 5l-13 12c-8-8-21-17-34-17-38 0-98 39-98 99 0 25 8 51 43 51 21 0 38-9 60-34z">
          <text:p/>
        </draw:path>
        <draw:path draw:style-name="gr8" draw:text-style-name="P4" draw:layer="layout" svg:width="0.11cm" svg:height="0.162cm" svg:x="11.027cm" svg:y="12.217cm" svg:viewBox="0 0 111 163" svg:d="M25 141c52-43 82-68 82-98 0-26-22-43-51-43-31 0-52 17-52 30 0 9 4 17 13 17 4 0 8-4 13-4v-26c9-4 13-8 22-8 17 0 29 17 29 38 0 30-29 56-81 99v17h111v-43h-13l-4 21z">
          <text:p/>
        </draw:path>
        <draw:polygon draw:style-name="gr8" draw:text-style-name="P4" draw:layer="layout" svg:width="0.196cm" svg:height="0.182cm" svg:x="12.831cm" svg:y="11.73cm" svg:viewBox="0 0 197 183" draw:points="197,183 197,166 106,166 106,0 89,0 89,166 0,166 0,183">
          <text:p/>
        </draw:polygon>
      </draw:page>
      <draw:page draw:name="page31" draw:style-name="dp1" draw:master-page-name="Padrão">
        <draw:polygon draw:style-name="gr22" draw:text-style-name="P1" draw:layer="layout" svg:width="3.435cm" svg:height="1.73cm" svg:x="4.123cm" svg:y="13.21cm" svg:viewBox="0 0 3436 1731" draw:points="0,1731 3436,1731 3436,0 0,0">
          <text:p/>
        </draw:polygon>
        <draw:path draw:style-name="gr23" draw:text-style-name="P9" draw:layer="layout" svg:width="2.154cm" svg:height="1.225cm" svg:x="4.407cm" svg:y="13.563cm" svg:viewBox="0 0 2155 1226" svg:d="M2141 227c-97-263-649-305-1236-89-586 212-985 599-892 862 98 263 650 301 1237 85 586-212 985-599 891-858z">
          <text:p/>
        </draw:path>
        <draw:path draw:style-name="gr22" draw:text-style-name="P1" draw:layer="layout" svg:width="2.154cm" svg:height="1.225cm" svg:x="4.407cm" svg:y="13.563cm" svg:viewBox="0 0 2155 1226" svg:d="M2141 227c-97-263-649-305-1236-89-586 212-985 599-892 862 98 263 650 301 1237 85 586-212 985-599 891-858z">
          <text:p/>
        </draw:path>
        <draw:path draw:style-name="gr24" draw:text-style-name="P10" draw:layer="layout" svg:width="1.599cm" svg:height="0.95cm" svg:x="4.408cm" svg:y="13.801cm" svg:viewBox="0 0 1600 951" svg:d="M1588 190c-76-212-493-251-926-93-433 157-726 454-650 666 77 209 493 251 926 93 438-161 727-458 650-666z">
          <text:p/>
        </draw:path>
        <draw:path draw:style-name="gr22" draw:text-style-name="P1" draw:layer="layout" svg:width="1.599cm" svg:height="0.95cm" svg:x="4.408cm" svg:y="13.801cm" svg:viewBox="0 0 1600 951" svg:d="M1588 190c-76-212-493-251-926-93-433 157-726 454-650 666 77 209 493 251 926 93 438-161 727-458 650-666z">
          <text:p/>
        </draw:path>
        <draw:path draw:style-name="gr20" draw:text-style-name="P8" draw:layer="layout" svg:width="1.146cm" svg:height="0.733cm" svg:x="4.41cm" svg:y="13.991cm" svg:viewBox="0 0 1147 734" svg:d="M1136 160c-59-165-360-211-671-97-315 114-514 340-455 510 64 165 366 212 675 98 311-111 511-340 451-511z">
          <text:p/>
        </draw:path>
        <draw:path draw:style-name="gr22" draw:text-style-name="P1" draw:layer="layout" svg:width="1.146cm" svg:height="0.733cm" svg:x="4.41cm" svg:y="13.991cm" svg:viewBox="0 0 1147 734" svg:d="M1136 160c-59-165-360-211-671-97-315 114-514 340-455 510 64 165 366 212 675 98 311-111 511-340 451-511z">
          <text:p/>
        </draw:path>
        <draw:path draw:style-name="gr2" draw:text-style-name="P2" draw:layer="layout" svg:width="0.792cm" svg:height="0.519cm" svg:x="4.413cm" svg:y="14.162cm" svg:viewBox="0 0 793 520" svg:d="M786 118c-42-120-255-154-468-78-216 82-352 239-310 362 43 119 255 153 467 76 217-80 354-241 311-360z">
          <text:p/>
        </draw:path>
        <draw:path draw:style-name="gr22" draw:text-style-name="P1" draw:layer="layout" svg:width="0.792cm" svg:height="0.519cm" svg:x="4.413cm" svg:y="14.162cm" svg:viewBox="0 0 793 520" svg:d="M786 118c-42-120-255-154-468-78-216 82-352 239-310 362 43 119 255 153 467 76 217-80 354-241 311-360z">
          <text:p/>
        </draw:path>
        <draw:path draw:style-name="gr8" draw:text-style-name="P4" draw:layer="layout" svg:width="0.196cm" svg:height="0.174cm" svg:x="6.22cm" svg:y="13.74cm" svg:viewBox="0 0 197 175" svg:d="M0 171v4c13 0 22 0 34 0 13 0 22 0 51 0 39 0 95-17 112-81 0-8 0-12 0-21 0-38-30-73-77-73-22 0-39 0-47 0-13 0-22 0-39 0v4c0 5 0 5 0 5h9c8 0 13 0 13 9v4l-30 136c0 8-4 8-17 8zM51 158l26-136c4-9 13-13 25-13 52 0 65 34 65 64 0 9 0 17 0 26-13 55-52 67-90 67-21 0-26 0-26-8z">
          <text:p/>
        </draw:path>
        <draw:path draw:style-name="gr8" draw:text-style-name="P4" draw:layer="layout" svg:width="0.17cm" svg:height="0.178cm" svg:x="5.711cm" svg:y="13.935cm" svg:viewBox="0 0 171 179" svg:d="M72 179c30 0 56-12 82-33 0-5-5-5-5-5-25 21-47 30-73 30-34 0-51-30-51-60 0-8 5-17 5-25 12-56 55-77 76-77 39 0 52 21 52 47l13-4c0-14 0-26 0-39-17-4-22-13-61-13-46 0-97 38-110 94 0 5 0 13 0 17 0 39 21 68 72 68z">
          <text:p/>
        </draw:path>
        <draw:path draw:style-name="gr8" draw:text-style-name="P4" draw:layer="layout" svg:width="0.161cm" svg:height="0.174cm" svg:x="5.274cm" svg:y="14.101cm" svg:viewBox="0 0 162 175" svg:d="M80 21c0-9 0-13 26-13 13 0 30 9 30 26 0 4 0 8 0 12-4 21-26 30-47 30h-21zM68 84h17c34 0 47 17 47 34 0 5 0 9 0 13-4 17-18 34-60 34-17 0-21-4-21-8 0 0 0-5 4-5zM0 169v6c12 0 25 0 34 0 13 0 17 0 42 0 56 0 78-27 82-52 0 0 0-5 0-9 0-21-13-30-34-38 17-9 34-21 34-34 0-4 4-8 4-13 0-12-13-29-56-29-9 0-21 0-34 0-9 0-21 0-34 0l-4 4c0 4 4 4 4 4h4c9 0 13 0 13 4 0 5 0 5 0 9l-26 136c-4 8-4 8-17 8h-8c-4 0-4 4-4 4z">
          <text:p/>
        </draw:path>
        <draw:path draw:style-name="gr8" draw:text-style-name="P4" draw:layer="layout" svg:width="0.187cm" svg:height="0.178cm" svg:x="4.713cm" svg:y="14.33cm" svg:viewBox="0 0 188 179" svg:d="M86 102c-4 0-4 0-4 0v-4l42-68 9 72zM48 157l21-38c5-4 5-4 13-4h55l9 47c0 8-4 8-13 8h-9l-4 5v4c13 0 26 0 38 0 9 0 22 0 30 0v-4-5h-4c-9 0-13-4-17-13l-25-148c0-4 0-9-5-9-4 0-4 5-13 13l-89 140c-9 17-18 17-30 17-5 0-5 5-5 5v4c9 0 17 0 26 0 13 0 26 0 35 0h4v-4c0 0 0-5-4-5h-4c-9 0-13 0-13-4s0-4 4-9z">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4-17T10:15:41.675000000</meta:creation-date>
    <dc:date>2021-04-19T19:23:53.172000000</dc:date>
    <meta:editing-duration>PT1H16M22S</meta:editing-duration>
    <meta:editing-cycles>54</meta:editing-cycles>
    <meta:generator>LibreOffice/6.4.7.2$Windows_X86_64 LibreOffice_project/639b8ac485750d5696d7590a72ef1b496725cfb5</meta:generator>
    <meta:document-statistic meta:object-count="5122"/>
  </office:meta>
</office:document-meta>
</file>